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5.823cm"/>
    </style:style>
    <style:style style:name="co3" style:family="table-column">
      <style:table-column-properties fo:break-before="auto" style:column-width="1.053cm"/>
    </style:style>
    <style:style style:name="co4" style:family="table-column">
      <style:table-column-properties fo:break-before="auto" style:column-width="0.504cm"/>
    </style:style>
    <style:style style:name="co5" style:family="table-column">
      <style:table-column-properties fo:break-before="auto" style:column-width="2.552cm"/>
    </style:style>
    <style:style style:name="co6" style:family="table-column">
      <style:table-column-properties fo:break-before="auto" style:column-width="2.485cm"/>
    </style:style>
    <style:style style:name="co8" style:family="table-column">
      <style:table-column-properties fo:break-before="auto" style:column-width="2.663cm"/>
    </style:style>
    <style:style style:name="co9" style:family="table-column">
      <style:table-column-properties fo:break-before="auto" style:column-width="1.224cm"/>
    </style:style>
    <style:style style:name="co10" style:family="table-column">
      <style:table-column-properties fo:break-before="auto" style:column-width="10.71cm"/>
    </style:style>
    <style:style style:name="ro1" style:family="table-row">
      <style:table-row-properties style:row-height="0.43cm" fo:break-before="auto" style:use-optimal-row-height="true"/>
    </style:style>
    <style:style style:name="ro2" style:family="table-row">
      <style:table-row-properties style:row-height="1.617cm" fo:break-before="auto" style:use-optimal-row-height="false"/>
    </style:style>
    <style:style style:name="ro3" style:family="table-row">
      <style:table-row-properties style:row-height="4.025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fo:background-color="#e6e6e6"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e6e6e6" style:text-align-source="fix" style:repeat-content="false" style:rotation-angle="90"/>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fo:background-color="transparent" style:rotation-angle="90"/>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ackground-color="#0099ff"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style:paragraph-properties fo:text-align="end" fo:margin-left="0cm"/>
    </style:style>
    <style:style style:name="ce26"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7" style:family="table-cell" style:parent-style-name="Default">
      <style:table-cell-properties fo:background-color="#00ffff" fo:wrap-option="wrap"/>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fo:wrap-option="wrap" style:rotation-angle="90"/>
      <style:paragraph-properties fo:text-align="center" fo:margin-left="0cm"/>
      <style:text-properties fo:font-weight="bold" style:font-weight-asian="bold" style:font-weight-complex="bold"/>
    </style:style>
    <style:style style:name="ce31"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2"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6"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8" table:row="12"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8" table:row="13"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6" table:row="29" table:table="0"/>
          <office:change-info>
            <dc:creator>Bob Jacobsen</dc:creator>
            <dc:date>2010-10-02T16:26:55</dc:date>
          </office:change-info>
          <table:previous>
            <table:change-track-table-cell/>
          </table:previous>
        </table:cell-content-change>
        <table:cell-content-change table:id="ct4">
          <table:cell-address table:column="4" table:row="1"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5" table:row="1"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1" table:row="1"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1" table:row="1"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1" table:row="1"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3" table:table="0">
          <office:change-info>
            <dc:creator>Bob Jacobsen</dc:creator>
            <dc:date>2011-03-11T15:17:13</dc:date>
          </office:change-info>
        </table:insertion>
        <table:movement table:id="ct10">
          <table:source-range-address table:start-column="17" table:start-row="1" table:start-table="0" table:end-column="16" table:end-row="1" table:end-table="0"/>
          <table:target-range-address table:column="16" table:row="1"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4" table:row="1"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5" table:row="1"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1" table:row="1"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1" table:row="1"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1" table:row="1"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1" table:row="1" table:table="0"/>
          <office:change-info>
            <dc:creator>Bob Jacobsen</dc:creator>
            <dc:date>2011-03-11T15:18:00</dc:date>
          </office:change-info>
          <table:previous>
            <table:change-track-table-cell/>
          </table:previous>
        </table:cell-content-change>
        <table:cell-content-change table:id="ct17">
          <table:cell-address table:column="16" table:row="1"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6" table:row="1"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1" table:row="1"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1" table:row="1"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1" table:row="1"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4" table:row="1"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4" table:row="1"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4" table:row="1"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5" table:row="1"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5" table:row="1"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5" table:row="1"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1" table:row="1"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1" table:row="1"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1" table:start-table="0" table:end-column="3" table:end-row="0" table:end-table="0"/>
          <table:target-range-address table:column="3" table:row="2" table:table="0"/>
          <office:change-info>
            <dc:creator>Bob Jacobsen</dc:creator>
            <dc:date>2011-03-11T15:19:18</dc:date>
          </office:change-info>
          <table:dependencies>
            <table:dependence table:id="ct2571"/>
            <table:dependence table:id="ct2570"/>
            <table:dependence table:id="ct2568"/>
            <table:dependence table:id="ct2567"/>
            <table:dependence table:id="ct2566"/>
            <table:dependence table:id="ct1529"/>
            <table:dependence table:id="ct1505"/>
            <table:dependence table:id="ct1496"/>
            <table:dependence table:id="ct-19"/>
            <table:dependence table:id="ct-20"/>
          </table:dependencies>
        </table:movement>
        <table:movement table:id="ct31">
          <table:source-range-address table:start-column="1" table:start-row="1" table:start-table="0" table:end-column="2" table:end-row="0" table:end-table="0"/>
          <table:target-range-address table:start-column="1" table:start-row="2" table:start-table="0" table:end-column="2" table:end-row="2"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4"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6" table:start-row="1" table:start-table="0" table:end-column="16" table:end-row="0" table:end-table="0"/>
          <table:target-range-address table:column="16" table:row="2"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6" table:row="1" table:table="0"/>
          <office:change-info>
            <dc:creator>Bob Jacobsen</dc:creator>
            <dc:date>2011-03-11T15:22:01</dc:date>
          </office:change-info>
          <table:previous table:id="ct18">
            <table:change-track-table-cell/>
          </table:previous>
        </table:cell-content-change>
        <table:cell-content-change table:id="ct35">
          <table:cell-address table:column="16" table:row="2" table:table="0"/>
          <office:change-info>
            <dc:creator>Bob Jacobsen</dc:creator>
            <dc:date>2011-03-11T15:22:39</dc:date>
          </office:change-info>
          <table:previous>
            <table:change-track-table-cell/>
          </table:previous>
        </table:cell-content-change>
        <table:cell-content-change table:id="ct36">
          <table:cell-address table:column="16" table:row="2" table:table="0"/>
          <office:change-info>
            <dc:creator>Bob Jacobsen</dc:creator>
            <dc:date>2011-03-11T15:22:53</dc:date>
          </office:change-info>
          <table:previous>
            <table:change-track-table-cell/>
          </table:previous>
        </table:cell-content-change>
        <table:cell-content-change table:id="ct37">
          <table:cell-address table:column="16" table:row="1"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6" table:row="2" table:table="0"/>
          <office:change-info>
            <dc:creator>Bob Jacobsen</dc:creator>
            <dc:date>2011-03-11T15:24:49</dc:date>
          </office:change-info>
          <table:previous>
            <table:change-track-table-cell/>
          </table:previous>
        </table:cell-content-change>
        <table:cell-content-change table:id="ct39">
          <table:cell-address table:column="16" table:row="2"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6" table:row="2" table:table="0"/>
          <office:change-info>
            <dc:creator>Bob Jacobsen</dc:creator>
            <dc:date>2011-03-11T15:25:02</dc:date>
          </office:change-info>
          <table:previous>
            <table:change-track-table-cell/>
          </table:previous>
        </table:cell-content-change>
        <table:cell-content-change table:id="ct41">
          <table:cell-address table:column="16" table:row="2"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6" table:row="2"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6" table:row="2"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6" table:row="2"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6" table:table="0">
          <office:change-info>
            <dc:creator>Bob Jacobsen</dc:creator>
            <dc:date>2011-03-11T15:26:35</dc:date>
          </office:change-info>
          <table:dependencies>
            <table:dependence table:id="ct2615"/>
            <table:dependence table:id="ct2614"/>
            <table:dependence table:id="ct2613"/>
            <table:dependence table:id="ct2612"/>
            <table:dependence table:id="ct2611"/>
            <table:dependence table:id="ct2610"/>
            <table:dependence table:id="ct2609"/>
            <table:dependence table:id="ct2608"/>
            <table:dependence table:id="ct2607"/>
            <table:dependence table:id="ct2606"/>
            <table:dependence table:id="ct2605"/>
            <table:dependence table:id="ct2604"/>
            <table:dependence table:id="ct2603"/>
            <table:dependence table:id="ct2602"/>
            <table:dependence table:id="ct2601"/>
            <table:dependence table:id="ct2600"/>
            <table:dependence table:id="ct2599"/>
            <table:dependence table:id="ct2598"/>
            <table:dependence table:id="ct2597"/>
            <table:dependence table:id="ct2596"/>
            <table:dependence table:id="ct2595"/>
            <table:dependence table:id="ct2594"/>
            <table:dependence table:id="ct2593"/>
            <table:dependence table:id="ct2592"/>
            <table:dependence table:id="ct2591"/>
            <table:dependence table:id="ct2590"/>
            <table:dependence table:id="ct2589"/>
            <table:dependence table:id="ct2588"/>
            <table:dependence table:id="ct2587"/>
            <table:dependence table:id="ct2586"/>
            <table:dependence table:id="ct2585"/>
            <table:dependence table:id="ct2584"/>
            <table:dependence table:id="ct2583"/>
            <table:dependence table:id="ct2582"/>
            <table:dependence table:id="ct2581"/>
            <table:dependence table:id="ct2580"/>
            <table:dependence table:id="ct2579"/>
            <table:dependence table:id="ct2578"/>
            <table:dependence table:id="ct2577"/>
            <table:dependence table:id="ct2576"/>
            <table:dependence table:id="ct2575"/>
            <table:dependence table:id="ct2574"/>
            <table:dependence table:id="ct2573"/>
            <table:dependence table:id="ct2458"/>
            <table:dependence table:id="ct2457"/>
            <table:dependence table:id="ct2456"/>
            <table:dependence table:id="ct2455"/>
            <table:dependence table:id="ct2454"/>
            <table:dependence table:id="ct2453"/>
            <table:dependence table:id="ct2452"/>
            <table:dependence table:id="ct2451"/>
            <table:dependence table:id="ct2450"/>
            <table:dependence table:id="ct2449"/>
            <table:dependence table:id="ct2448"/>
            <table:dependence table:id="ct2447"/>
            <table:dependence table:id="ct2446"/>
            <table:dependence table:id="ct2445"/>
            <table:dependence table:id="ct2444"/>
            <table:dependence table:id="ct2443"/>
            <table:dependence table:id="ct2442"/>
            <table:dependence table:id="ct2441"/>
            <table:dependence table:id="ct2440"/>
            <table:dependence table:id="ct2439"/>
            <table:dependence table:id="ct2438"/>
            <table:dependence table:id="ct2437"/>
            <table:dependence table:id="ct2436"/>
            <table:dependence table:id="ct2435"/>
            <table:dependence table:id="ct2434"/>
            <table:dependence table:id="ct2433"/>
            <table:dependence table:id="ct2432"/>
            <table:dependence table:id="ct2431"/>
            <table:dependence table:id="ct2430"/>
            <table:dependence table:id="ct2429"/>
            <table:dependence table:id="ct2428"/>
            <table:dependence table:id="ct2427"/>
            <table:dependence table:id="ct2426"/>
            <table:dependence table:id="ct2425"/>
            <table:dependence table:id="ct2424"/>
            <table:dependence table:id="ct2423"/>
            <table:dependence table:id="ct2422"/>
            <table:dependence table:id="ct2421"/>
            <table:dependence table:id="ct2420"/>
            <table:dependence table:id="ct2419"/>
            <table:dependence table:id="ct2418"/>
            <table:dependence table:id="ct2417"/>
            <table:dependence table:id="ct2416"/>
            <table:dependence table:id="ct2415"/>
            <table:dependence table:id="ct2414"/>
            <table:dependence table:id="ct2413"/>
            <table:dependence table:id="ct2412"/>
            <table:dependence table:id="ct2411"/>
            <table:dependence table:id="ct2410"/>
            <table:dependence table:id="ct2409"/>
            <table:dependence table:id="ct2408"/>
            <table:dependence table:id="ct2407"/>
            <table:dependence table:id="ct2406"/>
            <table:dependence table:id="ct2405"/>
            <table:dependence table:id="ct2404"/>
            <table:dependence table:id="ct2403"/>
            <table:dependence table:id="ct2402"/>
            <table:dependence table:id="ct2401"/>
            <table:dependence table:id="ct2400"/>
            <table:dependence table:id="ct2399"/>
            <table:dependence table:id="ct2398"/>
            <table:dependence table:id="ct2397"/>
            <table:dependence table:id="ct2396"/>
            <table:dependence table:id="ct2395"/>
            <table:dependence table:id="ct2394"/>
            <table:dependence table:id="ct2393"/>
            <table:dependence table:id="ct2392"/>
            <table:dependence table:id="ct2391"/>
            <table:dependence table:id="ct2390"/>
            <table:dependence table:id="ct2389"/>
            <table:dependence table:id="ct2388"/>
            <table:dependence table:id="ct2387"/>
            <table:dependence table:id="ct2386"/>
            <table:dependence table:id="ct2385"/>
            <table:dependence table:id="ct2262"/>
            <table:dependence table:id="ct2261"/>
            <table:dependence table:id="ct2260"/>
            <table:dependence table:id="ct2259"/>
            <table:dependence table:id="ct2258"/>
            <table:dependence table:id="ct2257"/>
            <table:dependence table:id="ct2256"/>
            <table:dependence table:id="ct2255"/>
            <table:dependence table:id="ct2254"/>
            <table:dependence table:id="ct2253"/>
            <table:dependence table:id="ct2252"/>
            <table:dependence table:id="ct2251"/>
            <table:dependence table:id="ct2250"/>
            <table:dependence table:id="ct2249"/>
            <table:dependence table:id="ct2248"/>
            <table:dependence table:id="ct2247"/>
            <table:dependence table:id="ct2246"/>
            <table:dependence table:id="ct2245"/>
            <table:dependence table:id="ct2244"/>
            <table:dependence table:id="ct2243"/>
            <table:dependence table:id="ct2242"/>
            <table:dependence table:id="ct2241"/>
            <table:dependence table:id="ct2240"/>
            <table:dependence table:id="ct2239"/>
            <table:dependence table:id="ct2238"/>
            <table:dependence table:id="ct2237"/>
            <table:dependence table:id="ct2236"/>
            <table:dependence table:id="ct2235"/>
            <table:dependence table:id="ct2234"/>
            <table:dependence table:id="ct2233"/>
            <table:dependence table:id="ct2232"/>
            <table:dependence table:id="ct2231"/>
            <table:dependence table:id="ct2230"/>
            <table:dependence table:id="ct2229"/>
            <table:dependence table:id="ct2228"/>
            <table:dependence table:id="ct2227"/>
            <table:dependence table:id="ct2226"/>
            <table:dependence table:id="ct2225"/>
            <table:dependence table:id="ct2224"/>
            <table:dependence table:id="ct2223"/>
            <table:dependence table:id="ct2222"/>
            <table:dependence table:id="ct2221"/>
            <table:dependence table:id="ct2220"/>
            <table:dependence table:id="ct2219"/>
            <table:dependence table:id="ct2218"/>
            <table:dependence table:id="ct2217"/>
            <table:dependence table:id="ct2091"/>
            <table:dependence table:id="ct2089"/>
            <table:dependence table:id="ct2087"/>
            <table:dependence table:id="ct2066"/>
            <table:dependence table:id="ct2065"/>
            <table:dependence table:id="ct2064"/>
            <table:dependence table:id="ct2063"/>
            <table:dependence table:id="ct2062"/>
            <table:dependence table:id="ct2061"/>
            <table:dependence table:id="ct2060"/>
            <table:dependence table:id="ct2059"/>
            <table:dependence table:id="ct2058"/>
            <table:dependence table:id="ct2057"/>
            <table:dependence table:id="ct2056"/>
            <table:dependence table:id="ct2055"/>
            <table:dependence table:id="ct2054"/>
            <table:dependence table:id="ct2053"/>
            <table:dependence table:id="ct2052"/>
            <table:dependence table:id="ct2051"/>
            <table:dependence table:id="ct2050"/>
            <table:dependence table:id="ct2011"/>
            <table:dependence table:id="ct2010"/>
            <table:dependence table:id="ct2009"/>
            <table:dependence table:id="ct2008"/>
            <table:dependence table:id="ct2007"/>
            <table:dependence table:id="ct2006"/>
            <table:dependence table:id="ct2005"/>
            <table:dependence table:id="ct2004"/>
            <table:dependence table:id="ct2003"/>
            <table:dependence table:id="ct2002"/>
            <table:dependence table:id="ct2001"/>
            <table:dependence table:id="ct2000"/>
            <table:dependence table:id="ct1999"/>
            <table:dependence table:id="ct1998"/>
            <table:dependence table:id="ct1997"/>
            <table:dependence table:id="ct199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6" table:start-row="0" table:start-table="0" table:end-column="13" table:end-row="65530" table:end-table="0"/>
          <table:target-range-address table:start-column="16" table:start-row="0" table:start-table="0" table:end-column="16" table:end-row="65530" table:end-table="0"/>
          <office:change-info>
            <dc:creator>Bob Jacobsen</dc:creator>
            <dc:date>2011-03-11T15:26:38</dc:date>
          </office:change-info>
          <table:dependencies>
            <table:dependence table:id="ct2734"/>
            <table:dependence table:id="ct2733"/>
            <table:dependence table:id="ct2685"/>
            <table:dependence table:id="ct2684"/>
            <table:dependence table:id="ct2683"/>
            <table:dependence table:id="ct2682"/>
            <table:dependence table:id="ct2564"/>
            <table:dependence table:id="ct2067"/>
            <table:dependence table:id="ct1958"/>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6" table:table="0">
          <office:change-info>
            <dc:creator>Bob Jacobsen</dc:creator>
            <dc:date>2011-03-11T15:27:01</dc:date>
          </office:change-info>
          <table:deletions>
            <table:cell-content-deletion>
              <table:cell-address table:column="16" table:row="8" table:table="0"/>
              <table:change-track-table-cell office:value-type="string">
                <text:p>108F</text:p>
              </table:change-track-table-cell>
            </table:cell-content-deletion>
            <table:cell-content-deletion>
              <table:cell-address table:column="16" table:row="9" table:table="0"/>
              <table:change-track-table-cell office:value-type="string">
                <text:p>6ddd</text:p>
              </table:change-track-table-cell>
            </table:cell-content-deletion>
            <table:cell-content-deletion>
              <table:cell-address table:column="16" table:row="10" table:table="0"/>
              <table:change-track-table-cell office:value-type="string">
                <text:p>10AF</text:p>
              </table:change-track-table-cell>
            </table:cell-content-deletion>
            <table:cell-content-deletion>
              <table:cell-address table:column="16" table:row="11" table:table="0"/>
              <table:change-track-table-cell office:value-type="string">
                <text:p>10BF</text:p>
              </table:change-track-table-cell>
            </table:cell-content-deletion>
            <table:cell-content-deletion>
              <table:cell-address table:column="16" table:row="12" table:table="0"/>
              <table:change-track-table-cell office:value-type="string">
                <text:p>6ddd</text:p>
              </table:change-track-table-cell>
            </table:cell-content-deletion>
            <table:cell-content-deletion>
              <table:cell-address table:column="16" table:row="12" table:table="0"/>
              <table:change-track-table-cell office:value-type="string">
                <text:p>6ddd</text:p>
              </table:change-track-table-cell>
            </table:cell-content-deletion>
            <table:cell-content-deletion>
              <table:cell-address table:column="16" table:row="12" table:table="0"/>
              <table:change-track-table-cell office:value-type="string">
                <text:p>6ddd</text:p>
              </table:change-track-table-cell>
            </table:cell-content-deletion>
            <table:cell-content-deletion>
              <table:cell-address table:column="16" table:row="13" table:table="0"/>
              <table:change-track-table-cell office:value-type="string">
                <text:p>6ddd</text:p>
              </table:change-track-table-cell>
            </table:cell-content-deletion>
            <table:cell-content-deletion>
              <table:cell-address table:column="16" table:row="20" table:table="0"/>
              <table:change-track-table-cell office:value-type="string">
                <text:p>124F</text:p>
              </table:change-track-table-cell>
            </table:cell-content-deletion>
            <table:cell-content-deletion>
              <table:cell-address table:column="16" table:row="21" table:table="0"/>
              <table:change-track-table-cell office:value-type="string">
                <text:p>125F</text:p>
              </table:change-track-table-cell>
            </table:cell-content-deletion>
            <table:cell-content-deletion>
              <table:cell-address table:column="16" table:row="22" table:table="0"/>
              <table:change-track-table-cell office:value-type="string">
                <text:p>126f</text:p>
              </table:change-track-table-cell>
            </table:cell-content-deletion>
            <table:cell-content-deletion>
              <table:cell-address table:column="16" table:row="23" table:table="0"/>
              <table:change-track-table-cell office:value-type="string">
                <text:p>128F</text:p>
              </table:change-track-table-cell>
            </table:cell-content-deletion>
            <table:cell-content-deletion>
              <table:cell-address table:column="16" table:row="24" table:table="0"/>
              <table:change-track-table-cell office:value-type="string">
                <text:p>129F</text:p>
              </table:change-track-table-cell>
            </table:cell-content-deletion>
            <table:cell-content-deletion>
              <table:cell-address table:column="16" table:row="25" table:table="0"/>
              <table:change-track-table-cell office:value-type="string">
                <text:p>12Af</text:p>
              </table:change-track-table-cell>
            </table:cell-content-deletion>
            <table:cell-content-deletion>
              <table:cell-address table:column="16" table:row="26" table:table="0"/>
              <table:change-track-table-cell office:value-type="string">
                <text:p>6ddd</text:p>
              </table:change-track-table-cell>
            </table:cell-content-deletion>
            <table:cell-content-deletion>
              <table:cell-address table:column="16" table:row="27" table:table="0"/>
              <table:change-track-table-cell office:value-type="string">
                <text:p>12BF</text:p>
              </table:change-track-table-cell>
            </table:cell-content-deletion>
            <table:cell-content-deletion>
              <table:cell-address table:column="16" table:row="28" table:table="0"/>
              <table:change-track-table-cell office:value-type="string">
                <text:p>12CF</text:p>
              </table:change-track-table-cell>
            </table:cell-content-deletion>
            <table:cell-content-deletion>
              <table:cell-address table:column="16" table:row="41" table:table="0"/>
              <table:change-track-table-cell office:value-type="string">
                <text:p>4/5ddd</text:p>
              </table:change-track-table-cell>
            </table:cell-content-deletion>
            <table:cell-content-deletion>
              <table:cell-address table:column="16" table:row="42" table:table="0"/>
              <table:change-track-table-cell office:value-type="string">
                <text:p>6ddd</text:p>
              </table:change-track-table-cell>
            </table:cell-content-deletion>
            <table:cell-content-deletion>
              <table:cell-address table:column="16" table:row="43" table:table="0"/>
              <table:change-track-table-cell office:value-type="string">
                <text:p>6ddd</text:p>
              </table:change-track-table-cell>
            </table:cell-content-deletion>
            <table:cell-content-deletion>
              <table:cell-address table:column="16" table:row="47" table:table="0"/>
              <table:change-track-table-cell office:value-type="string">
                <text:p>6ddd</text:p>
              </table:change-track-table-cell>
            </table:cell-content-deletion>
            <table:cell-content-deletion>
              <table:cell-address table:column="16" table:row="49" table:table="0"/>
              <table:change-track-table-cell office:value-type="string">
                <text:p>6ddd</text:p>
              </table:change-track-table-cell>
            </table:cell-content-deletion>
            <table:cell-content-deletion>
              <table:cell-address table:column="16" table:row="52" table:table="0"/>
              <table:change-track-table-cell office:value-type="string">
                <text:p>7ddd</text:p>
              </table:change-track-table-cell>
            </table:cell-content-deletion>
            <table:cell-content-deletion>
              <table:cell-address table:column="16" table:row="53" table:table="0"/>
              <table:change-track-table-cell office:value-type="string">
                <text:p>7ddd</text:p>
              </table:change-track-table-cell>
            </table:cell-content-deletion>
            <table:cell-content-deletion>
              <table:cell-address table:column="16" table:row="54" table:table="0"/>
              <table:change-track-table-cell office:value-type="string">
                <text:p>7ddd</text:p>
              </table:change-track-table-cell>
            </table:cell-content-deletion>
            <table:cell-content-deletion>
              <table:cell-address table:column="16" table:row="56" table:table="0"/>
              <table:change-track-table-cell office:value-type="string">
                <text:p>d=dest NIDa</text:p>
              </table:change-track-table-cell>
            </table:cell-content-deletion>
            <table:cell-content-deletion>
              <table:cell-address table:column="16" table:row="56" table:table="0"/>
              <table:change-track-table-cell office:value-type="string">
                <text:p>f=flags</text:p>
              </table:change-track-table-cell>
            </table:cell-content-deletion>
            <table:change-deletion table:id="ct10"/>
          </table:deletions>
          <table:cut-offs>
            <table:movement-cut-off table:id="ct46" table:start-position="1" table:end-position="0"/>
          </table:cut-offs>
        </table:deletion>
        <table:insertion table:id="ct48" table:type="row" table:position="0" table:table="0">
          <office:change-info>
            <dc:creator>Bob Jacobsen</dc:creator>
            <dc:date>2011-03-11T15:27:27</dc:date>
          </office:change-info>
          <table:dependencies>
            <table:dependence table:id="ct2264"/>
            <table:dependence table:id="ct2115"/>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4" table:row="0" table:table="0"/>
          <office:change-info>
            <dc:creator>Bob Jacobsen</dc:creator>
            <dc:date>2011-03-11T15:27:46</dc:date>
          </office:change-info>
          <table:previous>
            <table:change-track-table-cell/>
          </table:previous>
        </table:cell-content-change>
        <table:cell-content-change table:id="ct50">
          <table:cell-address table:column="11" table:row="0" table:table="0"/>
          <office:change-info>
            <dc:creator>Bob Jacobsen</dc:creator>
            <dc:date>2011-03-11T15:27:49</dc:date>
          </office:change-info>
          <table:previous>
            <table:change-track-table-cell/>
          </table:previous>
        </table:cell-content-change>
        <table:cell-content-change table:id="ct51">
          <table:cell-address table:column="4" table:row="0"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6" table:row="0" table:table="0"/>
          <office:change-info>
            <dc:creator>Bob Jacobsen</dc:creator>
            <dc:date>2011-03-11T15:29:03</dc:date>
          </office:change-info>
          <table:previous>
            <table:change-track-table-cell/>
          </table:previous>
        </table:cell-content-change>
        <table:cell-content-change table:id="ct53">
          <table:cell-address table:column="11" table:row="56" table:table="0"/>
          <office:change-info>
            <dc:creator>Bob Jacobsen</dc:creator>
            <dc:date>2011-03-11T15:47:39</dc:date>
          </office:change-info>
          <table:previous>
            <table:change-track-table-cell/>
          </table:previous>
        </table:cell-content-change>
        <table:cell-content-change table:id="ct54">
          <table:cell-address table:column="11" table:row="56"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1" table:row="56"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8" table:table="0">
          <office:change-info>
            <dc:creator>Bob Jacobsen</dc:creator>
            <dc:date>2011-03-11T15:48:25</dc:date>
          </office:change-info>
          <table:dependencies>
            <table:dependence table:id="ct2723"/>
            <table:dependence table:id="ct2666"/>
            <table:dependence table:id="ct2610"/>
            <table:dependence table:id="ct2555"/>
            <table:dependence table:id="ct2507"/>
            <table:dependence table:id="ct2453"/>
            <table:dependence table:id="ct2378"/>
            <table:dependence table:id="ct2328"/>
            <table:dependence table:id="ct2257"/>
            <table:dependence table:id="ct2210"/>
            <table:dependence table:id="ct2145"/>
            <table:dependence table:id="ct2059"/>
            <table:dependence table:id="ct2043"/>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8" table:row="48" table:table="0"/>
          <office:change-info>
            <dc:creator>Bob Jacobsen</dc:creator>
            <dc:date>2011-03-11T15:48:28</dc:date>
          </office:change-info>
          <table:previous>
            <table:change-track-table-cell/>
          </table:previous>
        </table:cell-content-change>
        <table:cell-content-change table:id="ct58">
          <table:cell-address table:column="18" table:row="47"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8" table:row="48"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50" table:table="0">
          <office:change-info>
            <dc:creator>Bob Jacobsen</dc:creator>
            <dc:date>2011-03-11T15:49:02</dc:date>
          </office:change-info>
          <table:dependencies>
            <table:dependence table:id="ct2725"/>
            <table:dependence table:id="ct2668"/>
            <table:dependence table:id="ct2612"/>
            <table:dependence table:id="ct2557"/>
            <table:dependence table:id="ct2509"/>
            <table:dependence table:id="ct2455"/>
            <table:dependence table:id="ct2380"/>
            <table:dependence table:id="ct2330"/>
            <table:dependence table:id="ct2259"/>
            <table:dependence table:id="ct2212"/>
            <table:dependence table:id="ct2147"/>
            <table:dependence table:id="ct2061"/>
            <table:dependence table:id="ct2045"/>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8" table:row="50" table:table="0"/>
          <office:change-info>
            <dc:creator>Bob Jacobsen</dc:creator>
            <dc:date>2011-03-11T15:49:06</dc:date>
          </office:change-info>
          <table:previous>
            <table:change-track-table-cell/>
          </table:previous>
        </table:cell-content-change>
        <table:cell-content-change table:id="ct62">
          <table:cell-address table:column="18" table:row="49"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8" table:row="50"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1" table:row="8"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1" table:row="8" table:table="0"/>
          <office:change-info>
            <dc:creator>Bob Jacobsen</dc:creator>
            <dc:date>2011-03-13T06:39:54</dc:date>
          </office:change-info>
          <table:previous table:id="ct64">
            <table:change-track-table-cell table:cell-address="Sheet1.L9" table:formula="of:=IF(#ref!14=&quot;Y&quot;;4;IF([.A9]=&quot;Y&quot;;0;1))" office:value-type="float" office:value="0"/>
          </table:previous>
        </table:cell-content-change>
        <table:cell-content-change table:id="ct66">
          <table:cell-address table:column="11" table:row="8" table:table="0"/>
          <office:change-info>
            <dc:creator>Bob Jacobsen</dc:creator>
            <dc:date>2011-03-13T06:40:07</dc:date>
          </office:change-info>
          <table:previous table:id="ct65">
            <table:change-track-table-cell table:cell-address="Sheet1.L9" table:formula="of:=IF(b!14=&quot;Y&quot;;4;0)" office:value-type="float" office:value="0"/>
          </table:previous>
        </table:cell-content-change>
        <table:cell-content-change table:id="ct67">
          <table:cell-address table:column="11" table:row="8" table:table="0"/>
          <office:change-info>
            <dc:creator>Bob Jacobsen</dc:creator>
            <dc:date>2011-03-13T06:40:26</dc:date>
          </office:change-info>
          <table:previous table:id="ct66">
            <table:change-track-table-cell table:cell-address="Sheet1.L9" table:formula="of:=IF([.B9]=&quot;Y&quot;;4;0)" office:value-type="float" office:value="0"/>
          </table:previous>
        </table:cell-content-change>
        <table:cell-content-change table:id="ct68">
          <table:cell-address table:column="11" table:row="9"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1" table:row="10"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1" table:row="11"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1" table:row="12"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1" table:row="12"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1" table:row="12"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1" table:row="13"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1" table:row="20"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1" table:row="8" table:table="0"/>
          <office:change-info>
            <dc:creator>Bob Jacobsen</dc:creator>
            <dc:date>2011-03-13T06:40:50</dc:date>
          </office:change-info>
          <table:previous table:id="ct67">
            <table:change-track-table-cell table:cell-address="Sheet1.L9" table:formula="of:=IF([.B9]=&quot;Y&quot;;4;0)+IF([.C9]=&quot;Y&quot;;4;0)+IF([.H9]=&quot;Y&quot;;4;0)" office:value-type="float" office:value="0"/>
          </table:previous>
        </table:cell-content-change>
        <table:cell-content-change table:id="ct77">
          <table:cell-address table:column="11" table:row="9" table:table="0"/>
          <office:change-info>
            <dc:creator>Bob Jacobsen</dc:creator>
            <dc:date>2011-03-13T06:40:52</dc:date>
          </office:change-info>
          <table:previous table:id="ct68">
            <table:change-track-table-cell table:cell-address="Sheet1.L10" table:formula="of:=IF([.B10]=&quot;Y&quot;;4;0)+IF([.C10]=&quot;Y&quot;;4;0)+IF([.H10]=&quot;Y&quot;;4;0)" office:value-type="float" office:value="4"/>
          </table:previous>
        </table:cell-content-change>
        <table:cell-content-change table:id="ct78">
          <table:cell-address table:column="11" table:row="10" table:table="0"/>
          <office:change-info>
            <dc:creator>Bob Jacobsen</dc:creator>
            <dc:date>2011-03-13T06:40:53</dc:date>
          </office:change-info>
          <table:previous table:id="ct69">
            <table:change-track-table-cell table:cell-address="Sheet1.L11" table:formula="of:=IF([.B11]=&quot;Y&quot;;4;0)+IF([.C11]=&quot;Y&quot;;4;0)+IF([.H11]=&quot;Y&quot;;4;0)" office:value-type="float" office:value="0"/>
          </table:previous>
        </table:cell-content-change>
        <table:cell-content-change table:id="ct79">
          <table:cell-address table:column="11" table:row="11" table:table="0"/>
          <office:change-info>
            <dc:creator>Bob Jacobsen</dc:creator>
            <dc:date>2011-03-13T06:40:53</dc:date>
          </office:change-info>
          <table:previous table:id="ct70">
            <table:change-track-table-cell table:cell-address="Sheet1.L12" table:formula="of:=IF([.B12]=&quot;Y&quot;;4;0)+IF([.C12]=&quot;Y&quot;;4;0)+IF([.H12]=&quot;Y&quot;;4;0)" office:value-type="float" office:value="0"/>
          </table:previous>
        </table:cell-content-change>
        <table:cell-content-change table:id="ct80">
          <table:cell-address table:column="11" table:row="12" table:table="0"/>
          <office:change-info>
            <dc:creator>Bob Jacobsen</dc:creator>
            <dc:date>2011-03-13T06:40:54</dc:date>
          </office:change-info>
          <table:previous table:id="ct71">
            <table:change-track-table-cell table:cell-address="Sheet1.L13" table:formula="of:=IF([.B13]=&quot;Y&quot;;4;0)+IF([.C13]=&quot;Y&quot;;4;0)+IF([.H13]=&quot;Y&quot;;4;0)" office:value-type="float" office:value="4"/>
          </table:previous>
        </table:cell-content-change>
        <table:cell-content-change table:id="ct81">
          <table:cell-address table:column="11" table:row="12" table:table="0"/>
          <office:change-info>
            <dc:creator>Bob Jacobsen</dc:creator>
            <dc:date>2011-03-13T06:40:54</dc:date>
          </office:change-info>
          <table:previous table:id="ct72">
            <table:change-track-table-cell table:cell-address="Sheet1.L13" table:formula="of:=IF([.B13]=&quot;Y&quot;;4;0)+IF([.C13]=&quot;Y&quot;;4;0)+IF([.H13]=&quot;Y&quot;;4;0)" office:value-type="float" office:value="4"/>
          </table:previous>
        </table:cell-content-change>
        <table:cell-content-change table:id="ct82">
          <table:cell-address table:column="11" table:row="12" table:table="0"/>
          <office:change-info>
            <dc:creator>Bob Jacobsen</dc:creator>
            <dc:date>2011-03-13T06:40:55</dc:date>
          </office:change-info>
          <table:previous table:id="ct73">
            <table:change-track-table-cell table:cell-address="Sheet1.L13" table:formula="of:=IF([.B13]=&quot;Y&quot;;4;0)+IF([.C13]=&quot;Y&quot;;4;0)+IF([.H13]=&quot;Y&quot;;4;0)" office:value-type="float" office:value="4"/>
          </table:previous>
        </table:cell-content-change>
        <table:cell-content-change table:id="ct83">
          <table:cell-address table:column="11" table:row="13" table:table="0"/>
          <office:change-info>
            <dc:creator>Bob Jacobsen</dc:creator>
            <dc:date>2011-03-13T06:40:55</dc:date>
          </office:change-info>
          <table:previous table:id="ct74">
            <table:change-track-table-cell table:cell-address="Sheet1.L14" table:formula="of:=IF([.B14]=&quot;Y&quot;;4;0)+IF([.C14]=&quot;Y&quot;;4;0)+IF([.H14]=&quot;Y&quot;;4;0)" office:value-type="float" office:value="4"/>
          </table:previous>
        </table:cell-content-change>
        <table:cell-content-change table:id="ct84">
          <table:cell-address table:column="11" table:row="20" table:table="0"/>
          <office:change-info>
            <dc:creator>Bob Jacobsen</dc:creator>
            <dc:date>2011-03-13T06:40:57</dc:date>
          </office:change-info>
          <table:previous table:id="ct75">
            <table:change-track-table-cell table:cell-address="Sheet1.L21" table:formula="of:=IF([.B21]=&quot;Y&quot;;4;0)+IF([.C21]=&quot;Y&quot;;4;0)+IF([.H21]=&quot;Y&quot;;4;0)" office:value-type="float" office:value="4"/>
          </table:previous>
        </table:cell-content-change>
        <table:cell-content-change table:id="ct85">
          <table:cell-address table:column="11" table:row="21"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1" table:row="22"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1" table:row="23"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1" table:row="24"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1" table:row="25"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1" table:row="26"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1" table:row="27"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1" table:row="28"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1" table:row="29"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1" table:row="41"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1" table:row="42" table:table="0"/>
          <office:change-info>
            <dc:creator>Bob Jacobsen</dc:creator>
            <dc:date>2011-03-13T06:41:04</dc:date>
          </office:change-info>
          <table:previous>
            <table:change-track-table-cell/>
          </table:previous>
        </table:cell-content-change>
        <table:cell-content-change table:id="ct96">
          <table:cell-address table:column="11" table:row="42" table:table="0"/>
          <office:change-info>
            <dc:creator>Bob Jacobsen</dc:creator>
            <dc:date>2011-03-13T06:41:06</dc:date>
          </office:change-info>
          <table:previous table:id="ct95">
            <table:change-track-table-cell table:cell-address="Sheet1.L43" table:formula="of:=IF([.B43]=&quot;Y&quot;;4;0)+IF([.C43]=&quot;Y&quot;;2;0)+IF([.H43]=&quot;Y&quot;;1;0)" office:value-type="float" office:value="4"/>
          </table:previous>
        </table:cell-content-change>
        <table:cell-content-change table:id="ct97">
          <table:cell-address table:column="11" table:row="42"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1" table:row="43"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1" table:row="47"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1" table:row="49"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1" table:row="52"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1" table:row="53"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1" table:row="54"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6" table:row="8" table:table="0"/>
          <office:change-info>
            <dc:creator>Bob Jacobsen</dc:creator>
            <dc:date>2011-03-13T06:55:24</dc:date>
          </office:change-info>
          <table:previous>
            <table:change-track-table-cell/>
          </table:previous>
        </table:cell-content-change>
        <table:cell-content-change table:id="ct105">
          <table:cell-address table:column="16" table:row="3"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6" table:row="8" table:table="0"/>
          <office:change-info>
            <dc:creator>Bob Jacobsen</dc:creator>
            <dc:date>2011-03-13T06:55:46</dc:date>
          </office:change-info>
          <table:previous table:id="ct104">
            <table:change-track-table-cell table:cell-address="Sheet1.Q9" table:formula="of:=HEX2DEC([.L9])" office:value-type="float" office:value="4224"/>
          </table:previous>
        </table:cell-content-change>
        <table:cell-content-change table:id="ct107">
          <table:cell-address table:column="16" table:row="8"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6" table:row="8" table:table="0"/>
          <office:change-info>
            <dc:creator>Bob Jacobsen</dc:creator>
            <dc:date>2011-03-13T06:56:27</dc:date>
          </office:change-info>
          <table:previous table:id="ct107">
            <table:change-track-table-cell table:cell-address="Sheet1.Q9" table:formula="of:=(HEX2DEC([.L9])/256)&amp;255" office:value-type="string">
              <text:p>16.5255</text:p>
            </table:change-track-table-cell>
          </table:previous>
        </table:cell-content-change>
        <table:cell-content-change table:id="ct109">
          <table:cell-address table:column="16" table:row="8" table:table="0"/>
          <office:change-info>
            <dc:creator>Bob Jacobsen</dc:creator>
            <dc:date>2011-03-13T06:56:38</dc:date>
          </office:change-info>
          <table:previous table:id="ct108">
            <table:change-track-table-cell table:cell-address="Sheet1.Q9" table:formula="of:=INT(HEX2DEC([.L9])/256)&amp;255" office:value-type="string">
              <text:p>16255</text:p>
            </table:change-track-table-cell>
          </table:previous>
        </table:cell-content-change>
        <table:cell-content-change table:id="ct110">
          <table:cell-address table:column="16" table:row="8" table:table="0"/>
          <office:change-info>
            <dc:creator>Bob Jacobsen</dc:creator>
            <dc:date>2011-03-13T06:57:02</dc:date>
          </office:change-info>
          <table:previous table:id="ct109">
            <table:change-track-table-cell table:cell-address="Sheet1.Q9" table:formula="of:=INT(HEX2DEC([.L9])/256)" office:value-type="float" office:value="16"/>
          </table:previous>
        </table:cell-content-change>
        <table:cell-content-change table:id="ct111">
          <table:cell-address table:column="16" table:row="8" table:table="0"/>
          <office:change-info>
            <dc:creator>Bob Jacobsen</dc:creator>
            <dc:date>2011-03-13T06:57:21</dc:date>
          </office:change-info>
          <table:previous table:id="ct110">
            <table:change-track-table-cell table:cell-address="Sheet1.Q9" table:formula="of:=INT(HEX2DEC([.L9])/16)" office:value-type="float" office:value="264"/>
          </table:previous>
        </table:cell-content-change>
        <table:cell-content-change table:id="ct112">
          <table:cell-address table:column="16" table:row="8" table:table="0"/>
          <office:change-info>
            <dc:creator>Bob Jacobsen</dc:creator>
            <dc:date>2011-03-13T06:57:33</dc:date>
          </office:change-info>
          <table:previous table:id="ct111">
            <table:change-track-table-cell table:cell-address="Sheet1.Q9" table:formula="of:=INT(HEX2DEC([.L9])/16)&amp;255" office:value-type="string">
              <text:p>264255</text:p>
            </table:change-track-table-cell>
          </table:previous>
        </table:cell-content-change>
        <table:cell-content-change table:id="ct113">
          <table:cell-address table:column="16" table:row="8" table:table="0"/>
          <office:change-info>
            <dc:creator>Bob Jacobsen</dc:creator>
            <dc:date>2011-03-13T07:01:56</dc:date>
          </office:change-info>
          <table:previous table:id="ct112">
            <table:change-track-table-cell table:cell-address="Sheet1.Q9" table:formula="of:=AND(INT(HEX2DEC([.M9])/16),255)" office:value-type="string"/>
          </table:previous>
        </table:cell-content-change>
        <table:cell-content-change table:id="ct114">
          <table:cell-address table:column="16" table:row="8" table:table="0"/>
          <office:change-info>
            <dc:creator>Bob Jacobsen</dc:creator>
            <dc:date>2011-03-13T07:02:24</dc:date>
          </office:change-info>
          <table:previous table:id="ct113">
            <table:change-track-table-cell table:cell-address="Sheet1.Q9" table:formula="of:=MOD(INT(HEX2DEC([.M9])/16),256)" office:value-type="string"/>
          </table:previous>
        </table:cell-content-change>
        <table:cell-content-change table:id="ct115">
          <table:cell-address table:column="16" table:row="8" table:table="0"/>
          <office:change-info>
            <dc:creator>Bob Jacobsen</dc:creator>
            <dc:date>2011-03-13T07:02:33</dc:date>
          </office:change-info>
          <table:previous table:id="ct114">
            <table:change-track-table-cell table:cell-address="Sheet1.Q9" table:formula="of:=INT(HEX2DEC([.L9])/16)" office:value-type="float" office:value="264"/>
          </table:previous>
        </table:cell-content-change>
        <table:cell-content-change table:id="ct116">
          <table:cell-address table:column="16" table:row="8" table:table="0"/>
          <office:change-info>
            <dc:creator>Bob Jacobsen</dc:creator>
            <dc:date>2011-03-13T07:02:55</dc:date>
          </office:change-info>
          <table:previous table:id="ct115">
            <table:change-track-table-cell table:cell-address="Sheet1.Q9" table:formula="of:=MOD(INT(HEX2DEC([.M9])/16),256)" office:value-type="string"/>
          </table:previous>
        </table:cell-content-change>
        <table:cell-content-change table:id="ct117">
          <table:cell-address table:column="16" table:row="8" table:table="0"/>
          <office:change-info>
            <dc:creator>Bob Jacobsen</dc:creator>
            <dc:date>2011-03-13T07:03:15</dc:date>
          </office:change-info>
          <table:previous table:id="ct116">
            <table:change-track-table-cell table:cell-address="Sheet1.Q9" table:formula="of:=MOD(INT(HEX2DEC([.L9])/16);256)" office:value-type="float" office:value="8"/>
          </table:previous>
        </table:cell-content-change>
        <table:cell-content-change table:id="ct118">
          <table:cell-address table:column="16" table:row="10"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6" table:row="11"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6" table:row="12"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6" table:row="12"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6" table:row="20"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6" table:row="21"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6" table:row="22"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6" table:row="23"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6" table:row="24"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6" table:row="25"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6" table:row="27"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6" table:row="28"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6" table:row="29"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6" table:row="8"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6" table:row="8" table:table="0"/>
          <office:change-info>
            <dc:creator>Bob Jacobsen</dc:creator>
            <dc:date>2011-03-13T07:12:58</dc:date>
          </office:change-info>
          <table:previous table:id="ct131">
            <table:change-track-table-cell table:cell-address="Sheet1.Q9" table:formula="of:=#ref!12*256+HEX2DEC(#ref!12)" office:value-type="float" office:value="0"/>
          </table:previous>
        </table:cell-content-change>
        <table:cell-content-change table:id="ct133">
          <table:cell-address table:column="16" table:row="3" table:table="0"/>
          <office:change-info>
            <dc:creator>Bob Jacobsen</dc:creator>
            <dc:date>2011-03-13T07:13:18</dc:date>
          </office:change-info>
          <table:previous>
            <table:change-track-table-cell/>
          </table:previous>
        </table:cell-content-change>
        <table:cell-content-change table:id="ct134">
          <table:cell-address table:column="16" table:row="8" table:table="0"/>
          <office:change-info>
            <dc:creator>Bob Jacobsen</dc:creator>
            <dc:date>2011-03-13T07:14:01</dc:date>
          </office:change-info>
          <table:previous table:id="ct132">
            <table:change-track-table-cell table:cell-address="Sheet1.Q9" table:formula="of:=DEC2HEX(#ref!12*256+HEX2DEC(#ref!12);3)" office:value-type="float" office:value="0"/>
          </table:previous>
        </table:cell-content-change>
        <table:cell-content-change table:id="ct135">
          <table:cell-address table:column="16" table:row="8" table:table="0"/>
          <office:change-info>
            <dc:creator>Bob Jacobsen</dc:creator>
            <dc:date>2011-03-13T07:14:13</dc:date>
          </office:change-info>
          <table:previous table:id="ct134">
            <table:change-track-table-cell table:cell-address="Sheet1.Q9" table:formula="of:=DEC2HEX(#ref!12*256*256+HEX2DEC(#ref!12)*256+15;3)" office:value-type="float" office:value="0"/>
          </table:previous>
        </table:cell-content-change>
        <table:cell-content-change table:id="ct136">
          <table:cell-address table:column="16" table:row="8" table:table="0"/>
          <office:change-info>
            <dc:creator>Bob Jacobsen</dc:creator>
            <dc:date>2011-03-13T07:15:05</dc:date>
          </office:change-info>
          <table:previous table:id="ct135">
            <table:change-track-table-cell table:cell-address="Sheet1.Q9" table:formula="of:=DEC2HEX(#ref!12*256*256+HEX2DEC(#ref!12)*256+15;4)" office:value-type="float" office:value="0"/>
          </table:previous>
        </table:cell-content-change>
        <table:cell-content-change table:id="ct137">
          <table:cell-address table:column="16" table:row="8" table:table="0"/>
          <office:change-info>
            <dc:creator>Bob Jacobsen</dc:creator>
            <dc:date>2011-03-13T07:15:09</dc:date>
          </office:change-info>
          <table:previous table:id="ct136">
            <table:change-track-table-cell table:cell-address="Sheet1.Q9" table:formula="of:=DEC2HEX(#ref!12*256*256+HEX2DEC(#ref!12)*256;4)" office:value-type="float" office:value="0"/>
          </table:previous>
        </table:cell-content-change>
        <table:cell-content-change table:id="ct138">
          <table:cell-address table:column="16" table:row="8" table:table="0"/>
          <office:change-info>
            <dc:creator>Bob Jacobsen</dc:creator>
            <dc:date>2011-03-13T07:15:41</dc:date>
          </office:change-info>
          <table:previous table:id="ct137">
            <table:change-track-table-cell table:cell-address="Sheet1.Q9" table:formula="of:=DEC2HEX(#ref!12*256+HEX2DEC(#ref!12)*256;4)" office:value-type="float" office:value="0"/>
          </table:previous>
        </table:cell-content-change>
        <table:cell-content-change table:id="ct139">
          <table:cell-address table:column="16" table:row="8" table:table="0"/>
          <office:change-info>
            <dc:creator>Bob Jacobsen</dc:creator>
            <dc:date>2011-03-13T07:16:33</dc:date>
          </office:change-info>
          <table:previous table:id="ct138">
            <table:change-track-table-cell table:cell-address="Sheet1.Q9" table:formula="of:=DEC2HEX(#ref!12*256*16+HEX2DEC(#ref!12)*256+15;4)" office:value-type="float" office:value="0"/>
          </table:previous>
        </table:cell-content-change>
        <table:cell-content-change table:id="ct140">
          <table:cell-address table:column="16" table:row="10"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6" table:row="11"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6" table:row="20"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6" table:row="21"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6" table:row="22"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6" table:row="23"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6" table:row="24"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6" table:row="25"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6" table:row="27"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6" table:row="28"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6" table:row="29"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6" table:row="12" table:table="0"/>
          <office:change-info>
            <dc:creator>Bob Jacobsen</dc:creator>
            <dc:date>2011-03-13T07:21:45</dc:date>
          </office:change-info>
          <table:previous table:id="ct121">
            <table:change-track-table-cell table:cell-address="Sheet1.Q13" table:formula="of:=DEC2HEX(MOD(INT(HEX2DEC([.L13])/16);256);2)" office:value-type="string">
              <text:p>0C</text:p>
            </table:change-track-table-cell>
          </table:previous>
        </table:cell-content-change>
        <table:cell-content-change table:id="ct152">
          <table:cell-address table:column="16" table:row="12" table:table="0"/>
          <office:change-info>
            <dc:creator>Bob Jacobsen</dc:creator>
            <dc:date>2011-03-13T07:21:46</dc:date>
          </office:change-info>
          <table:previous table:id="ct120">
            <table:change-track-table-cell table:cell-address="Sheet1.Q13" table:formula="of:=DEC2HEX(MOD(INT(HEX2DEC([.L13])/16);256);2)" office:value-type="string">
              <text:p>0C</text:p>
            </table:change-track-table-cell>
          </table:previous>
        </table:cell-content-change>
        <table:cell-content-change table:id="ct153">
          <table:cell-address table:column="16" table:row="22" table:table="0"/>
          <office:change-info>
            <dc:creator>Bob Jacobsen</dc:creator>
            <dc:date>2011-03-13T07:22:57</dc:date>
          </office:change-info>
          <table:previous>
            <table:change-track-table-cell/>
          </table:previous>
        </table:cell-content-change>
        <table:cell-content-change table:id="ct154">
          <table:cell-address table:column="16" table:row="22" table:table="0"/>
          <office:change-info>
            <dc:creator>Bob Jacobsen</dc:creator>
            <dc:date>2011-03-13T07:23:01</dc:date>
          </office:change-info>
          <table:previous>
            <table:change-track-table-cell/>
          </table:previous>
        </table:cell-content-change>
        <table:cell-content-change table:id="ct155">
          <table:cell-address table:column="16" table:row="22"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6" table:row="25" table:table="0"/>
          <office:change-info>
            <dc:creator>Bob Jacobsen</dc:creator>
            <dc:date>2011-03-13T07:23:05</dc:date>
          </office:change-info>
          <table:previous>
            <table:change-track-table-cell/>
          </table:previous>
        </table:cell-content-change>
        <table:cell-content-change table:id="ct157">
          <table:cell-address table:column="16" table:row="25" table:table="0"/>
          <office:change-info>
            <dc:creator>Bob Jacobsen</dc:creator>
            <dc:date>2011-03-13T07:23:07</dc:date>
          </office:change-info>
          <table:previous>
            <table:change-track-table-cell/>
          </table:previous>
        </table:cell-content-change>
        <table:cell-content-change table:id="ct158">
          <table:cell-address table:column="16" table:row="3"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6" table:row="8" table:table="0"/>
          <office:change-info>
            <dc:creator>Bob Jacobsen</dc:creator>
            <dc:date>2011-03-13T07:24:22</dc:date>
          </office:change-info>
          <table:previous>
            <table:change-track-table-cell table:cell-address="Sheet1.Q9" table:formula="of:=IF([.A9]=&quot;Y&quot;;4;IF([.H9]=&quot;Y&quot;;0;1))" office:value-type="float" office:value="1"/>
          </table:previous>
        </table:cell-content-change>
        <table:cell-content-change table:id="ct160">
          <table:cell-address table:column="16" table:row="9"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6" table:row="10" table:table="0"/>
          <office:change-info>
            <dc:creator>Bob Jacobsen</dc:creator>
            <dc:date>2011-03-13T07:24:23</dc:date>
          </office:change-info>
          <table:previous>
            <table:change-track-table-cell table:cell-address="Sheet1.Q11" table:formula="of:=IF([.A11]=&quot;Y&quot;;4;IF([.H11]=&quot;Y&quot;;0;1))" office:value-type="float" office:value="1"/>
          </table:previous>
        </table:cell-content-change>
        <table:cell-content-change table:id="ct162">
          <table:cell-address table:column="16" table:row="11" table:table="0"/>
          <office:change-info>
            <dc:creator>Bob Jacobsen</dc:creator>
            <dc:date>2011-03-13T07:24:24</dc:date>
          </office:change-info>
          <table:previous>
            <table:change-track-table-cell table:cell-address="Sheet1.Q12" table:formula="of:=IF([.A12]=&quot;Y&quot;;4;IF([.H12]=&quot;Y&quot;;0;1))" office:value-type="float" office:value="1"/>
          </table:previous>
        </table:cell-content-change>
        <table:cell-content-change table:id="ct163">
          <table:cell-address table:column="16"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6"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6"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6" table:row="13"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6" table:row="20" table:table="0"/>
          <office:change-info>
            <dc:creator>Bob Jacobsen</dc:creator>
            <dc:date>2011-03-13T07:24:27</dc:date>
          </office:change-info>
          <table:previous>
            <table:change-track-table-cell table:cell-address="Sheet1.Q21" table:formula="of:=IF([.A21]=&quot;Y&quot;;4;IF([.H21]=&quot;Y&quot;;0;1))" office:value-type="float" office:value="1"/>
          </table:previous>
        </table:cell-content-change>
        <table:cell-content-change table:id="ct168">
          <table:cell-address table:column="16" table:row="21" table:table="0"/>
          <office:change-info>
            <dc:creator>Bob Jacobsen</dc:creator>
            <dc:date>2011-03-13T07:24:27</dc:date>
          </office:change-info>
          <table:previous>
            <table:change-track-table-cell table:cell-address="Sheet1.Q22" table:formula="of:=IF([.A22]=&quot;Y&quot;;4;IF([.H22]=&quot;Y&quot;;0;1))" office:value-type="float" office:value="1"/>
          </table:previous>
        </table:cell-content-change>
        <table:cell-content-change table:id="ct169">
          <table:cell-address table:column="16" table:row="22" table:table="0"/>
          <office:change-info>
            <dc:creator>Bob Jacobsen</dc:creator>
            <dc:date>2011-03-13T07:24:28</dc:date>
          </office:change-info>
          <table:previous>
            <table:change-track-table-cell table:cell-address="Sheet1.Q23" table:formula="of:=IF([.A23]=&quot;Y&quot;;4;IF([.H23]=&quot;Y&quot;;0;1))" office:value-type="float" office:value="0"/>
          </table:previous>
        </table:cell-content-change>
        <table:cell-content-change table:id="ct170">
          <table:cell-address table:column="16" table:row="23" table:table="0"/>
          <office:change-info>
            <dc:creator>Bob Jacobsen</dc:creator>
            <dc:date>2011-03-13T07:24:28</dc:date>
          </office:change-info>
          <table:previous>
            <table:change-track-table-cell table:cell-address="Sheet1.Q24" table:formula="of:=IF([.A24]=&quot;Y&quot;;4;IF([.H24]=&quot;Y&quot;;0;1))" office:value-type="float" office:value="1"/>
          </table:previous>
        </table:cell-content-change>
        <table:cell-content-change table:id="ct171">
          <table:cell-address table:column="16" table:row="24" table:table="0"/>
          <office:change-info>
            <dc:creator>Bob Jacobsen</dc:creator>
            <dc:date>2011-03-13T07:24:28</dc:date>
          </office:change-info>
          <table:previous>
            <table:change-track-table-cell table:cell-address="Sheet1.Q25" table:formula="of:=IF([.A25]=&quot;Y&quot;;4;IF([.H25]=&quot;Y&quot;;0;1))" office:value-type="float" office:value="1"/>
          </table:previous>
        </table:cell-content-change>
        <table:cell-content-change table:id="ct172">
          <table:cell-address table:column="16" table:row="25" table:table="0"/>
          <office:change-info>
            <dc:creator>Bob Jacobsen</dc:creator>
            <dc:date>2011-03-13T07:24:29</dc:date>
          </office:change-info>
          <table:previous>
            <table:change-track-table-cell table:cell-address="Sheet1.Q26" table:formula="of:=IF([.A26]=&quot;Y&quot;;4;IF([.H26]=&quot;Y&quot;;0;1))" office:value-type="float" office:value="0"/>
          </table:previous>
        </table:cell-content-change>
        <table:cell-content-change table:id="ct173">
          <table:cell-address table:column="16" table:row="26"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6" table:row="27" table:table="0"/>
          <office:change-info>
            <dc:creator>Bob Jacobsen</dc:creator>
            <dc:date>2011-03-13T07:24:29</dc:date>
          </office:change-info>
          <table:previous>
            <table:change-track-table-cell table:cell-address="Sheet1.Q28" table:formula="of:=IF([.A28]=&quot;Y&quot;;4;IF([.H28]=&quot;Y&quot;;0;1))" office:value-type="float" office:value="1"/>
          </table:previous>
        </table:cell-content-change>
        <table:cell-content-change table:id="ct175">
          <table:cell-address table:column="16" table:row="28" table:table="0"/>
          <office:change-info>
            <dc:creator>Bob Jacobsen</dc:creator>
            <dc:date>2011-03-13T07:24:30</dc:date>
          </office:change-info>
          <table:previous>
            <table:change-track-table-cell table:cell-address="Sheet1.Q29" table:formula="of:=IF([.A29]=&quot;Y&quot;;4;IF([.H29]=&quot;Y&quot;;0;1))" office:value-type="float" office:value="1"/>
          </table:previous>
        </table:cell-content-change>
        <table:cell-content-change table:id="ct176">
          <table:cell-address table:column="16" table:row="29" table:table="0"/>
          <office:change-info>
            <dc:creator>Bob Jacobsen</dc:creator>
            <dc:date>2011-03-13T07:24:30</dc:date>
          </office:change-info>
          <table:previous>
            <table:change-track-table-cell table:cell-address="Sheet1.Q30" table:formula="of:=IF([.A30]=&quot;Y&quot;;4;IF([.H30]=&quot;Y&quot;;0;1))" office:value-type="float" office:value="1"/>
          </table:previous>
        </table:cell-content-change>
        <table:cell-content-change table:id="ct177">
          <table:cell-address table:column="16" table:row="41"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6" table:row="42"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6" table:row="43"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6" table:row="4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6" table:row="49"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6" table:row="52"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6" table:row="53"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6" table:row="54"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6" table:row="3"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6" table:start-table="0" table:end-column="0" table:end-row="55" table:end-table="0"/>
          <table:target-range-address table:column="0" table:row="57" table:table="0"/>
          <office:change-info>
            <dc:creator>Bob Jacobsen</dc:creator>
            <dc:date>2011-06-13T04:41:27</dc:date>
          </office:change-info>
          <table:dependencies>
            <table:dependence table:id="ct1542"/>
            <table:dependence table:id="ct-44"/>
          </table:dependencies>
        </table:movement>
        <table:movement table:id="ct187">
          <table:source-range-address table:column="4" table:row="56" table:table="0"/>
          <table:target-range-address table:start-column="16" table:start-row="57" table:start-table="0" table:end-column="16" table:end-row="58" table:end-table="0"/>
          <office:change-info>
            <dc:creator>Bob Jacobsen</dc:creator>
            <dc:date>2011-06-13T04:41:39</dc:date>
          </office:change-info>
          <table:dependencies>
            <table:dependence table:id="ct1958"/>
            <table:dependence table:id="ct1542"/>
            <table:dependence table:id="ct977"/>
            <table:dependence table:id="ct742"/>
            <table:dependence table:id="ct-45"/>
            <table:dependence table:id="ct-46"/>
          </table:dependencies>
        </table:movement>
        <table:insertion table:id="ct188" table:type="row" table:position="15" table:table="0">
          <office:change-info>
            <dc:creator>Bob Jacobsen</dc:creator>
            <dc:date>2011-06-13T04:42:15</dc:date>
          </office:change-info>
          <table:dependencies>
            <table:dependence table:id="ct2690"/>
            <table:dependence table:id="ct2633"/>
            <table:dependence table:id="ct2581"/>
            <table:dependence table:id="ct2522"/>
            <table:dependence table:id="ct2474"/>
            <table:dependence table:id="ct2424"/>
            <table:dependence table:id="ct2393"/>
            <table:dependence table:id="ct2345"/>
            <table:dependence table:id="ct2295"/>
            <table:dependence table:id="ct2282"/>
            <table:dependence table:id="ct2228"/>
            <table:dependence table:id="ct2177"/>
            <table:dependence table:id="ct2161"/>
            <table:dependence table:id="ct2013"/>
            <table:dependence table:id="ct1991"/>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5" table:table="0"/>
          <office:change-info>
            <dc:creator>Bob Jacobsen</dc:creator>
            <dc:date>2011-06-13T04:42:29</dc:date>
          </office:change-info>
          <table:previous>
            <table:change-track-table-cell/>
          </table:previous>
        </table:cell-content-change>
        <table:insertion table:id="ct190" table:type="row" table:position="17" table:table="0">
          <office:change-info>
            <dc:creator>Bob Jacobsen</dc:creator>
            <dc:date>2011-06-13T04:42:39</dc:date>
          </office:change-info>
          <table:dependencies>
            <table:dependence table:id="ct2692"/>
            <table:dependence table:id="ct2635"/>
            <table:dependence table:id="ct2583"/>
            <table:dependence table:id="ct2524"/>
            <table:dependence table:id="ct2476"/>
            <table:dependence table:id="ct2426"/>
            <table:dependence table:id="ct2395"/>
            <table:dependence table:id="ct2347"/>
            <table:dependence table:id="ct2297"/>
            <table:dependence table:id="ct2284"/>
            <table:dependence table:id="ct2230"/>
            <table:dependence table:id="ct2179"/>
            <table:dependence table:id="ct2163"/>
            <table:dependence table:id="ct2015"/>
            <table:dependence table:id="ct1993"/>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6" table:table="0">
          <office:change-info>
            <dc:creator>Bob Jacobsen</dc:creator>
            <dc:date>2011-06-13T04:42:41</dc:date>
          </office:change-info>
          <table:dependencies>
            <table:dependence table:id="ct2691"/>
            <table:dependence table:id="ct2634"/>
            <table:dependence table:id="ct2582"/>
            <table:dependence table:id="ct2523"/>
            <table:dependence table:id="ct2475"/>
            <table:dependence table:id="ct2425"/>
            <table:dependence table:id="ct2394"/>
            <table:dependence table:id="ct2346"/>
            <table:dependence table:id="ct2296"/>
            <table:dependence table:id="ct2283"/>
            <table:dependence table:id="ct2229"/>
            <table:dependence table:id="ct2178"/>
            <table:dependence table:id="ct2162"/>
            <table:dependence table:id="ct2014"/>
            <table:dependence table:id="ct1992"/>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6" table:table="0"/>
          <office:change-info>
            <dc:creator>Bob Jacobsen</dc:creator>
            <dc:date>2011-06-13T04:42:49</dc:date>
          </office:change-info>
          <table:previous>
            <table:change-track-table-cell/>
          </table:previous>
        </table:cell-content-change>
        <table:cell-content-change table:id="ct193">
          <table:cell-address table:column="0" table:row="17" table:table="0"/>
          <office:change-info>
            <dc:creator>Bob Jacobsen</dc:creator>
            <dc:date>2011-06-13T04:42:49</dc:date>
          </office:change-info>
          <table:previous>
            <table:change-track-table-cell/>
          </table:previous>
        </table:cell-content-change>
        <table:cell-content-change table:id="ct194">
          <table:cell-address table:column="1" table:row="16" table:table="0"/>
          <office:change-info>
            <dc:creator>Bob Jacobsen</dc:creator>
            <dc:date>2011-06-13T04:42:49</dc:date>
          </office:change-info>
          <table:previous>
            <table:change-track-table-cell/>
          </table:previous>
        </table:cell-content-change>
        <table:cell-content-change table:id="ct195">
          <table:cell-address table:column="1" table:row="17" table:table="0"/>
          <office:change-info>
            <dc:creator>Bob Jacobsen</dc:creator>
            <dc:date>2011-06-13T04:42:49</dc:date>
          </office:change-info>
          <table:previous>
            <table:change-track-table-cell/>
          </table:previous>
        </table:cell-content-change>
        <table:cell-content-change table:id="ct196">
          <table:cell-address table:column="2" table:row="16" table:table="0"/>
          <office:change-info>
            <dc:creator>Bob Jacobsen</dc:creator>
            <dc:date>2011-06-13T04:42:49</dc:date>
          </office:change-info>
          <table:previous>
            <table:change-track-table-cell/>
          </table:previous>
        </table:cell-content-change>
        <table:cell-content-change table:id="ct197">
          <table:cell-address table:column="2" table:row="17" table:table="0"/>
          <office:change-info>
            <dc:creator>Bob Jacobsen</dc:creator>
            <dc:date>2011-06-13T04:42:49</dc:date>
          </office:change-info>
          <table:previous>
            <table:change-track-table-cell/>
          </table:previous>
        </table:cell-content-change>
        <table:cell-content-change table:id="ct198">
          <table:cell-address table:column="3" table:row="16" table:table="0"/>
          <office:change-info>
            <dc:creator>Bob Jacobsen</dc:creator>
            <dc:date>2011-06-13T04:42:49</dc:date>
          </office:change-info>
          <table:previous>
            <table:change-track-table-cell/>
          </table:previous>
        </table:cell-content-change>
        <table:cell-content-change table:id="ct199">
          <table:cell-address table:column="3" table:row="17" table:table="0"/>
          <office:change-info>
            <dc:creator>Bob Jacobsen</dc:creator>
            <dc:date>2011-06-13T04:42:49</dc:date>
          </office:change-info>
          <table:previous>
            <table:change-track-table-cell/>
          </table:previous>
        </table:cell-content-change>
        <table:cell-content-change table:id="ct200">
          <table:cell-address table:column="4" table:row="16" table:table="0"/>
          <office:change-info>
            <dc:creator>Bob Jacobsen</dc:creator>
            <dc:date>2011-06-13T04:42:49</dc:date>
          </office:change-info>
          <table:previous>
            <table:change-track-table-cell/>
          </table:previous>
        </table:cell-content-change>
        <table:cell-content-change table:id="ct201">
          <table:cell-address table:column="4" table:row="17" table:table="0"/>
          <office:change-info>
            <dc:creator>Bob Jacobsen</dc:creator>
            <dc:date>2011-06-13T04:42:49</dc:date>
          </office:change-info>
          <table:previous>
            <table:change-track-table-cell/>
          </table:previous>
        </table:cell-content-change>
        <table:cell-content-change table:id="ct202">
          <table:cell-address table:column="5" table:row="16" table:table="0"/>
          <office:change-info>
            <dc:creator>Bob Jacobsen</dc:creator>
            <dc:date>2011-06-13T04:42:49</dc:date>
          </office:change-info>
          <table:previous>
            <table:change-track-table-cell/>
          </table:previous>
        </table:cell-content-change>
        <table:cell-content-change table:id="ct203">
          <table:cell-address table:column="5" table:row="17" table:table="0"/>
          <office:change-info>
            <dc:creator>Bob Jacobsen</dc:creator>
            <dc:date>2011-06-13T04:42:49</dc:date>
          </office:change-info>
          <table:previous>
            <table:change-track-table-cell/>
          </table:previous>
        </table:cell-content-change>
        <table:cell-content-change table:id="ct204">
          <table:cell-address table:column="11" table:row="16" table:table="0"/>
          <office:change-info>
            <dc:creator>Bob Jacobsen</dc:creator>
            <dc:date>2011-06-13T04:42:49</dc:date>
          </office:change-info>
          <table:previous>
            <table:change-track-table-cell/>
          </table:previous>
        </table:cell-content-change>
        <table:cell-content-change table:id="ct205">
          <table:cell-address table:column="11" table:row="17" table:table="0"/>
          <office:change-info>
            <dc:creator>Bob Jacobsen</dc:creator>
            <dc:date>2011-06-13T04:42:49</dc:date>
          </office:change-info>
          <table:previous>
            <table:change-track-table-cell/>
          </table:previous>
        </table:cell-content-change>
        <table:cell-content-change table:id="ct206">
          <table:cell-address table:column="11" table:row="16" table:table="0"/>
          <office:change-info>
            <dc:creator>Bob Jacobsen</dc:creator>
            <dc:date>2011-06-13T04:42:49</dc:date>
          </office:change-info>
          <table:previous>
            <table:change-track-table-cell/>
          </table:previous>
        </table:cell-content-change>
        <table:cell-content-change table:id="ct207">
          <table:cell-address table:column="11" table:row="17" table:table="0"/>
          <office:change-info>
            <dc:creator>Bob Jacobsen</dc:creator>
            <dc:date>2011-06-13T04:42:49</dc:date>
          </office:change-info>
          <table:previous>
            <table:change-track-table-cell/>
          </table:previous>
        </table:cell-content-change>
        <table:cell-content-change table:id="ct208">
          <table:cell-address table:column="16" table:row="16" table:table="0"/>
          <office:change-info>
            <dc:creator>Bob Jacobsen</dc:creator>
            <dc:date>2011-06-13T04:42:49</dc:date>
          </office:change-info>
          <table:previous>
            <table:change-track-table-cell/>
          </table:previous>
        </table:cell-content-change>
        <table:cell-content-change table:id="ct209">
          <table:cell-address table:column="16" table:row="17" table:table="0"/>
          <office:change-info>
            <dc:creator>Bob Jacobsen</dc:creator>
            <dc:date>2011-06-13T04:42:49</dc:date>
          </office:change-info>
          <table:previous>
            <table:change-track-table-cell/>
          </table:previous>
        </table:cell-content-change>
        <table:cell-content-change table:id="ct210">
          <table:cell-address table:column="16" table:row="16" table:table="0"/>
          <office:change-info>
            <dc:creator>Bob Jacobsen</dc:creator>
            <dc:date>2011-06-13T04:42:49</dc:date>
          </office:change-info>
          <table:previous>
            <table:change-track-table-cell/>
          </table:previous>
        </table:cell-content-change>
        <table:cell-content-change table:id="ct211">
          <table:cell-address table:column="16" table:row="17" table:table="0"/>
          <office:change-info>
            <dc:creator>Bob Jacobsen</dc:creator>
            <dc:date>2011-06-13T04:42:49</dc:date>
          </office:change-info>
          <table:previous>
            <table:change-track-table-cell/>
          </table:previous>
        </table:cell-content-change>
        <table:cell-content-change table:id="ct212">
          <table:cell-address table:column="16" table:row="16" table:table="0"/>
          <office:change-info>
            <dc:creator>Bob Jacobsen</dc:creator>
            <dc:date>2011-06-13T04:42:49</dc:date>
          </office:change-info>
          <table:previous>
            <table:change-track-table-cell/>
          </table:previous>
        </table:cell-content-change>
        <table:cell-content-change table:id="ct213">
          <table:cell-address table:column="16" table:row="17" table:table="0"/>
          <office:change-info>
            <dc:creator>Bob Jacobsen</dc:creator>
            <dc:date>2011-06-13T04:42:49</dc:date>
          </office:change-info>
          <table:previous>
            <table:change-track-table-cell/>
          </table:previous>
        </table:cell-content-change>
        <table:cell-content-change table:id="ct214">
          <table:cell-address table:column="18" table:row="16" table:table="0"/>
          <office:change-info>
            <dc:creator>Bob Jacobsen</dc:creator>
            <dc:date>2011-06-13T04:42:49</dc:date>
          </office:change-info>
          <table:previous>
            <table:change-track-table-cell/>
          </table:previous>
        </table:cell-content-change>
        <table:cell-content-change table:id="ct215">
          <table:cell-address table:column="18" table:row="17" table:table="0"/>
          <office:change-info>
            <dc:creator>Bob Jacobsen</dc:creator>
            <dc:date>2011-06-13T04:42:49</dc:date>
          </office:change-info>
          <table:previous>
            <table:change-track-table-cell/>
          </table:previous>
        </table:cell-content-change>
        <table:deletion table:id="ct216" table:type="row" table:position="12" table:table="0" table:multi-deletion-spanned="2">
          <office:change-info>
            <dc:creator>Bob Jacobsen</dc:creator>
            <dc:date>2011-06-13T04:43:02</dc:date>
          </office:change-info>
          <table:deletions>
            <table:cell-content-deletion>
              <table:cell-address table:column="16" table:row="12" table:table="0"/>
              <table:change-track-table-cell office:value-type="string">
                <text:p>6ddd</text:p>
              </table:change-track-table-cell>
            </table:cell-content-deletion>
            <table:cell-content-deletion>
              <table:cell-address table:column="0" table:row="12" table:table="0"/>
              <table:change-track-table-cell office:value-type="string">
                <text:p>Protocol Support Inquiry</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3" table:row="12" table:table="0"/>
              <table:change-track-table-cell office:value-type="string">
                <text:p>Y</text:p>
              </table:change-track-table-cell>
            </table:cell-content-deletion>
            <table:cell-content-deletion>
              <table:cell-address table:column="4" table:row="12" table:table="0"/>
              <table:change-track-table-cell office:value-type="float" office:value="1"/>
            </table:cell-content-deletion>
            <table:cell-content-deletion>
              <table:cell-address table:column="5" table:row="12" table:table="0"/>
              <table:change-track-table-cell office:value-type="float" office:value="14"/>
            </table:cell-content-deletion>
            <table:cell-content-deletion>
              <table:cell-address table:column="11" table:row="12" table:table="0"/>
              <table:change-track-table-cell office:value-type="string">
                <text:p>32E4</text:p>
              </table:change-track-table-cell>
            </table:cell-content-deletion>
            <table:cell-content-deletion>
              <table:cell-address table:column="16" table:row="12" table:table="0"/>
              <table:change-track-table-cell office:value-type="float" office:value="6"/>
            </table:cell-content-deletion>
            <table:cell-content-deletion>
              <table:cell-address table:column="16" table:row="12" table:table="0"/>
              <table:change-track-table-cell office:value-type="string">
                <text:p>6ddd</text:p>
              </table:change-track-table-cell>
            </table:cell-content-deletion>
            <table:cell-content-deletion>
              <table:cell-address table:column="17" table:row="12"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L13" table:formula="of:=IF([.B13]=&quot;Y&quot;;4;0)+IF([.C13]=&quot;Y&quot;;2;0)+IF([.H13]=&quot;Y&quot;;1;0)" office:value-type="float" office:value="4"/>
            </table:cell-content-deletion>
          </table:deletions>
        </table:deletion>
        <table:deletion table:id="ct217" table:type="row" table:position="12" table:table="0">
          <office:change-info>
            <dc:creator>Bob Jacobsen</dc:creator>
            <dc:date>2011-06-13T04:43:02</dc:date>
          </office:change-info>
          <table:deletions>
            <table:cell-content-deletion>
              <table:cell-address table:column="16" table:row="12" table:table="0"/>
              <table:change-track-table-cell office:value-type="string">
                <text:p>6ddd</text:p>
              </table:change-track-table-cell>
            </table:cell-content-deletion>
            <table:cell-content-deletion>
              <table:cell-address table:column="0" table:row="12" table:table="0"/>
              <table:change-track-table-cell office:value-type="string">
                <text:p>Protocol Support Reply</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3" table:row="12" table:table="0"/>
              <table:change-track-table-cell office:value-type="string">
                <text:p>Y</text:p>
              </table:change-track-table-cell>
            </table:cell-content-deletion>
            <table:cell-content-deletion>
              <table:cell-address table:column="4" table:row="12" table:table="0"/>
              <table:change-track-table-cell office:value-type="float" office:value="1"/>
            </table:cell-content-deletion>
            <table:cell-content-deletion>
              <table:cell-address table:column="5" table:row="12" table:table="0"/>
              <table:change-track-table-cell office:value-type="float" office:value="15"/>
            </table:cell-content-deletion>
            <table:cell-content-deletion>
              <table:cell-address table:column="11" table:row="12" table:table="0"/>
              <table:change-track-table-cell office:value-type="string">
                <text:p>32F4</text:p>
              </table:change-track-table-cell>
            </table:cell-content-deletion>
            <table:cell-content-deletion>
              <table:cell-address table:column="16" table:row="12" table:table="0"/>
              <table:change-track-table-cell office:value-type="float" office:value="6"/>
            </table:cell-content-deletion>
            <table:cell-content-deletion>
              <table:cell-address table:column="16" table:row="12" table:table="0"/>
              <table:change-track-table-cell office:value-type="string">
                <text:p>6ddd</text:p>
              </table:change-track-table-cell>
            </table:cell-content-deletion>
            <table:cell-content-deletion>
              <table:cell-address table:column="17" table:row="12"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L13" table:formula="of:=IF([.B13]=&quot;Y&quot;;4;0)+IF([.C13]=&quot;Y&quot;;2;0)+IF([.H13]=&quot;Y&quot;;1;0)" office:value-type="float" office:value="4"/>
            </table:cell-content-deletion>
          </table:deletions>
        </table:deletion>
        <table:cell-content-change table:id="ct218">
          <table:cell-address table:column="11" table:row="54" table:table="0"/>
          <office:change-info>
            <dc:creator>Bob Jacobsen</dc:creator>
            <dc:date>2011-06-13T04:44:06</dc:date>
          </office:change-info>
          <table:previous>
            <table:change-track-table-cell table:cell-address="Sheet1.L55" table:formula="of:=DEC2HEX(3*(16*256)+[.E55]*256*2+[.F55]*16+#ref!51;4)" office:value-type="float" office:value="0"/>
          </table:previous>
        </table:cell-content-change>
        <table:cell-content-change table:id="ct219">
          <table:cell-address table:column="11" table:row="8" table:table="0"/>
          <office:change-info>
            <dc:creator>Bob Jacobsen</dc:creator>
            <dc:date>2011-07-23T21:50:56</dc:date>
          </office:change-info>
          <table:previous>
            <table:change-track-table-cell table:cell-address="Sheet1.L9" table:formula="of:=DEC2HEX(3*(16*256)+[.E9]*256*2+[.F9]*16+#ref!12;4)" office:value-type="float" office:value="0"/>
          </table:previous>
        </table:cell-content-change>
        <table:cell-content-change table:id="ct220">
          <table:cell-address table:column="11" table:row="9" table:table="0"/>
          <office:change-info>
            <dc:creator>Bob Jacobsen</dc:creator>
            <dc:date>2011-07-23T21:51:14</dc:date>
          </office:change-info>
          <table:previous>
            <table:change-track-table-cell table:cell-address="Sheet1.L10" table:formula="of:=DEC2HEX(3*(16*256)+[.E10]*256*2+[.F10]*16+#ref!13;4)" office:value-type="float" office:value="0"/>
          </table:previous>
        </table:cell-content-change>
        <table:cell-content-change table:id="ct221">
          <table:cell-address table:column="11" table:row="8" table:table="0"/>
          <office:change-info>
            <dc:creator>Bob Jacobsen</dc:creator>
            <dc:date>2011-07-23T21:51:59</dc:date>
          </office:change-info>
          <table:previous table:id="ct219">
            <table:change-track-table-cell table:cell-address="Sheet1.L9" table:formula="of:=DEC2HEX(3*(16*256)+[.I9]*256*2+[.J9]*16+[.K9]+IF([.H9]!=#NAME?[.$E10],1024,0);4)" office:value-type="string"/>
          </table:previous>
        </table:cell-content-change>
        <table:cell-content-change table:id="ct222">
          <table:cell-address table:column="11" table:row="8" table:table="0"/>
          <office:change-info>
            <dc:creator>Bob Jacobsen</dc:creator>
            <dc:date>2011-07-23T21:52:22</dc:date>
          </office:change-info>
          <table:previous table:id="ct221">
            <table:change-track-table-cell table:cell-address="Sheet1.L9" table:formula="of:=DEC2HEX(3*(16*256)+[.I9]*256*2+[.J9]*16+[.K9]+IF([.H9]!=#NAME?[.$E10];1024;0);4)" office:value-type="string"/>
          </table:previous>
        </table:cell-content-change>
        <table:cell-content-change table:id="ct223">
          <table:cell-address table:column="11" table:row="8" table:table="0"/>
          <office:change-info>
            <dc:creator>Bob Jacobsen</dc:creator>
            <dc:date>2011-07-23T21:52:46</dc:date>
          </office:change-info>
          <table:previous table:id="ct222">
            <table:change-track-table-cell table:cell-address="Sheet1.L9" table:formula="of:=DEC2HEX(1*(16*256)+[.I9]*256*2+[.J9]*16+[.K9]+IF([.H9]!=#NAME?[.$E10];2*16*256;0);4)" office:value-type="string"/>
          </table:previous>
        </table:cell-content-change>
        <table:cell-content-change table:id="ct224">
          <table:cell-address table:column="11" table:row="8" table:table="0"/>
          <office:change-info>
            <dc:creator>Bob Jacobsen</dc:creator>
            <dc:date>2011-07-23T21:53:13</dc:date>
          </office:change-info>
          <table:previous table:id="ct223">
            <table:change-track-table-cell table:cell-address="Sheet1.L9" table:formula="of:=DEC2HEX(1*(16*256)+[.I9]*256*2+[.J9]*16+[.K9]+IF([.H9]!=&quot;Y&quot;;2*16*256;0);4)" office:value-type="string"/>
          </table:previous>
        </table:cell-content-change>
        <table:cell-content-change table:id="ct225">
          <table:cell-address table:column="11" table:row="8" table:table="0"/>
          <office:change-info>
            <dc:creator>Bob Jacobsen</dc:creator>
            <dc:date>2011-07-23T21:53:28</dc:date>
          </office:change-info>
          <table:previous table:id="ct224">
            <table:change-track-table-cell table:cell-address="Sheet1.L9" table:formula="of:=DEC2HEX(1*(16*256)+[.E9]*256*2+[.F9]*16+#ref!12+IF([.D9]=&quot;Y&quot;;2*16*256;0);4)" office:value-type="float" office:value="0"/>
          </table:previous>
        </table:cell-content-change>
        <table:cell-content-change table:id="ct226">
          <table:cell-address table:column="11" table:row="9" table:table="0"/>
          <office:change-info>
            <dc:creator>Bob Jacobsen</dc:creator>
            <dc:date>2011-07-23T21:53:44</dc:date>
          </office:change-info>
          <table:previous table:id="ct220">
            <table:change-track-table-cell table:cell-address="Sheet1.L10" table:formula="of:=DEC2HEX(3*(16*256)+[.E10]*256*2+[.F10]*16+#ref!13+IF([.D10]!='Y',1024,0);4)" office:value-type="string"/>
          </table:previous>
        </table:cell-content-change>
        <table:cell-content-change table:id="ct227">
          <table:cell-address table:column="11" table:row="8" table:table="0"/>
          <office:change-info>
            <dc:creator>Bob Jacobsen</dc:creator>
            <dc:date>2011-07-23T21:53:52</dc:date>
          </office:change-info>
          <table:previous table:id="ct225">
            <table:change-track-table-cell table:cell-address="Sheet1.L9" table:formula="of:=DEC2HEX(1*(16*256)+[.I9]*256*2+[.J9]*16+[.K9]+IF(![.H9]=&quot;Y&quot;;2*16*256;0);4)" office:value-type="string"/>
          </table:previous>
        </table:cell-content-change>
        <table:cell-content-change table:id="ct228">
          <table:cell-address table:column="11" table:row="9" table:table="0"/>
          <office:change-info>
            <dc:creator>Bob Jacobsen</dc:creator>
            <dc:date>2011-07-23T21:54:03</dc:date>
          </office:change-info>
          <table:previous table:id="ct226">
            <table:change-track-table-cell table:cell-address="Sheet1.L10" table:formula="of:=DEC2HEX(3*(16*256)+[.I10]*256*2+[.J10]*16+[.K10]+IF(not [.H10]!=#NAME?[.$E10],1024,0);4)" office:value-type="string"/>
          </table:previous>
        </table:cell-content-change>
        <table:cell-content-change table:id="ct229">
          <table:cell-address table:column="11" table:row="8" table:table="0"/>
          <office:change-info>
            <dc:creator>Bob Jacobsen</dc:creator>
            <dc:date>2011-07-23T21:54:35</dc:date>
          </office:change-info>
          <table:previous table:id="ct227">
            <table:change-track-table-cell table:cell-address="Sheet1.L9" table:formula="of:=DEC2HEX(1*(16*256)+[.I9]*256*2+[.J9]*16+[.K9]+IF(not [.H9]=&quot;Y&quot;;2*16*256;0);4)" office:value-type="string"/>
          </table:previous>
        </table:cell-content-change>
        <table:cell-content-change table:id="ct230">
          <table:cell-address table:column="11" table:row="9" table:table="0"/>
          <office:change-info>
            <dc:creator>Bob Jacobsen</dc:creator>
            <dc:date>2011-07-23T21:54:43</dc:date>
          </office:change-info>
          <table:previous table:id="ct228">
            <table:change-track-table-cell table:cell-address="Sheet1.L10" table:formula="of:=DEC2HEX(3*(16*256)+[.I10]*256*2+[.J10]*16+[.K10]+IF(not [.H10]!=&quot;Y&quot;,1024,0);4)" office:value-type="string"/>
          </table:previous>
        </table:cell-content-change>
        <table:cell-content-change table:id="ct231">
          <table:cell-address table:column="11" table:row="9" table:table="0"/>
          <office:change-info>
            <dc:creator>Bob Jacobsen</dc:creator>
            <dc:date>2011-07-23T21:54:47</dc:date>
          </office:change-info>
          <table:previous table:id="ct230">
            <table:change-track-table-cell table:cell-address="Sheet1.L10" table:formula="of:=DEC2HEX(3*(16*256)+[.I10]*256*2+[.J10]*16+[.K10]+IF(NOT ([.H10]!=&quot;Y&quot;),1024,0);4)" office:value-type="string"/>
          </table:previous>
        </table:cell-content-change>
        <table:cell-content-change table:id="ct232">
          <table:cell-address table:column="11" table:row="9" table:table="0"/>
          <office:change-info>
            <dc:creator>Bob Jacobsen</dc:creator>
            <dc:date>2011-07-23T21:54:55</dc:date>
          </office:change-info>
          <table:previous table:id="ct231">
            <table:change-track-table-cell table:cell-address="Sheet1.L10" table:formula="of:=DEC2HEX(3*(16*256)+[.I10]*256*2+[.J10]*16+[.K10]+IF(NOT ([.H10]=&quot;Y&quot;),1024,0);4)" office:value-type="string"/>
          </table:previous>
        </table:cell-content-change>
        <table:cell-content-change table:id="ct233">
          <table:cell-address table:column="11" table:row="9" table:table="0"/>
          <office:change-info>
            <dc:creator>Bob Jacobsen</dc:creator>
            <dc:date>2011-07-23T21:54:58</dc:date>
          </office:change-info>
          <table:previous table:id="ct232">
            <table:change-track-table-cell table:cell-address="Sheet1.L10" table:formula="of:=DEC2HEX(3*(16*256)+[.I10]*256*2+[.J10]*16+[.K10]+IF(NOT ([.H10]=&quot;Y&quot;)),1024,0);4)" office:value-type="string"/>
          </table:previous>
        </table:cell-content-change>
        <table:cell-content-change table:id="ct234">
          <table:cell-address table:column="11" table:row="10" table:table="0"/>
          <office:change-info>
            <dc:creator>Bob Jacobsen</dc:creator>
            <dc:date>2011-07-23T21:55:16</dc:date>
          </office:change-info>
          <table:previous>
            <table:change-track-table-cell table:cell-address="Sheet1.L11" table:formula="of:=DEC2HEX(3*(16*256)+[.E11]*256*2+[.F11]*16+#ref!14;4)" office:value-type="float" office:value="0"/>
          </table:previous>
        </table:cell-content-change>
        <table:cell-content-change table:id="ct235">
          <table:cell-address table:column="11" table:row="11" table:table="0"/>
          <office:change-info>
            <dc:creator>Bob Jacobsen</dc:creator>
            <dc:date>2011-07-23T21:55:17</dc:date>
          </office:change-info>
          <table:previous>
            <table:change-track-table-cell table:cell-address="Sheet1.L12" table:formula="of:=DEC2HEX(3*(16*256)+[.E12]*256*2+[.F12]*16+#ref!15;4)" office:value-type="float" office:value="0"/>
          </table:previous>
        </table:cell-content-change>
        <table:cell-content-change table:id="ct236">
          <table:cell-address table:column="11" table:row="12" table:table="0"/>
          <office:change-info>
            <dc:creator>Bob Jacobsen</dc:creator>
            <dc:date>2011-07-23T21:55:18</dc:date>
          </office:change-info>
          <table:previous>
            <table:change-track-table-cell table:cell-address="Sheet1.L13" table:formula="of:=DEC2HEX(3*(16*256)+[.E13]*256*2+[.F13]*16+#ref!16;4)" office:value-type="float" office:value="0"/>
          </table:previous>
        </table:cell-content-change>
        <table:cell-content-change table:id="ct237">
          <table:cell-address table:column="11" table:row="13" table:table="0"/>
          <office:change-info>
            <dc:creator>Bob Jacobsen</dc:creator>
            <dc:date>2011-07-23T21:55:20</dc:date>
          </office:change-info>
          <table:previous>
            <table:change-track-table-cell table:cell-address="Sheet1.L14" table:formula="of:=DEC2HEX(3*(16*256)+[.E14]*256*2+[.F14]*16+#ref!17;4)" office:value-type="float" office:value="0"/>
          </table:previous>
        </table:cell-content-change>
        <table:cell-content-change table:id="ct238">
          <table:cell-address table:column="11" table:row="16"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1" table:row="17"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1" table:row="20" table:table="0"/>
          <office:change-info>
            <dc:creator>Bob Jacobsen</dc:creator>
            <dc:date>2011-07-23T21:55:23</dc:date>
          </office:change-info>
          <table:previous>
            <table:change-track-table-cell table:cell-address="Sheet1.L21" table:formula="of:=DEC2HEX(3*(16*256)+[.E21]*256*2+[.F21]*16+#ref!24;4)" office:value-type="float" office:value="0"/>
          </table:previous>
        </table:cell-content-change>
        <table:cell-content-change table:id="ct241">
          <table:cell-address table:column="11" table:row="21" table:table="0"/>
          <office:change-info>
            <dc:creator>Bob Jacobsen</dc:creator>
            <dc:date>2011-07-23T21:55:23</dc:date>
          </office:change-info>
          <table:previous>
            <table:change-track-table-cell table:cell-address="Sheet1.L22" table:formula="of:=DEC2HEX(3*(16*256)+[.E22]*256*2+[.F22]*16+#ref!25;4)" office:value-type="float" office:value="0"/>
          </table:previous>
        </table:cell-content-change>
        <table:cell-content-change table:id="ct242">
          <table:cell-address table:column="11" table:row="22" table:table="0"/>
          <office:change-info>
            <dc:creator>Bob Jacobsen</dc:creator>
            <dc:date>2011-07-23T21:55:24</dc:date>
          </office:change-info>
          <table:previous>
            <table:change-track-table-cell table:cell-address="Sheet1.L23" table:formula="of:=DEC2HEX(3*(16*256)+[.E23]*256*2+[.F23]*16+#ref!26;4)" office:value-type="float" office:value="0"/>
          </table:previous>
        </table:cell-content-change>
        <table:cell-content-change table:id="ct243">
          <table:cell-address table:column="11" table:row="23" table:table="0"/>
          <office:change-info>
            <dc:creator>Bob Jacobsen</dc:creator>
            <dc:date>2011-07-23T21:55:25</dc:date>
          </office:change-info>
          <table:previous>
            <table:change-track-table-cell table:cell-address="Sheet1.L24" table:formula="of:=DEC2HEX(3*(16*256)+[.E24]*256*2+[.F24]*16+#ref!27;4)" office:value-type="float" office:value="0"/>
          </table:previous>
        </table:cell-content-change>
        <table:cell-content-change table:id="ct244">
          <table:cell-address table:column="11" table:row="24" table:table="0"/>
          <office:change-info>
            <dc:creator>Bob Jacobsen</dc:creator>
            <dc:date>2011-07-23T21:55:26</dc:date>
          </office:change-info>
          <table:previous>
            <table:change-track-table-cell table:cell-address="Sheet1.L25" table:formula="of:=DEC2HEX(3*(16*256)+[.E25]*256*2+[.F25]*16+#ref!28;4)" office:value-type="float" office:value="0"/>
          </table:previous>
        </table:cell-content-change>
        <table:cell-content-change table:id="ct245">
          <table:cell-address table:column="11" table:row="25" table:table="0"/>
          <office:change-info>
            <dc:creator>Bob Jacobsen</dc:creator>
            <dc:date>2011-07-23T21:55:26</dc:date>
          </office:change-info>
          <table:previous>
            <table:change-track-table-cell table:cell-address="Sheet1.L26" table:formula="of:=DEC2HEX(3*(16*256)+[.E26]*256*2+[.F26]*16+#ref!29;4)" office:value-type="float" office:value="0"/>
          </table:previous>
        </table:cell-content-change>
        <table:cell-content-change table:id="ct246">
          <table:cell-address table:column="11" table:row="26" table:table="0"/>
          <office:change-info>
            <dc:creator>Bob Jacobsen</dc:creator>
            <dc:date>2011-07-23T21:55:27</dc:date>
          </office:change-info>
          <table:previous>
            <table:change-track-table-cell table:cell-address="Sheet1.L27" table:formula="of:=DEC2HEX(3*(16*256)+[.E27]*256*2+[.F27]*16+#ref!30;4)" office:value-type="float" office:value="0"/>
          </table:previous>
        </table:cell-content-change>
        <table:cell-content-change table:id="ct247">
          <table:cell-address table:column="11" table:row="27" table:table="0"/>
          <office:change-info>
            <dc:creator>Bob Jacobsen</dc:creator>
            <dc:date>2011-07-23T21:55:27</dc:date>
          </office:change-info>
          <table:previous>
            <table:change-track-table-cell table:cell-address="Sheet1.L28" table:formula="of:=DEC2HEX(3*(16*256)+[.E28]*256*2+[.F28]*16+#ref!31;4)" office:value-type="float" office:value="0"/>
          </table:previous>
        </table:cell-content-change>
        <table:cell-content-change table:id="ct248">
          <table:cell-address table:column="11" table:row="28" table:table="0"/>
          <office:change-info>
            <dc:creator>Bob Jacobsen</dc:creator>
            <dc:date>2011-07-23T21:55:27</dc:date>
          </office:change-info>
          <table:previous>
            <table:change-track-table-cell table:cell-address="Sheet1.L29" table:formula="of:=DEC2HEX(3*(16*256)+[.E29]*256*2+[.F29]*16+#ref!32;4)" office:value-type="float" office:value="0"/>
          </table:previous>
        </table:cell-content-change>
        <table:cell-content-change table:id="ct249">
          <table:cell-address table:column="11" table:row="29" table:table="0"/>
          <office:change-info>
            <dc:creator>Bob Jacobsen</dc:creator>
            <dc:date>2011-07-23T21:55:28</dc:date>
          </office:change-info>
          <table:previous>
            <table:change-track-table-cell table:cell-address="Sheet1.L30" table:formula="of:=DEC2HEX(3*(16*256)+[.E30]*256*2+[.F30]*16+#ref!33;4)" office:value-type="float" office:value="0"/>
          </table:previous>
        </table:cell-content-change>
        <table:cell-content-change table:id="ct250">
          <table:cell-address table:column="11" table:row="41" table:table="0"/>
          <office:change-info>
            <dc:creator>Bob Jacobsen</dc:creator>
            <dc:date>2011-07-23T21:55:32</dc:date>
          </office:change-info>
          <table:previous>
            <table:change-track-table-cell table:cell-address="Sheet1.L42" table:formula="of:=DEC2HEX(3*(16*256)+[.E42]*256*2+[.F42]*16+#ref!37;4)" office:value-type="float" office:value="0"/>
          </table:previous>
        </table:cell-content-change>
        <table:cell-content-change table:id="ct251">
          <table:cell-address table:column="11" table:row="42" table:table="0"/>
          <office:change-info>
            <dc:creator>Bob Jacobsen</dc:creator>
            <dc:date>2011-07-23T21:55:33</dc:date>
          </office:change-info>
          <table:previous>
            <table:change-track-table-cell table:cell-address="Sheet1.L43" table:formula="of:=DEC2HEX(3*(16*256)+[.E43]*256*2+[.F43]*16+#ref!39;4)" office:value-type="float" office:value="0"/>
          </table:previous>
        </table:cell-content-change>
        <table:cell-content-change table:id="ct252">
          <table:cell-address table:column="11" table:row="43" table:table="0"/>
          <office:change-info>
            <dc:creator>Bob Jacobsen</dc:creator>
            <dc:date>2011-07-23T21:55:33</dc:date>
          </office:change-info>
          <table:previous>
            <table:change-track-table-cell table:cell-address="Sheet1.L44" table:formula="of:=DEC2HEX(3*(16*256)+[.E44]*256*2+[.F44]*16+#ref!40;4)" office:value-type="float" office:value="0"/>
          </table:previous>
        </table:cell-content-change>
        <table:cell-content-change table:id="ct253">
          <table:cell-address table:column="11" table:row="47" table:table="0"/>
          <office:change-info>
            <dc:creator>Bob Jacobsen</dc:creator>
            <dc:date>2011-07-23T21:55:36</dc:date>
          </office:change-info>
          <table:previous>
            <table:change-track-table-cell table:cell-address="Sheet1.L48" table:formula="of:=DEC2HEX(3*(16*256)+[.E48]*256*2+[.F48]*16+#ref!44;4)" office:value-type="float" office:value="0"/>
          </table:previous>
        </table:cell-content-change>
        <table:cell-content-change table:id="ct254">
          <table:cell-address table:column="11" table:row="49" table:table="0"/>
          <office:change-info>
            <dc:creator>Bob Jacobsen</dc:creator>
            <dc:date>2011-07-23T21:55:37</dc:date>
          </office:change-info>
          <table:previous>
            <table:change-track-table-cell table:cell-address="Sheet1.L50" table:formula="of:=DEC2HEX(3*(16*256)+[.E50]*256*2+[.F50]*16+#ref!46;4)" office:value-type="float" office:value="0"/>
          </table:previous>
        </table:cell-content-change>
        <table:cell-content-change table:id="ct255">
          <table:cell-address table:column="11" table:row="54" table:table="0"/>
          <office:change-info>
            <dc:creator>Bob Jacobsen</dc:creator>
            <dc:date>2011-07-23T21:55:47</dc:date>
          </office:change-info>
          <table:previous table:id="ct218">
            <table:change-track-table-cell table:cell-address="Sheet1.L55" table:formula="of:=DEC2HEX([.E55]*256*2+[.F55]*16+#ref!51;4)" office:value-type="float" office:value="0"/>
          </table:previous>
        </table:cell-content-change>
        <table:cell-content-change table:id="ct256">
          <table:cell-address table:column="3" table:row="3" table:table="0"/>
          <office:change-info>
            <dc:creator>Bob Jacobsen</dc:creator>
            <dc:date>2011-07-23T21:56:11</dc:date>
          </office:change-info>
          <table:previous>
            <table:change-track-table-cell/>
          </table:previous>
        </table:cell-content-change>
        <table:cell-content-change table:id="ct257">
          <table:cell-address table:column="1" table:row="3" table:table="0"/>
          <office:change-info>
            <dc:creator>Bob Jacobsen</dc:creator>
            <dc:date>2011-07-23T21:56:17</dc:date>
          </office:change-info>
          <table:previous>
            <table:change-track-table-cell/>
          </table:previous>
        </table:cell-content-change>
        <table:cell-content-change table:id="ct258">
          <table:cell-address table:column="2" table:row="3" table:table="0"/>
          <office:change-info>
            <dc:creator>Bob Jacobsen</dc:creator>
            <dc:date>2011-07-23T21:56:17</dc:date>
          </office:change-info>
          <table:previous>
            <table:change-track-table-cell/>
          </table:previous>
        </table:cell-content-change>
        <table:cell-content-change table:id="ct259">
          <table:cell-address table:column="7" table:row="3" table:table="0"/>
          <office:change-info>
            <dc:creator>Bob Jacobsen</dc:creator>
            <dc:date>2011-07-23T21:56:24</dc:date>
          </office:change-info>
          <table:previous>
            <table:change-track-table-cell/>
          </table:previous>
        </table:cell-content-change>
        <table:cell-content-change table:id="ct260">
          <table:cell-address table:column="7" table:row="2"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7" table:row="56" table:table="0"/>
          <office:change-info>
            <dc:creator>Bob Jacobsen</dc:creator>
            <dc:date>2011-07-23T21:56:55</dc:date>
          </office:change-info>
          <table:previous>
            <table:change-track-table-cell/>
          </table:previous>
        </table:cell-content-change>
        <table:cell-content-change table:id="ct262">
          <table:cell-address table:column="7" table:row="56" table:table="0"/>
          <office:change-info>
            <dc:creator>Bob Jacobsen</dc:creator>
            <dc:date>2011-07-23T21:56:58</dc:date>
          </office:change-info>
          <table:previous>
            <table:change-track-table-cell/>
          </table:previous>
        </table:cell-content-change>
        <table:cell-content-change table:id="ct263">
          <table:cell-address table:column="7" table:row="56" table:table="0"/>
          <office:change-info>
            <dc:creator>Bob Jacobsen</dc:creator>
            <dc:date>2011-07-23T21:57:01</dc:date>
          </office:change-info>
          <table:previous>
            <table:change-track-table-cell/>
          </table:previous>
        </table:cell-content-change>
        <table:cell-content-change table:id="ct264">
          <table:cell-address table:column="7" table:row="56" table:table="0"/>
          <office:change-info>
            <dc:creator>Bob Jacobsen</dc:creator>
            <dc:date>2011-07-23T21:57:06</dc:date>
          </office:change-info>
          <table:previous>
            <table:change-track-table-cell/>
          </table:previous>
        </table:cell-content-change>
        <table:cell-content-change table:id="ct265">
          <table:cell-address table:column="11" table:row="56" table:table="0"/>
          <office:change-info>
            <dc:creator>Bob Jacobsen</dc:creator>
            <dc:date>2011-07-23T21:57:21</dc:date>
          </office:change-info>
          <table:previous>
            <table:change-track-table-cell/>
          </table:previous>
        </table:cell-content-change>
        <table:cell-content-change table:id="ct266">
          <table:cell-address table:column="11" table:row="56"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1" table:row="56"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1" table:row="56"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3" table:row="41"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3" table:row="41" table:table="0"/>
          <office:change-info>
            <dc:creator>Bob Jacobsen</dc:creator>
            <dc:date>2011-07-23T21:59:13</dc:date>
          </office:change-info>
          <table:previous table:id="ct269">
            <table:change-track-table-cell/>
          </table:previous>
        </table:cell-content-change>
        <table:cell-content-change table:id="ct271">
          <table:cell-address table:column="16" table:row="2"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6" table:row="2"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6" table:row="8" table:table="0"/>
          <office:change-info>
            <dc:creator>Bob Jacobsen</dc:creator>
            <dc:date>2011-07-23T22:03:25</dc:date>
          </office:change-info>
          <table:previous table:id="ct106">
            <table:change-track-table-cell/>
          </table:previous>
        </table:cell-content-change>
        <table:cell-content-change table:id="ct274">
          <table:cell-address table:column="16" table:row="9" table:table="0"/>
          <office:change-info>
            <dc:creator>Bob Jacobsen</dc:creator>
            <dc:date>2011-07-23T22:03:27</dc:date>
          </office:change-info>
          <table:previous>
            <table:change-track-table-cell/>
          </table:previous>
        </table:cell-content-change>
        <table:cell-content-change table:id="ct275">
          <table:cell-address table:column="16" table:row="10" table:table="0"/>
          <office:change-info>
            <dc:creator>Bob Jacobsen</dc:creator>
            <dc:date>2011-07-23T22:03:28</dc:date>
          </office:change-info>
          <table:previous>
            <table:change-track-table-cell/>
          </table:previous>
        </table:cell-content-change>
        <table:cell-content-change table:id="ct276">
          <table:cell-address table:column="16" table:row="11" table:table="0"/>
          <office:change-info>
            <dc:creator>Bob Jacobsen</dc:creator>
            <dc:date>2011-07-23T22:03:28</dc:date>
          </office:change-info>
          <table:previous>
            <table:change-track-table-cell/>
          </table:previous>
        </table:cell-content-change>
        <table:cell-content-change table:id="ct277">
          <table:cell-address table:column="16" table:row="12" table:table="0"/>
          <office:change-info>
            <dc:creator>Bob Jacobsen</dc:creator>
            <dc:date>2011-07-23T22:03:29</dc:date>
          </office:change-info>
          <table:previous>
            <table:change-track-table-cell/>
          </table:previous>
        </table:cell-content-change>
        <table:cell-content-change table:id="ct278">
          <table:cell-address table:column="16" table:row="13" table:table="0"/>
          <office:change-info>
            <dc:creator>Bob Jacobsen</dc:creator>
            <dc:date>2011-07-23T22:03:29</dc:date>
          </office:change-info>
          <table:previous>
            <table:change-track-table-cell/>
          </table:previous>
        </table:cell-content-change>
        <table:cell-content-change table:id="ct279">
          <table:cell-address table:column="16" table:row="16" table:table="0"/>
          <office:change-info>
            <dc:creator>Bob Jacobsen</dc:creator>
            <dc:date>2011-07-23T22:03:35</dc:date>
          </office:change-info>
          <table:previous>
            <table:change-track-table-cell/>
          </table:previous>
        </table:cell-content-change>
        <table:cell-content-change table:id="ct280">
          <table:cell-address table:column="16" table:row="17" table:table="0"/>
          <office:change-info>
            <dc:creator>Bob Jacobsen</dc:creator>
            <dc:date>2011-07-23T22:03:35</dc:date>
          </office:change-info>
          <table:previous>
            <table:change-track-table-cell/>
          </table:previous>
        </table:cell-content-change>
        <table:cell-content-change table:id="ct281">
          <table:cell-address table:column="16" table:row="20" table:table="0"/>
          <office:change-info>
            <dc:creator>Bob Jacobsen</dc:creator>
            <dc:date>2011-07-23T22:03:37</dc:date>
          </office:change-info>
          <table:previous>
            <table:change-track-table-cell/>
          </table:previous>
        </table:cell-content-change>
        <table:cell-content-change table:id="ct282">
          <table:cell-address table:column="16" table:row="21" table:table="0"/>
          <office:change-info>
            <dc:creator>Bob Jacobsen</dc:creator>
            <dc:date>2011-07-23T22:03:37</dc:date>
          </office:change-info>
          <table:previous>
            <table:change-track-table-cell/>
          </table:previous>
        </table:cell-content-change>
        <table:cell-content-change table:id="ct283">
          <table:cell-address table:column="16" table:row="22"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6" table:row="23" table:table="0"/>
          <office:change-info>
            <dc:creator>Bob Jacobsen</dc:creator>
            <dc:date>2011-07-23T22:03:40</dc:date>
          </office:change-info>
          <table:previous>
            <table:change-track-table-cell/>
          </table:previous>
        </table:cell-content-change>
        <table:cell-content-change table:id="ct285">
          <table:cell-address table:column="16" table:row="24" table:table="0"/>
          <office:change-info>
            <dc:creator>Bob Jacobsen</dc:creator>
            <dc:date>2011-07-23T22:03:40</dc:date>
          </office:change-info>
          <table:previous>
            <table:change-track-table-cell/>
          </table:previous>
        </table:cell-content-change>
        <table:cell-content-change table:id="ct286">
          <table:cell-address table:column="16" table:row="25"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6" table:row="26" table:table="0"/>
          <office:change-info>
            <dc:creator>Bob Jacobsen</dc:creator>
            <dc:date>2011-07-23T22:03:49</dc:date>
          </office:change-info>
          <table:previous>
            <table:change-track-table-cell/>
          </table:previous>
        </table:cell-content-change>
        <table:cell-content-change table:id="ct288">
          <table:cell-address table:column="16" table:row="27" table:table="0"/>
          <office:change-info>
            <dc:creator>Bob Jacobsen</dc:creator>
            <dc:date>2011-07-23T22:03:53</dc:date>
          </office:change-info>
          <table:previous>
            <table:change-track-table-cell/>
          </table:previous>
        </table:cell-content-change>
        <table:cell-content-change table:id="ct289">
          <table:cell-address table:column="16" table:row="28" table:table="0"/>
          <office:change-info>
            <dc:creator>Bob Jacobsen</dc:creator>
            <dc:date>2011-07-23T22:03:54</dc:date>
          </office:change-info>
          <table:previous>
            <table:change-track-table-cell/>
          </table:previous>
        </table:cell-content-change>
        <table:cell-content-change table:id="ct290">
          <table:cell-address table:column="16" table:row="29" table:table="0"/>
          <office:change-info>
            <dc:creator>Bob Jacobsen</dc:creator>
            <dc:date>2011-07-23T22:03:55</dc:date>
          </office:change-info>
          <table:previous>
            <table:change-track-table-cell/>
          </table:previous>
        </table:cell-content-change>
        <table:cell-content-change table:id="ct291">
          <table:cell-address table:column="16" table:row="26" table:table="0"/>
          <office:change-info>
            <dc:creator>Bob Jacobsen</dc:creator>
            <dc:date>2011-07-23T22:04:03</dc:date>
          </office:change-info>
          <table:previous table:id="ct287">
            <table:change-track-table-cell table:cell-address="Sheet1.Q27" table:formula="of:=[.C27]" office:value-type="float" office:value="0"/>
          </table:previous>
        </table:cell-content-change>
        <table:cell-content-change table:id="ct292">
          <table:cell-address table:column="16" table:row="26" table:table="0"/>
          <office:change-info>
            <dc:creator>Bob Jacobsen</dc:creator>
            <dc:date>2011-07-23T22:04:09</dc:date>
          </office:change-info>
          <table:previous table:id="ct291">
            <table:change-track-table-cell/>
          </table:previous>
        </table:cell-content-change>
        <table:cell-content-change table:id="ct293">
          <table:cell-address table:column="16" table:row="17" table:table="0"/>
          <office:change-info>
            <dc:creator>Bob Jacobsen</dc:creator>
            <dc:date>2011-07-23T22:04:14</dc:date>
          </office:change-info>
          <table:previous table:id="ct280">
            <table:change-track-table-cell table:cell-address="Sheet1.Q18" table:formula="of:=[.C18]" office:value-type="float" office:value="0"/>
          </table:previous>
        </table:cell-content-change>
        <table:cell-content-change table:id="ct294">
          <table:cell-address table:column="16" table:row="16" table:table="0"/>
          <office:change-info>
            <dc:creator>Bob Jacobsen</dc:creator>
            <dc:date>2011-07-23T22:04:15</dc:date>
          </office:change-info>
          <table:previous table:id="ct279">
            <table:change-track-table-cell table:cell-address="Sheet1.Q17" table:formula="of:=[.C17]" office:value-type="float" office:value="0"/>
          </table:previous>
        </table:cell-content-change>
        <table:cell-content-change table:id="ct295">
          <table:cell-address table:column="16" table:row="13" table:table="0"/>
          <office:change-info>
            <dc:creator>Bob Jacobsen</dc:creator>
            <dc:date>2011-07-23T22:04:16</dc:date>
          </office:change-info>
          <table:previous table:id="ct278">
            <table:change-track-table-cell table:cell-address="Sheet1.Q14" table:formula="of:=[.C14]" office:value-type="float" office:value="0"/>
          </table:previous>
        </table:cell-content-change>
        <table:cell-content-change table:id="ct296">
          <table:cell-address table:column="16" table:row="12" table:table="0"/>
          <office:change-info>
            <dc:creator>Bob Jacobsen</dc:creator>
            <dc:date>2011-07-23T22:04:17</dc:date>
          </office:change-info>
          <table:previous table:id="ct277">
            <table:change-track-table-cell table:cell-address="Sheet1.Q13" table:formula="of:=[.C13]" office:value-type="float" office:value="0"/>
          </table:previous>
        </table:cell-content-change>
        <table:cell-content-change table:id="ct297">
          <table:cell-address table:column="16" table:row="9" table:table="0"/>
          <office:change-info>
            <dc:creator>Bob Jacobsen</dc:creator>
            <dc:date>2011-07-23T22:04:23</dc:date>
          </office:change-info>
          <table:previous table:id="ct274">
            <table:change-track-table-cell table:cell-address="Sheet1.Q10" table:formula="of:=[.C10]" office:value-type="float" office:value="0"/>
          </table:previous>
        </table:cell-content-change>
        <table:cell-content-change table:id="ct298">
          <table:cell-address table:column="16" table:row="9" table:table="0"/>
          <office:change-info>
            <dc:creator>Bob Jacobsen</dc:creator>
            <dc:date>2011-07-23T22:04:27</dc:date>
          </office:change-info>
          <table:previous>
            <table:change-track-table-cell/>
          </table:previous>
        </table:cell-content-change>
        <table:cell-content-change table:id="ct299">
          <table:cell-address table:column="16" table:row="9" table:table="0"/>
          <office:change-info>
            <dc:creator>Bob Jacobsen</dc:creator>
            <dc:date>2011-07-23T22:04:28</dc:date>
          </office:change-info>
          <table:previous>
            <table:change-track-table-cell/>
          </table:previous>
        </table:cell-content-change>
        <table:cell-content-change table:id="ct300">
          <table:cell-address table:column="16" table:row="9" table:table="0"/>
          <office:change-info>
            <dc:creator>Bob Jacobsen</dc:creator>
            <dc:date>2011-07-23T22:04:29</dc:date>
          </office:change-info>
          <table:previous>
            <table:change-track-table-cell/>
          </table:previous>
        </table:cell-content-change>
        <table:cell-content-change table:id="ct301">
          <table:cell-address table:column="16" table:row="12" table:table="0"/>
          <office:change-info>
            <dc:creator>Bob Jacobsen</dc:creator>
            <dc:date>2011-07-23T22:04:38</dc:date>
          </office:change-info>
          <table:previous>
            <table:change-track-table-cell/>
          </table:previous>
        </table:cell-content-change>
        <table:cell-content-change table:id="ct302">
          <table:cell-address table:column="16" table:row="12" table:table="0"/>
          <office:change-info>
            <dc:creator>Bob Jacobsen</dc:creator>
            <dc:date>2011-07-23T22:04:38</dc:date>
          </office:change-info>
          <table:previous>
            <table:change-track-table-cell/>
          </table:previous>
        </table:cell-content-change>
        <table:cell-content-change table:id="ct303">
          <table:cell-address table:column="16" table:row="12" table:table="0"/>
          <office:change-info>
            <dc:creator>Bob Jacobsen</dc:creator>
            <dc:date>2011-07-23T22:04:38</dc:date>
          </office:change-info>
          <table:previous>
            <table:change-track-table-cell/>
          </table:previous>
        </table:cell-content-change>
        <table:cell-content-change table:id="ct304">
          <table:cell-address table:column="16" table:row="13" table:table="0"/>
          <office:change-info>
            <dc:creator>Bob Jacobsen</dc:creator>
            <dc:date>2011-07-23T22:04:39</dc:date>
          </office:change-info>
          <table:previous>
            <table:change-track-table-cell/>
          </table:previous>
        </table:cell-content-change>
        <table:cell-content-change table:id="ct305">
          <table:cell-address table:column="16" table:row="13" table:table="0"/>
          <office:change-info>
            <dc:creator>Bob Jacobsen</dc:creator>
            <dc:date>2011-07-23T22:04:39</dc:date>
          </office:change-info>
          <table:previous>
            <table:change-track-table-cell/>
          </table:previous>
        </table:cell-content-change>
        <table:cell-content-change table:id="ct306">
          <table:cell-address table:column="16" table:row="13" table:table="0"/>
          <office:change-info>
            <dc:creator>Bob Jacobsen</dc:creator>
            <dc:date>2011-07-23T22:04:39</dc:date>
          </office:change-info>
          <table:previous>
            <table:change-track-table-cell/>
          </table:previous>
        </table:cell-content-change>
        <table:cell-content-change table:id="ct307">
          <table:cell-address table:column="16" table:row="16" table:table="0"/>
          <office:change-info>
            <dc:creator>Bob Jacobsen</dc:creator>
            <dc:date>2011-07-23T22:04:40</dc:date>
          </office:change-info>
          <table:previous>
            <table:change-track-table-cell/>
          </table:previous>
        </table:cell-content-change>
        <table:cell-content-change table:id="ct308">
          <table:cell-address table:column="16" table:row="16" table:table="0"/>
          <office:change-info>
            <dc:creator>Bob Jacobsen</dc:creator>
            <dc:date>2011-07-23T22:04:40</dc:date>
          </office:change-info>
          <table:previous>
            <table:change-track-table-cell/>
          </table:previous>
        </table:cell-content-change>
        <table:cell-content-change table:id="ct309">
          <table:cell-address table:column="16" table:row="16" table:table="0"/>
          <office:change-info>
            <dc:creator>Bob Jacobsen</dc:creator>
            <dc:date>2011-07-23T22:04:40</dc:date>
          </office:change-info>
          <table:previous>
            <table:change-track-table-cell/>
          </table:previous>
        </table:cell-content-change>
        <table:cell-content-change table:id="ct310">
          <table:cell-address table:column="16" table:row="17" table:table="0"/>
          <office:change-info>
            <dc:creator>Bob Jacobsen</dc:creator>
            <dc:date>2011-07-23T22:04:41</dc:date>
          </office:change-info>
          <table:previous>
            <table:change-track-table-cell/>
          </table:previous>
        </table:cell-content-change>
        <table:cell-content-change table:id="ct311">
          <table:cell-address table:column="16" table:row="17" table:table="0"/>
          <office:change-info>
            <dc:creator>Bob Jacobsen</dc:creator>
            <dc:date>2011-07-23T22:04:41</dc:date>
          </office:change-info>
          <table:previous>
            <table:change-track-table-cell/>
          </table:previous>
        </table:cell-content-change>
        <table:cell-content-change table:id="ct312">
          <table:cell-address table:column="16" table:row="17" table:table="0"/>
          <office:change-info>
            <dc:creator>Bob Jacobsen</dc:creator>
            <dc:date>2011-07-23T22:04:41</dc:date>
          </office:change-info>
          <table:previous>
            <table:change-track-table-cell/>
          </table:previous>
        </table:cell-content-change>
        <table:cell-content-change table:id="ct313">
          <table:cell-address table:column="16" table:row="26" table:table="0"/>
          <office:change-info>
            <dc:creator>Bob Jacobsen</dc:creator>
            <dc:date>2011-07-23T22:04:43</dc:date>
          </office:change-info>
          <table:previous>
            <table:change-track-table-cell/>
          </table:previous>
        </table:cell-content-change>
        <table:cell-content-change table:id="ct314">
          <table:cell-address table:column="16" table:row="26" table:table="0"/>
          <office:change-info>
            <dc:creator>Bob Jacobsen</dc:creator>
            <dc:date>2011-07-23T22:04:43</dc:date>
          </office:change-info>
          <table:previous>
            <table:change-track-table-cell/>
          </table:previous>
        </table:cell-content-change>
        <table:cell-content-change table:id="ct315">
          <table:cell-address table:column="16" table:row="26" table:table="0"/>
          <office:change-info>
            <dc:creator>Bob Jacobsen</dc:creator>
            <dc:date>2011-07-23T22:04:43</dc:date>
          </office:change-info>
          <table:previous>
            <table:change-track-table-cell/>
          </table:previous>
        </table:cell-content-change>
        <table:cell-content-change table:id="ct316">
          <table:cell-address table:column="16" table:row="41" table:table="0"/>
          <office:change-info>
            <dc:creator>Bob Jacobsen</dc:creator>
            <dc:date>2011-07-23T22:04:47</dc:date>
          </office:change-info>
          <table:previous>
            <table:change-track-table-cell/>
          </table:previous>
        </table:cell-content-change>
        <table:cell-content-change table:id="ct317">
          <table:cell-address table:column="16" table:row="41" table:table="0"/>
          <office:change-info>
            <dc:creator>Bob Jacobsen</dc:creator>
            <dc:date>2011-07-23T22:04:47</dc:date>
          </office:change-info>
          <table:previous>
            <table:change-track-table-cell/>
          </table:previous>
        </table:cell-content-change>
        <table:cell-content-change table:id="ct318">
          <table:cell-address table:column="16" table:row="41" table:table="0"/>
          <office:change-info>
            <dc:creator>Bob Jacobsen</dc:creator>
            <dc:date>2011-07-23T22:04:47</dc:date>
          </office:change-info>
          <table:previous>
            <table:change-track-table-cell/>
          </table:previous>
        </table:cell-content-change>
        <table:cell-content-change table:id="ct319">
          <table:cell-address table:column="16" table:row="42" table:table="0"/>
          <office:change-info>
            <dc:creator>Bob Jacobsen</dc:creator>
            <dc:date>2011-07-23T22:04:48</dc:date>
          </office:change-info>
          <table:previous>
            <table:change-track-table-cell/>
          </table:previous>
        </table:cell-content-change>
        <table:cell-content-change table:id="ct320">
          <table:cell-address table:column="16" table:row="42" table:table="0"/>
          <office:change-info>
            <dc:creator>Bob Jacobsen</dc:creator>
            <dc:date>2011-07-23T22:04:48</dc:date>
          </office:change-info>
          <table:previous>
            <table:change-track-table-cell/>
          </table:previous>
        </table:cell-content-change>
        <table:cell-content-change table:id="ct321">
          <table:cell-address table:column="16" table:row="42" table:table="0"/>
          <office:change-info>
            <dc:creator>Bob Jacobsen</dc:creator>
            <dc:date>2011-07-23T22:04:48</dc:date>
          </office:change-info>
          <table:previous>
            <table:change-track-table-cell/>
          </table:previous>
        </table:cell-content-change>
        <table:cell-content-change table:id="ct322">
          <table:cell-address table:column="16" table:row="42" table:table="0"/>
          <office:change-info>
            <dc:creator>Bob Jacobsen</dc:creator>
            <dc:date>2011-07-23T22:04:48</dc:date>
          </office:change-info>
          <table:previous>
            <table:change-track-table-cell/>
          </table:previous>
        </table:cell-content-change>
        <table:cell-content-change table:id="ct323">
          <table:cell-address table:column="16" table:row="42" table:table="0"/>
          <office:change-info>
            <dc:creator>Bob Jacobsen</dc:creator>
            <dc:date>2011-07-23T22:04:48</dc:date>
          </office:change-info>
          <table:previous>
            <table:change-track-table-cell/>
          </table:previous>
        </table:cell-content-change>
        <table:cell-content-change table:id="ct324">
          <table:cell-address table:column="16" table:row="42" table:table="0"/>
          <office:change-info>
            <dc:creator>Bob Jacobsen</dc:creator>
            <dc:date>2011-07-23T22:04:48</dc:date>
          </office:change-info>
          <table:previous>
            <table:change-track-table-cell/>
          </table:previous>
        </table:cell-content-change>
        <table:cell-content-change table:id="ct325">
          <table:cell-address table:column="16" table:row="42"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6" table:row="42"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6" table:row="42"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6" table:row="43" table:table="0"/>
          <office:change-info>
            <dc:creator>Bob Jacobsen</dc:creator>
            <dc:date>2011-07-23T22:04:55</dc:date>
          </office:change-info>
          <table:previous>
            <table:change-track-table-cell/>
          </table:previous>
        </table:cell-content-change>
        <table:cell-content-change table:id="ct329">
          <table:cell-address table:column="16" table:row="43" table:table="0"/>
          <office:change-info>
            <dc:creator>Bob Jacobsen</dc:creator>
            <dc:date>2011-07-23T22:04:55</dc:date>
          </office:change-info>
          <table:previous>
            <table:change-track-table-cell/>
          </table:previous>
        </table:cell-content-change>
        <table:cell-content-change table:id="ct330">
          <table:cell-address table:column="16" table:row="43" table:table="0"/>
          <office:change-info>
            <dc:creator>Bob Jacobsen</dc:creator>
            <dc:date>2011-07-23T22:04:55</dc:date>
          </office:change-info>
          <table:previous>
            <table:change-track-table-cell/>
          </table:previous>
        </table:cell-content-change>
        <table:cell-content-change table:id="ct331">
          <table:cell-address table:column="16" table:row="43" table:table="0"/>
          <office:change-info>
            <dc:creator>Bob Jacobsen</dc:creator>
            <dc:date>2011-07-23T22:04:58</dc:date>
          </office:change-info>
          <table:previous>
            <table:change-track-table-cell/>
          </table:previous>
        </table:cell-content-change>
        <table:cell-content-change table:id="ct332">
          <table:cell-address table:column="16" table:row="41" table:table="0"/>
          <office:change-info>
            <dc:creator>Bob Jacobsen</dc:creator>
            <dc:date>2011-07-23T22:05:01</dc:date>
          </office:change-info>
          <table:previous>
            <table:change-track-table-cell/>
          </table:previous>
        </table:cell-content-change>
        <table:cell-content-change table:id="ct333">
          <table:cell-address table:column="16" table:row="42" table:table="0"/>
          <office:change-info>
            <dc:creator>Bob Jacobsen</dc:creator>
            <dc:date>2011-07-23T22:05:02</dc:date>
          </office:change-info>
          <table:previous>
            <table:change-track-table-cell/>
          </table:previous>
        </table:cell-content-change>
        <table:cell-content-change table:id="ct334">
          <table:cell-address table:column="16" table:row="43" table:table="0"/>
          <office:change-info>
            <dc:creator>Bob Jacobsen</dc:creator>
            <dc:date>2011-07-23T22:05:03</dc:date>
          </office:change-info>
          <table:previous table:id="ct331">
            <table:change-track-table-cell table:cell-address="Sheet1.Q44" table:formula="of:=-[.Q43]" office:value-type="float" office:value="0"/>
          </table:previous>
        </table:cell-content-change>
        <table:cell-content-change table:id="ct335">
          <table:cell-address table:column="16" table:row="47" table:table="0"/>
          <office:change-info>
            <dc:creator>Bob Jacobsen</dc:creator>
            <dc:date>2011-07-23T22:05:05</dc:date>
          </office:change-info>
          <table:previous>
            <table:change-track-table-cell/>
          </table:previous>
        </table:cell-content-change>
        <table:cell-content-change table:id="ct336">
          <table:cell-address table:column="16" table:row="49" table:table="0"/>
          <office:change-info>
            <dc:creator>Bob Jacobsen</dc:creator>
            <dc:date>2011-07-23T22:05:09</dc:date>
          </office:change-info>
          <table:previous>
            <table:change-track-table-cell/>
          </table:previous>
        </table:cell-content-change>
        <table:cell-content-change table:id="ct337">
          <table:cell-address table:column="16" table:row="52" table:table="0"/>
          <office:change-info>
            <dc:creator>Bob Jacobsen</dc:creator>
            <dc:date>2011-07-23T22:05:14</dc:date>
          </office:change-info>
          <table:previous>
            <table:change-track-table-cell/>
          </table:previous>
        </table:cell-content-change>
        <table:cell-content-change table:id="ct338">
          <table:cell-address table:column="16" table:row="53" table:table="0"/>
          <office:change-info>
            <dc:creator>Bob Jacobsen</dc:creator>
            <dc:date>2011-07-23T22:05:14</dc:date>
          </office:change-info>
          <table:previous>
            <table:change-track-table-cell/>
          </table:previous>
        </table:cell-content-change>
        <table:cell-content-change table:id="ct339">
          <table:cell-address table:column="16" table:row="54" table:table="0"/>
          <office:change-info>
            <dc:creator>Bob Jacobsen</dc:creator>
            <dc:date>2011-07-23T22:05:20</dc:date>
          </office:change-info>
          <table:previous>
            <table:change-track-table-cell/>
          </table:previous>
        </table:cell-content-change>
        <table:cell-content-change table:id="ct340">
          <table:cell-address table:column="16" table:row="52" table:table="0"/>
          <office:change-info>
            <dc:creator>Bob Jacobsen</dc:creator>
            <dc:date>2011-07-23T22:05:22</dc:date>
          </office:change-info>
          <table:previous>
            <table:change-track-table-cell/>
          </table:previous>
        </table:cell-content-change>
        <table:cell-content-change table:id="ct341">
          <table:cell-address table:column="16" table:row="52" table:table="0"/>
          <office:change-info>
            <dc:creator>Bob Jacobsen</dc:creator>
            <dc:date>2011-07-23T22:05:22</dc:date>
          </office:change-info>
          <table:previous>
            <table:change-track-table-cell/>
          </table:previous>
        </table:cell-content-change>
        <table:cell-content-change table:id="ct342">
          <table:cell-address table:column="16" table:row="52" table:table="0"/>
          <office:change-info>
            <dc:creator>Bob Jacobsen</dc:creator>
            <dc:date>2011-07-23T22:05:22</dc:date>
          </office:change-info>
          <table:previous>
            <table:change-track-table-cell/>
          </table:previous>
        </table:cell-content-change>
        <table:cell-content-change table:id="ct343">
          <table:cell-address table:column="16" table:row="53" table:table="0"/>
          <office:change-info>
            <dc:creator>Bob Jacobsen</dc:creator>
            <dc:date>2011-07-23T22:05:23</dc:date>
          </office:change-info>
          <table:previous>
            <table:change-track-table-cell/>
          </table:previous>
        </table:cell-content-change>
        <table:cell-content-change table:id="ct344">
          <table:cell-address table:column="16" table:row="53" table:table="0"/>
          <office:change-info>
            <dc:creator>Bob Jacobsen</dc:creator>
            <dc:date>2011-07-23T22:05:23</dc:date>
          </office:change-info>
          <table:previous>
            <table:change-track-table-cell/>
          </table:previous>
        </table:cell-content-change>
        <table:cell-content-change table:id="ct345">
          <table:cell-address table:column="16" table:row="53" table:table="0"/>
          <office:change-info>
            <dc:creator>Bob Jacobsen</dc:creator>
            <dc:date>2011-07-23T22:05:23</dc:date>
          </office:change-info>
          <table:previous>
            <table:change-track-table-cell/>
          </table:previous>
        </table:cell-content-change>
        <table:cell-content-change table:id="ct346">
          <table:cell-address table:column="16" table:row="54" table:table="0"/>
          <office:change-info>
            <dc:creator>Bob Jacobsen</dc:creator>
            <dc:date>2011-07-23T22:05:24</dc:date>
          </office:change-info>
          <table:previous>
            <table:change-track-table-cell/>
          </table:previous>
        </table:cell-content-change>
        <table:cell-content-change table:id="ct347">
          <table:cell-address table:column="16" table:row="54" table:table="0"/>
          <office:change-info>
            <dc:creator>Bob Jacobsen</dc:creator>
            <dc:date>2011-07-23T22:05:24</dc:date>
          </office:change-info>
          <table:previous>
            <table:change-track-table-cell/>
          </table:previous>
        </table:cell-content-change>
        <table:cell-content-change table:id="ct348">
          <table:cell-address table:column="16" table:row="54" table:table="0"/>
          <office:change-info>
            <dc:creator>Bob Jacobsen</dc:creator>
            <dc:date>2011-07-23T22:05:24</dc:date>
          </office:change-info>
          <table:previous>
            <table:change-track-table-cell/>
          </table:previous>
        </table:cell-content-change>
        <table:cell-content-change table:id="ct349">
          <table:cell-address table:column="16" table:row="49" table:table="0"/>
          <office:change-info>
            <dc:creator>Bob Jacobsen</dc:creator>
            <dc:date>2011-07-23T22:05:25</dc:date>
          </office:change-info>
          <table:previous>
            <table:change-track-table-cell/>
          </table:previous>
        </table:cell-content-change>
        <table:cell-content-change table:id="ct350">
          <table:cell-address table:column="16" table:row="49" table:table="0"/>
          <office:change-info>
            <dc:creator>Bob Jacobsen</dc:creator>
            <dc:date>2011-07-23T22:05:25</dc:date>
          </office:change-info>
          <table:previous>
            <table:change-track-table-cell/>
          </table:previous>
        </table:cell-content-change>
        <table:cell-content-change table:id="ct351">
          <table:cell-address table:column="16" table:row="49" table:table="0"/>
          <office:change-info>
            <dc:creator>Bob Jacobsen</dc:creator>
            <dc:date>2011-07-23T22:05:25</dc:date>
          </office:change-info>
          <table:previous>
            <table:change-track-table-cell/>
          </table:previous>
        </table:cell-content-change>
        <table:cell-content-change table:id="ct352">
          <table:cell-address table:column="16" table:row="47" table:table="0"/>
          <office:change-info>
            <dc:creator>Bob Jacobsen</dc:creator>
            <dc:date>2011-07-23T22:05:26</dc:date>
          </office:change-info>
          <table:previous>
            <table:change-track-table-cell/>
          </table:previous>
        </table:cell-content-change>
        <table:cell-content-change table:id="ct353">
          <table:cell-address table:column="16" table:row="47" table:table="0"/>
          <office:change-info>
            <dc:creator>Bob Jacobsen</dc:creator>
            <dc:date>2011-07-23T22:05:26</dc:date>
          </office:change-info>
          <table:previous>
            <table:change-track-table-cell/>
          </table:previous>
        </table:cell-content-change>
        <table:cell-content-change table:id="ct354">
          <table:cell-address table:column="16" table:row="47" table:table="0"/>
          <office:change-info>
            <dc:creator>Bob Jacobsen</dc:creator>
            <dc:date>2011-07-23T22:05:26</dc:date>
          </office:change-info>
          <table:previous>
            <table:change-track-table-cell/>
          </table:previous>
        </table:cell-content-change>
        <table:cell-content-change table:id="ct355">
          <table:cell-address table:column="16" table:row="8" table:table="0"/>
          <office:change-info>
            <dc:creator>Bob Jacobsen</dc:creator>
            <dc:date>2011-07-23T22:06:02</dc:date>
          </office:change-info>
          <table:previous>
            <table:change-track-table-cell/>
          </table:previous>
        </table:cell-content-change>
        <table:cell-content-change table:id="ct356">
          <table:cell-address table:column="7" table:row="8" table:table="0"/>
          <office:change-info>
            <dc:creator>Bob Jacobsen</dc:creator>
            <dc:date>2011-07-23T22:06:15</dc:date>
          </office:change-info>
          <table:previous>
            <table:change-track-table-cell/>
          </table:previous>
        </table:cell-content-change>
        <table:cell-content-change table:id="ct357">
          <table:cell-address table:column="7" table:row="9" table:table="0"/>
          <office:change-info>
            <dc:creator>Bob Jacobsen</dc:creator>
            <dc:date>2011-07-23T22:06:17</dc:date>
          </office:change-info>
          <table:previous>
            <table:change-track-table-cell/>
          </table:previous>
        </table:cell-content-change>
        <table:cell-content-change table:id="ct358">
          <table:cell-address table:column="7" table:row="10" table:table="0"/>
          <office:change-info>
            <dc:creator>Bob Jacobsen</dc:creator>
            <dc:date>2011-07-23T22:06:19</dc:date>
          </office:change-info>
          <table:previous>
            <table:change-track-table-cell/>
          </table:previous>
        </table:cell-content-change>
        <table:cell-content-change table:id="ct359">
          <table:cell-address table:column="7" table:row="11" table:table="0"/>
          <office:change-info>
            <dc:creator>Bob Jacobsen</dc:creator>
            <dc:date>2011-07-23T22:06:20</dc:date>
          </office:change-info>
          <table:previous>
            <table:change-track-table-cell/>
          </table:previous>
        </table:cell-content-change>
        <table:cell-content-change table:id="ct360">
          <table:cell-address table:column="7" table:row="12" table:table="0"/>
          <office:change-info>
            <dc:creator>Bob Jacobsen</dc:creator>
            <dc:date>2011-07-23T22:06:21</dc:date>
          </office:change-info>
          <table:previous>
            <table:change-track-table-cell/>
          </table:previous>
        </table:cell-content-change>
        <table:cell-content-change table:id="ct361">
          <table:cell-address table:column="7" table:row="13" table:table="0"/>
          <office:change-info>
            <dc:creator>Bob Jacobsen</dc:creator>
            <dc:date>2011-07-23T22:06:22</dc:date>
          </office:change-info>
          <table:previous>
            <table:change-track-table-cell/>
          </table:previous>
        </table:cell-content-change>
        <table:cell-content-change table:id="ct362">
          <table:cell-address table:column="7" table:row="16" table:table="0"/>
          <office:change-info>
            <dc:creator>Bob Jacobsen</dc:creator>
            <dc:date>2011-07-23T22:06:24</dc:date>
          </office:change-info>
          <table:previous>
            <table:change-track-table-cell/>
          </table:previous>
        </table:cell-content-change>
        <table:cell-content-change table:id="ct363">
          <table:cell-address table:column="7" table:row="17" table:table="0"/>
          <office:change-info>
            <dc:creator>Bob Jacobsen</dc:creator>
            <dc:date>2011-07-23T22:06:25</dc:date>
          </office:change-info>
          <table:previous>
            <table:change-track-table-cell/>
          </table:previous>
        </table:cell-content-change>
        <table:cell-content-change table:id="ct364">
          <table:cell-address table:column="7" table:row="20" table:table="0"/>
          <office:change-info>
            <dc:creator>Bob Jacobsen</dc:creator>
            <dc:date>2011-07-23T22:06:32</dc:date>
          </office:change-info>
          <table:previous>
            <table:change-track-table-cell/>
          </table:previous>
        </table:cell-content-change>
        <table:cell-content-change table:id="ct365">
          <table:cell-address table:column="7" table:row="21" table:table="0"/>
          <office:change-info>
            <dc:creator>Bob Jacobsen</dc:creator>
            <dc:date>2011-07-23T22:06:32</dc:date>
          </office:change-info>
          <table:previous>
            <table:change-track-table-cell/>
          </table:previous>
        </table:cell-content-change>
        <table:cell-content-change table:id="ct366">
          <table:cell-address table:column="7" table:row="23" table:table="0"/>
          <office:change-info>
            <dc:creator>Bob Jacobsen</dc:creator>
            <dc:date>2011-07-23T22:06:33</dc:date>
          </office:change-info>
          <table:previous>
            <table:change-track-table-cell/>
          </table:previous>
        </table:cell-content-change>
        <table:cell-content-change table:id="ct367">
          <table:cell-address table:column="7" table:row="24" table:table="0"/>
          <office:change-info>
            <dc:creator>Bob Jacobsen</dc:creator>
            <dc:date>2011-07-23T22:06:34</dc:date>
          </office:change-info>
          <table:previous>
            <table:change-track-table-cell/>
          </table:previous>
        </table:cell-content-change>
        <table:cell-content-change table:id="ct368">
          <table:cell-address table:column="7" table:row="24"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7" table:row="23"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7" table:row="21"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7" table:row="20"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7" table:row="17"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7" table:row="16"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7" table:row="13"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7" table:row="12"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7" table:row="11"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7" table:row="10"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7" table:row="9"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7" table:row="8"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6" table:row="8" table:table="0"/>
          <office:change-info>
            <dc:creator>Bob Jacobsen</dc:creator>
            <dc:date>2011-07-23T22:07:03</dc:date>
          </office:change-info>
          <table:previous table:id="ct355">
            <table:change-track-table-cell table:cell-address="Sheet1.Q9" table:formula="of:=[.H9]" office:value-type="float" office:value="0"/>
          </table:previous>
        </table:cell-content-change>
        <table:cell-content-change table:id="ct381">
          <table:cell-address table:column="16" table:row="5" table:table="0"/>
          <office:change-info>
            <dc:creator>Bob Jacobsen</dc:creator>
            <dc:date>2011-07-23T22:07:03</dc:date>
          </office:change-info>
          <table:previous>
            <table:change-track-table-cell/>
          </table:previous>
        </table:cell-content-change>
        <table:cell-content-change table:id="ct382">
          <table:cell-address table:column="16" table:row="8" table:table="0"/>
          <office:change-info>
            <dc:creator>Bob Jacobsen</dc:creator>
            <dc:date>2011-07-23T22:07:17</dc:date>
          </office:change-info>
          <table:previous table:id="ct380">
            <table:change-track-table-cell table:cell-address="Sheet1.Q9" table:formula="of:=IF([.F9]=)" office:value-type="string"/>
          </table:previous>
        </table:cell-content-change>
        <table:cell-content-change table:id="ct383">
          <table:cell-address table:column="16" table:row="8" table:table="0"/>
          <office:change-info>
            <dc:creator>Bob Jacobsen</dc:creator>
            <dc:date>2011-07-23T22:07:24</dc:date>
          </office:change-info>
          <table:previous table:id="ct382">
            <table:change-track-table-cell table:cell-address="Sheet1.Q9" table:formula="of:=IF([.F9]=&quot;Y&quot;; &quot;Y&quot;, &quot;&quot;)" office:value-type="string"/>
          </table:previous>
        </table:cell-content-change>
        <table:cell-content-change table:id="ct384">
          <table:cell-address table:column="16" table:row="10" table:table="0"/>
          <office:change-info>
            <dc:creator>Bob Jacobsen</dc:creator>
            <dc:date>2011-07-23T22:07:27</dc:date>
          </office:change-info>
          <table:previous>
            <table:change-track-table-cell/>
          </table:previous>
        </table:cell-content-change>
        <table:cell-content-change table:id="ct385">
          <table:cell-address table:column="16" table:row="11" table:table="0"/>
          <office:change-info>
            <dc:creator>Bob Jacobsen</dc:creator>
            <dc:date>2011-07-23T22:07:28</dc:date>
          </office:change-info>
          <table:previous>
            <table:change-track-table-cell/>
          </table:previous>
        </table:cell-content-change>
        <table:cell-content-change table:id="ct386">
          <table:cell-address table:column="16" table:row="20" table:table="0"/>
          <office:change-info>
            <dc:creator>Bob Jacobsen</dc:creator>
            <dc:date>2011-07-23T22:07:31</dc:date>
          </office:change-info>
          <table:previous>
            <table:change-track-table-cell/>
          </table:previous>
        </table:cell-content-change>
        <table:cell-content-change table:id="ct387">
          <table:cell-address table:column="16" table:row="21" table:table="0"/>
          <office:change-info>
            <dc:creator>Bob Jacobsen</dc:creator>
            <dc:date>2011-07-23T22:07:31</dc:date>
          </office:change-info>
          <table:previous>
            <table:change-track-table-cell/>
          </table:previous>
        </table:cell-content-change>
        <table:cell-content-change table:id="ct388">
          <table:cell-address table:column="16" table:row="22"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6" table:row="23" table:table="0"/>
          <office:change-info>
            <dc:creator>Bob Jacobsen</dc:creator>
            <dc:date>2011-07-23T22:07:34</dc:date>
          </office:change-info>
          <table:previous>
            <table:change-track-table-cell/>
          </table:previous>
        </table:cell-content-change>
        <table:cell-content-change table:id="ct390">
          <table:cell-address table:column="16" table:row="24" table:table="0"/>
          <office:change-info>
            <dc:creator>Bob Jacobsen</dc:creator>
            <dc:date>2011-07-23T22:07:35</dc:date>
          </office:change-info>
          <table:previous>
            <table:change-track-table-cell/>
          </table:previous>
        </table:cell-content-change>
        <table:cell-content-change table:id="ct391">
          <table:cell-address table:column="16" table:row="25"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6" table:row="27" table:table="0"/>
          <office:change-info>
            <dc:creator>Bob Jacobsen</dc:creator>
            <dc:date>2011-07-23T22:07:38</dc:date>
          </office:change-info>
          <table:previous>
            <table:change-track-table-cell/>
          </table:previous>
        </table:cell-content-change>
        <table:cell-content-change table:id="ct393">
          <table:cell-address table:column="16" table:row="28" table:table="0"/>
          <office:change-info>
            <dc:creator>Bob Jacobsen</dc:creator>
            <dc:date>2011-07-23T22:07:41</dc:date>
          </office:change-info>
          <table:previous>
            <table:change-track-table-cell/>
          </table:previous>
        </table:cell-content-change>
        <table:cell-content-change table:id="ct394">
          <table:cell-address table:column="16" table:row="29" table:table="0"/>
          <office:change-info>
            <dc:creator>Bob Jacobsen</dc:creator>
            <dc:date>2011-07-23T22:07:41</dc:date>
          </office:change-info>
          <table:previous>
            <table:change-track-table-cell/>
          </table:previous>
        </table:cell-content-change>
        <table:cell-content-change table:id="ct395">
          <table:cell-address table:column="16" table:row="47"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6" table:row="47" table:table="0"/>
          <office:change-info>
            <dc:creator>Bob Jacobsen</dc:creator>
            <dc:date>2011-07-23T22:07:55</dc:date>
          </office:change-info>
          <table:previous table:id="ct395">
            <table:change-track-table-cell table:cell-address="Sheet1.Q48" table:formula="of:=IF([.H48]=&quot;Y&quot;; &quot;Y&quot;; &quot;&quot;)" office:value-type="string"/>
          </table:previous>
        </table:cell-content-change>
        <table:cell-content-change table:id="ct397">
          <table:cell-address table:column="16" table:row="5"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6" table:row="8" table:table="0"/>
          <office:change-info>
            <dc:creator>Bob Jacobsen</dc:creator>
            <dc:date>2011-07-23T22:08:25</dc:date>
          </office:change-info>
          <table:previous>
            <table:change-track-table-cell/>
          </table:previous>
        </table:cell-content-change>
        <table:cell-content-change table:id="ct399">
          <table:cell-address table:column="16" table:row="8" table:table="0"/>
          <office:change-info>
            <dc:creator>Bob Jacobsen</dc:creator>
            <dc:date>2011-07-23T22:08:27</dc:date>
          </office:change-info>
          <table:previous>
            <table:change-track-table-cell/>
          </table:previous>
        </table:cell-content-change>
        <table:cell-content-change table:id="ct400">
          <table:cell-address table:column="16" table:row="10" table:table="0"/>
          <office:change-info>
            <dc:creator>Bob Jacobsen</dc:creator>
            <dc:date>2011-07-23T22:08:30</dc:date>
          </office:change-info>
          <table:previous>
            <table:change-track-table-cell/>
          </table:previous>
        </table:cell-content-change>
        <table:cell-content-change table:id="ct401">
          <table:cell-address table:column="16" table:row="10" table:table="0"/>
          <office:change-info>
            <dc:creator>Bob Jacobsen</dc:creator>
            <dc:date>2011-07-23T22:08:31</dc:date>
          </office:change-info>
          <table:previous>
            <table:change-track-table-cell/>
          </table:previous>
        </table:cell-content-change>
        <table:cell-content-change table:id="ct402">
          <table:cell-address table:column="16" table:row="11" table:table="0"/>
          <office:change-info>
            <dc:creator>Bob Jacobsen</dc:creator>
            <dc:date>2011-07-23T22:08:32</dc:date>
          </office:change-info>
          <table:previous>
            <table:change-track-table-cell/>
          </table:previous>
        </table:cell-content-change>
        <table:cell-content-change table:id="ct403">
          <table:cell-address table:column="16" table:row="11" table:table="0"/>
          <office:change-info>
            <dc:creator>Bob Jacobsen</dc:creator>
            <dc:date>2011-07-23T22:08:32</dc:date>
          </office:change-info>
          <table:previous>
            <table:change-track-table-cell/>
          </table:previous>
        </table:cell-content-change>
        <table:cell-content-change table:id="ct404">
          <table:cell-address table:column="16" table:row="20" table:table="0"/>
          <office:change-info>
            <dc:creator>Bob Jacobsen</dc:creator>
            <dc:date>2011-07-23T22:08:37</dc:date>
          </office:change-info>
          <table:previous>
            <table:change-track-table-cell/>
          </table:previous>
        </table:cell-content-change>
        <table:cell-content-change table:id="ct405">
          <table:cell-address table:column="16" table:row="20" table:table="0"/>
          <office:change-info>
            <dc:creator>Bob Jacobsen</dc:creator>
            <dc:date>2011-07-23T22:08:37</dc:date>
          </office:change-info>
          <table:previous>
            <table:change-track-table-cell/>
          </table:previous>
        </table:cell-content-change>
        <table:cell-content-change table:id="ct406">
          <table:cell-address table:column="16" table:row="21" table:table="0"/>
          <office:change-info>
            <dc:creator>Bob Jacobsen</dc:creator>
            <dc:date>2011-07-23T22:08:38</dc:date>
          </office:change-info>
          <table:previous>
            <table:change-track-table-cell/>
          </table:previous>
        </table:cell-content-change>
        <table:cell-content-change table:id="ct407">
          <table:cell-address table:column="16" table:row="21" table:table="0"/>
          <office:change-info>
            <dc:creator>Bob Jacobsen</dc:creator>
            <dc:date>2011-07-23T22:08:38</dc:date>
          </office:change-info>
          <table:previous>
            <table:change-track-table-cell/>
          </table:previous>
        </table:cell-content-change>
        <table:cell-content-change table:id="ct408">
          <table:cell-address table:column="16" table:row="23" table:table="0"/>
          <office:change-info>
            <dc:creator>Bob Jacobsen</dc:creator>
            <dc:date>2011-07-23T22:08:45</dc:date>
          </office:change-info>
          <table:previous>
            <table:change-track-table-cell/>
          </table:previous>
        </table:cell-content-change>
        <table:cell-content-change table:id="ct409">
          <table:cell-address table:column="16" table:row="23" table:table="0"/>
          <office:change-info>
            <dc:creator>Bob Jacobsen</dc:creator>
            <dc:date>2011-07-23T22:08:45</dc:date>
          </office:change-info>
          <table:previous>
            <table:change-track-table-cell/>
          </table:previous>
        </table:cell-content-change>
        <table:cell-content-change table:id="ct410">
          <table:cell-address table:column="16" table:row="24" table:table="0"/>
          <office:change-info>
            <dc:creator>Bob Jacobsen</dc:creator>
            <dc:date>2011-07-23T22:08:46</dc:date>
          </office:change-info>
          <table:previous>
            <table:change-track-table-cell/>
          </table:previous>
        </table:cell-content-change>
        <table:cell-content-change table:id="ct411">
          <table:cell-address table:column="16" table:row="24" table:table="0"/>
          <office:change-info>
            <dc:creator>Bob Jacobsen</dc:creator>
            <dc:date>2011-07-23T22:08:47</dc:date>
          </office:change-info>
          <table:previous>
            <table:change-track-table-cell/>
          </table:previous>
        </table:cell-content-change>
        <table:cell-content-change table:id="ct412">
          <table:cell-address table:column="16" table:row="27" table:table="0"/>
          <office:change-info>
            <dc:creator>Bob Jacobsen</dc:creator>
            <dc:date>2011-07-23T22:08:50</dc:date>
          </office:change-info>
          <table:previous>
            <table:change-track-table-cell/>
          </table:previous>
        </table:cell-content-change>
        <table:cell-content-change table:id="ct413">
          <table:cell-address table:column="16" table:row="27" table:table="0"/>
          <office:change-info>
            <dc:creator>Bob Jacobsen</dc:creator>
            <dc:date>2011-07-23T22:08:50</dc:date>
          </office:change-info>
          <table:previous>
            <table:change-track-table-cell/>
          </table:previous>
        </table:cell-content-change>
        <table:cell-content-change table:id="ct414">
          <table:cell-address table:column="16" table:row="28" table:table="0"/>
          <office:change-info>
            <dc:creator>Bob Jacobsen</dc:creator>
            <dc:date>2011-07-23T22:08:52</dc:date>
          </office:change-info>
          <table:previous>
            <table:change-track-table-cell/>
          </table:previous>
        </table:cell-content-change>
        <table:cell-content-change table:id="ct415">
          <table:cell-address table:column="16" table:row="28" table:table="0"/>
          <office:change-info>
            <dc:creator>Bob Jacobsen</dc:creator>
            <dc:date>2011-07-23T22:08:53</dc:date>
          </office:change-info>
          <table:previous>
            <table:change-track-table-cell/>
          </table:previous>
        </table:cell-content-change>
        <table:cell-content-change table:id="ct416">
          <table:cell-address table:column="16" table:row="29" table:table="0"/>
          <office:change-info>
            <dc:creator>Bob Jacobsen</dc:creator>
            <dc:date>2011-07-23T22:08:54</dc:date>
          </office:change-info>
          <table:previous>
            <table:change-track-table-cell/>
          </table:previous>
        </table:cell-content-change>
        <table:cell-content-change table:id="ct417">
          <table:cell-address table:column="16" table:row="29" table:table="0"/>
          <office:change-info>
            <dc:creator>Bob Jacobsen</dc:creator>
            <dc:date>2011-07-23T22:08:55</dc:date>
          </office:change-info>
          <table:previous>
            <table:change-track-table-cell/>
          </table:previous>
        </table:cell-content-change>
        <table:cell-content-change table:id="ct418">
          <table:cell-address table:column="16" table:row="8" table:table="0"/>
          <office:change-info>
            <dc:creator>Bob Jacobsen</dc:creator>
            <dc:date>2011-07-23T22:09:23</dc:date>
          </office:change-info>
          <table:previous table:id="ct273">
            <table:change-track-table-cell table:cell-address="Sheet1.Q9" table:formula="of:=[.C9]" office:value-type="float" office:value="0"/>
          </table:previous>
        </table:cell-content-change>
        <table:cell-content-change table:id="ct419">
          <table:cell-address table:column="16" table:row="10" table:table="0"/>
          <office:change-info>
            <dc:creator>Bob Jacobsen</dc:creator>
            <dc:date>2011-07-23T22:09:30</dc:date>
          </office:change-info>
          <table:previous table:id="ct275">
            <table:change-track-table-cell table:cell-address="Sheet1.Q11" table:formula="of:=[.C11]" office:value-type="float" office:value="0"/>
          </table:previous>
        </table:cell-content-change>
        <table:cell-content-change table:id="ct420">
          <table:cell-address table:column="16" table:row="11" table:table="0"/>
          <office:change-info>
            <dc:creator>Bob Jacobsen</dc:creator>
            <dc:date>2011-07-23T22:09:31</dc:date>
          </office:change-info>
          <table:previous table:id="ct276">
            <table:change-track-table-cell table:cell-address="Sheet1.Q12" table:formula="of:=[.C12]" office:value-type="float" office:value="0"/>
          </table:previous>
        </table:cell-content-change>
        <table:cell-content-change table:id="ct421">
          <table:cell-address table:column="16" table:row="20" table:table="0"/>
          <office:change-info>
            <dc:creator>Bob Jacobsen</dc:creator>
            <dc:date>2011-07-23T22:09:33</dc:date>
          </office:change-info>
          <table:previous table:id="ct281">
            <table:change-track-table-cell table:cell-address="Sheet1.Q21" table:formula="of:=[.C21]" office:value-type="string">
              <text:p>Y</text:p>
            </table:change-track-table-cell>
          </table:previous>
        </table:cell-content-change>
        <table:cell-content-change table:id="ct422">
          <table:cell-address table:column="16" table:row="21" table:table="0"/>
          <office:change-info>
            <dc:creator>Bob Jacobsen</dc:creator>
            <dc:date>2011-07-23T22:09:34</dc:date>
          </office:change-info>
          <table:previous table:id="ct282">
            <table:change-track-table-cell table:cell-address="Sheet1.Q22" table:formula="of:=[.C22]" office:value-type="string">
              <text:p>Y</text:p>
            </table:change-track-table-cell>
          </table:previous>
        </table:cell-content-change>
        <table:cell-content-change table:id="ct423">
          <table:cell-address table:column="16" table:row="22" table:table="0"/>
          <office:change-info>
            <dc:creator>Bob Jacobsen</dc:creator>
            <dc:date>2011-07-23T22:09:35</dc:date>
          </office:change-info>
          <table:previous table:id="ct283">
            <table:change-track-table-cell table:cell-address="Sheet1.Q23" table:formula="of:=[.C23]" office:value-type="string">
              <text:p>Y</text:p>
            </table:change-track-table-cell>
          </table:previous>
        </table:cell-content-change>
        <table:cell-content-change table:id="ct424">
          <table:cell-address table:column="16" table:row="23" table:table="0"/>
          <office:change-info>
            <dc:creator>Bob Jacobsen</dc:creator>
            <dc:date>2011-07-23T22:09:36</dc:date>
          </office:change-info>
          <table:previous table:id="ct284">
            <table:change-track-table-cell table:cell-address="Sheet1.Q24" table:formula="of:=[.C24]" office:value-type="string">
              <text:p>Y</text:p>
            </table:change-track-table-cell>
          </table:previous>
        </table:cell-content-change>
        <table:cell-content-change table:id="ct425">
          <table:cell-address table:column="16" table:row="24" table:table="0"/>
          <office:change-info>
            <dc:creator>Bob Jacobsen</dc:creator>
            <dc:date>2011-07-23T22:09:38</dc:date>
          </office:change-info>
          <table:previous table:id="ct285">
            <table:change-track-table-cell table:cell-address="Sheet1.Q25" table:formula="of:=[.C25]" office:value-type="string">
              <text:p>Y</text:p>
            </table:change-track-table-cell>
          </table:previous>
        </table:cell-content-change>
        <table:cell-content-change table:id="ct426">
          <table:cell-address table:column="16" table:row="25" table:table="0"/>
          <office:change-info>
            <dc:creator>Bob Jacobsen</dc:creator>
            <dc:date>2011-07-23T22:09:39</dc:date>
          </office:change-info>
          <table:previous table:id="ct286">
            <table:change-track-table-cell table:cell-address="Sheet1.Q26" table:formula="of:=[.C26]" office:value-type="string">
              <text:p>Y</text:p>
            </table:change-track-table-cell>
          </table:previous>
        </table:cell-content-change>
        <table:cell-content-change table:id="ct427">
          <table:cell-address table:column="16" table:row="27" table:table="0"/>
          <office:change-info>
            <dc:creator>Bob Jacobsen</dc:creator>
            <dc:date>2011-07-23T22:09:40</dc:date>
          </office:change-info>
          <table:previous table:id="ct288">
            <table:change-track-table-cell table:cell-address="Sheet1.Q28" table:formula="of:=[.C28]" office:value-type="float" office:value="0"/>
          </table:previous>
        </table:cell-content-change>
        <table:cell-content-change table:id="ct428">
          <table:cell-address table:column="16" table:row="28" table:table="0"/>
          <office:change-info>
            <dc:creator>Bob Jacobsen</dc:creator>
            <dc:date>2011-07-23T22:09:43</dc:date>
          </office:change-info>
          <table:previous table:id="ct289">
            <table:change-track-table-cell table:cell-address="Sheet1.Q29" table:formula="of:=[.C29]" office:value-type="string">
              <text:p>Y</text:p>
            </table:change-track-table-cell>
          </table:previous>
        </table:cell-content-change>
        <table:cell-content-change table:id="ct429">
          <table:cell-address table:column="16" table:row="29" table:table="0"/>
          <office:change-info>
            <dc:creator>Bob Jacobsen</dc:creator>
            <dc:date>2011-07-23T22:09:44</dc:date>
          </office:change-info>
          <table:previous table:id="ct290">
            <table:change-track-table-cell table:cell-address="Sheet1.Q30" table:formula="of:=[.C30]" office:value-type="string">
              <text:p>Y</text:p>
            </table:change-track-table-cell>
          </table:previous>
        </table:cell-content-change>
        <table:cell-content-change table:id="ct430">
          <table:cell-address table:column="16" table:row="8" table:table="0"/>
          <office:change-info>
            <dc:creator>Bob Jacobsen</dc:creator>
            <dc:date>2011-07-23T22:11:09</dc:date>
          </office:change-info>
          <table:previous table:id="ct139">
            <table:change-track-table-cell table:cell-address="Sheet1.Q9" table:formula="of:=DEC2HEX(#ref!12*256*16+HEX2DEC(#ref!12)*16+15;4)" office:value-type="float" office:value="0"/>
          </table:previous>
        </table:cell-content-change>
        <table:cell-content-change table:id="ct431">
          <table:cell-address table:column="16" table:row="8" table:table="0"/>
          <office:change-info>
            <dc:creator>Bob Jacobsen</dc:creator>
            <dc:date>2011-07-23T22:11:44</dc:date>
          </office:change-info>
          <table:previous table:id="ct430">
            <table:change-track-table-cell table:cell-address="Sheet1.Q9" table:formula="of:=DEC2HEX(#ref!12*256*16+HEX2DEC(#ref!12)*16+IF(#ref!12=&quot;Y&quot;;8;0)+IF(#ref!12=&quot;Y&quot;;4;0)+4)" office:value-type="float" office:value="0"/>
          </table:previous>
        </table:cell-content-change>
        <table:cell-content-change table:id="ct432">
          <table:cell-address table:column="16" table:row="8" table:table="0"/>
          <office:change-info>
            <dc:creator>Bob Jacobsen</dc:creator>
            <dc:date>2011-07-23T22:12:04</dc:date>
          </office:change-info>
          <table:previous table:id="ct431">
            <table:change-track-table-cell table:cell-address="Sheet1.Q9" table:formula="of:=DEC2HEX(#ref!12*256*16+HEX2DEC(#ref!12)*16+IF(#ref!12=&quot;Y&quot;;8;0)+IF(#ref!12=&quot;Y&quot;;4;0))" office:value-type="float" office:value="0"/>
          </table:previous>
        </table:cell-content-change>
        <table:cell-content-change table:id="ct433">
          <table:cell-address table:column="16" table:row="8" table:table="0"/>
          <office:change-info>
            <dc:creator>Bob Jacobsen</dc:creator>
            <dc:date>2011-07-23T22:12:15</dc:date>
          </office:change-info>
          <table:previous table:id="ct432">
            <table:change-track-table-cell table:cell-address="Sheet1.Q9" table:formula="of:=DEC2HEX(#ref!12*256*16+HEX2DEC(#ref!12)*16+IF(#ref!12=&quot;Y&quot;;8;0)+IF(#ref!12=&quot;Y&quot;;0;4))" office:value-type="float" office:value="0"/>
          </table:previous>
        </table:cell-content-change>
        <table:cell-content-change table:id="ct434">
          <table:cell-address table:column="16" table:row="8" table:table="0"/>
          <office:change-info>
            <dc:creator>Bob Jacobsen</dc:creator>
            <dc:date>2011-07-23T22:12:50</dc:date>
          </office:change-info>
          <table:previous table:id="ct433">
            <table:change-track-table-cell table:cell-address="Sheet1.Q9" table:formula="of:=DEC2HEX(#ref!12*256*16+HEX2DEC(#ref!12)*16+IF(#ref!12=&quot;Y&quot;;8;0)+IF(#ref!12=&quot;Y&quot;;0;4)+3)" office:value-type="float" office:value="0"/>
          </table:previous>
        </table:cell-content-change>
        <table:cell-content-change table:id="ct435">
          <table:cell-address table:column="16" table:row="10" table:table="0"/>
          <office:change-info>
            <dc:creator>Bob Jacobsen</dc:creator>
            <dc:date>2011-07-23T22:12:53</dc:date>
          </office:change-info>
          <table:previous table:id="ct140">
            <table:change-track-table-cell table:cell-address="Sheet1.Q11" table:formula="of:=DEC2HEX(#ref!14*256*16+HEX2DEC(#ref!14)*16+15;4)" office:value-type="float" office:value="0"/>
          </table:previous>
        </table:cell-content-change>
        <table:cell-content-change table:id="ct436">
          <table:cell-address table:column="16" table:row="11" table:table="0"/>
          <office:change-info>
            <dc:creator>Bob Jacobsen</dc:creator>
            <dc:date>2011-07-23T22:12:59</dc:date>
          </office:change-info>
          <table:previous table:id="ct141">
            <table:change-track-table-cell table:cell-address="Sheet1.Q12" table:formula="of:=DEC2HEX(#ref!15*256*16+HEX2DEC(#ref!15)*16+15;4)" office:value-type="float" office:value="0"/>
          </table:previous>
        </table:cell-content-change>
        <table:cell-content-change table:id="ct437">
          <table:cell-address table:column="16" table:row="20" table:table="0"/>
          <office:change-info>
            <dc:creator>Bob Jacobsen</dc:creator>
            <dc:date>2011-07-23T22:13:06</dc:date>
          </office:change-info>
          <table:previous table:id="ct142">
            <table:change-track-table-cell table:cell-address="Sheet1.Q21" table:formula="of:=DEC2HEX(#ref!24*256*16+HEX2DEC(#ref!24)*16+15;4)" office:value-type="float" office:value="0"/>
          </table:previous>
        </table:cell-content-change>
        <table:cell-content-change table:id="ct438">
          <table:cell-address table:column="16" table:row="21" table:table="0"/>
          <office:change-info>
            <dc:creator>Bob Jacobsen</dc:creator>
            <dc:date>2011-07-23T22:13:10</dc:date>
          </office:change-info>
          <table:previous table:id="ct143">
            <table:change-track-table-cell table:cell-address="Sheet1.Q22" table:formula="of:=DEC2HEX(#ref!25*256*16+HEX2DEC(#ref!25)*16+15;4)" office:value-type="float" office:value="0"/>
          </table:previous>
        </table:cell-content-change>
        <table:cell-content-change table:id="ct439">
          <table:cell-address table:column="16" table:row="22" table:table="0"/>
          <office:change-info>
            <dc:creator>Bob Jacobsen</dc:creator>
            <dc:date>2011-07-23T22:13:13</dc:date>
          </office:change-info>
          <table:previous table:id="ct144">
            <table:change-track-table-cell table:cell-address="Sheet1.Q23" table:formula="of:=DEC2HEX(#ref!26*256*16+HEX2DEC(#ref!26)*16+15;4)" office:value-type="float" office:value="0"/>
          </table:previous>
        </table:cell-content-change>
        <table:cell-content-change table:id="ct440">
          <table:cell-address table:column="16" table:row="23" table:table="0"/>
          <office:change-info>
            <dc:creator>Bob Jacobsen</dc:creator>
            <dc:date>2011-07-23T22:13:25</dc:date>
          </office:change-info>
          <table:previous table:id="ct145">
            <table:change-track-table-cell table:cell-address="Sheet1.Q24" table:formula="of:=DEC2HEX(#ref!27*256*16+HEX2DEC(#ref!27)*16+15;4)" office:value-type="float" office:value="0"/>
          </table:previous>
        </table:cell-content-change>
        <table:cell-content-change table:id="ct441">
          <table:cell-address table:column="16" table:row="24" table:table="0"/>
          <office:change-info>
            <dc:creator>Bob Jacobsen</dc:creator>
            <dc:date>2011-07-23T22:13:27</dc:date>
          </office:change-info>
          <table:previous table:id="ct146">
            <table:change-track-table-cell table:cell-address="Sheet1.Q25" table:formula="of:=DEC2HEX(#ref!28*256*16+HEX2DEC(#ref!28)*16+15;4)" office:value-type="float" office:value="0"/>
          </table:previous>
        </table:cell-content-change>
        <table:cell-content-change table:id="ct442">
          <table:cell-address table:column="16" table:row="25" table:table="0"/>
          <office:change-info>
            <dc:creator>Bob Jacobsen</dc:creator>
            <dc:date>2011-07-23T22:13:28</dc:date>
          </office:change-info>
          <table:previous table:id="ct147">
            <table:change-track-table-cell table:cell-address="Sheet1.Q26" table:formula="of:=DEC2HEX(#ref!29*256*16+HEX2DEC(#ref!29)*16+15;4)" office:value-type="float" office:value="0"/>
          </table:previous>
        </table:cell-content-change>
        <table:cell-content-change table:id="ct443">
          <table:cell-address table:column="16" table:row="27" table:table="0"/>
          <office:change-info>
            <dc:creator>Bob Jacobsen</dc:creator>
            <dc:date>2011-07-23T22:13:32</dc:date>
          </office:change-info>
          <table:previous table:id="ct148">
            <table:change-track-table-cell table:cell-address="Sheet1.Q28" table:formula="of:=DEC2HEX(#ref!31*256*16+HEX2DEC(#ref!31)*16+15;4)" office:value-type="float" office:value="0"/>
          </table:previous>
        </table:cell-content-change>
        <table:cell-content-change table:id="ct444">
          <table:cell-address table:column="16" table:row="28" table:table="0"/>
          <office:change-info>
            <dc:creator>Bob Jacobsen</dc:creator>
            <dc:date>2011-07-23T22:13:33</dc:date>
          </office:change-info>
          <table:previous table:id="ct149">
            <table:change-track-table-cell table:cell-address="Sheet1.Q29" table:formula="of:=DEC2HEX(#ref!32*256*16+HEX2DEC(#ref!32)*16+15;4)" office:value-type="float" office:value="0"/>
          </table:previous>
        </table:cell-content-change>
        <table:cell-content-change table:id="ct445">
          <table:cell-address table:column="16" table:row="29" table:table="0"/>
          <office:change-info>
            <dc:creator>Bob Jacobsen</dc:creator>
            <dc:date>2011-07-23T22:13:38</dc:date>
          </office:change-info>
          <table:previous table:id="ct150">
            <table:change-track-table-cell table:cell-address="Sheet1.Q30" table:formula="of:=DEC2HEX(#ref!33*256*16+HEX2DEC(#ref!33)*16+15;4)" office:value-type="float" office:value="0"/>
          </table:previous>
        </table:cell-content-change>
        <table:movement table:id="ct446">
          <table:source-range-address table:start-column="17" table:start-row="5" table:start-table="0" table:end-column="17" table:end-row="54" table:end-table="0"/>
          <table:target-range-address table:start-column="18" table:start-row="5" table:start-table="0" table:end-column="18" table:end-row="54" table:end-table="0"/>
          <office:change-info>
            <dc:creator>Bob Jacobsen</dc:creator>
            <dc:date>2011-07-23T22:14:34</dc:date>
          </office:change-info>
          <table:dependencies>
            <table:dependence table:id="ct2099"/>
            <table:dependence table:id="ct2098"/>
            <table:dependence table:id="ct2090"/>
            <table:dependence table:id="ct2088"/>
            <table:dependence table:id="ct2067"/>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7" table:row="9" table:table="0"/>
          <office:change-info>
            <dc:creator>Bob Jacobsen</dc:creator>
            <dc:date>2011-07-23T22:15:23</dc:date>
          </office:change-info>
          <table:previous>
            <table:change-track-table-cell/>
          </table:previous>
        </table:cell-content-change>
        <table:cell-content-change table:id="ct448">
          <table:cell-address table:column="17" table:row="9" table:table="0"/>
          <office:change-info>
            <dc:creator>Bob Jacobsen</dc:creator>
            <dc:date>2011-07-23T22:16:03</dc:date>
          </office:change-info>
          <table:previous table:id="ct447">
            <table:change-track-table-cell table:cell-address="Sheet1.R10" table:formula="of:=DEC2HEX(1*(16*256)+[.E10]*256*2+[.F10]*16+#ref!13+IF(NOT ([.D10]=&quot;Y&quot;);2*16*256;0);4)" office:value-type="float" office:value="0"/>
          </table:previous>
        </table:cell-content-change>
        <table:cell-content-change table:id="ct449">
          <table:cell-address table:column="17" table:row="9" table:table="0"/>
          <office:change-info>
            <dc:creator>Bob Jacobsen</dc:creator>
            <dc:date>2011-07-23T22:16:44</dc:date>
          </office:change-info>
          <table:previous table:id="ct448">
            <table:change-track-table-cell table:cell-address="Sheet1.R10" table:formula="of:=DEC2HEX([.E10]*256*2+[.F10]*16+#ref!13+IF(NOT ([.D10]=&quot;Y&quot;);2*16*256;0);4)" office:value-type="float" office:value="0"/>
          </table:previous>
        </table:cell-content-change>
        <table:cell-content-change table:id="ct450">
          <table:cell-address table:column="17" table:row="9" table:table="0"/>
          <office:change-info>
            <dc:creator>Bob Jacobsen</dc:creator>
            <dc:date>2011-07-23T22:16:47</dc:date>
          </office:change-info>
          <table:previous table:id="ct449">
            <table:change-track-table-cell table:cell-address="Sheet1.R10" table:formula="of:=DEC2HEX([.E10]*2*16+[.F10];4)" office:value-type="string">
              <text:p>000A</text:p>
            </table:change-track-table-cell>
          </table:previous>
        </table:cell-content-change>
        <table:cell-content-change table:id="ct451">
          <table:cell-address table:column="17" table:row="12" table:table="0"/>
          <office:change-info>
            <dc:creator>Bob Jacobsen</dc:creator>
            <dc:date>2011-07-23T22:16:54</dc:date>
          </office:change-info>
          <table:previous>
            <table:change-track-table-cell/>
          </table:previous>
        </table:cell-content-change>
        <table:cell-content-change table:id="ct452">
          <table:cell-address table:column="17" table:row="13" table:table="0"/>
          <office:change-info>
            <dc:creator>Bob Jacobsen</dc:creator>
            <dc:date>2011-07-23T22:16:55</dc:date>
          </office:change-info>
          <table:previous>
            <table:change-track-table-cell/>
          </table:previous>
        </table:cell-content-change>
        <table:cell-content-change table:id="ct453">
          <table:cell-address table:column="17" table:row="16" table:table="0"/>
          <office:change-info>
            <dc:creator>Bob Jacobsen</dc:creator>
            <dc:date>2011-07-23T22:16:56</dc:date>
          </office:change-info>
          <table:previous>
            <table:change-track-table-cell/>
          </table:previous>
        </table:cell-content-change>
        <table:cell-content-change table:id="ct454">
          <table:cell-address table:column="17" table:row="17" table:table="0"/>
          <office:change-info>
            <dc:creator>Bob Jacobsen</dc:creator>
            <dc:date>2011-07-23T22:16:57</dc:date>
          </office:change-info>
          <table:previous>
            <table:change-track-table-cell/>
          </table:previous>
        </table:cell-content-change>
        <table:cell-content-change table:id="ct455">
          <table:cell-address table:column="17" table:row="26" table:table="0"/>
          <office:change-info>
            <dc:creator>Bob Jacobsen</dc:creator>
            <dc:date>2011-07-23T22:16:59</dc:date>
          </office:change-info>
          <table:previous>
            <table:change-track-table-cell/>
          </table:previous>
        </table:cell-content-change>
        <table:cell-content-change table:id="ct456">
          <table:cell-address table:column="17" table:row="42" table:table="0"/>
          <office:change-info>
            <dc:creator>Bob Jacobsen</dc:creator>
            <dc:date>2011-07-23T22:17:02</dc:date>
          </office:change-info>
          <table:previous>
            <table:change-track-table-cell/>
          </table:previous>
        </table:cell-content-change>
        <table:cell-content-change table:id="ct457">
          <table:cell-address table:column="17" table:row="43" table:table="0"/>
          <office:change-info>
            <dc:creator>Bob Jacobsen</dc:creator>
            <dc:date>2011-07-23T22:17:03</dc:date>
          </office:change-info>
          <table:previous>
            <table:change-track-table-cell/>
          </table:previous>
        </table:cell-content-change>
        <table:cell-content-change table:id="ct458">
          <table:cell-address table:column="17" table:row="47" table:table="0"/>
          <office:change-info>
            <dc:creator>Bob Jacobsen</dc:creator>
            <dc:date>2011-07-23T22:17:05</dc:date>
          </office:change-info>
          <table:previous>
            <table:change-track-table-cell/>
          </table:previous>
        </table:cell-content-change>
        <table:cell-content-change table:id="ct459">
          <table:cell-address table:column="17" table:row="49" table:table="0"/>
          <office:change-info>
            <dc:creator>Bob Jacobsen</dc:creator>
            <dc:date>2011-07-23T22:17:07</dc:date>
          </office:change-info>
          <table:previous>
            <table:change-track-table-cell/>
          </table:previous>
        </table:cell-content-change>
        <table:cell-content-change table:id="ct460">
          <table:cell-address table:column="17" table:row="52" table:table="0"/>
          <office:change-info>
            <dc:creator>Bob Jacobsen</dc:creator>
            <dc:date>2011-07-23T22:17:11</dc:date>
          </office:change-info>
          <table:previous>
            <table:change-track-table-cell/>
          </table:previous>
        </table:cell-content-change>
        <table:cell-content-change table:id="ct461">
          <table:cell-address table:column="17" table:row="53" table:table="0"/>
          <office:change-info>
            <dc:creator>Bob Jacobsen</dc:creator>
            <dc:date>2011-07-23T22:17:12</dc:date>
          </office:change-info>
          <table:previous>
            <table:change-track-table-cell/>
          </table:previous>
        </table:cell-content-change>
        <table:cell-content-change table:id="ct462">
          <table:cell-address table:column="17" table:row="54" table:table="0"/>
          <office:change-info>
            <dc:creator>Bob Jacobsen</dc:creator>
            <dc:date>2011-07-23T22:17:12</dc:date>
          </office:change-info>
          <table:previous>
            <table:change-track-table-cell/>
          </table:previous>
        </table:cell-content-change>
        <table:cell-content-change table:id="ct463">
          <table:cell-address table:column="16" table:row="53"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6" table:row="54"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7" table:row="52" table:table="0"/>
          <office:change-info>
            <dc:creator>Bob Jacobsen</dc:creator>
            <dc:date>2011-07-23T22:17:34</dc:date>
          </office:change-info>
          <table:previous table:id="ct460">
            <table:change-track-table-cell table:cell-address="Sheet1.R53" table:formula="of:=DEC2HEX([.E53]*2*16+[.F53];2)" office:value-type="string">
              <text:p>69</text:p>
            </table:change-track-table-cell>
          </table:previous>
        </table:cell-content-change>
        <table:cell-content-change table:id="ct466">
          <table:cell-address table:column="17" table:row="2" table:table="0"/>
          <office:change-info>
            <dc:creator>Bob Jacobsen</dc:creator>
            <dc:date>2011-07-23T22:18:39</dc:date>
          </office:change-info>
          <table:previous>
            <table:change-track-table-cell/>
          </table:previous>
        </table:cell-content-change>
        <table:cell-content-change table:id="ct467">
          <table:cell-address table:column="17" table:row="3" table:table="0"/>
          <office:change-info>
            <dc:creator>Bob Jacobsen</dc:creator>
            <dc:date>2011-07-23T22:18:50</dc:date>
          </office:change-info>
          <table:previous>
            <table:change-track-table-cell/>
          </table:previous>
        </table:cell-content-change>
        <table:cell-content-change table:id="ct468">
          <table:cell-address table:column="17" table:row="1"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7" table:row="2"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7" table:row="2" table:table="0"/>
          <office:change-info>
            <dc:creator>Bob Jacobsen</dc:creator>
            <dc:date>2011-07-23T22:19:05</dc:date>
          </office:change-info>
          <table:previous table:id="ct469">
            <table:change-track-table-cell/>
          </table:previous>
        </table:cell-content-change>
        <table:cell-content-change table:id="ct471">
          <table:cell-address table:column="17" table:row="3"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7" table:row="3"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7" table:row="4" table:table="0"/>
          <office:change-info>
            <dc:creator>Bob Jacobsen</dc:creator>
            <dc:date>2011-07-23T22:19:50</dc:date>
          </office:change-info>
          <table:previous>
            <table:change-track-table-cell/>
          </table:previous>
        </table:cell-content-change>
        <table:cell-content-change table:id="ct474">
          <table:cell-address table:column="3" table:row="9"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3" table:row="16"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3" table:row="17"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3" table:row="26"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3" table:row="41"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3" table:row="42"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3" table:row="43"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3" table:row="16" table:table="0"/>
          <office:change-info>
            <dc:creator>Bob Jacobsen</dc:creator>
            <dc:date>2011-07-23T23:23:39</dc:date>
          </office:change-info>
          <table:previous table:id="ct475">
            <table:change-track-table-cell/>
          </table:previous>
        </table:cell-content-change>
        <table:cell-content-change table:id="ct482">
          <table:cell-address table:column="3" table:row="17" table:table="0"/>
          <office:change-info>
            <dc:creator>Bob Jacobsen</dc:creator>
            <dc:date>2011-07-23T23:23:39</dc:date>
          </office:change-info>
          <table:previous table:id="ct476">
            <table:change-track-table-cell/>
          </table:previous>
        </table:cell-content-change>
        <table:cell-content-change table:id="ct483">
          <table:cell-address table:column="1" table:row="63" table:table="0"/>
          <office:change-info>
            <dc:creator>Bob Jacobsen</dc:creator>
            <dc:date>2011-07-24T06:53:52</dc:date>
          </office:change-info>
          <table:previous>
            <table:change-track-table-cell/>
          </table:previous>
        </table:cell-content-change>
        <table:cell-content-change table:id="ct484">
          <table:cell-address table:column="1" table:row="62" table:table="0"/>
          <office:change-info>
            <dc:creator>Bob Jacobsen</dc:creator>
            <dc:date>2011-07-24T06:54:06</dc:date>
          </office:change-info>
          <table:previous>
            <table:change-track-table-cell/>
          </table:previous>
        </table:cell-content-change>
        <table:cell-content-change table:id="ct485">
          <table:cell-address table:column="1" table:row="58" table:table="0"/>
          <office:change-info>
            <dc:creator>Bob Jacobsen</dc:creator>
            <dc:date>2011-07-24T06:54:30</dc:date>
          </office:change-info>
          <table:previous>
            <table:change-track-table-cell/>
          </table:previous>
        </table:cell-content-change>
        <table:cell-content-change table:id="ct486">
          <table:cell-address table:column="1" table:row="57" table:table="0"/>
          <office:change-info>
            <dc:creator>Bob Jacobsen</dc:creator>
            <dc:date>2011-07-24T06:54:46</dc:date>
          </office:change-info>
          <table:previous>
            <table:change-track-table-cell/>
          </table:previous>
        </table:cell-content-change>
        <table:cell-content-change table:id="ct487">
          <table:cell-address table:column="1" table:row="59" table:table="0"/>
          <office:change-info>
            <dc:creator>Bob Jacobsen</dc:creator>
            <dc:date>2011-07-24T06:55:13</dc:date>
          </office:change-info>
          <table:previous>
            <table:change-track-table-cell/>
          </table:previous>
        </table:cell-content-change>
        <table:cell-content-change table:id="ct488">
          <table:cell-address table:column="1" table:row="64" table:table="0"/>
          <office:change-info>
            <dc:creator>Bob Jacobsen</dc:creator>
            <dc:date>2011-07-24T06:56:10</dc:date>
          </office:change-info>
          <table:previous>
            <table:change-track-table-cell/>
          </table:previous>
        </table:cell-content-change>
        <table:movement table:id="ct489">
          <table:source-range-address table:column="2" table:row="59" table:table="0"/>
          <table:target-range-address table:column="2" table:row="62" table:table="0"/>
          <office:change-info>
            <dc:creator>Bob Jacobsen</dc:creator>
            <dc:date>2011-07-24T06:56:17</dc:date>
          </office:change-info>
          <table:dependencies>
            <table:dependence table:id="ct1544"/>
          </table:dependencies>
        </table:movement>
        <table:movement table:id="ct490">
          <table:source-range-address table:column="2" table:row="60" table:table="0"/>
          <table:target-range-address table:column="2" table:row="63" table:table="0"/>
          <office:change-info>
            <dc:creator>Bob Jacobsen</dc:creator>
            <dc:date>2011-07-24T06:56:22</dc:date>
          </office:change-info>
          <table:dependencies>
            <table:dependence table:id="ct1544"/>
          </table:dependencies>
        </table:movement>
        <table:movement table:id="ct491">
          <table:source-range-address table:column="2" table:row="61" table:table="0"/>
          <table:target-range-address table:column="2" table:row="59" table:table="0"/>
          <office:change-info>
            <dc:creator>Bob Jacobsen</dc:creator>
            <dc:date>2011-07-24T06:56:27</dc:date>
          </office:change-info>
          <table:dependencies>
            <table:dependence table:id="ct1544"/>
          </table:dependencies>
        </table:movement>
        <table:cell-content-change table:id="ct492">
          <table:cell-address table:column="1" table:row="65" table:table="0"/>
          <office:change-info>
            <dc:creator>Bob Jacobsen</dc:creator>
            <dc:date>2011-07-24T06:57:08</dc:date>
          </office:change-info>
          <table:previous>
            <table:change-track-table-cell/>
          </table:previous>
        </table:cell-content-change>
        <table:insertion table:id="ct493" table:type="row" table:position="1" table:table="0">
          <office:change-info>
            <dc:creator>Mike </dc:creator>
            <dc:date>2011-08-04T12:03:27.15</dc:date>
          </office:change-info>
          <table:dependencies>
            <table:dependence table:id="ct2688"/>
            <table:dependence table:id="ct2687"/>
            <table:dependence table:id="ct2686"/>
            <table:dependence table:id="ct2681"/>
            <table:dependence table:id="ct2680"/>
            <table:dependence table:id="ct2679"/>
            <table:dependence table:id="ct2572"/>
            <table:dependence table:id="ct2272"/>
            <table:dependence table:id="ct2270"/>
            <table:dependence table:id="ct2117"/>
            <table:dependence table:id="ct2111"/>
            <table:dependence table:id="ct2110"/>
            <table:dependence table:id="ct2108"/>
            <table:dependence table:id="ct1959"/>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1" table:table="0"/>
          <office:change-info>
            <dc:creator>Mike </dc:creator>
            <dc:date>2011-08-04T12:03:52.47</dc:date>
          </office:change-info>
          <table:previous>
            <table:change-track-table-cell/>
          </table:previous>
        </table:cell-content-change>
        <table:cell-content-change table:id="ct495">
          <table:cell-address table:column="2" table:row="1" table:table="0"/>
          <office:change-info>
            <dc:creator>Mike </dc:creator>
            <dc:date>2011-08-04T12:04:16.70</dc:date>
          </office:change-info>
          <table:previous>
            <table:change-track-table-cell/>
          </table:previous>
        </table:cell-content-change>
        <table:cell-content-change table:id="ct496">
          <table:cell-address table:column="7" table:row="1" table:table="0"/>
          <office:change-info>
            <dc:creator>Mike </dc:creator>
            <dc:date>2011-08-04T12:04:44.47</dc:date>
          </office:change-info>
          <table:previous>
            <table:change-track-table-cell/>
          </table:previous>
        </table:cell-content-change>
        <table:cell-content-change table:id="ct497">
          <table:cell-address table:column="3" table:row="1" table:table="0"/>
          <office:change-info>
            <dc:creator>Mike </dc:creator>
            <dc:date>2011-08-04T12:04:59.87</dc:date>
          </office:change-info>
          <table:previous>
            <table:change-track-table-cell/>
          </table:previous>
        </table:cell-content-change>
        <table:cell-content-change table:id="ct498">
          <table:cell-address table:column="3" table:row="1"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4" table:row="1" table:table="0"/>
          <office:change-info>
            <dc:creator>Mike </dc:creator>
            <dc:date>2011-08-04T12:05:58.97</dc:date>
          </office:change-info>
          <table:previous>
            <table:change-track-table-cell/>
          </table:previous>
        </table:cell-content-change>
        <table:cell-content-change table:id="ct500">
          <table:cell-address table:column="5" table:row="1" table:table="0"/>
          <office:change-info>
            <dc:creator>Mike </dc:creator>
            <dc:date>2011-08-04T12:06:08.34</dc:date>
          </office:change-info>
          <table:previous>
            <table:change-track-table-cell/>
          </table:previous>
        </table:cell-content-change>
        <table:cell-content-change table:id="ct501">
          <table:cell-address table:column="11" table:row="1" table:table="0"/>
          <office:change-info>
            <dc:creator>Mike </dc:creator>
            <dc:date>2011-08-04T12:06:19.28</dc:date>
          </office:change-info>
          <table:previous>
            <table:change-track-table-cell/>
          </table:previous>
        </table:cell-content-change>
        <table:cell-content-change table:id="ct502">
          <table:cell-address table:column="3" table:row="1"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7" table:row="1"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8"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8"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0"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6"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7"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0"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7"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6"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41"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2"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3"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9"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2"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3"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4"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2"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2"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7" table:row="2"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7" table:row="2"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3" table:row="2"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3" table:row="2"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4" table:row="2"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4" table:row="2"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5" table:row="2"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1" table:row="1"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3" table:table="0"/>
          <office:change-info>
            <dc:creator>Mike </dc:creator>
            <dc:date>2011-08-04T12:09:29.17</dc:date>
          </office:change-info>
          <table:previous>
            <table:change-track-table-cell/>
          </table:previous>
        </table:cell-content-change>
        <table:cell-content-change table:id="ct547">
          <table:cell-address table:column="1" table:row="3"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3"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7" table:row="3"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3" table:row="3"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4" table:row="3"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5" table:row="3"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1" table:row="3"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10" table:table="0">
          <office:change-info>
            <dc:creator>Mike </dc:creator>
            <dc:date>2011-08-04T12:10:26.10</dc:date>
          </office:change-info>
        </table:insertion>
        <table:movement table:id="ct555">
          <table:source-range-address table:column="3" table:row="0" table:table="0"/>
          <table:target-range-address table:column="11" table:row="0" table:table="0"/>
          <office:change-info>
            <dc:creator>Mike </dc:creator>
            <dc:date>2011-08-04T12:10:44.02</dc:date>
          </office:change-info>
          <table:dependencies>
            <table:dependence table:id="ct1483"/>
            <table:dependence table:id="ct1481"/>
          </table:dependencies>
        </table:movement>
        <table:cell-content-change table:id="ct556">
          <table:cell-address table:column="11" table:row="0"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0" table:table="0"/>
          <office:change-info>
            <dc:creator>Mike </dc:creator>
            <dc:date>2011-08-04T12:12:23.57</dc:date>
          </office:change-info>
          <table:previous>
            <table:change-track-table-cell/>
          </table:previous>
        </table:cell-content-change>
        <table:cell-content-change table:id="ct558">
          <table:cell-address table:column="11" table:row="0"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1" table:row="1" table:table="0"/>
          <office:change-info>
            <dc:creator>Mike </dc:creator>
            <dc:date>2011-08-04T12:13:02.87</dc:date>
          </office:change-info>
          <table:previous>
            <table:change-track-table-cell/>
          </table:previous>
        </table:cell-content-change>
        <table:cell-content-change table:id="ct560">
          <table:cell-address table:column="11" table:row="1"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1" table:row="1"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1" table:row="1"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6" table:table="0">
          <office:change-info>
            <dc:creator>Mike </dc:creator>
            <dc:date>2011-08-04T12:16:25.09</dc:date>
          </office:change-info>
          <table:dependencies>
            <table:dependence table:id="ct2688"/>
            <table:dependence table:id="ct2083"/>
            <table:dependence table:id="ct2080"/>
            <table:dependence table:id="ct2077"/>
            <table:dependence table:id="ct2049"/>
            <table:dependence table:id="ct2048"/>
            <table:dependence table:id="ct2047"/>
            <table:dependence table:id="ct2046"/>
            <table:dependence table:id="ct2045"/>
            <table:dependence table:id="ct2044"/>
            <table:dependence table:id="ct2043"/>
            <table:dependence table:id="ct2042"/>
            <table:dependence table:id="ct2041"/>
            <table:dependence table:id="ct2040"/>
            <table:dependence table:id="ct2039"/>
            <table:dependence table:id="ct2038"/>
            <table:dependence table:id="ct2037"/>
            <table:dependence table:id="ct2036"/>
            <table:dependence table:id="ct2035"/>
            <table:dependence table:id="ct2034"/>
            <table:dependence table:id="ct2033"/>
            <table:dependence table:id="ct2032"/>
            <table:dependence table:id="ct2031"/>
            <table:dependence table:id="ct2030"/>
            <table:dependence table:id="ct2029"/>
            <table:dependence table:id="ct2028"/>
            <table:dependence table:id="ct2027"/>
            <table:dependence table:id="ct2026"/>
            <table:dependence table:id="ct2025"/>
            <table:dependence table:id="ct2024"/>
            <table:dependence table:id="ct2023"/>
            <table:dependence table:id="ct2022"/>
            <table:dependence table:id="ct2021"/>
            <table:dependence table:id="ct2020"/>
            <table:dependence table:id="ct2019"/>
            <table:dependence table:id="ct2018"/>
            <table:dependence table:id="ct2017"/>
            <table:dependence table:id="ct2016"/>
            <table:dependence table:id="ct2015"/>
            <table:dependence table:id="ct2014"/>
            <table:dependence table:id="ct2013"/>
            <table:dependence table:id="ct2012"/>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1" table:start-row="5" table:start-table="0" table:end-column="11" table:end-row="8" table:end-table="0"/>
          <table:target-range-address table:column="11" table:row="1" table:table="0"/>
          <office:change-info>
            <dc:creator>Mike </dc:creator>
            <dc:date>2011-08-04T12:16:32.51</dc:date>
          </office:change-info>
          <table:dependencies>
            <table:dependence table:id="ct1977"/>
            <table:dependence table:id="ct1976"/>
            <table:dependence table:id="ct1975"/>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6" table:row="1" table:table="0"/>
          <office:change-info>
            <dc:creator>Mike </dc:creator>
            <dc:date>2011-08-04T12:16:58.86</dc:date>
          </office:change-info>
          <table:previous>
            <table:change-track-table-cell/>
          </table:previous>
        </table:cell-content-change>
        <table:cell-content-change table:id="ct566">
          <table:cell-address table:column="6" table:row="1"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6" table:row="3" table:table="0"/>
          <office:change-info>
            <dc:creator>Mike </dc:creator>
            <dc:date>2011-08-04T12:17:13.50</dc:date>
          </office:change-info>
          <table:previous>
            <table:change-track-table-cell/>
          </table:previous>
        </table:cell-content-change>
        <table:cell-content-change table:id="ct568">
          <table:cell-address table:column="6" table:row="8" table:table="0"/>
          <office:change-info>
            <dc:creator>Mike </dc:creator>
            <dc:date>2011-08-04T12:17:46.54</dc:date>
          </office:change-info>
          <table:previous>
            <table:change-track-table-cell/>
          </table:previous>
        </table:cell-content-change>
        <table:cell-content-change table:id="ct569">
          <table:cell-address table:column="6" table:row="8" table:table="0"/>
          <office:change-info>
            <dc:creator>Mike </dc:creator>
            <dc:date>2011-08-04T12:18:01.92</dc:date>
          </office:change-info>
          <table:previous table:id="ct568">
            <table:change-track-table-cell table:cell-address="Sheet1.G9" table:formula="of:=[.E9]*32+[.F9]" office:value-type="float" office:value="8"/>
          </table:previous>
        </table:cell-content-change>
        <table:cell-content-change table:id="ct570">
          <table:cell-address table:column="6" table:row="8" table:table="0"/>
          <office:change-info>
            <dc:creator>Mike </dc:creator>
            <dc:date>2011-08-04T12:18:22.71</dc:date>
          </office:change-info>
          <table:previous table:id="ct569">
            <table:change-track-table-cell table:cell-address="Sheet1.G9" table:formula="of:=DEC2HEX([.E9]*32+[.F9],2)" office:value-type="string"/>
          </table:previous>
        </table:cell-content-change>
        <table:cell-content-change table:id="ct571">
          <table:cell-address table:column="6" table:row="9" table:table="0"/>
          <office:change-info>
            <dc:creator>Mike </dc:creator>
            <dc:date>2011-08-04T12:18:29.39</dc:date>
          </office:change-info>
          <table:previous>
            <table:change-track-table-cell/>
          </table:previous>
        </table:cell-content-change>
        <table:cell-content-change table:id="ct572">
          <table:cell-address table:column="6" table:row="10" table:table="0"/>
          <office:change-info>
            <dc:creator>Mike </dc:creator>
            <dc:date>2011-08-04T12:18:29.39</dc:date>
          </office:change-info>
          <table:previous>
            <table:change-track-table-cell/>
          </table:previous>
        </table:cell-content-change>
        <table:cell-content-change table:id="ct573">
          <table:cell-address table:column="6" table:row="11" table:table="0"/>
          <office:change-info>
            <dc:creator>Mike </dc:creator>
            <dc:date>2011-08-04T12:18:29.39</dc:date>
          </office:change-info>
          <table:previous>
            <table:change-track-table-cell/>
          </table:previous>
        </table:cell-content-change>
        <table:cell-content-change table:id="ct574">
          <table:cell-address table:column="6" table:row="12" table:table="0"/>
          <office:change-info>
            <dc:creator>Mike </dc:creator>
            <dc:date>2011-08-04T12:18:29.39</dc:date>
          </office:change-info>
          <table:previous>
            <table:change-track-table-cell/>
          </table:previous>
        </table:cell-content-change>
        <table:cell-content-change table:id="ct575">
          <table:cell-address table:column="6" table:row="13" table:table="0"/>
          <office:change-info>
            <dc:creator>Mike </dc:creator>
            <dc:date>2011-08-04T12:18:29.39</dc:date>
          </office:change-info>
          <table:previous>
            <table:change-track-table-cell/>
          </table:previous>
        </table:cell-content-change>
        <table:cell-content-change table:id="ct576">
          <table:cell-address table:column="6" table:row="14" table:table="0"/>
          <office:change-info>
            <dc:creator>Mike </dc:creator>
            <dc:date>2011-08-04T12:18:29.39</dc:date>
          </office:change-info>
          <table:previous>
            <table:change-track-table-cell/>
          </table:previous>
        </table:cell-content-change>
        <table:cell-content-change table:id="ct577">
          <table:cell-address table:column="6" table:row="15" table:table="0"/>
          <office:change-info>
            <dc:creator>Mike </dc:creator>
            <dc:date>2011-08-04T12:18:29.39</dc:date>
          </office:change-info>
          <table:previous>
            <table:change-track-table-cell/>
          </table:previous>
        </table:cell-content-change>
        <table:cell-content-change table:id="ct578">
          <table:cell-address table:column="6" table:row="16" table:table="0"/>
          <office:change-info>
            <dc:creator>Mike </dc:creator>
            <dc:date>2011-08-04T12:18:29.39</dc:date>
          </office:change-info>
          <table:previous>
            <table:change-track-table-cell/>
          </table:previous>
        </table:cell-content-change>
        <table:cell-content-change table:id="ct579">
          <table:cell-address table:column="6" table:row="17" table:table="0"/>
          <office:change-info>
            <dc:creator>Mike </dc:creator>
            <dc:date>2011-08-04T12:18:29.39</dc:date>
          </office:change-info>
          <table:previous>
            <table:change-track-table-cell/>
          </table:previous>
        </table:cell-content-change>
        <table:cell-content-change table:id="ct580">
          <table:cell-address table:column="6" table:row="18" table:table="0"/>
          <office:change-info>
            <dc:creator>Mike </dc:creator>
            <dc:date>2011-08-04T12:18:29.39</dc:date>
          </office:change-info>
          <table:previous>
            <table:change-track-table-cell/>
          </table:previous>
        </table:cell-content-change>
        <table:cell-content-change table:id="ct581">
          <table:cell-address table:column="6" table:row="19" table:table="0"/>
          <office:change-info>
            <dc:creator>Mike </dc:creator>
            <dc:date>2011-08-04T12:18:29.39</dc:date>
          </office:change-info>
          <table:previous>
            <table:change-track-table-cell/>
          </table:previous>
        </table:cell-content-change>
        <table:cell-content-change table:id="ct582">
          <table:cell-address table:column="6" table:row="20" table:table="0"/>
          <office:change-info>
            <dc:creator>Mike </dc:creator>
            <dc:date>2011-08-04T12:18:29.39</dc:date>
          </office:change-info>
          <table:previous>
            <table:change-track-table-cell/>
          </table:previous>
        </table:cell-content-change>
        <table:cell-content-change table:id="ct583">
          <table:cell-address table:column="6" table:row="21" table:table="0"/>
          <office:change-info>
            <dc:creator>Mike </dc:creator>
            <dc:date>2011-08-04T12:18:29.39</dc:date>
          </office:change-info>
          <table:previous>
            <table:change-track-table-cell/>
          </table:previous>
        </table:cell-content-change>
        <table:cell-content-change table:id="ct584">
          <table:cell-address table:column="6" table:row="22" table:table="0"/>
          <office:change-info>
            <dc:creator>Mike </dc:creator>
            <dc:date>2011-08-04T12:18:29.39</dc:date>
          </office:change-info>
          <table:previous>
            <table:change-track-table-cell/>
          </table:previous>
        </table:cell-content-change>
        <table:cell-content-change table:id="ct585">
          <table:cell-address table:column="6" table:row="23" table:table="0"/>
          <office:change-info>
            <dc:creator>Mike </dc:creator>
            <dc:date>2011-08-04T12:18:29.39</dc:date>
          </office:change-info>
          <table:previous>
            <table:change-track-table-cell/>
          </table:previous>
        </table:cell-content-change>
        <table:cell-content-change table:id="ct586">
          <table:cell-address table:column="6" table:row="23" table:table="0"/>
          <office:change-info>
            <dc:creator>Mike </dc:creator>
            <dc:date>2011-08-04T12:18:29.39</dc:date>
          </office:change-info>
          <table:previous>
            <table:change-track-table-cell/>
          </table:previous>
        </table:cell-content-change>
        <table:cell-content-change table:id="ct587">
          <table:cell-address table:column="6" table:row="24" table:table="0"/>
          <office:change-info>
            <dc:creator>Mike </dc:creator>
            <dc:date>2011-08-04T12:18:29.39</dc:date>
          </office:change-info>
          <table:previous>
            <table:change-track-table-cell/>
          </table:previous>
        </table:cell-content-change>
        <table:cell-content-change table:id="ct588">
          <table:cell-address table:column="6" table:row="25" table:table="0"/>
          <office:change-info>
            <dc:creator>Mike </dc:creator>
            <dc:date>2011-08-04T12:18:29.39</dc:date>
          </office:change-info>
          <table:previous>
            <table:change-track-table-cell/>
          </table:previous>
        </table:cell-content-change>
        <table:cell-content-change table:id="ct589">
          <table:cell-address table:column="6" table:row="26" table:table="0"/>
          <office:change-info>
            <dc:creator>Mike </dc:creator>
            <dc:date>2011-08-04T12:18:29.39</dc:date>
          </office:change-info>
          <table:previous>
            <table:change-track-table-cell/>
          </table:previous>
        </table:cell-content-change>
        <table:cell-content-change table:id="ct590">
          <table:cell-address table:column="6" table:row="27" table:table="0"/>
          <office:change-info>
            <dc:creator>Mike </dc:creator>
            <dc:date>2011-08-04T12:18:29.39</dc:date>
          </office:change-info>
          <table:previous>
            <table:change-track-table-cell/>
          </table:previous>
        </table:cell-content-change>
        <table:cell-content-change table:id="ct591">
          <table:cell-address table:column="6" table:row="28" table:table="0"/>
          <office:change-info>
            <dc:creator>Mike </dc:creator>
            <dc:date>2011-08-04T12:18:29.39</dc:date>
          </office:change-info>
          <table:previous>
            <table:change-track-table-cell/>
          </table:previous>
        </table:cell-content-change>
        <table:cell-content-change table:id="ct592">
          <table:cell-address table:column="6" table:row="29" table:table="0"/>
          <office:change-info>
            <dc:creator>Mike </dc:creator>
            <dc:date>2011-08-04T12:18:29.39</dc:date>
          </office:change-info>
          <table:previous>
            <table:change-track-table-cell/>
          </table:previous>
        </table:cell-content-change>
        <table:cell-content-change table:id="ct593">
          <table:cell-address table:column="6" table:row="30" table:table="0"/>
          <office:change-info>
            <dc:creator>Mike </dc:creator>
            <dc:date>2011-08-04T12:18:29.39</dc:date>
          </office:change-info>
          <table:previous>
            <table:change-track-table-cell/>
          </table:previous>
        </table:cell-content-change>
        <table:cell-content-change table:id="ct594">
          <table:cell-address table:column="6" table:row="36" table:table="0"/>
          <office:change-info>
            <dc:creator>Mike </dc:creator>
            <dc:date>2011-08-04T12:18:29.39</dc:date>
          </office:change-info>
          <table:previous>
            <table:change-track-table-cell/>
          </table:previous>
        </table:cell-content-change>
        <table:cell-content-change table:id="ct595">
          <table:cell-address table:column="6" table:row="37" table:table="0"/>
          <office:change-info>
            <dc:creator>Mike </dc:creator>
            <dc:date>2011-08-04T12:18:29.39</dc:date>
          </office:change-info>
          <table:previous>
            <table:change-track-table-cell/>
          </table:previous>
        </table:cell-content-change>
        <table:cell-content-change table:id="ct596">
          <table:cell-address table:column="6" table:row="41" table:table="0"/>
          <office:change-info>
            <dc:creator>Mike </dc:creator>
            <dc:date>2011-08-04T12:18:29.39</dc:date>
          </office:change-info>
          <table:previous>
            <table:change-track-table-cell/>
          </table:previous>
        </table:cell-content-change>
        <table:cell-content-change table:id="ct597">
          <table:cell-address table:column="6" table:row="42" table:table="0"/>
          <office:change-info>
            <dc:creator>Mike </dc:creator>
            <dc:date>2011-08-04T12:18:29.39</dc:date>
          </office:change-info>
          <table:previous>
            <table:change-track-table-cell/>
          </table:previous>
        </table:cell-content-change>
        <table:cell-content-change table:id="ct598">
          <table:cell-address table:column="6" table:row="42" table:table="0"/>
          <office:change-info>
            <dc:creator>Mike </dc:creator>
            <dc:date>2011-08-04T12:18:29.39</dc:date>
          </office:change-info>
          <table:previous>
            <table:change-track-table-cell/>
          </table:previous>
        </table:cell-content-change>
        <table:cell-content-change table:id="ct599">
          <table:cell-address table:column="6" table:row="43" table:table="0"/>
          <office:change-info>
            <dc:creator>Mike </dc:creator>
            <dc:date>2011-08-04T12:18:29.39</dc:date>
          </office:change-info>
          <table:previous>
            <table:change-track-table-cell/>
          </table:previous>
        </table:cell-content-change>
        <table:cell-content-change table:id="ct600">
          <table:cell-address table:column="6" table:row="44" table:table="0"/>
          <office:change-info>
            <dc:creator>Mike </dc:creator>
            <dc:date>2011-08-04T12:18:29.39</dc:date>
          </office:change-info>
          <table:previous>
            <table:change-track-table-cell/>
          </table:previous>
        </table:cell-content-change>
        <table:cell-content-change table:id="ct601">
          <table:cell-address table:column="6" table:row="45" table:table="0"/>
          <office:change-info>
            <dc:creator>Mike </dc:creator>
            <dc:date>2011-08-04T12:18:29.39</dc:date>
          </office:change-info>
          <table:previous>
            <table:change-track-table-cell/>
          </table:previous>
        </table:cell-content-change>
        <table:cell-content-change table:id="ct602">
          <table:cell-address table:column="6" table:row="46" table:table="0"/>
          <office:change-info>
            <dc:creator>Mike </dc:creator>
            <dc:date>2011-08-04T12:18:29.39</dc:date>
          </office:change-info>
          <table:previous>
            <table:change-track-table-cell/>
          </table:previous>
        </table:cell-content-change>
        <table:cell-content-change table:id="ct603">
          <table:cell-address table:column="6" table:row="47" table:table="0"/>
          <office:change-info>
            <dc:creator>Mike </dc:creator>
            <dc:date>2011-08-04T12:18:29.39</dc:date>
          </office:change-info>
          <table:previous>
            <table:change-track-table-cell/>
          </table:previous>
        </table:cell-content-change>
        <table:cell-content-change table:id="ct604">
          <table:cell-address table:column="6" table:row="48" table:table="0"/>
          <office:change-info>
            <dc:creator>Mike </dc:creator>
            <dc:date>2011-08-04T12:18:29.39</dc:date>
          </office:change-info>
          <table:previous>
            <table:change-track-table-cell/>
          </table:previous>
        </table:cell-content-change>
        <table:cell-content-change table:id="ct605">
          <table:cell-address table:column="6" table:row="49" table:table="0"/>
          <office:change-info>
            <dc:creator>Mike </dc:creator>
            <dc:date>2011-08-04T12:18:29.39</dc:date>
          </office:change-info>
          <table:previous>
            <table:change-track-table-cell/>
          </table:previous>
        </table:cell-content-change>
        <table:cell-content-change table:id="ct606">
          <table:cell-address table:column="6" table:row="50" table:table="0"/>
          <office:change-info>
            <dc:creator>Mike </dc:creator>
            <dc:date>2011-08-04T12:18:29.39</dc:date>
          </office:change-info>
          <table:previous>
            <table:change-track-table-cell/>
          </table:previous>
        </table:cell-content-change>
        <table:cell-content-change table:id="ct607">
          <table:cell-address table:column="6" table:row="51" table:table="0"/>
          <office:change-info>
            <dc:creator>Mike </dc:creator>
            <dc:date>2011-08-04T12:18:29.39</dc:date>
          </office:change-info>
          <table:previous>
            <table:change-track-table-cell/>
          </table:previous>
        </table:cell-content-change>
        <table:cell-content-change table:id="ct608">
          <table:cell-address table:column="6" table:row="52" table:table="0"/>
          <office:change-info>
            <dc:creator>Mike </dc:creator>
            <dc:date>2011-08-04T12:18:29.39</dc:date>
          </office:change-info>
          <table:previous>
            <table:change-track-table-cell/>
          </table:previous>
        </table:cell-content-change>
        <table:cell-content-change table:id="ct609">
          <table:cell-address table:column="6" table:row="53" table:table="0"/>
          <office:change-info>
            <dc:creator>Mike </dc:creator>
            <dc:date>2011-08-04T12:18:29.39</dc:date>
          </office:change-info>
          <table:previous>
            <table:change-track-table-cell/>
          </table:previous>
        </table:cell-content-change>
        <table:cell-content-change table:id="ct610">
          <table:cell-address table:column="6" table:row="54" table:table="0"/>
          <office:change-info>
            <dc:creator>Mike </dc:creator>
            <dc:date>2011-08-04T12:18:29.39</dc:date>
          </office:change-info>
          <table:previous>
            <table:change-track-table-cell/>
          </table:previous>
        </table:cell-content-change>
        <table:cell-content-change table:id="ct611">
          <table:cell-address table:column="6" table:row="14" table:table="0"/>
          <office:change-info>
            <dc:creator>Mike </dc:creator>
            <dc:date>2011-08-04T12:18:43.31</dc:date>
          </office:change-info>
          <table:previous table:id="ct576">
            <table:change-track-table-cell table:cell-address="Sheet1.G15" table:formula="of:=DEC2HEX([.E15]*32+[.F15];2)" office:value-type="string">
              <text:p>00</text:p>
            </table:change-track-table-cell>
          </table:previous>
        </table:cell-content-change>
        <table:cell-content-change table:id="ct612">
          <table:cell-address table:column="6" table:row="15" table:table="0"/>
          <office:change-info>
            <dc:creator>Mike </dc:creator>
            <dc:date>2011-08-04T12:18:43.31</dc:date>
          </office:change-info>
          <table:previous table:id="ct577">
            <table:change-track-table-cell table:cell-address="Sheet1.G16" table:formula="of:=DEC2HEX([.E16]*32+[.F16];2)" office:value-type="string">
              <text:p>00</text:p>
            </table:change-track-table-cell>
          </table:previous>
        </table:cell-content-change>
        <table:cell-content-change table:id="ct613">
          <table:cell-address table:column="6" table:row="18" table:table="0"/>
          <office:change-info>
            <dc:creator>Mike </dc:creator>
            <dc:date>2011-08-04T12:18:46.92</dc:date>
          </office:change-info>
          <table:previous table:id="ct580">
            <table:change-track-table-cell table:cell-address="Sheet1.G19" table:formula="of:=DEC2HEX([.E19]*32+[.F19];2)" office:value-type="string">
              <text:p>00</text:p>
            </table:change-track-table-cell>
          </table:previous>
        </table:cell-content-change>
        <table:cell-content-change table:id="ct614">
          <table:cell-address table:column="6" table:row="19" table:table="0"/>
          <office:change-info>
            <dc:creator>Mike </dc:creator>
            <dc:date>2011-08-04T12:18:46.92</dc:date>
          </office:change-info>
          <table:previous table:id="ct581">
            <table:change-track-table-cell table:cell-address="Sheet1.G20" table:formula="of:=DEC2HEX([.E20]*32+[.F20];2)" office:value-type="string">
              <text:p>00</text:p>
            </table:change-track-table-cell>
          </table:previous>
        </table:cell-content-change>
        <table:cell-content-change table:id="ct615">
          <table:cell-address table:column="6" table:row="23" table:table="0"/>
          <office:change-info>
            <dc:creator>Mike </dc:creator>
            <dc:date>2011-08-04T12:18:49.85</dc:date>
          </office:change-info>
          <table:previous table:id="ct585">
            <table:change-track-table-cell table:cell-address="Sheet1.G24" table:formula="of:=DEC2HEX([.E24]*32+[.F24];2)" office:value-type="string">
              <text:p>28</text:p>
            </table:change-track-table-cell>
          </table:previous>
        </table:cell-content-change>
        <table:cell-content-change table:id="ct616">
          <table:cell-address table:column="6" table:row="30" table:table="0"/>
          <office:change-info>
            <dc:creator>Mike </dc:creator>
            <dc:date>2011-08-04T12:18:54.07</dc:date>
          </office:change-info>
          <table:previous table:id="ct593">
            <table:change-track-table-cell table:cell-address="Sheet1.G31" table:formula="of:=DEC2HEX([.E31]*32+[.F31];2)" office:value-type="string">
              <text:p>00</text:p>
            </table:change-track-table-cell>
          </table:previous>
        </table:cell-content-change>
        <table:cell-content-change table:id="ct617">
          <table:cell-address table:column="6" table:row="36" table:table="0"/>
          <office:change-info>
            <dc:creator>Mike </dc:creator>
            <dc:date>2011-08-04T12:18:54.07</dc:date>
          </office:change-info>
          <table:previous table:id="ct594">
            <table:change-track-table-cell table:cell-address="Sheet1.G37" table:formula="of:=DEC2HEX([.E37]*32+[.F37];2)" office:value-type="string">
              <text:p>00</text:p>
            </table:change-track-table-cell>
          </table:previous>
        </table:cell-content-change>
        <table:cell-content-change table:id="ct618">
          <table:cell-address table:column="6" table:row="37" table:table="0"/>
          <office:change-info>
            <dc:creator>Mike </dc:creator>
            <dc:date>2011-08-04T12:18:54.07</dc:date>
          </office:change-info>
          <table:previous table:id="ct595">
            <table:change-track-table-cell table:cell-address="Sheet1.G38" table:formula="of:=DEC2HEX([.E38]*32+[.F38];2)" office:value-type="string">
              <text:p>00</text:p>
            </table:change-track-table-cell>
          </table:previous>
        </table:cell-content-change>
        <table:cell-content-change table:id="ct619">
          <table:cell-address table:column="6" table:row="44" table:table="0"/>
          <office:change-info>
            <dc:creator>Mike </dc:creator>
            <dc:date>2011-08-04T12:18:57.47</dc:date>
          </office:change-info>
          <table:previous table:id="ct600">
            <table:change-track-table-cell table:cell-address="Sheet1.G45" table:formula="of:=DEC2HEX([.E45]*32+[.F45];2)" office:value-type="string">
              <text:p>00</text:p>
            </table:change-track-table-cell>
          </table:previous>
        </table:cell-content-change>
        <table:cell-content-change table:id="ct620">
          <table:cell-address table:column="6" table:row="45" table:table="0"/>
          <office:change-info>
            <dc:creator>Mike </dc:creator>
            <dc:date>2011-08-04T12:18:57.47</dc:date>
          </office:change-info>
          <table:previous table:id="ct601">
            <table:change-track-table-cell table:cell-address="Sheet1.G46" table:formula="of:=DEC2HEX([.E46]*32+[.F46];2)" office:value-type="string">
              <text:p>00</text:p>
            </table:change-track-table-cell>
          </table:previous>
        </table:cell-content-change>
        <table:cell-content-change table:id="ct621">
          <table:cell-address table:column="6" table:row="46" table:table="0"/>
          <office:change-info>
            <dc:creator>Mike </dc:creator>
            <dc:date>2011-08-04T12:18:57.47</dc:date>
          </office:change-info>
          <table:previous table:id="ct602">
            <table:change-track-table-cell table:cell-address="Sheet1.G47" table:formula="of:=DEC2HEX([.E47]*32+[.F47];2)" office:value-type="string">
              <text:p>00</text:p>
            </table:change-track-table-cell>
          </table:previous>
        </table:cell-content-change>
        <table:cell-content-change table:id="ct622">
          <table:cell-address table:column="6" table:row="50" table:table="0"/>
          <office:change-info>
            <dc:creator>Mike </dc:creator>
            <dc:date>2011-08-04T12:19:00.23</dc:date>
          </office:change-info>
          <table:previous table:id="ct606">
            <table:change-track-table-cell table:cell-address="Sheet1.G51" table:formula="of:=DEC2HEX([.E51]*32+[.F51];2)" office:value-type="string">
              <text:p>00</text:p>
            </table:change-track-table-cell>
          </table:previous>
        </table:cell-content-change>
        <table:cell-content-change table:id="ct623">
          <table:cell-address table:column="6" table:row="51" table:table="0"/>
          <office:change-info>
            <dc:creator>Mike </dc:creator>
            <dc:date>2011-08-04T12:19:00.23</dc:date>
          </office:change-info>
          <table:previous table:id="ct607">
            <table:change-track-table-cell table:cell-address="Sheet1.G52" table:formula="of:=DEC2HEX([.E52]*32+[.F52];2)" office:value-type="string">
              <text:p>00</text:p>
            </table:change-track-table-cell>
          </table:previous>
        </table:cell-content-change>
        <table:cell-content-change table:id="ct624">
          <table:cell-address table:column="6" table:row="42" table:table="0"/>
          <office:change-info>
            <dc:creator>Mike </dc:creator>
            <dc:date>2011-08-04T12:19:07.97</dc:date>
          </office:change-info>
          <table:previous table:id="ct597">
            <table:change-track-table-cell table:cell-address="Sheet1.G43" table:formula="of:=DEC2HEX([.E43]*32+[.F43];2)" office:value-type="string">
              <text:p>4C</text:p>
            </table:change-track-table-cell>
          </table:previous>
        </table:cell-content-change>
        <table:cell-content-change table:id="ct625">
          <table:cell-address table:column="6" table:row="48" table:table="0"/>
          <office:change-info>
            <dc:creator>Mike </dc:creator>
            <dc:date>2011-08-04T12:19:14.57</dc:date>
          </office:change-info>
          <table:previous table:id="ct604">
            <table:change-track-table-cell table:cell-address="Sheet1.G49" table:formula="of:=DEC2HEX([.E49]*32+[.F49];2)" office:value-type="string">
              <text:p>00</text:p>
            </table:change-track-table-cell>
          </table:previous>
        </table:cell-content-change>
        <table:cell-content-change table:id="ct626">
          <table:cell-address table:column="11" table:row="8" table:table="0"/>
          <office:change-info>
            <dc:creator>Mike </dc:creator>
            <dc:date>2011-08-04T12:20:07.85</dc:date>
          </office:change-info>
          <table:previous table:id="ct229">
            <table:change-track-table-cell table:cell-address="Sheet1.L9" table:formula="of:=DEC2HEX(1*(16*256)+[.E9]*256*2+[.F9]*16+#ref!12+IF(NOT ([.D9]=&quot;Y&quot;);2*16*256;0);4)" office:value-type="float" office:value="0"/>
          </table:previous>
        </table:cell-content-change>
        <table:cell-content-change table:id="ct627">
          <table:cell-address table:column="11" table:row="9" table:table="0"/>
          <office:change-info>
            <dc:creator>Mike </dc:creator>
            <dc:date>2011-08-04T12:20:17.62</dc:date>
          </office:change-info>
          <table:previous table:id="ct233">
            <table:change-track-table-cell table:cell-address="Sheet1.L10" table:formula="of:=DEC2HEX(1*(16*256)+[.E10]*256*2+[.F10]*16+#ref!13+IF(NOT ([.D10]=&quot;Y&quot;);2*16*256;0);4)" office:value-type="float" office:value="0"/>
          </table:previous>
        </table:cell-content-change>
        <table:cell-content-change table:id="ct628">
          <table:cell-address table:column="11" table:row="10" table:table="0"/>
          <office:change-info>
            <dc:creator>Mike </dc:creator>
            <dc:date>2011-08-04T12:20:17.62</dc:date>
          </office:change-info>
          <table:previous table:id="ct234">
            <table:change-track-table-cell table:cell-address="Sheet1.L11" table:formula="of:=DEC2HEX(1*(16*256)+[.E11]*256*2+[.F11]*16+#ref!14+IF(NOT ([.D11]=&quot;Y&quot;);2*16*256;0);4)" office:value-type="float" office:value="0"/>
          </table:previous>
        </table:cell-content-change>
        <table:cell-content-change table:id="ct629">
          <table:cell-address table:column="11" table:row="11" table:table="0"/>
          <office:change-info>
            <dc:creator>Mike </dc:creator>
            <dc:date>2011-08-04T12:20:17.62</dc:date>
          </office:change-info>
          <table:previous table:id="ct235">
            <table:change-track-table-cell table:cell-address="Sheet1.L12" table:formula="of:=DEC2HEX(1*(16*256)+[.E12]*256*2+[.F12]*16+#ref!15+IF(NOT ([.D12]=&quot;Y&quot;);2*16*256;0);4)" office:value-type="float" office:value="0"/>
          </table:previous>
        </table:cell-content-change>
        <table:cell-content-change table:id="ct630">
          <table:cell-address table:column="11" table:row="12" table:table="0"/>
          <office:change-info>
            <dc:creator>Mike </dc:creator>
            <dc:date>2011-08-04T12:20:17.62</dc:date>
          </office:change-info>
          <table:previous table:id="ct236">
            <table:change-track-table-cell table:cell-address="Sheet1.L13" table:formula="of:=DEC2HEX(1*(16*256)+[.E13]*256*2+[.F13]*16+#ref!16+IF(NOT ([.D13]=&quot;Y&quot;);2*16*256;0);4)" office:value-type="float" office:value="0"/>
          </table:previous>
        </table:cell-content-change>
        <table:cell-content-change table:id="ct631">
          <table:cell-address table:column="11" table:row="13" table:table="0"/>
          <office:change-info>
            <dc:creator>Mike </dc:creator>
            <dc:date>2011-08-04T12:20:17.62</dc:date>
          </office:change-info>
          <table:previous table:id="ct237">
            <table:change-track-table-cell table:cell-address="Sheet1.L14" table:formula="of:=DEC2HEX(1*(16*256)+[.E14]*256*2+[.F14]*16+#ref!17+IF(NOT ([.D14]=&quot;Y&quot;);2*16*256;0);4)" office:value-type="float" office:value="0"/>
          </table:previous>
        </table:cell-content-change>
        <table:cell-content-change table:id="ct632">
          <table:cell-address table:column="11" table:row="14" table:table="0"/>
          <office:change-info>
            <dc:creator>Mike </dc:creator>
            <dc:date>2011-08-04T12:20:17.62</dc:date>
          </office:change-info>
          <table:previous>
            <table:change-track-table-cell/>
          </table:previous>
        </table:cell-content-change>
        <table:cell-content-change table:id="ct633">
          <table:cell-address table:column="11" table:row="15" table:table="0"/>
          <office:change-info>
            <dc:creator>Mike </dc:creator>
            <dc:date>2011-08-04T12:20:17.62</dc:date>
          </office:change-info>
          <table:previous>
            <table:change-track-table-cell/>
          </table:previous>
        </table:cell-content-change>
        <table:cell-content-change table:id="ct634">
          <table:cell-address table:column="11" table:row="16" table:table="0"/>
          <office:change-info>
            <dc:creator>Mike </dc:creator>
            <dc:date>2011-08-04T12:20:17.62</dc:date>
          </office:change-info>
          <table:previous table:id="ct238">
            <table:change-track-table-cell table:cell-address="Sheet1.L17" table:formula="of:=DEC2HEX(1*(16*256)+[.E17]*256*2+[.F17]*16+#ref!20+IF(NOT ([.D17]=&quot;Y&quot;);2*16*256;0);4)" office:value-type="float" office:value="0"/>
          </table:previous>
        </table:cell-content-change>
        <table:cell-content-change table:id="ct635">
          <table:cell-address table:column="11" table:row="17" table:table="0"/>
          <office:change-info>
            <dc:creator>Mike </dc:creator>
            <dc:date>2011-08-04T12:20:17.62</dc:date>
          </office:change-info>
          <table:previous table:id="ct239">
            <table:change-track-table-cell table:cell-address="Sheet1.L18" table:formula="of:=DEC2HEX(1*(16*256)+[.E18]*256*2+[.F18]*16+#ref!21+IF(NOT ([.D18]=&quot;Y&quot;);2*16*256;0);4)" office:value-type="float" office:value="0"/>
          </table:previous>
        </table:cell-content-change>
        <table:cell-content-change table:id="ct636">
          <table:cell-address table:column="11" table:row="18" table:table="0"/>
          <office:change-info>
            <dc:creator>Mike </dc:creator>
            <dc:date>2011-08-04T12:20:17.62</dc:date>
          </office:change-info>
          <table:previous>
            <table:change-track-table-cell/>
          </table:previous>
        </table:cell-content-change>
        <table:cell-content-change table:id="ct637">
          <table:cell-address table:column="11" table:row="19" table:table="0"/>
          <office:change-info>
            <dc:creator>Mike </dc:creator>
            <dc:date>2011-08-04T12:20:17.62</dc:date>
          </office:change-info>
          <table:previous>
            <table:change-track-table-cell/>
          </table:previous>
        </table:cell-content-change>
        <table:cell-content-change table:id="ct638">
          <table:cell-address table:column="11" table:row="20" table:table="0"/>
          <office:change-info>
            <dc:creator>Mike </dc:creator>
            <dc:date>2011-08-04T12:20:17.62</dc:date>
          </office:change-info>
          <table:previous table:id="ct240">
            <table:change-track-table-cell table:cell-address="Sheet1.L21" table:formula="of:=DEC2HEX(1*(16*256)+[.E21]*256*2+[.F21]*16+#ref!24+IF(NOT ([.D21]=&quot;Y&quot;);2*16*256;0);4)" office:value-type="float" office:value="0"/>
          </table:previous>
        </table:cell-content-change>
        <table:cell-content-change table:id="ct639">
          <table:cell-address table:column="11" table:row="21" table:table="0"/>
          <office:change-info>
            <dc:creator>Mike </dc:creator>
            <dc:date>2011-08-04T12:20:17.62</dc:date>
          </office:change-info>
          <table:previous table:id="ct241">
            <table:change-track-table-cell table:cell-address="Sheet1.L22" table:formula="of:=DEC2HEX(1*(16*256)+[.E22]*256*2+[.F22]*16+#ref!25+IF(NOT ([.D22]=&quot;Y&quot;);2*16*256;0);4)" office:value-type="float" office:value="0"/>
          </table:previous>
        </table:cell-content-change>
        <table:cell-content-change table:id="ct640">
          <table:cell-address table:column="11" table:row="22" table:table="0"/>
          <office:change-info>
            <dc:creator>Mike </dc:creator>
            <dc:date>2011-08-04T12:20:17.62</dc:date>
          </office:change-info>
          <table:previous table:id="ct242">
            <table:change-track-table-cell table:cell-address="Sheet1.L23" table:formula="of:=DEC2HEX(1*(16*256)+[.E23]*256*2+[.F23]*16+#ref!26+IF(NOT ([.D23]=&quot;Y&quot;);2*16*256;0);4)" office:value-type="float" office:value="0"/>
          </table:previous>
        </table:cell-content-change>
        <table:cell-content-change table:id="ct641">
          <table:cell-address table:column="11" table:row="23" table:table="0"/>
          <office:change-info>
            <dc:creator>Mike </dc:creator>
            <dc:date>2011-08-04T12:20:17.62</dc:date>
          </office:change-info>
          <table:previous>
            <table:change-track-table-cell/>
          </table:previous>
        </table:cell-content-change>
        <table:cell-content-change table:id="ct642">
          <table:cell-address table:column="11" table:row="23" table:table="0"/>
          <office:change-info>
            <dc:creator>Mike </dc:creator>
            <dc:date>2011-08-04T12:20:17.62</dc:date>
          </office:change-info>
          <table:previous table:id="ct243">
            <table:change-track-table-cell table:cell-address="Sheet1.L24" table:formula="of:=DEC2HEX(1*(16*256)+[.E24]*256*2+[.F24]*16+#ref!27+IF(NOT ([.D24]=&quot;Y&quot;);2*16*256;0);4)" office:value-type="float" office:value="0"/>
          </table:previous>
        </table:cell-content-change>
        <table:cell-content-change table:id="ct643">
          <table:cell-address table:column="11" table:row="24" table:table="0"/>
          <office:change-info>
            <dc:creator>Mike </dc:creator>
            <dc:date>2011-08-04T12:20:17.62</dc:date>
          </office:change-info>
          <table:previous table:id="ct244">
            <table:change-track-table-cell table:cell-address="Sheet1.L25" table:formula="of:=DEC2HEX(1*(16*256)+[.E25]*256*2+[.F25]*16+#ref!28+IF(NOT ([.D25]=&quot;Y&quot;);2*16*256;0);4)" office:value-type="float" office:value="0"/>
          </table:previous>
        </table:cell-content-change>
        <table:cell-content-change table:id="ct644">
          <table:cell-address table:column="11" table:row="25" table:table="0"/>
          <office:change-info>
            <dc:creator>Mike </dc:creator>
            <dc:date>2011-08-04T12:20:17.62</dc:date>
          </office:change-info>
          <table:previous table:id="ct245">
            <table:change-track-table-cell table:cell-address="Sheet1.L26" table:formula="of:=DEC2HEX(1*(16*256)+[.E26]*256*2+[.F26]*16+#ref!29+IF(NOT ([.D26]=&quot;Y&quot;);2*16*256;0);4)" office:value-type="float" office:value="0"/>
          </table:previous>
        </table:cell-content-change>
        <table:cell-content-change table:id="ct645">
          <table:cell-address table:column="11" table:row="26" table:table="0"/>
          <office:change-info>
            <dc:creator>Mike </dc:creator>
            <dc:date>2011-08-04T12:20:17.62</dc:date>
          </office:change-info>
          <table:previous table:id="ct246">
            <table:change-track-table-cell table:cell-address="Sheet1.L27" table:formula="of:=DEC2HEX(1*(16*256)+[.E27]*256*2+[.F27]*16+#ref!30+IF(NOT ([.D27]=&quot;Y&quot;);2*16*256;0);4)" office:value-type="float" office:value="0"/>
          </table:previous>
        </table:cell-content-change>
        <table:cell-content-change table:id="ct646">
          <table:cell-address table:column="11" table:row="27" table:table="0"/>
          <office:change-info>
            <dc:creator>Mike </dc:creator>
            <dc:date>2011-08-04T12:20:17.62</dc:date>
          </office:change-info>
          <table:previous table:id="ct247">
            <table:change-track-table-cell table:cell-address="Sheet1.L28" table:formula="of:=DEC2HEX(1*(16*256)+[.E28]*256*2+[.F28]*16+#ref!31+IF(NOT ([.D28]=&quot;Y&quot;);2*16*256;0);4)" office:value-type="float" office:value="0"/>
          </table:previous>
        </table:cell-content-change>
        <table:cell-content-change table:id="ct647">
          <table:cell-address table:column="11" table:row="28" table:table="0"/>
          <office:change-info>
            <dc:creator>Mike </dc:creator>
            <dc:date>2011-08-04T12:20:17.62</dc:date>
          </office:change-info>
          <table:previous table:id="ct248">
            <table:change-track-table-cell table:cell-address="Sheet1.L29" table:formula="of:=DEC2HEX(1*(16*256)+[.E29]*256*2+[.F29]*16+#ref!32+IF(NOT ([.D29]=&quot;Y&quot;);2*16*256;0);4)" office:value-type="float" office:value="0"/>
          </table:previous>
        </table:cell-content-change>
        <table:cell-content-change table:id="ct648">
          <table:cell-address table:column="11" table:row="29" table:table="0"/>
          <office:change-info>
            <dc:creator>Mike </dc:creator>
            <dc:date>2011-08-04T12:20:17.62</dc:date>
          </office:change-info>
          <table:previous table:id="ct249">
            <table:change-track-table-cell table:cell-address="Sheet1.L30" table:formula="of:=DEC2HEX(1*(16*256)+[.E30]*256*2+[.F30]*16+#ref!33+IF(NOT ([.D30]=&quot;Y&quot;);2*16*256;0);4)" office:value-type="float" office:value="0"/>
          </table:previous>
        </table:cell-content-change>
        <table:cell-content-change table:id="ct649">
          <table:cell-address table:column="11" table:row="30" table:table="0"/>
          <office:change-info>
            <dc:creator>Mike </dc:creator>
            <dc:date>2011-08-04T12:20:17.62</dc:date>
          </office:change-info>
          <table:previous>
            <table:change-track-table-cell/>
          </table:previous>
        </table:cell-content-change>
        <table:cell-content-change table:id="ct650">
          <table:cell-address table:column="11" table:row="36" table:table="0"/>
          <office:change-info>
            <dc:creator>Mike </dc:creator>
            <dc:date>2011-08-04T12:20:17.62</dc:date>
          </office:change-info>
          <table:previous>
            <table:change-track-table-cell/>
          </table:previous>
        </table:cell-content-change>
        <table:cell-content-change table:id="ct651">
          <table:cell-address table:column="11" table:row="37" table:table="0"/>
          <office:change-info>
            <dc:creator>Mike </dc:creator>
            <dc:date>2011-08-04T12:20:17.62</dc:date>
          </office:change-info>
          <table:previous>
            <table:change-track-table-cell/>
          </table:previous>
        </table:cell-content-change>
        <table:cell-content-change table:id="ct652">
          <table:cell-address table:column="11" table:row="41" table:table="0"/>
          <office:change-info>
            <dc:creator>Mike </dc:creator>
            <dc:date>2011-08-04T12:20:17.62</dc:date>
          </office:change-info>
          <table:previous table:id="ct250">
            <table:change-track-table-cell table:cell-address="Sheet1.L42" table:formula="of:=DEC2HEX(1*(16*256)+[.E42]*256*2+[.F42]*16+#ref!37+IF(NOT ([.D42]=&quot;Y&quot;);2*16*256;0);4)" office:value-type="float" office:value="0"/>
          </table:previous>
        </table:cell-content-change>
        <table:cell-content-change table:id="ct653">
          <table:cell-address table:column="11" table:row="42" table:table="0"/>
          <office:change-info>
            <dc:creator>Mike </dc:creator>
            <dc:date>2011-08-04T12:20:17.62</dc:date>
          </office:change-info>
          <table:previous>
            <table:change-track-table-cell/>
          </table:previous>
        </table:cell-content-change>
        <table:cell-content-change table:id="ct654">
          <table:cell-address table:column="11" table:row="42" table:table="0"/>
          <office:change-info>
            <dc:creator>Mike </dc:creator>
            <dc:date>2011-08-04T12:20:17.62</dc:date>
          </office:change-info>
          <table:previous table:id="ct251">
            <table:change-track-table-cell table:cell-address="Sheet1.L43" table:formula="of:=DEC2HEX(1*(16*256)+[.E43]*256*2+[.F43]*16+#ref!39+IF(NOT ([.D43]=&quot;Y&quot;);2*16*256;0);4)" office:value-type="float" office:value="0"/>
          </table:previous>
        </table:cell-content-change>
        <table:cell-content-change table:id="ct655">
          <table:cell-address table:column="11" table:row="43" table:table="0"/>
          <office:change-info>
            <dc:creator>Mike </dc:creator>
            <dc:date>2011-08-04T12:20:17.62</dc:date>
          </office:change-info>
          <table:previous table:id="ct252">
            <table:change-track-table-cell table:cell-address="Sheet1.L44" table:formula="of:=DEC2HEX(1*(16*256)+[.E44]*256*2+[.F44]*16+#ref!40+IF(NOT ([.D44]=&quot;Y&quot;);2*16*256;0);4)" office:value-type="float" office:value="0"/>
          </table:previous>
        </table:cell-content-change>
        <table:cell-content-change table:id="ct656">
          <table:cell-address table:column="11" table:row="44" table:table="0"/>
          <office:change-info>
            <dc:creator>Mike </dc:creator>
            <dc:date>2011-08-04T12:20:17.62</dc:date>
          </office:change-info>
          <table:previous>
            <table:change-track-table-cell/>
          </table:previous>
        </table:cell-content-change>
        <table:cell-content-change table:id="ct657">
          <table:cell-address table:column="11" table:row="45" table:table="0"/>
          <office:change-info>
            <dc:creator>Mike </dc:creator>
            <dc:date>2011-08-04T12:20:17.62</dc:date>
          </office:change-info>
          <table:previous>
            <table:change-track-table-cell/>
          </table:previous>
        </table:cell-content-change>
        <table:cell-content-change table:id="ct658">
          <table:cell-address table:column="11" table:row="46" table:table="0"/>
          <office:change-info>
            <dc:creator>Mike </dc:creator>
            <dc:date>2011-08-04T12:20:17.62</dc:date>
          </office:change-info>
          <table:previous>
            <table:change-track-table-cell/>
          </table:previous>
        </table:cell-content-change>
        <table:cell-content-change table:id="ct659">
          <table:cell-address table:column="11" table:row="47" table:table="0"/>
          <office:change-info>
            <dc:creator>Mike </dc:creator>
            <dc:date>2011-08-04T12:20:17.62</dc:date>
          </office:change-info>
          <table:previous table:id="ct253">
            <table:change-track-table-cell table:cell-address="Sheet1.L48" table:formula="of:=DEC2HEX(1*(16*256)+[.E48]*256*2+[.F48]*16+#ref!44+IF(NOT ([.D48]=&quot;Y&quot;);2*16*256;0);4)" office:value-type="float" office:value="0"/>
          </table:previous>
        </table:cell-content-change>
        <table:cell-content-change table:id="ct660">
          <table:cell-address table:column="11" table:row="48" table:table="0"/>
          <office:change-info>
            <dc:creator>Mike </dc:creator>
            <dc:date>2011-08-04T12:20:17.62</dc:date>
          </office:change-info>
          <table:previous>
            <table:change-track-table-cell/>
          </table:previous>
        </table:cell-content-change>
        <table:cell-content-change table:id="ct661">
          <table:cell-address table:column="11" table:row="49" table:table="0"/>
          <office:change-info>
            <dc:creator>Mike </dc:creator>
            <dc:date>2011-08-04T12:20:17.62</dc:date>
          </office:change-info>
          <table:previous table:id="ct254">
            <table:change-track-table-cell table:cell-address="Sheet1.L50" table:formula="of:=DEC2HEX(1*(16*256)+[.E50]*256*2+[.F50]*16+#ref!46+IF(NOT ([.D50]=&quot;Y&quot;);2*16*256;0);4)" office:value-type="float" office:value="0"/>
          </table:previous>
        </table:cell-content-change>
        <table:cell-content-change table:id="ct662">
          <table:cell-address table:column="11" table:row="50" table:table="0"/>
          <office:change-info>
            <dc:creator>Mike </dc:creator>
            <dc:date>2011-08-04T12:20:17.62</dc:date>
          </office:change-info>
          <table:previous>
            <table:change-track-table-cell/>
          </table:previous>
        </table:cell-content-change>
        <table:cell-content-change table:id="ct663">
          <table:cell-address table:column="11" table:row="51" table:table="0"/>
          <office:change-info>
            <dc:creator>Mike </dc:creator>
            <dc:date>2011-08-04T12:20:17.62</dc:date>
          </office:change-info>
          <table:previous>
            <table:change-track-table-cell/>
          </table:previous>
        </table:cell-content-change>
        <table:cell-content-change table:id="ct664">
          <table:cell-address table:column="11" table:row="52" table:table="0"/>
          <office:change-info>
            <dc:creator>Mike </dc:creator>
            <dc:date>2011-08-04T12:20:17.62</dc:date>
          </office:change-info>
          <table:previous>
            <table:change-track-table-cell table:cell-address="Sheet1.L53" table:formula="of:=DEC2HEX(3*(16*256)+[.E53]*256*2+[.F53]*16+#ref!49;4)" office:value-type="float" office:value="0"/>
          </table:previous>
        </table:cell-content-change>
        <table:cell-content-change table:id="ct665">
          <table:cell-address table:column="11" table:row="53" table:table="0"/>
          <office:change-info>
            <dc:creator>Mike </dc:creator>
            <dc:date>2011-08-04T12:20:17.62</dc:date>
          </office:change-info>
          <table:previous>
            <table:change-track-table-cell table:cell-address="Sheet1.L54" table:formula="of:=DEC2HEX(3*(16*256)+[.E54]*256*2+[.F54]*16+#ref!50;4)" office:value-type="float" office:value="0"/>
          </table:previous>
        </table:cell-content-change>
        <table:cell-content-change table:id="ct666">
          <table:cell-address table:column="11" table:row="54" table:table="0"/>
          <office:change-info>
            <dc:creator>Mike </dc:creator>
            <dc:date>2011-08-04T12:20:17.62</dc:date>
          </office:change-info>
          <table:previous table:id="ct255">
            <table:change-track-table-cell table:cell-address="Sheet1.L55" table:formula="of:=DEC2HEX(1*(16*256)+[.E55]*256*2+[.F55]*16+#ref!51+IF(NOT ([.D55]=&quot;Y&quot;);2*16*256;0);4)" office:value-type="float" office:value="0"/>
          </table:previous>
        </table:cell-content-change>
        <table:cell-content-change table:id="ct667">
          <table:cell-address table:column="11" table:row="14" table:table="0"/>
          <office:change-info>
            <dc:creator>Mike </dc:creator>
            <dc:date>2011-08-04T12:20:24.91</dc:date>
          </office:change-info>
          <table:previous table:id="ct632">
            <table:change-track-table-cell table:cell-address="Sheet1.L15" table:formula="of:=DEC2HEX(1*(16*256)+HEX2DEC([.G15])*16+#ref!18+IF(NOT ([.D15]=&quot;Y&quot;);2*16*256;0);4)" office:value-type="float" office:value="0"/>
          </table:previous>
        </table:cell-content-change>
        <table:cell-content-change table:id="ct668">
          <table:cell-address table:column="11" table:row="15" table:table="0"/>
          <office:change-info>
            <dc:creator>Mike </dc:creator>
            <dc:date>2011-08-04T12:20:24.91</dc:date>
          </office:change-info>
          <table:previous table:id="ct633">
            <table:change-track-table-cell table:cell-address="Sheet1.L16" table:formula="of:=DEC2HEX(1*(16*256)+HEX2DEC([.G16])*16+#ref!19+IF(NOT ([.D16]=&quot;Y&quot;);2*16*256;0);4)" office:value-type="float" office:value="0"/>
          </table:previous>
        </table:cell-content-change>
        <table:cell-content-change table:id="ct669">
          <table:cell-address table:column="11" table:row="18" table:table="0"/>
          <office:change-info>
            <dc:creator>Mike </dc:creator>
            <dc:date>2011-08-04T12:20:28.28</dc:date>
          </office:change-info>
          <table:previous table:id="ct636">
            <table:change-track-table-cell table:cell-address="Sheet1.L19" table:formula="of:=DEC2HEX(1*(16*256)+HEX2DEC([.G19])*16+#ref!22+IF(NOT ([.D19]=&quot;Y&quot;);2*16*256;0);4)" office:value-type="float" office:value="0"/>
          </table:previous>
        </table:cell-content-change>
        <table:cell-content-change table:id="ct670">
          <table:cell-address table:column="11" table:row="19" table:table="0"/>
          <office:change-info>
            <dc:creator>Mike </dc:creator>
            <dc:date>2011-08-04T12:20:28.28</dc:date>
          </office:change-info>
          <table:previous table:id="ct637">
            <table:change-track-table-cell table:cell-address="Sheet1.L20" table:formula="of:=DEC2HEX(1*(16*256)+HEX2DEC([.G20])*16+#ref!23+IF(NOT ([.D20]=&quot;Y&quot;);2*16*256;0);4)" office:value-type="float" office:value="0"/>
          </table:previous>
        </table:cell-content-change>
        <table:cell-content-change table:id="ct671">
          <table:cell-address table:column="11" table:row="23" table:table="0"/>
          <office:change-info>
            <dc:creator>Mike </dc:creator>
            <dc:date>2011-08-04T12:20:31.47</dc:date>
          </office:change-info>
          <table:previous table:id="ct641">
            <table:change-track-table-cell table:cell-address="Sheet1.L24" table:formula="of:=DEC2HEX(1*(16*256)+HEX2DEC([.G24])*16+#ref!27+IF(NOT ([.D24]=&quot;Y&quot;);2*16*256;0);4)" office:value-type="float" office:value="0"/>
          </table:previous>
        </table:cell-content-change>
        <table:cell-content-change table:id="ct672">
          <table:cell-address table:column="11" table:row="30" table:table="0"/>
          <office:change-info>
            <dc:creator>Mike </dc:creator>
            <dc:date>2011-08-04T12:20:34.75</dc:date>
          </office:change-info>
          <table:previous table:id="ct649">
            <table:change-track-table-cell table:cell-address="Sheet1.L31" table:formula="of:=DEC2HEX(1*(16*256)+HEX2DEC([.G31])*16+#ref!34+IF(NOT ([.D31]=&quot;Y&quot;);2*16*256;0);4)" office:value-type="float" office:value="0"/>
          </table:previous>
        </table:cell-content-change>
        <table:cell-content-change table:id="ct673">
          <table:cell-address table:column="11" table:row="36" table:table="0"/>
          <office:change-info>
            <dc:creator>Mike </dc:creator>
            <dc:date>2011-08-04T12:20:34.75</dc:date>
          </office:change-info>
          <table:previous table:id="ct650">
            <table:change-track-table-cell table:cell-address="Sheet1.L37" table:formula="of:=DEC2HEX(1*(16*256)+HEX2DEC([.G37])*16+#ref!35+IF(NOT ([.D37]=&quot;Y&quot;);2*16*256;0);4)" office:value-type="float" office:value="0"/>
          </table:previous>
        </table:cell-content-change>
        <table:cell-content-change table:id="ct674">
          <table:cell-address table:column="11" table:row="37" table:table="0"/>
          <office:change-info>
            <dc:creator>Mike </dc:creator>
            <dc:date>2011-08-04T12:20:34.75</dc:date>
          </office:change-info>
          <table:previous table:id="ct651">
            <table:change-track-table-cell table:cell-address="Sheet1.L38" table:formula="of:=DEC2HEX(1*(16*256)+HEX2DEC([.G38])*16+#ref!36+IF(NOT ([.D38]=&quot;Y&quot;);2*16*256;0);4)" office:value-type="float" office:value="0"/>
          </table:previous>
        </table:cell-content-change>
        <table:cell-content-change table:id="ct675">
          <table:cell-address table:column="11" table:row="44" table:table="0"/>
          <office:change-info>
            <dc:creator>Mike </dc:creator>
            <dc:date>2011-08-04T12:20:37.63</dc:date>
          </office:change-info>
          <table:previous table:id="ct656">
            <table:change-track-table-cell table:cell-address="Sheet1.L45" table:formula="of:=DEC2HEX(1*(16*256)+HEX2DEC([.G45])*16+#ref!41+IF(NOT ([.D45]=&quot;Y&quot;);2*16*256;0);4)" office:value-type="float" office:value="0"/>
          </table:previous>
        </table:cell-content-change>
        <table:cell-content-change table:id="ct676">
          <table:cell-address table:column="11" table:row="45" table:table="0"/>
          <office:change-info>
            <dc:creator>Mike </dc:creator>
            <dc:date>2011-08-04T12:20:37.63</dc:date>
          </office:change-info>
          <table:previous table:id="ct657">
            <table:change-track-table-cell table:cell-address="Sheet1.L46" table:formula="of:=DEC2HEX(1*(16*256)+HEX2DEC([.G46])*16+#ref!42+IF(NOT ([.D46]=&quot;Y&quot;);2*16*256;0);4)" office:value-type="float" office:value="0"/>
          </table:previous>
        </table:cell-content-change>
        <table:cell-content-change table:id="ct677">
          <table:cell-address table:column="11" table:row="46" table:table="0"/>
          <office:change-info>
            <dc:creator>Mike </dc:creator>
            <dc:date>2011-08-04T12:20:37.63</dc:date>
          </office:change-info>
          <table:previous table:id="ct658">
            <table:change-track-table-cell table:cell-address="Sheet1.L47" table:formula="of:=DEC2HEX(1*(16*256)+HEX2DEC([.G47])*16+#ref!43+IF(NOT ([.D47]=&quot;Y&quot;);2*16*256;0);4)" office:value-type="float" office:value="0"/>
          </table:previous>
        </table:cell-content-change>
        <table:cell-content-change table:id="ct678">
          <table:cell-address table:column="11" table:row="50" table:table="0"/>
          <office:change-info>
            <dc:creator>Mike </dc:creator>
            <dc:date>2011-08-04T12:20:39.92</dc:date>
          </office:change-info>
          <table:previous table:id="ct662">
            <table:change-track-table-cell table:cell-address="Sheet1.L51" table:formula="of:=DEC2HEX(1*(16*256)+HEX2DEC([.G51])*16+#ref!47+IF(NOT ([.D51]=&quot;Y&quot;);2*16*256;0);4)" office:value-type="float" office:value="0"/>
          </table:previous>
        </table:cell-content-change>
        <table:cell-content-change table:id="ct679">
          <table:cell-address table:column="11" table:row="51" table:table="0"/>
          <office:change-info>
            <dc:creator>Mike </dc:creator>
            <dc:date>2011-08-04T12:20:39.92</dc:date>
          </office:change-info>
          <table:previous table:id="ct663">
            <table:change-track-table-cell table:cell-address="Sheet1.L52" table:formula="of:=DEC2HEX(1*(16*256)+HEX2DEC([.G52])*16+#ref!48+IF(NOT ([.D52]=&quot;Y&quot;);2*16*256;0);4)" office:value-type="float" office:value="0"/>
          </table:previous>
        </table:cell-content-change>
        <table:cell-content-change table:id="ct680">
          <table:cell-address table:column="11" table:row="42" table:table="0"/>
          <office:change-info>
            <dc:creator>Mike </dc:creator>
            <dc:date>2011-08-04T12:20:45.75</dc:date>
          </office:change-info>
          <table:previous table:id="ct653">
            <table:change-track-table-cell table:cell-address="Sheet1.L43" table:formula="of:=DEC2HEX(1*(16*256)+HEX2DEC([.G43])*16+#ref!38+IF(NOT ([.D43]=&quot;Y&quot;);2*16*256;0);4)" office:value-type="float" office:value="0"/>
          </table:previous>
        </table:cell-content-change>
        <table:cell-content-change table:id="ct681">
          <table:cell-address table:column="11" table:row="48" table:table="0"/>
          <office:change-info>
            <dc:creator>Mike </dc:creator>
            <dc:date>2011-08-04T12:20:47.61</dc:date>
          </office:change-info>
          <table:previous table:id="ct660">
            <table:change-track-table-cell table:cell-address="Sheet1.L49" table:formula="of:=DEC2HEX(1*(16*256)+HEX2DEC([.G49])*16+#ref!45+IF(NOT ([.D49]=&quot;Y&quot;);2*16*256;0);4)" office:value-type="float" office:value="0"/>
          </table:previous>
        </table:cell-content-change>
        <table:cell-content-change table:id="ct682">
          <table:cell-address table:column="16" table:row="8" table:table="0"/>
          <office:change-info>
            <dc:creator>Mike </dc:creator>
            <dc:date>2011-08-04T12:25:05.09</dc:date>
          </office:change-info>
          <table:previous table:id="ct117">
            <table:change-track-table-cell table:cell-address="Sheet1.Q9" table:formula="of:=DEC2HEX(MOD(INT(HEX2DEC([.L9])/16);256);2)" office:value-type="string">
              <text:p>08</text:p>
            </table:change-track-table-cell>
          </table:previous>
        </table:cell-content-change>
        <table:cell-content-change table:id="ct683">
          <table:cell-address table:column="16" table:row="8" table:table="0"/>
          <office:change-info>
            <dc:creator>Mike </dc:creator>
            <dc:date>2011-08-04T12:25:25.68</dc:date>
          </office:change-info>
          <table:previous table:id="ct682">
            <table:change-track-table-cell table:cell-address="Sheet1.Q9" table:formula="of:=IF([.B9]='Y';&quot;dest NIDa&quot;;DEC2HEX(MOD(INT(HEX2DEC([.L9])/16);256);2))" office:value-type="string">
              <text:p>08</text:p>
            </table:change-track-table-cell>
          </table:previous>
        </table:cell-content-change>
        <table:cell-content-change table:id="ct684">
          <table:cell-address table:column="16" table:row="9"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6" table:row="10" table:table="0"/>
          <office:change-info>
            <dc:creator>Mike </dc:creator>
            <dc:date>2011-08-04T12:25:37.72</dc:date>
          </office:change-info>
          <table:previous table:id="ct118">
            <table:change-track-table-cell table:cell-address="Sheet1.Q11" table:formula="of:=DEC2HEX(MOD(INT(HEX2DEC([.L11])/16);256);2)" office:value-type="string">
              <text:p>8A</text:p>
            </table:change-track-table-cell>
          </table:previous>
        </table:cell-content-change>
        <table:cell-content-change table:id="ct686">
          <table:cell-address table:column="16" table:row="11" table:table="0"/>
          <office:change-info>
            <dc:creator>Mike </dc:creator>
            <dc:date>2011-08-04T12:25:37.72</dc:date>
          </office:change-info>
          <table:previous table:id="ct119">
            <table:change-track-table-cell table:cell-address="Sheet1.Q12" table:formula="of:=DEC2HEX(MOD(INT(HEX2DEC([.L12])/16);256);2)" office:value-type="string">
              <text:p>8B</text:p>
            </table:change-track-table-cell>
          </table:previous>
        </table:cell-content-change>
        <table:cell-content-change table:id="ct687">
          <table:cell-address table:column="16" table:row="12"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6"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6" table:row="14" table:table="0"/>
          <office:change-info>
            <dc:creator>Mike </dc:creator>
            <dc:date>2011-08-04T12:25:37.72</dc:date>
          </office:change-info>
          <table:previous>
            <table:change-track-table-cell/>
          </table:previous>
        </table:cell-content-change>
        <table:cell-content-change table:id="ct690">
          <table:cell-address table:column="16" table:row="15" table:table="0"/>
          <office:change-info>
            <dc:creator>Mike </dc:creator>
            <dc:date>2011-08-04T12:25:37.72</dc:date>
          </office:change-info>
          <table:previous>
            <table:change-track-table-cell/>
          </table:previous>
        </table:cell-content-change>
        <table:cell-content-change table:id="ct691">
          <table:cell-address table:column="16" table:row="16"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6" table:row="17"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6" table:row="18" table:table="0"/>
          <office:change-info>
            <dc:creator>Mike </dc:creator>
            <dc:date>2011-08-04T12:25:37.72</dc:date>
          </office:change-info>
          <table:previous>
            <table:change-track-table-cell/>
          </table:previous>
        </table:cell-content-change>
        <table:cell-content-change table:id="ct694">
          <table:cell-address table:column="16" table:row="19" table:table="0"/>
          <office:change-info>
            <dc:creator>Mike </dc:creator>
            <dc:date>2011-08-04T12:25:37.72</dc:date>
          </office:change-info>
          <table:previous>
            <table:change-track-table-cell/>
          </table:previous>
        </table:cell-content-change>
        <table:cell-content-change table:id="ct695">
          <table:cell-address table:column="16" table:row="20" table:table="0"/>
          <office:change-info>
            <dc:creator>Mike </dc:creator>
            <dc:date>2011-08-04T12:25:37.72</dc:date>
          </office:change-info>
          <table:previous table:id="ct122">
            <table:change-track-table-cell table:cell-address="Sheet1.Q21" table:formula="of:=DEC2HEX(MOD(INT(HEX2DEC([.L21])/16);256);2)" office:value-type="string">
              <text:p>A4</text:p>
            </table:change-track-table-cell>
          </table:previous>
        </table:cell-content-change>
        <table:cell-content-change table:id="ct696">
          <table:cell-address table:column="16" table:row="21" table:table="0"/>
          <office:change-info>
            <dc:creator>Mike </dc:creator>
            <dc:date>2011-08-04T12:25:37.72</dc:date>
          </office:change-info>
          <table:previous table:id="ct123">
            <table:change-track-table-cell table:cell-address="Sheet1.Q22" table:formula="of:=DEC2HEX(MOD(INT(HEX2DEC([.L22])/16);256);2)" office:value-type="string">
              <text:p>25</text:p>
            </table:change-track-table-cell>
          </table:previous>
        </table:cell-content-change>
        <table:cell-content-change table:id="ct697">
          <table:cell-address table:column="16" table:row="22" table:table="0"/>
          <office:change-info>
            <dc:creator>Mike </dc:creator>
            <dc:date>2011-08-04T12:25:37.72</dc:date>
          </office:change-info>
          <table:previous table:id="ct124">
            <table:change-track-table-cell table:cell-address="Sheet1.Q23" table:formula="of:=DEC2HEX(MOD(INT(HEX2DEC([.L23])/16);256);2)" office:value-type="string">
              <text:p>26</text:p>
            </table:change-track-table-cell>
          </table:previous>
        </table:cell-content-change>
        <table:cell-content-change table:id="ct698">
          <table:cell-address table:column="16" table:row="23" table:table="0"/>
          <office:change-info>
            <dc:creator>Mike </dc:creator>
            <dc:date>2011-08-04T12:25:37.72</dc:date>
          </office:change-info>
          <table:previous>
            <table:change-track-table-cell/>
          </table:previous>
        </table:cell-content-change>
        <table:cell-content-change table:id="ct699">
          <table:cell-address table:column="16" table:row="23" table:table="0"/>
          <office:change-info>
            <dc:creator>Mike </dc:creator>
            <dc:date>2011-08-04T12:25:37.72</dc:date>
          </office:change-info>
          <table:previous table:id="ct125">
            <table:change-track-table-cell table:cell-address="Sheet1.Q24" table:formula="of:=DEC2HEX(MOD(INT(HEX2DEC([.L24])/16);256);2)" office:value-type="string">
              <text:p>A8</text:p>
            </table:change-track-table-cell>
          </table:previous>
        </table:cell-content-change>
        <table:cell-content-change table:id="ct700">
          <table:cell-address table:column="16" table:row="24" table:table="0"/>
          <office:change-info>
            <dc:creator>Mike </dc:creator>
            <dc:date>2011-08-04T12:25:37.72</dc:date>
          </office:change-info>
          <table:previous table:id="ct126">
            <table:change-track-table-cell table:cell-address="Sheet1.Q25" table:formula="of:=DEC2HEX(MOD(INT(HEX2DEC([.L25])/16);256);2)" office:value-type="string">
              <text:p>29</text:p>
            </table:change-track-table-cell>
          </table:previous>
        </table:cell-content-change>
        <table:cell-content-change table:id="ct701">
          <table:cell-address table:column="16" table:row="25" table:table="0"/>
          <office:change-info>
            <dc:creator>Mike </dc:creator>
            <dc:date>2011-08-04T12:25:37.72</dc:date>
          </office:change-info>
          <table:previous table:id="ct127">
            <table:change-track-table-cell table:cell-address="Sheet1.Q26" table:formula="of:=DEC2HEX(MOD(INT(HEX2DEC([.L26])/16);256);2)" office:value-type="string">
              <text:p>2A</text:p>
            </table:change-track-table-cell>
          </table:previous>
        </table:cell-content-change>
        <table:cell-content-change table:id="ct702">
          <table:cell-address table:column="16" table:row="26"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6" table:row="27" table:table="0"/>
          <office:change-info>
            <dc:creator>Mike </dc:creator>
            <dc:date>2011-08-04T12:25:37.72</dc:date>
          </office:change-info>
          <table:previous table:id="ct128">
            <table:change-track-table-cell table:cell-address="Sheet1.Q28" table:formula="of:=DEC2HEX(MOD(INT(HEX2DEC([.L28])/16);256);2)" office:value-type="string">
              <text:p>AB</text:p>
            </table:change-track-table-cell>
          </table:previous>
        </table:cell-content-change>
        <table:cell-content-change table:id="ct704">
          <table:cell-address table:column="16" table:row="28" table:table="0"/>
          <office:change-info>
            <dc:creator>Mike </dc:creator>
            <dc:date>2011-08-04T12:25:37.72</dc:date>
          </office:change-info>
          <table:previous table:id="ct129">
            <table:change-track-table-cell table:cell-address="Sheet1.Q29" table:formula="of:=DEC2HEX(MOD(INT(HEX2DEC([.L29])/16);256);2)" office:value-type="string">
              <text:p>AC</text:p>
            </table:change-track-table-cell>
          </table:previous>
        </table:cell-content-change>
        <table:cell-content-change table:id="ct705">
          <table:cell-address table:column="16" table:row="29" table:table="0"/>
          <office:change-info>
            <dc:creator>Mike </dc:creator>
            <dc:date>2011-08-04T12:25:37.72</dc:date>
          </office:change-info>
          <table:previous table:id="ct130">
            <table:change-track-table-cell table:cell-address="Sheet1.Q30" table:formula="of:=DEC2HEX(MOD(INT(HEX2DEC([.L30])/16);256);2)" office:value-type="string">
              <text:p>AD</text:p>
            </table:change-track-table-cell>
          </table:previous>
        </table:cell-content-change>
        <table:cell-content-change table:id="ct706">
          <table:cell-address table:column="16" table:row="30" table:table="0"/>
          <office:change-info>
            <dc:creator>Mike </dc:creator>
            <dc:date>2011-08-04T12:25:37.72</dc:date>
          </office:change-info>
          <table:previous>
            <table:change-track-table-cell/>
          </table:previous>
        </table:cell-content-change>
        <table:cell-content-change table:id="ct707">
          <table:cell-address table:column="16" table:row="36" table:table="0"/>
          <office:change-info>
            <dc:creator>Mike </dc:creator>
            <dc:date>2011-08-04T12:25:37.72</dc:date>
          </office:change-info>
          <table:previous>
            <table:change-track-table-cell/>
          </table:previous>
        </table:cell-content-change>
        <table:cell-content-change table:id="ct708">
          <table:cell-address table:column="16" table:row="37" table:table="0"/>
          <office:change-info>
            <dc:creator>Mike </dc:creator>
            <dc:date>2011-08-04T12:25:37.72</dc:date>
          </office:change-info>
          <table:previous>
            <table:change-track-table-cell/>
          </table:previous>
        </table:cell-content-change>
        <table:cell-content-change table:id="ct709">
          <table:cell-address table:column="16" table:row="4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6" table:row="42" table:table="0"/>
          <office:change-info>
            <dc:creator>Mike </dc:creator>
            <dc:date>2011-08-04T12:25:37.72</dc:date>
          </office:change-info>
          <table:previous>
            <table:change-track-table-cell/>
          </table:previous>
        </table:cell-content-change>
        <table:cell-content-change table:id="ct711">
          <table:cell-address table:column="16" table:row="4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6" table:row="43"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6" table:row="44" table:table="0"/>
          <office:change-info>
            <dc:creator>Mike </dc:creator>
            <dc:date>2011-08-04T12:25:37.72</dc:date>
          </office:change-info>
          <table:previous>
            <table:change-track-table-cell/>
          </table:previous>
        </table:cell-content-change>
        <table:cell-content-change table:id="ct714">
          <table:cell-address table:column="16" table:row="45" table:table="0"/>
          <office:change-info>
            <dc:creator>Mike </dc:creator>
            <dc:date>2011-08-04T12:25:37.72</dc:date>
          </office:change-info>
          <table:previous>
            <table:change-track-table-cell/>
          </table:previous>
        </table:cell-content-change>
        <table:cell-content-change table:id="ct715">
          <table:cell-address table:column="16" table:row="46" table:table="0"/>
          <office:change-info>
            <dc:creator>Mike </dc:creator>
            <dc:date>2011-08-04T12:25:37.72</dc:date>
          </office:change-info>
          <table:previous>
            <table:change-track-table-cell/>
          </table:previous>
        </table:cell-content-change>
        <table:cell-content-change table:id="ct716">
          <table:cell-address table:column="16"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6" table:row="48" table:table="0"/>
          <office:change-info>
            <dc:creator>Mike </dc:creator>
            <dc:date>2011-08-04T12:25:37.72</dc:date>
          </office:change-info>
          <table:previous>
            <table:change-track-table-cell/>
          </table:previous>
        </table:cell-content-change>
        <table:cell-content-change table:id="ct718">
          <table:cell-address table:column="16"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6" table:row="50" table:table="0"/>
          <office:change-info>
            <dc:creator>Mike </dc:creator>
            <dc:date>2011-08-04T12:25:37.72</dc:date>
          </office:change-info>
          <table:previous>
            <table:change-track-table-cell/>
          </table:previous>
        </table:cell-content-change>
        <table:cell-content-change table:id="ct720">
          <table:cell-address table:column="16" table:row="51" table:table="0"/>
          <office:change-info>
            <dc:creator>Mike </dc:creator>
            <dc:date>2011-08-04T12:25:37.72</dc:date>
          </office:change-info>
          <table:previous>
            <table:change-track-table-cell/>
          </table:previous>
        </table:cell-content-change>
        <table:cell-content-change table:id="ct721">
          <table:cell-address table:column="16" table:row="5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6" table:row="53"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6" table:row="54"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6" table:row="14" table:table="0"/>
          <office:change-info>
            <dc:creator>Mike </dc:creator>
            <dc:date>2011-08-04T12:25:50.48</dc:date>
          </office:change-info>
          <table:previous table:id="ct689">
            <table:change-track-table-cell table:cell-address="Sheet1.Q15" table:formula="of:=IF([.B15]=&quot;Y&quot;;&quot;dest NIDa&quot;;DEC2HEX(MOD(INT(HEX2DEC([.L15])/16);256);2))" office:value-type="string">
              <text:p>00</text:p>
            </table:change-track-table-cell>
          </table:previous>
        </table:cell-content-change>
        <table:cell-content-change table:id="ct725">
          <table:cell-address table:column="16" table:row="15" table:table="0"/>
          <office:change-info>
            <dc:creator>Mike </dc:creator>
            <dc:date>2011-08-04T12:25:50.48</dc:date>
          </office:change-info>
          <table:previous table:id="ct690">
            <table:change-track-table-cell table:cell-address="Sheet1.Q16" table:formula="of:=IF([.B16]=&quot;Y&quot;;&quot;dest NIDa&quot;;DEC2HEX(MOD(INT(HEX2DEC([.L16])/16);256);2))" office:value-type="string">
              <text:p>00</text:p>
            </table:change-track-table-cell>
          </table:previous>
        </table:cell-content-change>
        <table:cell-content-change table:id="ct726">
          <table:cell-address table:column="16" table:row="18" table:table="0"/>
          <office:change-info>
            <dc:creator>Mike </dc:creator>
            <dc:date>2011-08-04T12:25:53.15</dc:date>
          </office:change-info>
          <table:previous table:id="ct693">
            <table:change-track-table-cell table:cell-address="Sheet1.Q19" table:formula="of:=IF([.B19]=&quot;Y&quot;;&quot;dest NIDa&quot;;DEC2HEX(MOD(INT(HEX2DEC([.L19])/16);256);2))" office:value-type="string">
              <text:p>00</text:p>
            </table:change-track-table-cell>
          </table:previous>
        </table:cell-content-change>
        <table:cell-content-change table:id="ct727">
          <table:cell-address table:column="16" table:row="19" table:table="0"/>
          <office:change-info>
            <dc:creator>Mike </dc:creator>
            <dc:date>2011-08-04T12:25:53.15</dc:date>
          </office:change-info>
          <table:previous table:id="ct694">
            <table:change-track-table-cell table:cell-address="Sheet1.Q20" table:formula="of:=IF([.B20]=&quot;Y&quot;;&quot;dest NIDa&quot;;DEC2HEX(MOD(INT(HEX2DEC([.L20])/16);256);2))" office:value-type="string">
              <text:p>00</text:p>
            </table:change-track-table-cell>
          </table:previous>
        </table:cell-content-change>
        <table:cell-content-change table:id="ct728">
          <table:cell-address table:column="16" table:row="30" table:table="0"/>
          <office:change-info>
            <dc:creator>Mike </dc:creator>
            <dc:date>2011-08-04T12:25:57.40</dc:date>
          </office:change-info>
          <table:previous table:id="ct706">
            <table:change-track-table-cell table:cell-address="Sheet1.Q31" table:formula="of:=IF([.B31]=&quot;Y&quot;;&quot;dest NIDa&quot;;DEC2HEX(MOD(INT(HEX2DEC([.L31])/16);256);2))" office:value-type="string">
              <text:p>00</text:p>
            </table:change-track-table-cell>
          </table:previous>
        </table:cell-content-change>
        <table:cell-content-change table:id="ct729">
          <table:cell-address table:column="16" table:row="36" table:table="0"/>
          <office:change-info>
            <dc:creator>Mike </dc:creator>
            <dc:date>2011-08-04T12:25:57.40</dc:date>
          </office:change-info>
          <table:previous table:id="ct707">
            <table:change-track-table-cell table:cell-address="Sheet1.Q37" table:formula="of:=IF([.B37]=&quot;Y&quot;;&quot;dest NIDa&quot;;DEC2HEX(MOD(INT(HEX2DEC([.L37])/16);256);2))" office:value-type="string">
              <text:p>00</text:p>
            </table:change-track-table-cell>
          </table:previous>
        </table:cell-content-change>
        <table:cell-content-change table:id="ct730">
          <table:cell-address table:column="16" table:row="37" table:table="0"/>
          <office:change-info>
            <dc:creator>Mike </dc:creator>
            <dc:date>2011-08-04T12:25:57.40</dc:date>
          </office:change-info>
          <table:previous table:id="ct708">
            <table:change-track-table-cell table:cell-address="Sheet1.Q38" table:formula="of:=IF([.B38]=&quot;Y&quot;;&quot;dest NIDa&quot;;DEC2HEX(MOD(INT(HEX2DEC([.L38])/16);256);2))" office:value-type="string">
              <text:p>00</text:p>
            </table:change-track-table-cell>
          </table:previous>
        </table:cell-content-change>
        <table:cell-content-change table:id="ct731">
          <table:cell-address table:column="16" table:row="42" table:table="0"/>
          <office:change-info>
            <dc:creator>Mike </dc:creator>
            <dc:date>2011-08-04T12:26:00.48</dc:date>
          </office:change-info>
          <table:previous table:id="ct710">
            <table:change-track-table-cell table:cell-address="Sheet1.Q43" table:formula="of:=IF([.B43]=&quot;Y&quot;;&quot;dest NIDa&quot;;DEC2HEX(MOD(INT(HEX2DEC([.L43])/16);256);2))" office:value-type="string">
              <text:p>dest NIDa</text:p>
            </table:change-track-table-cell>
          </table:previous>
        </table:cell-content-change>
        <table:cell-content-change table:id="ct732">
          <table:cell-address table:column="16" table:row="44" table:table="0"/>
          <office:change-info>
            <dc:creator>Mike </dc:creator>
            <dc:date>2011-08-04T12:26:03.24</dc:date>
          </office:change-info>
          <table:previous table:id="ct713">
            <table:change-track-table-cell table:cell-address="Sheet1.Q45" table:formula="of:=IF([.B45]=&quot;Y&quot;;&quot;dest NIDa&quot;;DEC2HEX(MOD(INT(HEX2DEC([.L45])/16);256);2))" office:value-type="string">
              <text:p>00</text:p>
            </table:change-track-table-cell>
          </table:previous>
        </table:cell-content-change>
        <table:cell-content-change table:id="ct733">
          <table:cell-address table:column="16" table:row="45" table:table="0"/>
          <office:change-info>
            <dc:creator>Mike </dc:creator>
            <dc:date>2011-08-04T12:26:03.24</dc:date>
          </office:change-info>
          <table:previous table:id="ct714">
            <table:change-track-table-cell table:cell-address="Sheet1.Q46" table:formula="of:=IF([.B46]=&quot;Y&quot;;&quot;dest NIDa&quot;;DEC2HEX(MOD(INT(HEX2DEC([.L46])/16);256);2))" office:value-type="string">
              <text:p>00</text:p>
            </table:change-track-table-cell>
          </table:previous>
        </table:cell-content-change>
        <table:cell-content-change table:id="ct734">
          <table:cell-address table:column="16" table:row="46" table:table="0"/>
          <office:change-info>
            <dc:creator>Mike </dc:creator>
            <dc:date>2011-08-04T12:26:03.24</dc:date>
          </office:change-info>
          <table:previous table:id="ct715">
            <table:change-track-table-cell table:cell-address="Sheet1.Q47" table:formula="of:=IF([.B47]=&quot;Y&quot;;&quot;dest NIDa&quot;;DEC2HEX(MOD(INT(HEX2DEC([.L47])/16);256);2))" office:value-type="string">
              <text:p>00</text:p>
            </table:change-track-table-cell>
          </table:previous>
        </table:cell-content-change>
        <table:cell-content-change table:id="ct735">
          <table:cell-address table:column="16" table:row="48" table:table="0"/>
          <office:change-info>
            <dc:creator>Mike </dc:creator>
            <dc:date>2011-08-04T12:26:05.26</dc:date>
          </office:change-info>
          <table:previous table:id="ct717">
            <table:change-track-table-cell table:cell-address="Sheet1.Q49" table:formula="of:=IF([.B49]=&quot;Y&quot;;&quot;dest NIDa&quot;;DEC2HEX(MOD(INT(HEX2DEC([.L49])/16);256);2))" office:value-type="string">
              <text:p>00</text:p>
            </table:change-track-table-cell>
          </table:previous>
        </table:cell-content-change>
        <table:cell-content-change table:id="ct736">
          <table:cell-address table:column="16" table:row="50" table:table="0"/>
          <office:change-info>
            <dc:creator>Mike </dc:creator>
            <dc:date>2011-08-04T12:26:09.72</dc:date>
          </office:change-info>
          <table:previous table:id="ct719">
            <table:change-track-table-cell table:cell-address="Sheet1.Q51" table:formula="of:=IF([.B51]=&quot;Y&quot;;&quot;dest NIDa&quot;;DEC2HEX(MOD(INT(HEX2DEC([.L51])/16);256);2))" office:value-type="string">
              <text:p>00</text:p>
            </table:change-track-table-cell>
          </table:previous>
        </table:cell-content-change>
        <table:cell-content-change table:id="ct737">
          <table:cell-address table:column="16" table:row="51" table:table="0"/>
          <office:change-info>
            <dc:creator>Mike </dc:creator>
            <dc:date>2011-08-04T12:26:09.72</dc:date>
          </office:change-info>
          <table:previous table:id="ct720">
            <table:change-track-table-cell table:cell-address="Sheet1.Q52" table:formula="of:=IF([.B52]=&quot;Y&quot;;&quot;dest NIDa&quot;;DEC2HEX(MOD(INT(HEX2DEC([.L52])/16);256);2))" office:value-type="string">
              <text:p>00</text:p>
            </table:change-track-table-cell>
          </table:previous>
        </table:cell-content-change>
        <table:cell-content-change table:id="ct738">
          <table:cell-address table:column="16" table:row="23" table:table="0"/>
          <office:change-info>
            <dc:creator>Mike </dc:creator>
            <dc:date>2011-08-04T12:26:15.57</dc:date>
          </office:change-info>
          <table:previous table:id="ct698">
            <table:change-track-table-cell table:cell-address="Sheet1.Q24" table:formula="of:=IF([.B24]=&quot;Y&quot;;&quot;dest NIDa&quot;;DEC2HEX(MOD(INT(HEX2DEC([.L24])/16);256);2))" office:value-type="string">
              <text:p>A8</text:p>
            </table:change-track-table-cell>
          </table:previous>
        </table:cell-content-change>
        <table:deletion table:id="ct739" table:type="column" table:position="16" table:table="0" table:multi-deletion-spanned="2">
          <office:change-info>
            <dc:creator>Mike </dc:creator>
            <dc:date>2011-08-04T12:27:04.76</dc:date>
          </office:change-info>
          <table:deletions>
            <table:cell-content-deletion>
              <table:cell-address table:column="16" table:row="56" table:table="0"/>
              <table:change-track-table-cell office:value-type="string">
                <text:p>If flags not specified, send and check 1 bits</text:p>
              </table:change-track-table-cell>
            </table:cell-content-deletion>
            <table:cell-content-deletion>
              <table:cell-address table:column="16" table:row="25" table:table="0"/>
              <table:change-track-table-cell office:value-type="string">
                <text:p>valid</text:p>
              </table:change-track-table-cell>
            </table:cell-content-deletion>
            <table:cell-content-deletion>
              <table:cell-address table:column="16" table:row="22" table:table="0"/>
              <table:change-track-table-cell office:value-type="string">
                <text:p>valid</text:p>
              </table:change-track-table-cell>
            </table:cell-content-deletion>
            <table:cell-content-deletion>
              <table:cell-address table:column="16" table:row="3" table:table="0"/>
              <table:change-track-table-cell office:value-type="string">
                <text:p>1 bit</text:p>
              </table:change-track-table-cell>
            </table:cell-content-deletion>
            <table:cell-content-deletion>
              <table:cell-address table:column="16" table:row="2" table:table="0"/>
              <table:change-track-table-cell office:value-type="string">
                <text:p>0 default</text:p>
              </table:change-track-table-cell>
            </table:cell-content-deletion>
            <table:cell-content-deletion>
              <table:cell-address table:column="16" table:row="2"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6" table:table="0">
          <office:change-info>
            <dc:creator>Mike </dc:creator>
            <dc:date>2011-08-04T12:27:04.76</dc:date>
          </office:change-info>
          <table:deletions>
            <table:cell-content-deletion>
              <table:cell-address table:column="16" table:row="25" table:table="0"/>
              <table:change-track-table-cell office:value-type="string">
                <text:p>uncertain</text:p>
              </table:change-track-table-cell>
            </table:cell-content-deletion>
            <table:cell-content-deletion>
              <table:cell-address table:column="16" table:row="22" table:table="0"/>
              <table:change-track-table-cell office:value-type="string">
                <text:p>uncertain</text:p>
              </table:change-track-table-cell>
            </table:cell-content-deletion>
            <table:cell-content-deletion>
              <table:cell-address table:column="16" table:row="3" table:table="0"/>
              <table:change-track-table-cell office:value-type="string">
                <text:p>1 bit</text:p>
              </table:change-track-table-cell>
            </table:cell-content-deletion>
            <table:cell-content-deletion>
              <table:cell-address table:column="16" table:row="2" table:table="0"/>
              <table:change-track-table-cell office:value-type="string">
                <text:p>1 default</text:p>
              </table:change-track-table-cell>
            </table:cell-content-deletion>
            <table:cell-content-deletion>
              <table:cell-address table:column="16" table:row="2"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6" table:table="0">
          <office:change-info>
            <dc:creator>Mike </dc:creator>
            <dc:date>2011-08-04T12:27:33.08</dc:date>
          </office:change-info>
          <table:deletions>
            <table:cell-content-deletion>
              <table:cell-address table:column="16" table:row="12" table:table="0"/>
              <table:change-track-table-cell office:value-type="string">
                <text:p>6ddd</text:p>
              </table:change-track-table-cell>
            </table:cell-content-deletion>
            <table:cell-content-deletion>
              <table:cell-address table:column="16" table:row="12"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7" table:start-row="57" table:start-table="0" table:end-column="16" table:end-row="58" table:end-table="0"/>
          <table:target-range-address table:start-column="16" table:start-row="57" table:start-table="0" table:end-column="16" table:end-row="58" table:end-table="0"/>
          <office:change-info>
            <dc:creator>Mike </dc:creator>
            <dc:date>2011-08-04T12:28:19.91</dc:date>
          </office:change-info>
          <table:dependencies>
            <table:dependence table:id="ct1958"/>
            <table:dependence table:id="ct1060"/>
            <table:dependence table:id="ct977"/>
          </table:dependencies>
        </table:movement>
        <table:cell-content-change table:id="ct743">
          <table:cell-address table:column="16" table:row="8" table:table="0"/>
          <office:change-info>
            <dc:creator>Mike </dc:creator>
            <dc:date>2011-08-04T12:29:48.43</dc:date>
          </office:change-info>
          <table:previous>
            <table:change-track-table-cell table:cell-address="Sheet1.Q9" table:formula="of:=IF([.B9]=&quot;Y&quot;;4;IF([.D9]=&quot;Y&quot;;0;1))" office:value-type="float" office:value="1"/>
          </table:previous>
        </table:cell-content-change>
        <table:cell-content-change table:id="ct744">
          <table:cell-address table:column="16" table:row="9" table:table="0"/>
          <office:change-info>
            <dc:creator>Mike </dc:creator>
            <dc:date>2011-08-04T12:29:52.68</dc:date>
          </office:change-info>
          <table:previous>
            <table:change-track-table-cell office:value-type="float" office:value="6"/>
          </table:previous>
        </table:cell-content-change>
        <table:cell-content-change table:id="ct745">
          <table:cell-address table:column="16" table:row="10" table:table="0"/>
          <office:change-info>
            <dc:creator>Mike </dc:creator>
            <dc:date>2011-08-04T12:29:52.68</dc:date>
          </office:change-info>
          <table:previous>
            <table:change-track-table-cell table:cell-address="Sheet1.Q11" table:formula="of:=IF([.B11]=&quot;Y&quot;;4;IF([.D11]=&quot;Y&quot;;0;1))" office:value-type="float" office:value="0"/>
          </table:previous>
        </table:cell-content-change>
        <table:cell-content-change table:id="ct746">
          <table:cell-address table:column="16" table:row="11" table:table="0"/>
          <office:change-info>
            <dc:creator>Mike </dc:creator>
            <dc:date>2011-08-04T12:29:52.68</dc:date>
          </office:change-info>
          <table:previous>
            <table:change-track-table-cell table:cell-address="Sheet1.Q12" table:formula="of:=IF([.B12]=&quot;Y&quot;;4;IF([.D12]=&quot;Y&quot;;0;1))" office:value-type="float" office:value="0"/>
          </table:previous>
        </table:cell-content-change>
        <table:cell-content-change table:id="ct747">
          <table:cell-address table:column="16" table:row="12" table:table="0"/>
          <office:change-info>
            <dc:creator>Mike </dc:creator>
            <dc:date>2011-08-04T12:29:52.68</dc:date>
          </office:change-info>
          <table:previous>
            <table:change-track-table-cell office:value-type="float" office:value="6"/>
          </table:previous>
        </table:cell-content-change>
        <table:cell-content-change table:id="ct748">
          <table:cell-address table:column="16" table:row="13" table:table="0"/>
          <office:change-info>
            <dc:creator>Mike </dc:creator>
            <dc:date>2011-08-04T12:29:52.68</dc:date>
          </office:change-info>
          <table:previous>
            <table:change-track-table-cell office:value-type="float" office:value="6"/>
          </table:previous>
        </table:cell-content-change>
        <table:cell-content-change table:id="ct749">
          <table:cell-address table:column="16" table:row="3"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6" table:row="3"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6" table:row="3"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6" table:row="2"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6" table:row="8" table:table="0"/>
          <office:change-info>
            <dc:creator>Mike </dc:creator>
            <dc:date>2011-08-04T12:32:09.37</dc:date>
          </office:change-info>
          <table:previous table:id="ct743">
            <table:change-track-table-cell table:cell-address="Sheet1.Q9" table:formula="of:=IF([.B9]=&quot;Y&quot;;6;IF([.D9]=&quot;Y&quot;;0;1))" office:value-type="float" office:value="1"/>
          </table:previous>
        </table:cell-content-change>
        <table:cell-content-change table:id="ct754">
          <table:cell-address table:column="16" table:row="9" table:table="0"/>
          <office:change-info>
            <dc:creator>Mike </dc:creator>
            <dc:date>2011-08-04T12:32:18.36</dc:date>
          </office:change-info>
          <table:previous table:id="ct744">
            <table:change-track-table-cell table:cell-address="Sheet1.Q10" table:formula="of:=IF([.B10]=&quot;Y&quot;;6;IF([.D10]=&quot;Y&quot;;0;1))" office:value-type="float" office:value="6"/>
          </table:previous>
        </table:cell-content-change>
        <table:cell-content-change table:id="ct755">
          <table:cell-address table:column="16" table:row="10" table:table="0"/>
          <office:change-info>
            <dc:creator>Mike </dc:creator>
            <dc:date>2011-08-04T12:32:18.36</dc:date>
          </office:change-info>
          <table:previous table:id="ct745">
            <table:change-track-table-cell table:cell-address="Sheet1.Q11" table:formula="of:=IF([.B11]=&quot;Y&quot;;6;IF([.D11]=&quot;Y&quot;;0;1))" office:value-type="float" office:value="0"/>
          </table:previous>
        </table:cell-content-change>
        <table:cell-content-change table:id="ct756">
          <table:cell-address table:column="16" table:row="11" table:table="0"/>
          <office:change-info>
            <dc:creator>Mike </dc:creator>
            <dc:date>2011-08-04T12:32:18.36</dc:date>
          </office:change-info>
          <table:previous table:id="ct746">
            <table:change-track-table-cell table:cell-address="Sheet1.Q12" table:formula="of:=IF([.B12]=&quot;Y&quot;;6;IF([.D12]=&quot;Y&quot;;0;1))" office:value-type="float" office:value="0"/>
          </table:previous>
        </table:cell-content-change>
        <table:cell-content-change table:id="ct757">
          <table:cell-address table:column="16" table:row="12" table:table="0"/>
          <office:change-info>
            <dc:creator>Mike </dc:creator>
            <dc:date>2011-08-04T12:32:18.36</dc:date>
          </office:change-info>
          <table:previous table:id="ct747">
            <table:change-track-table-cell table:cell-address="Sheet1.Q13" table:formula="of:=IF([.B13]=&quot;Y&quot;;6;IF([.D13]=&quot;Y&quot;;0;1))" office:value-type="float" office:value="6"/>
          </table:previous>
        </table:cell-content-change>
        <table:cell-content-change table:id="ct758">
          <table:cell-address table:column="16" table:row="13" table:table="0"/>
          <office:change-info>
            <dc:creator>Mike </dc:creator>
            <dc:date>2011-08-04T12:32:18.36</dc:date>
          </office:change-info>
          <table:previous table:id="ct748">
            <table:change-track-table-cell table:cell-address="Sheet1.Q14" table:formula="of:=IF([.B14]=&quot;Y&quot;;6;IF([.D14]=&quot;Y&quot;;0;1))" office:value-type="float" office:value="6"/>
          </table:previous>
        </table:cell-content-change>
        <table:cell-content-change table:id="ct759">
          <table:cell-address table:column="16" table:row="14" table:table="0"/>
          <office:change-info>
            <dc:creator>Mike </dc:creator>
            <dc:date>2011-08-04T12:32:18.36</dc:date>
          </office:change-info>
          <table:previous>
            <table:change-track-table-cell/>
          </table:previous>
        </table:cell-content-change>
        <table:cell-content-change table:id="ct760">
          <table:cell-address table:column="16" table:row="15" table:table="0"/>
          <office:change-info>
            <dc:creator>Mike </dc:creator>
            <dc:date>2011-08-04T12:32:18.36</dc:date>
          </office:change-info>
          <table:previous>
            <table:change-track-table-cell/>
          </table:previous>
        </table:cell-content-change>
        <table:cell-content-change table:id="ct761">
          <table:cell-address table:column="16" table:row="16"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6" table:row="17"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6" table:row="18" table:table="0"/>
          <office:change-info>
            <dc:creator>Mike </dc:creator>
            <dc:date>2011-08-04T12:32:18.36</dc:date>
          </office:change-info>
          <table:previous>
            <table:change-track-table-cell/>
          </table:previous>
        </table:cell-content-change>
        <table:cell-content-change table:id="ct764">
          <table:cell-address table:column="16" table:row="19" table:table="0"/>
          <office:change-info>
            <dc:creator>Mike </dc:creator>
            <dc:date>2011-08-04T12:32:18.36</dc:date>
          </office:change-info>
          <table:previous>
            <table:change-track-table-cell/>
          </table:previous>
        </table:cell-content-change>
        <table:cell-content-change table:id="ct765">
          <table:cell-address table:column="16" table:row="20" table:table="0"/>
          <office:change-info>
            <dc:creator>Mike </dc:creator>
            <dc:date>2011-08-04T12:32:18.36</dc:date>
          </office:change-info>
          <table:previous>
            <table:change-track-table-cell table:cell-address="Sheet1.Q21" table:formula="of:=IF([.B21]=&quot;Y&quot;;4;IF([.D21]=&quot;Y&quot;;0;1))" office:value-type="float" office:value="0"/>
          </table:previous>
        </table:cell-content-change>
        <table:cell-content-change table:id="ct766">
          <table:cell-address table:column="16" table:row="21" table:table="0"/>
          <office:change-info>
            <dc:creator>Mike </dc:creator>
            <dc:date>2011-08-04T12:32:18.36</dc:date>
          </office:change-info>
          <table:previous>
            <table:change-track-table-cell table:cell-address="Sheet1.Q22" table:formula="of:=IF([.B22]=&quot;Y&quot;;4;IF([.D22]=&quot;Y&quot;;0;1))" office:value-type="float" office:value="1"/>
          </table:previous>
        </table:cell-content-change>
        <table:cell-content-change table:id="ct767">
          <table:cell-address table:column="16" table:row="22" table:table="0"/>
          <office:change-info>
            <dc:creator>Mike </dc:creator>
            <dc:date>2011-08-04T12:32:18.36</dc:date>
          </office:change-info>
          <table:previous>
            <table:change-track-table-cell table:cell-address="Sheet1.Q23" table:formula="of:=IF([.B23]=&quot;Y&quot;;4;IF([.D23]=&quot;Y&quot;;0;1))" office:value-type="float" office:value="1"/>
          </table:previous>
        </table:cell-content-change>
        <table:cell-content-change table:id="ct768">
          <table:cell-address table:column="16" table:row="23" table:table="0"/>
          <office:change-info>
            <dc:creator>Mike </dc:creator>
            <dc:date>2011-08-04T12:32:18.36</dc:date>
          </office:change-info>
          <table:previous>
            <table:change-track-table-cell/>
          </table:previous>
        </table:cell-content-change>
        <table:cell-content-change table:id="ct769">
          <table:cell-address table:column="16" table:row="23" table:table="0"/>
          <office:change-info>
            <dc:creator>Mike </dc:creator>
            <dc:date>2011-08-04T12:32:18.36</dc:date>
          </office:change-info>
          <table:previous>
            <table:change-track-table-cell table:cell-address="Sheet1.Q24" table:formula="of:=IF([.B24]=&quot;Y&quot;;4;IF([.D24]=&quot;Y&quot;;0;1))" office:value-type="float" office:value="0"/>
          </table:previous>
        </table:cell-content-change>
        <table:cell-content-change table:id="ct770">
          <table:cell-address table:column="16" table:row="24" table:table="0"/>
          <office:change-info>
            <dc:creator>Mike </dc:creator>
            <dc:date>2011-08-04T12:32:18.36</dc:date>
          </office:change-info>
          <table:previous>
            <table:change-track-table-cell table:cell-address="Sheet1.Q25" table:formula="of:=IF([.B25]=&quot;Y&quot;;4;IF([.D25]=&quot;Y&quot;;0;1))" office:value-type="float" office:value="1"/>
          </table:previous>
        </table:cell-content-change>
        <table:cell-content-change table:id="ct771">
          <table:cell-address table:column="16" table:row="25" table:table="0"/>
          <office:change-info>
            <dc:creator>Mike </dc:creator>
            <dc:date>2011-08-04T12:32:18.36</dc:date>
          </office:change-info>
          <table:previous>
            <table:change-track-table-cell table:cell-address="Sheet1.Q26" table:formula="of:=IF([.B26]=&quot;Y&quot;;4;IF([.D26]=&quot;Y&quot;;0;1))" office:value-type="float" office:value="1"/>
          </table:previous>
        </table:cell-content-change>
        <table:cell-content-change table:id="ct772">
          <table:cell-address table:column="16" table:row="26" table:table="0"/>
          <office:change-info>
            <dc:creator>Mike </dc:creator>
            <dc:date>2011-08-04T12:32:18.36</dc:date>
          </office:change-info>
          <table:previous>
            <table:change-track-table-cell office:value-type="float" office:value="6"/>
          </table:previous>
        </table:cell-content-change>
        <table:cell-content-change table:id="ct773">
          <table:cell-address table:column="16" table:row="27" table:table="0"/>
          <office:change-info>
            <dc:creator>Mike </dc:creator>
            <dc:date>2011-08-04T12:32:18.36</dc:date>
          </office:change-info>
          <table:previous>
            <table:change-track-table-cell table:cell-address="Sheet1.Q28" table:formula="of:=IF([.B28]=&quot;Y&quot;;4;IF([.D28]=&quot;Y&quot;;0;1))" office:value-type="float" office:value="0"/>
          </table:previous>
        </table:cell-content-change>
        <table:cell-content-change table:id="ct774">
          <table:cell-address table:column="16" table:row="28" table:table="0"/>
          <office:change-info>
            <dc:creator>Mike </dc:creator>
            <dc:date>2011-08-04T12:32:18.36</dc:date>
          </office:change-info>
          <table:previous>
            <table:change-track-table-cell table:cell-address="Sheet1.Q29" table:formula="of:=IF([.B29]=&quot;Y&quot;;4;IF([.D29]=&quot;Y&quot;;0;1))" office:value-type="float" office:value="0"/>
          </table:previous>
        </table:cell-content-change>
        <table:cell-content-change table:id="ct775">
          <table:cell-address table:column="16" table:row="29" table:table="0"/>
          <office:change-info>
            <dc:creator>Mike </dc:creator>
            <dc:date>2011-08-04T12:32:18.36</dc:date>
          </office:change-info>
          <table:previous>
            <table:change-track-table-cell table:cell-address="Sheet1.Q30" table:formula="of:=IF([.B30]=&quot;Y&quot;;4;IF([.D30]=&quot;Y&quot;;0;1))" office:value-type="float" office:value="0"/>
          </table:previous>
        </table:cell-content-change>
        <table:cell-content-change table:id="ct776">
          <table:cell-address table:column="16" table:row="30" table:table="0"/>
          <office:change-info>
            <dc:creator>Mike </dc:creator>
            <dc:date>2011-08-04T12:32:18.36</dc:date>
          </office:change-info>
          <table:previous>
            <table:change-track-table-cell/>
          </table:previous>
        </table:cell-content-change>
        <table:cell-content-change table:id="ct777">
          <table:cell-address table:column="16" table:row="36" table:table="0"/>
          <office:change-info>
            <dc:creator>Mike </dc:creator>
            <dc:date>2011-08-04T12:32:18.36</dc:date>
          </office:change-info>
          <table:previous>
            <table:change-track-table-cell/>
          </table:previous>
        </table:cell-content-change>
        <table:cell-content-change table:id="ct778">
          <table:cell-address table:column="16" table:row="37" table:table="0"/>
          <office:change-info>
            <dc:creator>Mike </dc:creator>
            <dc:date>2011-08-04T12:32:18.36</dc:date>
          </office:change-info>
          <table:previous>
            <table:change-track-table-cell/>
          </table:previous>
        </table:cell-content-change>
        <table:cell-content-change table:id="ct779">
          <table:cell-address table:column="16" table:row="41"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6" table:row="42" table:table="0"/>
          <office:change-info>
            <dc:creator>Mike </dc:creator>
            <dc:date>2011-08-04T12:32:18.36</dc:date>
          </office:change-info>
          <table:previous>
            <table:change-track-table-cell/>
          </table:previous>
        </table:cell-content-change>
        <table:cell-content-change table:id="ct781">
          <table:cell-address table:column="16" table:row="42" table:table="0"/>
          <office:change-info>
            <dc:creator>Mike </dc:creator>
            <dc:date>2011-08-04T12:32:18.36</dc:date>
          </office:change-info>
          <table:previous>
            <table:change-track-table-cell office:value-type="float" office:value="6"/>
          </table:previous>
        </table:cell-content-change>
        <table:cell-content-change table:id="ct782">
          <table:cell-address table:column="16" table:row="43" table:table="0"/>
          <office:change-info>
            <dc:creator>Mike </dc:creator>
            <dc:date>2011-08-04T12:32:18.36</dc:date>
          </office:change-info>
          <table:previous>
            <table:change-track-table-cell office:value-type="float" office:value="6"/>
          </table:previous>
        </table:cell-content-change>
        <table:cell-content-change table:id="ct783">
          <table:cell-address table:column="16" table:row="44" table:table="0"/>
          <office:change-info>
            <dc:creator>Mike </dc:creator>
            <dc:date>2011-08-04T12:32:18.36</dc:date>
          </office:change-info>
          <table:previous>
            <table:change-track-table-cell/>
          </table:previous>
        </table:cell-content-change>
        <table:cell-content-change table:id="ct784">
          <table:cell-address table:column="16" table:row="45" table:table="0"/>
          <office:change-info>
            <dc:creator>Mike </dc:creator>
            <dc:date>2011-08-04T12:32:18.36</dc:date>
          </office:change-info>
          <table:previous>
            <table:change-track-table-cell/>
          </table:previous>
        </table:cell-content-change>
        <table:cell-content-change table:id="ct785">
          <table:cell-address table:column="16" table:row="46" table:table="0"/>
          <office:change-info>
            <dc:creator>Mike </dc:creator>
            <dc:date>2011-08-04T12:32:18.36</dc:date>
          </office:change-info>
          <table:previous>
            <table:change-track-table-cell/>
          </table:previous>
        </table:cell-content-change>
        <table:cell-content-change table:id="ct786">
          <table:cell-address table:column="16" table:row="47" table:table="0"/>
          <office:change-info>
            <dc:creator>Mike </dc:creator>
            <dc:date>2011-08-04T12:32:18.36</dc:date>
          </office:change-info>
          <table:previous>
            <table:change-track-table-cell office:value-type="float" office:value="6"/>
          </table:previous>
        </table:cell-content-change>
        <table:cell-content-change table:id="ct787">
          <table:cell-address table:column="16" table:row="48" table:table="0"/>
          <office:change-info>
            <dc:creator>Mike </dc:creator>
            <dc:date>2011-08-04T12:32:18.36</dc:date>
          </office:change-info>
          <table:previous>
            <table:change-track-table-cell/>
          </table:previous>
        </table:cell-content-change>
        <table:cell-content-change table:id="ct788">
          <table:cell-address table:column="16" table:row="49" table:table="0"/>
          <office:change-info>
            <dc:creator>Mike </dc:creator>
            <dc:date>2011-08-04T12:32:18.36</dc:date>
          </office:change-info>
          <table:previous>
            <table:change-track-table-cell office:value-type="float" office:value="6"/>
          </table:previous>
        </table:cell-content-change>
        <table:cell-content-change table:id="ct789">
          <table:cell-address table:column="16" table:row="50" table:table="0"/>
          <office:change-info>
            <dc:creator>Mike </dc:creator>
            <dc:date>2011-08-04T12:32:18.36</dc:date>
          </office:change-info>
          <table:previous>
            <table:change-track-table-cell/>
          </table:previous>
        </table:cell-content-change>
        <table:cell-content-change table:id="ct790">
          <table:cell-address table:column="16" table:row="51" table:table="0"/>
          <office:change-info>
            <dc:creator>Mike </dc:creator>
            <dc:date>2011-08-04T12:32:18.36</dc:date>
          </office:change-info>
          <table:previous>
            <table:change-track-table-cell/>
          </table:previous>
        </table:cell-content-change>
        <table:cell-content-change table:id="ct791">
          <table:cell-address table:column="16" table:row="52" table:table="0"/>
          <office:change-info>
            <dc:creator>Mike </dc:creator>
            <dc:date>2011-08-04T12:32:18.36</dc:date>
          </office:change-info>
          <table:previous>
            <table:change-track-table-cell office:value-type="float" office:value="7"/>
          </table:previous>
        </table:cell-content-change>
        <table:cell-content-change table:id="ct792">
          <table:cell-address table:column="16" table:row="53" table:table="0"/>
          <office:change-info>
            <dc:creator>Mike </dc:creator>
            <dc:date>2011-08-04T12:32:18.36</dc:date>
          </office:change-info>
          <table:previous>
            <table:change-track-table-cell office:value-type="float" office:value="6"/>
          </table:previous>
        </table:cell-content-change>
        <table:cell-content-change table:id="ct793">
          <table:cell-address table:column="16" table:row="54" table:table="0"/>
          <office:change-info>
            <dc:creator>Mike </dc:creator>
            <dc:date>2011-08-04T12:32:18.36</dc:date>
          </office:change-info>
          <table:previous>
            <table:change-track-table-cell office:value-type="float" office:value="6"/>
          </table:previous>
        </table:cell-content-change>
        <table:cell-content-change table:id="ct794">
          <table:cell-address table:column="16" table:row="52" table:table="0"/>
          <office:change-info>
            <dc:creator>Mike </dc:creator>
            <dc:date>2011-08-04T12:32:25.36</dc:date>
          </office:change-info>
          <table:previous table:id="ct791">
            <table:change-track-table-cell table:cell-address="Sheet1.Q53" table:formula="of:=IF([.B53]=&quot;Y&quot;;&quot;E&quot;;IF([.D53]=&quot;Y&quot;;8;9))" office:value-type="string">
              <text:p>E</text:p>
            </table:change-track-table-cell>
          </table:previous>
        </table:cell-content-change>
        <table:cell-content-change table:id="ct795">
          <table:cell-address table:column="16" table:row="14" table:table="0"/>
          <office:change-info>
            <dc:creator>Mike </dc:creator>
            <dc:date>2011-08-04T12:33:01.44</dc:date>
          </office:change-info>
          <table:previous table:id="ct759">
            <table:change-track-table-cell table:cell-address="Sheet1.Q15" table:formula="of:=IF([.B15]=&quot;Y&quot;;&quot;E&quot;;IF([.D15]=&quot;Y&quot;;8;9))" office:value-type="float" office:value="9"/>
          </table:previous>
        </table:cell-content-change>
        <table:cell-content-change table:id="ct796">
          <table:cell-address table:column="16" table:row="15" table:table="0"/>
          <office:change-info>
            <dc:creator>Mike </dc:creator>
            <dc:date>2011-08-04T12:33:01.44</dc:date>
          </office:change-info>
          <table:previous table:id="ct760">
            <table:change-track-table-cell table:cell-address="Sheet1.Q16" table:formula="of:=IF([.B16]=&quot;Y&quot;;&quot;E&quot;;IF([.D16]=&quot;Y&quot;;8;9))" office:value-type="float" office:value="9"/>
          </table:previous>
        </table:cell-content-change>
        <table:cell-content-change table:id="ct797">
          <table:cell-address table:column="16" table:row="18" table:table="0"/>
          <office:change-info>
            <dc:creator>Mike </dc:creator>
            <dc:date>2011-08-04T12:33:04.92</dc:date>
          </office:change-info>
          <table:previous table:id="ct763">
            <table:change-track-table-cell table:cell-address="Sheet1.Q19" table:formula="of:=IF([.B19]=&quot;Y&quot;;&quot;E&quot;;IF([.D19]=&quot;Y&quot;;8;9))" office:value-type="float" office:value="9"/>
          </table:previous>
        </table:cell-content-change>
        <table:cell-content-change table:id="ct798">
          <table:cell-address table:column="16" table:row="19" table:table="0"/>
          <office:change-info>
            <dc:creator>Mike </dc:creator>
            <dc:date>2011-08-04T12:33:04.92</dc:date>
          </office:change-info>
          <table:previous table:id="ct764">
            <table:change-track-table-cell table:cell-address="Sheet1.Q20" table:formula="of:=IF([.B20]=&quot;Y&quot;;&quot;E&quot;;IF([.D20]=&quot;Y&quot;;8;9))" office:value-type="float" office:value="9"/>
          </table:previous>
        </table:cell-content-change>
        <table:cell-content-change table:id="ct799">
          <table:cell-address table:column="16" table:row="23" table:table="0"/>
          <office:change-info>
            <dc:creator>Mike </dc:creator>
            <dc:date>2011-08-04T12:33:10.01</dc:date>
          </office:change-info>
          <table:previous table:id="ct768">
            <table:change-track-table-cell table:cell-address="Sheet1.Q24" table:formula="of:=IF([.B24]=&quot;Y&quot;;&quot;E&quot;;IF([.D24]=&quot;Y&quot;;8;9))" office:value-type="float" office:value="8"/>
          </table:previous>
        </table:cell-content-change>
        <table:cell-content-change table:id="ct800">
          <table:cell-address table:column="16" table:row="30" table:table="0"/>
          <office:change-info>
            <dc:creator>Mike </dc:creator>
            <dc:date>2011-08-04T12:33:13.16</dc:date>
          </office:change-info>
          <table:previous table:id="ct776">
            <table:change-track-table-cell table:cell-address="Sheet1.Q31" table:formula="of:=IF([.B31]=&quot;Y&quot;;&quot;E&quot;;IF([.D31]=&quot;Y&quot;;8;9))" office:value-type="float" office:value="9"/>
          </table:previous>
        </table:cell-content-change>
        <table:cell-content-change table:id="ct801">
          <table:cell-address table:column="16" table:row="36" table:table="0"/>
          <office:change-info>
            <dc:creator>Mike </dc:creator>
            <dc:date>2011-08-04T12:33:13.16</dc:date>
          </office:change-info>
          <table:previous table:id="ct777">
            <table:change-track-table-cell table:cell-address="Sheet1.Q37" table:formula="of:=IF([.B37]=&quot;Y&quot;;&quot;E&quot;;IF([.D37]=&quot;Y&quot;;8;9))" office:value-type="float" office:value="9"/>
          </table:previous>
        </table:cell-content-change>
        <table:cell-content-change table:id="ct802">
          <table:cell-address table:column="16" table:row="37" table:table="0"/>
          <office:change-info>
            <dc:creator>Mike </dc:creator>
            <dc:date>2011-08-04T12:33:13.16</dc:date>
          </office:change-info>
          <table:previous table:id="ct778">
            <table:change-track-table-cell table:cell-address="Sheet1.Q38" table:formula="of:=IF([.B38]=&quot;Y&quot;;&quot;E&quot;;IF([.D38]=&quot;Y&quot;;8;9))" office:value-type="float" office:value="9"/>
          </table:previous>
        </table:cell-content-change>
        <table:cell-content-change table:id="ct803">
          <table:cell-address table:column="16" table:row="44" table:table="0"/>
          <office:change-info>
            <dc:creator>Mike </dc:creator>
            <dc:date>2011-08-04T12:33:15.83</dc:date>
          </office:change-info>
          <table:previous table:id="ct783">
            <table:change-track-table-cell table:cell-address="Sheet1.Q45" table:formula="of:=IF([.B45]=&quot;Y&quot;;&quot;E&quot;;IF([.D45]=&quot;Y&quot;;8;9))" office:value-type="float" office:value="9"/>
          </table:previous>
        </table:cell-content-change>
        <table:cell-content-change table:id="ct804">
          <table:cell-address table:column="16" table:row="45" table:table="0"/>
          <office:change-info>
            <dc:creator>Mike </dc:creator>
            <dc:date>2011-08-04T12:33:15.83</dc:date>
          </office:change-info>
          <table:previous table:id="ct784">
            <table:change-track-table-cell table:cell-address="Sheet1.Q46" table:formula="of:=IF([.B46]=&quot;Y&quot;;&quot;E&quot;;IF([.D46]=&quot;Y&quot;;8;9))" office:value-type="float" office:value="9"/>
          </table:previous>
        </table:cell-content-change>
        <table:cell-content-change table:id="ct805">
          <table:cell-address table:column="16" table:row="46" table:table="0"/>
          <office:change-info>
            <dc:creator>Mike </dc:creator>
            <dc:date>2011-08-04T12:33:15.83</dc:date>
          </office:change-info>
          <table:previous table:id="ct785">
            <table:change-track-table-cell table:cell-address="Sheet1.Q47" table:formula="of:=IF([.B47]=&quot;Y&quot;;&quot;E&quot;;IF([.D47]=&quot;Y&quot;;8;9))" office:value-type="float" office:value="9"/>
          </table:previous>
        </table:cell-content-change>
        <table:cell-content-change table:id="ct806">
          <table:cell-address table:column="16" table:row="48" table:table="0"/>
          <office:change-info>
            <dc:creator>Mike </dc:creator>
            <dc:date>2011-08-04T12:33:20.16</dc:date>
          </office:change-info>
          <table:previous table:id="ct787">
            <table:change-track-table-cell table:cell-address="Sheet1.Q49" table:formula="of:=IF([.B49]=&quot;Y&quot;;&quot;E&quot;;IF([.D49]=&quot;Y&quot;;8;9))" office:value-type="float" office:value="9"/>
          </table:previous>
        </table:cell-content-change>
        <table:cell-content-change table:id="ct807">
          <table:cell-address table:column="16" table:row="50" table:table="0"/>
          <office:change-info>
            <dc:creator>Mike </dc:creator>
            <dc:date>2011-08-04T12:33:22.07</dc:date>
          </office:change-info>
          <table:previous table:id="ct789">
            <table:change-track-table-cell table:cell-address="Sheet1.Q51" table:formula="of:=IF([.B51]=&quot;Y&quot;;&quot;E&quot;;IF([.D51]=&quot;Y&quot;;8;9))" office:value-type="float" office:value="9"/>
          </table:previous>
        </table:cell-content-change>
        <table:cell-content-change table:id="ct808">
          <table:cell-address table:column="16" table:row="51" table:table="0"/>
          <office:change-info>
            <dc:creator>Mike </dc:creator>
            <dc:date>2011-08-04T12:33:22.07</dc:date>
          </office:change-info>
          <table:previous table:id="ct790">
            <table:change-track-table-cell table:cell-address="Sheet1.Q52" table:formula="of:=IF([.B52]=&quot;Y&quot;;&quot;E&quot;;IF([.D52]=&quot;Y&quot;;8;9))" office:value-type="float" office:value="9"/>
          </table:previous>
        </table:cell-content-change>
        <table:cell-content-change table:id="ct809">
          <table:cell-address table:column="16" table:row="42" table:table="0"/>
          <office:change-info>
            <dc:creator>Mike </dc:creator>
            <dc:date>2011-08-04T12:33:31.20</dc:date>
          </office:change-info>
          <table:previous table:id="ct780">
            <table:change-track-table-cell table:cell-address="Sheet1.Q43" table:formula="of:=IF([.B43]=&quot;Y&quot;;&quot;E&quot;;IF([.D43]=&quot;Y&quot;;8;9))" office:value-type="string">
              <text:p>E</text:p>
            </table:change-track-table-cell>
          </table:previous>
        </table:cell-content-change>
        <table:cell-content-change table:id="ct810">
          <table:cell-address table:column="17" table:row="8" table:table="0"/>
          <office:change-info>
            <dc:creator>Mike </dc:creator>
            <dc:date>2011-08-04T12:36:52.57</dc:date>
          </office:change-info>
          <table:previous>
            <table:change-track-table-cell/>
          </table:previous>
        </table:cell-content-change>
        <table:cell-content-change table:id="ct811">
          <table:cell-address table:column="17" table:row="8" table:table="0"/>
          <office:change-info>
            <dc:creator>Mike </dc:creator>
            <dc:date>2011-08-04T12:37:01.83</dc:date>
          </office:change-info>
          <table:previous table:id="ct810">
            <table:change-track-table-cell table:cell-address="Sheet1.R9" table:formula="of:=IF(#ref!12=&quot;Y&quot;;[.H9];)" office:value-type="string"/>
          </table:previous>
        </table:cell-content-change>
        <table:cell-content-change table:id="ct812">
          <table:cell-address table:column="17" table:row="9" table:table="0"/>
          <office:change-info>
            <dc:creator>Mike </dc:creator>
            <dc:date>2011-08-04T12:37:10.94</dc:date>
          </office:change-info>
          <table:previous table:id="ct450">
            <table:change-track-table-cell table:cell-address="Sheet1.R10" table:formula="of:=DEC2HEX([.E10]*2*16+[.F10];2)" office:value-type="string">
              <text:p>0A</text:p>
            </table:change-track-table-cell>
          </table:previous>
        </table:cell-content-change>
        <table:cell-content-change table:id="ct813">
          <table:cell-address table:column="17" table:row="10" table:table="0"/>
          <office:change-info>
            <dc:creator>Mike </dc:creator>
            <dc:date>2011-08-04T12:37:10.94</dc:date>
          </office:change-info>
          <table:previous>
            <table:change-track-table-cell/>
          </table:previous>
        </table:cell-content-change>
        <table:cell-content-change table:id="ct814">
          <table:cell-address table:column="17" table:row="11" table:table="0"/>
          <office:change-info>
            <dc:creator>Mike </dc:creator>
            <dc:date>2011-08-04T12:37:10.94</dc:date>
          </office:change-info>
          <table:previous>
            <table:change-track-table-cell/>
          </table:previous>
        </table:cell-content-change>
        <table:cell-content-change table:id="ct815">
          <table:cell-address table:column="17" table:row="12" table:table="0"/>
          <office:change-info>
            <dc:creator>Mike </dc:creator>
            <dc:date>2011-08-04T12:37:10.94</dc:date>
          </office:change-info>
          <table:previous table:id="ct451">
            <table:change-track-table-cell table:cell-address="Sheet1.R13" table:formula="of:=DEC2HEX([.E13]*2*16+[.F13];2)" office:value-type="string">
              <text:p>0C</text:p>
            </table:change-track-table-cell>
          </table:previous>
        </table:cell-content-change>
        <table:cell-content-change table:id="ct816">
          <table:cell-address table:column="17" table:row="13" table:table="0"/>
          <office:change-info>
            <dc:creator>Mike </dc:creator>
            <dc:date>2011-08-04T12:37:10.94</dc:date>
          </office:change-info>
          <table:previous table:id="ct452">
            <table:change-track-table-cell table:cell-address="Sheet1.R14" table:formula="of:=DEC2HEX([.E14]*2*16+[.F14];2)" office:value-type="string">
              <text:p>0D</text:p>
            </table:change-track-table-cell>
          </table:previous>
        </table:cell-content-change>
        <table:cell-content-change table:id="ct817">
          <table:cell-address table:column="17" table:row="14" table:table="0"/>
          <office:change-info>
            <dc:creator>Mike </dc:creator>
            <dc:date>2011-08-04T12:37:10.94</dc:date>
          </office:change-info>
          <table:previous>
            <table:change-track-table-cell/>
          </table:previous>
        </table:cell-content-change>
        <table:cell-content-change table:id="ct818">
          <table:cell-address table:column="17" table:row="15" table:table="0"/>
          <office:change-info>
            <dc:creator>Mike </dc:creator>
            <dc:date>2011-08-04T12:37:10.94</dc:date>
          </office:change-info>
          <table:previous>
            <table:change-track-table-cell/>
          </table:previous>
        </table:cell-content-change>
        <table:cell-content-change table:id="ct819">
          <table:cell-address table:column="17" table:row="16" table:table="0"/>
          <office:change-info>
            <dc:creator>Mike </dc:creator>
            <dc:date>2011-08-04T12:37:10.94</dc:date>
          </office:change-info>
          <table:previous table:id="ct453">
            <table:change-track-table-cell table:cell-address="Sheet1.R17" table:formula="of:=DEC2HEX([.E17]*2*16+[.F17];2)" office:value-type="string">
              <text:p>2E</text:p>
            </table:change-track-table-cell>
          </table:previous>
        </table:cell-content-change>
        <table:cell-content-change table:id="ct820">
          <table:cell-address table:column="17" table:row="17" table:table="0"/>
          <office:change-info>
            <dc:creator>Mike </dc:creator>
            <dc:date>2011-08-04T12:37:10.94</dc:date>
          </office:change-info>
          <table:previous table:id="ct454">
            <table:change-track-table-cell table:cell-address="Sheet1.R18" table:formula="of:=DEC2HEX([.E18]*2*16+[.F18];2)" office:value-type="string">
              <text:p>2F</text:p>
            </table:change-track-table-cell>
          </table:previous>
        </table:cell-content-change>
        <table:cell-content-change table:id="ct821">
          <table:cell-address table:column="17" table:row="18" table:table="0"/>
          <office:change-info>
            <dc:creator>Mike </dc:creator>
            <dc:date>2011-08-04T12:37:10.94</dc:date>
          </office:change-info>
          <table:previous>
            <table:change-track-table-cell/>
          </table:previous>
        </table:cell-content-change>
        <table:cell-content-change table:id="ct822">
          <table:cell-address table:column="17" table:row="19" table:table="0"/>
          <office:change-info>
            <dc:creator>Mike </dc:creator>
            <dc:date>2011-08-04T12:37:10.94</dc:date>
          </office:change-info>
          <table:previous>
            <table:change-track-table-cell/>
          </table:previous>
        </table:cell-content-change>
        <table:cell-content-change table:id="ct823">
          <table:cell-address table:column="17" table:row="20" table:table="0"/>
          <office:change-info>
            <dc:creator>Mike </dc:creator>
            <dc:date>2011-08-04T12:37:10.94</dc:date>
          </office:change-info>
          <table:previous>
            <table:change-track-table-cell/>
          </table:previous>
        </table:cell-content-change>
        <table:cell-content-change table:id="ct824">
          <table:cell-address table:column="17" table:row="21" table:table="0"/>
          <office:change-info>
            <dc:creator>Mike </dc:creator>
            <dc:date>2011-08-04T12:37:10.94</dc:date>
          </office:change-info>
          <table:previous>
            <table:change-track-table-cell/>
          </table:previous>
        </table:cell-content-change>
        <table:cell-content-change table:id="ct825">
          <table:cell-address table:column="17" table:row="22" table:table="0"/>
          <office:change-info>
            <dc:creator>Mike </dc:creator>
            <dc:date>2011-08-04T12:37:10.94</dc:date>
          </office:change-info>
          <table:previous>
            <table:change-track-table-cell/>
          </table:previous>
        </table:cell-content-change>
        <table:cell-content-change table:id="ct826">
          <table:cell-address table:column="17" table:row="23" table:table="0"/>
          <office:change-info>
            <dc:creator>Mike </dc:creator>
            <dc:date>2011-08-04T12:37:10.94</dc:date>
          </office:change-info>
          <table:previous>
            <table:change-track-table-cell/>
          </table:previous>
        </table:cell-content-change>
        <table:cell-content-change table:id="ct827">
          <table:cell-address table:column="17" table:row="23" table:table="0"/>
          <office:change-info>
            <dc:creator>Mike </dc:creator>
            <dc:date>2011-08-04T12:37:10.94</dc:date>
          </office:change-info>
          <table:previous>
            <table:change-track-table-cell/>
          </table:previous>
        </table:cell-content-change>
        <table:cell-content-change table:id="ct828">
          <table:cell-address table:column="17" table:row="24" table:table="0"/>
          <office:change-info>
            <dc:creator>Mike </dc:creator>
            <dc:date>2011-08-04T12:37:10.94</dc:date>
          </office:change-info>
          <table:previous>
            <table:change-track-table-cell/>
          </table:previous>
        </table:cell-content-change>
        <table:cell-content-change table:id="ct829">
          <table:cell-address table:column="17" table:row="25" table:table="0"/>
          <office:change-info>
            <dc:creator>Mike </dc:creator>
            <dc:date>2011-08-04T12:37:10.94</dc:date>
          </office:change-info>
          <table:previous>
            <table:change-track-table-cell/>
          </table:previous>
        </table:cell-content-change>
        <table:cell-content-change table:id="ct830">
          <table:cell-address table:column="17" table:row="26" table:table="0"/>
          <office:change-info>
            <dc:creator>Mike </dc:creator>
            <dc:date>2011-08-04T12:37:10.94</dc:date>
          </office:change-info>
          <table:previous table:id="ct455">
            <table:change-track-table-cell table:cell-address="Sheet1.R27" table:formula="of:=DEC2HEX([.E27]*2*16+[.F27];2)" office:value-type="string">
              <text:p>2B</text:p>
            </table:change-track-table-cell>
          </table:previous>
        </table:cell-content-change>
        <table:cell-content-change table:id="ct831">
          <table:cell-address table:column="17" table:row="27" table:table="0"/>
          <office:change-info>
            <dc:creator>Mike </dc:creator>
            <dc:date>2011-08-04T12:37:10.94</dc:date>
          </office:change-info>
          <table:previous>
            <table:change-track-table-cell/>
          </table:previous>
        </table:cell-content-change>
        <table:cell-content-change table:id="ct832">
          <table:cell-address table:column="17" table:row="28" table:table="0"/>
          <office:change-info>
            <dc:creator>Mike </dc:creator>
            <dc:date>2011-08-04T12:37:10.94</dc:date>
          </office:change-info>
          <table:previous>
            <table:change-track-table-cell/>
          </table:previous>
        </table:cell-content-change>
        <table:cell-content-change table:id="ct833">
          <table:cell-address table:column="17" table:row="29" table:table="0"/>
          <office:change-info>
            <dc:creator>Mike </dc:creator>
            <dc:date>2011-08-04T12:37:10.94</dc:date>
          </office:change-info>
          <table:previous>
            <table:change-track-table-cell/>
          </table:previous>
        </table:cell-content-change>
        <table:cell-content-change table:id="ct834">
          <table:cell-address table:column="17" table:row="30" table:table="0"/>
          <office:change-info>
            <dc:creator>Mike </dc:creator>
            <dc:date>2011-08-04T12:37:10.94</dc:date>
          </office:change-info>
          <table:previous>
            <table:change-track-table-cell/>
          </table:previous>
        </table:cell-content-change>
        <table:cell-content-change table:id="ct835">
          <table:cell-address table:column="17" table:row="36" table:table="0"/>
          <office:change-info>
            <dc:creator>Mike </dc:creator>
            <dc:date>2011-08-04T12:37:10.94</dc:date>
          </office:change-info>
          <table:previous>
            <table:change-track-table-cell/>
          </table:previous>
        </table:cell-content-change>
        <table:cell-content-change table:id="ct836">
          <table:cell-address table:column="17" table:row="37" table:table="0"/>
          <office:change-info>
            <dc:creator>Mike </dc:creator>
            <dc:date>2011-08-04T12:37:10.94</dc:date>
          </office:change-info>
          <table:previous>
            <table:change-track-table-cell/>
          </table:previous>
        </table:cell-content-change>
        <table:cell-content-change table:id="ct837">
          <table:cell-address table:column="17" table:row="41" table:table="0"/>
          <office:change-info>
            <dc:creator>Mike </dc:creator>
            <dc:date>2011-08-04T12:37:10.94</dc:date>
          </office:change-info>
          <table:previous>
            <table:change-track-table-cell/>
          </table:previous>
        </table:cell-content-change>
        <table:cell-content-change table:id="ct838">
          <table:cell-address table:column="17" table:row="42" table:table="0"/>
          <office:change-info>
            <dc:creator>Mike </dc:creator>
            <dc:date>2011-08-04T12:37:10.94</dc:date>
          </office:change-info>
          <table:previous>
            <table:change-track-table-cell/>
          </table:previous>
        </table:cell-content-change>
        <table:cell-content-change table:id="ct839">
          <table:cell-address table:column="17" table:row="42" table:table="0"/>
          <office:change-info>
            <dc:creator>Mike </dc:creator>
            <dc:date>2011-08-04T12:37:10.94</dc:date>
          </office:change-info>
          <table:previous table:id="ct456">
            <table:change-track-table-cell table:cell-address="Sheet1.R43" table:formula="of:=DEC2HEX([.E43]*2*16+[.F43];2)" office:value-type="string">
              <text:p>4C</text:p>
            </table:change-track-table-cell>
          </table:previous>
        </table:cell-content-change>
        <table:cell-content-change table:id="ct840">
          <table:cell-address table:column="17" table:row="43" table:table="0"/>
          <office:change-info>
            <dc:creator>Mike </dc:creator>
            <dc:date>2011-08-04T12:37:10.94</dc:date>
          </office:change-info>
          <table:previous table:id="ct457">
            <table:change-track-table-cell table:cell-address="Sheet1.R44" table:formula="of:=DEC2HEX([.E44]*2*16+[.F44];2)" office:value-type="string">
              <text:p>4D</text:p>
            </table:change-track-table-cell>
          </table:previous>
        </table:cell-content-change>
        <table:cell-content-change table:id="ct841">
          <table:cell-address table:column="17" table:row="44" table:table="0"/>
          <office:change-info>
            <dc:creator>Mike </dc:creator>
            <dc:date>2011-08-04T12:37:10.94</dc:date>
          </office:change-info>
          <table:previous>
            <table:change-track-table-cell/>
          </table:previous>
        </table:cell-content-change>
        <table:cell-content-change table:id="ct842">
          <table:cell-address table:column="17" table:row="45" table:table="0"/>
          <office:change-info>
            <dc:creator>Mike </dc:creator>
            <dc:date>2011-08-04T12:37:10.94</dc:date>
          </office:change-info>
          <table:previous>
            <table:change-track-table-cell/>
          </table:previous>
        </table:cell-content-change>
        <table:cell-content-change table:id="ct843">
          <table:cell-address table:column="17" table:row="46" table:table="0"/>
          <office:change-info>
            <dc:creator>Mike </dc:creator>
            <dc:date>2011-08-04T12:37:10.94</dc:date>
          </office:change-info>
          <table:previous>
            <table:change-track-table-cell/>
          </table:previous>
        </table:cell-content-change>
        <table:cell-content-change table:id="ct844">
          <table:cell-address table:column="17" table:row="47" table:table="0"/>
          <office:change-info>
            <dc:creator>Mike </dc:creator>
            <dc:date>2011-08-04T12:37:10.94</dc:date>
          </office:change-info>
          <table:previous table:id="ct458">
            <table:change-track-table-cell table:cell-address="Sheet1.R48" table:formula="of:=DEC2HEX([.E48]*2*16+[.F48];2)" office:value-type="string">
              <text:p>4E</text:p>
            </table:change-track-table-cell>
          </table:previous>
        </table:cell-content-change>
        <table:cell-content-change table:id="ct845">
          <table:cell-address table:column="17" table:row="48" table:table="0"/>
          <office:change-info>
            <dc:creator>Mike </dc:creator>
            <dc:date>2011-08-04T12:37:10.94</dc:date>
          </office:change-info>
          <table:previous>
            <table:change-track-table-cell/>
          </table:previous>
        </table:cell-content-change>
        <table:cell-content-change table:id="ct846">
          <table:cell-address table:column="17" table:row="49" table:table="0"/>
          <office:change-info>
            <dc:creator>Mike </dc:creator>
            <dc:date>2011-08-04T12:37:10.94</dc:date>
          </office:change-info>
          <table:previous table:id="ct459">
            <table:change-track-table-cell table:cell-address="Sheet1.R50" table:formula="of:=DEC2HEX([.E50]*2*16+[.F50];2)" office:value-type="string">
              <text:p>4F</text:p>
            </table:change-track-table-cell>
          </table:previous>
        </table:cell-content-change>
        <table:cell-content-change table:id="ct847">
          <table:cell-address table:column="17" table:row="50" table:table="0"/>
          <office:change-info>
            <dc:creator>Mike </dc:creator>
            <dc:date>2011-08-04T12:37:10.94</dc:date>
          </office:change-info>
          <table:previous>
            <table:change-track-table-cell/>
          </table:previous>
        </table:cell-content-change>
        <table:cell-content-change table:id="ct848">
          <table:cell-address table:column="17" table:row="51" table:table="0"/>
          <office:change-info>
            <dc:creator>Mike </dc:creator>
            <dc:date>2011-08-04T12:37:10.94</dc:date>
          </office:change-info>
          <table:previous>
            <table:change-track-table-cell/>
          </table:previous>
        </table:cell-content-change>
        <table:cell-content-change table:id="ct849">
          <table:cell-address table:column="17" table:row="52" table:table="0"/>
          <office:change-info>
            <dc:creator>Mike </dc:creator>
            <dc:date>2011-08-04T12:37:10.94</dc:date>
          </office:change-info>
          <table:previous table:id="ct465">
            <table:change-track-table-cell/>
          </table:previous>
        </table:cell-content-change>
        <table:cell-content-change table:id="ct850">
          <table:cell-address table:column="17" table:row="53" table:table="0"/>
          <office:change-info>
            <dc:creator>Mike </dc:creator>
            <dc:date>2011-08-04T12:37:10.94</dc:date>
          </office:change-info>
          <table:previous table:id="ct461">
            <table:change-track-table-cell table:cell-address="Sheet1.R54" table:formula="of:=DEC2HEX([.E54]*2*16+[.F54];2)" office:value-type="string">
              <text:p>6A</text:p>
            </table:change-track-table-cell>
          </table:previous>
        </table:cell-content-change>
        <table:cell-content-change table:id="ct851">
          <table:cell-address table:column="17" table:row="54" table:table="0"/>
          <office:change-info>
            <dc:creator>Mike </dc:creator>
            <dc:date>2011-08-04T12:37:10.94</dc:date>
          </office:change-info>
          <table:previous table:id="ct462">
            <table:change-track-table-cell table:cell-address="Sheet1.R55" table:formula="of:=DEC2HEX([.E55]*2*16+[.F55];2)" office:value-type="string">
              <text:p>6B</text:p>
            </table:change-track-table-cell>
          </table:previous>
        </table:cell-content-change>
        <table:cell-content-change table:id="ct852">
          <table:cell-address table:column="16" table:row="22" table:table="0"/>
          <office:change-info>
            <dc:creator>Mike </dc:creator>
            <dc:date>2011-08-04T12:38:25.88</dc:date>
          </office:change-info>
          <table:previous table:id="ct439">
            <table:change-track-table-cell table:cell-address="Sheet1.Q23" table:formula="of:=DEC2HEX(#ref!26*256*16+HEX2DEC(#ref!26)*16+IF(#ref!26=&quot;Y&quot;;8;0)+IF(#ref!26=&quot;Y&quot;;0;4)+3;4)" office:value-type="float" office:value="0"/>
          </table:previous>
        </table:cell-content-change>
        <table:cell-content-change table:id="ct853">
          <table:cell-address table:column="16" table:row="8" table:table="0"/>
          <office:change-info>
            <dc:creator>Mike </dc:creator>
            <dc:date>2011-08-04T12:38:30.56</dc:date>
          </office:change-info>
          <table:previous table:id="ct434">
            <table:change-track-table-cell table:cell-address="Sheet1.Q9" table:formula="of:=DEC2HEX(#ref!12*256*16+HEX2DEC(#ref!12)*16+IF(#ref!12=&quot;Y&quot;;8;0)+IF(#ref!12=&quot;Y&quot;;0;4)+3;4)" office:value-type="float" office:value="0"/>
          </table:previous>
        </table:cell-content-change>
        <table:cell-content-change table:id="ct854">
          <table:cell-address table:column="16" table:row="9"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6" table:row="10" table:table="0"/>
          <office:change-info>
            <dc:creator>Mike </dc:creator>
            <dc:date>2011-08-04T12:38:30.56</dc:date>
          </office:change-info>
          <table:previous table:id="ct435">
            <table:change-track-table-cell table:cell-address="Sheet1.Q11" table:formula="of:=DEC2HEX(#ref!14*256*16+HEX2DEC(#ref!14)*16+IF(#ref!14=&quot;Y&quot;;8;0)+IF(#ref!14=&quot;Y&quot;;0;4)+3;4)" office:value-type="float" office:value="0"/>
          </table:previous>
        </table:cell-content-change>
        <table:cell-content-change table:id="ct856">
          <table:cell-address table:column="16" table:row="11" table:table="0"/>
          <office:change-info>
            <dc:creator>Mike </dc:creator>
            <dc:date>2011-08-04T12:38:30.56</dc:date>
          </office:change-info>
          <table:previous table:id="ct436">
            <table:change-track-table-cell table:cell-address="Sheet1.Q12" table:formula="of:=DEC2HEX(#ref!15*256*16+HEX2DEC(#ref!15)*16+IF(#ref!15=&quot;Y&quot;;8;0)+IF(#ref!15=&quot;Y&quot;;0;4)+3;4)" office:value-type="float" office:value="0"/>
          </table:previous>
        </table:cell-content-change>
        <table:cell-content-change table:id="ct857">
          <table:cell-address table:column="16" table:row="12"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6"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6" table:row="14" table:table="0"/>
          <office:change-info>
            <dc:creator>Mike </dc:creator>
            <dc:date>2011-08-04T12:38:30.56</dc:date>
          </office:change-info>
          <table:previous>
            <table:change-track-table-cell/>
          </table:previous>
        </table:cell-content-change>
        <table:cell-content-change table:id="ct860">
          <table:cell-address table:column="16" table:row="15" table:table="0"/>
          <office:change-info>
            <dc:creator>Mike </dc:creator>
            <dc:date>2011-08-04T12:38:30.56</dc:date>
          </office:change-info>
          <table:previous>
            <table:change-track-table-cell/>
          </table:previous>
        </table:cell-content-change>
        <table:cell-content-change table:id="ct861">
          <table:cell-address table:column="16" table:row="16"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6" table:row="17"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6" table:row="18" table:table="0"/>
          <office:change-info>
            <dc:creator>Mike </dc:creator>
            <dc:date>2011-08-04T12:38:30.56</dc:date>
          </office:change-info>
          <table:previous>
            <table:change-track-table-cell/>
          </table:previous>
        </table:cell-content-change>
        <table:cell-content-change table:id="ct864">
          <table:cell-address table:column="16" table:row="19" table:table="0"/>
          <office:change-info>
            <dc:creator>Mike </dc:creator>
            <dc:date>2011-08-04T12:38:30.56</dc:date>
          </office:change-info>
          <table:previous>
            <table:change-track-table-cell/>
          </table:previous>
        </table:cell-content-change>
        <table:cell-content-change table:id="ct865">
          <table:cell-address table:column="16" table:row="20" table:table="0"/>
          <office:change-info>
            <dc:creator>Mike </dc:creator>
            <dc:date>2011-08-04T12:38:30.56</dc:date>
          </office:change-info>
          <table:previous table:id="ct437">
            <table:change-track-table-cell table:cell-address="Sheet1.Q21" table:formula="of:=DEC2HEX(#ref!24*256*16+HEX2DEC(#ref!24)*16+IF(#ref!24=&quot;Y&quot;;8;0)+IF(#ref!24=&quot;Y&quot;;0;4)+3;4)" office:value-type="float" office:value="0"/>
          </table:previous>
        </table:cell-content-change>
        <table:cell-content-change table:id="ct866">
          <table:cell-address table:column="16" table:row="21" table:table="0"/>
          <office:change-info>
            <dc:creator>Mike </dc:creator>
            <dc:date>2011-08-04T12:38:30.56</dc:date>
          </office:change-info>
          <table:previous table:id="ct438">
            <table:change-track-table-cell table:cell-address="Sheet1.Q22" table:formula="of:=DEC2HEX(#ref!25*256*16+HEX2DEC(#ref!25)*16+IF(#ref!25=&quot;Y&quot;;8;0)+IF(#ref!25=&quot;Y&quot;;0;4)+3;4)" office:value-type="float" office:value="0"/>
          </table:previous>
        </table:cell-content-change>
        <table:cell-content-change table:id="ct867">
          <table:cell-address table:column="16" table:row="23" table:table="0"/>
          <office:change-info>
            <dc:creator>Mike </dc:creator>
            <dc:date>2011-08-04T12:38:35.40</dc:date>
          </office:change-info>
          <table:previous>
            <table:change-track-table-cell/>
          </table:previous>
        </table:cell-content-change>
        <table:cell-content-change table:id="ct868">
          <table:cell-address table:column="16" table:row="23" table:table="0"/>
          <office:change-info>
            <dc:creator>Mike </dc:creator>
            <dc:date>2011-08-04T12:38:35.40</dc:date>
          </office:change-info>
          <table:previous table:id="ct440">
            <table:change-track-table-cell table:cell-address="Sheet1.Q24" table:formula="of:=DEC2HEX(#ref!27*256*16+HEX2DEC(#ref!27)*16+IF(#ref!27=&quot;Y&quot;;8;0)+IF(#ref!27=&quot;Y&quot;;0;4)+3;4)" office:value-type="float" office:value="0"/>
          </table:previous>
        </table:cell-content-change>
        <table:cell-content-change table:id="ct869">
          <table:cell-address table:column="16" table:row="24" table:table="0"/>
          <office:change-info>
            <dc:creator>Mike </dc:creator>
            <dc:date>2011-08-04T12:38:35.40</dc:date>
          </office:change-info>
          <table:previous table:id="ct441">
            <table:change-track-table-cell table:cell-address="Sheet1.Q25" table:formula="of:=DEC2HEX(#ref!28*256*16+HEX2DEC(#ref!28)*16+IF(#ref!28=&quot;Y&quot;;8;0)+IF(#ref!28=&quot;Y&quot;;0;4)+3;4)" office:value-type="float" office:value="0"/>
          </table:previous>
        </table:cell-content-change>
        <table:cell-content-change table:id="ct870">
          <table:cell-address table:column="16" table:row="25" table:table="0"/>
          <office:change-info>
            <dc:creator>Mike </dc:creator>
            <dc:date>2011-08-04T12:38:35.40</dc:date>
          </office:change-info>
          <table:previous table:id="ct442">
            <table:change-track-table-cell table:cell-address="Sheet1.Q26" table:formula="of:=DEC2HEX(#ref!29*256*16+HEX2DEC(#ref!29)*16+IF(#ref!29=&quot;Y&quot;;8;0)+IF(#ref!29=&quot;Y&quot;;0;4)+3;4)" office:value-type="float" office:value="0"/>
          </table:previous>
        </table:cell-content-change>
        <table:cell-content-change table:id="ct871">
          <table:cell-address table:column="16" table:row="26"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6" table:row="27" table:table="0"/>
          <office:change-info>
            <dc:creator>Mike </dc:creator>
            <dc:date>2011-08-04T12:38:35.40</dc:date>
          </office:change-info>
          <table:previous table:id="ct443">
            <table:change-track-table-cell table:cell-address="Sheet1.Q28" table:formula="of:=DEC2HEX(#ref!31*256*16+HEX2DEC(#ref!31)*16+IF(#ref!31=&quot;Y&quot;;8;0)+IF(#ref!31=&quot;Y&quot;;0;4)+3;4)" office:value-type="float" office:value="0"/>
          </table:previous>
        </table:cell-content-change>
        <table:cell-content-change table:id="ct873">
          <table:cell-address table:column="16" table:row="28" table:table="0"/>
          <office:change-info>
            <dc:creator>Mike </dc:creator>
            <dc:date>2011-08-04T12:38:35.40</dc:date>
          </office:change-info>
          <table:previous table:id="ct444">
            <table:change-track-table-cell table:cell-address="Sheet1.Q29" table:formula="of:=DEC2HEX(#ref!32*256*16+HEX2DEC(#ref!32)*16+IF(#ref!32=&quot;Y&quot;;8;0)+IF(#ref!32=&quot;Y&quot;;0;4)+3;4)" office:value-type="float" office:value="0"/>
          </table:previous>
        </table:cell-content-change>
        <table:cell-content-change table:id="ct874">
          <table:cell-address table:column="16" table:row="29" table:table="0"/>
          <office:change-info>
            <dc:creator>Mike </dc:creator>
            <dc:date>2011-08-04T12:38:35.40</dc:date>
          </office:change-info>
          <table:previous table:id="ct445">
            <table:change-track-table-cell table:cell-address="Sheet1.Q30" table:formula="of:=DEC2HEX(#ref!33*256*16+HEX2DEC(#ref!33)*16+IF(#ref!33=&quot;Y&quot;;8;0)+IF(#ref!33=&quot;Y&quot;;0;4)+3;4)" office:value-type="float" office:value="0"/>
          </table:previous>
        </table:cell-content-change>
        <table:cell-content-change table:id="ct875">
          <table:cell-address table:column="16" table:row="30" table:table="0"/>
          <office:change-info>
            <dc:creator>Mike </dc:creator>
            <dc:date>2011-08-04T12:38:35.40</dc:date>
          </office:change-info>
          <table:previous>
            <table:change-track-table-cell/>
          </table:previous>
        </table:cell-content-change>
        <table:cell-content-change table:id="ct876">
          <table:cell-address table:column="16" table:row="36" table:table="0"/>
          <office:change-info>
            <dc:creator>Mike </dc:creator>
            <dc:date>2011-08-04T12:38:35.40</dc:date>
          </office:change-info>
          <table:previous>
            <table:change-track-table-cell/>
          </table:previous>
        </table:cell-content-change>
        <table:cell-content-change table:id="ct877">
          <table:cell-address table:column="16" table:row="37" table:table="0"/>
          <office:change-info>
            <dc:creator>Mike </dc:creator>
            <dc:date>2011-08-04T12:38:35.40</dc:date>
          </office:change-info>
          <table:previous>
            <table:change-track-table-cell/>
          </table:previous>
        </table:cell-content-change>
        <table:cell-content-change table:id="ct878">
          <table:cell-address table:column="16" table:row="41"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6" table:row="42" table:table="0"/>
          <office:change-info>
            <dc:creator>Mike </dc:creator>
            <dc:date>2011-08-04T12:38:35.40</dc:date>
          </office:change-info>
          <table:previous>
            <table:change-track-table-cell/>
          </table:previous>
        </table:cell-content-change>
        <table:cell-content-change table:id="ct880">
          <table:cell-address table:column="16" table:row="42"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6" table:row="43"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6" table:row="44" table:table="0"/>
          <office:change-info>
            <dc:creator>Mike </dc:creator>
            <dc:date>2011-08-04T12:38:35.40</dc:date>
          </office:change-info>
          <table:previous>
            <table:change-track-table-cell/>
          </table:previous>
        </table:cell-content-change>
        <table:cell-content-change table:id="ct883">
          <table:cell-address table:column="16" table:row="45" table:table="0"/>
          <office:change-info>
            <dc:creator>Mike </dc:creator>
            <dc:date>2011-08-04T12:38:35.40</dc:date>
          </office:change-info>
          <table:previous>
            <table:change-track-table-cell/>
          </table:previous>
        </table:cell-content-change>
        <table:cell-content-change table:id="ct884">
          <table:cell-address table:column="16" table:row="46" table:table="0"/>
          <office:change-info>
            <dc:creator>Mike </dc:creator>
            <dc:date>2011-08-04T12:38:35.40</dc:date>
          </office:change-info>
          <table:previous>
            <table:change-track-table-cell/>
          </table:previous>
        </table:cell-content-change>
        <table:cell-content-change table:id="ct885">
          <table:cell-address table:column="16" table:row="47"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6" table:row="48" table:table="0"/>
          <office:change-info>
            <dc:creator>Mike </dc:creator>
            <dc:date>2011-08-04T12:38:35.40</dc:date>
          </office:change-info>
          <table:previous>
            <table:change-track-table-cell/>
          </table:previous>
        </table:cell-content-change>
        <table:cell-content-change table:id="ct887">
          <table:cell-address table:column="16" table:row="49"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6" table:row="50" table:table="0"/>
          <office:change-info>
            <dc:creator>Mike </dc:creator>
            <dc:date>2011-08-04T12:38:35.40</dc:date>
          </office:change-info>
          <table:previous>
            <table:change-track-table-cell/>
          </table:previous>
        </table:cell-content-change>
        <table:cell-content-change table:id="ct889">
          <table:cell-address table:column="16" table:row="51" table:table="0"/>
          <office:change-info>
            <dc:creator>Mike </dc:creator>
            <dc:date>2011-08-04T12:38:35.40</dc:date>
          </office:change-info>
          <table:previous>
            <table:change-track-table-cell/>
          </table:previous>
        </table:cell-content-change>
        <table:cell-content-change table:id="ct890">
          <table:cell-address table:column="16" table:row="52"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6" table:row="53"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6" table:row="54"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6" table:table="0">
          <office:change-info>
            <dc:creator>Mike </dc:creator>
            <dc:date>2011-08-04T12:38:51.73</dc:date>
          </office:change-info>
          <table:deletions>
            <table:cell-content-deletion>
              <table:cell-address table:column="16" table:row="3" table:table="0"/>
              <table:change-track-table-cell office:value-type="string">
                <text:p>1 bit</text:p>
              </table:change-track-table-cell>
            </table:cell-content-deletion>
            <table:cell-content-deletion>
              <table:cell-address table:column="16" table:row="2" table:table="0"/>
              <table:change-track-table-cell office:value-type="string">
                <text:p>Flag bit B</text:p>
              </table:change-track-table-cell>
            </table:cell-content-deletion>
            <table:cell-content-deletion table:id="ct394">
              <table:change-track-table-cell table:cell-address="Sheet1.Q30" table:formula="of:=IF([.H30]=&quot;Y&quot;; &quot;Y&quot;; &quot;&quot;)" office:value-type="string"/>
            </table:cell-content-deletion>
            <table:cell-content-deletion table:id="ct393">
              <table:change-track-table-cell table:cell-address="Sheet1.Q29" table:formula="of:=IF([.H29]=&quot;Y&quot;; &quot;Y&quot;; &quot;&quot;)" office:value-type="string"/>
            </table:cell-content-deletion>
            <table:cell-content-deletion table:id="ct392">
              <table:change-track-table-cell table:cell-address="Sheet1.Q28" table:formula="of:=IF([.H28]=&quot;Y&quot;; &quot;Y&quot;; &quot;&quot;)" office:value-type="string"/>
            </table:cell-content-deletion>
            <table:cell-content-deletion table:id="ct390">
              <table:change-track-table-cell table:cell-address="Sheet1.Q25" table:formula="of:=IF([.H25]=&quot;Y&quot;; &quot;Y&quot;; &quot;&quot;)" office:value-type="string"/>
            </table:cell-content-deletion>
            <table:cell-content-deletion table:id="ct389">
              <table:change-track-table-cell table:cell-address="Sheet1.Q24" table:formula="of:=IF([.H24]=&quot;Y&quot;; &quot;Y&quot;; &quot;&quot;)" office:value-type="string"/>
            </table:cell-content-deletion>
            <table:cell-content-deletion table:id="ct387">
              <table:change-track-table-cell table:cell-address="Sheet1.Q22" table:formula="of:=IF([.H22]=&quot;Y&quot;; &quot;Y&quot;; &quot;&quot;)" office:value-type="string"/>
            </table:cell-content-deletion>
            <table:cell-content-deletion table:id="ct386">
              <table:change-track-table-cell table:cell-address="Sheet1.Q21" table:formula="of:=IF([.H21]=&quot;Y&quot;; &quot;Y&quot;; &quot;&quot;)" office:value-type="string"/>
            </table:cell-content-deletion>
            <table:cell-content-deletion table:id="ct385">
              <table:change-track-table-cell table:cell-address="Sheet1.Q12" table:formula="of:=IF([.H12]=&quot;Y&quot;; &quot;Y&quot;; &quot;&quot;)" office:value-type="string"/>
            </table:cell-content-deletion>
            <table:cell-content-deletion table:id="ct384">
              <table:change-track-table-cell table:cell-address="Sheet1.Q11" table:formula="of:=IF([.H11]=&quot;Y&quot;; &quot;Y&quot;; &quot;&quot;)" office:value-type="string"/>
            </table:cell-content-deletion>
            <table:cell-content-deletion table:id="ct397">
              <table:change-track-table-cell/>
            </table:cell-content-deletion>
            <table:cell-content-deletion table:id="ct383">
              <table:change-track-table-cell table:cell-address="Sheet1.Q9" table:formula="of:=IF([.H9]=&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Q26" table:formula="of:=IF([.H26]=&quot;Y&quot;; &quot;Y&quot;; &quot;&quot;)" office:value-type="string">
                <text:p>Y</text:p>
              </table:change-track-table-cell>
            </table:cell-content-deletion>
            <table:cell-content-deletion table:id="ct388">
              <table:change-track-table-cell table:cell-address="Sheet1.Q23" table:formula="of:=IF([.H23]=&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6" table:row="8" table:table="0"/>
          <office:change-info>
            <dc:creator>Mike </dc:creator>
            <dc:date>2011-08-04T12:39:08.83</dc:date>
          </office:change-info>
          <table:previous table:id="ct853">
            <table:change-track-table-cell table:cell-address="Sheet1.Q9" table:formula="of:=DEC2HEX(#ref!12*256*16+HEX2DEC(#ref!12)*16+IF(#ref!12=&quot;Y&quot;;8;0)+IF([.H9]=&quot;Y&quot;;0;4)+3;4)" office:value-type="float" office:value="0"/>
          </table:previous>
        </table:cell-content-change>
        <table:cell-content-change table:id="ct895">
          <table:cell-address table:column="16" table:row="9" table:table="0"/>
          <office:change-info>
            <dc:creator>Mike </dc:creator>
            <dc:date>2011-08-04T12:39:13.87</dc:date>
          </office:change-info>
          <table:previous table:id="ct854">
            <table:change-track-table-cell table:cell-address="Sheet1.Q10" table:formula="of:=DEC2HEX(#ref!13*256*16+HEX2DEC(#ref!13)*16+IF(#ref!13=&quot;Y&quot;;8;0)+IF([.H10]=&quot;Y&quot;;0;4)+3;4)" office:value-type="float" office:value="0"/>
          </table:previous>
        </table:cell-content-change>
        <table:cell-content-change table:id="ct896">
          <table:cell-address table:column="16" table:row="10" table:table="0"/>
          <office:change-info>
            <dc:creator>Mike </dc:creator>
            <dc:date>2011-08-04T12:39:13.87</dc:date>
          </office:change-info>
          <table:previous table:id="ct855">
            <table:change-track-table-cell table:cell-address="Sheet1.Q11" table:formula="of:=DEC2HEX(#ref!14*256*16+HEX2DEC(#ref!14)*16+IF(#ref!14=&quot;Y&quot;;8;0)+IF([.H11]=&quot;Y&quot;;0;4)+3;4)" office:value-type="float" office:value="0"/>
          </table:previous>
        </table:cell-content-change>
        <table:cell-content-change table:id="ct897">
          <table:cell-address table:column="16" table:row="11" table:table="0"/>
          <office:change-info>
            <dc:creator>Mike </dc:creator>
            <dc:date>2011-08-04T12:39:13.87</dc:date>
          </office:change-info>
          <table:previous table:id="ct856">
            <table:change-track-table-cell table:cell-address="Sheet1.Q12" table:formula="of:=DEC2HEX(#ref!15*256*16+HEX2DEC(#ref!15)*16+IF(#ref!15=&quot;Y&quot;;8;0)+IF([.H12]=&quot;Y&quot;;0;4)+3;4)" office:value-type="float" office:value="0"/>
          </table:previous>
        </table:cell-content-change>
        <table:cell-content-change table:id="ct898">
          <table:cell-address table:column="16" table:row="12" table:table="0"/>
          <office:change-info>
            <dc:creator>Mike </dc:creator>
            <dc:date>2011-08-04T12:39:13.87</dc:date>
          </office:change-info>
          <table:previous table:id="ct857">
            <table:change-track-table-cell table:cell-address="Sheet1.Q13" table:formula="of:=DEC2HEX(#ref!16*256*16+HEX2DEC(#ref!16)*16+IF(#ref!16=&quot;Y&quot;;8;0)+IF([.H13]=&quot;Y&quot;;0;4)+3;4)" office:value-type="float" office:value="0"/>
          </table:previous>
        </table:cell-content-change>
        <table:cell-content-change table:id="ct899">
          <table:cell-address table:column="16" table:row="13" table:table="0"/>
          <office:change-info>
            <dc:creator>Mike </dc:creator>
            <dc:date>2011-08-04T12:39:13.87</dc:date>
          </office:change-info>
          <table:previous table:id="ct858">
            <table:change-track-table-cell table:cell-address="Sheet1.Q14" table:formula="of:=DEC2HEX(#ref!17*256*16+HEX2DEC(#ref!17)*16+IF(#ref!17=&quot;Y&quot;;8;0)+IF([.H14]=&quot;Y&quot;;0;4)+3;4)" office:value-type="float" office:value="0"/>
          </table:previous>
        </table:cell-content-change>
        <table:cell-content-change table:id="ct900">
          <table:cell-address table:column="16" table:row="14" table:table="0"/>
          <office:change-info>
            <dc:creator>Mike </dc:creator>
            <dc:date>2011-08-04T12:39:13.87</dc:date>
          </office:change-info>
          <table:previous table:id="ct859">
            <table:change-track-table-cell table:cell-address="Sheet1.Q15" table:formula="of:=DEC2HEX(#ref!18*256*16+HEX2DEC(#ref!18)*16+IF(#ref!18=&quot;Y&quot;;8;0)+IF([.H15]=&quot;Y&quot;;0;4)+3;4)" office:value-type="float" office:value="0"/>
          </table:previous>
        </table:cell-content-change>
        <table:cell-content-change table:id="ct901">
          <table:cell-address table:column="16" table:row="15" table:table="0"/>
          <office:change-info>
            <dc:creator>Mike </dc:creator>
            <dc:date>2011-08-04T12:39:13.87</dc:date>
          </office:change-info>
          <table:previous table:id="ct860">
            <table:change-track-table-cell table:cell-address="Sheet1.Q16" table:formula="of:=DEC2HEX(#ref!19*256*16+HEX2DEC(#ref!19)*16+IF(#ref!19=&quot;Y&quot;;8;0)+IF([.H16]=&quot;Y&quot;;0;4)+3;4)" office:value-type="float" office:value="0"/>
          </table:previous>
        </table:cell-content-change>
        <table:cell-content-change table:id="ct902">
          <table:cell-address table:column="16" table:row="16" table:table="0"/>
          <office:change-info>
            <dc:creator>Mike </dc:creator>
            <dc:date>2011-08-04T12:39:13.87</dc:date>
          </office:change-info>
          <table:previous table:id="ct861">
            <table:change-track-table-cell table:cell-address="Sheet1.Q17" table:formula="of:=DEC2HEX(#ref!20*256*16+HEX2DEC(#ref!20)*16+IF(#ref!20=&quot;Y&quot;;8;0)+IF([.H17]=&quot;Y&quot;;0;4)+3;4)" office:value-type="float" office:value="0"/>
          </table:previous>
        </table:cell-content-change>
        <table:cell-content-change table:id="ct903">
          <table:cell-address table:column="16" table:row="17" table:table="0"/>
          <office:change-info>
            <dc:creator>Mike </dc:creator>
            <dc:date>2011-08-04T12:39:13.87</dc:date>
          </office:change-info>
          <table:previous table:id="ct862">
            <table:change-track-table-cell table:cell-address="Sheet1.Q18" table:formula="of:=DEC2HEX(#ref!21*256*16+HEX2DEC(#ref!21)*16+IF(#ref!21=&quot;Y&quot;;8;0)+IF([.H18]=&quot;Y&quot;;0;4)+3;4)" office:value-type="float" office:value="0"/>
          </table:previous>
        </table:cell-content-change>
        <table:cell-content-change table:id="ct904">
          <table:cell-address table:column="16" table:row="18" table:table="0"/>
          <office:change-info>
            <dc:creator>Mike </dc:creator>
            <dc:date>2011-08-04T12:39:13.87</dc:date>
          </office:change-info>
          <table:previous table:id="ct863">
            <table:change-track-table-cell table:cell-address="Sheet1.Q19" table:formula="of:=DEC2HEX(#ref!22*256*16+HEX2DEC(#ref!22)*16+IF(#ref!22=&quot;Y&quot;;8;0)+IF([.H19]=&quot;Y&quot;;0;4)+3;4)" office:value-type="float" office:value="0"/>
          </table:previous>
        </table:cell-content-change>
        <table:cell-content-change table:id="ct905">
          <table:cell-address table:column="16" table:row="19" table:table="0"/>
          <office:change-info>
            <dc:creator>Mike </dc:creator>
            <dc:date>2011-08-04T12:39:13.87</dc:date>
          </office:change-info>
          <table:previous table:id="ct864">
            <table:change-track-table-cell table:cell-address="Sheet1.Q20" table:formula="of:=DEC2HEX(#ref!23*256*16+HEX2DEC(#ref!23)*16+IF(#ref!23=&quot;Y&quot;;8;0)+IF([.H20]=&quot;Y&quot;;0;4)+3;4)" office:value-type="float" office:value="0"/>
          </table:previous>
        </table:cell-content-change>
        <table:cell-content-change table:id="ct906">
          <table:cell-address table:column="16" table:row="20" table:table="0"/>
          <office:change-info>
            <dc:creator>Mike </dc:creator>
            <dc:date>2011-08-04T12:39:13.87</dc:date>
          </office:change-info>
          <table:previous table:id="ct865">
            <table:change-track-table-cell table:cell-address="Sheet1.Q21" table:formula="of:=DEC2HEX(#ref!24*256*16+HEX2DEC(#ref!24)*16+IF(#ref!24=&quot;Y&quot;;8;0)+IF([.H21]=&quot;Y&quot;;0;4)+3;4)" office:value-type="float" office:value="0"/>
          </table:previous>
        </table:cell-content-change>
        <table:cell-content-change table:id="ct907">
          <table:cell-address table:column="16" table:row="21" table:table="0"/>
          <office:change-info>
            <dc:creator>Mike </dc:creator>
            <dc:date>2011-08-04T12:39:13.87</dc:date>
          </office:change-info>
          <table:previous table:id="ct866">
            <table:change-track-table-cell table:cell-address="Sheet1.Q22" table:formula="of:=DEC2HEX(#ref!25*256*16+HEX2DEC(#ref!25)*16+IF(#ref!25=&quot;Y&quot;;8;0)+IF([.H22]=&quot;Y&quot;;0;4)+3;4)" office:value-type="float" office:value="0"/>
          </table:previous>
        </table:cell-content-change>
        <table:cell-content-change table:id="ct908">
          <table:cell-address table:column="16" table:row="22" table:table="0"/>
          <office:change-info>
            <dc:creator>Mike </dc:creator>
            <dc:date>2011-08-04T12:39:13.87</dc:date>
          </office:change-info>
          <table:previous table:id="ct852">
            <table:change-track-table-cell table:cell-address="Sheet1.Q23" table:formula="of:=DEC2HEX(#ref!26*256*16+HEX2DEC(#ref!26)*16+IF(#ref!26=&quot;Y&quot;;8;0)+IF([.H23]=&quot;Y&quot;;0;4)+3;4)" office:value-type="float" office:value="0"/>
          </table:previous>
        </table:cell-content-change>
        <table:cell-content-change table:id="ct909">
          <table:cell-address table:column="16" table:row="23" table:table="0"/>
          <office:change-info>
            <dc:creator>Mike </dc:creator>
            <dc:date>2011-08-04T12:39:13.87</dc:date>
          </office:change-info>
          <table:previous table:id="ct867">
            <table:change-track-table-cell table:cell-address="Sheet1.Q24" table:formula="of:=DEC2HEX(#ref!27*256*16+HEX2DEC(#ref!27)*16+IF(#ref!27=&quot;Y&quot;;8;0)+IF([.H24]=&quot;Y&quot;;0;4)+3;4)" office:value-type="float" office:value="0"/>
          </table:previous>
        </table:cell-content-change>
        <table:cell-content-change table:id="ct910">
          <table:cell-address table:column="16" table:row="23" table:table="0"/>
          <office:change-info>
            <dc:creator>Mike </dc:creator>
            <dc:date>2011-08-04T12:39:13.87</dc:date>
          </office:change-info>
          <table:previous table:id="ct868">
            <table:change-track-table-cell table:cell-address="Sheet1.Q24" table:formula="of:=DEC2HEX(#ref!27*256*16+HEX2DEC(#ref!27)*16+IF(#ref!27=&quot;Y&quot;;8;0)+IF([.H24]=&quot;Y&quot;;0;4)+3;4)" office:value-type="float" office:value="0"/>
          </table:previous>
        </table:cell-content-change>
        <table:cell-content-change table:id="ct911">
          <table:cell-address table:column="16" table:row="24" table:table="0"/>
          <office:change-info>
            <dc:creator>Mike </dc:creator>
            <dc:date>2011-08-04T12:39:13.87</dc:date>
          </office:change-info>
          <table:previous table:id="ct869">
            <table:change-track-table-cell table:cell-address="Sheet1.Q25" table:formula="of:=DEC2HEX(#ref!28*256*16+HEX2DEC(#ref!28)*16+IF(#ref!28=&quot;Y&quot;;8;0)+IF([.H25]=&quot;Y&quot;;0;4)+3;4)" office:value-type="float" office:value="0"/>
          </table:previous>
        </table:cell-content-change>
        <table:cell-content-change table:id="ct912">
          <table:cell-address table:column="16" table:row="25" table:table="0"/>
          <office:change-info>
            <dc:creator>Mike </dc:creator>
            <dc:date>2011-08-04T12:39:13.87</dc:date>
          </office:change-info>
          <table:previous table:id="ct870">
            <table:change-track-table-cell table:cell-address="Sheet1.Q26" table:formula="of:=DEC2HEX(#ref!29*256*16+HEX2DEC(#ref!29)*16+IF(#ref!29=&quot;Y&quot;;8;0)+IF([.H26]=&quot;Y&quot;;0;4)+3;4)" office:value-type="float" office:value="0"/>
          </table:previous>
        </table:cell-content-change>
        <table:cell-content-change table:id="ct913">
          <table:cell-address table:column="16" table:row="26" table:table="0"/>
          <office:change-info>
            <dc:creator>Mike </dc:creator>
            <dc:date>2011-08-04T12:39:13.87</dc:date>
          </office:change-info>
          <table:previous table:id="ct871">
            <table:change-track-table-cell table:cell-address="Sheet1.Q27" table:formula="of:=DEC2HEX(#ref!30*256*16+HEX2DEC(#ref!30)*16+IF(#ref!30=&quot;Y&quot;;8;0)+IF([.H27]=&quot;Y&quot;;0;4)+3;4)" office:value-type="float" office:value="0"/>
          </table:previous>
        </table:cell-content-change>
        <table:cell-content-change table:id="ct914">
          <table:cell-address table:column="16" table:row="27" table:table="0"/>
          <office:change-info>
            <dc:creator>Mike </dc:creator>
            <dc:date>2011-08-04T12:39:13.87</dc:date>
          </office:change-info>
          <table:previous table:id="ct872">
            <table:change-track-table-cell table:cell-address="Sheet1.Q28" table:formula="of:=DEC2HEX(#ref!31*256*16+HEX2DEC(#ref!31)*16+IF(#ref!31=&quot;Y&quot;;8;0)+IF([.H28]=&quot;Y&quot;;0;4)+3;4)" office:value-type="float" office:value="0"/>
          </table:previous>
        </table:cell-content-change>
        <table:cell-content-change table:id="ct915">
          <table:cell-address table:column="16" table:row="28" table:table="0"/>
          <office:change-info>
            <dc:creator>Mike </dc:creator>
            <dc:date>2011-08-04T12:39:13.87</dc:date>
          </office:change-info>
          <table:previous table:id="ct873">
            <table:change-track-table-cell table:cell-address="Sheet1.Q29" table:formula="of:=DEC2HEX(#ref!32*256*16+HEX2DEC(#ref!32)*16+IF(#ref!32=&quot;Y&quot;;8;0)+IF([.H29]=&quot;Y&quot;;0;4)+3;4)" office:value-type="float" office:value="0"/>
          </table:previous>
        </table:cell-content-change>
        <table:cell-content-change table:id="ct916">
          <table:cell-address table:column="16" table:row="29" table:table="0"/>
          <office:change-info>
            <dc:creator>Mike </dc:creator>
            <dc:date>2011-08-04T12:39:13.87</dc:date>
          </office:change-info>
          <table:previous table:id="ct874">
            <table:change-track-table-cell table:cell-address="Sheet1.Q30" table:formula="of:=DEC2HEX(#ref!33*256*16+HEX2DEC(#ref!33)*16+IF(#ref!33=&quot;Y&quot;;8;0)+IF([.H30]=&quot;Y&quot;;0;4)+3;4)" office:value-type="float" office:value="0"/>
          </table:previous>
        </table:cell-content-change>
        <table:cell-content-change table:id="ct917">
          <table:cell-address table:column="16" table:row="30" table:table="0"/>
          <office:change-info>
            <dc:creator>Mike </dc:creator>
            <dc:date>2011-08-04T12:39:13.87</dc:date>
          </office:change-info>
          <table:previous table:id="ct875">
            <table:change-track-table-cell table:cell-address="Sheet1.Q31" table:formula="of:=DEC2HEX(#ref!34*256*16+HEX2DEC(#ref!34)*16+IF(#ref!34=&quot;Y&quot;;8;0)+IF([.H31]=&quot;Y&quot;;0;4)+3;4)" office:value-type="float" office:value="0"/>
          </table:previous>
        </table:cell-content-change>
        <table:cell-content-change table:id="ct918">
          <table:cell-address table:column="16" table:row="36" table:table="0"/>
          <office:change-info>
            <dc:creator>Mike </dc:creator>
            <dc:date>2011-08-04T12:39:13.87</dc:date>
          </office:change-info>
          <table:previous table:id="ct876">
            <table:change-track-table-cell table:cell-address="Sheet1.Q37" table:formula="of:=DEC2HEX(#ref!35*256*16+HEX2DEC(#ref!35)*16+IF(#ref!35=&quot;Y&quot;;8;0)+IF([.H37]=&quot;Y&quot;;0;4)+3;4)" office:value-type="float" office:value="0"/>
          </table:previous>
        </table:cell-content-change>
        <table:cell-content-change table:id="ct919">
          <table:cell-address table:column="16" table:row="37" table:table="0"/>
          <office:change-info>
            <dc:creator>Mike </dc:creator>
            <dc:date>2011-08-04T12:39:13.87</dc:date>
          </office:change-info>
          <table:previous table:id="ct877">
            <table:change-track-table-cell table:cell-address="Sheet1.Q38" table:formula="of:=DEC2HEX(#ref!36*256*16+HEX2DEC(#ref!36)*16+IF(#ref!36=&quot;Y&quot;;8;0)+IF([.H38]=&quot;Y&quot;;0;4)+3;4)" office:value-type="float" office:value="0"/>
          </table:previous>
        </table:cell-content-change>
        <table:cell-content-change table:id="ct920">
          <table:cell-address table:column="16" table:row="41" table:table="0"/>
          <office:change-info>
            <dc:creator>Mike </dc:creator>
            <dc:date>2011-08-04T12:39:13.87</dc:date>
          </office:change-info>
          <table:previous table:id="ct878">
            <table:change-track-table-cell table:cell-address="Sheet1.Q42" table:formula="of:=DEC2HEX(#ref!37*256*16+HEX2DEC(#ref!37)*16+IF(#ref!37=&quot;Y&quot;;8;0)+IF([.H42]=&quot;Y&quot;;0;4)+3;4)" office:value-type="float" office:value="0"/>
          </table:previous>
        </table:cell-content-change>
        <table:cell-content-change table:id="ct921">
          <table:cell-address table:column="16" table:row="42" table:table="0"/>
          <office:change-info>
            <dc:creator>Mike </dc:creator>
            <dc:date>2011-08-04T12:39:13.87</dc:date>
          </office:change-info>
          <table:previous table:id="ct879">
            <table:change-track-table-cell table:cell-address="Sheet1.Q43" table:formula="of:=DEC2HEX(#ref!38*256*16+HEX2DEC(#ref!38)*16+IF(#ref!38=&quot;Y&quot;;8;0)+IF([.H43]=&quot;Y&quot;;0;4)+3;4)" office:value-type="float" office:value="0"/>
          </table:previous>
        </table:cell-content-change>
        <table:cell-content-change table:id="ct922">
          <table:cell-address table:column="16" table:row="42" table:table="0"/>
          <office:change-info>
            <dc:creator>Mike </dc:creator>
            <dc:date>2011-08-04T12:39:13.87</dc:date>
          </office:change-info>
          <table:previous table:id="ct880">
            <table:change-track-table-cell table:cell-address="Sheet1.Q43" table:formula="of:=DEC2HEX(#ref!39*256*16+HEX2DEC(#ref!39)*16+IF(#ref!39=&quot;Y&quot;;8;0)+IF([.H43]=&quot;Y&quot;;0;4)+3;4)" office:value-type="float" office:value="0"/>
          </table:previous>
        </table:cell-content-change>
        <table:cell-content-change table:id="ct923">
          <table:cell-address table:column="16" table:row="43" table:table="0"/>
          <office:change-info>
            <dc:creator>Mike </dc:creator>
            <dc:date>2011-08-04T12:39:13.87</dc:date>
          </office:change-info>
          <table:previous table:id="ct881">
            <table:change-track-table-cell table:cell-address="Sheet1.Q44" table:formula="of:=DEC2HEX(#ref!40*256*16+HEX2DEC(#ref!40)*16+IF(#ref!40=&quot;Y&quot;;8;0)+IF([.H44]=&quot;Y&quot;;0;4)+3;4)" office:value-type="float" office:value="0"/>
          </table:previous>
        </table:cell-content-change>
        <table:cell-content-change table:id="ct924">
          <table:cell-address table:column="16" table:row="44" table:table="0"/>
          <office:change-info>
            <dc:creator>Mike </dc:creator>
            <dc:date>2011-08-04T12:39:13.87</dc:date>
          </office:change-info>
          <table:previous table:id="ct882">
            <table:change-track-table-cell table:cell-address="Sheet1.Q45" table:formula="of:=DEC2HEX(#ref!41*256*16+HEX2DEC(#ref!41)*16+IF(#ref!41=&quot;Y&quot;;8;0)+IF([.H45]=&quot;Y&quot;;0;4)+3;4)" office:value-type="float" office:value="0"/>
          </table:previous>
        </table:cell-content-change>
        <table:cell-content-change table:id="ct925">
          <table:cell-address table:column="16" table:row="45" table:table="0"/>
          <office:change-info>
            <dc:creator>Mike </dc:creator>
            <dc:date>2011-08-04T12:39:13.87</dc:date>
          </office:change-info>
          <table:previous table:id="ct883">
            <table:change-track-table-cell table:cell-address="Sheet1.Q46" table:formula="of:=DEC2HEX(#ref!42*256*16+HEX2DEC(#ref!42)*16+IF(#ref!42=&quot;Y&quot;;8;0)+IF([.H46]=&quot;Y&quot;;0;4)+3;4)" office:value-type="float" office:value="0"/>
          </table:previous>
        </table:cell-content-change>
        <table:cell-content-change table:id="ct926">
          <table:cell-address table:column="16" table:row="46" table:table="0"/>
          <office:change-info>
            <dc:creator>Mike </dc:creator>
            <dc:date>2011-08-04T12:39:13.87</dc:date>
          </office:change-info>
          <table:previous table:id="ct884">
            <table:change-track-table-cell table:cell-address="Sheet1.Q47" table:formula="of:=DEC2HEX(#ref!43*256*16+HEX2DEC(#ref!43)*16+IF(#ref!43=&quot;Y&quot;;8;0)+IF([.H47]=&quot;Y&quot;;0;4)+3;4)" office:value-type="float" office:value="0"/>
          </table:previous>
        </table:cell-content-change>
        <table:cell-content-change table:id="ct927">
          <table:cell-address table:column="16" table:row="47" table:table="0"/>
          <office:change-info>
            <dc:creator>Mike </dc:creator>
            <dc:date>2011-08-04T12:39:13.87</dc:date>
          </office:change-info>
          <table:previous table:id="ct885">
            <table:change-track-table-cell table:cell-address="Sheet1.Q48" table:formula="of:=DEC2HEX(#ref!44*256*16+HEX2DEC(#ref!44)*16+IF(#ref!44=&quot;Y&quot;;8;0)+IF([.H48]=&quot;Y&quot;;0;4)+3;4)" office:value-type="float" office:value="0"/>
          </table:previous>
        </table:cell-content-change>
        <table:cell-content-change table:id="ct928">
          <table:cell-address table:column="16" table:row="48" table:table="0"/>
          <office:change-info>
            <dc:creator>Mike </dc:creator>
            <dc:date>2011-08-04T12:39:13.87</dc:date>
          </office:change-info>
          <table:previous table:id="ct886">
            <table:change-track-table-cell table:cell-address="Sheet1.Q49" table:formula="of:=DEC2HEX(#ref!45*256*16+HEX2DEC(#ref!45)*16+IF(#ref!45=&quot;Y&quot;;8;0)+IF([.H49]=&quot;Y&quot;;0;4)+3;4)" office:value-type="float" office:value="0"/>
          </table:previous>
        </table:cell-content-change>
        <table:cell-content-change table:id="ct929">
          <table:cell-address table:column="16" table:row="49" table:table="0"/>
          <office:change-info>
            <dc:creator>Mike </dc:creator>
            <dc:date>2011-08-04T12:39:13.87</dc:date>
          </office:change-info>
          <table:previous table:id="ct887">
            <table:change-track-table-cell table:cell-address="Sheet1.Q50" table:formula="of:=DEC2HEX(#ref!46*256*16+HEX2DEC(#ref!46)*16+IF(#ref!46=&quot;Y&quot;;8;0)+IF([.H50]=&quot;Y&quot;;0;4)+3;4)" office:value-type="float" office:value="0"/>
          </table:previous>
        </table:cell-content-change>
        <table:cell-content-change table:id="ct930">
          <table:cell-address table:column="16" table:row="50" table:table="0"/>
          <office:change-info>
            <dc:creator>Mike </dc:creator>
            <dc:date>2011-08-04T12:39:13.87</dc:date>
          </office:change-info>
          <table:previous table:id="ct888">
            <table:change-track-table-cell table:cell-address="Sheet1.Q51" table:formula="of:=DEC2HEX(#ref!47*256*16+HEX2DEC(#ref!47)*16+IF(#ref!47=&quot;Y&quot;;8;0)+IF([.H51]=&quot;Y&quot;;0;4)+3;4)" office:value-type="float" office:value="0"/>
          </table:previous>
        </table:cell-content-change>
        <table:cell-content-change table:id="ct931">
          <table:cell-address table:column="16" table:row="51" table:table="0"/>
          <office:change-info>
            <dc:creator>Mike </dc:creator>
            <dc:date>2011-08-04T12:39:13.87</dc:date>
          </office:change-info>
          <table:previous table:id="ct889">
            <table:change-track-table-cell table:cell-address="Sheet1.Q52" table:formula="of:=DEC2HEX(#ref!48*256*16+HEX2DEC(#ref!48)*16+IF(#ref!48=&quot;Y&quot;;8;0)+IF([.H52]=&quot;Y&quot;;0;4)+3;4)" office:value-type="float" office:value="0"/>
          </table:previous>
        </table:cell-content-change>
        <table:cell-content-change table:id="ct932">
          <table:cell-address table:column="16" table:row="52" table:table="0"/>
          <office:change-info>
            <dc:creator>Mike </dc:creator>
            <dc:date>2011-08-04T12:39:13.87</dc:date>
          </office:change-info>
          <table:previous table:id="ct890">
            <table:change-track-table-cell table:cell-address="Sheet1.Q53" table:formula="of:=DEC2HEX(#ref!49*256*16+HEX2DEC(#ref!49)*16+IF(#ref!49=&quot;Y&quot;;8;0)+IF([.H53]=&quot;Y&quot;;0;4)+3;4)" office:value-type="float" office:value="0"/>
          </table:previous>
        </table:cell-content-change>
        <table:cell-content-change table:id="ct933">
          <table:cell-address table:column="16" table:row="53" table:table="0"/>
          <office:change-info>
            <dc:creator>Mike </dc:creator>
            <dc:date>2011-08-04T12:39:13.87</dc:date>
          </office:change-info>
          <table:previous table:id="ct891">
            <table:change-track-table-cell table:cell-address="Sheet1.Q54" table:formula="of:=DEC2HEX(#ref!50*256*16+HEX2DEC(#ref!50)*16+IF(#ref!50=&quot;Y&quot;;8;0)+IF([.H54]=&quot;Y&quot;;0;4)+3;4)" office:value-type="float" office:value="0"/>
          </table:previous>
        </table:cell-content-change>
        <table:cell-content-change table:id="ct934">
          <table:cell-address table:column="16" table:row="54" table:table="0"/>
          <office:change-info>
            <dc:creator>Mike </dc:creator>
            <dc:date>2011-08-04T12:39:13.87</dc:date>
          </office:change-info>
          <table:previous table:id="ct892">
            <table:change-track-table-cell table:cell-address="Sheet1.Q55" table:formula="of:=DEC2HEX(#ref!51*256*16+HEX2DEC(#ref!51)*16+IF(#ref!51=&quot;Y&quot;;8;0)+IF([.H55]=&quot;Y&quot;;0;4)+3;4)" office:value-type="float" office:value="0"/>
          </table:previous>
        </table:cell-content-change>
        <table:deletion table:id="ct935" table:type="column" table:position="16" table:table="0">
          <office:change-info>
            <dc:creator>Mike </dc:creator>
            <dc:date>2011-08-04T12:39:21.74</dc:date>
          </office:change-info>
          <table:deletions>
            <table:cell-content-deletion>
              <table:cell-address table:column="16" table:row="3" table:table="0"/>
              <table:change-track-table-cell office:value-type="string">
                <text:p>1 bit</text:p>
              </table:change-track-table-cell>
            </table:cell-content-deletion>
            <table:cell-content-deletion>
              <table:cell-address table:column="16" table:row="2"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Q30" table:formula="of:=IF([.C30]=&quot;Y&quot;; &quot;Y&quot;; &quot;&quot;)" office:value-type="string">
                <text:p>Y</text:p>
              </table:change-track-table-cell>
            </table:cell-content-deletion>
            <table:cell-content-deletion table:id="ct428">
              <table:change-track-table-cell table:cell-address="Sheet1.Q29" table:formula="of:=IF([.C29]=&quot;Y&quot;; &quot;Y&quot;; &quot;&quot;)" office:value-type="string">
                <text:p>Y</text:p>
              </table:change-track-table-cell>
            </table:cell-content-deletion>
            <table:cell-content-deletion table:id="ct427">
              <table:change-track-table-cell table:cell-address="Sheet1.Q28" table:formula="of:=IF([.C28]=&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Q25" table:formula="of:=IF([.C25]=&quot;Y&quot;; &quot;Y&quot;; &quot;&quot;)" office:value-type="string">
                <text:p>Y</text:p>
              </table:change-track-table-cell>
            </table:cell-content-deletion>
            <table:cell-content-deletion table:id="ct424">
              <table:change-track-table-cell table:cell-address="Sheet1.Q24" table:formula="of:=IF([.C24]=&quot;Y&quot;; &quot;Y&quot;; &quot;&quot;)" office:value-type="string">
                <text:p>Y</text:p>
              </table:change-track-table-cell>
            </table:cell-content-deletion>
            <table:cell-content-deletion table:id="ct422">
              <table:change-track-table-cell table:cell-address="Sheet1.Q22" table:formula="of:=IF([.C22]=&quot;Y&quot;; &quot;Y&quot;; &quot;&quot;)" office:value-type="string">
                <text:p>Y</text:p>
              </table:change-track-table-cell>
            </table:cell-content-deletion>
            <table:cell-content-deletion table:id="ct421">
              <table:change-track-table-cell table:cell-address="Sheet1.Q21" table:formula="of:=IF([.C21]=&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Q12" table:formula="of:=IF([.C12]=&quot;Y&quot;; &quot;Y&quot;; &quot;&quot;)" office:value-type="string"/>
            </table:cell-content-deletion>
            <table:cell-content-deletion table:id="ct419">
              <table:change-track-table-cell table:cell-address="Sheet1.Q11" table:formula="of:=IF([.C11]=&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Q26" table:formula="of:=IF([.C26]=&quot;Y&quot;; &quot;Y&quot;; &quot;&quot;)" office:value-type="string">
                <text:p>Y</text:p>
              </table:change-track-table-cell>
            </table:cell-content-deletion>
            <table:cell-content-deletion table:id="ct423">
              <table:change-track-table-cell table:cell-address="Sheet1.Q23" table:formula="of:=IF([.C23]=&quot;Y&quot;; &quot;Y&quot;; &quot;&quot;)" office:value-type="string">
                <text:p>Y</text:p>
              </table:change-track-table-cell>
            </table:cell-content-deletion>
            <table:cell-content-deletion table:id="ct418">
              <table:change-track-table-cell table:cell-address="Sheet1.Q9" table:formula="of:=IF([.C9]=&quot;Y&quot;; &quot;Y&quot;; &quot;&quot;)" office:value-type="string"/>
            </table:cell-content-deletion>
            <table:change-deletion table:id="ct33"/>
          </table:deletions>
        </table:deletion>
        <table:cell-content-change table:id="ct936">
          <table:cell-address table:column="16" table:row="8" table:table="0"/>
          <office:change-info>
            <dc:creator>Mike </dc:creator>
            <dc:date>2011-08-04T12:39:58.72</dc:date>
          </office:change-info>
          <table:previous table:id="ct894">
            <table:change-track-table-cell table:cell-address="Sheet1.Q9" table:formula="of:=DEC2HEX(#ref!12*256*16+HEX2DEC(#ref!12)*16+IF([.C9]=&quot;Y&quot;;8;0)+IF([.H9]=&quot;Y&quot;;0;4)+3;4)" office:value-type="float" office:value="0"/>
          </table:previous>
        </table:cell-content-change>
        <table:cell-content-change table:id="ct937">
          <table:cell-address table:column="16" table:row="9" table:table="0"/>
          <office:change-info>
            <dc:creator>Mike </dc:creator>
            <dc:date>2011-08-04T12:40:04.72</dc:date>
          </office:change-info>
          <table:previous table:id="ct895">
            <table:change-track-table-cell table:cell-address="Sheet1.Q10" table:formula="of:=DEC2HEX(#ref!13*256*16+HEX2DEC(#ref!13)*16+IF([.C10]=&quot;Y&quot;;8;0)+IF([.H10]=&quot;Y&quot;;0;4)+3;4)" office:value-type="float" office:value="0"/>
          </table:previous>
        </table:cell-content-change>
        <table:cell-content-change table:id="ct938">
          <table:cell-address table:column="16" table:row="10" table:table="0"/>
          <office:change-info>
            <dc:creator>Mike </dc:creator>
            <dc:date>2011-08-04T12:40:04.72</dc:date>
          </office:change-info>
          <table:previous table:id="ct896">
            <table:change-track-table-cell table:cell-address="Sheet1.Q11" table:formula="of:=DEC2HEX(#ref!14*256*16+HEX2DEC(#ref!14)*16+IF([.C11]=&quot;Y&quot;;8;0)+IF([.H11]=&quot;Y&quot;;0;4)+3;4)" office:value-type="float" office:value="0"/>
          </table:previous>
        </table:cell-content-change>
        <table:cell-content-change table:id="ct939">
          <table:cell-address table:column="16" table:row="11" table:table="0"/>
          <office:change-info>
            <dc:creator>Mike </dc:creator>
            <dc:date>2011-08-04T12:40:04.72</dc:date>
          </office:change-info>
          <table:previous table:id="ct897">
            <table:change-track-table-cell table:cell-address="Sheet1.Q12" table:formula="of:=DEC2HEX(#ref!15*256*16+HEX2DEC(#ref!15)*16+IF([.C12]=&quot;Y&quot;;8;0)+IF([.H12]=&quot;Y&quot;;0;4)+3;4)" office:value-type="float" office:value="0"/>
          </table:previous>
        </table:cell-content-change>
        <table:cell-content-change table:id="ct940">
          <table:cell-address table:column="16" table:row="12" table:table="0"/>
          <office:change-info>
            <dc:creator>Mike </dc:creator>
            <dc:date>2011-08-04T12:40:04.72</dc:date>
          </office:change-info>
          <table:previous table:id="ct898">
            <table:change-track-table-cell table:cell-address="Sheet1.Q13" table:formula="of:=DEC2HEX(#ref!16*256*16+HEX2DEC(#ref!16)*16+IF([.C13]=&quot;Y&quot;;8;0)+IF([.H13]=&quot;Y&quot;;0;4)+3;4)" office:value-type="float" office:value="0"/>
          </table:previous>
        </table:cell-content-change>
        <table:cell-content-change table:id="ct941">
          <table:cell-address table:column="16" table:row="13" table:table="0"/>
          <office:change-info>
            <dc:creator>Mike </dc:creator>
            <dc:date>2011-08-04T12:40:04.72</dc:date>
          </office:change-info>
          <table:previous table:id="ct899">
            <table:change-track-table-cell table:cell-address="Sheet1.Q14" table:formula="of:=DEC2HEX(#ref!17*256*16+HEX2DEC(#ref!17)*16+IF([.C14]=&quot;Y&quot;;8;0)+IF([.H14]=&quot;Y&quot;;0;4)+3;4)" office:value-type="float" office:value="0"/>
          </table:previous>
        </table:cell-content-change>
        <table:cell-content-change table:id="ct942">
          <table:cell-address table:column="16" table:row="14" table:table="0"/>
          <office:change-info>
            <dc:creator>Mike </dc:creator>
            <dc:date>2011-08-04T12:40:04.72</dc:date>
          </office:change-info>
          <table:previous table:id="ct900">
            <table:change-track-table-cell table:cell-address="Sheet1.Q15" table:formula="of:=DEC2HEX(#ref!18*256*16+HEX2DEC(#ref!18)*16+IF([.C15]=&quot;Y&quot;;8;0)+IF([.H15]=&quot;Y&quot;;0;4)+3;4)" office:value-type="float" office:value="0"/>
          </table:previous>
        </table:cell-content-change>
        <table:cell-content-change table:id="ct943">
          <table:cell-address table:column="16" table:row="15" table:table="0"/>
          <office:change-info>
            <dc:creator>Mike </dc:creator>
            <dc:date>2011-08-04T12:40:04.72</dc:date>
          </office:change-info>
          <table:previous table:id="ct901">
            <table:change-track-table-cell table:cell-address="Sheet1.Q16" table:formula="of:=DEC2HEX(#ref!19*256*16+HEX2DEC(#ref!19)*16+IF([.C16]=&quot;Y&quot;;8;0)+IF([.H16]=&quot;Y&quot;;0;4)+3;4)" office:value-type="float" office:value="0"/>
          </table:previous>
        </table:cell-content-change>
        <table:cell-content-change table:id="ct944">
          <table:cell-address table:column="16" table:row="16" table:table="0"/>
          <office:change-info>
            <dc:creator>Mike </dc:creator>
            <dc:date>2011-08-04T12:40:04.72</dc:date>
          </office:change-info>
          <table:previous table:id="ct902">
            <table:change-track-table-cell table:cell-address="Sheet1.Q17" table:formula="of:=DEC2HEX(#ref!20*256*16+HEX2DEC(#ref!20)*16+IF([.C17]=&quot;Y&quot;;8;0)+IF([.H17]=&quot;Y&quot;;0;4)+3;4)" office:value-type="float" office:value="0"/>
          </table:previous>
        </table:cell-content-change>
        <table:cell-content-change table:id="ct945">
          <table:cell-address table:column="16" table:row="17" table:table="0"/>
          <office:change-info>
            <dc:creator>Mike </dc:creator>
            <dc:date>2011-08-04T12:40:04.72</dc:date>
          </office:change-info>
          <table:previous table:id="ct903">
            <table:change-track-table-cell table:cell-address="Sheet1.Q18" table:formula="of:=DEC2HEX(#ref!21*256*16+HEX2DEC(#ref!21)*16+IF([.C18]=&quot;Y&quot;;8;0)+IF([.H18]=&quot;Y&quot;;0;4)+3;4)" office:value-type="float" office:value="0"/>
          </table:previous>
        </table:cell-content-change>
        <table:cell-content-change table:id="ct946">
          <table:cell-address table:column="16" table:row="18" table:table="0"/>
          <office:change-info>
            <dc:creator>Mike </dc:creator>
            <dc:date>2011-08-04T12:40:04.72</dc:date>
          </office:change-info>
          <table:previous table:id="ct904">
            <table:change-track-table-cell table:cell-address="Sheet1.Q19" table:formula="of:=DEC2HEX(#ref!22*256*16+HEX2DEC(#ref!22)*16+IF([.C19]=&quot;Y&quot;;8;0)+IF([.H19]=&quot;Y&quot;;0;4)+3;4)" office:value-type="float" office:value="0"/>
          </table:previous>
        </table:cell-content-change>
        <table:cell-content-change table:id="ct947">
          <table:cell-address table:column="16" table:row="19" table:table="0"/>
          <office:change-info>
            <dc:creator>Mike </dc:creator>
            <dc:date>2011-08-04T12:40:04.72</dc:date>
          </office:change-info>
          <table:previous table:id="ct905">
            <table:change-track-table-cell table:cell-address="Sheet1.Q20" table:formula="of:=DEC2HEX(#ref!23*256*16+HEX2DEC(#ref!23)*16+IF([.C20]=&quot;Y&quot;;8;0)+IF([.H20]=&quot;Y&quot;;0;4)+3;4)" office:value-type="float" office:value="0"/>
          </table:previous>
        </table:cell-content-change>
        <table:cell-content-change table:id="ct948">
          <table:cell-address table:column="16" table:row="20" table:table="0"/>
          <office:change-info>
            <dc:creator>Mike </dc:creator>
            <dc:date>2011-08-04T12:40:04.72</dc:date>
          </office:change-info>
          <table:previous table:id="ct906">
            <table:change-track-table-cell table:cell-address="Sheet1.Q21" table:formula="of:=DEC2HEX(#ref!24*256*16+HEX2DEC(#ref!24)*16+IF([.C21]=&quot;Y&quot;;8;0)+IF([.H21]=&quot;Y&quot;;0;4)+3;4)" office:value-type="float" office:value="0"/>
          </table:previous>
        </table:cell-content-change>
        <table:cell-content-change table:id="ct949">
          <table:cell-address table:column="16" table:row="21" table:table="0"/>
          <office:change-info>
            <dc:creator>Mike </dc:creator>
            <dc:date>2011-08-04T12:40:04.72</dc:date>
          </office:change-info>
          <table:previous table:id="ct907">
            <table:change-track-table-cell table:cell-address="Sheet1.Q22" table:formula="of:=DEC2HEX(#ref!25*256*16+HEX2DEC(#ref!25)*16+IF([.C22]=&quot;Y&quot;;8;0)+IF([.H22]=&quot;Y&quot;;0;4)+3;4)" office:value-type="float" office:value="0"/>
          </table:previous>
        </table:cell-content-change>
        <table:cell-content-change table:id="ct950">
          <table:cell-address table:column="16" table:row="22" table:table="0"/>
          <office:change-info>
            <dc:creator>Mike </dc:creator>
            <dc:date>2011-08-04T12:40:04.72</dc:date>
          </office:change-info>
          <table:previous table:id="ct908">
            <table:change-track-table-cell table:cell-address="Sheet1.Q23" table:formula="of:=DEC2HEX(#ref!26*256*16+HEX2DEC(#ref!26)*16+IF([.C23]=&quot;Y&quot;;8;0)+IF([.H23]=&quot;Y&quot;;0;4)+3;4)" office:value-type="float" office:value="0"/>
          </table:previous>
        </table:cell-content-change>
        <table:cell-content-change table:id="ct951">
          <table:cell-address table:column="16" table:row="23" table:table="0"/>
          <office:change-info>
            <dc:creator>Mike </dc:creator>
            <dc:date>2011-08-04T12:40:04.72</dc:date>
          </office:change-info>
          <table:previous table:id="ct909">
            <table:change-track-table-cell table:cell-address="Sheet1.Q24" table:formula="of:=DEC2HEX(#ref!27*256*16+HEX2DEC(#ref!27)*16+IF([.C24]=&quot;Y&quot;;8;0)+IF([.H24]=&quot;Y&quot;;0;4)+3;4)" office:value-type="float" office:value="0"/>
          </table:previous>
        </table:cell-content-change>
        <table:cell-content-change table:id="ct952">
          <table:cell-address table:column="16" table:row="23" table:table="0"/>
          <office:change-info>
            <dc:creator>Mike </dc:creator>
            <dc:date>2011-08-04T12:40:04.72</dc:date>
          </office:change-info>
          <table:previous table:id="ct910">
            <table:change-track-table-cell table:cell-address="Sheet1.Q24" table:formula="of:=DEC2HEX(#ref!27*256*16+HEX2DEC(#ref!27)*16+IF([.C24]=&quot;Y&quot;;8;0)+IF([.H24]=&quot;Y&quot;;0;4)+3;4)" office:value-type="float" office:value="0"/>
          </table:previous>
        </table:cell-content-change>
        <table:cell-content-change table:id="ct953">
          <table:cell-address table:column="16" table:row="24" table:table="0"/>
          <office:change-info>
            <dc:creator>Mike </dc:creator>
            <dc:date>2011-08-04T12:40:04.72</dc:date>
          </office:change-info>
          <table:previous table:id="ct911">
            <table:change-track-table-cell table:cell-address="Sheet1.Q25" table:formula="of:=DEC2HEX(#ref!28*256*16+HEX2DEC(#ref!28)*16+IF([.C25]=&quot;Y&quot;;8;0)+IF([.H25]=&quot;Y&quot;;0;4)+3;4)" office:value-type="float" office:value="0"/>
          </table:previous>
        </table:cell-content-change>
        <table:cell-content-change table:id="ct954">
          <table:cell-address table:column="16" table:row="25" table:table="0"/>
          <office:change-info>
            <dc:creator>Mike </dc:creator>
            <dc:date>2011-08-04T12:40:04.72</dc:date>
          </office:change-info>
          <table:previous table:id="ct912">
            <table:change-track-table-cell table:cell-address="Sheet1.Q26" table:formula="of:=DEC2HEX(#ref!29*256*16+HEX2DEC(#ref!29)*16+IF([.C26]=&quot;Y&quot;;8;0)+IF([.H26]=&quot;Y&quot;;0;4)+3;4)" office:value-type="float" office:value="0"/>
          </table:previous>
        </table:cell-content-change>
        <table:cell-content-change table:id="ct955">
          <table:cell-address table:column="16" table:row="26" table:table="0"/>
          <office:change-info>
            <dc:creator>Mike </dc:creator>
            <dc:date>2011-08-04T12:40:04.72</dc:date>
          </office:change-info>
          <table:previous table:id="ct913">
            <table:change-track-table-cell table:cell-address="Sheet1.Q27" table:formula="of:=DEC2HEX(#ref!30*256*16+HEX2DEC(#ref!30)*16+IF([.C27]=&quot;Y&quot;;8;0)+IF([.H27]=&quot;Y&quot;;0;4)+3;4)" office:value-type="float" office:value="0"/>
          </table:previous>
        </table:cell-content-change>
        <table:cell-content-change table:id="ct956">
          <table:cell-address table:column="16" table:row="27" table:table="0"/>
          <office:change-info>
            <dc:creator>Mike </dc:creator>
            <dc:date>2011-08-04T12:40:04.72</dc:date>
          </office:change-info>
          <table:previous table:id="ct914">
            <table:change-track-table-cell table:cell-address="Sheet1.Q28" table:formula="of:=DEC2HEX(#ref!31*256*16+HEX2DEC(#ref!31)*16+IF([.C28]=&quot;Y&quot;;8;0)+IF([.H28]=&quot;Y&quot;;0;4)+3;4)" office:value-type="float" office:value="0"/>
          </table:previous>
        </table:cell-content-change>
        <table:cell-content-change table:id="ct957">
          <table:cell-address table:column="16" table:row="28" table:table="0"/>
          <office:change-info>
            <dc:creator>Mike </dc:creator>
            <dc:date>2011-08-04T12:40:04.72</dc:date>
          </office:change-info>
          <table:previous table:id="ct915">
            <table:change-track-table-cell table:cell-address="Sheet1.Q29" table:formula="of:=DEC2HEX(#ref!32*256*16+HEX2DEC(#ref!32)*16+IF([.C29]=&quot;Y&quot;;8;0)+IF([.H29]=&quot;Y&quot;;0;4)+3;4)" office:value-type="float" office:value="0"/>
          </table:previous>
        </table:cell-content-change>
        <table:cell-content-change table:id="ct958">
          <table:cell-address table:column="16" table:row="29" table:table="0"/>
          <office:change-info>
            <dc:creator>Mike </dc:creator>
            <dc:date>2011-08-04T12:40:04.72</dc:date>
          </office:change-info>
          <table:previous table:id="ct916">
            <table:change-track-table-cell table:cell-address="Sheet1.Q30" table:formula="of:=DEC2HEX(#ref!33*256*16+HEX2DEC(#ref!33)*16+IF([.C30]=&quot;Y&quot;;8;0)+IF([.H30]=&quot;Y&quot;;0;4)+3;4)" office:value-type="float" office:value="0"/>
          </table:previous>
        </table:cell-content-change>
        <table:cell-content-change table:id="ct959">
          <table:cell-address table:column="16" table:row="30" table:table="0"/>
          <office:change-info>
            <dc:creator>Mike </dc:creator>
            <dc:date>2011-08-04T12:40:04.72</dc:date>
          </office:change-info>
          <table:previous table:id="ct917">
            <table:change-track-table-cell table:cell-address="Sheet1.Q31" table:formula="of:=DEC2HEX(#ref!34*256*16+HEX2DEC(#ref!34)*16+IF([.C31]=&quot;Y&quot;;8;0)+IF([.H31]=&quot;Y&quot;;0;4)+3;4)" office:value-type="float" office:value="0"/>
          </table:previous>
        </table:cell-content-change>
        <table:cell-content-change table:id="ct960">
          <table:cell-address table:column="16" table:row="36" table:table="0"/>
          <office:change-info>
            <dc:creator>Mike </dc:creator>
            <dc:date>2011-08-04T12:40:04.72</dc:date>
          </office:change-info>
          <table:previous table:id="ct918">
            <table:change-track-table-cell table:cell-address="Sheet1.Q37" table:formula="of:=DEC2HEX(#ref!35*256*16+HEX2DEC(#ref!35)*16+IF([.C37]=&quot;Y&quot;;8;0)+IF([.H37]=&quot;Y&quot;;0;4)+3;4)" office:value-type="float" office:value="0"/>
          </table:previous>
        </table:cell-content-change>
        <table:cell-content-change table:id="ct961">
          <table:cell-address table:column="16" table:row="37" table:table="0"/>
          <office:change-info>
            <dc:creator>Mike </dc:creator>
            <dc:date>2011-08-04T12:40:04.72</dc:date>
          </office:change-info>
          <table:previous table:id="ct919">
            <table:change-track-table-cell table:cell-address="Sheet1.Q38" table:formula="of:=DEC2HEX(#ref!36*256*16+HEX2DEC(#ref!36)*16+IF([.C38]=&quot;Y&quot;;8;0)+IF([.H38]=&quot;Y&quot;;0;4)+3;4)" office:value-type="float" office:value="0"/>
          </table:previous>
        </table:cell-content-change>
        <table:cell-content-change table:id="ct962">
          <table:cell-address table:column="16" table:row="41" table:table="0"/>
          <office:change-info>
            <dc:creator>Mike </dc:creator>
            <dc:date>2011-08-04T12:40:04.72</dc:date>
          </office:change-info>
          <table:previous table:id="ct920">
            <table:change-track-table-cell table:cell-address="Sheet1.Q42" table:formula="of:=DEC2HEX(#ref!37*256*16+HEX2DEC(#ref!37)*16+IF([.C42]=&quot;Y&quot;;8;0)+IF([.H42]=&quot;Y&quot;;0;4)+3;4)" office:value-type="float" office:value="0"/>
          </table:previous>
        </table:cell-content-change>
        <table:cell-content-change table:id="ct963">
          <table:cell-address table:column="16" table:row="42" table:table="0"/>
          <office:change-info>
            <dc:creator>Mike </dc:creator>
            <dc:date>2011-08-04T12:40:04.72</dc:date>
          </office:change-info>
          <table:previous table:id="ct921">
            <table:change-track-table-cell table:cell-address="Sheet1.Q43" table:formula="of:=DEC2HEX(#ref!38*256*16+HEX2DEC(#ref!38)*16+IF([.C43]=&quot;Y&quot;;8;0)+IF([.H43]=&quot;Y&quot;;0;4)+3;4)" office:value-type="float" office:value="0"/>
          </table:previous>
        </table:cell-content-change>
        <table:cell-content-change table:id="ct964">
          <table:cell-address table:column="16" table:row="42" table:table="0"/>
          <office:change-info>
            <dc:creator>Mike </dc:creator>
            <dc:date>2011-08-04T12:40:04.72</dc:date>
          </office:change-info>
          <table:previous table:id="ct922">
            <table:change-track-table-cell table:cell-address="Sheet1.Q43" table:formula="of:=DEC2HEX(#ref!39*256*16+HEX2DEC(#ref!39)*16+IF([.C43]=&quot;Y&quot;;8;0)+IF([.H43]=&quot;Y&quot;;0;4)+3;4)" office:value-type="float" office:value="0"/>
          </table:previous>
        </table:cell-content-change>
        <table:cell-content-change table:id="ct965">
          <table:cell-address table:column="16" table:row="43" table:table="0"/>
          <office:change-info>
            <dc:creator>Mike </dc:creator>
            <dc:date>2011-08-04T12:40:04.72</dc:date>
          </office:change-info>
          <table:previous table:id="ct923">
            <table:change-track-table-cell table:cell-address="Sheet1.Q44" table:formula="of:=DEC2HEX(#ref!40*256*16+HEX2DEC(#ref!40)*16+IF([.C44]=&quot;Y&quot;;8;0)+IF([.H44]=&quot;Y&quot;;0;4)+3;4)" office:value-type="float" office:value="0"/>
          </table:previous>
        </table:cell-content-change>
        <table:cell-content-change table:id="ct966">
          <table:cell-address table:column="16" table:row="44" table:table="0"/>
          <office:change-info>
            <dc:creator>Mike </dc:creator>
            <dc:date>2011-08-04T12:40:04.72</dc:date>
          </office:change-info>
          <table:previous table:id="ct924">
            <table:change-track-table-cell table:cell-address="Sheet1.Q45" table:formula="of:=DEC2HEX(#ref!41*256*16+HEX2DEC(#ref!41)*16+IF([.C45]=&quot;Y&quot;;8;0)+IF([.H45]=&quot;Y&quot;;0;4)+3;4)" office:value-type="float" office:value="0"/>
          </table:previous>
        </table:cell-content-change>
        <table:cell-content-change table:id="ct967">
          <table:cell-address table:column="16" table:row="45" table:table="0"/>
          <office:change-info>
            <dc:creator>Mike </dc:creator>
            <dc:date>2011-08-04T12:40:04.72</dc:date>
          </office:change-info>
          <table:previous table:id="ct925">
            <table:change-track-table-cell table:cell-address="Sheet1.Q46" table:formula="of:=DEC2HEX(#ref!42*256*16+HEX2DEC(#ref!42)*16+IF([.C46]=&quot;Y&quot;;8;0)+IF([.H46]=&quot;Y&quot;;0;4)+3;4)" office:value-type="float" office:value="0"/>
          </table:previous>
        </table:cell-content-change>
        <table:cell-content-change table:id="ct968">
          <table:cell-address table:column="16" table:row="46" table:table="0"/>
          <office:change-info>
            <dc:creator>Mike </dc:creator>
            <dc:date>2011-08-04T12:40:04.72</dc:date>
          </office:change-info>
          <table:previous table:id="ct926">
            <table:change-track-table-cell table:cell-address="Sheet1.Q47" table:formula="of:=DEC2HEX(#ref!43*256*16+HEX2DEC(#ref!43)*16+IF([.C47]=&quot;Y&quot;;8;0)+IF([.H47]=&quot;Y&quot;;0;4)+3;4)" office:value-type="float" office:value="0"/>
          </table:previous>
        </table:cell-content-change>
        <table:cell-content-change table:id="ct969">
          <table:cell-address table:column="16" table:row="47" table:table="0"/>
          <office:change-info>
            <dc:creator>Mike </dc:creator>
            <dc:date>2011-08-04T12:40:04.72</dc:date>
          </office:change-info>
          <table:previous table:id="ct927">
            <table:change-track-table-cell table:cell-address="Sheet1.Q48" table:formula="of:=DEC2HEX(#ref!44*256*16+HEX2DEC(#ref!44)*16+IF([.C48]=&quot;Y&quot;;8;0)+IF([.H48]=&quot;Y&quot;;0;4)+3;4)" office:value-type="float" office:value="0"/>
          </table:previous>
        </table:cell-content-change>
        <table:cell-content-change table:id="ct970">
          <table:cell-address table:column="16" table:row="48" table:table="0"/>
          <office:change-info>
            <dc:creator>Mike </dc:creator>
            <dc:date>2011-08-04T12:40:04.72</dc:date>
          </office:change-info>
          <table:previous table:id="ct928">
            <table:change-track-table-cell table:cell-address="Sheet1.Q49" table:formula="of:=DEC2HEX(#ref!45*256*16+HEX2DEC(#ref!45)*16+IF([.C49]=&quot;Y&quot;;8;0)+IF([.H49]=&quot;Y&quot;;0;4)+3;4)" office:value-type="float" office:value="0"/>
          </table:previous>
        </table:cell-content-change>
        <table:cell-content-change table:id="ct971">
          <table:cell-address table:column="16" table:row="49" table:table="0"/>
          <office:change-info>
            <dc:creator>Mike </dc:creator>
            <dc:date>2011-08-04T12:40:04.72</dc:date>
          </office:change-info>
          <table:previous table:id="ct929">
            <table:change-track-table-cell table:cell-address="Sheet1.Q50" table:formula="of:=DEC2HEX(#ref!46*256*16+HEX2DEC(#ref!46)*16+IF([.C50]=&quot;Y&quot;;8;0)+IF([.H50]=&quot;Y&quot;;0;4)+3;4)" office:value-type="float" office:value="0"/>
          </table:previous>
        </table:cell-content-change>
        <table:cell-content-change table:id="ct972">
          <table:cell-address table:column="16" table:row="50" table:table="0"/>
          <office:change-info>
            <dc:creator>Mike </dc:creator>
            <dc:date>2011-08-04T12:40:04.72</dc:date>
          </office:change-info>
          <table:previous table:id="ct930">
            <table:change-track-table-cell table:cell-address="Sheet1.Q51" table:formula="of:=DEC2HEX(#ref!47*256*16+HEX2DEC(#ref!47)*16+IF([.C51]=&quot;Y&quot;;8;0)+IF([.H51]=&quot;Y&quot;;0;4)+3;4)" office:value-type="float" office:value="0"/>
          </table:previous>
        </table:cell-content-change>
        <table:cell-content-change table:id="ct973">
          <table:cell-address table:column="16" table:row="51" table:table="0"/>
          <office:change-info>
            <dc:creator>Mike </dc:creator>
            <dc:date>2011-08-04T12:40:04.72</dc:date>
          </office:change-info>
          <table:previous table:id="ct931">
            <table:change-track-table-cell table:cell-address="Sheet1.Q52" table:formula="of:=DEC2HEX(#ref!48*256*16+HEX2DEC(#ref!48)*16+IF([.C52]=&quot;Y&quot;;8;0)+IF([.H52]=&quot;Y&quot;;0;4)+3;4)" office:value-type="float" office:value="0"/>
          </table:previous>
        </table:cell-content-change>
        <table:cell-content-change table:id="ct974">
          <table:cell-address table:column="16" table:row="52" table:table="0"/>
          <office:change-info>
            <dc:creator>Mike </dc:creator>
            <dc:date>2011-08-04T12:40:04.72</dc:date>
          </office:change-info>
          <table:previous table:id="ct932">
            <table:change-track-table-cell table:cell-address="Sheet1.Q53" table:formula="of:=DEC2HEX(#ref!49*256*16+HEX2DEC(#ref!49)*16+IF([.C53]=&quot;Y&quot;;8;0)+IF([.H53]=&quot;Y&quot;;0;4)+3;4)" office:value-type="float" office:value="0"/>
          </table:previous>
        </table:cell-content-change>
        <table:cell-content-change table:id="ct975">
          <table:cell-address table:column="16" table:row="53" table:table="0"/>
          <office:change-info>
            <dc:creator>Mike </dc:creator>
            <dc:date>2011-08-04T12:40:04.72</dc:date>
          </office:change-info>
          <table:previous table:id="ct933">
            <table:change-track-table-cell table:cell-address="Sheet1.Q54" table:formula="of:=DEC2HEX(#ref!50*256*16+HEX2DEC(#ref!50)*16+IF([.C54]=&quot;Y&quot;;8;0)+IF([.H54]=&quot;Y&quot;;0;4)+3;4)" office:value-type="float" office:value="0"/>
          </table:previous>
        </table:cell-content-change>
        <table:cell-content-change table:id="ct976">
          <table:cell-address table:column="16" table:row="54" table:table="0"/>
          <office:change-info>
            <dc:creator>Mike </dc:creator>
            <dc:date>2011-08-04T12:40:04.72</dc:date>
          </office:change-info>
          <table:previous table:id="ct934">
            <table:change-track-table-cell table:cell-address="Sheet1.Q55" table:formula="of:=DEC2HEX(#ref!51*256*16+HEX2DEC(#ref!51)*16+IF([.C55]=&quot;Y&quot;;8;0)+IF([.H55]=&quot;Y&quot;;0;4)+3;4)" office:value-type="float" office:value="0"/>
          </table:previous>
        </table:cell-content-change>
        <table:deletion table:id="ct977" table:type="column" table:position="16" table:table="0">
          <office:change-info>
            <dc:creator>Mike </dc:creator>
            <dc:date>2011-08-04T12:40:12.97</dc:date>
          </office:change-info>
          <table:deletions>
            <table:cell-content-deletion>
              <table:cell-address table:column="16" table:row="2" table:table="0"/>
              <table:change-track-table-cell office:value-type="string">
                <text:p>Type Byte</text:p>
              </table:change-track-table-cell>
            </table:cell-content-deletion>
            <table:cell-content-deletion table:id="ct723">
              <table:change-track-table-cell table:cell-address="Sheet1.Q55" table:formula="of:=IF([.B55]=&quot;Y&quot;;&quot;dest NIDa&quot;;DEC2HEX(MOD(INT(HEX2DEC([.L55])/16);256);2))" office:value-type="string">
                <text:p>dest NIDa</text:p>
              </table:change-track-table-cell>
            </table:cell-content-deletion>
            <table:cell-content-deletion table:id="ct722">
              <table:change-track-table-cell table:cell-address="Sheet1.Q54" table:formula="of:=IF([.B54]=&quot;Y&quot;;&quot;dest NIDa&quot;;DEC2HEX(MOD(INT(HEX2DEC([.L54])/16);256);2))" office:value-type="string">
                <text:p>dest NIDa</text:p>
              </table:change-track-table-cell>
            </table:cell-content-deletion>
            <table:cell-content-deletion table:id="ct721">
              <table:change-track-table-cell table:cell-address="Sheet1.Q53" table:formula="of:=IF([.B53]=&quot;Y&quot;;&quot;dest NIDa&quot;;DEC2HEX(MOD(INT(HEX2DEC([.L53])/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Q50" table:formula="of:=IF([.B50]=&quot;Y&quot;;&quot;dest NIDa&quot;;DEC2HEX(MOD(INT(HEX2DEC([.L50])/16);256);2))" office:value-type="string">
                <text:p>dest NIDa</text:p>
              </table:change-track-table-cell>
            </table:cell-content-deletion>
            <table:cell-content-deletion table:id="ct735">
              <table:change-track-table-cell/>
            </table:cell-content-deletion>
            <table:cell-content-deletion table:id="ct716">
              <table:change-track-table-cell table:cell-address="Sheet1.Q48" table:formula="of:=IF([.B48]=&quot;Y&quot;;&quot;dest NIDa&quot;;DEC2HEX(MOD(INT(HEX2DEC([.L48])/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Q44" table:formula="of:=IF([.B44]=&quot;Y&quot;;&quot;dest NIDa&quot;;DEC2HEX(MOD(INT(HEX2DEC([.L44])/16);256);2))" office:value-type="string">
                <text:p>dest NIDa</text:p>
              </table:change-track-table-cell>
            </table:cell-content-deletion>
            <table:cell-content-deletion table:id="ct711">
              <table:change-track-table-cell table:cell-address="Sheet1.Q43" table:formula="of:=IF([.B43]=&quot;Y&quot;;&quot;dest NIDa&quot;;DEC2HEX(MOD(INT(HEX2DEC([.L43])/16);256);2))" office:value-type="string">
                <text:p>dest NIDa</text:p>
              </table:change-track-table-cell>
            </table:cell-content-deletion>
            <table:cell-content-deletion table:id="ct731">
              <table:change-track-table-cell/>
            </table:cell-content-deletion>
            <table:cell-content-deletion table:id="ct709">
              <table:change-track-table-cell table:cell-address="Sheet1.Q42" table:formula="of:=IF([.B42]=&quot;Y&quot;;&quot;dest NIDa&quot;;DEC2HEX(MOD(INT(HEX2DEC([.L42])/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Q27" table:formula="of:=IF([.B27]=&quot;Y&quot;;&quot;dest NIDa&quot;;DEC2HEX(MOD(INT(HEX2DEC([.L27])/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Q14" table:formula="of:=IF([.B14]=&quot;Y&quot;;&quot;dest NIDa&quot;;DEC2HEX(MOD(INT(HEX2DEC([.L14])/16);256);2))" office:value-type="string">
                <text:p>dest NIDa</text:p>
              </table:change-track-table-cell>
            </table:cell-content-deletion>
            <table:cell-content-deletion table:id="ct687">
              <table:change-track-table-cell table:cell-address="Sheet1.Q13" table:formula="of:=IF([.B13]=&quot;Y&quot;;&quot;dest NIDa&quot;;DEC2HEX(MOD(INT(HEX2DEC([.L13])/16);256);2))" office:value-type="string">
                <text:p>dest NIDa</text:p>
              </table:change-track-table-cell>
            </table:cell-content-deletion>
            <table:cell-content-deletion table:id="ct684">
              <table:change-track-table-cell table:cell-address="Sheet1.Q10" table:formula="of:=IF([.B10]=&quot;Y&quot;;&quot;dest NIDa&quot;;DEC2HEX(MOD(INT(HEX2DEC([.L10])/16);256);2))" office:value-type="string">
                <text:p>dest NIDa</text:p>
              </table:change-track-table-cell>
            </table:cell-content-deletion>
            <table:cell-content-deletion table:id="ct692">
              <table:change-track-table-cell table:cell-address="Sheet1.Q18" table:formula="of:=IF([.B18]=&quot;Y&quot;;&quot;dest NIDa&quot;;DEC2HEX(MOD(INT(HEX2DEC([.L18])/16);256);2))" office:value-type="string">
                <text:p>dest NIDa</text:p>
              </table:change-track-table-cell>
            </table:cell-content-deletion>
            <table:cell-content-deletion table:id="ct691">
              <table:change-track-table-cell table:cell-address="Sheet1.Q17" table:formula="of:=IF([.B17]=&quot;Y&quot;;&quot;dest NIDa&quot;;DEC2HEX(MOD(INT(HEX2DEC([.L17])/16);256);2))" office:value-type="string">
                <text:p>dest NIDa</text:p>
              </table:change-track-table-cell>
            </table:cell-content-deletion>
            <table:change-deletion table:id="ct187"/>
            <table:cell-content-deletion table:id="ct705">
              <table:change-track-table-cell table:cell-address="Sheet1.Q30" table:formula="of:=IF([.B30]=&quot;Y&quot;;&quot;dest NIDa&quot;;DEC2HEX(MOD(INT(HEX2DEC([.L30])/16);256);2))" office:value-type="string">
                <text:p>AD</text:p>
              </table:change-track-table-cell>
            </table:cell-content-deletion>
            <table:cell-content-deletion table:id="ct704">
              <table:change-track-table-cell table:cell-address="Sheet1.Q29" table:formula="of:=IF([.B29]=&quot;Y&quot;;&quot;dest NIDa&quot;;DEC2HEX(MOD(INT(HEX2DEC([.L29])/16);256);2))" office:value-type="string">
                <text:p>AC</text:p>
              </table:change-track-table-cell>
            </table:cell-content-deletion>
            <table:cell-content-deletion table:id="ct703">
              <table:change-track-table-cell table:cell-address="Sheet1.Q28" table:formula="of:=IF([.B28]=&quot;Y&quot;;&quot;dest NIDa&quot;;DEC2HEX(MOD(INT(HEX2DEC([.L28])/16);256);2))" office:value-type="string">
                <text:p>AB</text:p>
              </table:change-track-table-cell>
            </table:cell-content-deletion>
            <table:cell-content-deletion table:id="ct701">
              <table:change-track-table-cell table:cell-address="Sheet1.Q26" table:formula="of:=IF([.B26]=&quot;Y&quot;;&quot;dest NIDa&quot;;DEC2HEX(MOD(INT(HEX2DEC([.L26])/16);256);2))" office:value-type="string">
                <text:p>2A</text:p>
              </table:change-track-table-cell>
            </table:cell-content-deletion>
            <table:cell-content-deletion table:id="ct700">
              <table:change-track-table-cell table:cell-address="Sheet1.Q25" table:formula="of:=IF([.B25]=&quot;Y&quot;;&quot;dest NIDa&quot;;DEC2HEX(MOD(INT(HEX2DEC([.L25])/16);256);2))" office:value-type="string">
                <text:p>29</text:p>
              </table:change-track-table-cell>
            </table:cell-content-deletion>
            <table:cell-content-deletion table:id="ct699">
              <table:change-track-table-cell table:cell-address="Sheet1.Q24" table:formula="of:=IF([.B24]=&quot;Y&quot;;&quot;dest NIDa&quot;;DEC2HEX(MOD(INT(HEX2DEC([.L24])/16);256);2))" office:value-type="string">
                <text:p>A8</text:p>
              </table:change-track-table-cell>
            </table:cell-content-deletion>
            <table:cell-content-deletion table:id="ct697">
              <table:change-track-table-cell table:cell-address="Sheet1.Q23" table:formula="of:=IF([.B23]=&quot;Y&quot;;&quot;dest NIDa&quot;;DEC2HEX(MOD(INT(HEX2DEC([.L23])/16);256);2))" office:value-type="string">
                <text:p>26</text:p>
              </table:change-track-table-cell>
            </table:cell-content-deletion>
            <table:cell-content-deletion table:id="ct696">
              <table:change-track-table-cell table:cell-address="Sheet1.Q22" table:formula="of:=IF([.B22]=&quot;Y&quot;;&quot;dest NIDa&quot;;DEC2HEX(MOD(INT(HEX2DEC([.L22])/16);256);2))" office:value-type="string">
                <text:p>25</text:p>
              </table:change-track-table-cell>
            </table:cell-content-deletion>
            <table:cell-content-deletion table:id="ct695">
              <table:change-track-table-cell table:cell-address="Sheet1.Q21" table:formula="of:=IF([.B21]=&quot;Y&quot;;&quot;dest NIDa&quot;;DEC2HEX(MOD(INT(HEX2DEC([.L21])/16);256);2))" office:value-type="string">
                <text:p>A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Q12" table:formula="of:=IF([.B12]=&quot;Y&quot;;&quot;dest NIDa&quot;;DEC2HEX(MOD(INT(HEX2DEC([.L12])/16);256);2))" office:value-type="string">
                <text:p>8B</text:p>
              </table:change-track-table-cell>
            </table:cell-content-deletion>
            <table:cell-content-deletion table:id="ct685">
              <table:change-track-table-cell table:cell-address="Sheet1.Q11" table:formula="of:=IF([.B11]=&quot;Y&quot;;&quot;dest NIDa&quot;;DEC2HEX(MOD(INT(HEX2DEC([.L11])/16);256);2))" office:value-type="string">
                <text:p>8A</text:p>
              </table:change-track-table-cell>
            </table:cell-content-deletion>
            <table:cell-content-deletion table:id="ct683">
              <table:change-track-table-cell table:cell-address="Sheet1.Q9" table:formula="of:=IF([.B9]=&quot;Y&quot;;&quot;dest NIDa&quot;;DEC2HEX(MOD(INT(HEX2DEC([.L9])/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6" table:row="8" table:table="0"/>
          <office:change-info>
            <dc:creator>Mike </dc:creator>
            <dc:date>2011-08-04T12:41:47.44</dc:date>
          </office:change-info>
          <table:previous table:id="ct936">
            <table:change-track-table-cell table:cell-address="Sheet1.Q9" table:formula="of:=DEC2HEX(#ref!12*256*16+HEX2DEC([.G9])*16+IF([.C9]=&quot;Y&quot;;8;0)+IF([.H9]=&quot;Y&quot;;0;4)+3;4)" office:value-type="float" office:value="0"/>
          </table:previous>
        </table:cell-content-change>
        <table:cell-content-change table:id="ct979">
          <table:cell-address table:column="16" table:row="9" table:table="0"/>
          <office:change-info>
            <dc:creator>Mike </dc:creator>
            <dc:date>2011-08-04T12:41:53.27</dc:date>
          </office:change-info>
          <table:previous table:id="ct937">
            <table:change-track-table-cell table:cell-address="Sheet1.Q10" table:formula="of:=DEC2HEX(#ref!13*256*16+HEX2DEC([.G10])*16+IF([.C10]=&quot;Y&quot;;8;0)+IF([.H10]=&quot;Y&quot;;0;4)+3;4)" office:value-type="float" office:value="0"/>
          </table:previous>
        </table:cell-content-change>
        <table:cell-content-change table:id="ct980">
          <table:cell-address table:column="16" table:row="10" table:table="0"/>
          <office:change-info>
            <dc:creator>Mike </dc:creator>
            <dc:date>2011-08-04T12:41:53.27</dc:date>
          </office:change-info>
          <table:previous table:id="ct938">
            <table:change-track-table-cell table:cell-address="Sheet1.Q11" table:formula="of:=DEC2HEX(#ref!14*256*16+HEX2DEC([.G11])*16+IF([.C11]=&quot;Y&quot;;8;0)+IF([.H11]=&quot;Y&quot;;0;4)+3;4)" office:value-type="float" office:value="0"/>
          </table:previous>
        </table:cell-content-change>
        <table:cell-content-change table:id="ct981">
          <table:cell-address table:column="16" table:row="11" table:table="0"/>
          <office:change-info>
            <dc:creator>Mike </dc:creator>
            <dc:date>2011-08-04T12:41:53.27</dc:date>
          </office:change-info>
          <table:previous table:id="ct939">
            <table:change-track-table-cell table:cell-address="Sheet1.Q12" table:formula="of:=DEC2HEX(#ref!15*256*16+HEX2DEC([.G12])*16+IF([.C12]=&quot;Y&quot;;8;0)+IF([.H12]=&quot;Y&quot;;0;4)+3;4)" office:value-type="float" office:value="0"/>
          </table:previous>
        </table:cell-content-change>
        <table:cell-content-change table:id="ct982">
          <table:cell-address table:column="16" table:row="12" table:table="0"/>
          <office:change-info>
            <dc:creator>Mike </dc:creator>
            <dc:date>2011-08-04T12:41:53.27</dc:date>
          </office:change-info>
          <table:previous table:id="ct940">
            <table:change-track-table-cell table:cell-address="Sheet1.Q13" table:formula="of:=DEC2HEX(#ref!16*256*16+HEX2DEC([.G13])*16+IF([.C13]=&quot;Y&quot;;8;0)+IF([.H13]=&quot;Y&quot;;0;4)+3;4)" office:value-type="float" office:value="0"/>
          </table:previous>
        </table:cell-content-change>
        <table:cell-content-change table:id="ct983">
          <table:cell-address table:column="16" table:row="13" table:table="0"/>
          <office:change-info>
            <dc:creator>Mike </dc:creator>
            <dc:date>2011-08-04T12:41:53.27</dc:date>
          </office:change-info>
          <table:previous table:id="ct941">
            <table:change-track-table-cell table:cell-address="Sheet1.Q14" table:formula="of:=DEC2HEX(#ref!17*256*16+HEX2DEC([.G14])*16+IF([.C14]=&quot;Y&quot;;8;0)+IF([.H14]=&quot;Y&quot;;0;4)+3;4)" office:value-type="float" office:value="0"/>
          </table:previous>
        </table:cell-content-change>
        <table:cell-content-change table:id="ct984">
          <table:cell-address table:column="16" table:row="14" table:table="0"/>
          <office:change-info>
            <dc:creator>Mike </dc:creator>
            <dc:date>2011-08-04T12:41:53.27</dc:date>
          </office:change-info>
          <table:previous table:id="ct942">
            <table:change-track-table-cell table:cell-address="Sheet1.Q15" table:formula="of:=DEC2HEX(#ref!18*256*16+HEX2DEC([.G15])*16+IF([.C15]=&quot;Y&quot;;8;0)+IF([.H15]=&quot;Y&quot;;0;4)+3;4)" office:value-type="float" office:value="0"/>
          </table:previous>
        </table:cell-content-change>
        <table:cell-content-change table:id="ct985">
          <table:cell-address table:column="16" table:row="15" table:table="0"/>
          <office:change-info>
            <dc:creator>Mike </dc:creator>
            <dc:date>2011-08-04T12:41:53.27</dc:date>
          </office:change-info>
          <table:previous table:id="ct943">
            <table:change-track-table-cell table:cell-address="Sheet1.Q16" table:formula="of:=DEC2HEX(#ref!19*256*16+HEX2DEC([.G16])*16+IF([.C16]=&quot;Y&quot;;8;0)+IF([.H16]=&quot;Y&quot;;0;4)+3;4)" office:value-type="float" office:value="0"/>
          </table:previous>
        </table:cell-content-change>
        <table:cell-content-change table:id="ct986">
          <table:cell-address table:column="16" table:row="16" table:table="0"/>
          <office:change-info>
            <dc:creator>Mike </dc:creator>
            <dc:date>2011-08-04T12:41:53.27</dc:date>
          </office:change-info>
          <table:previous table:id="ct944">
            <table:change-track-table-cell table:cell-address="Sheet1.Q17" table:formula="of:=DEC2HEX(#ref!20*256*16+HEX2DEC([.G17])*16+IF([.C17]=&quot;Y&quot;;8;0)+IF([.H17]=&quot;Y&quot;;0;4)+3;4)" office:value-type="float" office:value="0"/>
          </table:previous>
        </table:cell-content-change>
        <table:cell-content-change table:id="ct987">
          <table:cell-address table:column="16" table:row="17" table:table="0"/>
          <office:change-info>
            <dc:creator>Mike </dc:creator>
            <dc:date>2011-08-04T12:41:53.27</dc:date>
          </office:change-info>
          <table:previous table:id="ct945">
            <table:change-track-table-cell table:cell-address="Sheet1.Q18" table:formula="of:=DEC2HEX(#ref!21*256*16+HEX2DEC([.G18])*16+IF([.C18]=&quot;Y&quot;;8;0)+IF([.H18]=&quot;Y&quot;;0;4)+3;4)" office:value-type="float" office:value="0"/>
          </table:previous>
        </table:cell-content-change>
        <table:cell-content-change table:id="ct988">
          <table:cell-address table:column="16" table:row="18" table:table="0"/>
          <office:change-info>
            <dc:creator>Mike </dc:creator>
            <dc:date>2011-08-04T12:41:53.27</dc:date>
          </office:change-info>
          <table:previous table:id="ct946">
            <table:change-track-table-cell table:cell-address="Sheet1.Q19" table:formula="of:=DEC2HEX(#ref!22*256*16+HEX2DEC([.G19])*16+IF([.C19]=&quot;Y&quot;;8;0)+IF([.H19]=&quot;Y&quot;;0;4)+3;4)" office:value-type="float" office:value="0"/>
          </table:previous>
        </table:cell-content-change>
        <table:cell-content-change table:id="ct989">
          <table:cell-address table:column="16" table:row="19" table:table="0"/>
          <office:change-info>
            <dc:creator>Mike </dc:creator>
            <dc:date>2011-08-04T12:41:53.27</dc:date>
          </office:change-info>
          <table:previous table:id="ct947">
            <table:change-track-table-cell table:cell-address="Sheet1.Q20" table:formula="of:=DEC2HEX(#ref!23*256*16+HEX2DEC([.G20])*16+IF([.C20]=&quot;Y&quot;;8;0)+IF([.H20]=&quot;Y&quot;;0;4)+3;4)" office:value-type="float" office:value="0"/>
          </table:previous>
        </table:cell-content-change>
        <table:cell-content-change table:id="ct990">
          <table:cell-address table:column="16" table:row="20" table:table="0"/>
          <office:change-info>
            <dc:creator>Mike </dc:creator>
            <dc:date>2011-08-04T12:41:53.27</dc:date>
          </office:change-info>
          <table:previous table:id="ct948">
            <table:change-track-table-cell table:cell-address="Sheet1.Q21" table:formula="of:=DEC2HEX(#ref!24*256*16+HEX2DEC([.G21])*16+IF([.C21]=&quot;Y&quot;;8;0)+IF([.H21]=&quot;Y&quot;;0;4)+3;4)" office:value-type="float" office:value="0"/>
          </table:previous>
        </table:cell-content-change>
        <table:cell-content-change table:id="ct991">
          <table:cell-address table:column="16" table:row="21" table:table="0"/>
          <office:change-info>
            <dc:creator>Mike </dc:creator>
            <dc:date>2011-08-04T12:41:53.27</dc:date>
          </office:change-info>
          <table:previous table:id="ct949">
            <table:change-track-table-cell table:cell-address="Sheet1.Q22" table:formula="of:=DEC2HEX(#ref!25*256*16+HEX2DEC([.G22])*16+IF([.C22]=&quot;Y&quot;;8;0)+IF([.H22]=&quot;Y&quot;;0;4)+3;4)" office:value-type="float" office:value="0"/>
          </table:previous>
        </table:cell-content-change>
        <table:cell-content-change table:id="ct992">
          <table:cell-address table:column="16" table:row="22" table:table="0"/>
          <office:change-info>
            <dc:creator>Mike </dc:creator>
            <dc:date>2011-08-04T12:41:53.27</dc:date>
          </office:change-info>
          <table:previous table:id="ct950">
            <table:change-track-table-cell table:cell-address="Sheet1.Q23" table:formula="of:=DEC2HEX(#ref!26*256*16+HEX2DEC([.G23])*16+IF([.C23]=&quot;Y&quot;;8;0)+IF([.H23]=&quot;Y&quot;;0;4)+3;4)" office:value-type="float" office:value="0"/>
          </table:previous>
        </table:cell-content-change>
        <table:cell-content-change table:id="ct993">
          <table:cell-address table:column="16" table:row="23" table:table="0"/>
          <office:change-info>
            <dc:creator>Mike </dc:creator>
            <dc:date>2011-08-04T12:41:53.27</dc:date>
          </office:change-info>
          <table:previous table:id="ct951">
            <table:change-track-table-cell table:cell-address="Sheet1.Q24" table:formula="of:=DEC2HEX(#ref!27*256*16+HEX2DEC([.G24])*16+IF([.C24]=&quot;Y&quot;;8;0)+IF([.H24]=&quot;Y&quot;;0;4)+3;4)" office:value-type="float" office:value="0"/>
          </table:previous>
        </table:cell-content-change>
        <table:cell-content-change table:id="ct994">
          <table:cell-address table:column="16" table:row="23" table:table="0"/>
          <office:change-info>
            <dc:creator>Mike </dc:creator>
            <dc:date>2011-08-04T12:41:53.27</dc:date>
          </office:change-info>
          <table:previous table:id="ct952">
            <table:change-track-table-cell table:cell-address="Sheet1.Q24" table:formula="of:=DEC2HEX(#ref!27*256*16+HEX2DEC([.G24])*16+IF([.C24]=&quot;Y&quot;;8;0)+IF([.H24]=&quot;Y&quot;;0;4)+3;4)" office:value-type="float" office:value="0"/>
          </table:previous>
        </table:cell-content-change>
        <table:cell-content-change table:id="ct995">
          <table:cell-address table:column="16" table:row="24" table:table="0"/>
          <office:change-info>
            <dc:creator>Mike </dc:creator>
            <dc:date>2011-08-04T12:41:53.27</dc:date>
          </office:change-info>
          <table:previous table:id="ct953">
            <table:change-track-table-cell table:cell-address="Sheet1.Q25" table:formula="of:=DEC2HEX(#ref!28*256*16+HEX2DEC([.G25])*16+IF([.C25]=&quot;Y&quot;;8;0)+IF([.H25]=&quot;Y&quot;;0;4)+3;4)" office:value-type="float" office:value="0"/>
          </table:previous>
        </table:cell-content-change>
        <table:cell-content-change table:id="ct996">
          <table:cell-address table:column="16" table:row="25" table:table="0"/>
          <office:change-info>
            <dc:creator>Mike </dc:creator>
            <dc:date>2011-08-04T12:41:53.27</dc:date>
          </office:change-info>
          <table:previous table:id="ct954">
            <table:change-track-table-cell table:cell-address="Sheet1.Q26" table:formula="of:=DEC2HEX(#ref!29*256*16+HEX2DEC([.G26])*16+IF([.C26]=&quot;Y&quot;;8;0)+IF([.H26]=&quot;Y&quot;;0;4)+3;4)" office:value-type="float" office:value="0"/>
          </table:previous>
        </table:cell-content-change>
        <table:cell-content-change table:id="ct997">
          <table:cell-address table:column="16" table:row="26" table:table="0"/>
          <office:change-info>
            <dc:creator>Mike </dc:creator>
            <dc:date>2011-08-04T12:41:53.27</dc:date>
          </office:change-info>
          <table:previous table:id="ct955">
            <table:change-track-table-cell table:cell-address="Sheet1.Q27" table:formula="of:=DEC2HEX(#ref!30*256*16+HEX2DEC([.G27])*16+IF([.C27]=&quot;Y&quot;;8;0)+IF([.H27]=&quot;Y&quot;;0;4)+3;4)" office:value-type="float" office:value="0"/>
          </table:previous>
        </table:cell-content-change>
        <table:cell-content-change table:id="ct998">
          <table:cell-address table:column="16" table:row="27" table:table="0"/>
          <office:change-info>
            <dc:creator>Mike </dc:creator>
            <dc:date>2011-08-04T12:41:53.27</dc:date>
          </office:change-info>
          <table:previous table:id="ct956">
            <table:change-track-table-cell table:cell-address="Sheet1.Q28" table:formula="of:=DEC2HEX(#ref!31*256*16+HEX2DEC([.G28])*16+IF([.C28]=&quot;Y&quot;;8;0)+IF([.H28]=&quot;Y&quot;;0;4)+3;4)" office:value-type="float" office:value="0"/>
          </table:previous>
        </table:cell-content-change>
        <table:cell-content-change table:id="ct999">
          <table:cell-address table:column="16" table:row="28" table:table="0"/>
          <office:change-info>
            <dc:creator>Mike </dc:creator>
            <dc:date>2011-08-04T12:41:53.27</dc:date>
          </office:change-info>
          <table:previous table:id="ct957">
            <table:change-track-table-cell table:cell-address="Sheet1.Q29" table:formula="of:=DEC2HEX(#ref!32*256*16+HEX2DEC([.G29])*16+IF([.C29]=&quot;Y&quot;;8;0)+IF([.H29]=&quot;Y&quot;;0;4)+3;4)" office:value-type="float" office:value="0"/>
          </table:previous>
        </table:cell-content-change>
        <table:cell-content-change table:id="ct1000">
          <table:cell-address table:column="16" table:row="29" table:table="0"/>
          <office:change-info>
            <dc:creator>Mike </dc:creator>
            <dc:date>2011-08-04T12:41:53.27</dc:date>
          </office:change-info>
          <table:previous table:id="ct958">
            <table:change-track-table-cell table:cell-address="Sheet1.Q30" table:formula="of:=DEC2HEX(#ref!33*256*16+HEX2DEC([.G30])*16+IF([.C30]=&quot;Y&quot;;8;0)+IF([.H30]=&quot;Y&quot;;0;4)+3;4)" office:value-type="float" office:value="0"/>
          </table:previous>
        </table:cell-content-change>
        <table:cell-content-change table:id="ct1001">
          <table:cell-address table:column="16" table:row="30" table:table="0"/>
          <office:change-info>
            <dc:creator>Mike </dc:creator>
            <dc:date>2011-08-04T12:41:53.27</dc:date>
          </office:change-info>
          <table:previous table:id="ct959">
            <table:change-track-table-cell table:cell-address="Sheet1.Q31" table:formula="of:=DEC2HEX(#ref!34*256*16+HEX2DEC([.G31])*16+IF([.C31]=&quot;Y&quot;;8;0)+IF([.H31]=&quot;Y&quot;;0;4)+3;4)" office:value-type="float" office:value="0"/>
          </table:previous>
        </table:cell-content-change>
        <table:cell-content-change table:id="ct1002">
          <table:cell-address table:column="16" table:row="36" table:table="0"/>
          <office:change-info>
            <dc:creator>Mike </dc:creator>
            <dc:date>2011-08-04T12:41:53.27</dc:date>
          </office:change-info>
          <table:previous table:id="ct960">
            <table:change-track-table-cell table:cell-address="Sheet1.Q37" table:formula="of:=DEC2HEX(#ref!35*256*16+HEX2DEC([.G37])*16+IF([.C37]=&quot;Y&quot;;8;0)+IF([.H37]=&quot;Y&quot;;0;4)+3;4)" office:value-type="float" office:value="0"/>
          </table:previous>
        </table:cell-content-change>
        <table:cell-content-change table:id="ct1003">
          <table:cell-address table:column="16" table:row="37" table:table="0"/>
          <office:change-info>
            <dc:creator>Mike </dc:creator>
            <dc:date>2011-08-04T12:41:53.27</dc:date>
          </office:change-info>
          <table:previous table:id="ct961">
            <table:change-track-table-cell table:cell-address="Sheet1.Q38" table:formula="of:=DEC2HEX(#ref!36*256*16+HEX2DEC([.G38])*16+IF([.C38]=&quot;Y&quot;;8;0)+IF([.H38]=&quot;Y&quot;;0;4)+3;4)" office:value-type="float" office:value="0"/>
          </table:previous>
        </table:cell-content-change>
        <table:cell-content-change table:id="ct1004">
          <table:cell-address table:column="16" table:row="41" table:table="0"/>
          <office:change-info>
            <dc:creator>Mike </dc:creator>
            <dc:date>2011-08-04T12:41:53.27</dc:date>
          </office:change-info>
          <table:previous table:id="ct962">
            <table:change-track-table-cell table:cell-address="Sheet1.Q42" table:formula="of:=DEC2HEX(#ref!37*256*16+HEX2DEC([.G42])*16+IF([.C42]=&quot;Y&quot;;8;0)+IF([.H42]=&quot;Y&quot;;0;4)+3;4)" office:value-type="float" office:value="0"/>
          </table:previous>
        </table:cell-content-change>
        <table:cell-content-change table:id="ct1005">
          <table:cell-address table:column="16" table:row="42" table:table="0"/>
          <office:change-info>
            <dc:creator>Mike </dc:creator>
            <dc:date>2011-08-04T12:41:53.27</dc:date>
          </office:change-info>
          <table:previous table:id="ct963">
            <table:change-track-table-cell table:cell-address="Sheet1.Q43" table:formula="of:=DEC2HEX(#ref!38*256*16+HEX2DEC([.G43])*16+IF([.C43]=&quot;Y&quot;;8;0)+IF([.H43]=&quot;Y&quot;;0;4)+3;4)" office:value-type="float" office:value="0"/>
          </table:previous>
        </table:cell-content-change>
        <table:cell-content-change table:id="ct1006">
          <table:cell-address table:column="16" table:row="42" table:table="0"/>
          <office:change-info>
            <dc:creator>Mike </dc:creator>
            <dc:date>2011-08-04T12:41:53.27</dc:date>
          </office:change-info>
          <table:previous table:id="ct964">
            <table:change-track-table-cell table:cell-address="Sheet1.Q43" table:formula="of:=DEC2HEX(#ref!39*256*16+HEX2DEC([.G43])*16+IF([.C43]=&quot;Y&quot;;8;0)+IF([.H43]=&quot;Y&quot;;0;4)+3;4)" office:value-type="float" office:value="0"/>
          </table:previous>
        </table:cell-content-change>
        <table:cell-content-change table:id="ct1007">
          <table:cell-address table:column="16" table:row="43" table:table="0"/>
          <office:change-info>
            <dc:creator>Mike </dc:creator>
            <dc:date>2011-08-04T12:41:53.27</dc:date>
          </office:change-info>
          <table:previous table:id="ct965">
            <table:change-track-table-cell table:cell-address="Sheet1.Q44" table:formula="of:=DEC2HEX(#ref!40*256*16+HEX2DEC([.G44])*16+IF([.C44]=&quot;Y&quot;;8;0)+IF([.H44]=&quot;Y&quot;;0;4)+3;4)" office:value-type="float" office:value="0"/>
          </table:previous>
        </table:cell-content-change>
        <table:cell-content-change table:id="ct1008">
          <table:cell-address table:column="16" table:row="44" table:table="0"/>
          <office:change-info>
            <dc:creator>Mike </dc:creator>
            <dc:date>2011-08-04T12:41:53.27</dc:date>
          </office:change-info>
          <table:previous table:id="ct966">
            <table:change-track-table-cell table:cell-address="Sheet1.Q45" table:formula="of:=DEC2HEX(#ref!41*256*16+HEX2DEC([.G45])*16+IF([.C45]=&quot;Y&quot;;8;0)+IF([.H45]=&quot;Y&quot;;0;4)+3;4)" office:value-type="float" office:value="0"/>
          </table:previous>
        </table:cell-content-change>
        <table:cell-content-change table:id="ct1009">
          <table:cell-address table:column="16" table:row="45" table:table="0"/>
          <office:change-info>
            <dc:creator>Mike </dc:creator>
            <dc:date>2011-08-04T12:41:53.27</dc:date>
          </office:change-info>
          <table:previous table:id="ct967">
            <table:change-track-table-cell table:cell-address="Sheet1.Q46" table:formula="of:=DEC2HEX(#ref!42*256*16+HEX2DEC([.G46])*16+IF([.C46]=&quot;Y&quot;;8;0)+IF([.H46]=&quot;Y&quot;;0;4)+3;4)" office:value-type="float" office:value="0"/>
          </table:previous>
        </table:cell-content-change>
        <table:cell-content-change table:id="ct1010">
          <table:cell-address table:column="16" table:row="46" table:table="0"/>
          <office:change-info>
            <dc:creator>Mike </dc:creator>
            <dc:date>2011-08-04T12:41:53.27</dc:date>
          </office:change-info>
          <table:previous table:id="ct968">
            <table:change-track-table-cell table:cell-address="Sheet1.Q47" table:formula="of:=DEC2HEX(#ref!43*256*16+HEX2DEC([.G47])*16+IF([.C47]=&quot;Y&quot;;8;0)+IF([.H47]=&quot;Y&quot;;0;4)+3;4)" office:value-type="float" office:value="0"/>
          </table:previous>
        </table:cell-content-change>
        <table:cell-content-change table:id="ct1011">
          <table:cell-address table:column="16" table:row="47" table:table="0"/>
          <office:change-info>
            <dc:creator>Mike </dc:creator>
            <dc:date>2011-08-04T12:41:53.27</dc:date>
          </office:change-info>
          <table:previous table:id="ct969">
            <table:change-track-table-cell table:cell-address="Sheet1.Q48" table:formula="of:=DEC2HEX(#ref!44*256*16+HEX2DEC([.G48])*16+IF([.C48]=&quot;Y&quot;;8;0)+IF([.H48]=&quot;Y&quot;;0;4)+3;4)" office:value-type="float" office:value="0"/>
          </table:previous>
        </table:cell-content-change>
        <table:cell-content-change table:id="ct1012">
          <table:cell-address table:column="16" table:row="48" table:table="0"/>
          <office:change-info>
            <dc:creator>Mike </dc:creator>
            <dc:date>2011-08-04T12:41:53.27</dc:date>
          </office:change-info>
          <table:previous table:id="ct970">
            <table:change-track-table-cell table:cell-address="Sheet1.Q49" table:formula="of:=DEC2HEX(#ref!45*256*16+HEX2DEC([.G49])*16+IF([.C49]=&quot;Y&quot;;8;0)+IF([.H49]=&quot;Y&quot;;0;4)+3;4)" office:value-type="float" office:value="0"/>
          </table:previous>
        </table:cell-content-change>
        <table:cell-content-change table:id="ct1013">
          <table:cell-address table:column="16" table:row="49" table:table="0"/>
          <office:change-info>
            <dc:creator>Mike </dc:creator>
            <dc:date>2011-08-04T12:41:53.27</dc:date>
          </office:change-info>
          <table:previous table:id="ct971">
            <table:change-track-table-cell table:cell-address="Sheet1.Q50" table:formula="of:=DEC2HEX(#ref!46*256*16+HEX2DEC([.G50])*16+IF([.C50]=&quot;Y&quot;;8;0)+IF([.H50]=&quot;Y&quot;;0;4)+3;4)" office:value-type="float" office:value="0"/>
          </table:previous>
        </table:cell-content-change>
        <table:cell-content-change table:id="ct1014">
          <table:cell-address table:column="16" table:row="50" table:table="0"/>
          <office:change-info>
            <dc:creator>Mike </dc:creator>
            <dc:date>2011-08-04T12:41:53.27</dc:date>
          </office:change-info>
          <table:previous table:id="ct972">
            <table:change-track-table-cell table:cell-address="Sheet1.Q51" table:formula="of:=DEC2HEX(#ref!47*256*16+HEX2DEC([.G51])*16+IF([.C51]=&quot;Y&quot;;8;0)+IF([.H51]=&quot;Y&quot;;0;4)+3;4)" office:value-type="float" office:value="0"/>
          </table:previous>
        </table:cell-content-change>
        <table:cell-content-change table:id="ct1015">
          <table:cell-address table:column="16" table:row="51" table:table="0"/>
          <office:change-info>
            <dc:creator>Mike </dc:creator>
            <dc:date>2011-08-04T12:41:53.27</dc:date>
          </office:change-info>
          <table:previous table:id="ct973">
            <table:change-track-table-cell table:cell-address="Sheet1.Q52" table:formula="of:=DEC2HEX(#ref!48*256*16+HEX2DEC([.G52])*16+IF([.C52]=&quot;Y&quot;;8;0)+IF([.H52]=&quot;Y&quot;;0;4)+3;4)" office:value-type="float" office:value="0"/>
          </table:previous>
        </table:cell-content-change>
        <table:cell-content-change table:id="ct1016">
          <table:cell-address table:column="16" table:row="52" table:table="0"/>
          <office:change-info>
            <dc:creator>Mike </dc:creator>
            <dc:date>2011-08-04T12:41:53.27</dc:date>
          </office:change-info>
          <table:previous table:id="ct974">
            <table:change-track-table-cell table:cell-address="Sheet1.Q53" table:formula="of:=DEC2HEX(#ref!49*256*16+HEX2DEC([.G53])*16+IF([.C53]=&quot;Y&quot;;8;0)+IF([.H53]=&quot;Y&quot;;0;4)+3;4)" office:value-type="float" office:value="0"/>
          </table:previous>
        </table:cell-content-change>
        <table:cell-content-change table:id="ct1017">
          <table:cell-address table:column="16" table:row="53" table:table="0"/>
          <office:change-info>
            <dc:creator>Mike </dc:creator>
            <dc:date>2011-08-04T12:41:53.27</dc:date>
          </office:change-info>
          <table:previous table:id="ct975">
            <table:change-track-table-cell table:cell-address="Sheet1.Q54" table:formula="of:=DEC2HEX(#ref!50*256*16+HEX2DEC([.G54])*16+IF([.C54]=&quot;Y&quot;;8;0)+IF([.H54]=&quot;Y&quot;;0;4)+3;4)" office:value-type="float" office:value="0"/>
          </table:previous>
        </table:cell-content-change>
        <table:cell-content-change table:id="ct1018">
          <table:cell-address table:column="16" table:row="54" table:table="0"/>
          <office:change-info>
            <dc:creator>Mike </dc:creator>
            <dc:date>2011-08-04T12:41:53.27</dc:date>
          </office:change-info>
          <table:previous table:id="ct976">
            <table:change-track-table-cell table:cell-address="Sheet1.Q55" table:formula="of:=DEC2HEX(#ref!51*256*16+HEX2DEC([.G55])*16+IF([.C55]=&quot;Y&quot;;8;0)+IF([.H55]=&quot;Y&quot;;0;4)+3;4)" office:value-type="float" office:value="0"/>
          </table:previous>
        </table:cell-content-change>
        <table:cell-content-change table:id="ct1019">
          <table:cell-address table:column="16" table:row="8" table:table="0"/>
          <office:change-info>
            <dc:creator>Mike </dc:creator>
            <dc:date>2011-08-04T12:42:42.17</dc:date>
          </office:change-info>
          <table:previous table:id="ct978">
            <table:change-track-table-cell table:cell-address="Sheet1.Q9" table:formula="of:=DEC2HEX(IF([.D9]=&quot;Y&quot;;8;9)*256*16+HEX2DEC([.G9])*16+IF([.C9]=&quot;Y&quot;;8;0)+IF([.H9]=&quot;Y&quot;;0;4)+3;4)" office:value-type="string">
              <text:p>9087</text:p>
            </table:change-track-table-cell>
          </table:previous>
        </table:cell-content-change>
        <table:cell-content-change table:id="ct1020">
          <table:cell-address table:column="16" table:row="9" table:table="0"/>
          <office:change-info>
            <dc:creator>Mike </dc:creator>
            <dc:date>2011-08-04T12:42:48.89</dc:date>
          </office:change-info>
          <table:previous table:id="ct979">
            <table:change-track-table-cell table:cell-address="Sheet1.Q10" table:formula="of:=DEC2HEX(IF([.D10]=&quot;Y&quot;;8;9)*256*16+HEX2DEC([.G10])*16+IF([.C10]=&quot;Y&quot;;8;0)+IF([.H10]=&quot;Y&quot;;0;4)+3;4)" office:value-type="string">
              <text:p>90A7</text:p>
            </table:change-track-table-cell>
          </table:previous>
        </table:cell-content-change>
        <table:cell-content-change table:id="ct1021">
          <table:cell-address table:column="16" table:row="10" table:table="0"/>
          <office:change-info>
            <dc:creator>Mike </dc:creator>
            <dc:date>2011-08-04T12:42:48.89</dc:date>
          </office:change-info>
          <table:previous table:id="ct980">
            <table:change-track-table-cell table:cell-address="Sheet1.Q11" table:formula="of:=DEC2HEX(IF([.D11]=&quot;Y&quot;;8;9)*256*16+HEX2DEC([.G11])*16+IF([.C11]=&quot;Y&quot;;8;0)+IF([.H11]=&quot;Y&quot;;0;4)+3;4)" office:value-type="string">
              <text:p>88A7</text:p>
            </table:change-track-table-cell>
          </table:previous>
        </table:cell-content-change>
        <table:cell-content-change table:id="ct1022">
          <table:cell-address table:column="16" table:row="11" table:table="0"/>
          <office:change-info>
            <dc:creator>Mike </dc:creator>
            <dc:date>2011-08-04T12:42:48.89</dc:date>
          </office:change-info>
          <table:previous table:id="ct981">
            <table:change-track-table-cell table:cell-address="Sheet1.Q12" table:formula="of:=DEC2HEX(IF([.D12]=&quot;Y&quot;;8;9)*256*16+HEX2DEC([.G12])*16+IF([.C12]=&quot;Y&quot;;8;0)+IF([.H12]=&quot;Y&quot;;0;4)+3;4)" office:value-type="string">
              <text:p>88B7</text:p>
            </table:change-track-table-cell>
          </table:previous>
        </table:cell-content-change>
        <table:cell-content-change table:id="ct1023">
          <table:cell-address table:column="16" table:row="12" table:table="0"/>
          <office:change-info>
            <dc:creator>Mike </dc:creator>
            <dc:date>2011-08-04T12:42:48.89</dc:date>
          </office:change-info>
          <table:previous table:id="ct982">
            <table:change-track-table-cell table:cell-address="Sheet1.Q13" table:formula="of:=DEC2HEX(IF([.D13]=&quot;Y&quot;;8;9)*256*16+HEX2DEC([.G13])*16+IF([.C13]=&quot;Y&quot;;8;0)+IF([.H13]=&quot;Y&quot;;0;4)+3;4)" office:value-type="string">
              <text:p>90C7</text:p>
            </table:change-track-table-cell>
          </table:previous>
        </table:cell-content-change>
        <table:cell-content-change table:id="ct1024">
          <table:cell-address table:column="16" table:row="13" table:table="0"/>
          <office:change-info>
            <dc:creator>Mike </dc:creator>
            <dc:date>2011-08-04T12:42:48.89</dc:date>
          </office:change-info>
          <table:previous table:id="ct983">
            <table:change-track-table-cell table:cell-address="Sheet1.Q14" table:formula="of:=DEC2HEX(IF([.D14]=&quot;Y&quot;;8;9)*256*16+HEX2DEC([.G14])*16+IF([.C14]=&quot;Y&quot;;8;0)+IF([.H14]=&quot;Y&quot;;0;4)+3;4)" office:value-type="string">
              <text:p>90D7</text:p>
            </table:change-track-table-cell>
          </table:previous>
        </table:cell-content-change>
        <table:cell-content-change table:id="ct1025">
          <table:cell-address table:column="16" table:row="14" table:table="0"/>
          <office:change-info>
            <dc:creator>Mike </dc:creator>
            <dc:date>2011-08-04T12:42:48.89</dc:date>
          </office:change-info>
          <table:previous table:id="ct984">
            <table:change-track-table-cell table:cell-address="Sheet1.Q15" table:formula="of:=DEC2HEX(IF([.D15]=&quot;Y&quot;;8;9)*256*16+HEX2DEC([.G15])*16+IF([.C15]=&quot;Y&quot;;8;0)+IF([.H15]=&quot;Y&quot;;0;4)+3;4)" office:value-type="string">
              <text:p>9007</text:p>
            </table:change-track-table-cell>
          </table:previous>
        </table:cell-content-change>
        <table:cell-content-change table:id="ct1026">
          <table:cell-address table:column="16" table:row="15" table:table="0"/>
          <office:change-info>
            <dc:creator>Mike </dc:creator>
            <dc:date>2011-08-04T12:42:48.89</dc:date>
          </office:change-info>
          <table:previous table:id="ct985">
            <table:change-track-table-cell table:cell-address="Sheet1.Q16" table:formula="of:=DEC2HEX(IF([.D16]=&quot;Y&quot;;8;9)*256*16+HEX2DEC([.G16])*16+IF([.C16]=&quot;Y&quot;;8;0)+IF([.H16]=&quot;Y&quot;;0;4)+3;4)" office:value-type="string">
              <text:p>9007</text:p>
            </table:change-track-table-cell>
          </table:previous>
        </table:cell-content-change>
        <table:cell-content-change table:id="ct1027">
          <table:cell-address table:column="16" table:row="16" table:table="0"/>
          <office:change-info>
            <dc:creator>Mike </dc:creator>
            <dc:date>2011-08-04T12:42:48.89</dc:date>
          </office:change-info>
          <table:previous table:id="ct986">
            <table:change-track-table-cell table:cell-address="Sheet1.Q17" table:formula="of:=DEC2HEX(IF([.D17]=&quot;Y&quot;;8;9)*256*16+HEX2DEC([.G17])*16+IF([.C17]=&quot;Y&quot;;8;0)+IF([.H17]=&quot;Y&quot;;0;4)+3;4)" office:value-type="string">
              <text:p>92E7</text:p>
            </table:change-track-table-cell>
          </table:previous>
        </table:cell-content-change>
        <table:cell-content-change table:id="ct1028">
          <table:cell-address table:column="16" table:row="17" table:table="0"/>
          <office:change-info>
            <dc:creator>Mike </dc:creator>
            <dc:date>2011-08-04T12:42:48.89</dc:date>
          </office:change-info>
          <table:previous table:id="ct987">
            <table:change-track-table-cell table:cell-address="Sheet1.Q18" table:formula="of:=DEC2HEX(IF([.D18]=&quot;Y&quot;;8;9)*256*16+HEX2DEC([.G18])*16+IF([.C18]=&quot;Y&quot;;8;0)+IF([.H18]=&quot;Y&quot;;0;4)+3;4)" office:value-type="string">
              <text:p>92F7</text:p>
            </table:change-track-table-cell>
          </table:previous>
        </table:cell-content-change>
        <table:cell-content-change table:id="ct1029">
          <table:cell-address table:column="16" table:row="18" table:table="0"/>
          <office:change-info>
            <dc:creator>Mike </dc:creator>
            <dc:date>2011-08-04T12:42:48.89</dc:date>
          </office:change-info>
          <table:previous table:id="ct988">
            <table:change-track-table-cell table:cell-address="Sheet1.Q19" table:formula="of:=DEC2HEX(IF([.D19]=&quot;Y&quot;;8;9)*256*16+HEX2DEC([.G19])*16+IF([.C19]=&quot;Y&quot;;8;0)+IF([.H19]=&quot;Y&quot;;0;4)+3;4)" office:value-type="string">
              <text:p>9007</text:p>
            </table:change-track-table-cell>
          </table:previous>
        </table:cell-content-change>
        <table:cell-content-change table:id="ct1030">
          <table:cell-address table:column="16" table:row="19" table:table="0"/>
          <office:change-info>
            <dc:creator>Mike </dc:creator>
            <dc:date>2011-08-04T12:42:48.89</dc:date>
          </office:change-info>
          <table:previous table:id="ct989">
            <table:change-track-table-cell table:cell-address="Sheet1.Q20" table:formula="of:=DEC2HEX(IF([.D20]=&quot;Y&quot;;8;9)*256*16+HEX2DEC([.G20])*16+IF([.C20]=&quot;Y&quot;;8;0)+IF([.H20]=&quot;Y&quot;;0;4)+3;4)" office:value-type="string">
              <text:p>9007</text:p>
            </table:change-track-table-cell>
          </table:previous>
        </table:cell-content-change>
        <table:cell-content-change table:id="ct1031">
          <table:cell-address table:column="16" table:row="20" table:table="0"/>
          <office:change-info>
            <dc:creator>Mike </dc:creator>
            <dc:date>2011-08-04T12:42:48.89</dc:date>
          </office:change-info>
          <table:previous table:id="ct990">
            <table:change-track-table-cell table:cell-address="Sheet1.Q21" table:formula="of:=DEC2HEX(IF([.D21]=&quot;Y&quot;;8;9)*256*16+HEX2DEC([.G21])*16+IF([.C21]=&quot;Y&quot;;8;0)+IF([.H21]=&quot;Y&quot;;0;4)+3;4)" office:value-type="string">
              <text:p>8A4F</text:p>
            </table:change-track-table-cell>
          </table:previous>
        </table:cell-content-change>
        <table:cell-content-change table:id="ct1032">
          <table:cell-address table:column="16" table:row="21" table:table="0"/>
          <office:change-info>
            <dc:creator>Mike </dc:creator>
            <dc:date>2011-08-04T12:42:48.89</dc:date>
          </office:change-info>
          <table:previous table:id="ct991">
            <table:change-track-table-cell table:cell-address="Sheet1.Q22" table:formula="of:=DEC2HEX(IF([.D22]=&quot;Y&quot;;8;9)*256*16+HEX2DEC([.G22])*16+IF([.C22]=&quot;Y&quot;;8;0)+IF([.H22]=&quot;Y&quot;;0;4)+3;4)" office:value-type="string">
              <text:p>925F</text:p>
            </table:change-track-table-cell>
          </table:previous>
        </table:cell-content-change>
        <table:cell-content-change table:id="ct1033">
          <table:cell-address table:column="16" table:row="22" table:table="0"/>
          <office:change-info>
            <dc:creator>Mike </dc:creator>
            <dc:date>2011-08-04T12:42:48.89</dc:date>
          </office:change-info>
          <table:previous table:id="ct992">
            <table:change-track-table-cell table:cell-address="Sheet1.Q23" table:formula="of:=DEC2HEX(IF([.D23]=&quot;Y&quot;;8;9)*256*16+HEX2DEC([.G23])*16+IF([.C23]=&quot;Y&quot;;8;0)+IF([.H23]=&quot;Y&quot;;0;4)+3;4)" office:value-type="string">
              <text:p>926B</text:p>
            </table:change-track-table-cell>
          </table:previous>
        </table:cell-content-change>
        <table:cell-content-change table:id="ct1034">
          <table:cell-address table:column="16" table:row="23" table:table="0"/>
          <office:change-info>
            <dc:creator>Mike </dc:creator>
            <dc:date>2011-08-04T12:42:48.89</dc:date>
          </office:change-info>
          <table:previous table:id="ct993">
            <table:change-track-table-cell table:cell-address="Sheet1.Q24" table:formula="of:=DEC2HEX(IF([.D24]=&quot;Y&quot;;8;9)*256*16+HEX2DEC([.G24])*16+IF([.C24]=&quot;Y&quot;;8;0)+IF([.H24]=&quot;Y&quot;;0;4)+3;4)" office:value-type="string">
              <text:p>8A8F</text:p>
            </table:change-track-table-cell>
          </table:previous>
        </table:cell-content-change>
        <table:cell-content-change table:id="ct1035">
          <table:cell-address table:column="16" table:row="23" table:table="0"/>
          <office:change-info>
            <dc:creator>Mike </dc:creator>
            <dc:date>2011-08-04T12:42:48.89</dc:date>
          </office:change-info>
          <table:previous table:id="ct994">
            <table:change-track-table-cell table:cell-address="Sheet1.Q24" table:formula="of:=DEC2HEX(IF([.D24]=&quot;Y&quot;;8;9)*256*16+HEX2DEC([.G24])*16+IF([.C24]=&quot;Y&quot;;8;0)+IF([.H24]=&quot;Y&quot;;0;4)+3;4)" office:value-type="string">
              <text:p>8A8F</text:p>
            </table:change-track-table-cell>
          </table:previous>
        </table:cell-content-change>
        <table:cell-content-change table:id="ct1036">
          <table:cell-address table:column="16" table:row="24" table:table="0"/>
          <office:change-info>
            <dc:creator>Mike </dc:creator>
            <dc:date>2011-08-04T12:42:48.89</dc:date>
          </office:change-info>
          <table:previous table:id="ct995">
            <table:change-track-table-cell table:cell-address="Sheet1.Q25" table:formula="of:=DEC2HEX(IF([.D25]=&quot;Y&quot;;8;9)*256*16+HEX2DEC([.G25])*16+IF([.C25]=&quot;Y&quot;;8;0)+IF([.H25]=&quot;Y&quot;;0;4)+3;4)" office:value-type="string">
              <text:p>929F</text:p>
            </table:change-track-table-cell>
          </table:previous>
        </table:cell-content-change>
        <table:cell-content-change table:id="ct1037">
          <table:cell-address table:column="16" table:row="25" table:table="0"/>
          <office:change-info>
            <dc:creator>Mike </dc:creator>
            <dc:date>2011-08-04T12:42:48.89</dc:date>
          </office:change-info>
          <table:previous table:id="ct996">
            <table:change-track-table-cell table:cell-address="Sheet1.Q26" table:formula="of:=DEC2HEX(IF([.D26]=&quot;Y&quot;;8;9)*256*16+HEX2DEC([.G26])*16+IF([.C26]=&quot;Y&quot;;8;0)+IF([.H26]=&quot;Y&quot;;0;4)+3;4)" office:value-type="string">
              <text:p>92AB</text:p>
            </table:change-track-table-cell>
          </table:previous>
        </table:cell-content-change>
        <table:cell-content-change table:id="ct1038">
          <table:cell-address table:column="16" table:row="26" table:table="0"/>
          <office:change-info>
            <dc:creator>Mike </dc:creator>
            <dc:date>2011-08-04T12:42:48.89</dc:date>
          </office:change-info>
          <table:previous table:id="ct997">
            <table:change-track-table-cell table:cell-address="Sheet1.Q27" table:formula="of:=DEC2HEX(IF([.D27]=&quot;Y&quot;;8;9)*256*16+HEX2DEC([.G27])*16+IF([.C27]=&quot;Y&quot;;8;0)+IF([.H27]=&quot;Y&quot;;0;4)+3;4)" office:value-type="string">
              <text:p>92B7</text:p>
            </table:change-track-table-cell>
          </table:previous>
        </table:cell-content-change>
        <table:cell-content-change table:id="ct1039">
          <table:cell-address table:column="16" table:row="27" table:table="0"/>
          <office:change-info>
            <dc:creator>Mike </dc:creator>
            <dc:date>2011-08-04T12:42:48.89</dc:date>
          </office:change-info>
          <table:previous table:id="ct998">
            <table:change-track-table-cell table:cell-address="Sheet1.Q28" table:formula="of:=DEC2HEX(IF([.D28]=&quot;Y&quot;;8;9)*256*16+HEX2DEC([.G28])*16+IF([.C28]=&quot;Y&quot;;8;0)+IF([.H28]=&quot;Y&quot;;0;4)+3;4)" office:value-type="string">
              <text:p>8AB7</text:p>
            </table:change-track-table-cell>
          </table:previous>
        </table:cell-content-change>
        <table:cell-content-change table:id="ct1040">
          <table:cell-address table:column="16" table:row="28" table:table="0"/>
          <office:change-info>
            <dc:creator>Mike </dc:creator>
            <dc:date>2011-08-04T12:42:48.89</dc:date>
          </office:change-info>
          <table:previous table:id="ct999">
            <table:change-track-table-cell table:cell-address="Sheet1.Q29" table:formula="of:=DEC2HEX(IF([.D29]=&quot;Y&quot;;8;9)*256*16+HEX2DEC([.G29])*16+IF([.C29]=&quot;Y&quot;;8;0)+IF([.H29]=&quot;Y&quot;;0;4)+3;4)" office:value-type="string">
              <text:p>8ACF</text:p>
            </table:change-track-table-cell>
          </table:previous>
        </table:cell-content-change>
        <table:cell-content-change table:id="ct1041">
          <table:cell-address table:column="16" table:row="29" table:table="0"/>
          <office:change-info>
            <dc:creator>Mike </dc:creator>
            <dc:date>2011-08-04T12:42:48.89</dc:date>
          </office:change-info>
          <table:previous table:id="ct1000">
            <table:change-track-table-cell table:cell-address="Sheet1.Q30" table:formula="of:=DEC2HEX(IF([.D30]=&quot;Y&quot;;8;9)*256*16+HEX2DEC([.G30])*16+IF([.C30]=&quot;Y&quot;;8;0)+IF([.H30]=&quot;Y&quot;;0;4)+3;4)" office:value-type="string">
              <text:p>8ADF</text:p>
            </table:change-track-table-cell>
          </table:previous>
        </table:cell-content-change>
        <table:cell-content-change table:id="ct1042">
          <table:cell-address table:column="16" table:row="30" table:table="0"/>
          <office:change-info>
            <dc:creator>Mike </dc:creator>
            <dc:date>2011-08-04T12:42:48.89</dc:date>
          </office:change-info>
          <table:previous table:id="ct1001">
            <table:change-track-table-cell table:cell-address="Sheet1.Q31" table:formula="of:=DEC2HEX(IF([.D31]=&quot;Y&quot;;8;9)*256*16+HEX2DEC([.G31])*16+IF([.C31]=&quot;Y&quot;;8;0)+IF([.H31]=&quot;Y&quot;;0;4)+3;4)" office:value-type="string">
              <text:p>9007</text:p>
            </table:change-track-table-cell>
          </table:previous>
        </table:cell-content-change>
        <table:cell-content-change table:id="ct1043">
          <table:cell-address table:column="16" table:row="36" table:table="0"/>
          <office:change-info>
            <dc:creator>Mike </dc:creator>
            <dc:date>2011-08-04T12:42:48.89</dc:date>
          </office:change-info>
          <table:previous table:id="ct1002">
            <table:change-track-table-cell table:cell-address="Sheet1.Q37" table:formula="of:=DEC2HEX(IF([.D37]=&quot;Y&quot;;8;9)*256*16+HEX2DEC([.G37])*16+IF([.C37]=&quot;Y&quot;;8;0)+IF([.H37]=&quot;Y&quot;;0;4)+3;4)" office:value-type="string">
              <text:p>9007</text:p>
            </table:change-track-table-cell>
          </table:previous>
        </table:cell-content-change>
        <table:cell-content-change table:id="ct1044">
          <table:cell-address table:column="16" table:row="37" table:table="0"/>
          <office:change-info>
            <dc:creator>Mike </dc:creator>
            <dc:date>2011-08-04T12:42:48.89</dc:date>
          </office:change-info>
          <table:previous table:id="ct1003">
            <table:change-track-table-cell table:cell-address="Sheet1.Q38" table:formula="of:=DEC2HEX(IF([.D38]=&quot;Y&quot;;8;9)*256*16+HEX2DEC([.G38])*16+IF([.C38]=&quot;Y&quot;;8;0)+IF([.H38]=&quot;Y&quot;;0;4)+3;4)" office:value-type="string">
              <text:p>9007</text:p>
            </table:change-track-table-cell>
          </table:previous>
        </table:cell-content-change>
        <table:cell-content-change table:id="ct1045">
          <table:cell-address table:column="16" table:row="41" table:table="0"/>
          <office:change-info>
            <dc:creator>Mike </dc:creator>
            <dc:date>2011-08-04T12:42:48.89</dc:date>
          </office:change-info>
          <table:previous table:id="ct1004">
            <table:change-track-table-cell table:cell-address="Sheet1.Q42" table:formula="of:=DEC2HEX(IF([.D42]=&quot;Y&quot;;8;9)*256*16+HEX2DEC([.G42])*16+IF([.C42]=&quot;Y&quot;;8;0)+IF([.H42]=&quot;Y&quot;;0;4)+3;4)" office:value-type="string">
              <text:p>9407</text:p>
            </table:change-track-table-cell>
          </table:previous>
        </table:cell-content-change>
        <table:cell-content-change table:id="ct1046">
          <table:cell-address table:column="16" table:row="42" table:table="0"/>
          <office:change-info>
            <dc:creator>Mike </dc:creator>
            <dc:date>2011-08-04T12:42:48.89</dc:date>
          </office:change-info>
          <table:previous table:id="ct1005">
            <table:change-track-table-cell table:cell-address="Sheet1.Q43" table:formula="of:=DEC2HEX(IF([.D43]=&quot;Y&quot;;8;9)*256*16+HEX2DEC([.G43])*16+IF([.C43]=&quot;Y&quot;;8;0)+IF([.H43]=&quot;Y&quot;;0;4)+3;4)" office:value-type="string">
              <text:p>94C7</text:p>
            </table:change-track-table-cell>
          </table:previous>
        </table:cell-content-change>
        <table:cell-content-change table:id="ct1047">
          <table:cell-address table:column="16" table:row="42" table:table="0"/>
          <office:change-info>
            <dc:creator>Mike </dc:creator>
            <dc:date>2011-08-04T12:42:48.89</dc:date>
          </office:change-info>
          <table:previous table:id="ct1006">
            <table:change-track-table-cell table:cell-address="Sheet1.Q43" table:formula="of:=DEC2HEX(IF([.D43]=&quot;Y&quot;;8;9)*256*16+HEX2DEC([.G43])*16+IF([.C43]=&quot;Y&quot;;8;0)+IF([.H43]=&quot;Y&quot;;0;4)+3;4)" office:value-type="string">
              <text:p>94C7</text:p>
            </table:change-track-table-cell>
          </table:previous>
        </table:cell-content-change>
        <table:cell-content-change table:id="ct1048">
          <table:cell-address table:column="16" table:row="43" table:table="0"/>
          <office:change-info>
            <dc:creator>Mike </dc:creator>
            <dc:date>2011-08-04T12:42:48.89</dc:date>
          </office:change-info>
          <table:previous table:id="ct1007">
            <table:change-track-table-cell table:cell-address="Sheet1.Q44" table:formula="of:=DEC2HEX(IF([.D44]=&quot;Y&quot;;8;9)*256*16+HEX2DEC([.G44])*16+IF([.C44]=&quot;Y&quot;;8;0)+IF([.H44]=&quot;Y&quot;;0;4)+3;4)" office:value-type="string">
              <text:p>94D7</text:p>
            </table:change-track-table-cell>
          </table:previous>
        </table:cell-content-change>
        <table:cell-content-change table:id="ct1049">
          <table:cell-address table:column="16" table:row="44" table:table="0"/>
          <office:change-info>
            <dc:creator>Mike </dc:creator>
            <dc:date>2011-08-04T12:42:48.89</dc:date>
          </office:change-info>
          <table:previous table:id="ct1008">
            <table:change-track-table-cell table:cell-address="Sheet1.Q45" table:formula="of:=DEC2HEX(IF([.D45]=&quot;Y&quot;;8;9)*256*16+HEX2DEC([.G45])*16+IF([.C45]=&quot;Y&quot;;8;0)+IF([.H45]=&quot;Y&quot;;0;4)+3;4)" office:value-type="string">
              <text:p>9007</text:p>
            </table:change-track-table-cell>
          </table:previous>
        </table:cell-content-change>
        <table:cell-content-change table:id="ct1050">
          <table:cell-address table:column="16" table:row="45" table:table="0"/>
          <office:change-info>
            <dc:creator>Mike </dc:creator>
            <dc:date>2011-08-04T12:42:48.89</dc:date>
          </office:change-info>
          <table:previous table:id="ct1009">
            <table:change-track-table-cell table:cell-address="Sheet1.Q46" table:formula="of:=DEC2HEX(IF([.D46]=&quot;Y&quot;;8;9)*256*16+HEX2DEC([.G46])*16+IF([.C46]=&quot;Y&quot;;8;0)+IF([.H46]=&quot;Y&quot;;0;4)+3;4)" office:value-type="string">
              <text:p>9007</text:p>
            </table:change-track-table-cell>
          </table:previous>
        </table:cell-content-change>
        <table:cell-content-change table:id="ct1051">
          <table:cell-address table:column="16" table:row="46" table:table="0"/>
          <office:change-info>
            <dc:creator>Mike </dc:creator>
            <dc:date>2011-08-04T12:42:48.89</dc:date>
          </office:change-info>
          <table:previous table:id="ct1010">
            <table:change-track-table-cell table:cell-address="Sheet1.Q47" table:formula="of:=DEC2HEX(IF([.D47]=&quot;Y&quot;;8;9)*256*16+HEX2DEC([.G47])*16+IF([.C47]=&quot;Y&quot;;8;0)+IF([.H47]=&quot;Y&quot;;0;4)+3;4)" office:value-type="string">
              <text:p>9007</text:p>
            </table:change-track-table-cell>
          </table:previous>
        </table:cell-content-change>
        <table:cell-content-change table:id="ct1052">
          <table:cell-address table:column="16" table:row="47" table:table="0"/>
          <office:change-info>
            <dc:creator>Mike </dc:creator>
            <dc:date>2011-08-04T12:42:48.89</dc:date>
          </office:change-info>
          <table:previous table:id="ct1011">
            <table:change-track-table-cell table:cell-address="Sheet1.Q48" table:formula="of:=DEC2HEX(IF([.D48]=&quot;Y&quot;;8;9)*256*16+HEX2DEC([.G48])*16+IF([.C48]=&quot;Y&quot;;8;0)+IF([.H48]=&quot;Y&quot;;0;4)+3;4)" office:value-type="string">
              <text:p>94E7</text:p>
            </table:change-track-table-cell>
          </table:previous>
        </table:cell-content-change>
        <table:cell-content-change table:id="ct1053">
          <table:cell-address table:column="16" table:row="48" table:table="0"/>
          <office:change-info>
            <dc:creator>Mike </dc:creator>
            <dc:date>2011-08-04T12:42:48.89</dc:date>
          </office:change-info>
          <table:previous table:id="ct1012">
            <table:change-track-table-cell table:cell-address="Sheet1.Q49" table:formula="of:=DEC2HEX(IF([.D49]=&quot;Y&quot;;8;9)*256*16+HEX2DEC([.G49])*16+IF([.C49]=&quot;Y&quot;;8;0)+IF([.H49]=&quot;Y&quot;;0;4)+3;4)" office:value-type="string">
              <text:p>9007</text:p>
            </table:change-track-table-cell>
          </table:previous>
        </table:cell-content-change>
        <table:cell-content-change table:id="ct1054">
          <table:cell-address table:column="16" table:row="49" table:table="0"/>
          <office:change-info>
            <dc:creator>Mike </dc:creator>
            <dc:date>2011-08-04T12:42:48.89</dc:date>
          </office:change-info>
          <table:previous table:id="ct1013">
            <table:change-track-table-cell table:cell-address="Sheet1.Q50" table:formula="of:=DEC2HEX(IF([.D50]=&quot;Y&quot;;8;9)*256*16+HEX2DEC([.G50])*16+IF([.C50]=&quot;Y&quot;;8;0)+IF([.H50]=&quot;Y&quot;;0;4)+3;4)" office:value-type="string">
              <text:p>94F7</text:p>
            </table:change-track-table-cell>
          </table:previous>
        </table:cell-content-change>
        <table:cell-content-change table:id="ct1055">
          <table:cell-address table:column="16" table:row="50" table:table="0"/>
          <office:change-info>
            <dc:creator>Mike </dc:creator>
            <dc:date>2011-08-04T12:42:48.89</dc:date>
          </office:change-info>
          <table:previous table:id="ct1014">
            <table:change-track-table-cell table:cell-address="Sheet1.Q51" table:formula="of:=DEC2HEX(IF([.D51]=&quot;Y&quot;;8;9)*256*16+HEX2DEC([.G51])*16+IF([.C51]=&quot;Y&quot;;8;0)+IF([.H51]=&quot;Y&quot;;0;4)+3;4)" office:value-type="string">
              <text:p>9007</text:p>
            </table:change-track-table-cell>
          </table:previous>
        </table:cell-content-change>
        <table:cell-content-change table:id="ct1056">
          <table:cell-address table:column="16" table:row="51" table:table="0"/>
          <office:change-info>
            <dc:creator>Mike </dc:creator>
            <dc:date>2011-08-04T12:42:48.89</dc:date>
          </office:change-info>
          <table:previous table:id="ct1015">
            <table:change-track-table-cell table:cell-address="Sheet1.Q52" table:formula="of:=DEC2HEX(IF([.D52]=&quot;Y&quot;;8;9)*256*16+HEX2DEC([.G52])*16+IF([.C52]=&quot;Y&quot;;8;0)+IF([.H52]=&quot;Y&quot;;0;4)+3;4)" office:value-type="string">
              <text:p>9007</text:p>
            </table:change-track-table-cell>
          </table:previous>
        </table:cell-content-change>
        <table:cell-content-change table:id="ct1057">
          <table:cell-address table:column="16" table:row="52" table:table="0"/>
          <office:change-info>
            <dc:creator>Mike </dc:creator>
            <dc:date>2011-08-04T12:42:48.89</dc:date>
          </office:change-info>
          <table:previous table:id="ct1016">
            <table:change-track-table-cell table:cell-address="Sheet1.Q53" table:formula="of:=DEC2HEX(IF([.D53]=&quot;Y&quot;;8;9)*256*16+HEX2DEC([.G53])*16+IF([.C53]=&quot;Y&quot;;8;0)+IF([.H53]=&quot;Y&quot;;0;4)+3;4)" office:value-type="string">
              <text:p>9697</text:p>
            </table:change-track-table-cell>
          </table:previous>
        </table:cell-content-change>
        <table:cell-content-change table:id="ct1058">
          <table:cell-address table:column="16" table:row="53" table:table="0"/>
          <office:change-info>
            <dc:creator>Mike </dc:creator>
            <dc:date>2011-08-04T12:42:48.89</dc:date>
          </office:change-info>
          <table:previous table:id="ct1017">
            <table:change-track-table-cell table:cell-address="Sheet1.Q54" table:formula="of:=DEC2HEX(IF([.D54]=&quot;Y&quot;;8;9)*256*16+HEX2DEC([.G54])*16+IF([.C54]=&quot;Y&quot;;8;0)+IF([.H54]=&quot;Y&quot;;0;4)+3;4)" office:value-type="string">
              <text:p>96A7</text:p>
            </table:change-track-table-cell>
          </table:previous>
        </table:cell-content-change>
        <table:cell-content-change table:id="ct1059">
          <table:cell-address table:column="16" table:row="54" table:table="0"/>
          <office:change-info>
            <dc:creator>Mike </dc:creator>
            <dc:date>2011-08-04T12:42:48.89</dc:date>
          </office:change-info>
          <table:previous table:id="ct1018">
            <table:change-track-table-cell table:cell-address="Sheet1.Q55" table:formula="of:=DEC2HEX(IF([.D55]=&quot;Y&quot;;8;9)*256*16+HEX2DEC([.G55])*16+IF([.C55]=&quot;Y&quot;;8;0)+IF([.H55]=&quot;Y&quot;;0;4)+3;4)" office:value-type="string">
              <text:p>96B7</text:p>
            </table:change-track-table-cell>
          </table:previous>
        </table:cell-content-change>
        <table:deletion table:id="ct1060" table:type="column" table:position="16" table:table="0">
          <office:change-info>
            <dc:creator>Mike </dc:creator>
            <dc:date>2011-08-04T12:42:58.30</dc:date>
          </office:change-info>
          <table:deletions>
            <table:cell-content-deletion>
              <table:cell-address table:column="16" table:row="61" table:table="0"/>
              <table:change-track-table-cell office:value-type="string">
                <text:p>prototypes/CBUS-PIC/canlib/frametypes.c</text:p>
              </table:change-track-table-cell>
            </table:cell-content-deletion>
            <table:cell-content-deletion>
              <table:cell-address table:column="16" table:row="60" table:table="0"/>
              <table:change-track-table-cell office:value-type="string">
                <text:p>prototypes/Arduino/libraries/OpenLCB/OpenLcbCan.h</text:p>
              </table:change-track-table-cell>
            </table:cell-content-deletion>
            <table:cell-content-deletion>
              <table:cell-address table:column="16" table:row="56" table:table="0"/>
              <table:change-track-table-cell office:value-type="string">
                <text:p>7=DestID stream data</text:p>
              </table:change-track-table-cell>
            </table:cell-content-deletion>
            <table:cell-content-deletion>
              <table:cell-address table:column="16" table:row="56" table:table="0"/>
              <table:change-track-table-cell office:value-type="string">
                <text:p>6=DestID non-Stream</text:p>
              </table:change-track-table-cell>
            </table:cell-content-deletion>
            <table:cell-content-deletion>
              <table:cell-address table:column="16" table:row="56" table:table="0"/>
              <table:change-track-table-cell office:value-type="string">
                <text:p>5=DestID datagram last segment</text:p>
              </table:change-track-table-cell>
            </table:cell-content-deletion>
            <table:cell-content-deletion>
              <table:cell-address table:column="16" table:row="56" table:table="0"/>
              <table:change-track-table-cell office:value-type="string">
                <text:p>4=DestID datagram</text:p>
              </table:change-track-table-cell>
            </table:cell-content-deletion>
            <table:cell-content-deletion>
              <table:cell-address table:column="16" table:row="56" table:table="0"/>
              <table:change-track-table-cell office:value-type="string">
                <text:p>1=complex MTI</text:p>
              </table:change-track-table-cell>
            </table:cell-content-deletion>
            <table:cell-content-deletion>
              <table:cell-address table:column="16" table:row="56" table:table="0"/>
              <table:change-track-table-cell office:value-type="string">
                <text:p>0=simple MTI</text:p>
              </table:change-track-table-cell>
            </table:cell-content-deletion>
            <table:cell-content-deletion>
              <table:cell-address table:column="16" table:row="2" table:table="0"/>
              <table:change-track-table-cell office:value-type="string">
                <text:p>Format</text:p>
              </table:change-track-table-cell>
            </table:cell-content-deletion>
            <table:cell-content-deletion>
              <table:cell-address table:column="16" table:row="12" table:table="0"/>
              <table:change-track-table-cell office:value-type="float" office:value="6"/>
            </table:cell-content-deletion>
            <table:cell-content-deletion>
              <table:cell-address table:column="16" table:row="12" table:table="0"/>
              <table:change-track-table-cell office:value-type="float" office:value="6"/>
            </table:cell-content-deletion>
            <table:cell-content-deletion table:id="ct793">
              <table:change-track-table-cell table:cell-address="Sheet1.Q55" table:formula="of:=IF([.B55]=&quot;Y&quot;;&quot;E&quot;;IF([.D55]=&quot;Y&quot;;8;9))" office:value-type="string">
                <text:p>E</text:p>
              </table:change-track-table-cell>
            </table:cell-content-deletion>
            <table:cell-content-deletion table:id="ct792">
              <table:change-track-table-cell table:cell-address="Sheet1.Q54" table:formula="of:=IF([.B54]=&quot;Y&quot;;&quot;E&quot;;IF([.D54]=&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Q50" table:formula="of:=IF([.B50]=&quot;Y&quot;;&quot;E&quot;;IF([.D50]=&quot;Y&quot;;8;9))" office:value-type="string">
                <text:p>E</text:p>
              </table:change-track-table-cell>
            </table:cell-content-deletion>
            <table:cell-content-deletion table:id="ct806">
              <table:change-track-table-cell/>
            </table:cell-content-deletion>
            <table:cell-content-deletion table:id="ct786">
              <table:change-track-table-cell table:cell-address="Sheet1.Q48" table:formula="of:=IF([.B48]=&quot;Y&quot;;&quot;E&quot;;IF([.D48]=&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Q44" table:formula="of:=IF([.B44]=&quot;Y&quot;;&quot;E&quot;;IF([.D44]=&quot;Y&quot;;8;9))" office:value-type="string">
                <text:p>E</text:p>
              </table:change-track-table-cell>
            </table:cell-content-deletion>
            <table:cell-content-deletion table:id="ct781">
              <table:change-track-table-cell table:cell-address="Sheet1.Q43" table:formula="of:=IF([.B43]=&quot;Y&quot;;&quot;E&quot;;IF([.D43]=&quot;Y&quot;;8;9))" office:value-type="string">
                <text:p>E</text:p>
              </table:change-track-table-cell>
            </table:cell-content-deletion>
            <table:cell-content-deletion table:id="ct809">
              <table:change-track-table-cell/>
            </table:cell-content-deletion>
            <table:cell-content-deletion table:id="ct779">
              <table:change-track-table-cell table:cell-address="Sheet1.Q42" table:formula="of:=IF([.B42]=&quot;Y&quot;;&quot;E&quot;;IF([.D42]=&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Q30" table:formula="of:=IF([.B30]=&quot;Y&quot;;&quot;E&quot;;IF([.D30]=&quot;Y&quot;;8;9))" office:value-type="float" office:value="8"/>
            </table:cell-content-deletion>
            <table:cell-content-deletion table:id="ct774">
              <table:change-track-table-cell table:cell-address="Sheet1.Q29" table:formula="of:=IF([.B29]=&quot;Y&quot;;&quot;E&quot;;IF([.D29]=&quot;Y&quot;;8;9))" office:value-type="float" office:value="8"/>
            </table:cell-content-deletion>
            <table:cell-content-deletion table:id="ct773">
              <table:change-track-table-cell table:cell-address="Sheet1.Q28" table:formula="of:=IF([.B28]=&quot;Y&quot;;&quot;E&quot;;IF([.D28]=&quot;Y&quot;;8;9))" office:value-type="float" office:value="8"/>
            </table:cell-content-deletion>
            <table:cell-content-deletion table:id="ct772">
              <table:change-track-table-cell table:cell-address="Sheet1.Q27" table:formula="of:=IF([.B27]=&quot;Y&quot;;&quot;E&quot;;IF([.D27]=&quot;Y&quot;;8;9))" office:value-type="string">
                <text:p>E</text:p>
              </table:change-track-table-cell>
            </table:cell-content-deletion>
            <table:cell-content-deletion table:id="ct771">
              <table:change-track-table-cell table:cell-address="Sheet1.Q26" table:formula="of:=IF([.B26]=&quot;Y&quot;;&quot;E&quot;;IF([.D26]=&quot;Y&quot;;8;9))" office:value-type="float" office:value="9"/>
            </table:cell-content-deletion>
            <table:cell-content-deletion table:id="ct770">
              <table:change-track-table-cell table:cell-address="Sheet1.Q25" table:formula="of:=IF([.B25]=&quot;Y&quot;;&quot;E&quot;;IF([.D25]=&quot;Y&quot;;8;9))" office:value-type="float" office:value="9"/>
            </table:cell-content-deletion>
            <table:cell-content-deletion table:id="ct769">
              <table:change-track-table-cell table:cell-address="Sheet1.Q24" table:formula="of:=IF([.B24]=&quot;Y&quot;;&quot;E&quot;;IF([.D24]=&quot;Y&quot;;8;9))" office:value-type="float" office:value="8"/>
            </table:cell-content-deletion>
            <table:cell-content-deletion table:id="ct799">
              <table:change-track-table-cell/>
            </table:cell-content-deletion>
            <table:cell-content-deletion table:id="ct767">
              <table:change-track-table-cell table:cell-address="Sheet1.Q23" table:formula="of:=IF([.B23]=&quot;Y&quot;;&quot;E&quot;;IF([.D23]=&quot;Y&quot;;8;9))" office:value-type="float" office:value="9"/>
            </table:cell-content-deletion>
            <table:cell-content-deletion table:id="ct766">
              <table:change-track-table-cell table:cell-address="Sheet1.Q22" table:formula="of:=IF([.B22]=&quot;Y&quot;;&quot;E&quot;;IF([.D22]=&quot;Y&quot;;8;9))" office:value-type="float" office:value="9"/>
            </table:cell-content-deletion>
            <table:cell-content-deletion table:id="ct765">
              <table:change-track-table-cell table:cell-address="Sheet1.Q21" table:formula="of:=IF([.B21]=&quot;Y&quot;;&quot;E&quot;;IF([.D21]=&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Q14" table:formula="of:=IF([.B14]=&quot;Y&quot;;&quot;E&quot;;IF([.D14]=&quot;Y&quot;;8;9))" office:value-type="string">
                <text:p>E</text:p>
              </table:change-track-table-cell>
            </table:cell-content-deletion>
            <table:cell-content-deletion table:id="ct757">
              <table:change-track-table-cell table:cell-address="Sheet1.Q13" table:formula="of:=IF([.B13]=&quot;Y&quot;;&quot;E&quot;;IF([.D13]=&quot;Y&quot;;8;9))" office:value-type="string">
                <text:p>E</text:p>
              </table:change-track-table-cell>
            </table:cell-content-deletion>
            <table:cell-content-deletion table:id="ct756">
              <table:change-track-table-cell table:cell-address="Sheet1.Q12" table:formula="of:=IF([.B12]=&quot;Y&quot;;&quot;E&quot;;IF([.D12]=&quot;Y&quot;;8;9))" office:value-type="float" office:value="8"/>
            </table:cell-content-deletion>
            <table:cell-content-deletion table:id="ct755">
              <table:change-track-table-cell table:cell-address="Sheet1.Q11" table:formula="of:=IF([.B11]=&quot;Y&quot;;&quot;E&quot;;IF([.D11]=&quot;Y&quot;;8;9))" office:value-type="float" office:value="8"/>
            </table:cell-content-deletion>
            <table:cell-content-deletion table:id="ct754">
              <table:change-track-table-cell table:cell-address="Sheet1.Q10" table:formula="of:=IF([.B10]=&quot;Y&quot;;&quot;E&quot;;IF([.D10]=&quot;Y&quot;;8;9))" office:value-type="string">
                <text:p>E</text:p>
              </table:change-track-table-cell>
            </table:cell-content-deletion>
            <table:cell-content-deletion table:id="ct753">
              <table:change-track-table-cell table:cell-address="Sheet1.Q9" table:formula="of:=IF([.B9]=&quot;Y&quot;;&quot;E&quot;;IF([.D9]=&quot;Y&quot;;8;9))" office:value-type="float" office:value="9"/>
            </table:cell-content-deletion>
            <table:change-deletion table:id="ct742"/>
            <table:change-deletion table:id="ct741"/>
            <table:cell-content-deletion table:id="ct762">
              <table:change-track-table-cell table:cell-address="Sheet1.Q18" table:formula="of:=IF([.B18]=&quot;Y&quot;;&quot;E&quot;;IF([.D18]=&quot;Y&quot;;8;9))" office:value-type="string">
                <text:p>E</text:p>
              </table:change-track-table-cell>
            </table:cell-content-deletion>
            <table:cell-content-deletion table:id="ct761">
              <table:change-track-table-cell table:cell-address="Sheet1.Q17" table:formula="of:=IF([.B17]=&quot;Y&quot;;&quot;E&quot;;IF([.D17]=&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6" table:row="3"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6" table:row="14" table:table="0"/>
          <office:change-info>
            <dc:creator>Mike </dc:creator>
            <dc:date>2011-08-04T12:43:27.18</dc:date>
          </office:change-info>
          <table:previous table:id="ct1025">
            <table:change-track-table-cell table:cell-address="Sheet1.Q15" table:formula="of:=IF([.B15]=&quot;Y&quot;;&quot;Eddd&quot;;DEC2HEX(IF([.D15]=&quot;Y&quot;;8;9)*256*16+HEX2DEC([.G15])*16+IF([.C15]=&quot;Y&quot;;8;0)+IF([.H15]=&quot;Y&quot;;0;4)+3;4))" office:value-type="string">
              <text:p>9007</text:p>
            </table:change-track-table-cell>
          </table:previous>
        </table:cell-content-change>
        <table:cell-content-change table:id="ct1063">
          <table:cell-address table:column="16" table:row="15" table:table="0"/>
          <office:change-info>
            <dc:creator>Mike </dc:creator>
            <dc:date>2011-08-04T12:43:27.18</dc:date>
          </office:change-info>
          <table:previous table:id="ct1026">
            <table:change-track-table-cell table:cell-address="Sheet1.Q16" table:formula="of:=IF([.B16]=&quot;Y&quot;;&quot;Eddd&quot;;DEC2HEX(IF([.D16]=&quot;Y&quot;;8;9)*256*16+HEX2DEC([.G16])*16+IF([.C16]=&quot;Y&quot;;8;0)+IF([.H16]=&quot;Y&quot;;0;4)+3;4))" office:value-type="string">
              <text:p>9007</text:p>
            </table:change-track-table-cell>
          </table:previous>
        </table:cell-content-change>
        <table:cell-content-change table:id="ct1064">
          <table:cell-address table:column="16" table:row="18" table:table="0"/>
          <office:change-info>
            <dc:creator>Mike </dc:creator>
            <dc:date>2011-08-04T12:43:30.50</dc:date>
          </office:change-info>
          <table:previous table:id="ct1029">
            <table:change-track-table-cell table:cell-address="Sheet1.Q19" table:formula="of:=IF([.B19]=&quot;Y&quot;;&quot;Eddd&quot;;DEC2HEX(IF([.D19]=&quot;Y&quot;;8;9)*256*16+HEX2DEC([.G19])*16+IF([.C19]=&quot;Y&quot;;8;0)+IF([.H19]=&quot;Y&quot;;0;4)+3;4))" office:value-type="string">
              <text:p>9007</text:p>
            </table:change-track-table-cell>
          </table:previous>
        </table:cell-content-change>
        <table:cell-content-change table:id="ct1065">
          <table:cell-address table:column="16" table:row="19" table:table="0"/>
          <office:change-info>
            <dc:creator>Mike </dc:creator>
            <dc:date>2011-08-04T12:43:30.50</dc:date>
          </office:change-info>
          <table:previous table:id="ct1030">
            <table:change-track-table-cell table:cell-address="Sheet1.Q20" table:formula="of:=IF([.B20]=&quot;Y&quot;;&quot;Eddd&quot;;DEC2HEX(IF([.D20]=&quot;Y&quot;;8;9)*256*16+HEX2DEC([.G20])*16+IF([.C20]=&quot;Y&quot;;8;0)+IF([.H20]=&quot;Y&quot;;0;4)+3;4))" office:value-type="string">
              <text:p>9007</text:p>
            </table:change-track-table-cell>
          </table:previous>
        </table:cell-content-change>
        <table:cell-content-change table:id="ct1066">
          <table:cell-address table:column="16" table:row="23" table:table="0"/>
          <office:change-info>
            <dc:creator>Mike </dc:creator>
            <dc:date>2011-08-04T12:43:33.17</dc:date>
          </office:change-info>
          <table:previous table:id="ct1034">
            <table:change-track-table-cell table:cell-address="Sheet1.Q24" table:formula="of:=IF([.B24]=&quot;Y&quot;;&quot;Eddd&quot;;DEC2HEX(IF([.D24]=&quot;Y&quot;;8;9)*256*16+HEX2DEC([.G24])*16+IF([.C24]=&quot;Y&quot;;8;0)+IF([.H24]=&quot;Y&quot;;0;4)+3;4))" office:value-type="string">
              <text:p>8A8F</text:p>
            </table:change-track-table-cell>
          </table:previous>
        </table:cell-content-change>
        <table:cell-content-change table:id="ct1067">
          <table:cell-address table:column="16" table:row="30" table:table="0"/>
          <office:change-info>
            <dc:creator>Mike </dc:creator>
            <dc:date>2011-08-04T12:43:38.40</dc:date>
          </office:change-info>
          <table:previous table:id="ct1042">
            <table:change-track-table-cell table:cell-address="Sheet1.Q31" table:formula="of:=IF([.B31]=&quot;Y&quot;;&quot;Eddd&quot;;DEC2HEX(IF([.D31]=&quot;Y&quot;;8;9)*256*16+HEX2DEC([.G31])*16+IF([.C31]=&quot;Y&quot;;8;0)+IF([.H31]=&quot;Y&quot;;0;4)+3;4))" office:value-type="string">
              <text:p>9007</text:p>
            </table:change-track-table-cell>
          </table:previous>
        </table:cell-content-change>
        <table:cell-content-change table:id="ct1068">
          <table:cell-address table:column="16" table:row="36" table:table="0"/>
          <office:change-info>
            <dc:creator>Mike </dc:creator>
            <dc:date>2011-08-04T12:43:38.40</dc:date>
          </office:change-info>
          <table:previous table:id="ct1043">
            <table:change-track-table-cell table:cell-address="Sheet1.Q37" table:formula="of:=IF([.B37]=&quot;Y&quot;;&quot;Eddd&quot;;DEC2HEX(IF([.D37]=&quot;Y&quot;;8;9)*256*16+HEX2DEC([.G37])*16+IF([.C37]=&quot;Y&quot;;8;0)+IF([.H37]=&quot;Y&quot;;0;4)+3;4))" office:value-type="string">
              <text:p>9007</text:p>
            </table:change-track-table-cell>
          </table:previous>
        </table:cell-content-change>
        <table:cell-content-change table:id="ct1069">
          <table:cell-address table:column="16" table:row="37" table:table="0"/>
          <office:change-info>
            <dc:creator>Mike </dc:creator>
            <dc:date>2011-08-04T12:43:38.40</dc:date>
          </office:change-info>
          <table:previous table:id="ct1044">
            <table:change-track-table-cell table:cell-address="Sheet1.Q38" table:formula="of:=IF([.B38]=&quot;Y&quot;;&quot;Eddd&quot;;DEC2HEX(IF([.D38]=&quot;Y&quot;;8;9)*256*16+HEX2DEC([.G38])*16+IF([.C38]=&quot;Y&quot;;8;0)+IF([.H38]=&quot;Y&quot;;0;4)+3;4))" office:value-type="string">
              <text:p>9007</text:p>
            </table:change-track-table-cell>
          </table:previous>
        </table:cell-content-change>
        <table:cell-content-change table:id="ct1070">
          <table:cell-address table:column="16" table:row="42" table:table="0"/>
          <office:change-info>
            <dc:creator>Mike </dc:creator>
            <dc:date>2011-08-04T12:43:44.81</dc:date>
          </office:change-info>
          <table:previous table:id="ct1046">
            <table:change-track-table-cell table:cell-address="Sheet1.Q43" table:formula="of:=IF([.B43]=&quot;Y&quot;;&quot;Eddd&quot;;DEC2HEX(IF([.D43]=&quot;Y&quot;;8;9)*256*16+HEX2DEC([.G43])*16+IF([.C43]=&quot;Y&quot;;8;0)+IF([.H43]=&quot;Y&quot;;0;4)+3;4))" office:value-type="string">
              <text:p>Eddd</text:p>
            </table:change-track-table-cell>
          </table:previous>
        </table:cell-content-change>
        <table:cell-content-change table:id="ct1071">
          <table:cell-address table:column="16" table:row="44" table:table="0"/>
          <office:change-info>
            <dc:creator>Mike </dc:creator>
            <dc:date>2011-08-04T12:43:47.55</dc:date>
          </office:change-info>
          <table:previous table:id="ct1049">
            <table:change-track-table-cell table:cell-address="Sheet1.Q45" table:formula="of:=IF([.B45]=&quot;Y&quot;;&quot;Eddd&quot;;DEC2HEX(IF([.D45]=&quot;Y&quot;;8;9)*256*16+HEX2DEC([.G45])*16+IF([.C45]=&quot;Y&quot;;8;0)+IF([.H45]=&quot;Y&quot;;0;4)+3;4))" office:value-type="string">
              <text:p>9007</text:p>
            </table:change-track-table-cell>
          </table:previous>
        </table:cell-content-change>
        <table:cell-content-change table:id="ct1072">
          <table:cell-address table:column="16" table:row="45" table:table="0"/>
          <office:change-info>
            <dc:creator>Mike </dc:creator>
            <dc:date>2011-08-04T12:43:47.55</dc:date>
          </office:change-info>
          <table:previous table:id="ct1050">
            <table:change-track-table-cell table:cell-address="Sheet1.Q46" table:formula="of:=IF([.B46]=&quot;Y&quot;;&quot;Eddd&quot;;DEC2HEX(IF([.D46]=&quot;Y&quot;;8;9)*256*16+HEX2DEC([.G46])*16+IF([.C46]=&quot;Y&quot;;8;0)+IF([.H46]=&quot;Y&quot;;0;4)+3;4))" office:value-type="string">
              <text:p>9007</text:p>
            </table:change-track-table-cell>
          </table:previous>
        </table:cell-content-change>
        <table:cell-content-change table:id="ct1073">
          <table:cell-address table:column="16" table:row="46" table:table="0"/>
          <office:change-info>
            <dc:creator>Mike </dc:creator>
            <dc:date>2011-08-04T12:43:47.55</dc:date>
          </office:change-info>
          <table:previous table:id="ct1051">
            <table:change-track-table-cell table:cell-address="Sheet1.Q47" table:formula="of:=IF([.B47]=&quot;Y&quot;;&quot;Eddd&quot;;DEC2HEX(IF([.D47]=&quot;Y&quot;;8;9)*256*16+HEX2DEC([.G47])*16+IF([.C47]=&quot;Y&quot;;8;0)+IF([.H47]=&quot;Y&quot;;0;4)+3;4))" office:value-type="string">
              <text:p>9007</text:p>
            </table:change-track-table-cell>
          </table:previous>
        </table:cell-content-change>
        <table:cell-content-change table:id="ct1074">
          <table:cell-address table:column="16" table:row="48" table:table="0"/>
          <office:change-info>
            <dc:creator>Mike </dc:creator>
            <dc:date>2011-08-04T12:43:49.82</dc:date>
          </office:change-info>
          <table:previous table:id="ct1053">
            <table:change-track-table-cell table:cell-address="Sheet1.Q49" table:formula="of:=IF([.B49]=&quot;Y&quot;;&quot;Eddd&quot;;DEC2HEX(IF([.D49]=&quot;Y&quot;;8;9)*256*16+HEX2DEC([.G49])*16+IF([.C49]=&quot;Y&quot;;8;0)+IF([.H49]=&quot;Y&quot;;0;4)+3;4))" office:value-type="string">
              <text:p>9007</text:p>
            </table:change-track-table-cell>
          </table:previous>
        </table:cell-content-change>
        <table:cell-content-change table:id="ct1075">
          <table:cell-address table:column="16" table:row="50" table:table="0"/>
          <office:change-info>
            <dc:creator>Mike </dc:creator>
            <dc:date>2011-08-04T12:43:52.30</dc:date>
          </office:change-info>
          <table:previous table:id="ct1055">
            <table:change-track-table-cell table:cell-address="Sheet1.Q51" table:formula="of:=IF([.B51]=&quot;Y&quot;;&quot;Eddd&quot;;DEC2HEX(IF([.D51]=&quot;Y&quot;;8;9)*256*16+HEX2DEC([.G51])*16+IF([.C51]=&quot;Y&quot;;8;0)+IF([.H51]=&quot;Y&quot;;0;4)+3;4))" office:value-type="string">
              <text:p>9007</text:p>
            </table:change-track-table-cell>
          </table:previous>
        </table:cell-content-change>
        <table:cell-content-change table:id="ct1076">
          <table:cell-address table:column="16" table:row="51" table:table="0"/>
          <office:change-info>
            <dc:creator>Mike </dc:creator>
            <dc:date>2011-08-04T12:43:52.30</dc:date>
          </office:change-info>
          <table:previous table:id="ct1056">
            <table:change-track-table-cell table:cell-address="Sheet1.Q52" table:formula="of:=IF([.B52]=&quot;Y&quot;;&quot;Eddd&quot;;DEC2HEX(IF([.D52]=&quot;Y&quot;;8;9)*256*16+HEX2DEC([.G52])*16+IF([.C52]=&quot;Y&quot;;8;0)+IF([.H52]=&quot;Y&quot;;0;4)+3;4))" office:value-type="string">
              <text:p>9007</text:p>
            </table:change-track-table-cell>
          </table:previous>
        </table:cell-content-change>
        <table:cell-content-change table:id="ct1077">
          <table:cell-address table:column="16" table:row="52" table:table="0"/>
          <office:change-info>
            <dc:creator>Mike </dc:creator>
            <dc:date>2011-08-04T12:44:12.90</dc:date>
          </office:change-info>
          <table:previous table:id="ct1057">
            <table:change-track-table-cell table:cell-address="Sheet1.Q53" table:formula="of:=IF([.B53]=&quot;Y&quot;;&quot;Eddd&quot;;DEC2HEX(IF([.D53]=&quot;Y&quot;;8;9)*256*16+HEX2DEC([.G53])*16+IF([.C53]=&quot;Y&quot;;8;0)+IF([.H53]=&quot;Y&quot;;0;4)+3;4))" office:value-type="string">
              <text:p>Eddd</text:p>
            </table:change-track-table-cell>
          </table:previous>
        </table:cell-content-change>
        <table:cell-content-change table:id="ct1078">
          <table:cell-address table:column="16" table:row="56"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6" table:start-row="1" table:start-table="0" table:end-column="17" table:end-row="0" table:end-table="0"/>
          <table:target-range-address table:start-column="16" table:start-row="0" table:start-table="0" table:end-column="17" table:end-row="0"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2686"/>
            <table:dependence table:id="ct2074"/>
            <table:dependence table:id="ct2073"/>
            <table:dependence table:id="ct2072"/>
            <table:dependence table:id="ct1958"/>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1" table:table="0"/>
          <office:change-info>
            <dc:creator>Mike </dc:creator>
            <dc:date>2011-08-04T12:46:49.38</dc:date>
          </office:change-info>
          <table:previous>
            <table:change-track-table-cell/>
          </table:previous>
        </table:cell-content-change>
        <table:cell-content-change table:id="ct1082">
          <table:cell-address table:column="1" table:row="8" table:table="0"/>
          <office:change-info>
            <dc:creator>Mike </dc:creator>
            <dc:date>2011-08-04T12:46:53.48</dc:date>
          </office:change-info>
          <table:previous>
            <table:change-track-table-cell/>
          </table:previous>
        </table:cell-content-change>
        <table:cell-content-change table:id="ct1083">
          <table:cell-address table:column="1" table:row="9" table:table="0"/>
          <office:change-info>
            <dc:creator>Mike </dc:creator>
            <dc:date>2011-08-04T12:46:58.19</dc:date>
          </office:change-info>
          <table:previous>
            <table:change-track-table-cell/>
          </table:previous>
        </table:cell-content-change>
        <table:cell-content-change table:id="ct1084">
          <table:cell-address table:column="1" table:row="10" table:table="0"/>
          <office:change-info>
            <dc:creator>Mike </dc:creator>
            <dc:date>2011-08-04T12:46:58.19</dc:date>
          </office:change-info>
          <table:previous>
            <table:change-track-table-cell/>
          </table:previous>
        </table:cell-content-change>
        <table:cell-content-change table:id="ct1085">
          <table:cell-address table:column="1" table:row="11" table:table="0"/>
          <office:change-info>
            <dc:creator>Mike </dc:creator>
            <dc:date>2011-08-04T12:46:58.19</dc:date>
          </office:change-info>
          <table:previous>
            <table:change-track-table-cell/>
          </table:previous>
        </table:cell-content-change>
        <table:cell-content-change table:id="ct1086">
          <table:cell-address table:column="1" table:row="12" table:table="0"/>
          <office:change-info>
            <dc:creator>Mike </dc:creator>
            <dc:date>2011-08-04T12:46:58.19</dc:date>
          </office:change-info>
          <table:previous>
            <table:change-track-table-cell/>
          </table:previous>
        </table:cell-content-change>
        <table:cell-content-change table:id="ct1087">
          <table:cell-address table:column="1" table:row="13" table:table="0"/>
          <office:change-info>
            <dc:creator>Mike </dc:creator>
            <dc:date>2011-08-04T12:46:58.19</dc:date>
          </office:change-info>
          <table:previous>
            <table:change-track-table-cell/>
          </table:previous>
        </table:cell-content-change>
        <table:cell-content-change table:id="ct1088">
          <table:cell-address table:column="1" table:row="17" table:table="0"/>
          <office:change-info>
            <dc:creator>Mike </dc:creator>
            <dc:date>2011-08-04T12:47:10.87</dc:date>
          </office:change-info>
          <table:previous>
            <table:change-track-table-cell/>
          </table:previous>
        </table:cell-content-change>
        <table:cell-content-change table:id="ct1089">
          <table:cell-address table:column="1" table:row="16" table:table="0"/>
          <office:change-info>
            <dc:creator>Mike </dc:creator>
            <dc:date>2011-08-04T12:47:13.36</dc:date>
          </office:change-info>
          <table:previous>
            <table:change-track-table-cell/>
          </table:previous>
        </table:cell-content-change>
        <table:cell-content-change table:id="ct1090">
          <table:cell-address table:column="1" table:row="20" table:table="0"/>
          <office:change-info>
            <dc:creator>Mike </dc:creator>
            <dc:date>2011-08-04T12:47:17.04</dc:date>
          </office:change-info>
          <table:previous>
            <table:change-track-table-cell/>
          </table:previous>
        </table:cell-content-change>
        <table:cell-content-change table:id="ct1091">
          <table:cell-address table:column="1" table:row="21" table:table="0"/>
          <office:change-info>
            <dc:creator>Mike </dc:creator>
            <dc:date>2011-08-04T12:47:18.10</dc:date>
          </office:change-info>
          <table:previous>
            <table:change-track-table-cell/>
          </table:previous>
        </table:cell-content-change>
        <table:cell-content-change table:id="ct1092">
          <table:cell-address table:column="1" table:row="22" table:table="0"/>
          <office:change-info>
            <dc:creator>Mike </dc:creator>
            <dc:date>2011-08-04T12:47:19.03</dc:date>
          </office:change-info>
          <table:previous>
            <table:change-track-table-cell/>
          </table:previous>
        </table:cell-content-change>
        <table:cell-content-change table:id="ct1093">
          <table:cell-address table:column="1" table:row="23" table:table="0"/>
          <office:change-info>
            <dc:creator>Mike </dc:creator>
            <dc:date>2011-08-04T12:47:21.41</dc:date>
          </office:change-info>
          <table:previous>
            <table:change-track-table-cell/>
          </table:previous>
        </table:cell-content-change>
        <table:cell-content-change table:id="ct1094">
          <table:cell-address table:column="1" table:row="24" table:table="0"/>
          <office:change-info>
            <dc:creator>Mike </dc:creator>
            <dc:date>2011-08-04T12:47:22.03</dc:date>
          </office:change-info>
          <table:previous>
            <table:change-track-table-cell/>
          </table:previous>
        </table:cell-content-change>
        <table:cell-content-change table:id="ct1095">
          <table:cell-address table:column="1" table:row="25" table:table="0"/>
          <office:change-info>
            <dc:creator>Mike </dc:creator>
            <dc:date>2011-08-04T12:47:22.48</dc:date>
          </office:change-info>
          <table:previous>
            <table:change-track-table-cell/>
          </table:previous>
        </table:cell-content-change>
        <table:cell-content-change table:id="ct1096">
          <table:cell-address table:column="1" table:row="26" table:table="0"/>
          <office:change-info>
            <dc:creator>Mike </dc:creator>
            <dc:date>2011-08-04T12:47:22.91</dc:date>
          </office:change-info>
          <table:previous>
            <table:change-track-table-cell/>
          </table:previous>
        </table:cell-content-change>
        <table:cell-content-change table:id="ct1097">
          <table:cell-address table:column="1" table:row="27" table:table="0"/>
          <office:change-info>
            <dc:creator>Mike </dc:creator>
            <dc:date>2011-08-04T12:47:23.32</dc:date>
          </office:change-info>
          <table:previous>
            <table:change-track-table-cell/>
          </table:previous>
        </table:cell-content-change>
        <table:cell-content-change table:id="ct1098">
          <table:cell-address table:column="1" table:row="28" table:table="0"/>
          <office:change-info>
            <dc:creator>Mike </dc:creator>
            <dc:date>2011-08-04T12:47:23.76</dc:date>
          </office:change-info>
          <table:previous>
            <table:change-track-table-cell/>
          </table:previous>
        </table:cell-content-change>
        <table:cell-content-change table:id="ct1099">
          <table:cell-address table:column="1" table:row="29" table:table="0"/>
          <office:change-info>
            <dc:creator>Mike </dc:creator>
            <dc:date>2011-08-04T12:47:24.26</dc:date>
          </office:change-info>
          <table:previous>
            <table:change-track-table-cell/>
          </table:previous>
        </table:cell-content-change>
        <table:cell-content-change table:id="ct1100">
          <table:cell-address table:column="1" table:row="41" table:table="0"/>
          <office:change-info>
            <dc:creator>Mike </dc:creator>
            <dc:date>2011-08-04T12:47:26.71</dc:date>
          </office:change-info>
          <table:previous>
            <table:change-track-table-cell/>
          </table:previous>
        </table:cell-content-change>
        <table:cell-content-change table:id="ct1101">
          <table:cell-address table:column="1" table:row="42" table:table="0"/>
          <office:change-info>
            <dc:creator>Mike </dc:creator>
            <dc:date>2011-08-04T12:47:29.79</dc:date>
          </office:change-info>
          <table:previous>
            <table:change-track-table-cell/>
          </table:previous>
        </table:cell-content-change>
        <table:cell-content-change table:id="ct1102">
          <table:cell-address table:column="1" table:row="43" table:table="0"/>
          <office:change-info>
            <dc:creator>Mike </dc:creator>
            <dc:date>2011-08-04T12:47:30.22</dc:date>
          </office:change-info>
          <table:previous>
            <table:change-track-table-cell/>
          </table:previous>
        </table:cell-content-change>
        <table:cell-content-change table:id="ct1103">
          <table:cell-address table:column="1" table:row="47" table:table="0"/>
          <office:change-info>
            <dc:creator>Mike </dc:creator>
            <dc:date>2011-08-04T12:47:36.81</dc:date>
          </office:change-info>
          <table:previous>
            <table:change-track-table-cell/>
          </table:previous>
        </table:cell-content-change>
        <table:cell-content-change table:id="ct1104">
          <table:cell-address table:column="1" table:row="49" table:table="0"/>
          <office:change-info>
            <dc:creator>Mike </dc:creator>
            <dc:date>2011-08-04T12:47:40.40</dc:date>
          </office:change-info>
          <table:previous>
            <table:change-track-table-cell/>
          </table:previous>
        </table:cell-content-change>
        <table:cell-content-change table:id="ct1105">
          <table:cell-address table:column="1" table:row="52" table:table="0"/>
          <office:change-info>
            <dc:creator>Mike </dc:creator>
            <dc:date>2011-08-04T12:47:43.67</dc:date>
          </office:change-info>
          <table:previous>
            <table:change-track-table-cell/>
          </table:previous>
        </table:cell-content-change>
        <table:cell-content-change table:id="ct1106">
          <table:cell-address table:column="1" table:row="53" table:table="0"/>
          <office:change-info>
            <dc:creator>Mike </dc:creator>
            <dc:date>2011-08-04T12:47:44.46</dc:date>
          </office:change-info>
          <table:previous>
            <table:change-track-table-cell/>
          </table:previous>
        </table:cell-content-change>
        <table:cell-content-change table:id="ct1107">
          <table:cell-address table:column="1" table:row="54" table:table="0"/>
          <office:change-info>
            <dc:creator>Mike </dc:creator>
            <dc:date>2011-08-04T12:47:46.94</dc:date>
          </office:change-info>
          <table:previous>
            <table:change-track-table-cell/>
          </table:previous>
        </table:cell-content-change>
        <table:cell-content-change table:id="ct1108">
          <table:cell-address table:column="6" table:row="8" table:table="0"/>
          <office:change-info>
            <dc:creator>Mike </dc:creator>
            <dc:date>2011-08-04T12:48:15.21</dc:date>
          </office:change-info>
          <table:previous table:id="ct570">
            <table:change-track-table-cell table:cell-address="Sheet1.G9" table:formula="of:=DEC2HEX([.E9]*32+[.F9];2)" office:value-type="string">
              <text:p>08</text:p>
            </table:change-track-table-cell>
          </table:previous>
        </table:cell-content-change>
        <table:cell-content-change table:id="ct1109">
          <table:cell-address table:column="6" table:row="9" table:table="0"/>
          <office:change-info>
            <dc:creator>Mike </dc:creator>
            <dc:date>2011-08-04T12:48:19.60</dc:date>
          </office:change-info>
          <table:previous table:id="ct571">
            <table:change-track-table-cell table:cell-address="Sheet1.G10" table:formula="of:=DEC2HEX([.E10]*32+[.F10];2)" office:value-type="string">
              <text:p>0A</text:p>
            </table:change-track-table-cell>
          </table:previous>
        </table:cell-content-change>
        <table:cell-content-change table:id="ct1110">
          <table:cell-address table:column="6" table:row="10" table:table="0"/>
          <office:change-info>
            <dc:creator>Mike </dc:creator>
            <dc:date>2011-08-04T12:48:19.60</dc:date>
          </office:change-info>
          <table:previous table:id="ct572">
            <table:change-track-table-cell table:cell-address="Sheet1.G11" table:formula="of:=DEC2HEX([.E11]*32+[.F11];2)" office:value-type="string">
              <text:p>0A</text:p>
            </table:change-track-table-cell>
          </table:previous>
        </table:cell-content-change>
        <table:cell-content-change table:id="ct1111">
          <table:cell-address table:column="6" table:row="11" table:table="0"/>
          <office:change-info>
            <dc:creator>Mike </dc:creator>
            <dc:date>2011-08-04T12:48:19.60</dc:date>
          </office:change-info>
          <table:previous table:id="ct573">
            <table:change-track-table-cell table:cell-address="Sheet1.G12" table:formula="of:=DEC2HEX([.E12]*32+[.F12];2)" office:value-type="string">
              <text:p>0B</text:p>
            </table:change-track-table-cell>
          </table:previous>
        </table:cell-content-change>
        <table:cell-content-change table:id="ct1112">
          <table:cell-address table:column="6" table:row="12" table:table="0"/>
          <office:change-info>
            <dc:creator>Mike </dc:creator>
            <dc:date>2011-08-04T12:48:19.60</dc:date>
          </office:change-info>
          <table:previous table:id="ct574">
            <table:change-track-table-cell table:cell-address="Sheet1.G13" table:formula="of:=DEC2HEX([.E13]*32+[.F13];2)" office:value-type="string">
              <text:p>0C</text:p>
            </table:change-track-table-cell>
          </table:previous>
        </table:cell-content-change>
        <table:cell-content-change table:id="ct1113">
          <table:cell-address table:column="6" table:row="13" table:table="0"/>
          <office:change-info>
            <dc:creator>Mike </dc:creator>
            <dc:date>2011-08-04T12:48:19.60</dc:date>
          </office:change-info>
          <table:previous table:id="ct575">
            <table:change-track-table-cell table:cell-address="Sheet1.G14" table:formula="of:=DEC2HEX([.E14]*32+[.F14];2)" office:value-type="string">
              <text:p>0D</text:p>
            </table:change-track-table-cell>
          </table:previous>
        </table:cell-content-change>
        <table:cell-content-change table:id="ct1114">
          <table:cell-address table:column="6" table:row="14" table:table="0"/>
          <office:change-info>
            <dc:creator>Mike </dc:creator>
            <dc:date>2011-08-04T12:48:19.60</dc:date>
          </office:change-info>
          <table:previous table:id="ct611">
            <table:change-track-table-cell/>
          </table:previous>
        </table:cell-content-change>
        <table:cell-content-change table:id="ct1115">
          <table:cell-address table:column="6" table:row="15" table:table="0"/>
          <office:change-info>
            <dc:creator>Mike </dc:creator>
            <dc:date>2011-08-04T12:48:19.60</dc:date>
          </office:change-info>
          <table:previous table:id="ct612">
            <table:change-track-table-cell/>
          </table:previous>
        </table:cell-content-change>
        <table:cell-content-change table:id="ct1116">
          <table:cell-address table:column="6" table:row="16" table:table="0"/>
          <office:change-info>
            <dc:creator>Mike </dc:creator>
            <dc:date>2011-08-04T12:48:19.60</dc:date>
          </office:change-info>
          <table:previous table:id="ct578">
            <table:change-track-table-cell table:cell-address="Sheet1.G17" table:formula="of:=DEC2HEX([.E17]*32+[.F17];2)" office:value-type="string">
              <text:p>2E</text:p>
            </table:change-track-table-cell>
          </table:previous>
        </table:cell-content-change>
        <table:cell-content-change table:id="ct1117">
          <table:cell-address table:column="6" table:row="17" table:table="0"/>
          <office:change-info>
            <dc:creator>Mike </dc:creator>
            <dc:date>2011-08-04T12:48:19.60</dc:date>
          </office:change-info>
          <table:previous table:id="ct579">
            <table:change-track-table-cell table:cell-address="Sheet1.G18" table:formula="of:=DEC2HEX([.E18]*32+[.F18];2)" office:value-type="string">
              <text:p>2F</text:p>
            </table:change-track-table-cell>
          </table:previous>
        </table:cell-content-change>
        <table:cell-content-change table:id="ct1118">
          <table:cell-address table:column="6" table:row="18" table:table="0"/>
          <office:change-info>
            <dc:creator>Mike </dc:creator>
            <dc:date>2011-08-04T12:48:19.60</dc:date>
          </office:change-info>
          <table:previous table:id="ct613">
            <table:change-track-table-cell/>
          </table:previous>
        </table:cell-content-change>
        <table:cell-content-change table:id="ct1119">
          <table:cell-address table:column="6" table:row="19" table:table="0"/>
          <office:change-info>
            <dc:creator>Mike </dc:creator>
            <dc:date>2011-08-04T12:48:19.60</dc:date>
          </office:change-info>
          <table:previous table:id="ct614">
            <table:change-track-table-cell/>
          </table:previous>
        </table:cell-content-change>
        <table:cell-content-change table:id="ct1120">
          <table:cell-address table:column="6" table:row="20" table:table="0"/>
          <office:change-info>
            <dc:creator>Mike </dc:creator>
            <dc:date>2011-08-04T12:48:19.60</dc:date>
          </office:change-info>
          <table:previous table:id="ct582">
            <table:change-track-table-cell table:cell-address="Sheet1.G21" table:formula="of:=DEC2HEX([.E21]*32+[.F21];2)" office:value-type="string">
              <text:p>24</text:p>
            </table:change-track-table-cell>
          </table:previous>
        </table:cell-content-change>
        <table:cell-content-change table:id="ct1121">
          <table:cell-address table:column="6" table:row="21" table:table="0"/>
          <office:change-info>
            <dc:creator>Mike </dc:creator>
            <dc:date>2011-08-04T12:48:19.60</dc:date>
          </office:change-info>
          <table:previous table:id="ct583">
            <table:change-track-table-cell table:cell-address="Sheet1.G22" table:formula="of:=DEC2HEX([.E22]*32+[.F22];2)" office:value-type="string">
              <text:p>25</text:p>
            </table:change-track-table-cell>
          </table:previous>
        </table:cell-content-change>
        <table:cell-content-change table:id="ct1122">
          <table:cell-address table:column="6" table:row="22" table:table="0"/>
          <office:change-info>
            <dc:creator>Mike </dc:creator>
            <dc:date>2011-08-04T12:48:19.60</dc:date>
          </office:change-info>
          <table:previous table:id="ct584">
            <table:change-track-table-cell table:cell-address="Sheet1.G23" table:formula="of:=DEC2HEX([.E23]*32+[.F23];2)" office:value-type="string">
              <text:p>26</text:p>
            </table:change-track-table-cell>
          </table:previous>
        </table:cell-content-change>
        <table:cell-content-change table:id="ct1123">
          <table:cell-address table:column="6" table:row="23" table:table="0"/>
          <office:change-info>
            <dc:creator>Mike </dc:creator>
            <dc:date>2011-08-04T12:48:19.60</dc:date>
          </office:change-info>
          <table:previous table:id="ct615">
            <table:change-track-table-cell/>
          </table:previous>
        </table:cell-content-change>
        <table:cell-content-change table:id="ct1124">
          <table:cell-address table:column="6" table:row="23" table:table="0"/>
          <office:change-info>
            <dc:creator>Mike </dc:creator>
            <dc:date>2011-08-04T12:48:19.60</dc:date>
          </office:change-info>
          <table:previous table:id="ct586">
            <table:change-track-table-cell table:cell-address="Sheet1.G24" table:formula="of:=DEC2HEX([.E24]*32+[.F24];2)" office:value-type="string">
              <text:p>28</text:p>
            </table:change-track-table-cell>
          </table:previous>
        </table:cell-content-change>
        <table:cell-content-change table:id="ct1125">
          <table:cell-address table:column="6" table:row="24" table:table="0"/>
          <office:change-info>
            <dc:creator>Mike </dc:creator>
            <dc:date>2011-08-04T12:48:19.60</dc:date>
          </office:change-info>
          <table:previous table:id="ct587">
            <table:change-track-table-cell table:cell-address="Sheet1.G25" table:formula="of:=DEC2HEX([.E25]*32+[.F25];2)" office:value-type="string">
              <text:p>29</text:p>
            </table:change-track-table-cell>
          </table:previous>
        </table:cell-content-change>
        <table:cell-content-change table:id="ct1126">
          <table:cell-address table:column="6" table:row="25" table:table="0"/>
          <office:change-info>
            <dc:creator>Mike </dc:creator>
            <dc:date>2011-08-04T12:48:19.60</dc:date>
          </office:change-info>
          <table:previous table:id="ct588">
            <table:change-track-table-cell table:cell-address="Sheet1.G26" table:formula="of:=DEC2HEX([.E26]*32+[.F26];2)" office:value-type="string">
              <text:p>2A</text:p>
            </table:change-track-table-cell>
          </table:previous>
        </table:cell-content-change>
        <table:cell-content-change table:id="ct1127">
          <table:cell-address table:column="6" table:row="26" table:table="0"/>
          <office:change-info>
            <dc:creator>Mike </dc:creator>
            <dc:date>2011-08-04T12:48:19.60</dc:date>
          </office:change-info>
          <table:previous table:id="ct589">
            <table:change-track-table-cell table:cell-address="Sheet1.G27" table:formula="of:=DEC2HEX([.E27]*32+[.F27];2)" office:value-type="string">
              <text:p>2B</text:p>
            </table:change-track-table-cell>
          </table:previous>
        </table:cell-content-change>
        <table:cell-content-change table:id="ct1128">
          <table:cell-address table:column="6" table:row="27" table:table="0"/>
          <office:change-info>
            <dc:creator>Mike </dc:creator>
            <dc:date>2011-08-04T12:48:19.60</dc:date>
          </office:change-info>
          <table:previous table:id="ct590">
            <table:change-track-table-cell table:cell-address="Sheet1.G28" table:formula="of:=DEC2HEX([.E28]*32+[.F28];2)" office:value-type="string">
              <text:p>2B</text:p>
            </table:change-track-table-cell>
          </table:previous>
        </table:cell-content-change>
        <table:cell-content-change table:id="ct1129">
          <table:cell-address table:column="6" table:row="28" table:table="0"/>
          <office:change-info>
            <dc:creator>Mike </dc:creator>
            <dc:date>2011-08-04T12:48:19.60</dc:date>
          </office:change-info>
          <table:previous table:id="ct591">
            <table:change-track-table-cell table:cell-address="Sheet1.G29" table:formula="of:=DEC2HEX([.E29]*32+[.F29];2)" office:value-type="string">
              <text:p>2C</text:p>
            </table:change-track-table-cell>
          </table:previous>
        </table:cell-content-change>
        <table:cell-content-change table:id="ct1130">
          <table:cell-address table:column="6" table:row="29" table:table="0"/>
          <office:change-info>
            <dc:creator>Mike </dc:creator>
            <dc:date>2011-08-04T12:48:19.60</dc:date>
          </office:change-info>
          <table:previous table:id="ct592">
            <table:change-track-table-cell table:cell-address="Sheet1.G30" table:formula="of:=DEC2HEX([.E30]*32+[.F30];2)" office:value-type="string">
              <text:p>2D</text:p>
            </table:change-track-table-cell>
          </table:previous>
        </table:cell-content-change>
        <table:cell-content-change table:id="ct1131">
          <table:cell-address table:column="6" table:row="30" table:table="0"/>
          <office:change-info>
            <dc:creator>Mike </dc:creator>
            <dc:date>2011-08-04T12:48:19.60</dc:date>
          </office:change-info>
          <table:previous table:id="ct616">
            <table:change-track-table-cell/>
          </table:previous>
        </table:cell-content-change>
        <table:cell-content-change table:id="ct1132">
          <table:cell-address table:column="6" table:row="36" table:table="0"/>
          <office:change-info>
            <dc:creator>Mike </dc:creator>
            <dc:date>2011-08-04T12:48:19.60</dc:date>
          </office:change-info>
          <table:previous table:id="ct617">
            <table:change-track-table-cell/>
          </table:previous>
        </table:cell-content-change>
        <table:cell-content-change table:id="ct1133">
          <table:cell-address table:column="6" table:row="37" table:table="0"/>
          <office:change-info>
            <dc:creator>Mike </dc:creator>
            <dc:date>2011-08-04T12:48:19.60</dc:date>
          </office:change-info>
          <table:previous table:id="ct618">
            <table:change-track-table-cell/>
          </table:previous>
        </table:cell-content-change>
        <table:cell-content-change table:id="ct1134">
          <table:cell-address table:column="6" table:row="41" table:table="0"/>
          <office:change-info>
            <dc:creator>Mike </dc:creator>
            <dc:date>2011-08-04T12:48:19.60</dc:date>
          </office:change-info>
          <table:previous table:id="ct596">
            <table:change-track-table-cell table:cell-address="Sheet1.G42" table:formula="of:=DEC2HEX([.E42]*32+[.F42];2)" office:value-type="string">
              <text:p>40</text:p>
            </table:change-track-table-cell>
          </table:previous>
        </table:cell-content-change>
        <table:cell-content-change table:id="ct1135">
          <table:cell-address table:column="6" table:row="42" table:table="0"/>
          <office:change-info>
            <dc:creator>Mike </dc:creator>
            <dc:date>2011-08-04T12:48:19.60</dc:date>
          </office:change-info>
          <table:previous table:id="ct624">
            <table:change-track-table-cell/>
          </table:previous>
        </table:cell-content-change>
        <table:cell-content-change table:id="ct1136">
          <table:cell-address table:column="6" table:row="42" table:table="0"/>
          <office:change-info>
            <dc:creator>Mike </dc:creator>
            <dc:date>2011-08-04T12:48:19.60</dc:date>
          </office:change-info>
          <table:previous table:id="ct598">
            <table:change-track-table-cell table:cell-address="Sheet1.G43" table:formula="of:=DEC2HEX([.E43]*32+[.F43];2)" office:value-type="string">
              <text:p>4C</text:p>
            </table:change-track-table-cell>
          </table:previous>
        </table:cell-content-change>
        <table:cell-content-change table:id="ct1137">
          <table:cell-address table:column="6" table:row="43" table:table="0"/>
          <office:change-info>
            <dc:creator>Mike </dc:creator>
            <dc:date>2011-08-04T12:48:19.60</dc:date>
          </office:change-info>
          <table:previous table:id="ct599">
            <table:change-track-table-cell table:cell-address="Sheet1.G44" table:formula="of:=DEC2HEX([.E44]*32+[.F44];2)" office:value-type="string">
              <text:p>4D</text:p>
            </table:change-track-table-cell>
          </table:previous>
        </table:cell-content-change>
        <table:cell-content-change table:id="ct1138">
          <table:cell-address table:column="6" table:row="44" table:table="0"/>
          <office:change-info>
            <dc:creator>Mike </dc:creator>
            <dc:date>2011-08-04T12:48:19.60</dc:date>
          </office:change-info>
          <table:previous table:id="ct619">
            <table:change-track-table-cell/>
          </table:previous>
        </table:cell-content-change>
        <table:cell-content-change table:id="ct1139">
          <table:cell-address table:column="6" table:row="45" table:table="0"/>
          <office:change-info>
            <dc:creator>Mike </dc:creator>
            <dc:date>2011-08-04T12:48:19.60</dc:date>
          </office:change-info>
          <table:previous table:id="ct620">
            <table:change-track-table-cell/>
          </table:previous>
        </table:cell-content-change>
        <table:cell-content-change table:id="ct1140">
          <table:cell-address table:column="6" table:row="46" table:table="0"/>
          <office:change-info>
            <dc:creator>Mike </dc:creator>
            <dc:date>2011-08-04T12:48:19.60</dc:date>
          </office:change-info>
          <table:previous table:id="ct621">
            <table:change-track-table-cell/>
          </table:previous>
        </table:cell-content-change>
        <table:cell-content-change table:id="ct1141">
          <table:cell-address table:column="6" table:row="47" table:table="0"/>
          <office:change-info>
            <dc:creator>Mike </dc:creator>
            <dc:date>2011-08-04T12:48:19.60</dc:date>
          </office:change-info>
          <table:previous table:id="ct603">
            <table:change-track-table-cell table:cell-address="Sheet1.G48" table:formula="of:=DEC2HEX([.E48]*32+[.F48];2)" office:value-type="string">
              <text:p>4E</text:p>
            </table:change-track-table-cell>
          </table:previous>
        </table:cell-content-change>
        <table:cell-content-change table:id="ct1142">
          <table:cell-address table:column="6" table:row="48" table:table="0"/>
          <office:change-info>
            <dc:creator>Mike </dc:creator>
            <dc:date>2011-08-04T12:48:19.60</dc:date>
          </office:change-info>
          <table:previous table:id="ct625">
            <table:change-track-table-cell/>
          </table:previous>
        </table:cell-content-change>
        <table:cell-content-change table:id="ct1143">
          <table:cell-address table:column="6" table:row="49" table:table="0"/>
          <office:change-info>
            <dc:creator>Mike </dc:creator>
            <dc:date>2011-08-04T12:48:19.60</dc:date>
          </office:change-info>
          <table:previous table:id="ct605">
            <table:change-track-table-cell table:cell-address="Sheet1.G50" table:formula="of:=DEC2HEX([.E50]*32+[.F50];2)" office:value-type="string">
              <text:p>4F</text:p>
            </table:change-track-table-cell>
          </table:previous>
        </table:cell-content-change>
        <table:cell-content-change table:id="ct1144">
          <table:cell-address table:column="6" table:row="50" table:table="0"/>
          <office:change-info>
            <dc:creator>Mike </dc:creator>
            <dc:date>2011-08-04T12:48:19.60</dc:date>
          </office:change-info>
          <table:previous table:id="ct622">
            <table:change-track-table-cell/>
          </table:previous>
        </table:cell-content-change>
        <table:cell-content-change table:id="ct1145">
          <table:cell-address table:column="6" table:row="51" table:table="0"/>
          <office:change-info>
            <dc:creator>Mike </dc:creator>
            <dc:date>2011-08-04T12:48:19.60</dc:date>
          </office:change-info>
          <table:previous table:id="ct623">
            <table:change-track-table-cell/>
          </table:previous>
        </table:cell-content-change>
        <table:cell-content-change table:id="ct1146">
          <table:cell-address table:column="6" table:row="52" table:table="0"/>
          <office:change-info>
            <dc:creator>Mike </dc:creator>
            <dc:date>2011-08-04T12:48:19.60</dc:date>
          </office:change-info>
          <table:previous table:id="ct608">
            <table:change-track-table-cell table:cell-address="Sheet1.G53" table:formula="of:=DEC2HEX([.E53]*32+[.F53];2)" office:value-type="string">
              <text:p>69</text:p>
            </table:change-track-table-cell>
          </table:previous>
        </table:cell-content-change>
        <table:cell-content-change table:id="ct1147">
          <table:cell-address table:column="6" table:row="53" table:table="0"/>
          <office:change-info>
            <dc:creator>Mike </dc:creator>
            <dc:date>2011-08-04T12:48:19.60</dc:date>
          </office:change-info>
          <table:previous table:id="ct609">
            <table:change-track-table-cell table:cell-address="Sheet1.G54" table:formula="of:=DEC2HEX([.E54]*32+[.F54];2)" office:value-type="string">
              <text:p>6A</text:p>
            </table:change-track-table-cell>
          </table:previous>
        </table:cell-content-change>
        <table:cell-content-change table:id="ct1148">
          <table:cell-address table:column="6" table:row="54" table:table="0"/>
          <office:change-info>
            <dc:creator>Mike </dc:creator>
            <dc:date>2011-08-04T12:48:19.60</dc:date>
          </office:change-info>
          <table:previous table:id="ct610">
            <table:change-track-table-cell table:cell-address="Sheet1.G55" table:formula="of:=DEC2HEX([.E55]*32+[.F55];2)" office:value-type="string">
              <text:p>6B</text:p>
            </table:change-track-table-cell>
          </table:previous>
        </table:cell-content-change>
        <table:cell-content-change table:id="ct1149">
          <table:cell-address table:column="11" table:row="8" table:table="0"/>
          <office:change-info>
            <dc:creator>Mike </dc:creator>
            <dc:date>2011-08-04T12:48:45.67</dc:date>
          </office:change-info>
          <table:previous table:id="ct76">
            <table:change-track-table-cell table:cell-address="Sheet1.L9" table:formula="of:=IF([.B9]=&quot;Y&quot;;4;0)+IF([.C9]=&quot;Y&quot;;2;0)+IF([.H9]=&quot;Y&quot;;1;0)" office:value-type="float" office:value="0"/>
          </table:previous>
        </table:cell-content-change>
        <table:cell-content-change table:id="ct1150">
          <table:cell-address table:column="11" table:row="9" table:table="0"/>
          <office:change-info>
            <dc:creator>Mike </dc:creator>
            <dc:date>2011-08-04T12:48:49.66</dc:date>
          </office:change-info>
          <table:previous table:id="ct77">
            <table:change-track-table-cell table:cell-address="Sheet1.L10" table:formula="of:=IF([.B10]=&quot;Y&quot;;4;0)+IF([.C10]=&quot;Y&quot;;2;0)+IF([.H10]=&quot;Y&quot;;1;0)" office:value-type="float" office:value="4"/>
          </table:previous>
        </table:cell-content-change>
        <table:cell-content-change table:id="ct1151">
          <table:cell-address table:column="11" table:row="10" table:table="0"/>
          <office:change-info>
            <dc:creator>Mike </dc:creator>
            <dc:date>2011-08-04T12:48:49.66</dc:date>
          </office:change-info>
          <table:previous table:id="ct78">
            <table:change-track-table-cell table:cell-address="Sheet1.L11" table:formula="of:=IF([.B11]=&quot;Y&quot;;4;0)+IF([.C11]=&quot;Y&quot;;2;0)+IF([.H11]=&quot;Y&quot;;1;0)" office:value-type="float" office:value="0"/>
          </table:previous>
        </table:cell-content-change>
        <table:cell-content-change table:id="ct1152">
          <table:cell-address table:column="11" table:row="11" table:table="0"/>
          <office:change-info>
            <dc:creator>Mike </dc:creator>
            <dc:date>2011-08-04T12:48:49.66</dc:date>
          </office:change-info>
          <table:previous table:id="ct79">
            <table:change-track-table-cell table:cell-address="Sheet1.L12" table:formula="of:=IF([.B12]=&quot;Y&quot;;4;0)+IF([.C12]=&quot;Y&quot;;2;0)+IF([.H12]=&quot;Y&quot;;1;0)" office:value-type="float" office:value="0"/>
          </table:previous>
        </table:cell-content-change>
        <table:cell-content-change table:id="ct1153">
          <table:cell-address table:column="11" table:row="12" table:table="0"/>
          <office:change-info>
            <dc:creator>Mike </dc:creator>
            <dc:date>2011-08-04T12:48:49.66</dc:date>
          </office:change-info>
          <table:previous table:id="ct82">
            <table:change-track-table-cell table:cell-address="Sheet1.L13" table:formula="of:=IF([.B13]=&quot;Y&quot;;4;0)+IF([.C13]=&quot;Y&quot;;2;0)+IF([.H13]=&quot;Y&quot;;1;0)" office:value-type="float" office:value="4"/>
          </table:previous>
        </table:cell-content-change>
        <table:cell-content-change table:id="ct1154">
          <table:cell-address table:column="11" table:row="13" table:table="0"/>
          <office:change-info>
            <dc:creator>Mike </dc:creator>
            <dc:date>2011-08-04T12:48:49.66</dc:date>
          </office:change-info>
          <table:previous table:id="ct83">
            <table:change-track-table-cell table:cell-address="Sheet1.L14" table:formula="of:=IF([.B14]=&quot;Y&quot;;4;0)+IF([.C14]=&quot;Y&quot;;2;0)+IF([.H14]=&quot;Y&quot;;1;0)" office:value-type="float" office:value="4"/>
          </table:previous>
        </table:cell-content-change>
        <table:cell-content-change table:id="ct1155">
          <table:cell-address table:column="11" table:row="14" table:table="0"/>
          <office:change-info>
            <dc:creator>Mike </dc:creator>
            <dc:date>2011-08-04T12:48:49.66</dc:date>
          </office:change-info>
          <table:previous>
            <table:change-track-table-cell/>
          </table:previous>
        </table:cell-content-change>
        <table:cell-content-change table:id="ct1156">
          <table:cell-address table:column="11" table:row="15" table:table="0"/>
          <office:change-info>
            <dc:creator>Mike </dc:creator>
            <dc:date>2011-08-04T12:48:49.66</dc:date>
          </office:change-info>
          <table:previous>
            <table:change-track-table-cell/>
          </table:previous>
        </table:cell-content-change>
        <table:cell-content-change table:id="ct1157">
          <table:cell-address table:column="11" table:row="16" table:table="0"/>
          <office:change-info>
            <dc:creator>Mike </dc:creator>
            <dc:date>2011-08-04T12:48:49.66</dc:date>
          </office:change-info>
          <table:previous table:id="ct204">
            <table:change-track-table-cell table:cell-address="Sheet1.L17" table:formula="of:=IF([.B17]=&quot;Y&quot;;4;0)+IF([.C17]=&quot;Y&quot;;2;0)+IF([.H17]=&quot;Y&quot;;1;0)" office:value-type="float" office:value="4"/>
          </table:previous>
        </table:cell-content-change>
        <table:cell-content-change table:id="ct1158">
          <table:cell-address table:column="11" table:row="17" table:table="0"/>
          <office:change-info>
            <dc:creator>Mike </dc:creator>
            <dc:date>2011-08-04T12:48:49.66</dc:date>
          </office:change-info>
          <table:previous table:id="ct205">
            <table:change-track-table-cell table:cell-address="Sheet1.L18" table:formula="of:=IF([.B18]=&quot;Y&quot;;4;0)+IF([.C18]=&quot;Y&quot;;2;0)+IF([.H18]=&quot;Y&quot;;1;0)" office:value-type="float" office:value="4"/>
          </table:previous>
        </table:cell-content-change>
        <table:cell-content-change table:id="ct1159">
          <table:cell-address table:column="11" table:row="18" table:table="0"/>
          <office:change-info>
            <dc:creator>Mike </dc:creator>
            <dc:date>2011-08-04T12:48:49.66</dc:date>
          </office:change-info>
          <table:previous>
            <table:change-track-table-cell/>
          </table:previous>
        </table:cell-content-change>
        <table:cell-content-change table:id="ct1160">
          <table:cell-address table:column="11" table:row="19" table:table="0"/>
          <office:change-info>
            <dc:creator>Mike </dc:creator>
            <dc:date>2011-08-04T12:48:49.66</dc:date>
          </office:change-info>
          <table:previous>
            <table:change-track-table-cell/>
          </table:previous>
        </table:cell-content-change>
        <table:cell-content-change table:id="ct1161">
          <table:cell-address table:column="11" table:row="20" table:table="0"/>
          <office:change-info>
            <dc:creator>Mike </dc:creator>
            <dc:date>2011-08-04T12:48:49.66</dc:date>
          </office:change-info>
          <table:previous table:id="ct84">
            <table:change-track-table-cell table:cell-address="Sheet1.L21" table:formula="of:=IF([.B21]=&quot;Y&quot;;4;0)+IF([.C21]=&quot;Y&quot;;2;0)+IF([.H21]=&quot;Y&quot;;1;0)" office:value-type="float" office:value="2"/>
          </table:previous>
        </table:cell-content-change>
        <table:cell-content-change table:id="ct1162">
          <table:cell-address table:column="11" table:row="21" table:table="0"/>
          <office:change-info>
            <dc:creator>Mike </dc:creator>
            <dc:date>2011-08-04T12:48:49.66</dc:date>
          </office:change-info>
          <table:previous table:id="ct85">
            <table:change-track-table-cell table:cell-address="Sheet1.L22" table:formula="of:=IF([.B22]=&quot;Y&quot;;4;0)+IF([.C22]=&quot;Y&quot;;2;0)+IF([.H22]=&quot;Y&quot;;1;0)" office:value-type="float" office:value="2"/>
          </table:previous>
        </table:cell-content-change>
        <table:cell-content-change table:id="ct1163">
          <table:cell-address table:column="11" table:row="22" table:table="0"/>
          <office:change-info>
            <dc:creator>Mike </dc:creator>
            <dc:date>2011-08-04T12:48:49.66</dc:date>
          </office:change-info>
          <table:previous table:id="ct86">
            <table:change-track-table-cell table:cell-address="Sheet1.L23" table:formula="of:=IF([.B23]=&quot;Y&quot;;4;0)+IF([.C23]=&quot;Y&quot;;2;0)+IF([.H23]=&quot;Y&quot;;1;0)" office:value-type="float" office:value="3"/>
          </table:previous>
        </table:cell-content-change>
        <table:cell-content-change table:id="ct1164">
          <table:cell-address table:column="11" table:row="23" table:table="0"/>
          <office:change-info>
            <dc:creator>Mike </dc:creator>
            <dc:date>2011-08-04T12:48:49.66</dc:date>
          </office:change-info>
          <table:previous>
            <table:change-track-table-cell/>
          </table:previous>
        </table:cell-content-change>
        <table:cell-content-change table:id="ct1165">
          <table:cell-address table:column="11" table:row="23" table:table="0"/>
          <office:change-info>
            <dc:creator>Mike </dc:creator>
            <dc:date>2011-08-04T12:48:49.66</dc:date>
          </office:change-info>
          <table:previous table:id="ct87">
            <table:change-track-table-cell table:cell-address="Sheet1.L24" table:formula="of:=IF([.B24]=&quot;Y&quot;;4;0)+IF([.C24]=&quot;Y&quot;;2;0)+IF([.H24]=&quot;Y&quot;;1;0)" office:value-type="float" office:value="2"/>
          </table:previous>
        </table:cell-content-change>
        <table:cell-content-change table:id="ct1166">
          <table:cell-address table:column="11" table:row="24" table:table="0"/>
          <office:change-info>
            <dc:creator>Mike </dc:creator>
            <dc:date>2011-08-04T12:48:49.66</dc:date>
          </office:change-info>
          <table:previous table:id="ct88">
            <table:change-track-table-cell table:cell-address="Sheet1.L25" table:formula="of:=IF([.B25]=&quot;Y&quot;;4;0)+IF([.C25]=&quot;Y&quot;;2;0)+IF([.H25]=&quot;Y&quot;;1;0)" office:value-type="float" office:value="2"/>
          </table:previous>
        </table:cell-content-change>
        <table:cell-content-change table:id="ct1167">
          <table:cell-address table:column="11" table:row="25" table:table="0"/>
          <office:change-info>
            <dc:creator>Mike </dc:creator>
            <dc:date>2011-08-04T12:48:49.66</dc:date>
          </office:change-info>
          <table:previous table:id="ct89">
            <table:change-track-table-cell table:cell-address="Sheet1.L26" table:formula="of:=IF([.B26]=&quot;Y&quot;;4;0)+IF([.C26]=&quot;Y&quot;;2;0)+IF([.H26]=&quot;Y&quot;;1;0)" office:value-type="float" office:value="3"/>
          </table:previous>
        </table:cell-content-change>
        <table:cell-content-change table:id="ct1168">
          <table:cell-address table:column="11" table:row="26" table:table="0"/>
          <office:change-info>
            <dc:creator>Mike </dc:creator>
            <dc:date>2011-08-04T12:48:49.66</dc:date>
          </office:change-info>
          <table:previous table:id="ct90">
            <table:change-track-table-cell table:cell-address="Sheet1.L27" table:formula="of:=IF([.B27]=&quot;Y&quot;;4;0)+IF([.C27]=&quot;Y&quot;;2;0)+IF([.H27]=&quot;Y&quot;;1;0)" office:value-type="float" office:value="4"/>
          </table:previous>
        </table:cell-content-change>
        <table:cell-content-change table:id="ct1169">
          <table:cell-address table:column="11" table:row="27" table:table="0"/>
          <office:change-info>
            <dc:creator>Mike </dc:creator>
            <dc:date>2011-08-04T12:48:49.66</dc:date>
          </office:change-info>
          <table:previous table:id="ct91">
            <table:change-track-table-cell table:cell-address="Sheet1.L28" table:formula="of:=IF([.B28]=&quot;Y&quot;;4;0)+IF([.C28]=&quot;Y&quot;;2;0)+IF([.H28]=&quot;Y&quot;;1;0)" office:value-type="float" office:value="0"/>
          </table:previous>
        </table:cell-content-change>
        <table:cell-content-change table:id="ct1170">
          <table:cell-address table:column="11" table:row="28" table:table="0"/>
          <office:change-info>
            <dc:creator>Mike </dc:creator>
            <dc:date>2011-08-04T12:48:49.66</dc:date>
          </office:change-info>
          <table:previous table:id="ct92">
            <table:change-track-table-cell table:cell-address="Sheet1.L29" table:formula="of:=IF([.B29]=&quot;Y&quot;;4;0)+IF([.C29]=&quot;Y&quot;;2;0)+IF([.H29]=&quot;Y&quot;;1;0)" office:value-type="float" office:value="2"/>
          </table:previous>
        </table:cell-content-change>
        <table:cell-content-change table:id="ct1171">
          <table:cell-address table:column="11" table:row="29" table:table="0"/>
          <office:change-info>
            <dc:creator>Mike </dc:creator>
            <dc:date>2011-08-04T12:48:49.66</dc:date>
          </office:change-info>
          <table:previous table:id="ct93">
            <table:change-track-table-cell table:cell-address="Sheet1.L30" table:formula="of:=IF([.B30]=&quot;Y&quot;;4;0)+IF([.C30]=&quot;Y&quot;;2;0)+IF([.H30]=&quot;Y&quot;;1;0)" office:value-type="float" office:value="2"/>
          </table:previous>
        </table:cell-content-change>
        <table:cell-content-change table:id="ct1172">
          <table:cell-address table:column="11" table:row="30" table:table="0"/>
          <office:change-info>
            <dc:creator>Mike </dc:creator>
            <dc:date>2011-08-04T12:48:49.66</dc:date>
          </office:change-info>
          <table:previous>
            <table:change-track-table-cell/>
          </table:previous>
        </table:cell-content-change>
        <table:cell-content-change table:id="ct1173">
          <table:cell-address table:column="11" table:row="36" table:table="0"/>
          <office:change-info>
            <dc:creator>Mike </dc:creator>
            <dc:date>2011-08-04T12:48:49.66</dc:date>
          </office:change-info>
          <table:previous>
            <table:change-track-table-cell/>
          </table:previous>
        </table:cell-content-change>
        <table:cell-content-change table:id="ct1174">
          <table:cell-address table:column="11" table:row="37" table:table="0"/>
          <office:change-info>
            <dc:creator>Mike </dc:creator>
            <dc:date>2011-08-04T12:48:49.66</dc:date>
          </office:change-info>
          <table:previous>
            <table:change-track-table-cell/>
          </table:previous>
        </table:cell-content-change>
        <table:cell-content-change table:id="ct1175">
          <table:cell-address table:column="11" table:row="41" table:table="0"/>
          <office:change-info>
            <dc:creator>Mike </dc:creator>
            <dc:date>2011-08-04T12:48:49.66</dc:date>
          </office:change-info>
          <table:previous table:id="ct94">
            <table:change-track-table-cell table:cell-address="Sheet1.L42" table:formula="of:=IF([.B42]=&quot;Y&quot;;4;0)+IF([.C42]=&quot;Y&quot;;2;0)+IF([.H42]=&quot;Y&quot;;1;0)" office:value-type="float" office:value="4"/>
          </table:previous>
        </table:cell-content-change>
        <table:cell-content-change table:id="ct1176">
          <table:cell-address table:column="11" table:row="42" table:table="0"/>
          <office:change-info>
            <dc:creator>Mike </dc:creator>
            <dc:date>2011-08-04T12:48:49.66</dc:date>
          </office:change-info>
          <table:previous table:id="ct96">
            <table:change-track-table-cell/>
          </table:previous>
        </table:cell-content-change>
        <table:cell-content-change table:id="ct1177">
          <table:cell-address table:column="11" table:row="42" table:table="0"/>
          <office:change-info>
            <dc:creator>Mike </dc:creator>
            <dc:date>2011-08-04T12:48:49.66</dc:date>
          </office:change-info>
          <table:previous table:id="ct97">
            <table:change-track-table-cell table:cell-address="Sheet1.L43" table:formula="of:=IF([.B43]=&quot;Y&quot;;4;0)+IF([.C43]=&quot;Y&quot;;2;0)+IF([.H43]=&quot;Y&quot;;1;0)" office:value-type="float" office:value="4"/>
          </table:previous>
        </table:cell-content-change>
        <table:cell-content-change table:id="ct1178">
          <table:cell-address table:column="11" table:row="43" table:table="0"/>
          <office:change-info>
            <dc:creator>Mike </dc:creator>
            <dc:date>2011-08-04T12:48:49.66</dc:date>
          </office:change-info>
          <table:previous table:id="ct98">
            <table:change-track-table-cell table:cell-address="Sheet1.L44" table:formula="of:=IF([.B44]=&quot;Y&quot;;4;0)+IF([.C44]=&quot;Y&quot;;2;0)+IF([.H44]=&quot;Y&quot;;1;0)" office:value-type="float" office:value="4"/>
          </table:previous>
        </table:cell-content-change>
        <table:cell-content-change table:id="ct1179">
          <table:cell-address table:column="11" table:row="44" table:table="0"/>
          <office:change-info>
            <dc:creator>Mike </dc:creator>
            <dc:date>2011-08-04T12:48:49.66</dc:date>
          </office:change-info>
          <table:previous>
            <table:change-track-table-cell/>
          </table:previous>
        </table:cell-content-change>
        <table:cell-content-change table:id="ct1180">
          <table:cell-address table:column="11" table:row="45" table:table="0"/>
          <office:change-info>
            <dc:creator>Mike </dc:creator>
            <dc:date>2011-08-04T12:48:49.66</dc:date>
          </office:change-info>
          <table:previous>
            <table:change-track-table-cell/>
          </table:previous>
        </table:cell-content-change>
        <table:cell-content-change table:id="ct1181">
          <table:cell-address table:column="11" table:row="46" table:table="0"/>
          <office:change-info>
            <dc:creator>Mike </dc:creator>
            <dc:date>2011-08-04T12:48:49.66</dc:date>
          </office:change-info>
          <table:previous>
            <table:change-track-table-cell/>
          </table:previous>
        </table:cell-content-change>
        <table:cell-content-change table:id="ct1182">
          <table:cell-address table:column="11" table:row="47" table:table="0"/>
          <office:change-info>
            <dc:creator>Mike </dc:creator>
            <dc:date>2011-08-04T12:48:49.66</dc:date>
          </office:change-info>
          <table:previous table:id="ct99">
            <table:change-track-table-cell table:cell-address="Sheet1.L48" table:formula="of:=IF([.B48]=&quot;Y&quot;;4;0)+IF([.C48]=&quot;Y&quot;;2;0)+IF([.H48]=&quot;Y&quot;;1;0)" office:value-type="float" office:value="4"/>
          </table:previous>
        </table:cell-content-change>
        <table:cell-content-change table:id="ct1183">
          <table:cell-address table:column="11" table:row="48" table:table="0"/>
          <office:change-info>
            <dc:creator>Mike </dc:creator>
            <dc:date>2011-08-04T12:48:49.66</dc:date>
          </office:change-info>
          <table:previous>
            <table:change-track-table-cell/>
          </table:previous>
        </table:cell-content-change>
        <table:cell-content-change table:id="ct1184">
          <table:cell-address table:column="11" table:row="49" table:table="0"/>
          <office:change-info>
            <dc:creator>Mike </dc:creator>
            <dc:date>2011-08-04T12:48:49.66</dc:date>
          </office:change-info>
          <table:previous table:id="ct100">
            <table:change-track-table-cell table:cell-address="Sheet1.L50" table:formula="of:=IF([.B50]=&quot;Y&quot;;4;0)+IF([.C50]=&quot;Y&quot;;2;0)+IF([.H50]=&quot;Y&quot;;1;0)" office:value-type="float" office:value="4"/>
          </table:previous>
        </table:cell-content-change>
        <table:cell-content-change table:id="ct1185">
          <table:cell-address table:column="11" table:row="50" table:table="0"/>
          <office:change-info>
            <dc:creator>Mike </dc:creator>
            <dc:date>2011-08-04T12:48:49.66</dc:date>
          </office:change-info>
          <table:previous>
            <table:change-track-table-cell/>
          </table:previous>
        </table:cell-content-change>
        <table:cell-content-change table:id="ct1186">
          <table:cell-address table:column="11" table:row="51" table:table="0"/>
          <office:change-info>
            <dc:creator>Mike </dc:creator>
            <dc:date>2011-08-04T12:48:49.66</dc:date>
          </office:change-info>
          <table:previous>
            <table:change-track-table-cell/>
          </table:previous>
        </table:cell-content-change>
        <table:cell-content-change table:id="ct1187">
          <table:cell-address table:column="11" table:row="52" table:table="0"/>
          <office:change-info>
            <dc:creator>Mike </dc:creator>
            <dc:date>2011-08-04T12:48:49.66</dc:date>
          </office:change-info>
          <table:previous table:id="ct101">
            <table:change-track-table-cell table:cell-address="Sheet1.L53" table:formula="of:=IF([.B53]=&quot;Y&quot;;4;0)+IF([.C53]=&quot;Y&quot;;2;0)+IF([.H53]=&quot;Y&quot;;1;0)" office:value-type="float" office:value="4"/>
          </table:previous>
        </table:cell-content-change>
        <table:cell-content-change table:id="ct1188">
          <table:cell-address table:column="11" table:row="53" table:table="0"/>
          <office:change-info>
            <dc:creator>Mike </dc:creator>
            <dc:date>2011-08-04T12:48:49.66</dc:date>
          </office:change-info>
          <table:previous table:id="ct102">
            <table:change-track-table-cell table:cell-address="Sheet1.L54" table:formula="of:=IF([.B54]=&quot;Y&quot;;4;0)+IF([.C54]=&quot;Y&quot;;2;0)+IF([.H54]=&quot;Y&quot;;1;0)" office:value-type="float" office:value="4"/>
          </table:previous>
        </table:cell-content-change>
        <table:cell-content-change table:id="ct1189">
          <table:cell-address table:column="11" table:row="54" table:table="0"/>
          <office:change-info>
            <dc:creator>Mike </dc:creator>
            <dc:date>2011-08-04T12:48:49.66</dc:date>
          </office:change-info>
          <table:previous table:id="ct103">
            <table:change-track-table-cell table:cell-address="Sheet1.L55" table:formula="of:=IF([.B55]=&quot;Y&quot;;4;0)+IF([.C55]=&quot;Y&quot;;2;0)+IF([.H55]=&quot;Y&quot;;1;0)" office:value-type="float" office:value="4"/>
          </table:previous>
        </table:cell-content-change>
        <table:cell-content-change table:id="ct1190">
          <table:cell-address table:column="11" table:row="8" table:table="0"/>
          <office:change-info>
            <dc:creator>Mike </dc:creator>
            <dc:date>2011-08-04T12:49:21.49</dc:date>
          </office:change-info>
          <table:previous table:id="ct626">
            <table:change-track-table-cell table:cell-address="Sheet1.L9" table:formula="of:=DEC2HEX(1*(16*256)+HEX2DEC([.G9])*16+#ref!12+IF(NOT ([.D9]=&quot;Y&quot;);2*16*256;0);4)" office:value-type="float" office:value="0"/>
          </table:previous>
        </table:cell-content-change>
        <table:cell-content-change table:id="ct1191">
          <table:cell-address table:column="11" table:row="9" table:table="0"/>
          <office:change-info>
            <dc:creator>Mike </dc:creator>
            <dc:date>2011-08-04T12:49:26.19</dc:date>
          </office:change-info>
          <table:previous table:id="ct627">
            <table:change-track-table-cell table:cell-address="Sheet1.L10" table:formula="of:=DEC2HEX(1*(16*256)+HEX2DEC([.G10])*16+#ref!13+IF(NOT ([.D10]=&quot;Y&quot;);2*16*256;0);4)" office:value-type="float" office:value="0"/>
          </table:previous>
        </table:cell-content-change>
        <table:cell-content-change table:id="ct1192">
          <table:cell-address table:column="11" table:row="10" table:table="0"/>
          <office:change-info>
            <dc:creator>Mike </dc:creator>
            <dc:date>2011-08-04T12:49:26.19</dc:date>
          </office:change-info>
          <table:previous table:id="ct628">
            <table:change-track-table-cell table:cell-address="Sheet1.L11" table:formula="of:=DEC2HEX(1*(16*256)+HEX2DEC([.G11])*16+#ref!14+IF(NOT ([.D11]=&quot;Y&quot;);2*16*256;0);4)" office:value-type="float" office:value="0"/>
          </table:previous>
        </table:cell-content-change>
        <table:cell-content-change table:id="ct1193">
          <table:cell-address table:column="11" table:row="11" table:table="0"/>
          <office:change-info>
            <dc:creator>Mike </dc:creator>
            <dc:date>2011-08-04T12:49:26.19</dc:date>
          </office:change-info>
          <table:previous table:id="ct629">
            <table:change-track-table-cell table:cell-address="Sheet1.L12" table:formula="of:=DEC2HEX(1*(16*256)+HEX2DEC([.G12])*16+#ref!15+IF(NOT ([.D12]=&quot;Y&quot;);2*16*256;0);4)" office:value-type="float" office:value="0"/>
          </table:previous>
        </table:cell-content-change>
        <table:cell-content-change table:id="ct1194">
          <table:cell-address table:column="11" table:row="12" table:table="0"/>
          <office:change-info>
            <dc:creator>Mike </dc:creator>
            <dc:date>2011-08-04T12:49:26.19</dc:date>
          </office:change-info>
          <table:previous table:id="ct630">
            <table:change-track-table-cell table:cell-address="Sheet1.L13" table:formula="of:=DEC2HEX(1*(16*256)+HEX2DEC([.G13])*16+#ref!16+IF(NOT ([.D13]=&quot;Y&quot;);2*16*256;0);4)" office:value-type="float" office:value="0"/>
          </table:previous>
        </table:cell-content-change>
        <table:cell-content-change table:id="ct1195">
          <table:cell-address table:column="11" table:row="13" table:table="0"/>
          <office:change-info>
            <dc:creator>Mike </dc:creator>
            <dc:date>2011-08-04T12:49:26.19</dc:date>
          </office:change-info>
          <table:previous table:id="ct631">
            <table:change-track-table-cell table:cell-address="Sheet1.L14" table:formula="of:=DEC2HEX(1*(16*256)+HEX2DEC([.G14])*16+#ref!17+IF(NOT ([.D14]=&quot;Y&quot;);2*16*256;0);4)" office:value-type="float" office:value="0"/>
          </table:previous>
        </table:cell-content-change>
        <table:cell-content-change table:id="ct1196">
          <table:cell-address table:column="11" table:row="14" table:table="0"/>
          <office:change-info>
            <dc:creator>Mike </dc:creator>
            <dc:date>2011-08-04T12:49:26.19</dc:date>
          </office:change-info>
          <table:previous table:id="ct667">
            <table:change-track-table-cell/>
          </table:previous>
        </table:cell-content-change>
        <table:cell-content-change table:id="ct1197">
          <table:cell-address table:column="11" table:row="15" table:table="0"/>
          <office:change-info>
            <dc:creator>Mike </dc:creator>
            <dc:date>2011-08-04T12:49:26.19</dc:date>
          </office:change-info>
          <table:previous table:id="ct668">
            <table:change-track-table-cell/>
          </table:previous>
        </table:cell-content-change>
        <table:cell-content-change table:id="ct1198">
          <table:cell-address table:column="11" table:row="16" table:table="0"/>
          <office:change-info>
            <dc:creator>Mike </dc:creator>
            <dc:date>2011-08-04T12:49:26.19</dc:date>
          </office:change-info>
          <table:previous table:id="ct634">
            <table:change-track-table-cell table:cell-address="Sheet1.L17" table:formula="of:=DEC2HEX(1*(16*256)+HEX2DEC([.G17])*16+#ref!20+IF(NOT ([.D17]=&quot;Y&quot;);2*16*256;0);4)" office:value-type="float" office:value="0"/>
          </table:previous>
        </table:cell-content-change>
        <table:cell-content-change table:id="ct1199">
          <table:cell-address table:column="11" table:row="17" table:table="0"/>
          <office:change-info>
            <dc:creator>Mike </dc:creator>
            <dc:date>2011-08-04T12:49:26.19</dc:date>
          </office:change-info>
          <table:previous table:id="ct635">
            <table:change-track-table-cell table:cell-address="Sheet1.L18" table:formula="of:=DEC2HEX(1*(16*256)+HEX2DEC([.G18])*16+#ref!21+IF(NOT ([.D18]=&quot;Y&quot;);2*16*256;0);4)" office:value-type="float" office:value="0"/>
          </table:previous>
        </table:cell-content-change>
        <table:cell-content-change table:id="ct1200">
          <table:cell-address table:column="11" table:row="18" table:table="0"/>
          <office:change-info>
            <dc:creator>Mike </dc:creator>
            <dc:date>2011-08-04T12:49:26.19</dc:date>
          </office:change-info>
          <table:previous table:id="ct669">
            <table:change-track-table-cell/>
          </table:previous>
        </table:cell-content-change>
        <table:cell-content-change table:id="ct1201">
          <table:cell-address table:column="11" table:row="19" table:table="0"/>
          <office:change-info>
            <dc:creator>Mike </dc:creator>
            <dc:date>2011-08-04T12:49:26.19</dc:date>
          </office:change-info>
          <table:previous table:id="ct670">
            <table:change-track-table-cell/>
          </table:previous>
        </table:cell-content-change>
        <table:cell-content-change table:id="ct1202">
          <table:cell-address table:column="11" table:row="20" table:table="0"/>
          <office:change-info>
            <dc:creator>Mike </dc:creator>
            <dc:date>2011-08-04T12:49:26.19</dc:date>
          </office:change-info>
          <table:previous table:id="ct638">
            <table:change-track-table-cell table:cell-address="Sheet1.L21" table:formula="of:=DEC2HEX(1*(16*256)+HEX2DEC([.G21])*16+#ref!24+IF(NOT ([.D21]=&quot;Y&quot;);2*16*256;0);4)" office:value-type="float" office:value="0"/>
          </table:previous>
        </table:cell-content-change>
        <table:cell-content-change table:id="ct1203">
          <table:cell-address table:column="11" table:row="21" table:table="0"/>
          <office:change-info>
            <dc:creator>Mike </dc:creator>
            <dc:date>2011-08-04T12:49:26.19</dc:date>
          </office:change-info>
          <table:previous table:id="ct639">
            <table:change-track-table-cell table:cell-address="Sheet1.L22" table:formula="of:=DEC2HEX(1*(16*256)+HEX2DEC([.G22])*16+#ref!25+IF(NOT ([.D22]=&quot;Y&quot;);2*16*256;0);4)" office:value-type="float" office:value="0"/>
          </table:previous>
        </table:cell-content-change>
        <table:cell-content-change table:id="ct1204">
          <table:cell-address table:column="11" table:row="22" table:table="0"/>
          <office:change-info>
            <dc:creator>Mike </dc:creator>
            <dc:date>2011-08-04T12:49:26.19</dc:date>
          </office:change-info>
          <table:previous table:id="ct640">
            <table:change-track-table-cell table:cell-address="Sheet1.L23" table:formula="of:=DEC2HEX(1*(16*256)+HEX2DEC([.G23])*16+#ref!26+IF(NOT ([.D23]=&quot;Y&quot;);2*16*256;0);4)" office:value-type="float" office:value="0"/>
          </table:previous>
        </table:cell-content-change>
        <table:cell-content-change table:id="ct1205">
          <table:cell-address table:column="11" table:row="23" table:table="0"/>
          <office:change-info>
            <dc:creator>Mike </dc:creator>
            <dc:date>2011-08-04T12:49:26.19</dc:date>
          </office:change-info>
          <table:previous table:id="ct671">
            <table:change-track-table-cell/>
          </table:previous>
        </table:cell-content-change>
        <table:cell-content-change table:id="ct1206">
          <table:cell-address table:column="11" table:row="23" table:table="0"/>
          <office:change-info>
            <dc:creator>Mike </dc:creator>
            <dc:date>2011-08-04T12:49:26.19</dc:date>
          </office:change-info>
          <table:previous table:id="ct642">
            <table:change-track-table-cell table:cell-address="Sheet1.L24" table:formula="of:=DEC2HEX(1*(16*256)+HEX2DEC([.G24])*16+#ref!27+IF(NOT ([.D24]=&quot;Y&quot;);2*16*256;0);4)" office:value-type="float" office:value="0"/>
          </table:previous>
        </table:cell-content-change>
        <table:cell-content-change table:id="ct1207">
          <table:cell-address table:column="11" table:row="24" table:table="0"/>
          <office:change-info>
            <dc:creator>Mike </dc:creator>
            <dc:date>2011-08-04T12:49:26.19</dc:date>
          </office:change-info>
          <table:previous table:id="ct643">
            <table:change-track-table-cell table:cell-address="Sheet1.L25" table:formula="of:=DEC2HEX(1*(16*256)+HEX2DEC([.G25])*16+#ref!28+IF(NOT ([.D25]=&quot;Y&quot;);2*16*256;0);4)" office:value-type="float" office:value="0"/>
          </table:previous>
        </table:cell-content-change>
        <table:cell-content-change table:id="ct1208">
          <table:cell-address table:column="11" table:row="25" table:table="0"/>
          <office:change-info>
            <dc:creator>Mike </dc:creator>
            <dc:date>2011-08-04T12:49:26.19</dc:date>
          </office:change-info>
          <table:previous table:id="ct644">
            <table:change-track-table-cell table:cell-address="Sheet1.L26" table:formula="of:=DEC2HEX(1*(16*256)+HEX2DEC([.G26])*16+#ref!29+IF(NOT ([.D26]=&quot;Y&quot;);2*16*256;0);4)" office:value-type="float" office:value="0"/>
          </table:previous>
        </table:cell-content-change>
        <table:cell-content-change table:id="ct1209">
          <table:cell-address table:column="11" table:row="26" table:table="0"/>
          <office:change-info>
            <dc:creator>Mike </dc:creator>
            <dc:date>2011-08-04T12:49:26.19</dc:date>
          </office:change-info>
          <table:previous table:id="ct645">
            <table:change-track-table-cell table:cell-address="Sheet1.L27" table:formula="of:=DEC2HEX(1*(16*256)+HEX2DEC([.G27])*16+#ref!30+IF(NOT ([.D27]=&quot;Y&quot;);2*16*256;0);4)" office:value-type="float" office:value="0"/>
          </table:previous>
        </table:cell-content-change>
        <table:cell-content-change table:id="ct1210">
          <table:cell-address table:column="11" table:row="27" table:table="0"/>
          <office:change-info>
            <dc:creator>Mike </dc:creator>
            <dc:date>2011-08-04T12:49:26.19</dc:date>
          </office:change-info>
          <table:previous table:id="ct646">
            <table:change-track-table-cell table:cell-address="Sheet1.L28" table:formula="of:=DEC2HEX(1*(16*256)+HEX2DEC([.G28])*16+#ref!31+IF(NOT ([.D28]=&quot;Y&quot;);2*16*256;0);4)" office:value-type="float" office:value="0"/>
          </table:previous>
        </table:cell-content-change>
        <table:cell-content-change table:id="ct1211">
          <table:cell-address table:column="11" table:row="28" table:table="0"/>
          <office:change-info>
            <dc:creator>Mike </dc:creator>
            <dc:date>2011-08-04T12:49:26.19</dc:date>
          </office:change-info>
          <table:previous table:id="ct647">
            <table:change-track-table-cell table:cell-address="Sheet1.L29" table:formula="of:=DEC2HEX(1*(16*256)+HEX2DEC([.G29])*16+#ref!32+IF(NOT ([.D29]=&quot;Y&quot;);2*16*256;0);4)" office:value-type="float" office:value="0"/>
          </table:previous>
        </table:cell-content-change>
        <table:cell-content-change table:id="ct1212">
          <table:cell-address table:column="11" table:row="29" table:table="0"/>
          <office:change-info>
            <dc:creator>Mike </dc:creator>
            <dc:date>2011-08-04T12:49:26.19</dc:date>
          </office:change-info>
          <table:previous table:id="ct648">
            <table:change-track-table-cell table:cell-address="Sheet1.L30" table:formula="of:=DEC2HEX(1*(16*256)+HEX2DEC([.G30])*16+#ref!33+IF(NOT ([.D30]=&quot;Y&quot;);2*16*256;0);4)" office:value-type="float" office:value="0"/>
          </table:previous>
        </table:cell-content-change>
        <table:cell-content-change table:id="ct1213">
          <table:cell-address table:column="11" table:row="30" table:table="0"/>
          <office:change-info>
            <dc:creator>Mike </dc:creator>
            <dc:date>2011-08-04T12:49:26.19</dc:date>
          </office:change-info>
          <table:previous table:id="ct672">
            <table:change-track-table-cell/>
          </table:previous>
        </table:cell-content-change>
        <table:cell-content-change table:id="ct1214">
          <table:cell-address table:column="11" table:row="36" table:table="0"/>
          <office:change-info>
            <dc:creator>Mike </dc:creator>
            <dc:date>2011-08-04T12:49:26.19</dc:date>
          </office:change-info>
          <table:previous table:id="ct673">
            <table:change-track-table-cell/>
          </table:previous>
        </table:cell-content-change>
        <table:cell-content-change table:id="ct1215">
          <table:cell-address table:column="11" table:row="37" table:table="0"/>
          <office:change-info>
            <dc:creator>Mike </dc:creator>
            <dc:date>2011-08-04T12:49:26.19</dc:date>
          </office:change-info>
          <table:previous table:id="ct674">
            <table:change-track-table-cell/>
          </table:previous>
        </table:cell-content-change>
        <table:cell-content-change table:id="ct1216">
          <table:cell-address table:column="11" table:row="41" table:table="0"/>
          <office:change-info>
            <dc:creator>Mike </dc:creator>
            <dc:date>2011-08-04T12:49:26.19</dc:date>
          </office:change-info>
          <table:previous table:id="ct652">
            <table:change-track-table-cell table:cell-address="Sheet1.L42" table:formula="of:=DEC2HEX(1*(16*256)+HEX2DEC([.G42])*16+#ref!37+IF(NOT ([.D42]=&quot;Y&quot;);2*16*256;0);4)" office:value-type="float" office:value="0"/>
          </table:previous>
        </table:cell-content-change>
        <table:cell-content-change table:id="ct1217">
          <table:cell-address table:column="11" table:row="42" table:table="0"/>
          <office:change-info>
            <dc:creator>Mike </dc:creator>
            <dc:date>2011-08-04T12:49:26.19</dc:date>
          </office:change-info>
          <table:previous table:id="ct680">
            <table:change-track-table-cell/>
          </table:previous>
        </table:cell-content-change>
        <table:cell-content-change table:id="ct1218">
          <table:cell-address table:column="11" table:row="42" table:table="0"/>
          <office:change-info>
            <dc:creator>Mike </dc:creator>
            <dc:date>2011-08-04T12:49:26.19</dc:date>
          </office:change-info>
          <table:previous table:id="ct654">
            <table:change-track-table-cell table:cell-address="Sheet1.L43" table:formula="of:=DEC2HEX(1*(16*256)+HEX2DEC([.G43])*16+#ref!39+IF(NOT ([.D43]=&quot;Y&quot;);2*16*256;0);4)" office:value-type="float" office:value="0"/>
          </table:previous>
        </table:cell-content-change>
        <table:cell-content-change table:id="ct1219">
          <table:cell-address table:column="11" table:row="43" table:table="0"/>
          <office:change-info>
            <dc:creator>Mike </dc:creator>
            <dc:date>2011-08-04T12:49:26.19</dc:date>
          </office:change-info>
          <table:previous table:id="ct655">
            <table:change-track-table-cell table:cell-address="Sheet1.L44" table:formula="of:=DEC2HEX(1*(16*256)+HEX2DEC([.G44])*16+#ref!40+IF(NOT ([.D44]=&quot;Y&quot;);2*16*256;0);4)" office:value-type="float" office:value="0"/>
          </table:previous>
        </table:cell-content-change>
        <table:cell-content-change table:id="ct1220">
          <table:cell-address table:column="11" table:row="44" table:table="0"/>
          <office:change-info>
            <dc:creator>Mike </dc:creator>
            <dc:date>2011-08-04T12:49:26.19</dc:date>
          </office:change-info>
          <table:previous table:id="ct675">
            <table:change-track-table-cell/>
          </table:previous>
        </table:cell-content-change>
        <table:cell-content-change table:id="ct1221">
          <table:cell-address table:column="11" table:row="45" table:table="0"/>
          <office:change-info>
            <dc:creator>Mike </dc:creator>
            <dc:date>2011-08-04T12:49:26.19</dc:date>
          </office:change-info>
          <table:previous table:id="ct676">
            <table:change-track-table-cell/>
          </table:previous>
        </table:cell-content-change>
        <table:cell-content-change table:id="ct1222">
          <table:cell-address table:column="11" table:row="46" table:table="0"/>
          <office:change-info>
            <dc:creator>Mike </dc:creator>
            <dc:date>2011-08-04T12:49:26.19</dc:date>
          </office:change-info>
          <table:previous table:id="ct677">
            <table:change-track-table-cell/>
          </table:previous>
        </table:cell-content-change>
        <table:cell-content-change table:id="ct1223">
          <table:cell-address table:column="11" table:row="47" table:table="0"/>
          <office:change-info>
            <dc:creator>Mike </dc:creator>
            <dc:date>2011-08-04T12:49:26.19</dc:date>
          </office:change-info>
          <table:previous table:id="ct659">
            <table:change-track-table-cell table:cell-address="Sheet1.L48" table:formula="of:=DEC2HEX(1*(16*256)+HEX2DEC([.G48])*16+#ref!44+IF(NOT ([.D48]=&quot;Y&quot;);2*16*256;0);4)" office:value-type="float" office:value="0"/>
          </table:previous>
        </table:cell-content-change>
        <table:cell-content-change table:id="ct1224">
          <table:cell-address table:column="11" table:row="48" table:table="0"/>
          <office:change-info>
            <dc:creator>Mike </dc:creator>
            <dc:date>2011-08-04T12:49:26.19</dc:date>
          </office:change-info>
          <table:previous table:id="ct681">
            <table:change-track-table-cell/>
          </table:previous>
        </table:cell-content-change>
        <table:cell-content-change table:id="ct1225">
          <table:cell-address table:column="11" table:row="49" table:table="0"/>
          <office:change-info>
            <dc:creator>Mike </dc:creator>
            <dc:date>2011-08-04T12:49:26.19</dc:date>
          </office:change-info>
          <table:previous table:id="ct661">
            <table:change-track-table-cell table:cell-address="Sheet1.L50" table:formula="of:=DEC2HEX(1*(16*256)+HEX2DEC([.G50])*16+#ref!46+IF(NOT ([.D50]=&quot;Y&quot;);2*16*256;0);4)" office:value-type="float" office:value="0"/>
          </table:previous>
        </table:cell-content-change>
        <table:cell-content-change table:id="ct1226">
          <table:cell-address table:column="11" table:row="50" table:table="0"/>
          <office:change-info>
            <dc:creator>Mike </dc:creator>
            <dc:date>2011-08-04T12:49:26.19</dc:date>
          </office:change-info>
          <table:previous table:id="ct678">
            <table:change-track-table-cell/>
          </table:previous>
        </table:cell-content-change>
        <table:cell-content-change table:id="ct1227">
          <table:cell-address table:column="11" table:row="51" table:table="0"/>
          <office:change-info>
            <dc:creator>Mike </dc:creator>
            <dc:date>2011-08-04T12:49:26.19</dc:date>
          </office:change-info>
          <table:previous table:id="ct679">
            <table:change-track-table-cell/>
          </table:previous>
        </table:cell-content-change>
        <table:cell-content-change table:id="ct1228">
          <table:cell-address table:column="11" table:row="52" table:table="0"/>
          <office:change-info>
            <dc:creator>Mike </dc:creator>
            <dc:date>2011-08-04T12:49:26.19</dc:date>
          </office:change-info>
          <table:previous table:id="ct664">
            <table:change-track-table-cell table:cell-address="Sheet1.L53" table:formula="of:=DEC2HEX(1*(16*256)+HEX2DEC([.G53])*16+#ref!49+IF(NOT ([.D53]=&quot;Y&quot;);2*16*256;0);4)" office:value-type="float" office:value="0"/>
          </table:previous>
        </table:cell-content-change>
        <table:cell-content-change table:id="ct1229">
          <table:cell-address table:column="11" table:row="53" table:table="0"/>
          <office:change-info>
            <dc:creator>Mike </dc:creator>
            <dc:date>2011-08-04T12:49:26.19</dc:date>
          </office:change-info>
          <table:previous table:id="ct665">
            <table:change-track-table-cell table:cell-address="Sheet1.L54" table:formula="of:=DEC2HEX(1*(16*256)+HEX2DEC([.G54])*16+#ref!50+IF(NOT ([.D54]=&quot;Y&quot;);2*16*256;0);4)" office:value-type="float" office:value="0"/>
          </table:previous>
        </table:cell-content-change>
        <table:cell-content-change table:id="ct1230">
          <table:cell-address table:column="11" table:row="54" table:table="0"/>
          <office:change-info>
            <dc:creator>Mike </dc:creator>
            <dc:date>2011-08-04T12:49:26.19</dc:date>
          </office:change-info>
          <table:previous table:id="ct666">
            <table:change-track-table-cell table:cell-address="Sheet1.L55" table:formula="of:=DEC2HEX(1*(16*256)+HEX2DEC([.G55])*16+#ref!51+IF(NOT ([.D55]=&quot;Y&quot;);2*16*256;0);4)" office:value-type="float" office:value="0"/>
          </table:previous>
        </table:cell-content-change>
        <table:cell-content-change table:id="ct1231">
          <table:cell-address table:column="6" table:row="8" table:table="0"/>
          <office:change-info>
            <dc:creator>Mike </dc:creator>
            <dc:date>2011-08-04T12:50:28.15</dc:date>
          </office:change-info>
          <table:previous table:id="ct1108">
            <table:change-track-table-cell table:cell-address="Sheet1.G9" table:formula="of:=IF(#ref!12=&quot;Y&quot;;DEC2HEX([.E9]*32+[.F9];2);&quot;&quot;)" office:value-type="float" office:value="0"/>
          </table:previous>
        </table:cell-content-change>
        <table:cell-content-change table:id="ct1232">
          <table:cell-address table:column="6" table:row="9" table:table="0"/>
          <office:change-info>
            <dc:creator>Mike </dc:creator>
            <dc:date>2011-08-04T12:50:32.57</dc:date>
          </office:change-info>
          <table:previous table:id="ct1109">
            <table:change-track-table-cell table:cell-address="Sheet1.G10" table:formula="of:=IF(#ref!13=&quot;Y&quot;;DEC2HEX([.E10]*32+[.F10];2);&quot;&quot;)" office:value-type="float" office:value="0"/>
          </table:previous>
        </table:cell-content-change>
        <table:cell-content-change table:id="ct1233">
          <table:cell-address table:column="6" table:row="10" table:table="0"/>
          <office:change-info>
            <dc:creator>Mike </dc:creator>
            <dc:date>2011-08-04T12:50:32.57</dc:date>
          </office:change-info>
          <table:previous table:id="ct1110">
            <table:change-track-table-cell table:cell-address="Sheet1.G11" table:formula="of:=IF(#ref!14=&quot;Y&quot;;DEC2HEX([.E11]*32+[.F11];2);&quot;&quot;)" office:value-type="float" office:value="0"/>
          </table:previous>
        </table:cell-content-change>
        <table:cell-content-change table:id="ct1234">
          <table:cell-address table:column="6" table:row="11" table:table="0"/>
          <office:change-info>
            <dc:creator>Mike </dc:creator>
            <dc:date>2011-08-04T12:50:32.57</dc:date>
          </office:change-info>
          <table:previous table:id="ct1111">
            <table:change-track-table-cell table:cell-address="Sheet1.G12" table:formula="of:=IF(#ref!15=&quot;Y&quot;;DEC2HEX([.E12]*32+[.F12];2);&quot;&quot;)" office:value-type="float" office:value="0"/>
          </table:previous>
        </table:cell-content-change>
        <table:cell-content-change table:id="ct1235">
          <table:cell-address table:column="6" table:row="12" table:table="0"/>
          <office:change-info>
            <dc:creator>Mike </dc:creator>
            <dc:date>2011-08-04T12:50:32.57</dc:date>
          </office:change-info>
          <table:previous table:id="ct1112">
            <table:change-track-table-cell table:cell-address="Sheet1.G13" table:formula="of:=IF(#ref!16=&quot;Y&quot;;DEC2HEX([.E13]*32+[.F13];2);&quot;&quot;)" office:value-type="float" office:value="0"/>
          </table:previous>
        </table:cell-content-change>
        <table:cell-content-change table:id="ct1236">
          <table:cell-address table:column="6" table:row="13" table:table="0"/>
          <office:change-info>
            <dc:creator>Mike </dc:creator>
            <dc:date>2011-08-04T12:50:32.57</dc:date>
          </office:change-info>
          <table:previous table:id="ct1113">
            <table:change-track-table-cell table:cell-address="Sheet1.G14" table:formula="of:=IF(#ref!17=&quot;Y&quot;;DEC2HEX([.E14]*32+[.F14];2);&quot;&quot;)" office:value-type="float" office:value="0"/>
          </table:previous>
        </table:cell-content-change>
        <table:cell-content-change table:id="ct1237">
          <table:cell-address table:column="6" table:row="14" table:table="0"/>
          <office:change-info>
            <dc:creator>Mike </dc:creator>
            <dc:date>2011-08-04T12:50:32.57</dc:date>
          </office:change-info>
          <table:previous table:id="ct1114">
            <table:change-track-table-cell table:cell-address="Sheet1.G15" table:formula="of:=IF(#ref!18=&quot;Y&quot;;DEC2HEX([.E15]*32+[.F15];2);&quot;&quot;)" office:value-type="float" office:value="0"/>
          </table:previous>
        </table:cell-content-change>
        <table:cell-content-change table:id="ct1238">
          <table:cell-address table:column="6" table:row="15" table:table="0"/>
          <office:change-info>
            <dc:creator>Mike </dc:creator>
            <dc:date>2011-08-04T12:50:32.57</dc:date>
          </office:change-info>
          <table:previous table:id="ct1115">
            <table:change-track-table-cell table:cell-address="Sheet1.G16" table:formula="of:=IF(#ref!19=&quot;Y&quot;;DEC2HEX([.E16]*32+[.F16];2);&quot;&quot;)" office:value-type="float" office:value="0"/>
          </table:previous>
        </table:cell-content-change>
        <table:cell-content-change table:id="ct1239">
          <table:cell-address table:column="6" table:row="16" table:table="0"/>
          <office:change-info>
            <dc:creator>Mike </dc:creator>
            <dc:date>2011-08-04T12:50:32.57</dc:date>
          </office:change-info>
          <table:previous table:id="ct1116">
            <table:change-track-table-cell table:cell-address="Sheet1.G17" table:formula="of:=IF(#ref!20=&quot;Y&quot;;DEC2HEX([.E17]*32+[.F17];2);&quot;&quot;)" office:value-type="float" office:value="0"/>
          </table:previous>
        </table:cell-content-change>
        <table:cell-content-change table:id="ct1240">
          <table:cell-address table:column="6" table:row="17" table:table="0"/>
          <office:change-info>
            <dc:creator>Mike </dc:creator>
            <dc:date>2011-08-04T12:50:32.57</dc:date>
          </office:change-info>
          <table:previous table:id="ct1117">
            <table:change-track-table-cell table:cell-address="Sheet1.G18" table:formula="of:=IF(#ref!21=&quot;Y&quot;;DEC2HEX([.E18]*32+[.F18];2);&quot;&quot;)" office:value-type="float" office:value="0"/>
          </table:previous>
        </table:cell-content-change>
        <table:cell-content-change table:id="ct1241">
          <table:cell-address table:column="6" table:row="18" table:table="0"/>
          <office:change-info>
            <dc:creator>Mike </dc:creator>
            <dc:date>2011-08-04T12:50:32.57</dc:date>
          </office:change-info>
          <table:previous table:id="ct1118">
            <table:change-track-table-cell table:cell-address="Sheet1.G19" table:formula="of:=IF(#ref!22=&quot;Y&quot;;DEC2HEX([.E19]*32+[.F19];2);&quot;&quot;)" office:value-type="float" office:value="0"/>
          </table:previous>
        </table:cell-content-change>
        <table:cell-content-change table:id="ct1242">
          <table:cell-address table:column="6" table:row="19" table:table="0"/>
          <office:change-info>
            <dc:creator>Mike </dc:creator>
            <dc:date>2011-08-04T12:50:32.57</dc:date>
          </office:change-info>
          <table:previous table:id="ct1119">
            <table:change-track-table-cell table:cell-address="Sheet1.G20" table:formula="of:=IF(#ref!23=&quot;Y&quot;;DEC2HEX([.E20]*32+[.F20];2);&quot;&quot;)" office:value-type="float" office:value="0"/>
          </table:previous>
        </table:cell-content-change>
        <table:cell-content-change table:id="ct1243">
          <table:cell-address table:column="6" table:row="20" table:table="0"/>
          <office:change-info>
            <dc:creator>Mike </dc:creator>
            <dc:date>2011-08-04T12:50:32.57</dc:date>
          </office:change-info>
          <table:previous table:id="ct1120">
            <table:change-track-table-cell table:cell-address="Sheet1.G21" table:formula="of:=IF(#ref!24=&quot;Y&quot;;DEC2HEX([.E21]*32+[.F21];2);&quot;&quot;)" office:value-type="float" office:value="0"/>
          </table:previous>
        </table:cell-content-change>
        <table:cell-content-change table:id="ct1244">
          <table:cell-address table:column="6" table:row="21" table:table="0"/>
          <office:change-info>
            <dc:creator>Mike </dc:creator>
            <dc:date>2011-08-04T12:50:32.57</dc:date>
          </office:change-info>
          <table:previous table:id="ct1121">
            <table:change-track-table-cell table:cell-address="Sheet1.G22" table:formula="of:=IF(#ref!25=&quot;Y&quot;;DEC2HEX([.E22]*32+[.F22];2);&quot;&quot;)" office:value-type="float" office:value="0"/>
          </table:previous>
        </table:cell-content-change>
        <table:cell-content-change table:id="ct1245">
          <table:cell-address table:column="6" table:row="22" table:table="0"/>
          <office:change-info>
            <dc:creator>Mike </dc:creator>
            <dc:date>2011-08-04T12:50:32.57</dc:date>
          </office:change-info>
          <table:previous table:id="ct1122">
            <table:change-track-table-cell table:cell-address="Sheet1.G23" table:formula="of:=IF(#ref!26=&quot;Y&quot;;DEC2HEX([.E23]*32+[.F23];2);&quot;&quot;)" office:value-type="float" office:value="0"/>
          </table:previous>
        </table:cell-content-change>
        <table:cell-content-change table:id="ct1246">
          <table:cell-address table:column="6" table:row="23" table:table="0"/>
          <office:change-info>
            <dc:creator>Mike </dc:creator>
            <dc:date>2011-08-04T12:50:32.57</dc:date>
          </office:change-info>
          <table:previous table:id="ct1123">
            <table:change-track-table-cell table:cell-address="Sheet1.G24" table:formula="of:=IF(#ref!27=&quot;Y&quot;;DEC2HEX([.E24]*32+[.F24];2);&quot;&quot;)" office:value-type="float" office:value="0"/>
          </table:previous>
        </table:cell-content-change>
        <table:cell-content-change table:id="ct1247">
          <table:cell-address table:column="6" table:row="23" table:table="0"/>
          <office:change-info>
            <dc:creator>Mike </dc:creator>
            <dc:date>2011-08-04T12:50:32.57</dc:date>
          </office:change-info>
          <table:previous table:id="ct1124">
            <table:change-track-table-cell table:cell-address="Sheet1.G24" table:formula="of:=IF(#ref!27=&quot;Y&quot;;DEC2HEX([.E24]*32+[.F24];2);&quot;&quot;)" office:value-type="float" office:value="0"/>
          </table:previous>
        </table:cell-content-change>
        <table:cell-content-change table:id="ct1248">
          <table:cell-address table:column="6" table:row="24" table:table="0"/>
          <office:change-info>
            <dc:creator>Mike </dc:creator>
            <dc:date>2011-08-04T12:50:32.57</dc:date>
          </office:change-info>
          <table:previous table:id="ct1125">
            <table:change-track-table-cell table:cell-address="Sheet1.G25" table:formula="of:=IF(#ref!28=&quot;Y&quot;;DEC2HEX([.E25]*32+[.F25];2);&quot;&quot;)" office:value-type="float" office:value="0"/>
          </table:previous>
        </table:cell-content-change>
        <table:cell-content-change table:id="ct1249">
          <table:cell-address table:column="6" table:row="25" table:table="0"/>
          <office:change-info>
            <dc:creator>Mike </dc:creator>
            <dc:date>2011-08-04T12:50:32.57</dc:date>
          </office:change-info>
          <table:previous table:id="ct1126">
            <table:change-track-table-cell table:cell-address="Sheet1.G26" table:formula="of:=IF(#ref!29=&quot;Y&quot;;DEC2HEX([.E26]*32+[.F26];2);&quot;&quot;)" office:value-type="float" office:value="0"/>
          </table:previous>
        </table:cell-content-change>
        <table:cell-content-change table:id="ct1250">
          <table:cell-address table:column="6" table:row="26" table:table="0"/>
          <office:change-info>
            <dc:creator>Mike </dc:creator>
            <dc:date>2011-08-04T12:50:32.57</dc:date>
          </office:change-info>
          <table:previous table:id="ct1127">
            <table:change-track-table-cell table:cell-address="Sheet1.G27" table:formula="of:=IF(#ref!30=&quot;Y&quot;;DEC2HEX([.E27]*32+[.F27];2);&quot;&quot;)" office:value-type="float" office:value="0"/>
          </table:previous>
        </table:cell-content-change>
        <table:cell-content-change table:id="ct1251">
          <table:cell-address table:column="6" table:row="27" table:table="0"/>
          <office:change-info>
            <dc:creator>Mike </dc:creator>
            <dc:date>2011-08-04T12:50:32.57</dc:date>
          </office:change-info>
          <table:previous table:id="ct1128">
            <table:change-track-table-cell table:cell-address="Sheet1.G28" table:formula="of:=IF(#ref!31=&quot;Y&quot;;DEC2HEX([.E28]*32+[.F28];2);&quot;&quot;)" office:value-type="float" office:value="0"/>
          </table:previous>
        </table:cell-content-change>
        <table:cell-content-change table:id="ct1252">
          <table:cell-address table:column="6" table:row="28" table:table="0"/>
          <office:change-info>
            <dc:creator>Mike </dc:creator>
            <dc:date>2011-08-04T12:50:32.57</dc:date>
          </office:change-info>
          <table:previous table:id="ct1129">
            <table:change-track-table-cell table:cell-address="Sheet1.G29" table:formula="of:=IF(#ref!32=&quot;Y&quot;;DEC2HEX([.E29]*32+[.F29];2);&quot;&quot;)" office:value-type="float" office:value="0"/>
          </table:previous>
        </table:cell-content-change>
        <table:cell-content-change table:id="ct1253">
          <table:cell-address table:column="6" table:row="29" table:table="0"/>
          <office:change-info>
            <dc:creator>Mike </dc:creator>
            <dc:date>2011-08-04T12:50:32.57</dc:date>
          </office:change-info>
          <table:previous table:id="ct1130">
            <table:change-track-table-cell table:cell-address="Sheet1.G30" table:formula="of:=IF(#ref!33=&quot;Y&quot;;DEC2HEX([.E30]*32+[.F30];2);&quot;&quot;)" office:value-type="float" office:value="0"/>
          </table:previous>
        </table:cell-content-change>
        <table:cell-content-change table:id="ct1254">
          <table:cell-address table:column="6" table:row="30" table:table="0"/>
          <office:change-info>
            <dc:creator>Mike </dc:creator>
            <dc:date>2011-08-04T12:50:32.57</dc:date>
          </office:change-info>
          <table:previous table:id="ct1131">
            <table:change-track-table-cell table:cell-address="Sheet1.G31" table:formula="of:=IF(#ref!34=&quot;Y&quot;;DEC2HEX([.E31]*32+[.F31];2);&quot;&quot;)" office:value-type="float" office:value="0"/>
          </table:previous>
        </table:cell-content-change>
        <table:cell-content-change table:id="ct1255">
          <table:cell-address table:column="6" table:row="36" table:table="0"/>
          <office:change-info>
            <dc:creator>Mike </dc:creator>
            <dc:date>2011-08-04T12:50:32.57</dc:date>
          </office:change-info>
          <table:previous table:id="ct1132">
            <table:change-track-table-cell table:cell-address="Sheet1.G37" table:formula="of:=IF(#ref!35=&quot;Y&quot;;DEC2HEX([.E37]*32+[.F37];2);&quot;&quot;)" office:value-type="float" office:value="0"/>
          </table:previous>
        </table:cell-content-change>
        <table:cell-content-change table:id="ct1256">
          <table:cell-address table:column="6" table:row="37" table:table="0"/>
          <office:change-info>
            <dc:creator>Mike </dc:creator>
            <dc:date>2011-08-04T12:50:32.57</dc:date>
          </office:change-info>
          <table:previous table:id="ct1133">
            <table:change-track-table-cell table:cell-address="Sheet1.G38" table:formula="of:=IF(#ref!36=&quot;Y&quot;;DEC2HEX([.E38]*32+[.F38];2);&quot;&quot;)" office:value-type="float" office:value="0"/>
          </table:previous>
        </table:cell-content-change>
        <table:cell-content-change table:id="ct1257">
          <table:cell-address table:column="6" table:row="41" table:table="0"/>
          <office:change-info>
            <dc:creator>Mike </dc:creator>
            <dc:date>2011-08-04T12:50:32.57</dc:date>
          </office:change-info>
          <table:previous table:id="ct1134">
            <table:change-track-table-cell table:cell-address="Sheet1.G42" table:formula="of:=IF(#ref!37=&quot;Y&quot;;DEC2HEX([.E42]*32+[.F42];2);&quot;&quot;)" office:value-type="float" office:value="0"/>
          </table:previous>
        </table:cell-content-change>
        <table:cell-content-change table:id="ct1258">
          <table:cell-address table:column="6" table:row="42" table:table="0"/>
          <office:change-info>
            <dc:creator>Mike </dc:creator>
            <dc:date>2011-08-04T12:50:32.57</dc:date>
          </office:change-info>
          <table:previous table:id="ct1135">
            <table:change-track-table-cell table:cell-address="Sheet1.G43" table:formula="of:=IF(#ref!38=&quot;Y&quot;;DEC2HEX([.E43]*32+[.F43];2);&quot;&quot;)" office:value-type="float" office:value="0"/>
          </table:previous>
        </table:cell-content-change>
        <table:cell-content-change table:id="ct1259">
          <table:cell-address table:column="6" table:row="42" table:table="0"/>
          <office:change-info>
            <dc:creator>Mike </dc:creator>
            <dc:date>2011-08-04T12:50:32.57</dc:date>
          </office:change-info>
          <table:previous table:id="ct1136">
            <table:change-track-table-cell table:cell-address="Sheet1.G43" table:formula="of:=IF(#ref!39=&quot;Y&quot;;DEC2HEX([.E43]*32+[.F43];2);&quot;&quot;)" office:value-type="float" office:value="0"/>
          </table:previous>
        </table:cell-content-change>
        <table:cell-content-change table:id="ct1260">
          <table:cell-address table:column="6" table:row="43" table:table="0"/>
          <office:change-info>
            <dc:creator>Mike </dc:creator>
            <dc:date>2011-08-04T12:50:32.57</dc:date>
          </office:change-info>
          <table:previous table:id="ct1137">
            <table:change-track-table-cell table:cell-address="Sheet1.G44" table:formula="of:=IF(#ref!40=&quot;Y&quot;;DEC2HEX([.E44]*32+[.F44];2);&quot;&quot;)" office:value-type="float" office:value="0"/>
          </table:previous>
        </table:cell-content-change>
        <table:cell-content-change table:id="ct1261">
          <table:cell-address table:column="6" table:row="44" table:table="0"/>
          <office:change-info>
            <dc:creator>Mike </dc:creator>
            <dc:date>2011-08-04T12:50:32.57</dc:date>
          </office:change-info>
          <table:previous table:id="ct1138">
            <table:change-track-table-cell table:cell-address="Sheet1.G45" table:formula="of:=IF(#ref!41=&quot;Y&quot;;DEC2HEX([.E45]*32+[.F45];2);&quot;&quot;)" office:value-type="float" office:value="0"/>
          </table:previous>
        </table:cell-content-change>
        <table:cell-content-change table:id="ct1262">
          <table:cell-address table:column="6" table:row="45" table:table="0"/>
          <office:change-info>
            <dc:creator>Mike </dc:creator>
            <dc:date>2011-08-04T12:50:32.57</dc:date>
          </office:change-info>
          <table:previous table:id="ct1139">
            <table:change-track-table-cell table:cell-address="Sheet1.G46" table:formula="of:=IF(#ref!42=&quot;Y&quot;;DEC2HEX([.E46]*32+[.F46];2);&quot;&quot;)" office:value-type="float" office:value="0"/>
          </table:previous>
        </table:cell-content-change>
        <table:cell-content-change table:id="ct1263">
          <table:cell-address table:column="6" table:row="46" table:table="0"/>
          <office:change-info>
            <dc:creator>Mike </dc:creator>
            <dc:date>2011-08-04T12:50:32.57</dc:date>
          </office:change-info>
          <table:previous table:id="ct1140">
            <table:change-track-table-cell table:cell-address="Sheet1.G47" table:formula="of:=IF(#ref!43=&quot;Y&quot;;DEC2HEX([.E47]*32+[.F47];2);&quot;&quot;)" office:value-type="float" office:value="0"/>
          </table:previous>
        </table:cell-content-change>
        <table:cell-content-change table:id="ct1264">
          <table:cell-address table:column="6" table:row="47" table:table="0"/>
          <office:change-info>
            <dc:creator>Mike </dc:creator>
            <dc:date>2011-08-04T12:50:32.57</dc:date>
          </office:change-info>
          <table:previous table:id="ct1141">
            <table:change-track-table-cell table:cell-address="Sheet1.G48" table:formula="of:=IF(#ref!44=&quot;Y&quot;;DEC2HEX([.E48]*32+[.F48];2);&quot;&quot;)" office:value-type="float" office:value="0"/>
          </table:previous>
        </table:cell-content-change>
        <table:cell-content-change table:id="ct1265">
          <table:cell-address table:column="6" table:row="48" table:table="0"/>
          <office:change-info>
            <dc:creator>Mike </dc:creator>
            <dc:date>2011-08-04T12:50:32.57</dc:date>
          </office:change-info>
          <table:previous table:id="ct1142">
            <table:change-track-table-cell table:cell-address="Sheet1.G49" table:formula="of:=IF(#ref!45=&quot;Y&quot;;DEC2HEX([.E49]*32+[.F49];2);&quot;&quot;)" office:value-type="float" office:value="0"/>
          </table:previous>
        </table:cell-content-change>
        <table:cell-content-change table:id="ct1266">
          <table:cell-address table:column="6" table:row="49" table:table="0"/>
          <office:change-info>
            <dc:creator>Mike </dc:creator>
            <dc:date>2011-08-04T12:50:32.57</dc:date>
          </office:change-info>
          <table:previous table:id="ct1143">
            <table:change-track-table-cell table:cell-address="Sheet1.G50" table:formula="of:=IF(#ref!46=&quot;Y&quot;;DEC2HEX([.E50]*32+[.F50];2);&quot;&quot;)" office:value-type="float" office:value="0"/>
          </table:previous>
        </table:cell-content-change>
        <table:cell-content-change table:id="ct1267">
          <table:cell-address table:column="6" table:row="50" table:table="0"/>
          <office:change-info>
            <dc:creator>Mike </dc:creator>
            <dc:date>2011-08-04T12:50:37.96</dc:date>
          </office:change-info>
          <table:previous table:id="ct1144">
            <table:change-track-table-cell table:cell-address="Sheet1.G51" table:formula="of:=IF(#ref!47=&quot;Y&quot;;DEC2HEX([.E51]*32+[.F51];2);&quot;&quot;)" office:value-type="float" office:value="0"/>
          </table:previous>
        </table:cell-content-change>
        <table:cell-content-change table:id="ct1268">
          <table:cell-address table:column="6" table:row="51" table:table="0"/>
          <office:change-info>
            <dc:creator>Mike </dc:creator>
            <dc:date>2011-08-04T12:50:37.96</dc:date>
          </office:change-info>
          <table:previous table:id="ct1145">
            <table:change-track-table-cell table:cell-address="Sheet1.G52" table:formula="of:=IF(#ref!48=&quot;Y&quot;;DEC2HEX([.E52]*32+[.F52];2);&quot;&quot;)" office:value-type="float" office:value="0"/>
          </table:previous>
        </table:cell-content-change>
        <table:cell-content-change table:id="ct1269">
          <table:cell-address table:column="6" table:row="52" table:table="0"/>
          <office:change-info>
            <dc:creator>Mike </dc:creator>
            <dc:date>2011-08-04T12:50:37.96</dc:date>
          </office:change-info>
          <table:previous table:id="ct1146">
            <table:change-track-table-cell table:cell-address="Sheet1.G53" table:formula="of:=IF(#ref!49=&quot;Y&quot;;DEC2HEX([.E53]*32+[.F53];2);&quot;&quot;)" office:value-type="float" office:value="0"/>
          </table:previous>
        </table:cell-content-change>
        <table:cell-content-change table:id="ct1270">
          <table:cell-address table:column="6" table:row="53" table:table="0"/>
          <office:change-info>
            <dc:creator>Mike </dc:creator>
            <dc:date>2011-08-04T12:50:37.96</dc:date>
          </office:change-info>
          <table:previous table:id="ct1147">
            <table:change-track-table-cell table:cell-address="Sheet1.G54" table:formula="of:=IF(#ref!50=&quot;Y&quot;;DEC2HEX([.E54]*32+[.F54];2);&quot;&quot;)" office:value-type="float" office:value="0"/>
          </table:previous>
        </table:cell-content-change>
        <table:cell-content-change table:id="ct1271">
          <table:cell-address table:column="6" table:row="54" table:table="0"/>
          <office:change-info>
            <dc:creator>Mike </dc:creator>
            <dc:date>2011-08-04T12:50:37.96</dc:date>
          </office:change-info>
          <table:previous table:id="ct1148">
            <table:change-track-table-cell table:cell-address="Sheet1.G55" table:formula="of:=IF(#ref!51=&quot;Y&quot;;DEC2HEX([.E55]*32+[.F55];2);&quot;&quot;)" office:value-type="float" office:value="0"/>
          </table:previous>
        </table:cell-content-change>
        <table:cell-content-change table:id="ct1272">
          <table:cell-address table:column="11" table:row="8" table:table="0"/>
          <office:change-info>
            <dc:creator>Mike </dc:creator>
            <dc:date>2011-08-04T12:51:18.88</dc:date>
          </office:change-info>
          <table:previous table:id="ct1149">
            <table:change-track-table-cell table:cell-address="Sheet1.L9" table:formula="of:=IF(#ref!12=&quot;Y&quot;;IF([.B9]=&quot;Y&quot;;4;0)+IF([.C9]=&quot;Y&quot;;2;0)+IF([.H9]=&quot;Y&quot;;1;0);&quot;&quot;)" office:value-type="float" office:value="0"/>
          </table:previous>
        </table:cell-content-change>
        <table:cell-content-change table:id="ct1273">
          <table:cell-address table:column="11" table:row="9" table:table="0"/>
          <office:change-info>
            <dc:creator>Mike </dc:creator>
            <dc:date>2011-08-04T12:51:24.45</dc:date>
          </office:change-info>
          <table:previous table:id="ct1150">
            <table:change-track-table-cell table:cell-address="Sheet1.L10" table:formula="of:=IF(#ref!13=&quot;Y&quot;;IF([.B10]=&quot;Y&quot;;4;0)+IF([.C10]=&quot;Y&quot;;2;0)+IF([.H10]=&quot;Y&quot;;1;0);&quot;&quot;)" office:value-type="float" office:value="0"/>
          </table:previous>
        </table:cell-content-change>
        <table:cell-content-change table:id="ct1274">
          <table:cell-address table:column="11" table:row="10" table:table="0"/>
          <office:change-info>
            <dc:creator>Mike </dc:creator>
            <dc:date>2011-08-04T12:51:24.45</dc:date>
          </office:change-info>
          <table:previous table:id="ct1151">
            <table:change-track-table-cell table:cell-address="Sheet1.L11" table:formula="of:=IF(#ref!14=&quot;Y&quot;;IF([.B11]=&quot;Y&quot;;4;0)+IF([.C11]=&quot;Y&quot;;2;0)+IF([.H11]=&quot;Y&quot;;1;0);&quot;&quot;)" office:value-type="float" office:value="0"/>
          </table:previous>
        </table:cell-content-change>
        <table:cell-content-change table:id="ct1275">
          <table:cell-address table:column="11" table:row="11" table:table="0"/>
          <office:change-info>
            <dc:creator>Mike </dc:creator>
            <dc:date>2011-08-04T12:51:24.45</dc:date>
          </office:change-info>
          <table:previous table:id="ct1152">
            <table:change-track-table-cell table:cell-address="Sheet1.L12" table:formula="of:=IF(#ref!15=&quot;Y&quot;;IF([.B12]=&quot;Y&quot;;4;0)+IF([.C12]=&quot;Y&quot;;2;0)+IF([.H12]=&quot;Y&quot;;1;0);&quot;&quot;)" office:value-type="float" office:value="0"/>
          </table:previous>
        </table:cell-content-change>
        <table:cell-content-change table:id="ct1276">
          <table:cell-address table:column="11" table:row="12" table:table="0"/>
          <office:change-info>
            <dc:creator>Mike </dc:creator>
            <dc:date>2011-08-04T12:51:24.45</dc:date>
          </office:change-info>
          <table:previous table:id="ct1153">
            <table:change-track-table-cell table:cell-address="Sheet1.L13" table:formula="of:=IF(#ref!16=&quot;Y&quot;;IF([.B13]=&quot;Y&quot;;4;0)+IF([.C13]=&quot;Y&quot;;2;0)+IF([.H13]=&quot;Y&quot;;1;0);&quot;&quot;)" office:value-type="float" office:value="0"/>
          </table:previous>
        </table:cell-content-change>
        <table:cell-content-change table:id="ct1277">
          <table:cell-address table:column="11" table:row="13" table:table="0"/>
          <office:change-info>
            <dc:creator>Mike </dc:creator>
            <dc:date>2011-08-04T12:51:24.45</dc:date>
          </office:change-info>
          <table:previous table:id="ct1154">
            <table:change-track-table-cell table:cell-address="Sheet1.L14" table:formula="of:=IF(#ref!17=&quot;Y&quot;;IF([.B14]=&quot;Y&quot;;4;0)+IF([.C14]=&quot;Y&quot;;2;0)+IF([.H14]=&quot;Y&quot;;1;0);&quot;&quot;)" office:value-type="float" office:value="0"/>
          </table:previous>
        </table:cell-content-change>
        <table:cell-content-change table:id="ct1278">
          <table:cell-address table:column="11" table:row="14" table:table="0"/>
          <office:change-info>
            <dc:creator>Mike </dc:creator>
            <dc:date>2011-08-04T12:51:24.45</dc:date>
          </office:change-info>
          <table:previous table:id="ct1155">
            <table:change-track-table-cell table:cell-address="Sheet1.L15" table:formula="of:=IF(#ref!18=&quot;Y&quot;;IF([.B15]=&quot;Y&quot;;4;0)+IF([.C15]=&quot;Y&quot;;2;0)+IF([.H15]=&quot;Y&quot;;1;0);&quot;&quot;)" office:value-type="float" office:value="0"/>
          </table:previous>
        </table:cell-content-change>
        <table:cell-content-change table:id="ct1279">
          <table:cell-address table:column="11" table:row="15" table:table="0"/>
          <office:change-info>
            <dc:creator>Mike </dc:creator>
            <dc:date>2011-08-04T12:51:24.45</dc:date>
          </office:change-info>
          <table:previous table:id="ct1156">
            <table:change-track-table-cell table:cell-address="Sheet1.L16" table:formula="of:=IF(#ref!19=&quot;Y&quot;;IF([.B16]=&quot;Y&quot;;4;0)+IF([.C16]=&quot;Y&quot;;2;0)+IF([.H16]=&quot;Y&quot;;1;0);&quot;&quot;)" office:value-type="float" office:value="0"/>
          </table:previous>
        </table:cell-content-change>
        <table:cell-content-change table:id="ct1280">
          <table:cell-address table:column="11" table:row="16" table:table="0"/>
          <office:change-info>
            <dc:creator>Mike </dc:creator>
            <dc:date>2011-08-04T12:51:24.45</dc:date>
          </office:change-info>
          <table:previous table:id="ct1157">
            <table:change-track-table-cell table:cell-address="Sheet1.L17" table:formula="of:=IF(#ref!20=&quot;Y&quot;;IF([.B17]=&quot;Y&quot;;4;0)+IF([.C17]=&quot;Y&quot;;2;0)+IF([.H17]=&quot;Y&quot;;1;0);&quot;&quot;)" office:value-type="float" office:value="0"/>
          </table:previous>
        </table:cell-content-change>
        <table:cell-content-change table:id="ct1281">
          <table:cell-address table:column="11" table:row="17" table:table="0"/>
          <office:change-info>
            <dc:creator>Mike </dc:creator>
            <dc:date>2011-08-04T12:51:24.45</dc:date>
          </office:change-info>
          <table:previous table:id="ct1158">
            <table:change-track-table-cell table:cell-address="Sheet1.L18" table:formula="of:=IF(#ref!21=&quot;Y&quot;;IF([.B18]=&quot;Y&quot;;4;0)+IF([.C18]=&quot;Y&quot;;2;0)+IF([.H18]=&quot;Y&quot;;1;0);&quot;&quot;)" office:value-type="float" office:value="0"/>
          </table:previous>
        </table:cell-content-change>
        <table:cell-content-change table:id="ct1282">
          <table:cell-address table:column="11" table:row="18" table:table="0"/>
          <office:change-info>
            <dc:creator>Mike </dc:creator>
            <dc:date>2011-08-04T12:51:24.45</dc:date>
          </office:change-info>
          <table:previous table:id="ct1159">
            <table:change-track-table-cell table:cell-address="Sheet1.L19" table:formula="of:=IF(#ref!22=&quot;Y&quot;;IF([.B19]=&quot;Y&quot;;4;0)+IF([.C19]=&quot;Y&quot;;2;0)+IF([.H19]=&quot;Y&quot;;1;0);&quot;&quot;)" office:value-type="float" office:value="0"/>
          </table:previous>
        </table:cell-content-change>
        <table:cell-content-change table:id="ct1283">
          <table:cell-address table:column="11" table:row="19" table:table="0"/>
          <office:change-info>
            <dc:creator>Mike </dc:creator>
            <dc:date>2011-08-04T12:51:24.45</dc:date>
          </office:change-info>
          <table:previous table:id="ct1160">
            <table:change-track-table-cell table:cell-address="Sheet1.L20" table:formula="of:=IF(#ref!23=&quot;Y&quot;;IF([.B20]=&quot;Y&quot;;4;0)+IF([.C20]=&quot;Y&quot;;2;0)+IF([.H20]=&quot;Y&quot;;1;0);&quot;&quot;)" office:value-type="float" office:value="0"/>
          </table:previous>
        </table:cell-content-change>
        <table:cell-content-change table:id="ct1284">
          <table:cell-address table:column="11" table:row="20" table:table="0"/>
          <office:change-info>
            <dc:creator>Mike </dc:creator>
            <dc:date>2011-08-04T12:51:24.45</dc:date>
          </office:change-info>
          <table:previous table:id="ct1161">
            <table:change-track-table-cell table:cell-address="Sheet1.L21" table:formula="of:=IF(#ref!24=&quot;Y&quot;;IF([.B21]=&quot;Y&quot;;4;0)+IF([.C21]=&quot;Y&quot;;2;0)+IF([.H21]=&quot;Y&quot;;1;0);&quot;&quot;)" office:value-type="float" office:value="0"/>
          </table:previous>
        </table:cell-content-change>
        <table:cell-content-change table:id="ct1285">
          <table:cell-address table:column="11" table:row="21" table:table="0"/>
          <office:change-info>
            <dc:creator>Mike </dc:creator>
            <dc:date>2011-08-04T12:51:24.45</dc:date>
          </office:change-info>
          <table:previous table:id="ct1162">
            <table:change-track-table-cell table:cell-address="Sheet1.L22" table:formula="of:=IF(#ref!25=&quot;Y&quot;;IF([.B22]=&quot;Y&quot;;4;0)+IF([.C22]=&quot;Y&quot;;2;0)+IF([.H22]=&quot;Y&quot;;1;0);&quot;&quot;)" office:value-type="float" office:value="0"/>
          </table:previous>
        </table:cell-content-change>
        <table:cell-content-change table:id="ct1286">
          <table:cell-address table:column="11" table:row="22" table:table="0"/>
          <office:change-info>
            <dc:creator>Mike </dc:creator>
            <dc:date>2011-08-04T12:51:24.45</dc:date>
          </office:change-info>
          <table:previous table:id="ct1163">
            <table:change-track-table-cell table:cell-address="Sheet1.L23" table:formula="of:=IF(#ref!26=&quot;Y&quot;;IF([.B23]=&quot;Y&quot;;4;0)+IF([.C23]=&quot;Y&quot;;2;0)+IF([.H23]=&quot;Y&quot;;1;0);&quot;&quot;)" office:value-type="float" office:value="0"/>
          </table:previous>
        </table:cell-content-change>
        <table:cell-content-change table:id="ct1287">
          <table:cell-address table:column="11" table:row="23" table:table="0"/>
          <office:change-info>
            <dc:creator>Mike </dc:creator>
            <dc:date>2011-08-04T12:51:24.45</dc:date>
          </office:change-info>
          <table:previous table:id="ct1164">
            <table:change-track-table-cell table:cell-address="Sheet1.L24" table:formula="of:=IF(#ref!27=&quot;Y&quot;;IF([.B24]=&quot;Y&quot;;4;0)+IF([.C24]=&quot;Y&quot;;2;0)+IF([.H24]=&quot;Y&quot;;1;0);&quot;&quot;)" office:value-type="float" office:value="0"/>
          </table:previous>
        </table:cell-content-change>
        <table:cell-content-change table:id="ct1288">
          <table:cell-address table:column="11" table:row="23" table:table="0"/>
          <office:change-info>
            <dc:creator>Mike </dc:creator>
            <dc:date>2011-08-04T12:51:24.45</dc:date>
          </office:change-info>
          <table:previous table:id="ct1165">
            <table:change-track-table-cell table:cell-address="Sheet1.L24" table:formula="of:=IF(#ref!27=&quot;Y&quot;;IF([.B24]=&quot;Y&quot;;4;0)+IF([.C24]=&quot;Y&quot;;2;0)+IF([.H24]=&quot;Y&quot;;1;0);&quot;&quot;)" office:value-type="float" office:value="0"/>
          </table:previous>
        </table:cell-content-change>
        <table:cell-content-change table:id="ct1289">
          <table:cell-address table:column="11" table:row="24" table:table="0"/>
          <office:change-info>
            <dc:creator>Mike </dc:creator>
            <dc:date>2011-08-04T12:51:24.45</dc:date>
          </office:change-info>
          <table:previous table:id="ct1166">
            <table:change-track-table-cell table:cell-address="Sheet1.L25" table:formula="of:=IF(#ref!28=&quot;Y&quot;;IF([.B25]=&quot;Y&quot;;4;0)+IF([.C25]=&quot;Y&quot;;2;0)+IF([.H25]=&quot;Y&quot;;1;0);&quot;&quot;)" office:value-type="float" office:value="0"/>
          </table:previous>
        </table:cell-content-change>
        <table:cell-content-change table:id="ct1290">
          <table:cell-address table:column="11" table:row="25" table:table="0"/>
          <office:change-info>
            <dc:creator>Mike </dc:creator>
            <dc:date>2011-08-04T12:51:24.45</dc:date>
          </office:change-info>
          <table:previous table:id="ct1167">
            <table:change-track-table-cell table:cell-address="Sheet1.L26" table:formula="of:=IF(#ref!29=&quot;Y&quot;;IF([.B26]=&quot;Y&quot;;4;0)+IF([.C26]=&quot;Y&quot;;2;0)+IF([.H26]=&quot;Y&quot;;1;0);&quot;&quot;)" office:value-type="float" office:value="0"/>
          </table:previous>
        </table:cell-content-change>
        <table:cell-content-change table:id="ct1291">
          <table:cell-address table:column="11" table:row="26" table:table="0"/>
          <office:change-info>
            <dc:creator>Mike </dc:creator>
            <dc:date>2011-08-04T12:51:24.45</dc:date>
          </office:change-info>
          <table:previous table:id="ct1168">
            <table:change-track-table-cell table:cell-address="Sheet1.L27" table:formula="of:=IF(#ref!30=&quot;Y&quot;;IF([.B27]=&quot;Y&quot;;4;0)+IF([.C27]=&quot;Y&quot;;2;0)+IF([.H27]=&quot;Y&quot;;1;0);&quot;&quot;)" office:value-type="float" office:value="0"/>
          </table:previous>
        </table:cell-content-change>
        <table:cell-content-change table:id="ct1292">
          <table:cell-address table:column="11" table:row="27" table:table="0"/>
          <office:change-info>
            <dc:creator>Mike </dc:creator>
            <dc:date>2011-08-04T12:51:24.45</dc:date>
          </office:change-info>
          <table:previous table:id="ct1169">
            <table:change-track-table-cell table:cell-address="Sheet1.L28" table:formula="of:=IF(#ref!31=&quot;Y&quot;;IF([.B28]=&quot;Y&quot;;4;0)+IF([.C28]=&quot;Y&quot;;2;0)+IF([.H28]=&quot;Y&quot;;1;0);&quot;&quot;)" office:value-type="float" office:value="0"/>
          </table:previous>
        </table:cell-content-change>
        <table:cell-content-change table:id="ct1293">
          <table:cell-address table:column="11" table:row="28" table:table="0"/>
          <office:change-info>
            <dc:creator>Mike </dc:creator>
            <dc:date>2011-08-04T12:51:24.45</dc:date>
          </office:change-info>
          <table:previous table:id="ct1170">
            <table:change-track-table-cell table:cell-address="Sheet1.L29" table:formula="of:=IF(#ref!32=&quot;Y&quot;;IF([.B29]=&quot;Y&quot;;4;0)+IF([.C29]=&quot;Y&quot;;2;0)+IF([.H29]=&quot;Y&quot;;1;0);&quot;&quot;)" office:value-type="float" office:value="0"/>
          </table:previous>
        </table:cell-content-change>
        <table:cell-content-change table:id="ct1294">
          <table:cell-address table:column="11" table:row="29" table:table="0"/>
          <office:change-info>
            <dc:creator>Mike </dc:creator>
            <dc:date>2011-08-04T12:51:24.45</dc:date>
          </office:change-info>
          <table:previous table:id="ct1171">
            <table:change-track-table-cell table:cell-address="Sheet1.L30" table:formula="of:=IF(#ref!33=&quot;Y&quot;;IF([.B30]=&quot;Y&quot;;4;0)+IF([.C30]=&quot;Y&quot;;2;0)+IF([.H30]=&quot;Y&quot;;1;0);&quot;&quot;)" office:value-type="float" office:value="0"/>
          </table:previous>
        </table:cell-content-change>
        <table:cell-content-change table:id="ct1295">
          <table:cell-address table:column="11" table:row="30" table:table="0"/>
          <office:change-info>
            <dc:creator>Mike </dc:creator>
            <dc:date>2011-08-04T12:51:24.45</dc:date>
          </office:change-info>
          <table:previous table:id="ct1172">
            <table:change-track-table-cell table:cell-address="Sheet1.L31" table:formula="of:=IF(#ref!34=&quot;Y&quot;;IF([.B31]=&quot;Y&quot;;4;0)+IF([.C31]=&quot;Y&quot;;2;0)+IF([.H31]=&quot;Y&quot;;1;0);&quot;&quot;)" office:value-type="float" office:value="0"/>
          </table:previous>
        </table:cell-content-change>
        <table:cell-content-change table:id="ct1296">
          <table:cell-address table:column="11" table:row="36" table:table="0"/>
          <office:change-info>
            <dc:creator>Mike </dc:creator>
            <dc:date>2011-08-04T12:51:24.45</dc:date>
          </office:change-info>
          <table:previous table:id="ct1173">
            <table:change-track-table-cell table:cell-address="Sheet1.L37" table:formula="of:=IF(#ref!35=&quot;Y&quot;;IF([.B37]=&quot;Y&quot;;4;0)+IF([.C37]=&quot;Y&quot;;2;0)+IF([.H37]=&quot;Y&quot;;1;0);&quot;&quot;)" office:value-type="float" office:value="0"/>
          </table:previous>
        </table:cell-content-change>
        <table:cell-content-change table:id="ct1297">
          <table:cell-address table:column="11" table:row="37" table:table="0"/>
          <office:change-info>
            <dc:creator>Mike </dc:creator>
            <dc:date>2011-08-04T12:51:24.45</dc:date>
          </office:change-info>
          <table:previous table:id="ct1174">
            <table:change-track-table-cell table:cell-address="Sheet1.L38" table:formula="of:=IF(#ref!36=&quot;Y&quot;;IF([.B38]=&quot;Y&quot;;4;0)+IF([.C38]=&quot;Y&quot;;2;0)+IF([.H38]=&quot;Y&quot;;1;0);&quot;&quot;)" office:value-type="float" office:value="0"/>
          </table:previous>
        </table:cell-content-change>
        <table:cell-content-change table:id="ct1298">
          <table:cell-address table:column="11" table:row="41" table:table="0"/>
          <office:change-info>
            <dc:creator>Mike </dc:creator>
            <dc:date>2011-08-04T12:51:24.45</dc:date>
          </office:change-info>
          <table:previous table:id="ct1175">
            <table:change-track-table-cell table:cell-address="Sheet1.L42" table:formula="of:=IF(#ref!37=&quot;Y&quot;;IF([.B42]=&quot;Y&quot;;4;0)+IF([.C42]=&quot;Y&quot;;2;0)+IF([.H42]=&quot;Y&quot;;1;0);&quot;&quot;)" office:value-type="float" office:value="0"/>
          </table:previous>
        </table:cell-content-change>
        <table:cell-content-change table:id="ct1299">
          <table:cell-address table:column="11" table:row="42" table:table="0"/>
          <office:change-info>
            <dc:creator>Mike </dc:creator>
            <dc:date>2011-08-04T12:51:24.45</dc:date>
          </office:change-info>
          <table:previous table:id="ct1176">
            <table:change-track-table-cell table:cell-address="Sheet1.L43" table:formula="of:=IF(#ref!38=&quot;Y&quot;;IF([.B43]=&quot;Y&quot;;4;0)+IF([.C43]=&quot;Y&quot;;2;0)+IF([.H43]=&quot;Y&quot;;1;0);&quot;&quot;)" office:value-type="float" office:value="0"/>
          </table:previous>
        </table:cell-content-change>
        <table:cell-content-change table:id="ct1300">
          <table:cell-address table:column="11" table:row="42" table:table="0"/>
          <office:change-info>
            <dc:creator>Mike </dc:creator>
            <dc:date>2011-08-04T12:51:24.45</dc:date>
          </office:change-info>
          <table:previous table:id="ct1177">
            <table:change-track-table-cell table:cell-address="Sheet1.L43" table:formula="of:=IF(#ref!39=&quot;Y&quot;;IF([.B43]=&quot;Y&quot;;4;0)+IF([.C43]=&quot;Y&quot;;2;0)+IF([.H43]=&quot;Y&quot;;1;0);&quot;&quot;)" office:value-type="float" office:value="0"/>
          </table:previous>
        </table:cell-content-change>
        <table:cell-content-change table:id="ct1301">
          <table:cell-address table:column="11" table:row="43" table:table="0"/>
          <office:change-info>
            <dc:creator>Mike </dc:creator>
            <dc:date>2011-08-04T12:51:24.45</dc:date>
          </office:change-info>
          <table:previous table:id="ct1178">
            <table:change-track-table-cell table:cell-address="Sheet1.L44" table:formula="of:=IF(#ref!40=&quot;Y&quot;;IF([.B44]=&quot;Y&quot;;4;0)+IF([.C44]=&quot;Y&quot;;2;0)+IF([.H44]=&quot;Y&quot;;1;0);&quot;&quot;)" office:value-type="float" office:value="0"/>
          </table:previous>
        </table:cell-content-change>
        <table:cell-content-change table:id="ct1302">
          <table:cell-address table:column="11" table:row="44" table:table="0"/>
          <office:change-info>
            <dc:creator>Mike </dc:creator>
            <dc:date>2011-08-04T12:51:24.45</dc:date>
          </office:change-info>
          <table:previous table:id="ct1179">
            <table:change-track-table-cell table:cell-address="Sheet1.L45" table:formula="of:=IF(#ref!41=&quot;Y&quot;;IF([.B45]=&quot;Y&quot;;4;0)+IF([.C45]=&quot;Y&quot;;2;0)+IF([.H45]=&quot;Y&quot;;1;0);&quot;&quot;)" office:value-type="float" office:value="0"/>
          </table:previous>
        </table:cell-content-change>
        <table:cell-content-change table:id="ct1303">
          <table:cell-address table:column="11" table:row="45" table:table="0"/>
          <office:change-info>
            <dc:creator>Mike </dc:creator>
            <dc:date>2011-08-04T12:51:24.45</dc:date>
          </office:change-info>
          <table:previous table:id="ct1180">
            <table:change-track-table-cell table:cell-address="Sheet1.L46" table:formula="of:=IF(#ref!42=&quot;Y&quot;;IF([.B46]=&quot;Y&quot;;4;0)+IF([.C46]=&quot;Y&quot;;2;0)+IF([.H46]=&quot;Y&quot;;1;0);&quot;&quot;)" office:value-type="float" office:value="0"/>
          </table:previous>
        </table:cell-content-change>
        <table:cell-content-change table:id="ct1304">
          <table:cell-address table:column="11" table:row="46" table:table="0"/>
          <office:change-info>
            <dc:creator>Mike </dc:creator>
            <dc:date>2011-08-04T12:51:24.45</dc:date>
          </office:change-info>
          <table:previous table:id="ct1181">
            <table:change-track-table-cell table:cell-address="Sheet1.L47" table:formula="of:=IF(#ref!43=&quot;Y&quot;;IF([.B47]=&quot;Y&quot;;4;0)+IF([.C47]=&quot;Y&quot;;2;0)+IF([.H47]=&quot;Y&quot;;1;0);&quot;&quot;)" office:value-type="float" office:value="0"/>
          </table:previous>
        </table:cell-content-change>
        <table:cell-content-change table:id="ct1305">
          <table:cell-address table:column="11" table:row="47" table:table="0"/>
          <office:change-info>
            <dc:creator>Mike </dc:creator>
            <dc:date>2011-08-04T12:51:24.45</dc:date>
          </office:change-info>
          <table:previous table:id="ct1182">
            <table:change-track-table-cell table:cell-address="Sheet1.L48" table:formula="of:=IF(#ref!44=&quot;Y&quot;;IF([.B48]=&quot;Y&quot;;4;0)+IF([.C48]=&quot;Y&quot;;2;0)+IF([.H48]=&quot;Y&quot;;1;0);&quot;&quot;)" office:value-type="float" office:value="0"/>
          </table:previous>
        </table:cell-content-change>
        <table:cell-content-change table:id="ct1306">
          <table:cell-address table:column="11" table:row="48" table:table="0"/>
          <office:change-info>
            <dc:creator>Mike </dc:creator>
            <dc:date>2011-08-04T12:51:24.45</dc:date>
          </office:change-info>
          <table:previous table:id="ct1183">
            <table:change-track-table-cell table:cell-address="Sheet1.L49" table:formula="of:=IF(#ref!45=&quot;Y&quot;;IF([.B49]=&quot;Y&quot;;4;0)+IF([.C49]=&quot;Y&quot;;2;0)+IF([.H49]=&quot;Y&quot;;1;0);&quot;&quot;)" office:value-type="float" office:value="0"/>
          </table:previous>
        </table:cell-content-change>
        <table:cell-content-change table:id="ct1307">
          <table:cell-address table:column="11" table:row="49" table:table="0"/>
          <office:change-info>
            <dc:creator>Mike </dc:creator>
            <dc:date>2011-08-04T12:51:24.45</dc:date>
          </office:change-info>
          <table:previous table:id="ct1184">
            <table:change-track-table-cell table:cell-address="Sheet1.L50" table:formula="of:=IF(#ref!46=&quot;Y&quot;;IF([.B50]=&quot;Y&quot;;4;0)+IF([.C50]=&quot;Y&quot;;2;0)+IF([.H50]=&quot;Y&quot;;1;0);&quot;&quot;)" office:value-type="float" office:value="0"/>
          </table:previous>
        </table:cell-content-change>
        <table:cell-content-change table:id="ct1308">
          <table:cell-address table:column="11" table:row="50" table:table="0"/>
          <office:change-info>
            <dc:creator>Mike </dc:creator>
            <dc:date>2011-08-04T12:51:24.45</dc:date>
          </office:change-info>
          <table:previous table:id="ct1185">
            <table:change-track-table-cell table:cell-address="Sheet1.L51" table:formula="of:=IF(#ref!47=&quot;Y&quot;;IF([.B51]=&quot;Y&quot;;4;0)+IF([.C51]=&quot;Y&quot;;2;0)+IF([.H51]=&quot;Y&quot;;1;0);&quot;&quot;)" office:value-type="float" office:value="0"/>
          </table:previous>
        </table:cell-content-change>
        <table:cell-content-change table:id="ct1309">
          <table:cell-address table:column="11" table:row="51" table:table="0"/>
          <office:change-info>
            <dc:creator>Mike </dc:creator>
            <dc:date>2011-08-04T12:51:24.45</dc:date>
          </office:change-info>
          <table:previous table:id="ct1186">
            <table:change-track-table-cell table:cell-address="Sheet1.L52" table:formula="of:=IF(#ref!48=&quot;Y&quot;;IF([.B52]=&quot;Y&quot;;4;0)+IF([.C52]=&quot;Y&quot;;2;0)+IF([.H52]=&quot;Y&quot;;1;0);&quot;&quot;)" office:value-type="float" office:value="0"/>
          </table:previous>
        </table:cell-content-change>
        <table:cell-content-change table:id="ct1310">
          <table:cell-address table:column="11" table:row="52" table:table="0"/>
          <office:change-info>
            <dc:creator>Mike </dc:creator>
            <dc:date>2011-08-04T12:51:24.45</dc:date>
          </office:change-info>
          <table:previous table:id="ct1187">
            <table:change-track-table-cell table:cell-address="Sheet1.L53" table:formula="of:=IF(#ref!49=&quot;Y&quot;;IF([.B53]=&quot;Y&quot;;4;0)+IF([.C53]=&quot;Y&quot;;2;0)+IF([.H53]=&quot;Y&quot;;1;0);&quot;&quot;)" office:value-type="float" office:value="0"/>
          </table:previous>
        </table:cell-content-change>
        <table:cell-content-change table:id="ct1311">
          <table:cell-address table:column="11" table:row="53" table:table="0"/>
          <office:change-info>
            <dc:creator>Mike </dc:creator>
            <dc:date>2011-08-04T12:51:24.45</dc:date>
          </office:change-info>
          <table:previous table:id="ct1188">
            <table:change-track-table-cell table:cell-address="Sheet1.L54" table:formula="of:=IF(#ref!50=&quot;Y&quot;;IF([.B54]=&quot;Y&quot;;4;0)+IF([.C54]=&quot;Y&quot;;2;0)+IF([.H54]=&quot;Y&quot;;1;0);&quot;&quot;)" office:value-type="float" office:value="0"/>
          </table:previous>
        </table:cell-content-change>
        <table:cell-content-change table:id="ct1312">
          <table:cell-address table:column="11" table:row="54" table:table="0"/>
          <office:change-info>
            <dc:creator>Mike </dc:creator>
            <dc:date>2011-08-04T12:51:24.45</dc:date>
          </office:change-info>
          <table:previous table:id="ct1189">
            <table:change-track-table-cell table:cell-address="Sheet1.L55" table:formula="of:=IF(#ref!51=&quot;Y&quot;;IF([.B55]=&quot;Y&quot;;4;0)+IF([.C55]=&quot;Y&quot;;2;0)+IF([.H55]=&quot;Y&quot;;1;0);&quot;&quot;)" office:value-type="float" office:value="0"/>
          </table:previous>
        </table:cell-content-change>
        <table:cell-content-change table:id="ct1313">
          <table:cell-address table:column="11" table:row="8" table:table="0"/>
          <office:change-info>
            <dc:creator>Mike </dc:creator>
            <dc:date>2011-08-04T12:51:45.56</dc:date>
          </office:change-info>
          <table:previous table:id="ct1190">
            <table:change-track-table-cell table:cell-address="Sheet1.L9" table:formula="of:=IF(#ref!12=&quot;Y&quot;;DEC2HEX(1*(16*256)+HEX2DEC([.G9])*16+#ref!12+IF(NOT ([.D9]=&quot;Y&quot;);2*16*256;0);4);&quot;&quot;)" office:value-type="float" office:value="0"/>
          </table:previous>
        </table:cell-content-change>
        <table:cell-content-change table:id="ct1314">
          <table:cell-address table:column="11" table:row="9" table:table="0"/>
          <office:change-info>
            <dc:creator>Mike </dc:creator>
            <dc:date>2011-08-04T12:51:53.42</dc:date>
          </office:change-info>
          <table:previous table:id="ct1191">
            <table:change-track-table-cell table:cell-address="Sheet1.L10" table:formula="of:=IF(#ref!13=&quot;Y&quot;;DEC2HEX(1*(16*256)+HEX2DEC([.G10])*16+#ref!13+IF(NOT ([.D10]=&quot;Y&quot;);2*16*256;0);4);&quot;&quot;)" office:value-type="float" office:value="0"/>
          </table:previous>
        </table:cell-content-change>
        <table:cell-content-change table:id="ct1315">
          <table:cell-address table:column="11" table:row="10" table:table="0"/>
          <office:change-info>
            <dc:creator>Mike </dc:creator>
            <dc:date>2011-08-04T12:51:53.42</dc:date>
          </office:change-info>
          <table:previous table:id="ct1192">
            <table:change-track-table-cell table:cell-address="Sheet1.L11" table:formula="of:=IF(#ref!14=&quot;Y&quot;;DEC2HEX(1*(16*256)+HEX2DEC([.G11])*16+#ref!14+IF(NOT ([.D11]=&quot;Y&quot;);2*16*256;0);4);&quot;&quot;)" office:value-type="float" office:value="0"/>
          </table:previous>
        </table:cell-content-change>
        <table:cell-content-change table:id="ct1316">
          <table:cell-address table:column="11" table:row="11" table:table="0"/>
          <office:change-info>
            <dc:creator>Mike </dc:creator>
            <dc:date>2011-08-04T12:51:53.42</dc:date>
          </office:change-info>
          <table:previous table:id="ct1193">
            <table:change-track-table-cell table:cell-address="Sheet1.L12" table:formula="of:=IF(#ref!15=&quot;Y&quot;;DEC2HEX(1*(16*256)+HEX2DEC([.G12])*16+#ref!15+IF(NOT ([.D12]=&quot;Y&quot;);2*16*256;0);4);&quot;&quot;)" office:value-type="float" office:value="0"/>
          </table:previous>
        </table:cell-content-change>
        <table:cell-content-change table:id="ct1317">
          <table:cell-address table:column="11" table:row="12" table:table="0"/>
          <office:change-info>
            <dc:creator>Mike </dc:creator>
            <dc:date>2011-08-04T12:51:53.42</dc:date>
          </office:change-info>
          <table:previous table:id="ct1194">
            <table:change-track-table-cell table:cell-address="Sheet1.L13" table:formula="of:=IF(#ref!16=&quot;Y&quot;;DEC2HEX(1*(16*256)+HEX2DEC([.G13])*16+#ref!16+IF(NOT ([.D13]=&quot;Y&quot;);2*16*256;0);4);&quot;&quot;)" office:value-type="float" office:value="0"/>
          </table:previous>
        </table:cell-content-change>
        <table:cell-content-change table:id="ct1318">
          <table:cell-address table:column="11" table:row="13" table:table="0"/>
          <office:change-info>
            <dc:creator>Mike </dc:creator>
            <dc:date>2011-08-04T12:51:53.42</dc:date>
          </office:change-info>
          <table:previous table:id="ct1195">
            <table:change-track-table-cell table:cell-address="Sheet1.L14" table:formula="of:=IF(#ref!17=&quot;Y&quot;;DEC2HEX(1*(16*256)+HEX2DEC([.G14])*16+#ref!17+IF(NOT ([.D14]=&quot;Y&quot;);2*16*256;0);4);&quot;&quot;)" office:value-type="float" office:value="0"/>
          </table:previous>
        </table:cell-content-change>
        <table:cell-content-change table:id="ct1319">
          <table:cell-address table:column="11" table:row="14" table:table="0"/>
          <office:change-info>
            <dc:creator>Mike </dc:creator>
            <dc:date>2011-08-04T12:51:53.42</dc:date>
          </office:change-info>
          <table:previous table:id="ct1196">
            <table:change-track-table-cell table:cell-address="Sheet1.L15" table:formula="of:=IF(#ref!18=&quot;Y&quot;;DEC2HEX(1*(16*256)+HEX2DEC([.G15])*16+#ref!18+IF(NOT ([.D15]=&quot;Y&quot;);2*16*256;0);4);&quot;&quot;)" office:value-type="float" office:value="0"/>
          </table:previous>
        </table:cell-content-change>
        <table:cell-content-change table:id="ct1320">
          <table:cell-address table:column="11" table:row="15" table:table="0"/>
          <office:change-info>
            <dc:creator>Mike </dc:creator>
            <dc:date>2011-08-04T12:51:53.42</dc:date>
          </office:change-info>
          <table:previous table:id="ct1197">
            <table:change-track-table-cell table:cell-address="Sheet1.L16" table:formula="of:=IF(#ref!19=&quot;Y&quot;;DEC2HEX(1*(16*256)+HEX2DEC([.G16])*16+#ref!19+IF(NOT ([.D16]=&quot;Y&quot;);2*16*256;0);4);&quot;&quot;)" office:value-type="float" office:value="0"/>
          </table:previous>
        </table:cell-content-change>
        <table:cell-content-change table:id="ct1321">
          <table:cell-address table:column="11" table:row="16" table:table="0"/>
          <office:change-info>
            <dc:creator>Mike </dc:creator>
            <dc:date>2011-08-04T12:51:53.42</dc:date>
          </office:change-info>
          <table:previous table:id="ct1198">
            <table:change-track-table-cell table:cell-address="Sheet1.L17" table:formula="of:=IF(#ref!20=&quot;Y&quot;;DEC2HEX(1*(16*256)+HEX2DEC([.G17])*16+#ref!20+IF(NOT ([.D17]=&quot;Y&quot;);2*16*256;0);4);&quot;&quot;)" office:value-type="float" office:value="0"/>
          </table:previous>
        </table:cell-content-change>
        <table:cell-content-change table:id="ct1322">
          <table:cell-address table:column="11" table:row="17" table:table="0"/>
          <office:change-info>
            <dc:creator>Mike </dc:creator>
            <dc:date>2011-08-04T12:51:53.42</dc:date>
          </office:change-info>
          <table:previous table:id="ct1199">
            <table:change-track-table-cell table:cell-address="Sheet1.L18" table:formula="of:=IF(#ref!21=&quot;Y&quot;;DEC2HEX(1*(16*256)+HEX2DEC([.G18])*16+#ref!21+IF(NOT ([.D18]=&quot;Y&quot;);2*16*256;0);4);&quot;&quot;)" office:value-type="float" office:value="0"/>
          </table:previous>
        </table:cell-content-change>
        <table:cell-content-change table:id="ct1323">
          <table:cell-address table:column="11" table:row="18" table:table="0"/>
          <office:change-info>
            <dc:creator>Mike </dc:creator>
            <dc:date>2011-08-04T12:51:53.42</dc:date>
          </office:change-info>
          <table:previous table:id="ct1200">
            <table:change-track-table-cell table:cell-address="Sheet1.L19" table:formula="of:=IF(#ref!22=&quot;Y&quot;;DEC2HEX(1*(16*256)+HEX2DEC([.G19])*16+#ref!22+IF(NOT ([.D19]=&quot;Y&quot;);2*16*256;0);4);&quot;&quot;)" office:value-type="float" office:value="0"/>
          </table:previous>
        </table:cell-content-change>
        <table:cell-content-change table:id="ct1324">
          <table:cell-address table:column="11" table:row="19" table:table="0"/>
          <office:change-info>
            <dc:creator>Mike </dc:creator>
            <dc:date>2011-08-04T12:51:53.42</dc:date>
          </office:change-info>
          <table:previous table:id="ct1201">
            <table:change-track-table-cell table:cell-address="Sheet1.L20" table:formula="of:=IF(#ref!23=&quot;Y&quot;;DEC2HEX(1*(16*256)+HEX2DEC([.G20])*16+#ref!23+IF(NOT ([.D20]=&quot;Y&quot;);2*16*256;0);4);&quot;&quot;)" office:value-type="float" office:value="0"/>
          </table:previous>
        </table:cell-content-change>
        <table:cell-content-change table:id="ct1325">
          <table:cell-address table:column="11" table:row="20" table:table="0"/>
          <office:change-info>
            <dc:creator>Mike </dc:creator>
            <dc:date>2011-08-04T12:51:53.42</dc:date>
          </office:change-info>
          <table:previous table:id="ct1202">
            <table:change-track-table-cell table:cell-address="Sheet1.L21" table:formula="of:=IF(#ref!24=&quot;Y&quot;;DEC2HEX(1*(16*256)+HEX2DEC([.G21])*16+#ref!24+IF(NOT ([.D21]=&quot;Y&quot;);2*16*256;0);4);&quot;&quot;)" office:value-type="float" office:value="0"/>
          </table:previous>
        </table:cell-content-change>
        <table:cell-content-change table:id="ct1326">
          <table:cell-address table:column="11" table:row="21" table:table="0"/>
          <office:change-info>
            <dc:creator>Mike </dc:creator>
            <dc:date>2011-08-04T12:51:53.42</dc:date>
          </office:change-info>
          <table:previous table:id="ct1203">
            <table:change-track-table-cell table:cell-address="Sheet1.L22" table:formula="of:=IF(#ref!25=&quot;Y&quot;;DEC2HEX(1*(16*256)+HEX2DEC([.G22])*16+#ref!25+IF(NOT ([.D22]=&quot;Y&quot;);2*16*256;0);4);&quot;&quot;)" office:value-type="float" office:value="0"/>
          </table:previous>
        </table:cell-content-change>
        <table:cell-content-change table:id="ct1327">
          <table:cell-address table:column="11" table:row="22" table:table="0"/>
          <office:change-info>
            <dc:creator>Mike </dc:creator>
            <dc:date>2011-08-04T12:51:53.42</dc:date>
          </office:change-info>
          <table:previous table:id="ct1204">
            <table:change-track-table-cell table:cell-address="Sheet1.L23" table:formula="of:=IF(#ref!26=&quot;Y&quot;;DEC2HEX(1*(16*256)+HEX2DEC([.G23])*16+#ref!26+IF(NOT ([.D23]=&quot;Y&quot;);2*16*256;0);4);&quot;&quot;)" office:value-type="float" office:value="0"/>
          </table:previous>
        </table:cell-content-change>
        <table:cell-content-change table:id="ct1328">
          <table:cell-address table:column="11" table:row="23" table:table="0"/>
          <office:change-info>
            <dc:creator>Mike </dc:creator>
            <dc:date>2011-08-04T12:51:53.42</dc:date>
          </office:change-info>
          <table:previous table:id="ct1205">
            <table:change-track-table-cell table:cell-address="Sheet1.L24" table:formula="of:=IF(#ref!27=&quot;Y&quot;;DEC2HEX(1*(16*256)+HEX2DEC([.G24])*16+#ref!27+IF(NOT ([.D24]=&quot;Y&quot;);2*16*256;0);4);&quot;&quot;)" office:value-type="float" office:value="0"/>
          </table:previous>
        </table:cell-content-change>
        <table:cell-content-change table:id="ct1329">
          <table:cell-address table:column="11" table:row="23" table:table="0"/>
          <office:change-info>
            <dc:creator>Mike </dc:creator>
            <dc:date>2011-08-04T12:51:53.42</dc:date>
          </office:change-info>
          <table:previous table:id="ct1206">
            <table:change-track-table-cell table:cell-address="Sheet1.L24" table:formula="of:=IF(#ref!27=&quot;Y&quot;;DEC2HEX(1*(16*256)+HEX2DEC([.G24])*16+#ref!27+IF(NOT ([.D24]=&quot;Y&quot;);2*16*256;0);4);&quot;&quot;)" office:value-type="float" office:value="0"/>
          </table:previous>
        </table:cell-content-change>
        <table:cell-content-change table:id="ct1330">
          <table:cell-address table:column="11" table:row="24" table:table="0"/>
          <office:change-info>
            <dc:creator>Mike </dc:creator>
            <dc:date>2011-08-04T12:51:53.43</dc:date>
          </office:change-info>
          <table:previous table:id="ct1207">
            <table:change-track-table-cell table:cell-address="Sheet1.L25" table:formula="of:=IF(#ref!28=&quot;Y&quot;;DEC2HEX(1*(16*256)+HEX2DEC([.G25])*16+#ref!28+IF(NOT ([.D25]=&quot;Y&quot;);2*16*256;0);4);&quot;&quot;)" office:value-type="float" office:value="0"/>
          </table:previous>
        </table:cell-content-change>
        <table:cell-content-change table:id="ct1331">
          <table:cell-address table:column="11" table:row="25" table:table="0"/>
          <office:change-info>
            <dc:creator>Mike </dc:creator>
            <dc:date>2011-08-04T12:51:53.43</dc:date>
          </office:change-info>
          <table:previous table:id="ct1208">
            <table:change-track-table-cell table:cell-address="Sheet1.L26" table:formula="of:=IF(#ref!29=&quot;Y&quot;;DEC2HEX(1*(16*256)+HEX2DEC([.G26])*16+#ref!29+IF(NOT ([.D26]=&quot;Y&quot;);2*16*256;0);4);&quot;&quot;)" office:value-type="float" office:value="0"/>
          </table:previous>
        </table:cell-content-change>
        <table:cell-content-change table:id="ct1332">
          <table:cell-address table:column="11" table:row="26" table:table="0"/>
          <office:change-info>
            <dc:creator>Mike </dc:creator>
            <dc:date>2011-08-04T12:51:53.43</dc:date>
          </office:change-info>
          <table:previous table:id="ct1209">
            <table:change-track-table-cell table:cell-address="Sheet1.L27" table:formula="of:=IF(#ref!30=&quot;Y&quot;;DEC2HEX(1*(16*256)+HEX2DEC([.G27])*16+#ref!30+IF(NOT ([.D27]=&quot;Y&quot;);2*16*256;0);4);&quot;&quot;)" office:value-type="float" office:value="0"/>
          </table:previous>
        </table:cell-content-change>
        <table:cell-content-change table:id="ct1333">
          <table:cell-address table:column="11" table:row="27" table:table="0"/>
          <office:change-info>
            <dc:creator>Mike </dc:creator>
            <dc:date>2011-08-04T12:51:53.43</dc:date>
          </office:change-info>
          <table:previous table:id="ct1210">
            <table:change-track-table-cell table:cell-address="Sheet1.L28" table:formula="of:=IF(#ref!31=&quot;Y&quot;;DEC2HEX(1*(16*256)+HEX2DEC([.G28])*16+#ref!31+IF(NOT ([.D28]=&quot;Y&quot;);2*16*256;0);4);&quot;&quot;)" office:value-type="float" office:value="0"/>
          </table:previous>
        </table:cell-content-change>
        <table:cell-content-change table:id="ct1334">
          <table:cell-address table:column="11" table:row="28" table:table="0"/>
          <office:change-info>
            <dc:creator>Mike </dc:creator>
            <dc:date>2011-08-04T12:51:53.43</dc:date>
          </office:change-info>
          <table:previous table:id="ct1211">
            <table:change-track-table-cell table:cell-address="Sheet1.L29" table:formula="of:=IF(#ref!32=&quot;Y&quot;;DEC2HEX(1*(16*256)+HEX2DEC([.G29])*16+#ref!32+IF(NOT ([.D29]=&quot;Y&quot;);2*16*256;0);4);&quot;&quot;)" office:value-type="float" office:value="0"/>
          </table:previous>
        </table:cell-content-change>
        <table:cell-content-change table:id="ct1335">
          <table:cell-address table:column="11" table:row="29" table:table="0"/>
          <office:change-info>
            <dc:creator>Mike </dc:creator>
            <dc:date>2011-08-04T12:51:53.43</dc:date>
          </office:change-info>
          <table:previous table:id="ct1212">
            <table:change-track-table-cell table:cell-address="Sheet1.L30" table:formula="of:=IF(#ref!33=&quot;Y&quot;;DEC2HEX(1*(16*256)+HEX2DEC([.G30])*16+#ref!33+IF(NOT ([.D30]=&quot;Y&quot;);2*16*256;0);4);&quot;&quot;)" office:value-type="float" office:value="0"/>
          </table:previous>
        </table:cell-content-change>
        <table:cell-content-change table:id="ct1336">
          <table:cell-address table:column="11" table:row="30" table:table="0"/>
          <office:change-info>
            <dc:creator>Mike </dc:creator>
            <dc:date>2011-08-04T12:51:53.43</dc:date>
          </office:change-info>
          <table:previous table:id="ct1213">
            <table:change-track-table-cell table:cell-address="Sheet1.L31" table:formula="of:=IF(#ref!34=&quot;Y&quot;;DEC2HEX(1*(16*256)+HEX2DEC([.G31])*16+#ref!34+IF(NOT ([.D31]=&quot;Y&quot;);2*16*256;0);4);&quot;&quot;)" office:value-type="float" office:value="0"/>
          </table:previous>
        </table:cell-content-change>
        <table:cell-content-change table:id="ct1337">
          <table:cell-address table:column="11" table:row="36" table:table="0"/>
          <office:change-info>
            <dc:creator>Mike </dc:creator>
            <dc:date>2011-08-04T12:51:53.43</dc:date>
          </office:change-info>
          <table:previous table:id="ct1214">
            <table:change-track-table-cell table:cell-address="Sheet1.L37" table:formula="of:=IF(#ref!35=&quot;Y&quot;;DEC2HEX(1*(16*256)+HEX2DEC([.G37])*16+#ref!35+IF(NOT ([.D37]=&quot;Y&quot;);2*16*256;0);4);&quot;&quot;)" office:value-type="float" office:value="0"/>
          </table:previous>
        </table:cell-content-change>
        <table:cell-content-change table:id="ct1338">
          <table:cell-address table:column="11" table:row="37" table:table="0"/>
          <office:change-info>
            <dc:creator>Mike </dc:creator>
            <dc:date>2011-08-04T12:51:53.43</dc:date>
          </office:change-info>
          <table:previous table:id="ct1215">
            <table:change-track-table-cell table:cell-address="Sheet1.L38" table:formula="of:=IF(#ref!36=&quot;Y&quot;;DEC2HEX(1*(16*256)+HEX2DEC([.G38])*16+#ref!36+IF(NOT ([.D38]=&quot;Y&quot;);2*16*256;0);4);&quot;&quot;)" office:value-type="float" office:value="0"/>
          </table:previous>
        </table:cell-content-change>
        <table:cell-content-change table:id="ct1339">
          <table:cell-address table:column="11" table:row="41" table:table="0"/>
          <office:change-info>
            <dc:creator>Mike </dc:creator>
            <dc:date>2011-08-04T12:51:53.43</dc:date>
          </office:change-info>
          <table:previous table:id="ct1216">
            <table:change-track-table-cell table:cell-address="Sheet1.L42" table:formula="of:=IF(#ref!37=&quot;Y&quot;;DEC2HEX(1*(16*256)+HEX2DEC([.G42])*16+#ref!37+IF(NOT ([.D42]=&quot;Y&quot;);2*16*256;0);4);&quot;&quot;)" office:value-type="float" office:value="0"/>
          </table:previous>
        </table:cell-content-change>
        <table:cell-content-change table:id="ct1340">
          <table:cell-address table:column="11" table:row="42" table:table="0"/>
          <office:change-info>
            <dc:creator>Mike </dc:creator>
            <dc:date>2011-08-04T12:51:53.43</dc:date>
          </office:change-info>
          <table:previous table:id="ct1217">
            <table:change-track-table-cell table:cell-address="Sheet1.L43" table:formula="of:=IF(#ref!38=&quot;Y&quot;;DEC2HEX(1*(16*256)+HEX2DEC([.G43])*16+#ref!38+IF(NOT ([.D43]=&quot;Y&quot;);2*16*256;0);4);&quot;&quot;)" office:value-type="float" office:value="0"/>
          </table:previous>
        </table:cell-content-change>
        <table:cell-content-change table:id="ct1341">
          <table:cell-address table:column="11" table:row="42" table:table="0"/>
          <office:change-info>
            <dc:creator>Mike </dc:creator>
            <dc:date>2011-08-04T12:51:53.43</dc:date>
          </office:change-info>
          <table:previous table:id="ct1218">
            <table:change-track-table-cell table:cell-address="Sheet1.L43" table:formula="of:=IF(#ref!39=&quot;Y&quot;;DEC2HEX(1*(16*256)+HEX2DEC([.G43])*16+#ref!39+IF(NOT ([.D43]=&quot;Y&quot;);2*16*256;0);4);&quot;&quot;)" office:value-type="float" office:value="0"/>
          </table:previous>
        </table:cell-content-change>
        <table:cell-content-change table:id="ct1342">
          <table:cell-address table:column="11" table:row="43" table:table="0"/>
          <office:change-info>
            <dc:creator>Mike </dc:creator>
            <dc:date>2011-08-04T12:51:53.43</dc:date>
          </office:change-info>
          <table:previous table:id="ct1219">
            <table:change-track-table-cell table:cell-address="Sheet1.L44" table:formula="of:=IF(#ref!40=&quot;Y&quot;;DEC2HEX(1*(16*256)+HEX2DEC([.G44])*16+#ref!40+IF(NOT ([.D44]=&quot;Y&quot;);2*16*256;0);4);&quot;&quot;)" office:value-type="float" office:value="0"/>
          </table:previous>
        </table:cell-content-change>
        <table:cell-content-change table:id="ct1343">
          <table:cell-address table:column="11" table:row="44" table:table="0"/>
          <office:change-info>
            <dc:creator>Mike </dc:creator>
            <dc:date>2011-08-04T12:51:53.43</dc:date>
          </office:change-info>
          <table:previous table:id="ct1220">
            <table:change-track-table-cell table:cell-address="Sheet1.L45" table:formula="of:=IF(#ref!41=&quot;Y&quot;;DEC2HEX(1*(16*256)+HEX2DEC([.G45])*16+#ref!41+IF(NOT ([.D45]=&quot;Y&quot;);2*16*256;0);4);&quot;&quot;)" office:value-type="float" office:value="0"/>
          </table:previous>
        </table:cell-content-change>
        <table:cell-content-change table:id="ct1344">
          <table:cell-address table:column="11" table:row="45" table:table="0"/>
          <office:change-info>
            <dc:creator>Mike </dc:creator>
            <dc:date>2011-08-04T12:51:53.43</dc:date>
          </office:change-info>
          <table:previous table:id="ct1221">
            <table:change-track-table-cell table:cell-address="Sheet1.L46" table:formula="of:=IF(#ref!42=&quot;Y&quot;;DEC2HEX(1*(16*256)+HEX2DEC([.G46])*16+#ref!42+IF(NOT ([.D46]=&quot;Y&quot;);2*16*256;0);4);&quot;&quot;)" office:value-type="float" office:value="0"/>
          </table:previous>
        </table:cell-content-change>
        <table:cell-content-change table:id="ct1345">
          <table:cell-address table:column="11" table:row="46" table:table="0"/>
          <office:change-info>
            <dc:creator>Mike </dc:creator>
            <dc:date>2011-08-04T12:51:53.43</dc:date>
          </office:change-info>
          <table:previous table:id="ct1222">
            <table:change-track-table-cell table:cell-address="Sheet1.L47" table:formula="of:=IF(#ref!43=&quot;Y&quot;;DEC2HEX(1*(16*256)+HEX2DEC([.G47])*16+#ref!43+IF(NOT ([.D47]=&quot;Y&quot;);2*16*256;0);4);&quot;&quot;)" office:value-type="float" office:value="0"/>
          </table:previous>
        </table:cell-content-change>
        <table:cell-content-change table:id="ct1346">
          <table:cell-address table:column="11" table:row="47" table:table="0"/>
          <office:change-info>
            <dc:creator>Mike </dc:creator>
            <dc:date>2011-08-04T12:51:53.43</dc:date>
          </office:change-info>
          <table:previous table:id="ct1223">
            <table:change-track-table-cell table:cell-address="Sheet1.L48" table:formula="of:=IF(#ref!44=&quot;Y&quot;;DEC2HEX(1*(16*256)+HEX2DEC([.G48])*16+#ref!44+IF(NOT ([.D48]=&quot;Y&quot;);2*16*256;0);4);&quot;&quot;)" office:value-type="float" office:value="0"/>
          </table:previous>
        </table:cell-content-change>
        <table:cell-content-change table:id="ct1347">
          <table:cell-address table:column="11" table:row="48" table:table="0"/>
          <office:change-info>
            <dc:creator>Mike </dc:creator>
            <dc:date>2011-08-04T12:51:53.43</dc:date>
          </office:change-info>
          <table:previous table:id="ct1224">
            <table:change-track-table-cell table:cell-address="Sheet1.L49" table:formula="of:=IF(#ref!45=&quot;Y&quot;;DEC2HEX(1*(16*256)+HEX2DEC([.G49])*16+#ref!45+IF(NOT ([.D49]=&quot;Y&quot;);2*16*256;0);4);&quot;&quot;)" office:value-type="float" office:value="0"/>
          </table:previous>
        </table:cell-content-change>
        <table:cell-content-change table:id="ct1348">
          <table:cell-address table:column="11" table:row="49" table:table="0"/>
          <office:change-info>
            <dc:creator>Mike </dc:creator>
            <dc:date>2011-08-04T12:51:53.43</dc:date>
          </office:change-info>
          <table:previous table:id="ct1225">
            <table:change-track-table-cell table:cell-address="Sheet1.L50" table:formula="of:=IF(#ref!46=&quot;Y&quot;;DEC2HEX(1*(16*256)+HEX2DEC([.G50])*16+#ref!46+IF(NOT ([.D50]=&quot;Y&quot;);2*16*256;0);4);&quot;&quot;)" office:value-type="float" office:value="0"/>
          </table:previous>
        </table:cell-content-change>
        <table:cell-content-change table:id="ct1349">
          <table:cell-address table:column="11" table:row="50" table:table="0"/>
          <office:change-info>
            <dc:creator>Mike </dc:creator>
            <dc:date>2011-08-04T12:51:53.43</dc:date>
          </office:change-info>
          <table:previous table:id="ct1226">
            <table:change-track-table-cell table:cell-address="Sheet1.L51" table:formula="of:=IF(#ref!47=&quot;Y&quot;;DEC2HEX(1*(16*256)+HEX2DEC([.G51])*16+#ref!47+IF(NOT ([.D51]=&quot;Y&quot;);2*16*256;0);4);&quot;&quot;)" office:value-type="float" office:value="0"/>
          </table:previous>
        </table:cell-content-change>
        <table:cell-content-change table:id="ct1350">
          <table:cell-address table:column="11" table:row="51" table:table="0"/>
          <office:change-info>
            <dc:creator>Mike </dc:creator>
            <dc:date>2011-08-04T12:51:53.43</dc:date>
          </office:change-info>
          <table:previous table:id="ct1227">
            <table:change-track-table-cell table:cell-address="Sheet1.L52" table:formula="of:=IF(#ref!48=&quot;Y&quot;;DEC2HEX(1*(16*256)+HEX2DEC([.G52])*16+#ref!48+IF(NOT ([.D52]=&quot;Y&quot;);2*16*256;0);4);&quot;&quot;)" office:value-type="float" office:value="0"/>
          </table:previous>
        </table:cell-content-change>
        <table:cell-content-change table:id="ct1351">
          <table:cell-address table:column="11" table:row="52" table:table="0"/>
          <office:change-info>
            <dc:creator>Mike </dc:creator>
            <dc:date>2011-08-04T12:51:53.43</dc:date>
          </office:change-info>
          <table:previous table:id="ct1228">
            <table:change-track-table-cell table:cell-address="Sheet1.L53" table:formula="of:=IF(#ref!49=&quot;Y&quot;;DEC2HEX(1*(16*256)+HEX2DEC([.G53])*16+#ref!49+IF(NOT ([.D53]=&quot;Y&quot;);2*16*256;0);4);&quot;&quot;)" office:value-type="float" office:value="0"/>
          </table:previous>
        </table:cell-content-change>
        <table:cell-content-change table:id="ct1352">
          <table:cell-address table:column="11" table:row="53" table:table="0"/>
          <office:change-info>
            <dc:creator>Mike </dc:creator>
            <dc:date>2011-08-04T12:51:53.43</dc:date>
          </office:change-info>
          <table:previous table:id="ct1229">
            <table:change-track-table-cell table:cell-address="Sheet1.L54" table:formula="of:=IF(#ref!50=&quot;Y&quot;;DEC2HEX(1*(16*256)+HEX2DEC([.G54])*16+#ref!50+IF(NOT ([.D54]=&quot;Y&quot;);2*16*256;0);4);&quot;&quot;)" office:value-type="float" office:value="0"/>
          </table:previous>
        </table:cell-content-change>
        <table:cell-content-change table:id="ct1353">
          <table:cell-address table:column="11" table:row="54" table:table="0"/>
          <office:change-info>
            <dc:creator>Mike </dc:creator>
            <dc:date>2011-08-04T12:51:53.43</dc:date>
          </office:change-info>
          <table:previous table:id="ct1230">
            <table:change-track-table-cell table:cell-address="Sheet1.L55" table:formula="of:=IF(#ref!51=&quot;Y&quot;;DEC2HEX(1*(16*256)+HEX2DEC([.G55])*16+#ref!51+IF(NOT ([.D55]=&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6" table:row="8" table:table="0"/>
          <office:change-info>
            <dc:creator>Mike </dc:creator>
            <dc:date>2011-08-04T12:52:34.75</dc:date>
          </office:change-info>
          <table:previous table:id="ct1019">
            <table:change-track-table-cell table:cell-address="Sheet1.Q9" table:formula="of:=IF([.B9]=&quot;Y&quot;;&quot;Eddd&quot;;DEC2HEX(IF([.D9]=&quot;Y&quot;;8;9)*256*16+HEX2DEC([.G9])*16+IF([.C9]=&quot;Y&quot;;8;0)+IF([.H9]=&quot;Y&quot;;0;4)+3;4))" office:value-type="string">
              <text:p>9087</text:p>
            </table:change-track-table-cell>
          </table:previous>
        </table:cell-content-change>
        <table:cell-content-change table:id="ct1356">
          <table:cell-address table:column="16" table:row="9" table:table="0"/>
          <office:change-info>
            <dc:creator>Mike </dc:creator>
            <dc:date>2011-08-04T12:52:44.70</dc:date>
          </office:change-info>
          <table:previous table:id="ct1020">
            <table:change-track-table-cell table:cell-address="Sheet1.Q10" table:formula="of:=IF([.B10]=&quot;Y&quot;;&quot;Eddd&quot;;DEC2HEX(IF([.D10]=&quot;Y&quot;;8;9)*256*16+HEX2DEC([.G10])*16+IF([.C10]=&quot;Y&quot;;8;0)+IF([.H10]=&quot;Y&quot;;0;4)+3;4))" office:value-type="string">
              <text:p>Eddd</text:p>
            </table:change-track-table-cell>
          </table:previous>
        </table:cell-content-change>
        <table:cell-content-change table:id="ct1357">
          <table:cell-address table:column="16" table:row="10" table:table="0"/>
          <office:change-info>
            <dc:creator>Mike </dc:creator>
            <dc:date>2011-08-04T12:52:44.70</dc:date>
          </office:change-info>
          <table:previous table:id="ct1021">
            <table:change-track-table-cell table:cell-address="Sheet1.Q11" table:formula="of:=IF([.B11]=&quot;Y&quot;;&quot;Eddd&quot;;DEC2HEX(IF([.D11]=&quot;Y&quot;;8;9)*256*16+HEX2DEC([.G11])*16+IF([.C11]=&quot;Y&quot;;8;0)+IF([.H11]=&quot;Y&quot;;0;4)+3;4))" office:value-type="string">
              <text:p>88A7</text:p>
            </table:change-track-table-cell>
          </table:previous>
        </table:cell-content-change>
        <table:cell-content-change table:id="ct1358">
          <table:cell-address table:column="16" table:row="11" table:table="0"/>
          <office:change-info>
            <dc:creator>Mike </dc:creator>
            <dc:date>2011-08-04T12:52:44.70</dc:date>
          </office:change-info>
          <table:previous table:id="ct1022">
            <table:change-track-table-cell table:cell-address="Sheet1.Q12" table:formula="of:=IF([.B12]=&quot;Y&quot;;&quot;Eddd&quot;;DEC2HEX(IF([.D12]=&quot;Y&quot;;8;9)*256*16+HEX2DEC([.G12])*16+IF([.C12]=&quot;Y&quot;;8;0)+IF([.H12]=&quot;Y&quot;;0;4)+3;4))" office:value-type="string">
              <text:p>88B7</text:p>
            </table:change-track-table-cell>
          </table:previous>
        </table:cell-content-change>
        <table:cell-content-change table:id="ct1359">
          <table:cell-address table:column="16" table:row="12" table:table="0"/>
          <office:change-info>
            <dc:creator>Mike </dc:creator>
            <dc:date>2011-08-04T12:52:44.70</dc:date>
          </office:change-info>
          <table:previous table:id="ct1023">
            <table:change-track-table-cell table:cell-address="Sheet1.Q13" table:formula="of:=IF([.B13]=&quot;Y&quot;;&quot;Eddd&quot;;DEC2HEX(IF([.D13]=&quot;Y&quot;;8;9)*256*16+HEX2DEC([.G13])*16+IF([.C13]=&quot;Y&quot;;8;0)+IF([.H13]=&quot;Y&quot;;0;4)+3;4))" office:value-type="string">
              <text:p>Eddd</text:p>
            </table:change-track-table-cell>
          </table:previous>
        </table:cell-content-change>
        <table:cell-content-change table:id="ct1360">
          <table:cell-address table:column="16" table:row="13" table:table="0"/>
          <office:change-info>
            <dc:creator>Mike </dc:creator>
            <dc:date>2011-08-04T12:52:44.70</dc:date>
          </office:change-info>
          <table:previous table:id="ct1024">
            <table:change-track-table-cell table:cell-address="Sheet1.Q14" table:formula="of:=IF([.B14]=&quot;Y&quot;;&quot;Eddd&quot;;DEC2HEX(IF([.D14]=&quot;Y&quot;;8;9)*256*16+HEX2DEC([.G14])*16+IF([.C14]=&quot;Y&quot;;8;0)+IF([.H14]=&quot;Y&quot;;0;4)+3;4))" office:value-type="string">
              <text:p>Eddd</text:p>
            </table:change-track-table-cell>
          </table:previous>
        </table:cell-content-change>
        <table:cell-content-change table:id="ct1361">
          <table:cell-address table:column="16" table:row="14" table:table="0"/>
          <office:change-info>
            <dc:creator>Mike </dc:creator>
            <dc:date>2011-08-04T12:52:44.70</dc:date>
          </office:change-info>
          <table:previous table:id="ct1062">
            <table:change-track-table-cell/>
          </table:previous>
        </table:cell-content-change>
        <table:cell-content-change table:id="ct1362">
          <table:cell-address table:column="16" table:row="15" table:table="0"/>
          <office:change-info>
            <dc:creator>Mike </dc:creator>
            <dc:date>2011-08-04T12:52:44.70</dc:date>
          </office:change-info>
          <table:previous table:id="ct1063">
            <table:change-track-table-cell/>
          </table:previous>
        </table:cell-content-change>
        <table:cell-content-change table:id="ct1363">
          <table:cell-address table:column="16" table:row="16" table:table="0"/>
          <office:change-info>
            <dc:creator>Mike </dc:creator>
            <dc:date>2011-08-04T12:52:44.70</dc:date>
          </office:change-info>
          <table:previous table:id="ct1027">
            <table:change-track-table-cell table:cell-address="Sheet1.Q17" table:formula="of:=IF([.B17]=&quot;Y&quot;;&quot;Eddd&quot;;DEC2HEX(IF([.D17]=&quot;Y&quot;;8;9)*256*16+HEX2DEC([.G17])*16+IF([.C17]=&quot;Y&quot;;8;0)+IF([.H17]=&quot;Y&quot;;0;4)+3;4))" office:value-type="string">
              <text:p>Eddd</text:p>
            </table:change-track-table-cell>
          </table:previous>
        </table:cell-content-change>
        <table:cell-content-change table:id="ct1364">
          <table:cell-address table:column="16" table:row="17" table:table="0"/>
          <office:change-info>
            <dc:creator>Mike </dc:creator>
            <dc:date>2011-08-04T12:52:44.70</dc:date>
          </office:change-info>
          <table:previous table:id="ct1028">
            <table:change-track-table-cell table:cell-address="Sheet1.Q18" table:formula="of:=IF([.B18]=&quot;Y&quot;;&quot;Eddd&quot;;DEC2HEX(IF([.D18]=&quot;Y&quot;;8;9)*256*16+HEX2DEC([.G18])*16+IF([.C18]=&quot;Y&quot;;8;0)+IF([.H18]=&quot;Y&quot;;0;4)+3;4))" office:value-type="string">
              <text:p>Eddd</text:p>
            </table:change-track-table-cell>
          </table:previous>
        </table:cell-content-change>
        <table:cell-content-change table:id="ct1365">
          <table:cell-address table:column="16" table:row="18" table:table="0"/>
          <office:change-info>
            <dc:creator>Mike </dc:creator>
            <dc:date>2011-08-04T12:52:44.70</dc:date>
          </office:change-info>
          <table:previous table:id="ct1064">
            <table:change-track-table-cell/>
          </table:previous>
        </table:cell-content-change>
        <table:cell-content-change table:id="ct1366">
          <table:cell-address table:column="16" table:row="19" table:table="0"/>
          <office:change-info>
            <dc:creator>Mike </dc:creator>
            <dc:date>2011-08-04T12:52:44.70</dc:date>
          </office:change-info>
          <table:previous table:id="ct1065">
            <table:change-track-table-cell/>
          </table:previous>
        </table:cell-content-change>
        <table:cell-content-change table:id="ct1367">
          <table:cell-address table:column="16" table:row="20" table:table="0"/>
          <office:change-info>
            <dc:creator>Mike </dc:creator>
            <dc:date>2011-08-04T12:52:44.70</dc:date>
          </office:change-info>
          <table:previous table:id="ct1031">
            <table:change-track-table-cell table:cell-address="Sheet1.Q21" table:formula="of:=IF([.B21]=&quot;Y&quot;;&quot;Eddd&quot;;DEC2HEX(IF([.D21]=&quot;Y&quot;;8;9)*256*16+HEX2DEC([.G21])*16+IF([.C21]=&quot;Y&quot;;8;0)+IF([.H21]=&quot;Y&quot;;0;4)+3;4))" office:value-type="string">
              <text:p>8A4F</text:p>
            </table:change-track-table-cell>
          </table:previous>
        </table:cell-content-change>
        <table:cell-content-change table:id="ct1368">
          <table:cell-address table:column="16" table:row="21" table:table="0"/>
          <office:change-info>
            <dc:creator>Mike </dc:creator>
            <dc:date>2011-08-04T12:52:44.70</dc:date>
          </office:change-info>
          <table:previous table:id="ct1032">
            <table:change-track-table-cell table:cell-address="Sheet1.Q22" table:formula="of:=IF([.B22]=&quot;Y&quot;;&quot;Eddd&quot;;DEC2HEX(IF([.D22]=&quot;Y&quot;;8;9)*256*16+HEX2DEC([.G22])*16+IF([.C22]=&quot;Y&quot;;8;0)+IF([.H22]=&quot;Y&quot;;0;4)+3;4))" office:value-type="string">
              <text:p>925F</text:p>
            </table:change-track-table-cell>
          </table:previous>
        </table:cell-content-change>
        <table:cell-content-change table:id="ct1369">
          <table:cell-address table:column="16" table:row="22" table:table="0"/>
          <office:change-info>
            <dc:creator>Mike </dc:creator>
            <dc:date>2011-08-04T12:52:44.70</dc:date>
          </office:change-info>
          <table:previous table:id="ct1033">
            <table:change-track-table-cell table:cell-address="Sheet1.Q23" table:formula="of:=IF([.B23]=&quot;Y&quot;;&quot;Eddd&quot;;DEC2HEX(IF([.D23]=&quot;Y&quot;;8;9)*256*16+HEX2DEC([.G23])*16+IF([.C23]=&quot;Y&quot;;8;0)+IF([.H23]=&quot;Y&quot;;0;4)+3;4))" office:value-type="string">
              <text:p>926B</text:p>
            </table:change-track-table-cell>
          </table:previous>
        </table:cell-content-change>
        <table:cell-content-change table:id="ct1370">
          <table:cell-address table:column="16" table:row="23" table:table="0"/>
          <office:change-info>
            <dc:creator>Mike </dc:creator>
            <dc:date>2011-08-04T12:52:44.70</dc:date>
          </office:change-info>
          <table:previous table:id="ct1066">
            <table:change-track-table-cell/>
          </table:previous>
        </table:cell-content-change>
        <table:cell-content-change table:id="ct1371">
          <table:cell-address table:column="16" table:row="23" table:table="0"/>
          <office:change-info>
            <dc:creator>Mike </dc:creator>
            <dc:date>2011-08-04T12:52:44.70</dc:date>
          </office:change-info>
          <table:previous table:id="ct1035">
            <table:change-track-table-cell table:cell-address="Sheet1.Q24" table:formula="of:=IF([.B24]=&quot;Y&quot;;&quot;Eddd&quot;;DEC2HEX(IF([.D24]=&quot;Y&quot;;8;9)*256*16+HEX2DEC([.G24])*16+IF([.C24]=&quot;Y&quot;;8;0)+IF([.H24]=&quot;Y&quot;;0;4)+3;4))" office:value-type="string">
              <text:p>8A8F</text:p>
            </table:change-track-table-cell>
          </table:previous>
        </table:cell-content-change>
        <table:cell-content-change table:id="ct1372">
          <table:cell-address table:column="16" table:row="24" table:table="0"/>
          <office:change-info>
            <dc:creator>Mike </dc:creator>
            <dc:date>2011-08-04T12:52:44.70</dc:date>
          </office:change-info>
          <table:previous table:id="ct1036">
            <table:change-track-table-cell table:cell-address="Sheet1.Q25" table:formula="of:=IF([.B25]=&quot;Y&quot;;&quot;Eddd&quot;;DEC2HEX(IF([.D25]=&quot;Y&quot;;8;9)*256*16+HEX2DEC([.G25])*16+IF([.C25]=&quot;Y&quot;;8;0)+IF([.H25]=&quot;Y&quot;;0;4)+3;4))" office:value-type="string">
              <text:p>929F</text:p>
            </table:change-track-table-cell>
          </table:previous>
        </table:cell-content-change>
        <table:cell-content-change table:id="ct1373">
          <table:cell-address table:column="16" table:row="25" table:table="0"/>
          <office:change-info>
            <dc:creator>Mike </dc:creator>
            <dc:date>2011-08-04T12:52:44.70</dc:date>
          </office:change-info>
          <table:previous table:id="ct1037">
            <table:change-track-table-cell table:cell-address="Sheet1.Q26" table:formula="of:=IF([.B26]=&quot;Y&quot;;&quot;Eddd&quot;;DEC2HEX(IF([.D26]=&quot;Y&quot;;8;9)*256*16+HEX2DEC([.G26])*16+IF([.C26]=&quot;Y&quot;;8;0)+IF([.H26]=&quot;Y&quot;;0;4)+3;4))" office:value-type="string">
              <text:p>92AB</text:p>
            </table:change-track-table-cell>
          </table:previous>
        </table:cell-content-change>
        <table:cell-content-change table:id="ct1374">
          <table:cell-address table:column="16" table:row="26" table:table="0"/>
          <office:change-info>
            <dc:creator>Mike </dc:creator>
            <dc:date>2011-08-04T12:52:44.70</dc:date>
          </office:change-info>
          <table:previous table:id="ct1038">
            <table:change-track-table-cell table:cell-address="Sheet1.Q27" table:formula="of:=IF([.B27]=&quot;Y&quot;;&quot;Eddd&quot;;DEC2HEX(IF([.D27]=&quot;Y&quot;;8;9)*256*16+HEX2DEC([.G27])*16+IF([.C27]=&quot;Y&quot;;8;0)+IF([.H27]=&quot;Y&quot;;0;4)+3;4))" office:value-type="string">
              <text:p>Eddd</text:p>
            </table:change-track-table-cell>
          </table:previous>
        </table:cell-content-change>
        <table:cell-content-change table:id="ct1375">
          <table:cell-address table:column="16" table:row="27" table:table="0"/>
          <office:change-info>
            <dc:creator>Mike </dc:creator>
            <dc:date>2011-08-04T12:52:44.70</dc:date>
          </office:change-info>
          <table:previous table:id="ct1039">
            <table:change-track-table-cell table:cell-address="Sheet1.Q28" table:formula="of:=IF([.B28]=&quot;Y&quot;;&quot;Eddd&quot;;DEC2HEX(IF([.D28]=&quot;Y&quot;;8;9)*256*16+HEX2DEC([.G28])*16+IF([.C28]=&quot;Y&quot;;8;0)+IF([.H28]=&quot;Y&quot;;0;4)+3;4))" office:value-type="string">
              <text:p>8AB7</text:p>
            </table:change-track-table-cell>
          </table:previous>
        </table:cell-content-change>
        <table:cell-content-change table:id="ct1376">
          <table:cell-address table:column="16" table:row="28" table:table="0"/>
          <office:change-info>
            <dc:creator>Mike </dc:creator>
            <dc:date>2011-08-04T12:52:44.70</dc:date>
          </office:change-info>
          <table:previous table:id="ct1040">
            <table:change-track-table-cell table:cell-address="Sheet1.Q29" table:formula="of:=IF([.B29]=&quot;Y&quot;;&quot;Eddd&quot;;DEC2HEX(IF([.D29]=&quot;Y&quot;;8;9)*256*16+HEX2DEC([.G29])*16+IF([.C29]=&quot;Y&quot;;8;0)+IF([.H29]=&quot;Y&quot;;0;4)+3;4))" office:value-type="string">
              <text:p>8ACF</text:p>
            </table:change-track-table-cell>
          </table:previous>
        </table:cell-content-change>
        <table:cell-content-change table:id="ct1377">
          <table:cell-address table:column="16" table:row="29" table:table="0"/>
          <office:change-info>
            <dc:creator>Mike </dc:creator>
            <dc:date>2011-08-04T12:52:44.70</dc:date>
          </office:change-info>
          <table:previous table:id="ct1041">
            <table:change-track-table-cell table:cell-address="Sheet1.Q30" table:formula="of:=IF([.B30]=&quot;Y&quot;;&quot;Eddd&quot;;DEC2HEX(IF([.D30]=&quot;Y&quot;;8;9)*256*16+HEX2DEC([.G30])*16+IF([.C30]=&quot;Y&quot;;8;0)+IF([.H30]=&quot;Y&quot;;0;4)+3;4))" office:value-type="string">
              <text:p>8ADF</text:p>
            </table:change-track-table-cell>
          </table:previous>
        </table:cell-content-change>
        <table:cell-content-change table:id="ct1378">
          <table:cell-address table:column="16" table:row="30" table:table="0"/>
          <office:change-info>
            <dc:creator>Mike </dc:creator>
            <dc:date>2011-08-04T12:52:44.70</dc:date>
          </office:change-info>
          <table:previous table:id="ct1067">
            <table:change-track-table-cell/>
          </table:previous>
        </table:cell-content-change>
        <table:cell-content-change table:id="ct1379">
          <table:cell-address table:column="16" table:row="36" table:table="0"/>
          <office:change-info>
            <dc:creator>Mike </dc:creator>
            <dc:date>2011-08-04T12:52:44.70</dc:date>
          </office:change-info>
          <table:previous table:id="ct1068">
            <table:change-track-table-cell/>
          </table:previous>
        </table:cell-content-change>
        <table:cell-content-change table:id="ct1380">
          <table:cell-address table:column="16" table:row="37" table:table="0"/>
          <office:change-info>
            <dc:creator>Mike </dc:creator>
            <dc:date>2011-08-04T12:52:44.70</dc:date>
          </office:change-info>
          <table:previous table:id="ct1069">
            <table:change-track-table-cell/>
          </table:previous>
        </table:cell-content-change>
        <table:cell-content-change table:id="ct1381">
          <table:cell-address table:column="16" table:row="41" table:table="0"/>
          <office:change-info>
            <dc:creator>Mike </dc:creator>
            <dc:date>2011-08-04T12:52:44.70</dc:date>
          </office:change-info>
          <table:previous table:id="ct1045">
            <table:change-track-table-cell table:cell-address="Sheet1.Q42" table:formula="of:=IF([.B42]=&quot;Y&quot;;&quot;Eddd&quot;;DEC2HEX(IF([.D42]=&quot;Y&quot;;8;9)*256*16+HEX2DEC([.G42])*16+IF([.C42]=&quot;Y&quot;;8;0)+IF([.H42]=&quot;Y&quot;;0;4)+3;4))" office:value-type="string">
              <text:p>Eddd</text:p>
            </table:change-track-table-cell>
          </table:previous>
        </table:cell-content-change>
        <table:cell-content-change table:id="ct1382">
          <table:cell-address table:column="16" table:row="42" table:table="0"/>
          <office:change-info>
            <dc:creator>Mike </dc:creator>
            <dc:date>2011-08-04T12:52:44.70</dc:date>
          </office:change-info>
          <table:previous table:id="ct1070">
            <table:change-track-table-cell/>
          </table:previous>
        </table:cell-content-change>
        <table:cell-content-change table:id="ct1383">
          <table:cell-address table:column="16" table:row="42" table:table="0"/>
          <office:change-info>
            <dc:creator>Mike </dc:creator>
            <dc:date>2011-08-04T12:52:44.70</dc:date>
          </office:change-info>
          <table:previous table:id="ct1047">
            <table:change-track-table-cell table:cell-address="Sheet1.Q43" table:formula="of:=IF([.B43]=&quot;Y&quot;;&quot;Eddd&quot;;DEC2HEX(IF([.D43]=&quot;Y&quot;;8;9)*256*16+HEX2DEC([.G43])*16+IF([.C43]=&quot;Y&quot;;8;0)+IF([.H43]=&quot;Y&quot;;0;4)+3;4))" office:value-type="string">
              <text:p>Eddd</text:p>
            </table:change-track-table-cell>
          </table:previous>
        </table:cell-content-change>
        <table:cell-content-change table:id="ct1384">
          <table:cell-address table:column="16" table:row="43" table:table="0"/>
          <office:change-info>
            <dc:creator>Mike </dc:creator>
            <dc:date>2011-08-04T12:52:44.70</dc:date>
          </office:change-info>
          <table:previous table:id="ct1048">
            <table:change-track-table-cell table:cell-address="Sheet1.Q44" table:formula="of:=IF([.B44]=&quot;Y&quot;;&quot;Eddd&quot;;DEC2HEX(IF([.D44]=&quot;Y&quot;;8;9)*256*16+HEX2DEC([.G44])*16+IF([.C44]=&quot;Y&quot;;8;0)+IF([.H44]=&quot;Y&quot;;0;4)+3;4))" office:value-type="string">
              <text:p>Eddd</text:p>
            </table:change-track-table-cell>
          </table:previous>
        </table:cell-content-change>
        <table:cell-content-change table:id="ct1385">
          <table:cell-address table:column="16" table:row="44" table:table="0"/>
          <office:change-info>
            <dc:creator>Mike </dc:creator>
            <dc:date>2011-08-04T12:52:44.70</dc:date>
          </office:change-info>
          <table:previous table:id="ct1071">
            <table:change-track-table-cell/>
          </table:previous>
        </table:cell-content-change>
        <table:cell-content-change table:id="ct1386">
          <table:cell-address table:column="16" table:row="45" table:table="0"/>
          <office:change-info>
            <dc:creator>Mike </dc:creator>
            <dc:date>2011-08-04T12:52:44.70</dc:date>
          </office:change-info>
          <table:previous table:id="ct1072">
            <table:change-track-table-cell/>
          </table:previous>
        </table:cell-content-change>
        <table:cell-content-change table:id="ct1387">
          <table:cell-address table:column="16" table:row="46" table:table="0"/>
          <office:change-info>
            <dc:creator>Mike </dc:creator>
            <dc:date>2011-08-04T12:52:44.70</dc:date>
          </office:change-info>
          <table:previous table:id="ct1073">
            <table:change-track-table-cell/>
          </table:previous>
        </table:cell-content-change>
        <table:cell-content-change table:id="ct1388">
          <table:cell-address table:column="16" table:row="47" table:table="0"/>
          <office:change-info>
            <dc:creator>Mike </dc:creator>
            <dc:date>2011-08-04T12:52:44.70</dc:date>
          </office:change-info>
          <table:previous table:id="ct1052">
            <table:change-track-table-cell table:cell-address="Sheet1.Q48" table:formula="of:=IF([.B48]=&quot;Y&quot;;&quot;Eddd&quot;;DEC2HEX(IF([.D48]=&quot;Y&quot;;8;9)*256*16+HEX2DEC([.G48])*16+IF([.C48]=&quot;Y&quot;;8;0)+IF([.H48]=&quot;Y&quot;;0;4)+3;4))" office:value-type="string">
              <text:p>Eddd</text:p>
            </table:change-track-table-cell>
          </table:previous>
        </table:cell-content-change>
        <table:cell-content-change table:id="ct1389">
          <table:cell-address table:column="16" table:row="48" table:table="0"/>
          <office:change-info>
            <dc:creator>Mike </dc:creator>
            <dc:date>2011-08-04T12:52:44.70</dc:date>
          </office:change-info>
          <table:previous table:id="ct1074">
            <table:change-track-table-cell/>
          </table:previous>
        </table:cell-content-change>
        <table:cell-content-change table:id="ct1390">
          <table:cell-address table:column="16" table:row="49" table:table="0"/>
          <office:change-info>
            <dc:creator>Mike </dc:creator>
            <dc:date>2011-08-04T12:52:44.70</dc:date>
          </office:change-info>
          <table:previous table:id="ct1054">
            <table:change-track-table-cell table:cell-address="Sheet1.Q50" table:formula="of:=IF([.B50]=&quot;Y&quot;;&quot;Eddd&quot;;DEC2HEX(IF([.D50]=&quot;Y&quot;;8;9)*256*16+HEX2DEC([.G50])*16+IF([.C50]=&quot;Y&quot;;8;0)+IF([.H50]=&quot;Y&quot;;0;4)+3;4))" office:value-type="string">
              <text:p>Eddd</text:p>
            </table:change-track-table-cell>
          </table:previous>
        </table:cell-content-change>
        <table:cell-content-change table:id="ct1391">
          <table:cell-address table:column="16" table:row="50" table:table="0"/>
          <office:change-info>
            <dc:creator>Mike </dc:creator>
            <dc:date>2011-08-04T12:52:44.70</dc:date>
          </office:change-info>
          <table:previous table:id="ct1075">
            <table:change-track-table-cell/>
          </table:previous>
        </table:cell-content-change>
        <table:cell-content-change table:id="ct1392">
          <table:cell-address table:column="16" table:row="51" table:table="0"/>
          <office:change-info>
            <dc:creator>Mike </dc:creator>
            <dc:date>2011-08-04T12:52:44.70</dc:date>
          </office:change-info>
          <table:previous table:id="ct1076">
            <table:change-track-table-cell/>
          </table:previous>
        </table:cell-content-change>
        <table:cell-content-change table:id="ct1393">
          <table:cell-address table:column="16" table:row="52"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6" table:row="53" table:table="0"/>
          <office:change-info>
            <dc:creator>Mike </dc:creator>
            <dc:date>2011-08-04T12:52:44.70</dc:date>
          </office:change-info>
          <table:previous table:id="ct1058">
            <table:change-track-table-cell table:cell-address="Sheet1.Q54" table:formula="of:=IF([.B54]=&quot;Y&quot;;&quot;Eddd&quot;;DEC2HEX(IF([.D54]=&quot;Y&quot;;8;9)*256*16+HEX2DEC([.G54])*16+IF([.C54]=&quot;Y&quot;;8;0)+IF([.H54]=&quot;Y&quot;;0;4)+3;4))" office:value-type="string">
              <text:p>Eddd</text:p>
            </table:change-track-table-cell>
          </table:previous>
        </table:cell-content-change>
        <table:cell-content-change table:id="ct1395">
          <table:cell-address table:column="16" table:row="54" table:table="0"/>
          <office:change-info>
            <dc:creator>Mike </dc:creator>
            <dc:date>2011-08-04T12:52:44.70</dc:date>
          </office:change-info>
          <table:previous table:id="ct1059">
            <table:change-track-table-cell table:cell-address="Sheet1.Q55" table:formula="of:=IF([.B55]=&quot;Y&quot;;&quot;Eddd&quot;;DEC2HEX(IF([.D55]=&quot;Y&quot;;8;9)*256*16+HEX2DEC([.G55])*16+IF([.C55]=&quot;Y&quot;;8;0)+IF([.H55]=&quot;Y&quot;;0;4)+3;4))" office:value-type="string">
              <text:p>Eddd</text:p>
            </table:change-track-table-cell>
          </table:previous>
        </table:cell-content-change>
        <table:cell-content-change table:id="ct1396">
          <table:cell-address table:column="16" table:row="52" table:table="0"/>
          <office:change-info>
            <dc:creator>Mike </dc:creator>
            <dc:date>2011-08-04T12:52:52.80</dc:date>
          </office:change-info>
          <table:previous table:id="ct1393">
            <table:change-track-table-cell table:cell-address="Sheet1.Q53" table:formula="of:=IF([.E53]=&quot;&quot;;&quot;&quot;;IF([.B53]=&quot;Y&quot;;&quot;Eddd&quot;;DEC2HEX(IF([.D53]=&quot;Y&quot;;8;9)*256*16+HEX2DEC([.G53])*16+IF([.C53]=&quot;Y&quot;;8;0)+IF([.H53]=&quot;Y&quot;;0;4)+3;4)))" office:value-type="string">
              <text:p>Eddd</text:p>
            </table:change-track-table-cell>
          </table:previous>
        </table:cell-content-change>
        <table:cell-content-change table:id="ct1397">
          <table:cell-address table:column="17" table:row="8" table:table="0"/>
          <office:change-info>
            <dc:creator>Mike </dc:creator>
            <dc:date>2011-08-04T12:53:19.12</dc:date>
          </office:change-info>
          <table:previous table:id="ct811">
            <table:change-track-table-cell table:cell-address="Sheet1.R9" table:formula="of:=IF([.B9]=&quot;Y&quot;;[.G9];&quot;&quot;)" office:value-type="string"/>
          </table:previous>
        </table:cell-content-change>
        <table:cell-content-change table:id="ct1398">
          <table:cell-address table:column="17" table:row="9" table:table="0"/>
          <office:change-info>
            <dc:creator>Mike </dc:creator>
            <dc:date>2011-08-04T12:53:25.54</dc:date>
          </office:change-info>
          <table:previous table:id="ct812">
            <table:change-track-table-cell table:cell-address="Sheet1.R10" table:formula="of:=IF([.B10]=&quot;Y&quot;;[.G10];&quot;&quot;)" office:value-type="string">
              <text:p>0A</text:p>
            </table:change-track-table-cell>
          </table:previous>
        </table:cell-content-change>
        <table:cell-content-change table:id="ct1399">
          <table:cell-address table:column="17" table:row="10" table:table="0"/>
          <office:change-info>
            <dc:creator>Mike </dc:creator>
            <dc:date>2011-08-04T12:53:25.54</dc:date>
          </office:change-info>
          <table:previous table:id="ct813">
            <table:change-track-table-cell table:cell-address="Sheet1.R11" table:formula="of:=IF([.B11]=&quot;Y&quot;;[.G11];&quot;&quot;)" office:value-type="string"/>
          </table:previous>
        </table:cell-content-change>
        <table:cell-content-change table:id="ct1400">
          <table:cell-address table:column="17" table:row="11" table:table="0"/>
          <office:change-info>
            <dc:creator>Mike </dc:creator>
            <dc:date>2011-08-04T12:53:25.54</dc:date>
          </office:change-info>
          <table:previous table:id="ct814">
            <table:change-track-table-cell table:cell-address="Sheet1.R12" table:formula="of:=IF([.B12]=&quot;Y&quot;;[.G12];&quot;&quot;)" office:value-type="string"/>
          </table:previous>
        </table:cell-content-change>
        <table:cell-content-change table:id="ct1401">
          <table:cell-address table:column="17" table:row="12" table:table="0"/>
          <office:change-info>
            <dc:creator>Mike </dc:creator>
            <dc:date>2011-08-04T12:53:25.54</dc:date>
          </office:change-info>
          <table:previous table:id="ct815">
            <table:change-track-table-cell table:cell-address="Sheet1.R13" table:formula="of:=IF([.B13]=&quot;Y&quot;;[.G13];&quot;&quot;)" office:value-type="string">
              <text:p>0C</text:p>
            </table:change-track-table-cell>
          </table:previous>
        </table:cell-content-change>
        <table:cell-content-change table:id="ct1402">
          <table:cell-address table:column="17" table:row="13" table:table="0"/>
          <office:change-info>
            <dc:creator>Mike </dc:creator>
            <dc:date>2011-08-04T12:53:25.54</dc:date>
          </office:change-info>
          <table:previous table:id="ct816">
            <table:change-track-table-cell table:cell-address="Sheet1.R14" table:formula="of:=IF([.B14]=&quot;Y&quot;;[.G14];&quot;&quot;)" office:value-type="string">
              <text:p>0D</text:p>
            </table:change-track-table-cell>
          </table:previous>
        </table:cell-content-change>
        <table:cell-content-change table:id="ct1403">
          <table:cell-address table:column="17" table:row="14" table:table="0"/>
          <office:change-info>
            <dc:creator>Mike </dc:creator>
            <dc:date>2011-08-04T12:53:25.54</dc:date>
          </office:change-info>
          <table:previous table:id="ct817">
            <table:change-track-table-cell table:cell-address="Sheet1.R15" table:formula="of:=IF([.B15]=&quot;Y&quot;;[.G15];&quot;&quot;)" office:value-type="string"/>
          </table:previous>
        </table:cell-content-change>
        <table:cell-content-change table:id="ct1404">
          <table:cell-address table:column="17" table:row="15" table:table="0"/>
          <office:change-info>
            <dc:creator>Mike </dc:creator>
            <dc:date>2011-08-04T12:53:25.54</dc:date>
          </office:change-info>
          <table:previous table:id="ct818">
            <table:change-track-table-cell table:cell-address="Sheet1.R16" table:formula="of:=IF([.B16]=&quot;Y&quot;;[.G16];&quot;&quot;)" office:value-type="string"/>
          </table:previous>
        </table:cell-content-change>
        <table:cell-content-change table:id="ct1405">
          <table:cell-address table:column="17" table:row="16" table:table="0"/>
          <office:change-info>
            <dc:creator>Mike </dc:creator>
            <dc:date>2011-08-04T12:53:25.54</dc:date>
          </office:change-info>
          <table:previous table:id="ct819">
            <table:change-track-table-cell table:cell-address="Sheet1.R17" table:formula="of:=IF([.B17]=&quot;Y&quot;;[.G17];&quot;&quot;)" office:value-type="string">
              <text:p>2E</text:p>
            </table:change-track-table-cell>
          </table:previous>
        </table:cell-content-change>
        <table:cell-content-change table:id="ct1406">
          <table:cell-address table:column="17" table:row="17" table:table="0"/>
          <office:change-info>
            <dc:creator>Mike </dc:creator>
            <dc:date>2011-08-04T12:53:25.54</dc:date>
          </office:change-info>
          <table:previous table:id="ct820">
            <table:change-track-table-cell table:cell-address="Sheet1.R18" table:formula="of:=IF([.B18]=&quot;Y&quot;;[.G18];&quot;&quot;)" office:value-type="string">
              <text:p>2F</text:p>
            </table:change-track-table-cell>
          </table:previous>
        </table:cell-content-change>
        <table:cell-content-change table:id="ct1407">
          <table:cell-address table:column="17" table:row="18" table:table="0"/>
          <office:change-info>
            <dc:creator>Mike </dc:creator>
            <dc:date>2011-08-04T12:53:25.54</dc:date>
          </office:change-info>
          <table:previous table:id="ct821">
            <table:change-track-table-cell table:cell-address="Sheet1.R19" table:formula="of:=IF([.B19]=&quot;Y&quot;;[.G19];&quot;&quot;)" office:value-type="string"/>
          </table:previous>
        </table:cell-content-change>
        <table:cell-content-change table:id="ct1408">
          <table:cell-address table:column="17" table:row="19" table:table="0"/>
          <office:change-info>
            <dc:creator>Mike </dc:creator>
            <dc:date>2011-08-04T12:53:25.54</dc:date>
          </office:change-info>
          <table:previous table:id="ct822">
            <table:change-track-table-cell table:cell-address="Sheet1.R20" table:formula="of:=IF([.B20]=&quot;Y&quot;;[.G20];&quot;&quot;)" office:value-type="string"/>
          </table:previous>
        </table:cell-content-change>
        <table:cell-content-change table:id="ct1409">
          <table:cell-address table:column="17" table:row="20" table:table="0"/>
          <office:change-info>
            <dc:creator>Mike </dc:creator>
            <dc:date>2011-08-04T12:53:25.54</dc:date>
          </office:change-info>
          <table:previous table:id="ct823">
            <table:change-track-table-cell table:cell-address="Sheet1.R21" table:formula="of:=IF([.B21]=&quot;Y&quot;;[.G21];&quot;&quot;)" office:value-type="string"/>
          </table:previous>
        </table:cell-content-change>
        <table:cell-content-change table:id="ct1410">
          <table:cell-address table:column="17" table:row="21" table:table="0"/>
          <office:change-info>
            <dc:creator>Mike </dc:creator>
            <dc:date>2011-08-04T12:53:25.54</dc:date>
          </office:change-info>
          <table:previous table:id="ct824">
            <table:change-track-table-cell table:cell-address="Sheet1.R22" table:formula="of:=IF([.B22]=&quot;Y&quot;;[.G22];&quot;&quot;)" office:value-type="string"/>
          </table:previous>
        </table:cell-content-change>
        <table:cell-content-change table:id="ct1411">
          <table:cell-address table:column="17" table:row="22" table:table="0"/>
          <office:change-info>
            <dc:creator>Mike </dc:creator>
            <dc:date>2011-08-04T12:53:25.54</dc:date>
          </office:change-info>
          <table:previous table:id="ct825">
            <table:change-track-table-cell table:cell-address="Sheet1.R23" table:formula="of:=IF([.B23]=&quot;Y&quot;;[.G23];&quot;&quot;)" office:value-type="string"/>
          </table:previous>
        </table:cell-content-change>
        <table:cell-content-change table:id="ct1412">
          <table:cell-address table:column="17" table:row="23" table:table="0"/>
          <office:change-info>
            <dc:creator>Mike </dc:creator>
            <dc:date>2011-08-04T12:53:25.54</dc:date>
          </office:change-info>
          <table:previous table:id="ct826">
            <table:change-track-table-cell table:cell-address="Sheet1.R24" table:formula="of:=IF([.B24]=&quot;Y&quot;;[.G24];&quot;&quot;)" office:value-type="string"/>
          </table:previous>
        </table:cell-content-change>
        <table:cell-content-change table:id="ct1413">
          <table:cell-address table:column="17" table:row="23" table:table="0"/>
          <office:change-info>
            <dc:creator>Mike </dc:creator>
            <dc:date>2011-08-04T12:53:25.54</dc:date>
          </office:change-info>
          <table:previous table:id="ct827">
            <table:change-track-table-cell table:cell-address="Sheet1.R24" table:formula="of:=IF([.B24]=&quot;Y&quot;;[.G24];&quot;&quot;)" office:value-type="string"/>
          </table:previous>
        </table:cell-content-change>
        <table:cell-content-change table:id="ct1414">
          <table:cell-address table:column="17" table:row="24" table:table="0"/>
          <office:change-info>
            <dc:creator>Mike </dc:creator>
            <dc:date>2011-08-04T12:53:25.54</dc:date>
          </office:change-info>
          <table:previous table:id="ct828">
            <table:change-track-table-cell table:cell-address="Sheet1.R25" table:formula="of:=IF([.B25]=&quot;Y&quot;;[.G25];&quot;&quot;)" office:value-type="string"/>
          </table:previous>
        </table:cell-content-change>
        <table:cell-content-change table:id="ct1415">
          <table:cell-address table:column="17" table:row="25" table:table="0"/>
          <office:change-info>
            <dc:creator>Mike </dc:creator>
            <dc:date>2011-08-04T12:53:25.54</dc:date>
          </office:change-info>
          <table:previous table:id="ct829">
            <table:change-track-table-cell table:cell-address="Sheet1.R26" table:formula="of:=IF([.B26]=&quot;Y&quot;;[.G26];&quot;&quot;)" office:value-type="string"/>
          </table:previous>
        </table:cell-content-change>
        <table:cell-content-change table:id="ct1416">
          <table:cell-address table:column="17" table:row="26" table:table="0"/>
          <office:change-info>
            <dc:creator>Mike </dc:creator>
            <dc:date>2011-08-04T12:53:25.54</dc:date>
          </office:change-info>
          <table:previous table:id="ct830">
            <table:change-track-table-cell table:cell-address="Sheet1.R27" table:formula="of:=IF([.B27]=&quot;Y&quot;;[.G27];&quot;&quot;)" office:value-type="string">
              <text:p>2B</text:p>
            </table:change-track-table-cell>
          </table:previous>
        </table:cell-content-change>
        <table:cell-content-change table:id="ct1417">
          <table:cell-address table:column="17" table:row="27" table:table="0"/>
          <office:change-info>
            <dc:creator>Mike </dc:creator>
            <dc:date>2011-08-04T12:53:25.54</dc:date>
          </office:change-info>
          <table:previous table:id="ct831">
            <table:change-track-table-cell table:cell-address="Sheet1.R28" table:formula="of:=IF([.B28]=&quot;Y&quot;;[.G28];&quot;&quot;)" office:value-type="string"/>
          </table:previous>
        </table:cell-content-change>
        <table:cell-content-change table:id="ct1418">
          <table:cell-address table:column="17" table:row="28" table:table="0"/>
          <office:change-info>
            <dc:creator>Mike </dc:creator>
            <dc:date>2011-08-04T12:53:25.54</dc:date>
          </office:change-info>
          <table:previous table:id="ct832">
            <table:change-track-table-cell table:cell-address="Sheet1.R29" table:formula="of:=IF([.B29]=&quot;Y&quot;;[.G29];&quot;&quot;)" office:value-type="string"/>
          </table:previous>
        </table:cell-content-change>
        <table:cell-content-change table:id="ct1419">
          <table:cell-address table:column="17" table:row="29" table:table="0"/>
          <office:change-info>
            <dc:creator>Mike </dc:creator>
            <dc:date>2011-08-04T12:53:25.54</dc:date>
          </office:change-info>
          <table:previous table:id="ct833">
            <table:change-track-table-cell table:cell-address="Sheet1.R30" table:formula="of:=IF([.B30]=&quot;Y&quot;;[.G30];&quot;&quot;)" office:value-type="string"/>
          </table:previous>
        </table:cell-content-change>
        <table:cell-content-change table:id="ct1420">
          <table:cell-address table:column="17" table:row="30" table:table="0"/>
          <office:change-info>
            <dc:creator>Mike </dc:creator>
            <dc:date>2011-08-04T12:53:25.54</dc:date>
          </office:change-info>
          <table:previous table:id="ct834">
            <table:change-track-table-cell table:cell-address="Sheet1.R31" table:formula="of:=IF([.B31]=&quot;Y&quot;;[.G31];&quot;&quot;)" office:value-type="string"/>
          </table:previous>
        </table:cell-content-change>
        <table:cell-content-change table:id="ct1421">
          <table:cell-address table:column="17" table:row="36" table:table="0"/>
          <office:change-info>
            <dc:creator>Mike </dc:creator>
            <dc:date>2011-08-04T12:53:25.54</dc:date>
          </office:change-info>
          <table:previous table:id="ct835">
            <table:change-track-table-cell table:cell-address="Sheet1.R37" table:formula="of:=IF([.B37]=&quot;Y&quot;;[.G37];&quot;&quot;)" office:value-type="string"/>
          </table:previous>
        </table:cell-content-change>
        <table:cell-content-change table:id="ct1422">
          <table:cell-address table:column="17" table:row="37" table:table="0"/>
          <office:change-info>
            <dc:creator>Mike </dc:creator>
            <dc:date>2011-08-04T12:53:25.54</dc:date>
          </office:change-info>
          <table:previous table:id="ct836">
            <table:change-track-table-cell table:cell-address="Sheet1.R38" table:formula="of:=IF([.B38]=&quot;Y&quot;;[.G38];&quot;&quot;)" office:value-type="string"/>
          </table:previous>
        </table:cell-content-change>
        <table:cell-content-change table:id="ct1423">
          <table:cell-address table:column="17" table:row="41" table:table="0"/>
          <office:change-info>
            <dc:creator>Mike </dc:creator>
            <dc:date>2011-08-04T12:53:25.54</dc:date>
          </office:change-info>
          <table:previous table:id="ct837">
            <table:change-track-table-cell table:cell-address="Sheet1.R42" table:formula="of:=IF([.B42]=&quot;Y&quot;;[.G42];&quot;&quot;)" office:value-type="string">
              <text:p>40</text:p>
            </table:change-track-table-cell>
          </table:previous>
        </table:cell-content-change>
        <table:cell-content-change table:id="ct1424">
          <table:cell-address table:column="17" table:row="42" table:table="0"/>
          <office:change-info>
            <dc:creator>Mike </dc:creator>
            <dc:date>2011-08-04T12:53:25.54</dc:date>
          </office:change-info>
          <table:previous table:id="ct838">
            <table:change-track-table-cell table:cell-address="Sheet1.R43" table:formula="of:=IF([.B43]=&quot;Y&quot;;[.G43];&quot;&quot;)" office:value-type="string">
              <text:p>4C</text:p>
            </table:change-track-table-cell>
          </table:previous>
        </table:cell-content-change>
        <table:cell-content-change table:id="ct1425">
          <table:cell-address table:column="17" table:row="42" table:table="0"/>
          <office:change-info>
            <dc:creator>Mike </dc:creator>
            <dc:date>2011-08-04T12:53:25.54</dc:date>
          </office:change-info>
          <table:previous table:id="ct839">
            <table:change-track-table-cell table:cell-address="Sheet1.R43" table:formula="of:=IF([.B43]=&quot;Y&quot;;[.G43];&quot;&quot;)" office:value-type="string">
              <text:p>4C</text:p>
            </table:change-track-table-cell>
          </table:previous>
        </table:cell-content-change>
        <table:cell-content-change table:id="ct1426">
          <table:cell-address table:column="17" table:row="43" table:table="0"/>
          <office:change-info>
            <dc:creator>Mike </dc:creator>
            <dc:date>2011-08-04T12:53:25.54</dc:date>
          </office:change-info>
          <table:previous table:id="ct840">
            <table:change-track-table-cell table:cell-address="Sheet1.R44" table:formula="of:=IF([.B44]=&quot;Y&quot;;[.G44];&quot;&quot;)" office:value-type="string">
              <text:p>4D</text:p>
            </table:change-track-table-cell>
          </table:previous>
        </table:cell-content-change>
        <table:cell-content-change table:id="ct1427">
          <table:cell-address table:column="17" table:row="44" table:table="0"/>
          <office:change-info>
            <dc:creator>Mike </dc:creator>
            <dc:date>2011-08-04T12:53:25.54</dc:date>
          </office:change-info>
          <table:previous table:id="ct841">
            <table:change-track-table-cell table:cell-address="Sheet1.R45" table:formula="of:=IF([.B45]=&quot;Y&quot;;[.G45];&quot;&quot;)" office:value-type="string"/>
          </table:previous>
        </table:cell-content-change>
        <table:cell-content-change table:id="ct1428">
          <table:cell-address table:column="17" table:row="45" table:table="0"/>
          <office:change-info>
            <dc:creator>Mike </dc:creator>
            <dc:date>2011-08-04T12:53:25.54</dc:date>
          </office:change-info>
          <table:previous table:id="ct842">
            <table:change-track-table-cell table:cell-address="Sheet1.R46" table:formula="of:=IF([.B46]=&quot;Y&quot;;[.G46];&quot;&quot;)" office:value-type="string"/>
          </table:previous>
        </table:cell-content-change>
        <table:cell-content-change table:id="ct1429">
          <table:cell-address table:column="17" table:row="46" table:table="0"/>
          <office:change-info>
            <dc:creator>Mike </dc:creator>
            <dc:date>2011-08-04T12:53:25.54</dc:date>
          </office:change-info>
          <table:previous table:id="ct843">
            <table:change-track-table-cell table:cell-address="Sheet1.R47" table:formula="of:=IF([.B47]=&quot;Y&quot;;[.G47];&quot;&quot;)" office:value-type="string"/>
          </table:previous>
        </table:cell-content-change>
        <table:cell-content-change table:id="ct1430">
          <table:cell-address table:column="17" table:row="47" table:table="0"/>
          <office:change-info>
            <dc:creator>Mike </dc:creator>
            <dc:date>2011-08-04T12:53:25.54</dc:date>
          </office:change-info>
          <table:previous table:id="ct844">
            <table:change-track-table-cell table:cell-address="Sheet1.R48" table:formula="of:=IF([.B48]=&quot;Y&quot;;[.G48];&quot;&quot;)" office:value-type="string">
              <text:p>4E</text:p>
            </table:change-track-table-cell>
          </table:previous>
        </table:cell-content-change>
        <table:cell-content-change table:id="ct1431">
          <table:cell-address table:column="17" table:row="48" table:table="0"/>
          <office:change-info>
            <dc:creator>Mike </dc:creator>
            <dc:date>2011-08-04T12:53:25.54</dc:date>
          </office:change-info>
          <table:previous table:id="ct845">
            <table:change-track-table-cell table:cell-address="Sheet1.R49" table:formula="of:=IF([.B49]=&quot;Y&quot;;[.G49];&quot;&quot;)" office:value-type="string"/>
          </table:previous>
        </table:cell-content-change>
        <table:cell-content-change table:id="ct1432">
          <table:cell-address table:column="17" table:row="49" table:table="0"/>
          <office:change-info>
            <dc:creator>Mike </dc:creator>
            <dc:date>2011-08-04T12:53:25.54</dc:date>
          </office:change-info>
          <table:previous table:id="ct846">
            <table:change-track-table-cell table:cell-address="Sheet1.R50" table:formula="of:=IF([.B50]=&quot;Y&quot;;[.G50];&quot;&quot;)" office:value-type="string">
              <text:p>4F</text:p>
            </table:change-track-table-cell>
          </table:previous>
        </table:cell-content-change>
        <table:cell-content-change table:id="ct1433">
          <table:cell-address table:column="17" table:row="50" table:table="0"/>
          <office:change-info>
            <dc:creator>Mike </dc:creator>
            <dc:date>2011-08-04T12:53:25.54</dc:date>
          </office:change-info>
          <table:previous table:id="ct847">
            <table:change-track-table-cell table:cell-address="Sheet1.R51" table:formula="of:=IF([.B51]=&quot;Y&quot;;[.G51];&quot;&quot;)" office:value-type="string"/>
          </table:previous>
        </table:cell-content-change>
        <table:cell-content-change table:id="ct1434">
          <table:cell-address table:column="17" table:row="51" table:table="0"/>
          <office:change-info>
            <dc:creator>Mike </dc:creator>
            <dc:date>2011-08-04T12:53:25.54</dc:date>
          </office:change-info>
          <table:previous table:id="ct848">
            <table:change-track-table-cell table:cell-address="Sheet1.R52" table:formula="of:=IF([.B52]=&quot;Y&quot;;[.G52];&quot;&quot;)" office:value-type="string"/>
          </table:previous>
        </table:cell-content-change>
        <table:cell-content-change table:id="ct1435">
          <table:cell-address table:column="17" table:row="52" table:table="0"/>
          <office:change-info>
            <dc:creator>Mike </dc:creator>
            <dc:date>2011-08-04T12:53:25.54</dc:date>
          </office:change-info>
          <table:previous table:id="ct849">
            <table:change-track-table-cell table:cell-address="Sheet1.R53" table:formula="of:=IF([.B53]=&quot;Y&quot;;[.G53];&quot;&quot;)" office:value-type="string">
              <text:p>69</text:p>
            </table:change-track-table-cell>
          </table:previous>
        </table:cell-content-change>
        <table:cell-content-change table:id="ct1436">
          <table:cell-address table:column="17" table:row="53" table:table="0"/>
          <office:change-info>
            <dc:creator>Mike </dc:creator>
            <dc:date>2011-08-04T12:53:25.54</dc:date>
          </office:change-info>
          <table:previous table:id="ct850">
            <table:change-track-table-cell table:cell-address="Sheet1.R54" table:formula="of:=IF([.B54]=&quot;Y&quot;;[.G54];&quot;&quot;)" office:value-type="string">
              <text:p>6A</text:p>
            </table:change-track-table-cell>
          </table:previous>
        </table:cell-content-change>
        <table:cell-content-change table:id="ct1437">
          <table:cell-address table:column="17" table:row="54" table:table="0"/>
          <office:change-info>
            <dc:creator>Mike </dc:creator>
            <dc:date>2011-08-04T12:53:25.54</dc:date>
          </office:change-info>
          <table:previous table:id="ct851">
            <table:change-track-table-cell table:cell-address="Sheet1.R55" table:formula="of:=IF([.B55]=&quot;Y&quot;;[.G55];&quot;&quot;)" office:value-type="string">
              <text:p>6B</text:p>
            </table:change-track-table-cell>
          </table:previous>
        </table:cell-content-change>
        <table:cell-content-change table:id="ct1438">
          <table:cell-address table:column="1" table:row="60" table:table="0"/>
          <office:change-info>
            <dc:creator>Mike </dc:creator>
            <dc:date>2011-08-04T12:55:20.45</dc:date>
          </office:change-info>
          <table:previous>
            <table:change-track-table-cell/>
          </table:previous>
        </table:cell-content-change>
        <table:cell-content-change table:id="ct1439">
          <table:cell-address table:column="1" table:row="61" table:table="0"/>
          <office:change-info>
            <dc:creator>Mike </dc:creator>
            <dc:date>2011-08-04T12:55:20.45</dc:date>
          </office:change-info>
          <table:previous>
            <table:change-track-table-cell/>
          </table:previous>
        </table:cell-content-change>
        <table:cell-content-change table:id="ct1440">
          <table:cell-address table:column="11" table:row="8" table:table="0"/>
          <office:change-info>
            <dc:creator>Mike </dc:creator>
            <dc:date>2011-08-04T12:58:02.42</dc:date>
          </office:change-info>
          <table:previous table:id="ct1313">
            <table:change-track-table-cell table:cell-address="Sheet1.L9" table:formula="of:=IF([.E9]=&quot;&quot;;&quot;&quot;;DEC2HEX(1*(16*256)+HEX2DEC([.G9])*16+#ref!12+IF(NOT ([.D9]=&quot;Y&quot;);2*16*256;0);4))" office:value-type="float" office:value="0"/>
          </table:previous>
        </table:cell-content-change>
        <table:cell-content-change table:id="ct1441">
          <table:cell-address table:column="11" table:row="9" table:table="0"/>
          <office:change-info>
            <dc:creator>Mike </dc:creator>
            <dc:date>2011-08-04T12:58:10.60</dc:date>
          </office:change-info>
          <table:previous table:id="ct1314">
            <table:change-track-table-cell table:cell-address="Sheet1.L10" table:formula="of:=IF([.E10]=&quot;&quot;;&quot;&quot;;DEC2HEX(1*(16*256)+HEX2DEC([.G10])*16+#ref!13+IF(NOT ([.D10]=&quot;Y&quot;);2*16*256;0);4))" office:value-type="float" office:value="0"/>
          </table:previous>
        </table:cell-content-change>
        <table:cell-content-change table:id="ct1442">
          <table:cell-address table:column="11" table:row="10" table:table="0"/>
          <office:change-info>
            <dc:creator>Mike </dc:creator>
            <dc:date>2011-08-04T12:58:10.60</dc:date>
          </office:change-info>
          <table:previous table:id="ct1315">
            <table:change-track-table-cell table:cell-address="Sheet1.L11" table:formula="of:=IF([.E11]=&quot;&quot;;&quot;&quot;;DEC2HEX(1*(16*256)+HEX2DEC([.G11])*16+#ref!14+IF(NOT ([.D11]=&quot;Y&quot;);2*16*256;0);4))" office:value-type="float" office:value="0"/>
          </table:previous>
        </table:cell-content-change>
        <table:cell-content-change table:id="ct1443">
          <table:cell-address table:column="11" table:row="11" table:table="0"/>
          <office:change-info>
            <dc:creator>Mike </dc:creator>
            <dc:date>2011-08-04T12:58:10.60</dc:date>
          </office:change-info>
          <table:previous table:id="ct1316">
            <table:change-track-table-cell table:cell-address="Sheet1.L12" table:formula="of:=IF([.E12]=&quot;&quot;;&quot;&quot;;DEC2HEX(1*(16*256)+HEX2DEC([.G12])*16+#ref!15+IF(NOT ([.D12]=&quot;Y&quot;);2*16*256;0);4))" office:value-type="float" office:value="0"/>
          </table:previous>
        </table:cell-content-change>
        <table:cell-content-change table:id="ct1444">
          <table:cell-address table:column="11" table:row="12" table:table="0"/>
          <office:change-info>
            <dc:creator>Mike </dc:creator>
            <dc:date>2011-08-04T12:58:10.60</dc:date>
          </office:change-info>
          <table:previous table:id="ct1317">
            <table:change-track-table-cell table:cell-address="Sheet1.L13" table:formula="of:=IF([.E13]=&quot;&quot;;&quot;&quot;;DEC2HEX(1*(16*256)+HEX2DEC([.G13])*16+#ref!16+IF(NOT ([.D13]=&quot;Y&quot;);2*16*256;0);4))" office:value-type="float" office:value="0"/>
          </table:previous>
        </table:cell-content-change>
        <table:cell-content-change table:id="ct1445">
          <table:cell-address table:column="11" table:row="13" table:table="0"/>
          <office:change-info>
            <dc:creator>Mike </dc:creator>
            <dc:date>2011-08-04T12:58:10.60</dc:date>
          </office:change-info>
          <table:previous table:id="ct1318">
            <table:change-track-table-cell table:cell-address="Sheet1.L14" table:formula="of:=IF([.E14]=&quot;&quot;;&quot;&quot;;DEC2HEX(1*(16*256)+HEX2DEC([.G14])*16+#ref!17+IF(NOT ([.D14]=&quot;Y&quot;);2*16*256;0);4))" office:value-type="float" office:value="0"/>
          </table:previous>
        </table:cell-content-change>
        <table:cell-content-change table:id="ct1446">
          <table:cell-address table:column="11" table:row="14" table:table="0"/>
          <office:change-info>
            <dc:creator>Mike </dc:creator>
            <dc:date>2011-08-04T12:58:10.60</dc:date>
          </office:change-info>
          <table:previous table:id="ct1319">
            <table:change-track-table-cell table:cell-address="Sheet1.L15" table:formula="of:=IF([.E15]=&quot;&quot;;&quot;&quot;;DEC2HEX(1*(16*256)+HEX2DEC([.G15])*16+#ref!18+IF(NOT ([.D15]=&quot;Y&quot;);2*16*256;0);4))" office:value-type="string"/>
          </table:previous>
        </table:cell-content-change>
        <table:cell-content-change table:id="ct1447">
          <table:cell-address table:column="11" table:row="15" table:table="0"/>
          <office:change-info>
            <dc:creator>Mike </dc:creator>
            <dc:date>2011-08-04T12:58:10.60</dc:date>
          </office:change-info>
          <table:previous table:id="ct1320">
            <table:change-track-table-cell table:cell-address="Sheet1.L16" table:formula="of:=IF([.E16]=&quot;&quot;;&quot;&quot;;DEC2HEX(1*(16*256)+HEX2DEC([.G16])*16+#ref!19+IF(NOT ([.D16]=&quot;Y&quot;);2*16*256;0);4))" office:value-type="string"/>
          </table:previous>
        </table:cell-content-change>
        <table:cell-content-change table:id="ct1448">
          <table:cell-address table:column="11" table:row="16" table:table="0"/>
          <office:change-info>
            <dc:creator>Mike </dc:creator>
            <dc:date>2011-08-04T12:58:10.60</dc:date>
          </office:change-info>
          <table:previous table:id="ct1321">
            <table:change-track-table-cell table:cell-address="Sheet1.L17" table:formula="of:=IF([.E17]=&quot;&quot;;&quot;&quot;;DEC2HEX(1*(16*256)+HEX2DEC([.G17])*16+#ref!20+IF(NOT ([.D17]=&quot;Y&quot;);2*16*256;0);4))" office:value-type="float" office:value="0"/>
          </table:previous>
        </table:cell-content-change>
        <table:cell-content-change table:id="ct1449">
          <table:cell-address table:column="11" table:row="17" table:table="0"/>
          <office:change-info>
            <dc:creator>Mike </dc:creator>
            <dc:date>2011-08-04T12:58:10.60</dc:date>
          </office:change-info>
          <table:previous table:id="ct1322">
            <table:change-track-table-cell table:cell-address="Sheet1.L18" table:formula="of:=IF([.E18]=&quot;&quot;;&quot;&quot;;DEC2HEX(1*(16*256)+HEX2DEC([.G18])*16+#ref!21+IF(NOT ([.D18]=&quot;Y&quot;);2*16*256;0);4))" office:value-type="float" office:value="0"/>
          </table:previous>
        </table:cell-content-change>
        <table:cell-content-change table:id="ct1450">
          <table:cell-address table:column="11" table:row="18" table:table="0"/>
          <office:change-info>
            <dc:creator>Mike </dc:creator>
            <dc:date>2011-08-04T12:58:10.60</dc:date>
          </office:change-info>
          <table:previous table:id="ct1323">
            <table:change-track-table-cell table:cell-address="Sheet1.L19" table:formula="of:=IF([.E19]=&quot;&quot;;&quot;&quot;;DEC2HEX(1*(16*256)+HEX2DEC([.G19])*16+#ref!22+IF(NOT ([.D19]=&quot;Y&quot;);2*16*256;0);4))" office:value-type="string"/>
          </table:previous>
        </table:cell-content-change>
        <table:cell-content-change table:id="ct1451">
          <table:cell-address table:column="11" table:row="19" table:table="0"/>
          <office:change-info>
            <dc:creator>Mike </dc:creator>
            <dc:date>2011-08-04T12:58:10.60</dc:date>
          </office:change-info>
          <table:previous table:id="ct1324">
            <table:change-track-table-cell table:cell-address="Sheet1.L20" table:formula="of:=IF([.E20]=&quot;&quot;;&quot;&quot;;DEC2HEX(1*(16*256)+HEX2DEC([.G20])*16+#ref!23+IF(NOT ([.D20]=&quot;Y&quot;);2*16*256;0);4))" office:value-type="string"/>
          </table:previous>
        </table:cell-content-change>
        <table:cell-content-change table:id="ct1452">
          <table:cell-address table:column="11" table:row="20" table:table="0"/>
          <office:change-info>
            <dc:creator>Mike </dc:creator>
            <dc:date>2011-08-04T12:58:10.60</dc:date>
          </office:change-info>
          <table:previous table:id="ct1325">
            <table:change-track-table-cell table:cell-address="Sheet1.L21" table:formula="of:=IF([.E21]=&quot;&quot;;&quot;&quot;;DEC2HEX(1*(16*256)+HEX2DEC([.G21])*16+#ref!24+IF(NOT ([.D21]=&quot;Y&quot;);2*16*256;0);4))" office:value-type="float" office:value="0"/>
          </table:previous>
        </table:cell-content-change>
        <table:cell-content-change table:id="ct1453">
          <table:cell-address table:column="11" table:row="21" table:table="0"/>
          <office:change-info>
            <dc:creator>Mike </dc:creator>
            <dc:date>2011-08-04T12:58:10.61</dc:date>
          </office:change-info>
          <table:previous table:id="ct1326">
            <table:change-track-table-cell table:cell-address="Sheet1.L22" table:formula="of:=IF([.E22]=&quot;&quot;;&quot;&quot;;DEC2HEX(1*(16*256)+HEX2DEC([.G22])*16+#ref!25+IF(NOT ([.D22]=&quot;Y&quot;);2*16*256;0);4))" office:value-type="float" office:value="0"/>
          </table:previous>
        </table:cell-content-change>
        <table:cell-content-change table:id="ct1454">
          <table:cell-address table:column="11" table:row="22" table:table="0"/>
          <office:change-info>
            <dc:creator>Mike </dc:creator>
            <dc:date>2011-08-04T12:58:10.61</dc:date>
          </office:change-info>
          <table:previous table:id="ct1327">
            <table:change-track-table-cell table:cell-address="Sheet1.L23" table:formula="of:=IF([.E23]=&quot;&quot;;&quot;&quot;;DEC2HEX(1*(16*256)+HEX2DEC([.G23])*16+#ref!26+IF(NOT ([.D23]=&quot;Y&quot;);2*16*256;0);4))" office:value-type="float" office:value="0"/>
          </table:previous>
        </table:cell-content-change>
        <table:cell-content-change table:id="ct1455">
          <table:cell-address table:column="11" table:row="23" table:table="0"/>
          <office:change-info>
            <dc:creator>Mike </dc:creator>
            <dc:date>2011-08-04T12:58:10.61</dc:date>
          </office:change-info>
          <table:previous table:id="ct1328">
            <table:change-track-table-cell table:cell-address="Sheet1.L24" table:formula="of:=IF([.E24]=&quot;&quot;;&quot;&quot;;DEC2HEX(1*(16*256)+HEX2DEC([.G24])*16+#ref!27+IF(NOT ([.D24]=&quot;Y&quot;);2*16*256;0);4))" office:value-type="float" office:value="0"/>
          </table:previous>
        </table:cell-content-change>
        <table:cell-content-change table:id="ct1456">
          <table:cell-address table:column="11" table:row="23" table:table="0"/>
          <office:change-info>
            <dc:creator>Mike </dc:creator>
            <dc:date>2011-08-04T12:58:10.61</dc:date>
          </office:change-info>
          <table:previous table:id="ct1329">
            <table:change-track-table-cell table:cell-address="Sheet1.L24" table:formula="of:=IF([.E24]=&quot;&quot;;&quot;&quot;;DEC2HEX(1*(16*256)+HEX2DEC([.G24])*16+#ref!27+IF(NOT ([.D24]=&quot;Y&quot;);2*16*256;0);4))" office:value-type="float" office:value="0"/>
          </table:previous>
        </table:cell-content-change>
        <table:cell-content-change table:id="ct1457">
          <table:cell-address table:column="11" table:row="24" table:table="0"/>
          <office:change-info>
            <dc:creator>Mike </dc:creator>
            <dc:date>2011-08-04T12:58:10.61</dc:date>
          </office:change-info>
          <table:previous table:id="ct1330">
            <table:change-track-table-cell table:cell-address="Sheet1.L25" table:formula="of:=IF([.E25]=&quot;&quot;;&quot;&quot;;DEC2HEX(1*(16*256)+HEX2DEC([.G25])*16+#ref!28+IF(NOT ([.D25]=&quot;Y&quot;);2*16*256;0);4))" office:value-type="float" office:value="0"/>
          </table:previous>
        </table:cell-content-change>
        <table:cell-content-change table:id="ct1458">
          <table:cell-address table:column="11" table:row="25" table:table="0"/>
          <office:change-info>
            <dc:creator>Mike </dc:creator>
            <dc:date>2011-08-04T12:58:10.61</dc:date>
          </office:change-info>
          <table:previous table:id="ct1331">
            <table:change-track-table-cell table:cell-address="Sheet1.L26" table:formula="of:=IF([.E26]=&quot;&quot;;&quot;&quot;;DEC2HEX(1*(16*256)+HEX2DEC([.G26])*16+#ref!29+IF(NOT ([.D26]=&quot;Y&quot;);2*16*256;0);4))" office:value-type="float" office:value="0"/>
          </table:previous>
        </table:cell-content-change>
        <table:cell-content-change table:id="ct1459">
          <table:cell-address table:column="11" table:row="26" table:table="0"/>
          <office:change-info>
            <dc:creator>Mike </dc:creator>
            <dc:date>2011-08-04T12:58:10.61</dc:date>
          </office:change-info>
          <table:previous table:id="ct1332">
            <table:change-track-table-cell table:cell-address="Sheet1.L27" table:formula="of:=IF([.E27]=&quot;&quot;;&quot;&quot;;DEC2HEX(1*(16*256)+HEX2DEC([.G27])*16+#ref!30+IF(NOT ([.D27]=&quot;Y&quot;);2*16*256;0);4))" office:value-type="float" office:value="0"/>
          </table:previous>
        </table:cell-content-change>
        <table:cell-content-change table:id="ct1460">
          <table:cell-address table:column="11" table:row="27" table:table="0"/>
          <office:change-info>
            <dc:creator>Mike </dc:creator>
            <dc:date>2011-08-04T12:58:10.61</dc:date>
          </office:change-info>
          <table:previous table:id="ct1333">
            <table:change-track-table-cell table:cell-address="Sheet1.L28" table:formula="of:=IF([.E28]=&quot;&quot;;&quot;&quot;;DEC2HEX(1*(16*256)+HEX2DEC([.G28])*16+#ref!31+IF(NOT ([.D28]=&quot;Y&quot;);2*16*256;0);4))" office:value-type="float" office:value="0"/>
          </table:previous>
        </table:cell-content-change>
        <table:cell-content-change table:id="ct1461">
          <table:cell-address table:column="11" table:row="28" table:table="0"/>
          <office:change-info>
            <dc:creator>Mike </dc:creator>
            <dc:date>2011-08-04T12:58:10.61</dc:date>
          </office:change-info>
          <table:previous table:id="ct1334">
            <table:change-track-table-cell table:cell-address="Sheet1.L29" table:formula="of:=IF([.E29]=&quot;&quot;;&quot;&quot;;DEC2HEX(1*(16*256)+HEX2DEC([.G29])*16+#ref!32+IF(NOT ([.D29]=&quot;Y&quot;);2*16*256;0);4))" office:value-type="float" office:value="0"/>
          </table:previous>
        </table:cell-content-change>
        <table:cell-content-change table:id="ct1462">
          <table:cell-address table:column="11" table:row="29" table:table="0"/>
          <office:change-info>
            <dc:creator>Mike </dc:creator>
            <dc:date>2011-08-04T12:58:10.61</dc:date>
          </office:change-info>
          <table:previous table:id="ct1335">
            <table:change-track-table-cell table:cell-address="Sheet1.L30" table:formula="of:=IF([.E30]=&quot;&quot;;&quot;&quot;;DEC2HEX(1*(16*256)+HEX2DEC([.G30])*16+#ref!33+IF(NOT ([.D30]=&quot;Y&quot;);2*16*256;0);4))" office:value-type="float" office:value="0"/>
          </table:previous>
        </table:cell-content-change>
        <table:cell-content-change table:id="ct1463">
          <table:cell-address table:column="11" table:row="30" table:table="0"/>
          <office:change-info>
            <dc:creator>Mike </dc:creator>
            <dc:date>2011-08-04T12:58:10.61</dc:date>
          </office:change-info>
          <table:previous table:id="ct1336">
            <table:change-track-table-cell table:cell-address="Sheet1.L31" table:formula="of:=IF([.E31]=&quot;&quot;;&quot;&quot;;DEC2HEX(1*(16*256)+HEX2DEC([.G31])*16+#ref!34+IF(NOT ([.D31]=&quot;Y&quot;);2*16*256;0);4))" office:value-type="string"/>
          </table:previous>
        </table:cell-content-change>
        <table:cell-content-change table:id="ct1464">
          <table:cell-address table:column="11" table:row="36" table:table="0"/>
          <office:change-info>
            <dc:creator>Mike </dc:creator>
            <dc:date>2011-08-04T12:58:10.61</dc:date>
          </office:change-info>
          <table:previous table:id="ct1337">
            <table:change-track-table-cell table:cell-address="Sheet1.L37" table:formula="of:=IF([.E37]=&quot;&quot;;&quot;&quot;;DEC2HEX(1*(16*256)+HEX2DEC([.G37])*16+#ref!35+IF(NOT ([.D37]=&quot;Y&quot;);2*16*256;0);4))" office:value-type="string"/>
          </table:previous>
        </table:cell-content-change>
        <table:cell-content-change table:id="ct1465">
          <table:cell-address table:column="11" table:row="37" table:table="0"/>
          <office:change-info>
            <dc:creator>Mike </dc:creator>
            <dc:date>2011-08-04T12:58:10.61</dc:date>
          </office:change-info>
          <table:previous table:id="ct1338">
            <table:change-track-table-cell table:cell-address="Sheet1.L38" table:formula="of:=IF([.E38]=&quot;&quot;;&quot;&quot;;DEC2HEX(1*(16*256)+HEX2DEC([.G38])*16+#ref!36+IF(NOT ([.D38]=&quot;Y&quot;);2*16*256;0);4))" office:value-type="string"/>
          </table:previous>
        </table:cell-content-change>
        <table:cell-content-change table:id="ct1466">
          <table:cell-address table:column="11" table:row="41" table:table="0"/>
          <office:change-info>
            <dc:creator>Mike </dc:creator>
            <dc:date>2011-08-04T12:58:10.61</dc:date>
          </office:change-info>
          <table:previous table:id="ct1339">
            <table:change-track-table-cell table:cell-address="Sheet1.L42" table:formula="of:=IF([.E42]=&quot;&quot;;&quot;&quot;;DEC2HEX(1*(16*256)+HEX2DEC([.G42])*16+#ref!37+IF(NOT ([.D42]=&quot;Y&quot;);2*16*256;0);4))" office:value-type="float" office:value="0"/>
          </table:previous>
        </table:cell-content-change>
        <table:cell-content-change table:id="ct1467">
          <table:cell-address table:column="11" table:row="42" table:table="0"/>
          <office:change-info>
            <dc:creator>Mike </dc:creator>
            <dc:date>2011-08-04T12:58:10.61</dc:date>
          </office:change-info>
          <table:previous table:id="ct1340">
            <table:change-track-table-cell table:cell-address="Sheet1.L43" table:formula="of:=IF([.E43]=&quot;&quot;;&quot;&quot;;DEC2HEX(1*(16*256)+HEX2DEC([.G43])*16+#ref!38+IF(NOT ([.D43]=&quot;Y&quot;);2*16*256;0);4))" office:value-type="float" office:value="0"/>
          </table:previous>
        </table:cell-content-change>
        <table:cell-content-change table:id="ct1468">
          <table:cell-address table:column="11" table:row="42" table:table="0"/>
          <office:change-info>
            <dc:creator>Mike </dc:creator>
            <dc:date>2011-08-04T12:58:10.61</dc:date>
          </office:change-info>
          <table:previous table:id="ct1341">
            <table:change-track-table-cell table:cell-address="Sheet1.L43" table:formula="of:=IF([.E43]=&quot;&quot;;&quot;&quot;;DEC2HEX(1*(16*256)+HEX2DEC([.G43])*16+#ref!39+IF(NOT ([.D43]=&quot;Y&quot;);2*16*256;0);4))" office:value-type="float" office:value="0"/>
          </table:previous>
        </table:cell-content-change>
        <table:cell-content-change table:id="ct1469">
          <table:cell-address table:column="11" table:row="43" table:table="0"/>
          <office:change-info>
            <dc:creator>Mike </dc:creator>
            <dc:date>2011-08-04T12:58:10.61</dc:date>
          </office:change-info>
          <table:previous table:id="ct1342">
            <table:change-track-table-cell table:cell-address="Sheet1.L44" table:formula="of:=IF([.E44]=&quot;&quot;;&quot;&quot;;DEC2HEX(1*(16*256)+HEX2DEC([.G44])*16+#ref!40+IF(NOT ([.D44]=&quot;Y&quot;);2*16*256;0);4))" office:value-type="float" office:value="0"/>
          </table:previous>
        </table:cell-content-change>
        <table:cell-content-change table:id="ct1470">
          <table:cell-address table:column="11" table:row="44" table:table="0"/>
          <office:change-info>
            <dc:creator>Mike </dc:creator>
            <dc:date>2011-08-04T12:58:10.61</dc:date>
          </office:change-info>
          <table:previous table:id="ct1343">
            <table:change-track-table-cell table:cell-address="Sheet1.L45" table:formula="of:=IF([.E45]=&quot;&quot;;&quot;&quot;;DEC2HEX(1*(16*256)+HEX2DEC([.G45])*16+#ref!41+IF(NOT ([.D45]=&quot;Y&quot;);2*16*256;0);4))" office:value-type="string"/>
          </table:previous>
        </table:cell-content-change>
        <table:cell-content-change table:id="ct1471">
          <table:cell-address table:column="11" table:row="45" table:table="0"/>
          <office:change-info>
            <dc:creator>Mike </dc:creator>
            <dc:date>2011-08-04T12:58:10.61</dc:date>
          </office:change-info>
          <table:previous table:id="ct1344">
            <table:change-track-table-cell table:cell-address="Sheet1.L46" table:formula="of:=IF([.E46]=&quot;&quot;;&quot;&quot;;DEC2HEX(1*(16*256)+HEX2DEC([.G46])*16+#ref!42+IF(NOT ([.D46]=&quot;Y&quot;);2*16*256;0);4))" office:value-type="string"/>
          </table:previous>
        </table:cell-content-change>
        <table:cell-content-change table:id="ct1472">
          <table:cell-address table:column="11" table:row="46" table:table="0"/>
          <office:change-info>
            <dc:creator>Mike </dc:creator>
            <dc:date>2011-08-04T12:58:10.61</dc:date>
          </office:change-info>
          <table:previous table:id="ct1345">
            <table:change-track-table-cell table:cell-address="Sheet1.L47" table:formula="of:=IF([.E47]=&quot;&quot;;&quot;&quot;;DEC2HEX(1*(16*256)+HEX2DEC([.G47])*16+#ref!43+IF(NOT ([.D47]=&quot;Y&quot;);2*16*256;0);4))" office:value-type="string"/>
          </table:previous>
        </table:cell-content-change>
        <table:cell-content-change table:id="ct1473">
          <table:cell-address table:column="11" table:row="47" table:table="0"/>
          <office:change-info>
            <dc:creator>Mike </dc:creator>
            <dc:date>2011-08-04T12:58:10.61</dc:date>
          </office:change-info>
          <table:previous table:id="ct1346">
            <table:change-track-table-cell table:cell-address="Sheet1.L48" table:formula="of:=IF([.E48]=&quot;&quot;;&quot;&quot;;DEC2HEX(1*(16*256)+HEX2DEC([.G48])*16+#ref!44+IF(NOT ([.D48]=&quot;Y&quot;);2*16*256;0);4))" office:value-type="float" office:value="0"/>
          </table:previous>
        </table:cell-content-change>
        <table:cell-content-change table:id="ct1474">
          <table:cell-address table:column="11" table:row="48" table:table="0"/>
          <office:change-info>
            <dc:creator>Mike </dc:creator>
            <dc:date>2011-08-04T12:58:10.61</dc:date>
          </office:change-info>
          <table:previous table:id="ct1347">
            <table:change-track-table-cell table:cell-address="Sheet1.L49" table:formula="of:=IF([.E49]=&quot;&quot;;&quot;&quot;;DEC2HEX(1*(16*256)+HEX2DEC([.G49])*16+#ref!45+IF(NOT ([.D49]=&quot;Y&quot;);2*16*256;0);4))" office:value-type="string"/>
          </table:previous>
        </table:cell-content-change>
        <table:cell-content-change table:id="ct1475">
          <table:cell-address table:column="11" table:row="49" table:table="0"/>
          <office:change-info>
            <dc:creator>Mike </dc:creator>
            <dc:date>2011-08-04T12:58:10.61</dc:date>
          </office:change-info>
          <table:previous table:id="ct1348">
            <table:change-track-table-cell table:cell-address="Sheet1.L50" table:formula="of:=IF([.E50]=&quot;&quot;;&quot;&quot;;DEC2HEX(1*(16*256)+HEX2DEC([.G50])*16+#ref!46+IF(NOT ([.D50]=&quot;Y&quot;);2*16*256;0);4))" office:value-type="float" office:value="0"/>
          </table:previous>
        </table:cell-content-change>
        <table:cell-content-change table:id="ct1476">
          <table:cell-address table:column="11" table:row="50" table:table="0"/>
          <office:change-info>
            <dc:creator>Mike </dc:creator>
            <dc:date>2011-08-04T12:58:10.61</dc:date>
          </office:change-info>
          <table:previous table:id="ct1349">
            <table:change-track-table-cell table:cell-address="Sheet1.L51" table:formula="of:=IF([.E51]=&quot;&quot;;&quot;&quot;;DEC2HEX(1*(16*256)+HEX2DEC([.G51])*16+#ref!47+IF(NOT ([.D51]=&quot;Y&quot;);2*16*256;0);4))" office:value-type="string"/>
          </table:previous>
        </table:cell-content-change>
        <table:cell-content-change table:id="ct1477">
          <table:cell-address table:column="11" table:row="51" table:table="0"/>
          <office:change-info>
            <dc:creator>Mike </dc:creator>
            <dc:date>2011-08-04T12:58:10.61</dc:date>
          </office:change-info>
          <table:previous table:id="ct1350">
            <table:change-track-table-cell table:cell-address="Sheet1.L52" table:formula="of:=IF([.E52]=&quot;&quot;;&quot;&quot;;DEC2HEX(1*(16*256)+HEX2DEC([.G52])*16+#ref!48+IF(NOT ([.D52]=&quot;Y&quot;);2*16*256;0);4))" office:value-type="string"/>
          </table:previous>
        </table:cell-content-change>
        <table:cell-content-change table:id="ct1478">
          <table:cell-address table:column="11" table:row="52" table:table="0"/>
          <office:change-info>
            <dc:creator>Mike </dc:creator>
            <dc:date>2011-08-04T12:58:10.61</dc:date>
          </office:change-info>
          <table:previous table:id="ct1351">
            <table:change-track-table-cell table:cell-address="Sheet1.L53" table:formula="of:=IF([.E53]=&quot;&quot;;&quot;&quot;;DEC2HEX(1*(16*256)+HEX2DEC([.G53])*16+#ref!49+IF(NOT ([.D53]=&quot;Y&quot;);2*16*256;0);4))" office:value-type="float" office:value="0"/>
          </table:previous>
        </table:cell-content-change>
        <table:cell-content-change table:id="ct1479">
          <table:cell-address table:column="11" table:row="53" table:table="0"/>
          <office:change-info>
            <dc:creator>Mike </dc:creator>
            <dc:date>2011-08-04T12:58:10.61</dc:date>
          </office:change-info>
          <table:previous table:id="ct1352">
            <table:change-track-table-cell table:cell-address="Sheet1.L54" table:formula="of:=IF([.E54]=&quot;&quot;;&quot;&quot;;DEC2HEX(1*(16*256)+HEX2DEC([.G54])*16+#ref!50+IF(NOT ([.D54]=&quot;Y&quot;);2*16*256;0);4))" office:value-type="float" office:value="0"/>
          </table:previous>
        </table:cell-content-change>
        <table:cell-content-change table:id="ct1480">
          <table:cell-address table:column="11" table:row="54" table:table="0"/>
          <office:change-info>
            <dc:creator>Mike </dc:creator>
            <dc:date>2011-08-04T12:58:10.61</dc:date>
          </office:change-info>
          <table:previous table:id="ct1353">
            <table:change-track-table-cell table:cell-address="Sheet1.L55" table:formula="of:=IF([.E55]=&quot;&quot;;&quot;&quot;;DEC2HEX(1*(16*256)+HEX2DEC([.G55])*16+#ref!51+IF(NOT ([.D55]=&quot;Y&quot;);2*16*256;0);4))" office:value-type="float" office:value="0"/>
          </table:previous>
        </table:cell-content-change>
        <table:movement table:id="ct1481">
          <table:source-range-address table:start-column="11" table:start-row="0" table:start-table="0" table:end-column="10" table:end-row="0" table:end-table="0"/>
          <table:target-range-address table:column="11" table:row="0" table:table="0"/>
          <office:change-info>
            <dc:creator>Mike </dc:creator>
            <dc:date>2011-08-04T12:58:50.65</dc:date>
          </office:change-info>
          <table:dependencies>
            <table:dependence table:id="ct1483"/>
          </table:dependencies>
        </table:movement>
        <table:cell-content-change table:id="ct1482">
          <table:cell-address table:column="11" table:row="1"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1" table:table="0">
          <office:change-info>
            <dc:creator>Mike </dc:creator>
            <dc:date>2011-08-04T12:59:08.28</dc:date>
          </office:change-info>
          <table:deletions>
            <table:cell-content-deletion>
              <table:cell-address table:column="11" table:row="56" table:table="0"/>
              <table:change-track-table-cell office:value-type="string">
                <text:p>coding</text:p>
              </table:change-track-table-cell>
            </table:cell-content-deletion>
            <table:cell-content-deletion table:id="ct1309">
              <table:change-track-table-cell table:cell-address="Sheet1.L52" table:formula="of:=IF([.E52]=&quot;&quot;;&quot;&quot;;IF([.B52]=&quot;Y&quot;;4;0)+IF([.C52]=&quot;Y&quot;;2;0)+IF([.H52]=&quot;Y&quot;;1;0))" office:value-type="string"/>
            </table:cell-content-deletion>
            <table:cell-content-deletion table:id="ct1308">
              <table:change-track-table-cell table:cell-address="Sheet1.L51" table:formula="of:=IF([.E51]=&quot;&quot;;&quot;&quot;;IF([.B51]=&quot;Y&quot;;4;0)+IF([.C51]=&quot;Y&quot;;2;0)+IF([.H51]=&quot;Y&quot;;1;0))" office:value-type="string"/>
            </table:cell-content-deletion>
            <table:cell-content-deletion table:id="ct1306">
              <table:change-track-table-cell table:cell-address="Sheet1.L49" table:formula="of:=IF([.E49]=&quot;&quot;;&quot;&quot;;IF([.B49]=&quot;Y&quot;;4;0)+IF([.C49]=&quot;Y&quot;;2;0)+IF([.H49]=&quot;Y&quot;;1;0))" office:value-type="string"/>
            </table:cell-content-deletion>
            <table:cell-content-deletion table:id="ct1304">
              <table:change-track-table-cell table:cell-address="Sheet1.L47" table:formula="of:=IF([.E47]=&quot;&quot;;&quot;&quot;;IF([.B47]=&quot;Y&quot;;4;0)+IF([.C47]=&quot;Y&quot;;2;0)+IF([.H47]=&quot;Y&quot;;1;0))" office:value-type="string"/>
            </table:cell-content-deletion>
            <table:cell-content-deletion table:id="ct1303">
              <table:change-track-table-cell table:cell-address="Sheet1.L46" table:formula="of:=IF([.E46]=&quot;&quot;;&quot;&quot;;IF([.B46]=&quot;Y&quot;;4;0)+IF([.C46]=&quot;Y&quot;;2;0)+IF([.H46]=&quot;Y&quot;;1;0))" office:value-type="string"/>
            </table:cell-content-deletion>
            <table:cell-content-deletion table:id="ct1302">
              <table:change-track-table-cell table:cell-address="Sheet1.L45" table:formula="of:=IF([.E45]=&quot;&quot;;&quot;&quot;;IF([.B45]=&quot;Y&quot;;4;0)+IF([.C45]=&quot;Y&quot;;2;0)+IF([.H45]=&quot;Y&quot;;1;0))" office:value-type="string"/>
            </table:cell-content-deletion>
            <table:cell-content-deletion table:id="ct1297">
              <table:change-track-table-cell table:cell-address="Sheet1.L38" table:formula="of:=IF([.E38]=&quot;&quot;;&quot;&quot;;IF([.B38]=&quot;Y&quot;;4;0)+IF([.C38]=&quot;Y&quot;;2;0)+IF([.H38]=&quot;Y&quot;;1;0))" office:value-type="string"/>
            </table:cell-content-deletion>
            <table:cell-content-deletion table:id="ct1296">
              <table:change-track-table-cell table:cell-address="Sheet1.L37" table:formula="of:=IF([.E37]=&quot;&quot;;&quot;&quot;;IF([.B37]=&quot;Y&quot;;4;0)+IF([.C37]=&quot;Y&quot;;2;0)+IF([.H37]=&quot;Y&quot;;1;0))" office:value-type="string"/>
            </table:cell-content-deletion>
            <table:cell-content-deletion table:id="ct1295">
              <table:change-track-table-cell table:cell-address="Sheet1.L31" table:formula="of:=IF([.E31]=&quot;&quot;;&quot;&quot;;IF([.B31]=&quot;Y&quot;;4;0)+IF([.C31]=&quot;Y&quot;;2;0)+IF([.H31]=&quot;Y&quot;;1;0))" office:value-type="string"/>
            </table:cell-content-deletion>
            <table:cell-content-deletion table:id="ct1287">
              <table:change-track-table-cell table:cell-address="Sheet1.L24" table:formula="of:=IF([.E24]=&quot;&quot;;&quot;&quot;;IF([.B24]=&quot;Y&quot;;4;0)+IF([.C24]=&quot;Y&quot;;2;0)+IF([.H24]=&quot;Y&quot;;1;0))" office:value-type="float" office:value="2"/>
            </table:cell-content-deletion>
            <table:cell-content-deletion table:id="ct1283">
              <table:change-track-table-cell table:cell-address="Sheet1.L20" table:formula="of:=IF([.E20]=&quot;&quot;;&quot;&quot;;IF([.B20]=&quot;Y&quot;;4;0)+IF([.C20]=&quot;Y&quot;;2;0)+IF([.H20]=&quot;Y&quot;;1;0))" office:value-type="string"/>
            </table:cell-content-deletion>
            <table:cell-content-deletion table:id="ct1282">
              <table:change-track-table-cell table:cell-address="Sheet1.L19" table:formula="of:=IF([.E19]=&quot;&quot;;&quot;&quot;;IF([.B19]=&quot;Y&quot;;4;0)+IF([.C19]=&quot;Y&quot;;2;0)+IF([.H19]=&quot;Y&quot;;1;0))" office:value-type="string"/>
            </table:cell-content-deletion>
            <table:cell-content-deletion table:id="ct1279">
              <table:change-track-table-cell table:cell-address="Sheet1.L16" table:formula="of:=IF([.E16]=&quot;&quot;;&quot;&quot;;IF([.B16]=&quot;Y&quot;;4;0)+IF([.C16]=&quot;Y&quot;;2;0)+IF([.H16]=&quot;Y&quot;;1;0))" office:value-type="string"/>
            </table:cell-content-deletion>
            <table:cell-content-deletion table:id="ct1278">
              <table:change-track-table-cell table:cell-address="Sheet1.L15" table:formula="of:=IF([.E15]=&quot;&quot;;&quot;&quot;;IF([.B15]=&quot;Y&quot;;4;0)+IF([.C15]=&quot;Y&quot;;2;0)+IF([.H15]=&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L18" table:formula="of:=IF([.E18]=&quot;&quot;;&quot;&quot;;IF([.B18]=&quot;Y&quot;;4;0)+IF([.C18]=&quot;Y&quot;;2;0)+IF([.H18]=&quot;Y&quot;;1;0))" office:value-type="float" office:value="4"/>
            </table:cell-content-deletion>
            <table:cell-content-deletion table:id="ct1280">
              <table:change-track-table-cell table:cell-address="Sheet1.L17" table:formula="of:=IF([.E17]=&quot;&quot;;&quot;&quot;;IF([.B17]=&quot;Y&quot;;4;0)+IF([.C17]=&quot;Y&quot;;2;0)+IF([.H17]=&quot;Y&quot;;1;0))" office:value-type="float" office:value="4"/>
            </table:cell-content-deletion>
            <table:cell-content-deletion table:id="ct1312">
              <table:change-track-table-cell table:cell-address="Sheet1.L55" table:formula="of:=IF([.E55]=&quot;&quot;;&quot;&quot;;IF([.B55]=&quot;Y&quot;;4;0)+IF([.C55]=&quot;Y&quot;;2;0)+IF([.H55]=&quot;Y&quot;;1;0))" office:value-type="float" office:value="4"/>
            </table:cell-content-deletion>
            <table:cell-content-deletion table:id="ct1311">
              <table:change-track-table-cell table:cell-address="Sheet1.L54" table:formula="of:=IF([.E54]=&quot;&quot;;&quot;&quot;;IF([.B54]=&quot;Y&quot;;4;0)+IF([.C54]=&quot;Y&quot;;2;0)+IF([.H54]=&quot;Y&quot;;1;0))" office:value-type="float" office:value="4"/>
            </table:cell-content-deletion>
            <table:cell-content-deletion table:id="ct1310">
              <table:change-track-table-cell table:cell-address="Sheet1.L53" table:formula="of:=IF([.E53]=&quot;&quot;;&quot;&quot;;IF([.B53]=&quot;Y&quot;;4;0)+IF([.C53]=&quot;Y&quot;;2;0)+IF([.H53]=&quot;Y&quot;;1;0))" office:value-type="float" office:value="4"/>
            </table:cell-content-deletion>
            <table:cell-content-deletion table:id="ct1307">
              <table:change-track-table-cell table:cell-address="Sheet1.L50" table:formula="of:=IF([.E50]=&quot;&quot;;&quot;&quot;;IF([.B50]=&quot;Y&quot;;4;0)+IF([.C50]=&quot;Y&quot;;2;0)+IF([.H50]=&quot;Y&quot;;1;0))" office:value-type="float" office:value="4"/>
            </table:cell-content-deletion>
            <table:cell-content-deletion table:id="ct1305">
              <table:change-track-table-cell table:cell-address="Sheet1.L48" table:formula="of:=IF([.E48]=&quot;&quot;;&quot;&quot;;IF([.B48]=&quot;Y&quot;;4;0)+IF([.C48]=&quot;Y&quot;;2;0)+IF([.H48]=&quot;Y&quot;;1;0))" office:value-type="float" office:value="4"/>
            </table:cell-content-deletion>
            <table:cell-content-deletion table:id="ct1301">
              <table:change-track-table-cell table:cell-address="Sheet1.L44" table:formula="of:=IF([.E44]=&quot;&quot;;&quot;&quot;;IF([.B44]=&quot;Y&quot;;4;0)+IF([.C44]=&quot;Y&quot;;2;0)+IF([.H44]=&quot;Y&quot;;1;0))" office:value-type="float" office:value="4"/>
            </table:cell-content-deletion>
            <table:cell-content-deletion table:id="ct1300">
              <table:change-track-table-cell table:cell-address="Sheet1.L43" table:formula="of:=IF([.E43]=&quot;&quot;;&quot;&quot;;IF([.B43]=&quot;Y&quot;;4;0)+IF([.C43]=&quot;Y&quot;;2;0)+IF([.H43]=&quot;Y&quot;;1;0))" office:value-type="float" office:value="4"/>
            </table:cell-content-deletion>
            <table:cell-content-deletion table:id="ct1299">
              <table:change-track-table-cell table:cell-address="Sheet1.L43" table:formula="of:=IF([.E43]=&quot;&quot;;&quot;&quot;;IF([.B43]=&quot;Y&quot;;4;0)+IF([.C43]=&quot;Y&quot;;2;0)+IF([.H43]=&quot;Y&quot;;1;0))" office:value-type="float" office:value="4"/>
            </table:cell-content-deletion>
            <table:cell-content-deletion table:id="ct1298">
              <table:change-track-table-cell table:cell-address="Sheet1.L42" table:formula="of:=IF([.E42]=&quot;&quot;;&quot;&quot;;IF([.B42]=&quot;Y&quot;;4;0)+IF([.C42]=&quot;Y&quot;;2;0)+IF([.H42]=&quot;Y&quot;;1;0))" office:value-type="float" office:value="4"/>
            </table:cell-content-deletion>
            <table:cell-content-deletion table:id="ct1294">
              <table:change-track-table-cell table:cell-address="Sheet1.L30" table:formula="of:=IF([.E30]=&quot;&quot;;&quot;&quot;;IF([.B30]=&quot;Y&quot;;4;0)+IF([.C30]=&quot;Y&quot;;2;0)+IF([.H30]=&quot;Y&quot;;1;0))" office:value-type="float" office:value="2"/>
            </table:cell-content-deletion>
            <table:cell-content-deletion table:id="ct1293">
              <table:change-track-table-cell table:cell-address="Sheet1.L29" table:formula="of:=IF([.E29]=&quot;&quot;;&quot;&quot;;IF([.B29]=&quot;Y&quot;;4;0)+IF([.C29]=&quot;Y&quot;;2;0)+IF([.H29]=&quot;Y&quot;;1;0))" office:value-type="float" office:value="2"/>
            </table:cell-content-deletion>
            <table:cell-content-deletion table:id="ct1292">
              <table:change-track-table-cell table:cell-address="Sheet1.L28" table:formula="of:=IF([.E28]=&quot;&quot;;&quot;&quot;;IF([.B28]=&quot;Y&quot;;4;0)+IF([.C28]=&quot;Y&quot;;2;0)+IF([.H28]=&quot;Y&quot;;1;0))" office:value-type="float" office:value="0"/>
            </table:cell-content-deletion>
            <table:cell-content-deletion table:id="ct1291">
              <table:change-track-table-cell table:cell-address="Sheet1.L27" table:formula="of:=IF([.E27]=&quot;&quot;;&quot;&quot;;IF([.B27]=&quot;Y&quot;;4;0)+IF([.C27]=&quot;Y&quot;;2;0)+IF([.H27]=&quot;Y&quot;;1;0))" office:value-type="float" office:value="4"/>
            </table:cell-content-deletion>
            <table:cell-content-deletion table:id="ct1290">
              <table:change-track-table-cell table:cell-address="Sheet1.L26" table:formula="of:=IF([.E26]=&quot;&quot;;&quot;&quot;;IF([.B26]=&quot;Y&quot;;4;0)+IF([.C26]=&quot;Y&quot;;2;0)+IF([.H26]=&quot;Y&quot;;1;0))" office:value-type="float" office:value="3"/>
            </table:cell-content-deletion>
            <table:cell-content-deletion table:id="ct1289">
              <table:change-track-table-cell table:cell-address="Sheet1.L25" table:formula="of:=IF([.E25]=&quot;&quot;;&quot;&quot;;IF([.B25]=&quot;Y&quot;;4;0)+IF([.C25]=&quot;Y&quot;;2;0)+IF([.H25]=&quot;Y&quot;;1;0))" office:value-type="float" office:value="2"/>
            </table:cell-content-deletion>
            <table:cell-content-deletion table:id="ct1288">
              <table:change-track-table-cell table:cell-address="Sheet1.L24" table:formula="of:=IF([.E24]=&quot;&quot;;&quot;&quot;;IF([.B24]=&quot;Y&quot;;4;0)+IF([.C24]=&quot;Y&quot;;2;0)+IF([.H24]=&quot;Y&quot;;1;0))" office:value-type="float" office:value="2"/>
            </table:cell-content-deletion>
            <table:cell-content-deletion table:id="ct1286">
              <table:change-track-table-cell table:cell-address="Sheet1.L23" table:formula="of:=IF([.E23]=&quot;&quot;;&quot;&quot;;IF([.B23]=&quot;Y&quot;;4;0)+IF([.C23]=&quot;Y&quot;;2;0)+IF([.H23]=&quot;Y&quot;;1;0))" office:value-type="float" office:value="3"/>
            </table:cell-content-deletion>
            <table:cell-content-deletion table:id="ct1285">
              <table:change-track-table-cell table:cell-address="Sheet1.L22" table:formula="of:=IF([.E22]=&quot;&quot;;&quot;&quot;;IF([.B22]=&quot;Y&quot;;4;0)+IF([.C22]=&quot;Y&quot;;2;0)+IF([.H22]=&quot;Y&quot;;1;0))" office:value-type="float" office:value="2"/>
            </table:cell-content-deletion>
            <table:cell-content-deletion table:id="ct1284">
              <table:change-track-table-cell table:cell-address="Sheet1.L21" table:formula="of:=IF([.E21]=&quot;&quot;;&quot;&quot;;IF([.B21]=&quot;Y&quot;;4;0)+IF([.C21]=&quot;Y&quot;;2;0)+IF([.H21]=&quot;Y&quot;;1;0))" office:value-type="float" office:value="2"/>
            </table:cell-content-deletion>
            <table:cell-content-deletion table:id="ct1277">
              <table:change-track-table-cell table:cell-address="Sheet1.L14" table:formula="of:=IF([.E14]=&quot;&quot;;&quot;&quot;;IF([.B14]=&quot;Y&quot;;4;0)+IF([.C14]=&quot;Y&quot;;2;0)+IF([.H14]=&quot;Y&quot;;1;0))" office:value-type="float" office:value="4"/>
            </table:cell-content-deletion>
            <table:cell-content-deletion table:id="ct1276">
              <table:change-track-table-cell table:cell-address="Sheet1.L13" table:formula="of:=IF([.E13]=&quot;&quot;;&quot;&quot;;IF([.B13]=&quot;Y&quot;;4;0)+IF([.C13]=&quot;Y&quot;;2;0)+IF([.H13]=&quot;Y&quot;;1;0))" office:value-type="float" office:value="4"/>
            </table:cell-content-deletion>
            <table:cell-content-deletion table:id="ct81">
              <table:change-track-table-cell table:cell-address="Sheet1.L13" table:formula="of:=IF([.B13]=&quot;Y&quot;;4;0)+IF([.C13]=&quot;Y&quot;;2;0)+IF([.H13]=&quot;Y&quot;;1;0)" office:value-type="float" office:value="4"/>
            </table:cell-content-deletion>
            <table:cell-content-deletion table:id="ct80">
              <table:change-track-table-cell table:cell-address="Sheet1.L13" table:formula="of:=IF([.B13]=&quot;Y&quot;;4;0)+IF([.C13]=&quot;Y&quot;;2;0)+IF([.H13]=&quot;Y&quot;;1;0)" office:value-type="float" office:value="4"/>
            </table:cell-content-deletion>
            <table:cell-content-deletion table:id="ct1275">
              <table:change-track-table-cell table:cell-address="Sheet1.L12" table:formula="of:=IF([.E12]=&quot;&quot;;&quot;&quot;;IF([.B12]=&quot;Y&quot;;4;0)+IF([.C12]=&quot;Y&quot;;2;0)+IF([.H12]=&quot;Y&quot;;1;0))" office:value-type="float" office:value="0"/>
            </table:cell-content-deletion>
            <table:cell-content-deletion table:id="ct1274">
              <table:change-track-table-cell table:cell-address="Sheet1.L11" table:formula="of:=IF([.E11]=&quot;&quot;;&quot;&quot;;IF([.B11]=&quot;Y&quot;;4;0)+IF([.C11]=&quot;Y&quot;;2;0)+IF([.H11]=&quot;Y&quot;;1;0))" office:value-type="float" office:value="0"/>
            </table:cell-content-deletion>
            <table:cell-content-deletion table:id="ct1273">
              <table:change-track-table-cell table:cell-address="Sheet1.L10" table:formula="of:=IF([.E10]=&quot;&quot;;&quot;&quot;;IF([.B10]=&quot;Y&quot;;4;0)+IF([.C10]=&quot;Y&quot;;2;0)+IF([.H10]=&quot;Y&quot;;1;0))" office:value-type="float" office:value="4"/>
            </table:cell-content-deletion>
            <table:cell-content-deletion table:id="ct1272">
              <table:change-track-table-cell table:cell-address="Sheet1.L9" table:formula="of:=IF([.E9]=&quot;&quot;;&quot;&quot;;IF([.B9]=&quot;Y&quot;;4;0)+IF([.C9]=&quot;Y&quot;;2;0)+IF([.H9]=&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1" table:row="56"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1" table:row="56"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7" table:row="52" table:table="0"/>
          <office:change-info>
            <dc:creator>Mike </dc:creator>
            <dc:date>2011-08-04T13:08:05.28</dc:date>
          </office:change-info>
          <table:previous table:id="ct1435">
            <table:change-track-table-cell table:cell-address="Sheet1.R53" table:formula="of:=IF([.E53]=&quot;&quot;;&quot;&quot;;IF([.B53]=&quot;Y&quot;;[.G53];&quot;&quot;))" office:value-type="string">
              <text:p>69</text:p>
            </table:change-track-table-cell>
          </table:previous>
        </table:cell-content-change>
        <table:cell-content-change table:id="ct1487">
          <table:cell-address table:column="17" table:row="41" table:table="0"/>
          <office:change-info>
            <dc:creator>Mike </dc:creator>
            <dc:date>2011-08-04T13:08:10.04</dc:date>
          </office:change-info>
          <table:previous table:id="ct1423">
            <table:change-track-table-cell table:cell-address="Sheet1.R42" table:formula="of:=IF([.E42]=&quot;&quot;;&quot;&quot;;IF([.B42]=&quot;Y&quot;;[.G42];&quot;&quot;))" office:value-type="string">
              <text:p>40</text:p>
            </table:change-track-table-cell>
          </table:previous>
        </table:cell-content-change>
        <table:cell-content-change table:id="ct1488">
          <table:cell-address table:column="16" table:row="41" table:table="0"/>
          <office:change-info>
            <dc:creator>Mike </dc:creator>
            <dc:date>2011-08-04T13:10:28.42</dc:date>
          </office:change-info>
          <table:previous table:id="ct1381">
            <table:change-track-table-cell table:cell-address="Sheet1.Q42" table:formula="of:=IF([.E42]=&quot;&quot;;&quot;&quot;;IF([.B42]=&quot;Y&quot;;&quot;Eddd&quot;;DEC2HEX(IF([.D42]=&quot;Y&quot;;8;9)*256*16+HEX2DEC([.G42])*16+IF([.C42]=&quot;Y&quot;;8;0)+IF([.H42]=&quot;Y&quot;;0;4)+3;4)))" office:value-type="string">
              <text:p>Eddd</text:p>
            </table:change-track-table-cell>
          </table:previous>
        </table:cell-content-change>
        <table:cell-content-change table:id="ct1489">
          <table:cell-address table:column="5" table:row="3"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5" table:start-row="1" table:start-table="0" table:end-column="5" table:end-row="0" table:end-table="0"/>
          <table:target-range-address table:column="5" table:row="1" table:table="0"/>
          <office:change-info>
            <dc:creator>Mike </dc:creator>
            <dc:date>2011-08-04T13:14:19.81</dc:date>
          </office:change-info>
          <table:dependencies>
            <table:dependence table:id="ct1545"/>
          </table:dependencies>
        </table:movement>
        <table:movement table:id="ct1491">
          <table:source-range-address table:start-column="4" table:start-row="1" table:start-table="0" table:end-column="4" table:end-row="0" table:end-table="0"/>
          <table:target-range-address table:column="4" table:row="1" table:table="0"/>
          <office:change-info>
            <dc:creator>Mike </dc:creator>
            <dc:date>2011-08-04T13:14:23.89</dc:date>
          </office:change-info>
          <table:dependencies>
            <table:dependence table:id="ct1506"/>
          </table:dependencies>
        </table:movement>
        <table:movement table:id="ct1492">
          <table:source-range-address table:start-column="3" table:start-row="1" table:start-table="0" table:end-column="3" table:end-row="0" table:end-table="0"/>
          <table:target-range-address table:column="3" table:row="1" table:table="0"/>
          <office:change-info>
            <dc:creator>Mike </dc:creator>
            <dc:date>2011-08-04T13:14:27.81</dc:date>
          </office:change-info>
          <table:dependencies>
            <table:dependence table:id="ct1500"/>
          </table:dependencies>
        </table:movement>
        <table:movement table:id="ct1493">
          <table:source-range-address table:start-column="3" table:start-row="1" table:start-table="0" table:end-column="3" table:end-row="0" table:end-table="0"/>
          <table:target-range-address table:column="3" table:row="1" table:table="0"/>
          <office:change-info>
            <dc:creator>Mike </dc:creator>
            <dc:date>2011-08-04T13:14:31.69</dc:date>
          </office:change-info>
          <table:dependencies>
            <table:dependence table:id="ct2571"/>
            <table:dependence table:id="ct2570"/>
            <table:dependence table:id="ct2568"/>
            <table:dependence table:id="ct2567"/>
            <table:dependence table:id="ct2566"/>
            <table:dependence table:id="ct1499"/>
          </table:dependencies>
        </table:movement>
        <table:movement table:id="ct1494">
          <table:source-range-address table:start-column="2" table:start-row="1" table:start-table="0" table:end-column="2" table:end-row="0" table:end-table="0"/>
          <table:target-range-address table:column="2" table:row="1" table:table="0"/>
          <office:change-info>
            <dc:creator>Mike </dc:creator>
            <dc:date>2011-08-04T13:14:35.10</dc:date>
          </office:change-info>
          <table:dependencies>
            <table:dependence table:id="ct1498"/>
          </table:dependencies>
        </table:movement>
        <table:movement table:id="ct1495">
          <table:source-range-address table:start-column="1" table:start-row="1" table:start-table="0" table:end-column="1" table:end-row="0" table:end-table="0"/>
          <table:target-range-address table:column="1" table:row="1" table:table="0"/>
          <office:change-info>
            <dc:creator>Mike </dc:creator>
            <dc:date>2011-08-04T13:14:38.46</dc:date>
          </office:change-info>
          <table:dependencies>
            <table:dependence table:id="ct1497"/>
          </table:dependencies>
        </table:movement>
        <table:deletion table:id="ct1496" table:type="row" table:position="1"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1"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1"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1"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1"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6" table:row="1" table:table="0"/>
          <table:target-range-address table:column="16" table:row="2"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6" table:row="2" table:table="0"/>
              <table:change-track-table-cell office:value-type="string">
                <text:p>Format</text:p>
              </table:change-track-table-cell>
            </table:cell-content-deletion>
            <table:cell-content-deletion>
              <table:cell-address table:column="16" table:row="2" table:table="0"/>
              <table:change-track-table-cell office:value-type="string">
                <text:p>Type Byte</text:p>
              </table:change-track-table-cell>
            </table:cell-content-deletion>
            <table:cell-content-deletion>
              <table:cell-address table:column="16" table:row="2" table:table="0"/>
              <table:change-track-table-cell office:value-type="string">
                <text:p>Flag bit A</text:p>
              </table:change-track-table-cell>
            </table:cell-content-deletion>
            <table:cell-content-deletion>
              <table:cell-address table:column="16" table:row="2" table:table="0"/>
              <table:change-track-table-cell office:value-type="string">
                <text:p>Flag bit B</text:p>
              </table:change-track-table-cell>
            </table:cell-content-deletion>
            <table:cell-content-deletion>
              <table:cell-address table:column="16" table:row="2" table:table="0"/>
              <table:change-track-table-cell office:value-type="string">
                <text:p>Flag bit D</text:p>
              </table:change-track-table-cell>
            </table:cell-content-deletion>
            <table:cell-content-deletion>
              <table:cell-address table:column="16" table:row="2" table:table="0"/>
              <table:change-track-table-cell office:value-type="string">
                <text:p>Flag bit C</text:p>
              </table:change-track-table-cell>
            </table:cell-content-deletion>
          </table:deletions>
        </table:movement>
        <table:insertion table:id="ct1502" table:type="row" table:position="2"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6" table:start-row="1" table:start-table="0" table:end-column="16" table:end-row="0" table:end-table="0"/>
          <table:target-range-address table:column="16" table:row="2"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1" table:start-table="0" table:end-column="0" table:end-row="0" table:end-table="0"/>
          <table:target-range-address table:column="0" table:row="2"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1" table:table="0" table:multi-deletion-spanned="2">
          <office:change-info>
            <dc:creator>Mike </dc:creator>
            <dc:date>2011-08-04T13:16:12.41</dc:date>
          </office:change-info>
          <table:deletions>
            <table:cell-content-deletion>
              <table:cell-address table:column="0" table:row="1"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1"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3" table:table="0">
          <office:change-info>
            <dc:creator>Mike </dc:creator>
            <dc:date>2011-08-04T13:17:11.59</dc:date>
          </office:change-info>
          <table:deletions>
            <table:cell-content-deletion table:id="ct1287">
              <table:change-track-table-cell table:cell-address="Sheet1.L24" table:formula="of:=IF([.E24]=&quot;&quot;;&quot;&quot;;IF([.B24]=&quot;Y&quot;;4;0)+IF([.C24]=&quot;Y&quot;;2;0)+IF([.H24]=&quot;Y&quot;;1;0))" office:value-type="float" office:value="2"/>
            </table:cell-content-deletion>
            <table:cell-content-deletion table:id="ct1370">
              <table:change-track-table-cell table:cell-address="Sheet1.Q24" table:formula="of:=IF([.E24]=&quot;&quot;;&quot;&quot;;IF([.B24]=&quot;Y&quot;;&quot;Eddd&quot;;DEC2HEX(IF([.D24]=&quot;Y&quot;;8;9)*256*16+HEX2DEC([.G24])*16+IF([.C24]=&quot;Y&quot;;8;0)+IF([.H24]=&quot;Y&quot;;0;4)+3;4)))" office:value-type="string">
                <text:p>8A8F</text:p>
              </table:change-track-table-cell>
            </table:cell-content-deletion>
            <table:cell-content-deletion table:id="ct1412">
              <table:change-track-table-cell table:cell-address="Sheet1.R24" table:formula="of:=IF([.E24]=&quot;&quot;;&quot;&quot;;IF([.B24]=&quot;Y&quot;;[.G24];&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L24" table:formula="of:=IF([.E24]=&quot;&quot;;&quot;&quot;;DEC2HEX(1*(16*256)+HEX2DEC([.G24])*16+IF([.B24]=&quot;Y&quot;;4;0)+IF([.C24]=&quot;Y&quot;;2;0)+IF([.H24]=&quot;Y&quot;;1;0)+IF(NOT ([.D24]=&quot;Y&quot;);2*16*256;0);4))" office:value-type="string">
                <text:p>1A82</text:p>
              </table:change-track-table-cell>
            </table:cell-content-deletion>
            <table:cell-content-deletion table:id="ct1246">
              <table:change-track-table-cell table:cell-address="Sheet1.G24" table:formula="of:=IF([.E24]=&quot;&quot;;&quot;&quot;;DEC2HEX([.E24]*32+[.F24];2))" office:value-type="string">
                <text:p>28</text:p>
              </table:change-track-table-cell>
            </table:cell-content-deletion>
          </table:deletions>
        </table:deletion>
        <table:cell-content-change table:id="ct1508">
          <table:cell-address table:column="16" table:row="0"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7" table:row="0"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7" table:row="0"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6" table:row="2"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6" table:row="1" table:table="0"/>
          <office:change-info>
            <dc:creator>Mike </dc:creator>
            <dc:date>2011-08-04T15:16:57.41</dc:date>
          </office:change-info>
          <table:previous>
            <table:change-track-table-cell/>
          </table:previous>
        </table:cell-content-change>
        <table:cell-content-change table:id="ct1513">
          <table:cell-address table:column="16" table:row="2"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6" table:row="2"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6" table:row="1"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6" table:row="2"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2" table:start-table="0" table:end-column="0" table:end-row="1" table:end-table="0"/>
          <table:target-range-address table:column="0" table:row="4" table:table="0"/>
          <office:change-info>
            <dc:creator>Mike </dc:creator>
            <dc:date>2011-08-04T15:18:43.50</dc:date>
          </office:change-info>
          <table:dependencies>
            <table:dependence table:id="ct1528"/>
            <table:dependence table:id="ct-103"/>
          </table:dependencies>
        </table:movement>
        <table:cell-content-change table:id="ct1518">
          <table:cell-address table:column="17" table:row="3"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7" table:row="2"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7" table:row="1" table:table="0"/>
          <office:change-info>
            <dc:creator>Mike </dc:creator>
            <dc:date>2011-08-04T15:19:31.72</dc:date>
          </office:change-info>
          <table:previous>
            <table:change-track-table-cell/>
          </table:previous>
        </table:cell-content-change>
        <table:cell-content-change table:id="ct1521">
          <table:cell-address table:column="17" table:row="2"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7" table:row="3"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7" table:row="4"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7" table:row="3" table:table="0"/>
          <office:change-info>
            <dc:creator>Mike </dc:creator>
            <dc:date>2011-08-04T15:20:12.57</dc:date>
          </office:change-info>
          <table:previous table:id="ct1522">
            <table:change-track-table-cell/>
          </table:previous>
        </table:cell-content-change>
        <table:cell-content-change table:id="ct1525">
          <table:cell-address table:column="6" table:row="3"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7" table:row="3"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2"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2" table:table="0">
          <office:change-info>
            <dc:creator>Mike </dc:creator>
            <dc:date>2011-08-04T15:20:41.55</dc:date>
          </office:change-info>
          <table:deletions>
            <table:cell-content-deletion>
              <table:cell-address table:column="0" table:row="2"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2" table:table="0">
          <office:change-info>
            <dc:creator>Mike </dc:creator>
            <dc:date>2011-08-04T15:20:41.55</dc:date>
          </office:change-info>
          <table:deletions>
            <table:cell-content-deletion>
              <table:cell-address table:column="16" table:row="2" table:table="0"/>
              <table:change-track-table-cell office:value-type="string">
                <text:p>Flag bit C</text:p>
              </table:change-track-table-cell>
            </table:cell-content-deletion>
            <table:cell-content-deletion>
              <table:cell-address table:column="16" table:row="2" table:table="0"/>
              <table:change-track-table-cell office:value-type="string">
                <text:p>Flag bit D</text:p>
              </table:change-track-table-cell>
            </table:cell-content-deletion>
            <table:cell-content-deletion>
              <table:cell-address table:column="16" table:row="2" table:table="0"/>
              <table:change-track-table-cell office:value-type="string">
                <text:p>Flag bit B</text:p>
              </table:change-track-table-cell>
            </table:cell-content-deletion>
            <table:cell-content-deletion>
              <table:cell-address table:column="16" table:row="2" table:table="0"/>
              <table:change-track-table-cell office:value-type="string">
                <text:p>Flag bit A</text:p>
              </table:change-track-table-cell>
            </table:cell-content-deletion>
            <table:cell-content-deletion>
              <table:cell-address table:column="16" table:row="2" table:table="0"/>
              <table:change-track-table-cell office:value-type="string">
                <text:p>Type Byte</text:p>
              </table:change-track-table-cell>
            </table:cell-content-deletion>
            <table:cell-content-deletion>
              <table:cell-address table:column="16" table:row="2" table:table="0"/>
              <table:change-track-table-cell office:value-type="string">
                <text:p>Format</text:p>
              </table:change-track-table-cell>
            </table:cell-content-deletion>
            <table:cell-content-deletion>
              <table:cell-address table:column="16" table:row="2" table:table="0"/>
              <table:change-track-table-cell office:value-type="string">
                <text:p>Flag bit C</text:p>
              </table:change-track-table-cell>
            </table:cell-content-deletion>
            <table:cell-content-deletion>
              <table:cell-address table:column="16" table:row="2" table:table="0"/>
              <table:change-track-table-cell office:value-type="string">
                <text:p>Flag bit D</text:p>
              </table:change-track-table-cell>
            </table:cell-content-deletion>
            <table:cell-content-deletion>
              <table:cell-address table:column="16" table:row="2" table:table="0"/>
              <table:change-track-table-cell office:value-type="string">
                <text:p>Flag bit B</text:p>
              </table:change-track-table-cell>
            </table:cell-content-deletion>
            <table:cell-content-deletion>
              <table:cell-address table:column="16" table:row="2" table:table="0"/>
              <table:change-track-table-cell office:value-type="string">
                <text:p>Flag bit A</text:p>
              </table:change-track-table-cell>
            </table:cell-content-deletion>
            <table:cell-content-deletion>
              <table:cell-address table:column="16" table:row="2" table:table="0"/>
              <table:change-track-table-cell office:value-type="string">
                <text:p>Type Byte</text:p>
              </table:change-track-table-cell>
            </table:cell-content-deletion>
            <table:cell-content-deletion>
              <table:cell-address table:column="16" table:row="2"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8" table:row="9"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8" table:row="16"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8" table:row="26"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8" table:row="12"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8" table:row="13"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8" table:row="17"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8" table:row="17"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8" table:row="17"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6" table:row="56"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6" table:row="41"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6" table:table="0" table:multi-deletion-spanned="3">
          <office:change-info>
            <dc:creator>Mike </dc:creator>
            <dc:date>2011-08-04T15:23:47.98</dc:date>
          </office:change-info>
          <table:deletions>
            <table:cell-content-deletion>
              <table:cell-address table:column="16" table:row="56" table:table="0"/>
              <table:change-track-table-cell office:value-type="string">
                <text:p>5=DestID datagram last segment</text:p>
              </table:change-track-table-cell>
            </table:cell-content-deletion>
            <table:change-deletion table:id="ct2685"/>
            <table:change-deletion table:id="ct1543"/>
            <table:cell-content-deletion table:id="ct1485">
              <table:change-track-table-cell/>
            </table:cell-content-deletion>
          </table:deletions>
        </table:deletion>
        <table:deletion table:id="ct1541" table:type="row" table:position="56" table:table="0">
          <office:change-info>
            <dc:creator>Mike </dc:creator>
            <dc:date>2011-08-04T15:23:47.98</dc:date>
          </office:change-info>
          <table:deletions>
            <table:cell-content-deletion>
              <table:cell-address table:column="16" table:row="56" table:table="0"/>
              <table:change-track-table-cell office:value-type="string">
                <text:p>6=DestID non-Stream</text:p>
              </table:change-track-table-cell>
            </table:cell-content-deletion>
            <table:change-deletion table:id="ct1540"/>
          </table:deletions>
        </table:deletion>
        <table:deletion table:id="ct1542" table:type="row" table:position="56" table:table="0">
          <office:change-info>
            <dc:creator>Mike </dc:creator>
            <dc:date>2011-08-04T15:23:47.98</dc:date>
          </office:change-info>
          <table:deletions>
            <table:cell-content-deletion>
              <table:cell-address table:column="16" table:row="56"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6" table:table="0">
          <office:change-info>
            <dc:creator>Mike </dc:creator>
            <dc:date>2011-08-04T15:23:51.82</dc:date>
          </office:change-info>
          <table:deletions>
            <table:cell-content-deletion>
              <table:cell-address table:column="16" table:row="56" table:table="0"/>
              <table:change-track-table-cell office:value-type="string">
                <text:p>If flags not specified, send and check 1 bits</text:p>
              </table:change-track-table-cell>
            </table:cell-content-deletion>
            <table:cell-content-deletion>
              <table:cell-address table:column="16" table:row="56"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57" table:start-table="0" table:end-column="2" table:end-row="65" table:end-table="0"/>
          <table:target-range-address table:start-column="1" table:start-row="57" table:start-table="0" table:end-column="1" table:end-row="65" table:end-table="0"/>
          <office:change-info>
            <dc:creator>Mike </dc:creator>
            <dc:date>2011-08-04T15:27:52.68</dc:date>
          </office:change-info>
          <table:dependencies>
            <table:dependence table:id="ct2733"/>
          </table:dependencies>
        </table:movement>
        <table:deletion table:id="ct1545" table:type="row" table:position="1"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2" table:table="0">
          <office:change-info>
            <dc:creator>Mike </dc:creator>
            <dc:date>2011-08-04T15:31:15.45</dc:date>
          </office:change-info>
          <table:deletions>
            <table:cell-content-deletion table:id="ct1382">
              <table:change-track-table-cell table:cell-address="Sheet1.Q43" table:formula="of:=IF([.E43]=&quot;&quot;;&quot;&quot;;IF([.B43]=&quot;Y&quot;;&quot;Eddd&quot;;DEC2HEX(IF([.D43]=&quot;Y&quot;;8;9)*256*16+HEX2DEC([.G43])*16+IF([.C43]=&quot;Y&quot;;8;0)+IF([.H43]=&quot;Y&quot;;0;4)+3;4)))" office:value-type="string">
                <text:p>Eddd</text:p>
              </table:change-track-table-cell>
            </table:cell-content-deletion>
            <table:cell-content-deletion table:id="ct1424">
              <table:change-track-table-cell table:cell-address="Sheet1.R43" table:formula="of:=IF([.E43]=&quot;&quot;;&quot;&quot;;IF([.B43]=&quot;Y&quot;;[.G43];&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L43" table:formula="of:=IF([.E43]=&quot;&quot;;&quot;&quot;;DEC2HEX(1*(16*256)+HEX2DEC([.G43])*16+IF([.B43]=&quot;Y&quot;;4;0)+IF([.C43]=&quot;Y&quot;;2;0)+IF([.H43]=&quot;Y&quot;;1;0)+IF(NOT ([.D43]=&quot;Y&quot;);2*16*256;0);4))" office:value-type="string">
                <text:p>34C4</text:p>
              </table:change-track-table-cell>
            </table:cell-content-deletion>
            <table:cell-content-deletion table:id="ct1258">
              <table:change-track-table-cell table:cell-address="Sheet1.G43" table:formula="of:=IF([.E43]=&quot;&quot;;&quot;&quot;;DEC2HEX([.E43]*32+[.F43];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L43" table:formula="of:=IF([.E43]=&quot;&quot;;&quot;&quot;;IF([.B43]=&quot;Y&quot;;4;0)+IF([.C43]=&quot;Y&quot;;2;0)+IF([.H43]=&quot;Y&quot;;1;0))" office:value-type="float" office:value="4"/>
            </table:cell-content-deletion>
          </table:deletions>
        </table:deletion>
        <table:cell-content-change table:id="ct1547">
          <table:cell-address table:column="1" table:row="0"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6" table:count="2" table:table="0">
          <office:change-info>
            <dc:creator>Mike </dc:creator>
            <dc:date>2011-08-05T09:47:33.61</dc:date>
          </office:change-info>
          <table:dependencies>
            <table:dependence table:id="ct2627"/>
            <table:dependence table:id="ct2625"/>
            <table:dependence table:id="ct2624"/>
            <table:dependence table:id="ct2616"/>
            <table:dependence table:id="ct2573"/>
            <table:dependence table:id="ct2515"/>
            <table:dependence table:id="ct2466"/>
            <table:dependence table:id="ct2459"/>
            <table:dependence table:id="ct2416"/>
            <table:dependence table:id="ct2385"/>
            <table:dependence table:id="ct2337"/>
            <table:dependence table:id="ct2336"/>
            <table:dependence table:id="ct2335"/>
            <table:dependence table:id="ct2287"/>
            <table:dependence table:id="ct2286"/>
            <table:dependence table:id="ct2285"/>
            <table:dependence table:id="ct2274"/>
            <table:dependence table:id="ct2273"/>
            <table:dependence table:id="ct2268"/>
            <table:dependence table:id="ct2220"/>
            <table:dependence table:id="ct2169"/>
            <table:dependence table:id="ct2168"/>
            <table:dependence table:id="ct2153"/>
            <table:dependence table:id="ct2152"/>
            <table:dependence table:id="ct1983"/>
            <table:dependence table:id="ct1976"/>
            <table:dependence table:id="ct1975"/>
            <table:dependence table:id="ct1968"/>
            <table:dependence table:id="ct1967"/>
            <table:dependence table:id="ct1960"/>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6" table:table="0"/>
          <office:change-info>
            <dc:creator>Mike </dc:creator>
            <dc:date>2011-08-05T09:47:48.02</dc:date>
          </office:change-info>
          <table:previous>
            <table:change-track-table-cell/>
          </table:previous>
        </table:cell-content-change>
        <table:cell-content-change table:id="ct1550">
          <table:cell-address table:column="0" table:row="7" table:table="0"/>
          <office:change-info>
            <dc:creator>Mike </dc:creator>
            <dc:date>2011-08-05T09:47:56.78</dc:date>
          </office:change-info>
          <table:previous>
            <table:change-track-table-cell/>
          </table:previous>
        </table:cell-content-change>
        <table:cell-content-change table:id="ct1551">
          <table:cell-address table:column="4" table:row="6" table:table="0"/>
          <office:change-info>
            <dc:creator>Mike </dc:creator>
            <dc:date>2011-08-05T09:48:12.55</dc:date>
          </office:change-info>
          <table:previous>
            <table:change-track-table-cell/>
          </table:previous>
        </table:cell-content-change>
        <table:cell-content-change table:id="ct1552">
          <table:cell-address table:column="4" table:row="7" table:table="0"/>
          <office:change-info>
            <dc:creator>Mike </dc:creator>
            <dc:date>2011-08-05T09:48:12.55</dc:date>
          </office:change-info>
          <table:previous>
            <table:change-track-table-cell/>
          </table:previous>
        </table:cell-content-change>
        <table:cell-content-change table:id="ct1553">
          <table:cell-address table:column="5" table:row="6" table:table="0"/>
          <office:change-info>
            <dc:creator>Mike </dc:creator>
            <dc:date>2011-08-05T09:48:12.55</dc:date>
          </office:change-info>
          <table:previous>
            <table:change-track-table-cell/>
          </table:previous>
        </table:cell-content-change>
        <table:cell-content-change table:id="ct1554">
          <table:cell-address table:column="5" table:row="7" table:table="0"/>
          <office:change-info>
            <dc:creator>Mike </dc:creator>
            <dc:date>2011-08-05T09:48:12.55</dc:date>
          </office:change-info>
          <table:previous>
            <table:change-track-table-cell/>
          </table:previous>
        </table:cell-content-change>
        <table:cell-content-change table:id="ct1555">
          <table:cell-address table:column="6" table:row="6" table:table="0"/>
          <office:change-info>
            <dc:creator>Mike </dc:creator>
            <dc:date>2011-08-05T09:48:12.55</dc:date>
          </office:change-info>
          <table:previous>
            <table:change-track-table-cell/>
          </table:previous>
        </table:cell-content-change>
        <table:cell-content-change table:id="ct1556">
          <table:cell-address table:column="6" table:row="7" table:table="0"/>
          <office:change-info>
            <dc:creator>Mike </dc:creator>
            <dc:date>2011-08-05T09:48:12.55</dc:date>
          </office:change-info>
          <table:previous>
            <table:change-track-table-cell/>
          </table:previous>
        </table:cell-content-change>
        <table:cell-content-change table:id="ct1557">
          <table:cell-address table:column="11" table:row="6" table:table="0"/>
          <office:change-info>
            <dc:creator>Mike </dc:creator>
            <dc:date>2011-08-05T09:48:12.55</dc:date>
          </office:change-info>
          <table:previous>
            <table:change-track-table-cell/>
          </table:previous>
        </table:cell-content-change>
        <table:cell-content-change table:id="ct1558">
          <table:cell-address table:column="11" table:row="7" table:table="0"/>
          <office:change-info>
            <dc:creator>Mike </dc:creator>
            <dc:date>2011-08-05T09:48:12.55</dc:date>
          </office:change-info>
          <table:previous>
            <table:change-track-table-cell/>
          </table:previous>
        </table:cell-content-change>
        <table:cell-content-change table:id="ct1559">
          <table:cell-address table:column="16" table:row="6" table:table="0"/>
          <office:change-info>
            <dc:creator>Mike </dc:creator>
            <dc:date>2011-08-05T09:48:12.55</dc:date>
          </office:change-info>
          <table:previous>
            <table:change-track-table-cell/>
          </table:previous>
        </table:cell-content-change>
        <table:cell-content-change table:id="ct1560">
          <table:cell-address table:column="16" table:row="7" table:table="0"/>
          <office:change-info>
            <dc:creator>Mike </dc:creator>
            <dc:date>2011-08-05T09:48:12.55</dc:date>
          </office:change-info>
          <table:previous>
            <table:change-track-table-cell/>
          </table:previous>
        </table:cell-content-change>
        <table:cell-content-change table:id="ct1561">
          <table:cell-address table:column="4" table:row="6"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4" table:row="6"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4" table:row="7"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5" table:row="6"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5" table:row="7"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6" table:row="6" table:table="0"/>
          <office:change-info>
            <dc:creator>Mike </dc:creator>
            <dc:date>2011-08-05T09:48:58.72</dc:date>
          </office:change-info>
          <table:previous table:id="ct1559">
            <table:change-track-table-cell table:cell-address="Sheet1.Q7" table:formula="of:=IF([.E7]=&quot;&quot;;&quot;&quot;;IF([.B7]=&quot;Y&quot;;&quot;Eddd&quot;;DEC2HEX(IF([.D7]=&quot;Y&quot;;8;9)*256*16+HEX2DEC([.G7])*16+IF([.C7]=&quot;Y&quot;;8;0)+IF([.H7]=&quot;Y&quot;;0;4)+3;4)))" office:value-type="string">
              <text:p>9007</text:p>
            </table:change-track-table-cell>
          </table:previous>
        </table:cell-content-change>
        <table:insertion table:id="ct1567" table:type="row" table:position="31" table:count="2" table:table="0">
          <office:change-info>
            <dc:creator>Mike </dc:creator>
            <dc:date>2011-08-05T09:50:18.17</dc:date>
          </office:change-info>
          <table:dependencies>
            <table:dependence table:id="ct2707"/>
            <table:dependence table:id="ct2706"/>
            <table:dependence table:id="ct2650"/>
            <table:dependence table:id="ct2649"/>
            <table:dependence table:id="ct2598"/>
            <table:dependence table:id="ct2597"/>
            <table:dependence table:id="ct2539"/>
            <table:dependence table:id="ct2538"/>
            <table:dependence table:id="ct2491"/>
            <table:dependence table:id="ct2490"/>
            <table:dependence table:id="ct2441"/>
            <table:dependence table:id="ct2440"/>
            <table:dependence table:id="ct2410"/>
            <table:dependence table:id="ct2409"/>
            <table:dependence table:id="ct2362"/>
            <table:dependence table:id="ct2361"/>
            <table:dependence table:id="ct2312"/>
            <table:dependence table:id="ct2311"/>
            <table:dependence table:id="ct2245"/>
            <table:dependence table:id="ct2244"/>
            <table:dependence table:id="ct2194"/>
            <table:dependence table:id="ct2193"/>
            <table:dependence table:id="ct2129"/>
            <table:dependence table:id="ct2128"/>
            <table:dependence table:id="ct2030"/>
            <table:dependence table:id="ct2029"/>
            <table:dependence table:id="ct2008"/>
            <table:dependence table:id="ct2007"/>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1" table:table="0"/>
          <office:change-info>
            <dc:creator>Mike </dc:creator>
            <dc:date>2011-08-05T09:50:34.37</dc:date>
          </office:change-info>
          <table:previous>
            <table:change-track-table-cell/>
          </table:previous>
        </table:cell-content-change>
        <table:cell-content-change table:id="ct1569">
          <table:cell-address table:column="0" table:row="32" table:table="0"/>
          <office:change-info>
            <dc:creator>Mike </dc:creator>
            <dc:date>2011-08-05T09:50:47.20</dc:date>
          </office:change-info>
          <table:previous>
            <table:change-track-table-cell/>
          </table:previous>
        </table:cell-content-change>
        <table:cell-content-change table:id="ct1570">
          <table:cell-address table:column="11" table:row="31" table:table="0"/>
          <office:change-info>
            <dc:creator>Mike </dc:creator>
            <dc:date>2011-08-05T09:50:48.90</dc:date>
          </office:change-info>
          <table:previous>
            <table:change-track-table-cell/>
          </table:previous>
        </table:cell-content-change>
        <table:cell-content-change table:id="ct1571">
          <table:cell-address table:column="11" table:row="32" table:table="0"/>
          <office:change-info>
            <dc:creator>Mike </dc:creator>
            <dc:date>2011-08-05T09:50:48.90</dc:date>
          </office:change-info>
          <table:previous>
            <table:change-track-table-cell/>
          </table:previous>
        </table:cell-content-change>
        <table:cell-content-change table:id="ct1572">
          <table:cell-address table:column="16" table:row="31" table:table="0"/>
          <office:change-info>
            <dc:creator>Mike </dc:creator>
            <dc:date>2011-08-05T09:50:52.46</dc:date>
          </office:change-info>
          <table:previous>
            <table:change-track-table-cell/>
          </table:previous>
        </table:cell-content-change>
        <table:cell-content-change table:id="ct1573">
          <table:cell-address table:column="16" table:row="32" table:table="0"/>
          <office:change-info>
            <dc:creator>Mike </dc:creator>
            <dc:date>2011-08-05T09:50:52.46</dc:date>
          </office:change-info>
          <table:previous>
            <table:change-track-table-cell/>
          </table:previous>
        </table:cell-content-change>
        <table:cell-content-change table:id="ct1574">
          <table:cell-address table:column="16" table:row="41"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7" table:row="31" table:table="0"/>
          <office:change-info>
            <dc:creator>Mike </dc:creator>
            <dc:date>2011-08-05T09:50:55.27</dc:date>
          </office:change-info>
          <table:previous>
            <table:change-track-table-cell/>
          </table:previous>
        </table:cell-content-change>
        <table:cell-content-change table:id="ct1576">
          <table:cell-address table:column="17" table:row="32" table:table="0"/>
          <office:change-info>
            <dc:creator>Mike </dc:creator>
            <dc:date>2011-08-05T09:50:55.27</dc:date>
          </office:change-info>
          <table:previous>
            <table:change-track-table-cell/>
          </table:previous>
        </table:cell-content-change>
        <table:cell-content-change table:id="ct1577">
          <table:cell-address table:column="17" table:row="41" table:table="0"/>
          <office:change-info>
            <dc:creator>Mike </dc:creator>
            <dc:date>2011-08-05T09:50:55.27</dc:date>
          </office:change-info>
          <table:previous table:id="ct1487">
            <table:change-track-table-cell/>
          </table:previous>
        </table:cell-content-change>
        <table:cell-content-change table:id="ct1578">
          <table:cell-address table:column="17" table:row="41" table:table="0"/>
          <office:change-info>
            <dc:creator>Mike </dc:creator>
            <dc:date>2011-08-05T09:51:06.65</dc:date>
          </office:change-info>
          <table:previous table:id="ct1577">
            <table:change-track-table-cell table:cell-address="Sheet1.R42" table:formula="of:=IF([.E42]=&quot;&quot;;&quot;&quot;;IF([.B42]=&quot;Y&quot;;[.G42];&quot;&quot;))" office:value-type="string">
              <text:p>40</text:p>
            </table:change-track-table-cell>
          </table:previous>
        </table:cell-content-change>
        <table:cell-content-change table:id="ct1579">
          <table:cell-address table:column="16" table:row="41" table:table="0"/>
          <office:change-info>
            <dc:creator>Mike </dc:creator>
            <dc:date>2011-08-05T09:51:20.60</dc:date>
          </office:change-info>
          <table:previous table:id="ct1574">
            <table:change-track-table-cell table:cell-address="Sheet1.Q42" table:formula="of:=IF([.E42]=&quot;&quot;;&quot;&quot;;IF([.B42]=&quot;Y&quot;;&quot;Eddd&quot;;DEC2HEX(IF([.D42]=&quot;Y&quot;;8;9)*256*16+HEX2DEC([.G42])*16+IF([.C42]=&quot;Y&quot;;8;0)+IF([.H42]=&quot;Y&quot;;0;4)+3;4)))" office:value-type="string">
              <text:p>Eddd</text:p>
            </table:change-track-table-cell>
          </table:previous>
        </table:cell-content-change>
        <table:cell-content-change table:id="ct1580">
          <table:cell-address table:column="4" table:row="32" table:table="0"/>
          <office:change-info>
            <dc:creator>Mike </dc:creator>
            <dc:date>2011-08-05T09:51:40.94</dc:date>
          </office:change-info>
          <table:previous>
            <table:change-track-table-cell/>
          </table:previous>
        </table:cell-content-change>
        <table:cell-content-change table:id="ct1581">
          <table:cell-address table:column="5" table:row="32" table:table="0"/>
          <office:change-info>
            <dc:creator>Mike </dc:creator>
            <dc:date>2011-08-05T09:51:46.36</dc:date>
          </office:change-info>
          <table:previous>
            <table:change-track-table-cell/>
          </table:previous>
        </table:cell-content-change>
        <table:cell-content-change table:id="ct1582">
          <table:cell-address table:column="6" table:row="31" table:table="0"/>
          <office:change-info>
            <dc:creator>Mike </dc:creator>
            <dc:date>2011-08-05T09:51:55.80</dc:date>
          </office:change-info>
          <table:previous>
            <table:change-track-table-cell/>
          </table:previous>
        </table:cell-content-change>
        <table:cell-content-change table:id="ct1583">
          <table:cell-address table:column="6" table:row="32" table:table="0"/>
          <office:change-info>
            <dc:creator>Mike </dc:creator>
            <dc:date>2011-08-05T09:51:55.80</dc:date>
          </office:change-info>
          <table:previous>
            <table:change-track-table-cell/>
          </table:previous>
        </table:cell-content-change>
        <table:cell-content-change table:id="ct1584">
          <table:cell-address table:column="4" table:row="32"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5" table:row="32"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8" table:row="32" table:table="0"/>
          <office:change-info>
            <dc:creator>Mike </dc:creator>
            <dc:date>2011-08-05T09:52:33.56</dc:date>
          </office:change-info>
          <table:previous>
            <table:change-track-table-cell/>
          </table:previous>
        </table:cell-content-change>
        <table:cell-content-change table:id="ct1587">
          <table:cell-address table:column="18" table:row="6" table:table="0"/>
          <office:change-info>
            <dc:creator>Mike </dc:creator>
            <dc:date>2011-08-05T09:53:07.13</dc:date>
          </office:change-info>
          <table:previous>
            <table:change-track-table-cell/>
          </table:previous>
        </table:cell-content-change>
        <table:cell-content-change table:id="ct1588">
          <table:cell-address table:column="16" table:row="3"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6" table:row="7" table:table="0"/>
          <office:change-info>
            <dc:creator>Mike </dc:creator>
            <dc:date>2011-08-10T16:06:31.78</dc:date>
          </office:change-info>
          <table:previous table:id="ct1560">
            <table:change-track-table-cell table:cell-address="Sheet1.Q8" table:formula="of:=IF([.E8]=&quot;&quot;;&quot;&quot;;IF([.B8]=&quot;Y&quot;;&quot;Eddd&quot;;DEC2HEX(IF([.D8]=&quot;Y&quot;;8;9)*256*16+HEX2DEC([.G8])*16+IF([.C8]=&quot;Y&quot;;8;0)+IF([.H8]=&quot;Y&quot;;0;4)+3;4)))" office:value-type="string">
              <text:p>9017</text:p>
            </table:change-track-table-cell>
          </table:previous>
        </table:cell-content-change>
        <table:cell-content-change table:id="ct1590">
          <table:cell-address table:column="16" table:row="8" table:table="0"/>
          <office:change-info>
            <dc:creator>Mike </dc:creator>
            <dc:date>2011-08-10T16:06:35.12</dc:date>
          </office:change-info>
          <table:previous table:id="ct1355">
            <table:change-track-table-cell table:cell-address="Sheet1.Q9" table:formula="of:=IF([.E9]=&quot;&quot;;&quot;&quot;;IF([.B9]=&quot;Y&quot;;&quot;Eddd&quot;;DEC2HEX(IF([.D9]=&quot;Y&quot;;8;9)*256*16+HEX2DEC([.G9])*16+IF([.C9]=&quot;Y&quot;;8;0)+IF([.H9]=&quot;Y&quot;;0;4)+3;4)))" office:value-type="string">
              <text:p>9087</text:p>
            </table:change-track-table-cell>
          </table:previous>
        </table:cell-content-change>
        <table:cell-content-change table:id="ct1591">
          <table:cell-address table:column="16" table:row="9" table:table="0"/>
          <office:change-info>
            <dc:creator>Mike </dc:creator>
            <dc:date>2011-08-10T16:06:35.12</dc:date>
          </office:change-info>
          <table:previous table:id="ct1356">
            <table:change-track-table-cell table:cell-address="Sheet1.Q10" table:formula="of:=IF([.E10]=&quot;&quot;;&quot;&quot;;IF([.B10]=&quot;Y&quot;;&quot;Eddd&quot;;DEC2HEX(IF([.D10]=&quot;Y&quot;;8;9)*256*16+HEX2DEC([.G10])*16+IF([.C10]=&quot;Y&quot;;8;0)+IF([.H10]=&quot;Y&quot;;0;4)+3;4)))" office:value-type="string">
              <text:p>Eddd</text:p>
            </table:change-track-table-cell>
          </table:previous>
        </table:cell-content-change>
        <table:cell-content-change table:id="ct1592">
          <table:cell-address table:column="16" table:row="10" table:table="0"/>
          <office:change-info>
            <dc:creator>Mike </dc:creator>
            <dc:date>2011-08-10T16:06:35.12</dc:date>
          </office:change-info>
          <table:previous table:id="ct1357">
            <table:change-track-table-cell table:cell-address="Sheet1.Q11" table:formula="of:=IF([.E11]=&quot;&quot;;&quot;&quot;;IF([.B11]=&quot;Y&quot;;&quot;Eddd&quot;;DEC2HEX(IF([.D11]=&quot;Y&quot;;8;9)*256*16+HEX2DEC([.G11])*16+IF([.C11]=&quot;Y&quot;;8;0)+IF([.H11]=&quot;Y&quot;;0;4)+3;4)))" office:value-type="string">
              <text:p>88A7</text:p>
            </table:change-track-table-cell>
          </table:previous>
        </table:cell-content-change>
        <table:cell-content-change table:id="ct1593">
          <table:cell-address table:column="16" table:row="7" table:table="0"/>
          <office:change-info>
            <dc:creator>Mike </dc:creator>
            <dc:date>2011-08-10T16:08:33.14</dc:date>
          </office:change-info>
          <table:previous table:id="ct1589">
            <table:change-track-table-cell table:cell-address="Sheet1.Q8" table:formula="of:=IF([.E8]=&quot;&quot;;&quot;&quot;;IF([.B8]=&quot;Y&quot;;&quot;1Eddd&quot;;DEC2HEX(IF([.D8]=&quot;Y&quot;;8;9)*256*16+HEX2DEC([.G8])*16+IF([.C8]=&quot;Y&quot;;8;0)+IF([.H8]=&quot;Y&quot;;0;4)+3;4)))" office:value-type="string">
              <text:p>9017</text:p>
            </table:change-track-table-cell>
          </table:previous>
        </table:cell-content-change>
        <table:cell-content-change table:id="ct1594">
          <table:cell-address table:column="16" table:row="7" table:table="0"/>
          <office:change-info>
            <dc:creator>Mike </dc:creator>
            <dc:date>2011-08-10T16:08:51.77</dc:date>
          </office:change-info>
          <table:previous table:id="ct1593">
            <table:change-track-table-cell table:cell-address="Sheet1.Q8" table:formula="of:=IF([.E8]=&quot;&quot;;&quot;&quot;;IF([.B8]=&quot;Y&quot;;&quot;1Eddd&quot;;DEC2HEX(256*256+IF([.D8]=&quot;Y&quot;;8;9)*256*16+HEX2DEC([.G8])*16+IF([.C8]=&quot;Y&quot;;8;0)+IF([.H8]=&quot;Y&quot;;0;4)+3;4)))" office:value-type="float" office:value="0"/>
          </table:previous>
        </table:cell-content-change>
        <table:cell-content-change table:id="ct1595">
          <table:cell-address table:column="16" table:row="8" table:table="0"/>
          <office:change-info>
            <dc:creator>Mike </dc:creator>
            <dc:date>2011-08-10T16:09:08.59</dc:date>
          </office:change-info>
          <table:previous table:id="ct1590">
            <table:change-track-table-cell table:cell-address="Sheet1.Q9" table:formula="of:=IF([.E9]=&quot;&quot;;&quot;&quot;;IF([.B9]=&quot;Y&quot;;&quot;1Eddd&quot;;DEC2HEX(IF([.D9]=&quot;Y&quot;;8;9)*256*16+HEX2DEC([.G9])*16+IF([.C9]=&quot;Y&quot;;8;0)+IF([.H9]=&quot;Y&quot;;0;4)+3;4)))" office:value-type="string">
              <text:p>9087</text:p>
            </table:change-track-table-cell>
          </table:previous>
        </table:cell-content-change>
        <table:cell-content-change table:id="ct1596">
          <table:cell-address table:column="16" table:row="9" table:table="0"/>
          <office:change-info>
            <dc:creator>Mike </dc:creator>
            <dc:date>2011-08-10T16:09:08.59</dc:date>
          </office:change-info>
          <table:previous table:id="ct1591">
            <table:change-track-table-cell table:cell-address="Sheet1.Q10" table:formula="of:=IF([.E10]=&quot;&quot;;&quot;&quot;;IF([.B10]=&quot;Y&quot;;&quot;1Eddd&quot;;DEC2HEX(IF([.D10]=&quot;Y&quot;;8;9)*256*16+HEX2DEC([.G10])*16+IF([.C10]=&quot;Y&quot;;8;0)+IF([.H10]=&quot;Y&quot;;0;4)+3;4)))" office:value-type="string">
              <text:p>1Eddd</text:p>
            </table:change-track-table-cell>
          </table:previous>
        </table:cell-content-change>
        <table:cell-content-change table:id="ct1597">
          <table:cell-address table:column="16" table:row="10" table:table="0"/>
          <office:change-info>
            <dc:creator>Mike </dc:creator>
            <dc:date>2011-08-10T16:09:08.59</dc:date>
          </office:change-info>
          <table:previous table:id="ct1592">
            <table:change-track-table-cell table:cell-address="Sheet1.Q11" table:formula="of:=IF([.E11]=&quot;&quot;;&quot;&quot;;IF([.B11]=&quot;Y&quot;;&quot;1Eddd&quot;;DEC2HEX(IF([.D11]=&quot;Y&quot;;8;9)*256*16+HEX2DEC([.G11])*16+IF([.C11]=&quot;Y&quot;;8;0)+IF([.H11]=&quot;Y&quot;;0;4)+3;4)))" office:value-type="string">
              <text:p>88A7</text:p>
            </table:change-track-table-cell>
          </table:previous>
        </table:cell-content-change>
        <table:cell-content-change table:id="ct1598">
          <table:cell-address table:column="16" table:row="11" table:table="0"/>
          <office:change-info>
            <dc:creator>Mike </dc:creator>
            <dc:date>2011-08-10T16:09:08.59</dc:date>
          </office:change-info>
          <table:previous table:id="ct1358">
            <table:change-track-table-cell table:cell-address="Sheet1.Q12" table:formula="of:=IF([.E12]=&quot;&quot;;&quot;&quot;;IF([.B12]=&quot;Y&quot;;&quot;Eddd&quot;;DEC2HEX(IF([.D12]=&quot;Y&quot;;8;9)*256*16+HEX2DEC([.G12])*16+IF([.C12]=&quot;Y&quot;;8;0)+IF([.H12]=&quot;Y&quot;;0;4)+3;4)))" office:value-type="string">
              <text:p>88B7</text:p>
            </table:change-track-table-cell>
          </table:previous>
        </table:cell-content-change>
        <table:cell-content-change table:id="ct1599">
          <table:cell-address table:column="16" table:row="12" table:table="0"/>
          <office:change-info>
            <dc:creator>Mike </dc:creator>
            <dc:date>2011-08-10T16:09:08.59</dc:date>
          </office:change-info>
          <table:previous table:id="ct1359">
            <table:change-track-table-cell table:cell-address="Sheet1.Q13" table:formula="of:=IF([.E13]=&quot;&quot;;&quot;&quot;;IF([.B13]=&quot;Y&quot;;&quot;Eddd&quot;;DEC2HEX(IF([.D13]=&quot;Y&quot;;8;9)*256*16+HEX2DEC([.G13])*16+IF([.C13]=&quot;Y&quot;;8;0)+IF([.H13]=&quot;Y&quot;;0;4)+3;4)))" office:value-type="string">
              <text:p>Eddd</text:p>
            </table:change-track-table-cell>
          </table:previous>
        </table:cell-content-change>
        <table:cell-content-change table:id="ct1600">
          <table:cell-address table:column="16" table:row="13" table:table="0"/>
          <office:change-info>
            <dc:creator>Mike </dc:creator>
            <dc:date>2011-08-10T16:09:08.59</dc:date>
          </office:change-info>
          <table:previous table:id="ct1360">
            <table:change-track-table-cell table:cell-address="Sheet1.Q14" table:formula="of:=IF([.E14]=&quot;&quot;;&quot;&quot;;IF([.B14]=&quot;Y&quot;;&quot;Eddd&quot;;DEC2HEX(IF([.D14]=&quot;Y&quot;;8;9)*256*16+HEX2DEC([.G14])*16+IF([.C14]=&quot;Y&quot;;8;0)+IF([.H14]=&quot;Y&quot;;0;4)+3;4)))" office:value-type="string">
              <text:p>Eddd</text:p>
            </table:change-track-table-cell>
          </table:previous>
        </table:cell-content-change>
        <table:cell-content-change table:id="ct1601">
          <table:cell-address table:column="16" table:row="14" table:table="0"/>
          <office:change-info>
            <dc:creator>Mike </dc:creator>
            <dc:date>2011-08-10T16:09:08.59</dc:date>
          </office:change-info>
          <table:previous table:id="ct1361">
            <table:change-track-table-cell table:cell-address="Sheet1.Q15" table:formula="of:=IF([.E15]=&quot;&quot;;&quot;&quot;;IF([.B15]=&quot;Y&quot;;&quot;Eddd&quot;;DEC2HEX(IF([.D15]=&quot;Y&quot;;8;9)*256*16+HEX2DEC([.G15])*16+IF([.C15]=&quot;Y&quot;;8;0)+IF([.H15]=&quot;Y&quot;;0;4)+3;4)))" office:value-type="string"/>
          </table:previous>
        </table:cell-content-change>
        <table:cell-content-change table:id="ct1602">
          <table:cell-address table:column="16" table:row="15" table:table="0"/>
          <office:change-info>
            <dc:creator>Mike </dc:creator>
            <dc:date>2011-08-10T16:09:08.59</dc:date>
          </office:change-info>
          <table:previous table:id="ct1362">
            <table:change-track-table-cell table:cell-address="Sheet1.Q16" table:formula="of:=IF([.E16]=&quot;&quot;;&quot;&quot;;IF([.B16]=&quot;Y&quot;;&quot;Eddd&quot;;DEC2HEX(IF([.D16]=&quot;Y&quot;;8;9)*256*16+HEX2DEC([.G16])*16+IF([.C16]=&quot;Y&quot;;8;0)+IF([.H16]=&quot;Y&quot;;0;4)+3;4)))" office:value-type="string"/>
          </table:previous>
        </table:cell-content-change>
        <table:cell-content-change table:id="ct1603">
          <table:cell-address table:column="16" table:row="16" table:table="0"/>
          <office:change-info>
            <dc:creator>Mike </dc:creator>
            <dc:date>2011-08-10T16:09:08.59</dc:date>
          </office:change-info>
          <table:previous table:id="ct1363">
            <table:change-track-table-cell table:cell-address="Sheet1.Q17" table:formula="of:=IF([.E17]=&quot;&quot;;&quot;&quot;;IF([.B17]=&quot;Y&quot;;&quot;Eddd&quot;;DEC2HEX(IF([.D17]=&quot;Y&quot;;8;9)*256*16+HEX2DEC([.G17])*16+IF([.C17]=&quot;Y&quot;;8;0)+IF([.H17]=&quot;Y&quot;;0;4)+3;4)))" office:value-type="string">
              <text:p>Eddd</text:p>
            </table:change-track-table-cell>
          </table:previous>
        </table:cell-content-change>
        <table:cell-content-change table:id="ct1604">
          <table:cell-address table:column="16" table:row="17" table:table="0"/>
          <office:change-info>
            <dc:creator>Mike </dc:creator>
            <dc:date>2011-08-10T16:09:08.59</dc:date>
          </office:change-info>
          <table:previous table:id="ct1364">
            <table:change-track-table-cell table:cell-address="Sheet1.Q18" table:formula="of:=IF([.E18]=&quot;&quot;;&quot;&quot;;IF([.B18]=&quot;Y&quot;;&quot;Eddd&quot;;DEC2HEX(IF([.D18]=&quot;Y&quot;;8;9)*256*16+HEX2DEC([.G18])*16+IF([.C18]=&quot;Y&quot;;8;0)+IF([.H18]=&quot;Y&quot;;0;4)+3;4)))" office:value-type="string">
              <text:p>Eddd</text:p>
            </table:change-track-table-cell>
          </table:previous>
        </table:cell-content-change>
        <table:cell-content-change table:id="ct1605">
          <table:cell-address table:column="16" table:row="18" table:table="0"/>
          <office:change-info>
            <dc:creator>Mike </dc:creator>
            <dc:date>2011-08-10T16:09:08.59</dc:date>
          </office:change-info>
          <table:previous table:id="ct1365">
            <table:change-track-table-cell table:cell-address="Sheet1.Q19" table:formula="of:=IF([.E19]=&quot;&quot;;&quot;&quot;;IF([.B19]=&quot;Y&quot;;&quot;Eddd&quot;;DEC2HEX(IF([.D19]=&quot;Y&quot;;8;9)*256*16+HEX2DEC([.G19])*16+IF([.C19]=&quot;Y&quot;;8;0)+IF([.H19]=&quot;Y&quot;;0;4)+3;4)))" office:value-type="string"/>
          </table:previous>
        </table:cell-content-change>
        <table:cell-content-change table:id="ct1606">
          <table:cell-address table:column="16" table:row="19" table:table="0"/>
          <office:change-info>
            <dc:creator>Mike </dc:creator>
            <dc:date>2011-08-10T16:09:08.59</dc:date>
          </office:change-info>
          <table:previous table:id="ct1366">
            <table:change-track-table-cell table:cell-address="Sheet1.Q20" table:formula="of:=IF([.E20]=&quot;&quot;;&quot;&quot;;IF([.B20]=&quot;Y&quot;;&quot;Eddd&quot;;DEC2HEX(IF([.D20]=&quot;Y&quot;;8;9)*256*16+HEX2DEC([.G20])*16+IF([.C20]=&quot;Y&quot;;8;0)+IF([.H20]=&quot;Y&quot;;0;4)+3;4)))" office:value-type="string"/>
          </table:previous>
        </table:cell-content-change>
        <table:cell-content-change table:id="ct1607">
          <table:cell-address table:column="16" table:row="20" table:table="0"/>
          <office:change-info>
            <dc:creator>Mike </dc:creator>
            <dc:date>2011-08-10T16:09:08.59</dc:date>
          </office:change-info>
          <table:previous table:id="ct1367">
            <table:change-track-table-cell table:cell-address="Sheet1.Q21" table:formula="of:=IF([.E21]=&quot;&quot;;&quot;&quot;;IF([.B21]=&quot;Y&quot;;&quot;Eddd&quot;;DEC2HEX(IF([.D21]=&quot;Y&quot;;8;9)*256*16+HEX2DEC([.G21])*16+IF([.C21]=&quot;Y&quot;;8;0)+IF([.H21]=&quot;Y&quot;;0;4)+3;4)))" office:value-type="string">
              <text:p>8A4F</text:p>
            </table:change-track-table-cell>
          </table:previous>
        </table:cell-content-change>
        <table:cell-content-change table:id="ct1608">
          <table:cell-address table:column="16" table:row="21" table:table="0"/>
          <office:change-info>
            <dc:creator>Mike </dc:creator>
            <dc:date>2011-08-10T16:09:08.59</dc:date>
          </office:change-info>
          <table:previous table:id="ct1368">
            <table:change-track-table-cell table:cell-address="Sheet1.Q22" table:formula="of:=IF([.E22]=&quot;&quot;;&quot;&quot;;IF([.B22]=&quot;Y&quot;;&quot;Eddd&quot;;DEC2HEX(IF([.D22]=&quot;Y&quot;;8;9)*256*16+HEX2DEC([.G22])*16+IF([.C22]=&quot;Y&quot;;8;0)+IF([.H22]=&quot;Y&quot;;0;4)+3;4)))" office:value-type="string">
              <text:p>925F</text:p>
            </table:change-track-table-cell>
          </table:previous>
        </table:cell-content-change>
        <table:cell-content-change table:id="ct1609">
          <table:cell-address table:column="16" table:row="22" table:table="0"/>
          <office:change-info>
            <dc:creator>Mike </dc:creator>
            <dc:date>2011-08-10T16:09:08.59</dc:date>
          </office:change-info>
          <table:previous table:id="ct1369">
            <table:change-track-table-cell table:cell-address="Sheet1.Q23" table:formula="of:=IF([.E23]=&quot;&quot;;&quot;&quot;;IF([.B23]=&quot;Y&quot;;&quot;Eddd&quot;;DEC2HEX(IF([.D23]=&quot;Y&quot;;8;9)*256*16+HEX2DEC([.G23])*16+IF([.C23]=&quot;Y&quot;;8;0)+IF([.H23]=&quot;Y&quot;;0;4)+3;4)))" office:value-type="string">
              <text:p>926B</text:p>
            </table:change-track-table-cell>
          </table:previous>
        </table:cell-content-change>
        <table:cell-content-change table:id="ct1610">
          <table:cell-address table:column="16" table:row="23" table:table="0"/>
          <office:change-info>
            <dc:creator>Mike </dc:creator>
            <dc:date>2011-08-10T16:09:08.59</dc:date>
          </office:change-info>
          <table:previous table:id="ct1371">
            <table:change-track-table-cell table:cell-address="Sheet1.Q24" table:formula="of:=IF([.E24]=&quot;&quot;;&quot;&quot;;IF([.B24]=&quot;Y&quot;;&quot;Eddd&quot;;DEC2HEX(IF([.D24]=&quot;Y&quot;;8;9)*256*16+HEX2DEC([.G24])*16+IF([.C24]=&quot;Y&quot;;8;0)+IF([.H24]=&quot;Y&quot;;0;4)+3;4)))" office:value-type="string">
              <text:p>8A8F</text:p>
            </table:change-track-table-cell>
          </table:previous>
        </table:cell-content-change>
        <table:cell-content-change table:id="ct1611">
          <table:cell-address table:column="16" table:row="24" table:table="0"/>
          <office:change-info>
            <dc:creator>Mike </dc:creator>
            <dc:date>2011-08-10T16:09:08.59</dc:date>
          </office:change-info>
          <table:previous table:id="ct1372">
            <table:change-track-table-cell table:cell-address="Sheet1.Q25" table:formula="of:=IF([.E25]=&quot;&quot;;&quot;&quot;;IF([.B25]=&quot;Y&quot;;&quot;Eddd&quot;;DEC2HEX(IF([.D25]=&quot;Y&quot;;8;9)*256*16+HEX2DEC([.G25])*16+IF([.C25]=&quot;Y&quot;;8;0)+IF([.H25]=&quot;Y&quot;;0;4)+3;4)))" office:value-type="string">
              <text:p>929F</text:p>
            </table:change-track-table-cell>
          </table:previous>
        </table:cell-content-change>
        <table:cell-content-change table:id="ct1612">
          <table:cell-address table:column="16" table:row="25" table:table="0"/>
          <office:change-info>
            <dc:creator>Mike </dc:creator>
            <dc:date>2011-08-10T16:09:08.59</dc:date>
          </office:change-info>
          <table:previous table:id="ct1373">
            <table:change-track-table-cell table:cell-address="Sheet1.Q26" table:formula="of:=IF([.E26]=&quot;&quot;;&quot;&quot;;IF([.B26]=&quot;Y&quot;;&quot;Eddd&quot;;DEC2HEX(IF([.D26]=&quot;Y&quot;;8;9)*256*16+HEX2DEC([.G26])*16+IF([.C26]=&quot;Y&quot;;8;0)+IF([.H26]=&quot;Y&quot;;0;4)+3;4)))" office:value-type="string">
              <text:p>92AB</text:p>
            </table:change-track-table-cell>
          </table:previous>
        </table:cell-content-change>
        <table:cell-content-change table:id="ct1613">
          <table:cell-address table:column="16" table:row="26" table:table="0"/>
          <office:change-info>
            <dc:creator>Mike </dc:creator>
            <dc:date>2011-08-10T16:09:08.59</dc:date>
          </office:change-info>
          <table:previous table:id="ct1374">
            <table:change-track-table-cell table:cell-address="Sheet1.Q27" table:formula="of:=IF([.E27]=&quot;&quot;;&quot;&quot;;IF([.B27]=&quot;Y&quot;;&quot;Eddd&quot;;DEC2HEX(IF([.D27]=&quot;Y&quot;;8;9)*256*16+HEX2DEC([.G27])*16+IF([.C27]=&quot;Y&quot;;8;0)+IF([.H27]=&quot;Y&quot;;0;4)+3;4)))" office:value-type="string">
              <text:p>Eddd</text:p>
            </table:change-track-table-cell>
          </table:previous>
        </table:cell-content-change>
        <table:cell-content-change table:id="ct1614">
          <table:cell-address table:column="16" table:row="27" table:table="0"/>
          <office:change-info>
            <dc:creator>Mike </dc:creator>
            <dc:date>2011-08-10T16:09:08.59</dc:date>
          </office:change-info>
          <table:previous table:id="ct1375">
            <table:change-track-table-cell table:cell-address="Sheet1.Q28" table:formula="of:=IF([.E28]=&quot;&quot;;&quot;&quot;;IF([.B28]=&quot;Y&quot;;&quot;Eddd&quot;;DEC2HEX(IF([.D28]=&quot;Y&quot;;8;9)*256*16+HEX2DEC([.G28])*16+IF([.C28]=&quot;Y&quot;;8;0)+IF([.H28]=&quot;Y&quot;;0;4)+3;4)))" office:value-type="string">
              <text:p>8AB7</text:p>
            </table:change-track-table-cell>
          </table:previous>
        </table:cell-content-change>
        <table:cell-content-change table:id="ct1615">
          <table:cell-address table:column="16" table:row="28" table:table="0"/>
          <office:change-info>
            <dc:creator>Mike </dc:creator>
            <dc:date>2011-08-10T16:09:08.59</dc:date>
          </office:change-info>
          <table:previous table:id="ct1376">
            <table:change-track-table-cell table:cell-address="Sheet1.Q29" table:formula="of:=IF([.E29]=&quot;&quot;;&quot;&quot;;IF([.B29]=&quot;Y&quot;;&quot;Eddd&quot;;DEC2HEX(IF([.D29]=&quot;Y&quot;;8;9)*256*16+HEX2DEC([.G29])*16+IF([.C29]=&quot;Y&quot;;8;0)+IF([.H29]=&quot;Y&quot;;0;4)+3;4)))" office:value-type="string">
              <text:p>8ACF</text:p>
            </table:change-track-table-cell>
          </table:previous>
        </table:cell-content-change>
        <table:cell-content-change table:id="ct1616">
          <table:cell-address table:column="16" table:row="29" table:table="0"/>
          <office:change-info>
            <dc:creator>Mike </dc:creator>
            <dc:date>2011-08-10T16:09:08.59</dc:date>
          </office:change-info>
          <table:previous table:id="ct1377">
            <table:change-track-table-cell table:cell-address="Sheet1.Q30" table:formula="of:=IF([.E30]=&quot;&quot;;&quot;&quot;;IF([.B30]=&quot;Y&quot;;&quot;Eddd&quot;;DEC2HEX(IF([.D30]=&quot;Y&quot;;8;9)*256*16+HEX2DEC([.G30])*16+IF([.C30]=&quot;Y&quot;;8;0)+IF([.H30]=&quot;Y&quot;;0;4)+3;4)))" office:value-type="string">
              <text:p>8ADF</text:p>
            </table:change-track-table-cell>
          </table:previous>
        </table:cell-content-change>
        <table:cell-content-change table:id="ct1617">
          <table:cell-address table:column="16" table:row="30" table:table="0"/>
          <office:change-info>
            <dc:creator>Mike </dc:creator>
            <dc:date>2011-08-10T16:09:08.59</dc:date>
          </office:change-info>
          <table:previous table:id="ct1378">
            <table:change-track-table-cell table:cell-address="Sheet1.Q31" table:formula="of:=IF([.E31]=&quot;&quot;;&quot;&quot;;IF([.B31]=&quot;Y&quot;;&quot;Eddd&quot;;DEC2HEX(IF([.D31]=&quot;Y&quot;;8;9)*256*16+HEX2DEC([.G31])*16+IF([.C31]=&quot;Y&quot;;8;0)+IF([.H31]=&quot;Y&quot;;0;4)+3;4)))" office:value-type="string"/>
          </table:previous>
        </table:cell-content-change>
        <table:cell-content-change table:id="ct1618">
          <table:cell-address table:column="16" table:row="31" table:table="0"/>
          <office:change-info>
            <dc:creator>Mike </dc:creator>
            <dc:date>2011-08-10T16:09:08.59</dc:date>
          </office:change-info>
          <table:previous table:id="ct1572">
            <table:change-track-table-cell table:cell-address="Sheet1.Q32" table:formula="of:=IF([.E32]=&quot;&quot;;&quot;&quot;;IF([.B32]=&quot;Y&quot;;&quot;Eddd&quot;;DEC2HEX(IF([.D32]=&quot;Y&quot;;8;9)*256*16+HEX2DEC([.G32])*16+IF([.C32]=&quot;Y&quot;;8;0)+IF([.H32]=&quot;Y&quot;;0;4)+3;4)))" office:value-type="string"/>
          </table:previous>
        </table:cell-content-change>
        <table:cell-content-change table:id="ct1619">
          <table:cell-address table:column="16" table:row="32" table:table="0"/>
          <office:change-info>
            <dc:creator>Mike </dc:creator>
            <dc:date>2011-08-10T16:09:08.59</dc:date>
          </office:change-info>
          <table:previous table:id="ct1573">
            <table:change-track-table-cell table:cell-address="Sheet1.Q33" table:formula="of:=IF([.E33]=&quot;&quot;;&quot;&quot;;IF([.B33]=&quot;Y&quot;;&quot;Eddd&quot;;DEC2HEX(IF([.D33]=&quot;Y&quot;;8;9)*256*16+HEX2DEC([.G33])*16+IF([.C33]=&quot;Y&quot;;8;0)+IF([.H33]=&quot;Y&quot;;0;4)+3;4)))" office:value-type="string">
              <text:p>9517</text:p>
            </table:change-track-table-cell>
          </table:previous>
        </table:cell-content-change>
        <table:cell-content-change table:id="ct1620">
          <table:cell-address table:column="16" table:row="36" table:table="0"/>
          <office:change-info>
            <dc:creator>Mike </dc:creator>
            <dc:date>2011-08-10T16:09:08.59</dc:date>
          </office:change-info>
          <table:previous table:id="ct1379">
            <table:change-track-table-cell table:cell-address="Sheet1.Q37" table:formula="of:=IF([.E37]=&quot;&quot;;&quot;&quot;;IF([.B37]=&quot;Y&quot;;&quot;Eddd&quot;;DEC2HEX(IF([.D37]=&quot;Y&quot;;8;9)*256*16+HEX2DEC([.G37])*16+IF([.C37]=&quot;Y&quot;;8;0)+IF([.H37]=&quot;Y&quot;;0;4)+3;4)))" office:value-type="string"/>
          </table:previous>
        </table:cell-content-change>
        <table:cell-content-change table:id="ct1621">
          <table:cell-address table:column="16" table:row="37" table:table="0"/>
          <office:change-info>
            <dc:creator>Mike </dc:creator>
            <dc:date>2011-08-10T16:09:08.59</dc:date>
          </office:change-info>
          <table:previous table:id="ct1380">
            <table:change-track-table-cell table:cell-address="Sheet1.Q38" table:formula="of:=IF([.E38]=&quot;&quot;;&quot;&quot;;IF([.B38]=&quot;Y&quot;;&quot;Eddd&quot;;DEC2HEX(IF([.D38]=&quot;Y&quot;;8;9)*256*16+HEX2DEC([.G38])*16+IF([.C38]=&quot;Y&quot;;8;0)+IF([.H38]=&quot;Y&quot;;0;4)+3;4)))" office:value-type="string"/>
          </table:previous>
        </table:cell-content-change>
        <table:cell-content-change table:id="ct1622">
          <table:cell-address table:column="16" table:row="41"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6" table:row="42" table:table="0"/>
          <office:change-info>
            <dc:creator>Mike </dc:creator>
            <dc:date>2011-08-10T16:09:08.59</dc:date>
          </office:change-info>
          <table:previous table:id="ct1383">
            <table:change-track-table-cell table:cell-address="Sheet1.Q43" table:formula="of:=IF([.E43]=&quot;&quot;;&quot;&quot;;IF([.B43]=&quot;Y&quot;;&quot;Eddd&quot;;DEC2HEX(IF([.D43]=&quot;Y&quot;;8;9)*256*16+HEX2DEC([.G43])*16+IF([.C43]=&quot;Y&quot;;8;0)+IF([.H43]=&quot;Y&quot;;0;4)+3;4)))" office:value-type="string">
              <text:p>Eddd</text:p>
            </table:change-track-table-cell>
          </table:previous>
        </table:cell-content-change>
        <table:cell-content-change table:id="ct1624">
          <table:cell-address table:column="16" table:row="43" table:table="0"/>
          <office:change-info>
            <dc:creator>Mike </dc:creator>
            <dc:date>2011-08-10T16:09:08.59</dc:date>
          </office:change-info>
          <table:previous table:id="ct1384">
            <table:change-track-table-cell table:cell-address="Sheet1.Q44" table:formula="of:=IF([.E44]=&quot;&quot;;&quot;&quot;;IF([.B44]=&quot;Y&quot;;&quot;Eddd&quot;;DEC2HEX(IF([.D44]=&quot;Y&quot;;8;9)*256*16+HEX2DEC([.G44])*16+IF([.C44]=&quot;Y&quot;;8;0)+IF([.H44]=&quot;Y&quot;;0;4)+3;4)))" office:value-type="string">
              <text:p>Eddd</text:p>
            </table:change-track-table-cell>
          </table:previous>
        </table:cell-content-change>
        <table:cell-content-change table:id="ct1625">
          <table:cell-address table:column="16" table:row="44" table:table="0"/>
          <office:change-info>
            <dc:creator>Mike </dc:creator>
            <dc:date>2011-08-10T16:09:08.59</dc:date>
          </office:change-info>
          <table:previous table:id="ct1385">
            <table:change-track-table-cell table:cell-address="Sheet1.Q45" table:formula="of:=IF([.E45]=&quot;&quot;;&quot;&quot;;IF([.B45]=&quot;Y&quot;;&quot;Eddd&quot;;DEC2HEX(IF([.D45]=&quot;Y&quot;;8;9)*256*16+HEX2DEC([.G45])*16+IF([.C45]=&quot;Y&quot;;8;0)+IF([.H45]=&quot;Y&quot;;0;4)+3;4)))" office:value-type="string"/>
          </table:previous>
        </table:cell-content-change>
        <table:cell-content-change table:id="ct1626">
          <table:cell-address table:column="16" table:row="45" table:table="0"/>
          <office:change-info>
            <dc:creator>Mike </dc:creator>
            <dc:date>2011-08-10T16:09:08.59</dc:date>
          </office:change-info>
          <table:previous table:id="ct1386">
            <table:change-track-table-cell table:cell-address="Sheet1.Q46" table:formula="of:=IF([.E46]=&quot;&quot;;&quot;&quot;;IF([.B46]=&quot;Y&quot;;&quot;Eddd&quot;;DEC2HEX(IF([.D46]=&quot;Y&quot;;8;9)*256*16+HEX2DEC([.G46])*16+IF([.C46]=&quot;Y&quot;;8;0)+IF([.H46]=&quot;Y&quot;;0;4)+3;4)))" office:value-type="string"/>
          </table:previous>
        </table:cell-content-change>
        <table:cell-content-change table:id="ct1627">
          <table:cell-address table:column="16" table:row="46" table:table="0"/>
          <office:change-info>
            <dc:creator>Mike </dc:creator>
            <dc:date>2011-08-10T16:09:08.59</dc:date>
          </office:change-info>
          <table:previous table:id="ct1387">
            <table:change-track-table-cell table:cell-address="Sheet1.Q47" table:formula="of:=IF([.E47]=&quot;&quot;;&quot;&quot;;IF([.B47]=&quot;Y&quot;;&quot;Eddd&quot;;DEC2HEX(IF([.D47]=&quot;Y&quot;;8;9)*256*16+HEX2DEC([.G47])*16+IF([.C47]=&quot;Y&quot;;8;0)+IF([.H47]=&quot;Y&quot;;0;4)+3;4)))" office:value-type="string"/>
          </table:previous>
        </table:cell-content-change>
        <table:cell-content-change table:id="ct1628">
          <table:cell-address table:column="16" table:row="47" table:table="0"/>
          <office:change-info>
            <dc:creator>Mike </dc:creator>
            <dc:date>2011-08-10T16:09:08.59</dc:date>
          </office:change-info>
          <table:previous table:id="ct1388">
            <table:change-track-table-cell table:cell-address="Sheet1.Q48" table:formula="of:=IF([.E48]=&quot;&quot;;&quot;&quot;;IF([.B48]=&quot;Y&quot;;&quot;Eddd&quot;;DEC2HEX(IF([.D48]=&quot;Y&quot;;8;9)*256*16+HEX2DEC([.G48])*16+IF([.C48]=&quot;Y&quot;;8;0)+IF([.H48]=&quot;Y&quot;;0;4)+3;4)))" office:value-type="string">
              <text:p>Eddd</text:p>
            </table:change-track-table-cell>
          </table:previous>
        </table:cell-content-change>
        <table:cell-content-change table:id="ct1629">
          <table:cell-address table:column="16" table:row="48" table:table="0"/>
          <office:change-info>
            <dc:creator>Mike </dc:creator>
            <dc:date>2011-08-10T16:09:08.59</dc:date>
          </office:change-info>
          <table:previous table:id="ct1389">
            <table:change-track-table-cell table:cell-address="Sheet1.Q49" table:formula="of:=IF([.E49]=&quot;&quot;;&quot;&quot;;IF([.B49]=&quot;Y&quot;;&quot;Eddd&quot;;DEC2HEX(IF([.D49]=&quot;Y&quot;;8;9)*256*16+HEX2DEC([.G49])*16+IF([.C49]=&quot;Y&quot;;8;0)+IF([.H49]=&quot;Y&quot;;0;4)+3;4)))" office:value-type="string"/>
          </table:previous>
        </table:cell-content-change>
        <table:cell-content-change table:id="ct1630">
          <table:cell-address table:column="16" table:row="49" table:table="0"/>
          <office:change-info>
            <dc:creator>Mike </dc:creator>
            <dc:date>2011-08-10T16:09:08.59</dc:date>
          </office:change-info>
          <table:previous table:id="ct1390">
            <table:change-track-table-cell table:cell-address="Sheet1.Q50" table:formula="of:=IF([.E50]=&quot;&quot;;&quot;&quot;;IF([.B50]=&quot;Y&quot;;&quot;Eddd&quot;;DEC2HEX(IF([.D50]=&quot;Y&quot;;8;9)*256*16+HEX2DEC([.G50])*16+IF([.C50]=&quot;Y&quot;;8;0)+IF([.H50]=&quot;Y&quot;;0;4)+3;4)))" office:value-type="string">
              <text:p>Eddd</text:p>
            </table:change-track-table-cell>
          </table:previous>
        </table:cell-content-change>
        <table:cell-content-change table:id="ct1631">
          <table:cell-address table:column="16" table:row="50" table:table="0"/>
          <office:change-info>
            <dc:creator>Mike </dc:creator>
            <dc:date>2011-08-10T16:09:08.59</dc:date>
          </office:change-info>
          <table:previous table:id="ct1391">
            <table:change-track-table-cell table:cell-address="Sheet1.Q51" table:formula="of:=IF([.E51]=&quot;&quot;;&quot;&quot;;IF([.B51]=&quot;Y&quot;;&quot;Eddd&quot;;DEC2HEX(IF([.D51]=&quot;Y&quot;;8;9)*256*16+HEX2DEC([.G51])*16+IF([.C51]=&quot;Y&quot;;8;0)+IF([.H51]=&quot;Y&quot;;0;4)+3;4)))" office:value-type="string"/>
          </table:previous>
        </table:cell-content-change>
        <table:cell-content-change table:id="ct1632">
          <table:cell-address table:column="16" table:row="51" table:table="0"/>
          <office:change-info>
            <dc:creator>Mike </dc:creator>
            <dc:date>2011-08-10T16:09:08.59</dc:date>
          </office:change-info>
          <table:previous table:id="ct1392">
            <table:change-track-table-cell table:cell-address="Sheet1.Q52" table:formula="of:=IF([.E52]=&quot;&quot;;&quot;&quot;;IF([.B52]=&quot;Y&quot;;&quot;Eddd&quot;;DEC2HEX(IF([.D52]=&quot;Y&quot;;8;9)*256*16+HEX2DEC([.G52])*16+IF([.C52]=&quot;Y&quot;;8;0)+IF([.H52]=&quot;Y&quot;;0;4)+3;4)))" office:value-type="string"/>
          </table:previous>
        </table:cell-content-change>
        <table:cell-content-change table:id="ct1633">
          <table:cell-address table:column="16" table:row="52"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6" table:row="53" table:table="0"/>
          <office:change-info>
            <dc:creator>Mike </dc:creator>
            <dc:date>2011-08-10T16:09:08.59</dc:date>
          </office:change-info>
          <table:previous table:id="ct1394">
            <table:change-track-table-cell table:cell-address="Sheet1.Q54" table:formula="of:=IF([.E54]=&quot;&quot;;&quot;&quot;;IF([.B54]=&quot;Y&quot;;&quot;Eddd&quot;;DEC2HEX(IF([.D54]=&quot;Y&quot;;8;9)*256*16+HEX2DEC([.G54])*16+IF([.C54]=&quot;Y&quot;;8;0)+IF([.H54]=&quot;Y&quot;;0;4)+3;4)))" office:value-type="string">
              <text:p>Eddd</text:p>
            </table:change-track-table-cell>
          </table:previous>
        </table:cell-content-change>
        <table:cell-content-change table:id="ct1635">
          <table:cell-address table:column="16" table:row="54" table:table="0"/>
          <office:change-info>
            <dc:creator>Mike </dc:creator>
            <dc:date>2011-08-10T16:09:08.59</dc:date>
          </office:change-info>
          <table:previous table:id="ct1395">
            <table:change-track-table-cell table:cell-address="Sheet1.Q55" table:formula="of:=IF([.E55]=&quot;&quot;;&quot;&quot;;IF([.B55]=&quot;Y&quot;;&quot;Eddd&quot;;DEC2HEX(IF([.D55]=&quot;Y&quot;;8;9)*256*16+HEX2DEC([.G55])*16+IF([.C55]=&quot;Y&quot;;8;0)+IF([.H55]=&quot;Y&quot;;0;4)+3;4)))" office:value-type="string">
              <text:p>Eddd</text:p>
            </table:change-track-table-cell>
          </table:previous>
        </table:cell-content-change>
        <table:cell-content-change table:id="ct1636">
          <table:cell-address table:column="16" table:row="52" table:table="0"/>
          <office:change-info>
            <dc:creator>Mike </dc:creator>
            <dc:date>2011-08-10T16:09:23.08</dc:date>
          </office:change-info>
          <table:previous table:id="ct1633">
            <table:change-track-table-cell table:cell-address="Sheet1.Q53" table:formula="of:=IF([.E53]=&quot;&quot;;&quot;&quot;;IF([.B53]=&quot;Y&quot;;&quot;1Eddd&quot;;DEC2HEX(256*256+IF([.D53]=&quot;Y&quot;;8;9)*256*16+HEX2DEC([.G53])*16+IF([.C53]=&quot;Y&quot;;8;0)+IF([.H53]=&quot;Y&quot;;0;4)+3;5)))" office:value-type="string">
              <text:p>1Eddd</text:p>
            </table:change-track-table-cell>
          </table:previous>
        </table:cell-content-change>
        <table:cell-content-change table:id="ct1637">
          <table:cell-address table:column="16" table:row="1"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4"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6" table:row="41" table:table="0"/>
          <office:change-info>
            <dc:creator>Mike </dc:creator>
            <dc:date>2011-08-10T16:13:48.64</dc:date>
          </office:change-info>
          <table:previous table:id="ct1622">
            <table:change-track-table-cell table:cell-address="Sheet1.Q42" table:formula="of:=IF([.E42]=&quot;&quot;;&quot;&quot;;IF([.B42]=&quot;Y&quot;;&quot;1Eddd&quot;;DEC2HEX(256*256+IF([.D42]=&quot;Y&quot;;8;9)*256*16+HEX2DEC([.G42])*16+IF([.C42]=&quot;Y&quot;;8;0)+IF([.H42]=&quot;Y&quot;;0;4)+3;5)))" office:value-type="string">
              <text:p>1Eddd</text:p>
            </table:change-track-table-cell>
          </table:previous>
        </table:cell-content-change>
        <table:cell-content-change table:id="ct1640">
          <table:cell-address table:column="7" table:row="1"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0"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3"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3" table:row="11" table:table="0"/>
          <office:change-info>
            <dc:creator>Bob Jacobsen</dc:creator>
            <dc:date>2011-09-11T05:04:49</dc:date>
          </office:change-info>
          <table:previous>
            <table:change-track-table-cell/>
          </table:previous>
        </table:cell-content-change>
        <table:cell-content-change table:id="ct1644">
          <table:cell-address table:column="3" table:row="11"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3" table:row="11" table:table="0"/>
          <office:change-info>
            <dc:creator>Bob Jacobsen</dc:creator>
            <dc:date>2011-09-11T05:05:35</dc:date>
          </office:change-info>
          <table:previous table:id="ct1644">
            <table:change-track-table-cell/>
          </table:previous>
        </table:cell-content-change>
        <table:cell-content-change table:id="ct1646">
          <table:cell-address table:column="18" table:row="7" table:table="0"/>
          <office:change-info>
            <dc:creator>Bob Jacobsen</dc:creator>
            <dc:date>2011-09-11T05:06:41</dc:date>
          </office:change-info>
          <table:previous>
            <table:change-track-table-cell/>
          </table:previous>
        </table:cell-content-change>
        <table:cell-content-change table:id="ct1647">
          <table:cell-address table:column="3" table:row="16"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6" table:row="41"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6" table:row="41"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8" table:row="41"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8" table:row="41"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3" table:row="17"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1" table:row="16" table:table="0"/>
          <office:change-info>
            <dc:creator>Bob Jacobsen</dc:creator>
            <dc:date>2011-09-11T05:39:06</dc:date>
          </office:change-info>
          <table:previous table:id="ct1448">
            <table:change-track-table-cell table:cell-address="Sheet1.L17" table:formula="of:=IF([.E17]=&quot;&quot;;&quot;&quot;;DEC2HEX(1*(16*256)+HEX2DEC([.G17])*16+IF([.B17]=&quot;Y&quot;;4;0)+IF([.C17]=&quot;Y&quot;;2;0)+IF([.H17]=&quot;Y&quot;;1;0)+IF(NOT ([.D17]=&quot;Y&quot;);2*16*256;0);4))" office:value-type="string">
              <text:p>32E4</text:p>
            </table:change-track-table-cell>
          </table:previous>
        </table:cell-content-change>
        <table:cell-content-change table:id="ct1654">
          <table:cell-address table:column="11" table:row="16" table:table="0"/>
          <office:change-info>
            <dc:creator>Bob Jacobsen</dc:creator>
            <dc:date>2011-09-11T05:39:57</dc:date>
          </office:change-info>
          <table:previous table:id="ct1653">
            <table:change-track-table-cell table:cell-address="Sheet1.L17" table:formula="of:=IF([.H17]=&quot;&quot;;&quot;&quot;;DEC2HEX(1*(16*256)+HEX2DEC([.J17])*16+IF([.D17]=&quot;Y&quot;;4;0)+IF([.E17]=&quot;Y&quot;;2;0)+IF([.F17]=&quot;Y&quot;;1;0)+IF(NOT ([.G17]=&quot;Y&quot; or [.D17]=&quot;Y&quot;);2*16*256;0);4))" office:value-type="string"/>
          </table:previous>
        </table:cell-content-change>
        <table:cell-content-change table:id="ct1655">
          <table:cell-address table:column="11" table:row="17" table:table="0"/>
          <office:change-info>
            <dc:creator>Bob Jacobsen</dc:creator>
            <dc:date>2011-09-11T05:40:01</dc:date>
          </office:change-info>
          <table:previous table:id="ct1449">
            <table:change-track-table-cell table:cell-address="Sheet1.L18" table:formula="of:=IF([.E18]=&quot;&quot;;&quot;&quot;;DEC2HEX(1*(16*256)+HEX2DEC([.G18])*16+IF([.B18]=&quot;Y&quot;;4;0)+IF([.C18]=&quot;Y&quot;;2;0)+IF([.H18]=&quot;Y&quot;;1;0)+IF(NOT ([.D18]=&quot;Y&quot;);2*16*256;0);4))" office:value-type="string">
              <text:p>32F4</text:p>
            </table:change-track-table-cell>
          </table:previous>
        </table:cell-content-change>
        <table:cell-content-change table:id="ct1656">
          <table:cell-address table:column="11" table:row="13" table:table="0"/>
          <office:change-info>
            <dc:creator>Bob Jacobsen</dc:creator>
            <dc:date>2011-09-11T05:40:03</dc:date>
          </office:change-info>
          <table:previous table:id="ct1445">
            <table:change-track-table-cell table:cell-address="Sheet1.L14" table:formula="of:=IF([.E14]=&quot;&quot;;&quot;&quot;;DEC2HEX(1*(16*256)+HEX2DEC([.G14])*16+IF([.B14]=&quot;Y&quot;;4;0)+IF([.C14]=&quot;Y&quot;;2;0)+IF([.H14]=&quot;Y&quot;;1;0)+IF(NOT ([.D14]=&quot;Y&quot;);2*16*256;0);4))" office:value-type="string">
              <text:p>30D4</text:p>
            </table:change-track-table-cell>
          </table:previous>
        </table:cell-content-change>
        <table:cell-content-change table:id="ct1657">
          <table:cell-address table:column="11" table:row="12" table:table="0"/>
          <office:change-info>
            <dc:creator>Bob Jacobsen</dc:creator>
            <dc:date>2011-09-11T05:40:04</dc:date>
          </office:change-info>
          <table:previous table:id="ct1444">
            <table:change-track-table-cell table:cell-address="Sheet1.L13" table:formula="of:=IF([.E13]=&quot;&quot;;&quot;&quot;;DEC2HEX(1*(16*256)+HEX2DEC([.G13])*16+IF([.B13]=&quot;Y&quot;;4;0)+IF([.C13]=&quot;Y&quot;;2;0)+IF([.H13]=&quot;Y&quot;;1;0)+IF(NOT ([.D13]=&quot;Y&quot;);2*16*256;0);4))" office:value-type="string">
              <text:p>30C4</text:p>
            </table:change-track-table-cell>
          </table:previous>
        </table:cell-content-change>
        <table:cell-content-change table:id="ct1658">
          <table:cell-address table:column="11" table:row="11" table:table="0"/>
          <office:change-info>
            <dc:creator>Bob Jacobsen</dc:creator>
            <dc:date>2011-09-11T05:40:05</dc:date>
          </office:change-info>
          <table:previous table:id="ct1443">
            <table:change-track-table-cell table:cell-address="Sheet1.L12" table:formula="of:=IF([.E12]=&quot;&quot;;&quot;&quot;;DEC2HEX(1*(16*256)+HEX2DEC([.G12])*16+IF([.B12]=&quot;Y&quot;;4;0)+IF([.C12]=&quot;Y&quot;;2;0)+IF([.H12]=&quot;Y&quot;;1;0)+IF(NOT ([.D12]=&quot;Y&quot;);2*16*256;0);4))" office:value-type="string">
              <text:p>18B0</text:p>
            </table:change-track-table-cell>
          </table:previous>
        </table:cell-content-change>
        <table:cell-content-change table:id="ct1659">
          <table:cell-address table:column="11" table:row="10" table:table="0"/>
          <office:change-info>
            <dc:creator>Bob Jacobsen</dc:creator>
            <dc:date>2011-09-11T05:40:09</dc:date>
          </office:change-info>
          <table:previous table:id="ct1442">
            <table:change-track-table-cell table:cell-address="Sheet1.L11" table:formula="of:=IF([.E11]=&quot;&quot;;&quot;&quot;;DEC2HEX(1*(16*256)+HEX2DEC([.G11])*16+IF([.B11]=&quot;Y&quot;;4;0)+IF([.C11]=&quot;Y&quot;;2;0)+IF([.H11]=&quot;Y&quot;;1;0)+IF(NOT ([.D11]=&quot;Y&quot;);2*16*256;0);4))" office:value-type="string">
              <text:p>18A0</text:p>
            </table:change-track-table-cell>
          </table:previous>
        </table:cell-content-change>
        <table:cell-content-change table:id="ct1660">
          <table:cell-address table:column="11" table:row="9" table:table="0"/>
          <office:change-info>
            <dc:creator>Bob Jacobsen</dc:creator>
            <dc:date>2011-09-11T05:40:10</dc:date>
          </office:change-info>
          <table:previous table:id="ct1441">
            <table:change-track-table-cell table:cell-address="Sheet1.L10" table:formula="of:=IF([.E10]=&quot;&quot;;&quot;&quot;;DEC2HEX(1*(16*256)+HEX2DEC([.G10])*16+IF([.B10]=&quot;Y&quot;;4;0)+IF([.C10]=&quot;Y&quot;;2;0)+IF([.H10]=&quot;Y&quot;;1;0)+IF(NOT ([.D10]=&quot;Y&quot;);2*16*256;0);4))" office:value-type="string">
              <text:p>30A4</text:p>
            </table:change-track-table-cell>
          </table:previous>
        </table:cell-content-change>
        <table:cell-content-change table:id="ct1661">
          <table:cell-address table:column="11" table:row="8" table:table="0"/>
          <office:change-info>
            <dc:creator>Bob Jacobsen</dc:creator>
            <dc:date>2011-09-11T05:40:11</dc:date>
          </office:change-info>
          <table:previous table:id="ct1440">
            <table:change-track-table-cell table:cell-address="Sheet1.L9" table:formula="of:=IF([.E9]=&quot;&quot;;&quot;&quot;;DEC2HEX(1*(16*256)+HEX2DEC([.G9])*16+IF([.B9]=&quot;Y&quot;;4;0)+IF([.C9]=&quot;Y&quot;;2;0)+IF([.H9]=&quot;Y&quot;;1;0)+IF(NOT ([.D9]=&quot;Y&quot;);2*16*256;0);4))" office:value-type="string">
              <text:p>3080</text:p>
            </table:change-track-table-cell>
          </table:previous>
        </table:cell-content-change>
        <table:cell-content-change table:id="ct1662">
          <table:cell-address table:column="11" table:row="7" table:table="0"/>
          <office:change-info>
            <dc:creator>Bob Jacobsen</dc:creator>
            <dc:date>2011-09-11T05:40:12</dc:date>
          </office:change-info>
          <table:previous table:id="ct1558">
            <table:change-track-table-cell table:cell-address="Sheet1.L8" table:formula="of:=IF([.E8]=&quot;&quot;;&quot;&quot;;DEC2HEX(1*(16*256)+HEX2DEC([.G8])*16+IF([.B8]=&quot;Y&quot;;4;0)+IF([.C8]=&quot;Y&quot;;2;0)+IF([.H8]=&quot;Y&quot;;1;0)+IF(NOT ([.D8]=&quot;Y&quot;);2*16*256;0);4))" office:value-type="string">
              <text:p>3010</text:p>
            </table:change-track-table-cell>
          </table:previous>
        </table:cell-content-change>
        <table:cell-content-change table:id="ct1663">
          <table:cell-address table:column="11" table:row="6" table:table="0"/>
          <office:change-info>
            <dc:creator>Bob Jacobsen</dc:creator>
            <dc:date>2011-09-11T05:40:13</dc:date>
          </office:change-info>
          <table:previous table:id="ct1557">
            <table:change-track-table-cell table:cell-address="Sheet1.L7" table:formula="of:=IF([.E7]=&quot;&quot;;&quot;&quot;;DEC2HEX(1*(16*256)+HEX2DEC([.G7])*16+IF([.B7]=&quot;Y&quot;;4;0)+IF([.C7]=&quot;Y&quot;;2;0)+IF([.H7]=&quot;Y&quot;;1;0)+IF(NOT ([.D7]=&quot;Y&quot;);2*16*256;0);4))" office:value-type="string">
              <text:p>3000</text:p>
            </table:change-track-table-cell>
          </table:previous>
        </table:cell-content-change>
        <table:cell-content-change table:id="ct1664">
          <table:cell-address table:column="11" table:row="20" table:table="0"/>
          <office:change-info>
            <dc:creator>Bob Jacobsen</dc:creator>
            <dc:date>2011-09-11T05:40:19</dc:date>
          </office:change-info>
          <table:previous table:id="ct1452">
            <table:change-track-table-cell table:cell-address="Sheet1.L21" table:formula="of:=IF([.E21]=&quot;&quot;;&quot;&quot;;DEC2HEX(1*(16*256)+HEX2DEC([.G21])*16+IF([.B21]=&quot;Y&quot;;4;0)+IF([.C21]=&quot;Y&quot;;2;0)+IF([.H21]=&quot;Y&quot;;1;0)+IF(NOT ([.D21]=&quot;Y&quot;);2*16*256;0);4))" office:value-type="string">
              <text:p>1A42</text:p>
            </table:change-track-table-cell>
          </table:previous>
        </table:cell-content-change>
        <table:cell-content-change table:id="ct1665">
          <table:cell-address table:column="11" table:row="21" table:table="0"/>
          <office:change-info>
            <dc:creator>Bob Jacobsen</dc:creator>
            <dc:date>2011-09-11T05:40:20</dc:date>
          </office:change-info>
          <table:previous table:id="ct1453">
            <table:change-track-table-cell table:cell-address="Sheet1.L22" table:formula="of:=IF([.E22]=&quot;&quot;;&quot;&quot;;DEC2HEX(1*(16*256)+HEX2DEC([.G22])*16+IF([.B22]=&quot;Y&quot;;4;0)+IF([.C22]=&quot;Y&quot;;2;0)+IF([.H22]=&quot;Y&quot;;1;0)+IF(NOT ([.D22]=&quot;Y&quot;);2*16*256;0);4))" office:value-type="string">
              <text:p>3252</text:p>
            </table:change-track-table-cell>
          </table:previous>
        </table:cell-content-change>
        <table:cell-content-change table:id="ct1666">
          <table:cell-address table:column="11" table:row="22" table:table="0"/>
          <office:change-info>
            <dc:creator>Bob Jacobsen</dc:creator>
            <dc:date>2011-09-11T05:40:23</dc:date>
          </office:change-info>
          <table:previous table:id="ct1454">
            <table:change-track-table-cell table:cell-address="Sheet1.L23" table:formula="of:=IF([.E23]=&quot;&quot;;&quot;&quot;;DEC2HEX(1*(16*256)+HEX2DEC([.G23])*16+IF([.B23]=&quot;Y&quot;;4;0)+IF([.C23]=&quot;Y&quot;;2;0)+IF([.H23]=&quot;Y&quot;;1;0)+IF(NOT ([.D23]=&quot;Y&quot;);2*16*256;0);4))" office:value-type="string">
              <text:p>3263</text:p>
            </table:change-track-table-cell>
          </table:previous>
        </table:cell-content-change>
        <table:cell-content-change table:id="ct1667">
          <table:cell-address table:column="11" table:row="23" table:table="0"/>
          <office:change-info>
            <dc:creator>Bob Jacobsen</dc:creator>
            <dc:date>2011-09-11T05:40:24</dc:date>
          </office:change-info>
          <table:previous table:id="ct1456">
            <table:change-track-table-cell table:cell-address="Sheet1.L24" table:formula="of:=IF([.E24]=&quot;&quot;;&quot;&quot;;DEC2HEX(1*(16*256)+HEX2DEC([.G24])*16+IF([.B24]=&quot;Y&quot;;4;0)+IF([.C24]=&quot;Y&quot;;2;0)+IF([.H24]=&quot;Y&quot;;1;0)+IF(NOT ([.D24]=&quot;Y&quot;);2*16*256;0);4))" office:value-type="string">
              <text:p>1A82</text:p>
            </table:change-track-table-cell>
          </table:previous>
        </table:cell-content-change>
        <table:cell-content-change table:id="ct1668">
          <table:cell-address table:column="11" table:row="24" table:table="0"/>
          <office:change-info>
            <dc:creator>Bob Jacobsen</dc:creator>
            <dc:date>2011-09-11T05:40:25</dc:date>
          </office:change-info>
          <table:previous table:id="ct1457">
            <table:change-track-table-cell table:cell-address="Sheet1.L25" table:formula="of:=IF([.E25]=&quot;&quot;;&quot;&quot;;DEC2HEX(1*(16*256)+HEX2DEC([.G25])*16+IF([.B25]=&quot;Y&quot;;4;0)+IF([.C25]=&quot;Y&quot;;2;0)+IF([.H25]=&quot;Y&quot;;1;0)+IF(NOT ([.D25]=&quot;Y&quot;);2*16*256;0);4))" office:value-type="string">
              <text:p>3292</text:p>
            </table:change-track-table-cell>
          </table:previous>
        </table:cell-content-change>
        <table:cell-content-change table:id="ct1669">
          <table:cell-address table:column="11" table:row="25" table:table="0"/>
          <office:change-info>
            <dc:creator>Bob Jacobsen</dc:creator>
            <dc:date>2011-09-11T05:40:26</dc:date>
          </office:change-info>
          <table:previous table:id="ct1458">
            <table:change-track-table-cell table:cell-address="Sheet1.L26" table:formula="of:=IF([.E26]=&quot;&quot;;&quot;&quot;;DEC2HEX(1*(16*256)+HEX2DEC([.G26])*16+IF([.B26]=&quot;Y&quot;;4;0)+IF([.C26]=&quot;Y&quot;;2;0)+IF([.H26]=&quot;Y&quot;;1;0)+IF(NOT ([.D26]=&quot;Y&quot;);2*16*256;0);4))" office:value-type="string">
              <text:p>32A3</text:p>
            </table:change-track-table-cell>
          </table:previous>
        </table:cell-content-change>
        <table:cell-content-change table:id="ct1670">
          <table:cell-address table:column="11" table:row="26" table:table="0"/>
          <office:change-info>
            <dc:creator>Bob Jacobsen</dc:creator>
            <dc:date>2011-09-11T05:40:26</dc:date>
          </office:change-info>
          <table:previous table:id="ct1459">
            <table:change-track-table-cell table:cell-address="Sheet1.L27" table:formula="of:=IF([.E27]=&quot;&quot;;&quot;&quot;;DEC2HEX(1*(16*256)+HEX2DEC([.G27])*16+IF([.B27]=&quot;Y&quot;;4;0)+IF([.C27]=&quot;Y&quot;;2;0)+IF([.H27]=&quot;Y&quot;;1;0)+IF(NOT ([.D27]=&quot;Y&quot;);2*16*256;0);4))" office:value-type="string">
              <text:p>32B4</text:p>
            </table:change-track-table-cell>
          </table:previous>
        </table:cell-content-change>
        <table:cell-content-change table:id="ct1671">
          <table:cell-address table:column="11" table:row="27" table:table="0"/>
          <office:change-info>
            <dc:creator>Bob Jacobsen</dc:creator>
            <dc:date>2011-09-11T05:40:27</dc:date>
          </office:change-info>
          <table:previous table:id="ct1460">
            <table:change-track-table-cell table:cell-address="Sheet1.L28" table:formula="of:=IF([.E28]=&quot;&quot;;&quot;&quot;;DEC2HEX(1*(16*256)+HEX2DEC([.G28])*16+IF([.B28]=&quot;Y&quot;;4;0)+IF([.C28]=&quot;Y&quot;;2;0)+IF([.H28]=&quot;Y&quot;;1;0)+IF(NOT ([.D28]=&quot;Y&quot;);2*16*256;0);4))" office:value-type="string">
              <text:p>1AB0</text:p>
            </table:change-track-table-cell>
          </table:previous>
        </table:cell-content-change>
        <table:cell-content-change table:id="ct1672">
          <table:cell-address table:column="11" table:row="28" table:table="0"/>
          <office:change-info>
            <dc:creator>Bob Jacobsen</dc:creator>
            <dc:date>2011-09-11T05:40:28</dc:date>
          </office:change-info>
          <table:previous table:id="ct1461">
            <table:change-track-table-cell table:cell-address="Sheet1.L29" table:formula="of:=IF([.E29]=&quot;&quot;;&quot;&quot;;DEC2HEX(1*(16*256)+HEX2DEC([.G29])*16+IF([.B29]=&quot;Y&quot;;4;0)+IF([.C29]=&quot;Y&quot;;2;0)+IF([.H29]=&quot;Y&quot;;1;0)+IF(NOT ([.D29]=&quot;Y&quot;);2*16*256;0);4))" office:value-type="string">
              <text:p>1AC2</text:p>
            </table:change-track-table-cell>
          </table:previous>
        </table:cell-content-change>
        <table:cell-content-change table:id="ct1673">
          <table:cell-address table:column="11" table:row="29" table:table="0"/>
          <office:change-info>
            <dc:creator>Bob Jacobsen</dc:creator>
            <dc:date>2011-09-11T05:40:29</dc:date>
          </office:change-info>
          <table:previous table:id="ct1462">
            <table:change-track-table-cell table:cell-address="Sheet1.L30" table:formula="of:=IF([.E30]=&quot;&quot;;&quot;&quot;;DEC2HEX(1*(16*256)+HEX2DEC([.G30])*16+IF([.B30]=&quot;Y&quot;;4;0)+IF([.C30]=&quot;Y&quot;;2;0)+IF([.H30]=&quot;Y&quot;;1;0)+IF(NOT ([.D30]=&quot;Y&quot;);2*16*256;0);4))" office:value-type="string">
              <text:p>1AD2</text:p>
            </table:change-track-table-cell>
          </table:previous>
        </table:cell-content-change>
        <table:cell-content-change table:id="ct1674">
          <table:cell-address table:column="11" table:row="32" table:table="0"/>
          <office:change-info>
            <dc:creator>Bob Jacobsen</dc:creator>
            <dc:date>2011-09-11T05:40:33</dc:date>
          </office:change-info>
          <table:previous table:id="ct1571">
            <table:change-track-table-cell table:cell-address="Sheet1.L33" table:formula="of:=IF([.E33]=&quot;&quot;;&quot;&quot;;DEC2HEX(1*(16*256)+HEX2DEC([.G33])*16+IF([.B33]=&quot;Y&quot;;4;0)+IF([.C33]=&quot;Y&quot;;2;0)+IF([.H33]=&quot;Y&quot;;1;0)+IF(NOT ([.D33]=&quot;Y&quot;);2*16*256;0);4))" office:value-type="string">
              <text:p>3510</text:p>
            </table:change-track-table-cell>
          </table:previous>
        </table:cell-content-change>
        <table:cell-content-change table:id="ct1675">
          <table:cell-address table:column="11" table:row="41" table:table="0"/>
          <office:change-info>
            <dc:creator>Bob Jacobsen</dc:creator>
            <dc:date>2011-09-11T05:40:35</dc:date>
          </office:change-info>
          <table:previous table:id="ct1466">
            <table:change-track-table-cell table:cell-address="Sheet1.L42" table:formula="of:=IF([.E42]=&quot;&quot;;&quot;&quot;;DEC2HEX(1*(16*256)+HEX2DEC([.G42])*16+IF([.B42]=&quot;Y&quot;;4;0)+IF([.C42]=&quot;Y&quot;;2;0)+IF([.H42]=&quot;Y&quot;;1;0)+IF(NOT ([.D42]=&quot;Y&quot;);2*16*256;0);4))" office:value-type="string">
              <text:p>3404</text:p>
            </table:change-track-table-cell>
          </table:previous>
        </table:cell-content-change>
        <table:cell-content-change table:id="ct1676">
          <table:cell-address table:column="11" table:row="42" table:table="0"/>
          <office:change-info>
            <dc:creator>Bob Jacobsen</dc:creator>
            <dc:date>2011-09-11T05:40:36</dc:date>
          </office:change-info>
          <table:previous table:id="ct1468">
            <table:change-track-table-cell table:cell-address="Sheet1.L43" table:formula="of:=IF([.E43]=&quot;&quot;;&quot;&quot;;DEC2HEX(1*(16*256)+HEX2DEC([.G43])*16+IF([.B43]=&quot;Y&quot;;4;0)+IF([.C43]=&quot;Y&quot;;2;0)+IF([.H43]=&quot;Y&quot;;1;0)+IF(NOT ([.D43]=&quot;Y&quot;);2*16*256;0);4))" office:value-type="string">
              <text:p>34C4</text:p>
            </table:change-track-table-cell>
          </table:previous>
        </table:cell-content-change>
        <table:cell-content-change table:id="ct1677">
          <table:cell-address table:column="11" table:row="43" table:table="0"/>
          <office:change-info>
            <dc:creator>Bob Jacobsen</dc:creator>
            <dc:date>2011-09-11T05:40:36</dc:date>
          </office:change-info>
          <table:previous table:id="ct1469">
            <table:change-track-table-cell table:cell-address="Sheet1.L44" table:formula="of:=IF([.E44]=&quot;&quot;;&quot;&quot;;DEC2HEX(1*(16*256)+HEX2DEC([.G44])*16+IF([.B44]=&quot;Y&quot;;4;0)+IF([.C44]=&quot;Y&quot;;2;0)+IF([.H44]=&quot;Y&quot;;1;0)+IF(NOT ([.D44]=&quot;Y&quot;);2*16*256;0);4))" office:value-type="string">
              <text:p>34D4</text:p>
            </table:change-track-table-cell>
          </table:previous>
        </table:cell-content-change>
        <table:cell-content-change table:id="ct1678">
          <table:cell-address table:column="11" table:row="47" table:table="0"/>
          <office:change-info>
            <dc:creator>Bob Jacobsen</dc:creator>
            <dc:date>2011-09-11T05:40:39</dc:date>
          </office:change-info>
          <table:previous table:id="ct1473">
            <table:change-track-table-cell table:cell-address="Sheet1.L48" table:formula="of:=IF([.E48]=&quot;&quot;;&quot;&quot;;DEC2HEX(1*(16*256)+HEX2DEC([.G48])*16+IF([.B48]=&quot;Y&quot;;4;0)+IF([.C48]=&quot;Y&quot;;2;0)+IF([.H48]=&quot;Y&quot;;1;0)+IF(NOT ([.D48]=&quot;Y&quot;);2*16*256;0);4))" office:value-type="string">
              <text:p>34E4</text:p>
            </table:change-track-table-cell>
          </table:previous>
        </table:cell-content-change>
        <table:cell-content-change table:id="ct1679">
          <table:cell-address table:column="11" table:row="49" table:table="0"/>
          <office:change-info>
            <dc:creator>Bob Jacobsen</dc:creator>
            <dc:date>2011-09-11T05:40:41</dc:date>
          </office:change-info>
          <table:previous table:id="ct1475">
            <table:change-track-table-cell table:cell-address="Sheet1.L50" table:formula="of:=IF([.E50]=&quot;&quot;;&quot;&quot;;DEC2HEX(1*(16*256)+HEX2DEC([.G50])*16+IF([.B50]=&quot;Y&quot;;4;0)+IF([.C50]=&quot;Y&quot;;2;0)+IF([.H50]=&quot;Y&quot;;1;0)+IF(NOT ([.D50]=&quot;Y&quot;);2*16*256;0);4))" office:value-type="string">
              <text:p>34F4</text:p>
            </table:change-track-table-cell>
          </table:previous>
        </table:cell-content-change>
        <table:cell-content-change table:id="ct1680">
          <table:cell-address table:column="11" table:row="52" table:table="0"/>
          <office:change-info>
            <dc:creator>Bob Jacobsen</dc:creator>
            <dc:date>2011-09-11T05:40:43</dc:date>
          </office:change-info>
          <table:previous table:id="ct1478">
            <table:change-track-table-cell table:cell-address="Sheet1.L53" table:formula="of:=IF([.E53]=&quot;&quot;;&quot;&quot;;DEC2HEX(1*(16*256)+HEX2DEC([.G53])*16+IF([.B53]=&quot;Y&quot;;4;0)+IF([.C53]=&quot;Y&quot;;2;0)+IF([.H53]=&quot;Y&quot;;1;0)+IF(NOT ([.D53]=&quot;Y&quot;);2*16*256;0);4))" office:value-type="string">
              <text:p>3694</text:p>
            </table:change-track-table-cell>
          </table:previous>
        </table:cell-content-change>
        <table:cell-content-change table:id="ct1681">
          <table:cell-address table:column="11" table:row="53" table:table="0"/>
          <office:change-info>
            <dc:creator>Bob Jacobsen</dc:creator>
            <dc:date>2011-09-11T05:40:44</dc:date>
          </office:change-info>
          <table:previous table:id="ct1479">
            <table:change-track-table-cell table:cell-address="Sheet1.L54" table:formula="of:=IF([.E54]=&quot;&quot;;&quot;&quot;;DEC2HEX(1*(16*256)+HEX2DEC([.G54])*16+IF([.B54]=&quot;Y&quot;;4;0)+IF([.C54]=&quot;Y&quot;;2;0)+IF([.H54]=&quot;Y&quot;;1;0)+IF(NOT ([.D54]=&quot;Y&quot;);2*16*256;0);4))" office:value-type="string">
              <text:p>36A4</text:p>
            </table:change-track-table-cell>
          </table:previous>
        </table:cell-content-change>
        <table:cell-content-change table:id="ct1682">
          <table:cell-address table:column="11" table:row="54" table:table="0"/>
          <office:change-info>
            <dc:creator>Bob Jacobsen</dc:creator>
            <dc:date>2011-09-11T05:40:45</dc:date>
          </office:change-info>
          <table:previous table:id="ct1480">
            <table:change-track-table-cell table:cell-address="Sheet1.L55" table:formula="of:=IF([.E55]=&quot;&quot;;&quot;&quot;;DEC2HEX(1*(16*256)+HEX2DEC([.G55])*16+IF([.B55]=&quot;Y&quot;;4;0)+IF([.C55]=&quot;Y&quot;;2;0)+IF([.H55]=&quot;Y&quot;;1;0)+IF(NOT ([.D55]=&quot;Y&quot;);2*16*256;0);4))" office:value-type="string">
              <text:p>36B4</text:p>
            </table:change-track-table-cell>
          </table:previous>
        </table:cell-content-change>
        <table:insertion table:id="ct1683" table:type="row" table:position="35" table:table="0">
          <office:change-info>
            <dc:creator>Bob Jacobsen</dc:creator>
            <dc:date>2012-02-15T16:18:49</dc:date>
          </office:change-info>
          <table:dependencies>
            <table:dependence table:id="ct2710"/>
            <table:dependence table:id="ct2653"/>
            <table:dependence table:id="ct2601"/>
            <table:dependence table:id="ct2542"/>
            <table:dependence table:id="ct2494"/>
            <table:dependence table:id="ct2444"/>
            <table:dependence table:id="ct2413"/>
            <table:dependence table:id="ct2365"/>
            <table:dependence table:id="ct2315"/>
            <table:dependence table:id="ct2248"/>
            <table:dependence table:id="ct2197"/>
            <table:dependence table:id="ct2132"/>
            <table:dependence table:id="ct2033"/>
            <table:dependence table:id="ct2011"/>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3" table:table="0">
          <office:change-info>
            <dc:creator>Bob Jacobsen</dc:creator>
            <dc:date>2012-02-15T16:18:52</dc:date>
          </office:change-info>
          <table:dependencies>
            <table:dependence table:id="ct2708"/>
            <table:dependence table:id="ct2651"/>
            <table:dependence table:id="ct2599"/>
            <table:dependence table:id="ct2540"/>
            <table:dependence table:id="ct2492"/>
            <table:dependence table:id="ct2442"/>
            <table:dependence table:id="ct2411"/>
            <table:dependence table:id="ct2363"/>
            <table:dependence table:id="ct2313"/>
            <table:dependence table:id="ct2246"/>
            <table:dependence table:id="ct2195"/>
            <table:dependence table:id="ct2130"/>
            <table:dependence table:id="ct2031"/>
            <table:dependence table:id="ct2009"/>
          </table:dependencies>
        </table:insertion>
        <table:insertion table:id="ct1685" table:type="row" table:position="34" table:table="0">
          <office:change-info>
            <dc:creator>Bob Jacobsen</dc:creator>
            <dc:date>2012-02-15T16:18:58</dc:date>
          </office:change-info>
          <table:dependencies>
            <table:dependence table:id="ct2709"/>
            <table:dependence table:id="ct2652"/>
            <table:dependence table:id="ct2600"/>
            <table:dependence table:id="ct2541"/>
            <table:dependence table:id="ct2493"/>
            <table:dependence table:id="ct2443"/>
            <table:dependence table:id="ct2412"/>
            <table:dependence table:id="ct2364"/>
            <table:dependence table:id="ct2314"/>
            <table:dependence table:id="ct2247"/>
            <table:dependence table:id="ct2196"/>
            <table:dependence table:id="ct2131"/>
            <table:dependence table:id="ct2032"/>
            <table:dependence table:id="ct2010"/>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4" table:table="0"/>
          <office:change-info>
            <dc:creator>Bob Jacobsen</dc:creator>
            <dc:date>2012-02-15T16:19:21</dc:date>
          </office:change-info>
          <table:previous>
            <table:change-track-table-cell/>
          </table:previous>
        </table:cell-content-change>
        <table:cell-content-change table:id="ct1687">
          <table:cell-address table:column="0" table:row="35" table:table="0"/>
          <office:change-info>
            <dc:creator>Bob Jacobsen</dc:creator>
            <dc:date>2012-02-15T16:19:30</dc:date>
          </office:change-info>
          <table:previous>
            <table:change-track-table-cell/>
          </table:previous>
        </table:cell-content-change>
        <table:cell-content-change table:id="ct1688">
          <table:cell-address table:column="0" table:row="34"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4" table:row="34" table:table="0"/>
          <office:change-info>
            <dc:creator>Bob Jacobsen</dc:creator>
            <dc:date>2012-02-15T16:19:45</dc:date>
          </office:change-info>
          <table:previous>
            <table:change-track-table-cell/>
          </table:previous>
        </table:cell-content-change>
        <table:cell-content-change table:id="ct1690">
          <table:cell-address table:column="6" table:row="34" table:table="0"/>
          <office:change-info>
            <dc:creator>Bob Jacobsen</dc:creator>
            <dc:date>2012-02-15T16:19:48</dc:date>
          </office:change-info>
          <table:previous>
            <table:change-track-table-cell/>
          </table:previous>
        </table:cell-content-change>
        <table:cell-content-change table:id="ct1691">
          <table:cell-address table:column="4" table:row="35" table:table="0"/>
          <office:change-info>
            <dc:creator>Bob Jacobsen</dc:creator>
            <dc:date>2012-02-15T16:19:49</dc:date>
          </office:change-info>
          <table:previous>
            <table:change-track-table-cell/>
          </table:previous>
        </table:cell-content-change>
        <table:cell-content-change table:id="ct1692">
          <table:cell-address table:column="6" table:row="35" table:table="0"/>
          <office:change-info>
            <dc:creator>Bob Jacobsen</dc:creator>
            <dc:date>2012-02-15T16:19:51</dc:date>
          </office:change-info>
          <table:previous>
            <table:change-track-table-cell/>
          </table:previous>
        </table:cell-content-change>
        <table:cell-content-change table:id="ct1693">
          <table:cell-address table:column="11" table:row="34" table:table="0"/>
          <office:change-info>
            <dc:creator>Bob Jacobsen</dc:creator>
            <dc:date>2012-02-15T16:19:58</dc:date>
          </office:change-info>
          <table:previous>
            <table:change-track-table-cell/>
          </table:previous>
        </table:cell-content-change>
        <table:cell-content-change table:id="ct1694">
          <table:cell-address table:column="11" table:row="35" table:table="0"/>
          <office:change-info>
            <dc:creator>Bob Jacobsen</dc:creator>
            <dc:date>2012-02-15T16:19:59</dc:date>
          </office:change-info>
          <table:previous>
            <table:change-track-table-cell/>
          </table:previous>
        </table:cell-content-change>
        <table:cell-content-change table:id="ct1695">
          <table:cell-address table:column="16" table:row="34" table:table="0"/>
          <office:change-info>
            <dc:creator>Bob Jacobsen</dc:creator>
            <dc:date>2012-02-15T16:20:04</dc:date>
          </office:change-info>
          <table:previous>
            <table:change-track-table-cell/>
          </table:previous>
        </table:cell-content-change>
        <table:cell-content-change table:id="ct1696">
          <table:cell-address table:column="16" table:row="35" table:table="0"/>
          <office:change-info>
            <dc:creator>Bob Jacobsen</dc:creator>
            <dc:date>2012-02-15T16:20:05</dc:date>
          </office:change-info>
          <table:previous>
            <table:change-track-table-cell/>
          </table:previous>
        </table:cell-content-change>
        <table:cell-content-change table:id="ct1697">
          <table:cell-address table:column="17" table:row="34" table:table="0"/>
          <office:change-info>
            <dc:creator>Bob Jacobsen</dc:creator>
            <dc:date>2012-02-15T16:20:11</dc:date>
          </office:change-info>
          <table:previous>
            <table:change-track-table-cell/>
          </table:previous>
        </table:cell-content-change>
        <table:cell-content-change table:id="ct1698">
          <table:cell-address table:column="17" table:row="35" table:table="0"/>
          <office:change-info>
            <dc:creator>Bob Jacobsen</dc:creator>
            <dc:date>2012-02-15T16:20:15</dc:date>
          </office:change-info>
          <table:previous>
            <table:change-track-table-cell/>
          </table:previous>
        </table:cell-content-change>
        <table:cell-content-change table:id="ct1699">
          <table:cell-address table:column="17" table:row="34" table:table="0"/>
          <office:change-info>
            <dc:creator>Bob Jacobsen</dc:creator>
            <dc:date>2012-02-15T16:20:23</dc:date>
          </office:change-info>
          <table:previous table:id="ct1697">
            <table:change-track-table-cell table:cell-address="Sheet1.R35" table:formula="of:=IF([.E35]=&quot;&quot;;&quot;&quot;;IF([.B35]=&quot;Y&quot;;[.G35];&quot;&quot;))" office:value-type="string">
              <text:p>52</text:p>
            </table:change-track-table-cell>
          </table:previous>
        </table:cell-content-change>
        <table:cell-content-change table:id="ct1700">
          <table:cell-address table:column="17" table:row="35" table:table="0"/>
          <office:change-info>
            <dc:creator>Bob Jacobsen</dc:creator>
            <dc:date>2012-02-15T16:20:24</dc:date>
          </office:change-info>
          <table:previous table:id="ct1698">
            <table:change-track-table-cell table:cell-address="Sheet1.R36" table:formula="of:=IF([.E36]=&quot;&quot;;&quot;&quot;;IF([.B36]=&quot;Y&quot;;[.G36];&quot;&quot;))" office:value-type="string">
              <text:p>53</text:p>
            </table:change-track-table-cell>
          </table:previous>
        </table:cell-content-change>
        <table:cell-content-change table:id="ct1701">
          <table:cell-address table:column="5" table:row="34" table:table="0"/>
          <office:change-info>
            <dc:creator>Bob Jacobsen</dc:creator>
            <dc:date>2012-02-15T16:21:22</dc:date>
          </office:change-info>
          <table:previous>
            <table:change-track-table-cell/>
          </table:previous>
        </table:cell-content-change>
        <table:cell-content-change table:id="ct1702">
          <table:cell-address table:column="5" table:row="35" table:table="0"/>
          <office:change-info>
            <dc:creator>Bob Jacobsen</dc:creator>
            <dc:date>2012-02-15T16:21:23</dc:date>
          </office:change-info>
          <table:previous>
            <table:change-track-table-cell/>
          </table:previous>
        </table:cell-content-change>
        <table:cell-content-change table:id="ct1703">
          <table:cell-address table:column="6" table:row="34"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6" table:row="35"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7" table:row="34"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7" table:row="35"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4"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5"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34" table:table="0"/>
          <office:change-info>
            <dc:creator>Bob Jacobsen</dc:creator>
            <dc:date>2012-04-11T04:34:31</dc:date>
          </office:change-info>
          <table:previous>
            <table:change-track-table-cell/>
          </table:previous>
        </table:cell-content-change>
        <table:cell-content-change table:id="ct1710">
          <table:cell-address table:column="1" table:row="35" table:table="0"/>
          <office:change-info>
            <dc:creator>Bob Jacobsen</dc:creator>
            <dc:date>2012-04-11T04:34:32</dc:date>
          </office:change-info>
          <table:previous>
            <table:change-track-table-cell/>
          </table:previous>
        </table:cell-content-change>
        <table:cell-content-change table:id="ct1711">
          <table:cell-address table:column="19" table:row="0" table:table="0"/>
          <office:change-info>
            <dc:creator>Bob Jacobsen</dc:creator>
            <dc:date>2012-04-27T22:19:32</dc:date>
          </office:change-info>
          <table:previous>
            <table:change-track-table-cell/>
          </table:previous>
        </table:cell-content-change>
        <table:cell-content-change table:id="ct1712">
          <table:cell-address table:column="20" table:row="0" table:table="0"/>
          <office:change-info>
            <dc:creator>Bob Jacobsen</dc:creator>
            <dc:date>2012-04-27T22:19:43</dc:date>
          </office:change-info>
          <table:previous>
            <table:change-track-table-cell/>
          </table:previous>
        </table:cell-content-change>
        <table:cell-content-change table:id="ct1713">
          <table:cell-address table:column="21" table:row="0" table:table="0"/>
          <office:change-info>
            <dc:creator>Bob Jacobsen</dc:creator>
            <dc:date>2012-04-27T22:19:58</dc:date>
          </office:change-info>
          <table:previous>
            <table:change-track-table-cell/>
          </table:previous>
        </table:cell-content-change>
        <table:cell-content-change table:id="ct1714">
          <table:cell-address table:column="19" table:row="3" table:table="0"/>
          <office:change-info>
            <dc:creator>Bob Jacobsen</dc:creator>
            <dc:date>2012-04-27T22:20:47</dc:date>
          </office:change-info>
          <table:previous>
            <table:change-track-table-cell/>
          </table:previous>
        </table:cell-content-change>
        <table:cell-content-change table:id="ct1715">
          <table:cell-address table:column="19" table:row="6" table:table="0"/>
          <office:change-info>
            <dc:creator>Bob Jacobsen</dc:creator>
            <dc:date>2012-04-27T22:20:47</dc:date>
          </office:change-info>
          <table:previous>
            <table:change-track-table-cell/>
          </table:previous>
        </table:cell-content-change>
        <table:cell-content-change table:id="ct1716">
          <table:cell-address table:column="19" table:row="7" table:table="0"/>
          <office:change-info>
            <dc:creator>Bob Jacobsen</dc:creator>
            <dc:date>2012-04-27T22:20:47</dc:date>
          </office:change-info>
          <table:previous>
            <table:change-track-table-cell/>
          </table:previous>
        </table:cell-content-change>
        <table:cell-content-change table:id="ct1717">
          <table:cell-address table:column="19" table:row="8" table:table="0"/>
          <office:change-info>
            <dc:creator>Bob Jacobsen</dc:creator>
            <dc:date>2012-04-27T22:20:47</dc:date>
          </office:change-info>
          <table:previous>
            <table:change-track-table-cell/>
          </table:previous>
        </table:cell-content-change>
        <table:cell-content-change table:id="ct1718">
          <table:cell-address table:column="19" table:row="9" table:table="0"/>
          <office:change-info>
            <dc:creator>Bob Jacobsen</dc:creator>
            <dc:date>2012-04-27T22:20:47</dc:date>
          </office:change-info>
          <table:previous>
            <table:change-track-table-cell/>
          </table:previous>
        </table:cell-content-change>
        <table:cell-content-change table:id="ct1719">
          <table:cell-address table:column="19" table:row="10" table:table="0"/>
          <office:change-info>
            <dc:creator>Bob Jacobsen</dc:creator>
            <dc:date>2012-04-27T22:20:47</dc:date>
          </office:change-info>
          <table:previous>
            <table:change-track-table-cell/>
          </table:previous>
        </table:cell-content-change>
        <table:cell-content-change table:id="ct1720">
          <table:cell-address table:column="19" table:row="11" table:table="0"/>
          <office:change-info>
            <dc:creator>Bob Jacobsen</dc:creator>
            <dc:date>2012-04-27T22:20:47</dc:date>
          </office:change-info>
          <table:previous>
            <table:change-track-table-cell/>
          </table:previous>
        </table:cell-content-change>
        <table:cell-content-change table:id="ct1721">
          <table:cell-address table:column="19" table:row="12" table:table="0"/>
          <office:change-info>
            <dc:creator>Bob Jacobsen</dc:creator>
            <dc:date>2012-04-27T22:20:47</dc:date>
          </office:change-info>
          <table:previous>
            <table:change-track-table-cell/>
          </table:previous>
        </table:cell-content-change>
        <table:cell-content-change table:id="ct1722">
          <table:cell-address table:column="19" table:row="13" table:table="0"/>
          <office:change-info>
            <dc:creator>Bob Jacobsen</dc:creator>
            <dc:date>2012-04-27T22:20:47</dc:date>
          </office:change-info>
          <table:previous>
            <table:change-track-table-cell/>
          </table:previous>
        </table:cell-content-change>
        <table:cell-content-change table:id="ct1723">
          <table:cell-address table:column="19" table:row="14" table:table="0"/>
          <office:change-info>
            <dc:creator>Bob Jacobsen</dc:creator>
            <dc:date>2012-04-27T22:20:47</dc:date>
          </office:change-info>
          <table:previous>
            <table:change-track-table-cell/>
          </table:previous>
        </table:cell-content-change>
        <table:cell-content-change table:id="ct1724">
          <table:cell-address table:column="19" table:row="15" table:table="0"/>
          <office:change-info>
            <dc:creator>Bob Jacobsen</dc:creator>
            <dc:date>2012-04-27T22:20:47</dc:date>
          </office:change-info>
          <table:previous>
            <table:change-track-table-cell/>
          </table:previous>
        </table:cell-content-change>
        <table:cell-content-change table:id="ct1725">
          <table:cell-address table:column="19" table:row="16" table:table="0"/>
          <office:change-info>
            <dc:creator>Bob Jacobsen</dc:creator>
            <dc:date>2012-04-27T22:20:47</dc:date>
          </office:change-info>
          <table:previous>
            <table:change-track-table-cell/>
          </table:previous>
        </table:cell-content-change>
        <table:cell-content-change table:id="ct1726">
          <table:cell-address table:column="19" table:row="17" table:table="0"/>
          <office:change-info>
            <dc:creator>Bob Jacobsen</dc:creator>
            <dc:date>2012-04-27T22:20:47</dc:date>
          </office:change-info>
          <table:previous>
            <table:change-track-table-cell/>
          </table:previous>
        </table:cell-content-change>
        <table:cell-content-change table:id="ct1727">
          <table:cell-address table:column="19" table:row="18" table:table="0"/>
          <office:change-info>
            <dc:creator>Bob Jacobsen</dc:creator>
            <dc:date>2012-04-27T22:20:47</dc:date>
          </office:change-info>
          <table:previous>
            <table:change-track-table-cell/>
          </table:previous>
        </table:cell-content-change>
        <table:cell-content-change table:id="ct1728">
          <table:cell-address table:column="19" table:row="19" table:table="0"/>
          <office:change-info>
            <dc:creator>Bob Jacobsen</dc:creator>
            <dc:date>2012-04-27T22:20:47</dc:date>
          </office:change-info>
          <table:previous>
            <table:change-track-table-cell/>
          </table:previous>
        </table:cell-content-change>
        <table:cell-content-change table:id="ct1729">
          <table:cell-address table:column="19" table:row="20" table:table="0"/>
          <office:change-info>
            <dc:creator>Bob Jacobsen</dc:creator>
            <dc:date>2012-04-27T22:20:47</dc:date>
          </office:change-info>
          <table:previous>
            <table:change-track-table-cell/>
          </table:previous>
        </table:cell-content-change>
        <table:cell-content-change table:id="ct1730">
          <table:cell-address table:column="19" table:row="21" table:table="0"/>
          <office:change-info>
            <dc:creator>Bob Jacobsen</dc:creator>
            <dc:date>2012-04-27T22:20:47</dc:date>
          </office:change-info>
          <table:previous>
            <table:change-track-table-cell/>
          </table:previous>
        </table:cell-content-change>
        <table:cell-content-change table:id="ct1731">
          <table:cell-address table:column="19" table:row="22" table:table="0"/>
          <office:change-info>
            <dc:creator>Bob Jacobsen</dc:creator>
            <dc:date>2012-04-27T22:20:47</dc:date>
          </office:change-info>
          <table:previous>
            <table:change-track-table-cell/>
          </table:previous>
        </table:cell-content-change>
        <table:cell-content-change table:id="ct1732">
          <table:cell-address table:column="19" table:row="23" table:table="0"/>
          <office:change-info>
            <dc:creator>Bob Jacobsen</dc:creator>
            <dc:date>2012-04-27T22:20:47</dc:date>
          </office:change-info>
          <table:previous>
            <table:change-track-table-cell/>
          </table:previous>
        </table:cell-content-change>
        <table:cell-content-change table:id="ct1733">
          <table:cell-address table:column="19" table:row="24" table:table="0"/>
          <office:change-info>
            <dc:creator>Bob Jacobsen</dc:creator>
            <dc:date>2012-04-27T22:20:47</dc:date>
          </office:change-info>
          <table:previous>
            <table:change-track-table-cell/>
          </table:previous>
        </table:cell-content-change>
        <table:cell-content-change table:id="ct1734">
          <table:cell-address table:column="19" table:row="25" table:table="0"/>
          <office:change-info>
            <dc:creator>Bob Jacobsen</dc:creator>
            <dc:date>2012-04-27T22:20:47</dc:date>
          </office:change-info>
          <table:previous>
            <table:change-track-table-cell/>
          </table:previous>
        </table:cell-content-change>
        <table:cell-content-change table:id="ct1735">
          <table:cell-address table:column="19" table:row="26" table:table="0"/>
          <office:change-info>
            <dc:creator>Bob Jacobsen</dc:creator>
            <dc:date>2012-04-27T22:20:47</dc:date>
          </office:change-info>
          <table:previous>
            <table:change-track-table-cell/>
          </table:previous>
        </table:cell-content-change>
        <table:cell-content-change table:id="ct1736">
          <table:cell-address table:column="19" table:row="27" table:table="0"/>
          <office:change-info>
            <dc:creator>Bob Jacobsen</dc:creator>
            <dc:date>2012-04-27T22:20:47</dc:date>
          </office:change-info>
          <table:previous>
            <table:change-track-table-cell/>
          </table:previous>
        </table:cell-content-change>
        <table:cell-content-change table:id="ct1737">
          <table:cell-address table:column="19" table:row="28" table:table="0"/>
          <office:change-info>
            <dc:creator>Bob Jacobsen</dc:creator>
            <dc:date>2012-04-27T22:20:47</dc:date>
          </office:change-info>
          <table:previous>
            <table:change-track-table-cell/>
          </table:previous>
        </table:cell-content-change>
        <table:cell-content-change table:id="ct1738">
          <table:cell-address table:column="19" table:row="29" table:table="0"/>
          <office:change-info>
            <dc:creator>Bob Jacobsen</dc:creator>
            <dc:date>2012-04-27T22:20:47</dc:date>
          </office:change-info>
          <table:previous>
            <table:change-track-table-cell/>
          </table:previous>
        </table:cell-content-change>
        <table:cell-content-change table:id="ct1739">
          <table:cell-address table:column="19" table:row="30" table:table="0"/>
          <office:change-info>
            <dc:creator>Bob Jacobsen</dc:creator>
            <dc:date>2012-04-27T22:20:47</dc:date>
          </office:change-info>
          <table:previous>
            <table:change-track-table-cell/>
          </table:previous>
        </table:cell-content-change>
        <table:cell-content-change table:id="ct1740">
          <table:cell-address table:column="19" table:row="31" table:table="0"/>
          <office:change-info>
            <dc:creator>Bob Jacobsen</dc:creator>
            <dc:date>2012-04-27T22:20:47</dc:date>
          </office:change-info>
          <table:previous>
            <table:change-track-table-cell/>
          </table:previous>
        </table:cell-content-change>
        <table:cell-content-change table:id="ct1741">
          <table:cell-address table:column="19" table:row="32" table:table="0"/>
          <office:change-info>
            <dc:creator>Bob Jacobsen</dc:creator>
            <dc:date>2012-04-27T22:20:47</dc:date>
          </office:change-info>
          <table:previous>
            <table:change-track-table-cell/>
          </table:previous>
        </table:cell-content-change>
        <table:cell-content-change table:id="ct1742">
          <table:cell-address table:column="19" table:row="34" table:table="0"/>
          <office:change-info>
            <dc:creator>Bob Jacobsen</dc:creator>
            <dc:date>2012-04-27T22:20:47</dc:date>
          </office:change-info>
          <table:previous>
            <table:change-track-table-cell/>
          </table:previous>
        </table:cell-content-change>
        <table:cell-content-change table:id="ct1743">
          <table:cell-address table:column="19" table:row="35" table:table="0"/>
          <office:change-info>
            <dc:creator>Bob Jacobsen</dc:creator>
            <dc:date>2012-04-27T22:20:47</dc:date>
          </office:change-info>
          <table:previous>
            <table:change-track-table-cell/>
          </table:previous>
        </table:cell-content-change>
        <table:cell-content-change table:id="ct1744">
          <table:cell-address table:column="19" table:row="36" table:table="0"/>
          <office:change-info>
            <dc:creator>Bob Jacobsen</dc:creator>
            <dc:date>2012-04-27T22:20:47</dc:date>
          </office:change-info>
          <table:previous>
            <table:change-track-table-cell/>
          </table:previous>
        </table:cell-content-change>
        <table:cell-content-change table:id="ct1745">
          <table:cell-address table:column="19" table:row="37" table:table="0"/>
          <office:change-info>
            <dc:creator>Bob Jacobsen</dc:creator>
            <dc:date>2012-04-27T22:20:47</dc:date>
          </office:change-info>
          <table:previous>
            <table:change-track-table-cell/>
          </table:previous>
        </table:cell-content-change>
        <table:cell-content-change table:id="ct1746">
          <table:cell-address table:column="19" table:row="41" table:table="0"/>
          <office:change-info>
            <dc:creator>Bob Jacobsen</dc:creator>
            <dc:date>2012-04-27T22:20:47</dc:date>
          </office:change-info>
          <table:previous>
            <table:change-track-table-cell/>
          </table:previous>
        </table:cell-content-change>
        <table:cell-content-change table:id="ct1747">
          <table:cell-address table:column="19" table:row="42" table:table="0"/>
          <office:change-info>
            <dc:creator>Bob Jacobsen</dc:creator>
            <dc:date>2012-04-27T22:20:47</dc:date>
          </office:change-info>
          <table:previous>
            <table:change-track-table-cell/>
          </table:previous>
        </table:cell-content-change>
        <table:cell-content-change table:id="ct1748">
          <table:cell-address table:column="19" table:row="43" table:table="0"/>
          <office:change-info>
            <dc:creator>Bob Jacobsen</dc:creator>
            <dc:date>2012-04-27T22:20:47</dc:date>
          </office:change-info>
          <table:previous>
            <table:change-track-table-cell/>
          </table:previous>
        </table:cell-content-change>
        <table:cell-content-change table:id="ct1749">
          <table:cell-address table:column="19" table:row="44" table:table="0"/>
          <office:change-info>
            <dc:creator>Bob Jacobsen</dc:creator>
            <dc:date>2012-04-27T22:20:47</dc:date>
          </office:change-info>
          <table:previous>
            <table:change-track-table-cell/>
          </table:previous>
        </table:cell-content-change>
        <table:cell-content-change table:id="ct1750">
          <table:cell-address table:column="19" table:row="45" table:table="0"/>
          <office:change-info>
            <dc:creator>Bob Jacobsen</dc:creator>
            <dc:date>2012-04-27T22:20:47</dc:date>
          </office:change-info>
          <table:previous>
            <table:change-track-table-cell/>
          </table:previous>
        </table:cell-content-change>
        <table:cell-content-change table:id="ct1751">
          <table:cell-address table:column="19" table:row="46" table:table="0"/>
          <office:change-info>
            <dc:creator>Bob Jacobsen</dc:creator>
            <dc:date>2012-04-27T22:20:47</dc:date>
          </office:change-info>
          <table:previous>
            <table:change-track-table-cell/>
          </table:previous>
        </table:cell-content-change>
        <table:cell-content-change table:id="ct1752">
          <table:cell-address table:column="19" table:row="47" table:table="0"/>
          <office:change-info>
            <dc:creator>Bob Jacobsen</dc:creator>
            <dc:date>2012-04-27T22:20:47</dc:date>
          </office:change-info>
          <table:previous>
            <table:change-track-table-cell/>
          </table:previous>
        </table:cell-content-change>
        <table:cell-content-change table:id="ct1753">
          <table:cell-address table:column="19" table:row="48" table:table="0"/>
          <office:change-info>
            <dc:creator>Bob Jacobsen</dc:creator>
            <dc:date>2012-04-27T22:20:47</dc:date>
          </office:change-info>
          <table:previous>
            <table:change-track-table-cell/>
          </table:previous>
        </table:cell-content-change>
        <table:cell-content-change table:id="ct1754">
          <table:cell-address table:column="19" table:row="49" table:table="0"/>
          <office:change-info>
            <dc:creator>Bob Jacobsen</dc:creator>
            <dc:date>2012-04-27T22:20:47</dc:date>
          </office:change-info>
          <table:previous>
            <table:change-track-table-cell/>
          </table:previous>
        </table:cell-content-change>
        <table:cell-content-change table:id="ct1755">
          <table:cell-address table:column="19" table:row="50" table:table="0"/>
          <office:change-info>
            <dc:creator>Bob Jacobsen</dc:creator>
            <dc:date>2012-04-27T22:20:47</dc:date>
          </office:change-info>
          <table:previous>
            <table:change-track-table-cell/>
          </table:previous>
        </table:cell-content-change>
        <table:cell-content-change table:id="ct1756">
          <table:cell-address table:column="19" table:row="51" table:table="0"/>
          <office:change-info>
            <dc:creator>Bob Jacobsen</dc:creator>
            <dc:date>2012-04-27T22:20:47</dc:date>
          </office:change-info>
          <table:previous>
            <table:change-track-table-cell/>
          </table:previous>
        </table:cell-content-change>
        <table:cell-content-change table:id="ct1757">
          <table:cell-address table:column="19" table:row="52" table:table="0"/>
          <office:change-info>
            <dc:creator>Bob Jacobsen</dc:creator>
            <dc:date>2012-04-27T22:20:47</dc:date>
          </office:change-info>
          <table:previous>
            <table:change-track-table-cell/>
          </table:previous>
        </table:cell-content-change>
        <table:cell-content-change table:id="ct1758">
          <table:cell-address table:column="19" table:row="53" table:table="0"/>
          <office:change-info>
            <dc:creator>Bob Jacobsen</dc:creator>
            <dc:date>2012-04-27T22:20:47</dc:date>
          </office:change-info>
          <table:previous>
            <table:change-track-table-cell/>
          </table:previous>
        </table:cell-content-change>
        <table:cell-content-change table:id="ct1759">
          <table:cell-address table:column="19" table:row="54" table:table="0"/>
          <office:change-info>
            <dc:creator>Bob Jacobsen</dc:creator>
            <dc:date>2012-04-27T22:20:47</dc:date>
          </office:change-info>
          <table:previous>
            <table:change-track-table-cell/>
          </table:previous>
        </table:cell-content-change>
        <table:cell-content-change table:id="ct1760">
          <table:cell-address table:column="19" table:row="3"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9" table:row="6" table:table="0"/>
          <office:change-info>
            <dc:creator>Bob Jacobsen</dc:creator>
            <dc:date>2012-04-27T22:21:19</dc:date>
          </office:change-info>
          <table:previous table:id="ct1715">
            <table:change-track-table-cell table:cell-address="Sheet1.T7" table:formula="of:=IF([.N7]=&quot;&quot;;&quot;&quot;;DEC2HEX(1*(16*256)+HEX2DEC([.R7])*16+IF([.F7]=&quot;Y&quot;;4;0)+IF([.G7]=&quot;Y&quot;;2;0)+IF([.J7]=&quot;Y&quot;;1;0)+IF(NOT (           OR           ([.L7]=&quot;Y&quot;; [.F7]=&quot;Y&quot;));2*16*256;0);4))" office:value-type="string"/>
          </table:previous>
        </table:cell-content-change>
        <table:cell-content-change table:id="ct1762">
          <table:cell-address table:column="19" table:row="7" table:table="0"/>
          <office:change-info>
            <dc:creator>Bob Jacobsen</dc:creator>
            <dc:date>2012-04-27T22:21:19</dc:date>
          </office:change-info>
          <table:previous table:id="ct1716">
            <table:change-track-table-cell table:cell-address="Sheet1.T8" table:formula="of:=IF([.N8]=&quot;&quot;;&quot;&quot;;DEC2HEX(1*(16*256)+HEX2DEC([.R8])*16+IF([.F8]=&quot;Y&quot;;4;0)+IF([.G8]=&quot;Y&quot;;2;0)+IF([.J8]=&quot;Y&quot;;1;0)+IF(NOT (           OR           ([.L8]=&quot;Y&quot;; [.F8]=&quot;Y&quot;));2*16*256;0);4))" office:value-type="string"/>
          </table:previous>
        </table:cell-content-change>
        <table:cell-content-change table:id="ct1763">
          <table:cell-address table:column="19" table:row="8" table:table="0"/>
          <office:change-info>
            <dc:creator>Bob Jacobsen</dc:creator>
            <dc:date>2012-04-27T22:21:19</dc:date>
          </office:change-info>
          <table:previous table:id="ct1717">
            <table:change-track-table-cell table:cell-address="Sheet1.T9" table:formula="of:=IF([.N9]=&quot;&quot;;&quot;&quot;;DEC2HEX(1*(16*256)+HEX2DEC([.R9])*16+IF([.F9]=&quot;Y&quot;;4;0)+IF([.G9]=&quot;Y&quot;;2;0)+IF([.J9]=&quot;Y&quot;;1;0)+IF(NOT (           OR           ([.L9]=&quot;Y&quot;; [.F9]=&quot;Y&quot;));2*16*256;0);4))" office:value-type="string"/>
          </table:previous>
        </table:cell-content-change>
        <table:cell-content-change table:id="ct1764">
          <table:cell-address table:column="19" table:row="9" table:table="0"/>
          <office:change-info>
            <dc:creator>Bob Jacobsen</dc:creator>
            <dc:date>2012-04-27T22:21:19</dc:date>
          </office:change-info>
          <table:previous table:id="ct1718">
            <table:change-track-table-cell table:cell-address="Sheet1.T10" table:formula="of:=IF([.N10]=&quot;&quot;;&quot;&quot;;DEC2HEX(1*(16*256)+HEX2DEC([.R10])*16+IF([.F10]=&quot;Y&quot;;4;0)+IF([.G10]=&quot;Y&quot;;2;0)+IF([.J10]=&quot;Y&quot;;1;0)+IF(NOT (           OR           ([.L10]=&quot;Y&quot;; [.F10]=&quot;Y&quot;));2*16*256;0);4))" office:value-type="string"/>
          </table:previous>
        </table:cell-content-change>
        <table:cell-content-change table:id="ct1765">
          <table:cell-address table:column="19" table:row="10" table:table="0"/>
          <office:change-info>
            <dc:creator>Bob Jacobsen</dc:creator>
            <dc:date>2012-04-27T22:21:19</dc:date>
          </office:change-info>
          <table:previous table:id="ct1719">
            <table:change-track-table-cell table:cell-address="Sheet1.T11" table:formula="of:=IF([.N11]=&quot;&quot;;&quot;&quot;;DEC2HEX(1*(16*256)+HEX2DEC([.R11])*16+IF([.F11]=&quot;Y&quot;;4;0)+IF([.G11]=&quot;Y&quot;;2;0)+IF([.J11]=&quot;Y&quot;;1;0)+IF(NOT (           OR           ([.L11]=&quot;Y&quot;; [.F11]=&quot;Y&quot;));2*16*256;0);4))" office:value-type="string"/>
          </table:previous>
        </table:cell-content-change>
        <table:cell-content-change table:id="ct1766">
          <table:cell-address table:column="19" table:row="11" table:table="0"/>
          <office:change-info>
            <dc:creator>Bob Jacobsen</dc:creator>
            <dc:date>2012-04-27T22:21:19</dc:date>
          </office:change-info>
          <table:previous table:id="ct1720">
            <table:change-track-table-cell table:cell-address="Sheet1.T12" table:formula="of:=IF([.N12]=&quot;&quot;;&quot;&quot;;DEC2HEX(1*(16*256)+HEX2DEC([.R12])*16+IF([.F12]=&quot;Y&quot;;4;0)+IF([.G12]=&quot;Y&quot;;2;0)+IF([.J12]=&quot;Y&quot;;1;0)+IF(NOT (           OR           ([.L12]=&quot;Y&quot;; [.F12]=&quot;Y&quot;));2*16*256;0);4))" office:value-type="string"/>
          </table:previous>
        </table:cell-content-change>
        <table:cell-content-change table:id="ct1767">
          <table:cell-address table:column="19" table:row="12" table:table="0"/>
          <office:change-info>
            <dc:creator>Bob Jacobsen</dc:creator>
            <dc:date>2012-04-27T22:21:19</dc:date>
          </office:change-info>
          <table:previous table:id="ct1721">
            <table:change-track-table-cell table:cell-address="Sheet1.T13" table:formula="of:=IF([.N13]=&quot;&quot;;&quot;&quot;;DEC2HEX(1*(16*256)+HEX2DEC([.R13])*16+IF([.F13]=&quot;Y&quot;;4;0)+IF([.G13]=&quot;Y&quot;;2;0)+IF([.J13]=&quot;Y&quot;;1;0)+IF(NOT (           OR           ([.L13]=&quot;Y&quot;; [.F13]=&quot;Y&quot;));2*16*256;0);4))" office:value-type="string"/>
          </table:previous>
        </table:cell-content-change>
        <table:cell-content-change table:id="ct1768">
          <table:cell-address table:column="19" table:row="13" table:table="0"/>
          <office:change-info>
            <dc:creator>Bob Jacobsen</dc:creator>
            <dc:date>2012-04-27T22:21:19</dc:date>
          </office:change-info>
          <table:previous table:id="ct1722">
            <table:change-track-table-cell table:cell-address="Sheet1.T14" table:formula="of:=IF([.N14]=&quot;&quot;;&quot;&quot;;DEC2HEX(1*(16*256)+HEX2DEC([.R14])*16+IF([.F14]=&quot;Y&quot;;4;0)+IF([.G14]=&quot;Y&quot;;2;0)+IF([.J14]=&quot;Y&quot;;1;0)+IF(NOT (           OR           ([.L14]=&quot;Y&quot;; [.F14]=&quot;Y&quot;));2*16*256;0);4))" office:value-type="string"/>
          </table:previous>
        </table:cell-content-change>
        <table:cell-content-change table:id="ct1769">
          <table:cell-address table:column="19" table:row="14" table:table="0"/>
          <office:change-info>
            <dc:creator>Bob Jacobsen</dc:creator>
            <dc:date>2012-04-27T22:21:19</dc:date>
          </office:change-info>
          <table:previous table:id="ct1723">
            <table:change-track-table-cell table:cell-address="Sheet1.T15" table:formula="of:=IF([.N15]=&quot;&quot;;&quot;&quot;;DEC2HEX(1*(16*256)+HEX2DEC([.R15])*16+IF([.F15]=&quot;Y&quot;;4;0)+IF([.G15]=&quot;Y&quot;;2;0)+IF([.J15]=&quot;Y&quot;;1;0)+IF(NOT ([.L15]=&quot;Y&quot;);2*16*256;0);4))" office:value-type="string"/>
          </table:previous>
        </table:cell-content-change>
        <table:cell-content-change table:id="ct1770">
          <table:cell-address table:column="19" table:row="15" table:table="0"/>
          <office:change-info>
            <dc:creator>Bob Jacobsen</dc:creator>
            <dc:date>2012-04-27T22:21:19</dc:date>
          </office:change-info>
          <table:previous table:id="ct1724">
            <table:change-track-table-cell table:cell-address="Sheet1.T16" table:formula="of:=IF([.N16]=&quot;&quot;;&quot;&quot;;DEC2HEX(1*(16*256)+HEX2DEC([.R16])*16+IF([.F16]=&quot;Y&quot;;4;0)+IF([.G16]=&quot;Y&quot;;2;0)+IF([.J16]=&quot;Y&quot;;1;0)+IF(NOT ([.L16]=&quot;Y&quot;);2*16*256;0);4))" office:value-type="string"/>
          </table:previous>
        </table:cell-content-change>
        <table:cell-content-change table:id="ct1771">
          <table:cell-address table:column="19" table:row="16" table:table="0"/>
          <office:change-info>
            <dc:creator>Bob Jacobsen</dc:creator>
            <dc:date>2012-04-27T22:21:19</dc:date>
          </office:change-info>
          <table:previous table:id="ct1725">
            <table:change-track-table-cell table:cell-address="Sheet1.T17" table:formula="of:=IF([.N17]=&quot;&quot;;&quot;&quot;;DEC2HEX(1*(16*256)+HEX2DEC([.R17])*16+IF([.F17]=&quot;Y&quot;;4;0)+IF([.G17]=&quot;Y&quot;;2;0)+IF([.J17]=&quot;Y&quot;;1;0)+IF(NOT (           OR           ([.L17]=&quot;Y&quot;; [.F17]=&quot;Y&quot;));2*16*256;0);4))" office:value-type="string"/>
          </table:previous>
        </table:cell-content-change>
        <table:cell-content-change table:id="ct1772">
          <table:cell-address table:column="19" table:row="17" table:table="0"/>
          <office:change-info>
            <dc:creator>Bob Jacobsen</dc:creator>
            <dc:date>2012-04-27T22:21:19</dc:date>
          </office:change-info>
          <table:previous table:id="ct1726">
            <table:change-track-table-cell table:cell-address="Sheet1.T18" table:formula="of:=IF([.N18]=&quot;&quot;;&quot;&quot;;DEC2HEX(1*(16*256)+HEX2DEC([.R18])*16+IF([.F18]=&quot;Y&quot;;4;0)+IF([.G18]=&quot;Y&quot;;2;0)+IF([.J18]=&quot;Y&quot;;1;0)+IF(NOT (           OR           ([.L18]=&quot;Y&quot;; [.F18]=&quot;Y&quot;));2*16*256;0);4))" office:value-type="string"/>
          </table:previous>
        </table:cell-content-change>
        <table:cell-content-change table:id="ct1773">
          <table:cell-address table:column="19" table:row="18" table:table="0"/>
          <office:change-info>
            <dc:creator>Bob Jacobsen</dc:creator>
            <dc:date>2012-04-27T22:21:19</dc:date>
          </office:change-info>
          <table:previous table:id="ct1727">
            <table:change-track-table-cell table:cell-address="Sheet1.T19" table:formula="of:=IF([.N19]=&quot;&quot;;&quot;&quot;;DEC2HEX(1*(16*256)+HEX2DEC([.R19])*16+IF([.F19]=&quot;Y&quot;;4;0)+IF([.G19]=&quot;Y&quot;;2;0)+IF([.J19]=&quot;Y&quot;;1;0)+IF(NOT ([.L19]=&quot;Y&quot;);2*16*256;0);4))" office:value-type="string"/>
          </table:previous>
        </table:cell-content-change>
        <table:cell-content-change table:id="ct1774">
          <table:cell-address table:column="19" table:row="19" table:table="0"/>
          <office:change-info>
            <dc:creator>Bob Jacobsen</dc:creator>
            <dc:date>2012-04-27T22:21:19</dc:date>
          </office:change-info>
          <table:previous table:id="ct1728">
            <table:change-track-table-cell table:cell-address="Sheet1.T20" table:formula="of:=IF([.N20]=&quot;&quot;;&quot;&quot;;DEC2HEX(1*(16*256)+HEX2DEC([.R20])*16+IF([.F20]=&quot;Y&quot;;4;0)+IF([.G20]=&quot;Y&quot;;2;0)+IF([.J20]=&quot;Y&quot;;1;0)+IF(NOT ([.L20]=&quot;Y&quot;);2*16*256;0);4))" office:value-type="string"/>
          </table:previous>
        </table:cell-content-change>
        <table:cell-content-change table:id="ct1775">
          <table:cell-address table:column="19" table:row="20" table:table="0"/>
          <office:change-info>
            <dc:creator>Bob Jacobsen</dc:creator>
            <dc:date>2012-04-27T22:21:19</dc:date>
          </office:change-info>
          <table:previous table:id="ct1729">
            <table:change-track-table-cell table:cell-address="Sheet1.T21" table:formula="of:=IF([.N21]=&quot;&quot;;&quot;&quot;;DEC2HEX(1*(16*256)+HEX2DEC([.R21])*16+IF([.F21]=&quot;Y&quot;;4;0)+IF([.G21]=&quot;Y&quot;;2;0)+IF([.J21]=&quot;Y&quot;;1;0)+IF(NOT (           OR           ([.L21]=&quot;Y&quot;; [.F21]=&quot;Y&quot;));2*16*256;0);4))" office:value-type="string"/>
          </table:previous>
        </table:cell-content-change>
        <table:cell-content-change table:id="ct1776">
          <table:cell-address table:column="19" table:row="21" table:table="0"/>
          <office:change-info>
            <dc:creator>Bob Jacobsen</dc:creator>
            <dc:date>2012-04-27T22:21:19</dc:date>
          </office:change-info>
          <table:previous table:id="ct1730">
            <table:change-track-table-cell table:cell-address="Sheet1.T22" table:formula="of:=IF([.N22]=&quot;&quot;;&quot;&quot;;DEC2HEX(1*(16*256)+HEX2DEC([.R22])*16+IF([.F22]=&quot;Y&quot;;4;0)+IF([.G22]=&quot;Y&quot;;2;0)+IF([.J22]=&quot;Y&quot;;1;0)+IF(NOT (           OR           ([.L22]=&quot;Y&quot;; [.F22]=&quot;Y&quot;));2*16*256;0);4))" office:value-type="string"/>
          </table:previous>
        </table:cell-content-change>
        <table:cell-content-change table:id="ct1777">
          <table:cell-address table:column="19" table:row="22" table:table="0"/>
          <office:change-info>
            <dc:creator>Bob Jacobsen</dc:creator>
            <dc:date>2012-04-27T22:21:19</dc:date>
          </office:change-info>
          <table:previous table:id="ct1731">
            <table:change-track-table-cell table:cell-address="Sheet1.T23" table:formula="of:=IF([.N23]=&quot;&quot;;&quot;&quot;;DEC2HEX(1*(16*256)+HEX2DEC([.R23])*16+IF([.F23]=&quot;Y&quot;;4;0)+IF([.G23]=&quot;Y&quot;;2;0)+IF([.J23]=&quot;Y&quot;;1;0)+IF(NOT (           OR           ([.L23]=&quot;Y&quot;; [.F23]=&quot;Y&quot;));2*16*256;0);4))" office:value-type="string"/>
          </table:previous>
        </table:cell-content-change>
        <table:cell-content-change table:id="ct1778">
          <table:cell-address table:column="19" table:row="23" table:table="0"/>
          <office:change-info>
            <dc:creator>Bob Jacobsen</dc:creator>
            <dc:date>2012-04-27T22:21:19</dc:date>
          </office:change-info>
          <table:previous table:id="ct1732">
            <table:change-track-table-cell table:cell-address="Sheet1.T24" table:formula="of:=IF([.N24]=&quot;&quot;;&quot;&quot;;DEC2HEX(1*(16*256)+HEX2DEC([.R24])*16+IF([.F24]=&quot;Y&quot;;4;0)+IF([.G24]=&quot;Y&quot;;2;0)+IF([.J24]=&quot;Y&quot;;1;0)+IF(NOT (           OR           ([.L24]=&quot;Y&quot;; [.F24]=&quot;Y&quot;));2*16*256;0);4))" office:value-type="string"/>
          </table:previous>
        </table:cell-content-change>
        <table:cell-content-change table:id="ct1779">
          <table:cell-address table:column="19" table:row="24" table:table="0"/>
          <office:change-info>
            <dc:creator>Bob Jacobsen</dc:creator>
            <dc:date>2012-04-27T22:21:19</dc:date>
          </office:change-info>
          <table:previous table:id="ct1733">
            <table:change-track-table-cell table:cell-address="Sheet1.T25" table:formula="of:=IF([.N25]=&quot;&quot;;&quot;&quot;;DEC2HEX(1*(16*256)+HEX2DEC([.R25])*16+IF([.F25]=&quot;Y&quot;;4;0)+IF([.G25]=&quot;Y&quot;;2;0)+IF([.J25]=&quot;Y&quot;;1;0)+IF(NOT (           OR           ([.L25]=&quot;Y&quot;; [.F25]=&quot;Y&quot;));2*16*256;0);4))" office:value-type="string"/>
          </table:previous>
        </table:cell-content-change>
        <table:cell-content-change table:id="ct1780">
          <table:cell-address table:column="19" table:row="25" table:table="0"/>
          <office:change-info>
            <dc:creator>Bob Jacobsen</dc:creator>
            <dc:date>2012-04-27T22:21:19</dc:date>
          </office:change-info>
          <table:previous table:id="ct1734">
            <table:change-track-table-cell table:cell-address="Sheet1.T26" table:formula="of:=IF([.N26]=&quot;&quot;;&quot;&quot;;DEC2HEX(1*(16*256)+HEX2DEC([.R26])*16+IF([.F26]=&quot;Y&quot;;4;0)+IF([.G26]=&quot;Y&quot;;2;0)+IF([.J26]=&quot;Y&quot;;1;0)+IF(NOT (           OR           ([.L26]=&quot;Y&quot;; [.F26]=&quot;Y&quot;));2*16*256;0);4))" office:value-type="string"/>
          </table:previous>
        </table:cell-content-change>
        <table:cell-content-change table:id="ct1781">
          <table:cell-address table:column="19" table:row="26" table:table="0"/>
          <office:change-info>
            <dc:creator>Bob Jacobsen</dc:creator>
            <dc:date>2012-04-27T22:21:19</dc:date>
          </office:change-info>
          <table:previous table:id="ct1735">
            <table:change-track-table-cell table:cell-address="Sheet1.T27" table:formula="of:=IF([.N27]=&quot;&quot;;&quot;&quot;;DEC2HEX(1*(16*256)+HEX2DEC([.R27])*16+IF([.F27]=&quot;Y&quot;;4;0)+IF([.G27]=&quot;Y&quot;;2;0)+IF([.J27]=&quot;Y&quot;;1;0)+IF(NOT (           OR           ([.L27]=&quot;Y&quot;; [.F27]=&quot;Y&quot;));2*16*256;0);4))" office:value-type="string"/>
          </table:previous>
        </table:cell-content-change>
        <table:cell-content-change table:id="ct1782">
          <table:cell-address table:column="19" table:row="27" table:table="0"/>
          <office:change-info>
            <dc:creator>Bob Jacobsen</dc:creator>
            <dc:date>2012-04-27T22:21:19</dc:date>
          </office:change-info>
          <table:previous table:id="ct1736">
            <table:change-track-table-cell table:cell-address="Sheet1.T28" table:formula="of:=IF([.N28]=&quot;&quot;;&quot;&quot;;DEC2HEX(1*(16*256)+HEX2DEC([.R28])*16+IF([.F28]=&quot;Y&quot;;4;0)+IF([.G28]=&quot;Y&quot;;2;0)+IF([.J28]=&quot;Y&quot;;1;0)+IF(NOT (           OR           ([.L28]=&quot;Y&quot;; [.F28]=&quot;Y&quot;));2*16*256;0);4))" office:value-type="string"/>
          </table:previous>
        </table:cell-content-change>
        <table:cell-content-change table:id="ct1783">
          <table:cell-address table:column="19" table:row="28" table:table="0"/>
          <office:change-info>
            <dc:creator>Bob Jacobsen</dc:creator>
            <dc:date>2012-04-27T22:21:19</dc:date>
          </office:change-info>
          <table:previous table:id="ct1737">
            <table:change-track-table-cell table:cell-address="Sheet1.T29" table:formula="of:=IF([.N29]=&quot;&quot;;&quot;&quot;;DEC2HEX(1*(16*256)+HEX2DEC([.R29])*16+IF([.F29]=&quot;Y&quot;;4;0)+IF([.G29]=&quot;Y&quot;;2;0)+IF([.J29]=&quot;Y&quot;;1;0)+IF(NOT (           OR           ([.L29]=&quot;Y&quot;; [.F29]=&quot;Y&quot;));2*16*256;0);4))" office:value-type="string"/>
          </table:previous>
        </table:cell-content-change>
        <table:cell-content-change table:id="ct1784">
          <table:cell-address table:column="19" table:row="29" table:table="0"/>
          <office:change-info>
            <dc:creator>Bob Jacobsen</dc:creator>
            <dc:date>2012-04-27T22:21:19</dc:date>
          </office:change-info>
          <table:previous table:id="ct1738">
            <table:change-track-table-cell table:cell-address="Sheet1.T30" table:formula="of:=IF([.N30]=&quot;&quot;;&quot;&quot;;DEC2HEX(1*(16*256)+HEX2DEC([.R30])*16+IF([.F30]=&quot;Y&quot;;4;0)+IF([.G30]=&quot;Y&quot;;2;0)+IF([.J30]=&quot;Y&quot;;1;0)+IF(NOT (           OR           ([.L30]=&quot;Y&quot;; [.F30]=&quot;Y&quot;));2*16*256;0);4))" office:value-type="string"/>
          </table:previous>
        </table:cell-content-change>
        <table:cell-content-change table:id="ct1785">
          <table:cell-address table:column="19" table:row="30" table:table="0"/>
          <office:change-info>
            <dc:creator>Bob Jacobsen</dc:creator>
            <dc:date>2012-04-27T22:21:19</dc:date>
          </office:change-info>
          <table:previous table:id="ct1739">
            <table:change-track-table-cell table:cell-address="Sheet1.T31" table:formula="of:=IF([.N31]=&quot;&quot;;&quot;&quot;;DEC2HEX(1*(16*256)+HEX2DEC([.R31])*16+IF([.F31]=&quot;Y&quot;;4;0)+IF([.G31]=&quot;Y&quot;;2;0)+IF([.J31]=&quot;Y&quot;;1;0)+IF(NOT ([.L31]=&quot;Y&quot;);2*16*256;0);4))" office:value-type="string"/>
          </table:previous>
        </table:cell-content-change>
        <table:cell-content-change table:id="ct1786">
          <table:cell-address table:column="19" table:row="31" table:table="0"/>
          <office:change-info>
            <dc:creator>Bob Jacobsen</dc:creator>
            <dc:date>2012-04-27T22:21:19</dc:date>
          </office:change-info>
          <table:previous table:id="ct1740">
            <table:change-track-table-cell table:cell-address="Sheet1.T32" table:formula="of:=IF([.N32]=&quot;&quot;;&quot;&quot;;DEC2HEX(1*(16*256)+HEX2DEC([.R32])*16+IF([.F32]=&quot;Y&quot;;4;0)+IF([.G32]=&quot;Y&quot;;2;0)+IF([.J32]=&quot;Y&quot;;1;0)+IF(NOT ([.L32]=&quot;Y&quot;);2*16*256;0);4))" office:value-type="string"/>
          </table:previous>
        </table:cell-content-change>
        <table:cell-content-change table:id="ct1787">
          <table:cell-address table:column="19" table:row="32" table:table="0"/>
          <office:change-info>
            <dc:creator>Bob Jacobsen</dc:creator>
            <dc:date>2012-04-27T22:21:19</dc:date>
          </office:change-info>
          <table:previous table:id="ct1741">
            <table:change-track-table-cell table:cell-address="Sheet1.T33" table:formula="of:=IF([.N33]=&quot;&quot;;&quot;&quot;;DEC2HEX(1*(16*256)+HEX2DEC([.R33])*16+IF([.F33]=&quot;Y&quot;;4;0)+IF([.G33]=&quot;Y&quot;;2;0)+IF([.J33]=&quot;Y&quot;;1;0)+IF(NOT (           OR           ([.L33]=&quot;Y&quot;; [.F33]=&quot;Y&quot;));2*16*256;0);4))" office:value-type="string"/>
          </table:previous>
        </table:cell-content-change>
        <table:cell-content-change table:id="ct1788">
          <table:cell-address table:column="19" table:row="34" table:table="0"/>
          <office:change-info>
            <dc:creator>Bob Jacobsen</dc:creator>
            <dc:date>2012-04-27T22:21:19</dc:date>
          </office:change-info>
          <table:previous table:id="ct1742">
            <table:change-track-table-cell table:cell-address="Sheet1.T35" table:formula="of:=IF([.N35]=&quot;&quot;;&quot;&quot;;DEC2HEX(1*(16*256)+HEX2DEC([.R35])*16+IF([.F35]=&quot;Y&quot;;4;0)+IF([.G35]=&quot;Y&quot;;2;0)+IF([.J35]=&quot;Y&quot;;1;0)+IF(NOT (           OR           ([.L35]=&quot;Y&quot;; [.F35]=&quot;Y&quot;));2*16*256;0);4))" office:value-type="string"/>
          </table:previous>
        </table:cell-content-change>
        <table:cell-content-change table:id="ct1789">
          <table:cell-address table:column="19" table:row="35" table:table="0"/>
          <office:change-info>
            <dc:creator>Bob Jacobsen</dc:creator>
            <dc:date>2012-04-27T22:21:19</dc:date>
          </office:change-info>
          <table:previous table:id="ct1743">
            <table:change-track-table-cell table:cell-address="Sheet1.T36" table:formula="of:=IF([.N36]=&quot;&quot;;&quot;&quot;;DEC2HEX(1*(16*256)+HEX2DEC([.R36])*16+IF([.F36]=&quot;Y&quot;;4;0)+IF([.G36]=&quot;Y&quot;;2;0)+IF([.J36]=&quot;Y&quot;;1;0)+IF(NOT (           OR           ([.L36]=&quot;Y&quot;; [.F36]=&quot;Y&quot;));2*16*256;0);4))" office:value-type="string"/>
          </table:previous>
        </table:cell-content-change>
        <table:cell-content-change table:id="ct1790">
          <table:cell-address table:column="19" table:row="36" table:table="0"/>
          <office:change-info>
            <dc:creator>Bob Jacobsen</dc:creator>
            <dc:date>2012-04-27T22:21:19</dc:date>
          </office:change-info>
          <table:previous table:id="ct1744">
            <table:change-track-table-cell table:cell-address="Sheet1.T37" table:formula="of:=IF([.N37]=&quot;&quot;;&quot;&quot;;DEC2HEX(1*(16*256)+HEX2DEC([.R37])*16+IF([.F37]=&quot;Y&quot;;4;0)+IF([.G37]=&quot;Y&quot;;2;0)+IF([.J37]=&quot;Y&quot;;1;0)+IF(NOT ([.L37]=&quot;Y&quot;);2*16*256;0);4))" office:value-type="string"/>
          </table:previous>
        </table:cell-content-change>
        <table:cell-content-change table:id="ct1791">
          <table:cell-address table:column="19" table:row="37" table:table="0"/>
          <office:change-info>
            <dc:creator>Bob Jacobsen</dc:creator>
            <dc:date>2012-04-27T22:21:19</dc:date>
          </office:change-info>
          <table:previous table:id="ct1745">
            <table:change-track-table-cell table:cell-address="Sheet1.T38" table:formula="of:=IF([.N38]=&quot;&quot;;&quot;&quot;;DEC2HEX(1*(16*256)+HEX2DEC([.R38])*16+IF([.F38]=&quot;Y&quot;;4;0)+IF([.G38]=&quot;Y&quot;;2;0)+IF([.J38]=&quot;Y&quot;;1;0)+IF(NOT ([.L38]=&quot;Y&quot;);2*16*256;0);4))" office:value-type="string"/>
          </table:previous>
        </table:cell-content-change>
        <table:cell-content-change table:id="ct1792">
          <table:cell-address table:column="19" table:row="41" table:table="0"/>
          <office:change-info>
            <dc:creator>Bob Jacobsen</dc:creator>
            <dc:date>2012-04-27T22:21:19</dc:date>
          </office:change-info>
          <table:previous table:id="ct1746">
            <table:change-track-table-cell table:cell-address="Sheet1.T42" table:formula="of:=IF([.N42]=&quot;&quot;;&quot;&quot;;DEC2HEX(1*(16*256)+HEX2DEC([.R42])*16+IF([.F42]=&quot;Y&quot;;4;0)+IF([.G42]=&quot;Y&quot;;2;0)+IF([.J42]=&quot;Y&quot;;1;0)+IF(NOT (           OR           ([.L42]=&quot;Y&quot;; [.F42]=&quot;Y&quot;));2*16*256;0);4))" office:value-type="string"/>
          </table:previous>
        </table:cell-content-change>
        <table:cell-content-change table:id="ct1793">
          <table:cell-address table:column="19" table:row="42" table:table="0"/>
          <office:change-info>
            <dc:creator>Bob Jacobsen</dc:creator>
            <dc:date>2012-04-27T22:21:19</dc:date>
          </office:change-info>
          <table:previous table:id="ct1747">
            <table:change-track-table-cell table:cell-address="Sheet1.T43" table:formula="of:=IF([.N43]=&quot;&quot;;&quot;&quot;;DEC2HEX(1*(16*256)+HEX2DEC([.R43])*16+IF([.F43]=&quot;Y&quot;;4;0)+IF([.G43]=&quot;Y&quot;;2;0)+IF([.J43]=&quot;Y&quot;;1;0)+IF(NOT (           OR           ([.L43]=&quot;Y&quot;; [.F43]=&quot;Y&quot;));2*16*256;0);4))" office:value-type="string"/>
          </table:previous>
        </table:cell-content-change>
        <table:cell-content-change table:id="ct1794">
          <table:cell-address table:column="19" table:row="43" table:table="0"/>
          <office:change-info>
            <dc:creator>Bob Jacobsen</dc:creator>
            <dc:date>2012-04-27T22:21:19</dc:date>
          </office:change-info>
          <table:previous table:id="ct1748">
            <table:change-track-table-cell table:cell-address="Sheet1.T44" table:formula="of:=IF([.N44]=&quot;&quot;;&quot;&quot;;DEC2HEX(1*(16*256)+HEX2DEC([.R44])*16+IF([.F44]=&quot;Y&quot;;4;0)+IF([.G44]=&quot;Y&quot;;2;0)+IF([.J44]=&quot;Y&quot;;1;0)+IF(NOT (           OR           ([.L44]=&quot;Y&quot;; [.F44]=&quot;Y&quot;));2*16*256;0);4))" office:value-type="string"/>
          </table:previous>
        </table:cell-content-change>
        <table:cell-content-change table:id="ct1795">
          <table:cell-address table:column="19" table:row="44" table:table="0"/>
          <office:change-info>
            <dc:creator>Bob Jacobsen</dc:creator>
            <dc:date>2012-04-27T22:21:19</dc:date>
          </office:change-info>
          <table:previous table:id="ct1749">
            <table:change-track-table-cell table:cell-address="Sheet1.T45" table:formula="of:=IF([.N45]=&quot;&quot;;&quot;&quot;;DEC2HEX(1*(16*256)+HEX2DEC([.R45])*16+IF([.F45]=&quot;Y&quot;;4;0)+IF([.G45]=&quot;Y&quot;;2;0)+IF([.J45]=&quot;Y&quot;;1;0)+IF(NOT ([.L45]=&quot;Y&quot;);2*16*256;0);4))" office:value-type="string"/>
          </table:previous>
        </table:cell-content-change>
        <table:cell-content-change table:id="ct1796">
          <table:cell-address table:column="19" table:row="45" table:table="0"/>
          <office:change-info>
            <dc:creator>Bob Jacobsen</dc:creator>
            <dc:date>2012-04-27T22:21:19</dc:date>
          </office:change-info>
          <table:previous table:id="ct1750">
            <table:change-track-table-cell table:cell-address="Sheet1.T46" table:formula="of:=IF([.N46]=&quot;&quot;;&quot;&quot;;DEC2HEX(1*(16*256)+HEX2DEC([.R46])*16+IF([.F46]=&quot;Y&quot;;4;0)+IF([.G46]=&quot;Y&quot;;2;0)+IF([.J46]=&quot;Y&quot;;1;0)+IF(NOT ([.L46]=&quot;Y&quot;);2*16*256;0);4))" office:value-type="string"/>
          </table:previous>
        </table:cell-content-change>
        <table:cell-content-change table:id="ct1797">
          <table:cell-address table:column="19" table:row="46" table:table="0"/>
          <office:change-info>
            <dc:creator>Bob Jacobsen</dc:creator>
            <dc:date>2012-04-27T22:21:19</dc:date>
          </office:change-info>
          <table:previous table:id="ct1751">
            <table:change-track-table-cell table:cell-address="Sheet1.T47" table:formula="of:=IF([.N47]=&quot;&quot;;&quot;&quot;;DEC2HEX(1*(16*256)+HEX2DEC([.R47])*16+IF([.F47]=&quot;Y&quot;;4;0)+IF([.G47]=&quot;Y&quot;;2;0)+IF([.J47]=&quot;Y&quot;;1;0)+IF(NOT ([.L47]=&quot;Y&quot;);2*16*256;0);4))" office:value-type="string"/>
          </table:previous>
        </table:cell-content-change>
        <table:cell-content-change table:id="ct1798">
          <table:cell-address table:column="19" table:row="47" table:table="0"/>
          <office:change-info>
            <dc:creator>Bob Jacobsen</dc:creator>
            <dc:date>2012-04-27T22:21:19</dc:date>
          </office:change-info>
          <table:previous table:id="ct1752">
            <table:change-track-table-cell table:cell-address="Sheet1.T48" table:formula="of:=IF([.N48]=&quot;&quot;;&quot;&quot;;DEC2HEX(1*(16*256)+HEX2DEC([.R48])*16+IF([.F48]=&quot;Y&quot;;4;0)+IF([.G48]=&quot;Y&quot;;2;0)+IF([.J48]=&quot;Y&quot;;1;0)+IF(NOT (           OR           ([.L48]=&quot;Y&quot;; [.F48]=&quot;Y&quot;));2*16*256;0);4))" office:value-type="string"/>
          </table:previous>
        </table:cell-content-change>
        <table:cell-content-change table:id="ct1799">
          <table:cell-address table:column="19" table:row="48" table:table="0"/>
          <office:change-info>
            <dc:creator>Bob Jacobsen</dc:creator>
            <dc:date>2012-04-27T22:21:19</dc:date>
          </office:change-info>
          <table:previous table:id="ct1753">
            <table:change-track-table-cell table:cell-address="Sheet1.T49" table:formula="of:=IF([.N49]=&quot;&quot;;&quot;&quot;;DEC2HEX(1*(16*256)+HEX2DEC([.R49])*16+IF([.F49]=&quot;Y&quot;;4;0)+IF([.G49]=&quot;Y&quot;;2;0)+IF([.J49]=&quot;Y&quot;;1;0)+IF(NOT ([.L49]=&quot;Y&quot;);2*16*256;0);4))" office:value-type="string"/>
          </table:previous>
        </table:cell-content-change>
        <table:cell-content-change table:id="ct1800">
          <table:cell-address table:column="19" table:row="49" table:table="0"/>
          <office:change-info>
            <dc:creator>Bob Jacobsen</dc:creator>
            <dc:date>2012-04-27T22:21:19</dc:date>
          </office:change-info>
          <table:previous table:id="ct1754">
            <table:change-track-table-cell table:cell-address="Sheet1.T50" table:formula="of:=IF([.N50]=&quot;&quot;;&quot;&quot;;DEC2HEX(1*(16*256)+HEX2DEC([.R50])*16+IF([.F50]=&quot;Y&quot;;4;0)+IF([.G50]=&quot;Y&quot;;2;0)+IF([.J50]=&quot;Y&quot;;1;0)+IF(NOT (           OR           ([.L50]=&quot;Y&quot;; [.F50]=&quot;Y&quot;));2*16*256;0);4))" office:value-type="string"/>
          </table:previous>
        </table:cell-content-change>
        <table:cell-content-change table:id="ct1801">
          <table:cell-address table:column="19" table:row="50" table:table="0"/>
          <office:change-info>
            <dc:creator>Bob Jacobsen</dc:creator>
            <dc:date>2012-04-27T22:21:19</dc:date>
          </office:change-info>
          <table:previous table:id="ct1755">
            <table:change-track-table-cell table:cell-address="Sheet1.T51" table:formula="of:=IF([.N51]=&quot;&quot;;&quot;&quot;;DEC2HEX(1*(16*256)+HEX2DEC([.R51])*16+IF([.F51]=&quot;Y&quot;;4;0)+IF([.G51]=&quot;Y&quot;;2;0)+IF([.J51]=&quot;Y&quot;;1;0)+IF(NOT ([.L51]=&quot;Y&quot;);2*16*256;0);4))" office:value-type="string"/>
          </table:previous>
        </table:cell-content-change>
        <table:cell-content-change table:id="ct1802">
          <table:cell-address table:column="19" table:row="51" table:table="0"/>
          <office:change-info>
            <dc:creator>Bob Jacobsen</dc:creator>
            <dc:date>2012-04-27T22:21:19</dc:date>
          </office:change-info>
          <table:previous table:id="ct1756">
            <table:change-track-table-cell table:cell-address="Sheet1.T52" table:formula="of:=IF([.N52]=&quot;&quot;;&quot;&quot;;DEC2HEX(1*(16*256)+HEX2DEC([.R52])*16+IF([.F52]=&quot;Y&quot;;4;0)+IF([.G52]=&quot;Y&quot;;2;0)+IF([.J52]=&quot;Y&quot;;1;0)+IF(NOT ([.L52]=&quot;Y&quot;);2*16*256;0);4))" office:value-type="string"/>
          </table:previous>
        </table:cell-content-change>
        <table:cell-content-change table:id="ct1803">
          <table:cell-address table:column="19" table:row="52" table:table="0"/>
          <office:change-info>
            <dc:creator>Bob Jacobsen</dc:creator>
            <dc:date>2012-04-27T22:21:19</dc:date>
          </office:change-info>
          <table:previous table:id="ct1757">
            <table:change-track-table-cell table:cell-address="Sheet1.T53" table:formula="of:=IF([.N53]=&quot;&quot;;&quot;&quot;;DEC2HEX(1*(16*256)+HEX2DEC([.R53])*16+IF([.F53]=&quot;Y&quot;;4;0)+IF([.G53]=&quot;Y&quot;;2;0)+IF([.J53]=&quot;Y&quot;;1;0)+IF(NOT (           OR           ([.L53]=&quot;Y&quot;; [.F53]=&quot;Y&quot;));2*16*256;0);4))" office:value-type="string"/>
          </table:previous>
        </table:cell-content-change>
        <table:cell-content-change table:id="ct1804">
          <table:cell-address table:column="19" table:row="53" table:table="0"/>
          <office:change-info>
            <dc:creator>Bob Jacobsen</dc:creator>
            <dc:date>2012-04-27T22:21:19</dc:date>
          </office:change-info>
          <table:previous table:id="ct1758">
            <table:change-track-table-cell table:cell-address="Sheet1.T54" table:formula="of:=IF([.N54]=&quot;&quot;;&quot;&quot;;DEC2HEX(1*(16*256)+HEX2DEC([.R54])*16+IF([.F54]=&quot;Y&quot;;4;0)+IF([.G54]=&quot;Y&quot;;2;0)+IF([.J54]=&quot;Y&quot;;1;0)+IF(NOT (           OR           ([.L54]=&quot;Y&quot;; [.F54]=&quot;Y&quot;));2*16*256;0);4))" office:value-type="string"/>
          </table:previous>
        </table:cell-content-change>
        <table:cell-content-change table:id="ct1805">
          <table:cell-address table:column="19" table:row="54" table:table="0"/>
          <office:change-info>
            <dc:creator>Bob Jacobsen</dc:creator>
            <dc:date>2012-04-27T22:21:19</dc:date>
          </office:change-info>
          <table:previous table:id="ct1759">
            <table:change-track-table-cell table:cell-address="Sheet1.T55" table:formula="of:=IF([.N55]=&quot;&quot;;&quot;&quot;;DEC2HEX(1*(16*256)+HEX2DEC([.R55])*16+IF([.F55]=&quot;Y&quot;;4;0)+IF([.G55]=&quot;Y&quot;;2;0)+IF([.J55]=&quot;Y&quot;;1;0)+IF(NOT (           OR           ([.L55]=&quot;Y&quot;; [.F55]=&quot;Y&quot;));2*16*256;0);4))" office:value-type="string"/>
          </table:previous>
        </table:cell-content-change>
        <table:cell-content-change table:id="ct1806">
          <table:cell-address table:column="19" table:row="3" table:table="0"/>
          <office:change-info>
            <dc:creator>Bob Jacobsen</dc:creator>
            <dc:date>2012-04-27T22:21:39</dc:date>
          </office:change-info>
          <table:previous table:id="ct1760">
            <table:change-track-table-cell/>
          </table:previous>
        </table:cell-content-change>
        <table:cell-content-change table:id="ct1807">
          <table:cell-address table:column="19" table:row="6" table:table="0"/>
          <office:change-info>
            <dc:creator>Bob Jacobsen</dc:creator>
            <dc:date>2012-04-27T22:21:39</dc:date>
          </office:change-info>
          <table:previous table:id="ct1761">
            <table:change-track-table-cell/>
          </table:previous>
        </table:cell-content-change>
        <table:cell-content-change table:id="ct1808">
          <table:cell-address table:column="19" table:row="7" table:table="0"/>
          <office:change-info>
            <dc:creator>Bob Jacobsen</dc:creator>
            <dc:date>2012-04-27T22:21:39</dc:date>
          </office:change-info>
          <table:previous table:id="ct1762">
            <table:change-track-table-cell/>
          </table:previous>
        </table:cell-content-change>
        <table:cell-content-change table:id="ct1809">
          <table:cell-address table:column="19" table:row="8" table:table="0"/>
          <office:change-info>
            <dc:creator>Bob Jacobsen</dc:creator>
            <dc:date>2012-04-27T22:21:39</dc:date>
          </office:change-info>
          <table:previous table:id="ct1763">
            <table:change-track-table-cell/>
          </table:previous>
        </table:cell-content-change>
        <table:cell-content-change table:id="ct1810">
          <table:cell-address table:column="19" table:row="9" table:table="0"/>
          <office:change-info>
            <dc:creator>Bob Jacobsen</dc:creator>
            <dc:date>2012-04-27T22:21:39</dc:date>
          </office:change-info>
          <table:previous table:id="ct1764">
            <table:change-track-table-cell/>
          </table:previous>
        </table:cell-content-change>
        <table:cell-content-change table:id="ct1811">
          <table:cell-address table:column="19" table:row="10" table:table="0"/>
          <office:change-info>
            <dc:creator>Bob Jacobsen</dc:creator>
            <dc:date>2012-04-27T22:21:39</dc:date>
          </office:change-info>
          <table:previous table:id="ct1765">
            <table:change-track-table-cell/>
          </table:previous>
        </table:cell-content-change>
        <table:cell-content-change table:id="ct1812">
          <table:cell-address table:column="19" table:row="11" table:table="0"/>
          <office:change-info>
            <dc:creator>Bob Jacobsen</dc:creator>
            <dc:date>2012-04-27T22:21:39</dc:date>
          </office:change-info>
          <table:previous table:id="ct1766">
            <table:change-track-table-cell/>
          </table:previous>
        </table:cell-content-change>
        <table:cell-content-change table:id="ct1813">
          <table:cell-address table:column="19" table:row="12" table:table="0"/>
          <office:change-info>
            <dc:creator>Bob Jacobsen</dc:creator>
            <dc:date>2012-04-27T22:21:39</dc:date>
          </office:change-info>
          <table:previous table:id="ct1767">
            <table:change-track-table-cell/>
          </table:previous>
        </table:cell-content-change>
        <table:cell-content-change table:id="ct1814">
          <table:cell-address table:column="19" table:row="13" table:table="0"/>
          <office:change-info>
            <dc:creator>Bob Jacobsen</dc:creator>
            <dc:date>2012-04-27T22:21:39</dc:date>
          </office:change-info>
          <table:previous table:id="ct1768">
            <table:change-track-table-cell/>
          </table:previous>
        </table:cell-content-change>
        <table:cell-content-change table:id="ct1815">
          <table:cell-address table:column="19" table:row="16" table:table="0"/>
          <office:change-info>
            <dc:creator>Bob Jacobsen</dc:creator>
            <dc:date>2012-04-27T22:21:39</dc:date>
          </office:change-info>
          <table:previous table:id="ct1771">
            <table:change-track-table-cell/>
          </table:previous>
        </table:cell-content-change>
        <table:cell-content-change table:id="ct1816">
          <table:cell-address table:column="19" table:row="17" table:table="0"/>
          <office:change-info>
            <dc:creator>Bob Jacobsen</dc:creator>
            <dc:date>2012-04-27T22:21:39</dc:date>
          </office:change-info>
          <table:previous table:id="ct1772">
            <table:change-track-table-cell/>
          </table:previous>
        </table:cell-content-change>
        <table:cell-content-change table:id="ct1817">
          <table:cell-address table:column="19" table:row="20" table:table="0"/>
          <office:change-info>
            <dc:creator>Bob Jacobsen</dc:creator>
            <dc:date>2012-04-27T22:21:39</dc:date>
          </office:change-info>
          <table:previous table:id="ct1775">
            <table:change-track-table-cell/>
          </table:previous>
        </table:cell-content-change>
        <table:cell-content-change table:id="ct1818">
          <table:cell-address table:column="19" table:row="21" table:table="0"/>
          <office:change-info>
            <dc:creator>Bob Jacobsen</dc:creator>
            <dc:date>2012-04-27T22:21:39</dc:date>
          </office:change-info>
          <table:previous table:id="ct1776">
            <table:change-track-table-cell/>
          </table:previous>
        </table:cell-content-change>
        <table:cell-content-change table:id="ct1819">
          <table:cell-address table:column="19" table:row="22" table:table="0"/>
          <office:change-info>
            <dc:creator>Bob Jacobsen</dc:creator>
            <dc:date>2012-04-27T22:21:39</dc:date>
          </office:change-info>
          <table:previous table:id="ct1777">
            <table:change-track-table-cell/>
          </table:previous>
        </table:cell-content-change>
        <table:cell-content-change table:id="ct1820">
          <table:cell-address table:column="19" table:row="23" table:table="0"/>
          <office:change-info>
            <dc:creator>Bob Jacobsen</dc:creator>
            <dc:date>2012-04-27T22:21:39</dc:date>
          </office:change-info>
          <table:previous table:id="ct1778">
            <table:change-track-table-cell/>
          </table:previous>
        </table:cell-content-change>
        <table:cell-content-change table:id="ct1821">
          <table:cell-address table:column="19" table:row="24" table:table="0"/>
          <office:change-info>
            <dc:creator>Bob Jacobsen</dc:creator>
            <dc:date>2012-04-27T22:21:39</dc:date>
          </office:change-info>
          <table:previous table:id="ct1779">
            <table:change-track-table-cell/>
          </table:previous>
        </table:cell-content-change>
        <table:cell-content-change table:id="ct1822">
          <table:cell-address table:column="19" table:row="25" table:table="0"/>
          <office:change-info>
            <dc:creator>Bob Jacobsen</dc:creator>
            <dc:date>2012-04-27T22:21:39</dc:date>
          </office:change-info>
          <table:previous table:id="ct1780">
            <table:change-track-table-cell/>
          </table:previous>
        </table:cell-content-change>
        <table:cell-content-change table:id="ct1823">
          <table:cell-address table:column="19" table:row="26" table:table="0"/>
          <office:change-info>
            <dc:creator>Bob Jacobsen</dc:creator>
            <dc:date>2012-04-27T22:21:39</dc:date>
          </office:change-info>
          <table:previous table:id="ct1781">
            <table:change-track-table-cell/>
          </table:previous>
        </table:cell-content-change>
        <table:cell-content-change table:id="ct1824">
          <table:cell-address table:column="19" table:row="27" table:table="0"/>
          <office:change-info>
            <dc:creator>Bob Jacobsen</dc:creator>
            <dc:date>2012-04-27T22:21:39</dc:date>
          </office:change-info>
          <table:previous table:id="ct1782">
            <table:change-track-table-cell/>
          </table:previous>
        </table:cell-content-change>
        <table:cell-content-change table:id="ct1825">
          <table:cell-address table:column="19" table:row="28" table:table="0"/>
          <office:change-info>
            <dc:creator>Bob Jacobsen</dc:creator>
            <dc:date>2012-04-27T22:21:39</dc:date>
          </office:change-info>
          <table:previous table:id="ct1783">
            <table:change-track-table-cell/>
          </table:previous>
        </table:cell-content-change>
        <table:cell-content-change table:id="ct1826">
          <table:cell-address table:column="19" table:row="29" table:table="0"/>
          <office:change-info>
            <dc:creator>Bob Jacobsen</dc:creator>
            <dc:date>2012-04-27T22:21:39</dc:date>
          </office:change-info>
          <table:previous table:id="ct1784">
            <table:change-track-table-cell/>
          </table:previous>
        </table:cell-content-change>
        <table:cell-content-change table:id="ct1827">
          <table:cell-address table:column="19" table:row="32" table:table="0"/>
          <office:change-info>
            <dc:creator>Bob Jacobsen</dc:creator>
            <dc:date>2012-04-27T22:21:39</dc:date>
          </office:change-info>
          <table:previous table:id="ct1787">
            <table:change-track-table-cell/>
          </table:previous>
        </table:cell-content-change>
        <table:cell-content-change table:id="ct1828">
          <table:cell-address table:column="19" table:row="34" table:table="0"/>
          <office:change-info>
            <dc:creator>Bob Jacobsen</dc:creator>
            <dc:date>2012-04-27T22:21:39</dc:date>
          </office:change-info>
          <table:previous table:id="ct1788">
            <table:change-track-table-cell/>
          </table:previous>
        </table:cell-content-change>
        <table:cell-content-change table:id="ct1829">
          <table:cell-address table:column="19" table:row="35" table:table="0"/>
          <office:change-info>
            <dc:creator>Bob Jacobsen</dc:creator>
            <dc:date>2012-04-27T22:21:39</dc:date>
          </office:change-info>
          <table:previous table:id="ct1789">
            <table:change-track-table-cell/>
          </table:previous>
        </table:cell-content-change>
        <table:cell-content-change table:id="ct1830">
          <table:cell-address table:column="19" table:row="41" table:table="0"/>
          <office:change-info>
            <dc:creator>Bob Jacobsen</dc:creator>
            <dc:date>2012-04-27T22:21:39</dc:date>
          </office:change-info>
          <table:previous table:id="ct1792">
            <table:change-track-table-cell/>
          </table:previous>
        </table:cell-content-change>
        <table:cell-content-change table:id="ct1831">
          <table:cell-address table:column="19" table:row="42" table:table="0"/>
          <office:change-info>
            <dc:creator>Bob Jacobsen</dc:creator>
            <dc:date>2012-04-27T22:21:39</dc:date>
          </office:change-info>
          <table:previous table:id="ct1793">
            <table:change-track-table-cell/>
          </table:previous>
        </table:cell-content-change>
        <table:cell-content-change table:id="ct1832">
          <table:cell-address table:column="19" table:row="43" table:table="0"/>
          <office:change-info>
            <dc:creator>Bob Jacobsen</dc:creator>
            <dc:date>2012-04-27T22:21:39</dc:date>
          </office:change-info>
          <table:previous table:id="ct1794">
            <table:change-track-table-cell/>
          </table:previous>
        </table:cell-content-change>
        <table:cell-content-change table:id="ct1833">
          <table:cell-address table:column="19" table:row="47" table:table="0"/>
          <office:change-info>
            <dc:creator>Bob Jacobsen</dc:creator>
            <dc:date>2012-04-27T22:21:39</dc:date>
          </office:change-info>
          <table:previous table:id="ct1798">
            <table:change-track-table-cell/>
          </table:previous>
        </table:cell-content-change>
        <table:cell-content-change table:id="ct1834">
          <table:cell-address table:column="19" table:row="49" table:table="0"/>
          <office:change-info>
            <dc:creator>Bob Jacobsen</dc:creator>
            <dc:date>2012-04-27T22:21:39</dc:date>
          </office:change-info>
          <table:previous table:id="ct1800">
            <table:change-track-table-cell/>
          </table:previous>
        </table:cell-content-change>
        <table:cell-content-change table:id="ct1835">
          <table:cell-address table:column="19" table:row="52" table:table="0"/>
          <office:change-info>
            <dc:creator>Bob Jacobsen</dc:creator>
            <dc:date>2012-04-27T22:21:39</dc:date>
          </office:change-info>
          <table:previous table:id="ct1803">
            <table:change-track-table-cell/>
          </table:previous>
        </table:cell-content-change>
        <table:cell-content-change table:id="ct1836">
          <table:cell-address table:column="19" table:row="53" table:table="0"/>
          <office:change-info>
            <dc:creator>Bob Jacobsen</dc:creator>
            <dc:date>2012-04-27T22:21:39</dc:date>
          </office:change-info>
          <table:previous table:id="ct1804">
            <table:change-track-table-cell/>
          </table:previous>
        </table:cell-content-change>
        <table:cell-content-change table:id="ct1837">
          <table:cell-address table:column="19" table:row="54" table:table="0"/>
          <office:change-info>
            <dc:creator>Bob Jacobsen</dc:creator>
            <dc:date>2012-04-27T22:21:39</dc:date>
          </office:change-info>
          <table:previous table:id="ct1805">
            <table:change-track-table-cell/>
          </table:previous>
        </table:cell-content-change>
        <table:cell-content-change table:id="ct1838">
          <table:cell-address table:column="20" table:row="3" table:table="0"/>
          <office:change-info>
            <dc:creator>Bob Jacobsen</dc:creator>
            <dc:date>2012-04-27T22:21:58</dc:date>
          </office:change-info>
          <table:previous>
            <table:change-track-table-cell/>
          </table:previous>
        </table:cell-content-change>
        <table:cell-content-change table:id="ct1839">
          <table:cell-address table:column="20" table:row="7" table:table="0"/>
          <office:change-info>
            <dc:creator>Bob Jacobsen</dc:creator>
            <dc:date>2012-04-27T22:21:58</dc:date>
          </office:change-info>
          <table:previous>
            <table:change-track-table-cell/>
          </table:previous>
        </table:cell-content-change>
        <table:cell-content-change table:id="ct1840">
          <table:cell-address table:column="20" table:row="8" table:table="0"/>
          <office:change-info>
            <dc:creator>Bob Jacobsen</dc:creator>
            <dc:date>2012-04-27T22:21:58</dc:date>
          </office:change-info>
          <table:previous>
            <table:change-track-table-cell/>
          </table:previous>
        </table:cell-content-change>
        <table:cell-content-change table:id="ct1841">
          <table:cell-address table:column="20" table:row="9" table:table="0"/>
          <office:change-info>
            <dc:creator>Bob Jacobsen</dc:creator>
            <dc:date>2012-04-27T22:21:58</dc:date>
          </office:change-info>
          <table:previous>
            <table:change-track-table-cell/>
          </table:previous>
        </table:cell-content-change>
        <table:cell-content-change table:id="ct1842">
          <table:cell-address table:column="20" table:row="10" table:table="0"/>
          <office:change-info>
            <dc:creator>Bob Jacobsen</dc:creator>
            <dc:date>2012-04-27T22:21:58</dc:date>
          </office:change-info>
          <table:previous>
            <table:change-track-table-cell/>
          </table:previous>
        </table:cell-content-change>
        <table:cell-content-change table:id="ct1843">
          <table:cell-address table:column="20" table:row="11" table:table="0"/>
          <office:change-info>
            <dc:creator>Bob Jacobsen</dc:creator>
            <dc:date>2012-04-27T22:21:58</dc:date>
          </office:change-info>
          <table:previous>
            <table:change-track-table-cell/>
          </table:previous>
        </table:cell-content-change>
        <table:cell-content-change table:id="ct1844">
          <table:cell-address table:column="20" table:row="12" table:table="0"/>
          <office:change-info>
            <dc:creator>Bob Jacobsen</dc:creator>
            <dc:date>2012-04-27T22:21:58</dc:date>
          </office:change-info>
          <table:previous>
            <table:change-track-table-cell/>
          </table:previous>
        </table:cell-content-change>
        <table:cell-content-change table:id="ct1845">
          <table:cell-address table:column="20" table:row="13" table:table="0"/>
          <office:change-info>
            <dc:creator>Bob Jacobsen</dc:creator>
            <dc:date>2012-04-27T22:21:58</dc:date>
          </office:change-info>
          <table:previous>
            <table:change-track-table-cell/>
          </table:previous>
        </table:cell-content-change>
        <table:cell-content-change table:id="ct1846">
          <table:cell-address table:column="20" table:row="16" table:table="0"/>
          <office:change-info>
            <dc:creator>Bob Jacobsen</dc:creator>
            <dc:date>2012-04-27T22:21:58</dc:date>
          </office:change-info>
          <table:previous>
            <table:change-track-table-cell/>
          </table:previous>
        </table:cell-content-change>
        <table:cell-content-change table:id="ct1847">
          <table:cell-address table:column="20" table:row="17" table:table="0"/>
          <office:change-info>
            <dc:creator>Bob Jacobsen</dc:creator>
            <dc:date>2012-04-27T22:21:58</dc:date>
          </office:change-info>
          <table:previous>
            <table:change-track-table-cell/>
          </table:previous>
        </table:cell-content-change>
        <table:cell-content-change table:id="ct1848">
          <table:cell-address table:column="20" table:row="20" table:table="0"/>
          <office:change-info>
            <dc:creator>Bob Jacobsen</dc:creator>
            <dc:date>2012-04-27T22:21:58</dc:date>
          </office:change-info>
          <table:previous>
            <table:change-track-table-cell/>
          </table:previous>
        </table:cell-content-change>
        <table:cell-content-change table:id="ct1849">
          <table:cell-address table:column="20" table:row="21" table:table="0"/>
          <office:change-info>
            <dc:creator>Bob Jacobsen</dc:creator>
            <dc:date>2012-04-27T22:21:58</dc:date>
          </office:change-info>
          <table:previous>
            <table:change-track-table-cell/>
          </table:previous>
        </table:cell-content-change>
        <table:cell-content-change table:id="ct1850">
          <table:cell-address table:column="20" table:row="22" table:table="0"/>
          <office:change-info>
            <dc:creator>Bob Jacobsen</dc:creator>
            <dc:date>2012-04-27T22:21:58</dc:date>
          </office:change-info>
          <table:previous>
            <table:change-track-table-cell/>
          </table:previous>
        </table:cell-content-change>
        <table:cell-content-change table:id="ct1851">
          <table:cell-address table:column="20" table:row="23" table:table="0"/>
          <office:change-info>
            <dc:creator>Bob Jacobsen</dc:creator>
            <dc:date>2012-04-27T22:21:58</dc:date>
          </office:change-info>
          <table:previous>
            <table:change-track-table-cell/>
          </table:previous>
        </table:cell-content-change>
        <table:cell-content-change table:id="ct1852">
          <table:cell-address table:column="20" table:row="24" table:table="0"/>
          <office:change-info>
            <dc:creator>Bob Jacobsen</dc:creator>
            <dc:date>2012-04-27T22:21:58</dc:date>
          </office:change-info>
          <table:previous>
            <table:change-track-table-cell/>
          </table:previous>
        </table:cell-content-change>
        <table:cell-content-change table:id="ct1853">
          <table:cell-address table:column="20" table:row="25" table:table="0"/>
          <office:change-info>
            <dc:creator>Bob Jacobsen</dc:creator>
            <dc:date>2012-04-27T22:21:58</dc:date>
          </office:change-info>
          <table:previous>
            <table:change-track-table-cell/>
          </table:previous>
        </table:cell-content-change>
        <table:cell-content-change table:id="ct1854">
          <table:cell-address table:column="20" table:row="26" table:table="0"/>
          <office:change-info>
            <dc:creator>Bob Jacobsen</dc:creator>
            <dc:date>2012-04-27T22:21:58</dc:date>
          </office:change-info>
          <table:previous>
            <table:change-track-table-cell/>
          </table:previous>
        </table:cell-content-change>
        <table:cell-content-change table:id="ct1855">
          <table:cell-address table:column="20" table:row="27" table:table="0"/>
          <office:change-info>
            <dc:creator>Bob Jacobsen</dc:creator>
            <dc:date>2012-04-27T22:21:58</dc:date>
          </office:change-info>
          <table:previous>
            <table:change-track-table-cell/>
          </table:previous>
        </table:cell-content-change>
        <table:cell-content-change table:id="ct1856">
          <table:cell-address table:column="20" table:row="28" table:table="0"/>
          <office:change-info>
            <dc:creator>Bob Jacobsen</dc:creator>
            <dc:date>2012-04-27T22:21:58</dc:date>
          </office:change-info>
          <table:previous>
            <table:change-track-table-cell/>
          </table:previous>
        </table:cell-content-change>
        <table:cell-content-change table:id="ct1857">
          <table:cell-address table:column="20" table:row="29" table:table="0"/>
          <office:change-info>
            <dc:creator>Bob Jacobsen</dc:creator>
            <dc:date>2012-04-27T22:21:58</dc:date>
          </office:change-info>
          <table:previous>
            <table:change-track-table-cell/>
          </table:previous>
        </table:cell-content-change>
        <table:cell-content-change table:id="ct1858">
          <table:cell-address table:column="20" table:row="32" table:table="0"/>
          <office:change-info>
            <dc:creator>Bob Jacobsen</dc:creator>
            <dc:date>2012-04-27T22:21:58</dc:date>
          </office:change-info>
          <table:previous>
            <table:change-track-table-cell/>
          </table:previous>
        </table:cell-content-change>
        <table:cell-content-change table:id="ct1859">
          <table:cell-address table:column="20" table:row="34" table:table="0"/>
          <office:change-info>
            <dc:creator>Bob Jacobsen</dc:creator>
            <dc:date>2012-04-27T22:21:58</dc:date>
          </office:change-info>
          <table:previous>
            <table:change-track-table-cell/>
          </table:previous>
        </table:cell-content-change>
        <table:cell-content-change table:id="ct1860">
          <table:cell-address table:column="20" table:row="35" table:table="0"/>
          <office:change-info>
            <dc:creator>Bob Jacobsen</dc:creator>
            <dc:date>2012-04-27T22:21:58</dc:date>
          </office:change-info>
          <table:previous>
            <table:change-track-table-cell/>
          </table:previous>
        </table:cell-content-change>
        <table:cell-content-change table:id="ct1861">
          <table:cell-address table:column="20" table:row="41" table:table="0"/>
          <office:change-info>
            <dc:creator>Bob Jacobsen</dc:creator>
            <dc:date>2012-04-27T22:21:58</dc:date>
          </office:change-info>
          <table:previous>
            <table:change-track-table-cell/>
          </table:previous>
        </table:cell-content-change>
        <table:cell-content-change table:id="ct1862">
          <table:cell-address table:column="20" table:row="42" table:table="0"/>
          <office:change-info>
            <dc:creator>Bob Jacobsen</dc:creator>
            <dc:date>2012-04-27T22:21:58</dc:date>
          </office:change-info>
          <table:previous>
            <table:change-track-table-cell/>
          </table:previous>
        </table:cell-content-change>
        <table:cell-content-change table:id="ct1863">
          <table:cell-address table:column="20" table:row="43" table:table="0"/>
          <office:change-info>
            <dc:creator>Bob Jacobsen</dc:creator>
            <dc:date>2012-04-27T22:21:58</dc:date>
          </office:change-info>
          <table:previous>
            <table:change-track-table-cell/>
          </table:previous>
        </table:cell-content-change>
        <table:cell-content-change table:id="ct1864">
          <table:cell-address table:column="20" table:row="47" table:table="0"/>
          <office:change-info>
            <dc:creator>Bob Jacobsen</dc:creator>
            <dc:date>2012-04-27T22:21:58</dc:date>
          </office:change-info>
          <table:previous>
            <table:change-track-table-cell/>
          </table:previous>
        </table:cell-content-change>
        <table:cell-content-change table:id="ct1865">
          <table:cell-address table:column="20" table:row="49" table:table="0"/>
          <office:change-info>
            <dc:creator>Bob Jacobsen</dc:creator>
            <dc:date>2012-04-27T22:21:58</dc:date>
          </office:change-info>
          <table:previous>
            <table:change-track-table-cell/>
          </table:previous>
        </table:cell-content-change>
        <table:cell-content-change table:id="ct1866">
          <table:cell-address table:column="20" table:row="52" table:table="0"/>
          <office:change-info>
            <dc:creator>Bob Jacobsen</dc:creator>
            <dc:date>2012-04-27T22:21:58</dc:date>
          </office:change-info>
          <table:previous>
            <table:change-track-table-cell/>
          </table:previous>
        </table:cell-content-change>
        <table:cell-content-change table:id="ct1867">
          <table:cell-address table:column="20" table:row="53" table:table="0"/>
          <office:change-info>
            <dc:creator>Bob Jacobsen</dc:creator>
            <dc:date>2012-04-27T22:21:58</dc:date>
          </office:change-info>
          <table:previous>
            <table:change-track-table-cell/>
          </table:previous>
        </table:cell-content-change>
        <table:cell-content-change table:id="ct1868">
          <table:cell-address table:column="20" table:row="54" table:table="0"/>
          <office:change-info>
            <dc:creator>Bob Jacobsen</dc:creator>
            <dc:date>2012-04-27T22:21:58</dc:date>
          </office:change-info>
          <table:previous>
            <table:change-track-table-cell/>
          </table:previous>
        </table:cell-content-change>
        <table:cell-content-change table:id="ct1869">
          <table:cell-address table:column="21" table:row="3" table:table="0"/>
          <office:change-info>
            <dc:creator>Bob Jacobsen</dc:creator>
            <dc:date>2012-04-27T22:21:58</dc:date>
          </office:change-info>
          <table:previous>
            <table:change-track-table-cell/>
          </table:previous>
        </table:cell-content-change>
        <table:cell-content-change table:id="ct1870">
          <table:cell-address table:column="21" table:row="9" table:table="0"/>
          <office:change-info>
            <dc:creator>Bob Jacobsen</dc:creator>
            <dc:date>2012-04-27T22:21:58</dc:date>
          </office:change-info>
          <table:previous>
            <table:change-track-table-cell/>
          </table:previous>
        </table:cell-content-change>
        <table:cell-content-change table:id="ct1871">
          <table:cell-address table:column="21" table:row="12" table:table="0"/>
          <office:change-info>
            <dc:creator>Bob Jacobsen</dc:creator>
            <dc:date>2012-04-27T22:21:58</dc:date>
          </office:change-info>
          <table:previous>
            <table:change-track-table-cell/>
          </table:previous>
        </table:cell-content-change>
        <table:cell-content-change table:id="ct1872">
          <table:cell-address table:column="21" table:row="13" table:table="0"/>
          <office:change-info>
            <dc:creator>Bob Jacobsen</dc:creator>
            <dc:date>2012-04-27T22:21:58</dc:date>
          </office:change-info>
          <table:previous>
            <table:change-track-table-cell/>
          </table:previous>
        </table:cell-content-change>
        <table:cell-content-change table:id="ct1873">
          <table:cell-address table:column="21" table:row="16" table:table="0"/>
          <office:change-info>
            <dc:creator>Bob Jacobsen</dc:creator>
            <dc:date>2012-04-27T22:21:58</dc:date>
          </office:change-info>
          <table:previous>
            <table:change-track-table-cell/>
          </table:previous>
        </table:cell-content-change>
        <table:cell-content-change table:id="ct1874">
          <table:cell-address table:column="21" table:row="17" table:table="0"/>
          <office:change-info>
            <dc:creator>Bob Jacobsen</dc:creator>
            <dc:date>2012-04-27T22:21:58</dc:date>
          </office:change-info>
          <table:previous>
            <table:change-track-table-cell/>
          </table:previous>
        </table:cell-content-change>
        <table:cell-content-change table:id="ct1875">
          <table:cell-address table:column="21" table:row="26" table:table="0"/>
          <office:change-info>
            <dc:creator>Bob Jacobsen</dc:creator>
            <dc:date>2012-04-27T22:21:58</dc:date>
          </office:change-info>
          <table:previous>
            <table:change-track-table-cell/>
          </table:previous>
        </table:cell-content-change>
        <table:cell-content-change table:id="ct1876">
          <table:cell-address table:column="21" table:row="42" table:table="0"/>
          <office:change-info>
            <dc:creator>Bob Jacobsen</dc:creator>
            <dc:date>2012-04-27T22:21:58</dc:date>
          </office:change-info>
          <table:previous>
            <table:change-track-table-cell/>
          </table:previous>
        </table:cell-content-change>
        <table:cell-content-change table:id="ct1877">
          <table:cell-address table:column="21" table:row="43" table:table="0"/>
          <office:change-info>
            <dc:creator>Bob Jacobsen</dc:creator>
            <dc:date>2012-04-27T22:21:58</dc:date>
          </office:change-info>
          <table:previous>
            <table:change-track-table-cell/>
          </table:previous>
        </table:cell-content-change>
        <table:cell-content-change table:id="ct1878">
          <table:cell-address table:column="21" table:row="47" table:table="0"/>
          <office:change-info>
            <dc:creator>Bob Jacobsen</dc:creator>
            <dc:date>2012-04-27T22:21:58</dc:date>
          </office:change-info>
          <table:previous>
            <table:change-track-table-cell/>
          </table:previous>
        </table:cell-content-change>
        <table:cell-content-change table:id="ct1879">
          <table:cell-address table:column="21" table:row="49" table:table="0"/>
          <office:change-info>
            <dc:creator>Bob Jacobsen</dc:creator>
            <dc:date>2012-04-27T22:21:58</dc:date>
          </office:change-info>
          <table:previous>
            <table:change-track-table-cell/>
          </table:previous>
        </table:cell-content-change>
        <table:cell-content-change table:id="ct1880">
          <table:cell-address table:column="21" table:row="53" table:table="0"/>
          <office:change-info>
            <dc:creator>Bob Jacobsen</dc:creator>
            <dc:date>2012-04-27T22:21:58</dc:date>
          </office:change-info>
          <table:previous>
            <table:change-track-table-cell/>
          </table:previous>
        </table:cell-content-change>
        <table:cell-content-change table:id="ct1881">
          <table:cell-address table:column="21" table:row="54" table:table="0"/>
          <office:change-info>
            <dc:creator>Bob Jacobsen</dc:creator>
            <dc:date>2012-04-27T22:21:58</dc:date>
          </office:change-info>
          <table:previous>
            <table:change-track-table-cell/>
          </table:previous>
        </table:cell-content-change>
        <table:cell-content-change table:id="ct1882">
          <table:cell-address table:column="11" table:row="7" table:table="0"/>
          <office:change-info>
            <dc:creator>Bob Jacobsen</dc:creator>
            <dc:date>2012-04-27T22:34:30</dc:date>
          </office:change-info>
          <table:previous table:id="ct1662">
            <table:change-track-table-cell table:cell-address="Sheet1.L8" table:formula="of:=IF([.E8]=&quot;&quot;;&quot;&quot;;DEC2HEX(1*(16*256)+HEX2DEC([.G8])*16+IF([.B8]=&quot;Y&quot;;4;0)+IF([.C8]=&quot;Y&quot;;2;0)+IF([.H8]=&quot;Y&quot;;1;0)+IF(NOT (           OR           ([.D8]=&quot;Y&quot;; [.B8]=&quot;Y&quot;));2*16*256;0);4))" office:value-type="string">
              <text:p>3010</text:p>
            </table:change-track-table-cell>
          </table:previous>
        </table:cell-content-change>
        <table:cell-content-change table:id="ct1883">
          <table:cell-address table:column="11" table:row="7" table:table="0"/>
          <office:change-info>
            <dc:creator>Bob Jacobsen</dc:creator>
            <dc:date>2012-04-27T22:34:41</dc:date>
          </office:change-info>
          <table:previous table:id="ct1882">
            <table:change-track-table-cell table:cell-address="Sheet1.L8" table:formula="of:=IF([.H8]=&quot;&quot;;&quot;&quot;;DEC2HEX(1*(16*256)+HEX2DEC([.J8])*16+IF([.D8]=&quot;Y&quot;;4;0)+IF([.E8]=&quot;Y&quot;;2;0)+IF([.F8]=&quot;Y&quot;;1;0)+IF([.G8]=&quot;Y&quot;);2*16*256;0);4))" office:value-type="string"/>
          </table:previous>
        </table:cell-content-change>
        <table:cell-content-change table:id="ct1884">
          <table:cell-address table:column="11" table:row="7" table:table="0"/>
          <office:change-info>
            <dc:creator>Bob Jacobsen</dc:creator>
            <dc:date>2012-04-27T22:35:02</dc:date>
          </office:change-info>
          <table:previous table:id="ct1883">
            <table:change-track-table-cell table:cell-address="Sheet1.L8" table:formula="of:=IF([.E8]=&quot;&quot;;&quot;&quot;;DEC2HEX(1*(16*256)+HEX2DEC([.G8])*16+IF([.B8]=&quot;Y&quot;;4;0)+IF([.C8]=&quot;Y&quot;;2;0)+IF([.H8]=&quot;Y&quot;;1;0)+IF([.D8]=&quot;Y&quot;;2*16*256;0);4))" office:value-type="string">
              <text:p>1010</text:p>
            </table:change-track-table-cell>
          </table:previous>
        </table:cell-content-change>
        <table:cell-content-change table:id="ct1885">
          <table:cell-address table:column="11" table:row="6" table:table="0"/>
          <office:change-info>
            <dc:creator>Bob Jacobsen</dc:creator>
            <dc:date>2012-04-27T22:35:09</dc:date>
          </office:change-info>
          <table:previous table:id="ct1663">
            <table:change-track-table-cell table:cell-address="Sheet1.L7" table:formula="of:=IF([.E7]=&quot;&quot;;&quot;&quot;;DEC2HEX(1*(16*256)+HEX2DEC([.G7])*16+IF([.B7]=&quot;Y&quot;;4;0)+IF([.C7]=&quot;Y&quot;;2;0)+IF([.H7]=&quot;Y&quot;;1;0)+IF(NOT (           OR           ([.D7]=&quot;Y&quot;; [.B7]=&quot;Y&quot;));2*16*256;0);4))" office:value-type="string">
              <text:p>3000</text:p>
            </table:change-track-table-cell>
          </table:previous>
        </table:cell-content-change>
        <table:cell-content-change table:id="ct1886">
          <table:cell-address table:column="11" table:row="8" table:table="0"/>
          <office:change-info>
            <dc:creator>Bob Jacobsen</dc:creator>
            <dc:date>2012-04-27T22:35:10</dc:date>
          </office:change-info>
          <table:previous table:id="ct1661">
            <table:change-track-table-cell table:cell-address="Sheet1.L9" table:formula="of:=IF([.E9]=&quot;&quot;;&quot;&quot;;DEC2HEX(1*(16*256)+HEX2DEC([.G9])*16+IF([.B9]=&quot;Y&quot;;4;0)+IF([.C9]=&quot;Y&quot;;2;0)+IF([.H9]=&quot;Y&quot;;1;0)+IF(NOT (           OR           ([.D9]=&quot;Y&quot;; [.B9]=&quot;Y&quot;));2*16*256;0);4))" office:value-type="string">
              <text:p>3080</text:p>
            </table:change-track-table-cell>
          </table:previous>
        </table:cell-content-change>
        <table:cell-content-change table:id="ct1887">
          <table:cell-address table:column="11" table:row="9" table:table="0"/>
          <office:change-info>
            <dc:creator>Bob Jacobsen</dc:creator>
            <dc:date>2012-04-27T22:35:11</dc:date>
          </office:change-info>
          <table:previous table:id="ct1660">
            <table:change-track-table-cell table:cell-address="Sheet1.L10" table:formula="of:=IF([.E10]=&quot;&quot;;&quot;&quot;;DEC2HEX(1*(16*256)+HEX2DEC([.G10])*16+IF([.B10]=&quot;Y&quot;;4;0)+IF([.C10]=&quot;Y&quot;;2;0)+IF([.H10]=&quot;Y&quot;;1;0)+IF(NOT (           OR           ([.D10]=&quot;Y&quot;; [.B10]=&quot;Y&quot;));2*16*256;0);4))" office:value-type="string">
              <text:p>10A4</text:p>
            </table:change-track-table-cell>
          </table:previous>
        </table:cell-content-change>
        <table:cell-content-change table:id="ct1888">
          <table:cell-address table:column="11" table:row="10" table:table="0"/>
          <office:change-info>
            <dc:creator>Bob Jacobsen</dc:creator>
            <dc:date>2012-04-27T22:35:12</dc:date>
          </office:change-info>
          <table:previous table:id="ct1659">
            <table:change-track-table-cell table:cell-address="Sheet1.L11" table:formula="of:=IF([.E11]=&quot;&quot;;&quot;&quot;;DEC2HEX(1*(16*256)+HEX2DEC([.G11])*16+IF([.B11]=&quot;Y&quot;;4;0)+IF([.C11]=&quot;Y&quot;;2;0)+IF([.H11]=&quot;Y&quot;;1;0)+IF(NOT (           OR           ([.D11]=&quot;Y&quot;; [.B11]=&quot;Y&quot;));2*16*256;0);4))" office:value-type="string">
              <text:p>18A0</text:p>
            </table:change-track-table-cell>
          </table:previous>
        </table:cell-content-change>
        <table:cell-content-change table:id="ct1889">
          <table:cell-address table:column="11" table:row="11" table:table="0"/>
          <office:change-info>
            <dc:creator>Bob Jacobsen</dc:creator>
            <dc:date>2012-04-27T22:35:24</dc:date>
          </office:change-info>
          <table:previous table:id="ct1658">
            <table:change-track-table-cell table:cell-address="Sheet1.L12" table:formula="of:=IF([.E12]=&quot;&quot;;&quot;&quot;;DEC2HEX(1*(16*256)+HEX2DEC([.G12])*16+IF([.B12]=&quot;Y&quot;;4;0)+IF([.C12]=&quot;Y&quot;;2;0)+IF([.H12]=&quot;Y&quot;;1;0)+IF(NOT (           OR           ([.D12]=&quot;Y&quot;; [.B12]=&quot;Y&quot;));2*16*256;0);4))" office:value-type="string">
              <text:p>18B0</text:p>
            </table:change-track-table-cell>
          </table:previous>
        </table:cell-content-change>
        <table:cell-content-change table:id="ct1890">
          <table:cell-address table:column="11" table:row="6" table:table="0"/>
          <office:change-info>
            <dc:creator>Bob Jacobsen</dc:creator>
            <dc:date>2012-04-27T22:35:49</dc:date>
          </office:change-info>
          <table:previous table:id="ct1885">
            <table:change-track-table-cell table:cell-address="Sheet1.L7" table:formula="of:=IF([.E7]=&quot;&quot;;&quot;&quot;;DEC2HEX(1*(16*256)+HEX2DEC([.G7])*16+IF([.B7]=&quot;Y&quot;;4;0)+IF([.C7]=&quot;Y&quot;;2;0)+IF([.H7]=&quot;Y&quot;;1;0)+IF([.D7]=&quot;Y&quot;;8*16*256;0);4))" office:value-type="string">
              <text:p>1000</text:p>
            </table:change-track-table-cell>
          </table:previous>
        </table:cell-content-change>
        <table:cell-content-change table:id="ct1891">
          <table:cell-address table:column="11" table:row="7" table:table="0"/>
          <office:change-info>
            <dc:creator>Bob Jacobsen</dc:creator>
            <dc:date>2012-04-27T22:35:51</dc:date>
          </office:change-info>
          <table:previous table:id="ct1884">
            <table:change-track-table-cell table:cell-address="Sheet1.L8" table:formula="of:=IF([.E8]=&quot;&quot;;&quot;&quot;;DEC2HEX(1*(16*256)+HEX2DEC([.G8])*16+IF([.B8]=&quot;Y&quot;;4;0)+IF([.C8]=&quot;Y&quot;;2;0)+IF([.H8]=&quot;Y&quot;;1;0)+IF([.D8]=&quot;Y&quot;;8*16*256;0);4))" office:value-type="string">
              <text:p>1010</text:p>
            </table:change-track-table-cell>
          </table:previous>
        </table:cell-content-change>
        <table:cell-content-change table:id="ct1892">
          <table:cell-address table:column="11" table:row="8" table:table="0"/>
          <office:change-info>
            <dc:creator>Bob Jacobsen</dc:creator>
            <dc:date>2012-04-27T22:35:52</dc:date>
          </office:change-info>
          <table:previous table:id="ct1886">
            <table:change-track-table-cell table:cell-address="Sheet1.L9" table:formula="of:=IF([.E9]=&quot;&quot;;&quot;&quot;;DEC2HEX(1*(16*256)+HEX2DEC([.G9])*16+IF([.B9]=&quot;Y&quot;;4;0)+IF([.C9]=&quot;Y&quot;;2;0)+IF([.H9]=&quot;Y&quot;;1;0)+IF([.D9]=&quot;Y&quot;;8*16*256;0);4))" office:value-type="string">
              <text:p>1080</text:p>
            </table:change-track-table-cell>
          </table:previous>
        </table:cell-content-change>
        <table:cell-content-change table:id="ct1893">
          <table:cell-address table:column="11" table:row="9" table:table="0"/>
          <office:change-info>
            <dc:creator>Bob Jacobsen</dc:creator>
            <dc:date>2012-04-27T22:35:52</dc:date>
          </office:change-info>
          <table:previous table:id="ct1887">
            <table:change-track-table-cell table:cell-address="Sheet1.L10" table:formula="of:=IF([.E10]=&quot;&quot;;&quot;&quot;;DEC2HEX(1*(16*256)+HEX2DEC([.G10])*16+IF([.B10]=&quot;Y&quot;;4;0)+IF([.C10]=&quot;Y&quot;;2;0)+IF([.H10]=&quot;Y&quot;;1;0)+IF([.D10]=&quot;Y&quot;;8*16*256;0);4))" office:value-type="string">
              <text:p>10A4</text:p>
            </table:change-track-table-cell>
          </table:previous>
        </table:cell-content-change>
        <table:cell-content-change table:id="ct1894">
          <table:cell-address table:column="11" table:row="10" table:table="0"/>
          <office:change-info>
            <dc:creator>Bob Jacobsen</dc:creator>
            <dc:date>2012-04-27T22:35:53</dc:date>
          </office:change-info>
          <table:previous table:id="ct1888">
            <table:change-track-table-cell table:cell-address="Sheet1.L11" table:formula="of:=IF([.E11]=&quot;&quot;;&quot;&quot;;DEC2HEX(1*(16*256)+HEX2DEC([.G11])*16+IF([.B11]=&quot;Y&quot;;4;0)+IF([.C11]=&quot;Y&quot;;2;0)+IF([.H11]=&quot;Y&quot;;1;0)+IF([.D11]=&quot;Y&quot;;8*16*256;0);4))" office:value-type="string">
              <text:p>98A0</text:p>
            </table:change-track-table-cell>
          </table:previous>
        </table:cell-content-change>
        <table:cell-content-change table:id="ct1895">
          <table:cell-address table:column="11" table:row="11" table:table="0"/>
          <office:change-info>
            <dc:creator>Bob Jacobsen</dc:creator>
            <dc:date>2012-04-27T22:35:53</dc:date>
          </office:change-info>
          <table:previous table:id="ct1889">
            <table:change-track-table-cell table:cell-address="Sheet1.L12" table:formula="of:=IF([.E12]=&quot;&quot;;&quot;&quot;;DEC2HEX(1*(16*256)+HEX2DEC([.G12])*16+IF([.B12]=&quot;Y&quot;;4;0)+IF([.C12]=&quot;Y&quot;;2;0)+IF([.H12]=&quot;Y&quot;;1;0)+IF([.D12]=&quot;Y&quot;;8*16*256;0);4))" office:value-type="string">
              <text:p>98B0</text:p>
            </table:change-track-table-cell>
          </table:previous>
        </table:cell-content-change>
        <table:cell-content-change table:id="ct1896">
          <table:cell-address table:column="11" table:row="12" table:table="0"/>
          <office:change-info>
            <dc:creator>Bob Jacobsen</dc:creator>
            <dc:date>2012-04-27T22:35:55</dc:date>
          </office:change-info>
          <table:previous table:id="ct1657">
            <table:change-track-table-cell table:cell-address="Sheet1.L13" table:formula="of:=IF([.E13]=&quot;&quot;;&quot;&quot;;DEC2HEX(1*(16*256)+HEX2DEC([.G13])*16+IF([.B13]=&quot;Y&quot;;4;0)+IF([.C13]=&quot;Y&quot;;2;0)+IF([.H13]=&quot;Y&quot;;1;0)+IF(NOT (           OR           ([.D13]=&quot;Y&quot;; [.B13]=&quot;Y&quot;));2*16*256;0);4))" office:value-type="string">
              <text:p>10C4</text:p>
            </table:change-track-table-cell>
          </table:previous>
        </table:cell-content-change>
        <table:cell-content-change table:id="ct1897">
          <table:cell-address table:column="11" table:row="13" table:table="0"/>
          <office:change-info>
            <dc:creator>Bob Jacobsen</dc:creator>
            <dc:date>2012-04-27T22:35:56</dc:date>
          </office:change-info>
          <table:previous table:id="ct1656">
            <table:change-track-table-cell table:cell-address="Sheet1.L14" table:formula="of:=IF([.E14]=&quot;&quot;;&quot;&quot;;DEC2HEX(1*(16*256)+HEX2DEC([.G14])*16+IF([.B14]=&quot;Y&quot;;4;0)+IF([.C14]=&quot;Y&quot;;2;0)+IF([.H14]=&quot;Y&quot;;1;0)+IF(NOT (           OR           ([.D14]=&quot;Y&quot;; [.B14]=&quot;Y&quot;));2*16*256;0);4))" office:value-type="string">
              <text:p>10D4</text:p>
            </table:change-track-table-cell>
          </table:previous>
        </table:cell-content-change>
        <table:cell-content-change table:id="ct1898">
          <table:cell-address table:column="11" table:row="16" table:table="0"/>
          <office:change-info>
            <dc:creator>Bob Jacobsen</dc:creator>
            <dc:date>2012-04-27T22:36:01</dc:date>
          </office:change-info>
          <table:previous table:id="ct1654">
            <table:change-track-table-cell table:cell-address="Sheet1.L17" table:formula="of:=IF([.E17]=&quot;&quot;;&quot;&quot;;DEC2HEX(1*(16*256)+HEX2DEC([.G17])*16+IF([.B17]=&quot;Y&quot;;4;0)+IF([.C17]=&quot;Y&quot;;2;0)+IF([.H17]=&quot;Y&quot;;1;0)+IF(NOT (           OR           ([.D17]=&quot;Y&quot;; [.B17]=&quot;Y&quot;));2*16*256;0);4))" office:value-type="string">
              <text:p>12E4</text:p>
            </table:change-track-table-cell>
          </table:previous>
        </table:cell-content-change>
        <table:cell-content-change table:id="ct1899">
          <table:cell-address table:column="11" table:row="17" table:table="0"/>
          <office:change-info>
            <dc:creator>Bob Jacobsen</dc:creator>
            <dc:date>2012-04-27T22:36:02</dc:date>
          </office:change-info>
          <table:previous table:id="ct1655">
            <table:change-track-table-cell table:cell-address="Sheet1.L18" table:formula="of:=IF([.E18]=&quot;&quot;;&quot;&quot;;DEC2HEX(1*(16*256)+HEX2DEC([.G18])*16+IF([.B18]=&quot;Y&quot;;4;0)+IF([.C18]=&quot;Y&quot;;2;0)+IF([.H18]=&quot;Y&quot;;1;0)+IF(NOT (           OR           ([.D18]=&quot;Y&quot;; [.B18]=&quot;Y&quot;));2*16*256;0);4))" office:value-type="string">
              <text:p>12F4</text:p>
            </table:change-track-table-cell>
          </table:previous>
        </table:cell-content-change>
        <table:cell-content-change table:id="ct1900">
          <table:cell-address table:column="11" table:row="20" table:table="0"/>
          <office:change-info>
            <dc:creator>Bob Jacobsen</dc:creator>
            <dc:date>2012-04-27T22:36:07</dc:date>
          </office:change-info>
          <table:previous table:id="ct1664">
            <table:change-track-table-cell table:cell-address="Sheet1.L21" table:formula="of:=IF([.E21]=&quot;&quot;;&quot;&quot;;DEC2HEX(1*(16*256)+HEX2DEC([.G21])*16+IF([.B21]=&quot;Y&quot;;4;0)+IF([.C21]=&quot;Y&quot;;2;0)+IF([.H21]=&quot;Y&quot;;1;0)+IF(NOT (           OR           ([.D21]=&quot;Y&quot;; [.B21]=&quot;Y&quot;));2*16*256;0);4))" office:value-type="string">
              <text:p>1A42</text:p>
            </table:change-track-table-cell>
          </table:previous>
        </table:cell-content-change>
        <table:cell-content-change table:id="ct1901">
          <table:cell-address table:column="11" table:row="21" table:table="0"/>
          <office:change-info>
            <dc:creator>Bob Jacobsen</dc:creator>
            <dc:date>2012-04-27T22:36:07</dc:date>
          </office:change-info>
          <table:previous table:id="ct1665">
            <table:change-track-table-cell table:cell-address="Sheet1.L22" table:formula="of:=IF([.E22]=&quot;&quot;;&quot;&quot;;DEC2HEX(1*(16*256)+HEX2DEC([.G22])*16+IF([.B22]=&quot;Y&quot;;4;0)+IF([.C22]=&quot;Y&quot;;2;0)+IF([.H22]=&quot;Y&quot;;1;0)+IF(NOT (           OR           ([.D22]=&quot;Y&quot;; [.B22]=&quot;Y&quot;));2*16*256;0);4))" office:value-type="string">
              <text:p>3252</text:p>
            </table:change-track-table-cell>
          </table:previous>
        </table:cell-content-change>
        <table:cell-content-change table:id="ct1902">
          <table:cell-address table:column="11" table:row="22" table:table="0"/>
          <office:change-info>
            <dc:creator>Bob Jacobsen</dc:creator>
            <dc:date>2012-04-27T22:36:08</dc:date>
          </office:change-info>
          <table:previous table:id="ct1666">
            <table:change-track-table-cell table:cell-address="Sheet1.L23" table:formula="of:=IF([.E23]=&quot;&quot;;&quot;&quot;;DEC2HEX(1*(16*256)+HEX2DEC([.G23])*16+IF([.B23]=&quot;Y&quot;;4;0)+IF([.C23]=&quot;Y&quot;;2;0)+IF([.H23]=&quot;Y&quot;;1;0)+IF(NOT (           OR           ([.D23]=&quot;Y&quot;; [.B23]=&quot;Y&quot;));2*16*256;0);4))" office:value-type="string">
              <text:p>3263</text:p>
            </table:change-track-table-cell>
          </table:previous>
        </table:cell-content-change>
        <table:cell-content-change table:id="ct1903">
          <table:cell-address table:column="11" table:row="23" table:table="0"/>
          <office:change-info>
            <dc:creator>Bob Jacobsen</dc:creator>
            <dc:date>2012-04-27T22:36:08</dc:date>
          </office:change-info>
          <table:previous table:id="ct1667">
            <table:change-track-table-cell table:cell-address="Sheet1.L24" table:formula="of:=IF([.E24]=&quot;&quot;;&quot;&quot;;DEC2HEX(1*(16*256)+HEX2DEC([.G24])*16+IF([.B24]=&quot;Y&quot;;4;0)+IF([.C24]=&quot;Y&quot;;2;0)+IF([.H24]=&quot;Y&quot;;1;0)+IF(NOT (           OR           ([.D24]=&quot;Y&quot;; [.B24]=&quot;Y&quot;));2*16*256;0);4))" office:value-type="string">
              <text:p>1A82</text:p>
            </table:change-track-table-cell>
          </table:previous>
        </table:cell-content-change>
        <table:cell-content-change table:id="ct1904">
          <table:cell-address table:column="11" table:row="24" table:table="0"/>
          <office:change-info>
            <dc:creator>Bob Jacobsen</dc:creator>
            <dc:date>2012-04-27T22:36:09</dc:date>
          </office:change-info>
          <table:previous table:id="ct1668">
            <table:change-track-table-cell table:cell-address="Sheet1.L25" table:formula="of:=IF([.E25]=&quot;&quot;;&quot;&quot;;DEC2HEX(1*(16*256)+HEX2DEC([.G25])*16+IF([.B25]=&quot;Y&quot;;4;0)+IF([.C25]=&quot;Y&quot;;2;0)+IF([.H25]=&quot;Y&quot;;1;0)+IF(NOT (           OR           ([.D25]=&quot;Y&quot;; [.B25]=&quot;Y&quot;));2*16*256;0);4))" office:value-type="string">
              <text:p>3292</text:p>
            </table:change-track-table-cell>
          </table:previous>
        </table:cell-content-change>
        <table:cell-content-change table:id="ct1905">
          <table:cell-address table:column="11" table:row="25" table:table="0"/>
          <office:change-info>
            <dc:creator>Bob Jacobsen</dc:creator>
            <dc:date>2012-04-27T22:36:09</dc:date>
          </office:change-info>
          <table:previous table:id="ct1669">
            <table:change-track-table-cell table:cell-address="Sheet1.L26" table:formula="of:=IF([.E26]=&quot;&quot;;&quot;&quot;;DEC2HEX(1*(16*256)+HEX2DEC([.G26])*16+IF([.B26]=&quot;Y&quot;;4;0)+IF([.C26]=&quot;Y&quot;;2;0)+IF([.H26]=&quot;Y&quot;;1;0)+IF(NOT (           OR           ([.D26]=&quot;Y&quot;; [.B26]=&quot;Y&quot;));2*16*256;0);4))" office:value-type="string">
              <text:p>32A3</text:p>
            </table:change-track-table-cell>
          </table:previous>
        </table:cell-content-change>
        <table:cell-content-change table:id="ct1906">
          <table:cell-address table:column="11" table:row="26" table:table="0"/>
          <office:change-info>
            <dc:creator>Bob Jacobsen</dc:creator>
            <dc:date>2012-04-27T22:36:10</dc:date>
          </office:change-info>
          <table:previous table:id="ct1670">
            <table:change-track-table-cell table:cell-address="Sheet1.L27" table:formula="of:=IF([.E27]=&quot;&quot;;&quot;&quot;;DEC2HEX(1*(16*256)+HEX2DEC([.G27])*16+IF([.B27]=&quot;Y&quot;;4;0)+IF([.C27]=&quot;Y&quot;;2;0)+IF([.H27]=&quot;Y&quot;;1;0)+IF(NOT (           OR           ([.D27]=&quot;Y&quot;; [.B27]=&quot;Y&quot;));2*16*256;0);4))" office:value-type="string">
              <text:p>12B4</text:p>
            </table:change-track-table-cell>
          </table:previous>
        </table:cell-content-change>
        <table:cell-content-change table:id="ct1907">
          <table:cell-address table:column="11" table:row="27" table:table="0"/>
          <office:change-info>
            <dc:creator>Bob Jacobsen</dc:creator>
            <dc:date>2012-04-27T22:36:10</dc:date>
          </office:change-info>
          <table:previous table:id="ct1671">
            <table:change-track-table-cell table:cell-address="Sheet1.L28" table:formula="of:=IF([.E28]=&quot;&quot;;&quot;&quot;;DEC2HEX(1*(16*256)+HEX2DEC([.G28])*16+IF([.B28]=&quot;Y&quot;;4;0)+IF([.C28]=&quot;Y&quot;;2;0)+IF([.H28]=&quot;Y&quot;;1;0)+IF(NOT (           OR           ([.D28]=&quot;Y&quot;; [.B28]=&quot;Y&quot;));2*16*256;0);4))" office:value-type="string">
              <text:p>1AB0</text:p>
            </table:change-track-table-cell>
          </table:previous>
        </table:cell-content-change>
        <table:cell-content-change table:id="ct1908">
          <table:cell-address table:column="11" table:row="28" table:table="0"/>
          <office:change-info>
            <dc:creator>Bob Jacobsen</dc:creator>
            <dc:date>2012-04-27T22:36:11</dc:date>
          </office:change-info>
          <table:previous table:id="ct1672">
            <table:change-track-table-cell table:cell-address="Sheet1.L29" table:formula="of:=IF([.E29]=&quot;&quot;;&quot;&quot;;DEC2HEX(1*(16*256)+HEX2DEC([.G29])*16+IF([.B29]=&quot;Y&quot;;4;0)+IF([.C29]=&quot;Y&quot;;2;0)+IF([.H29]=&quot;Y&quot;;1;0)+IF(NOT (           OR           ([.D29]=&quot;Y&quot;; [.B29]=&quot;Y&quot;));2*16*256;0);4))" office:value-type="string">
              <text:p>1AC2</text:p>
            </table:change-track-table-cell>
          </table:previous>
        </table:cell-content-change>
        <table:cell-content-change table:id="ct1909">
          <table:cell-address table:column="11" table:row="29" table:table="0"/>
          <office:change-info>
            <dc:creator>Bob Jacobsen</dc:creator>
            <dc:date>2012-04-27T22:36:11</dc:date>
          </office:change-info>
          <table:previous table:id="ct1673">
            <table:change-track-table-cell table:cell-address="Sheet1.L30" table:formula="of:=IF([.E30]=&quot;&quot;;&quot;&quot;;DEC2HEX(1*(16*256)+HEX2DEC([.G30])*16+IF([.B30]=&quot;Y&quot;;4;0)+IF([.C30]=&quot;Y&quot;;2;0)+IF([.H30]=&quot;Y&quot;;1;0)+IF(NOT (           OR           ([.D30]=&quot;Y&quot;; [.B30]=&quot;Y&quot;));2*16*256;0);4))" office:value-type="string">
              <text:p>1AD2</text:p>
            </table:change-track-table-cell>
          </table:previous>
        </table:cell-content-change>
        <table:cell-content-change table:id="ct1910">
          <table:cell-address table:column="11" table:row="32" table:table="0"/>
          <office:change-info>
            <dc:creator>Bob Jacobsen</dc:creator>
            <dc:date>2012-04-27T22:36:12</dc:date>
          </office:change-info>
          <table:previous table:id="ct1674">
            <table:change-track-table-cell table:cell-address="Sheet1.L33" table:formula="of:=IF([.E33]=&quot;&quot;;&quot;&quot;;DEC2HEX(1*(16*256)+HEX2DEC([.G33])*16+IF([.B33]=&quot;Y&quot;;4;0)+IF([.C33]=&quot;Y&quot;;2;0)+IF([.H33]=&quot;Y&quot;;1;0)+IF(NOT (           OR           ([.D33]=&quot;Y&quot;; [.B33]=&quot;Y&quot;));2*16*256;0);4))" office:value-type="string">
              <text:p>3510</text:p>
            </table:change-track-table-cell>
          </table:previous>
        </table:cell-content-change>
        <table:cell-content-change table:id="ct1911">
          <table:cell-address table:column="11" table:row="34" table:table="0"/>
          <office:change-info>
            <dc:creator>Bob Jacobsen</dc:creator>
            <dc:date>2012-04-27T22:36:14</dc:date>
          </office:change-info>
          <table:previous table:id="ct1693">
            <table:change-track-table-cell table:cell-address="Sheet1.L35" table:formula="of:=IF([.E35]=&quot;&quot;;&quot;&quot;;DEC2HEX(1*(16*256)+HEX2DEC([.G35])*16+IF([.B35]=&quot;Y&quot;;4;0)+IF([.C35]=&quot;Y&quot;;2;0)+IF([.H35]=&quot;Y&quot;;1;0)+IF(NOT (           OR           ([.D35]=&quot;Y&quot;; [.B35]=&quot;Y&quot;));2*16*256;0);4))" office:value-type="string">
              <text:p>1524</text:p>
            </table:change-track-table-cell>
          </table:previous>
        </table:cell-content-change>
        <table:cell-content-change table:id="ct1912">
          <table:cell-address table:column="11" table:row="35" table:table="0"/>
          <office:change-info>
            <dc:creator>Bob Jacobsen</dc:creator>
            <dc:date>2012-04-27T22:36:14</dc:date>
          </office:change-info>
          <table:previous table:id="ct1694">
            <table:change-track-table-cell table:cell-address="Sheet1.L36" table:formula="of:=IF([.E36]=&quot;&quot;;&quot;&quot;;DEC2HEX(1*(16*256)+HEX2DEC([.G36])*16+IF([.B36]=&quot;Y&quot;;4;0)+IF([.C36]=&quot;Y&quot;;2;0)+IF([.H36]=&quot;Y&quot;;1;0)+IF(NOT (           OR           ([.D36]=&quot;Y&quot;; [.B36]=&quot;Y&quot;));2*16*256;0);4))" office:value-type="string">
              <text:p>1534</text:p>
            </table:change-track-table-cell>
          </table:previous>
        </table:cell-content-change>
        <table:cell-content-change table:id="ct1913">
          <table:cell-address table:column="11" table:row="41" table:table="0"/>
          <office:change-info>
            <dc:creator>Bob Jacobsen</dc:creator>
            <dc:date>2012-04-27T22:36:15</dc:date>
          </office:change-info>
          <table:previous table:id="ct1675">
            <table:change-track-table-cell table:cell-address="Sheet1.L42" table:formula="of:=IF([.E42]=&quot;&quot;;&quot;&quot;;DEC2HEX(1*(16*256)+HEX2DEC([.G42])*16+IF([.B42]=&quot;Y&quot;;4;0)+IF([.C42]=&quot;Y&quot;;2;0)+IF([.H42]=&quot;Y&quot;;1;0)+IF(NOT (           OR           ([.D42]=&quot;Y&quot;; [.B42]=&quot;Y&quot;));2*16*256;0);4))" office:value-type="string">
              <text:p>1404</text:p>
            </table:change-track-table-cell>
          </table:previous>
        </table:cell-content-change>
        <table:cell-content-change table:id="ct1914">
          <table:cell-address table:column="11" table:row="42" table:table="0"/>
          <office:change-info>
            <dc:creator>Bob Jacobsen</dc:creator>
            <dc:date>2012-04-27T22:36:16</dc:date>
          </office:change-info>
          <table:previous table:id="ct1676">
            <table:change-track-table-cell table:cell-address="Sheet1.L43" table:formula="of:=IF([.E43]=&quot;&quot;;&quot;&quot;;DEC2HEX(1*(16*256)+HEX2DEC([.G43])*16+IF([.B43]=&quot;Y&quot;;4;0)+IF([.C43]=&quot;Y&quot;;2;0)+IF([.H43]=&quot;Y&quot;;1;0)+IF(NOT (           OR           ([.D43]=&quot;Y&quot;; [.B43]=&quot;Y&quot;));2*16*256;0);4))" office:value-type="string">
              <text:p>14C4</text:p>
            </table:change-track-table-cell>
          </table:previous>
        </table:cell-content-change>
        <table:cell-content-change table:id="ct1915">
          <table:cell-address table:column="11" table:row="43" table:table="0"/>
          <office:change-info>
            <dc:creator>Bob Jacobsen</dc:creator>
            <dc:date>2012-04-27T22:36:16</dc:date>
          </office:change-info>
          <table:previous table:id="ct1677">
            <table:change-track-table-cell table:cell-address="Sheet1.L44" table:formula="of:=IF([.E44]=&quot;&quot;;&quot;&quot;;DEC2HEX(1*(16*256)+HEX2DEC([.G44])*16+IF([.B44]=&quot;Y&quot;;4;0)+IF([.C44]=&quot;Y&quot;;2;0)+IF([.H44]=&quot;Y&quot;;1;0)+IF(NOT (           OR           ([.D44]=&quot;Y&quot;; [.B44]=&quot;Y&quot;));2*16*256;0);4))" office:value-type="string">
              <text:p>14D4</text:p>
            </table:change-track-table-cell>
          </table:previous>
        </table:cell-content-change>
        <table:cell-content-change table:id="ct1916">
          <table:cell-address table:column="11" table:row="47" table:table="0"/>
          <office:change-info>
            <dc:creator>Bob Jacobsen</dc:creator>
            <dc:date>2012-04-27T22:36:17</dc:date>
          </office:change-info>
          <table:previous table:id="ct1678">
            <table:change-track-table-cell table:cell-address="Sheet1.L48" table:formula="of:=IF([.E48]=&quot;&quot;;&quot;&quot;;DEC2HEX(1*(16*256)+HEX2DEC([.G48])*16+IF([.B48]=&quot;Y&quot;;4;0)+IF([.C48]=&quot;Y&quot;;2;0)+IF([.H48]=&quot;Y&quot;;1;0)+IF(NOT (           OR           ([.D48]=&quot;Y&quot;; [.B48]=&quot;Y&quot;));2*16*256;0);4))" office:value-type="string">
              <text:p>14E4</text:p>
            </table:change-track-table-cell>
          </table:previous>
        </table:cell-content-change>
        <table:cell-content-change table:id="ct1917">
          <table:cell-address table:column="11" table:row="49" table:table="0"/>
          <office:change-info>
            <dc:creator>Bob Jacobsen</dc:creator>
            <dc:date>2012-04-27T22:36:18</dc:date>
          </office:change-info>
          <table:previous table:id="ct1679">
            <table:change-track-table-cell table:cell-address="Sheet1.L50" table:formula="of:=IF([.E50]=&quot;&quot;;&quot;&quot;;DEC2HEX(1*(16*256)+HEX2DEC([.G50])*16+IF([.B50]=&quot;Y&quot;;4;0)+IF([.C50]=&quot;Y&quot;;2;0)+IF([.H50]=&quot;Y&quot;;1;0)+IF(NOT (           OR           ([.D50]=&quot;Y&quot;; [.B50]=&quot;Y&quot;));2*16*256;0);4))" office:value-type="string">
              <text:p>14F4</text:p>
            </table:change-track-table-cell>
          </table:previous>
        </table:cell-content-change>
        <table:cell-content-change table:id="ct1918">
          <table:cell-address table:column="11" table:row="52" table:table="0"/>
          <office:change-info>
            <dc:creator>Bob Jacobsen</dc:creator>
            <dc:date>2012-04-27T22:36:19</dc:date>
          </office:change-info>
          <table:previous table:id="ct1680">
            <table:change-track-table-cell table:cell-address="Sheet1.L53" table:formula="of:=IF([.E53]=&quot;&quot;;&quot;&quot;;DEC2HEX(1*(16*256)+HEX2DEC([.G53])*16+IF([.B53]=&quot;Y&quot;;4;0)+IF([.C53]=&quot;Y&quot;;2;0)+IF([.H53]=&quot;Y&quot;;1;0)+IF(NOT (           OR           ([.D53]=&quot;Y&quot;; [.B53]=&quot;Y&quot;));2*16*256;0);4))" office:value-type="string">
              <text:p>1694</text:p>
            </table:change-track-table-cell>
          </table:previous>
        </table:cell-content-change>
        <table:cell-content-change table:id="ct1919">
          <table:cell-address table:column="11" table:row="53" table:table="0"/>
          <office:change-info>
            <dc:creator>Bob Jacobsen</dc:creator>
            <dc:date>2012-04-27T22:36:20</dc:date>
          </office:change-info>
          <table:previous table:id="ct1681">
            <table:change-track-table-cell table:cell-address="Sheet1.L54" table:formula="of:=IF([.E54]=&quot;&quot;;&quot;&quot;;DEC2HEX(1*(16*256)+HEX2DEC([.G54])*16+IF([.B54]=&quot;Y&quot;;4;0)+IF([.C54]=&quot;Y&quot;;2;0)+IF([.H54]=&quot;Y&quot;;1;0)+IF(NOT (           OR           ([.D54]=&quot;Y&quot;; [.B54]=&quot;Y&quot;));2*16*256;0);4))" office:value-type="string">
              <text:p>16A4</text:p>
            </table:change-track-table-cell>
          </table:previous>
        </table:cell-content-change>
        <table:cell-content-change table:id="ct1920">
          <table:cell-address table:column="11" table:row="54" table:table="0"/>
          <office:change-info>
            <dc:creator>Bob Jacobsen</dc:creator>
            <dc:date>2012-04-27T22:36:20</dc:date>
          </office:change-info>
          <table:previous table:id="ct1682">
            <table:change-track-table-cell table:cell-address="Sheet1.L55" table:formula="of:=IF([.E55]=&quot;&quot;;&quot;&quot;;DEC2HEX(1*(16*256)+HEX2DEC([.G55])*16+IF([.B55]=&quot;Y&quot;;4;0)+IF([.C55]=&quot;Y&quot;;2;0)+IF([.H55]=&quot;Y&quot;;1;0)+IF(NOT (           OR           ([.D55]=&quot;Y&quot;; [.B55]=&quot;Y&quot;));2*16*256;0);4))" office:value-type="string">
              <text:p>16B4</text:p>
            </table:change-track-table-cell>
          </table:previous>
        </table:cell-content-change>
        <table:cell-content-change table:id="ct1921">
          <table:cell-address table:column="16" table:row="41"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6" table:row="7" table:table="0"/>
          <office:change-info>
            <dc:creator>Bob Jacobsen</dc:creator>
            <dc:date>2012-04-27T22:38:09</dc:date>
          </office:change-info>
          <table:previous table:id="ct1594">
            <table:change-track-table-cell table:cell-address="Sheet1.Q8" table:formula="of:=IF([.E8]=&quot;&quot;;&quot;&quot;;IF([.B8]=&quot;Y&quot;;&quot;1Eddd&quot;;DEC2HEX(256*256+IF([.D8]=&quot;Y&quot;;8;9)*256*16+HEX2DEC([.G8])*16+IF([.C8]=&quot;Y&quot;;8;0)+IF([.H8]=&quot;Y&quot;;0;4)+3;5)))" office:value-type="string">
              <text:p>19017</text:p>
            </table:change-track-table-cell>
          </table:previous>
        </table:cell-content-change>
        <table:cell-content-change table:id="ct1923">
          <table:cell-address table:column="16" table:row="7" table:table="0"/>
          <office:change-info>
            <dc:creator>Bob Jacobsen</dc:creator>
            <dc:date>2012-04-27T22:38:52</dc:date>
          </office:change-info>
          <table:previous table:id="ct1922">
            <table:change-track-table-cell table:cell-address="Sheet1.Q8" table:formula="of:=IF([.E8]=&quot;&quot;;&quot;&quot;;IF([.B8]=&quot;Y&quot;;&quot;1Eddd&quot;;DEC2HEX(256*256+8*256*16+HEX2DEC([.G8])*16+IF([.C8]=&quot;Y&quot;;8;0)+IF([.H8]=&quot;Y&quot;;0;4)+3;5)))" office:value-type="string">
              <text:p>18017</text:p>
            </table:change-track-table-cell>
          </table:previous>
        </table:cell-content-change>
        <table:cell-content-change table:id="ct1924">
          <table:cell-address table:column="16" table:row="7" table:table="0"/>
          <office:change-info>
            <dc:creator>Bob Jacobsen</dc:creator>
            <dc:date>2012-04-27T22:40:04</dc:date>
          </office:change-info>
          <table:previous table:id="ct1923">
            <table:change-track-table-cell table:cell-address="Sheet1.Q8" table:formula="of:=IF([.E8]=&quot;&quot;;&quot;&quot;;IF([.B8]=&quot;Y&quot;;&quot;1Eddd&quot;;DEC2HEX(256*256+8*256*16+HEX2DEC([.G8])*16+IF([.C8]=&quot;Y&quot;;8;0)+IF([.H8]=&quot;Y&quot;;0;4)+IF([.D8]=&quot;Y&quot;;0;4)+3;5)))" office:value-type="string">
              <text:p>1801B</text:p>
            </table:change-track-table-cell>
          </table:previous>
        </table:cell-content-change>
        <table:cell-content-change table:id="ct1925">
          <table:cell-address table:column="16" table:row="7" table:table="0"/>
          <office:change-info>
            <dc:creator>Bob Jacobsen</dc:creator>
            <dc:date>2012-04-27T22:40:23</dc:date>
          </office:change-info>
          <table:previous table:id="ct1924">
            <table:change-track-table-cell table:cell-address="Sheet1.Q8" table:formula="of:=IF([.E8]=&quot;&quot;;&quot;&quot;;IF([.B8]=&quot;Y&quot;;&quot;1Eddd&quot;;DEC2HEX(256*256+8*256*16+HEX2DEC([.G8])*16+IF([.C8]=&quot;Y&quot;;8;0)+IF([.H8]=&quot;Y&quot;;0;4)+IF([.D8]=&quot;Y&quot;;0;8*256)+3;5)))" office:value-type="string">
              <text:p>18817</text:p>
            </table:change-track-table-cell>
          </table:previous>
        </table:cell-content-change>
        <table:cell-content-change table:id="ct1926">
          <table:cell-address table:column="16" table:row="8" table:table="0"/>
          <office:change-info>
            <dc:creator>Bob Jacobsen</dc:creator>
            <dc:date>2012-04-27T22:40:28</dc:date>
          </office:change-info>
          <table:previous table:id="ct1595">
            <table:change-track-table-cell table:cell-address="Sheet1.Q9" table:formula="of:=IF([.E9]=&quot;&quot;;&quot;&quot;;IF([.B9]=&quot;Y&quot;;&quot;1Eddd&quot;;DEC2HEX(256*256+IF([.D9]=&quot;Y&quot;;8;9)*256*16+HEX2DEC([.G9])*16+IF([.C9]=&quot;Y&quot;;8;0)+IF([.H9]=&quot;Y&quot;;0;4)+3;5)))" office:value-type="string">
              <text:p>19087</text:p>
            </table:change-track-table-cell>
          </table:previous>
        </table:cell-content-change>
        <table:cell-content-change table:id="ct1927">
          <table:cell-address table:column="16" table:row="9" table:table="0"/>
          <office:change-info>
            <dc:creator>Bob Jacobsen</dc:creator>
            <dc:date>2012-04-27T22:40:30</dc:date>
          </office:change-info>
          <table:previous table:id="ct1596">
            <table:change-track-table-cell table:cell-address="Sheet1.Q10" table:formula="of:=IF([.E10]=&quot;&quot;;&quot;&quot;;IF([.B10]=&quot;Y&quot;;&quot;1Eddd&quot;;DEC2HEX(256*256+IF([.D10]=&quot;Y&quot;;8;9)*256*16+HEX2DEC([.G10])*16+IF([.C10]=&quot;Y&quot;;8;0)+IF([.H10]=&quot;Y&quot;;0;4)+3;5)))" office:value-type="string">
              <text:p>1Eddd</text:p>
            </table:change-track-table-cell>
          </table:previous>
        </table:cell-content-change>
        <table:cell-content-change table:id="ct1928">
          <table:cell-address table:column="16" table:row="10" table:table="0"/>
          <office:change-info>
            <dc:creator>Bob Jacobsen</dc:creator>
            <dc:date>2012-04-27T22:40:31</dc:date>
          </office:change-info>
          <table:previous table:id="ct1597">
            <table:change-track-table-cell table:cell-address="Sheet1.Q11" table:formula="of:=IF([.E11]=&quot;&quot;;&quot;&quot;;IF([.B11]=&quot;Y&quot;;&quot;1Eddd&quot;;DEC2HEX(256*256+IF([.D11]=&quot;Y&quot;;8;9)*256*16+HEX2DEC([.G11])*16+IF([.C11]=&quot;Y&quot;;8;0)+IF([.H11]=&quot;Y&quot;;0;4)+3;5)))" office:value-type="string">
              <text:p>188A7</text:p>
            </table:change-track-table-cell>
          </table:previous>
        </table:cell-content-change>
        <table:cell-content-change table:id="ct1929">
          <table:cell-address table:column="16" table:row="11" table:table="0"/>
          <office:change-info>
            <dc:creator>Bob Jacobsen</dc:creator>
            <dc:date>2012-04-27T22:40:33</dc:date>
          </office:change-info>
          <table:previous table:id="ct1598">
            <table:change-track-table-cell table:cell-address="Sheet1.Q12" table:formula="of:=IF([.E12]=&quot;&quot;;&quot;&quot;;IF([.B12]=&quot;Y&quot;;&quot;1Eddd&quot;;DEC2HEX(256*256+IF([.D12]=&quot;Y&quot;;8;9)*256*16+HEX2DEC([.G12])*16+IF([.C12]=&quot;Y&quot;;8;0)+IF([.H12]=&quot;Y&quot;;0;4)+3;5)))" office:value-type="string">
              <text:p>188B7</text:p>
            </table:change-track-table-cell>
          </table:previous>
        </table:cell-content-change>
        <table:cell-content-change table:id="ct1930">
          <table:cell-address table:column="16" table:row="12" table:table="0"/>
          <office:change-info>
            <dc:creator>Bob Jacobsen</dc:creator>
            <dc:date>2012-04-27T22:40:35</dc:date>
          </office:change-info>
          <table:previous table:id="ct1599">
            <table:change-track-table-cell table:cell-address="Sheet1.Q13" table:formula="of:=IF([.E13]=&quot;&quot;;&quot;&quot;;IF([.B13]=&quot;Y&quot;;&quot;1Eddd&quot;;DEC2HEX(256*256+IF([.D13]=&quot;Y&quot;;8;9)*256*16+HEX2DEC([.G13])*16+IF([.C13]=&quot;Y&quot;;8;0)+IF([.H13]=&quot;Y&quot;;0;4)+3;5)))" office:value-type="string">
              <text:p>1Eddd</text:p>
            </table:change-track-table-cell>
          </table:previous>
        </table:cell-content-change>
        <table:cell-content-change table:id="ct1931">
          <table:cell-address table:column="16" table:row="13" table:table="0"/>
          <office:change-info>
            <dc:creator>Bob Jacobsen</dc:creator>
            <dc:date>2012-04-27T22:40:36</dc:date>
          </office:change-info>
          <table:previous table:id="ct1600">
            <table:change-track-table-cell table:cell-address="Sheet1.Q14" table:formula="of:=IF([.E14]=&quot;&quot;;&quot;&quot;;IF([.B14]=&quot;Y&quot;;&quot;1Eddd&quot;;DEC2HEX(256*256+IF([.D14]=&quot;Y&quot;;8;9)*256*16+HEX2DEC([.G14])*16+IF([.C14]=&quot;Y&quot;;8;0)+IF([.H14]=&quot;Y&quot;;0;4)+3;5)))" office:value-type="string">
              <text:p>1Eddd</text:p>
            </table:change-track-table-cell>
          </table:previous>
        </table:cell-content-change>
        <table:cell-content-change table:id="ct1932">
          <table:cell-address table:column="16" table:row="16" table:table="0"/>
          <office:change-info>
            <dc:creator>Bob Jacobsen</dc:creator>
            <dc:date>2012-04-27T22:40:37</dc:date>
          </office:change-info>
          <table:previous table:id="ct1603">
            <table:change-track-table-cell table:cell-address="Sheet1.Q17" table:formula="of:=IF([.E17]=&quot;&quot;;&quot;&quot;;IF([.B17]=&quot;Y&quot;;&quot;1Eddd&quot;;DEC2HEX(256*256+IF([.D17]=&quot;Y&quot;;8;9)*256*16+HEX2DEC([.G17])*16+IF([.C17]=&quot;Y&quot;;8;0)+IF([.H17]=&quot;Y&quot;;0;4)+3;5)))" office:value-type="string">
              <text:p>1Eddd</text:p>
            </table:change-track-table-cell>
          </table:previous>
        </table:cell-content-change>
        <table:cell-content-change table:id="ct1933">
          <table:cell-address table:column="16" table:row="17" table:table="0"/>
          <office:change-info>
            <dc:creator>Bob Jacobsen</dc:creator>
            <dc:date>2012-04-27T22:40:37</dc:date>
          </office:change-info>
          <table:previous table:id="ct1604">
            <table:change-track-table-cell table:cell-address="Sheet1.Q18" table:formula="of:=IF([.E18]=&quot;&quot;;&quot;&quot;;IF([.B18]=&quot;Y&quot;;&quot;1Eddd&quot;;DEC2HEX(256*256+IF([.D18]=&quot;Y&quot;;8;9)*256*16+HEX2DEC([.G18])*16+IF([.C18]=&quot;Y&quot;;8;0)+IF([.H18]=&quot;Y&quot;;0;4)+3;5)))" office:value-type="string">
              <text:p>1Eddd</text:p>
            </table:change-track-table-cell>
          </table:previous>
        </table:cell-content-change>
        <table:cell-content-change table:id="ct1934">
          <table:cell-address table:column="16" table:row="20" table:table="0"/>
          <office:change-info>
            <dc:creator>Bob Jacobsen</dc:creator>
            <dc:date>2012-04-27T22:40:38</dc:date>
          </office:change-info>
          <table:previous table:id="ct1607">
            <table:change-track-table-cell table:cell-address="Sheet1.Q21" table:formula="of:=IF([.E21]=&quot;&quot;;&quot;&quot;;IF([.B21]=&quot;Y&quot;;&quot;1Eddd&quot;;DEC2HEX(256*256+IF([.D21]=&quot;Y&quot;;8;9)*256*16+HEX2DEC([.G21])*16+IF([.C21]=&quot;Y&quot;;8;0)+IF([.H21]=&quot;Y&quot;;0;4)+3;5)))" office:value-type="string">
              <text:p>18A4F</text:p>
            </table:change-track-table-cell>
          </table:previous>
        </table:cell-content-change>
        <table:cell-content-change table:id="ct1935">
          <table:cell-address table:column="16" table:row="21" table:table="0"/>
          <office:change-info>
            <dc:creator>Bob Jacobsen</dc:creator>
            <dc:date>2012-04-27T22:40:39</dc:date>
          </office:change-info>
          <table:previous table:id="ct1608">
            <table:change-track-table-cell table:cell-address="Sheet1.Q22" table:formula="of:=IF([.E22]=&quot;&quot;;&quot;&quot;;IF([.B22]=&quot;Y&quot;;&quot;1Eddd&quot;;DEC2HEX(256*256+IF([.D22]=&quot;Y&quot;;8;9)*256*16+HEX2DEC([.G22])*16+IF([.C22]=&quot;Y&quot;;8;0)+IF([.H22]=&quot;Y&quot;;0;4)+3;5)))" office:value-type="string">
              <text:p>1925F</text:p>
            </table:change-track-table-cell>
          </table:previous>
        </table:cell-content-change>
        <table:cell-content-change table:id="ct1936">
          <table:cell-address table:column="16" table:row="22" table:table="0"/>
          <office:change-info>
            <dc:creator>Bob Jacobsen</dc:creator>
            <dc:date>2012-04-27T22:40:42</dc:date>
          </office:change-info>
          <table:previous table:id="ct1609">
            <table:change-track-table-cell table:cell-address="Sheet1.Q23" table:formula="of:=IF([.E23]=&quot;&quot;;&quot;&quot;;IF([.B23]=&quot;Y&quot;;&quot;1Eddd&quot;;DEC2HEX(256*256+IF([.D23]=&quot;Y&quot;;8;9)*256*16+HEX2DEC([.G23])*16+IF([.C23]=&quot;Y&quot;;8;0)+IF([.H23]=&quot;Y&quot;;0;4)+3;5)))" office:value-type="string">
              <text:p>1926B</text:p>
            </table:change-track-table-cell>
          </table:previous>
        </table:cell-content-change>
        <table:cell-content-change table:id="ct1937">
          <table:cell-address table:column="16" table:row="23" table:table="0"/>
          <office:change-info>
            <dc:creator>Bob Jacobsen</dc:creator>
            <dc:date>2012-04-27T22:40:43</dc:date>
          </office:change-info>
          <table:previous table:id="ct1610">
            <table:change-track-table-cell table:cell-address="Sheet1.Q24" table:formula="of:=IF([.E24]=&quot;&quot;;&quot;&quot;;IF([.B24]=&quot;Y&quot;;&quot;1Eddd&quot;;DEC2HEX(256*256+IF([.D24]=&quot;Y&quot;;8;9)*256*16+HEX2DEC([.G24])*16+IF([.C24]=&quot;Y&quot;;8;0)+IF([.H24]=&quot;Y&quot;;0;4)+3;5)))" office:value-type="string">
              <text:p>18A8F</text:p>
            </table:change-track-table-cell>
          </table:previous>
        </table:cell-content-change>
        <table:cell-content-change table:id="ct1938">
          <table:cell-address table:column="16" table:row="24" table:table="0"/>
          <office:change-info>
            <dc:creator>Bob Jacobsen</dc:creator>
            <dc:date>2012-04-27T22:40:44</dc:date>
          </office:change-info>
          <table:previous table:id="ct1611">
            <table:change-track-table-cell table:cell-address="Sheet1.Q25" table:formula="of:=IF([.E25]=&quot;&quot;;&quot;&quot;;IF([.B25]=&quot;Y&quot;;&quot;1Eddd&quot;;DEC2HEX(256*256+IF([.D25]=&quot;Y&quot;;8;9)*256*16+HEX2DEC([.G25])*16+IF([.C25]=&quot;Y&quot;;8;0)+IF([.H25]=&quot;Y&quot;;0;4)+3;5)))" office:value-type="string">
              <text:p>1929F</text:p>
            </table:change-track-table-cell>
          </table:previous>
        </table:cell-content-change>
        <table:cell-content-change table:id="ct1939">
          <table:cell-address table:column="16" table:row="25" table:table="0"/>
          <office:change-info>
            <dc:creator>Bob Jacobsen</dc:creator>
            <dc:date>2012-04-27T22:40:45</dc:date>
          </office:change-info>
          <table:previous table:id="ct1612">
            <table:change-track-table-cell table:cell-address="Sheet1.Q26" table:formula="of:=IF([.E26]=&quot;&quot;;&quot;&quot;;IF([.B26]=&quot;Y&quot;;&quot;1Eddd&quot;;DEC2HEX(256*256+IF([.D26]=&quot;Y&quot;;8;9)*256*16+HEX2DEC([.G26])*16+IF([.C26]=&quot;Y&quot;;8;0)+IF([.H26]=&quot;Y&quot;;0;4)+3;5)))" office:value-type="string">
              <text:p>192AB</text:p>
            </table:change-track-table-cell>
          </table:previous>
        </table:cell-content-change>
        <table:cell-content-change table:id="ct1940">
          <table:cell-address table:column="16" table:row="26" table:table="0"/>
          <office:change-info>
            <dc:creator>Bob Jacobsen</dc:creator>
            <dc:date>2012-04-27T22:40:46</dc:date>
          </office:change-info>
          <table:previous table:id="ct1613">
            <table:change-track-table-cell table:cell-address="Sheet1.Q27" table:formula="of:=IF([.E27]=&quot;&quot;;&quot;&quot;;IF([.B27]=&quot;Y&quot;;&quot;1Eddd&quot;;DEC2HEX(256*256+IF([.D27]=&quot;Y&quot;;8;9)*256*16+HEX2DEC([.G27])*16+IF([.C27]=&quot;Y&quot;;8;0)+IF([.H27]=&quot;Y&quot;;0;4)+3;5)))" office:value-type="string">
              <text:p>1Eddd</text:p>
            </table:change-track-table-cell>
          </table:previous>
        </table:cell-content-change>
        <table:cell-content-change table:id="ct1941">
          <table:cell-address table:column="16" table:row="27" table:table="0"/>
          <office:change-info>
            <dc:creator>Bob Jacobsen</dc:creator>
            <dc:date>2012-04-27T22:40:47</dc:date>
          </office:change-info>
          <table:previous table:id="ct1614">
            <table:change-track-table-cell table:cell-address="Sheet1.Q28" table:formula="of:=IF([.E28]=&quot;&quot;;&quot;&quot;;IF([.B28]=&quot;Y&quot;;&quot;1Eddd&quot;;DEC2HEX(256*256+IF([.D28]=&quot;Y&quot;;8;9)*256*16+HEX2DEC([.G28])*16+IF([.C28]=&quot;Y&quot;;8;0)+IF([.H28]=&quot;Y&quot;;0;4)+3;5)))" office:value-type="string">
              <text:p>18AB7</text:p>
            </table:change-track-table-cell>
          </table:previous>
        </table:cell-content-change>
        <table:cell-content-change table:id="ct1942">
          <table:cell-address table:column="16" table:row="28" table:table="0"/>
          <office:change-info>
            <dc:creator>Bob Jacobsen</dc:creator>
            <dc:date>2012-04-27T22:40:48</dc:date>
          </office:change-info>
          <table:previous table:id="ct1615">
            <table:change-track-table-cell table:cell-address="Sheet1.Q29" table:formula="of:=IF([.E29]=&quot;&quot;;&quot;&quot;;IF([.B29]=&quot;Y&quot;;&quot;1Eddd&quot;;DEC2HEX(256*256+IF([.D29]=&quot;Y&quot;;8;9)*256*16+HEX2DEC([.G29])*16+IF([.C29]=&quot;Y&quot;;8;0)+IF([.H29]=&quot;Y&quot;;0;4)+3;5)))" office:value-type="string">
              <text:p>18ACF</text:p>
            </table:change-track-table-cell>
          </table:previous>
        </table:cell-content-change>
        <table:cell-content-change table:id="ct1943">
          <table:cell-address table:column="16" table:row="29" table:table="0"/>
          <office:change-info>
            <dc:creator>Bob Jacobsen</dc:creator>
            <dc:date>2012-04-27T22:40:49</dc:date>
          </office:change-info>
          <table:previous table:id="ct1616">
            <table:change-track-table-cell table:cell-address="Sheet1.Q30" table:formula="of:=IF([.E30]=&quot;&quot;;&quot;&quot;;IF([.B30]=&quot;Y&quot;;&quot;1Eddd&quot;;DEC2HEX(256*256+IF([.D30]=&quot;Y&quot;;8;9)*256*16+HEX2DEC([.G30])*16+IF([.C30]=&quot;Y&quot;;8;0)+IF([.H30]=&quot;Y&quot;;0;4)+3;5)))" office:value-type="string">
              <text:p>18ADF</text:p>
            </table:change-track-table-cell>
          </table:previous>
        </table:cell-content-change>
        <table:cell-content-change table:id="ct1944">
          <table:cell-address table:column="16" table:row="32" table:table="0"/>
          <office:change-info>
            <dc:creator>Bob Jacobsen</dc:creator>
            <dc:date>2012-04-27T22:40:50</dc:date>
          </office:change-info>
          <table:previous table:id="ct1619">
            <table:change-track-table-cell table:cell-address="Sheet1.Q33" table:formula="of:=IF([.E33]=&quot;&quot;;&quot;&quot;;IF([.B33]=&quot;Y&quot;;&quot;1Eddd&quot;;DEC2HEX(256*256+IF([.D33]=&quot;Y&quot;;8;9)*256*16+HEX2DEC([.G33])*16+IF([.C33]=&quot;Y&quot;;8;0)+IF([.H33]=&quot;Y&quot;;0;4)+3;5)))" office:value-type="string">
              <text:p>19517</text:p>
            </table:change-track-table-cell>
          </table:previous>
        </table:cell-content-change>
        <table:cell-content-change table:id="ct1945">
          <table:cell-address table:column="16" table:row="34" table:table="0"/>
          <office:change-info>
            <dc:creator>Bob Jacobsen</dc:creator>
            <dc:date>2012-04-27T22:40:58</dc:date>
          </office:change-info>
          <table:previous table:id="ct1695">
            <table:change-track-table-cell table:cell-address="Sheet1.Q35" table:formula="of:=IF([.E35]=&quot;&quot;;&quot;&quot;;IF([.B35]=&quot;Y&quot;;&quot;1Eddd&quot;;DEC2HEX(256*256+IF([.D35]=&quot;Y&quot;;8;9)*256*16+HEX2DEC([.G35])*16+IF([.C35]=&quot;Y&quot;;8;0)+IF([.H35]=&quot;Y&quot;;0;4)+3;5)))" office:value-type="string">
              <text:p>1Eddd</text:p>
            </table:change-track-table-cell>
          </table:previous>
        </table:cell-content-change>
        <table:cell-content-change table:id="ct1946">
          <table:cell-address table:column="16" table:row="35" table:table="0"/>
          <office:change-info>
            <dc:creator>Bob Jacobsen</dc:creator>
            <dc:date>2012-04-27T22:40:58</dc:date>
          </office:change-info>
          <table:previous table:id="ct1696">
            <table:change-track-table-cell table:cell-address="Sheet1.Q36" table:formula="of:=IF([.E36]=&quot;&quot;;&quot;&quot;;IF([.B36]=&quot;Y&quot;;&quot;1Eddd&quot;;DEC2HEX(256*256+IF([.D36]=&quot;Y&quot;;8;9)*256*16+HEX2DEC([.G36])*16+IF([.C36]=&quot;Y&quot;;8;0)+IF([.H36]=&quot;Y&quot;;0;4)+3;5)))" office:value-type="string">
              <text:p>1Eddd</text:p>
            </table:change-track-table-cell>
          </table:previous>
        </table:cell-content-change>
        <table:cell-content-change table:id="ct1947">
          <table:cell-address table:column="16" table:row="42" table:table="0"/>
          <office:change-info>
            <dc:creator>Bob Jacobsen</dc:creator>
            <dc:date>2012-04-27T22:41:00</dc:date>
          </office:change-info>
          <table:previous table:id="ct1623">
            <table:change-track-table-cell table:cell-address="Sheet1.Q43" table:formula="of:=IF([.E43]=&quot;&quot;;&quot;&quot;;IF([.B43]=&quot;Y&quot;;&quot;1Eddd&quot;;DEC2HEX(256*256+IF([.D43]=&quot;Y&quot;;8;9)*256*16+HEX2DEC([.G43])*16+IF([.C43]=&quot;Y&quot;;8;0)+IF([.H43]=&quot;Y&quot;;0;4)+3;5)))" office:value-type="string">
              <text:p>1Eddd</text:p>
            </table:change-track-table-cell>
          </table:previous>
        </table:cell-content-change>
        <table:cell-content-change table:id="ct1948">
          <table:cell-address table:column="16" table:row="43" table:table="0"/>
          <office:change-info>
            <dc:creator>Bob Jacobsen</dc:creator>
            <dc:date>2012-04-27T22:41:00</dc:date>
          </office:change-info>
          <table:previous table:id="ct1624">
            <table:change-track-table-cell table:cell-address="Sheet1.Q44" table:formula="of:=IF([.E44]=&quot;&quot;;&quot;&quot;;IF([.B44]=&quot;Y&quot;;&quot;1Eddd&quot;;DEC2HEX(256*256+IF([.D44]=&quot;Y&quot;;8;9)*256*16+HEX2DEC([.G44])*16+IF([.C44]=&quot;Y&quot;;8;0)+IF([.H44]=&quot;Y&quot;;0;4)+3;5)))" office:value-type="string">
              <text:p>1Eddd</text:p>
            </table:change-track-table-cell>
          </table:previous>
        </table:cell-content-change>
        <table:cell-content-change table:id="ct1949">
          <table:cell-address table:column="16" table:row="47" table:table="0"/>
          <office:change-info>
            <dc:creator>Bob Jacobsen</dc:creator>
            <dc:date>2012-04-27T22:41:02</dc:date>
          </office:change-info>
          <table:previous table:id="ct1628">
            <table:change-track-table-cell table:cell-address="Sheet1.Q48" table:formula="of:=IF([.E48]=&quot;&quot;;&quot;&quot;;IF([.B48]=&quot;Y&quot;;&quot;1Eddd&quot;;DEC2HEX(256*256+IF([.D48]=&quot;Y&quot;;8;9)*256*16+HEX2DEC([.G48])*16+IF([.C48]=&quot;Y&quot;;8;0)+IF([.H48]=&quot;Y&quot;;0;4)+3;5)))" office:value-type="string">
              <text:p>1Eddd</text:p>
            </table:change-track-table-cell>
          </table:previous>
        </table:cell-content-change>
        <table:cell-content-change table:id="ct1950">
          <table:cell-address table:column="16" table:row="49" table:table="0"/>
          <office:change-info>
            <dc:creator>Bob Jacobsen</dc:creator>
            <dc:date>2012-04-27T22:41:02</dc:date>
          </office:change-info>
          <table:previous table:id="ct1630">
            <table:change-track-table-cell table:cell-address="Sheet1.Q50" table:formula="of:=IF([.E50]=&quot;&quot;;&quot;&quot;;IF([.B50]=&quot;Y&quot;;&quot;1Eddd&quot;;DEC2HEX(256*256+IF([.D50]=&quot;Y&quot;;8;9)*256*16+HEX2DEC([.G50])*16+IF([.C50]=&quot;Y&quot;;8;0)+IF([.H50]=&quot;Y&quot;;0;4)+3;5)))" office:value-type="string">
              <text:p>1Eddd</text:p>
            </table:change-track-table-cell>
          </table:previous>
        </table:cell-content-change>
        <table:cell-content-change table:id="ct1951">
          <table:cell-address table:column="16" table:row="52"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6" table:row="53" table:table="0"/>
          <office:change-info>
            <dc:creator>Bob Jacobsen</dc:creator>
            <dc:date>2012-04-27T22:41:05</dc:date>
          </office:change-info>
          <table:previous table:id="ct1634">
            <table:change-track-table-cell table:cell-address="Sheet1.Q54" table:formula="of:=IF([.E54]=&quot;&quot;;&quot;&quot;;IF([.B54]=&quot;Y&quot;;&quot;1Eddd&quot;;DEC2HEX(256*256+IF([.D54]=&quot;Y&quot;;8;9)*256*16+HEX2DEC([.G54])*16+IF([.C54]=&quot;Y&quot;;8;0)+IF([.H54]=&quot;Y&quot;;0;4)+3;5)))" office:value-type="string">
              <text:p>1Eddd</text:p>
            </table:change-track-table-cell>
          </table:previous>
        </table:cell-content-change>
        <table:cell-content-change table:id="ct1953">
          <table:cell-address table:column="16" table:row="54" table:table="0"/>
          <office:change-info>
            <dc:creator>Bob Jacobsen</dc:creator>
            <dc:date>2012-04-27T22:41:06</dc:date>
          </office:change-info>
          <table:previous table:id="ct1635">
            <table:change-track-table-cell table:cell-address="Sheet1.Q55" table:formula="of:=IF([.E55]=&quot;&quot;;&quot;&quot;;IF([.B55]=&quot;Y&quot;;&quot;1Eddd&quot;;DEC2HEX(256*256+IF([.D55]=&quot;Y&quot;;8;9)*256*16+HEX2DEC([.G55])*16+IF([.C55]=&quot;Y&quot;;8;0)+IF([.H55]=&quot;Y&quot;;0;4)+3;5)))" office:value-type="string">
              <text:p>1Eddd</text:p>
            </table:change-track-table-cell>
          </table:previous>
        </table:cell-content-change>
        <table:cell-content-change table:id="ct1954">
          <table:cell-address table:column="16" table:row="52" table:table="0"/>
          <office:change-info>
            <dc:creator>Bob Jacobsen</dc:creator>
            <dc:date>2012-04-27T22:41:17</dc:date>
          </office:change-info>
          <table:previous table:id="ct1951">
            <table:change-track-table-cell table:cell-address="Sheet1.Q53" table:formula="of:=IF([.E53]=&quot;&quot;;&quot;&quot;;IF([.B53]=&quot;Y&quot;;&quot;1Eddd&quot;;DEC2HEX(256*256+8*256*16+HEX2DEC([.G53])*16+IF([.C53]=&quot;Y&quot;;8;0)+IF([.H53]=&quot;Y&quot;;0;4)+IF([.D53]=&quot;Y&quot;;8*256;0)+3;5)))" office:value-type="string">
              <text:p>1Eddd</text:p>
            </table:change-track-table-cell>
          </table:previous>
        </table:cell-content-change>
        <table:cell-content-change table:id="ct1955">
          <table:cell-address table:column="16" table:row="52" table:table="0"/>
          <office:change-info>
            <dc:creator>Bob Jacobsen</dc:creator>
            <dc:date>2012-04-27T22:41:21</dc:date>
          </office:change-info>
          <table:previous table:id="ct1954">
            <table:change-track-table-cell/>
          </table:previous>
        </table:cell-content-change>
        <table:cell-content-change table:id="ct1956">
          <table:cell-address table:column="3" table:row="12" table:table="0"/>
          <office:change-info>
            <dc:creator>Bob Jacobsen</dc:creator>
            <dc:date>2012-04-30T01:11:53</dc:date>
          </office:change-info>
          <table:previous>
            <table:change-track-table-cell/>
          </table:previous>
        </table:cell-content-change>
        <table:cell-content-change table:id="ct1957">
          <table:cell-address table:column="3" table:row="12" table:table="0"/>
          <office:change-info>
            <dc:creator>Bob Jacobsen</dc:creator>
            <dc:date>2012-04-30T01:12:06</dc:date>
          </office:change-info>
          <table:previous table:id="ct1956">
            <table:change-track-table-cell office:value-type="string">
              <text:p>Y</text:p>
            </table:change-track-table-cell>
          </table:previous>
        </table:cell-content-change>
        <table:movement table:id="ct1958">
          <table:source-range-address table:start-column="16" table:start-row="57" table:start-table="0" table:end-column="16" table:end-row="58" table:end-table="0"/>
          <table:target-range-address table:start-column="1" table:start-row="60" table:start-table="0" table:end-column="1" table:end-row="61" table:end-table="0"/>
          <office:change-info>
            <dc:creator>Mike </dc:creator>
            <dc:date>2012-05-20T21:15:16.74</dc:date>
          </office:change-info>
        </table:movement>
        <table:cell-content-change table:id="ct1959">
          <table:cell-address table:column="6" table:row="1" table:table="0"/>
          <office:change-info>
            <dc:creator>Mike </dc:creator>
            <dc:date>2012-05-20T21:15:44.06</dc:date>
          </office:change-info>
          <table:previous table:id="ct566">
            <table:change-track-table-cell office:value-type="string">
              <text:p>Priority/Type</text:p>
            </table:change-track-table-cell>
          </table:previous>
        </table:cell-content-change>
        <table:cell-content-change table:id="ct1960">
          <table:cell-address table:column="6" table:row="7" table:table="0"/>
          <office:change-info>
            <dc:creator>Mike </dc:creator>
            <dc:date>2012-05-20T21:17:11.64</dc:date>
          </office:change-info>
          <table:previous table:id="ct1556">
            <table:change-track-table-cell table:cell-address="Sheet1.G8" table:formula="of:=IF([.E8]=&quot;&quot;;&quot;&quot;;DEC2HEX([.E8]*32+[.F8];2))" office:value-type="string">
              <text:p>01</text:p>
            </table:change-track-table-cell>
          </table:previous>
        </table:cell-content-change>
        <table:cell-content-change table:id="ct1961">
          <table:cell-address table:column="6" table:row="8" table:table="0"/>
          <office:change-info>
            <dc:creator>Mike </dc:creator>
            <dc:date>2012-05-20T21:17:18.01</dc:date>
          </office:change-info>
          <table:previous table:id="ct1231">
            <table:change-track-table-cell table:cell-address="Sheet1.G9" table:formula="of:=IF([.E9]=&quot;&quot;;&quot;&quot;;DEC2HEX([.E9]*32+[.F9];2))" office:value-type="string">
              <text:p>08</text:p>
            </table:change-track-table-cell>
          </table:previous>
        </table:cell-content-change>
        <table:cell-content-change table:id="ct1962">
          <table:cell-address table:column="6" table:row="9" table:table="0"/>
          <office:change-info>
            <dc:creator>Mike </dc:creator>
            <dc:date>2012-05-20T21:17:18.01</dc:date>
          </office:change-info>
          <table:previous table:id="ct1232">
            <table:change-track-table-cell table:cell-address="Sheet1.G10" table:formula="of:=IF([.E10]=&quot;&quot;;&quot;&quot;;DEC2HEX([.E10]*32+[.F10];2))" office:value-type="string">
              <text:p>0A</text:p>
            </table:change-track-table-cell>
          </table:previous>
        </table:cell-content-change>
        <table:cell-content-change table:id="ct1963">
          <table:cell-address table:column="6" table:row="10" table:table="0"/>
          <office:change-info>
            <dc:creator>Mike </dc:creator>
            <dc:date>2012-05-20T21:17:18.01</dc:date>
          </office:change-info>
          <table:previous table:id="ct1233">
            <table:change-track-table-cell table:cell-address="Sheet1.G11" table:formula="of:=IF([.E11]=&quot;&quot;;&quot;&quot;;DEC2HEX([.E11]*32+[.F11];2))" office:value-type="string">
              <text:p>0A</text:p>
            </table:change-track-table-cell>
          </table:previous>
        </table:cell-content-change>
        <table:cell-content-change table:id="ct1964">
          <table:cell-address table:column="6" table:row="11" table:table="0"/>
          <office:change-info>
            <dc:creator>Mike </dc:creator>
            <dc:date>2012-05-20T21:17:18.01</dc:date>
          </office:change-info>
          <table:previous table:id="ct1234">
            <table:change-track-table-cell table:cell-address="Sheet1.G12" table:formula="of:=IF([.E12]=&quot;&quot;;&quot;&quot;;DEC2HEX([.E12]*32+[.F12];2))" office:value-type="string">
              <text:p>0B</text:p>
            </table:change-track-table-cell>
          </table:previous>
        </table:cell-content-change>
        <table:cell-content-change table:id="ct1965">
          <table:cell-address table:column="6" table:row="12" table:table="0"/>
          <office:change-info>
            <dc:creator>Mike </dc:creator>
            <dc:date>2012-05-20T21:17:18.01</dc:date>
          </office:change-info>
          <table:previous table:id="ct1235">
            <table:change-track-table-cell table:cell-address="Sheet1.G13" table:formula="of:=IF([.E13]=&quot;&quot;;&quot;&quot;;DEC2HEX([.E13]*32+[.F13];2))" office:value-type="string">
              <text:p>0C</text:p>
            </table:change-track-table-cell>
          </table:previous>
        </table:cell-content-change>
        <table:cell-content-change table:id="ct1966">
          <table:cell-address table:column="6" table:row="13" table:table="0"/>
          <office:change-info>
            <dc:creator>Mike </dc:creator>
            <dc:date>2012-05-20T21:17:18.01</dc:date>
          </office:change-info>
          <table:previous table:id="ct1236">
            <table:change-track-table-cell table:cell-address="Sheet1.G14" table:formula="of:=IF([.E14]=&quot;&quot;;&quot;&quot;;DEC2HEX([.E14]*32+[.F14];2))" office:value-type="string">
              <text:p>0D</text:p>
            </table:change-track-table-cell>
          </table:previous>
        </table:cell-content-change>
        <table:cell-content-change table:id="ct1967">
          <table:cell-address table:column="6" table:row="7" table:table="0"/>
          <office:change-info>
            <dc:creator>Mike </dc:creator>
            <dc:date>2012-05-20T21:17:45.63</dc:date>
          </office:change-info>
          <table:previous table:id="ct1960">
            <table:change-track-table-cell table:cell-address="Sheet1.G8" table:formula="of:=IF([.E8]=&quot;&quot;;&quot;&quot;;DEC2HEX([.E8]*32+[.F8]+IF([.D7]=&quot;Y&quot;;128;0);2))" office:value-type="string">
              <text:p>01</text:p>
            </table:change-track-table-cell>
          </table:previous>
        </table:cell-content-change>
        <table:cell-content-change table:id="ct1968">
          <table:cell-address table:column="6" table:row="6" table:table="0"/>
          <office:change-info>
            <dc:creator>Mike </dc:creator>
            <dc:date>2012-05-20T21:17:50.40</dc:date>
          </office:change-info>
          <table:previous table:id="ct1555">
            <table:change-track-table-cell table:cell-address="Sheet1.G7" table:formula="of:=IF([.E7]=&quot;&quot;;&quot;&quot;;DEC2HEX([.E7]*32+[.F7];2))" office:value-type="string">
              <text:p>00</text:p>
            </table:change-track-table-cell>
          </table:previous>
        </table:cell-content-change>
        <table:cell-content-change table:id="ct1969">
          <table:cell-address table:column="6" table:row="8" table:table="0"/>
          <office:change-info>
            <dc:creator>Mike </dc:creator>
            <dc:date>2012-05-20T21:17:54.24</dc:date>
          </office:change-info>
          <table:previous table:id="ct1961">
            <table:change-track-table-cell table:cell-address="Sheet1.G9" table:formula="of:=IF([.E9]=&quot;&quot;;&quot;&quot;;DEC2HEX([.E9]*32+[.F9]+IF([.D8]=&quot;Y&quot;;128;0);2))" office:value-type="string">
              <text:p>08</text:p>
            </table:change-track-table-cell>
          </table:previous>
        </table:cell-content-change>
        <table:cell-content-change table:id="ct1970">
          <table:cell-address table:column="6" table:row="9" table:table="0"/>
          <office:change-info>
            <dc:creator>Mike </dc:creator>
            <dc:date>2012-05-20T21:17:54.24</dc:date>
          </office:change-info>
          <table:previous table:id="ct1962">
            <table:change-track-table-cell table:cell-address="Sheet1.G10" table:formula="of:=IF([.E10]=&quot;&quot;;&quot;&quot;;DEC2HEX([.E10]*32+[.F10]+IF([.D9]=&quot;Y&quot;;128;0);2))" office:value-type="string">
              <text:p>0A</text:p>
            </table:change-track-table-cell>
          </table:previous>
        </table:cell-content-change>
        <table:cell-content-change table:id="ct1971">
          <table:cell-address table:column="6" table:row="10" table:table="0"/>
          <office:change-info>
            <dc:creator>Mike </dc:creator>
            <dc:date>2012-05-20T21:17:54.24</dc:date>
          </office:change-info>
          <table:previous table:id="ct1963">
            <table:change-track-table-cell table:cell-address="Sheet1.G11" table:formula="of:=IF([.E11]=&quot;&quot;;&quot;&quot;;DEC2HEX([.E11]*32+[.F11]+IF([.D10]=&quot;Y&quot;;128;0);2))" office:value-type="string">
              <text:p>0A</text:p>
            </table:change-track-table-cell>
          </table:previous>
        </table:cell-content-change>
        <table:cell-content-change table:id="ct1972">
          <table:cell-address table:column="6" table:row="11" table:table="0"/>
          <office:change-info>
            <dc:creator>Mike </dc:creator>
            <dc:date>2012-05-20T21:17:54.24</dc:date>
          </office:change-info>
          <table:previous table:id="ct1964">
            <table:change-track-table-cell table:cell-address="Sheet1.G12" table:formula="of:=IF([.E12]=&quot;&quot;;&quot;&quot;;DEC2HEX([.E12]*32+[.F12]+IF([.D11]=&quot;Y&quot;;128;0);2))" office:value-type="string">
              <text:p>8B</text:p>
            </table:change-track-table-cell>
          </table:previous>
        </table:cell-content-change>
        <table:cell-content-change table:id="ct1973">
          <table:cell-address table:column="6" table:row="12" table:table="0"/>
          <office:change-info>
            <dc:creator>Mike </dc:creator>
            <dc:date>2012-05-20T21:17:54.24</dc:date>
          </office:change-info>
          <table:previous table:id="ct1965">
            <table:change-track-table-cell table:cell-address="Sheet1.G13" table:formula="of:=IF([.E13]=&quot;&quot;;&quot;&quot;;DEC2HEX([.E13]*32+[.F13]+IF([.D12]=&quot;Y&quot;;128;0);2))" office:value-type="string">
              <text:p>8C</text:p>
            </table:change-track-table-cell>
          </table:previous>
        </table:cell-content-change>
        <table:cell-content-change table:id="ct1974">
          <table:cell-address table:column="6" table:row="13" table:table="0"/>
          <office:change-info>
            <dc:creator>Mike </dc:creator>
            <dc:date>2012-05-20T21:17:54.24</dc:date>
          </office:change-info>
          <table:previous table:id="ct1966">
            <table:change-track-table-cell table:cell-address="Sheet1.G14" table:formula="of:=IF([.E14]=&quot;&quot;;&quot;&quot;;DEC2HEX([.E14]*32+[.F14]+IF([.D13]=&quot;Y&quot;;128;0);2))" office:value-type="string">
              <text:p>0D</text:p>
            </table:change-track-table-cell>
          </table:previous>
        </table:cell-content-change>
        <table:cell-content-change table:id="ct1975">
          <table:cell-address table:column="11" table:row="6" table:table="0"/>
          <office:change-info>
            <dc:creator>Mike </dc:creator>
            <dc:date>2012-05-20T21:18:46.39</dc:date>
          </office:change-info>
          <table:previous table:id="ct1890">
            <table:change-track-table-cell table:cell-address="Sheet1.L7" table:formula="of:=IF([.E7]=&quot;&quot;;&quot;&quot;;DEC2HEX(1*(16*256)+HEX2DEC([.G7])*16+IF([.B7]=&quot;Y&quot;;4;0)+IF([.C7]=&quot;Y&quot;;2;0)+IF([.H7]=&quot;Y&quot;;1;0)+IF([.D7]=&quot;Y&quot;;8*256;0);4))" office:value-type="string">
              <text:p>1000</text:p>
            </table:change-track-table-cell>
          </table:previous>
        </table:cell-content-change>
        <table:cell-content-change table:id="ct1976">
          <table:cell-address table:column="11" table:row="7" table:table="0"/>
          <office:change-info>
            <dc:creator>Mike </dc:creator>
            <dc:date>2012-05-20T21:18:50.61</dc:date>
          </office:change-info>
          <table:previous table:id="ct1891">
            <table:change-track-table-cell table:cell-address="Sheet1.L8" table:formula="of:=IF([.E8]=&quot;&quot;;&quot;&quot;;DEC2HEX(1*(16*256)+HEX2DEC([.G8])*16+IF([.B8]=&quot;Y&quot;;4;0)+IF([.C8]=&quot;Y&quot;;2;0)+IF([.H8]=&quot;Y&quot;;1;0)+IF([.D8]=&quot;Y&quot;;8*256;0);4))" office:value-type="string">
              <text:p>1010</text:p>
            </table:change-track-table-cell>
          </table:previous>
        </table:cell-content-change>
        <table:cell-content-change table:id="ct1977">
          <table:cell-address table:column="11" table:row="8" table:table="0"/>
          <office:change-info>
            <dc:creator>Mike </dc:creator>
            <dc:date>2012-05-20T21:18:50.61</dc:date>
          </office:change-info>
          <table:previous table:id="ct1892">
            <table:change-track-table-cell table:cell-address="Sheet1.L9" table:formula="of:=IF([.E9]=&quot;&quot;;&quot;&quot;;DEC2HEX(1*(16*256)+HEX2DEC([.G9])*16+IF([.B9]=&quot;Y&quot;;4;0)+IF([.C9]=&quot;Y&quot;;2;0)+IF([.H9]=&quot;Y&quot;;1;0)+IF([.D9]=&quot;Y&quot;;8*256;0);4))" office:value-type="string">
              <text:p>1080</text:p>
            </table:change-track-table-cell>
          </table:previous>
        </table:cell-content-change>
        <table:cell-content-change table:id="ct1978">
          <table:cell-address table:column="11" table:row="9" table:table="0"/>
          <office:change-info>
            <dc:creator>Mike </dc:creator>
            <dc:date>2012-05-20T21:18:50.61</dc:date>
          </office:change-info>
          <table:previous table:id="ct1893">
            <table:change-track-table-cell table:cell-address="Sheet1.L10" table:formula="of:=IF([.E10]=&quot;&quot;;&quot;&quot;;DEC2HEX(1*(16*256)+HEX2DEC([.G10])*16+IF([.B10]=&quot;Y&quot;;4;0)+IF([.C10]=&quot;Y&quot;;2;0)+IF([.H10]=&quot;Y&quot;;1;0)+IF([.D10]=&quot;Y&quot;;8*256;0);4))" office:value-type="string">
              <text:p>10A4</text:p>
            </table:change-track-table-cell>
          </table:previous>
        </table:cell-content-change>
        <table:cell-content-change table:id="ct1979">
          <table:cell-address table:column="11" table:row="10" table:table="0"/>
          <office:change-info>
            <dc:creator>Mike </dc:creator>
            <dc:date>2012-05-20T21:18:50.61</dc:date>
          </office:change-info>
          <table:previous table:id="ct1894">
            <table:change-track-table-cell table:cell-address="Sheet1.L11" table:formula="of:=IF([.E11]=&quot;&quot;;&quot;&quot;;DEC2HEX(1*(16*256)+HEX2DEC([.G11])*16+IF([.B11]=&quot;Y&quot;;4;0)+IF([.C11]=&quot;Y&quot;;2;0)+IF([.H11]=&quot;Y&quot;;1;0)+IF([.D11]=&quot;Y&quot;;8*256;0);4))" office:value-type="string">
              <text:p>20A0</text:p>
            </table:change-track-table-cell>
          </table:previous>
        </table:cell-content-change>
        <table:cell-content-change table:id="ct1980">
          <table:cell-address table:column="11" table:row="11" table:table="0"/>
          <office:change-info>
            <dc:creator>Mike </dc:creator>
            <dc:date>2012-05-20T21:18:50.61</dc:date>
          </office:change-info>
          <table:previous table:id="ct1895">
            <table:change-track-table-cell table:cell-address="Sheet1.L12" table:formula="of:=IF([.E12]=&quot;&quot;;&quot;&quot;;DEC2HEX(1*(16*256)+HEX2DEC([.G12])*16+IF([.B12]=&quot;Y&quot;;4;0)+IF([.C12]=&quot;Y&quot;;2;0)+IF([.H12]=&quot;Y&quot;;1;0)+IF([.D12]=&quot;Y&quot;;8*256;0);4))" office:value-type="string">
              <text:p>20B0</text:p>
            </table:change-track-table-cell>
          </table:previous>
        </table:cell-content-change>
        <table:cell-content-change table:id="ct1981">
          <table:cell-address table:column="11" table:row="12" table:table="0"/>
          <office:change-info>
            <dc:creator>Mike </dc:creator>
            <dc:date>2012-05-20T21:18:50.61</dc:date>
          </office:change-info>
          <table:previous table:id="ct1896">
            <table:change-track-table-cell table:cell-address="Sheet1.L13" table:formula="of:=IF([.E13]=&quot;&quot;;&quot;&quot;;DEC2HEX(1*(16*256)+HEX2DEC([.G13])*16+IF([.B13]=&quot;Y&quot;;4;0)+IF([.C13]=&quot;Y&quot;;2;0)+IF([.H13]=&quot;Y&quot;;1;0)+IF([.D13]=&quot;Y&quot;;8*256;0);4))" office:value-type="string">
              <text:p>10C4</text:p>
            </table:change-track-table-cell>
          </table:previous>
        </table:cell-content-change>
        <table:cell-content-change table:id="ct1982">
          <table:cell-address table:column="11" table:row="13" table:table="0"/>
          <office:change-info>
            <dc:creator>Mike </dc:creator>
            <dc:date>2012-05-20T21:18:50.61</dc:date>
          </office:change-info>
          <table:previous table:id="ct1897">
            <table:change-track-table-cell table:cell-address="Sheet1.L14" table:formula="of:=IF([.E14]=&quot;&quot;;&quot;&quot;;DEC2HEX(1*(16*256)+HEX2DEC([.G14])*16+IF([.B14]=&quot;Y&quot;;4;0)+IF([.C14]=&quot;Y&quot;;2;0)+IF([.H14]=&quot;Y&quot;;1;0)+IF([.D14]=&quot;Y&quot;;8*256;0);4))" office:value-type="string">
              <text:p>10D4</text:p>
            </table:change-track-table-cell>
          </table:previous>
        </table:cell-content-change>
        <table:cell-content-change table:id="ct1983">
          <table:cell-address table:column="16" table:row="7" table:table="0"/>
          <office:change-info>
            <dc:creator>Mike </dc:creator>
            <dc:date>2012-05-20T21:19:12.49</dc:date>
          </office:change-info>
          <table:previous table:id="ct1925">
            <table:change-track-table-cell table:cell-address="Sheet1.Q8" table:formula="of:=IF([.E8]=&quot;&quot;;&quot;&quot;;IF([.B8]=&quot;Y&quot;;&quot;1Eddd&quot;;DEC2HEX(256*256+8*256*16+HEX2DEC([.G8])*16+IF([.C8]=&quot;Y&quot;;8;0)+IF([.H8]=&quot;Y&quot;;0;4)+IF([.D8]=&quot;Y&quot;;8*256;0)+3;5)))" office:value-type="string">
              <text:p>18017</text:p>
            </table:change-track-table-cell>
          </table:previous>
        </table:cell-content-change>
        <table:cell-content-change table:id="ct1984">
          <table:cell-address table:column="16" table:row="8" table:table="0"/>
          <office:change-info>
            <dc:creator>Mike </dc:creator>
            <dc:date>2012-05-20T21:19:16.69</dc:date>
          </office:change-info>
          <table:previous table:id="ct1926">
            <table:change-track-table-cell table:cell-address="Sheet1.Q9" table:formula="of:=IF([.E9]=&quot;&quot;;&quot;&quot;;IF([.B9]=&quot;Y&quot;;&quot;1Eddd&quot;;DEC2HEX(256*256+8*256*16+HEX2DEC([.G9])*16+IF([.C9]=&quot;Y&quot;;8;0)+IF([.H9]=&quot;Y&quot;;0;4)+IF([.D9]=&quot;Y&quot;;8*256;0)+3;5)))" office:value-type="string">
              <text:p>18087</text:p>
            </table:change-track-table-cell>
          </table:previous>
        </table:cell-content-change>
        <table:cell-content-change table:id="ct1985">
          <table:cell-address table:column="16" table:row="9" table:table="0"/>
          <office:change-info>
            <dc:creator>Mike </dc:creator>
            <dc:date>2012-05-20T21:19:16.69</dc:date>
          </office:change-info>
          <table:previous table:id="ct1927">
            <table:change-track-table-cell table:cell-address="Sheet1.Q10" table:formula="of:=IF([.E10]=&quot;&quot;;&quot;&quot;;IF([.B10]=&quot;Y&quot;;&quot;1Eddd&quot;;DEC2HEX(256*256+8*256*16+HEX2DEC([.G10])*16+IF([.C10]=&quot;Y&quot;;8;0)+IF([.H10]=&quot;Y&quot;;0;4)+IF([.D10]=&quot;Y&quot;;8*256;0)+3;5)))" office:value-type="string">
              <text:p>1Eddd</text:p>
            </table:change-track-table-cell>
          </table:previous>
        </table:cell-content-change>
        <table:cell-content-change table:id="ct1986">
          <table:cell-address table:column="16" table:row="10" table:table="0"/>
          <office:change-info>
            <dc:creator>Mike </dc:creator>
            <dc:date>2012-05-20T21:19:16.69</dc:date>
          </office:change-info>
          <table:previous table:id="ct1928">
            <table:change-track-table-cell table:cell-address="Sheet1.Q11" table:formula="of:=IF([.E11]=&quot;&quot;;&quot;&quot;;IF([.B11]=&quot;Y&quot;;&quot;1Eddd&quot;;DEC2HEX(256*256+8*256*16+HEX2DEC([.G11])*16+IF([.C11]=&quot;Y&quot;;8;0)+IF([.H11]=&quot;Y&quot;;0;4)+IF([.D11]=&quot;Y&quot;;8*256;0)+3;5)))" office:value-type="string">
              <text:p>190A7</text:p>
            </table:change-track-table-cell>
          </table:previous>
        </table:cell-content-change>
        <table:cell-content-change table:id="ct1987">
          <table:cell-address table:column="16" table:row="11" table:table="0"/>
          <office:change-info>
            <dc:creator>Mike </dc:creator>
            <dc:date>2012-05-20T21:19:16.69</dc:date>
          </office:change-info>
          <table:previous table:id="ct1929">
            <table:change-track-table-cell table:cell-address="Sheet1.Q12" table:formula="of:=IF([.E12]=&quot;&quot;;&quot;&quot;;IF([.B12]=&quot;Y&quot;;&quot;1Eddd&quot;;DEC2HEX(256*256+8*256*16+HEX2DEC([.G12])*16+IF([.C12]=&quot;Y&quot;;8;0)+IF([.H12]=&quot;Y&quot;;0;4)+IF([.D12]=&quot;Y&quot;;8*256;0)+3;5)))" office:value-type="string">
              <text:p>190B7</text:p>
            </table:change-track-table-cell>
          </table:previous>
        </table:cell-content-change>
        <table:cell-content-change table:id="ct1988">
          <table:cell-address table:column="16" table:row="12" table:table="0"/>
          <office:change-info>
            <dc:creator>Mike </dc:creator>
            <dc:date>2012-05-20T21:19:16.69</dc:date>
          </office:change-info>
          <table:previous table:id="ct1930">
            <table:change-track-table-cell table:cell-address="Sheet1.Q13" table:formula="of:=IF([.E13]=&quot;&quot;;&quot;&quot;;IF([.B13]=&quot;Y&quot;;&quot;1Eddd&quot;;DEC2HEX(256*256+8*256*16+HEX2DEC([.G13])*16+IF([.C13]=&quot;Y&quot;;8;0)+IF([.H13]=&quot;Y&quot;;0;4)+IF([.D13]=&quot;Y&quot;;8*256;0)+3;5)))" office:value-type="string">
              <text:p>1Eddd</text:p>
            </table:change-track-table-cell>
          </table:previous>
        </table:cell-content-change>
        <table:cell-content-change table:id="ct1989">
          <table:cell-address table:column="16" table:row="13" table:table="0"/>
          <office:change-info>
            <dc:creator>Mike </dc:creator>
            <dc:date>2012-05-20T21:19:16.69</dc:date>
          </office:change-info>
          <table:previous table:id="ct1931">
            <table:change-track-table-cell table:cell-address="Sheet1.Q14" table:formula="of:=IF([.E14]=&quot;&quot;;&quot;&quot;;IF([.B14]=&quot;Y&quot;;&quot;1Eddd&quot;;DEC2HEX(256*256+8*256*16+HEX2DEC([.G14])*16+IF([.C14]=&quot;Y&quot;;8;0)+IF([.H14]=&quot;Y&quot;;0;4)+IF([.D14]=&quot;Y&quot;;8*256;0)+3;5)))" office:value-type="string">
              <text:p>1Eddd</text:p>
            </table:change-track-table-cell>
          </table:previous>
        </table:cell-content-change>
        <table:cell-content-change table:id="ct1990">
          <table:cell-address table:column="16" table:row="14" table:table="0"/>
          <office:change-info>
            <dc:creator>Mike </dc:creator>
            <dc:date>2012-05-20T21:19:21.97</dc:date>
          </office:change-info>
          <table:previous table:id="ct1601">
            <table:change-track-table-cell table:cell-address="Sheet1.Q15" table:formula="of:=IF([.E15]=&quot;&quot;;&quot;&quot;;IF([.B15]=&quot;Y&quot;;&quot;1Eddd&quot;;DEC2HEX(256*256+IF([.D15]=&quot;Y&quot;;8;9)*256*16+HEX2DEC([.G15])*16+IF([.C15]=&quot;Y&quot;;8;0)+IF([.H15]=&quot;Y&quot;;0;4)+3;5)))" office:value-type="string"/>
          </table:previous>
        </table:cell-content-change>
        <table:cell-content-change table:id="ct1991">
          <table:cell-address table:column="16" table:row="15" table:table="0"/>
          <office:change-info>
            <dc:creator>Mike </dc:creator>
            <dc:date>2012-05-20T21:19:21.97</dc:date>
          </office:change-info>
          <table:previous table:id="ct1602">
            <table:change-track-table-cell table:cell-address="Sheet1.Q16" table:formula="of:=IF([.E16]=&quot;&quot;;&quot;&quot;;IF([.B16]=&quot;Y&quot;;&quot;1Eddd&quot;;DEC2HEX(256*256+IF([.D16]=&quot;Y&quot;;8;9)*256*16+HEX2DEC([.G16])*16+IF([.C16]=&quot;Y&quot;;8;0)+IF([.H16]=&quot;Y&quot;;0;4)+3;5)))" office:value-type="string"/>
          </table:previous>
        </table:cell-content-change>
        <table:cell-content-change table:id="ct1992">
          <table:cell-address table:column="16" table:row="16" table:table="0"/>
          <office:change-info>
            <dc:creator>Mike </dc:creator>
            <dc:date>2012-05-20T21:19:21.97</dc:date>
          </office:change-info>
          <table:previous table:id="ct1932">
            <table:change-track-table-cell table:cell-address="Sheet1.Q17" table:formula="of:=IF([.E17]=&quot;&quot;;&quot;&quot;;IF([.B17]=&quot;Y&quot;;&quot;1Eddd&quot;;DEC2HEX(256*256+8*256*16+HEX2DEC([.G17])*16+IF([.C17]=&quot;Y&quot;;8;0)+IF([.H17]=&quot;Y&quot;;0;4)+IF([.D17]=&quot;Y&quot;;8*256;0)+3;5)))" office:value-type="string">
              <text:p>1Eddd</text:p>
            </table:change-track-table-cell>
          </table:previous>
        </table:cell-content-change>
        <table:cell-content-change table:id="ct1993">
          <table:cell-address table:column="16" table:row="17" table:table="0"/>
          <office:change-info>
            <dc:creator>Mike </dc:creator>
            <dc:date>2012-05-20T21:19:21.97</dc:date>
          </office:change-info>
          <table:previous table:id="ct1933">
            <table:change-track-table-cell table:cell-address="Sheet1.Q18" table:formula="of:=IF([.E18]=&quot;&quot;;&quot;&quot;;IF([.B18]=&quot;Y&quot;;&quot;1Eddd&quot;;DEC2HEX(256*256+8*256*16+HEX2DEC([.G18])*16+IF([.C18]=&quot;Y&quot;;8;0)+IF([.H18]=&quot;Y&quot;;0;4)+IF([.D18]=&quot;Y&quot;;8*256;0)+3;5)))" office:value-type="string">
              <text:p>1Eddd</text:p>
            </table:change-track-table-cell>
          </table:previous>
        </table:cell-content-change>
        <table:cell-content-change table:id="ct1994">
          <table:cell-address table:column="16" table:row="18" table:table="0"/>
          <office:change-info>
            <dc:creator>Mike </dc:creator>
            <dc:date>2012-05-20T21:19:21.97</dc:date>
          </office:change-info>
          <table:previous table:id="ct1605">
            <table:change-track-table-cell table:cell-address="Sheet1.Q19" table:formula="of:=IF([.E19]=&quot;&quot;;&quot;&quot;;IF([.B19]=&quot;Y&quot;;&quot;1Eddd&quot;;DEC2HEX(256*256+IF([.D19]=&quot;Y&quot;;8;9)*256*16+HEX2DEC([.G19])*16+IF([.C19]=&quot;Y&quot;;8;0)+IF([.H19]=&quot;Y&quot;;0;4)+3;5)))" office:value-type="string"/>
          </table:previous>
        </table:cell-content-change>
        <table:cell-content-change table:id="ct1995">
          <table:cell-address table:column="16" table:row="19" table:table="0"/>
          <office:change-info>
            <dc:creator>Mike </dc:creator>
            <dc:date>2012-05-20T21:19:21.97</dc:date>
          </office:change-info>
          <table:previous table:id="ct1606">
            <table:change-track-table-cell table:cell-address="Sheet1.Q20" table:formula="of:=IF([.E20]=&quot;&quot;;&quot;&quot;;IF([.B20]=&quot;Y&quot;;&quot;1Eddd&quot;;DEC2HEX(256*256+IF([.D20]=&quot;Y&quot;;8;9)*256*16+HEX2DEC([.G20])*16+IF([.C20]=&quot;Y&quot;;8;0)+IF([.H20]=&quot;Y&quot;;0;4)+3;5)))" office:value-type="string"/>
          </table:previous>
        </table:cell-content-change>
        <table:cell-content-change table:id="ct1996">
          <table:cell-address table:column="16" table:row="20" table:table="0"/>
          <office:change-info>
            <dc:creator>Mike </dc:creator>
            <dc:date>2012-05-20T21:19:21.97</dc:date>
          </office:change-info>
          <table:previous table:id="ct1934">
            <table:change-track-table-cell table:cell-address="Sheet1.Q21" table:formula="of:=IF([.E21]=&quot;&quot;;&quot;&quot;;IF([.B21]=&quot;Y&quot;;&quot;1Eddd&quot;;DEC2HEX(256*256+8*256*16+HEX2DEC([.G21])*16+IF([.C21]=&quot;Y&quot;;8;0)+IF([.H21]=&quot;Y&quot;;0;4)+IF([.D21]=&quot;Y&quot;;8*256;0)+3;5)))" office:value-type="string">
              <text:p>1924F</text:p>
            </table:change-track-table-cell>
          </table:previous>
        </table:cell-content-change>
        <table:cell-content-change table:id="ct1997">
          <table:cell-address table:column="16" table:row="21" table:table="0"/>
          <office:change-info>
            <dc:creator>Mike </dc:creator>
            <dc:date>2012-05-20T21:19:21.97</dc:date>
          </office:change-info>
          <table:previous table:id="ct1935">
            <table:change-track-table-cell table:cell-address="Sheet1.Q22" table:formula="of:=IF([.E22]=&quot;&quot;;&quot;&quot;;IF([.B22]=&quot;Y&quot;;&quot;1Eddd&quot;;DEC2HEX(256*256+8*256*16+HEX2DEC([.G22])*16+IF([.C22]=&quot;Y&quot;;8;0)+IF([.H22]=&quot;Y&quot;;0;4)+IF([.D22]=&quot;Y&quot;;8*256;0)+3;5)))" office:value-type="string">
              <text:p>1825F</text:p>
            </table:change-track-table-cell>
          </table:previous>
        </table:cell-content-change>
        <table:cell-content-change table:id="ct1998">
          <table:cell-address table:column="16" table:row="22" table:table="0"/>
          <office:change-info>
            <dc:creator>Mike </dc:creator>
            <dc:date>2012-05-20T21:19:21.97</dc:date>
          </office:change-info>
          <table:previous table:id="ct1936">
            <table:change-track-table-cell table:cell-address="Sheet1.Q23" table:formula="of:=IF([.E23]=&quot;&quot;;&quot;&quot;;IF([.B23]=&quot;Y&quot;;&quot;1Eddd&quot;;DEC2HEX(256*256+8*256*16+HEX2DEC([.G23])*16+IF([.C23]=&quot;Y&quot;;8;0)+IF([.H23]=&quot;Y&quot;;0;4)+IF([.D23]=&quot;Y&quot;;8*256;0)+3;5)))" office:value-type="string">
              <text:p>1826B</text:p>
            </table:change-track-table-cell>
          </table:previous>
        </table:cell-content-change>
        <table:cell-content-change table:id="ct1999">
          <table:cell-address table:column="16" table:row="23" table:table="0"/>
          <office:change-info>
            <dc:creator>Mike </dc:creator>
            <dc:date>2012-05-20T21:19:21.97</dc:date>
          </office:change-info>
          <table:previous table:id="ct1937">
            <table:change-track-table-cell table:cell-address="Sheet1.Q24" table:formula="of:=IF([.E24]=&quot;&quot;;&quot;&quot;;IF([.B24]=&quot;Y&quot;;&quot;1Eddd&quot;;DEC2HEX(256*256+8*256*16+HEX2DEC([.G24])*16+IF([.C24]=&quot;Y&quot;;8;0)+IF([.H24]=&quot;Y&quot;;0;4)+IF([.D24]=&quot;Y&quot;;8*256;0)+3;5)))" office:value-type="string">
              <text:p>1928F</text:p>
            </table:change-track-table-cell>
          </table:previous>
        </table:cell-content-change>
        <table:cell-content-change table:id="ct2000">
          <table:cell-address table:column="16" table:row="24" table:table="0"/>
          <office:change-info>
            <dc:creator>Mike </dc:creator>
            <dc:date>2012-05-20T21:19:21.97</dc:date>
          </office:change-info>
          <table:previous table:id="ct1938">
            <table:change-track-table-cell table:cell-address="Sheet1.Q25" table:formula="of:=IF([.E25]=&quot;&quot;;&quot;&quot;;IF([.B25]=&quot;Y&quot;;&quot;1Eddd&quot;;DEC2HEX(256*256+8*256*16+HEX2DEC([.G25])*16+IF([.C25]=&quot;Y&quot;;8;0)+IF([.H25]=&quot;Y&quot;;0;4)+IF([.D25]=&quot;Y&quot;;8*256;0)+3;5)))" office:value-type="string">
              <text:p>1829F</text:p>
            </table:change-track-table-cell>
          </table:previous>
        </table:cell-content-change>
        <table:cell-content-change table:id="ct2001">
          <table:cell-address table:column="16" table:row="25" table:table="0"/>
          <office:change-info>
            <dc:creator>Mike </dc:creator>
            <dc:date>2012-05-20T21:19:21.97</dc:date>
          </office:change-info>
          <table:previous table:id="ct1939">
            <table:change-track-table-cell table:cell-address="Sheet1.Q26" table:formula="of:=IF([.E26]=&quot;&quot;;&quot;&quot;;IF([.B26]=&quot;Y&quot;;&quot;1Eddd&quot;;DEC2HEX(256*256+8*256*16+HEX2DEC([.G26])*16+IF([.C26]=&quot;Y&quot;;8;0)+IF([.H26]=&quot;Y&quot;;0;4)+IF([.D26]=&quot;Y&quot;;8*256;0)+3;5)))" office:value-type="string">
              <text:p>182AB</text:p>
            </table:change-track-table-cell>
          </table:previous>
        </table:cell-content-change>
        <table:cell-content-change table:id="ct2002">
          <table:cell-address table:column="16" table:row="26" table:table="0"/>
          <office:change-info>
            <dc:creator>Mike </dc:creator>
            <dc:date>2012-05-20T21:19:21.97</dc:date>
          </office:change-info>
          <table:previous table:id="ct1940">
            <table:change-track-table-cell table:cell-address="Sheet1.Q27" table:formula="of:=IF([.E27]=&quot;&quot;;&quot;&quot;;IF([.B27]=&quot;Y&quot;;&quot;1Eddd&quot;;DEC2HEX(256*256+8*256*16+HEX2DEC([.G27])*16+IF([.C27]=&quot;Y&quot;;8;0)+IF([.H27]=&quot;Y&quot;;0;4)+IF([.D27]=&quot;Y&quot;;8*256;0)+3;5)))" office:value-type="string">
              <text:p>1Eddd</text:p>
            </table:change-track-table-cell>
          </table:previous>
        </table:cell-content-change>
        <table:cell-content-change table:id="ct2003">
          <table:cell-address table:column="16" table:row="27" table:table="0"/>
          <office:change-info>
            <dc:creator>Mike </dc:creator>
            <dc:date>2012-05-20T21:19:21.97</dc:date>
          </office:change-info>
          <table:previous table:id="ct1941">
            <table:change-track-table-cell table:cell-address="Sheet1.Q28" table:formula="of:=IF([.E28]=&quot;&quot;;&quot;&quot;;IF([.B28]=&quot;Y&quot;;&quot;1Eddd&quot;;DEC2HEX(256*256+8*256*16+HEX2DEC([.G28])*16+IF([.C28]=&quot;Y&quot;;8;0)+IF([.H28]=&quot;Y&quot;;0;4)+IF([.D28]=&quot;Y&quot;;8*256;0)+3;5)))" office:value-type="string">
              <text:p>192B7</text:p>
            </table:change-track-table-cell>
          </table:previous>
        </table:cell-content-change>
        <table:cell-content-change table:id="ct2004">
          <table:cell-address table:column="16" table:row="28" table:table="0"/>
          <office:change-info>
            <dc:creator>Mike </dc:creator>
            <dc:date>2012-05-20T21:19:21.97</dc:date>
          </office:change-info>
          <table:previous table:id="ct1942">
            <table:change-track-table-cell table:cell-address="Sheet1.Q29" table:formula="of:=IF([.E29]=&quot;&quot;;&quot;&quot;;IF([.B29]=&quot;Y&quot;;&quot;1Eddd&quot;;DEC2HEX(256*256+8*256*16+HEX2DEC([.G29])*16+IF([.C29]=&quot;Y&quot;;8;0)+IF([.H29]=&quot;Y&quot;;0;4)+IF([.D29]=&quot;Y&quot;;8*256;0)+3;5)))" office:value-type="string">
              <text:p>192CF</text:p>
            </table:change-track-table-cell>
          </table:previous>
        </table:cell-content-change>
        <table:cell-content-change table:id="ct2005">
          <table:cell-address table:column="16" table:row="29" table:table="0"/>
          <office:change-info>
            <dc:creator>Mike </dc:creator>
            <dc:date>2012-05-20T21:19:21.97</dc:date>
          </office:change-info>
          <table:previous table:id="ct1943">
            <table:change-track-table-cell table:cell-address="Sheet1.Q30" table:formula="of:=IF([.E30]=&quot;&quot;;&quot;&quot;;IF([.B30]=&quot;Y&quot;;&quot;1Eddd&quot;;DEC2HEX(256*256+8*256*16+HEX2DEC([.G30])*16+IF([.C30]=&quot;Y&quot;;8;0)+IF([.H30]=&quot;Y&quot;;0;4)+IF([.D30]=&quot;Y&quot;;8*256;0)+3;5)))" office:value-type="string">
              <text:p>192DF</text:p>
            </table:change-track-table-cell>
          </table:previous>
        </table:cell-content-change>
        <table:cell-content-change table:id="ct2006">
          <table:cell-address table:column="16" table:row="30" table:table="0"/>
          <office:change-info>
            <dc:creator>Mike </dc:creator>
            <dc:date>2012-05-20T21:19:21.97</dc:date>
          </office:change-info>
          <table:previous table:id="ct1617">
            <table:change-track-table-cell table:cell-address="Sheet1.Q31" table:formula="of:=IF([.E31]=&quot;&quot;;&quot;&quot;;IF([.B31]=&quot;Y&quot;;&quot;1Eddd&quot;;DEC2HEX(256*256+IF([.D31]=&quot;Y&quot;;8;9)*256*16+HEX2DEC([.G31])*16+IF([.C31]=&quot;Y&quot;;8;0)+IF([.H31]=&quot;Y&quot;;0;4)+3;5)))" office:value-type="string"/>
          </table:previous>
        </table:cell-content-change>
        <table:cell-content-change table:id="ct2007">
          <table:cell-address table:column="16" table:row="31" table:table="0"/>
          <office:change-info>
            <dc:creator>Mike </dc:creator>
            <dc:date>2012-05-20T21:19:21.97</dc:date>
          </office:change-info>
          <table:previous table:id="ct1618">
            <table:change-track-table-cell table:cell-address="Sheet1.Q32" table:formula="of:=IF([.E32]=&quot;&quot;;&quot;&quot;;IF([.B32]=&quot;Y&quot;;&quot;1Eddd&quot;;DEC2HEX(256*256+IF([.D32]=&quot;Y&quot;;8;9)*256*16+HEX2DEC([.G32])*16+IF([.C32]=&quot;Y&quot;;8;0)+IF([.H32]=&quot;Y&quot;;0;4)+3;5)))" office:value-type="string"/>
          </table:previous>
        </table:cell-content-change>
        <table:cell-content-change table:id="ct2008">
          <table:cell-address table:column="16" table:row="32" table:table="0"/>
          <office:change-info>
            <dc:creator>Mike </dc:creator>
            <dc:date>2012-05-20T21:19:21.97</dc:date>
          </office:change-info>
          <table:previous table:id="ct1944">
            <table:change-track-table-cell table:cell-address="Sheet1.Q33" table:formula="of:=IF([.E33]=&quot;&quot;;&quot;&quot;;IF([.B33]=&quot;Y&quot;;&quot;1Eddd&quot;;DEC2HEX(256*256+8*256*16+HEX2DEC([.G33])*16+IF([.C33]=&quot;Y&quot;;8;0)+IF([.H33]=&quot;Y&quot;;0;4)+IF([.D33]=&quot;Y&quot;;8*256;0)+3;5)))" office:value-type="string">
              <text:p>18517</text:p>
            </table:change-track-table-cell>
          </table:previous>
        </table:cell-content-change>
        <table:cell-content-change table:id="ct2009">
          <table:cell-address table:column="16" table:row="33" table:table="0"/>
          <office:change-info>
            <dc:creator>Mike </dc:creator>
            <dc:date>2012-05-20T21:19:21.97</dc:date>
          </office:change-info>
          <table:previous>
            <table:change-track-table-cell/>
          </table:previous>
        </table:cell-content-change>
        <table:cell-content-change table:id="ct2010">
          <table:cell-address table:column="16" table:row="34" table:table="0"/>
          <office:change-info>
            <dc:creator>Mike </dc:creator>
            <dc:date>2012-05-20T21:19:21.97</dc:date>
          </office:change-info>
          <table:previous table:id="ct1945">
            <table:change-track-table-cell table:cell-address="Sheet1.Q35" table:formula="of:=IF([.E35]=&quot;&quot;;&quot;&quot;;IF([.B35]=&quot;Y&quot;;&quot;1Eddd&quot;;DEC2HEX(256*256+8*256*16+HEX2DEC([.G35])*16+IF([.C35]=&quot;Y&quot;;8;0)+IF([.H35]=&quot;Y&quot;;0;4)+IF([.D35]=&quot;Y&quot;;8*256;0)+3;5)))" office:value-type="string">
              <text:p>1Eddd</text:p>
            </table:change-track-table-cell>
          </table:previous>
        </table:cell-content-change>
        <table:cell-content-change table:id="ct2011">
          <table:cell-address table:column="16" table:row="35" table:table="0"/>
          <office:change-info>
            <dc:creator>Mike </dc:creator>
            <dc:date>2012-05-20T21:19:21.97</dc:date>
          </office:change-info>
          <table:previous table:id="ct1946">
            <table:change-track-table-cell table:cell-address="Sheet1.Q36" table:formula="of:=IF([.E36]=&quot;&quot;;&quot;&quot;;IF([.B36]=&quot;Y&quot;;&quot;1Eddd&quot;;DEC2HEX(256*256+8*256*16+HEX2DEC([.G36])*16+IF([.C36]=&quot;Y&quot;;8;0)+IF([.H36]=&quot;Y&quot;;0;4)+IF([.D36]=&quot;Y&quot;;8*256;0)+3;5)))" office:value-type="string">
              <text:p>1Eddd</text:p>
            </table:change-track-table-cell>
          </table:previous>
        </table:cell-content-change>
        <table:cell-content-change table:id="ct2012">
          <table:cell-address table:column="6" table:row="14" table:table="0"/>
          <office:change-info>
            <dc:creator>Mike </dc:creator>
            <dc:date>2012-05-20T21:19:34.14</dc:date>
          </office:change-info>
          <table:previous table:id="ct1237">
            <table:change-track-table-cell table:cell-address="Sheet1.G15" table:formula="of:=IF([.E15]=&quot;&quot;;&quot;&quot;;DEC2HEX([.E15]*32+[.F15];2))" office:value-type="string"/>
          </table:previous>
        </table:cell-content-change>
        <table:cell-content-change table:id="ct2013">
          <table:cell-address table:column="6" table:row="15" table:table="0"/>
          <office:change-info>
            <dc:creator>Mike </dc:creator>
            <dc:date>2012-05-20T21:19:34.14</dc:date>
          </office:change-info>
          <table:previous table:id="ct1238">
            <table:change-track-table-cell table:cell-address="Sheet1.G16" table:formula="of:=IF([.E16]=&quot;&quot;;&quot;&quot;;DEC2HEX([.E16]*32+[.F16];2))" office:value-type="string"/>
          </table:previous>
        </table:cell-content-change>
        <table:cell-content-change table:id="ct2014">
          <table:cell-address table:column="6" table:row="16" table:table="0"/>
          <office:change-info>
            <dc:creator>Mike </dc:creator>
            <dc:date>2012-05-20T21:19:34.14</dc:date>
          </office:change-info>
          <table:previous table:id="ct1239">
            <table:change-track-table-cell table:cell-address="Sheet1.G17" table:formula="of:=IF([.E17]=&quot;&quot;;&quot;&quot;;DEC2HEX([.E17]*32+[.F17];2))" office:value-type="string">
              <text:p>2E</text:p>
            </table:change-track-table-cell>
          </table:previous>
        </table:cell-content-change>
        <table:cell-content-change table:id="ct2015">
          <table:cell-address table:column="6" table:row="17" table:table="0"/>
          <office:change-info>
            <dc:creator>Mike </dc:creator>
            <dc:date>2012-05-20T21:19:34.14</dc:date>
          </office:change-info>
          <table:previous table:id="ct1240">
            <table:change-track-table-cell table:cell-address="Sheet1.G18" table:formula="of:=IF([.E18]=&quot;&quot;;&quot;&quot;;DEC2HEX([.E18]*32+[.F18];2))" office:value-type="string">
              <text:p>2F</text:p>
            </table:change-track-table-cell>
          </table:previous>
        </table:cell-content-change>
        <table:cell-content-change table:id="ct2016">
          <table:cell-address table:column="6" table:row="18" table:table="0"/>
          <office:change-info>
            <dc:creator>Mike </dc:creator>
            <dc:date>2012-05-20T21:19:34.14</dc:date>
          </office:change-info>
          <table:previous table:id="ct1241">
            <table:change-track-table-cell table:cell-address="Sheet1.G19" table:formula="of:=IF([.E19]=&quot;&quot;;&quot;&quot;;DEC2HEX([.E19]*32+[.F19];2))" office:value-type="string"/>
          </table:previous>
        </table:cell-content-change>
        <table:cell-content-change table:id="ct2017">
          <table:cell-address table:column="6" table:row="19" table:table="0"/>
          <office:change-info>
            <dc:creator>Mike </dc:creator>
            <dc:date>2012-05-20T21:19:34.14</dc:date>
          </office:change-info>
          <table:previous table:id="ct1242">
            <table:change-track-table-cell table:cell-address="Sheet1.G20" table:formula="of:=IF([.E20]=&quot;&quot;;&quot;&quot;;DEC2HEX([.E20]*32+[.F20];2))" office:value-type="string"/>
          </table:previous>
        </table:cell-content-change>
        <table:cell-content-change table:id="ct2018">
          <table:cell-address table:column="6" table:row="20" table:table="0"/>
          <office:change-info>
            <dc:creator>Mike </dc:creator>
            <dc:date>2012-05-20T21:19:34.14</dc:date>
          </office:change-info>
          <table:previous table:id="ct1243">
            <table:change-track-table-cell table:cell-address="Sheet1.G21" table:formula="of:=IF([.E21]=&quot;&quot;;&quot;&quot;;DEC2HEX([.E21]*32+[.F21];2))" office:value-type="string">
              <text:p>24</text:p>
            </table:change-track-table-cell>
          </table:previous>
        </table:cell-content-change>
        <table:cell-content-change table:id="ct2019">
          <table:cell-address table:column="6" table:row="21" table:table="0"/>
          <office:change-info>
            <dc:creator>Mike </dc:creator>
            <dc:date>2012-05-20T21:19:34.14</dc:date>
          </office:change-info>
          <table:previous table:id="ct1244">
            <table:change-track-table-cell table:cell-address="Sheet1.G22" table:formula="of:=IF([.E22]=&quot;&quot;;&quot;&quot;;DEC2HEX([.E22]*32+[.F22];2))" office:value-type="string">
              <text:p>25</text:p>
            </table:change-track-table-cell>
          </table:previous>
        </table:cell-content-change>
        <table:cell-content-change table:id="ct2020">
          <table:cell-address table:column="6" table:row="22" table:table="0"/>
          <office:change-info>
            <dc:creator>Mike </dc:creator>
            <dc:date>2012-05-20T21:19:34.14</dc:date>
          </office:change-info>
          <table:previous table:id="ct1245">
            <table:change-track-table-cell table:cell-address="Sheet1.G23" table:formula="of:=IF([.E23]=&quot;&quot;;&quot;&quot;;DEC2HEX([.E23]*32+[.F23];2))" office:value-type="string">
              <text:p>26</text:p>
            </table:change-track-table-cell>
          </table:previous>
        </table:cell-content-change>
        <table:cell-content-change table:id="ct2021">
          <table:cell-address table:column="6" table:row="23" table:table="0"/>
          <office:change-info>
            <dc:creator>Mike </dc:creator>
            <dc:date>2012-05-20T21:19:34.14</dc:date>
          </office:change-info>
          <table:previous table:id="ct1247">
            <table:change-track-table-cell table:cell-address="Sheet1.G24" table:formula="of:=IF([.E24]=&quot;&quot;;&quot;&quot;;DEC2HEX([.E24]*32+[.F24];2))" office:value-type="string">
              <text:p>28</text:p>
            </table:change-track-table-cell>
          </table:previous>
        </table:cell-content-change>
        <table:cell-content-change table:id="ct2022">
          <table:cell-address table:column="6" table:row="24" table:table="0"/>
          <office:change-info>
            <dc:creator>Mike </dc:creator>
            <dc:date>2012-05-20T21:19:34.14</dc:date>
          </office:change-info>
          <table:previous table:id="ct1248">
            <table:change-track-table-cell table:cell-address="Sheet1.G25" table:formula="of:=IF([.E25]=&quot;&quot;;&quot;&quot;;DEC2HEX([.E25]*32+[.F25];2))" office:value-type="string">
              <text:p>29</text:p>
            </table:change-track-table-cell>
          </table:previous>
        </table:cell-content-change>
        <table:cell-content-change table:id="ct2023">
          <table:cell-address table:column="6" table:row="25" table:table="0"/>
          <office:change-info>
            <dc:creator>Mike </dc:creator>
            <dc:date>2012-05-20T21:19:34.14</dc:date>
          </office:change-info>
          <table:previous table:id="ct1249">
            <table:change-track-table-cell table:cell-address="Sheet1.G26" table:formula="of:=IF([.E26]=&quot;&quot;;&quot;&quot;;DEC2HEX([.E26]*32+[.F26];2))" office:value-type="string">
              <text:p>2A</text:p>
            </table:change-track-table-cell>
          </table:previous>
        </table:cell-content-change>
        <table:cell-content-change table:id="ct2024">
          <table:cell-address table:column="6" table:row="26" table:table="0"/>
          <office:change-info>
            <dc:creator>Mike </dc:creator>
            <dc:date>2012-05-20T21:19:34.14</dc:date>
          </office:change-info>
          <table:previous table:id="ct1250">
            <table:change-track-table-cell table:cell-address="Sheet1.G27" table:formula="of:=IF([.E27]=&quot;&quot;;&quot;&quot;;DEC2HEX([.E27]*32+[.F27];2))" office:value-type="string">
              <text:p>2B</text:p>
            </table:change-track-table-cell>
          </table:previous>
        </table:cell-content-change>
        <table:cell-content-change table:id="ct2025">
          <table:cell-address table:column="6" table:row="27" table:table="0"/>
          <office:change-info>
            <dc:creator>Mike </dc:creator>
            <dc:date>2012-05-20T21:19:34.14</dc:date>
          </office:change-info>
          <table:previous table:id="ct1251">
            <table:change-track-table-cell table:cell-address="Sheet1.G28" table:formula="of:=IF([.E28]=&quot;&quot;;&quot;&quot;;DEC2HEX([.E28]*32+[.F28];2))" office:value-type="string">
              <text:p>2B</text:p>
            </table:change-track-table-cell>
          </table:previous>
        </table:cell-content-change>
        <table:cell-content-change table:id="ct2026">
          <table:cell-address table:column="6" table:row="28" table:table="0"/>
          <office:change-info>
            <dc:creator>Mike </dc:creator>
            <dc:date>2012-05-20T21:19:34.14</dc:date>
          </office:change-info>
          <table:previous table:id="ct1252">
            <table:change-track-table-cell table:cell-address="Sheet1.G29" table:formula="of:=IF([.E29]=&quot;&quot;;&quot;&quot;;DEC2HEX([.E29]*32+[.F29];2))" office:value-type="string">
              <text:p>2C</text:p>
            </table:change-track-table-cell>
          </table:previous>
        </table:cell-content-change>
        <table:cell-content-change table:id="ct2027">
          <table:cell-address table:column="6" table:row="29" table:table="0"/>
          <office:change-info>
            <dc:creator>Mike </dc:creator>
            <dc:date>2012-05-20T21:19:34.14</dc:date>
          </office:change-info>
          <table:previous table:id="ct1253">
            <table:change-track-table-cell table:cell-address="Sheet1.G30" table:formula="of:=IF([.E30]=&quot;&quot;;&quot;&quot;;DEC2HEX([.E30]*32+[.F30];2))" office:value-type="string">
              <text:p>2D</text:p>
            </table:change-track-table-cell>
          </table:previous>
        </table:cell-content-change>
        <table:cell-content-change table:id="ct2028">
          <table:cell-address table:column="6" table:row="30" table:table="0"/>
          <office:change-info>
            <dc:creator>Mike </dc:creator>
            <dc:date>2012-05-20T21:19:34.14</dc:date>
          </office:change-info>
          <table:previous table:id="ct1254">
            <table:change-track-table-cell table:cell-address="Sheet1.G31" table:formula="of:=IF([.E31]=&quot;&quot;;&quot;&quot;;DEC2HEX([.E31]*32+[.F31];2))" office:value-type="string"/>
          </table:previous>
        </table:cell-content-change>
        <table:cell-content-change table:id="ct2029">
          <table:cell-address table:column="6" table:row="31" table:table="0"/>
          <office:change-info>
            <dc:creator>Mike </dc:creator>
            <dc:date>2012-05-20T21:19:34.14</dc:date>
          </office:change-info>
          <table:previous table:id="ct1582">
            <table:change-track-table-cell table:cell-address="Sheet1.G32" table:formula="of:=IF([.E32]=&quot;&quot;;&quot;&quot;;DEC2HEX([.E32]*32+[.F32];2))" office:value-type="string"/>
          </table:previous>
        </table:cell-content-change>
        <table:cell-content-change table:id="ct2030">
          <table:cell-address table:column="6" table:row="32" table:table="0"/>
          <office:change-info>
            <dc:creator>Mike </dc:creator>
            <dc:date>2012-05-20T21:19:34.14</dc:date>
          </office:change-info>
          <table:previous table:id="ct1583">
            <table:change-track-table-cell table:cell-address="Sheet1.G33" table:formula="of:=IF([.E33]=&quot;&quot;;&quot;&quot;;DEC2HEX([.E33]*32+[.F33];2))" office:value-type="string">
              <text:p>51</text:p>
            </table:change-track-table-cell>
          </table:previous>
        </table:cell-content-change>
        <table:cell-content-change table:id="ct2031">
          <table:cell-address table:column="6" table:row="33" table:table="0"/>
          <office:change-info>
            <dc:creator>Mike </dc:creator>
            <dc:date>2012-05-20T21:19:34.14</dc:date>
          </office:change-info>
          <table:previous>
            <table:change-track-table-cell/>
          </table:previous>
        </table:cell-content-change>
        <table:cell-content-change table:id="ct2032">
          <table:cell-address table:column="6" table:row="34" table:table="0"/>
          <office:change-info>
            <dc:creator>Mike </dc:creator>
            <dc:date>2012-05-20T21:19:34.14</dc:date>
          </office:change-info>
          <table:previous table:id="ct1703">
            <table:change-track-table-cell table:cell-address="Sheet1.G35" table:formula="of:=IF([.E35]=&quot;&quot;;&quot;&quot;;DEC2HEX([.E35]*32+[.F35];2))" office:value-type="string">
              <text:p>52</text:p>
            </table:change-track-table-cell>
          </table:previous>
        </table:cell-content-change>
        <table:cell-content-change table:id="ct2033">
          <table:cell-address table:column="6" table:row="35" table:table="0"/>
          <office:change-info>
            <dc:creator>Mike </dc:creator>
            <dc:date>2012-05-20T21:19:34.14</dc:date>
          </office:change-info>
          <table:previous table:id="ct1704">
            <table:change-track-table-cell table:cell-address="Sheet1.G36" table:formula="of:=IF([.E36]=&quot;&quot;;&quot;&quot;;DEC2HEX([.E36]*32+[.F36];2))" office:value-type="string">
              <text:p>53</text:p>
            </table:change-track-table-cell>
          </table:previous>
        </table:cell-content-change>
        <table:cell-content-change table:id="ct2034">
          <table:cell-address table:column="6" table:row="36" table:table="0"/>
          <office:change-info>
            <dc:creator>Mike </dc:creator>
            <dc:date>2012-05-20T21:19:34.14</dc:date>
          </office:change-info>
          <table:previous table:id="ct1255">
            <table:change-track-table-cell table:cell-address="Sheet1.G37" table:formula="of:=IF([.E37]=&quot;&quot;;&quot;&quot;;DEC2HEX([.E37]*32+[.F37];2))" office:value-type="string"/>
          </table:previous>
        </table:cell-content-change>
        <table:cell-content-change table:id="ct2035">
          <table:cell-address table:column="6" table:row="37" table:table="0"/>
          <office:change-info>
            <dc:creator>Mike </dc:creator>
            <dc:date>2012-05-20T21:19:34.14</dc:date>
          </office:change-info>
          <table:previous table:id="ct1256">
            <table:change-track-table-cell table:cell-address="Sheet1.G38" table:formula="of:=IF([.E38]=&quot;&quot;;&quot;&quot;;DEC2HEX([.E38]*32+[.F38];2))" office:value-type="string"/>
          </table:previous>
        </table:cell-content-change>
        <table:cell-content-change table:id="ct2036">
          <table:cell-address table:column="6" table:row="41" table:table="0"/>
          <office:change-info>
            <dc:creator>Mike </dc:creator>
            <dc:date>2012-05-20T21:19:34.14</dc:date>
          </office:change-info>
          <table:previous table:id="ct1257">
            <table:change-track-table-cell table:cell-address="Sheet1.G42" table:formula="of:=IF([.E42]=&quot;&quot;;&quot;&quot;;DEC2HEX([.E42]*32+[.F42];2))" office:value-type="string">
              <text:p>40</text:p>
            </table:change-track-table-cell>
          </table:previous>
        </table:cell-content-change>
        <table:cell-content-change table:id="ct2037">
          <table:cell-address table:column="6" table:row="42" table:table="0"/>
          <office:change-info>
            <dc:creator>Mike </dc:creator>
            <dc:date>2012-05-20T21:19:34.14</dc:date>
          </office:change-info>
          <table:previous table:id="ct1259">
            <table:change-track-table-cell table:cell-address="Sheet1.G43" table:formula="of:=IF([.E43]=&quot;&quot;;&quot;&quot;;DEC2HEX([.E43]*32+[.F43];2))" office:value-type="string">
              <text:p>4C</text:p>
            </table:change-track-table-cell>
          </table:previous>
        </table:cell-content-change>
        <table:cell-content-change table:id="ct2038">
          <table:cell-address table:column="6" table:row="43" table:table="0"/>
          <office:change-info>
            <dc:creator>Mike </dc:creator>
            <dc:date>2012-05-20T21:19:34.14</dc:date>
          </office:change-info>
          <table:previous table:id="ct1260">
            <table:change-track-table-cell table:cell-address="Sheet1.G44" table:formula="of:=IF([.E44]=&quot;&quot;;&quot;&quot;;DEC2HEX([.E44]*32+[.F44];2))" office:value-type="string">
              <text:p>4D</text:p>
            </table:change-track-table-cell>
          </table:previous>
        </table:cell-content-change>
        <table:cell-content-change table:id="ct2039">
          <table:cell-address table:column="6" table:row="44" table:table="0"/>
          <office:change-info>
            <dc:creator>Mike </dc:creator>
            <dc:date>2012-05-20T21:19:34.14</dc:date>
          </office:change-info>
          <table:previous table:id="ct1261">
            <table:change-track-table-cell table:cell-address="Sheet1.G45" table:formula="of:=IF([.E45]=&quot;&quot;;&quot;&quot;;DEC2HEX([.E45]*32+[.F45];2))" office:value-type="string"/>
          </table:previous>
        </table:cell-content-change>
        <table:cell-content-change table:id="ct2040">
          <table:cell-address table:column="6" table:row="45" table:table="0"/>
          <office:change-info>
            <dc:creator>Mike </dc:creator>
            <dc:date>2012-05-20T21:19:34.14</dc:date>
          </office:change-info>
          <table:previous table:id="ct1262">
            <table:change-track-table-cell table:cell-address="Sheet1.G46" table:formula="of:=IF([.E46]=&quot;&quot;;&quot;&quot;;DEC2HEX([.E46]*32+[.F46];2))" office:value-type="string"/>
          </table:previous>
        </table:cell-content-change>
        <table:cell-content-change table:id="ct2041">
          <table:cell-address table:column="6" table:row="46" table:table="0"/>
          <office:change-info>
            <dc:creator>Mike </dc:creator>
            <dc:date>2012-05-20T21:19:34.14</dc:date>
          </office:change-info>
          <table:previous table:id="ct1263">
            <table:change-track-table-cell table:cell-address="Sheet1.G47" table:formula="of:=IF([.E47]=&quot;&quot;;&quot;&quot;;DEC2HEX([.E47]*32+[.F47];2))" office:value-type="string"/>
          </table:previous>
        </table:cell-content-change>
        <table:cell-content-change table:id="ct2042">
          <table:cell-address table:column="6" table:row="47" table:table="0"/>
          <office:change-info>
            <dc:creator>Mike </dc:creator>
            <dc:date>2012-05-20T21:19:34.14</dc:date>
          </office:change-info>
          <table:previous table:id="ct1264">
            <table:change-track-table-cell table:cell-address="Sheet1.G48" table:formula="of:=IF([.E48]=&quot;&quot;;&quot;&quot;;DEC2HEX([.E48]*32+[.F48];2))" office:value-type="string">
              <text:p>4E</text:p>
            </table:change-track-table-cell>
          </table:previous>
        </table:cell-content-change>
        <table:cell-content-change table:id="ct2043">
          <table:cell-address table:column="6" table:row="48" table:table="0"/>
          <office:change-info>
            <dc:creator>Mike </dc:creator>
            <dc:date>2012-05-20T21:19:34.14</dc:date>
          </office:change-info>
          <table:previous table:id="ct1265">
            <table:change-track-table-cell table:cell-address="Sheet1.G49" table:formula="of:=IF([.E49]=&quot;&quot;;&quot;&quot;;DEC2HEX([.E49]*32+[.F49];2))" office:value-type="string"/>
          </table:previous>
        </table:cell-content-change>
        <table:cell-content-change table:id="ct2044">
          <table:cell-address table:column="6" table:row="49" table:table="0"/>
          <office:change-info>
            <dc:creator>Mike </dc:creator>
            <dc:date>2012-05-20T21:19:34.14</dc:date>
          </office:change-info>
          <table:previous table:id="ct1266">
            <table:change-track-table-cell table:cell-address="Sheet1.G50" table:formula="of:=IF([.E50]=&quot;&quot;;&quot;&quot;;DEC2HEX([.E50]*32+[.F50];2))" office:value-type="string">
              <text:p>4F</text:p>
            </table:change-track-table-cell>
          </table:previous>
        </table:cell-content-change>
        <table:cell-content-change table:id="ct2045">
          <table:cell-address table:column="6" table:row="50" table:table="0"/>
          <office:change-info>
            <dc:creator>Mike </dc:creator>
            <dc:date>2012-05-20T21:19:34.14</dc:date>
          </office:change-info>
          <table:previous table:id="ct1267">
            <table:change-track-table-cell table:cell-address="Sheet1.G51" table:formula="of:=IF([.E51]=&quot;&quot;;&quot;&quot;;DEC2HEX([.E51]*32+[.F51];2))" office:value-type="string"/>
          </table:previous>
        </table:cell-content-change>
        <table:cell-content-change table:id="ct2046">
          <table:cell-address table:column="6" table:row="51" table:table="0"/>
          <office:change-info>
            <dc:creator>Mike </dc:creator>
            <dc:date>2012-05-20T21:19:34.14</dc:date>
          </office:change-info>
          <table:previous table:id="ct1268">
            <table:change-track-table-cell table:cell-address="Sheet1.G52" table:formula="of:=IF([.E52]=&quot;&quot;;&quot;&quot;;DEC2HEX([.E52]*32+[.F52];2))" office:value-type="string"/>
          </table:previous>
        </table:cell-content-change>
        <table:cell-content-change table:id="ct2047">
          <table:cell-address table:column="6" table:row="52" table:table="0"/>
          <office:change-info>
            <dc:creator>Mike </dc:creator>
            <dc:date>2012-05-20T21:19:34.14</dc:date>
          </office:change-info>
          <table:previous table:id="ct1269">
            <table:change-track-table-cell table:cell-address="Sheet1.G53" table:formula="of:=IF([.E53]=&quot;&quot;;&quot;&quot;;DEC2HEX([.E53]*32+[.F53];2))" office:value-type="string">
              <text:p>69</text:p>
            </table:change-track-table-cell>
          </table:previous>
        </table:cell-content-change>
        <table:cell-content-change table:id="ct2048">
          <table:cell-address table:column="6" table:row="53" table:table="0"/>
          <office:change-info>
            <dc:creator>Mike </dc:creator>
            <dc:date>2012-05-20T21:19:34.14</dc:date>
          </office:change-info>
          <table:previous table:id="ct1270">
            <table:change-track-table-cell table:cell-address="Sheet1.G54" table:formula="of:=IF([.E54]=&quot;&quot;;&quot;&quot;;DEC2HEX([.E54]*32+[.F54];2))" office:value-type="string">
              <text:p>6A</text:p>
            </table:change-track-table-cell>
          </table:previous>
        </table:cell-content-change>
        <table:cell-content-change table:id="ct2049">
          <table:cell-address table:column="6" table:row="54" table:table="0"/>
          <office:change-info>
            <dc:creator>Mike </dc:creator>
            <dc:date>2012-05-20T21:19:34.14</dc:date>
          </office:change-info>
          <table:previous table:id="ct1271">
            <table:change-track-table-cell table:cell-address="Sheet1.G55" table:formula="of:=IF([.E55]=&quot;&quot;;&quot;&quot;;DEC2HEX([.E55]*32+[.F55];2))" office:value-type="string">
              <text:p>6B</text:p>
            </table:change-track-table-cell>
          </table:previous>
        </table:cell-content-change>
        <table:cell-content-change table:id="ct2050">
          <table:cell-address table:column="16" table:row="36" table:table="0"/>
          <office:change-info>
            <dc:creator>Mike </dc:creator>
            <dc:date>2012-05-20T21:19:43.73</dc:date>
          </office:change-info>
          <table:previous table:id="ct1620">
            <table:change-track-table-cell table:cell-address="Sheet1.Q37" table:formula="of:=IF([.E37]=&quot;&quot;;&quot;&quot;;IF([.B37]=&quot;Y&quot;;&quot;1Eddd&quot;;DEC2HEX(256*256+IF([.D37]=&quot;Y&quot;;8;9)*256*16+HEX2DEC([.G37])*16+IF([.C37]=&quot;Y&quot;;8;0)+IF([.H37]=&quot;Y&quot;;0;4)+3;5)))" office:value-type="string"/>
          </table:previous>
        </table:cell-content-change>
        <table:cell-content-change table:id="ct2051">
          <table:cell-address table:column="16" table:row="37" table:table="0"/>
          <office:change-info>
            <dc:creator>Mike </dc:creator>
            <dc:date>2012-05-20T21:19:43.73</dc:date>
          </office:change-info>
          <table:previous table:id="ct1621">
            <table:change-track-table-cell table:cell-address="Sheet1.Q38" table:formula="of:=IF([.E38]=&quot;&quot;;&quot;&quot;;IF([.B38]=&quot;Y&quot;;&quot;1Eddd&quot;;DEC2HEX(256*256+IF([.D38]=&quot;Y&quot;;8;9)*256*16+HEX2DEC([.G38])*16+IF([.C38]=&quot;Y&quot;;8;0)+IF([.H38]=&quot;Y&quot;;0;4)+3;5)))" office:value-type="string"/>
          </table:previous>
        </table:cell-content-change>
        <table:cell-content-change table:id="ct2052">
          <table:cell-address table:column="16" table:row="41" table:table="0"/>
          <office:change-info>
            <dc:creator>Mike </dc:creator>
            <dc:date>2012-05-20T21:19:43.73</dc:date>
          </office:change-info>
          <table:previous table:id="ct1921">
            <table:change-track-table-cell office:value-type="string">
              <text:p>1 A/B/C/D ddd</text:p>
            </table:change-track-table-cell>
          </table:previous>
        </table:cell-content-change>
        <table:cell-content-change table:id="ct2053">
          <table:cell-address table:column="16" table:row="42" table:table="0"/>
          <office:change-info>
            <dc:creator>Mike </dc:creator>
            <dc:date>2012-05-20T21:19:43.73</dc:date>
          </office:change-info>
          <table:previous table:id="ct1947">
            <table:change-track-table-cell table:cell-address="Sheet1.Q43" table:formula="of:=IF([.E43]=&quot;&quot;;&quot;&quot;;IF([.B43]=&quot;Y&quot;;&quot;1Eddd&quot;;DEC2HEX(256*256+8*256*16+HEX2DEC([.G43])*16+IF([.C43]=&quot;Y&quot;;8;0)+IF([.H43]=&quot;Y&quot;;0;4)+IF([.D43]=&quot;Y&quot;;8*256;0)+3;5)))" office:value-type="string">
              <text:p>1Eddd</text:p>
            </table:change-track-table-cell>
          </table:previous>
        </table:cell-content-change>
        <table:cell-content-change table:id="ct2054">
          <table:cell-address table:column="16" table:row="43" table:table="0"/>
          <office:change-info>
            <dc:creator>Mike </dc:creator>
            <dc:date>2012-05-20T21:19:43.73</dc:date>
          </office:change-info>
          <table:previous table:id="ct1948">
            <table:change-track-table-cell table:cell-address="Sheet1.Q44" table:formula="of:=IF([.E44]=&quot;&quot;;&quot;&quot;;IF([.B44]=&quot;Y&quot;;&quot;1Eddd&quot;;DEC2HEX(256*256+8*256*16+HEX2DEC([.G44])*16+IF([.C44]=&quot;Y&quot;;8;0)+IF([.H44]=&quot;Y&quot;;0;4)+IF([.D44]=&quot;Y&quot;;8*256;0)+3;5)))" office:value-type="string">
              <text:p>1Eddd</text:p>
            </table:change-track-table-cell>
          </table:previous>
        </table:cell-content-change>
        <table:cell-content-change table:id="ct2055">
          <table:cell-address table:column="16" table:row="44" table:table="0"/>
          <office:change-info>
            <dc:creator>Mike </dc:creator>
            <dc:date>2012-05-20T21:19:43.73</dc:date>
          </office:change-info>
          <table:previous table:id="ct1625">
            <table:change-track-table-cell table:cell-address="Sheet1.Q45" table:formula="of:=IF([.E45]=&quot;&quot;;&quot;&quot;;IF([.B45]=&quot;Y&quot;;&quot;1Eddd&quot;;DEC2HEX(256*256+IF([.D45]=&quot;Y&quot;;8;9)*256*16+HEX2DEC([.G45])*16+IF([.C45]=&quot;Y&quot;;8;0)+IF([.H45]=&quot;Y&quot;;0;4)+3;5)))" office:value-type="string"/>
          </table:previous>
        </table:cell-content-change>
        <table:cell-content-change table:id="ct2056">
          <table:cell-address table:column="16" table:row="45" table:table="0"/>
          <office:change-info>
            <dc:creator>Mike </dc:creator>
            <dc:date>2012-05-20T21:19:43.73</dc:date>
          </office:change-info>
          <table:previous table:id="ct1626">
            <table:change-track-table-cell table:cell-address="Sheet1.Q46" table:formula="of:=IF([.E46]=&quot;&quot;;&quot;&quot;;IF([.B46]=&quot;Y&quot;;&quot;1Eddd&quot;;DEC2HEX(256*256+IF([.D46]=&quot;Y&quot;;8;9)*256*16+HEX2DEC([.G46])*16+IF([.C46]=&quot;Y&quot;;8;0)+IF([.H46]=&quot;Y&quot;;0;4)+3;5)))" office:value-type="string"/>
          </table:previous>
        </table:cell-content-change>
        <table:cell-content-change table:id="ct2057">
          <table:cell-address table:column="16" table:row="46" table:table="0"/>
          <office:change-info>
            <dc:creator>Mike </dc:creator>
            <dc:date>2012-05-20T21:19:43.73</dc:date>
          </office:change-info>
          <table:previous table:id="ct1627">
            <table:change-track-table-cell table:cell-address="Sheet1.Q47" table:formula="of:=IF([.E47]=&quot;&quot;;&quot;&quot;;IF([.B47]=&quot;Y&quot;;&quot;1Eddd&quot;;DEC2HEX(256*256+IF([.D47]=&quot;Y&quot;;8;9)*256*16+HEX2DEC([.G47])*16+IF([.C47]=&quot;Y&quot;;8;0)+IF([.H47]=&quot;Y&quot;;0;4)+3;5)))" office:value-type="string"/>
          </table:previous>
        </table:cell-content-change>
        <table:cell-content-change table:id="ct2058">
          <table:cell-address table:column="16" table:row="47" table:table="0"/>
          <office:change-info>
            <dc:creator>Mike </dc:creator>
            <dc:date>2012-05-20T21:19:43.73</dc:date>
          </office:change-info>
          <table:previous table:id="ct1949">
            <table:change-track-table-cell table:cell-address="Sheet1.Q48" table:formula="of:=IF([.E48]=&quot;&quot;;&quot;&quot;;IF([.B48]=&quot;Y&quot;;&quot;1Eddd&quot;;DEC2HEX(256*256+8*256*16+HEX2DEC([.G48])*16+IF([.C48]=&quot;Y&quot;;8;0)+IF([.H48]=&quot;Y&quot;;0;4)+IF([.D48]=&quot;Y&quot;;8*256;0)+3;5)))" office:value-type="string">
              <text:p>1Eddd</text:p>
            </table:change-track-table-cell>
          </table:previous>
        </table:cell-content-change>
        <table:cell-content-change table:id="ct2059">
          <table:cell-address table:column="16" table:row="48" table:table="0"/>
          <office:change-info>
            <dc:creator>Mike </dc:creator>
            <dc:date>2012-05-20T21:19:43.73</dc:date>
          </office:change-info>
          <table:previous table:id="ct1629">
            <table:change-track-table-cell table:cell-address="Sheet1.Q49" table:formula="of:=IF([.E49]=&quot;&quot;;&quot;&quot;;IF([.B49]=&quot;Y&quot;;&quot;1Eddd&quot;;DEC2HEX(256*256+IF([.D49]=&quot;Y&quot;;8;9)*256*16+HEX2DEC([.G49])*16+IF([.C49]=&quot;Y&quot;;8;0)+IF([.H49]=&quot;Y&quot;;0;4)+3;5)))" office:value-type="string"/>
          </table:previous>
        </table:cell-content-change>
        <table:cell-content-change table:id="ct2060">
          <table:cell-address table:column="16" table:row="49" table:table="0"/>
          <office:change-info>
            <dc:creator>Mike </dc:creator>
            <dc:date>2012-05-20T21:19:43.73</dc:date>
          </office:change-info>
          <table:previous table:id="ct1950">
            <table:change-track-table-cell table:cell-address="Sheet1.Q50" table:formula="of:=IF([.E50]=&quot;&quot;;&quot;&quot;;IF([.B50]=&quot;Y&quot;;&quot;1Eddd&quot;;DEC2HEX(256*256+8*256*16+HEX2DEC([.G50])*16+IF([.C50]=&quot;Y&quot;;8;0)+IF([.H50]=&quot;Y&quot;;0;4)+IF([.D50]=&quot;Y&quot;;8*256;0)+3;5)))" office:value-type="string">
              <text:p>1Eddd</text:p>
            </table:change-track-table-cell>
          </table:previous>
        </table:cell-content-change>
        <table:cell-content-change table:id="ct2061">
          <table:cell-address table:column="16" table:row="50" table:table="0"/>
          <office:change-info>
            <dc:creator>Mike </dc:creator>
            <dc:date>2012-05-20T21:19:43.73</dc:date>
          </office:change-info>
          <table:previous table:id="ct1631">
            <table:change-track-table-cell table:cell-address="Sheet1.Q51" table:formula="of:=IF([.E51]=&quot;&quot;;&quot;&quot;;IF([.B51]=&quot;Y&quot;;&quot;1Eddd&quot;;DEC2HEX(256*256+IF([.D51]=&quot;Y&quot;;8;9)*256*16+HEX2DEC([.G51])*16+IF([.C51]=&quot;Y&quot;;8;0)+IF([.H51]=&quot;Y&quot;;0;4)+3;5)))" office:value-type="string"/>
          </table:previous>
        </table:cell-content-change>
        <table:cell-content-change table:id="ct2062">
          <table:cell-address table:column="16" table:row="51" table:table="0"/>
          <office:change-info>
            <dc:creator>Mike </dc:creator>
            <dc:date>2012-05-20T21:19:43.73</dc:date>
          </office:change-info>
          <table:previous table:id="ct1632">
            <table:change-track-table-cell table:cell-address="Sheet1.Q52" table:formula="of:=IF([.E52]=&quot;&quot;;&quot;&quot;;IF([.B52]=&quot;Y&quot;;&quot;1Eddd&quot;;DEC2HEX(256*256+IF([.D52]=&quot;Y&quot;;8;9)*256*16+HEX2DEC([.G52])*16+IF([.C52]=&quot;Y&quot;;8;0)+IF([.H52]=&quot;Y&quot;;0;4)+3;5)))" office:value-type="string"/>
          </table:previous>
        </table:cell-content-change>
        <table:cell-content-change table:id="ct2063">
          <table:cell-address table:column="16" table:row="52" table:table="0"/>
          <office:change-info>
            <dc:creator>Mike </dc:creator>
            <dc:date>2012-05-20T21:19:43.73</dc:date>
          </office:change-info>
          <table:previous table:id="ct1955">
            <table:change-track-table-cell office:value-type="string">
              <text:p>1Fddd</text:p>
            </table:change-track-table-cell>
          </table:previous>
        </table:cell-content-change>
        <table:cell-content-change table:id="ct2064">
          <table:cell-address table:column="16" table:row="53" table:table="0"/>
          <office:change-info>
            <dc:creator>Mike </dc:creator>
            <dc:date>2012-05-20T21:19:43.73</dc:date>
          </office:change-info>
          <table:previous table:id="ct1952">
            <table:change-track-table-cell table:cell-address="Sheet1.Q54" table:formula="of:=IF([.E54]=&quot;&quot;;&quot;&quot;;IF([.B54]=&quot;Y&quot;;&quot;1Eddd&quot;;DEC2HEX(256*256+8*256*16+HEX2DEC([.G54])*16+IF([.C54]=&quot;Y&quot;;8;0)+IF([.H54]=&quot;Y&quot;;0;4)+IF([.D54]=&quot;Y&quot;;8*256;0)+3;5)))" office:value-type="string">
              <text:p>1Eddd</text:p>
            </table:change-track-table-cell>
          </table:previous>
        </table:cell-content-change>
        <table:cell-content-change table:id="ct2065">
          <table:cell-address table:column="16" table:row="54" table:table="0"/>
          <office:change-info>
            <dc:creator>Mike </dc:creator>
            <dc:date>2012-05-20T21:19:43.73</dc:date>
          </office:change-info>
          <table:previous table:id="ct1953">
            <table:change-track-table-cell table:cell-address="Sheet1.Q55" table:formula="of:=IF([.E55]=&quot;&quot;;&quot;&quot;;IF([.B55]=&quot;Y&quot;;&quot;1Eddd&quot;;DEC2HEX(256*256+8*256*16+HEX2DEC([.G55])*16+IF([.C55]=&quot;Y&quot;;8;0)+IF([.H55]=&quot;Y&quot;;0;4)+IF([.D55]=&quot;Y&quot;;8*256;0)+3;5)))" office:value-type="string">
              <text:p>1Eddd</text:p>
            </table:change-track-table-cell>
          </table:previous>
        </table:cell-content-change>
        <table:cell-content-change table:id="ct2066">
          <table:cell-address table:column="16" table:row="52" table:table="0"/>
          <office:change-info>
            <dc:creator>Mike </dc:creator>
            <dc:date>2012-05-20T21:19:48.45</dc:date>
          </office:change-info>
          <table:previous table:id="ct2063">
            <table:change-track-table-cell table:cell-address="Sheet1.Q53" table:formula="of:=IF([.E53]=&quot;&quot;;&quot;&quot;;IF([.B53]=&quot;Y&quot;;&quot;1Eddd&quot;;DEC2HEX(256*256+8*256*16+HEX2DEC([.G53])*16+IF([.C53]=&quot;Y&quot;;8;0)+IF([.H53]=&quot;Y&quot;;0;4)+3;5)))" office:value-type="string">
              <text:p>1Eddd</text:p>
            </table:change-track-table-cell>
          </table:previous>
        </table:cell-content-change>
        <table:insertion table:id="ct2067" table:type="row" table:position="38" table:count="3" table:table="0">
          <office:change-info>
            <dc:creator>Mike </dc:creator>
            <dc:date>2012-05-20T21:19:58.90</dc:date>
          </office:change-info>
          <table:dependencies>
            <table:dependence table:id="ct2730"/>
            <table:dependence table:id="ct2715"/>
            <table:dependence table:id="ct2714"/>
            <table:dependence table:id="ct2713"/>
            <table:dependence table:id="ct2677"/>
            <table:dependence table:id="ct2675"/>
            <table:dependence table:id="ct2673"/>
            <table:dependence table:id="ct2658"/>
            <table:dependence table:id="ct2657"/>
            <table:dependence table:id="ct2656"/>
            <table:dependence table:id="ct2570"/>
            <table:dependence table:id="ct2566"/>
            <table:dependence table:id="ct2562"/>
            <table:dependence table:id="ct2547"/>
            <table:dependence table:id="ct2546"/>
            <table:dependence table:id="ct2545"/>
            <table:dependence table:id="ct2499"/>
            <table:dependence table:id="ct2498"/>
            <table:dependence table:id="ct2497"/>
            <table:dependence table:id="ct2370"/>
            <table:dependence table:id="ct2369"/>
            <table:dependence table:id="ct2368"/>
            <table:dependence table:id="ct2320"/>
            <table:dependence table:id="ct2319"/>
            <table:dependence table:id="ct2318"/>
            <table:dependence table:id="ct2202"/>
            <table:dependence table:id="ct2201"/>
            <table:dependence table:id="ct2200"/>
            <table:dependence table:id="ct2137"/>
            <table:dependence table:id="ct2136"/>
            <table:dependence table:id="ct2135"/>
            <table:dependence table:id="ct2106"/>
            <table:dependence table:id="ct2104"/>
            <table:dependence table:id="ct2103"/>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2091"/>
            <table:dependence table:id="ct2090"/>
            <table:dependence table:id="ct2089"/>
            <table:dependence table:id="ct2088"/>
            <table:dependence table:id="ct2087"/>
            <table:dependence table:id="ct2086"/>
            <table:dependence table:id="ct2085"/>
            <table:dependence table:id="ct2084"/>
            <table:dependence table:id="ct2083"/>
            <table:dependence table:id="ct2082"/>
            <table:dependence table:id="ct2081"/>
            <table:dependence table:id="ct2080"/>
            <table:dependence table:id="ct2079"/>
            <table:dependence table:id="ct2078"/>
            <table:dependence table:id="ct2077"/>
            <table:dependence table:id="ct2076"/>
            <table:dependence table:id="ct2075"/>
            <table:dependence table:id="ct2074"/>
            <table:dependence table:id="ct2073"/>
            <table:dependence table:id="ct2072"/>
            <table:dependence table:id="ct2070"/>
            <table:dependence table:id="ct2069"/>
            <table:dependence table:id="ct2068"/>
          </table:dependencies>
        </table:insertion>
        <table:cell-content-change table:id="ct2068">
          <table:cell-address table:column="0" table:row="38" table:table="0"/>
          <office:change-info>
            <dc:creator>Mike </dc:creator>
            <dc:date>2012-05-20T21:20:06.74</dc:date>
          </office:change-info>
          <table:previous>
            <table:change-track-table-cell/>
          </table:previous>
        </table:cell-content-change>
        <table:cell-content-change table:id="ct2069">
          <table:cell-address table:column="0" table:row="39" table:table="0"/>
          <office:change-info>
            <dc:creator>Mike </dc:creator>
            <dc:date>2012-05-20T21:20:17.48</dc:date>
          </office:change-info>
          <table:previous>
            <table:change-track-table-cell/>
          </table:previous>
        </table:cell-content-change>
        <table:cell-content-change table:id="ct2070">
          <table:cell-address table:column="0" table:row="40" table:table="0"/>
          <office:change-info>
            <dc:creator>Mike </dc:creator>
            <dc:date>2012-05-20T21:20:25.61</dc:date>
          </office:change-info>
          <table:previous>
            <table:change-track-table-cell/>
          </table:previous>
        </table:cell-content-change>
        <table:cell-content-change table:id="ct2071">
          <table:cell-address table:column="0" table:row="41" table:table="0"/>
          <office:change-info>
            <dc:creator>Mike </dc:creator>
            <dc:date>2012-05-20T21:20:35.73</dc:date>
          </office:change-info>
          <table:previous>
            <table:change-track-table-cell office:value-type="string">
              <text:p>Datagram (General)</text:p>
            </table:change-track-table-cell>
          </table:previous>
        </table:cell-content-change>
        <table:cell-content-change table:id="ct2072">
          <table:cell-address table:column="1" table:row="38" table:table="0"/>
          <office:change-info>
            <dc:creator>Mike </dc:creator>
            <dc:date>2012-05-20T21:20:41</dc:date>
          </office:change-info>
          <table:previous>
            <table:change-track-table-cell/>
          </table:previous>
        </table:cell-content-change>
        <table:cell-content-change table:id="ct2073">
          <table:cell-address table:column="1" table:row="39" table:table="0"/>
          <office:change-info>
            <dc:creator>Mike </dc:creator>
            <dc:date>2012-05-20T21:20:41</dc:date>
          </office:change-info>
          <table:previous>
            <table:change-track-table-cell/>
          </table:previous>
        </table:cell-content-change>
        <table:cell-content-change table:id="ct2074">
          <table:cell-address table:column="1" table:row="40" table:table="0"/>
          <office:change-info>
            <dc:creator>Mike </dc:creator>
            <dc:date>2012-05-20T21:20:41</dc:date>
          </office:change-info>
          <table:previous>
            <table:change-track-table-cell/>
          </table:previous>
        </table:cell-content-change>
        <table:cell-content-change table:id="ct2075">
          <table:cell-address table:column="4" table:row="38" table:table="0"/>
          <office:change-info>
            <dc:creator>Mike </dc:creator>
            <dc:date>2012-05-20T21:20:47.30</dc:date>
          </office:change-info>
          <table:previous>
            <table:change-track-table-cell/>
          </table:previous>
        </table:cell-content-change>
        <table:cell-content-change table:id="ct2076">
          <table:cell-address table:column="5" table:row="38" table:table="0"/>
          <office:change-info>
            <dc:creator>Mike </dc:creator>
            <dc:date>2012-05-20T21:20:47.30</dc:date>
          </office:change-info>
          <table:previous>
            <table:change-track-table-cell/>
          </table:previous>
        </table:cell-content-change>
        <table:cell-content-change table:id="ct2077">
          <table:cell-address table:column="6" table:row="38" table:table="0"/>
          <office:change-info>
            <dc:creator>Mike </dc:creator>
            <dc:date>2012-05-20T21:20:47.30</dc:date>
          </office:change-info>
          <table:previous>
            <table:change-track-table-cell/>
          </table:previous>
        </table:cell-content-change>
        <table:cell-content-change table:id="ct2078">
          <table:cell-address table:column="4" table:row="39" table:table="0"/>
          <office:change-info>
            <dc:creator>Mike </dc:creator>
            <dc:date>2012-05-20T21:20:49.19</dc:date>
          </office:change-info>
          <table:previous>
            <table:change-track-table-cell/>
          </table:previous>
        </table:cell-content-change>
        <table:cell-content-change table:id="ct2079">
          <table:cell-address table:column="5" table:row="39" table:table="0"/>
          <office:change-info>
            <dc:creator>Mike </dc:creator>
            <dc:date>2012-05-20T21:20:49.19</dc:date>
          </office:change-info>
          <table:previous>
            <table:change-track-table-cell/>
          </table:previous>
        </table:cell-content-change>
        <table:cell-content-change table:id="ct2080">
          <table:cell-address table:column="6" table:row="39" table:table="0"/>
          <office:change-info>
            <dc:creator>Mike </dc:creator>
            <dc:date>2012-05-20T21:20:49.19</dc:date>
          </office:change-info>
          <table:previous>
            <table:change-track-table-cell/>
          </table:previous>
        </table:cell-content-change>
        <table:cell-content-change table:id="ct2081">
          <table:cell-address table:column="4" table:row="40" table:table="0"/>
          <office:change-info>
            <dc:creator>Mike </dc:creator>
            <dc:date>2012-05-20T21:20:51.60</dc:date>
          </office:change-info>
          <table:previous>
            <table:change-track-table-cell/>
          </table:previous>
        </table:cell-content-change>
        <table:cell-content-change table:id="ct2082">
          <table:cell-address table:column="5" table:row="40" table:table="0"/>
          <office:change-info>
            <dc:creator>Mike </dc:creator>
            <dc:date>2012-05-20T21:20:51.60</dc:date>
          </office:change-info>
          <table:previous>
            <table:change-track-table-cell/>
          </table:previous>
        </table:cell-content-change>
        <table:cell-content-change table:id="ct2083">
          <table:cell-address table:column="6" table:row="40" table:table="0"/>
          <office:change-info>
            <dc:creator>Mike </dc:creator>
            <dc:date>2012-05-20T21:20:51.60</dc:date>
          </office:change-info>
          <table:previous>
            <table:change-track-table-cell/>
          </table:previous>
        </table:cell-content-change>
        <table:cell-content-change table:id="ct2084">
          <table:cell-address table:column="11" table:row="38" table:table="0"/>
          <office:change-info>
            <dc:creator>Mike </dc:creator>
            <dc:date>2012-05-20T21:21:03.93</dc:date>
          </office:change-info>
          <table:previous>
            <table:change-track-table-cell/>
          </table:previous>
        </table:cell-content-change>
        <table:cell-content-change table:id="ct2085">
          <table:cell-address table:column="11" table:row="39" table:table="0"/>
          <office:change-info>
            <dc:creator>Mike </dc:creator>
            <dc:date>2012-05-20T21:21:03.93</dc:date>
          </office:change-info>
          <table:previous>
            <table:change-track-table-cell/>
          </table:previous>
        </table:cell-content-change>
        <table:cell-content-change table:id="ct2086">
          <table:cell-address table:column="11" table:row="40" table:table="0"/>
          <office:change-info>
            <dc:creator>Mike </dc:creator>
            <dc:date>2012-05-20T21:21:03.94</dc:date>
          </office:change-info>
          <table:previous>
            <table:change-track-table-cell/>
          </table:previous>
        </table:cell-content-change>
        <table:cell-content-change table:id="ct2087">
          <table:cell-address table:column="16" table:row="38" table:table="0"/>
          <office:change-info>
            <dc:creator>Mike </dc:creator>
            <dc:date>2012-05-20T21:21:13.05</dc:date>
          </office:change-info>
          <table:previous>
            <table:change-track-table-cell/>
          </table:previous>
        </table:cell-content-change>
        <table:cell-content-change table:id="ct2088">
          <table:cell-address table:column="17" table:row="38" table:table="0"/>
          <office:change-info>
            <dc:creator>Mike </dc:creator>
            <dc:date>2012-05-20T21:21:23.95</dc:date>
          </office:change-info>
          <table:previous>
            <table:change-track-table-cell/>
          </table:previous>
        </table:cell-content-change>
        <table:cell-content-change table:id="ct2089">
          <table:cell-address table:column="16" table:row="39" table:table="0"/>
          <office:change-info>
            <dc:creator>Mike </dc:creator>
            <dc:date>2012-05-20T21:21:47.83</dc:date>
          </office:change-info>
          <table:previous>
            <table:change-track-table-cell/>
          </table:previous>
        </table:cell-content-change>
        <table:cell-content-change table:id="ct2090">
          <table:cell-address table:column="17" table:row="39" table:table="0"/>
          <office:change-info>
            <dc:creator>Mike </dc:creator>
            <dc:date>2012-05-20T21:21:50.92</dc:date>
          </office:change-info>
          <table:previous>
            <table:change-track-table-cell/>
          </table:previous>
        </table:cell-content-change>
        <table:cell-content-change table:id="ct2091">
          <table:cell-address table:column="16" table:row="40" table:table="0"/>
          <office:change-info>
            <dc:creator>Mike </dc:creator>
            <dc:date>2012-05-20T21:21:56.24</dc:date>
          </office:change-info>
          <table:previous>
            <table:change-track-table-cell/>
          </table:previous>
        </table:cell-content-change>
        <table:cell-content-change table:id="ct2092">
          <table:cell-address table:column="18" table:row="41" table:table="0"/>
          <office:change-info>
            <dc:creator>Mike </dc:creator>
            <dc:date>2012-05-20T21:22:09.31</dc:date>
          </office:change-info>
          <table:previous table:id="ct1651">
            <table:change-track-table-cell office:value-type="string">
              <text:p>Data (0-8 bytes) (1D in MTI is end of datagram)</text:p>
            </table:change-track-table-cell>
          </table:previous>
        </table:cell-content-change>
        <table:cell-content-change table:id="ct2093">
          <table:cell-address table:column="18" table:row="38" table:table="0"/>
          <office:change-info>
            <dc:creator>Mike </dc:creator>
            <dc:date>2012-05-20T21:22:13.86</dc:date>
          </office:change-info>
          <table:previous>
            <table:change-track-table-cell/>
          </table:previous>
        </table:cell-content-change>
        <table:cell-content-change table:id="ct2094">
          <table:cell-address table:column="18" table:row="39" table:table="0"/>
          <office:change-info>
            <dc:creator>Mike </dc:creator>
            <dc:date>2012-05-20T21:22:13.86</dc:date>
          </office:change-info>
          <table:previous>
            <table:change-track-table-cell/>
          </table:previous>
        </table:cell-content-change>
        <table:cell-content-change table:id="ct2095">
          <table:cell-address table:column="18" table:row="40" table:table="0"/>
          <office:change-info>
            <dc:creator>Mike </dc:creator>
            <dc:date>2012-05-20T21:22:13.86</dc:date>
          </office:change-info>
          <table:previous>
            <table:change-track-table-cell/>
          </table:previous>
        </table:cell-content-change>
        <table:cell-content-change table:id="ct2096">
          <table:cell-address table:column="18" table:row="38" table:table="0"/>
          <office:change-info>
            <dc:creator>Mike </dc:creator>
            <dc:date>2012-05-20T21:22:49.67</dc:date>
          </office:change-info>
          <table:previous table:id="ct2093">
            <table:change-track-table-cell office:value-type="string">
              <text:p>Data (0-8 bytes) </text:p>
            </table:change-track-table-cell>
          </table:previous>
        </table:cell-content-change>
        <table:cell-content-change table:id="ct2097">
          <table:cell-address table:column="18" table:row="39" table:table="0"/>
          <office:change-info>
            <dc:creator>Mike </dc:creator>
            <dc:date>2012-05-20T21:22:51.45</dc:date>
          </office:change-info>
          <table:previous table:id="ct2094">
            <table:change-track-table-cell office:value-type="string">
              <text:p>Data (0-8 bytes) </text:p>
            </table:change-track-table-cell>
          </table:previous>
        </table:cell-content-change>
        <table:cell-content-change table:id="ct2098">
          <table:cell-address table:column="17" table:row="38" table:table="0"/>
          <office:change-info>
            <dc:creator>Mike </dc:creator>
            <dc:date>2012-05-20T21:22:54.78</dc:date>
          </office:change-info>
          <table:previous table:id="ct2088">
            <table:change-track-table-cell office:value-type="string">
              <text:p>protocol id</text:p>
            </table:change-track-table-cell>
          </table:previous>
        </table:cell-content-change>
        <table:cell-content-change table:id="ct2099">
          <table:cell-address table:column="17" table:row="39" table:table="0"/>
          <office:change-info>
            <dc:creator>Mike </dc:creator>
            <dc:date>2012-05-20T21:22:57.43</dc:date>
          </office:change-info>
          <table:previous table:id="ct2090">
            <table:change-track-table-cell office:value-type="string">
              <text:p>protocol id</text:p>
            </table:change-track-table-cell>
          </table:previous>
        </table:cell-content-change>
        <table:cell-content-change table:id="ct2100">
          <table:cell-address table:column="11" table:row="39" table:table="0"/>
          <office:change-info>
            <dc:creator>Mike </dc:creator>
            <dc:date>2012-05-20T21:23:38.01</dc:date>
          </office:change-info>
          <table:previous table:id="ct2085">
            <table:change-track-table-cell table:cell-address="Sheet1.L40" table:formula="of:=IF([.E40]=&quot;&quot;;&quot;&quot;;DEC2HEX(1*(16*256)+HEX2DEC([.G40])*16+IF([.B40]=&quot;Y&quot;;4;0)+IF([.C40]=&quot;Y&quot;;2;0)+IF([.H40]=&quot;Y&quot;;1;0)+IF([.D40]=&quot;Y&quot;;8*256;0);4))" office:value-type="string">
              <text:p>1404</text:p>
            </table:change-track-table-cell>
          </table:previous>
        </table:cell-content-change>
        <table:cell-content-change table:id="ct2101">
          <table:cell-address table:column="11" table:row="40" table:table="0"/>
          <office:change-info>
            <dc:creator>Mike </dc:creator>
            <dc:date>2012-05-20T21:23:38.01</dc:date>
          </office:change-info>
          <table:previous table:id="ct2086">
            <table:change-track-table-cell table:cell-address="Sheet1.L41" table:formula="of:=IF([.E41]=&quot;&quot;;&quot;&quot;;DEC2HEX(1*(16*256)+HEX2DEC([.G41])*16+IF([.B41]=&quot;Y&quot;;4;0)+IF([.C41]=&quot;Y&quot;;2;0)+IF([.H41]=&quot;Y&quot;;1;0)+IF([.D41]=&quot;Y&quot;;8*256;0);4))" office:value-type="string">
              <text:p>1404</text:p>
            </table:change-track-table-cell>
          </table:previous>
        </table:cell-content-change>
        <table:cell-content-change table:id="ct2102">
          <table:cell-address table:column="11" table:row="41" table:table="0"/>
          <office:change-info>
            <dc:creator>Mike </dc:creator>
            <dc:date>2012-05-20T21:23:38.01</dc:date>
          </office:change-info>
          <table:previous table:id="ct1913">
            <table:change-track-table-cell table:cell-address="Sheet1.L42" table:formula="of:=IF([.E42]=&quot;&quot;;&quot;&quot;;DEC2HEX(1*(16*256)+HEX2DEC([.G42])*16+IF([.B42]=&quot;Y&quot;;4;0)+IF([.C42]=&quot;Y&quot;;2;0)+IF([.H42]=&quot;Y&quot;;1;0)+IF([.D42]=&quot;Y&quot;;8*256;0);4))" office:value-type="string">
              <text:p>1404</text:p>
            </table:change-track-table-cell>
          </table:previous>
        </table:cell-content-change>
        <table:cell-content-change table:id="ct2103">
          <table:cell-address table:column="11" table:row="39" table:table="0"/>
          <office:change-info>
            <dc:creator>Mike </dc:creator>
            <dc:date>2012-05-20T21:23:46.85</dc:date>
          </office:change-info>
          <table:previous table:id="ct2100">
            <table:change-track-table-cell/>
          </table:previous>
        </table:cell-content-change>
        <table:cell-content-change table:id="ct2104">
          <table:cell-address table:column="11" table:row="40" table:table="0"/>
          <office:change-info>
            <dc:creator>Mike </dc:creator>
            <dc:date>2012-05-20T21:23:46.85</dc:date>
          </office:change-info>
          <table:previous table:id="ct2101">
            <table:change-track-table-cell/>
          </table:previous>
        </table:cell-content-change>
        <table:cell-content-change table:id="ct2105">
          <table:cell-address table:column="11" table:row="41" table:table="0"/>
          <office:change-info>
            <dc:creator>Mike </dc:creator>
            <dc:date>2012-05-20T21:23:46.85</dc:date>
          </office:change-info>
          <table:previous table:id="ct2102">
            <table:change-track-table-cell/>
          </table:previous>
        </table:cell-content-change>
        <table:cell-content-change table:id="ct2106">
          <table:cell-address table:column="11" table:row="40" table:table="0"/>
          <office:change-info>
            <dc:creator>Mike </dc:creator>
            <dc:date>2012-05-20T21:23:50.97</dc:date>
          </office:change-info>
          <table:previous table:id="ct2104">
            <table:change-track-table-cell table:cell-address="Sheet1.L41" table:formula="of:=IF([.E41]=&quot;&quot;;&quot;&quot;;DEC2HEX(1*(16*256)+HEX2DEC([.G41])*16+IF([.B41]=&quot;Y&quot;;4;0)+IF([.C41]=&quot;Y&quot;;2;0)+IF([.H41]=&quot;Y&quot;;1;0)+IF([.D41]=&quot;Y&quot;;8*256;0);4))" office:value-type="string">
              <text:p>1404</text:p>
            </table:change-track-table-cell>
          </table:previous>
        </table:cell-content-change>
        <table:cell-content-change table:id="ct2107">
          <table:cell-address table:column="11" table:row="41" table:table="0"/>
          <office:change-info>
            <dc:creator>Mike </dc:creator>
            <dc:date>2012-05-20T21:23:53.75</dc:date>
          </office:change-info>
          <table:previous table:id="ct2105">
            <table:change-track-table-cell table:cell-address="Sheet1.L42" table:formula="of:=IF([.E42]=&quot;&quot;;&quot;&quot;;DEC2HEX(1*(16*256)+HEX2DEC([.G42])*16+IF([.B42]=&quot;Y&quot;;4;0)+IF([.C42]=&quot;Y&quot;;2;0)+IF([.H42]=&quot;Y&quot;;1;0)+IF([.D42]=&quot;Y&quot;;8*256;0);4))" office:value-type="string">
              <text:p>1404</text:p>
            </table:change-track-table-cell>
          </table:previous>
        </table:cell-content-change>
        <table:cell-content-change table:id="ct2108">
          <table:cell-address table:column="7" table:row="1" table:table="0"/>
          <office:change-info>
            <dc:creator>Mike </dc:creator>
            <dc:date>2012-05-20T21:24:28.63</dc:date>
          </office:change-info>
          <table:previous table:id="ct1640">
            <table:change-track-table-cell office:value-type="string">
              <text:p>CAN flags in header?</text:p>
            </table:change-track-table-cell>
          </table:previous>
        </table:cell-content-change>
        <table:insertion table:id="ct2109" table:type="column" table:position="3" table:table="0">
          <office:change-info>
            <dc:creator>Mike </dc:creator>
            <dc:date>2012-05-20T21:24:40.54</dc:date>
          </office:change-info>
          <table:dependencies>
            <table:dependence table:id="ct2568"/>
            <table:dependence table:id="ct2114"/>
            <table:dependence table:id="ct2113"/>
            <table:dependence table:id="ct2112"/>
            <table:dependence table:id="ct2111"/>
          </table:dependencies>
        </table:insertion>
        <table:cell-content-change table:id="ct2110">
          <table:cell-address table:column="7" table:row="1" table:table="0"/>
          <office:change-info>
            <dc:creator>Mike </dc:creator>
            <dc:date>2012-05-20T21:24:50.51</dc:date>
          </office:change-info>
          <table:previous table:id="ct2108">
            <table:change-track-table-cell office:value-type="string">
              <text:p>Extended flags</text:p>
            </table:change-track-table-cell>
          </table:previous>
        </table:cell-content-change>
        <table:cell-content-change table:id="ct2111">
          <table:cell-address table:column="8" table:row="1" table:table="0"/>
          <office:change-info>
            <dc:creator>Mike </dc:creator>
            <dc:date>2012-05-20T21:24:57.72</dc:date>
          </office:change-info>
          <table:previous>
            <table:change-track-table-cell/>
          </table:previous>
        </table:cell-content-change>
        <table:cell-content-change table:id="ct2112">
          <table:cell-address table:column="8" table:row="22" table:table="0"/>
          <office:change-info>
            <dc:creator>Mike </dc:creator>
            <dc:date>2012-05-20T21:25:03.43</dc:date>
          </office:change-info>
          <table:previous>
            <table:change-track-table-cell/>
          </table:previous>
        </table:cell-content-change>
        <table:cell-content-change table:id="ct2113">
          <table:cell-address table:column="8" table:row="25" table:table="0"/>
          <office:change-info>
            <dc:creator>Mike </dc:creator>
            <dc:date>2012-05-20T21:25:06.23</dc:date>
          </office:change-info>
          <table:previous>
            <table:change-track-table-cell/>
          </table:previous>
        </table:cell-content-change>
        <table:cell-content-change table:id="ct2114">
          <table:cell-address table:column="8" table:row="3" table:table="0"/>
          <office:change-info>
            <dc:creator>Mike </dc:creator>
            <dc:date>2012-05-20T21:25:14.75</dc:date>
          </office:change-info>
          <table:previous>
            <table:change-track-table-cell/>
          </table:previous>
        </table:cell-content-change>
        <table:cell-content-change table:id="ct2115">
          <table:cell-address table:column="11" table:row="0" table:table="0"/>
          <office:change-info>
            <dc:creator>Mike </dc:creator>
            <dc:date>2012-05-20T21:25:48.67</dc:date>
          </office:change-info>
          <table:previous table:id="ct558">
            <table:change-track-table-cell office:value-type="string">
              <text:p>Ethernet MTI</text:p>
            </table:change-track-table-cell>
          </table:previous>
        </table:cell-content-change>
        <table:insertion table:id="ct2116" table:type="column" table:position="12" table:table="0">
          <office:change-info>
            <dc:creator>Mike </dc:creator>
            <dc:date>2012-05-20T21:26:04.57</dc:date>
          </office:change-info>
          <table:dependencies>
            <table:dependence table:id="ct2676"/>
            <table:dependence table:id="ct2675"/>
            <table:dependence table:id="ct2266"/>
            <table:dependence table:id="ct2216"/>
            <table:dependence table:id="ct2215"/>
            <table:dependence table:id="ct2214"/>
            <table:dependence table:id="ct2213"/>
            <table:dependence table:id="ct2212"/>
            <table:dependence table:id="ct2211"/>
            <table:dependence table:id="ct2210"/>
            <table:dependence table:id="ct2209"/>
            <table:dependence table:id="ct2208"/>
            <table:dependence table:id="ct2207"/>
            <table:dependence table:id="ct2206"/>
            <table:dependence table:id="ct2205"/>
            <table:dependence table:id="ct2204"/>
            <table:dependence table:id="ct2203"/>
            <table:dependence table:id="ct2202"/>
            <table:dependence table:id="ct2201"/>
            <table:dependence table:id="ct2200"/>
            <table:dependence table:id="ct2199"/>
            <table:dependence table:id="ct2198"/>
            <table:dependence table:id="ct2197"/>
            <table:dependence table:id="ct2196"/>
            <table:dependence table:id="ct2195"/>
            <table:dependence table:id="ct2194"/>
            <table:dependence table:id="ct2193"/>
            <table:dependence table:id="ct2192"/>
            <table:dependence table:id="ct2191"/>
            <table:dependence table:id="ct2190"/>
            <table:dependence table:id="ct2189"/>
            <table:dependence table:id="ct2188"/>
            <table:dependence table:id="ct2187"/>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70"/>
            <table:dependence table:id="ct2169"/>
            <table:dependence table:id="ct2168"/>
            <table:dependence table:id="ct2167"/>
            <table:dependence table:id="ct2166"/>
            <table:dependence table:id="ct2165"/>
            <table:dependence table:id="ct2164"/>
            <table:dependence table:id="ct2163"/>
            <table:dependence table:id="ct2162"/>
            <table:dependence table:id="ct2161"/>
            <table:dependence table:id="ct2160"/>
            <table:dependence table:id="ct2159"/>
            <table:dependence table:id="ct2158"/>
            <table:dependence table:id="ct2157"/>
            <table:dependence table:id="ct2156"/>
            <table:dependence table:id="ct2155"/>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40"/>
            <table:dependence table:id="ct2139"/>
            <table:dependence table:id="ct2138"/>
            <table:dependence table:id="ct2137"/>
            <table:dependence table:id="ct2136"/>
            <table:dependence table:id="ct2135"/>
            <table:dependence table:id="ct2134"/>
            <table:dependence table:id="ct2133"/>
            <table:dependence table:id="ct2132"/>
            <table:dependence table:id="ct2131"/>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ies>
        </table:insertion>
        <table:cell-content-change table:id="ct2117">
          <table:cell-address table:column="12" table:row="1" table:table="0"/>
          <office:change-info>
            <dc:creator>Mike </dc:creator>
            <dc:date>2012-05-20T21:26:18.34</dc:date>
          </office:change-info>
          <table:previous>
            <table:change-track-table-cell/>
          </table:previous>
        </table:cell-content-change>
        <table:cell-content-change table:id="ct2118">
          <table:cell-address table:column="12" table:row="22" table:table="0"/>
          <office:change-info>
            <dc:creator>Mike </dc:creator>
            <dc:date>2012-05-20T21:27:20.79</dc:date>
          </office:change-info>
          <table:previous>
            <table:change-track-table-cell/>
          </table:previous>
        </table:cell-content-change>
        <table:cell-content-change table:id="ct2119">
          <table:cell-address table:column="12" table:row="22" table:table="0"/>
          <office:change-info>
            <dc:creator>Mike </dc:creator>
            <dc:date>2012-05-20T21:27:29.32</dc:date>
          </office:change-info>
          <table:previous table:id="ct2118">
            <table:change-track-table-cell office:value-type="string">
              <text:p>e24</text:p>
            </table:change-track-table-cell>
          </table:previous>
        </table:cell-content-change>
        <table:cell-content-change table:id="ct2120">
          <table:cell-address table:column="12" table:row="23" table:table="0"/>
          <office:change-info>
            <dc:creator>Mike </dc:creator>
            <dc:date>2012-05-20T21:27:39.64</dc:date>
          </office:change-info>
          <table:previous>
            <table:change-track-table-cell/>
          </table:previous>
        </table:cell-content-change>
        <table:cell-content-change table:id="ct2121">
          <table:cell-address table:column="12" table:row="24" table:table="0"/>
          <office:change-info>
            <dc:creator>Mike </dc:creator>
            <dc:date>2012-05-20T21:27:39.64</dc:date>
          </office:change-info>
          <table:previous>
            <table:change-track-table-cell/>
          </table:previous>
        </table:cell-content-change>
        <table:cell-content-change table:id="ct2122">
          <table:cell-address table:column="12" table:row="25" table:table="0"/>
          <office:change-info>
            <dc:creator>Mike </dc:creator>
            <dc:date>2012-05-20T21:27:39.64</dc:date>
          </office:change-info>
          <table:previous>
            <table:change-track-table-cell/>
          </table:previous>
        </table:cell-content-change>
        <table:cell-content-change table:id="ct2123">
          <table:cell-address table:column="12" table:row="26" table:table="0"/>
          <office:change-info>
            <dc:creator>Mike </dc:creator>
            <dc:date>2012-05-20T21:27:39.64</dc:date>
          </office:change-info>
          <table:previous>
            <table:change-track-table-cell/>
          </table:previous>
        </table:cell-content-change>
        <table:cell-content-change table:id="ct2124">
          <table:cell-address table:column="12" table:row="27" table:table="0"/>
          <office:change-info>
            <dc:creator>Mike </dc:creator>
            <dc:date>2012-05-20T21:27:39.64</dc:date>
          </office:change-info>
          <table:previous>
            <table:change-track-table-cell/>
          </table:previous>
        </table:cell-content-change>
        <table:cell-content-change table:id="ct2125">
          <table:cell-address table:column="12" table:row="28" table:table="0"/>
          <office:change-info>
            <dc:creator>Mike </dc:creator>
            <dc:date>2012-05-20T21:27:39.64</dc:date>
          </office:change-info>
          <table:previous>
            <table:change-track-table-cell/>
          </table:previous>
        </table:cell-content-change>
        <table:cell-content-change table:id="ct2126">
          <table:cell-address table:column="12" table:row="29" table:table="0"/>
          <office:change-info>
            <dc:creator>Mike </dc:creator>
            <dc:date>2012-05-20T21:27:39.64</dc:date>
          </office:change-info>
          <table:previous>
            <table:change-track-table-cell/>
          </table:previous>
        </table:cell-content-change>
        <table:cell-content-change table:id="ct2127">
          <table:cell-address table:column="12" table:row="30" table:table="0"/>
          <office:change-info>
            <dc:creator>Mike </dc:creator>
            <dc:date>2012-05-20T21:27:39.64</dc:date>
          </office:change-info>
          <table:previous>
            <table:change-track-table-cell/>
          </table:previous>
        </table:cell-content-change>
        <table:cell-content-change table:id="ct2128">
          <table:cell-address table:column="12" table:row="31" table:table="0"/>
          <office:change-info>
            <dc:creator>Mike </dc:creator>
            <dc:date>2012-05-20T21:27:39.64</dc:date>
          </office:change-info>
          <table:previous>
            <table:change-track-table-cell/>
          </table:previous>
        </table:cell-content-change>
        <table:cell-content-change table:id="ct2129">
          <table:cell-address table:column="12" table:row="32" table:table="0"/>
          <office:change-info>
            <dc:creator>Mike </dc:creator>
            <dc:date>2012-05-20T21:27:39.64</dc:date>
          </office:change-info>
          <table:previous>
            <table:change-track-table-cell/>
          </table:previous>
        </table:cell-content-change>
        <table:cell-content-change table:id="ct2130">
          <table:cell-address table:column="12" table:row="33" table:table="0"/>
          <office:change-info>
            <dc:creator>Mike </dc:creator>
            <dc:date>2012-05-20T21:27:39.64</dc:date>
          </office:change-info>
          <table:previous>
            <table:change-track-table-cell/>
          </table:previous>
        </table:cell-content-change>
        <table:cell-content-change table:id="ct2131">
          <table:cell-address table:column="12" table:row="34" table:table="0"/>
          <office:change-info>
            <dc:creator>Mike </dc:creator>
            <dc:date>2012-05-20T21:27:39.64</dc:date>
          </office:change-info>
          <table:previous>
            <table:change-track-table-cell/>
          </table:previous>
        </table:cell-content-change>
        <table:cell-content-change table:id="ct2132">
          <table:cell-address table:column="12" table:row="35" table:table="0"/>
          <office:change-info>
            <dc:creator>Mike </dc:creator>
            <dc:date>2012-05-20T21:27:39.64</dc:date>
          </office:change-info>
          <table:previous>
            <table:change-track-table-cell/>
          </table:previous>
        </table:cell-content-change>
        <table:cell-content-change table:id="ct2133">
          <table:cell-address table:column="12" table:row="36" table:table="0"/>
          <office:change-info>
            <dc:creator>Mike </dc:creator>
            <dc:date>2012-05-20T21:27:39.64</dc:date>
          </office:change-info>
          <table:previous>
            <table:change-track-table-cell/>
          </table:previous>
        </table:cell-content-change>
        <table:cell-content-change table:id="ct2134">
          <table:cell-address table:column="12" table:row="37" table:table="0"/>
          <office:change-info>
            <dc:creator>Mike </dc:creator>
            <dc:date>2012-05-20T21:27:39.64</dc:date>
          </office:change-info>
          <table:previous>
            <table:change-track-table-cell/>
          </table:previous>
        </table:cell-content-change>
        <table:cell-content-change table:id="ct2135">
          <table:cell-address table:column="12" table:row="38" table:table="0"/>
          <office:change-info>
            <dc:creator>Mike </dc:creator>
            <dc:date>2012-05-20T21:27:39.64</dc:date>
          </office:change-info>
          <table:previous>
            <table:change-track-table-cell/>
          </table:previous>
        </table:cell-content-change>
        <table:cell-content-change table:id="ct2136">
          <table:cell-address table:column="12" table:row="39" table:table="0"/>
          <office:change-info>
            <dc:creator>Mike </dc:creator>
            <dc:date>2012-05-20T21:27:39.64</dc:date>
          </office:change-info>
          <table:previous>
            <table:change-track-table-cell/>
          </table:previous>
        </table:cell-content-change>
        <table:cell-content-change table:id="ct2137">
          <table:cell-address table:column="12" table:row="40" table:table="0"/>
          <office:change-info>
            <dc:creator>Mike </dc:creator>
            <dc:date>2012-05-20T21:27:39.64</dc:date>
          </office:change-info>
          <table:previous>
            <table:change-track-table-cell/>
          </table:previous>
        </table:cell-content-change>
        <table:cell-content-change table:id="ct2138">
          <table:cell-address table:column="12" table:row="41" table:table="0"/>
          <office:change-info>
            <dc:creator>Mike </dc:creator>
            <dc:date>2012-05-20T21:27:39.64</dc:date>
          </office:change-info>
          <table:previous>
            <table:change-track-table-cell/>
          </table:previous>
        </table:cell-content-change>
        <table:cell-content-change table:id="ct2139">
          <table:cell-address table:column="12" table:row="42" table:table="0"/>
          <office:change-info>
            <dc:creator>Mike </dc:creator>
            <dc:date>2012-05-20T21:27:39.64</dc:date>
          </office:change-info>
          <table:previous>
            <table:change-track-table-cell/>
          </table:previous>
        </table:cell-content-change>
        <table:cell-content-change table:id="ct2140">
          <table:cell-address table:column="12" table:row="43" table:table="0"/>
          <office:change-info>
            <dc:creator>Mike </dc:creator>
            <dc:date>2012-05-20T21:27:39.64</dc:date>
          </office:change-info>
          <table:previous>
            <table:change-track-table-cell/>
          </table:previous>
        </table:cell-content-change>
        <table:cell-content-change table:id="ct2141">
          <table:cell-address table:column="12" table:row="44" table:table="0"/>
          <office:change-info>
            <dc:creator>Mike </dc:creator>
            <dc:date>2012-05-20T21:27:39.64</dc:date>
          </office:change-info>
          <table:previous>
            <table:change-track-table-cell/>
          </table:previous>
        </table:cell-content-change>
        <table:cell-content-change table:id="ct2142">
          <table:cell-address table:column="12" table:row="45" table:table="0"/>
          <office:change-info>
            <dc:creator>Mike </dc:creator>
            <dc:date>2012-05-20T21:27:39.64</dc:date>
          </office:change-info>
          <table:previous>
            <table:change-track-table-cell/>
          </table:previous>
        </table:cell-content-change>
        <table:cell-content-change table:id="ct2143">
          <table:cell-address table:column="12" table:row="46" table:table="0"/>
          <office:change-info>
            <dc:creator>Mike </dc:creator>
            <dc:date>2012-05-20T21:27:39.64</dc:date>
          </office:change-info>
          <table:previous>
            <table:change-track-table-cell/>
          </table:previous>
        </table:cell-content-change>
        <table:cell-content-change table:id="ct2144">
          <table:cell-address table:column="12" table:row="47" table:table="0"/>
          <office:change-info>
            <dc:creator>Mike </dc:creator>
            <dc:date>2012-05-20T21:27:39.64</dc:date>
          </office:change-info>
          <table:previous>
            <table:change-track-table-cell/>
          </table:previous>
        </table:cell-content-change>
        <table:cell-content-change table:id="ct2145">
          <table:cell-address table:column="12" table:row="48" table:table="0"/>
          <office:change-info>
            <dc:creator>Mike </dc:creator>
            <dc:date>2012-05-20T21:27:39.64</dc:date>
          </office:change-info>
          <table:previous>
            <table:change-track-table-cell/>
          </table:previous>
        </table:cell-content-change>
        <table:cell-content-change table:id="ct2146">
          <table:cell-address table:column="12" table:row="49" table:table="0"/>
          <office:change-info>
            <dc:creator>Mike </dc:creator>
            <dc:date>2012-05-20T21:27:39.64</dc:date>
          </office:change-info>
          <table:previous>
            <table:change-track-table-cell/>
          </table:previous>
        </table:cell-content-change>
        <table:cell-content-change table:id="ct2147">
          <table:cell-address table:column="12" table:row="50" table:table="0"/>
          <office:change-info>
            <dc:creator>Mike </dc:creator>
            <dc:date>2012-05-20T21:27:39.64</dc:date>
          </office:change-info>
          <table:previous>
            <table:change-track-table-cell/>
          </table:previous>
        </table:cell-content-change>
        <table:cell-content-change table:id="ct2148">
          <table:cell-address table:column="12" table:row="51" table:table="0"/>
          <office:change-info>
            <dc:creator>Mike </dc:creator>
            <dc:date>2012-05-20T21:27:39.64</dc:date>
          </office:change-info>
          <table:previous>
            <table:change-track-table-cell/>
          </table:previous>
        </table:cell-content-change>
        <table:cell-content-change table:id="ct2149">
          <table:cell-address table:column="12" table:row="52" table:table="0"/>
          <office:change-info>
            <dc:creator>Mike </dc:creator>
            <dc:date>2012-05-20T21:27:39.64</dc:date>
          </office:change-info>
          <table:previous>
            <table:change-track-table-cell/>
          </table:previous>
        </table:cell-content-change>
        <table:cell-content-change table:id="ct2150">
          <table:cell-address table:column="12" table:row="53" table:table="0"/>
          <office:change-info>
            <dc:creator>Mike </dc:creator>
            <dc:date>2012-05-20T21:27:39.64</dc:date>
          </office:change-info>
          <table:previous>
            <table:change-track-table-cell/>
          </table:previous>
        </table:cell-content-change>
        <table:cell-content-change table:id="ct2151">
          <table:cell-address table:column="12" table:row="54" table:table="0"/>
          <office:change-info>
            <dc:creator>Mike </dc:creator>
            <dc:date>2012-05-20T21:27:39.64</dc:date>
          </office:change-info>
          <table:previous>
            <table:change-track-table-cell/>
          </table:previous>
        </table:cell-content-change>
        <table:cell-content-change table:id="ct2152">
          <table:cell-address table:column="12" table:row="6" table:table="0"/>
          <office:change-info>
            <dc:creator>Mike </dc:creator>
            <dc:date>2012-05-20T21:27:50.47</dc:date>
          </office:change-info>
          <table:previous>
            <table:change-track-table-cell/>
          </table:previous>
        </table:cell-content-change>
        <table:cell-content-change table:id="ct2153">
          <table:cell-address table:column="12" table:row="7" table:table="0"/>
          <office:change-info>
            <dc:creator>Mike </dc:creator>
            <dc:date>2012-05-20T21:27:50.47</dc:date>
          </office:change-info>
          <table:previous>
            <table:change-track-table-cell/>
          </table:previous>
        </table:cell-content-change>
        <table:cell-content-change table:id="ct2154">
          <table:cell-address table:column="12" table:row="8" table:table="0"/>
          <office:change-info>
            <dc:creator>Mike </dc:creator>
            <dc:date>2012-05-20T21:27:50.47</dc:date>
          </office:change-info>
          <table:previous>
            <table:change-track-table-cell/>
          </table:previous>
        </table:cell-content-change>
        <table:cell-content-change table:id="ct2155">
          <table:cell-address table:column="12" table:row="9" table:table="0"/>
          <office:change-info>
            <dc:creator>Mike </dc:creator>
            <dc:date>2012-05-20T21:27:50.47</dc:date>
          </office:change-info>
          <table:previous>
            <table:change-track-table-cell/>
          </table:previous>
        </table:cell-content-change>
        <table:cell-content-change table:id="ct2156">
          <table:cell-address table:column="12" table:row="10" table:table="0"/>
          <office:change-info>
            <dc:creator>Mike </dc:creator>
            <dc:date>2012-05-20T21:27:50.47</dc:date>
          </office:change-info>
          <table:previous>
            <table:change-track-table-cell/>
          </table:previous>
        </table:cell-content-change>
        <table:cell-content-change table:id="ct2157">
          <table:cell-address table:column="12" table:row="11" table:table="0"/>
          <office:change-info>
            <dc:creator>Mike </dc:creator>
            <dc:date>2012-05-20T21:27:50.47</dc:date>
          </office:change-info>
          <table:previous>
            <table:change-track-table-cell/>
          </table:previous>
        </table:cell-content-change>
        <table:cell-content-change table:id="ct2158">
          <table:cell-address table:column="12" table:row="12" table:table="0"/>
          <office:change-info>
            <dc:creator>Mike </dc:creator>
            <dc:date>2012-05-20T21:27:50.47</dc:date>
          </office:change-info>
          <table:previous>
            <table:change-track-table-cell/>
          </table:previous>
        </table:cell-content-change>
        <table:cell-content-change table:id="ct2159">
          <table:cell-address table:column="12" table:row="13" table:table="0"/>
          <office:change-info>
            <dc:creator>Mike </dc:creator>
            <dc:date>2012-05-20T21:27:50.47</dc:date>
          </office:change-info>
          <table:previous>
            <table:change-track-table-cell/>
          </table:previous>
        </table:cell-content-change>
        <table:cell-content-change table:id="ct2160">
          <table:cell-address table:column="12" table:row="14" table:table="0"/>
          <office:change-info>
            <dc:creator>Mike </dc:creator>
            <dc:date>2012-05-20T21:27:50.47</dc:date>
          </office:change-info>
          <table:previous>
            <table:change-track-table-cell/>
          </table:previous>
        </table:cell-content-change>
        <table:cell-content-change table:id="ct2161">
          <table:cell-address table:column="12" table:row="15" table:table="0"/>
          <office:change-info>
            <dc:creator>Mike </dc:creator>
            <dc:date>2012-05-20T21:27:50.47</dc:date>
          </office:change-info>
          <table:previous>
            <table:change-track-table-cell/>
          </table:previous>
        </table:cell-content-change>
        <table:cell-content-change table:id="ct2162">
          <table:cell-address table:column="12" table:row="16" table:table="0"/>
          <office:change-info>
            <dc:creator>Mike </dc:creator>
            <dc:date>2012-05-20T21:27:50.47</dc:date>
          </office:change-info>
          <table:previous>
            <table:change-track-table-cell/>
          </table:previous>
        </table:cell-content-change>
        <table:cell-content-change table:id="ct2163">
          <table:cell-address table:column="12" table:row="17" table:table="0"/>
          <office:change-info>
            <dc:creator>Mike </dc:creator>
            <dc:date>2012-05-20T21:27:50.47</dc:date>
          </office:change-info>
          <table:previous>
            <table:change-track-table-cell/>
          </table:previous>
        </table:cell-content-change>
        <table:cell-content-change table:id="ct2164">
          <table:cell-address table:column="12" table:row="18" table:table="0"/>
          <office:change-info>
            <dc:creator>Mike </dc:creator>
            <dc:date>2012-05-20T21:27:50.47</dc:date>
          </office:change-info>
          <table:previous>
            <table:change-track-table-cell/>
          </table:previous>
        </table:cell-content-change>
        <table:cell-content-change table:id="ct2165">
          <table:cell-address table:column="12" table:row="19" table:table="0"/>
          <office:change-info>
            <dc:creator>Mike </dc:creator>
            <dc:date>2012-05-20T21:27:50.47</dc:date>
          </office:change-info>
          <table:previous>
            <table:change-track-table-cell/>
          </table:previous>
        </table:cell-content-change>
        <table:cell-content-change table:id="ct2166">
          <table:cell-address table:column="12" table:row="20" table:table="0"/>
          <office:change-info>
            <dc:creator>Mike </dc:creator>
            <dc:date>2012-05-20T21:27:50.47</dc:date>
          </office:change-info>
          <table:previous>
            <table:change-track-table-cell/>
          </table:previous>
        </table:cell-content-change>
        <table:cell-content-change table:id="ct2167">
          <table:cell-address table:column="12" table:row="21" table:table="0"/>
          <office:change-info>
            <dc:creator>Mike </dc:creator>
            <dc:date>2012-05-20T21:27:50.47</dc:date>
          </office:change-info>
          <table:previous>
            <table:change-track-table-cell/>
          </table:previous>
        </table:cell-content-change>
        <table:cell-content-change table:id="ct2168">
          <table:cell-address table:column="12" table:row="6" table:table="0"/>
          <office:change-info>
            <dc:creator>Mike </dc:creator>
            <dc:date>2012-05-20T21:28:20.78</dc:date>
          </office:change-info>
          <table:previous table:id="ct2152">
            <table:change-track-table-cell table:cell-address="Sheet1.M7" table:formula="of:=[.I7]" office:value-type="float" office:value="0"/>
          </table:previous>
        </table:cell-content-change>
        <table:cell-content-change table:id="ct2169">
          <table:cell-address table:column="12" table:row="7" table:table="0"/>
          <office:change-info>
            <dc:creator>Mike </dc:creator>
            <dc:date>2012-05-20T21:28:25.36</dc:date>
          </office:change-info>
          <table:previous table:id="ct2153">
            <table:change-track-table-cell table:cell-address="Sheet1.M8" table:formula="of:=[.I8]" office:value-type="float" office:value="0"/>
          </table:previous>
        </table:cell-content-change>
        <table:cell-content-change table:id="ct2170">
          <table:cell-address table:column="12" table:row="8" table:table="0"/>
          <office:change-info>
            <dc:creator>Mike </dc:creator>
            <dc:date>2012-05-20T21:28:25.36</dc:date>
          </office:change-info>
          <table:previous table:id="ct2154">
            <table:change-track-table-cell table:cell-address="Sheet1.M9" table:formula="of:=[.I9]" office:value-type="float" office:value="0"/>
          </table:previous>
        </table:cell-content-change>
        <table:cell-content-change table:id="ct2171">
          <table:cell-address table:column="12" table:row="9" table:table="0"/>
          <office:change-info>
            <dc:creator>Mike </dc:creator>
            <dc:date>2012-05-20T21:28:25.36</dc:date>
          </office:change-info>
          <table:previous table:id="ct2155">
            <table:change-track-table-cell table:cell-address="Sheet1.M10" table:formula="of:=[.I10]" office:value-type="float" office:value="0"/>
          </table:previous>
        </table:cell-content-change>
        <table:cell-content-change table:id="ct2172">
          <table:cell-address table:column="12" table:row="10" table:table="0"/>
          <office:change-info>
            <dc:creator>Mike </dc:creator>
            <dc:date>2012-05-20T21:28:25.36</dc:date>
          </office:change-info>
          <table:previous table:id="ct2156">
            <table:change-track-table-cell table:cell-address="Sheet1.M11" table:formula="of:=[.I11]" office:value-type="float" office:value="0"/>
          </table:previous>
        </table:cell-content-change>
        <table:cell-content-change table:id="ct2173">
          <table:cell-address table:column="12" table:row="11" table:table="0"/>
          <office:change-info>
            <dc:creator>Mike </dc:creator>
            <dc:date>2012-05-20T21:28:25.36</dc:date>
          </office:change-info>
          <table:previous table:id="ct2157">
            <table:change-track-table-cell table:cell-address="Sheet1.M12" table:formula="of:=[.I12]" office:value-type="float" office:value="0"/>
          </table:previous>
        </table:cell-content-change>
        <table:cell-content-change table:id="ct2174">
          <table:cell-address table:column="12" table:row="12" table:table="0"/>
          <office:change-info>
            <dc:creator>Mike </dc:creator>
            <dc:date>2012-05-20T21:28:25.36</dc:date>
          </office:change-info>
          <table:previous table:id="ct2158">
            <table:change-track-table-cell table:cell-address="Sheet1.M13" table:formula="of:=[.I13]" office:value-type="float" office:value="0"/>
          </table:previous>
        </table:cell-content-change>
        <table:cell-content-change table:id="ct2175">
          <table:cell-address table:column="12" table:row="13" table:table="0"/>
          <office:change-info>
            <dc:creator>Mike </dc:creator>
            <dc:date>2012-05-20T21:28:25.36</dc:date>
          </office:change-info>
          <table:previous table:id="ct2159">
            <table:change-track-table-cell table:cell-address="Sheet1.M14" table:formula="of:=[.I14]" office:value-type="float" office:value="0"/>
          </table:previous>
        </table:cell-content-change>
        <table:cell-content-change table:id="ct2176">
          <table:cell-address table:column="12" table:row="14" table:table="0"/>
          <office:change-info>
            <dc:creator>Mike </dc:creator>
            <dc:date>2012-05-20T21:28:25.36</dc:date>
          </office:change-info>
          <table:previous table:id="ct2160">
            <table:change-track-table-cell table:cell-address="Sheet1.M15" table:formula="of:=[.I15]" office:value-type="float" office:value="0"/>
          </table:previous>
        </table:cell-content-change>
        <table:cell-content-change table:id="ct2177">
          <table:cell-address table:column="12" table:row="15" table:table="0"/>
          <office:change-info>
            <dc:creator>Mike </dc:creator>
            <dc:date>2012-05-20T21:28:25.36</dc:date>
          </office:change-info>
          <table:previous table:id="ct2161">
            <table:change-track-table-cell table:cell-address="Sheet1.M16" table:formula="of:=[.I16]" office:value-type="float" office:value="0"/>
          </table:previous>
        </table:cell-content-change>
        <table:cell-content-change table:id="ct2178">
          <table:cell-address table:column="12" table:row="16" table:table="0"/>
          <office:change-info>
            <dc:creator>Mike </dc:creator>
            <dc:date>2012-05-20T21:28:25.36</dc:date>
          </office:change-info>
          <table:previous table:id="ct2162">
            <table:change-track-table-cell table:cell-address="Sheet1.M17" table:formula="of:=[.I17]" office:value-type="float" office:value="0"/>
          </table:previous>
        </table:cell-content-change>
        <table:cell-content-change table:id="ct2179">
          <table:cell-address table:column="12" table:row="17" table:table="0"/>
          <office:change-info>
            <dc:creator>Mike </dc:creator>
            <dc:date>2012-05-20T21:28:25.36</dc:date>
          </office:change-info>
          <table:previous table:id="ct2163">
            <table:change-track-table-cell table:cell-address="Sheet1.M18" table:formula="of:=[.I18]" office:value-type="float" office:value="0"/>
          </table:previous>
        </table:cell-content-change>
        <table:cell-content-change table:id="ct2180">
          <table:cell-address table:column="12" table:row="18" table:table="0"/>
          <office:change-info>
            <dc:creator>Mike </dc:creator>
            <dc:date>2012-05-20T21:28:25.36</dc:date>
          </office:change-info>
          <table:previous table:id="ct2164">
            <table:change-track-table-cell table:cell-address="Sheet1.M19" table:formula="of:=[.I19]" office:value-type="float" office:value="0"/>
          </table:previous>
        </table:cell-content-change>
        <table:cell-content-change table:id="ct2181">
          <table:cell-address table:column="12" table:row="19" table:table="0"/>
          <office:change-info>
            <dc:creator>Mike </dc:creator>
            <dc:date>2012-05-20T21:28:25.36</dc:date>
          </office:change-info>
          <table:previous table:id="ct2165">
            <table:change-track-table-cell table:cell-address="Sheet1.M20" table:formula="of:=[.I20]" office:value-type="float" office:value="0"/>
          </table:previous>
        </table:cell-content-change>
        <table:cell-content-change table:id="ct2182">
          <table:cell-address table:column="12" table:row="20" table:table="0"/>
          <office:change-info>
            <dc:creator>Mike </dc:creator>
            <dc:date>2012-05-20T21:28:25.36</dc:date>
          </office:change-info>
          <table:previous table:id="ct2166">
            <table:change-track-table-cell table:cell-address="Sheet1.M21" table:formula="of:=[.I21]" office:value-type="float" office:value="0"/>
          </table:previous>
        </table:cell-content-change>
        <table:cell-content-change table:id="ct2183">
          <table:cell-address table:column="12" table:row="21" table:table="0"/>
          <office:change-info>
            <dc:creator>Mike </dc:creator>
            <dc:date>2012-05-20T21:28:25.36</dc:date>
          </office:change-info>
          <table:previous table:id="ct2167">
            <table:change-track-table-cell table:cell-address="Sheet1.M22" table:formula="of:=[.I22]" office:value-type="float" office:value="0"/>
          </table:previous>
        </table:cell-content-change>
        <table:cell-content-change table:id="ct2184">
          <table:cell-address table:column="12" table:row="22" table:table="0"/>
          <office:change-info>
            <dc:creator>Mike </dc:creator>
            <dc:date>2012-05-20T21:28:25.36</dc:date>
          </office:change-info>
          <table:previous table:id="ct2119">
            <table:change-track-table-cell table:cell-address="Sheet1.M23" table:formula="of:=[.I23]" office:value-type="float" office:value="3"/>
          </table:previous>
        </table:cell-content-change>
        <table:cell-content-change table:id="ct2185">
          <table:cell-address table:column="12" table:row="23" table:table="0"/>
          <office:change-info>
            <dc:creator>Mike </dc:creator>
            <dc:date>2012-05-20T21:28:25.36</dc:date>
          </office:change-info>
          <table:previous table:id="ct2120">
            <table:change-track-table-cell table:cell-address="Sheet1.M24" table:formula="of:=[.I24]" office:value-type="float" office:value="0"/>
          </table:previous>
        </table:cell-content-change>
        <table:cell-content-change table:id="ct2186">
          <table:cell-address table:column="12" table:row="24" table:table="0"/>
          <office:change-info>
            <dc:creator>Mike </dc:creator>
            <dc:date>2012-05-20T21:28:25.36</dc:date>
          </office:change-info>
          <table:previous table:id="ct2121">
            <table:change-track-table-cell table:cell-address="Sheet1.M25" table:formula="of:=[.I25]" office:value-type="float" office:value="0"/>
          </table:previous>
        </table:cell-content-change>
        <table:cell-content-change table:id="ct2187">
          <table:cell-address table:column="12" table:row="25" table:table="0"/>
          <office:change-info>
            <dc:creator>Mike </dc:creator>
            <dc:date>2012-05-20T21:28:25.36</dc:date>
          </office:change-info>
          <table:previous table:id="ct2122">
            <table:change-track-table-cell table:cell-address="Sheet1.M26" table:formula="of:=[.I26]" office:value-type="float" office:value="3"/>
          </table:previous>
        </table:cell-content-change>
        <table:cell-content-change table:id="ct2188">
          <table:cell-address table:column="12" table:row="26" table:table="0"/>
          <office:change-info>
            <dc:creator>Mike </dc:creator>
            <dc:date>2012-05-20T21:28:25.36</dc:date>
          </office:change-info>
          <table:previous table:id="ct2123">
            <table:change-track-table-cell table:cell-address="Sheet1.M27" table:formula="of:=[.I27]" office:value-type="float" office:value="0"/>
          </table:previous>
        </table:cell-content-change>
        <table:cell-content-change table:id="ct2189">
          <table:cell-address table:column="12" table:row="27" table:table="0"/>
          <office:change-info>
            <dc:creator>Mike </dc:creator>
            <dc:date>2012-05-20T21:28:25.36</dc:date>
          </office:change-info>
          <table:previous table:id="ct2124">
            <table:change-track-table-cell table:cell-address="Sheet1.M28" table:formula="of:=[.I28]" office:value-type="float" office:value="0"/>
          </table:previous>
        </table:cell-content-change>
        <table:cell-content-change table:id="ct2190">
          <table:cell-address table:column="12" table:row="28" table:table="0"/>
          <office:change-info>
            <dc:creator>Mike </dc:creator>
            <dc:date>2012-05-20T21:28:25.36</dc:date>
          </office:change-info>
          <table:previous table:id="ct2125">
            <table:change-track-table-cell table:cell-address="Sheet1.M29" table:formula="of:=[.I29]" office:value-type="float" office:value="0"/>
          </table:previous>
        </table:cell-content-change>
        <table:cell-content-change table:id="ct2191">
          <table:cell-address table:column="12" table:row="29" table:table="0"/>
          <office:change-info>
            <dc:creator>Mike </dc:creator>
            <dc:date>2012-05-20T21:28:25.36</dc:date>
          </office:change-info>
          <table:previous table:id="ct2126">
            <table:change-track-table-cell table:cell-address="Sheet1.M30" table:formula="of:=[.I30]" office:value-type="float" office:value="0"/>
          </table:previous>
        </table:cell-content-change>
        <table:cell-content-change table:id="ct2192">
          <table:cell-address table:column="12" table:row="30" table:table="0"/>
          <office:change-info>
            <dc:creator>Mike </dc:creator>
            <dc:date>2012-05-20T21:28:25.36</dc:date>
          </office:change-info>
          <table:previous table:id="ct2127">
            <table:change-track-table-cell table:cell-address="Sheet1.M31" table:formula="of:=[.I31]" office:value-type="float" office:value="0"/>
          </table:previous>
        </table:cell-content-change>
        <table:cell-content-change table:id="ct2193">
          <table:cell-address table:column="12" table:row="31" table:table="0"/>
          <office:change-info>
            <dc:creator>Mike </dc:creator>
            <dc:date>2012-05-20T21:28:25.36</dc:date>
          </office:change-info>
          <table:previous table:id="ct2128">
            <table:change-track-table-cell table:cell-address="Sheet1.M32" table:formula="of:=[.I32]" office:value-type="float" office:value="0"/>
          </table:previous>
        </table:cell-content-change>
        <table:cell-content-change table:id="ct2194">
          <table:cell-address table:column="12" table:row="32" table:table="0"/>
          <office:change-info>
            <dc:creator>Mike </dc:creator>
            <dc:date>2012-05-20T21:28:25.36</dc:date>
          </office:change-info>
          <table:previous table:id="ct2129">
            <table:change-track-table-cell table:cell-address="Sheet1.M33" table:formula="of:=[.I33]" office:value-type="float" office:value="0"/>
          </table:previous>
        </table:cell-content-change>
        <table:cell-content-change table:id="ct2195">
          <table:cell-address table:column="12" table:row="33" table:table="0"/>
          <office:change-info>
            <dc:creator>Mike </dc:creator>
            <dc:date>2012-05-20T21:28:25.36</dc:date>
          </office:change-info>
          <table:previous table:id="ct2130">
            <table:change-track-table-cell table:cell-address="Sheet1.M34" table:formula="of:=[.I34]" office:value-type="float" office:value="0"/>
          </table:previous>
        </table:cell-content-change>
        <table:cell-content-change table:id="ct2196">
          <table:cell-address table:column="12" table:row="34" table:table="0"/>
          <office:change-info>
            <dc:creator>Mike </dc:creator>
            <dc:date>2012-05-20T21:28:25.36</dc:date>
          </office:change-info>
          <table:previous table:id="ct2131">
            <table:change-track-table-cell table:cell-address="Sheet1.M35" table:formula="of:=[.I35]" office:value-type="float" office:value="0"/>
          </table:previous>
        </table:cell-content-change>
        <table:cell-content-change table:id="ct2197">
          <table:cell-address table:column="12" table:row="35" table:table="0"/>
          <office:change-info>
            <dc:creator>Mike </dc:creator>
            <dc:date>2012-05-20T21:28:25.36</dc:date>
          </office:change-info>
          <table:previous table:id="ct2132">
            <table:change-track-table-cell table:cell-address="Sheet1.M36" table:formula="of:=[.I36]" office:value-type="float" office:value="0"/>
          </table:previous>
        </table:cell-content-change>
        <table:cell-content-change table:id="ct2198">
          <table:cell-address table:column="12" table:row="36" table:table="0"/>
          <office:change-info>
            <dc:creator>Mike </dc:creator>
            <dc:date>2012-05-20T21:28:25.36</dc:date>
          </office:change-info>
          <table:previous table:id="ct2133">
            <table:change-track-table-cell table:cell-address="Sheet1.M37" table:formula="of:=[.I37]" office:value-type="float" office:value="0"/>
          </table:previous>
        </table:cell-content-change>
        <table:cell-content-change table:id="ct2199">
          <table:cell-address table:column="12" table:row="37" table:table="0"/>
          <office:change-info>
            <dc:creator>Mike </dc:creator>
            <dc:date>2012-05-20T21:28:25.36</dc:date>
          </office:change-info>
          <table:previous table:id="ct2134">
            <table:change-track-table-cell table:cell-address="Sheet1.M38" table:formula="of:=[.I38]" office:value-type="float" office:value="0"/>
          </table:previous>
        </table:cell-content-change>
        <table:cell-content-change table:id="ct2200">
          <table:cell-address table:column="12" table:row="38" table:table="0"/>
          <office:change-info>
            <dc:creator>Mike </dc:creator>
            <dc:date>2012-05-20T21:28:25.36</dc:date>
          </office:change-info>
          <table:previous table:id="ct2135">
            <table:change-track-table-cell table:cell-address="Sheet1.M39" table:formula="of:=[.I39]" office:value-type="float" office:value="0"/>
          </table:previous>
        </table:cell-content-change>
        <table:cell-content-change table:id="ct2201">
          <table:cell-address table:column="12" table:row="39" table:table="0"/>
          <office:change-info>
            <dc:creator>Mike </dc:creator>
            <dc:date>2012-05-20T21:28:25.36</dc:date>
          </office:change-info>
          <table:previous table:id="ct2136">
            <table:change-track-table-cell table:cell-address="Sheet1.M40" table:formula="of:=[.I40]" office:value-type="float" office:value="0"/>
          </table:previous>
        </table:cell-content-change>
        <table:cell-content-change table:id="ct2202">
          <table:cell-address table:column="12" table:row="40" table:table="0"/>
          <office:change-info>
            <dc:creator>Mike </dc:creator>
            <dc:date>2012-05-20T21:28:25.36</dc:date>
          </office:change-info>
          <table:previous table:id="ct2137">
            <table:change-track-table-cell table:cell-address="Sheet1.M41" table:formula="of:=[.I41]" office:value-type="float" office:value="0"/>
          </table:previous>
        </table:cell-content-change>
        <table:cell-content-change table:id="ct2203">
          <table:cell-address table:column="12" table:row="41" table:table="0"/>
          <office:change-info>
            <dc:creator>Mike </dc:creator>
            <dc:date>2012-05-20T21:28:25.36</dc:date>
          </office:change-info>
          <table:previous table:id="ct2138">
            <table:change-track-table-cell table:cell-address="Sheet1.M42" table:formula="of:=[.I42]" office:value-type="float" office:value="0"/>
          </table:previous>
        </table:cell-content-change>
        <table:cell-content-change table:id="ct2204">
          <table:cell-address table:column="12" table:row="42" table:table="0"/>
          <office:change-info>
            <dc:creator>Mike </dc:creator>
            <dc:date>2012-05-20T21:28:25.36</dc:date>
          </office:change-info>
          <table:previous table:id="ct2139">
            <table:change-track-table-cell table:cell-address="Sheet1.M43" table:formula="of:=[.I43]" office:value-type="float" office:value="0"/>
          </table:previous>
        </table:cell-content-change>
        <table:cell-content-change table:id="ct2205">
          <table:cell-address table:column="12" table:row="43" table:table="0"/>
          <office:change-info>
            <dc:creator>Mike </dc:creator>
            <dc:date>2012-05-20T21:28:25.36</dc:date>
          </office:change-info>
          <table:previous table:id="ct2140">
            <table:change-track-table-cell table:cell-address="Sheet1.M44" table:formula="of:=[.I44]" office:value-type="float" office:value="0"/>
          </table:previous>
        </table:cell-content-change>
        <table:cell-content-change table:id="ct2206">
          <table:cell-address table:column="12" table:row="44" table:table="0"/>
          <office:change-info>
            <dc:creator>Mike </dc:creator>
            <dc:date>2012-05-20T21:28:25.36</dc:date>
          </office:change-info>
          <table:previous table:id="ct2141">
            <table:change-track-table-cell table:cell-address="Sheet1.M45" table:formula="of:=[.I45]" office:value-type="float" office:value="0"/>
          </table:previous>
        </table:cell-content-change>
        <table:cell-content-change table:id="ct2207">
          <table:cell-address table:column="12" table:row="45" table:table="0"/>
          <office:change-info>
            <dc:creator>Mike </dc:creator>
            <dc:date>2012-05-20T21:28:25.36</dc:date>
          </office:change-info>
          <table:previous table:id="ct2142">
            <table:change-track-table-cell table:cell-address="Sheet1.M46" table:formula="of:=[.I46]" office:value-type="float" office:value="0"/>
          </table:previous>
        </table:cell-content-change>
        <table:cell-content-change table:id="ct2208">
          <table:cell-address table:column="12" table:row="46" table:table="0"/>
          <office:change-info>
            <dc:creator>Mike </dc:creator>
            <dc:date>2012-05-20T21:28:25.36</dc:date>
          </office:change-info>
          <table:previous table:id="ct2143">
            <table:change-track-table-cell table:cell-address="Sheet1.M47" table:formula="of:=[.I47]" office:value-type="float" office:value="0"/>
          </table:previous>
        </table:cell-content-change>
        <table:cell-content-change table:id="ct2209">
          <table:cell-address table:column="12" table:row="47" table:table="0"/>
          <office:change-info>
            <dc:creator>Mike </dc:creator>
            <dc:date>2012-05-20T21:28:25.36</dc:date>
          </office:change-info>
          <table:previous table:id="ct2144">
            <table:change-track-table-cell table:cell-address="Sheet1.M48" table:formula="of:=[.I48]" office:value-type="float" office:value="0"/>
          </table:previous>
        </table:cell-content-change>
        <table:cell-content-change table:id="ct2210">
          <table:cell-address table:column="12" table:row="48" table:table="0"/>
          <office:change-info>
            <dc:creator>Mike </dc:creator>
            <dc:date>2012-05-20T21:28:25.36</dc:date>
          </office:change-info>
          <table:previous table:id="ct2145">
            <table:change-track-table-cell table:cell-address="Sheet1.M49" table:formula="of:=[.I49]" office:value-type="float" office:value="0"/>
          </table:previous>
        </table:cell-content-change>
        <table:cell-content-change table:id="ct2211">
          <table:cell-address table:column="12" table:row="49" table:table="0"/>
          <office:change-info>
            <dc:creator>Mike </dc:creator>
            <dc:date>2012-05-20T21:28:25.36</dc:date>
          </office:change-info>
          <table:previous table:id="ct2146">
            <table:change-track-table-cell table:cell-address="Sheet1.M50" table:formula="of:=[.I50]" office:value-type="float" office:value="0"/>
          </table:previous>
        </table:cell-content-change>
        <table:cell-content-change table:id="ct2212">
          <table:cell-address table:column="12" table:row="50" table:table="0"/>
          <office:change-info>
            <dc:creator>Mike </dc:creator>
            <dc:date>2012-05-20T21:28:25.36</dc:date>
          </office:change-info>
          <table:previous table:id="ct2147">
            <table:change-track-table-cell table:cell-address="Sheet1.M51" table:formula="of:=[.I51]" office:value-type="float" office:value="0"/>
          </table:previous>
        </table:cell-content-change>
        <table:cell-content-change table:id="ct2213">
          <table:cell-address table:column="12" table:row="51" table:table="0"/>
          <office:change-info>
            <dc:creator>Mike </dc:creator>
            <dc:date>2012-05-20T21:28:25.36</dc:date>
          </office:change-info>
          <table:previous table:id="ct2148">
            <table:change-track-table-cell table:cell-address="Sheet1.M52" table:formula="of:=[.I52]" office:value-type="float" office:value="0"/>
          </table:previous>
        </table:cell-content-change>
        <table:cell-content-change table:id="ct2214">
          <table:cell-address table:column="12" table:row="52" table:table="0"/>
          <office:change-info>
            <dc:creator>Mike </dc:creator>
            <dc:date>2012-05-20T21:28:25.36</dc:date>
          </office:change-info>
          <table:previous table:id="ct2149">
            <table:change-track-table-cell table:cell-address="Sheet1.M53" table:formula="of:=[.I53]" office:value-type="float" office:value="0"/>
          </table:previous>
        </table:cell-content-change>
        <table:cell-content-change table:id="ct2215">
          <table:cell-address table:column="12" table:row="53" table:table="0"/>
          <office:change-info>
            <dc:creator>Mike </dc:creator>
            <dc:date>2012-05-20T21:28:25.36</dc:date>
          </office:change-info>
          <table:previous table:id="ct2150">
            <table:change-track-table-cell table:cell-address="Sheet1.M54" table:formula="of:=[.I54]" office:value-type="float" office:value="0"/>
          </table:previous>
        </table:cell-content-change>
        <table:cell-content-change table:id="ct2216">
          <table:cell-address table:column="12" table:row="54" table:table="0"/>
          <office:change-info>
            <dc:creator>Mike </dc:creator>
            <dc:date>2012-05-20T21:28:25.36</dc:date>
          </office:change-info>
          <table:previous table:id="ct2151">
            <table:change-track-table-cell table:cell-address="Sheet1.M55" table:formula="of:=[.I55]" office:value-type="float" office:value="0"/>
          </table:previous>
        </table:cell-content-change>
        <table:cell-content-change table:id="ct2217">
          <table:cell-address table:column="16" table:row="22" table:table="0"/>
          <office:change-info>
            <dc:creator>Mike </dc:creator>
            <dc:date>2012-05-20T21:29:42.92</dc:date>
          </office:change-info>
          <table:previous table:id="ct1998">
            <table:change-track-table-cell table:cell-address="Sheet1.Q23" table:formula="of:=IF([.E23]=&quot;&quot;;&quot;&quot;;IF([.B23]=&quot;Y&quot;;&quot;1Eddd&quot;;DEC2HEX(256*256+8*256*16+HEX2DEC([.G23])*16+IF([.C23]=&quot;Y&quot;;8;0)+IF([.H23]=&quot;Y&quot;;0;4)+3;5)))" office:value-type="string">
              <text:p>1826B</text:p>
            </table:change-track-table-cell>
          </table:previous>
        </table:cell-content-change>
        <table:cell-content-change table:id="ct2218">
          <table:cell-address table:column="16" table:row="22" table:table="0"/>
          <office:change-info>
            <dc:creator>Mike </dc:creator>
            <dc:date>2012-05-20T21:29:48.50</dc:date>
          </office:change-info>
          <table:previous table:id="ct2217">
            <table:change-track-table-cell table:cell-address="Sheet1.Q23" table:formula="of:=IF([.E23]=&quot;&quot;;&quot;&quot;;IF([.B23]=&quot;Y&quot;;&quot;1Eddd&quot;;DEC2HEX(256*256+8*256*16+HEX2DEC([.G23])*16+IF([.C23]=&quot;Y&quot;;8;0)+IF([.H23]=&quot;Y&quot;;[.I23];7);5)))" office:value-type="string">
              <text:p>1826B</text:p>
            </table:change-track-table-cell>
          </table:previous>
        </table:cell-content-change>
        <table:cell-content-change table:id="ct2219">
          <table:cell-address table:column="16" table:row="41" table:table="0"/>
          <office:change-info>
            <dc:creator>Mike </dc:creator>
            <dc:date>2012-05-20T21:30:21.37</dc:date>
          </office:change-info>
          <table:previous table:id="ct2052">
            <table:change-track-table-cell table:cell-address="Sheet1.Q42" table:formula="of:=IF([.E42]=&quot;&quot;;&quot;&quot;;IF([.B42]=&quot;Y&quot;;&quot;1Eddd&quot;;DEC2HEX(256*256+8*256*16+HEX2DEC([.G42])*16+IF([.C42]=&quot;Y&quot;;8;0)+IF([.H42]=&quot;Y&quot;;0;4)+3;5)))" office:value-type="string">
              <text:p>1Eddd</text:p>
            </table:change-track-table-cell>
          </table:previous>
        </table:cell-content-change>
        <table:cell-content-change table:id="ct2220">
          <table:cell-address table:column="16" table:row="7" table:table="0"/>
          <office:change-info>
            <dc:creator>Mike </dc:creator>
            <dc:date>2012-05-20T21:31:20.77</dc:date>
          </office:change-info>
          <table:previous table:id="ct1983">
            <table:change-track-table-cell table:cell-address="Sheet1.Q8" table:formula="of:=IF([.E8]=&quot;&quot;;&quot;&quot;;IF([.B8]=&quot;Y&quot;;&quot;1Eddd&quot;;DEC2HEX(256*256+8*256*16+HEX2DEC([.G8])*16+IF([.C8]=&quot;Y&quot;;8;0)+IF([.H8]=&quot;Y&quot;;0;4)+3;5)))" office:value-type="string">
              <text:p>18017</text:p>
            </table:change-track-table-cell>
          </table:previous>
        </table:cell-content-change>
        <table:cell-content-change table:id="ct2221">
          <table:cell-address table:column="16" table:row="8" table:table="0"/>
          <office:change-info>
            <dc:creator>Mike </dc:creator>
            <dc:date>2012-05-20T21:31:29.28</dc:date>
          </office:change-info>
          <table:previous table:id="ct1984">
            <table:change-track-table-cell table:cell-address="Sheet1.Q9" table:formula="of:=IF([.E9]=&quot;&quot;;&quot;&quot;;IF([.B9]=&quot;Y&quot;;&quot;1Eddd&quot;;DEC2HEX(256*256+8*256*16+HEX2DEC([.G9])*16+IF([.C9]=&quot;Y&quot;;8;0)+IF([.H9]=&quot;Y&quot;;0;4)+3;5)))" office:value-type="string">
              <text:p>18087</text:p>
            </table:change-track-table-cell>
          </table:previous>
        </table:cell-content-change>
        <table:cell-content-change table:id="ct2222">
          <table:cell-address table:column="16" table:row="9" table:table="0"/>
          <office:change-info>
            <dc:creator>Mike </dc:creator>
            <dc:date>2012-05-20T21:31:29.28</dc:date>
          </office:change-info>
          <table:previous table:id="ct1985">
            <table:change-track-table-cell table:cell-address="Sheet1.Q10" table:formula="of:=IF([.E10]=&quot;&quot;;&quot;&quot;;IF([.B10]=&quot;Y&quot;;&quot;1Eddd&quot;;DEC2HEX(256*256+8*256*16+HEX2DEC([.G10])*16+IF([.C10]=&quot;Y&quot;;8;0)+IF([.H10]=&quot;Y&quot;;0;4)+3;5)))" office:value-type="string">
              <text:p>1Eddd</text:p>
            </table:change-track-table-cell>
          </table:previous>
        </table:cell-content-change>
        <table:cell-content-change table:id="ct2223">
          <table:cell-address table:column="16" table:row="10" table:table="0"/>
          <office:change-info>
            <dc:creator>Mike </dc:creator>
            <dc:date>2012-05-20T21:31:29.28</dc:date>
          </office:change-info>
          <table:previous table:id="ct1986">
            <table:change-track-table-cell table:cell-address="Sheet1.Q11" table:formula="of:=IF([.E11]=&quot;&quot;;&quot;&quot;;IF([.B11]=&quot;Y&quot;;&quot;1Eddd&quot;;DEC2HEX(256*256+8*256*16+HEX2DEC([.G11])*16+IF([.C11]=&quot;Y&quot;;8;0)+IF([.H11]=&quot;Y&quot;;0;4)+3;5)))" office:value-type="string">
              <text:p>188A7</text:p>
            </table:change-track-table-cell>
          </table:previous>
        </table:cell-content-change>
        <table:cell-content-change table:id="ct2224">
          <table:cell-address table:column="16" table:row="11" table:table="0"/>
          <office:change-info>
            <dc:creator>Mike </dc:creator>
            <dc:date>2012-05-20T21:31:29.30</dc:date>
          </office:change-info>
          <table:previous table:id="ct1987">
            <table:change-track-table-cell table:cell-address="Sheet1.Q12" table:formula="of:=IF([.E12]=&quot;&quot;;&quot;&quot;;IF([.B12]=&quot;Y&quot;;&quot;1Eddd&quot;;DEC2HEX(256*256+8*256*16+HEX2DEC([.G12])*16+IF([.C12]=&quot;Y&quot;;8;0)+IF([.H12]=&quot;Y&quot;;0;4)+3;5)))" office:value-type="string">
              <text:p>188B7</text:p>
            </table:change-track-table-cell>
          </table:previous>
        </table:cell-content-change>
        <table:cell-content-change table:id="ct2225">
          <table:cell-address table:column="16" table:row="12" table:table="0"/>
          <office:change-info>
            <dc:creator>Mike </dc:creator>
            <dc:date>2012-05-20T21:31:29.30</dc:date>
          </office:change-info>
          <table:previous table:id="ct1988">
            <table:change-track-table-cell table:cell-address="Sheet1.Q13" table:formula="of:=IF([.E13]=&quot;&quot;;&quot;&quot;;IF([.B13]=&quot;Y&quot;;&quot;1Eddd&quot;;DEC2HEX(256*256+8*256*16+HEX2DEC([.G13])*16+IF([.C13]=&quot;Y&quot;;8;0)+IF([.H13]=&quot;Y&quot;;0;4)+3;5)))" office:value-type="string">
              <text:p>1Eddd</text:p>
            </table:change-track-table-cell>
          </table:previous>
        </table:cell-content-change>
        <table:cell-content-change table:id="ct2226">
          <table:cell-address table:column="16" table:row="13" table:table="0"/>
          <office:change-info>
            <dc:creator>Mike </dc:creator>
            <dc:date>2012-05-20T21:31:29.30</dc:date>
          </office:change-info>
          <table:previous table:id="ct1989">
            <table:change-track-table-cell table:cell-address="Sheet1.Q14" table:formula="of:=IF([.E14]=&quot;&quot;;&quot;&quot;;IF([.B14]=&quot;Y&quot;;&quot;1Eddd&quot;;DEC2HEX(256*256+8*256*16+HEX2DEC([.G14])*16+IF([.C14]=&quot;Y&quot;;8;0)+IF([.H14]=&quot;Y&quot;;0;4)+3;5)))" office:value-type="string">
              <text:p>1Eddd</text:p>
            </table:change-track-table-cell>
          </table:previous>
        </table:cell-content-change>
        <table:cell-content-change table:id="ct2227">
          <table:cell-address table:column="16" table:row="14" table:table="0"/>
          <office:change-info>
            <dc:creator>Mike </dc:creator>
            <dc:date>2012-05-20T21:31:29.30</dc:date>
          </office:change-info>
          <table:previous table:id="ct1990">
            <table:change-track-table-cell table:cell-address="Sheet1.Q15" table:formula="of:=IF([.E15]=&quot;&quot;;&quot;&quot;;IF([.B15]=&quot;Y&quot;;&quot;1Eddd&quot;;DEC2HEX(256*256+8*256*16+HEX2DEC([.G15])*16+IF([.C15]=&quot;Y&quot;;8;0)+IF([.H15]=&quot;Y&quot;;0;4)+3;5)))" office:value-type="string"/>
          </table:previous>
        </table:cell-content-change>
        <table:cell-content-change table:id="ct2228">
          <table:cell-address table:column="16" table:row="15" table:table="0"/>
          <office:change-info>
            <dc:creator>Mike </dc:creator>
            <dc:date>2012-05-20T21:31:29.30</dc:date>
          </office:change-info>
          <table:previous table:id="ct1991">
            <table:change-track-table-cell table:cell-address="Sheet1.Q16" table:formula="of:=IF([.E16]=&quot;&quot;;&quot;&quot;;IF([.B16]=&quot;Y&quot;;&quot;1Eddd&quot;;DEC2HEX(256*256+8*256*16+HEX2DEC([.G16])*16+IF([.C16]=&quot;Y&quot;;8;0)+IF([.H16]=&quot;Y&quot;;0;4)+3;5)))" office:value-type="string"/>
          </table:previous>
        </table:cell-content-change>
        <table:cell-content-change table:id="ct2229">
          <table:cell-address table:column="16" table:row="16" table:table="0"/>
          <office:change-info>
            <dc:creator>Mike </dc:creator>
            <dc:date>2012-05-20T21:31:29.30</dc:date>
          </office:change-info>
          <table:previous table:id="ct1992">
            <table:change-track-table-cell table:cell-address="Sheet1.Q17" table:formula="of:=IF([.E17]=&quot;&quot;;&quot;&quot;;IF([.B17]=&quot;Y&quot;;&quot;1Eddd&quot;;DEC2HEX(256*256+8*256*16+HEX2DEC([.G17])*16+IF([.C17]=&quot;Y&quot;;8;0)+IF([.H17]=&quot;Y&quot;;0;4)+3;5)))" office:value-type="string">
              <text:p>1Eddd</text:p>
            </table:change-track-table-cell>
          </table:previous>
        </table:cell-content-change>
        <table:cell-content-change table:id="ct2230">
          <table:cell-address table:column="16" table:row="17" table:table="0"/>
          <office:change-info>
            <dc:creator>Mike </dc:creator>
            <dc:date>2012-05-20T21:31:29.30</dc:date>
          </office:change-info>
          <table:previous table:id="ct1993">
            <table:change-track-table-cell table:cell-address="Sheet1.Q18" table:formula="of:=IF([.E18]=&quot;&quot;;&quot;&quot;;IF([.B18]=&quot;Y&quot;;&quot;1Eddd&quot;;DEC2HEX(256*256+8*256*16+HEX2DEC([.G18])*16+IF([.C18]=&quot;Y&quot;;8;0)+IF([.H18]=&quot;Y&quot;;0;4)+3;5)))" office:value-type="string">
              <text:p>1Eddd</text:p>
            </table:change-track-table-cell>
          </table:previous>
        </table:cell-content-change>
        <table:cell-content-change table:id="ct2231">
          <table:cell-address table:column="16" table:row="18" table:table="0"/>
          <office:change-info>
            <dc:creator>Mike </dc:creator>
            <dc:date>2012-05-20T21:31:29.30</dc:date>
          </office:change-info>
          <table:previous table:id="ct1994">
            <table:change-track-table-cell table:cell-address="Sheet1.Q19" table:formula="of:=IF([.E19]=&quot;&quot;;&quot;&quot;;IF([.B19]=&quot;Y&quot;;&quot;1Eddd&quot;;DEC2HEX(256*256+8*256*16+HEX2DEC([.G19])*16+IF([.C19]=&quot;Y&quot;;8;0)+IF([.H19]=&quot;Y&quot;;0;4)+3;5)))" office:value-type="string"/>
          </table:previous>
        </table:cell-content-change>
        <table:cell-content-change table:id="ct2232">
          <table:cell-address table:column="16" table:row="19" table:table="0"/>
          <office:change-info>
            <dc:creator>Mike </dc:creator>
            <dc:date>2012-05-20T21:31:29.30</dc:date>
          </office:change-info>
          <table:previous table:id="ct1995">
            <table:change-track-table-cell table:cell-address="Sheet1.Q20" table:formula="of:=IF([.E20]=&quot;&quot;;&quot;&quot;;IF([.B20]=&quot;Y&quot;;&quot;1Eddd&quot;;DEC2HEX(256*256+8*256*16+HEX2DEC([.G20])*16+IF([.C20]=&quot;Y&quot;;8;0)+IF([.H20]=&quot;Y&quot;;0;4)+3;5)))" office:value-type="string"/>
          </table:previous>
        </table:cell-content-change>
        <table:cell-content-change table:id="ct2233">
          <table:cell-address table:column="16" table:row="20" table:table="0"/>
          <office:change-info>
            <dc:creator>Mike </dc:creator>
            <dc:date>2012-05-20T21:31:29.30</dc:date>
          </office:change-info>
          <table:previous table:id="ct1996">
            <table:change-track-table-cell table:cell-address="Sheet1.Q21" table:formula="of:=IF([.E21]=&quot;&quot;;&quot;&quot;;IF([.B21]=&quot;Y&quot;;&quot;1Eddd&quot;;DEC2HEX(256*256+8*256*16+HEX2DEC([.G21])*16+IF([.C21]=&quot;Y&quot;;8;0)+IF([.H21]=&quot;Y&quot;;0;4)+3;5)))" office:value-type="string">
              <text:p>18A4F</text:p>
            </table:change-track-table-cell>
          </table:previous>
        </table:cell-content-change>
        <table:cell-content-change table:id="ct2234">
          <table:cell-address table:column="16" table:row="21" table:table="0"/>
          <office:change-info>
            <dc:creator>Mike </dc:creator>
            <dc:date>2012-05-20T21:31:29.30</dc:date>
          </office:change-info>
          <table:previous table:id="ct1997">
            <table:change-track-table-cell table:cell-address="Sheet1.Q22" table:formula="of:=IF([.E22]=&quot;&quot;;&quot;&quot;;IF([.B22]=&quot;Y&quot;;&quot;1Eddd&quot;;DEC2HEX(256*256+8*256*16+HEX2DEC([.G22])*16+IF([.C22]=&quot;Y&quot;;8;0)+IF([.H22]=&quot;Y&quot;;0;4)+3;5)))" office:value-type="string">
              <text:p>1825F</text:p>
            </table:change-track-table-cell>
          </table:previous>
        </table:cell-content-change>
        <table:cell-content-change table:id="ct2235">
          <table:cell-address table:column="16" table:row="22" table:table="0"/>
          <office:change-info>
            <dc:creator>Mike </dc:creator>
            <dc:date>2012-05-20T21:31:29.30</dc:date>
          </office:change-info>
          <table:previous table:id="ct2218">
            <table:change-track-table-cell table:cell-address="Sheet1.Q23" table:formula="of:=IF([.E23]=&quot;&quot;;&quot;&quot;;IF([.B23]=&quot;Y&quot;;&quot;1Eddd&quot;;DEC2HEX(256*256+8*256*16+HEX2DEC([.G23])*16+IF([.C23]=&quot;Y&quot;;8;0)+IF([.H23]=&quot;Y&quot;;0;4)+3;5)))" office:value-type="string">
              <text:p>1826B</text:p>
            </table:change-track-table-cell>
          </table:previous>
        </table:cell-content-change>
        <table:cell-content-change table:id="ct2236">
          <table:cell-address table:column="16" table:row="23" table:table="0"/>
          <office:change-info>
            <dc:creator>Mike </dc:creator>
            <dc:date>2012-05-20T21:31:29.30</dc:date>
          </office:change-info>
          <table:previous table:id="ct1999">
            <table:change-track-table-cell table:cell-address="Sheet1.Q24" table:formula="of:=IF([.E24]=&quot;&quot;;&quot;&quot;;IF([.B24]=&quot;Y&quot;;&quot;1Eddd&quot;;DEC2HEX(256*256+8*256*16+HEX2DEC([.G24])*16+IF([.C24]=&quot;Y&quot;;8;0)+IF([.H24]=&quot;Y&quot;;0;4)+3;5)))" office:value-type="string">
              <text:p>18A8F</text:p>
            </table:change-track-table-cell>
          </table:previous>
        </table:cell-content-change>
        <table:cell-content-change table:id="ct2237">
          <table:cell-address table:column="16" table:row="24" table:table="0"/>
          <office:change-info>
            <dc:creator>Mike </dc:creator>
            <dc:date>2012-05-20T21:31:29.30</dc:date>
          </office:change-info>
          <table:previous table:id="ct2000">
            <table:change-track-table-cell table:cell-address="Sheet1.Q25" table:formula="of:=IF([.E25]=&quot;&quot;;&quot;&quot;;IF([.B25]=&quot;Y&quot;;&quot;1Eddd&quot;;DEC2HEX(256*256+8*256*16+HEX2DEC([.G25])*16+IF([.C25]=&quot;Y&quot;;8;0)+IF([.H25]=&quot;Y&quot;;0;4)+3;5)))" office:value-type="string">
              <text:p>1829F</text:p>
            </table:change-track-table-cell>
          </table:previous>
        </table:cell-content-change>
        <table:cell-content-change table:id="ct2238">
          <table:cell-address table:column="16" table:row="25" table:table="0"/>
          <office:change-info>
            <dc:creator>Mike </dc:creator>
            <dc:date>2012-05-20T21:31:29.30</dc:date>
          </office:change-info>
          <table:previous table:id="ct2001">
            <table:change-track-table-cell table:cell-address="Sheet1.Q26" table:formula="of:=IF([.E26]=&quot;&quot;;&quot;&quot;;IF([.B26]=&quot;Y&quot;;&quot;1Eddd&quot;;DEC2HEX(256*256+8*256*16+HEX2DEC([.G26])*16+IF([.C26]=&quot;Y&quot;;8;0)+IF([.H26]=&quot;Y&quot;;0;4)+3;5)))" office:value-type="string">
              <text:p>182AB</text:p>
            </table:change-track-table-cell>
          </table:previous>
        </table:cell-content-change>
        <table:cell-content-change table:id="ct2239">
          <table:cell-address table:column="16" table:row="26" table:table="0"/>
          <office:change-info>
            <dc:creator>Mike </dc:creator>
            <dc:date>2012-05-20T21:31:29.30</dc:date>
          </office:change-info>
          <table:previous table:id="ct2002">
            <table:change-track-table-cell table:cell-address="Sheet1.Q27" table:formula="of:=IF([.E27]=&quot;&quot;;&quot;&quot;;IF([.B27]=&quot;Y&quot;;&quot;1Eddd&quot;;DEC2HEX(256*256+8*256*16+HEX2DEC([.G27])*16+IF([.C27]=&quot;Y&quot;;8;0)+IF([.H27]=&quot;Y&quot;;0;4)+3;5)))" office:value-type="string">
              <text:p>1Eddd</text:p>
            </table:change-track-table-cell>
          </table:previous>
        </table:cell-content-change>
        <table:cell-content-change table:id="ct2240">
          <table:cell-address table:column="16" table:row="27" table:table="0"/>
          <office:change-info>
            <dc:creator>Mike </dc:creator>
            <dc:date>2012-05-20T21:31:29.30</dc:date>
          </office:change-info>
          <table:previous table:id="ct2003">
            <table:change-track-table-cell table:cell-address="Sheet1.Q28" table:formula="of:=IF([.E28]=&quot;&quot;;&quot;&quot;;IF([.B28]=&quot;Y&quot;;&quot;1Eddd&quot;;DEC2HEX(256*256+8*256*16+HEX2DEC([.G28])*16+IF([.C28]=&quot;Y&quot;;8;0)+IF([.H28]=&quot;Y&quot;;0;4)+3;5)))" office:value-type="string">
              <text:p>18AB7</text:p>
            </table:change-track-table-cell>
          </table:previous>
        </table:cell-content-change>
        <table:cell-content-change table:id="ct2241">
          <table:cell-address table:column="16" table:row="28" table:table="0"/>
          <office:change-info>
            <dc:creator>Mike </dc:creator>
            <dc:date>2012-05-20T21:31:29.30</dc:date>
          </office:change-info>
          <table:previous table:id="ct2004">
            <table:change-track-table-cell table:cell-address="Sheet1.Q29" table:formula="of:=IF([.E29]=&quot;&quot;;&quot;&quot;;IF([.B29]=&quot;Y&quot;;&quot;1Eddd&quot;;DEC2HEX(256*256+8*256*16+HEX2DEC([.G29])*16+IF([.C29]=&quot;Y&quot;;8;0)+IF([.H29]=&quot;Y&quot;;0;4)+3;5)))" office:value-type="string">
              <text:p>18ACF</text:p>
            </table:change-track-table-cell>
          </table:previous>
        </table:cell-content-change>
        <table:cell-content-change table:id="ct2242">
          <table:cell-address table:column="16" table:row="29" table:table="0"/>
          <office:change-info>
            <dc:creator>Mike </dc:creator>
            <dc:date>2012-05-20T21:31:29.30</dc:date>
          </office:change-info>
          <table:previous table:id="ct2005">
            <table:change-track-table-cell table:cell-address="Sheet1.Q30" table:formula="of:=IF([.E30]=&quot;&quot;;&quot;&quot;;IF([.B30]=&quot;Y&quot;;&quot;1Eddd&quot;;DEC2HEX(256*256+8*256*16+HEX2DEC([.G30])*16+IF([.C30]=&quot;Y&quot;;8;0)+IF([.H30]=&quot;Y&quot;;0;4)+3;5)))" office:value-type="string">
              <text:p>18ADF</text:p>
            </table:change-track-table-cell>
          </table:previous>
        </table:cell-content-change>
        <table:cell-content-change table:id="ct2243">
          <table:cell-address table:column="16" table:row="30" table:table="0"/>
          <office:change-info>
            <dc:creator>Mike </dc:creator>
            <dc:date>2012-05-20T21:31:29.30</dc:date>
          </office:change-info>
          <table:previous table:id="ct2006">
            <table:change-track-table-cell table:cell-address="Sheet1.Q31" table:formula="of:=IF([.E31]=&quot;&quot;;&quot;&quot;;IF([.B31]=&quot;Y&quot;;&quot;1Eddd&quot;;DEC2HEX(256*256+8*256*16+HEX2DEC([.G31])*16+IF([.C31]=&quot;Y&quot;;8;0)+IF([.H31]=&quot;Y&quot;;0;4)+3;5)))" office:value-type="string"/>
          </table:previous>
        </table:cell-content-change>
        <table:cell-content-change table:id="ct2244">
          <table:cell-address table:column="16" table:row="31" table:table="0"/>
          <office:change-info>
            <dc:creator>Mike </dc:creator>
            <dc:date>2012-05-20T21:31:29.30</dc:date>
          </office:change-info>
          <table:previous table:id="ct2007">
            <table:change-track-table-cell table:cell-address="Sheet1.Q32" table:formula="of:=IF([.E32]=&quot;&quot;;&quot;&quot;;IF([.B32]=&quot;Y&quot;;&quot;1Eddd&quot;;DEC2HEX(256*256+8*256*16+HEX2DEC([.G32])*16+IF([.C32]=&quot;Y&quot;;8;0)+IF([.H32]=&quot;Y&quot;;0;4)+3;5)))" office:value-type="string"/>
          </table:previous>
        </table:cell-content-change>
        <table:cell-content-change table:id="ct2245">
          <table:cell-address table:column="16" table:row="32" table:table="0"/>
          <office:change-info>
            <dc:creator>Mike </dc:creator>
            <dc:date>2012-05-20T21:31:29.30</dc:date>
          </office:change-info>
          <table:previous table:id="ct2008">
            <table:change-track-table-cell table:cell-address="Sheet1.Q33" table:formula="of:=IF([.E33]=&quot;&quot;;&quot;&quot;;IF([.B33]=&quot;Y&quot;;&quot;1Eddd&quot;;DEC2HEX(256*256+8*256*16+HEX2DEC([.G33])*16+IF([.C33]=&quot;Y&quot;;8;0)+IF([.H33]=&quot;Y&quot;;0;4)+3;5)))" office:value-type="string">
              <text:p>18517</text:p>
            </table:change-track-table-cell>
          </table:previous>
        </table:cell-content-change>
        <table:cell-content-change table:id="ct2246">
          <table:cell-address table:column="16" table:row="33" table:table="0"/>
          <office:change-info>
            <dc:creator>Mike </dc:creator>
            <dc:date>2012-05-20T21:31:29.30</dc:date>
          </office:change-info>
          <table:previous table:id="ct2009">
            <table:change-track-table-cell table:cell-address="Sheet1.Q34" table:formula="of:=IF([.E34]=&quot;&quot;;&quot;&quot;;IF([.B34]=&quot;Y&quot;;&quot;1Eddd&quot;;DEC2HEX(256*256+8*256*16+HEX2DEC([.G34])*16+IF([.C34]=&quot;Y&quot;;8;0)+IF([.H34]=&quot;Y&quot;;0;4)+3;5)))" office:value-type="string"/>
          </table:previous>
        </table:cell-content-change>
        <table:cell-content-change table:id="ct2247">
          <table:cell-address table:column="16" table:row="34" table:table="0"/>
          <office:change-info>
            <dc:creator>Mike </dc:creator>
            <dc:date>2012-05-20T21:31:29.30</dc:date>
          </office:change-info>
          <table:previous table:id="ct2010">
            <table:change-track-table-cell table:cell-address="Sheet1.Q35" table:formula="of:=IF([.E35]=&quot;&quot;;&quot;&quot;;IF([.B35]=&quot;Y&quot;;&quot;1Eddd&quot;;DEC2HEX(256*256+8*256*16+HEX2DEC([.G35])*16+IF([.C35]=&quot;Y&quot;;8;0)+IF([.H35]=&quot;Y&quot;;0;4)+3;5)))" office:value-type="string">
              <text:p>1Eddd</text:p>
            </table:change-track-table-cell>
          </table:previous>
        </table:cell-content-change>
        <table:cell-content-change table:id="ct2248">
          <table:cell-address table:column="16" table:row="35" table:table="0"/>
          <office:change-info>
            <dc:creator>Mike </dc:creator>
            <dc:date>2012-05-20T21:31:29.30</dc:date>
          </office:change-info>
          <table:previous table:id="ct2011">
            <table:change-track-table-cell table:cell-address="Sheet1.Q36" table:formula="of:=IF([.E36]=&quot;&quot;;&quot;&quot;;IF([.B36]=&quot;Y&quot;;&quot;1Eddd&quot;;DEC2HEX(256*256+8*256*16+HEX2DEC([.G36])*16+IF([.C36]=&quot;Y&quot;;8;0)+IF([.H36]=&quot;Y&quot;;0;4)+3;5)))" office:value-type="string">
              <text:p>1Eddd</text:p>
            </table:change-track-table-cell>
          </table:previous>
        </table:cell-content-change>
        <table:cell-content-change table:id="ct2249">
          <table:cell-address table:column="16" table:row="36" table:table="0"/>
          <office:change-info>
            <dc:creator>Mike </dc:creator>
            <dc:date>2012-05-20T21:31:29.30</dc:date>
          </office:change-info>
          <table:previous table:id="ct2050">
            <table:change-track-table-cell table:cell-address="Sheet1.Q37" table:formula="of:=IF([.E37]=&quot;&quot;;&quot;&quot;;IF([.B37]=&quot;Y&quot;;&quot;1Eddd&quot;;DEC2HEX(256*256+8*256*16+HEX2DEC([.G37])*16+IF([.C37]=&quot;Y&quot;;8;0)+IF([.H37]=&quot;Y&quot;;0;4)+3;5)))" office:value-type="string"/>
          </table:previous>
        </table:cell-content-change>
        <table:cell-content-change table:id="ct2250">
          <table:cell-address table:column="16" table:row="37" table:table="0"/>
          <office:change-info>
            <dc:creator>Mike </dc:creator>
            <dc:date>2012-05-20T21:31:29.30</dc:date>
          </office:change-info>
          <table:previous table:id="ct2051">
            <table:change-track-table-cell table:cell-address="Sheet1.Q38" table:formula="of:=IF([.E38]=&quot;&quot;;&quot;&quot;;IF([.B38]=&quot;Y&quot;;&quot;1Eddd&quot;;DEC2HEX(256*256+8*256*16+HEX2DEC([.G38])*16+IF([.C38]=&quot;Y&quot;;8;0)+IF([.H38]=&quot;Y&quot;;0;4)+3;5)))" office:value-type="string"/>
          </table:previous>
        </table:cell-content-change>
        <table:cell-content-change table:id="ct2251">
          <table:cell-address table:column="16" table:row="42" table:table="0"/>
          <office:change-info>
            <dc:creator>Mike </dc:creator>
            <dc:date>2012-05-20T21:31:44.05</dc:date>
          </office:change-info>
          <table:previous table:id="ct2053">
            <table:change-track-table-cell table:cell-address="Sheet1.Q43" table:formula="of:=IF([.E43]=&quot;&quot;;&quot;&quot;;IF([.B43]=&quot;Y&quot;;&quot;1Eddd&quot;;DEC2HEX(256*256+8*256*16+HEX2DEC([.G43])*16+IF([.C43]=&quot;Y&quot;;8;0)+IF([.H43]=&quot;Y&quot;;0;4)+3;5)))" office:value-type="string">
              <text:p>1Eddd</text:p>
            </table:change-track-table-cell>
          </table:previous>
        </table:cell-content-change>
        <table:cell-content-change table:id="ct2252">
          <table:cell-address table:column="16" table:row="43" table:table="0"/>
          <office:change-info>
            <dc:creator>Mike </dc:creator>
            <dc:date>2012-05-20T21:31:44.05</dc:date>
          </office:change-info>
          <table:previous table:id="ct2054">
            <table:change-track-table-cell table:cell-address="Sheet1.Q44" table:formula="of:=IF([.E44]=&quot;&quot;;&quot;&quot;;IF([.B44]=&quot;Y&quot;;&quot;1Eddd&quot;;DEC2HEX(256*256+8*256*16+HEX2DEC([.G44])*16+IF([.C44]=&quot;Y&quot;;8;0)+IF([.H44]=&quot;Y&quot;;0;4)+3;5)))" office:value-type="string">
              <text:p>1Eddd</text:p>
            </table:change-track-table-cell>
          </table:previous>
        </table:cell-content-change>
        <table:cell-content-change table:id="ct2253">
          <table:cell-address table:column="16" table:row="44" table:table="0"/>
          <office:change-info>
            <dc:creator>Mike </dc:creator>
            <dc:date>2012-05-20T21:31:44.05</dc:date>
          </office:change-info>
          <table:previous table:id="ct2055">
            <table:change-track-table-cell table:cell-address="Sheet1.Q45" table:formula="of:=IF([.E45]=&quot;&quot;;&quot;&quot;;IF([.B45]=&quot;Y&quot;;&quot;1Eddd&quot;;DEC2HEX(256*256+8*256*16+HEX2DEC([.G45])*16+IF([.C45]=&quot;Y&quot;;8;0)+IF([.H45]=&quot;Y&quot;;0;4)+3;5)))" office:value-type="string"/>
          </table:previous>
        </table:cell-content-change>
        <table:cell-content-change table:id="ct2254">
          <table:cell-address table:column="16" table:row="45" table:table="0"/>
          <office:change-info>
            <dc:creator>Mike </dc:creator>
            <dc:date>2012-05-20T21:31:44.05</dc:date>
          </office:change-info>
          <table:previous table:id="ct2056">
            <table:change-track-table-cell table:cell-address="Sheet1.Q46" table:formula="of:=IF([.E46]=&quot;&quot;;&quot;&quot;;IF([.B46]=&quot;Y&quot;;&quot;1Eddd&quot;;DEC2HEX(256*256+8*256*16+HEX2DEC([.G46])*16+IF([.C46]=&quot;Y&quot;;8;0)+IF([.H46]=&quot;Y&quot;;0;4)+3;5)))" office:value-type="string"/>
          </table:previous>
        </table:cell-content-change>
        <table:cell-content-change table:id="ct2255">
          <table:cell-address table:column="16" table:row="46" table:table="0"/>
          <office:change-info>
            <dc:creator>Mike </dc:creator>
            <dc:date>2012-05-20T21:31:44.05</dc:date>
          </office:change-info>
          <table:previous table:id="ct2057">
            <table:change-track-table-cell table:cell-address="Sheet1.Q47" table:formula="of:=IF([.E47]=&quot;&quot;;&quot;&quot;;IF([.B47]=&quot;Y&quot;;&quot;1Eddd&quot;;DEC2HEX(256*256+8*256*16+HEX2DEC([.G47])*16+IF([.C47]=&quot;Y&quot;;8;0)+IF([.H47]=&quot;Y&quot;;0;4)+3;5)))" office:value-type="string"/>
          </table:previous>
        </table:cell-content-change>
        <table:cell-content-change table:id="ct2256">
          <table:cell-address table:column="16" table:row="47" table:table="0"/>
          <office:change-info>
            <dc:creator>Mike </dc:creator>
            <dc:date>2012-05-20T21:31:44.05</dc:date>
          </office:change-info>
          <table:previous table:id="ct2058">
            <table:change-track-table-cell table:cell-address="Sheet1.Q48" table:formula="of:=IF([.E48]=&quot;&quot;;&quot;&quot;;IF([.B48]=&quot;Y&quot;;&quot;1Eddd&quot;;DEC2HEX(256*256+8*256*16+HEX2DEC([.G48])*16+IF([.C48]=&quot;Y&quot;;8;0)+IF([.H48]=&quot;Y&quot;;0;4)+3;5)))" office:value-type="string">
              <text:p>1Eddd</text:p>
            </table:change-track-table-cell>
          </table:previous>
        </table:cell-content-change>
        <table:cell-content-change table:id="ct2257">
          <table:cell-address table:column="16" table:row="48" table:table="0"/>
          <office:change-info>
            <dc:creator>Mike </dc:creator>
            <dc:date>2012-05-20T21:31:44.05</dc:date>
          </office:change-info>
          <table:previous table:id="ct2059">
            <table:change-track-table-cell table:cell-address="Sheet1.Q49" table:formula="of:=IF([.E49]=&quot;&quot;;&quot;&quot;;IF([.B49]=&quot;Y&quot;;&quot;1Eddd&quot;;DEC2HEX(256*256+8*256*16+HEX2DEC([.G49])*16+IF([.C49]=&quot;Y&quot;;8;0)+IF([.H49]=&quot;Y&quot;;0;4)+3;5)))" office:value-type="string"/>
          </table:previous>
        </table:cell-content-change>
        <table:cell-content-change table:id="ct2258">
          <table:cell-address table:column="16" table:row="49" table:table="0"/>
          <office:change-info>
            <dc:creator>Mike </dc:creator>
            <dc:date>2012-05-20T21:31:44.05</dc:date>
          </office:change-info>
          <table:previous table:id="ct2060">
            <table:change-track-table-cell table:cell-address="Sheet1.Q50" table:formula="of:=IF([.E50]=&quot;&quot;;&quot;&quot;;IF([.B50]=&quot;Y&quot;;&quot;1Eddd&quot;;DEC2HEX(256*256+8*256*16+HEX2DEC([.G50])*16+IF([.C50]=&quot;Y&quot;;8;0)+IF([.H50]=&quot;Y&quot;;0;4)+3;5)))" office:value-type="string">
              <text:p>1Eddd</text:p>
            </table:change-track-table-cell>
          </table:previous>
        </table:cell-content-change>
        <table:cell-content-change table:id="ct2259">
          <table:cell-address table:column="16" table:row="50" table:table="0"/>
          <office:change-info>
            <dc:creator>Mike </dc:creator>
            <dc:date>2012-05-20T21:31:44.05</dc:date>
          </office:change-info>
          <table:previous table:id="ct2061">
            <table:change-track-table-cell table:cell-address="Sheet1.Q51" table:formula="of:=IF([.E51]=&quot;&quot;;&quot;&quot;;IF([.B51]=&quot;Y&quot;;&quot;1Eddd&quot;;DEC2HEX(256*256+8*256*16+HEX2DEC([.G51])*16+IF([.C51]=&quot;Y&quot;;8;0)+IF([.H51]=&quot;Y&quot;;0;4)+3;5)))" office:value-type="string"/>
          </table:previous>
        </table:cell-content-change>
        <table:cell-content-change table:id="ct2260">
          <table:cell-address table:column="16" table:row="51" table:table="0"/>
          <office:change-info>
            <dc:creator>Mike </dc:creator>
            <dc:date>2012-05-20T21:31:44.05</dc:date>
          </office:change-info>
          <table:previous table:id="ct2062">
            <table:change-track-table-cell table:cell-address="Sheet1.Q52" table:formula="of:=IF([.E52]=&quot;&quot;;&quot;&quot;;IF([.B52]=&quot;Y&quot;;&quot;1Eddd&quot;;DEC2HEX(256*256+8*256*16+HEX2DEC([.G52])*16+IF([.C52]=&quot;Y&quot;;8;0)+IF([.H52]=&quot;Y&quot;;0;4)+3;5)))" office:value-type="string"/>
          </table:previous>
        </table:cell-content-change>
        <table:cell-content-change table:id="ct2261">
          <table:cell-address table:column="16" table:row="53" table:table="0"/>
          <office:change-info>
            <dc:creator>Mike </dc:creator>
            <dc:date>2012-05-20T21:31:46.39</dc:date>
          </office:change-info>
          <table:previous table:id="ct2064">
            <table:change-track-table-cell table:cell-address="Sheet1.Q54" table:formula="of:=IF([.E54]=&quot;&quot;;&quot;&quot;;IF([.B54]=&quot;Y&quot;;&quot;1Eddd&quot;;DEC2HEX(256*256+8*256*16+HEX2DEC([.G54])*16+IF([.C54]=&quot;Y&quot;;8;0)+IF([.H54]=&quot;Y&quot;;0;4)+3;5)))" office:value-type="string">
              <text:p>1Eddd</text:p>
            </table:change-track-table-cell>
          </table:previous>
        </table:cell-content-change>
        <table:cell-content-change table:id="ct2262">
          <table:cell-address table:column="16" table:row="54" table:table="0"/>
          <office:change-info>
            <dc:creator>Mike </dc:creator>
            <dc:date>2012-05-20T21:31:46.39</dc:date>
          </office:change-info>
          <table:previous table:id="ct2065">
            <table:change-track-table-cell table:cell-address="Sheet1.Q55" table:formula="of:=IF([.E55]=&quot;&quot;;&quot;&quot;;IF([.B55]=&quot;Y&quot;;&quot;1Eddd&quot;;DEC2HEX(256*256+8*256*16+HEX2DEC([.G55])*16+IF([.C55]=&quot;Y&quot;;8;0)+IF([.H55]=&quot;Y&quot;;0;4)+3;5)))" office:value-type="string">
              <text:p>1Eddd</text:p>
            </table:change-track-table-cell>
          </table:previous>
        </table:cell-content-change>
        <table:insertion table:id="ct2263" table:type="column" table:position="14" table:count="2" table:table="0">
          <office:change-info>
            <dc:creator>Mike </dc:creator>
            <dc:date>2012-05-20T21:32:15.23</dc:date>
          </office:change-info>
          <table:dependencies>
            <table:dependence table:id="ct2680"/>
            <table:dependence table:id="ct2678"/>
            <table:dependence table:id="ct2677"/>
            <table:dependence table:id="ct2672"/>
            <table:dependence table:id="ct2671"/>
            <table:dependence table:id="ct2670"/>
            <table:dependence table:id="ct2669"/>
            <table:dependence table:id="ct2668"/>
            <table:dependence table:id="ct2667"/>
            <table:dependence table:id="ct2666"/>
            <table:dependence table:id="ct2665"/>
            <table:dependence table:id="ct2664"/>
            <table:dependence table:id="ct2663"/>
            <table:dependence table:id="ct2662"/>
            <table:dependence table:id="ct2661"/>
            <table:dependence table:id="ct2660"/>
            <table:dependence table:id="ct2659"/>
            <table:dependence table:id="ct2658"/>
            <table:dependence table:id="ct2657"/>
            <table:dependence table:id="ct2656"/>
            <table:dependence table:id="ct2655"/>
            <table:dependence table:id="ct2654"/>
            <table:dependence table:id="ct2653"/>
            <table:dependence table:id="ct2652"/>
            <table:dependence table:id="ct2651"/>
            <table:dependence table:id="ct2650"/>
            <table:dependence table:id="ct2649"/>
            <table:dependence table:id="ct2648"/>
            <table:dependence table:id="ct2647"/>
            <table:dependence table:id="ct2646"/>
            <table:dependence table:id="ct2645"/>
            <table:dependence table:id="ct2644"/>
            <table:dependence table:id="ct2643"/>
            <table:dependence table:id="ct2642"/>
            <table:dependence table:id="ct2641"/>
            <table:dependence table:id="ct2640"/>
            <table:dependence table:id="ct2639"/>
            <table:dependence table:id="ct2638"/>
            <table:dependence table:id="ct2637"/>
            <table:dependence table:id="ct2636"/>
            <table:dependence table:id="ct2635"/>
            <table:dependence table:id="ct2634"/>
            <table:dependence table:id="ct2633"/>
            <table:dependence table:id="ct2632"/>
            <table:dependence table:id="ct2631"/>
            <table:dependence table:id="ct2630"/>
            <table:dependence table:id="ct2629"/>
            <table:dependence table:id="ct2628"/>
            <table:dependence table:id="ct2627"/>
            <table:dependence table:id="ct2626"/>
            <table:dependence table:id="ct2625"/>
            <table:dependence table:id="ct2624"/>
            <table:dependence table:id="ct2623"/>
            <table:dependence table:id="ct2622"/>
            <table:dependence table:id="ct2621"/>
            <table:dependence table:id="ct2620"/>
            <table:dependence table:id="ct2619"/>
            <table:dependence table:id="ct2618"/>
            <table:dependence table:id="ct2617"/>
            <table:dependence table:id="ct2616"/>
            <table:dependence table:id="ct2561"/>
            <table:dependence table:id="ct2560"/>
            <table:dependence table:id="ct2559"/>
            <table:dependence table:id="ct2558"/>
            <table:dependence table:id="ct2557"/>
            <table:dependence table:id="ct2556"/>
            <table:dependence table:id="ct2555"/>
            <table:dependence table:id="ct2554"/>
            <table:dependence table:id="ct2553"/>
            <table:dependence table:id="ct2552"/>
            <table:dependence table:id="ct2551"/>
            <table:dependence table:id="ct2550"/>
            <table:dependence table:id="ct2549"/>
            <table:dependence table:id="ct2548"/>
            <table:dependence table:id="ct2547"/>
            <table:dependence table:id="ct2546"/>
            <table:dependence table:id="ct2545"/>
            <table:dependence table:id="ct2544"/>
            <table:dependence table:id="ct2543"/>
            <table:dependence table:id="ct2542"/>
            <table:dependence table:id="ct2541"/>
            <table:dependence table:id="ct2540"/>
            <table:dependence table:id="ct2539"/>
            <table:dependence table:id="ct2538"/>
            <table:dependence table:id="ct2537"/>
            <table:dependence table:id="ct2536"/>
            <table:dependence table:id="ct2535"/>
            <table:dependence table:id="ct2534"/>
            <table:dependence table:id="ct2533"/>
            <table:dependence table:id="ct2532"/>
            <table:dependence table:id="ct2531"/>
            <table:dependence table:id="ct2530"/>
            <table:dependence table:id="ct2529"/>
            <table:dependence table:id="ct2528"/>
            <table:dependence table:id="ct2527"/>
            <table:dependence table:id="ct2526"/>
            <table:dependence table:id="ct2525"/>
            <table:dependence table:id="ct2524"/>
            <table:dependence table:id="ct2523"/>
            <table:dependence table:id="ct2522"/>
            <table:dependence table:id="ct2521"/>
            <table:dependence table:id="ct2520"/>
            <table:dependence table:id="ct2519"/>
            <table:dependence table:id="ct2518"/>
            <table:dependence table:id="ct2517"/>
            <table:dependence table:id="ct2516"/>
            <table:dependence table:id="ct2515"/>
            <table:dependence table:id="ct2514"/>
            <table:dependence table:id="ct2513"/>
            <table:dependence table:id="ct2512"/>
            <table:dependence table:id="ct2511"/>
            <table:dependence table:id="ct2510"/>
            <table:dependence table:id="ct2509"/>
            <table:dependence table:id="ct2508"/>
            <table:dependence table:id="ct2507"/>
            <table:dependence table:id="ct2506"/>
            <table:dependence table:id="ct2505"/>
            <table:dependence table:id="ct2504"/>
            <table:dependence table:id="ct2503"/>
            <table:dependence table:id="ct2502"/>
            <table:dependence table:id="ct2501"/>
            <table:dependence table:id="ct2500"/>
            <table:dependence table:id="ct2499"/>
            <table:dependence table:id="ct2498"/>
            <table:dependence table:id="ct2497"/>
            <table:dependence table:id="ct2496"/>
            <table:dependence table:id="ct2495"/>
            <table:dependence table:id="ct2494"/>
            <table:dependence table:id="ct2493"/>
            <table:dependence table:id="ct2492"/>
            <table:dependence table:id="ct2491"/>
            <table:dependence table:id="ct2490"/>
            <table:dependence table:id="ct2489"/>
            <table:dependence table:id="ct2488"/>
            <table:dependence table:id="ct2487"/>
            <table:dependence table:id="ct2486"/>
            <table:dependence table:id="ct2485"/>
            <table:dependence table:id="ct2484"/>
            <table:dependence table:id="ct2483"/>
            <table:dependence table:id="ct2482"/>
            <table:dependence table:id="ct2481"/>
            <table:dependence table:id="ct2480"/>
            <table:dependence table:id="ct2479"/>
            <table:dependence table:id="ct2478"/>
            <table:dependence table:id="ct2477"/>
            <table:dependence table:id="ct2476"/>
            <table:dependence table:id="ct2475"/>
            <table:dependence table:id="ct2474"/>
            <table:dependence table:id="ct2473"/>
            <table:dependence table:id="ct2472"/>
            <table:dependence table:id="ct2471"/>
            <table:dependence table:id="ct2470"/>
            <table:dependence table:id="ct2469"/>
            <table:dependence table:id="ct2468"/>
            <table:dependence table:id="ct2467"/>
            <table:dependence table:id="ct2466"/>
            <table:dependence table:id="ct2465"/>
            <table:dependence table:id="ct2464"/>
            <table:dependence table:id="ct2463"/>
            <table:dependence table:id="ct2462"/>
            <table:dependence table:id="ct2461"/>
            <table:dependence table:id="ct2460"/>
            <table:dependence table:id="ct2459"/>
            <table:dependence table:id="ct2268"/>
            <table:dependence table:id="ct2267"/>
            <table:dependence table:id="ct2265"/>
            <table:dependence table:id="ct2264"/>
          </table:dependencies>
        </table:insertion>
        <table:cell-content-change table:id="ct2264">
          <table:cell-address table:column="14" table:row="0" table:table="0"/>
          <office:change-info>
            <dc:creator>Mike </dc:creator>
            <dc:date>2012-05-20T21:32:29.79</dc:date>
          </office:change-info>
          <table:previous>
            <table:change-track-table-cell/>
          </table:previous>
        </table:cell-content-change>
        <table:cell-content-change table:id="ct2265">
          <table:cell-address table:column="14" table:row="3" table:table="0"/>
          <office:change-info>
            <dc:creator>Mike </dc:creator>
            <dc:date>2012-05-20T21:32:42.78</dc:date>
          </office:change-info>
          <table:previous>
            <table:change-track-table-cell/>
          </table:previous>
        </table:cell-content-change>
        <table:cell-content-change table:id="ct2266">
          <table:cell-address table:column="12" table:row="3" table:table="0"/>
          <office:change-info>
            <dc:creator>Mike </dc:creator>
            <dc:date>2012-05-20T21:32:49.83</dc:date>
          </office:change-info>
          <table:previous>
            <table:change-track-table-cell/>
          </table:previous>
        </table:cell-content-change>
        <table:cell-content-change table:id="ct2267">
          <table:cell-address table:column="14" table:row="3" table:table="0"/>
          <office:change-info>
            <dc:creator>Mike </dc:creator>
            <dc:date>2012-05-20T21:32:59.23</dc:date>
          </office:change-info>
          <table:previous table:id="ct2265">
            <table:change-track-table-cell office:value-type="float" office:value="16"/>
          </table:previous>
        </table:cell-content-change>
        <table:cell-content-change table:id="ct2268">
          <table:cell-address table:column="14" table:row="6" table:table="0"/>
          <office:change-info>
            <dc:creator>Mike </dc:creator>
            <dc:date>2012-05-20T21:33:18</dc:date>
          </office:change-info>
          <table:previous>
            <table:change-track-table-cell/>
          </table:previous>
        </table:cell-content-change>
        <table:insertion table:id="ct2269" table:type="column" table:position="3" table:table="0">
          <office:change-info>
            <dc:creator>Mike </dc:creator>
            <dc:date>2012-05-20T21:38:18.31</dc:date>
          </office:change-info>
          <table:dependencies>
            <table:dependence table:id="ct2571"/>
            <table:dependence table:id="ct2384"/>
            <table:dependence table:id="ct2383"/>
            <table:dependence table:id="ct2382"/>
            <table:dependence table:id="ct2381"/>
            <table:dependence table:id="ct2380"/>
            <table:dependence table:id="ct2379"/>
            <table:dependence table:id="ct2378"/>
            <table:dependence table:id="ct2377"/>
            <table:dependence table:id="ct2376"/>
            <table:dependence table:id="ct2375"/>
            <table:dependence table:id="ct2374"/>
            <table:dependence table:id="ct2373"/>
            <table:dependence table:id="ct2372"/>
            <table:dependence table:id="ct2371"/>
            <table:dependence table:id="ct2370"/>
            <table:dependence table:id="ct2369"/>
            <table:dependence table:id="ct2368"/>
            <table:dependence table:id="ct2367"/>
            <table:dependence table:id="ct2366"/>
            <table:dependence table:id="ct2365"/>
            <table:dependence table:id="ct2364"/>
            <table:dependence table:id="ct2363"/>
            <table:dependence table:id="ct2362"/>
            <table:dependence table:id="ct2361"/>
            <table:dependence table:id="ct2360"/>
            <table:dependence table:id="ct2359"/>
            <table:dependence table:id="ct2358"/>
            <table:dependence table:id="ct2357"/>
            <table:dependence table:id="ct2356"/>
            <table:dependence table:id="ct2355"/>
            <table:dependence table:id="ct2354"/>
            <table:dependence table:id="ct2353"/>
            <table:dependence table:id="ct2352"/>
            <table:dependence table:id="ct2351"/>
            <table:dependence table:id="ct2350"/>
            <table:dependence table:id="ct2349"/>
            <table:dependence table:id="ct2348"/>
            <table:dependence table:id="ct2347"/>
            <table:dependence table:id="ct2346"/>
            <table:dependence table:id="ct2345"/>
            <table:dependence table:id="ct2344"/>
            <table:dependence table:id="ct2343"/>
            <table:dependence table:id="ct2342"/>
            <table:dependence table:id="ct2341"/>
            <table:dependence table:id="ct2340"/>
            <table:dependence table:id="ct2339"/>
            <table:dependence table:id="ct2338"/>
            <table:dependence table:id="ct2337"/>
            <table:dependence table:id="ct2336"/>
            <table:dependence table:id="ct2335"/>
            <table:dependence table:id="ct2334"/>
            <table:dependence table:id="ct2333"/>
            <table:dependence table:id="ct2332"/>
            <table:dependence table:id="ct2331"/>
            <table:dependence table:id="ct2330"/>
            <table:dependence table:id="ct2329"/>
            <table:dependence table:id="ct2328"/>
            <table:dependence table:id="ct2327"/>
            <table:dependence table:id="ct2326"/>
            <table:dependence table:id="ct2325"/>
            <table:dependence table:id="ct2324"/>
            <table:dependence table:id="ct2323"/>
            <table:dependence table:id="ct2322"/>
            <table:dependence table:id="ct2321"/>
            <table:dependence table:id="ct2320"/>
            <table:dependence table:id="ct2319"/>
            <table:dependence table:id="ct2318"/>
            <table:dependence table:id="ct2317"/>
            <table:dependence table:id="ct2316"/>
            <table:dependence table:id="ct2315"/>
            <table:dependence table:id="ct2314"/>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303"/>
            <table:dependence table:id="ct2302"/>
            <table:dependence table:id="ct2301"/>
            <table:dependence table:id="ct2300"/>
            <table:dependence table:id="ct2299"/>
            <table:dependence table:id="ct2298"/>
            <table:dependence table:id="ct2297"/>
            <table:dependence table:id="ct2296"/>
            <table:dependence table:id="ct2295"/>
            <table:dependence table:id="ct2294"/>
            <table:dependence table:id="ct2293"/>
            <table:dependence table:id="ct2292"/>
            <table:dependence table:id="ct2291"/>
            <table:dependence table:id="ct2290"/>
            <table:dependence table:id="ct2289"/>
            <table:dependence table:id="ct2288"/>
            <table:dependence table:id="ct2287"/>
            <table:dependence table:id="ct2286"/>
            <table:dependence table:id="ct2285"/>
            <table:dependence table:id="ct2284"/>
            <table:dependence table:id="ct2283"/>
            <table:dependence table:id="ct2282"/>
            <table:dependence table:id="ct2281"/>
            <table:dependence table:id="ct2280"/>
            <table:dependence table:id="ct2279"/>
            <table:dependence table:id="ct2278"/>
            <table:dependence table:id="ct2277"/>
            <table:dependence table:id="ct2276"/>
            <table:dependence table:id="ct2275"/>
            <table:dependence table:id="ct2274"/>
            <table:dependence table:id="ct2273"/>
            <table:dependence table:id="ct2272"/>
            <table:dependence table:id="ct2271"/>
            <table:dependence table:id="ct2270"/>
          </table:dependencies>
        </table:insertion>
        <table:cell-content-change table:id="ct2270">
          <table:cell-address table:column="9" table:row="1" table:table="0"/>
          <office:change-info>
            <dc:creator>Mike </dc:creator>
            <dc:date>2012-05-20T21:38:23.30</dc:date>
          </office:change-info>
          <table:previous>
            <table:change-track-table-cell/>
          </table:previous>
        </table:cell-content-change>
        <table:cell-content-change table:id="ct2271">
          <table:cell-address table:column="9" table:row="3" table:table="0"/>
          <office:change-info>
            <dc:creator>Mike </dc:creator>
            <dc:date>2012-05-20T21:38:29.74</dc:date>
          </office:change-info>
          <table:previous>
            <table:change-track-table-cell/>
          </table:previous>
        </table:cell-content-change>
        <table:cell-content-change table:id="ct2272">
          <table:cell-address table:column="9" table:row="1" table:table="0"/>
          <office:change-info>
            <dc:creator>Mike </dc:creator>
            <dc:date>2012-05-20T21:47:27.57</dc:date>
          </office:change-info>
          <table:previous table:id="ct2270">
            <table:change-track-table-cell office:value-type="string">
              <text:p>Flags</text:p>
            </table:change-track-table-cell>
          </table:previous>
        </table:cell-content-change>
        <table:cell-content-change table:id="ct2273">
          <table:cell-address table:column="9" table:row="6" table:table="0"/>
          <office:change-info>
            <dc:creator>Mike </dc:creator>
            <dc:date>2012-05-20T21:50:18.44</dc:date>
          </office:change-info>
          <table:previous>
            <table:change-track-table-cell/>
          </table:previous>
        </table:cell-content-change>
        <table:cell-content-change table:id="ct2274">
          <table:cell-address table:column="9" table:row="7" table:table="0"/>
          <office:change-info>
            <dc:creator>Mike </dc:creator>
            <dc:date>2012-05-20T21:50:28.83</dc:date>
          </office:change-info>
          <table:previous>
            <table:change-track-table-cell/>
          </table:previous>
        </table:cell-content-change>
        <table:cell-content-change table:id="ct2275">
          <table:cell-address table:column="9" table:row="8" table:table="0"/>
          <office:change-info>
            <dc:creator>Mike </dc:creator>
            <dc:date>2012-05-20T21:50:28.83</dc:date>
          </office:change-info>
          <table:previous>
            <table:change-track-table-cell/>
          </table:previous>
        </table:cell-content-change>
        <table:cell-content-change table:id="ct2276">
          <table:cell-address table:column="9" table:row="9" table:table="0"/>
          <office:change-info>
            <dc:creator>Mike </dc:creator>
            <dc:date>2012-05-20T21:50:28.83</dc:date>
          </office:change-info>
          <table:previous>
            <table:change-track-table-cell/>
          </table:previous>
        </table:cell-content-change>
        <table:cell-content-change table:id="ct2277">
          <table:cell-address table:column="9" table:row="10" table:table="0"/>
          <office:change-info>
            <dc:creator>Mike </dc:creator>
            <dc:date>2012-05-20T21:50:28.83</dc:date>
          </office:change-info>
          <table:previous>
            <table:change-track-table-cell/>
          </table:previous>
        </table:cell-content-change>
        <table:cell-content-change table:id="ct2278">
          <table:cell-address table:column="9" table:row="11" table:table="0"/>
          <office:change-info>
            <dc:creator>Mike </dc:creator>
            <dc:date>2012-05-20T21:50:28.83</dc:date>
          </office:change-info>
          <table:previous>
            <table:change-track-table-cell/>
          </table:previous>
        </table:cell-content-change>
        <table:cell-content-change table:id="ct2279">
          <table:cell-address table:column="9" table:row="12" table:table="0"/>
          <office:change-info>
            <dc:creator>Mike </dc:creator>
            <dc:date>2012-05-20T21:50:28.83</dc:date>
          </office:change-info>
          <table:previous>
            <table:change-track-table-cell/>
          </table:previous>
        </table:cell-content-change>
        <table:cell-content-change table:id="ct2280">
          <table:cell-address table:column="9" table:row="13" table:table="0"/>
          <office:change-info>
            <dc:creator>Mike </dc:creator>
            <dc:date>2012-05-20T21:50:28.83</dc:date>
          </office:change-info>
          <table:previous>
            <table:change-track-table-cell/>
          </table:previous>
        </table:cell-content-change>
        <table:cell-content-change table:id="ct2281">
          <table:cell-address table:column="9" table:row="14" table:table="0"/>
          <office:change-info>
            <dc:creator>Mike </dc:creator>
            <dc:date>2012-05-20T21:50:28.83</dc:date>
          </office:change-info>
          <table:previous>
            <table:change-track-table-cell/>
          </table:previous>
        </table:cell-content-change>
        <table:cell-content-change table:id="ct2282">
          <table:cell-address table:column="9" table:row="15" table:table="0"/>
          <office:change-info>
            <dc:creator>Mike </dc:creator>
            <dc:date>2012-05-20T21:50:28.83</dc:date>
          </office:change-info>
          <table:previous>
            <table:change-track-table-cell/>
          </table:previous>
        </table:cell-content-change>
        <table:cell-content-change table:id="ct2283">
          <table:cell-address table:column="9" table:row="16" table:table="0"/>
          <office:change-info>
            <dc:creator>Mike </dc:creator>
            <dc:date>2012-05-20T21:50:28.83</dc:date>
          </office:change-info>
          <table:previous>
            <table:change-track-table-cell/>
          </table:previous>
        </table:cell-content-change>
        <table:cell-content-change table:id="ct2284">
          <table:cell-address table:column="9" table:row="17" table:table="0"/>
          <office:change-info>
            <dc:creator>Mike </dc:creator>
            <dc:date>2012-05-20T21:50:28.83</dc:date>
          </office:change-info>
          <table:previous>
            <table:change-track-table-cell/>
          </table:previous>
        </table:cell-content-change>
        <table:cell-content-change table:id="ct2285">
          <table:cell-address table:column="9" table:row="6" table:table="0"/>
          <office:change-info>
            <dc:creator>Mike </dc:creator>
            <dc:date>2012-05-20T21:51:09.51</dc:date>
          </office:change-info>
          <table:previous table:id="ct2273">
            <table:change-track-table-cell table:cell-address="Sheet1.J7" table:formula="of:=IF([.E7]=&quot;&quot;;&quot;&quot;;IF([.C7]=&quot;Y&quot;;8;0)+IF([.H7]=&quot;Y&quot;;[.I7];7))" office:value-type="float" office:value="7"/>
          </table:previous>
        </table:cell-content-change>
        <table:cell-content-change table:id="ct2286">
          <table:cell-address table:column="9" table:row="6" table:table="0"/>
          <office:change-info>
            <dc:creator>Mike </dc:creator>
            <dc:date>2012-05-20T21:51:39.40</dc:date>
          </office:change-info>
          <table:previous table:id="ct2285">
            <table:change-track-table-cell table:cell-address="Sheet1.J7" table:formula="of:=IF([.L7]=&quot;&quot; or [.F7]=&quot;Y&quot;;&quot;&quot;;IF([.G7]=&quot;Y&quot;;8;0)+IF([.H7]=&quot;Y&quot;;[.I7];7))" office:value-type="string"/>
          </table:previous>
        </table:cell-content-change>
        <table:cell-content-change table:id="ct2287">
          <table:cell-address table:column="9" table:row="7" table:table="0"/>
          <office:change-info>
            <dc:creator>Mike </dc:creator>
            <dc:date>2012-05-20T21:51:49.44</dc:date>
          </office:change-info>
          <table:previous table:id="ct2274">
            <table:change-track-table-cell table:cell-address="Sheet1.J8" table:formula="of:=IF([.E8]=&quot;&quot;;&quot;&quot;;IF([.C8]=&quot;Y&quot;;8;0)+IF([.H8]=&quot;Y&quot;;[.I8];7))" office:value-type="float" office:value="7"/>
          </table:previous>
        </table:cell-content-change>
        <table:cell-content-change table:id="ct2288">
          <table:cell-address table:column="9" table:row="8" table:table="0"/>
          <office:change-info>
            <dc:creator>Mike </dc:creator>
            <dc:date>2012-05-20T21:51:49.44</dc:date>
          </office:change-info>
          <table:previous table:id="ct2275">
            <table:change-track-table-cell table:cell-address="Sheet1.J9" table:formula="of:=IF([.E9]=&quot;&quot;;&quot;&quot;;IF([.C9]=&quot;Y&quot;;8;0)+IF([.H9]=&quot;Y&quot;;[.I9];7))" office:value-type="float" office:value="7"/>
          </table:previous>
        </table:cell-content-change>
        <table:cell-content-change table:id="ct2289">
          <table:cell-address table:column="9" table:row="9" table:table="0"/>
          <office:change-info>
            <dc:creator>Mike </dc:creator>
            <dc:date>2012-05-20T21:51:49.44</dc:date>
          </office:change-info>
          <table:previous table:id="ct2276">
            <table:change-track-table-cell table:cell-address="Sheet1.J10" table:formula="of:=IF([.E10]=&quot;&quot;;&quot;&quot;;IF([.C10]=&quot;Y&quot;;8;0)+IF([.H10]=&quot;Y&quot;;[.I10];7))" office:value-type="float" office:value="7"/>
          </table:previous>
        </table:cell-content-change>
        <table:cell-content-change table:id="ct2290">
          <table:cell-address table:column="9" table:row="10" table:table="0"/>
          <office:change-info>
            <dc:creator>Mike </dc:creator>
            <dc:date>2012-05-20T21:51:49.44</dc:date>
          </office:change-info>
          <table:previous table:id="ct2277">
            <table:change-track-table-cell table:cell-address="Sheet1.J11" table:formula="of:=IF([.E11]=&quot;&quot;;&quot;&quot;;IF([.C11]=&quot;Y&quot;;8;0)+IF([.H11]=&quot;Y&quot;;[.I11];7))" office:value-type="float" office:value="7"/>
          </table:previous>
        </table:cell-content-change>
        <table:cell-content-change table:id="ct2291">
          <table:cell-address table:column="9" table:row="11" table:table="0"/>
          <office:change-info>
            <dc:creator>Mike </dc:creator>
            <dc:date>2012-05-20T21:51:49.44</dc:date>
          </office:change-info>
          <table:previous table:id="ct2278">
            <table:change-track-table-cell table:cell-address="Sheet1.J12" table:formula="of:=IF([.E12]=&quot;&quot;;&quot;&quot;;IF([.C12]=&quot;Y&quot;;8;0)+IF([.H12]=&quot;Y&quot;;[.I12];7))" office:value-type="float" office:value="7"/>
          </table:previous>
        </table:cell-content-change>
        <table:cell-content-change table:id="ct2292">
          <table:cell-address table:column="9" table:row="12" table:table="0"/>
          <office:change-info>
            <dc:creator>Mike </dc:creator>
            <dc:date>2012-05-20T21:51:49.44</dc:date>
          </office:change-info>
          <table:previous table:id="ct2279">
            <table:change-track-table-cell table:cell-address="Sheet1.J13" table:formula="of:=IF([.E13]=&quot;&quot;;&quot;&quot;;IF([.C13]=&quot;Y&quot;;8;0)+IF([.H13]=&quot;Y&quot;;[.I13];7))" office:value-type="float" office:value="7"/>
          </table:previous>
        </table:cell-content-change>
        <table:cell-content-change table:id="ct2293">
          <table:cell-address table:column="9" table:row="13" table:table="0"/>
          <office:change-info>
            <dc:creator>Mike </dc:creator>
            <dc:date>2012-05-20T21:51:49.44</dc:date>
          </office:change-info>
          <table:previous table:id="ct2280">
            <table:change-track-table-cell table:cell-address="Sheet1.J14" table:formula="of:=IF([.E14]=&quot;&quot;;&quot;&quot;;IF([.C14]=&quot;Y&quot;;8;0)+IF([.H14]=&quot;Y&quot;;[.I14];7))" office:value-type="float" office:value="7"/>
          </table:previous>
        </table:cell-content-change>
        <table:cell-content-change table:id="ct2294">
          <table:cell-address table:column="9" table:row="14" table:table="0"/>
          <office:change-info>
            <dc:creator>Mike </dc:creator>
            <dc:date>2012-05-20T21:51:49.44</dc:date>
          </office:change-info>
          <table:previous table:id="ct2281">
            <table:change-track-table-cell table:cell-address="Sheet1.J15" table:formula="of:=IF([.E15]=&quot;&quot;;&quot;&quot;;IF([.C15]=&quot;Y&quot;;8;0)+IF([.H15]=&quot;Y&quot;;[.I15];7))" office:value-type="string"/>
          </table:previous>
        </table:cell-content-change>
        <table:cell-content-change table:id="ct2295">
          <table:cell-address table:column="9" table:row="15" table:table="0"/>
          <office:change-info>
            <dc:creator>Mike </dc:creator>
            <dc:date>2012-05-20T21:51:49.44</dc:date>
          </office:change-info>
          <table:previous table:id="ct2282">
            <table:change-track-table-cell table:cell-address="Sheet1.J16" table:formula="of:=IF([.E16]=&quot;&quot;;&quot;&quot;;IF([.C16]=&quot;Y&quot;;8;0)+IF([.H16]=&quot;Y&quot;;[.I16];7))" office:value-type="string"/>
          </table:previous>
        </table:cell-content-change>
        <table:cell-content-change table:id="ct2296">
          <table:cell-address table:column="9" table:row="16" table:table="0"/>
          <office:change-info>
            <dc:creator>Mike </dc:creator>
            <dc:date>2012-05-20T21:51:49.44</dc:date>
          </office:change-info>
          <table:previous table:id="ct2283">
            <table:change-track-table-cell table:cell-address="Sheet1.J17" table:formula="of:=IF([.E17]=&quot;&quot;;&quot;&quot;;IF([.C17]=&quot;Y&quot;;8;0)+IF([.H17]=&quot;Y&quot;;[.I17];7))" office:value-type="float" office:value="7"/>
          </table:previous>
        </table:cell-content-change>
        <table:cell-content-change table:id="ct2297">
          <table:cell-address table:column="9" table:row="17" table:table="0"/>
          <office:change-info>
            <dc:creator>Mike </dc:creator>
            <dc:date>2012-05-20T21:51:49.44</dc:date>
          </office:change-info>
          <table:previous table:id="ct2284">
            <table:change-track-table-cell table:cell-address="Sheet1.J18" table:formula="of:=IF([.E18]=&quot;&quot;;&quot;&quot;;IF([.C18]=&quot;Y&quot;;8;0)+IF([.H18]=&quot;Y&quot;;[.I18];7))" office:value-type="float" office:value="7"/>
          </table:previous>
        </table:cell-content-change>
        <table:cell-content-change table:id="ct2298">
          <table:cell-address table:column="9" table:row="18" table:table="0"/>
          <office:change-info>
            <dc:creator>Mike </dc:creator>
            <dc:date>2012-05-20T21:52:21.35</dc:date>
          </office:change-info>
          <table:previous>
            <table:change-track-table-cell/>
          </table:previous>
        </table:cell-content-change>
        <table:cell-content-change table:id="ct2299">
          <table:cell-address table:column="9" table:row="19" table:table="0"/>
          <office:change-info>
            <dc:creator>Mike </dc:creator>
            <dc:date>2012-05-20T21:52:21.35</dc:date>
          </office:change-info>
          <table:previous>
            <table:change-track-table-cell/>
          </table:previous>
        </table:cell-content-change>
        <table:cell-content-change table:id="ct2300">
          <table:cell-address table:column="9" table:row="20" table:table="0"/>
          <office:change-info>
            <dc:creator>Mike </dc:creator>
            <dc:date>2012-05-20T21:52:21.35</dc:date>
          </office:change-info>
          <table:previous>
            <table:change-track-table-cell/>
          </table:previous>
        </table:cell-content-change>
        <table:cell-content-change table:id="ct2301">
          <table:cell-address table:column="9" table:row="21" table:table="0"/>
          <office:change-info>
            <dc:creator>Mike </dc:creator>
            <dc:date>2012-05-20T21:52:21.35</dc:date>
          </office:change-info>
          <table:previous>
            <table:change-track-table-cell/>
          </table:previous>
        </table:cell-content-change>
        <table:cell-content-change table:id="ct2302">
          <table:cell-address table:column="9" table:row="22" table:table="0"/>
          <office:change-info>
            <dc:creator>Mike </dc:creator>
            <dc:date>2012-05-20T21:52:21.35</dc:date>
          </office:change-info>
          <table:previous>
            <table:change-track-table-cell/>
          </table:previous>
        </table:cell-content-change>
        <table:cell-content-change table:id="ct2303">
          <table:cell-address table:column="9" table:row="23" table:table="0"/>
          <office:change-info>
            <dc:creator>Mike </dc:creator>
            <dc:date>2012-05-20T21:52:21.35</dc:date>
          </office:change-info>
          <table:previous>
            <table:change-track-table-cell/>
          </table:previous>
        </table:cell-content-change>
        <table:cell-content-change table:id="ct2304">
          <table:cell-address table:column="9" table:row="24" table:table="0"/>
          <office:change-info>
            <dc:creator>Mike </dc:creator>
            <dc:date>2012-05-20T21:52:21.35</dc:date>
          </office:change-info>
          <table:previous>
            <table:change-track-table-cell/>
          </table:previous>
        </table:cell-content-change>
        <table:cell-content-change table:id="ct2305">
          <table:cell-address table:column="9" table:row="25" table:table="0"/>
          <office:change-info>
            <dc:creator>Mike </dc:creator>
            <dc:date>2012-05-20T21:52:21.35</dc:date>
          </office:change-info>
          <table:previous>
            <table:change-track-table-cell/>
          </table:previous>
        </table:cell-content-change>
        <table:cell-content-change table:id="ct2306">
          <table:cell-address table:column="9" table:row="26" table:table="0"/>
          <office:change-info>
            <dc:creator>Mike </dc:creator>
            <dc:date>2012-05-20T21:52:21.35</dc:date>
          </office:change-info>
          <table:previous>
            <table:change-track-table-cell/>
          </table:previous>
        </table:cell-content-change>
        <table:cell-content-change table:id="ct2307">
          <table:cell-address table:column="9" table:row="27" table:table="0"/>
          <office:change-info>
            <dc:creator>Mike </dc:creator>
            <dc:date>2012-05-20T21:52:21.35</dc:date>
          </office:change-info>
          <table:previous>
            <table:change-track-table-cell/>
          </table:previous>
        </table:cell-content-change>
        <table:cell-content-change table:id="ct2308">
          <table:cell-address table:column="9" table:row="28" table:table="0"/>
          <office:change-info>
            <dc:creator>Mike </dc:creator>
            <dc:date>2012-05-20T21:52:21.35</dc:date>
          </office:change-info>
          <table:previous>
            <table:change-track-table-cell/>
          </table:previous>
        </table:cell-content-change>
        <table:cell-content-change table:id="ct2309">
          <table:cell-address table:column="9" table:row="29" table:table="0"/>
          <office:change-info>
            <dc:creator>Mike </dc:creator>
            <dc:date>2012-05-20T21:52:21.35</dc:date>
          </office:change-info>
          <table:previous>
            <table:change-track-table-cell/>
          </table:previous>
        </table:cell-content-change>
        <table:cell-content-change table:id="ct2310">
          <table:cell-address table:column="9" table:row="30" table:table="0"/>
          <office:change-info>
            <dc:creator>Mike </dc:creator>
            <dc:date>2012-05-20T21:52:21.35</dc:date>
          </office:change-info>
          <table:previous>
            <table:change-track-table-cell/>
          </table:previous>
        </table:cell-content-change>
        <table:cell-content-change table:id="ct2311">
          <table:cell-address table:column="9" table:row="31" table:table="0"/>
          <office:change-info>
            <dc:creator>Mike </dc:creator>
            <dc:date>2012-05-20T21:52:21.35</dc:date>
          </office:change-info>
          <table:previous>
            <table:change-track-table-cell/>
          </table:previous>
        </table:cell-content-change>
        <table:cell-content-change table:id="ct2312">
          <table:cell-address table:column="9" table:row="32" table:table="0"/>
          <office:change-info>
            <dc:creator>Mike </dc:creator>
            <dc:date>2012-05-20T21:52:21.35</dc:date>
          </office:change-info>
          <table:previous>
            <table:change-track-table-cell/>
          </table:previous>
        </table:cell-content-change>
        <table:cell-content-change table:id="ct2313">
          <table:cell-address table:column="9" table:row="33" table:table="0"/>
          <office:change-info>
            <dc:creator>Mike </dc:creator>
            <dc:date>2012-05-20T21:52:21.35</dc:date>
          </office:change-info>
          <table:previous>
            <table:change-track-table-cell/>
          </table:previous>
        </table:cell-content-change>
        <table:cell-content-change table:id="ct2314">
          <table:cell-address table:column="9" table:row="34" table:table="0"/>
          <office:change-info>
            <dc:creator>Mike </dc:creator>
            <dc:date>2012-05-20T21:52:21.35</dc:date>
          </office:change-info>
          <table:previous>
            <table:change-track-table-cell/>
          </table:previous>
        </table:cell-content-change>
        <table:cell-content-change table:id="ct2315">
          <table:cell-address table:column="9" table:row="35" table:table="0"/>
          <office:change-info>
            <dc:creator>Mike </dc:creator>
            <dc:date>2012-05-20T21:52:21.35</dc:date>
          </office:change-info>
          <table:previous>
            <table:change-track-table-cell/>
          </table:previous>
        </table:cell-content-change>
        <table:cell-content-change table:id="ct2316">
          <table:cell-address table:column="9" table:row="36" table:table="0"/>
          <office:change-info>
            <dc:creator>Mike </dc:creator>
            <dc:date>2012-05-20T21:52:21.35</dc:date>
          </office:change-info>
          <table:previous>
            <table:change-track-table-cell/>
          </table:previous>
        </table:cell-content-change>
        <table:cell-content-change table:id="ct2317">
          <table:cell-address table:column="9" table:row="37" table:table="0"/>
          <office:change-info>
            <dc:creator>Mike </dc:creator>
            <dc:date>2012-05-20T21:52:21.35</dc:date>
          </office:change-info>
          <table:previous>
            <table:change-track-table-cell/>
          </table:previous>
        </table:cell-content-change>
        <table:cell-content-change table:id="ct2318">
          <table:cell-address table:column="9" table:row="38" table:table="0"/>
          <office:change-info>
            <dc:creator>Mike </dc:creator>
            <dc:date>2012-05-20T21:52:21.35</dc:date>
          </office:change-info>
          <table:previous>
            <table:change-track-table-cell/>
          </table:previous>
        </table:cell-content-change>
        <table:cell-content-change table:id="ct2319">
          <table:cell-address table:column="9" table:row="39" table:table="0"/>
          <office:change-info>
            <dc:creator>Mike </dc:creator>
            <dc:date>2012-05-20T21:52:21.35</dc:date>
          </office:change-info>
          <table:previous>
            <table:change-track-table-cell/>
          </table:previous>
        </table:cell-content-change>
        <table:cell-content-change table:id="ct2320">
          <table:cell-address table:column="9" table:row="40" table:table="0"/>
          <office:change-info>
            <dc:creator>Mike </dc:creator>
            <dc:date>2012-05-20T21:52:21.35</dc:date>
          </office:change-info>
          <table:previous>
            <table:change-track-table-cell/>
          </table:previous>
        </table:cell-content-change>
        <table:cell-content-change table:id="ct2321">
          <table:cell-address table:column="9" table:row="41" table:table="0"/>
          <office:change-info>
            <dc:creator>Mike </dc:creator>
            <dc:date>2012-05-20T21:52:21.35</dc:date>
          </office:change-info>
          <table:previous>
            <table:change-track-table-cell/>
          </table:previous>
        </table:cell-content-change>
        <table:cell-content-change table:id="ct2322">
          <table:cell-address table:column="9" table:row="42" table:table="0"/>
          <office:change-info>
            <dc:creator>Mike </dc:creator>
            <dc:date>2012-05-20T21:52:21.35</dc:date>
          </office:change-info>
          <table:previous>
            <table:change-track-table-cell/>
          </table:previous>
        </table:cell-content-change>
        <table:cell-content-change table:id="ct2323">
          <table:cell-address table:column="9" table:row="43" table:table="0"/>
          <office:change-info>
            <dc:creator>Mike </dc:creator>
            <dc:date>2012-05-20T21:52:21.35</dc:date>
          </office:change-info>
          <table:previous>
            <table:change-track-table-cell/>
          </table:previous>
        </table:cell-content-change>
        <table:cell-content-change table:id="ct2324">
          <table:cell-address table:column="9" table:row="44" table:table="0"/>
          <office:change-info>
            <dc:creator>Mike </dc:creator>
            <dc:date>2012-05-20T21:52:21.35</dc:date>
          </office:change-info>
          <table:previous>
            <table:change-track-table-cell/>
          </table:previous>
        </table:cell-content-change>
        <table:cell-content-change table:id="ct2325">
          <table:cell-address table:column="9" table:row="45" table:table="0"/>
          <office:change-info>
            <dc:creator>Mike </dc:creator>
            <dc:date>2012-05-20T21:52:21.35</dc:date>
          </office:change-info>
          <table:previous>
            <table:change-track-table-cell/>
          </table:previous>
        </table:cell-content-change>
        <table:cell-content-change table:id="ct2326">
          <table:cell-address table:column="9" table:row="46" table:table="0"/>
          <office:change-info>
            <dc:creator>Mike </dc:creator>
            <dc:date>2012-05-20T21:52:21.35</dc:date>
          </office:change-info>
          <table:previous>
            <table:change-track-table-cell/>
          </table:previous>
        </table:cell-content-change>
        <table:cell-content-change table:id="ct2327">
          <table:cell-address table:column="9" table:row="47" table:table="0"/>
          <office:change-info>
            <dc:creator>Mike </dc:creator>
            <dc:date>2012-05-20T21:52:21.35</dc:date>
          </office:change-info>
          <table:previous>
            <table:change-track-table-cell/>
          </table:previous>
        </table:cell-content-change>
        <table:cell-content-change table:id="ct2328">
          <table:cell-address table:column="9" table:row="48" table:table="0"/>
          <office:change-info>
            <dc:creator>Mike </dc:creator>
            <dc:date>2012-05-20T21:52:21.35</dc:date>
          </office:change-info>
          <table:previous>
            <table:change-track-table-cell/>
          </table:previous>
        </table:cell-content-change>
        <table:cell-content-change table:id="ct2329">
          <table:cell-address table:column="9" table:row="49" table:table="0"/>
          <office:change-info>
            <dc:creator>Mike </dc:creator>
            <dc:date>2012-05-20T21:52:21.35</dc:date>
          </office:change-info>
          <table:previous>
            <table:change-track-table-cell/>
          </table:previous>
        </table:cell-content-change>
        <table:cell-content-change table:id="ct2330">
          <table:cell-address table:column="9" table:row="50" table:table="0"/>
          <office:change-info>
            <dc:creator>Mike </dc:creator>
            <dc:date>2012-05-20T21:52:21.35</dc:date>
          </office:change-info>
          <table:previous>
            <table:change-track-table-cell/>
          </table:previous>
        </table:cell-content-change>
        <table:cell-content-change table:id="ct2331">
          <table:cell-address table:column="9" table:row="51" table:table="0"/>
          <office:change-info>
            <dc:creator>Mike </dc:creator>
            <dc:date>2012-05-20T21:52:21.35</dc:date>
          </office:change-info>
          <table:previous>
            <table:change-track-table-cell/>
          </table:previous>
        </table:cell-content-change>
        <table:cell-content-change table:id="ct2332">
          <table:cell-address table:column="9" table:row="52" table:table="0"/>
          <office:change-info>
            <dc:creator>Mike </dc:creator>
            <dc:date>2012-05-20T21:52:21.35</dc:date>
          </office:change-info>
          <table:previous>
            <table:change-track-table-cell/>
          </table:previous>
        </table:cell-content-change>
        <table:cell-content-change table:id="ct2333">
          <table:cell-address table:column="9" table:row="53" table:table="0"/>
          <office:change-info>
            <dc:creator>Mike </dc:creator>
            <dc:date>2012-05-20T21:52:21.35</dc:date>
          </office:change-info>
          <table:previous>
            <table:change-track-table-cell/>
          </table:previous>
        </table:cell-content-change>
        <table:cell-content-change table:id="ct2334">
          <table:cell-address table:column="9" table:row="54" table:table="0"/>
          <office:change-info>
            <dc:creator>Mike </dc:creator>
            <dc:date>2012-05-20T21:52:21.35</dc:date>
          </office:change-info>
          <table:previous>
            <table:change-track-table-cell/>
          </table:previous>
        </table:cell-content-change>
        <table:cell-content-change table:id="ct2335">
          <table:cell-address table:column="9" table:row="6" table:table="0"/>
          <office:change-info>
            <dc:creator>Mike </dc:creator>
            <dc:date>2012-05-20T21:52:52.70</dc:date>
          </office:change-info>
          <table:previous table:id="ct2286">
            <table:change-track-table-cell table:cell-address="Sheet1.J7" table:formula="of:=IF(OR([.E7]=&quot;&quot;;[.B7]=&quot;Y&quot;);&quot;&quot;;IF([.C7]=&quot;Y&quot;;8;0)+IF([.H7]=&quot;Y&quot;;[.I7];7))" office:value-type="float" office:value="7"/>
          </table:previous>
        </table:cell-content-change>
        <table:cell-content-change table:id="ct2336">
          <table:cell-address table:column="9" table:row="6" table:table="0"/>
          <office:change-info>
            <dc:creator>Mike </dc:creator>
            <dc:date>2012-05-20T21:53:01.19</dc:date>
          </office:change-info>
          <table:previous table:id="ct2335">
            <table:change-track-table-cell table:cell-address="Sheet1.J7" table:formula="of:=IF(OR([.E7]=&quot;&quot;;[.B7]=&quot;Y&quot;);&quot;&quot;;(DEC2HEX(IF([.C7]=&quot;Y&quot;;8;0)+IF([.H7]=&quot;Y&quot;;[.I7];7);2)))" office:value-type="string">
              <text:p>07</text:p>
            </table:change-track-table-cell>
          </table:previous>
        </table:cell-content-change>
        <table:cell-content-change table:id="ct2337">
          <table:cell-address table:column="9" table:row="7" table:table="0"/>
          <office:change-info>
            <dc:creator>Mike </dc:creator>
            <dc:date>2012-05-20T21:53:07.55</dc:date>
          </office:change-info>
          <table:previous table:id="ct2287">
            <table:change-track-table-cell table:cell-address="Sheet1.J8" table:formula="of:=IF(OR([.E8]=&quot;&quot;;[.B8]=&quot;Y&quot;);&quot;&quot;;IF([.C8]=&quot;Y&quot;;8;0)+IF([.H8]=&quot;Y&quot;;[.I8];7))" office:value-type="float" office:value="7"/>
          </table:previous>
        </table:cell-content-change>
        <table:cell-content-change table:id="ct2338">
          <table:cell-address table:column="9" table:row="8" table:table="0"/>
          <office:change-info>
            <dc:creator>Mike </dc:creator>
            <dc:date>2012-05-20T21:53:07.55</dc:date>
          </office:change-info>
          <table:previous table:id="ct2288">
            <table:change-track-table-cell table:cell-address="Sheet1.J9" table:formula="of:=IF(OR([.E9]=&quot;&quot;;[.B9]=&quot;Y&quot;);&quot;&quot;;IF([.C9]=&quot;Y&quot;;8;0)+IF([.H9]=&quot;Y&quot;;[.I9];7))" office:value-type="float" office:value="7"/>
          </table:previous>
        </table:cell-content-change>
        <table:cell-content-change table:id="ct2339">
          <table:cell-address table:column="9" table:row="9" table:table="0"/>
          <office:change-info>
            <dc:creator>Mike </dc:creator>
            <dc:date>2012-05-20T21:53:07.55</dc:date>
          </office:change-info>
          <table:previous table:id="ct2289">
            <table:change-track-table-cell table:cell-address="Sheet1.J10" table:formula="of:=IF(OR([.E10]=&quot;&quot;;[.B10]=&quot;Y&quot;);&quot;&quot;;IF([.C10]=&quot;Y&quot;;8;0)+IF([.H10]=&quot;Y&quot;;[.I10];7))" office:value-type="string"/>
          </table:previous>
        </table:cell-content-change>
        <table:cell-content-change table:id="ct2340">
          <table:cell-address table:column="9" table:row="10" table:table="0"/>
          <office:change-info>
            <dc:creator>Mike </dc:creator>
            <dc:date>2012-05-20T21:53:07.55</dc:date>
          </office:change-info>
          <table:previous table:id="ct2290">
            <table:change-track-table-cell table:cell-address="Sheet1.J11" table:formula="of:=IF(OR([.E11]=&quot;&quot;;[.B11]=&quot;Y&quot;);&quot;&quot;;IF([.C11]=&quot;Y&quot;;8;0)+IF([.H11]=&quot;Y&quot;;[.I11];7))" office:value-type="float" office:value="7"/>
          </table:previous>
        </table:cell-content-change>
        <table:cell-content-change table:id="ct2341">
          <table:cell-address table:column="9" table:row="11" table:table="0"/>
          <office:change-info>
            <dc:creator>Mike </dc:creator>
            <dc:date>2012-05-20T21:53:07.55</dc:date>
          </office:change-info>
          <table:previous table:id="ct2291">
            <table:change-track-table-cell table:cell-address="Sheet1.J12" table:formula="of:=IF(OR([.E12]=&quot;&quot;;[.B12]=&quot;Y&quot;);&quot;&quot;;IF([.C12]=&quot;Y&quot;;8;0)+IF([.H12]=&quot;Y&quot;;[.I12];7))" office:value-type="float" office:value="7"/>
          </table:previous>
        </table:cell-content-change>
        <table:cell-content-change table:id="ct2342">
          <table:cell-address table:column="9" table:row="12" table:table="0"/>
          <office:change-info>
            <dc:creator>Mike </dc:creator>
            <dc:date>2012-05-20T21:53:07.55</dc:date>
          </office:change-info>
          <table:previous table:id="ct2292">
            <table:change-track-table-cell table:cell-address="Sheet1.J13" table:formula="of:=IF(OR([.E13]=&quot;&quot;;[.B13]=&quot;Y&quot;);&quot;&quot;;IF([.C13]=&quot;Y&quot;;8;0)+IF([.H13]=&quot;Y&quot;;[.I13];7))" office:value-type="string"/>
          </table:previous>
        </table:cell-content-change>
        <table:cell-content-change table:id="ct2343">
          <table:cell-address table:column="9" table:row="13" table:table="0"/>
          <office:change-info>
            <dc:creator>Mike </dc:creator>
            <dc:date>2012-05-20T21:53:07.55</dc:date>
          </office:change-info>
          <table:previous table:id="ct2293">
            <table:change-track-table-cell table:cell-address="Sheet1.J14" table:formula="of:=IF(OR([.E14]=&quot;&quot;;[.B14]=&quot;Y&quot;);&quot;&quot;;IF([.C14]=&quot;Y&quot;;8;0)+IF([.H14]=&quot;Y&quot;;[.I14];7))" office:value-type="string"/>
          </table:previous>
        </table:cell-content-change>
        <table:cell-content-change table:id="ct2344">
          <table:cell-address table:column="9" table:row="14" table:table="0"/>
          <office:change-info>
            <dc:creator>Mike </dc:creator>
            <dc:date>2012-05-20T21:53:07.55</dc:date>
          </office:change-info>
          <table:previous table:id="ct2294">
            <table:change-track-table-cell table:cell-address="Sheet1.J15" table:formula="of:=IF(OR([.E15]=&quot;&quot;;[.B15]=&quot;Y&quot;);&quot;&quot;;IF([.C15]=&quot;Y&quot;;8;0)+IF([.H15]=&quot;Y&quot;;[.I15];7))" office:value-type="string"/>
          </table:previous>
        </table:cell-content-change>
        <table:cell-content-change table:id="ct2345">
          <table:cell-address table:column="9" table:row="15" table:table="0"/>
          <office:change-info>
            <dc:creator>Mike </dc:creator>
            <dc:date>2012-05-20T21:53:07.55</dc:date>
          </office:change-info>
          <table:previous table:id="ct2295">
            <table:change-track-table-cell table:cell-address="Sheet1.J16" table:formula="of:=IF(OR([.E16]=&quot;&quot;;[.B16]=&quot;Y&quot;);&quot;&quot;;IF([.C16]=&quot;Y&quot;;8;0)+IF([.H16]=&quot;Y&quot;;[.I16];7))" office:value-type="string"/>
          </table:previous>
        </table:cell-content-change>
        <table:cell-content-change table:id="ct2346">
          <table:cell-address table:column="9" table:row="16" table:table="0"/>
          <office:change-info>
            <dc:creator>Mike </dc:creator>
            <dc:date>2012-05-20T21:53:07.55</dc:date>
          </office:change-info>
          <table:previous table:id="ct2296">
            <table:change-track-table-cell table:cell-address="Sheet1.J17" table:formula="of:=IF(OR([.E17]=&quot;&quot;;[.B17]=&quot;Y&quot;);&quot;&quot;;IF([.C17]=&quot;Y&quot;;8;0)+IF([.H17]=&quot;Y&quot;;[.I17];7))" office:value-type="string"/>
          </table:previous>
        </table:cell-content-change>
        <table:cell-content-change table:id="ct2347">
          <table:cell-address table:column="9" table:row="17" table:table="0"/>
          <office:change-info>
            <dc:creator>Mike </dc:creator>
            <dc:date>2012-05-20T21:53:07.55</dc:date>
          </office:change-info>
          <table:previous table:id="ct2297">
            <table:change-track-table-cell table:cell-address="Sheet1.J18" table:formula="of:=IF(OR([.E18]=&quot;&quot;;[.B18]=&quot;Y&quot;);&quot;&quot;;IF([.C18]=&quot;Y&quot;;8;0)+IF([.H18]=&quot;Y&quot;;[.I18];7))" office:value-type="string"/>
          </table:previous>
        </table:cell-content-change>
        <table:cell-content-change table:id="ct2348">
          <table:cell-address table:column="9" table:row="18" table:table="0"/>
          <office:change-info>
            <dc:creator>Mike </dc:creator>
            <dc:date>2012-05-20T21:53:07.55</dc:date>
          </office:change-info>
          <table:previous table:id="ct2298">
            <table:change-track-table-cell table:cell-address="Sheet1.J19" table:formula="of:=IF(OR([.E19]=&quot;&quot;;[.B19]=&quot;Y&quot;);&quot;&quot;;IF([.C19]=&quot;Y&quot;;8;0)+IF([.H19]=&quot;Y&quot;;[.I19];7))" office:value-type="string"/>
          </table:previous>
        </table:cell-content-change>
        <table:cell-content-change table:id="ct2349">
          <table:cell-address table:column="9" table:row="19" table:table="0"/>
          <office:change-info>
            <dc:creator>Mike </dc:creator>
            <dc:date>2012-05-20T21:53:07.55</dc:date>
          </office:change-info>
          <table:previous table:id="ct2299">
            <table:change-track-table-cell table:cell-address="Sheet1.J20" table:formula="of:=IF(OR([.E20]=&quot;&quot;;[.B20]=&quot;Y&quot;);&quot;&quot;;IF([.C20]=&quot;Y&quot;;8;0)+IF([.H20]=&quot;Y&quot;;[.I20];7))" office:value-type="string"/>
          </table:previous>
        </table:cell-content-change>
        <table:cell-content-change table:id="ct2350">
          <table:cell-address table:column="9" table:row="20" table:table="0"/>
          <office:change-info>
            <dc:creator>Mike </dc:creator>
            <dc:date>2012-05-20T21:53:07.55</dc:date>
          </office:change-info>
          <table:previous table:id="ct2300">
            <table:change-track-table-cell table:cell-address="Sheet1.J21" table:formula="of:=IF(OR([.E21]=&quot;&quot;;[.B21]=&quot;Y&quot;);&quot;&quot;;IF([.C21]=&quot;Y&quot;;8;0)+IF([.H21]=&quot;Y&quot;;[.I21];7))" office:value-type="float" office:value="15"/>
          </table:previous>
        </table:cell-content-change>
        <table:cell-content-change table:id="ct2351">
          <table:cell-address table:column="9" table:row="21" table:table="0"/>
          <office:change-info>
            <dc:creator>Mike </dc:creator>
            <dc:date>2012-05-20T21:53:07.55</dc:date>
          </office:change-info>
          <table:previous table:id="ct2301">
            <table:change-track-table-cell table:cell-address="Sheet1.J22" table:formula="of:=IF(OR([.E22]=&quot;&quot;;[.B22]=&quot;Y&quot;);&quot;&quot;;IF([.C22]=&quot;Y&quot;;8;0)+IF([.H22]=&quot;Y&quot;;[.I22];7))" office:value-type="float" office:value="15"/>
          </table:previous>
        </table:cell-content-change>
        <table:cell-content-change table:id="ct2352">
          <table:cell-address table:column="9" table:row="22" table:table="0"/>
          <office:change-info>
            <dc:creator>Mike </dc:creator>
            <dc:date>2012-05-20T21:53:07.55</dc:date>
          </office:change-info>
          <table:previous table:id="ct2302">
            <table:change-track-table-cell table:cell-address="Sheet1.J23" table:formula="of:=IF(OR([.E23]=&quot;&quot;;[.B23]=&quot;Y&quot;);&quot;&quot;;IF([.C23]=&quot;Y&quot;;8;0)+IF([.H23]=&quot;Y&quot;;[.I23];7))" office:value-type="float" office:value="11"/>
          </table:previous>
        </table:cell-content-change>
        <table:cell-content-change table:id="ct2353">
          <table:cell-address table:column="9" table:row="23" table:table="0"/>
          <office:change-info>
            <dc:creator>Mike </dc:creator>
            <dc:date>2012-05-20T21:53:07.55</dc:date>
          </office:change-info>
          <table:previous table:id="ct2303">
            <table:change-track-table-cell table:cell-address="Sheet1.J24" table:formula="of:=IF(OR([.E24]=&quot;&quot;;[.B24]=&quot;Y&quot;);&quot;&quot;;IF([.C24]=&quot;Y&quot;;8;0)+IF([.H24]=&quot;Y&quot;;[.I24];7))" office:value-type="float" office:value="15"/>
          </table:previous>
        </table:cell-content-change>
        <table:cell-content-change table:id="ct2354">
          <table:cell-address table:column="9" table:row="24" table:table="0"/>
          <office:change-info>
            <dc:creator>Mike </dc:creator>
            <dc:date>2012-05-20T21:53:07.55</dc:date>
          </office:change-info>
          <table:previous table:id="ct2304">
            <table:change-track-table-cell table:cell-address="Sheet1.J25" table:formula="of:=IF(OR([.E25]=&quot;&quot;;[.B25]=&quot;Y&quot;);&quot;&quot;;IF([.C25]=&quot;Y&quot;;8;0)+IF([.H25]=&quot;Y&quot;;[.I25];7))" office:value-type="float" office:value="15"/>
          </table:previous>
        </table:cell-content-change>
        <table:cell-content-change table:id="ct2355">
          <table:cell-address table:column="9" table:row="25" table:table="0"/>
          <office:change-info>
            <dc:creator>Mike </dc:creator>
            <dc:date>2012-05-20T21:53:07.55</dc:date>
          </office:change-info>
          <table:previous table:id="ct2305">
            <table:change-track-table-cell table:cell-address="Sheet1.J26" table:formula="of:=IF(OR([.E26]=&quot;&quot;;[.B26]=&quot;Y&quot;);&quot;&quot;;IF([.C26]=&quot;Y&quot;;8;0)+IF([.H26]=&quot;Y&quot;;[.I26];7))" office:value-type="float" office:value="11"/>
          </table:previous>
        </table:cell-content-change>
        <table:cell-content-change table:id="ct2356">
          <table:cell-address table:column="9" table:row="26" table:table="0"/>
          <office:change-info>
            <dc:creator>Mike </dc:creator>
            <dc:date>2012-05-20T21:53:07.55</dc:date>
          </office:change-info>
          <table:previous table:id="ct2306">
            <table:change-track-table-cell table:cell-address="Sheet1.J27" table:formula="of:=IF(OR([.E27]=&quot;&quot;;[.B27]=&quot;Y&quot;);&quot;&quot;;IF([.C27]=&quot;Y&quot;;8;0)+IF([.H27]=&quot;Y&quot;;[.I27];7))" office:value-type="string"/>
          </table:previous>
        </table:cell-content-change>
        <table:cell-content-change table:id="ct2357">
          <table:cell-address table:column="9" table:row="27" table:table="0"/>
          <office:change-info>
            <dc:creator>Mike </dc:creator>
            <dc:date>2012-05-20T21:53:07.55</dc:date>
          </office:change-info>
          <table:previous table:id="ct2307">
            <table:change-track-table-cell table:cell-address="Sheet1.J28" table:formula="of:=IF(OR([.E28]=&quot;&quot;;[.B28]=&quot;Y&quot;);&quot;&quot;;IF([.C28]=&quot;Y&quot;;8;0)+IF([.H28]=&quot;Y&quot;;[.I28];7))" office:value-type="float" office:value="7"/>
          </table:previous>
        </table:cell-content-change>
        <table:cell-content-change table:id="ct2358">
          <table:cell-address table:column="9" table:row="28" table:table="0"/>
          <office:change-info>
            <dc:creator>Mike </dc:creator>
            <dc:date>2012-05-20T21:53:07.55</dc:date>
          </office:change-info>
          <table:previous table:id="ct2308">
            <table:change-track-table-cell table:cell-address="Sheet1.J29" table:formula="of:=IF(OR([.E29]=&quot;&quot;;[.B29]=&quot;Y&quot;);&quot;&quot;;IF([.C29]=&quot;Y&quot;;8;0)+IF([.H29]=&quot;Y&quot;;[.I29];7))" office:value-type="float" office:value="15"/>
          </table:previous>
        </table:cell-content-change>
        <table:cell-content-change table:id="ct2359">
          <table:cell-address table:column="9" table:row="29" table:table="0"/>
          <office:change-info>
            <dc:creator>Mike </dc:creator>
            <dc:date>2012-05-20T21:53:07.55</dc:date>
          </office:change-info>
          <table:previous table:id="ct2309">
            <table:change-track-table-cell table:cell-address="Sheet1.J30" table:formula="of:=IF(OR([.E30]=&quot;&quot;;[.B30]=&quot;Y&quot;);&quot;&quot;;IF([.C30]=&quot;Y&quot;;8;0)+IF([.H30]=&quot;Y&quot;;[.I30];7))" office:value-type="float" office:value="15"/>
          </table:previous>
        </table:cell-content-change>
        <table:cell-content-change table:id="ct2360">
          <table:cell-address table:column="9" table:row="30" table:table="0"/>
          <office:change-info>
            <dc:creator>Mike </dc:creator>
            <dc:date>2012-05-20T21:53:07.55</dc:date>
          </office:change-info>
          <table:previous table:id="ct2310">
            <table:change-track-table-cell table:cell-address="Sheet1.J31" table:formula="of:=IF(OR([.E31]=&quot;&quot;;[.B31]=&quot;Y&quot;);&quot;&quot;;IF([.C31]=&quot;Y&quot;;8;0)+IF([.H31]=&quot;Y&quot;;[.I31];7))" office:value-type="string"/>
          </table:previous>
        </table:cell-content-change>
        <table:cell-content-change table:id="ct2361">
          <table:cell-address table:column="9" table:row="31" table:table="0"/>
          <office:change-info>
            <dc:creator>Mike </dc:creator>
            <dc:date>2012-05-20T21:53:07.55</dc:date>
          </office:change-info>
          <table:previous table:id="ct2311">
            <table:change-track-table-cell table:cell-address="Sheet1.J32" table:formula="of:=IF(OR([.E32]=&quot;&quot;;[.B32]=&quot;Y&quot;);&quot;&quot;;IF([.C32]=&quot;Y&quot;;8;0)+IF([.H32]=&quot;Y&quot;;[.I32];7))" office:value-type="string"/>
          </table:previous>
        </table:cell-content-change>
        <table:cell-content-change table:id="ct2362">
          <table:cell-address table:column="9" table:row="32" table:table="0"/>
          <office:change-info>
            <dc:creator>Mike </dc:creator>
            <dc:date>2012-05-20T21:53:07.55</dc:date>
          </office:change-info>
          <table:previous table:id="ct2312">
            <table:change-track-table-cell table:cell-address="Sheet1.J33" table:formula="of:=IF(OR([.E33]=&quot;&quot;;[.B33]=&quot;Y&quot;);&quot;&quot;;IF([.C33]=&quot;Y&quot;;8;0)+IF([.H33]=&quot;Y&quot;;[.I33];7))" office:value-type="float" office:value="7"/>
          </table:previous>
        </table:cell-content-change>
        <table:cell-content-change table:id="ct2363">
          <table:cell-address table:column="9" table:row="33" table:table="0"/>
          <office:change-info>
            <dc:creator>Mike </dc:creator>
            <dc:date>2012-05-20T21:53:07.55</dc:date>
          </office:change-info>
          <table:previous table:id="ct2313">
            <table:change-track-table-cell table:cell-address="Sheet1.J34" table:formula="of:=IF(OR([.E34]=&quot;&quot;;[.B34]=&quot;Y&quot;);&quot;&quot;;IF([.C34]=&quot;Y&quot;;8;0)+IF([.H34]=&quot;Y&quot;;[.I34];7))" office:value-type="string"/>
          </table:previous>
        </table:cell-content-change>
        <table:cell-content-change table:id="ct2364">
          <table:cell-address table:column="9" table:row="34" table:table="0"/>
          <office:change-info>
            <dc:creator>Mike </dc:creator>
            <dc:date>2012-05-20T21:53:07.55</dc:date>
          </office:change-info>
          <table:previous table:id="ct2314">
            <table:change-track-table-cell table:cell-address="Sheet1.J35" table:formula="of:=IF(OR([.E35]=&quot;&quot;;[.B35]=&quot;Y&quot;);&quot;&quot;;IF([.C35]=&quot;Y&quot;;8;0)+IF([.H35]=&quot;Y&quot;;[.I35];7))" office:value-type="string"/>
          </table:previous>
        </table:cell-content-change>
        <table:cell-content-change table:id="ct2365">
          <table:cell-address table:column="9" table:row="35" table:table="0"/>
          <office:change-info>
            <dc:creator>Mike </dc:creator>
            <dc:date>2012-05-20T21:53:07.55</dc:date>
          </office:change-info>
          <table:previous table:id="ct2315">
            <table:change-track-table-cell table:cell-address="Sheet1.J36" table:formula="of:=IF(OR([.E36]=&quot;&quot;;[.B36]=&quot;Y&quot;);&quot;&quot;;IF([.C36]=&quot;Y&quot;;8;0)+IF([.H36]=&quot;Y&quot;;[.I36];7))" office:value-type="string"/>
          </table:previous>
        </table:cell-content-change>
        <table:cell-content-change table:id="ct2366">
          <table:cell-address table:column="9" table:row="36" table:table="0"/>
          <office:change-info>
            <dc:creator>Mike </dc:creator>
            <dc:date>2012-05-20T21:53:07.55</dc:date>
          </office:change-info>
          <table:previous table:id="ct2316">
            <table:change-track-table-cell table:cell-address="Sheet1.J37" table:formula="of:=IF(OR([.E37]=&quot;&quot;;[.B37]=&quot;Y&quot;);&quot;&quot;;IF([.C37]=&quot;Y&quot;;8;0)+IF([.H37]=&quot;Y&quot;;[.I37];7))" office:value-type="string"/>
          </table:previous>
        </table:cell-content-change>
        <table:cell-content-change table:id="ct2367">
          <table:cell-address table:column="9" table:row="37" table:table="0"/>
          <office:change-info>
            <dc:creator>Mike </dc:creator>
            <dc:date>2012-05-20T21:53:07.55</dc:date>
          </office:change-info>
          <table:previous table:id="ct2317">
            <table:change-track-table-cell table:cell-address="Sheet1.J38" table:formula="of:=IF(OR([.E38]=&quot;&quot;;[.B38]=&quot;Y&quot;);&quot;&quot;;IF([.C38]=&quot;Y&quot;;8;0)+IF([.H38]=&quot;Y&quot;;[.I38];7))" office:value-type="string"/>
          </table:previous>
        </table:cell-content-change>
        <table:cell-content-change table:id="ct2368">
          <table:cell-address table:column="9" table:row="38" table:table="0"/>
          <office:change-info>
            <dc:creator>Mike </dc:creator>
            <dc:date>2012-05-20T21:53:07.55</dc:date>
          </office:change-info>
          <table:previous table:id="ct2318">
            <table:change-track-table-cell table:cell-address="Sheet1.J39" table:formula="of:=IF(OR([.E39]=&quot;&quot;;[.B39]=&quot;Y&quot;);&quot;&quot;;IF([.C39]=&quot;Y&quot;;8;0)+IF([.H39]=&quot;Y&quot;;[.I39];7))" office:value-type="string"/>
          </table:previous>
        </table:cell-content-change>
        <table:cell-content-change table:id="ct2369">
          <table:cell-address table:column="9" table:row="39" table:table="0"/>
          <office:change-info>
            <dc:creator>Mike </dc:creator>
            <dc:date>2012-05-20T21:53:07.55</dc:date>
          </office:change-info>
          <table:previous table:id="ct2319">
            <table:change-track-table-cell table:cell-address="Sheet1.J40" table:formula="of:=IF(OR([.E40]=&quot;&quot;;[.B40]=&quot;Y&quot;);&quot;&quot;;IF([.C40]=&quot;Y&quot;;8;0)+IF([.H40]=&quot;Y&quot;;[.I40];7))" office:value-type="string"/>
          </table:previous>
        </table:cell-content-change>
        <table:cell-content-change table:id="ct2370">
          <table:cell-address table:column="9" table:row="40" table:table="0"/>
          <office:change-info>
            <dc:creator>Mike </dc:creator>
            <dc:date>2012-05-20T21:53:07.55</dc:date>
          </office:change-info>
          <table:previous table:id="ct2320">
            <table:change-track-table-cell table:cell-address="Sheet1.J41" table:formula="of:=IF(OR([.E41]=&quot;&quot;;[.B41]=&quot;Y&quot;);&quot;&quot;;IF([.C41]=&quot;Y&quot;;8;0)+IF([.H41]=&quot;Y&quot;;[.I41];7))" office:value-type="string"/>
          </table:previous>
        </table:cell-content-change>
        <table:cell-content-change table:id="ct2371">
          <table:cell-address table:column="9" table:row="41" table:table="0"/>
          <office:change-info>
            <dc:creator>Mike </dc:creator>
            <dc:date>2012-05-20T21:53:07.55</dc:date>
          </office:change-info>
          <table:previous table:id="ct2321">
            <table:change-track-table-cell table:cell-address="Sheet1.J42" table:formula="of:=IF(OR([.E42]=&quot;&quot;;[.B42]=&quot;Y&quot;);&quot;&quot;;IF([.C42]=&quot;Y&quot;;8;0)+IF([.H42]=&quot;Y&quot;;[.I42];7))" office:value-type="string"/>
          </table:previous>
        </table:cell-content-change>
        <table:cell-content-change table:id="ct2372">
          <table:cell-address table:column="9" table:row="42" table:table="0"/>
          <office:change-info>
            <dc:creator>Mike </dc:creator>
            <dc:date>2012-05-20T21:53:07.55</dc:date>
          </office:change-info>
          <table:previous table:id="ct2322">
            <table:change-track-table-cell table:cell-address="Sheet1.J43" table:formula="of:=IF(OR([.E43]=&quot;&quot;;[.B43]=&quot;Y&quot;);&quot;&quot;;IF([.C43]=&quot;Y&quot;;8;0)+IF([.H43]=&quot;Y&quot;;[.I43];7))" office:value-type="string"/>
          </table:previous>
        </table:cell-content-change>
        <table:cell-content-change table:id="ct2373">
          <table:cell-address table:column="9" table:row="43" table:table="0"/>
          <office:change-info>
            <dc:creator>Mike </dc:creator>
            <dc:date>2012-05-20T21:53:07.55</dc:date>
          </office:change-info>
          <table:previous table:id="ct2323">
            <table:change-track-table-cell table:cell-address="Sheet1.J44" table:formula="of:=IF(OR([.E44]=&quot;&quot;;[.B44]=&quot;Y&quot;);&quot;&quot;;IF([.C44]=&quot;Y&quot;;8;0)+IF([.H44]=&quot;Y&quot;;[.I44];7))" office:value-type="string"/>
          </table:previous>
        </table:cell-content-change>
        <table:cell-content-change table:id="ct2374">
          <table:cell-address table:column="9" table:row="44" table:table="0"/>
          <office:change-info>
            <dc:creator>Mike </dc:creator>
            <dc:date>2012-05-20T21:53:07.55</dc:date>
          </office:change-info>
          <table:previous table:id="ct2324">
            <table:change-track-table-cell table:cell-address="Sheet1.J45" table:formula="of:=IF(OR([.E45]=&quot;&quot;;[.B45]=&quot;Y&quot;);&quot;&quot;;IF([.C45]=&quot;Y&quot;;8;0)+IF([.H45]=&quot;Y&quot;;[.I45];7))" office:value-type="string"/>
          </table:previous>
        </table:cell-content-change>
        <table:cell-content-change table:id="ct2375">
          <table:cell-address table:column="9" table:row="45" table:table="0"/>
          <office:change-info>
            <dc:creator>Mike </dc:creator>
            <dc:date>2012-05-20T21:53:07.55</dc:date>
          </office:change-info>
          <table:previous table:id="ct2325">
            <table:change-track-table-cell table:cell-address="Sheet1.J46" table:formula="of:=IF(OR([.E46]=&quot;&quot;;[.B46]=&quot;Y&quot;);&quot;&quot;;IF([.C46]=&quot;Y&quot;;8;0)+IF([.H46]=&quot;Y&quot;;[.I46];7))" office:value-type="string"/>
          </table:previous>
        </table:cell-content-change>
        <table:cell-content-change table:id="ct2376">
          <table:cell-address table:column="9" table:row="46" table:table="0"/>
          <office:change-info>
            <dc:creator>Mike </dc:creator>
            <dc:date>2012-05-20T21:53:07.55</dc:date>
          </office:change-info>
          <table:previous table:id="ct2326">
            <table:change-track-table-cell table:cell-address="Sheet1.J47" table:formula="of:=IF(OR([.E47]=&quot;&quot;;[.B47]=&quot;Y&quot;);&quot;&quot;;IF([.C47]=&quot;Y&quot;;8;0)+IF([.H47]=&quot;Y&quot;;[.I47];7))" office:value-type="string"/>
          </table:previous>
        </table:cell-content-change>
        <table:cell-content-change table:id="ct2377">
          <table:cell-address table:column="9" table:row="47" table:table="0"/>
          <office:change-info>
            <dc:creator>Mike </dc:creator>
            <dc:date>2012-05-20T21:53:07.55</dc:date>
          </office:change-info>
          <table:previous table:id="ct2327">
            <table:change-track-table-cell table:cell-address="Sheet1.J48" table:formula="of:=IF(OR([.E48]=&quot;&quot;;[.B48]=&quot;Y&quot;);&quot;&quot;;IF([.C48]=&quot;Y&quot;;8;0)+IF([.H48]=&quot;Y&quot;;[.I48];7))" office:value-type="string"/>
          </table:previous>
        </table:cell-content-change>
        <table:cell-content-change table:id="ct2378">
          <table:cell-address table:column="9" table:row="48" table:table="0"/>
          <office:change-info>
            <dc:creator>Mike </dc:creator>
            <dc:date>2012-05-20T21:53:07.55</dc:date>
          </office:change-info>
          <table:previous table:id="ct2328">
            <table:change-track-table-cell table:cell-address="Sheet1.J49" table:formula="of:=IF(OR([.E49]=&quot;&quot;;[.B49]=&quot;Y&quot;);&quot;&quot;;IF([.C49]=&quot;Y&quot;;8;0)+IF([.H49]=&quot;Y&quot;;[.I49];7))" office:value-type="string"/>
          </table:previous>
        </table:cell-content-change>
        <table:cell-content-change table:id="ct2379">
          <table:cell-address table:column="9" table:row="49" table:table="0"/>
          <office:change-info>
            <dc:creator>Mike </dc:creator>
            <dc:date>2012-05-20T21:53:07.55</dc:date>
          </office:change-info>
          <table:previous table:id="ct2329">
            <table:change-track-table-cell table:cell-address="Sheet1.J50" table:formula="of:=IF(OR([.E50]=&quot;&quot;;[.B50]=&quot;Y&quot;);&quot;&quot;;IF([.C50]=&quot;Y&quot;;8;0)+IF([.H50]=&quot;Y&quot;;[.I50];7))" office:value-type="string"/>
          </table:previous>
        </table:cell-content-change>
        <table:cell-content-change table:id="ct2380">
          <table:cell-address table:column="9" table:row="50" table:table="0"/>
          <office:change-info>
            <dc:creator>Mike </dc:creator>
            <dc:date>2012-05-20T21:53:07.55</dc:date>
          </office:change-info>
          <table:previous table:id="ct2330">
            <table:change-track-table-cell table:cell-address="Sheet1.J51" table:formula="of:=IF(OR([.E51]=&quot;&quot;;[.B51]=&quot;Y&quot;);&quot;&quot;;IF([.C51]=&quot;Y&quot;;8;0)+IF([.H51]=&quot;Y&quot;;[.I51];7))" office:value-type="string"/>
          </table:previous>
        </table:cell-content-change>
        <table:cell-content-change table:id="ct2381">
          <table:cell-address table:column="9" table:row="51" table:table="0"/>
          <office:change-info>
            <dc:creator>Mike </dc:creator>
            <dc:date>2012-05-20T21:53:07.55</dc:date>
          </office:change-info>
          <table:previous table:id="ct2331">
            <table:change-track-table-cell table:cell-address="Sheet1.J52" table:formula="of:=IF(OR([.E52]=&quot;&quot;;[.B52]=&quot;Y&quot;);&quot;&quot;;IF([.C52]=&quot;Y&quot;;8;0)+IF([.H52]=&quot;Y&quot;;[.I52];7))" office:value-type="string"/>
          </table:previous>
        </table:cell-content-change>
        <table:cell-content-change table:id="ct2382">
          <table:cell-address table:column="9" table:row="52" table:table="0"/>
          <office:change-info>
            <dc:creator>Mike </dc:creator>
            <dc:date>2012-05-20T21:53:07.55</dc:date>
          </office:change-info>
          <table:previous table:id="ct2332">
            <table:change-track-table-cell table:cell-address="Sheet1.J53" table:formula="of:=IF(OR([.E53]=&quot;&quot;;[.B53]=&quot;Y&quot;);&quot;&quot;;IF([.C53]=&quot;Y&quot;;8;0)+IF([.H53]=&quot;Y&quot;;[.I53];7))" office:value-type="string"/>
          </table:previous>
        </table:cell-content-change>
        <table:cell-content-change table:id="ct2383">
          <table:cell-address table:column="9" table:row="53" table:table="0"/>
          <office:change-info>
            <dc:creator>Mike </dc:creator>
            <dc:date>2012-05-20T21:53:07.55</dc:date>
          </office:change-info>
          <table:previous table:id="ct2333">
            <table:change-track-table-cell table:cell-address="Sheet1.J54" table:formula="of:=IF(OR([.E54]=&quot;&quot;;[.B54]=&quot;Y&quot;);&quot;&quot;;IF([.C54]=&quot;Y&quot;;8;0)+IF([.H54]=&quot;Y&quot;;[.I54];7))" office:value-type="string"/>
          </table:previous>
        </table:cell-content-change>
        <table:cell-content-change table:id="ct2384">
          <table:cell-address table:column="9" table:row="54" table:table="0"/>
          <office:change-info>
            <dc:creator>Mike </dc:creator>
            <dc:date>2012-05-20T21:53:07.55</dc:date>
          </office:change-info>
          <table:previous table:id="ct2334">
            <table:change-track-table-cell table:cell-address="Sheet1.J55" table:formula="of:=IF(OR([.E55]=&quot;&quot;;[.B55]=&quot;Y&quot;);&quot;&quot;;IF([.C55]=&quot;Y&quot;;8;0)+IF([.H55]=&quot;Y&quot;;[.I55];7))" office:value-type="string"/>
          </table:previous>
        </table:cell-content-change>
        <table:cell-content-change table:id="ct2385">
          <table:cell-address table:column="16" table:row="7" table:table="0"/>
          <office:change-info>
            <dc:creator>Mike </dc:creator>
            <dc:date>2012-05-20T21:54:27.05</dc:date>
          </office:change-info>
          <table:previous table:id="ct2220">
            <table:change-track-table-cell table:cell-address="Sheet1.Q8" table:formula="of:=IF([.E8]=&quot;&quot;;&quot;&quot;;IF([.B8]=&quot;Y&quot;;&quot;1Eddd&quot;;DEC2HEX(256*256+8*256*16+HEX2DEC([.G8])*16+IF([.C8]=&quot;Y&quot;;8;0)+IF([.H8]=&quot;Y&quot;;[.I8];7);5)))" office:value-type="string">
              <text:p>18017</text:p>
            </table:change-track-table-cell>
          </table:previous>
        </table:cell-content-change>
        <table:cell-content-change table:id="ct2386">
          <table:cell-address table:column="16" table:row="8" table:table="0"/>
          <office:change-info>
            <dc:creator>Mike </dc:creator>
            <dc:date>2012-05-20T21:54:36.08</dc:date>
          </office:change-info>
          <table:previous table:id="ct2221">
            <table:change-track-table-cell table:cell-address="Sheet1.Q9" table:formula="of:=IF([.E9]=&quot;&quot;;&quot;&quot;;IF([.B9]=&quot;Y&quot;;&quot;1Eddd&quot;;DEC2HEX(256*256+8*256*16+HEX2DEC([.G9])*16+IF([.C9]=&quot;Y&quot;;8;0)+IF([.H9]=&quot;Y&quot;;[.I9];7);5)))" office:value-type="string">
              <text:p>18087</text:p>
            </table:change-track-table-cell>
          </table:previous>
        </table:cell-content-change>
        <table:cell-content-change table:id="ct2387">
          <table:cell-address table:column="16" table:row="9" table:table="0"/>
          <office:change-info>
            <dc:creator>Mike </dc:creator>
            <dc:date>2012-05-20T21:54:36.08</dc:date>
          </office:change-info>
          <table:previous table:id="ct2222">
            <table:change-track-table-cell table:cell-address="Sheet1.Q10" table:formula="of:=IF([.E10]=&quot;&quot;;&quot;&quot;;IF([.B10]=&quot;Y&quot;;&quot;1Eddd&quot;;DEC2HEX(256*256+8*256*16+HEX2DEC([.G10])*16+IF([.C10]=&quot;Y&quot;;8;0)+IF([.H10]=&quot;Y&quot;;[.I10];7);5)))" office:value-type="string">
              <text:p>1Eddd</text:p>
            </table:change-track-table-cell>
          </table:previous>
        </table:cell-content-change>
        <table:cell-content-change table:id="ct2388">
          <table:cell-address table:column="16" table:row="10" table:table="0"/>
          <office:change-info>
            <dc:creator>Mike </dc:creator>
            <dc:date>2012-05-20T21:54:36.08</dc:date>
          </office:change-info>
          <table:previous table:id="ct2223">
            <table:change-track-table-cell table:cell-address="Sheet1.Q11" table:formula="of:=IF([.E11]=&quot;&quot;;&quot;&quot;;IF([.B11]=&quot;Y&quot;;&quot;1Eddd&quot;;DEC2HEX(256*256+8*256*16+HEX2DEC([.G11])*16+IF([.C11]=&quot;Y&quot;;8;0)+IF([.H11]=&quot;Y&quot;;[.I11];7);5)))" office:value-type="string">
              <text:p>188A7</text:p>
            </table:change-track-table-cell>
          </table:previous>
        </table:cell-content-change>
        <table:cell-content-change table:id="ct2389">
          <table:cell-address table:column="16" table:row="11" table:table="0"/>
          <office:change-info>
            <dc:creator>Mike </dc:creator>
            <dc:date>2012-05-20T21:54:36.08</dc:date>
          </office:change-info>
          <table:previous table:id="ct2224">
            <table:change-track-table-cell table:cell-address="Sheet1.Q12" table:formula="of:=IF([.E12]=&quot;&quot;;&quot;&quot;;IF([.B12]=&quot;Y&quot;;&quot;1Eddd&quot;;DEC2HEX(256*256+8*256*16+HEX2DEC([.G12])*16+IF([.C12]=&quot;Y&quot;;8;0)+IF([.H12]=&quot;Y&quot;;[.I12];7);5)))" office:value-type="string">
              <text:p>188B7</text:p>
            </table:change-track-table-cell>
          </table:previous>
        </table:cell-content-change>
        <table:cell-content-change table:id="ct2390">
          <table:cell-address table:column="16" table:row="12" table:table="0"/>
          <office:change-info>
            <dc:creator>Mike </dc:creator>
            <dc:date>2012-05-20T21:54:36.08</dc:date>
          </office:change-info>
          <table:previous table:id="ct2225">
            <table:change-track-table-cell table:cell-address="Sheet1.Q13" table:formula="of:=IF([.E13]=&quot;&quot;;&quot;&quot;;IF([.B13]=&quot;Y&quot;;&quot;1Eddd&quot;;DEC2HEX(256*256+8*256*16+HEX2DEC([.G13])*16+IF([.C13]=&quot;Y&quot;;8;0)+IF([.H13]=&quot;Y&quot;;[.I13];7);5)))" office:value-type="string">
              <text:p>1Eddd</text:p>
            </table:change-track-table-cell>
          </table:previous>
        </table:cell-content-change>
        <table:cell-content-change table:id="ct2391">
          <table:cell-address table:column="16" table:row="13" table:table="0"/>
          <office:change-info>
            <dc:creator>Mike </dc:creator>
            <dc:date>2012-05-20T21:54:36.08</dc:date>
          </office:change-info>
          <table:previous table:id="ct2226">
            <table:change-track-table-cell table:cell-address="Sheet1.Q14" table:formula="of:=IF([.E14]=&quot;&quot;;&quot;&quot;;IF([.B14]=&quot;Y&quot;;&quot;1Eddd&quot;;DEC2HEX(256*256+8*256*16+HEX2DEC([.G14])*16+IF([.C14]=&quot;Y&quot;;8;0)+IF([.H14]=&quot;Y&quot;;[.I14];7);5)))" office:value-type="string">
              <text:p>1Eddd</text:p>
            </table:change-track-table-cell>
          </table:previous>
        </table:cell-content-change>
        <table:cell-content-change table:id="ct2392">
          <table:cell-address table:column="16" table:row="14" table:table="0"/>
          <office:change-info>
            <dc:creator>Mike </dc:creator>
            <dc:date>2012-05-20T21:54:36.08</dc:date>
          </office:change-info>
          <table:previous table:id="ct2227">
            <table:change-track-table-cell table:cell-address="Sheet1.Q15" table:formula="of:=IF([.E15]=&quot;&quot;;&quot;&quot;;IF([.B15]=&quot;Y&quot;;&quot;1Eddd&quot;;DEC2HEX(256*256+8*256*16+HEX2DEC([.G15])*16+IF([.C15]=&quot;Y&quot;;8;0)+IF([.H15]=&quot;Y&quot;;[.I15];7);5)))" office:value-type="string"/>
          </table:previous>
        </table:cell-content-change>
        <table:cell-content-change table:id="ct2393">
          <table:cell-address table:column="16" table:row="15" table:table="0"/>
          <office:change-info>
            <dc:creator>Mike </dc:creator>
            <dc:date>2012-05-20T21:54:36.08</dc:date>
          </office:change-info>
          <table:previous table:id="ct2228">
            <table:change-track-table-cell table:cell-address="Sheet1.Q16" table:formula="of:=IF([.E16]=&quot;&quot;;&quot;&quot;;IF([.B16]=&quot;Y&quot;;&quot;1Eddd&quot;;DEC2HEX(256*256+8*256*16+HEX2DEC([.G16])*16+IF([.C16]=&quot;Y&quot;;8;0)+IF([.H16]=&quot;Y&quot;;[.I16];7);5)))" office:value-type="string"/>
          </table:previous>
        </table:cell-content-change>
        <table:cell-content-change table:id="ct2394">
          <table:cell-address table:column="16" table:row="16" table:table="0"/>
          <office:change-info>
            <dc:creator>Mike </dc:creator>
            <dc:date>2012-05-20T21:54:36.08</dc:date>
          </office:change-info>
          <table:previous table:id="ct2229">
            <table:change-track-table-cell table:cell-address="Sheet1.Q17" table:formula="of:=IF([.E17]=&quot;&quot;;&quot;&quot;;IF([.B17]=&quot;Y&quot;;&quot;1Eddd&quot;;DEC2HEX(256*256+8*256*16+HEX2DEC([.G17])*16+IF([.C17]=&quot;Y&quot;;8;0)+IF([.H17]=&quot;Y&quot;;[.I17];7);5)))" office:value-type="string">
              <text:p>1Eddd</text:p>
            </table:change-track-table-cell>
          </table:previous>
        </table:cell-content-change>
        <table:cell-content-change table:id="ct2395">
          <table:cell-address table:column="16" table:row="17" table:table="0"/>
          <office:change-info>
            <dc:creator>Mike </dc:creator>
            <dc:date>2012-05-20T21:54:36.08</dc:date>
          </office:change-info>
          <table:previous table:id="ct2230">
            <table:change-track-table-cell table:cell-address="Sheet1.Q18" table:formula="of:=IF([.E18]=&quot;&quot;;&quot;&quot;;IF([.B18]=&quot;Y&quot;;&quot;1Eddd&quot;;DEC2HEX(256*256+8*256*16+HEX2DEC([.G18])*16+IF([.C18]=&quot;Y&quot;;8;0)+IF([.H18]=&quot;Y&quot;;[.I18];7);5)))" office:value-type="string">
              <text:p>1Eddd</text:p>
            </table:change-track-table-cell>
          </table:previous>
        </table:cell-content-change>
        <table:cell-content-change table:id="ct2396">
          <table:cell-address table:column="16" table:row="18" table:table="0"/>
          <office:change-info>
            <dc:creator>Mike </dc:creator>
            <dc:date>2012-05-20T21:54:36.08</dc:date>
          </office:change-info>
          <table:previous table:id="ct2231">
            <table:change-track-table-cell table:cell-address="Sheet1.Q19" table:formula="of:=IF([.E19]=&quot;&quot;;&quot;&quot;;IF([.B19]=&quot;Y&quot;;&quot;1Eddd&quot;;DEC2HEX(256*256+8*256*16+HEX2DEC([.G19])*16+IF([.C19]=&quot;Y&quot;;8;0)+IF([.H19]=&quot;Y&quot;;[.I19];7);5)))" office:value-type="string"/>
          </table:previous>
        </table:cell-content-change>
        <table:cell-content-change table:id="ct2397">
          <table:cell-address table:column="16" table:row="19" table:table="0"/>
          <office:change-info>
            <dc:creator>Mike </dc:creator>
            <dc:date>2012-05-20T21:54:36.08</dc:date>
          </office:change-info>
          <table:previous table:id="ct2232">
            <table:change-track-table-cell table:cell-address="Sheet1.Q20" table:formula="of:=IF([.E20]=&quot;&quot;;&quot;&quot;;IF([.B20]=&quot;Y&quot;;&quot;1Eddd&quot;;DEC2HEX(256*256+8*256*16+HEX2DEC([.G20])*16+IF([.C20]=&quot;Y&quot;;8;0)+IF([.H20]=&quot;Y&quot;;[.I20];7);5)))" office:value-type="string"/>
          </table:previous>
        </table:cell-content-change>
        <table:cell-content-change table:id="ct2398">
          <table:cell-address table:column="16" table:row="20" table:table="0"/>
          <office:change-info>
            <dc:creator>Mike </dc:creator>
            <dc:date>2012-05-20T21:54:36.08</dc:date>
          </office:change-info>
          <table:previous table:id="ct2233">
            <table:change-track-table-cell table:cell-address="Sheet1.Q21" table:formula="of:=IF([.E21]=&quot;&quot;;&quot;&quot;;IF([.B21]=&quot;Y&quot;;&quot;1Eddd&quot;;DEC2HEX(256*256+8*256*16+HEX2DEC([.G21])*16+IF([.C21]=&quot;Y&quot;;8;0)+IF([.H21]=&quot;Y&quot;;[.I21];7);5)))" office:value-type="string">
              <text:p>18A4F</text:p>
            </table:change-track-table-cell>
          </table:previous>
        </table:cell-content-change>
        <table:cell-content-change table:id="ct2399">
          <table:cell-address table:column="16" table:row="21" table:table="0"/>
          <office:change-info>
            <dc:creator>Mike </dc:creator>
            <dc:date>2012-05-20T21:54:36.08</dc:date>
          </office:change-info>
          <table:previous table:id="ct2234">
            <table:change-track-table-cell table:cell-address="Sheet1.Q22" table:formula="of:=IF([.E22]=&quot;&quot;;&quot;&quot;;IF([.B22]=&quot;Y&quot;;&quot;1Eddd&quot;;DEC2HEX(256*256+8*256*16+HEX2DEC([.G22])*16+IF([.C22]=&quot;Y&quot;;8;0)+IF([.H22]=&quot;Y&quot;;[.I22];7);5)))" office:value-type="string">
              <text:p>1825F</text:p>
            </table:change-track-table-cell>
          </table:previous>
        </table:cell-content-change>
        <table:cell-content-change table:id="ct2400">
          <table:cell-address table:column="16" table:row="22" table:table="0"/>
          <office:change-info>
            <dc:creator>Mike </dc:creator>
            <dc:date>2012-05-20T21:54:36.08</dc:date>
          </office:change-info>
          <table:previous table:id="ct2235">
            <table:change-track-table-cell table:cell-address="Sheet1.Q23" table:formula="of:=IF([.E23]=&quot;&quot;;&quot;&quot;;IF([.B23]=&quot;Y&quot;;&quot;1Eddd&quot;;DEC2HEX(256*256+8*256*16+HEX2DEC([.G23])*16+IF([.C23]=&quot;Y&quot;;8;0)+IF([.H23]=&quot;Y&quot;;[.I23];7);5)))" office:value-type="string">
              <text:p>1826B</text:p>
            </table:change-track-table-cell>
          </table:previous>
        </table:cell-content-change>
        <table:cell-content-change table:id="ct2401">
          <table:cell-address table:column="16" table:row="23" table:table="0"/>
          <office:change-info>
            <dc:creator>Mike </dc:creator>
            <dc:date>2012-05-20T21:54:36.08</dc:date>
          </office:change-info>
          <table:previous table:id="ct2236">
            <table:change-track-table-cell table:cell-address="Sheet1.Q24" table:formula="of:=IF([.E24]=&quot;&quot;;&quot;&quot;;IF([.B24]=&quot;Y&quot;;&quot;1Eddd&quot;;DEC2HEX(256*256+8*256*16+HEX2DEC([.G24])*16+IF([.C24]=&quot;Y&quot;;8;0)+IF([.H24]=&quot;Y&quot;;[.I24];7);5)))" office:value-type="string">
              <text:p>18A8F</text:p>
            </table:change-track-table-cell>
          </table:previous>
        </table:cell-content-change>
        <table:cell-content-change table:id="ct2402">
          <table:cell-address table:column="16" table:row="24" table:table="0"/>
          <office:change-info>
            <dc:creator>Mike </dc:creator>
            <dc:date>2012-05-20T21:54:36.08</dc:date>
          </office:change-info>
          <table:previous table:id="ct2237">
            <table:change-track-table-cell table:cell-address="Sheet1.Q25" table:formula="of:=IF([.E25]=&quot;&quot;;&quot;&quot;;IF([.B25]=&quot;Y&quot;;&quot;1Eddd&quot;;DEC2HEX(256*256+8*256*16+HEX2DEC([.G25])*16+IF([.C25]=&quot;Y&quot;;8;0)+IF([.H25]=&quot;Y&quot;;[.I25];7);5)))" office:value-type="string">
              <text:p>1829F</text:p>
            </table:change-track-table-cell>
          </table:previous>
        </table:cell-content-change>
        <table:cell-content-change table:id="ct2403">
          <table:cell-address table:column="16" table:row="25" table:table="0"/>
          <office:change-info>
            <dc:creator>Mike </dc:creator>
            <dc:date>2012-05-20T21:54:36.08</dc:date>
          </office:change-info>
          <table:previous table:id="ct2238">
            <table:change-track-table-cell table:cell-address="Sheet1.Q26" table:formula="of:=IF([.E26]=&quot;&quot;;&quot;&quot;;IF([.B26]=&quot;Y&quot;;&quot;1Eddd&quot;;DEC2HEX(256*256+8*256*16+HEX2DEC([.G26])*16+IF([.C26]=&quot;Y&quot;;8;0)+IF([.H26]=&quot;Y&quot;;[.I26];7);5)))" office:value-type="string">
              <text:p>182AB</text:p>
            </table:change-track-table-cell>
          </table:previous>
        </table:cell-content-change>
        <table:cell-content-change table:id="ct2404">
          <table:cell-address table:column="16" table:row="26" table:table="0"/>
          <office:change-info>
            <dc:creator>Mike </dc:creator>
            <dc:date>2012-05-20T21:54:36.08</dc:date>
          </office:change-info>
          <table:previous table:id="ct2239">
            <table:change-track-table-cell table:cell-address="Sheet1.Q27" table:formula="of:=IF([.E27]=&quot;&quot;;&quot;&quot;;IF([.B27]=&quot;Y&quot;;&quot;1Eddd&quot;;DEC2HEX(256*256+8*256*16+HEX2DEC([.G27])*16+IF([.C27]=&quot;Y&quot;;8;0)+IF([.H27]=&quot;Y&quot;;[.I27];7);5)))" office:value-type="string">
              <text:p>1Eddd</text:p>
            </table:change-track-table-cell>
          </table:previous>
        </table:cell-content-change>
        <table:cell-content-change table:id="ct2405">
          <table:cell-address table:column="16" table:row="27" table:table="0"/>
          <office:change-info>
            <dc:creator>Mike </dc:creator>
            <dc:date>2012-05-20T21:54:36.08</dc:date>
          </office:change-info>
          <table:previous table:id="ct2240">
            <table:change-track-table-cell table:cell-address="Sheet1.Q28" table:formula="of:=IF([.E28]=&quot;&quot;;&quot;&quot;;IF([.B28]=&quot;Y&quot;;&quot;1Eddd&quot;;DEC2HEX(256*256+8*256*16+HEX2DEC([.G28])*16+IF([.C28]=&quot;Y&quot;;8;0)+IF([.H28]=&quot;Y&quot;;[.I28];7);5)))" office:value-type="string">
              <text:p>18AB7</text:p>
            </table:change-track-table-cell>
          </table:previous>
        </table:cell-content-change>
        <table:cell-content-change table:id="ct2406">
          <table:cell-address table:column="16" table:row="28" table:table="0"/>
          <office:change-info>
            <dc:creator>Mike </dc:creator>
            <dc:date>2012-05-20T21:54:36.08</dc:date>
          </office:change-info>
          <table:previous table:id="ct2241">
            <table:change-track-table-cell table:cell-address="Sheet1.Q29" table:formula="of:=IF([.E29]=&quot;&quot;;&quot;&quot;;IF([.B29]=&quot;Y&quot;;&quot;1Eddd&quot;;DEC2HEX(256*256+8*256*16+HEX2DEC([.G29])*16+IF([.C29]=&quot;Y&quot;;8;0)+IF([.H29]=&quot;Y&quot;;[.I29];7);5)))" office:value-type="string">
              <text:p>18ACF</text:p>
            </table:change-track-table-cell>
          </table:previous>
        </table:cell-content-change>
        <table:cell-content-change table:id="ct2407">
          <table:cell-address table:column="16" table:row="29" table:table="0"/>
          <office:change-info>
            <dc:creator>Mike </dc:creator>
            <dc:date>2012-05-20T21:54:36.08</dc:date>
          </office:change-info>
          <table:previous table:id="ct2242">
            <table:change-track-table-cell table:cell-address="Sheet1.Q30" table:formula="of:=IF([.E30]=&quot;&quot;;&quot;&quot;;IF([.B30]=&quot;Y&quot;;&quot;1Eddd&quot;;DEC2HEX(256*256+8*256*16+HEX2DEC([.G30])*16+IF([.C30]=&quot;Y&quot;;8;0)+IF([.H30]=&quot;Y&quot;;[.I30];7);5)))" office:value-type="string">
              <text:p>18ADF</text:p>
            </table:change-track-table-cell>
          </table:previous>
        </table:cell-content-change>
        <table:cell-content-change table:id="ct2408">
          <table:cell-address table:column="16" table:row="30" table:table="0"/>
          <office:change-info>
            <dc:creator>Mike </dc:creator>
            <dc:date>2012-05-20T21:54:36.08</dc:date>
          </office:change-info>
          <table:previous table:id="ct2243">
            <table:change-track-table-cell table:cell-address="Sheet1.Q31" table:formula="of:=IF([.E31]=&quot;&quot;;&quot;&quot;;IF([.B31]=&quot;Y&quot;;&quot;1Eddd&quot;;DEC2HEX(256*256+8*256*16+HEX2DEC([.G31])*16+IF([.C31]=&quot;Y&quot;;8;0)+IF([.H31]=&quot;Y&quot;;[.I31];7);5)))" office:value-type="string"/>
          </table:previous>
        </table:cell-content-change>
        <table:cell-content-change table:id="ct2409">
          <table:cell-address table:column="16" table:row="31" table:table="0"/>
          <office:change-info>
            <dc:creator>Mike </dc:creator>
            <dc:date>2012-05-20T21:54:36.08</dc:date>
          </office:change-info>
          <table:previous table:id="ct2244">
            <table:change-track-table-cell table:cell-address="Sheet1.Q32" table:formula="of:=IF([.E32]=&quot;&quot;;&quot;&quot;;IF([.B32]=&quot;Y&quot;;&quot;1Eddd&quot;;DEC2HEX(256*256+8*256*16+HEX2DEC([.G32])*16+IF([.C32]=&quot;Y&quot;;8;0)+IF([.H32]=&quot;Y&quot;;[.I32];7);5)))" office:value-type="string"/>
          </table:previous>
        </table:cell-content-change>
        <table:cell-content-change table:id="ct2410">
          <table:cell-address table:column="16" table:row="32" table:table="0"/>
          <office:change-info>
            <dc:creator>Mike </dc:creator>
            <dc:date>2012-05-20T21:54:36.08</dc:date>
          </office:change-info>
          <table:previous table:id="ct2245">
            <table:change-track-table-cell table:cell-address="Sheet1.Q33" table:formula="of:=IF([.E33]=&quot;&quot;;&quot;&quot;;IF([.B33]=&quot;Y&quot;;&quot;1Eddd&quot;;DEC2HEX(256*256+8*256*16+HEX2DEC([.G33])*16+IF([.C33]=&quot;Y&quot;;8;0)+IF([.H33]=&quot;Y&quot;;[.I33];7);5)))" office:value-type="string">
              <text:p>18517</text:p>
            </table:change-track-table-cell>
          </table:previous>
        </table:cell-content-change>
        <table:cell-content-change table:id="ct2411">
          <table:cell-address table:column="16" table:row="33" table:table="0"/>
          <office:change-info>
            <dc:creator>Mike </dc:creator>
            <dc:date>2012-05-20T21:54:36.08</dc:date>
          </office:change-info>
          <table:previous table:id="ct2246">
            <table:change-track-table-cell table:cell-address="Sheet1.Q34" table:formula="of:=IF([.E34]=&quot;&quot;;&quot;&quot;;IF([.B34]=&quot;Y&quot;;&quot;1Eddd&quot;;DEC2HEX(256*256+8*256*16+HEX2DEC([.G34])*16+IF([.C34]=&quot;Y&quot;;8;0)+IF([.H34]=&quot;Y&quot;;[.I34];7);5)))" office:value-type="string"/>
          </table:previous>
        </table:cell-content-change>
        <table:cell-content-change table:id="ct2412">
          <table:cell-address table:column="16" table:row="34" table:table="0"/>
          <office:change-info>
            <dc:creator>Mike </dc:creator>
            <dc:date>2012-05-20T21:54:36.08</dc:date>
          </office:change-info>
          <table:previous table:id="ct2247">
            <table:change-track-table-cell table:cell-address="Sheet1.Q35" table:formula="of:=IF([.E35]=&quot;&quot;;&quot;&quot;;IF([.B35]=&quot;Y&quot;;&quot;1Eddd&quot;;DEC2HEX(256*256+8*256*16+HEX2DEC([.G35])*16+IF([.C35]=&quot;Y&quot;;8;0)+IF([.H35]=&quot;Y&quot;;[.I35];7);5)))" office:value-type="string">
              <text:p>1Eddd</text:p>
            </table:change-track-table-cell>
          </table:previous>
        </table:cell-content-change>
        <table:cell-content-change table:id="ct2413">
          <table:cell-address table:column="16" table:row="35" table:table="0"/>
          <office:change-info>
            <dc:creator>Mike </dc:creator>
            <dc:date>2012-05-20T21:54:36.08</dc:date>
          </office:change-info>
          <table:previous table:id="ct2248">
            <table:change-track-table-cell table:cell-address="Sheet1.Q36" table:formula="of:=IF([.E36]=&quot;&quot;;&quot;&quot;;IF([.B36]=&quot;Y&quot;;&quot;1Eddd&quot;;DEC2HEX(256*256+8*256*16+HEX2DEC([.G36])*16+IF([.C36]=&quot;Y&quot;;8;0)+IF([.H36]=&quot;Y&quot;;[.I36];7);5)))" office:value-type="string">
              <text:p>1Eddd</text:p>
            </table:change-track-table-cell>
          </table:previous>
        </table:cell-content-change>
        <table:cell-content-change table:id="ct2414">
          <table:cell-address table:column="16" table:row="36" table:table="0"/>
          <office:change-info>
            <dc:creator>Mike </dc:creator>
            <dc:date>2012-05-20T21:54:36.08</dc:date>
          </office:change-info>
          <table:previous table:id="ct2249">
            <table:change-track-table-cell table:cell-address="Sheet1.Q37" table:formula="of:=IF([.E37]=&quot;&quot;;&quot;&quot;;IF([.B37]=&quot;Y&quot;;&quot;1Eddd&quot;;DEC2HEX(256*256+8*256*16+HEX2DEC([.G37])*16+IF([.C37]=&quot;Y&quot;;8;0)+IF([.H37]=&quot;Y&quot;;[.I37];7);5)))" office:value-type="string"/>
          </table:previous>
        </table:cell-content-change>
        <table:cell-content-change table:id="ct2415">
          <table:cell-address table:column="16" table:row="37" table:table="0"/>
          <office:change-info>
            <dc:creator>Mike </dc:creator>
            <dc:date>2012-05-20T21:54:36.08</dc:date>
          </office:change-info>
          <table:previous table:id="ct2250">
            <table:change-track-table-cell table:cell-address="Sheet1.Q38" table:formula="of:=IF([.E38]=&quot;&quot;;&quot;&quot;;IF([.B38]=&quot;Y&quot;;&quot;1Eddd&quot;;DEC2HEX(256*256+8*256*16+HEX2DEC([.G38])*16+IF([.C38]=&quot;Y&quot;;8;0)+IF([.H38]=&quot;Y&quot;;[.I38];7);5)))" office:value-type="string"/>
          </table:previous>
        </table:cell-content-change>
        <table:cell-content-change table:id="ct2416">
          <table:cell-address table:column="16" table:row="7" table:table="0"/>
          <office:change-info>
            <dc:creator>Mike </dc:creator>
            <dc:date>2012-05-20T21:54:55.24</dc:date>
          </office:change-info>
          <table:previous table:id="ct2385">
            <table:change-track-table-cell table:cell-address="Sheet1.Q8" table:formula="of:=IF([.E8]=&quot;&quot;;&quot;&quot;;IF([.B8]=&quot;Y&quot;;&quot;1Eddd&quot;;DEC2HEX(256*256+8*256*16+HEX2DEC([.G8])*16+HEX2DEC([.J7]);5)))" office:value-type="string">
              <text:p>18017</text:p>
            </table:change-track-table-cell>
          </table:previous>
        </table:cell-content-change>
        <table:cell-content-change table:id="ct2417">
          <table:cell-address table:column="16" table:row="8" table:table="0"/>
          <office:change-info>
            <dc:creator>Mike </dc:creator>
            <dc:date>2012-05-20T21:55:00.65</dc:date>
          </office:change-info>
          <table:previous table:id="ct2386">
            <table:change-track-table-cell table:cell-address="Sheet1.Q9" table:formula="of:=IF([.E9]=&quot;&quot;;&quot;&quot;;IF([.B9]=&quot;Y&quot;;&quot;1Eddd&quot;;DEC2HEX(256*256+8*256*16+HEX2DEC([.G9])*16+HEX2DEC([.J8]);5)))" office:value-type="string">
              <text:p>18087</text:p>
            </table:change-track-table-cell>
          </table:previous>
        </table:cell-content-change>
        <table:cell-content-change table:id="ct2418">
          <table:cell-address table:column="16" table:row="9" table:table="0"/>
          <office:change-info>
            <dc:creator>Mike </dc:creator>
            <dc:date>2012-05-20T21:55:00.65</dc:date>
          </office:change-info>
          <table:previous table:id="ct2387">
            <table:change-track-table-cell table:cell-address="Sheet1.Q10" table:formula="of:=IF([.E10]=&quot;&quot;;&quot;&quot;;IF([.B10]=&quot;Y&quot;;&quot;1Eddd&quot;;DEC2HEX(256*256+8*256*16+HEX2DEC([.G10])*16+HEX2DEC([.J9]);5)))" office:value-type="string">
              <text:p>1Eddd</text:p>
            </table:change-track-table-cell>
          </table:previous>
        </table:cell-content-change>
        <table:cell-content-change table:id="ct2419">
          <table:cell-address table:column="16" table:row="10" table:table="0"/>
          <office:change-info>
            <dc:creator>Mike </dc:creator>
            <dc:date>2012-05-20T21:55:00.65</dc:date>
          </office:change-info>
          <table:previous table:id="ct2388">
            <table:change-track-table-cell table:cell-address="Sheet1.Q11" table:formula="of:=IF([.E11]=&quot;&quot;;&quot;&quot;;IF([.B11]=&quot;Y&quot;;&quot;1Eddd&quot;;DEC2HEX(256*256+8*256*16+HEX2DEC([.G11])*16+HEX2DEC([.J10]);5)))" office:value-type="string">
              <text:p>188A0</text:p>
            </table:change-track-table-cell>
          </table:previous>
        </table:cell-content-change>
        <table:cell-content-change table:id="ct2420">
          <table:cell-address table:column="16" table:row="11" table:table="0"/>
          <office:change-info>
            <dc:creator>Mike </dc:creator>
            <dc:date>2012-05-20T21:55:00.65</dc:date>
          </office:change-info>
          <table:previous table:id="ct2389">
            <table:change-track-table-cell table:cell-address="Sheet1.Q12" table:formula="of:=IF([.E12]=&quot;&quot;;&quot;&quot;;IF([.B12]=&quot;Y&quot;;&quot;1Eddd&quot;;DEC2HEX(256*256+8*256*16+HEX2DEC([.G12])*16+HEX2DEC([.J11]);5)))" office:value-type="string">
              <text:p>188B7</text:p>
            </table:change-track-table-cell>
          </table:previous>
        </table:cell-content-change>
        <table:cell-content-change table:id="ct2421">
          <table:cell-address table:column="16" table:row="12" table:table="0"/>
          <office:change-info>
            <dc:creator>Mike </dc:creator>
            <dc:date>2012-05-20T21:55:00.65</dc:date>
          </office:change-info>
          <table:previous table:id="ct2390">
            <table:change-track-table-cell table:cell-address="Sheet1.Q13" table:formula="of:=IF([.E13]=&quot;&quot;;&quot;&quot;;IF([.B13]=&quot;Y&quot;;&quot;1Eddd&quot;;DEC2HEX(256*256+8*256*16+HEX2DEC([.G13])*16+HEX2DEC([.J12]);5)))" office:value-type="string">
              <text:p>1Eddd</text:p>
            </table:change-track-table-cell>
          </table:previous>
        </table:cell-content-change>
        <table:cell-content-change table:id="ct2422">
          <table:cell-address table:column="16" table:row="13" table:table="0"/>
          <office:change-info>
            <dc:creator>Mike </dc:creator>
            <dc:date>2012-05-20T21:55:00.65</dc:date>
          </office:change-info>
          <table:previous table:id="ct2391">
            <table:change-track-table-cell table:cell-address="Sheet1.Q14" table:formula="of:=IF([.E14]=&quot;&quot;;&quot;&quot;;IF([.B14]=&quot;Y&quot;;&quot;1Eddd&quot;;DEC2HEX(256*256+8*256*16+HEX2DEC([.G14])*16+HEX2DEC([.J13]);5)))" office:value-type="string">
              <text:p>1Eddd</text:p>
            </table:change-track-table-cell>
          </table:previous>
        </table:cell-content-change>
        <table:cell-content-change table:id="ct2423">
          <table:cell-address table:column="16" table:row="14" table:table="0"/>
          <office:change-info>
            <dc:creator>Mike </dc:creator>
            <dc:date>2012-05-20T21:55:00.65</dc:date>
          </office:change-info>
          <table:previous table:id="ct2392">
            <table:change-track-table-cell table:cell-address="Sheet1.Q15" table:formula="of:=IF([.E15]=&quot;&quot;;&quot;&quot;;IF([.B15]=&quot;Y&quot;;&quot;1Eddd&quot;;DEC2HEX(256*256+8*256*16+HEX2DEC([.G15])*16+HEX2DEC([.J14]);5)))" office:value-type="string"/>
          </table:previous>
        </table:cell-content-change>
        <table:cell-content-change table:id="ct2424">
          <table:cell-address table:column="16" table:row="15" table:table="0"/>
          <office:change-info>
            <dc:creator>Mike </dc:creator>
            <dc:date>2012-05-20T21:55:00.65</dc:date>
          </office:change-info>
          <table:previous table:id="ct2393">
            <table:change-track-table-cell table:cell-address="Sheet1.Q16" table:formula="of:=IF([.E16]=&quot;&quot;;&quot;&quot;;IF([.B16]=&quot;Y&quot;;&quot;1Eddd&quot;;DEC2HEX(256*256+8*256*16+HEX2DEC([.G16])*16+HEX2DEC([.J15]);5)))" office:value-type="string"/>
          </table:previous>
        </table:cell-content-change>
        <table:cell-content-change table:id="ct2425">
          <table:cell-address table:column="16" table:row="16" table:table="0"/>
          <office:change-info>
            <dc:creator>Mike </dc:creator>
            <dc:date>2012-05-20T21:55:00.65</dc:date>
          </office:change-info>
          <table:previous table:id="ct2394">
            <table:change-track-table-cell table:cell-address="Sheet1.Q17" table:formula="of:=IF([.E17]=&quot;&quot;;&quot;&quot;;IF([.B17]=&quot;Y&quot;;&quot;1Eddd&quot;;DEC2HEX(256*256+8*256*16+HEX2DEC([.G17])*16+HEX2DEC([.J16]);5)))" office:value-type="string">
              <text:p>1Eddd</text:p>
            </table:change-track-table-cell>
          </table:previous>
        </table:cell-content-change>
        <table:cell-content-change table:id="ct2426">
          <table:cell-address table:column="16" table:row="17" table:table="0"/>
          <office:change-info>
            <dc:creator>Mike </dc:creator>
            <dc:date>2012-05-20T21:55:00.65</dc:date>
          </office:change-info>
          <table:previous table:id="ct2395">
            <table:change-track-table-cell table:cell-address="Sheet1.Q18" table:formula="of:=IF([.E18]=&quot;&quot;;&quot;&quot;;IF([.B18]=&quot;Y&quot;;&quot;1Eddd&quot;;DEC2HEX(256*256+8*256*16+HEX2DEC([.G18])*16+HEX2DEC([.J17]);5)))" office:value-type="string">
              <text:p>1Eddd</text:p>
            </table:change-track-table-cell>
          </table:previous>
        </table:cell-content-change>
        <table:cell-content-change table:id="ct2427">
          <table:cell-address table:column="16" table:row="18" table:table="0"/>
          <office:change-info>
            <dc:creator>Mike </dc:creator>
            <dc:date>2012-05-20T21:55:00.65</dc:date>
          </office:change-info>
          <table:previous table:id="ct2396">
            <table:change-track-table-cell table:cell-address="Sheet1.Q19" table:formula="of:=IF([.E19]=&quot;&quot;;&quot;&quot;;IF([.B19]=&quot;Y&quot;;&quot;1Eddd&quot;;DEC2HEX(256*256+8*256*16+HEX2DEC([.G19])*16+HEX2DEC([.J18]);5)))" office:value-type="string"/>
          </table:previous>
        </table:cell-content-change>
        <table:cell-content-change table:id="ct2428">
          <table:cell-address table:column="16" table:row="19" table:table="0"/>
          <office:change-info>
            <dc:creator>Mike </dc:creator>
            <dc:date>2012-05-20T21:55:00.65</dc:date>
          </office:change-info>
          <table:previous table:id="ct2397">
            <table:change-track-table-cell table:cell-address="Sheet1.Q20" table:formula="of:=IF([.E20]=&quot;&quot;;&quot;&quot;;IF([.B20]=&quot;Y&quot;;&quot;1Eddd&quot;;DEC2HEX(256*256+8*256*16+HEX2DEC([.G20])*16+HEX2DEC([.J19]);5)))" office:value-type="string"/>
          </table:previous>
        </table:cell-content-change>
        <table:cell-content-change table:id="ct2429">
          <table:cell-address table:column="16" table:row="20" table:table="0"/>
          <office:change-info>
            <dc:creator>Mike </dc:creator>
            <dc:date>2012-05-20T21:55:00.65</dc:date>
          </office:change-info>
          <table:previous table:id="ct2398">
            <table:change-track-table-cell table:cell-address="Sheet1.Q21" table:formula="of:=IF([.E21]=&quot;&quot;;&quot;&quot;;IF([.B21]=&quot;Y&quot;;&quot;1Eddd&quot;;DEC2HEX(256*256+8*256*16+HEX2DEC([.G21])*16+HEX2DEC([.J20]);5)))" office:value-type="string">
              <text:p>18A40</text:p>
            </table:change-track-table-cell>
          </table:previous>
        </table:cell-content-change>
        <table:cell-content-change table:id="ct2430">
          <table:cell-address table:column="16" table:row="21" table:table="0"/>
          <office:change-info>
            <dc:creator>Mike </dc:creator>
            <dc:date>2012-05-20T21:55:00.65</dc:date>
          </office:change-info>
          <table:previous table:id="ct2399">
            <table:change-track-table-cell table:cell-address="Sheet1.Q22" table:formula="of:=IF([.E22]=&quot;&quot;;&quot;&quot;;IF([.B22]=&quot;Y&quot;;&quot;1Eddd&quot;;DEC2HEX(256*256+8*256*16+HEX2DEC([.G22])*16+HEX2DEC([.J21]);5)))" office:value-type="string">
              <text:p>1825F</text:p>
            </table:change-track-table-cell>
          </table:previous>
        </table:cell-content-change>
        <table:cell-content-change table:id="ct2431">
          <table:cell-address table:column="16" table:row="22" table:table="0"/>
          <office:change-info>
            <dc:creator>Mike </dc:creator>
            <dc:date>2012-05-20T21:55:00.65</dc:date>
          </office:change-info>
          <table:previous table:id="ct2400">
            <table:change-track-table-cell table:cell-address="Sheet1.Q23" table:formula="of:=IF([.E23]=&quot;&quot;;&quot;&quot;;IF([.B23]=&quot;Y&quot;;&quot;1Eddd&quot;;DEC2HEX(256*256+8*256*16+HEX2DEC([.G23])*16+HEX2DEC([.J22]);5)))" office:value-type="string">
              <text:p>1826F</text:p>
            </table:change-track-table-cell>
          </table:previous>
        </table:cell-content-change>
        <table:cell-content-change table:id="ct2432">
          <table:cell-address table:column="16" table:row="23" table:table="0"/>
          <office:change-info>
            <dc:creator>Mike </dc:creator>
            <dc:date>2012-05-20T21:55:00.65</dc:date>
          </office:change-info>
          <table:previous table:id="ct2401">
            <table:change-track-table-cell table:cell-address="Sheet1.Q24" table:formula="of:=IF([.E24]=&quot;&quot;;&quot;&quot;;IF([.B24]=&quot;Y&quot;;&quot;1Eddd&quot;;DEC2HEX(256*256+8*256*16+HEX2DEC([.G24])*16+HEX2DEC([.J23]);5)))" office:value-type="string">
              <text:p>18A8B</text:p>
            </table:change-track-table-cell>
          </table:previous>
        </table:cell-content-change>
        <table:cell-content-change table:id="ct2433">
          <table:cell-address table:column="16" table:row="24" table:table="0"/>
          <office:change-info>
            <dc:creator>Mike </dc:creator>
            <dc:date>2012-05-20T21:55:00.65</dc:date>
          </office:change-info>
          <table:previous table:id="ct2402">
            <table:change-track-table-cell table:cell-address="Sheet1.Q25" table:formula="of:=IF([.E25]=&quot;&quot;;&quot;&quot;;IF([.B25]=&quot;Y&quot;;&quot;1Eddd&quot;;DEC2HEX(256*256+8*256*16+HEX2DEC([.G25])*16+HEX2DEC([.J24]);5)))" office:value-type="string">
              <text:p>1829F</text:p>
            </table:change-track-table-cell>
          </table:previous>
        </table:cell-content-change>
        <table:cell-content-change table:id="ct2434">
          <table:cell-address table:column="16" table:row="25" table:table="0"/>
          <office:change-info>
            <dc:creator>Mike </dc:creator>
            <dc:date>2012-05-20T21:55:00.65</dc:date>
          </office:change-info>
          <table:previous table:id="ct2403">
            <table:change-track-table-cell table:cell-address="Sheet1.Q26" table:formula="of:=IF([.E26]=&quot;&quot;;&quot;&quot;;IF([.B26]=&quot;Y&quot;;&quot;1Eddd&quot;;DEC2HEX(256*256+8*256*16+HEX2DEC([.G26])*16+HEX2DEC([.J25]);5)))" office:value-type="string">
              <text:p>182AF</text:p>
            </table:change-track-table-cell>
          </table:previous>
        </table:cell-content-change>
        <table:cell-content-change table:id="ct2435">
          <table:cell-address table:column="16" table:row="26" table:table="0"/>
          <office:change-info>
            <dc:creator>Mike </dc:creator>
            <dc:date>2012-05-20T21:55:00.65</dc:date>
          </office:change-info>
          <table:previous table:id="ct2404">
            <table:change-track-table-cell table:cell-address="Sheet1.Q27" table:formula="of:=IF([.E27]=&quot;&quot;;&quot;&quot;;IF([.B27]=&quot;Y&quot;;&quot;1Eddd&quot;;DEC2HEX(256*256+8*256*16+HEX2DEC([.G27])*16+HEX2DEC([.J26]);5)))" office:value-type="string">
              <text:p>1Eddd</text:p>
            </table:change-track-table-cell>
          </table:previous>
        </table:cell-content-change>
        <table:cell-content-change table:id="ct2436">
          <table:cell-address table:column="16" table:row="27" table:table="0"/>
          <office:change-info>
            <dc:creator>Mike </dc:creator>
            <dc:date>2012-05-20T21:55:00.65</dc:date>
          </office:change-info>
          <table:previous table:id="ct2405">
            <table:change-track-table-cell table:cell-address="Sheet1.Q28" table:formula="of:=IF([.E28]=&quot;&quot;;&quot;&quot;;IF([.B28]=&quot;Y&quot;;&quot;1Eddd&quot;;DEC2HEX(256*256+8*256*16+HEX2DEC([.G28])*16+HEX2DEC([.J27]);5)))" office:value-type="string">
              <text:p>18AB0</text:p>
            </table:change-track-table-cell>
          </table:previous>
        </table:cell-content-change>
        <table:cell-content-change table:id="ct2437">
          <table:cell-address table:column="16" table:row="28" table:table="0"/>
          <office:change-info>
            <dc:creator>Mike </dc:creator>
            <dc:date>2012-05-20T21:55:00.65</dc:date>
          </office:change-info>
          <table:previous table:id="ct2406">
            <table:change-track-table-cell table:cell-address="Sheet1.Q29" table:formula="of:=IF([.E29]=&quot;&quot;;&quot;&quot;;IF([.B29]=&quot;Y&quot;;&quot;1Eddd&quot;;DEC2HEX(256*256+8*256*16+HEX2DEC([.G29])*16+HEX2DEC([.J28]);5)))" office:value-type="string">
              <text:p>18AC7</text:p>
            </table:change-track-table-cell>
          </table:previous>
        </table:cell-content-change>
        <table:cell-content-change table:id="ct2438">
          <table:cell-address table:column="16" table:row="29" table:table="0"/>
          <office:change-info>
            <dc:creator>Mike </dc:creator>
            <dc:date>2012-05-20T21:55:00.65</dc:date>
          </office:change-info>
          <table:previous table:id="ct2407">
            <table:change-track-table-cell table:cell-address="Sheet1.Q30" table:formula="of:=IF([.E30]=&quot;&quot;;&quot;&quot;;IF([.B30]=&quot;Y&quot;;&quot;1Eddd&quot;;DEC2HEX(256*256+8*256*16+HEX2DEC([.G30])*16+HEX2DEC([.J29]);5)))" office:value-type="string">
              <text:p>18ADF</text:p>
            </table:change-track-table-cell>
          </table:previous>
        </table:cell-content-change>
        <table:cell-content-change table:id="ct2439">
          <table:cell-address table:column="16" table:row="30" table:table="0"/>
          <office:change-info>
            <dc:creator>Mike </dc:creator>
            <dc:date>2012-05-20T21:55:00.65</dc:date>
          </office:change-info>
          <table:previous table:id="ct2408">
            <table:change-track-table-cell table:cell-address="Sheet1.Q31" table:formula="of:=IF([.E31]=&quot;&quot;;&quot;&quot;;IF([.B31]=&quot;Y&quot;;&quot;1Eddd&quot;;DEC2HEX(256*256+8*256*16+HEX2DEC([.G31])*16+HEX2DEC([.J30]);5)))" office:value-type="string"/>
          </table:previous>
        </table:cell-content-change>
        <table:cell-content-change table:id="ct2440">
          <table:cell-address table:column="16" table:row="31" table:table="0"/>
          <office:change-info>
            <dc:creator>Mike </dc:creator>
            <dc:date>2012-05-20T21:55:00.65</dc:date>
          </office:change-info>
          <table:previous table:id="ct2409">
            <table:change-track-table-cell table:cell-address="Sheet1.Q32" table:formula="of:=IF([.E32]=&quot;&quot;;&quot;&quot;;IF([.B32]=&quot;Y&quot;;&quot;1Eddd&quot;;DEC2HEX(256*256+8*256*16+HEX2DEC([.G32])*16+HEX2DEC([.J31]);5)))" office:value-type="string"/>
          </table:previous>
        </table:cell-content-change>
        <table:cell-content-change table:id="ct2441">
          <table:cell-address table:column="16" table:row="32" table:table="0"/>
          <office:change-info>
            <dc:creator>Mike </dc:creator>
            <dc:date>2012-05-20T21:55:00.65</dc:date>
          </office:change-info>
          <table:previous table:id="ct2410">
            <table:change-track-table-cell table:cell-address="Sheet1.Q33" table:formula="of:=IF([.E33]=&quot;&quot;;&quot;&quot;;IF([.B33]=&quot;Y&quot;;&quot;1Eddd&quot;;DEC2HEX(256*256+8*256*16+HEX2DEC([.G33])*16+HEX2DEC([.J32]);5)))" office:value-type="string">
              <text:p>18510</text:p>
            </table:change-track-table-cell>
          </table:previous>
        </table:cell-content-change>
        <table:cell-content-change table:id="ct2442">
          <table:cell-address table:column="16" table:row="33" table:table="0"/>
          <office:change-info>
            <dc:creator>Mike </dc:creator>
            <dc:date>2012-05-20T21:55:00.65</dc:date>
          </office:change-info>
          <table:previous table:id="ct2411">
            <table:change-track-table-cell table:cell-address="Sheet1.Q34" table:formula="of:=IF([.E34]=&quot;&quot;;&quot;&quot;;IF([.B34]=&quot;Y&quot;;&quot;1Eddd&quot;;DEC2HEX(256*256+8*256*16+HEX2DEC([.G34])*16+HEX2DEC([.J33]);5)))" office:value-type="string"/>
          </table:previous>
        </table:cell-content-change>
        <table:cell-content-change table:id="ct2443">
          <table:cell-address table:column="16" table:row="34" table:table="0"/>
          <office:change-info>
            <dc:creator>Mike </dc:creator>
            <dc:date>2012-05-20T21:55:00.65</dc:date>
          </office:change-info>
          <table:previous table:id="ct2412">
            <table:change-track-table-cell table:cell-address="Sheet1.Q35" table:formula="of:=IF([.E35]=&quot;&quot;;&quot;&quot;;IF([.B35]=&quot;Y&quot;;&quot;1Eddd&quot;;DEC2HEX(256*256+8*256*16+HEX2DEC([.G35])*16+HEX2DEC([.J34]);5)))" office:value-type="string">
              <text:p>1Eddd</text:p>
            </table:change-track-table-cell>
          </table:previous>
        </table:cell-content-change>
        <table:cell-content-change table:id="ct2444">
          <table:cell-address table:column="16" table:row="35" table:table="0"/>
          <office:change-info>
            <dc:creator>Mike </dc:creator>
            <dc:date>2012-05-20T21:55:00.65</dc:date>
          </office:change-info>
          <table:previous table:id="ct2413">
            <table:change-track-table-cell table:cell-address="Sheet1.Q36" table:formula="of:=IF([.E36]=&quot;&quot;;&quot;&quot;;IF([.B36]=&quot;Y&quot;;&quot;1Eddd&quot;;DEC2HEX(256*256+8*256*16+HEX2DEC([.G36])*16+HEX2DEC([.J35]);5)))" office:value-type="string">
              <text:p>1Eddd</text:p>
            </table:change-track-table-cell>
          </table:previous>
        </table:cell-content-change>
        <table:cell-content-change table:id="ct2445">
          <table:cell-address table:column="16" table:row="36" table:table="0"/>
          <office:change-info>
            <dc:creator>Mike </dc:creator>
            <dc:date>2012-05-20T21:55:00.65</dc:date>
          </office:change-info>
          <table:previous table:id="ct2414">
            <table:change-track-table-cell table:cell-address="Sheet1.Q37" table:formula="of:=IF([.E37]=&quot;&quot;;&quot;&quot;;IF([.B37]=&quot;Y&quot;;&quot;1Eddd&quot;;DEC2HEX(256*256+8*256*16+HEX2DEC([.G37])*16+HEX2DEC([.J36]);5)))" office:value-type="string"/>
          </table:previous>
        </table:cell-content-change>
        <table:cell-content-change table:id="ct2446">
          <table:cell-address table:column="16" table:row="37" table:table="0"/>
          <office:change-info>
            <dc:creator>Mike </dc:creator>
            <dc:date>2012-05-20T21:55:00.65</dc:date>
          </office:change-info>
          <table:previous table:id="ct2415">
            <table:change-track-table-cell table:cell-address="Sheet1.Q38" table:formula="of:=IF([.E38]=&quot;&quot;;&quot;&quot;;IF([.B38]=&quot;Y&quot;;&quot;1Eddd&quot;;DEC2HEX(256*256+8*256*16+HEX2DEC([.G38])*16+HEX2DEC([.J37]);5)))" office:value-type="string"/>
          </table:previous>
        </table:cell-content-change>
        <table:cell-content-change table:id="ct2447">
          <table:cell-address table:column="16" table:row="42" table:table="0"/>
          <office:change-info>
            <dc:creator>Mike </dc:creator>
            <dc:date>2012-05-20T21:55:12.03</dc:date>
          </office:change-info>
          <table:previous table:id="ct2251">
            <table:change-track-table-cell table:cell-address="Sheet1.Q43" table:formula="of:=IF([.E43]=&quot;&quot;;&quot;&quot;;IF([.B43]=&quot;Y&quot;;&quot;1Eddd&quot;;DEC2HEX(256*256+8*256*16+HEX2DEC([.G43])*16+IF([.C43]=&quot;Y&quot;;8;0)+IF([.H43]=&quot;Y&quot;;[.I43];7);5)))" office:value-type="string">
              <text:p>1Eddd</text:p>
            </table:change-track-table-cell>
          </table:previous>
        </table:cell-content-change>
        <table:cell-content-change table:id="ct2448">
          <table:cell-address table:column="16" table:row="43" table:table="0"/>
          <office:change-info>
            <dc:creator>Mike </dc:creator>
            <dc:date>2012-05-20T21:55:12.03</dc:date>
          </office:change-info>
          <table:previous table:id="ct2252">
            <table:change-track-table-cell table:cell-address="Sheet1.Q44" table:formula="of:=IF([.E44]=&quot;&quot;;&quot;&quot;;IF([.B44]=&quot;Y&quot;;&quot;1Eddd&quot;;DEC2HEX(256*256+8*256*16+HEX2DEC([.G44])*16+IF([.C44]=&quot;Y&quot;;8;0)+IF([.H44]=&quot;Y&quot;;[.I44];7);5)))" office:value-type="string">
              <text:p>1Eddd</text:p>
            </table:change-track-table-cell>
          </table:previous>
        </table:cell-content-change>
        <table:cell-content-change table:id="ct2449">
          <table:cell-address table:column="16" table:row="44" table:table="0"/>
          <office:change-info>
            <dc:creator>Mike </dc:creator>
            <dc:date>2012-05-20T21:55:12.03</dc:date>
          </office:change-info>
          <table:previous table:id="ct2253">
            <table:change-track-table-cell table:cell-address="Sheet1.Q45" table:formula="of:=IF([.E45]=&quot;&quot;;&quot;&quot;;IF([.B45]=&quot;Y&quot;;&quot;1Eddd&quot;;DEC2HEX(256*256+8*256*16+HEX2DEC([.G45])*16+IF([.C45]=&quot;Y&quot;;8;0)+IF([.H45]=&quot;Y&quot;;[.I45];7);5)))" office:value-type="string"/>
          </table:previous>
        </table:cell-content-change>
        <table:cell-content-change table:id="ct2450">
          <table:cell-address table:column="16" table:row="45" table:table="0"/>
          <office:change-info>
            <dc:creator>Mike </dc:creator>
            <dc:date>2012-05-20T21:55:12.03</dc:date>
          </office:change-info>
          <table:previous table:id="ct2254">
            <table:change-track-table-cell table:cell-address="Sheet1.Q46" table:formula="of:=IF([.E46]=&quot;&quot;;&quot;&quot;;IF([.B46]=&quot;Y&quot;;&quot;1Eddd&quot;;DEC2HEX(256*256+8*256*16+HEX2DEC([.G46])*16+IF([.C46]=&quot;Y&quot;;8;0)+IF([.H46]=&quot;Y&quot;;[.I46];7);5)))" office:value-type="string"/>
          </table:previous>
        </table:cell-content-change>
        <table:cell-content-change table:id="ct2451">
          <table:cell-address table:column="16" table:row="46" table:table="0"/>
          <office:change-info>
            <dc:creator>Mike </dc:creator>
            <dc:date>2012-05-20T21:55:12.03</dc:date>
          </office:change-info>
          <table:previous table:id="ct2255">
            <table:change-track-table-cell table:cell-address="Sheet1.Q47" table:formula="of:=IF([.E47]=&quot;&quot;;&quot;&quot;;IF([.B47]=&quot;Y&quot;;&quot;1Eddd&quot;;DEC2HEX(256*256+8*256*16+HEX2DEC([.G47])*16+IF([.C47]=&quot;Y&quot;;8;0)+IF([.H47]=&quot;Y&quot;;[.I47];7);5)))" office:value-type="string"/>
          </table:previous>
        </table:cell-content-change>
        <table:cell-content-change table:id="ct2452">
          <table:cell-address table:column="16" table:row="47" table:table="0"/>
          <office:change-info>
            <dc:creator>Mike </dc:creator>
            <dc:date>2012-05-20T21:55:12.03</dc:date>
          </office:change-info>
          <table:previous table:id="ct2256">
            <table:change-track-table-cell table:cell-address="Sheet1.Q48" table:formula="of:=IF([.E48]=&quot;&quot;;&quot;&quot;;IF([.B48]=&quot;Y&quot;;&quot;1Eddd&quot;;DEC2HEX(256*256+8*256*16+HEX2DEC([.G48])*16+IF([.C48]=&quot;Y&quot;;8;0)+IF([.H48]=&quot;Y&quot;;[.I48];7);5)))" office:value-type="string">
              <text:p>1Eddd</text:p>
            </table:change-track-table-cell>
          </table:previous>
        </table:cell-content-change>
        <table:cell-content-change table:id="ct2453">
          <table:cell-address table:column="16" table:row="48" table:table="0"/>
          <office:change-info>
            <dc:creator>Mike </dc:creator>
            <dc:date>2012-05-20T21:55:12.03</dc:date>
          </office:change-info>
          <table:previous table:id="ct2257">
            <table:change-track-table-cell table:cell-address="Sheet1.Q49" table:formula="of:=IF([.E49]=&quot;&quot;;&quot;&quot;;IF([.B49]=&quot;Y&quot;;&quot;1Eddd&quot;;DEC2HEX(256*256+8*256*16+HEX2DEC([.G49])*16+IF([.C49]=&quot;Y&quot;;8;0)+IF([.H49]=&quot;Y&quot;;[.I49];7);5)))" office:value-type="string"/>
          </table:previous>
        </table:cell-content-change>
        <table:cell-content-change table:id="ct2454">
          <table:cell-address table:column="16" table:row="49" table:table="0"/>
          <office:change-info>
            <dc:creator>Mike </dc:creator>
            <dc:date>2012-05-20T21:55:12.03</dc:date>
          </office:change-info>
          <table:previous table:id="ct2258">
            <table:change-track-table-cell table:cell-address="Sheet1.Q50" table:formula="of:=IF([.E50]=&quot;&quot;;&quot;&quot;;IF([.B50]=&quot;Y&quot;;&quot;1Eddd&quot;;DEC2HEX(256*256+8*256*16+HEX2DEC([.G50])*16+IF([.C50]=&quot;Y&quot;;8;0)+IF([.H50]=&quot;Y&quot;;[.I50];7);5)))" office:value-type="string">
              <text:p>1Eddd</text:p>
            </table:change-track-table-cell>
          </table:previous>
        </table:cell-content-change>
        <table:cell-content-change table:id="ct2455">
          <table:cell-address table:column="16" table:row="50" table:table="0"/>
          <office:change-info>
            <dc:creator>Mike </dc:creator>
            <dc:date>2012-05-20T21:55:12.03</dc:date>
          </office:change-info>
          <table:previous table:id="ct2259">
            <table:change-track-table-cell table:cell-address="Sheet1.Q51" table:formula="of:=IF([.E51]=&quot;&quot;;&quot;&quot;;IF([.B51]=&quot;Y&quot;;&quot;1Eddd&quot;;DEC2HEX(256*256+8*256*16+HEX2DEC([.G51])*16+IF([.C51]=&quot;Y&quot;;8;0)+IF([.H51]=&quot;Y&quot;;[.I51];7);5)))" office:value-type="string"/>
          </table:previous>
        </table:cell-content-change>
        <table:cell-content-change table:id="ct2456">
          <table:cell-address table:column="16" table:row="51" table:table="0"/>
          <office:change-info>
            <dc:creator>Mike </dc:creator>
            <dc:date>2012-05-20T21:55:12.03</dc:date>
          </office:change-info>
          <table:previous table:id="ct2260">
            <table:change-track-table-cell table:cell-address="Sheet1.Q52" table:formula="of:=IF([.E52]=&quot;&quot;;&quot;&quot;;IF([.B52]=&quot;Y&quot;;&quot;1Eddd&quot;;DEC2HEX(256*256+8*256*16+HEX2DEC([.G52])*16+IF([.C52]=&quot;Y&quot;;8;0)+IF([.H52]=&quot;Y&quot;;[.I52];7);5)))" office:value-type="string"/>
          </table:previous>
        </table:cell-content-change>
        <table:cell-content-change table:id="ct2457">
          <table:cell-address table:column="16" table:row="53" table:table="0"/>
          <office:change-info>
            <dc:creator>Mike </dc:creator>
            <dc:date>2012-05-20T21:55:14.47</dc:date>
          </office:change-info>
          <table:previous table:id="ct2261">
            <table:change-track-table-cell table:cell-address="Sheet1.Q54" table:formula="of:=IF([.E54]=&quot;&quot;;&quot;&quot;;IF([.B54]=&quot;Y&quot;;&quot;1Eddd&quot;;DEC2HEX(256*256+8*256*16+HEX2DEC([.G54])*16+IF([.C54]=&quot;Y&quot;;8;0)+IF([.H54]=&quot;Y&quot;;[.I54];7);5)))" office:value-type="string">
              <text:p>1Eddd</text:p>
            </table:change-track-table-cell>
          </table:previous>
        </table:cell-content-change>
        <table:cell-content-change table:id="ct2458">
          <table:cell-address table:column="16" table:row="54" table:table="0"/>
          <office:change-info>
            <dc:creator>Mike </dc:creator>
            <dc:date>2012-05-20T21:55:14.47</dc:date>
          </office:change-info>
          <table:previous table:id="ct2262">
            <table:change-track-table-cell table:cell-address="Sheet1.Q55" table:formula="of:=IF([.E55]=&quot;&quot;;&quot;&quot;;IF([.B55]=&quot;Y&quot;;&quot;1Eddd&quot;;DEC2HEX(256*256+8*256*16+HEX2DEC([.G55])*16+IF([.C55]=&quot;Y&quot;;8;0)+IF([.H55]=&quot;Y&quot;;[.I55];7);5)))" office:value-type="string">
              <text:p>1Eddd</text:p>
            </table:change-track-table-cell>
          </table:previous>
        </table:cell-content-change>
        <table:cell-content-change table:id="ct2459">
          <table:cell-address table:column="14" table:row="7" table:table="0"/>
          <office:change-info>
            <dc:creator>Mike </dc:creator>
            <dc:date>2012-05-20T21:56:21.76</dc:date>
          </office:change-info>
          <table:previous>
            <table:change-track-table-cell/>
          </table:previous>
        </table:cell-content-change>
        <table:cell-content-change table:id="ct2460">
          <table:cell-address table:column="14" table:row="8" table:table="0"/>
          <office:change-info>
            <dc:creator>Mike </dc:creator>
            <dc:date>2012-05-20T21:56:26.83</dc:date>
          </office:change-info>
          <table:previous>
            <table:change-track-table-cell/>
          </table:previous>
        </table:cell-content-change>
        <table:cell-content-change table:id="ct2461">
          <table:cell-address table:column="14" table:row="9" table:table="0"/>
          <office:change-info>
            <dc:creator>Mike </dc:creator>
            <dc:date>2012-05-20T21:56:26.83</dc:date>
          </office:change-info>
          <table:previous>
            <table:change-track-table-cell/>
          </table:previous>
        </table:cell-content-change>
        <table:cell-content-change table:id="ct2462">
          <table:cell-address table:column="14" table:row="10" table:table="0"/>
          <office:change-info>
            <dc:creator>Mike </dc:creator>
            <dc:date>2012-05-20T21:56:26.83</dc:date>
          </office:change-info>
          <table:previous>
            <table:change-track-table-cell/>
          </table:previous>
        </table:cell-content-change>
        <table:cell-content-change table:id="ct2463">
          <table:cell-address table:column="14" table:row="11" table:table="0"/>
          <office:change-info>
            <dc:creator>Mike </dc:creator>
            <dc:date>2012-05-20T21:56:26.83</dc:date>
          </office:change-info>
          <table:previous>
            <table:change-track-table-cell/>
          </table:previous>
        </table:cell-content-change>
        <table:cell-content-change table:id="ct2464">
          <table:cell-address table:column="14" table:row="12" table:table="0"/>
          <office:change-info>
            <dc:creator>Mike </dc:creator>
            <dc:date>2012-05-20T21:56:26.83</dc:date>
          </office:change-info>
          <table:previous>
            <table:change-track-table-cell/>
          </table:previous>
        </table:cell-content-change>
        <table:cell-content-change table:id="ct2465">
          <table:cell-address table:column="14" table:row="13" table:table="0"/>
          <office:change-info>
            <dc:creator>Mike </dc:creator>
            <dc:date>2012-05-20T21:56:26.83</dc:date>
          </office:change-info>
          <table:previous>
            <table:change-track-table-cell/>
          </table:previous>
        </table:cell-content-change>
        <table:cell-content-change table:id="ct2466">
          <table:cell-address table:column="14" table:row="7" table:table="0"/>
          <office:change-info>
            <dc:creator>Mike </dc:creator>
            <dc:date>2012-05-20T21:57:40.12</dc:date>
          </office:change-info>
          <table:previous table:id="ct2459">
            <table:change-track-table-cell table:cell-address="Sheet1.O8" table:formula="of:=IF([.E8]=&quot;&quot;;&quot;&quot;;DEC2HEX(0;4))" office:value-type="string">
              <text:p>0000</text:p>
            </table:change-track-table-cell>
          </table:previous>
        </table:cell-content-change>
        <table:cell-content-change table:id="ct2467">
          <table:cell-address table:column="14" table:row="8" table:table="0"/>
          <office:change-info>
            <dc:creator>Mike </dc:creator>
            <dc:date>2012-05-20T21:57:44.62</dc:date>
          </office:change-info>
          <table:previous table:id="ct2460">
            <table:change-track-table-cell table:cell-address="Sheet1.O9" table:formula="of:=IF([.E9]=&quot;&quot;;&quot;&quot;;DEC2HEX(0;4))" office:value-type="string">
              <text:p>0000</text:p>
            </table:change-track-table-cell>
          </table:previous>
        </table:cell-content-change>
        <table:cell-content-change table:id="ct2468">
          <table:cell-address table:column="14" table:row="9" table:table="0"/>
          <office:change-info>
            <dc:creator>Mike </dc:creator>
            <dc:date>2012-05-20T21:57:44.62</dc:date>
          </office:change-info>
          <table:previous table:id="ct2461">
            <table:change-track-table-cell table:cell-address="Sheet1.O10" table:formula="of:=IF([.E10]=&quot;&quot;;&quot;&quot;;DEC2HEX(0;4))" office:value-type="string">
              <text:p>0000</text:p>
            </table:change-track-table-cell>
          </table:previous>
        </table:cell-content-change>
        <table:cell-content-change table:id="ct2469">
          <table:cell-address table:column="14" table:row="10" table:table="0"/>
          <office:change-info>
            <dc:creator>Mike </dc:creator>
            <dc:date>2012-05-20T21:57:44.62</dc:date>
          </office:change-info>
          <table:previous table:id="ct2462">
            <table:change-track-table-cell table:cell-address="Sheet1.O11" table:formula="of:=IF([.E11]=&quot;&quot;;&quot;&quot;;DEC2HEX(0;4))" office:value-type="string">
              <text:p>0000</text:p>
            </table:change-track-table-cell>
          </table:previous>
        </table:cell-content-change>
        <table:cell-content-change table:id="ct2470">
          <table:cell-address table:column="14" table:row="11" table:table="0"/>
          <office:change-info>
            <dc:creator>Mike </dc:creator>
            <dc:date>2012-05-20T21:57:44.62</dc:date>
          </office:change-info>
          <table:previous table:id="ct2463">
            <table:change-track-table-cell table:cell-address="Sheet1.O12" table:formula="of:=IF([.E12]=&quot;&quot;;&quot;&quot;;DEC2HEX(0;4))" office:value-type="string">
              <text:p>0000</text:p>
            </table:change-track-table-cell>
          </table:previous>
        </table:cell-content-change>
        <table:cell-content-change table:id="ct2471">
          <table:cell-address table:column="14" table:row="12" table:table="0"/>
          <office:change-info>
            <dc:creator>Mike </dc:creator>
            <dc:date>2012-05-20T21:57:44.62</dc:date>
          </office:change-info>
          <table:previous table:id="ct2464">
            <table:change-track-table-cell table:cell-address="Sheet1.O13" table:formula="of:=IF([.E13]=&quot;&quot;;&quot;&quot;;DEC2HEX(0;4))" office:value-type="string">
              <text:p>0000</text:p>
            </table:change-track-table-cell>
          </table:previous>
        </table:cell-content-change>
        <table:cell-content-change table:id="ct2472">
          <table:cell-address table:column="14" table:row="13" table:table="0"/>
          <office:change-info>
            <dc:creator>Mike </dc:creator>
            <dc:date>2012-05-20T21:57:44.62</dc:date>
          </office:change-info>
          <table:previous table:id="ct2465">
            <table:change-track-table-cell table:cell-address="Sheet1.O14" table:formula="of:=IF([.E14]=&quot;&quot;;&quot;&quot;;DEC2HEX(0;4))" office:value-type="string">
              <text:p>0000</text:p>
            </table:change-track-table-cell>
          </table:previous>
        </table:cell-content-change>
        <table:cell-content-change table:id="ct2473">
          <table:cell-address table:column="14" table:row="14" table:table="0"/>
          <office:change-info>
            <dc:creator>Mike </dc:creator>
            <dc:date>2012-05-20T21:57:52.87</dc:date>
          </office:change-info>
          <table:previous>
            <table:change-track-table-cell/>
          </table:previous>
        </table:cell-content-change>
        <table:cell-content-change table:id="ct2474">
          <table:cell-address table:column="14" table:row="15" table:table="0"/>
          <office:change-info>
            <dc:creator>Mike </dc:creator>
            <dc:date>2012-05-20T21:57:52.87</dc:date>
          </office:change-info>
          <table:previous>
            <table:change-track-table-cell/>
          </table:previous>
        </table:cell-content-change>
        <table:cell-content-change table:id="ct2475">
          <table:cell-address table:column="14" table:row="16" table:table="0"/>
          <office:change-info>
            <dc:creator>Mike </dc:creator>
            <dc:date>2012-05-20T21:57:52.87</dc:date>
          </office:change-info>
          <table:previous>
            <table:change-track-table-cell/>
          </table:previous>
        </table:cell-content-change>
        <table:cell-content-change table:id="ct2476">
          <table:cell-address table:column="14" table:row="17" table:table="0"/>
          <office:change-info>
            <dc:creator>Mike </dc:creator>
            <dc:date>2012-05-20T21:57:52.87</dc:date>
          </office:change-info>
          <table:previous>
            <table:change-track-table-cell/>
          </table:previous>
        </table:cell-content-change>
        <table:cell-content-change table:id="ct2477">
          <table:cell-address table:column="14" table:row="18" table:table="0"/>
          <office:change-info>
            <dc:creator>Mike </dc:creator>
            <dc:date>2012-05-20T21:57:52.87</dc:date>
          </office:change-info>
          <table:previous>
            <table:change-track-table-cell/>
          </table:previous>
        </table:cell-content-change>
        <table:cell-content-change table:id="ct2478">
          <table:cell-address table:column="14" table:row="19" table:table="0"/>
          <office:change-info>
            <dc:creator>Mike </dc:creator>
            <dc:date>2012-05-20T21:57:52.87</dc:date>
          </office:change-info>
          <table:previous>
            <table:change-track-table-cell/>
          </table:previous>
        </table:cell-content-change>
        <table:cell-content-change table:id="ct2479">
          <table:cell-address table:column="14" table:row="20" table:table="0"/>
          <office:change-info>
            <dc:creator>Mike </dc:creator>
            <dc:date>2012-05-20T21:57:52.87</dc:date>
          </office:change-info>
          <table:previous>
            <table:change-track-table-cell/>
          </table:previous>
        </table:cell-content-change>
        <table:cell-content-change table:id="ct2480">
          <table:cell-address table:column="14" table:row="21" table:table="0"/>
          <office:change-info>
            <dc:creator>Mike </dc:creator>
            <dc:date>2012-05-20T21:57:52.87</dc:date>
          </office:change-info>
          <table:previous>
            <table:change-track-table-cell/>
          </table:previous>
        </table:cell-content-change>
        <table:cell-content-change table:id="ct2481">
          <table:cell-address table:column="14" table:row="22" table:table="0"/>
          <office:change-info>
            <dc:creator>Mike </dc:creator>
            <dc:date>2012-05-20T21:57:52.87</dc:date>
          </office:change-info>
          <table:previous>
            <table:change-track-table-cell/>
          </table:previous>
        </table:cell-content-change>
        <table:cell-content-change table:id="ct2482">
          <table:cell-address table:column="14" table:row="23" table:table="0"/>
          <office:change-info>
            <dc:creator>Mike </dc:creator>
            <dc:date>2012-05-20T21:57:52.87</dc:date>
          </office:change-info>
          <table:previous>
            <table:change-track-table-cell/>
          </table:previous>
        </table:cell-content-change>
        <table:cell-content-change table:id="ct2483">
          <table:cell-address table:column="14" table:row="24" table:table="0"/>
          <office:change-info>
            <dc:creator>Mike </dc:creator>
            <dc:date>2012-05-20T21:57:52.87</dc:date>
          </office:change-info>
          <table:previous>
            <table:change-track-table-cell/>
          </table:previous>
        </table:cell-content-change>
        <table:cell-content-change table:id="ct2484">
          <table:cell-address table:column="14" table:row="25" table:table="0"/>
          <office:change-info>
            <dc:creator>Mike </dc:creator>
            <dc:date>2012-05-20T21:57:52.87</dc:date>
          </office:change-info>
          <table:previous>
            <table:change-track-table-cell/>
          </table:previous>
        </table:cell-content-change>
        <table:cell-content-change table:id="ct2485">
          <table:cell-address table:column="14" table:row="26" table:table="0"/>
          <office:change-info>
            <dc:creator>Mike </dc:creator>
            <dc:date>2012-05-20T21:57:52.87</dc:date>
          </office:change-info>
          <table:previous>
            <table:change-track-table-cell/>
          </table:previous>
        </table:cell-content-change>
        <table:cell-content-change table:id="ct2486">
          <table:cell-address table:column="14" table:row="27" table:table="0"/>
          <office:change-info>
            <dc:creator>Mike </dc:creator>
            <dc:date>2012-05-20T21:57:52.87</dc:date>
          </office:change-info>
          <table:previous>
            <table:change-track-table-cell/>
          </table:previous>
        </table:cell-content-change>
        <table:cell-content-change table:id="ct2487">
          <table:cell-address table:column="14" table:row="28" table:table="0"/>
          <office:change-info>
            <dc:creator>Mike </dc:creator>
            <dc:date>2012-05-20T21:57:52.87</dc:date>
          </office:change-info>
          <table:previous>
            <table:change-track-table-cell/>
          </table:previous>
        </table:cell-content-change>
        <table:cell-content-change table:id="ct2488">
          <table:cell-address table:column="14" table:row="29" table:table="0"/>
          <office:change-info>
            <dc:creator>Mike </dc:creator>
            <dc:date>2012-05-20T21:57:52.87</dc:date>
          </office:change-info>
          <table:previous>
            <table:change-track-table-cell/>
          </table:previous>
        </table:cell-content-change>
        <table:cell-content-change table:id="ct2489">
          <table:cell-address table:column="14" table:row="30" table:table="0"/>
          <office:change-info>
            <dc:creator>Mike </dc:creator>
            <dc:date>2012-05-20T21:57:52.87</dc:date>
          </office:change-info>
          <table:previous>
            <table:change-track-table-cell/>
          </table:previous>
        </table:cell-content-change>
        <table:cell-content-change table:id="ct2490">
          <table:cell-address table:column="14" table:row="31" table:table="0"/>
          <office:change-info>
            <dc:creator>Mike </dc:creator>
            <dc:date>2012-05-20T21:57:52.87</dc:date>
          </office:change-info>
          <table:previous>
            <table:change-track-table-cell/>
          </table:previous>
        </table:cell-content-change>
        <table:cell-content-change table:id="ct2491">
          <table:cell-address table:column="14" table:row="32" table:table="0"/>
          <office:change-info>
            <dc:creator>Mike </dc:creator>
            <dc:date>2012-05-20T21:57:52.87</dc:date>
          </office:change-info>
          <table:previous>
            <table:change-track-table-cell/>
          </table:previous>
        </table:cell-content-change>
        <table:cell-content-change table:id="ct2492">
          <table:cell-address table:column="14" table:row="33" table:table="0"/>
          <office:change-info>
            <dc:creator>Mike </dc:creator>
            <dc:date>2012-05-20T21:57:52.87</dc:date>
          </office:change-info>
          <table:previous>
            <table:change-track-table-cell/>
          </table:previous>
        </table:cell-content-change>
        <table:cell-content-change table:id="ct2493">
          <table:cell-address table:column="14" table:row="34" table:table="0"/>
          <office:change-info>
            <dc:creator>Mike </dc:creator>
            <dc:date>2012-05-20T21:57:52.87</dc:date>
          </office:change-info>
          <table:previous>
            <table:change-track-table-cell/>
          </table:previous>
        </table:cell-content-change>
        <table:cell-content-change table:id="ct2494">
          <table:cell-address table:column="14" table:row="35" table:table="0"/>
          <office:change-info>
            <dc:creator>Mike </dc:creator>
            <dc:date>2012-05-20T21:57:52.87</dc:date>
          </office:change-info>
          <table:previous>
            <table:change-track-table-cell/>
          </table:previous>
        </table:cell-content-change>
        <table:cell-content-change table:id="ct2495">
          <table:cell-address table:column="14" table:row="36" table:table="0"/>
          <office:change-info>
            <dc:creator>Mike </dc:creator>
            <dc:date>2012-05-20T21:57:52.87</dc:date>
          </office:change-info>
          <table:previous>
            <table:change-track-table-cell/>
          </table:previous>
        </table:cell-content-change>
        <table:cell-content-change table:id="ct2496">
          <table:cell-address table:column="14" table:row="37" table:table="0"/>
          <office:change-info>
            <dc:creator>Mike </dc:creator>
            <dc:date>2012-05-20T21:57:52.87</dc:date>
          </office:change-info>
          <table:previous>
            <table:change-track-table-cell/>
          </table:previous>
        </table:cell-content-change>
        <table:cell-content-change table:id="ct2497">
          <table:cell-address table:column="14" table:row="38" table:table="0"/>
          <office:change-info>
            <dc:creator>Mike </dc:creator>
            <dc:date>2012-05-20T21:57:52.87</dc:date>
          </office:change-info>
          <table:previous>
            <table:change-track-table-cell/>
          </table:previous>
        </table:cell-content-change>
        <table:cell-content-change table:id="ct2498">
          <table:cell-address table:column="14" table:row="39" table:table="0"/>
          <office:change-info>
            <dc:creator>Mike </dc:creator>
            <dc:date>2012-05-20T21:57:52.87</dc:date>
          </office:change-info>
          <table:previous>
            <table:change-track-table-cell/>
          </table:previous>
        </table:cell-content-change>
        <table:cell-content-change table:id="ct2499">
          <table:cell-address table:column="14" table:row="40" table:table="0"/>
          <office:change-info>
            <dc:creator>Mike </dc:creator>
            <dc:date>2012-05-20T21:57:52.87</dc:date>
          </office:change-info>
          <table:previous>
            <table:change-track-table-cell/>
          </table:previous>
        </table:cell-content-change>
        <table:cell-content-change table:id="ct2500">
          <table:cell-address table:column="14" table:row="41" table:table="0"/>
          <office:change-info>
            <dc:creator>Mike </dc:creator>
            <dc:date>2012-05-20T21:57:52.87</dc:date>
          </office:change-info>
          <table:previous>
            <table:change-track-table-cell/>
          </table:previous>
        </table:cell-content-change>
        <table:cell-content-change table:id="ct2501">
          <table:cell-address table:column="14" table:row="42" table:table="0"/>
          <office:change-info>
            <dc:creator>Mike </dc:creator>
            <dc:date>2012-05-20T21:57:52.87</dc:date>
          </office:change-info>
          <table:previous>
            <table:change-track-table-cell/>
          </table:previous>
        </table:cell-content-change>
        <table:cell-content-change table:id="ct2502">
          <table:cell-address table:column="14" table:row="43" table:table="0"/>
          <office:change-info>
            <dc:creator>Mike </dc:creator>
            <dc:date>2012-05-20T21:57:52.87</dc:date>
          </office:change-info>
          <table:previous>
            <table:change-track-table-cell/>
          </table:previous>
        </table:cell-content-change>
        <table:cell-content-change table:id="ct2503">
          <table:cell-address table:column="14" table:row="44" table:table="0"/>
          <office:change-info>
            <dc:creator>Mike </dc:creator>
            <dc:date>2012-05-20T21:57:52.87</dc:date>
          </office:change-info>
          <table:previous>
            <table:change-track-table-cell/>
          </table:previous>
        </table:cell-content-change>
        <table:cell-content-change table:id="ct2504">
          <table:cell-address table:column="14" table:row="45" table:table="0"/>
          <office:change-info>
            <dc:creator>Mike </dc:creator>
            <dc:date>2012-05-20T21:57:52.87</dc:date>
          </office:change-info>
          <table:previous>
            <table:change-track-table-cell/>
          </table:previous>
        </table:cell-content-change>
        <table:cell-content-change table:id="ct2505">
          <table:cell-address table:column="14" table:row="46" table:table="0"/>
          <office:change-info>
            <dc:creator>Mike </dc:creator>
            <dc:date>2012-05-20T21:57:52.87</dc:date>
          </office:change-info>
          <table:previous>
            <table:change-track-table-cell/>
          </table:previous>
        </table:cell-content-change>
        <table:cell-content-change table:id="ct2506">
          <table:cell-address table:column="14" table:row="47" table:table="0"/>
          <office:change-info>
            <dc:creator>Mike </dc:creator>
            <dc:date>2012-05-20T21:57:52.87</dc:date>
          </office:change-info>
          <table:previous>
            <table:change-track-table-cell/>
          </table:previous>
        </table:cell-content-change>
        <table:cell-content-change table:id="ct2507">
          <table:cell-address table:column="14" table:row="48" table:table="0"/>
          <office:change-info>
            <dc:creator>Mike </dc:creator>
            <dc:date>2012-05-20T21:57:52.87</dc:date>
          </office:change-info>
          <table:previous>
            <table:change-track-table-cell/>
          </table:previous>
        </table:cell-content-change>
        <table:cell-content-change table:id="ct2508">
          <table:cell-address table:column="14" table:row="49" table:table="0"/>
          <office:change-info>
            <dc:creator>Mike </dc:creator>
            <dc:date>2012-05-20T21:57:52.87</dc:date>
          </office:change-info>
          <table:previous>
            <table:change-track-table-cell/>
          </table:previous>
        </table:cell-content-change>
        <table:cell-content-change table:id="ct2509">
          <table:cell-address table:column="14" table:row="50" table:table="0"/>
          <office:change-info>
            <dc:creator>Mike </dc:creator>
            <dc:date>2012-05-20T21:57:52.87</dc:date>
          </office:change-info>
          <table:previous>
            <table:change-track-table-cell/>
          </table:previous>
        </table:cell-content-change>
        <table:cell-content-change table:id="ct2510">
          <table:cell-address table:column="14" table:row="51" table:table="0"/>
          <office:change-info>
            <dc:creator>Mike </dc:creator>
            <dc:date>2012-05-20T21:57:52.87</dc:date>
          </office:change-info>
          <table:previous>
            <table:change-track-table-cell/>
          </table:previous>
        </table:cell-content-change>
        <table:cell-content-change table:id="ct2511">
          <table:cell-address table:column="14" table:row="52" table:table="0"/>
          <office:change-info>
            <dc:creator>Mike </dc:creator>
            <dc:date>2012-05-20T21:57:52.87</dc:date>
          </office:change-info>
          <table:previous>
            <table:change-track-table-cell/>
          </table:previous>
        </table:cell-content-change>
        <table:cell-content-change table:id="ct2512">
          <table:cell-address table:column="14" table:row="53" table:table="0"/>
          <office:change-info>
            <dc:creator>Mike </dc:creator>
            <dc:date>2012-05-20T21:57:52.87</dc:date>
          </office:change-info>
          <table:previous>
            <table:change-track-table-cell/>
          </table:previous>
        </table:cell-content-change>
        <table:cell-content-change table:id="ct2513">
          <table:cell-address table:column="14" table:row="54" table:table="0"/>
          <office:change-info>
            <dc:creator>Mike </dc:creator>
            <dc:date>2012-05-20T21:57:52.87</dc:date>
          </office:change-info>
          <table:previous>
            <table:change-track-table-cell/>
          </table:previous>
        </table:cell-content-change>
        <table:cell-content-change table:id="ct2514">
          <table:cell-address table:column="14" table:row="8" table:table="0"/>
          <office:change-info>
            <dc:creator>Mike </dc:creator>
            <dc:date>2012-05-20T21:59:25.52</dc:date>
          </office:change-info>
          <table:previous table:id="ct2467">
            <table:change-track-table-cell table:cell-address="Sheet1.O9" table:formula="of:=IF([.E9]=&quot;&quot;;&quot;&quot;;DEC2HEX(IF([.B9]=&quot;Y&quot;;16*256;0);4))" office:value-type="string">
              <text:p>0000</text:p>
            </table:change-track-table-cell>
          </table:previous>
        </table:cell-content-change>
        <table:cell-content-change table:id="ct2515">
          <table:cell-address table:column="14" table:row="7" table:table="0"/>
          <office:change-info>
            <dc:creator>Mike </dc:creator>
            <dc:date>2012-05-20T21:59:32.04</dc:date>
          </office:change-info>
          <table:previous table:id="ct2466">
            <table:change-track-table-cell table:cell-address="Sheet1.O8" table:formula="of:=IF([.E8]=&quot;&quot;;&quot;&quot;;DEC2HEX(IF([.B8]=&quot;Y&quot;;16*256;0);4))" office:value-type="string">
              <text:p>0000</text:p>
            </table:change-track-table-cell>
          </table:previous>
        </table:cell-content-change>
        <table:cell-content-change table:id="ct2516">
          <table:cell-address table:column="14" table:row="9" table:table="0"/>
          <office:change-info>
            <dc:creator>Mike </dc:creator>
            <dc:date>2012-05-20T21:59:39.09</dc:date>
          </office:change-info>
          <table:previous table:id="ct2468">
            <table:change-track-table-cell table:cell-address="Sheet1.O10" table:formula="of:=IF([.E10]=&quot;&quot;;&quot;&quot;;DEC2HEX(IF([.B10]=&quot;Y&quot;;16*256;0);4))" office:value-type="string">
              <text:p>1000</text:p>
            </table:change-track-table-cell>
          </table:previous>
        </table:cell-content-change>
        <table:cell-content-change table:id="ct2517">
          <table:cell-address table:column="14" table:row="10" table:table="0"/>
          <office:change-info>
            <dc:creator>Mike </dc:creator>
            <dc:date>2012-05-20T21:59:39.09</dc:date>
          </office:change-info>
          <table:previous table:id="ct2469">
            <table:change-track-table-cell table:cell-address="Sheet1.O11" table:formula="of:=IF([.E11]=&quot;&quot;;&quot;&quot;;DEC2HEX(IF([.B11]=&quot;Y&quot;;16*256;0);4))" office:value-type="string">
              <text:p>0000</text:p>
            </table:change-track-table-cell>
          </table:previous>
        </table:cell-content-change>
        <table:cell-content-change table:id="ct2518">
          <table:cell-address table:column="14" table:row="11" table:table="0"/>
          <office:change-info>
            <dc:creator>Mike </dc:creator>
            <dc:date>2012-05-20T21:59:39.09</dc:date>
          </office:change-info>
          <table:previous table:id="ct2470">
            <table:change-track-table-cell table:cell-address="Sheet1.O12" table:formula="of:=IF([.E12]=&quot;&quot;;&quot;&quot;;DEC2HEX(IF([.B12]=&quot;Y&quot;;16*256;0);4))" office:value-type="string">
              <text:p>0000</text:p>
            </table:change-track-table-cell>
          </table:previous>
        </table:cell-content-change>
        <table:cell-content-change table:id="ct2519">
          <table:cell-address table:column="14" table:row="12" table:table="0"/>
          <office:change-info>
            <dc:creator>Mike </dc:creator>
            <dc:date>2012-05-20T21:59:39.09</dc:date>
          </office:change-info>
          <table:previous table:id="ct2471">
            <table:change-track-table-cell table:cell-address="Sheet1.O13" table:formula="of:=IF([.E13]=&quot;&quot;;&quot;&quot;;DEC2HEX(IF([.B13]=&quot;Y&quot;;16*256;0);4))" office:value-type="string">
              <text:p>1000</text:p>
            </table:change-track-table-cell>
          </table:previous>
        </table:cell-content-change>
        <table:cell-content-change table:id="ct2520">
          <table:cell-address table:column="14" table:row="13" table:table="0"/>
          <office:change-info>
            <dc:creator>Mike </dc:creator>
            <dc:date>2012-05-20T21:59:39.09</dc:date>
          </office:change-info>
          <table:previous table:id="ct2472">
            <table:change-track-table-cell table:cell-address="Sheet1.O14" table:formula="of:=IF([.E14]=&quot;&quot;;&quot;&quot;;DEC2HEX(IF([.B14]=&quot;Y&quot;;16*256;0);4))" office:value-type="string">
              <text:p>1000</text:p>
            </table:change-track-table-cell>
          </table:previous>
        </table:cell-content-change>
        <table:cell-content-change table:id="ct2521">
          <table:cell-address table:column="14" table:row="14" table:table="0"/>
          <office:change-info>
            <dc:creator>Mike </dc:creator>
            <dc:date>2012-05-20T21:59:39.09</dc:date>
          </office:change-info>
          <table:previous table:id="ct2473">
            <table:change-track-table-cell table:cell-address="Sheet1.O15" table:formula="of:=IF([.E15]=&quot;&quot;;&quot;&quot;;DEC2HEX(IF([.B15]=&quot;Y&quot;;16*256;0);4))" office:value-type="string"/>
          </table:previous>
        </table:cell-content-change>
        <table:cell-content-change table:id="ct2522">
          <table:cell-address table:column="14" table:row="15" table:table="0"/>
          <office:change-info>
            <dc:creator>Mike </dc:creator>
            <dc:date>2012-05-20T21:59:39.09</dc:date>
          </office:change-info>
          <table:previous table:id="ct2474">
            <table:change-track-table-cell table:cell-address="Sheet1.O16" table:formula="of:=IF([.E16]=&quot;&quot;;&quot;&quot;;DEC2HEX(IF([.B16]=&quot;Y&quot;;16*256;0);4))" office:value-type="string"/>
          </table:previous>
        </table:cell-content-change>
        <table:cell-content-change table:id="ct2523">
          <table:cell-address table:column="14" table:row="16" table:table="0"/>
          <office:change-info>
            <dc:creator>Mike </dc:creator>
            <dc:date>2012-05-20T21:59:39.09</dc:date>
          </office:change-info>
          <table:previous table:id="ct2475">
            <table:change-track-table-cell table:cell-address="Sheet1.O17" table:formula="of:=IF([.E17]=&quot;&quot;;&quot;&quot;;DEC2HEX(IF([.B17]=&quot;Y&quot;;16*256;0);4))" office:value-type="string">
              <text:p>1000</text:p>
            </table:change-track-table-cell>
          </table:previous>
        </table:cell-content-change>
        <table:cell-content-change table:id="ct2524">
          <table:cell-address table:column="14" table:row="17" table:table="0"/>
          <office:change-info>
            <dc:creator>Mike </dc:creator>
            <dc:date>2012-05-20T21:59:39.09</dc:date>
          </office:change-info>
          <table:previous table:id="ct2476">
            <table:change-track-table-cell table:cell-address="Sheet1.O18" table:formula="of:=IF([.E18]=&quot;&quot;;&quot;&quot;;DEC2HEX(IF([.B18]=&quot;Y&quot;;16*256;0);4))" office:value-type="string">
              <text:p>1000</text:p>
            </table:change-track-table-cell>
          </table:previous>
        </table:cell-content-change>
        <table:cell-content-change table:id="ct2525">
          <table:cell-address table:column="14" table:row="18" table:table="0"/>
          <office:change-info>
            <dc:creator>Mike </dc:creator>
            <dc:date>2012-05-20T21:59:39.09</dc:date>
          </office:change-info>
          <table:previous table:id="ct2477">
            <table:change-track-table-cell table:cell-address="Sheet1.O19" table:formula="of:=IF([.E19]=&quot;&quot;;&quot;&quot;;DEC2HEX(IF([.B19]=&quot;Y&quot;;16*256;0);4))" office:value-type="string"/>
          </table:previous>
        </table:cell-content-change>
        <table:cell-content-change table:id="ct2526">
          <table:cell-address table:column="14" table:row="19" table:table="0"/>
          <office:change-info>
            <dc:creator>Mike </dc:creator>
            <dc:date>2012-05-20T21:59:39.09</dc:date>
          </office:change-info>
          <table:previous table:id="ct2478">
            <table:change-track-table-cell table:cell-address="Sheet1.O20" table:formula="of:=IF([.E20]=&quot;&quot;;&quot;&quot;;DEC2HEX(IF([.B20]=&quot;Y&quot;;16*256;0);4))" office:value-type="string"/>
          </table:previous>
        </table:cell-content-change>
        <table:cell-content-change table:id="ct2527">
          <table:cell-address table:column="14" table:row="20" table:table="0"/>
          <office:change-info>
            <dc:creator>Mike </dc:creator>
            <dc:date>2012-05-20T21:59:39.09</dc:date>
          </office:change-info>
          <table:previous table:id="ct2479">
            <table:change-track-table-cell table:cell-address="Sheet1.O21" table:formula="of:=IF([.E21]=&quot;&quot;;&quot;&quot;;DEC2HEX(IF([.B21]=&quot;Y&quot;;16*256;0);4))" office:value-type="string">
              <text:p>0000</text:p>
            </table:change-track-table-cell>
          </table:previous>
        </table:cell-content-change>
        <table:cell-content-change table:id="ct2528">
          <table:cell-address table:column="14" table:row="21" table:table="0"/>
          <office:change-info>
            <dc:creator>Mike </dc:creator>
            <dc:date>2012-05-20T21:59:39.09</dc:date>
          </office:change-info>
          <table:previous table:id="ct2480">
            <table:change-track-table-cell table:cell-address="Sheet1.O22" table:formula="of:=IF([.E22]=&quot;&quot;;&quot;&quot;;DEC2HEX(IF([.B22]=&quot;Y&quot;;16*256;0);4))" office:value-type="string">
              <text:p>0000</text:p>
            </table:change-track-table-cell>
          </table:previous>
        </table:cell-content-change>
        <table:cell-content-change table:id="ct2529">
          <table:cell-address table:column="14" table:row="22" table:table="0"/>
          <office:change-info>
            <dc:creator>Mike </dc:creator>
            <dc:date>2012-05-20T21:59:39.09</dc:date>
          </office:change-info>
          <table:previous table:id="ct2481">
            <table:change-track-table-cell table:cell-address="Sheet1.O23" table:formula="of:=IF([.E23]=&quot;&quot;;&quot;&quot;;DEC2HEX(IF([.B23]=&quot;Y&quot;;16*256;0);4))" office:value-type="string">
              <text:p>0000</text:p>
            </table:change-track-table-cell>
          </table:previous>
        </table:cell-content-change>
        <table:cell-content-change table:id="ct2530">
          <table:cell-address table:column="14" table:row="23" table:table="0"/>
          <office:change-info>
            <dc:creator>Mike </dc:creator>
            <dc:date>2012-05-20T21:59:39.09</dc:date>
          </office:change-info>
          <table:previous table:id="ct2482">
            <table:change-track-table-cell table:cell-address="Sheet1.O24" table:formula="of:=IF([.E24]=&quot;&quot;;&quot;&quot;;DEC2HEX(IF([.B24]=&quot;Y&quot;;16*256;0);4))" office:value-type="string">
              <text:p>0000</text:p>
            </table:change-track-table-cell>
          </table:previous>
        </table:cell-content-change>
        <table:cell-content-change table:id="ct2531">
          <table:cell-address table:column="14" table:row="24" table:table="0"/>
          <office:change-info>
            <dc:creator>Mike </dc:creator>
            <dc:date>2012-05-20T21:59:39.09</dc:date>
          </office:change-info>
          <table:previous table:id="ct2483">
            <table:change-track-table-cell table:cell-address="Sheet1.O25" table:formula="of:=IF([.E25]=&quot;&quot;;&quot;&quot;;DEC2HEX(IF([.B25]=&quot;Y&quot;;16*256;0);4))" office:value-type="string">
              <text:p>0000</text:p>
            </table:change-track-table-cell>
          </table:previous>
        </table:cell-content-change>
        <table:cell-content-change table:id="ct2532">
          <table:cell-address table:column="14" table:row="25" table:table="0"/>
          <office:change-info>
            <dc:creator>Mike </dc:creator>
            <dc:date>2012-05-20T21:59:39.09</dc:date>
          </office:change-info>
          <table:previous table:id="ct2484">
            <table:change-track-table-cell table:cell-address="Sheet1.O26" table:formula="of:=IF([.E26]=&quot;&quot;;&quot;&quot;;DEC2HEX(IF([.B26]=&quot;Y&quot;;16*256;0);4))" office:value-type="string">
              <text:p>0000</text:p>
            </table:change-track-table-cell>
          </table:previous>
        </table:cell-content-change>
        <table:cell-content-change table:id="ct2533">
          <table:cell-address table:column="14" table:row="26" table:table="0"/>
          <office:change-info>
            <dc:creator>Mike </dc:creator>
            <dc:date>2012-05-20T21:59:39.09</dc:date>
          </office:change-info>
          <table:previous table:id="ct2485">
            <table:change-track-table-cell table:cell-address="Sheet1.O27" table:formula="of:=IF([.E27]=&quot;&quot;;&quot;&quot;;DEC2HEX(IF([.B27]=&quot;Y&quot;;16*256;0);4))" office:value-type="string">
              <text:p>1000</text:p>
            </table:change-track-table-cell>
          </table:previous>
        </table:cell-content-change>
        <table:cell-content-change table:id="ct2534">
          <table:cell-address table:column="14" table:row="27" table:table="0"/>
          <office:change-info>
            <dc:creator>Mike </dc:creator>
            <dc:date>2012-05-20T21:59:39.09</dc:date>
          </office:change-info>
          <table:previous table:id="ct2486">
            <table:change-track-table-cell table:cell-address="Sheet1.O28" table:formula="of:=IF([.E28]=&quot;&quot;;&quot;&quot;;DEC2HEX(IF([.B28]=&quot;Y&quot;;16*256;0);4))" office:value-type="string">
              <text:p>0000</text:p>
            </table:change-track-table-cell>
          </table:previous>
        </table:cell-content-change>
        <table:cell-content-change table:id="ct2535">
          <table:cell-address table:column="14" table:row="28" table:table="0"/>
          <office:change-info>
            <dc:creator>Mike </dc:creator>
            <dc:date>2012-05-20T21:59:39.09</dc:date>
          </office:change-info>
          <table:previous table:id="ct2487">
            <table:change-track-table-cell table:cell-address="Sheet1.O29" table:formula="of:=IF([.E29]=&quot;&quot;;&quot;&quot;;DEC2HEX(IF([.B29]=&quot;Y&quot;;16*256;0);4))" office:value-type="string">
              <text:p>0000</text:p>
            </table:change-track-table-cell>
          </table:previous>
        </table:cell-content-change>
        <table:cell-content-change table:id="ct2536">
          <table:cell-address table:column="14" table:row="29" table:table="0"/>
          <office:change-info>
            <dc:creator>Mike </dc:creator>
            <dc:date>2012-05-20T21:59:39.09</dc:date>
          </office:change-info>
          <table:previous table:id="ct2488">
            <table:change-track-table-cell table:cell-address="Sheet1.O30" table:formula="of:=IF([.E30]=&quot;&quot;;&quot;&quot;;DEC2HEX(IF([.B30]=&quot;Y&quot;;16*256;0);4))" office:value-type="string">
              <text:p>0000</text:p>
            </table:change-track-table-cell>
          </table:previous>
        </table:cell-content-change>
        <table:cell-content-change table:id="ct2537">
          <table:cell-address table:column="14" table:row="30" table:table="0"/>
          <office:change-info>
            <dc:creator>Mike </dc:creator>
            <dc:date>2012-05-20T21:59:39.09</dc:date>
          </office:change-info>
          <table:previous table:id="ct2489">
            <table:change-track-table-cell table:cell-address="Sheet1.O31" table:formula="of:=IF([.E31]=&quot;&quot;;&quot;&quot;;DEC2HEX(IF([.B31]=&quot;Y&quot;;16*256;0);4))" office:value-type="string"/>
          </table:previous>
        </table:cell-content-change>
        <table:cell-content-change table:id="ct2538">
          <table:cell-address table:column="14" table:row="31" table:table="0"/>
          <office:change-info>
            <dc:creator>Mike </dc:creator>
            <dc:date>2012-05-20T21:59:39.09</dc:date>
          </office:change-info>
          <table:previous table:id="ct2490">
            <table:change-track-table-cell table:cell-address="Sheet1.O32" table:formula="of:=IF([.E32]=&quot;&quot;;&quot;&quot;;DEC2HEX(IF([.B32]=&quot;Y&quot;;16*256;0);4))" office:value-type="string"/>
          </table:previous>
        </table:cell-content-change>
        <table:cell-content-change table:id="ct2539">
          <table:cell-address table:column="14" table:row="32" table:table="0"/>
          <office:change-info>
            <dc:creator>Mike </dc:creator>
            <dc:date>2012-05-20T21:59:39.09</dc:date>
          </office:change-info>
          <table:previous table:id="ct2491">
            <table:change-track-table-cell table:cell-address="Sheet1.O33" table:formula="of:=IF([.E33]=&quot;&quot;;&quot;&quot;;DEC2HEX(IF([.B33]=&quot;Y&quot;;16*256;0);4))" office:value-type="string">
              <text:p>0000</text:p>
            </table:change-track-table-cell>
          </table:previous>
        </table:cell-content-change>
        <table:cell-content-change table:id="ct2540">
          <table:cell-address table:column="14" table:row="33" table:table="0"/>
          <office:change-info>
            <dc:creator>Mike </dc:creator>
            <dc:date>2012-05-20T21:59:39.09</dc:date>
          </office:change-info>
          <table:previous table:id="ct2492">
            <table:change-track-table-cell table:cell-address="Sheet1.O34" table:formula="of:=IF([.E34]=&quot;&quot;;&quot;&quot;;DEC2HEX(IF([.B34]=&quot;Y&quot;;16*256;0);4))" office:value-type="string"/>
          </table:previous>
        </table:cell-content-change>
        <table:cell-content-change table:id="ct2541">
          <table:cell-address table:column="14" table:row="34" table:table="0"/>
          <office:change-info>
            <dc:creator>Mike </dc:creator>
            <dc:date>2012-05-20T21:59:39.09</dc:date>
          </office:change-info>
          <table:previous table:id="ct2493">
            <table:change-track-table-cell table:cell-address="Sheet1.O35" table:formula="of:=IF([.E35]=&quot;&quot;;&quot;&quot;;DEC2HEX(IF([.B35]=&quot;Y&quot;;16*256;0);4))" office:value-type="string">
              <text:p>1000</text:p>
            </table:change-track-table-cell>
          </table:previous>
        </table:cell-content-change>
        <table:cell-content-change table:id="ct2542">
          <table:cell-address table:column="14" table:row="35" table:table="0"/>
          <office:change-info>
            <dc:creator>Mike </dc:creator>
            <dc:date>2012-05-20T21:59:39.09</dc:date>
          </office:change-info>
          <table:previous table:id="ct2494">
            <table:change-track-table-cell table:cell-address="Sheet1.O36" table:formula="of:=IF([.E36]=&quot;&quot;;&quot;&quot;;DEC2HEX(IF([.B36]=&quot;Y&quot;;16*256;0);4))" office:value-type="string">
              <text:p>1000</text:p>
            </table:change-track-table-cell>
          </table:previous>
        </table:cell-content-change>
        <table:cell-content-change table:id="ct2543">
          <table:cell-address table:column="14" table:row="36" table:table="0"/>
          <office:change-info>
            <dc:creator>Mike </dc:creator>
            <dc:date>2012-05-20T21:59:39.09</dc:date>
          </office:change-info>
          <table:previous table:id="ct2495">
            <table:change-track-table-cell table:cell-address="Sheet1.O37" table:formula="of:=IF([.E37]=&quot;&quot;;&quot;&quot;;DEC2HEX(IF([.B37]=&quot;Y&quot;;16*256;0);4))" office:value-type="string"/>
          </table:previous>
        </table:cell-content-change>
        <table:cell-content-change table:id="ct2544">
          <table:cell-address table:column="14" table:row="37" table:table="0"/>
          <office:change-info>
            <dc:creator>Mike </dc:creator>
            <dc:date>2012-05-20T21:59:39.09</dc:date>
          </office:change-info>
          <table:previous table:id="ct2496">
            <table:change-track-table-cell table:cell-address="Sheet1.O38" table:formula="of:=IF([.E38]=&quot;&quot;;&quot;&quot;;DEC2HEX(IF([.B38]=&quot;Y&quot;;16*256;0);4))" office:value-type="string"/>
          </table:previous>
        </table:cell-content-change>
        <table:cell-content-change table:id="ct2545">
          <table:cell-address table:column="14" table:row="38" table:table="0"/>
          <office:change-info>
            <dc:creator>Mike </dc:creator>
            <dc:date>2012-05-20T21:59:39.09</dc:date>
          </office:change-info>
          <table:previous table:id="ct2497">
            <table:change-track-table-cell table:cell-address="Sheet1.O39" table:formula="of:=IF([.E39]=&quot;&quot;;&quot;&quot;;DEC2HEX(IF([.B39]=&quot;Y&quot;;16*256;0);4))" office:value-type="string">
              <text:p>1000</text:p>
            </table:change-track-table-cell>
          </table:previous>
        </table:cell-content-change>
        <table:cell-content-change table:id="ct2546">
          <table:cell-address table:column="14" table:row="39" table:table="0"/>
          <office:change-info>
            <dc:creator>Mike </dc:creator>
            <dc:date>2012-05-20T21:59:39.09</dc:date>
          </office:change-info>
          <table:previous table:id="ct2498">
            <table:change-track-table-cell table:cell-address="Sheet1.O40" table:formula="of:=IF([.E40]=&quot;&quot;;&quot;&quot;;DEC2HEX(IF([.B40]=&quot;Y&quot;;16*256;0);4))" office:value-type="string">
              <text:p>1000</text:p>
            </table:change-track-table-cell>
          </table:previous>
        </table:cell-content-change>
        <table:cell-content-change table:id="ct2547">
          <table:cell-address table:column="14" table:row="40" table:table="0"/>
          <office:change-info>
            <dc:creator>Mike </dc:creator>
            <dc:date>2012-05-20T21:59:39.09</dc:date>
          </office:change-info>
          <table:previous table:id="ct2499">
            <table:change-track-table-cell table:cell-address="Sheet1.O41" table:formula="of:=IF([.E41]=&quot;&quot;;&quot;&quot;;DEC2HEX(IF([.B41]=&quot;Y&quot;;16*256;0);4))" office:value-type="string">
              <text:p>1000</text:p>
            </table:change-track-table-cell>
          </table:previous>
        </table:cell-content-change>
        <table:cell-content-change table:id="ct2548">
          <table:cell-address table:column="14" table:row="41" table:table="0"/>
          <office:change-info>
            <dc:creator>Mike </dc:creator>
            <dc:date>2012-05-20T21:59:39.09</dc:date>
          </office:change-info>
          <table:previous table:id="ct2500">
            <table:change-track-table-cell table:cell-address="Sheet1.O42" table:formula="of:=IF([.E42]=&quot;&quot;;&quot;&quot;;DEC2HEX(IF([.B42]=&quot;Y&quot;;16*256;0);4))" office:value-type="string">
              <text:p>1000</text:p>
            </table:change-track-table-cell>
          </table:previous>
        </table:cell-content-change>
        <table:cell-content-change table:id="ct2549">
          <table:cell-address table:column="14" table:row="42" table:table="0"/>
          <office:change-info>
            <dc:creator>Mike </dc:creator>
            <dc:date>2012-05-20T21:59:39.09</dc:date>
          </office:change-info>
          <table:previous table:id="ct2501">
            <table:change-track-table-cell table:cell-address="Sheet1.O43" table:formula="of:=IF([.E43]=&quot;&quot;;&quot;&quot;;DEC2HEX(IF([.B43]=&quot;Y&quot;;16*256;0);4))" office:value-type="string">
              <text:p>1000</text:p>
            </table:change-track-table-cell>
          </table:previous>
        </table:cell-content-change>
        <table:cell-content-change table:id="ct2550">
          <table:cell-address table:column="14" table:row="43" table:table="0"/>
          <office:change-info>
            <dc:creator>Mike </dc:creator>
            <dc:date>2012-05-20T21:59:39.09</dc:date>
          </office:change-info>
          <table:previous table:id="ct2502">
            <table:change-track-table-cell table:cell-address="Sheet1.O44" table:formula="of:=IF([.E44]=&quot;&quot;;&quot;&quot;;DEC2HEX(IF([.B44]=&quot;Y&quot;;16*256;0);4))" office:value-type="string">
              <text:p>1000</text:p>
            </table:change-track-table-cell>
          </table:previous>
        </table:cell-content-change>
        <table:cell-content-change table:id="ct2551">
          <table:cell-address table:column="14" table:row="44" table:table="0"/>
          <office:change-info>
            <dc:creator>Mike </dc:creator>
            <dc:date>2012-05-20T21:59:39.09</dc:date>
          </office:change-info>
          <table:previous table:id="ct2503">
            <table:change-track-table-cell table:cell-address="Sheet1.O45" table:formula="of:=IF([.E45]=&quot;&quot;;&quot;&quot;;DEC2HEX(IF([.B45]=&quot;Y&quot;;16*256;0);4))" office:value-type="string"/>
          </table:previous>
        </table:cell-content-change>
        <table:cell-content-change table:id="ct2552">
          <table:cell-address table:column="14" table:row="45" table:table="0"/>
          <office:change-info>
            <dc:creator>Mike </dc:creator>
            <dc:date>2012-05-20T21:59:39.09</dc:date>
          </office:change-info>
          <table:previous table:id="ct2504">
            <table:change-track-table-cell table:cell-address="Sheet1.O46" table:formula="of:=IF([.E46]=&quot;&quot;;&quot;&quot;;DEC2HEX(IF([.B46]=&quot;Y&quot;;16*256;0);4))" office:value-type="string"/>
          </table:previous>
        </table:cell-content-change>
        <table:cell-content-change table:id="ct2553">
          <table:cell-address table:column="14" table:row="46" table:table="0"/>
          <office:change-info>
            <dc:creator>Mike </dc:creator>
            <dc:date>2012-05-20T21:59:39.09</dc:date>
          </office:change-info>
          <table:previous table:id="ct2505">
            <table:change-track-table-cell table:cell-address="Sheet1.O47" table:formula="of:=IF([.E47]=&quot;&quot;;&quot;&quot;;DEC2HEX(IF([.B47]=&quot;Y&quot;;16*256;0);4))" office:value-type="string"/>
          </table:previous>
        </table:cell-content-change>
        <table:cell-content-change table:id="ct2554">
          <table:cell-address table:column="14" table:row="47" table:table="0"/>
          <office:change-info>
            <dc:creator>Mike </dc:creator>
            <dc:date>2012-05-20T21:59:39.09</dc:date>
          </office:change-info>
          <table:previous table:id="ct2506">
            <table:change-track-table-cell table:cell-address="Sheet1.O48" table:formula="of:=IF([.E48]=&quot;&quot;;&quot;&quot;;DEC2HEX(IF([.B48]=&quot;Y&quot;;16*256;0);4))" office:value-type="string">
              <text:p>1000</text:p>
            </table:change-track-table-cell>
          </table:previous>
        </table:cell-content-change>
        <table:cell-content-change table:id="ct2555">
          <table:cell-address table:column="14" table:row="48" table:table="0"/>
          <office:change-info>
            <dc:creator>Mike </dc:creator>
            <dc:date>2012-05-20T21:59:39.09</dc:date>
          </office:change-info>
          <table:previous table:id="ct2507">
            <table:change-track-table-cell table:cell-address="Sheet1.O49" table:formula="of:=IF([.E49]=&quot;&quot;;&quot;&quot;;DEC2HEX(IF([.B49]=&quot;Y&quot;;16*256;0);4))" office:value-type="string"/>
          </table:previous>
        </table:cell-content-change>
        <table:cell-content-change table:id="ct2556">
          <table:cell-address table:column="14" table:row="49" table:table="0"/>
          <office:change-info>
            <dc:creator>Mike </dc:creator>
            <dc:date>2012-05-20T21:59:39.09</dc:date>
          </office:change-info>
          <table:previous table:id="ct2508">
            <table:change-track-table-cell table:cell-address="Sheet1.O50" table:formula="of:=IF([.E50]=&quot;&quot;;&quot;&quot;;DEC2HEX(IF([.B50]=&quot;Y&quot;;16*256;0);4))" office:value-type="string">
              <text:p>1000</text:p>
            </table:change-track-table-cell>
          </table:previous>
        </table:cell-content-change>
        <table:cell-content-change table:id="ct2557">
          <table:cell-address table:column="14" table:row="50" table:table="0"/>
          <office:change-info>
            <dc:creator>Mike </dc:creator>
            <dc:date>2012-05-20T21:59:39.09</dc:date>
          </office:change-info>
          <table:previous table:id="ct2509">
            <table:change-track-table-cell table:cell-address="Sheet1.O51" table:formula="of:=IF([.E51]=&quot;&quot;;&quot;&quot;;DEC2HEX(IF([.B51]=&quot;Y&quot;;16*256;0);4))" office:value-type="string"/>
          </table:previous>
        </table:cell-content-change>
        <table:cell-content-change table:id="ct2558">
          <table:cell-address table:column="14" table:row="51" table:table="0"/>
          <office:change-info>
            <dc:creator>Mike </dc:creator>
            <dc:date>2012-05-20T21:59:39.09</dc:date>
          </office:change-info>
          <table:previous table:id="ct2510">
            <table:change-track-table-cell table:cell-address="Sheet1.O52" table:formula="of:=IF([.E52]=&quot;&quot;;&quot;&quot;;DEC2HEX(IF([.B52]=&quot;Y&quot;;16*256;0);4))" office:value-type="string"/>
          </table:previous>
        </table:cell-content-change>
        <table:cell-content-change table:id="ct2559">
          <table:cell-address table:column="14" table:row="52" table:table="0"/>
          <office:change-info>
            <dc:creator>Mike </dc:creator>
            <dc:date>2012-05-20T21:59:39.09</dc:date>
          </office:change-info>
          <table:previous table:id="ct2511">
            <table:change-track-table-cell table:cell-address="Sheet1.O53" table:formula="of:=IF([.E53]=&quot;&quot;;&quot;&quot;;DEC2HEX(IF([.B53]=&quot;Y&quot;;16*256;0);4))" office:value-type="string">
              <text:p>1000</text:p>
            </table:change-track-table-cell>
          </table:previous>
        </table:cell-content-change>
        <table:cell-content-change table:id="ct2560">
          <table:cell-address table:column="14" table:row="53" table:table="0"/>
          <office:change-info>
            <dc:creator>Mike </dc:creator>
            <dc:date>2012-05-20T21:59:39.09</dc:date>
          </office:change-info>
          <table:previous table:id="ct2512">
            <table:change-track-table-cell table:cell-address="Sheet1.O54" table:formula="of:=IF([.E54]=&quot;&quot;;&quot;&quot;;DEC2HEX(IF([.B54]=&quot;Y&quot;;16*256;0);4))" office:value-type="string">
              <text:p>1000</text:p>
            </table:change-track-table-cell>
          </table:previous>
        </table:cell-content-change>
        <table:cell-content-change table:id="ct2561">
          <table:cell-address table:column="14" table:row="54" table:table="0"/>
          <office:change-info>
            <dc:creator>Mike </dc:creator>
            <dc:date>2012-05-20T21:59:39.09</dc:date>
          </office:change-info>
          <table:previous table:id="ct2513">
            <table:change-track-table-cell table:cell-address="Sheet1.O55" table:formula="of:=IF([.E55]=&quot;&quot;;&quot;&quot;;DEC2HEX(IF([.B55]=&quot;Y&quot;;16*256;0);4))" office:value-type="string">
              <text:p>1000</text:p>
            </table:change-track-table-cell>
          </table:previous>
        </table:cell-content-change>
        <table:cell-content-change table:id="ct2562">
          <table:cell-address table:column="11" table:row="40" table:table="0"/>
          <office:change-info>
            <dc:creator>Mike </dc:creator>
            <dc:date>2012-05-20T22:00:18.31</dc:date>
          </office:change-info>
          <table:previous table:id="ct2106">
            <table:change-track-table-cell/>
          </table:previous>
        </table:cell-content-change>
        <table:cell-content-change table:id="ct2563">
          <table:cell-address table:column="11" table:row="41" table:table="0"/>
          <office:change-info>
            <dc:creator>Mike </dc:creator>
            <dc:date>2012-05-20T22:00:18.31</dc:date>
          </office:change-info>
          <table:previous table:id="ct2107">
            <table:change-track-table-cell/>
          </table:previous>
        </table:cell-content-change>
        <table:deletion table:id="ct2564" table:type="row" table:position="0" table:table="0">
          <office:change-info>
            <dc:creator>Mike </dc:creator>
            <dc:date>2012-05-21T07:58:24.84</dc:date>
          </office:change-info>
          <table:cut-offs>
            <table:movement-cut-off table:id="ct46" table:position="1"/>
          </table:cut-offs>
        </table:deletion>
        <table:insertion table:id="ct2565" table:type="column" table:position="7" table:count="2" table:table="0">
          <office:change-info>
            <dc:creator>Mike </dc:creator>
            <dc:date>2012-05-21T07:59:00.16</dc:date>
          </office:change-info>
          <table:dependencies>
            <table:dependence table:id="ct2566"/>
          </table:dependencies>
        </table:insertion>
        <table:movement table:id="ct2566">
          <table:source-range-address table:start-column="3" table:start-row="0" table:start-table="0" table:end-column="2" table:end-row="1048569" table:end-table="0"/>
          <table:target-range-address table:start-column="7" table:start-row="0" table:start-table="0" table:end-column="8" table:end-row="1048569" table:end-table="0"/>
          <office:change-info>
            <dc:creator>Mike </dc:creator>
            <dc:date>2012-05-21T07:59:12.68</dc:date>
          </office:change-info>
          <table:dependencies>
            <table:dependence table:id="ct2734"/>
            <table:dependence table:id="ct2733"/>
            <table:dependence table:id="ct2685"/>
            <table:dependence table:id="ct2684"/>
            <table:dependence table:id="ct2683"/>
            <table:dependence table:id="ct2682"/>
            <table:dependence table:id="ct2568"/>
            <table:dependence table:id="ct2567"/>
            <table:dependence table:id="ct-121"/>
            <table:dependence table:id="ct-122"/>
          </table:dependencies>
        </table:movement>
        <table:deletion table:id="ct2567" table:type="column" table:position="3" table:table="0" table:multi-deletion-spanned="2">
          <office:change-info>
            <dc:creator>Mike </dc:creator>
            <dc:date>2012-05-21T07:59:21.45</dc:date>
          </office:change-info>
          <table:deletions>
            <table:cell-content-deletion>
              <table:cell-address table:column="3" table:row="25" table:table="0"/>
              <table:change-track-table-cell office:value-type="string">
                <text:p>Y</text:p>
              </table:change-track-table-cell>
            </table:cell-content-deletion>
            <table:cell-content-deletion>
              <table:cell-address table:column="3" table:row="22" table:table="0"/>
              <table:change-track-table-cell office:value-type="string">
                <text:p>Y</text:p>
              </table:change-track-table-cell>
            </table:cell-content-deletion>
            <table:change-deletion table:id="ct1493"/>
            <table:change-deletion table:id="ct30"/>
          </table:deletions>
          <table:cut-offs>
            <table:movement-cut-off table:id="ct2566" table:start-position="1" table:end-position="0"/>
          </table:cut-offs>
        </table:deletion>
        <table:deletion table:id="ct2568" table:type="column" table:position="3" table:table="0">
          <office:change-info>
            <dc:creator>Mike </dc:creator>
            <dc:date>2012-05-21T07:59:21.45</dc:date>
          </office:change-info>
          <table:deletions>
            <table:change-deletion table:id="ct2567"/>
            <table:change-deletion table:id="ct2109"/>
          </table:deletions>
          <table:cut-offs>
            <table:movement-cut-off table:id="ct2566" table:start-position="1" table:end-position="0"/>
          </table:cut-offs>
        </table:deletion>
        <table:insertion table:id="ct2569" table:type="column" table:position="9" table:table="0">
          <office:change-info>
            <dc:creator>Mike </dc:creator>
            <dc:date>2012-05-21T07:59:43.84</dc:date>
          </office:change-info>
          <table:dependencies>
            <table:dependence table:id="ct2732"/>
            <table:dependence table:id="ct2572"/>
            <table:dependence table:id="ct2570"/>
          </table:dependencies>
        </table:insertion>
        <table:movement table:id="ct2570">
          <table:source-range-address table:start-column="3" table:start-row="0" table:start-table="0" table:end-column="2" table:end-row="1048569" table:end-table="0"/>
          <table:target-range-address table:start-column="9" table:start-row="0" table:start-table="0" table:end-column="9" table:end-row="1048569" table:end-table="0"/>
          <office:change-info>
            <dc:creator>Mike </dc:creator>
            <dc:date>2012-05-21T08:00:28.39</dc:date>
          </office:change-info>
          <table:dependencies>
            <table:dependence table:id="ct2734"/>
            <table:dependence table:id="ct2733"/>
            <table:dependence table:id="ct2685"/>
            <table:dependence table:id="ct2684"/>
            <table:dependence table:id="ct2683"/>
            <table:dependence table:id="ct2682"/>
            <table:dependence table:id="ct2571"/>
            <table:dependence table:id="ct-121"/>
            <table:dependence table:id="ct-122"/>
          </table:dependencies>
        </table:movement>
        <table:deletion table:id="ct2571" table:type="column" table:position="3" table:table="0">
          <office:change-info>
            <dc:creator>Mike </dc:creator>
            <dc:date>2012-05-21T08:00:35.41</dc:date>
          </office:change-info>
          <table:deletions>
            <table:change-deletion table:id="ct2568"/>
            <table:change-deletion table:id="ct2269"/>
          </table:deletions>
          <table:cut-offs>
            <table:movement-cut-off table:id="ct2570" table:start-position="1" table:end-position="0"/>
            <table:movement-cut-off table:id="ct2566" table:start-position="1" table:end-position="0"/>
          </table:cut-offs>
        </table:deletion>
        <table:cell-content-change table:id="ct2572">
          <table:cell-address table:column="9" table:row="1" table:table="0"/>
          <office:change-info>
            <dc:creator>Mike </dc:creator>
            <dc:date>2012-05-21T08:00:44.18</dc:date>
          </office:change-info>
          <table:previous table:id="ct2272">
            <table:change-track-table-cell office:value-type="string">
              <text:p>CAN bottom 4 bits</text:p>
            </table:change-track-table-cell>
          </table:previous>
        </table:cell-content-change>
        <table:cell-content-change table:id="ct2573">
          <table:cell-address table:column="16" table:row="7" table:table="0"/>
          <office:change-info>
            <dc:creator>Mike </dc:creator>
            <dc:date>2012-05-21T08:02:05.28</dc:date>
          </office:change-info>
          <table:previous table:id="ct2416">
            <table:change-track-table-cell table:cell-address="Sheet1.Q8" table:formula="of:=IF([.E8]=&quot;&quot;;&quot;&quot;;IF([.B8]=&quot;Y&quot;;&quot;1Eddd&quot;;DEC2HEX(256*256+8*256*16+HEX2DEC([.G8])*16+HEX2DEC([.J8]);5)))" office:value-type="string">
              <text:p>18017</text:p>
            </table:change-track-table-cell>
          </table:previous>
        </table:cell-content-change>
        <table:cell-content-change table:id="ct2574">
          <table:cell-address table:column="16" table:row="8" table:table="0"/>
          <office:change-info>
            <dc:creator>Mike </dc:creator>
            <dc:date>2012-05-21T08:02:15.97</dc:date>
          </office:change-info>
          <table:previous table:id="ct2417">
            <table:change-track-table-cell table:cell-address="Sheet1.Q9" table:formula="of:=IF([.E9]=&quot;&quot;;&quot;&quot;;IF([.B9]=&quot;Y&quot;;&quot;1Eddd&quot;;DEC2HEX(256*256+8*256*16+HEX2DEC([.G9])*16+HEX2DEC([.J9]);5)))" office:value-type="string">
              <text:p>18087</text:p>
            </table:change-track-table-cell>
          </table:previous>
        </table:cell-content-change>
        <table:cell-content-change table:id="ct2575">
          <table:cell-address table:column="16" table:row="9" table:table="0"/>
          <office:change-info>
            <dc:creator>Mike </dc:creator>
            <dc:date>2012-05-21T08:02:15.97</dc:date>
          </office:change-info>
          <table:previous table:id="ct2418">
            <table:change-track-table-cell table:cell-address="Sheet1.Q10" table:formula="of:=IF([.E10]=&quot;&quot;;&quot;&quot;;IF([.B10]=&quot;Y&quot;;&quot;1Eddd&quot;;DEC2HEX(256*256+8*256*16+HEX2DEC([.G10])*16+HEX2DEC([.J10]);5)))" office:value-type="string">
              <text:p>1Eddd</text:p>
            </table:change-track-table-cell>
          </table:previous>
        </table:cell-content-change>
        <table:cell-content-change table:id="ct2576">
          <table:cell-address table:column="16" table:row="10" table:table="0"/>
          <office:change-info>
            <dc:creator>Mike </dc:creator>
            <dc:date>2012-05-21T08:02:15.97</dc:date>
          </office:change-info>
          <table:previous table:id="ct2419">
            <table:change-track-table-cell table:cell-address="Sheet1.Q11" table:formula="of:=IF([.E11]=&quot;&quot;;&quot;&quot;;IF([.B11]=&quot;Y&quot;;&quot;1Eddd&quot;;DEC2HEX(256*256+8*256*16+HEX2DEC([.G11])*16+HEX2DEC([.J11]);5)))" office:value-type="string">
              <text:p>188A7</text:p>
            </table:change-track-table-cell>
          </table:previous>
        </table:cell-content-change>
        <table:cell-content-change table:id="ct2577">
          <table:cell-address table:column="16" table:row="11" table:table="0"/>
          <office:change-info>
            <dc:creator>Mike </dc:creator>
            <dc:date>2012-05-21T08:02:15.97</dc:date>
          </office:change-info>
          <table:previous table:id="ct2420">
            <table:change-track-table-cell table:cell-address="Sheet1.Q12" table:formula="of:=IF([.E12]=&quot;&quot;;&quot;&quot;;IF([.B12]=&quot;Y&quot;;&quot;1Eddd&quot;;DEC2HEX(256*256+8*256*16+HEX2DEC([.G12])*16+HEX2DEC([.J12]);5)))" office:value-type="string">
              <text:p>188B7</text:p>
            </table:change-track-table-cell>
          </table:previous>
        </table:cell-content-change>
        <table:cell-content-change table:id="ct2578">
          <table:cell-address table:column="16" table:row="12" table:table="0"/>
          <office:change-info>
            <dc:creator>Mike </dc:creator>
            <dc:date>2012-05-21T08:02:15.97</dc:date>
          </office:change-info>
          <table:previous table:id="ct2421">
            <table:change-track-table-cell table:cell-address="Sheet1.Q13" table:formula="of:=IF([.E13]=&quot;&quot;;&quot;&quot;;IF([.B13]=&quot;Y&quot;;&quot;1Eddd&quot;;DEC2HEX(256*256+8*256*16+HEX2DEC([.G13])*16+HEX2DEC([.J13]);5)))" office:value-type="string">
              <text:p>1Eddd</text:p>
            </table:change-track-table-cell>
          </table:previous>
        </table:cell-content-change>
        <table:cell-content-change table:id="ct2579">
          <table:cell-address table:column="16" table:row="13" table:table="0"/>
          <office:change-info>
            <dc:creator>Mike </dc:creator>
            <dc:date>2012-05-21T08:02:15.97</dc:date>
          </office:change-info>
          <table:previous table:id="ct2422">
            <table:change-track-table-cell table:cell-address="Sheet1.Q14" table:formula="of:=IF([.E14]=&quot;&quot;;&quot;&quot;;IF([.B14]=&quot;Y&quot;;&quot;1Eddd&quot;;DEC2HEX(256*256+8*256*16+HEX2DEC([.G14])*16+HEX2DEC([.J14]);5)))" office:value-type="string">
              <text:p>1Eddd</text:p>
            </table:change-track-table-cell>
          </table:previous>
        </table:cell-content-change>
        <table:cell-content-change table:id="ct2580">
          <table:cell-address table:column="16" table:row="14" table:table="0"/>
          <office:change-info>
            <dc:creator>Mike </dc:creator>
            <dc:date>2012-05-21T08:02:15.97</dc:date>
          </office:change-info>
          <table:previous table:id="ct2423">
            <table:change-track-table-cell table:cell-address="Sheet1.Q15" table:formula="of:=IF([.E15]=&quot;&quot;;&quot;&quot;;IF([.B15]=&quot;Y&quot;;&quot;1Eddd&quot;;DEC2HEX(256*256+8*256*16+HEX2DEC([.G15])*16+HEX2DEC([.J15]);5)))" office:value-type="string"/>
          </table:previous>
        </table:cell-content-change>
        <table:cell-content-change table:id="ct2581">
          <table:cell-address table:column="16" table:row="15" table:table="0"/>
          <office:change-info>
            <dc:creator>Mike </dc:creator>
            <dc:date>2012-05-21T08:02:15.97</dc:date>
          </office:change-info>
          <table:previous table:id="ct2424">
            <table:change-track-table-cell table:cell-address="Sheet1.Q16" table:formula="of:=IF([.E16]=&quot;&quot;;&quot;&quot;;IF([.B16]=&quot;Y&quot;;&quot;1Eddd&quot;;DEC2HEX(256*256+8*256*16+HEX2DEC([.G16])*16+HEX2DEC([.J16]);5)))" office:value-type="string"/>
          </table:previous>
        </table:cell-content-change>
        <table:cell-content-change table:id="ct2582">
          <table:cell-address table:column="16" table:row="16" table:table="0"/>
          <office:change-info>
            <dc:creator>Mike </dc:creator>
            <dc:date>2012-05-21T08:02:15.97</dc:date>
          </office:change-info>
          <table:previous table:id="ct2425">
            <table:change-track-table-cell table:cell-address="Sheet1.Q17" table:formula="of:=IF([.E17]=&quot;&quot;;&quot;&quot;;IF([.B17]=&quot;Y&quot;;&quot;1Eddd&quot;;DEC2HEX(256*256+8*256*16+HEX2DEC([.G17])*16+HEX2DEC([.J17]);5)))" office:value-type="string">
              <text:p>1Eddd</text:p>
            </table:change-track-table-cell>
          </table:previous>
        </table:cell-content-change>
        <table:cell-content-change table:id="ct2583">
          <table:cell-address table:column="16" table:row="17" table:table="0"/>
          <office:change-info>
            <dc:creator>Mike </dc:creator>
            <dc:date>2012-05-21T08:02:15.97</dc:date>
          </office:change-info>
          <table:previous table:id="ct2426">
            <table:change-track-table-cell table:cell-address="Sheet1.Q18" table:formula="of:=IF([.E18]=&quot;&quot;;&quot;&quot;;IF([.B18]=&quot;Y&quot;;&quot;1Eddd&quot;;DEC2HEX(256*256+8*256*16+HEX2DEC([.G18])*16+HEX2DEC([.J18]);5)))" office:value-type="string">
              <text:p>1Eddd</text:p>
            </table:change-track-table-cell>
          </table:previous>
        </table:cell-content-change>
        <table:cell-content-change table:id="ct2584">
          <table:cell-address table:column="16" table:row="18" table:table="0"/>
          <office:change-info>
            <dc:creator>Mike </dc:creator>
            <dc:date>2012-05-21T08:02:15.97</dc:date>
          </office:change-info>
          <table:previous table:id="ct2427">
            <table:change-track-table-cell table:cell-address="Sheet1.Q19" table:formula="of:=IF([.E19]=&quot;&quot;;&quot;&quot;;IF([.B19]=&quot;Y&quot;;&quot;1Eddd&quot;;DEC2HEX(256*256+8*256*16+HEX2DEC([.G19])*16+HEX2DEC([.J19]);5)))" office:value-type="string"/>
          </table:previous>
        </table:cell-content-change>
        <table:cell-content-change table:id="ct2585">
          <table:cell-address table:column="16" table:row="19" table:table="0"/>
          <office:change-info>
            <dc:creator>Mike </dc:creator>
            <dc:date>2012-05-21T08:02:15.97</dc:date>
          </office:change-info>
          <table:previous table:id="ct2428">
            <table:change-track-table-cell table:cell-address="Sheet1.Q20" table:formula="of:=IF([.E20]=&quot;&quot;;&quot;&quot;;IF([.B20]=&quot;Y&quot;;&quot;1Eddd&quot;;DEC2HEX(256*256+8*256*16+HEX2DEC([.G20])*16+HEX2DEC([.J20]);5)))" office:value-type="string"/>
          </table:previous>
        </table:cell-content-change>
        <table:cell-content-change table:id="ct2586">
          <table:cell-address table:column="16" table:row="20" table:table="0"/>
          <office:change-info>
            <dc:creator>Mike </dc:creator>
            <dc:date>2012-05-21T08:02:15.97</dc:date>
          </office:change-info>
          <table:previous table:id="ct2429">
            <table:change-track-table-cell table:cell-address="Sheet1.Q21" table:formula="of:=IF([.E21]=&quot;&quot;;&quot;&quot;;IF([.B21]=&quot;Y&quot;;&quot;1Eddd&quot;;DEC2HEX(256*256+8*256*16+HEX2DEC([.G21])*16+HEX2DEC([.J21]);5)))" office:value-type="string">
              <text:p>18A4F</text:p>
            </table:change-track-table-cell>
          </table:previous>
        </table:cell-content-change>
        <table:cell-content-change table:id="ct2587">
          <table:cell-address table:column="16" table:row="21" table:table="0"/>
          <office:change-info>
            <dc:creator>Mike </dc:creator>
            <dc:date>2012-05-21T08:02:15.97</dc:date>
          </office:change-info>
          <table:previous table:id="ct2430">
            <table:change-track-table-cell table:cell-address="Sheet1.Q22" table:formula="of:=IF([.E22]=&quot;&quot;;&quot;&quot;;IF([.B22]=&quot;Y&quot;;&quot;1Eddd&quot;;DEC2HEX(256*256+8*256*16+HEX2DEC([.G22])*16+HEX2DEC([.J22]);5)))" office:value-type="string">
              <text:p>1825F</text:p>
            </table:change-track-table-cell>
          </table:previous>
        </table:cell-content-change>
        <table:cell-content-change table:id="ct2588">
          <table:cell-address table:column="16" table:row="22" table:table="0"/>
          <office:change-info>
            <dc:creator>Mike </dc:creator>
            <dc:date>2012-05-21T08:02:15.97</dc:date>
          </office:change-info>
          <table:previous table:id="ct2431">
            <table:change-track-table-cell table:cell-address="Sheet1.Q23" table:formula="of:=IF([.E23]=&quot;&quot;;&quot;&quot;;IF([.B23]=&quot;Y&quot;;&quot;1Eddd&quot;;DEC2HEX(256*256+8*256*16+HEX2DEC([.G23])*16+HEX2DEC([.J23]);5)))" office:value-type="string">
              <text:p>1826B</text:p>
            </table:change-track-table-cell>
          </table:previous>
        </table:cell-content-change>
        <table:cell-content-change table:id="ct2589">
          <table:cell-address table:column="16" table:row="23" table:table="0"/>
          <office:change-info>
            <dc:creator>Mike </dc:creator>
            <dc:date>2012-05-21T08:02:15.97</dc:date>
          </office:change-info>
          <table:previous table:id="ct2432">
            <table:change-track-table-cell table:cell-address="Sheet1.Q24" table:formula="of:=IF([.E24]=&quot;&quot;;&quot;&quot;;IF([.B24]=&quot;Y&quot;;&quot;1Eddd&quot;;DEC2HEX(256*256+8*256*16+HEX2DEC([.G24])*16+HEX2DEC([.J24]);5)))" office:value-type="string">
              <text:p>18A8F</text:p>
            </table:change-track-table-cell>
          </table:previous>
        </table:cell-content-change>
        <table:cell-content-change table:id="ct2590">
          <table:cell-address table:column="16" table:row="24" table:table="0"/>
          <office:change-info>
            <dc:creator>Mike </dc:creator>
            <dc:date>2012-05-21T08:02:15.97</dc:date>
          </office:change-info>
          <table:previous table:id="ct2433">
            <table:change-track-table-cell table:cell-address="Sheet1.Q25" table:formula="of:=IF([.E25]=&quot;&quot;;&quot;&quot;;IF([.B25]=&quot;Y&quot;;&quot;1Eddd&quot;;DEC2HEX(256*256+8*256*16+HEX2DEC([.G25])*16+HEX2DEC([.J25]);5)))" office:value-type="string">
              <text:p>1829F</text:p>
            </table:change-track-table-cell>
          </table:previous>
        </table:cell-content-change>
        <table:cell-content-change table:id="ct2591">
          <table:cell-address table:column="16" table:row="25" table:table="0"/>
          <office:change-info>
            <dc:creator>Mike </dc:creator>
            <dc:date>2012-05-21T08:02:15.97</dc:date>
          </office:change-info>
          <table:previous table:id="ct2434">
            <table:change-track-table-cell table:cell-address="Sheet1.Q26" table:formula="of:=IF([.E26]=&quot;&quot;;&quot;&quot;;IF([.B26]=&quot;Y&quot;;&quot;1Eddd&quot;;DEC2HEX(256*256+8*256*16+HEX2DEC([.G26])*16+HEX2DEC([.J26]);5)))" office:value-type="string">
              <text:p>182AB</text:p>
            </table:change-track-table-cell>
          </table:previous>
        </table:cell-content-change>
        <table:cell-content-change table:id="ct2592">
          <table:cell-address table:column="16" table:row="26" table:table="0"/>
          <office:change-info>
            <dc:creator>Mike </dc:creator>
            <dc:date>2012-05-21T08:02:15.97</dc:date>
          </office:change-info>
          <table:previous table:id="ct2435">
            <table:change-track-table-cell table:cell-address="Sheet1.Q27" table:formula="of:=IF([.E27]=&quot;&quot;;&quot;&quot;;IF([.B27]=&quot;Y&quot;;&quot;1Eddd&quot;;DEC2HEX(256*256+8*256*16+HEX2DEC([.G27])*16+HEX2DEC([.J27]);5)))" office:value-type="string">
              <text:p>1Eddd</text:p>
            </table:change-track-table-cell>
          </table:previous>
        </table:cell-content-change>
        <table:cell-content-change table:id="ct2593">
          <table:cell-address table:column="16" table:row="27" table:table="0"/>
          <office:change-info>
            <dc:creator>Mike </dc:creator>
            <dc:date>2012-05-21T08:02:15.97</dc:date>
          </office:change-info>
          <table:previous table:id="ct2436">
            <table:change-track-table-cell table:cell-address="Sheet1.Q28" table:formula="of:=IF([.E28]=&quot;&quot;;&quot;&quot;;IF([.B28]=&quot;Y&quot;;&quot;1Eddd&quot;;DEC2HEX(256*256+8*256*16+HEX2DEC([.G28])*16+HEX2DEC([.J28]);5)))" office:value-type="string">
              <text:p>18AB7</text:p>
            </table:change-track-table-cell>
          </table:previous>
        </table:cell-content-change>
        <table:cell-content-change table:id="ct2594">
          <table:cell-address table:column="16" table:row="28" table:table="0"/>
          <office:change-info>
            <dc:creator>Mike </dc:creator>
            <dc:date>2012-05-21T08:02:15.97</dc:date>
          </office:change-info>
          <table:previous table:id="ct2437">
            <table:change-track-table-cell table:cell-address="Sheet1.Q29" table:formula="of:=IF([.E29]=&quot;&quot;;&quot;&quot;;IF([.B29]=&quot;Y&quot;;&quot;1Eddd&quot;;DEC2HEX(256*256+8*256*16+HEX2DEC([.G29])*16+HEX2DEC([.J29]);5)))" office:value-type="string">
              <text:p>18ACF</text:p>
            </table:change-track-table-cell>
          </table:previous>
        </table:cell-content-change>
        <table:cell-content-change table:id="ct2595">
          <table:cell-address table:column="16" table:row="29" table:table="0"/>
          <office:change-info>
            <dc:creator>Mike </dc:creator>
            <dc:date>2012-05-21T08:02:15.97</dc:date>
          </office:change-info>
          <table:previous table:id="ct2438">
            <table:change-track-table-cell table:cell-address="Sheet1.Q30" table:formula="of:=IF([.E30]=&quot;&quot;;&quot;&quot;;IF([.B30]=&quot;Y&quot;;&quot;1Eddd&quot;;DEC2HEX(256*256+8*256*16+HEX2DEC([.G30])*16+HEX2DEC([.J30]);5)))" office:value-type="string">
              <text:p>18ADF</text:p>
            </table:change-track-table-cell>
          </table:previous>
        </table:cell-content-change>
        <table:cell-content-change table:id="ct2596">
          <table:cell-address table:column="16" table:row="30" table:table="0"/>
          <office:change-info>
            <dc:creator>Mike </dc:creator>
            <dc:date>2012-05-21T08:02:15.97</dc:date>
          </office:change-info>
          <table:previous table:id="ct2439">
            <table:change-track-table-cell table:cell-address="Sheet1.Q31" table:formula="of:=IF([.E31]=&quot;&quot;;&quot;&quot;;IF([.B31]=&quot;Y&quot;;&quot;1Eddd&quot;;DEC2HEX(256*256+8*256*16+HEX2DEC([.G31])*16+HEX2DEC([.J31]);5)))" office:value-type="string"/>
          </table:previous>
        </table:cell-content-change>
        <table:cell-content-change table:id="ct2597">
          <table:cell-address table:column="16" table:row="31" table:table="0"/>
          <office:change-info>
            <dc:creator>Mike </dc:creator>
            <dc:date>2012-05-21T08:02:15.97</dc:date>
          </office:change-info>
          <table:previous table:id="ct2440">
            <table:change-track-table-cell table:cell-address="Sheet1.Q32" table:formula="of:=IF([.E32]=&quot;&quot;;&quot;&quot;;IF([.B32]=&quot;Y&quot;;&quot;1Eddd&quot;;DEC2HEX(256*256+8*256*16+HEX2DEC([.G32])*16+HEX2DEC([.J32]);5)))" office:value-type="string"/>
          </table:previous>
        </table:cell-content-change>
        <table:cell-content-change table:id="ct2598">
          <table:cell-address table:column="16" table:row="32" table:table="0"/>
          <office:change-info>
            <dc:creator>Mike </dc:creator>
            <dc:date>2012-05-21T08:02:15.97</dc:date>
          </office:change-info>
          <table:previous table:id="ct2441">
            <table:change-track-table-cell table:cell-address="Sheet1.Q33" table:formula="of:=IF([.E33]=&quot;&quot;;&quot;&quot;;IF([.B33]=&quot;Y&quot;;&quot;1Eddd&quot;;DEC2HEX(256*256+8*256*16+HEX2DEC([.G33])*16+HEX2DEC([.J33]);5)))" office:value-type="string">
              <text:p>18517</text:p>
            </table:change-track-table-cell>
          </table:previous>
        </table:cell-content-change>
        <table:cell-content-change table:id="ct2599">
          <table:cell-address table:column="16" table:row="33" table:table="0"/>
          <office:change-info>
            <dc:creator>Mike </dc:creator>
            <dc:date>2012-05-21T08:02:15.97</dc:date>
          </office:change-info>
          <table:previous table:id="ct2442">
            <table:change-track-table-cell table:cell-address="Sheet1.Q34" table:formula="of:=IF([.E34]=&quot;&quot;;&quot;&quot;;IF([.B34]=&quot;Y&quot;;&quot;1Eddd&quot;;DEC2HEX(256*256+8*256*16+HEX2DEC([.G34])*16+HEX2DEC([.J34]);5)))" office:value-type="string"/>
          </table:previous>
        </table:cell-content-change>
        <table:cell-content-change table:id="ct2600">
          <table:cell-address table:column="16" table:row="34" table:table="0"/>
          <office:change-info>
            <dc:creator>Mike </dc:creator>
            <dc:date>2012-05-21T08:02:15.97</dc:date>
          </office:change-info>
          <table:previous table:id="ct2443">
            <table:change-track-table-cell table:cell-address="Sheet1.Q35" table:formula="of:=IF([.E35]=&quot;&quot;;&quot;&quot;;IF([.B35]=&quot;Y&quot;;&quot;1Eddd&quot;;DEC2HEX(256*256+8*256*16+HEX2DEC([.G35])*16+HEX2DEC([.J35]);5)))" office:value-type="string">
              <text:p>1Eddd</text:p>
            </table:change-track-table-cell>
          </table:previous>
        </table:cell-content-change>
        <table:cell-content-change table:id="ct2601">
          <table:cell-address table:column="16" table:row="35" table:table="0"/>
          <office:change-info>
            <dc:creator>Mike </dc:creator>
            <dc:date>2012-05-21T08:02:15.97</dc:date>
          </office:change-info>
          <table:previous table:id="ct2444">
            <table:change-track-table-cell table:cell-address="Sheet1.Q36" table:formula="of:=IF([.E36]=&quot;&quot;;&quot;&quot;;IF([.B36]=&quot;Y&quot;;&quot;1Eddd&quot;;DEC2HEX(256*256+8*256*16+HEX2DEC([.G36])*16+HEX2DEC([.J36]);5)))" office:value-type="string">
              <text:p>1Eddd</text:p>
            </table:change-track-table-cell>
          </table:previous>
        </table:cell-content-change>
        <table:cell-content-change table:id="ct2602">
          <table:cell-address table:column="16" table:row="36" table:table="0"/>
          <office:change-info>
            <dc:creator>Mike </dc:creator>
            <dc:date>2012-05-21T08:02:15.97</dc:date>
          </office:change-info>
          <table:previous table:id="ct2445">
            <table:change-track-table-cell table:cell-address="Sheet1.Q37" table:formula="of:=IF([.E37]=&quot;&quot;;&quot;&quot;;IF([.B37]=&quot;Y&quot;;&quot;1Eddd&quot;;DEC2HEX(256*256+8*256*16+HEX2DEC([.G37])*16+HEX2DEC([.J37]);5)))" office:value-type="string"/>
          </table:previous>
        </table:cell-content-change>
        <table:cell-content-change table:id="ct2603">
          <table:cell-address table:column="16" table:row="37" table:table="0"/>
          <office:change-info>
            <dc:creator>Mike </dc:creator>
            <dc:date>2012-05-21T08:02:15.97</dc:date>
          </office:change-info>
          <table:previous table:id="ct2446">
            <table:change-track-table-cell table:cell-address="Sheet1.Q38" table:formula="of:=IF([.E38]=&quot;&quot;;&quot;&quot;;IF([.B38]=&quot;Y&quot;;&quot;1Eddd&quot;;DEC2HEX(256*256+8*256*16+HEX2DEC([.G38])*16+HEX2DEC([.J38]);5)))" office:value-type="string"/>
          </table:previous>
        </table:cell-content-change>
        <table:cell-content-change table:id="ct2604">
          <table:cell-address table:column="16" table:row="42" table:table="0"/>
          <office:change-info>
            <dc:creator>Mike </dc:creator>
            <dc:date>2012-05-21T08:02:23.28</dc:date>
          </office:change-info>
          <table:previous table:id="ct2447">
            <table:change-track-table-cell table:cell-address="Sheet1.Q43" table:formula="of:=IF([.E43]=&quot;&quot;;&quot;&quot;;IF([.B43]=&quot;Y&quot;;&quot;1Eddd&quot;;DEC2HEX(256*256+8*256*16+HEX2DEC([.G43])*16+HEX2DEC([.J43]);5)))" office:value-type="string">
              <text:p>1Eddd</text:p>
            </table:change-track-table-cell>
          </table:previous>
        </table:cell-content-change>
        <table:cell-content-change table:id="ct2605">
          <table:cell-address table:column="16" table:row="43" table:table="0"/>
          <office:change-info>
            <dc:creator>Mike </dc:creator>
            <dc:date>2012-05-21T08:02:23.28</dc:date>
          </office:change-info>
          <table:previous table:id="ct2448">
            <table:change-track-table-cell table:cell-address="Sheet1.Q44" table:formula="of:=IF([.E44]=&quot;&quot;;&quot;&quot;;IF([.B44]=&quot;Y&quot;;&quot;1Eddd&quot;;DEC2HEX(256*256+8*256*16+HEX2DEC([.G44])*16+HEX2DEC([.J44]);5)))" office:value-type="string">
              <text:p>1Eddd</text:p>
            </table:change-track-table-cell>
          </table:previous>
        </table:cell-content-change>
        <table:cell-content-change table:id="ct2606">
          <table:cell-address table:column="16" table:row="44" table:table="0"/>
          <office:change-info>
            <dc:creator>Mike </dc:creator>
            <dc:date>2012-05-21T08:02:23.28</dc:date>
          </office:change-info>
          <table:previous table:id="ct2449">
            <table:change-track-table-cell table:cell-address="Sheet1.Q45" table:formula="of:=IF([.E45]=&quot;&quot;;&quot;&quot;;IF([.B45]=&quot;Y&quot;;&quot;1Eddd&quot;;DEC2HEX(256*256+8*256*16+HEX2DEC([.G45])*16+HEX2DEC([.J45]);5)))" office:value-type="string"/>
          </table:previous>
        </table:cell-content-change>
        <table:cell-content-change table:id="ct2607">
          <table:cell-address table:column="16" table:row="45" table:table="0"/>
          <office:change-info>
            <dc:creator>Mike </dc:creator>
            <dc:date>2012-05-21T08:02:23.28</dc:date>
          </office:change-info>
          <table:previous table:id="ct2450">
            <table:change-track-table-cell table:cell-address="Sheet1.Q46" table:formula="of:=IF([.E46]=&quot;&quot;;&quot;&quot;;IF([.B46]=&quot;Y&quot;;&quot;1Eddd&quot;;DEC2HEX(256*256+8*256*16+HEX2DEC([.G46])*16+HEX2DEC([.J46]);5)))" office:value-type="string"/>
          </table:previous>
        </table:cell-content-change>
        <table:cell-content-change table:id="ct2608">
          <table:cell-address table:column="16" table:row="46" table:table="0"/>
          <office:change-info>
            <dc:creator>Mike </dc:creator>
            <dc:date>2012-05-21T08:02:23.28</dc:date>
          </office:change-info>
          <table:previous table:id="ct2451">
            <table:change-track-table-cell table:cell-address="Sheet1.Q47" table:formula="of:=IF([.E47]=&quot;&quot;;&quot;&quot;;IF([.B47]=&quot;Y&quot;;&quot;1Eddd&quot;;DEC2HEX(256*256+8*256*16+HEX2DEC([.G47])*16+HEX2DEC([.J47]);5)))" office:value-type="string"/>
          </table:previous>
        </table:cell-content-change>
        <table:cell-content-change table:id="ct2609">
          <table:cell-address table:column="16" table:row="47" table:table="0"/>
          <office:change-info>
            <dc:creator>Mike </dc:creator>
            <dc:date>2012-05-21T08:02:23.28</dc:date>
          </office:change-info>
          <table:previous table:id="ct2452">
            <table:change-track-table-cell table:cell-address="Sheet1.Q48" table:formula="of:=IF([.E48]=&quot;&quot;;&quot;&quot;;IF([.B48]=&quot;Y&quot;;&quot;1Eddd&quot;;DEC2HEX(256*256+8*256*16+HEX2DEC([.G48])*16+HEX2DEC([.J48]);5)))" office:value-type="string">
              <text:p>1Eddd</text:p>
            </table:change-track-table-cell>
          </table:previous>
        </table:cell-content-change>
        <table:cell-content-change table:id="ct2610">
          <table:cell-address table:column="16" table:row="48" table:table="0"/>
          <office:change-info>
            <dc:creator>Mike </dc:creator>
            <dc:date>2012-05-21T08:02:23.28</dc:date>
          </office:change-info>
          <table:previous table:id="ct2453">
            <table:change-track-table-cell table:cell-address="Sheet1.Q49" table:formula="of:=IF([.E49]=&quot;&quot;;&quot;&quot;;IF([.B49]=&quot;Y&quot;;&quot;1Eddd&quot;;DEC2HEX(256*256+8*256*16+HEX2DEC([.G49])*16+HEX2DEC([.J49]);5)))" office:value-type="string"/>
          </table:previous>
        </table:cell-content-change>
        <table:cell-content-change table:id="ct2611">
          <table:cell-address table:column="16" table:row="49" table:table="0"/>
          <office:change-info>
            <dc:creator>Mike </dc:creator>
            <dc:date>2012-05-21T08:02:23.28</dc:date>
          </office:change-info>
          <table:previous table:id="ct2454">
            <table:change-track-table-cell table:cell-address="Sheet1.Q50" table:formula="of:=IF([.E50]=&quot;&quot;;&quot;&quot;;IF([.B50]=&quot;Y&quot;;&quot;1Eddd&quot;;DEC2HEX(256*256+8*256*16+HEX2DEC([.G50])*16+HEX2DEC([.J50]);5)))" office:value-type="string">
              <text:p>1Eddd</text:p>
            </table:change-track-table-cell>
          </table:previous>
        </table:cell-content-change>
        <table:cell-content-change table:id="ct2612">
          <table:cell-address table:column="16" table:row="50" table:table="0"/>
          <office:change-info>
            <dc:creator>Mike </dc:creator>
            <dc:date>2012-05-21T08:02:23.28</dc:date>
          </office:change-info>
          <table:previous table:id="ct2455">
            <table:change-track-table-cell table:cell-address="Sheet1.Q51" table:formula="of:=IF([.E51]=&quot;&quot;;&quot;&quot;;IF([.B51]=&quot;Y&quot;;&quot;1Eddd&quot;;DEC2HEX(256*256+8*256*16+HEX2DEC([.G51])*16+HEX2DEC([.J51]);5)))" office:value-type="string"/>
          </table:previous>
        </table:cell-content-change>
        <table:cell-content-change table:id="ct2613">
          <table:cell-address table:column="16" table:row="51" table:table="0"/>
          <office:change-info>
            <dc:creator>Mike </dc:creator>
            <dc:date>2012-05-21T08:02:23.28</dc:date>
          </office:change-info>
          <table:previous table:id="ct2456">
            <table:change-track-table-cell table:cell-address="Sheet1.Q52" table:formula="of:=IF([.E52]=&quot;&quot;;&quot;&quot;;IF([.B52]=&quot;Y&quot;;&quot;1Eddd&quot;;DEC2HEX(256*256+8*256*16+HEX2DEC([.G52])*16+HEX2DEC([.J52]);5)))" office:value-type="string"/>
          </table:previous>
        </table:cell-content-change>
        <table:cell-content-change table:id="ct2614">
          <table:cell-address table:column="16" table:row="53" table:table="0"/>
          <office:change-info>
            <dc:creator>Mike </dc:creator>
            <dc:date>2012-05-21T08:02:25.13</dc:date>
          </office:change-info>
          <table:previous table:id="ct2457">
            <table:change-track-table-cell table:cell-address="Sheet1.Q54" table:formula="of:=IF([.E54]=&quot;&quot;;&quot;&quot;;IF([.B54]=&quot;Y&quot;;&quot;1Eddd&quot;;DEC2HEX(256*256+8*256*16+HEX2DEC([.G54])*16+HEX2DEC([.J54]);5)))" office:value-type="string">
              <text:p>1Eddd</text:p>
            </table:change-track-table-cell>
          </table:previous>
        </table:cell-content-change>
        <table:cell-content-change table:id="ct2615">
          <table:cell-address table:column="16" table:row="54" table:table="0"/>
          <office:change-info>
            <dc:creator>Mike </dc:creator>
            <dc:date>2012-05-21T08:02:25.13</dc:date>
          </office:change-info>
          <table:previous table:id="ct2458">
            <table:change-track-table-cell table:cell-address="Sheet1.Q55" table:formula="of:=IF([.E55]=&quot;&quot;;&quot;&quot;;IF([.B55]=&quot;Y&quot;;&quot;1Eddd&quot;;DEC2HEX(256*256+8*256*16+HEX2DEC([.G55])*16+HEX2DEC([.J55]);5)))" office:value-type="string">
              <text:p>1Eddd</text:p>
            </table:change-track-table-cell>
          </table:previous>
        </table:cell-content-change>
        <table:cell-content-change table:id="ct2616">
          <table:cell-address table:column="14" table:row="7" table:table="0"/>
          <office:change-info>
            <dc:creator>Mike </dc:creator>
            <dc:date>2012-05-21T08:06:31.70</dc:date>
          </office:change-info>
          <table:previous table:id="ct2515">
            <table:change-track-table-cell table:cell-address="Sheet1.O8" table:formula="of:=IF([.E8]=&quot;&quot;;&quot;&quot;;DEC2HEX(IF([.B8]=&quot;Y&quot;;16*256;0)+HEX2DEC([.G8])*16+HEX2DEC([.J8]);4))" office:value-type="string">
              <text:p>0017</text:p>
            </table:change-track-table-cell>
          </table:previous>
        </table:cell-content-change>
        <table:cell-content-change table:id="ct2617">
          <table:cell-address table:column="14" table:row="8" table:table="0"/>
          <office:change-info>
            <dc:creator>Mike </dc:creator>
            <dc:date>2012-05-21T08:06:35.93</dc:date>
          </office:change-info>
          <table:previous table:id="ct2514">
            <table:change-track-table-cell table:cell-address="Sheet1.O9" table:formula="of:=IF([.E9]=&quot;&quot;;&quot;&quot;;DEC2HEX(IF([.B9]=&quot;Y&quot;;16*256;0)+HEX2DEC([.G9])*16+HEX2DEC([.J9]);4))" office:value-type="string">
              <text:p>0087</text:p>
            </table:change-track-table-cell>
          </table:previous>
        </table:cell-content-change>
        <table:cell-content-change table:id="ct2618">
          <table:cell-address table:column="14" table:row="9" table:table="0"/>
          <office:change-info>
            <dc:creator>Mike </dc:creator>
            <dc:date>2012-05-21T08:06:35.93</dc:date>
          </office:change-info>
          <table:previous table:id="ct2516">
            <table:change-track-table-cell table:cell-address="Sheet1.O10" table:formula="of:=IF([.E10]=&quot;&quot;;&quot;&quot;;DEC2HEX(IF([.B10]=&quot;Y&quot;;16*256;0)+HEX2DEC([.G10])*16+HEX2DEC([.J10]);4))" office:value-type="string">
              <text:p>10A0</text:p>
            </table:change-track-table-cell>
          </table:previous>
        </table:cell-content-change>
        <table:cell-content-change table:id="ct2619">
          <table:cell-address table:column="14" table:row="10" table:table="0"/>
          <office:change-info>
            <dc:creator>Mike </dc:creator>
            <dc:date>2012-05-21T08:06:35.93</dc:date>
          </office:change-info>
          <table:previous table:id="ct2517">
            <table:change-track-table-cell table:cell-address="Sheet1.O11" table:formula="of:=IF([.E11]=&quot;&quot;;&quot;&quot;;DEC2HEX(IF([.B11]=&quot;Y&quot;;16*256;0)+HEX2DEC([.G11])*16+HEX2DEC([.J11]);4))" office:value-type="string">
              <text:p>08A7</text:p>
            </table:change-track-table-cell>
          </table:previous>
        </table:cell-content-change>
        <table:cell-content-change table:id="ct2620">
          <table:cell-address table:column="14" table:row="11" table:table="0"/>
          <office:change-info>
            <dc:creator>Mike </dc:creator>
            <dc:date>2012-05-21T08:06:35.93</dc:date>
          </office:change-info>
          <table:previous table:id="ct2518">
            <table:change-track-table-cell table:cell-address="Sheet1.O12" table:formula="of:=IF([.E12]=&quot;&quot;;&quot;&quot;;DEC2HEX(IF([.B12]=&quot;Y&quot;;16*256;0)+HEX2DEC([.G12])*16+HEX2DEC([.J12]);4))" office:value-type="string">
              <text:p>08B7</text:p>
            </table:change-track-table-cell>
          </table:previous>
        </table:cell-content-change>
        <table:cell-content-change table:id="ct2621">
          <table:cell-address table:column="14" table:row="12" table:table="0"/>
          <office:change-info>
            <dc:creator>Mike </dc:creator>
            <dc:date>2012-05-21T08:06:35.93</dc:date>
          </office:change-info>
          <table:previous table:id="ct2519">
            <table:change-track-table-cell table:cell-address="Sheet1.O13" table:formula="of:=IF([.E13]=&quot;&quot;;&quot;&quot;;DEC2HEX(IF([.B13]=&quot;Y&quot;;16*256;0)+HEX2DEC([.G13])*16+HEX2DEC([.J13]);4))" office:value-type="string">
              <text:p>10C0</text:p>
            </table:change-track-table-cell>
          </table:previous>
        </table:cell-content-change>
        <table:cell-content-change table:id="ct2622">
          <table:cell-address table:column="14" table:row="13" table:table="0"/>
          <office:change-info>
            <dc:creator>Mike </dc:creator>
            <dc:date>2012-05-21T08:06:35.93</dc:date>
          </office:change-info>
          <table:previous table:id="ct2520">
            <table:change-track-table-cell table:cell-address="Sheet1.O14" table:formula="of:=IF([.E14]=&quot;&quot;;&quot;&quot;;DEC2HEX(IF([.B14]=&quot;Y&quot;;16*256;0)+HEX2DEC([.G14])*16+HEX2DEC([.J14]);4))" office:value-type="string">
              <text:p>10D0</text:p>
            </table:change-track-table-cell>
          </table:previous>
        </table:cell-content-change>
        <table:cell-content-change table:id="ct2623">
          <table:cell-address table:column="14" table:row="9" table:table="0"/>
          <office:change-info>
            <dc:creator>Mike </dc:creator>
            <dc:date>2012-05-21T08:07:37</dc:date>
          </office:change-info>
          <table:previous table:id="ct2618">
            <table:change-track-table-cell table:cell-address="Sheet1.O10" table:formula="of:=IF([.E10]=&quot;&quot;;&quot;&quot;;CONCATENATE(IF([.B10]=&quot;Y&quot;;&quot;1&quot;;&quot;0&quot;);[.G10];[.J10]))" office:value-type="string">
              <text:p>10A</text:p>
            </table:change-track-table-cell>
          </table:previous>
        </table:cell-content-change>
        <table:cell-content-change table:id="ct2624">
          <table:cell-address table:column="14" table:row="6" table:table="0"/>
          <office:change-info>
            <dc:creator>Mike </dc:creator>
            <dc:date>2012-05-21T08:07:41.22</dc:date>
          </office:change-info>
          <table:previous table:id="ct2268">
            <table:change-track-table-cell office:value-type="float" office:value="2000"/>
          </table:previous>
        </table:cell-content-change>
        <table:cell-content-change table:id="ct2625">
          <table:cell-address table:column="14" table:row="7" table:table="0"/>
          <office:change-info>
            <dc:creator>Mike </dc:creator>
            <dc:date>2012-05-21T08:07:41.22</dc:date>
          </office:change-info>
          <table:previous table:id="ct2616">
            <table:change-track-table-cell table:cell-address="Sheet1.O8" table:formula="of:=IF([.E8]=&quot;&quot;;&quot;&quot;;CONCATENATE(IF([.B8]=&quot;Y&quot;;&quot;1&quot;;&quot;0&quot;);[.G8];[.J8]))" office:value-type="string">
              <text:p>0017</text:p>
            </table:change-track-table-cell>
          </table:previous>
        </table:cell-content-change>
        <table:cell-content-change table:id="ct2626">
          <table:cell-address table:column="14" table:row="8" table:table="0"/>
          <office:change-info>
            <dc:creator>Mike </dc:creator>
            <dc:date>2012-05-21T08:07:41.22</dc:date>
          </office:change-info>
          <table:previous table:id="ct2617">
            <table:change-track-table-cell table:cell-address="Sheet1.O9" table:formula="of:=IF([.E9]=&quot;&quot;;&quot;&quot;;CONCATENATE(IF([.B9]=&quot;Y&quot;;&quot;1&quot;;&quot;0&quot;);[.G9];[.J9]))" office:value-type="string">
              <text:p>0087</text:p>
            </table:change-track-table-cell>
          </table:previous>
        </table:cell-content-change>
        <table:cell-content-change table:id="ct2627">
          <table:cell-address table:column="14" table:row="6" table:table="0"/>
          <office:change-info>
            <dc:creator>Mike </dc:creator>
            <dc:date>2012-05-21T08:07:55.69</dc:date>
          </office:change-info>
          <table:previous table:id="ct2624">
            <table:change-track-table-cell table:cell-address="Sheet1.O7" table:formula="of:=IF([.E7]=&quot;&quot;;&quot;&quot;;CONCATENATE(IF([.B7]=&quot;Y&quot;;&quot;1&quot;;&quot;0&quot;);[.G7];IF([.J7]=&quot;&quot;;&quot;0&quot;;[.J7])))" office:value-type="string">
              <text:p>0007</text:p>
            </table:change-track-table-cell>
          </table:previous>
        </table:cell-content-change>
        <table:cell-content-change table:id="ct2628">
          <table:cell-address table:column="14" table:row="10" table:table="0"/>
          <office:change-info>
            <dc:creator>Mike </dc:creator>
            <dc:date>2012-05-21T08:08:08.94</dc:date>
          </office:change-info>
          <table:previous table:id="ct2619">
            <table:change-track-table-cell table:cell-address="Sheet1.O11" table:formula="of:=IF([.E11]=&quot;&quot;;&quot;&quot;;CONCATENATE(IF([.B11]=&quot;Y&quot;;&quot;1&quot;;&quot;0&quot;);[.G11];[.J11]))" office:value-type="string">
              <text:p>08A7</text:p>
            </table:change-track-table-cell>
          </table:previous>
        </table:cell-content-change>
        <table:cell-content-change table:id="ct2629">
          <table:cell-address table:column="14" table:row="11" table:table="0"/>
          <office:change-info>
            <dc:creator>Mike </dc:creator>
            <dc:date>2012-05-21T08:08:08.94</dc:date>
          </office:change-info>
          <table:previous table:id="ct2620">
            <table:change-track-table-cell table:cell-address="Sheet1.O12" table:formula="of:=IF([.E12]=&quot;&quot;;&quot;&quot;;CONCATENATE(IF([.B12]=&quot;Y&quot;;&quot;1&quot;;&quot;0&quot;);[.G12];[.J12]))" office:value-type="string">
              <text:p>08B7</text:p>
            </table:change-track-table-cell>
          </table:previous>
        </table:cell-content-change>
        <table:cell-content-change table:id="ct2630">
          <table:cell-address table:column="14" table:row="12" table:table="0"/>
          <office:change-info>
            <dc:creator>Mike </dc:creator>
            <dc:date>2012-05-21T08:08:08.94</dc:date>
          </office:change-info>
          <table:previous table:id="ct2621">
            <table:change-track-table-cell table:cell-address="Sheet1.O13" table:formula="of:=IF([.E13]=&quot;&quot;;&quot;&quot;;CONCATENATE(IF([.B13]=&quot;Y&quot;;&quot;1&quot;;&quot;0&quot;);[.G13];[.J13]))" office:value-type="string">
              <text:p>10C</text:p>
            </table:change-track-table-cell>
          </table:previous>
        </table:cell-content-change>
        <table:cell-content-change table:id="ct2631">
          <table:cell-address table:column="14" table:row="13" table:table="0"/>
          <office:change-info>
            <dc:creator>Mike </dc:creator>
            <dc:date>2012-05-21T08:08:08.94</dc:date>
          </office:change-info>
          <table:previous table:id="ct2622">
            <table:change-track-table-cell table:cell-address="Sheet1.O14" table:formula="of:=IF([.E14]=&quot;&quot;;&quot;&quot;;CONCATENATE(IF([.B14]=&quot;Y&quot;;&quot;1&quot;;&quot;0&quot;);[.G14];[.J14]))" office:value-type="string">
              <text:p>10D</text:p>
            </table:change-track-table-cell>
          </table:previous>
        </table:cell-content-change>
        <table:cell-content-change table:id="ct2632">
          <table:cell-address table:column="14" table:row="14" table:table="0"/>
          <office:change-info>
            <dc:creator>Mike </dc:creator>
            <dc:date>2012-05-21T08:08:08.94</dc:date>
          </office:change-info>
          <table:previous table:id="ct2521">
            <table:change-track-table-cell table:cell-address="Sheet1.O15" table:formula="of:=IF([.E15]=&quot;&quot;;&quot;&quot;;DEC2HEX(IF([.B15]=&quot;Y&quot;;16*256;0)+HEX2DEC([.G15])*16+HEX2DEC([.J15]);4))" office:value-type="string"/>
          </table:previous>
        </table:cell-content-change>
        <table:cell-content-change table:id="ct2633">
          <table:cell-address table:column="14" table:row="15" table:table="0"/>
          <office:change-info>
            <dc:creator>Mike </dc:creator>
            <dc:date>2012-05-21T08:08:08.94</dc:date>
          </office:change-info>
          <table:previous table:id="ct2522">
            <table:change-track-table-cell table:cell-address="Sheet1.O16" table:formula="of:=IF([.E16]=&quot;&quot;;&quot;&quot;;DEC2HEX(IF([.B16]=&quot;Y&quot;;16*256;0)+HEX2DEC([.G16])*16+HEX2DEC([.J16]);4))" office:value-type="string"/>
          </table:previous>
        </table:cell-content-change>
        <table:cell-content-change table:id="ct2634">
          <table:cell-address table:column="14" table:row="16" table:table="0"/>
          <office:change-info>
            <dc:creator>Mike </dc:creator>
            <dc:date>2012-05-21T08:08:08.94</dc:date>
          </office:change-info>
          <table:previous table:id="ct2523">
            <table:change-track-table-cell table:cell-address="Sheet1.O17" table:formula="of:=IF([.E17]=&quot;&quot;;&quot;&quot;;DEC2HEX(IF([.B17]=&quot;Y&quot;;16*256;0)+HEX2DEC([.G17])*16+HEX2DEC([.J17]);4))" office:value-type="string">
              <text:p>12E0</text:p>
            </table:change-track-table-cell>
          </table:previous>
        </table:cell-content-change>
        <table:cell-content-change table:id="ct2635">
          <table:cell-address table:column="14" table:row="17" table:table="0"/>
          <office:change-info>
            <dc:creator>Mike </dc:creator>
            <dc:date>2012-05-21T08:08:08.94</dc:date>
          </office:change-info>
          <table:previous table:id="ct2524">
            <table:change-track-table-cell table:cell-address="Sheet1.O18" table:formula="of:=IF([.E18]=&quot;&quot;;&quot;&quot;;DEC2HEX(IF([.B18]=&quot;Y&quot;;16*256;0)+HEX2DEC([.G18])*16+HEX2DEC([.J18]);4))" office:value-type="string">
              <text:p>12F0</text:p>
            </table:change-track-table-cell>
          </table:previous>
        </table:cell-content-change>
        <table:cell-content-change table:id="ct2636">
          <table:cell-address table:column="14" table:row="18" table:table="0"/>
          <office:change-info>
            <dc:creator>Mike </dc:creator>
            <dc:date>2012-05-21T08:08:08.94</dc:date>
          </office:change-info>
          <table:previous table:id="ct2525">
            <table:change-track-table-cell table:cell-address="Sheet1.O19" table:formula="of:=IF([.E19]=&quot;&quot;;&quot;&quot;;DEC2HEX(IF([.B19]=&quot;Y&quot;;16*256;0)+HEX2DEC([.G19])*16+HEX2DEC([.J19]);4))" office:value-type="string"/>
          </table:previous>
        </table:cell-content-change>
        <table:cell-content-change table:id="ct2637">
          <table:cell-address table:column="14" table:row="19" table:table="0"/>
          <office:change-info>
            <dc:creator>Mike </dc:creator>
            <dc:date>2012-05-21T08:08:08.94</dc:date>
          </office:change-info>
          <table:previous table:id="ct2526">
            <table:change-track-table-cell table:cell-address="Sheet1.O20" table:formula="of:=IF([.E20]=&quot;&quot;;&quot;&quot;;DEC2HEX(IF([.B20]=&quot;Y&quot;;16*256;0)+HEX2DEC([.G20])*16+HEX2DEC([.J20]);4))" office:value-type="string"/>
          </table:previous>
        </table:cell-content-change>
        <table:cell-content-change table:id="ct2638">
          <table:cell-address table:column="14" table:row="20" table:table="0"/>
          <office:change-info>
            <dc:creator>Mike </dc:creator>
            <dc:date>2012-05-21T08:08:08.94</dc:date>
          </office:change-info>
          <table:previous table:id="ct2527">
            <table:change-track-table-cell table:cell-address="Sheet1.O21" table:formula="of:=IF([.E21]=&quot;&quot;;&quot;&quot;;DEC2HEX(IF([.B21]=&quot;Y&quot;;16*256;0)+HEX2DEC([.G21])*16+HEX2DEC([.J21]);4))" office:value-type="string">
              <text:p>0A4F</text:p>
            </table:change-track-table-cell>
          </table:previous>
        </table:cell-content-change>
        <table:cell-content-change table:id="ct2639">
          <table:cell-address table:column="14" table:row="21" table:table="0"/>
          <office:change-info>
            <dc:creator>Mike </dc:creator>
            <dc:date>2012-05-21T08:08:08.94</dc:date>
          </office:change-info>
          <table:previous table:id="ct2528">
            <table:change-track-table-cell table:cell-address="Sheet1.O22" table:formula="of:=IF([.E22]=&quot;&quot;;&quot;&quot;;DEC2HEX(IF([.B22]=&quot;Y&quot;;16*256;0)+HEX2DEC([.G22])*16+HEX2DEC([.J22]);4))" office:value-type="string">
              <text:p>025F</text:p>
            </table:change-track-table-cell>
          </table:previous>
        </table:cell-content-change>
        <table:cell-content-change table:id="ct2640">
          <table:cell-address table:column="14" table:row="22" table:table="0"/>
          <office:change-info>
            <dc:creator>Mike </dc:creator>
            <dc:date>2012-05-21T08:08:08.94</dc:date>
          </office:change-info>
          <table:previous table:id="ct2529">
            <table:change-track-table-cell table:cell-address="Sheet1.O23" table:formula="of:=IF([.E23]=&quot;&quot;;&quot;&quot;;DEC2HEX(IF([.B23]=&quot;Y&quot;;16*256;0)+HEX2DEC([.G23])*16+HEX2DEC([.J23]);4))" office:value-type="string">
              <text:p>026B</text:p>
            </table:change-track-table-cell>
          </table:previous>
        </table:cell-content-change>
        <table:cell-content-change table:id="ct2641">
          <table:cell-address table:column="14" table:row="23" table:table="0"/>
          <office:change-info>
            <dc:creator>Mike </dc:creator>
            <dc:date>2012-05-21T08:08:08.94</dc:date>
          </office:change-info>
          <table:previous table:id="ct2530">
            <table:change-track-table-cell table:cell-address="Sheet1.O24" table:formula="of:=IF([.E24]=&quot;&quot;;&quot;&quot;;DEC2HEX(IF([.B24]=&quot;Y&quot;;16*256;0)+HEX2DEC([.G24])*16+HEX2DEC([.J24]);4))" office:value-type="string">
              <text:p>0A8F</text:p>
            </table:change-track-table-cell>
          </table:previous>
        </table:cell-content-change>
        <table:cell-content-change table:id="ct2642">
          <table:cell-address table:column="14" table:row="24" table:table="0"/>
          <office:change-info>
            <dc:creator>Mike </dc:creator>
            <dc:date>2012-05-21T08:08:08.94</dc:date>
          </office:change-info>
          <table:previous table:id="ct2531">
            <table:change-track-table-cell table:cell-address="Sheet1.O25" table:formula="of:=IF([.E25]=&quot;&quot;;&quot;&quot;;DEC2HEX(IF([.B25]=&quot;Y&quot;;16*256;0)+HEX2DEC([.G25])*16+HEX2DEC([.J25]);4))" office:value-type="string">
              <text:p>029F</text:p>
            </table:change-track-table-cell>
          </table:previous>
        </table:cell-content-change>
        <table:cell-content-change table:id="ct2643">
          <table:cell-address table:column="14" table:row="25" table:table="0"/>
          <office:change-info>
            <dc:creator>Mike </dc:creator>
            <dc:date>2012-05-21T08:08:08.94</dc:date>
          </office:change-info>
          <table:previous table:id="ct2532">
            <table:change-track-table-cell table:cell-address="Sheet1.O26" table:formula="of:=IF([.E26]=&quot;&quot;;&quot;&quot;;DEC2HEX(IF([.B26]=&quot;Y&quot;;16*256;0)+HEX2DEC([.G26])*16+HEX2DEC([.J26]);4))" office:value-type="string">
              <text:p>02AB</text:p>
            </table:change-track-table-cell>
          </table:previous>
        </table:cell-content-change>
        <table:cell-content-change table:id="ct2644">
          <table:cell-address table:column="14" table:row="26" table:table="0"/>
          <office:change-info>
            <dc:creator>Mike </dc:creator>
            <dc:date>2012-05-21T08:08:08.94</dc:date>
          </office:change-info>
          <table:previous table:id="ct2533">
            <table:change-track-table-cell table:cell-address="Sheet1.O27" table:formula="of:=IF([.E27]=&quot;&quot;;&quot;&quot;;DEC2HEX(IF([.B27]=&quot;Y&quot;;16*256;0)+HEX2DEC([.G27])*16+HEX2DEC([.J27]);4))" office:value-type="string">
              <text:p>12B0</text:p>
            </table:change-track-table-cell>
          </table:previous>
        </table:cell-content-change>
        <table:cell-content-change table:id="ct2645">
          <table:cell-address table:column="14" table:row="27" table:table="0"/>
          <office:change-info>
            <dc:creator>Mike </dc:creator>
            <dc:date>2012-05-21T08:08:08.94</dc:date>
          </office:change-info>
          <table:previous table:id="ct2534">
            <table:change-track-table-cell table:cell-address="Sheet1.O28" table:formula="of:=IF([.E28]=&quot;&quot;;&quot;&quot;;DEC2HEX(IF([.B28]=&quot;Y&quot;;16*256;0)+HEX2DEC([.G28])*16+HEX2DEC([.J28]);4))" office:value-type="string">
              <text:p>0AB7</text:p>
            </table:change-track-table-cell>
          </table:previous>
        </table:cell-content-change>
        <table:cell-content-change table:id="ct2646">
          <table:cell-address table:column="14" table:row="28" table:table="0"/>
          <office:change-info>
            <dc:creator>Mike </dc:creator>
            <dc:date>2012-05-21T08:08:08.94</dc:date>
          </office:change-info>
          <table:previous table:id="ct2535">
            <table:change-track-table-cell table:cell-address="Sheet1.O29" table:formula="of:=IF([.E29]=&quot;&quot;;&quot;&quot;;DEC2HEX(IF([.B29]=&quot;Y&quot;;16*256;0)+HEX2DEC([.G29])*16+HEX2DEC([.J29]);4))" office:value-type="string">
              <text:p>0ACF</text:p>
            </table:change-track-table-cell>
          </table:previous>
        </table:cell-content-change>
        <table:cell-content-change table:id="ct2647">
          <table:cell-address table:column="14" table:row="29" table:table="0"/>
          <office:change-info>
            <dc:creator>Mike </dc:creator>
            <dc:date>2012-05-21T08:08:08.94</dc:date>
          </office:change-info>
          <table:previous table:id="ct2536">
            <table:change-track-table-cell table:cell-address="Sheet1.O30" table:formula="of:=IF([.E30]=&quot;&quot;;&quot;&quot;;DEC2HEX(IF([.B30]=&quot;Y&quot;;16*256;0)+HEX2DEC([.G30])*16+HEX2DEC([.J30]);4))" office:value-type="string">
              <text:p>0ADF</text:p>
            </table:change-track-table-cell>
          </table:previous>
        </table:cell-content-change>
        <table:cell-content-change table:id="ct2648">
          <table:cell-address table:column="14" table:row="30" table:table="0"/>
          <office:change-info>
            <dc:creator>Mike </dc:creator>
            <dc:date>2012-05-21T08:08:08.94</dc:date>
          </office:change-info>
          <table:previous table:id="ct2537">
            <table:change-track-table-cell table:cell-address="Sheet1.O31" table:formula="of:=IF([.E31]=&quot;&quot;;&quot;&quot;;DEC2HEX(IF([.B31]=&quot;Y&quot;;16*256;0)+HEX2DEC([.G31])*16+HEX2DEC([.J31]);4))" office:value-type="string"/>
          </table:previous>
        </table:cell-content-change>
        <table:cell-content-change table:id="ct2649">
          <table:cell-address table:column="14" table:row="31" table:table="0"/>
          <office:change-info>
            <dc:creator>Mike </dc:creator>
            <dc:date>2012-05-21T08:08:08.94</dc:date>
          </office:change-info>
          <table:previous table:id="ct2538">
            <table:change-track-table-cell table:cell-address="Sheet1.O32" table:formula="of:=IF([.E32]=&quot;&quot;;&quot;&quot;;DEC2HEX(IF([.B32]=&quot;Y&quot;;16*256;0)+HEX2DEC([.G32])*16+HEX2DEC([.J32]);4))" office:value-type="string"/>
          </table:previous>
        </table:cell-content-change>
        <table:cell-content-change table:id="ct2650">
          <table:cell-address table:column="14" table:row="32" table:table="0"/>
          <office:change-info>
            <dc:creator>Mike </dc:creator>
            <dc:date>2012-05-21T08:08:08.94</dc:date>
          </office:change-info>
          <table:previous table:id="ct2539">
            <table:change-track-table-cell table:cell-address="Sheet1.O33" table:formula="of:=IF([.E33]=&quot;&quot;;&quot;&quot;;DEC2HEX(IF([.B33]=&quot;Y&quot;;16*256;0)+HEX2DEC([.G33])*16+HEX2DEC([.J33]);4))" office:value-type="string">
              <text:p>0517</text:p>
            </table:change-track-table-cell>
          </table:previous>
        </table:cell-content-change>
        <table:cell-content-change table:id="ct2651">
          <table:cell-address table:column="14" table:row="33" table:table="0"/>
          <office:change-info>
            <dc:creator>Mike </dc:creator>
            <dc:date>2012-05-21T08:08:08.94</dc:date>
          </office:change-info>
          <table:previous table:id="ct2540">
            <table:change-track-table-cell table:cell-address="Sheet1.O34" table:formula="of:=IF([.E34]=&quot;&quot;;&quot;&quot;;DEC2HEX(IF([.B34]=&quot;Y&quot;;16*256;0)+HEX2DEC([.G34])*16+HEX2DEC([.J34]);4))" office:value-type="string"/>
          </table:previous>
        </table:cell-content-change>
        <table:cell-content-change table:id="ct2652">
          <table:cell-address table:column="14" table:row="34" table:table="0"/>
          <office:change-info>
            <dc:creator>Mike </dc:creator>
            <dc:date>2012-05-21T08:08:08.94</dc:date>
          </office:change-info>
          <table:previous table:id="ct2541">
            <table:change-track-table-cell table:cell-address="Sheet1.O35" table:formula="of:=IF([.E35]=&quot;&quot;;&quot;&quot;;DEC2HEX(IF([.B35]=&quot;Y&quot;;16*256;0)+HEX2DEC([.G35])*16+HEX2DEC([.J35]);4))" office:value-type="string">
              <text:p>1520</text:p>
            </table:change-track-table-cell>
          </table:previous>
        </table:cell-content-change>
        <table:cell-content-change table:id="ct2653">
          <table:cell-address table:column="14" table:row="35" table:table="0"/>
          <office:change-info>
            <dc:creator>Mike </dc:creator>
            <dc:date>2012-05-21T08:08:08.94</dc:date>
          </office:change-info>
          <table:previous table:id="ct2542">
            <table:change-track-table-cell table:cell-address="Sheet1.O36" table:formula="of:=IF([.E36]=&quot;&quot;;&quot;&quot;;DEC2HEX(IF([.B36]=&quot;Y&quot;;16*256;0)+HEX2DEC([.G36])*16+HEX2DEC([.J36]);4))" office:value-type="string">
              <text:p>1530</text:p>
            </table:change-track-table-cell>
          </table:previous>
        </table:cell-content-change>
        <table:cell-content-change table:id="ct2654">
          <table:cell-address table:column="14" table:row="36" table:table="0"/>
          <office:change-info>
            <dc:creator>Mike </dc:creator>
            <dc:date>2012-05-21T08:08:08.94</dc:date>
          </office:change-info>
          <table:previous table:id="ct2543">
            <table:change-track-table-cell table:cell-address="Sheet1.O37" table:formula="of:=IF([.E37]=&quot;&quot;;&quot;&quot;;DEC2HEX(IF([.B37]=&quot;Y&quot;;16*256;0)+HEX2DEC([.G37])*16+HEX2DEC([.J37]);4))" office:value-type="string"/>
          </table:previous>
        </table:cell-content-change>
        <table:cell-content-change table:id="ct2655">
          <table:cell-address table:column="14" table:row="37" table:table="0"/>
          <office:change-info>
            <dc:creator>Mike </dc:creator>
            <dc:date>2012-05-21T08:08:08.94</dc:date>
          </office:change-info>
          <table:previous table:id="ct2544">
            <table:change-track-table-cell table:cell-address="Sheet1.O38" table:formula="of:=IF([.E38]=&quot;&quot;;&quot;&quot;;DEC2HEX(IF([.B38]=&quot;Y&quot;;16*256;0)+HEX2DEC([.G38])*16+HEX2DEC([.J38]);4))" office:value-type="string"/>
          </table:previous>
        </table:cell-content-change>
        <table:cell-content-change table:id="ct2656">
          <table:cell-address table:column="14" table:row="38" table:table="0"/>
          <office:change-info>
            <dc:creator>Mike </dc:creator>
            <dc:date>2012-05-21T08:08:08.94</dc:date>
          </office:change-info>
          <table:previous table:id="ct2545">
            <table:change-track-table-cell table:cell-address="Sheet1.O39" table:formula="of:=IF([.E39]=&quot;&quot;;&quot;&quot;;DEC2HEX(IF([.B39]=&quot;Y&quot;;16*256;0)+HEX2DEC([.G39])*16+HEX2DEC([.J39]);4))" office:value-type="string">
              <text:p>1400</text:p>
            </table:change-track-table-cell>
          </table:previous>
        </table:cell-content-change>
        <table:cell-content-change table:id="ct2657">
          <table:cell-address table:column="14" table:row="39" table:table="0"/>
          <office:change-info>
            <dc:creator>Mike </dc:creator>
            <dc:date>2012-05-21T08:08:08.94</dc:date>
          </office:change-info>
          <table:previous table:id="ct2546">
            <table:change-track-table-cell table:cell-address="Sheet1.O40" table:formula="of:=IF([.E40]=&quot;&quot;;&quot;&quot;;DEC2HEX(IF([.B40]=&quot;Y&quot;;16*256;0)+HEX2DEC([.G40])*16+HEX2DEC([.J40]);4))" office:value-type="string">
              <text:p>1400</text:p>
            </table:change-track-table-cell>
          </table:previous>
        </table:cell-content-change>
        <table:cell-content-change table:id="ct2658">
          <table:cell-address table:column="14" table:row="40" table:table="0"/>
          <office:change-info>
            <dc:creator>Mike </dc:creator>
            <dc:date>2012-05-21T08:08:15.74</dc:date>
          </office:change-info>
          <table:previous table:id="ct2547">
            <table:change-track-table-cell table:cell-address="Sheet1.O41" table:formula="of:=IF([.E41]=&quot;&quot;;&quot;&quot;;DEC2HEX(IF([.B41]=&quot;Y&quot;;16*256;0)+HEX2DEC([.G41])*16+HEX2DEC([.J41]);4))" office:value-type="string">
              <text:p>1400</text:p>
            </table:change-track-table-cell>
          </table:previous>
        </table:cell-content-change>
        <table:cell-content-change table:id="ct2659">
          <table:cell-address table:column="14" table:row="41" table:table="0"/>
          <office:change-info>
            <dc:creator>Mike </dc:creator>
            <dc:date>2012-05-21T08:08:15.74</dc:date>
          </office:change-info>
          <table:previous table:id="ct2548">
            <table:change-track-table-cell table:cell-address="Sheet1.O42" table:formula="of:=IF([.E42]=&quot;&quot;;&quot;&quot;;DEC2HEX(IF([.B42]=&quot;Y&quot;;16*256;0)+HEX2DEC([.G42])*16+HEX2DEC([.J42]);4))" office:value-type="string">
              <text:p>1400</text:p>
            </table:change-track-table-cell>
          </table:previous>
        </table:cell-content-change>
        <table:cell-content-change table:id="ct2660">
          <table:cell-address table:column="14" table:row="42" table:table="0"/>
          <office:change-info>
            <dc:creator>Mike </dc:creator>
            <dc:date>2012-05-21T08:08:15.74</dc:date>
          </office:change-info>
          <table:previous table:id="ct2549">
            <table:change-track-table-cell table:cell-address="Sheet1.O43" table:formula="of:=IF([.E43]=&quot;&quot;;&quot;&quot;;DEC2HEX(IF([.B43]=&quot;Y&quot;;16*256;0)+HEX2DEC([.G43])*16+HEX2DEC([.J43]);4))" office:value-type="string">
              <text:p>14C0</text:p>
            </table:change-track-table-cell>
          </table:previous>
        </table:cell-content-change>
        <table:cell-content-change table:id="ct2661">
          <table:cell-address table:column="14" table:row="43" table:table="0"/>
          <office:change-info>
            <dc:creator>Mike </dc:creator>
            <dc:date>2012-05-21T08:08:15.74</dc:date>
          </office:change-info>
          <table:previous table:id="ct2550">
            <table:change-track-table-cell table:cell-address="Sheet1.O44" table:formula="of:=IF([.E44]=&quot;&quot;;&quot;&quot;;DEC2HEX(IF([.B44]=&quot;Y&quot;;16*256;0)+HEX2DEC([.G44])*16+HEX2DEC([.J44]);4))" office:value-type="string">
              <text:p>14D0</text:p>
            </table:change-track-table-cell>
          </table:previous>
        </table:cell-content-change>
        <table:cell-content-change table:id="ct2662">
          <table:cell-address table:column="14" table:row="44" table:table="0"/>
          <office:change-info>
            <dc:creator>Mike </dc:creator>
            <dc:date>2012-05-21T08:08:15.74</dc:date>
          </office:change-info>
          <table:previous table:id="ct2551">
            <table:change-track-table-cell table:cell-address="Sheet1.O45" table:formula="of:=IF([.E45]=&quot;&quot;;&quot;&quot;;DEC2HEX(IF([.B45]=&quot;Y&quot;;16*256;0)+HEX2DEC([.G45])*16+HEX2DEC([.J45]);4))" office:value-type="string"/>
          </table:previous>
        </table:cell-content-change>
        <table:cell-content-change table:id="ct2663">
          <table:cell-address table:column="14" table:row="45" table:table="0"/>
          <office:change-info>
            <dc:creator>Mike </dc:creator>
            <dc:date>2012-05-21T08:08:15.74</dc:date>
          </office:change-info>
          <table:previous table:id="ct2552">
            <table:change-track-table-cell table:cell-address="Sheet1.O46" table:formula="of:=IF([.E46]=&quot;&quot;;&quot;&quot;;DEC2HEX(IF([.B46]=&quot;Y&quot;;16*256;0)+HEX2DEC([.G46])*16+HEX2DEC([.J46]);4))" office:value-type="string"/>
          </table:previous>
        </table:cell-content-change>
        <table:cell-content-change table:id="ct2664">
          <table:cell-address table:column="14" table:row="46" table:table="0"/>
          <office:change-info>
            <dc:creator>Mike </dc:creator>
            <dc:date>2012-05-21T08:08:15.74</dc:date>
          </office:change-info>
          <table:previous table:id="ct2553">
            <table:change-track-table-cell table:cell-address="Sheet1.O47" table:formula="of:=IF([.E47]=&quot;&quot;;&quot;&quot;;DEC2HEX(IF([.B47]=&quot;Y&quot;;16*256;0)+HEX2DEC([.G47])*16+HEX2DEC([.J47]);4))" office:value-type="string"/>
          </table:previous>
        </table:cell-content-change>
        <table:cell-content-change table:id="ct2665">
          <table:cell-address table:column="14" table:row="47" table:table="0"/>
          <office:change-info>
            <dc:creator>Mike </dc:creator>
            <dc:date>2012-05-21T08:08:15.74</dc:date>
          </office:change-info>
          <table:previous table:id="ct2554">
            <table:change-track-table-cell table:cell-address="Sheet1.O48" table:formula="of:=IF([.E48]=&quot;&quot;;&quot;&quot;;DEC2HEX(IF([.B48]=&quot;Y&quot;;16*256;0)+HEX2DEC([.G48])*16+HEX2DEC([.J48]);4))" office:value-type="string">
              <text:p>14E0</text:p>
            </table:change-track-table-cell>
          </table:previous>
        </table:cell-content-change>
        <table:cell-content-change table:id="ct2666">
          <table:cell-address table:column="14" table:row="48" table:table="0"/>
          <office:change-info>
            <dc:creator>Mike </dc:creator>
            <dc:date>2012-05-21T08:08:15.74</dc:date>
          </office:change-info>
          <table:previous table:id="ct2555">
            <table:change-track-table-cell table:cell-address="Sheet1.O49" table:formula="of:=IF([.E49]=&quot;&quot;;&quot;&quot;;DEC2HEX(IF([.B49]=&quot;Y&quot;;16*256;0)+HEX2DEC([.G49])*16+HEX2DEC([.J49]);4))" office:value-type="string"/>
          </table:previous>
        </table:cell-content-change>
        <table:cell-content-change table:id="ct2667">
          <table:cell-address table:column="14" table:row="49" table:table="0"/>
          <office:change-info>
            <dc:creator>Mike </dc:creator>
            <dc:date>2012-05-21T08:08:15.74</dc:date>
          </office:change-info>
          <table:previous table:id="ct2556">
            <table:change-track-table-cell table:cell-address="Sheet1.O50" table:formula="of:=IF([.E50]=&quot;&quot;;&quot;&quot;;DEC2HEX(IF([.B50]=&quot;Y&quot;;16*256;0)+HEX2DEC([.G50])*16+HEX2DEC([.J50]);4))" office:value-type="string">
              <text:p>14F0</text:p>
            </table:change-track-table-cell>
          </table:previous>
        </table:cell-content-change>
        <table:cell-content-change table:id="ct2668">
          <table:cell-address table:column="14" table:row="50" table:table="0"/>
          <office:change-info>
            <dc:creator>Mike </dc:creator>
            <dc:date>2012-05-21T08:08:15.74</dc:date>
          </office:change-info>
          <table:previous table:id="ct2557">
            <table:change-track-table-cell table:cell-address="Sheet1.O51" table:formula="of:=IF([.E51]=&quot;&quot;;&quot;&quot;;DEC2HEX(IF([.B51]=&quot;Y&quot;;16*256;0)+HEX2DEC([.G51])*16+HEX2DEC([.J51]);4))" office:value-type="string"/>
          </table:previous>
        </table:cell-content-change>
        <table:cell-content-change table:id="ct2669">
          <table:cell-address table:column="14" table:row="51" table:table="0"/>
          <office:change-info>
            <dc:creator>Mike </dc:creator>
            <dc:date>2012-05-21T08:08:15.74</dc:date>
          </office:change-info>
          <table:previous table:id="ct2558">
            <table:change-track-table-cell table:cell-address="Sheet1.O52" table:formula="of:=IF([.E52]=&quot;&quot;;&quot;&quot;;DEC2HEX(IF([.B52]=&quot;Y&quot;;16*256;0)+HEX2DEC([.G52])*16+HEX2DEC([.J52]);4))" office:value-type="string"/>
          </table:previous>
        </table:cell-content-change>
        <table:cell-content-change table:id="ct2670">
          <table:cell-address table:column="14" table:row="52" table:table="0"/>
          <office:change-info>
            <dc:creator>Mike </dc:creator>
            <dc:date>2012-05-21T08:08:15.74</dc:date>
          </office:change-info>
          <table:previous table:id="ct2559">
            <table:change-track-table-cell table:cell-address="Sheet1.O53" table:formula="of:=IF([.E53]=&quot;&quot;;&quot;&quot;;DEC2HEX(IF([.B53]=&quot;Y&quot;;16*256;0)+HEX2DEC([.G53])*16+HEX2DEC([.J53]);4))" office:value-type="string">
              <text:p>1690</text:p>
            </table:change-track-table-cell>
          </table:previous>
        </table:cell-content-change>
        <table:cell-content-change table:id="ct2671">
          <table:cell-address table:column="14" table:row="53" table:table="0"/>
          <office:change-info>
            <dc:creator>Mike </dc:creator>
            <dc:date>2012-05-21T08:08:15.74</dc:date>
          </office:change-info>
          <table:previous table:id="ct2560">
            <table:change-track-table-cell table:cell-address="Sheet1.O54" table:formula="of:=IF([.E54]=&quot;&quot;;&quot;&quot;;DEC2HEX(IF([.B54]=&quot;Y&quot;;16*256;0)+HEX2DEC([.G54])*16+HEX2DEC([.J54]);4))" office:value-type="string">
              <text:p>16A0</text:p>
            </table:change-track-table-cell>
          </table:previous>
        </table:cell-content-change>
        <table:cell-content-change table:id="ct2672">
          <table:cell-address table:column="14" table:row="54" table:table="0"/>
          <office:change-info>
            <dc:creator>Mike </dc:creator>
            <dc:date>2012-05-21T08:08:15.74</dc:date>
          </office:change-info>
          <table:previous table:id="ct2561">
            <table:change-track-table-cell table:cell-address="Sheet1.O55" table:formula="of:=IF([.E55]=&quot;&quot;;&quot;&quot;;DEC2HEX(IF([.B55]=&quot;Y&quot;;16*256;0)+HEX2DEC([.G55])*16+HEX2DEC([.J55]);4))" office:value-type="string">
              <text:p>16B0</text:p>
            </table:change-track-table-cell>
          </table:previous>
        </table:cell-content-change>
        <table:cell-content-change table:id="ct2673">
          <table:cell-address table:column="11" table:row="40" table:table="0"/>
          <office:change-info>
            <dc:creator>Mike </dc:creator>
            <dc:date>2012-05-21T08:08:30.96</dc:date>
          </office:change-info>
          <table:previous table:id="ct2562">
            <table:change-track-table-cell table:cell-address="Sheet1.L41" table:formula="of:=IF([.E41]=&quot;&quot;;&quot;&quot;;DEC2HEX(1*(16*256)+HEX2DEC([.G41])*16+IF([.B41]=&quot;Y&quot;;4;0)+IF([.C41]=&quot;Y&quot;;2;0)+IF([.H41]=&quot;Y&quot;;1;0)+IF([.D41]=&quot;Y&quot;;8*256;0);4))" office:value-type="string">
              <text:p>1404</text:p>
            </table:change-track-table-cell>
          </table:previous>
        </table:cell-content-change>
        <table:cell-content-change table:id="ct2674">
          <table:cell-address table:column="11" table:row="41" table:table="0"/>
          <office:change-info>
            <dc:creator>Mike </dc:creator>
            <dc:date>2012-05-21T08:08:30.96</dc:date>
          </office:change-info>
          <table:previous table:id="ct2563">
            <table:change-track-table-cell table:cell-address="Sheet1.L42" table:formula="of:=IF([.E42]=&quot;&quot;;&quot;&quot;;DEC2HEX(1*(16*256)+HEX2DEC([.G42])*16+IF([.B42]=&quot;Y&quot;;4;0)+IF([.C42]=&quot;Y&quot;;2;0)+IF([.H42]=&quot;Y&quot;;1;0)+IF([.D42]=&quot;Y&quot;;8*256;0);4))" office:value-type="string">
              <text:p>1404</text:p>
            </table:change-track-table-cell>
          </table:previous>
        </table:cell-content-change>
        <table:cell-content-change table:id="ct2675">
          <table:cell-address table:column="12" table:row="40" table:table="0"/>
          <office:change-info>
            <dc:creator>Mike </dc:creator>
            <dc:date>2012-05-21T08:08:30.96</dc:date>
          </office:change-info>
          <table:previous table:id="ct2202">
            <table:change-track-table-cell table:cell-address="Sheet1.M41" table:formula="of:=IF([.H41]=&quot;Y&quot;;[.I41];&quot;&quot;)" office:value-type="string"/>
          </table:previous>
        </table:cell-content-change>
        <table:cell-content-change table:id="ct2676">
          <table:cell-address table:column="12" table:row="41" table:table="0"/>
          <office:change-info>
            <dc:creator>Mike </dc:creator>
            <dc:date>2012-05-21T08:08:30.96</dc:date>
          </office:change-info>
          <table:previous table:id="ct2203">
            <table:change-track-table-cell table:cell-address="Sheet1.M42" table:formula="of:=IF([.H42]=&quot;Y&quot;;[.I42];&quot;&quot;)" office:value-type="string"/>
          </table:previous>
        </table:cell-content-change>
        <table:cell-content-change table:id="ct2677">
          <table:cell-address table:column="14" table:row="40" table:table="0"/>
          <office:change-info>
            <dc:creator>Mike </dc:creator>
            <dc:date>2012-05-21T08:08:30.96</dc:date>
          </office:change-info>
          <table:previous table:id="ct2658">
            <table:change-track-table-cell table:cell-address="Sheet1.O41" table:formula="of:=IF([.E41]=&quot;&quot;;&quot;&quot;;CONCATENATE(IF([.B41]=&quot;Y&quot;;&quot;1&quot;;&quot;0&quot;);[.G41];IF([.J41]=&quot;&quot;;&quot;0&quot;;[.J41])))" office:value-type="string">
              <text:p>1400</text:p>
            </table:change-track-table-cell>
          </table:previous>
        </table:cell-content-change>
        <table:cell-content-change table:id="ct2678">
          <table:cell-address table:column="14" table:row="41" table:table="0"/>
          <office:change-info>
            <dc:creator>Mike </dc:creator>
            <dc:date>2012-05-21T08:08:30.96</dc:date>
          </office:change-info>
          <table:previous table:id="ct2659">
            <table:change-track-table-cell table:cell-address="Sheet1.O42" table:formula="of:=IF([.E42]=&quot;&quot;;&quot;&quot;;CONCATENATE(IF([.B42]=&quot;Y&quot;;&quot;1&quot;;&quot;0&quot;);[.G42];IF([.J42]=&quot;&quot;;&quot;0&quot;;[.J42])))" office:value-type="string">
              <text:p>1400</text:p>
            </table:change-track-table-cell>
          </table:previous>
        </table:cell-content-change>
        <table:cell-content-change table:id="ct2679">
          <table:cell-address table:column="11" table:row="1" table:table="0"/>
          <office:change-info>
            <dc:creator>Mike </dc:creator>
            <dc:date>2012-05-21T08:09:21.72</dc:date>
          </office:change-info>
          <table:previous>
            <table:change-track-table-cell/>
          </table:previous>
        </table:cell-content-change>
        <table:cell-content-change table:id="ct2680">
          <table:cell-address table:column="14" table:row="1" table:table="0"/>
          <office:change-info>
            <dc:creator>Mike </dc:creator>
            <dc:date>2012-05-21T08:09:56.46</dc:date>
          </office:change-info>
          <table:previous>
            <table:change-track-table-cell/>
          </table:previous>
        </table:cell-content-change>
        <table:cell-content-change table:id="ct2681">
          <table:cell-address table:column="4" table:row="1" table:table="0"/>
          <office:change-info>
            <dc:creator>Mike </dc:creator>
            <dc:date>2012-05-21T08:11:47.33</dc:date>
          </office:change-info>
          <table:previous table:id="ct499">
            <table:change-track-table-cell office:value-type="string">
              <text:p>Priority Group</text:p>
            </table:change-track-table-cell>
          </table:previous>
        </table:cell-content-change>
        <table:deletion table:id="ct2682" table:type="row" table:position="56" table:table="0" table:multi-deletion-spanned="4">
          <office:change-info>
            <dc:creator>Mike </dc:creator>
            <dc:date>2012-05-21T08:12:12.41</dc:date>
          </office:change-info>
          <table:deletions>
            <table:cell-content-deletion>
              <table:cell-address table:column="4" table:row="56" table:table="0"/>
              <table:change-track-table-cell office:value-type="string">
                <text:p>0 gets</text:p>
              </table:change-track-table-cell>
            </table:cell-content-deletion>
            <table:cell-content-deletion>
              <table:cell-address table:column="11" table:row="56" table:table="0"/>
              <table:change-track-table-cell office:value-type="string">
                <text:p>coding</text:p>
              </table:change-track-table-cell>
            </table:cell-content-deletion>
            <table:cell-content-deletion>
              <table:cell-address table:column="16" table:row="56" table:table="0"/>
              <table:change-track-table-cell office:value-type="string">
                <text:p>0=simple MTI</text:p>
              </table:change-track-table-cell>
            </table:cell-content-deletion>
            <table:cell-content-deletion>
              <table:cell-address table:column="16" table:row="56" table:table="0"/>
              <table:change-track-table-cell office:value-type="string">
                <text:p>d=dest NIDa</text:p>
              </table:change-track-table-cell>
            </table:cell-content-deletion>
            <table:cell-content-deletion table:id="ct1538">
              <table:change-track-table-cell/>
            </table:cell-content-deletion>
            <table:cell-content-deletion table:id="ct261">
              <table:change-track-table-cell office:value-type="string">
                <text:p>Y means</text:p>
              </table:change-track-table-cell>
            </table:cell-content-deletion>
          </table:deletions>
        </table:deletion>
        <table:deletion table:id="ct2683" table:type="row" table:position="56" table:table="0">
          <office:change-info>
            <dc:creator>Mike </dc:creator>
            <dc:date>2012-05-21T08:12:12.41</dc:date>
          </office:change-info>
          <table:deletions>
            <table:cell-content-deletion>
              <table:cell-address table:column="4" table:row="56" table:table="0"/>
              <table:change-track-table-cell office:value-type="string">
                <text:p>more</text:p>
              </table:change-track-table-cell>
            </table:cell-content-deletion>
            <table:cell-content-deletion>
              <table:cell-address table:column="16" table:row="56" table:table="0"/>
              <table:change-track-table-cell office:value-type="string">
                <text:p>1=complex MTI</text:p>
              </table:change-track-table-cell>
            </table:cell-content-deletion>
            <table:cell-content-deletion>
              <table:cell-address table:column="16" table:row="56" table:table="0"/>
              <table:change-track-table-cell office:value-type="string">
                <text:p>f=flags</text:p>
              </table:change-track-table-cell>
            </table:cell-content-deletion>
            <table:change-deletion table:id="ct2682"/>
            <table:cell-content-deletion table:id="ct1078">
              <table:change-track-table-cell/>
            </table:cell-content-deletion>
            <table:cell-content-deletion table:id="ct266">
              <table:change-track-table-cell office:value-type="string">
                <text:p>2=carries EID</text:p>
              </table:change-track-table-cell>
            </table:cell-content-deletion>
            <table:cell-content-deletion table:id="ct262">
              <table:change-track-table-cell office:value-type="string">
                <text:p>carries</text:p>
              </table:change-track-table-cell>
            </table:cell-content-deletion>
          </table:deletions>
        </table:deletion>
        <table:deletion table:id="ct2684" table:type="row" table:position="56" table:table="0">
          <office:change-info>
            <dc:creator>Mike </dc:creator>
            <dc:date>2012-05-21T08:12:12.41</dc:date>
          </office:change-info>
          <table:deletions>
            <table:cell-content-deletion>
              <table:cell-address table:column="4" table:row="56" table:table="0"/>
              <table:change-track-table-cell office:value-type="string">
                <text:p>priority </text:p>
              </table:change-track-table-cell>
            </table:cell-content-deletion>
            <table:change-deletion table:id="ct2683"/>
            <table:cell-content-deletion table:id="ct267">
              <table:change-track-table-cell office:value-type="string">
                <text:p>4=carries DID</text:p>
              </table:change-track-table-cell>
            </table:cell-content-deletion>
            <table:cell-content-deletion table:id="ct263">
              <table:change-track-table-cell office:value-type="string">
                <text:p>flags in </text:p>
              </table:change-track-table-cell>
            </table:cell-content-deletion>
          </table:deletions>
        </table:deletion>
        <table:deletion table:id="ct2685" table:type="row" table:position="56" table:table="0">
          <office:change-info>
            <dc:creator>Mike </dc:creator>
            <dc:date>2012-05-21T08:12:12.41</dc:date>
          </office:change-info>
          <table:deletions>
            <table:change-deletion table:id="ct2684"/>
            <table:cell-content-deletion table:id="ct268">
              <table:change-track-table-cell office:value-type="string">
                <text:p>1=carries flags</text:p>
              </table:change-track-table-cell>
            </table:cell-content-deletion>
            <table:cell-content-deletion table:id="ct264">
              <table:change-track-table-cell office:value-type="string">
                <text:p>CAN header</text:p>
              </table:change-track-table-cell>
            </table:cell-content-deletion>
          </table:deletions>
          <table:cut-offs>
            <table:movement-cut-off table:id="ct186" table:start-position="-1" table:end-position="0"/>
          </table:cut-offs>
        </table:deletion>
        <table:cell-content-change table:id="ct2686">
          <table:cell-address table:column="1" table:row="1" table:table="0"/>
          <office:change-info>
            <dc:creator>Mike </dc:creator>
            <dc:date>2012-05-21T08:15:10.08</dc:date>
          </office:change-info>
          <table:previous table:id="ct494">
            <table:change-track-table-cell office:value-type="string">
              <text:p>Destination ID</text:p>
            </table:change-track-table-cell>
          </table:previous>
        </table:cell-content-change>
        <table:cell-content-change table:id="ct2687">
          <table:cell-address table:column="2" table:row="1" table:table="0"/>
          <office:change-info>
            <dc:creator>Mike </dc:creator>
            <dc:date>2012-05-21T08:15:15.02</dc:date>
          </office:change-info>
          <table:previous table:id="ct495">
            <table:change-track-table-cell office:value-type="string">
              <text:p>Event ID</text:p>
            </table:change-track-table-cell>
          </table:previous>
        </table:cell-content-change>
        <table:cell-content-change table:id="ct2688">
          <table:cell-address table:column="6" table:row="1" table:table="0"/>
          <office:change-info>
            <dc:creator>Mike </dc:creator>
            <dc:date>2012-05-21T08:15:33.49</dc:date>
          </office:change-info>
          <table:previous table:id="ct1959">
            <table:change-track-table-cell office:value-type="string">
              <text:p>Simple/Priority/Type</text:p>
            </table:change-track-table-cell>
          </table:previous>
        </table:cell-content-change>
        <table:cell-content-change table:id="ct2689">
          <table:cell-address table:column="11" table:row="14" table:table="0"/>
          <office:change-info>
            <dc:creator>Mike </dc:creator>
            <dc:date>2012-05-21T08:20:50.57</dc:date>
          </office:change-info>
          <table:previous table:id="ct1446">
            <table:change-track-table-cell table:cell-address="Sheet1.L15" table:formula="of:=IF([.E15]=&quot;&quot;;&quot;&quot;;DEC2HEX(1*(16*256)+HEX2DEC([.G15])*16+IF([.B15]=&quot;Y&quot;;4;0)+IF([.C15]=&quot;Y&quot;;2;0)+IF([.H15]=&quot;Y&quot;;1;0)+IF(NOT ([.D15]=&quot;Y&quot;);2*16*256;0);4))" office:value-type="string"/>
          </table:previous>
        </table:cell-content-change>
        <table:cell-content-change table:id="ct2690">
          <table:cell-address table:column="11" table:row="15" table:table="0"/>
          <office:change-info>
            <dc:creator>Mike </dc:creator>
            <dc:date>2012-05-21T08:20:50.57</dc:date>
          </office:change-info>
          <table:previous table:id="ct1447">
            <table:change-track-table-cell table:cell-address="Sheet1.L16" table:formula="of:=IF([.E16]=&quot;&quot;;&quot;&quot;;DEC2HEX(1*(16*256)+HEX2DEC([.G16])*16+IF([.B16]=&quot;Y&quot;;4;0)+IF([.C16]=&quot;Y&quot;;2;0)+IF([.H16]=&quot;Y&quot;;1;0)+IF(NOT ([.D16]=&quot;Y&quot;);2*16*256;0);4))" office:value-type="string"/>
          </table:previous>
        </table:cell-content-change>
        <table:cell-content-change table:id="ct2691">
          <table:cell-address table:column="11" table:row="16" table:table="0"/>
          <office:change-info>
            <dc:creator>Mike </dc:creator>
            <dc:date>2012-05-21T08:20:50.57</dc:date>
          </office:change-info>
          <table:previous table:id="ct1898">
            <table:change-track-table-cell table:cell-address="Sheet1.L17" table:formula="of:=IF([.E17]=&quot;&quot;;&quot;&quot;;DEC2HEX(1*(16*256)+HEX2DEC([.G17])*16+IF([.B17]=&quot;Y&quot;;4;0)+IF([.C17]=&quot;Y&quot;;2;0)+IF([.H17]=&quot;Y&quot;;1;0)+IF([.D17]=&quot;Y&quot;;8*256;0);4))" office:value-type="string">
              <text:p>12E4</text:p>
            </table:change-track-table-cell>
          </table:previous>
        </table:cell-content-change>
        <table:cell-content-change table:id="ct2692">
          <table:cell-address table:column="11" table:row="17" table:table="0"/>
          <office:change-info>
            <dc:creator>Mike </dc:creator>
            <dc:date>2012-05-21T08:20:50.57</dc:date>
          </office:change-info>
          <table:previous table:id="ct1899">
            <table:change-track-table-cell table:cell-address="Sheet1.L18" table:formula="of:=IF([.E18]=&quot;&quot;;&quot;&quot;;DEC2HEX(1*(16*256)+HEX2DEC([.G18])*16+IF([.B18]=&quot;Y&quot;;4;0)+IF([.C18]=&quot;Y&quot;;2;0)+IF([.H18]=&quot;Y&quot;;1;0)+IF([.D18]=&quot;Y&quot;;8*256;0);4))" office:value-type="string">
              <text:p>12F4</text:p>
            </table:change-track-table-cell>
          </table:previous>
        </table:cell-content-change>
        <table:cell-content-change table:id="ct2693">
          <table:cell-address table:column="11" table:row="18" table:table="0"/>
          <office:change-info>
            <dc:creator>Mike </dc:creator>
            <dc:date>2012-05-21T08:20:50.57</dc:date>
          </office:change-info>
          <table:previous table:id="ct1450">
            <table:change-track-table-cell table:cell-address="Sheet1.L19" table:formula="of:=IF([.E19]=&quot;&quot;;&quot;&quot;;DEC2HEX(1*(16*256)+HEX2DEC([.G19])*16+IF([.B19]=&quot;Y&quot;;4;0)+IF([.C19]=&quot;Y&quot;;2;0)+IF([.H19]=&quot;Y&quot;;1;0)+IF(NOT ([.D19]=&quot;Y&quot;);2*16*256;0);4))" office:value-type="string"/>
          </table:previous>
        </table:cell-content-change>
        <table:cell-content-change table:id="ct2694">
          <table:cell-address table:column="11" table:row="19" table:table="0"/>
          <office:change-info>
            <dc:creator>Mike </dc:creator>
            <dc:date>2012-05-21T08:20:50.57</dc:date>
          </office:change-info>
          <table:previous table:id="ct1451">
            <table:change-track-table-cell table:cell-address="Sheet1.L20" table:formula="of:=IF([.E20]=&quot;&quot;;&quot;&quot;;DEC2HEX(1*(16*256)+HEX2DEC([.G20])*16+IF([.B20]=&quot;Y&quot;;4;0)+IF([.C20]=&quot;Y&quot;;2;0)+IF([.H20]=&quot;Y&quot;;1;0)+IF(NOT ([.D20]=&quot;Y&quot;);2*16*256;0);4))" office:value-type="string"/>
          </table:previous>
        </table:cell-content-change>
        <table:cell-content-change table:id="ct2695">
          <table:cell-address table:column="11" table:row="20" table:table="0"/>
          <office:change-info>
            <dc:creator>Mike </dc:creator>
            <dc:date>2012-05-21T08:20:50.57</dc:date>
          </office:change-info>
          <table:previous table:id="ct1900">
            <table:change-track-table-cell table:cell-address="Sheet1.L21" table:formula="of:=IF([.E21]=&quot;&quot;;&quot;&quot;;DEC2HEX(1*(16*256)+HEX2DEC([.G21])*16+IF([.B21]=&quot;Y&quot;;4;0)+IF([.C21]=&quot;Y&quot;;2;0)+IF([.H21]=&quot;Y&quot;;1;0)+IF([.D21]=&quot;Y&quot;;8*256;0);4))" office:value-type="string">
              <text:p>2242</text:p>
            </table:change-track-table-cell>
          </table:previous>
        </table:cell-content-change>
        <table:cell-content-change table:id="ct2696">
          <table:cell-address table:column="11" table:row="21" table:table="0"/>
          <office:change-info>
            <dc:creator>Mike </dc:creator>
            <dc:date>2012-05-21T08:20:50.57</dc:date>
          </office:change-info>
          <table:previous table:id="ct1901">
            <table:change-track-table-cell table:cell-address="Sheet1.L22" table:formula="of:=IF([.E22]=&quot;&quot;;&quot;&quot;;DEC2HEX(1*(16*256)+HEX2DEC([.G22])*16+IF([.B22]=&quot;Y&quot;;4;0)+IF([.C22]=&quot;Y&quot;;2;0)+IF([.H22]=&quot;Y&quot;;1;0)+IF([.D22]=&quot;Y&quot;;8*256;0);4))" office:value-type="string">
              <text:p>1252</text:p>
            </table:change-track-table-cell>
          </table:previous>
        </table:cell-content-change>
        <table:cell-content-change table:id="ct2697">
          <table:cell-address table:column="11" table:row="22" table:table="0"/>
          <office:change-info>
            <dc:creator>Mike </dc:creator>
            <dc:date>2012-05-21T08:20:50.57</dc:date>
          </office:change-info>
          <table:previous table:id="ct1902">
            <table:change-track-table-cell table:cell-address="Sheet1.L23" table:formula="of:=IF([.E23]=&quot;&quot;;&quot;&quot;;DEC2HEX(1*(16*256)+HEX2DEC([.G23])*16+IF([.B23]=&quot;Y&quot;;4;0)+IF([.C23]=&quot;Y&quot;;2;0)+IF([.H23]=&quot;Y&quot;;1;0)+IF([.D23]=&quot;Y&quot;;8*256;0);4))" office:value-type="string">
              <text:p>1263</text:p>
            </table:change-track-table-cell>
          </table:previous>
        </table:cell-content-change>
        <table:cell-content-change table:id="ct2698">
          <table:cell-address table:column="11" table:row="23" table:table="0"/>
          <office:change-info>
            <dc:creator>Mike </dc:creator>
            <dc:date>2012-05-21T08:20:50.57</dc:date>
          </office:change-info>
          <table:previous table:id="ct1903">
            <table:change-track-table-cell table:cell-address="Sheet1.L24" table:formula="of:=IF([.E24]=&quot;&quot;;&quot;&quot;;DEC2HEX(1*(16*256)+HEX2DEC([.G24])*16+IF([.B24]=&quot;Y&quot;;4;0)+IF([.C24]=&quot;Y&quot;;2;0)+IF([.H24]=&quot;Y&quot;;1;0)+IF([.D24]=&quot;Y&quot;;8*256;0);4))" office:value-type="string">
              <text:p>2282</text:p>
            </table:change-track-table-cell>
          </table:previous>
        </table:cell-content-change>
        <table:cell-content-change table:id="ct2699">
          <table:cell-address table:column="11" table:row="24" table:table="0"/>
          <office:change-info>
            <dc:creator>Mike </dc:creator>
            <dc:date>2012-05-21T08:20:50.57</dc:date>
          </office:change-info>
          <table:previous table:id="ct1904">
            <table:change-track-table-cell table:cell-address="Sheet1.L25" table:formula="of:=IF([.E25]=&quot;&quot;;&quot;&quot;;DEC2HEX(1*(16*256)+HEX2DEC([.G25])*16+IF([.B25]=&quot;Y&quot;;4;0)+IF([.C25]=&quot;Y&quot;;2;0)+IF([.H25]=&quot;Y&quot;;1;0)+IF([.D25]=&quot;Y&quot;;8*256;0);4))" office:value-type="string">
              <text:p>1292</text:p>
            </table:change-track-table-cell>
          </table:previous>
        </table:cell-content-change>
        <table:cell-content-change table:id="ct2700">
          <table:cell-address table:column="11" table:row="25" table:table="0"/>
          <office:change-info>
            <dc:creator>Mike </dc:creator>
            <dc:date>2012-05-21T08:20:50.57</dc:date>
          </office:change-info>
          <table:previous table:id="ct1905">
            <table:change-track-table-cell table:cell-address="Sheet1.L26" table:formula="of:=IF([.E26]=&quot;&quot;;&quot;&quot;;DEC2HEX(1*(16*256)+HEX2DEC([.G26])*16+IF([.B26]=&quot;Y&quot;;4;0)+IF([.C26]=&quot;Y&quot;;2;0)+IF([.H26]=&quot;Y&quot;;1;0)+IF([.D26]=&quot;Y&quot;;8*256;0);4))" office:value-type="string">
              <text:p>12A3</text:p>
            </table:change-track-table-cell>
          </table:previous>
        </table:cell-content-change>
        <table:cell-content-change table:id="ct2701">
          <table:cell-address table:column="11" table:row="26" table:table="0"/>
          <office:change-info>
            <dc:creator>Mike </dc:creator>
            <dc:date>2012-05-21T08:20:50.57</dc:date>
          </office:change-info>
          <table:previous table:id="ct1906">
            <table:change-track-table-cell table:cell-address="Sheet1.L27" table:formula="of:=IF([.E27]=&quot;&quot;;&quot;&quot;;DEC2HEX(1*(16*256)+HEX2DEC([.G27])*16+IF([.B27]=&quot;Y&quot;;4;0)+IF([.C27]=&quot;Y&quot;;2;0)+IF([.H27]=&quot;Y&quot;;1;0)+IF([.D27]=&quot;Y&quot;;8*256;0);4))" office:value-type="string">
              <text:p>12B4</text:p>
            </table:change-track-table-cell>
          </table:previous>
        </table:cell-content-change>
        <table:cell-content-change table:id="ct2702">
          <table:cell-address table:column="11" table:row="27" table:table="0"/>
          <office:change-info>
            <dc:creator>Mike </dc:creator>
            <dc:date>2012-05-21T08:20:50.57</dc:date>
          </office:change-info>
          <table:previous table:id="ct1907">
            <table:change-track-table-cell table:cell-address="Sheet1.L28" table:formula="of:=IF([.E28]=&quot;&quot;;&quot;&quot;;DEC2HEX(1*(16*256)+HEX2DEC([.G28])*16+IF([.B28]=&quot;Y&quot;;4;0)+IF([.C28]=&quot;Y&quot;;2;0)+IF([.H28]=&quot;Y&quot;;1;0)+IF([.D28]=&quot;Y&quot;;8*256;0);4))" office:value-type="string">
              <text:p>22B0</text:p>
            </table:change-track-table-cell>
          </table:previous>
        </table:cell-content-change>
        <table:cell-content-change table:id="ct2703">
          <table:cell-address table:column="11" table:row="28" table:table="0"/>
          <office:change-info>
            <dc:creator>Mike </dc:creator>
            <dc:date>2012-05-21T08:20:50.57</dc:date>
          </office:change-info>
          <table:previous table:id="ct1908">
            <table:change-track-table-cell table:cell-address="Sheet1.L29" table:formula="of:=IF([.E29]=&quot;&quot;;&quot;&quot;;DEC2HEX(1*(16*256)+HEX2DEC([.G29])*16+IF([.B29]=&quot;Y&quot;;4;0)+IF([.C29]=&quot;Y&quot;;2;0)+IF([.H29]=&quot;Y&quot;;1;0)+IF([.D29]=&quot;Y&quot;;8*256;0);4))" office:value-type="string">
              <text:p>22C2</text:p>
            </table:change-track-table-cell>
          </table:previous>
        </table:cell-content-change>
        <table:cell-content-change table:id="ct2704">
          <table:cell-address table:column="11" table:row="29" table:table="0"/>
          <office:change-info>
            <dc:creator>Mike </dc:creator>
            <dc:date>2012-05-21T08:20:50.57</dc:date>
          </office:change-info>
          <table:previous table:id="ct1909">
            <table:change-track-table-cell table:cell-address="Sheet1.L30" table:formula="of:=IF([.E30]=&quot;&quot;;&quot;&quot;;DEC2HEX(1*(16*256)+HEX2DEC([.G30])*16+IF([.B30]=&quot;Y&quot;;4;0)+IF([.C30]=&quot;Y&quot;;2;0)+IF([.H30]=&quot;Y&quot;;1;0)+IF([.D30]=&quot;Y&quot;;8*256;0);4))" office:value-type="string">
              <text:p>22D2</text:p>
            </table:change-track-table-cell>
          </table:previous>
        </table:cell-content-change>
        <table:cell-content-change table:id="ct2705">
          <table:cell-address table:column="11" table:row="30" table:table="0"/>
          <office:change-info>
            <dc:creator>Mike </dc:creator>
            <dc:date>2012-05-21T08:20:50.57</dc:date>
          </office:change-info>
          <table:previous table:id="ct1463">
            <table:change-track-table-cell table:cell-address="Sheet1.L31" table:formula="of:=IF([.E31]=&quot;&quot;;&quot;&quot;;DEC2HEX(1*(16*256)+HEX2DEC([.G31])*16+IF([.B31]=&quot;Y&quot;;4;0)+IF([.C31]=&quot;Y&quot;;2;0)+IF([.H31]=&quot;Y&quot;;1;0)+IF(NOT ([.D31]=&quot;Y&quot;);2*16*256;0);4))" office:value-type="string"/>
          </table:previous>
        </table:cell-content-change>
        <table:cell-content-change table:id="ct2706">
          <table:cell-address table:column="11" table:row="31" table:table="0"/>
          <office:change-info>
            <dc:creator>Mike </dc:creator>
            <dc:date>2012-05-21T08:20:50.57</dc:date>
          </office:change-info>
          <table:previous table:id="ct1570">
            <table:change-track-table-cell table:cell-address="Sheet1.L32" table:formula="of:=IF([.E32]=&quot;&quot;;&quot;&quot;;DEC2HEX(1*(16*256)+HEX2DEC([.G32])*16+IF([.B32]=&quot;Y&quot;;4;0)+IF([.C32]=&quot;Y&quot;;2;0)+IF([.H32]=&quot;Y&quot;;1;0)+IF(NOT ([.D32]=&quot;Y&quot;);2*16*256;0);4))" office:value-type="string"/>
          </table:previous>
        </table:cell-content-change>
        <table:cell-content-change table:id="ct2707">
          <table:cell-address table:column="11" table:row="32" table:table="0"/>
          <office:change-info>
            <dc:creator>Mike </dc:creator>
            <dc:date>2012-05-21T08:20:50.57</dc:date>
          </office:change-info>
          <table:previous table:id="ct1910">
            <table:change-track-table-cell table:cell-address="Sheet1.L33" table:formula="of:=IF([.E33]=&quot;&quot;;&quot;&quot;;DEC2HEX(1*(16*256)+HEX2DEC([.G33])*16+IF([.B33]=&quot;Y&quot;;4;0)+IF([.C33]=&quot;Y&quot;;2;0)+IF([.H33]=&quot;Y&quot;;1;0)+IF([.D33]=&quot;Y&quot;;8*256;0);4))" office:value-type="string">
              <text:p>1510</text:p>
            </table:change-track-table-cell>
          </table:previous>
        </table:cell-content-change>
        <table:cell-content-change table:id="ct2708">
          <table:cell-address table:column="11" table:row="33" table:table="0"/>
          <office:change-info>
            <dc:creator>Mike </dc:creator>
            <dc:date>2012-05-21T08:20:50.57</dc:date>
          </office:change-info>
          <table:previous>
            <table:change-track-table-cell/>
          </table:previous>
        </table:cell-content-change>
        <table:cell-content-change table:id="ct2709">
          <table:cell-address table:column="11" table:row="34" table:table="0"/>
          <office:change-info>
            <dc:creator>Mike </dc:creator>
            <dc:date>2012-05-21T08:20:50.57</dc:date>
          </office:change-info>
          <table:previous table:id="ct1911">
            <table:change-track-table-cell table:cell-address="Sheet1.L35" table:formula="of:=IF([.E35]=&quot;&quot;;&quot;&quot;;DEC2HEX(1*(16*256)+HEX2DEC([.G35])*16+IF([.B35]=&quot;Y&quot;;4;0)+IF([.C35]=&quot;Y&quot;;2;0)+IF([.H35]=&quot;Y&quot;;1;0)+IF([.D35]=&quot;Y&quot;;8*256;0);4))" office:value-type="string">
              <text:p>1524</text:p>
            </table:change-track-table-cell>
          </table:previous>
        </table:cell-content-change>
        <table:cell-content-change table:id="ct2710">
          <table:cell-address table:column="11" table:row="35" table:table="0"/>
          <office:change-info>
            <dc:creator>Mike </dc:creator>
            <dc:date>2012-05-21T08:20:50.57</dc:date>
          </office:change-info>
          <table:previous table:id="ct1912">
            <table:change-track-table-cell table:cell-address="Sheet1.L36" table:formula="of:=IF([.E36]=&quot;&quot;;&quot;&quot;;DEC2HEX(1*(16*256)+HEX2DEC([.G36])*16+IF([.B36]=&quot;Y&quot;;4;0)+IF([.C36]=&quot;Y&quot;;2;0)+IF([.H36]=&quot;Y&quot;;1;0)+IF([.D36]=&quot;Y&quot;;8*256;0);4))" office:value-type="string">
              <text:p>1534</text:p>
            </table:change-track-table-cell>
          </table:previous>
        </table:cell-content-change>
        <table:cell-content-change table:id="ct2711">
          <table:cell-address table:column="11" table:row="36" table:table="0"/>
          <office:change-info>
            <dc:creator>Mike </dc:creator>
            <dc:date>2012-05-21T08:20:50.57</dc:date>
          </office:change-info>
          <table:previous table:id="ct1464">
            <table:change-track-table-cell table:cell-address="Sheet1.L37" table:formula="of:=IF([.E37]=&quot;&quot;;&quot;&quot;;DEC2HEX(1*(16*256)+HEX2DEC([.G37])*16+IF([.B37]=&quot;Y&quot;;4;0)+IF([.C37]=&quot;Y&quot;;2;0)+IF([.H37]=&quot;Y&quot;;1;0)+IF(NOT ([.D37]=&quot;Y&quot;);2*16*256;0);4))" office:value-type="string"/>
          </table:previous>
        </table:cell-content-change>
        <table:cell-content-change table:id="ct2712">
          <table:cell-address table:column="11" table:row="37" table:table="0"/>
          <office:change-info>
            <dc:creator>Mike </dc:creator>
            <dc:date>2012-05-21T08:20:50.57</dc:date>
          </office:change-info>
          <table:previous table:id="ct1465">
            <table:change-track-table-cell table:cell-address="Sheet1.L38" table:formula="of:=IF([.E38]=&quot;&quot;;&quot;&quot;;DEC2HEX(1*(16*256)+HEX2DEC([.G38])*16+IF([.B38]=&quot;Y&quot;;4;0)+IF([.C38]=&quot;Y&quot;;2;0)+IF([.H38]=&quot;Y&quot;;1;0)+IF(NOT ([.D38]=&quot;Y&quot;);2*16*256;0);4))" office:value-type="string"/>
          </table:previous>
        </table:cell-content-change>
        <table:cell-content-change table:id="ct2713">
          <table:cell-address table:column="11" table:row="38" table:table="0"/>
          <office:change-info>
            <dc:creator>Mike </dc:creator>
            <dc:date>2012-05-21T08:20:50.57</dc:date>
          </office:change-info>
          <table:previous table:id="ct2084">
            <table:change-track-table-cell table:cell-address="Sheet1.L39" table:formula="of:=IF([.E39]=&quot;&quot;;&quot;&quot;;DEC2HEX(1*(16*256)+HEX2DEC([.G39])*16+IF([.B39]=&quot;Y&quot;;4;0)+IF([.C39]=&quot;Y&quot;;2;0)+IF([.H39]=&quot;Y&quot;;1;0)+IF([.D39]=&quot;Y&quot;;8*256;0);4))" office:value-type="string">
              <text:p>1404</text:p>
            </table:change-track-table-cell>
          </table:previous>
        </table:cell-content-change>
        <table:cell-content-change table:id="ct2714">
          <table:cell-address table:column="11" table:row="39" table:table="0"/>
          <office:change-info>
            <dc:creator>Mike </dc:creator>
            <dc:date>2012-05-21T08:20:50.57</dc:date>
          </office:change-info>
          <table:previous table:id="ct2103">
            <table:change-track-table-cell table:cell-address="Sheet1.L40" table:formula="of:=IF([.E40]=&quot;&quot;;&quot;&quot;;DEC2HEX(1*(16*256)+HEX2DEC([.G40])*16+IF([.B40]=&quot;Y&quot;;4;0)+IF([.C40]=&quot;Y&quot;;2;0)+IF([.H40]=&quot;Y&quot;;1;0)+IF([.D40]=&quot;Y&quot;;8*256;0);4))" office:value-type="string">
              <text:p>1404</text:p>
            </table:change-track-table-cell>
          </table:previous>
        </table:cell-content-change>
        <table:cell-content-change table:id="ct2715">
          <table:cell-address table:column="11" table:row="40" table:table="0"/>
          <office:change-info>
            <dc:creator>Mike </dc:creator>
            <dc:date>2012-05-21T08:20:50.57</dc:date>
          </office:change-info>
          <table:previous table:id="ct2673">
            <table:change-track-table-cell/>
          </table:previous>
        </table:cell-content-change>
        <table:cell-content-change table:id="ct2716">
          <table:cell-address table:column="11" table:row="41" table:table="0"/>
          <office:change-info>
            <dc:creator>Mike </dc:creator>
            <dc:date>2012-05-21T08:20:50.57</dc:date>
          </office:change-info>
          <table:previous table:id="ct2674">
            <table:change-track-table-cell/>
          </table:previous>
        </table:cell-content-change>
        <table:cell-content-change table:id="ct2717">
          <table:cell-address table:column="11" table:row="42" table:table="0"/>
          <office:change-info>
            <dc:creator>Mike </dc:creator>
            <dc:date>2012-05-21T08:20:50.57</dc:date>
          </office:change-info>
          <table:previous table:id="ct1914">
            <table:change-track-table-cell table:cell-address="Sheet1.L43" table:formula="of:=IF([.E43]=&quot;&quot;;&quot;&quot;;DEC2HEX(1*(16*256)+HEX2DEC([.G43])*16+IF([.B43]=&quot;Y&quot;;4;0)+IF([.C43]=&quot;Y&quot;;2;0)+IF([.H43]=&quot;Y&quot;;1;0)+IF([.D43]=&quot;Y&quot;;8*256;0);4))" office:value-type="string">
              <text:p>14C4</text:p>
            </table:change-track-table-cell>
          </table:previous>
        </table:cell-content-change>
        <table:cell-content-change table:id="ct2718">
          <table:cell-address table:column="11" table:row="43" table:table="0"/>
          <office:change-info>
            <dc:creator>Mike </dc:creator>
            <dc:date>2012-05-21T08:20:50.57</dc:date>
          </office:change-info>
          <table:previous table:id="ct1915">
            <table:change-track-table-cell table:cell-address="Sheet1.L44" table:formula="of:=IF([.E44]=&quot;&quot;;&quot;&quot;;DEC2HEX(1*(16*256)+HEX2DEC([.G44])*16+IF([.B44]=&quot;Y&quot;;4;0)+IF([.C44]=&quot;Y&quot;;2;0)+IF([.H44]=&quot;Y&quot;;1;0)+IF([.D44]=&quot;Y&quot;;8*256;0);4))" office:value-type="string">
              <text:p>14D4</text:p>
            </table:change-track-table-cell>
          </table:previous>
        </table:cell-content-change>
        <table:cell-content-change table:id="ct2719">
          <table:cell-address table:column="11" table:row="44" table:table="0"/>
          <office:change-info>
            <dc:creator>Mike </dc:creator>
            <dc:date>2012-05-21T08:20:50.57</dc:date>
          </office:change-info>
          <table:previous table:id="ct1470">
            <table:change-track-table-cell table:cell-address="Sheet1.L45" table:formula="of:=IF([.E45]=&quot;&quot;;&quot;&quot;;DEC2HEX(1*(16*256)+HEX2DEC([.G45])*16+IF([.B45]=&quot;Y&quot;;4;0)+IF([.C45]=&quot;Y&quot;;2;0)+IF([.H45]=&quot;Y&quot;;1;0)+IF(NOT ([.D45]=&quot;Y&quot;);2*16*256;0);4))" office:value-type="string"/>
          </table:previous>
        </table:cell-content-change>
        <table:cell-content-change table:id="ct2720">
          <table:cell-address table:column="11" table:row="45" table:table="0"/>
          <office:change-info>
            <dc:creator>Mike </dc:creator>
            <dc:date>2012-05-21T08:20:50.57</dc:date>
          </office:change-info>
          <table:previous table:id="ct1471">
            <table:change-track-table-cell table:cell-address="Sheet1.L46" table:formula="of:=IF([.E46]=&quot;&quot;;&quot;&quot;;DEC2HEX(1*(16*256)+HEX2DEC([.G46])*16+IF([.B46]=&quot;Y&quot;;4;0)+IF([.C46]=&quot;Y&quot;;2;0)+IF([.H46]=&quot;Y&quot;;1;0)+IF(NOT ([.D46]=&quot;Y&quot;);2*16*256;0);4))" office:value-type="string"/>
          </table:previous>
        </table:cell-content-change>
        <table:cell-content-change table:id="ct2721">
          <table:cell-address table:column="11" table:row="46" table:table="0"/>
          <office:change-info>
            <dc:creator>Mike </dc:creator>
            <dc:date>2012-05-21T08:20:50.57</dc:date>
          </office:change-info>
          <table:previous table:id="ct1472">
            <table:change-track-table-cell table:cell-address="Sheet1.L47" table:formula="of:=IF([.E47]=&quot;&quot;;&quot;&quot;;DEC2HEX(1*(16*256)+HEX2DEC([.G47])*16+IF([.B47]=&quot;Y&quot;;4;0)+IF([.C47]=&quot;Y&quot;;2;0)+IF([.H47]=&quot;Y&quot;;1;0)+IF(NOT ([.D47]=&quot;Y&quot;);2*16*256;0);4))" office:value-type="string"/>
          </table:previous>
        </table:cell-content-change>
        <table:cell-content-change table:id="ct2722">
          <table:cell-address table:column="11" table:row="47" table:table="0"/>
          <office:change-info>
            <dc:creator>Mike </dc:creator>
            <dc:date>2012-05-21T08:20:50.57</dc:date>
          </office:change-info>
          <table:previous table:id="ct1916">
            <table:change-track-table-cell table:cell-address="Sheet1.L48" table:formula="of:=IF([.E48]=&quot;&quot;;&quot;&quot;;DEC2HEX(1*(16*256)+HEX2DEC([.G48])*16+IF([.B48]=&quot;Y&quot;;4;0)+IF([.C48]=&quot;Y&quot;;2;0)+IF([.H48]=&quot;Y&quot;;1;0)+IF([.D48]=&quot;Y&quot;;8*256;0);4))" office:value-type="string">
              <text:p>14E4</text:p>
            </table:change-track-table-cell>
          </table:previous>
        </table:cell-content-change>
        <table:cell-content-change table:id="ct2723">
          <table:cell-address table:column="11" table:row="48" table:table="0"/>
          <office:change-info>
            <dc:creator>Mike </dc:creator>
            <dc:date>2012-05-21T08:20:50.57</dc:date>
          </office:change-info>
          <table:previous table:id="ct1474">
            <table:change-track-table-cell table:cell-address="Sheet1.L49" table:formula="of:=IF([.E49]=&quot;&quot;;&quot;&quot;;DEC2HEX(1*(16*256)+HEX2DEC([.G49])*16+IF([.B49]=&quot;Y&quot;;4;0)+IF([.C49]=&quot;Y&quot;;2;0)+IF([.H49]=&quot;Y&quot;;1;0)+IF(NOT ([.D49]=&quot;Y&quot;);2*16*256;0);4))" office:value-type="string"/>
          </table:previous>
        </table:cell-content-change>
        <table:cell-content-change table:id="ct2724">
          <table:cell-address table:column="11" table:row="49" table:table="0"/>
          <office:change-info>
            <dc:creator>Mike </dc:creator>
            <dc:date>2012-05-21T08:20:50.57</dc:date>
          </office:change-info>
          <table:previous table:id="ct1917">
            <table:change-track-table-cell table:cell-address="Sheet1.L50" table:formula="of:=IF([.E50]=&quot;&quot;;&quot;&quot;;DEC2HEX(1*(16*256)+HEX2DEC([.G50])*16+IF([.B50]=&quot;Y&quot;;4;0)+IF([.C50]=&quot;Y&quot;;2;0)+IF([.H50]=&quot;Y&quot;;1;0)+IF([.D50]=&quot;Y&quot;;8*256;0);4))" office:value-type="string">
              <text:p>14F4</text:p>
            </table:change-track-table-cell>
          </table:previous>
        </table:cell-content-change>
        <table:cell-content-change table:id="ct2725">
          <table:cell-address table:column="11" table:row="50" table:table="0"/>
          <office:change-info>
            <dc:creator>Mike </dc:creator>
            <dc:date>2012-05-21T08:20:50.57</dc:date>
          </office:change-info>
          <table:previous table:id="ct1476">
            <table:change-track-table-cell table:cell-address="Sheet1.L51" table:formula="of:=IF([.E51]=&quot;&quot;;&quot;&quot;;DEC2HEX(1*(16*256)+HEX2DEC([.G51])*16+IF([.B51]=&quot;Y&quot;;4;0)+IF([.C51]=&quot;Y&quot;;2;0)+IF([.H51]=&quot;Y&quot;;1;0)+IF(NOT ([.D51]=&quot;Y&quot;);2*16*256;0);4))" office:value-type="string"/>
          </table:previous>
        </table:cell-content-change>
        <table:cell-content-change table:id="ct2726">
          <table:cell-address table:column="11" table:row="51" table:table="0"/>
          <office:change-info>
            <dc:creator>Mike </dc:creator>
            <dc:date>2012-05-21T08:20:50.57</dc:date>
          </office:change-info>
          <table:previous table:id="ct1477">
            <table:change-track-table-cell table:cell-address="Sheet1.L52" table:formula="of:=IF([.E52]=&quot;&quot;;&quot;&quot;;DEC2HEX(1*(16*256)+HEX2DEC([.G52])*16+IF([.B52]=&quot;Y&quot;;4;0)+IF([.C52]=&quot;Y&quot;;2;0)+IF([.H52]=&quot;Y&quot;;1;0)+IF(NOT ([.D52]=&quot;Y&quot;);2*16*256;0);4))" office:value-type="string"/>
          </table:previous>
        </table:cell-content-change>
        <table:cell-content-change table:id="ct2727">
          <table:cell-address table:column="11" table:row="52" table:table="0"/>
          <office:change-info>
            <dc:creator>Mike </dc:creator>
            <dc:date>2012-05-21T08:20:50.57</dc:date>
          </office:change-info>
          <table:previous table:id="ct1918">
            <table:change-track-table-cell table:cell-address="Sheet1.L53" table:formula="of:=IF([.E53]=&quot;&quot;;&quot;&quot;;DEC2HEX(1*(16*256)+HEX2DEC([.G53])*16+IF([.B53]=&quot;Y&quot;;4;0)+IF([.C53]=&quot;Y&quot;;2;0)+IF([.H53]=&quot;Y&quot;;1;0)+IF([.D53]=&quot;Y&quot;;8*256;0);4))" office:value-type="string">
              <text:p>1694</text:p>
            </table:change-track-table-cell>
          </table:previous>
        </table:cell-content-change>
        <table:cell-content-change table:id="ct2728">
          <table:cell-address table:column="11" table:row="53" table:table="0"/>
          <office:change-info>
            <dc:creator>Mike </dc:creator>
            <dc:date>2012-05-21T08:20:50.57</dc:date>
          </office:change-info>
          <table:previous table:id="ct1919">
            <table:change-track-table-cell table:cell-address="Sheet1.L54" table:formula="of:=IF([.E54]=&quot;&quot;;&quot;&quot;;DEC2HEX(1*(16*256)+HEX2DEC([.G54])*16+IF([.B54]=&quot;Y&quot;;4;0)+IF([.C54]=&quot;Y&quot;;2;0)+IF([.H54]=&quot;Y&quot;;1;0)+IF([.D54]=&quot;Y&quot;;8*256;0);4))" office:value-type="string">
              <text:p>16A4</text:p>
            </table:change-track-table-cell>
          </table:previous>
        </table:cell-content-change>
        <table:cell-content-change table:id="ct2729">
          <table:cell-address table:column="11" table:row="54" table:table="0"/>
          <office:change-info>
            <dc:creator>Mike </dc:creator>
            <dc:date>2012-05-21T08:20:50.57</dc:date>
          </office:change-info>
          <table:previous table:id="ct1920">
            <table:change-track-table-cell table:cell-address="Sheet1.L55" table:formula="of:=IF([.E55]=&quot;&quot;;&quot;&quot;;DEC2HEX(1*(16*256)+HEX2DEC([.G55])*16+IF([.B55]=&quot;Y&quot;;4;0)+IF([.C55]=&quot;Y&quot;;2;0)+IF([.H55]=&quot;Y&quot;;1;0)+IF([.D55]=&quot;Y&quot;;8*256;0);4))" office:value-type="string">
              <text:p>16B4</text:p>
            </table:change-track-table-cell>
          </table:previous>
        </table:cell-content-change>
        <table:cell-content-change table:id="ct2730">
          <table:cell-address table:column="11" table:row="40" table:table="0"/>
          <office:change-info>
            <dc:creator>Mike </dc:creator>
            <dc:date>2012-05-21T08:21:42.06</dc:date>
          </office:change-info>
          <table:previous table:id="ct2715">
            <table:change-track-table-cell table:cell-address="Sheet1.L41" table:formula="of:=IF([.E41]=&quot;&quot;;&quot;&quot;;DEC2HEX(1*(16*256)+HEX2DEC([.G41])*16+IF([.B41]=&quot;Y&quot;;4;0)+IF([.C41]=&quot;Y&quot;;2;0)+IF([.H41]=&quot;Y&quot;;1;0);4))" office:value-type="string">
              <text:p>1404</text:p>
            </table:change-track-table-cell>
          </table:previous>
        </table:cell-content-change>
        <table:cell-content-change table:id="ct2731">
          <table:cell-address table:column="11" table:row="41" table:table="0"/>
          <office:change-info>
            <dc:creator>Mike </dc:creator>
            <dc:date>2012-05-21T08:21:42.06</dc:date>
          </office:change-info>
          <table:previous table:id="ct2716">
            <table:change-track-table-cell table:cell-address="Sheet1.L42" table:formula="of:=IF([.E42]=&quot;&quot;;&quot;&quot;;DEC2HEX(1*(16*256)+HEX2DEC([.G42])*16+IF([.B42]=&quot;Y&quot;;4;0)+IF([.C42]=&quot;Y&quot;;2;0)+IF([.H42]=&quot;Y&quot;;1;0);4))" office:value-type="string">
              <text:p>1404</text:p>
            </table:change-track-table-cell>
          </table:previous>
        </table:cell-content-change>
        <table:cell-content-change table:id="ct2732">
          <table:cell-address table:column="9" table:row="3" table:table="0"/>
          <office:change-info>
            <dc:creator>Mike </dc:creator>
            <dc:date>2012-05-21T08:27:55.57</dc:date>
          </office:change-info>
          <table:previous table:id="ct2271">
            <table:change-track-table-cell office:value-type="float" office:value="4"/>
          </table:previous>
        </table:cell-content-change>
        <table:deletion table:id="ct2733" table:type="row" table:position="65" table:table="0">
          <office:change-info>
            <dc:creator>Mike </dc:creator>
            <dc:date>2012-05-21T08:30:21.76</dc:date>
          </office:change-info>
        </table:deletion>
        <table:deletion table:id="ct2734" table:type="row" table:position="57" table:table="0">
          <office:change-info>
            <dc:creator>Mike </dc:creator>
            <dc:date>2012-05-21T08:30:30.32</dc:date>
          </office:change-info>
        </table:deletion>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8" table:default-cell-style-name="ce10"/>
        <table:table-column table:style-name="co4" table:default-cell-style-name="ce10"/>
        <table:table-column table:style-name="co5" table:default-cell-style-name="ce10"/>
        <table:table-column table:style-name="co3" table:default-cell-style-name="ce10"/>
        <table:table-column table:style-name="co4" table:default-cell-style-name="ce3"/>
        <table:table-column table:style-name="co6" table:default-cell-style-name="ce3"/>
        <table:table-column table:style-name="co4" table:default-cell-style-name="ce3"/>
        <table:table-column table:style-name="co8" table:default-cell-style-name="ce10"/>
        <table:table-column table:style-name="co9" table:default-cell-style-name="ce10"/>
        <table:table-column table:style-name="co10" table:default-cell-style-name="ce3"/>
        <table:table-column table:style-name="co7" table:number-columns-repeated="1002" table:default-cell-style-name="ce3"/>
        <table:table-column table:style-name="co7" table:default-cell-style-name="Default"/>
        <table:table-row table:style-name="ro2">
          <table:table-cell table:style-name="ce1"/>
          <table:table-cell table:style-name="ce8" office:value-type="string">
            <text:p>Base Data for MTI</text:p>
          </table:table-cell>
          <table:table-cell table:style-name="ce15"/>
          <table:table-cell table:style-name="ce16"/>
          <table:table-cell table:style-name="ce15" table:number-columns-repeated="6"/>
          <table:table-cell table:style-name="ce21"/>
          <table:table-cell table:style-name="ce22" office:value-type="string">
            <text:p>Current Ethernet MTI</text:p>
          </table:table-cell>
          <table:table-cell table:style-name="ce22"/>
          <table:table-cell table:style-name="ce1"/>
          <table:table-cell table:style-name="ce27" office:value-type="string">
            <text:p>Proposed Ethernet MTI</text:p>
          </table:table-cell>
          <table:table-cell table:style-name="ce1"/>
          <table:table-cell table:style-name="ce29" office:value-type="string">
            <text:p>CAN MTI</text:p>
          </table:table-cell>
          <table:table-cell table:style-name="ce32" office:value-type="string">
            <text:p>CAN Data</text:p>
          </table:table-cell>
          <table:table-cell table:style-name="ce35"/>
          <table:table-cell table:style-name="ce36" office:value-type="string">
            <text:p>Previous Ethernet MTI</text:p>
          </table:table-cell>
          <table:table-cell table:style-name="ce36" office:value-type="string">
            <text:p>Previous CAN MTI</text:p>
          </table:table-cell>
          <table:table-cell table:style-name="ce36" office:value-type="string">
            <text:p>Previous CAN Data</text:p>
          </table:table-cell>
          <table:table-cell table:style-name="ce1" table:number-columns-repeated="999"/>
          <table:table-cell/>
        </table:table-row>
        <table:table-row table:style-name="ro3">
          <table:table-cell table:style-name="ce2"/>
          <table:table-cell table:style-name="ce9" office:value-type="string">
            <text:p>Has Destination ID</text:p>
          </table:table-cell>
          <table:table-cell table:style-name="ce9" office:value-type="string">
            <text:p>Has Event ID</text:p>
          </table:table-cell>
          <table:table-cell table:style-name="ce17" office:value-type="string">
            <text:p>Simple node message</text:p>
          </table:table-cell>
          <table:table-cell table:style-name="ce17" office:value-type="string">
            <text:p>Priority (0 highest)</text:p>
          </table:table-cell>
          <table:table-cell table:style-name="ce17" office:value-type="string">
            <text:p>Type</text:p>
          </table:table-cell>
          <table:table-cell table:style-name="ce18" office:value-type="string">
            <text:p>Simple / Priority / Type</text:p>
          </table:table-cell>
          <table:table-cell table:style-name="ce19" office:value-type="string">
            <text:p>Has Extended flags</text:p>
          </table:table-cell>
          <table:table-cell table:style-name="ce19" office:value-type="string">
            <text:p>Extended flags</text:p>
          </table:table-cell>
          <table:table-cell table:style-name="ce20" office:value-type="string">
            <text:p>Flags</text:p>
          </table:table-cell>
          <table:table-cell table:style-name="ce2"/>
          <table:table-cell table:style-name="ce9" office:value-type="string">
            <text:p>MTI</text:p>
          </table:table-cell>
          <table:table-cell table:style-name="ce9" office:value-type="string">
            <text:p>Extended flag byte</text:p>
          </table:table-cell>
          <table:table-cell table:style-name="ce2"/>
          <table:table-cell table:style-name="ce28" office:value-type="string">
            <text:p>MTI + flags</text:p>
          </table:table-cell>
          <table:table-cell table:style-name="ce2"/>
          <table:table-cell table:style-name="ce30" office:value-type="string">
            <text:p>Top 17 bits of CAN header, ddd refers to destination address.</text:p>
          </table:table-cell>
          <table:table-cell table:style-name="ce33" office:value-type="string">
            <text:p>Goes at start of CAN data, if present</text:p>
          </table:table-cell>
          <table:table-cell table:style-name="ce2" table:number-columns-repeated="1003"/>
          <table:table-cell table:style-name="ce37"/>
        </table:table-row>
        <table:table-row table:style-name="ro4">
          <table:table-cell table:style-name="ce1" table:number-columns-repeated="2"/>
          <table:table-cell table:style-name="ce2" table:number-columns-repeated="11"/>
          <table:table-cell table:style-name="ce23" table:number-columns-repeated="3"/>
          <table:table-cell table:style-name="ce2"/>
          <table:table-cell/>
          <table:table-cell table:style-name="ce1"/>
          <table:table-cell table:style-name="ce2"/>
          <table:table-cell table:style-name="ce1" table:number-columns-repeated="1001"/>
          <table:table-cell/>
        </table:table-row>
        <table:table-row table:style-name="ro4">
          <table:table-cell office:value-type="string">
            <text:p>Bits</text:p>
          </table:table-cell>
          <table:table-cell table:style-name="ce10" office:value-type="float" office:value="1">
            <text:p>1</text:p>
          </table:table-cell>
          <table:table-cell table:number-columns-repeated="2"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office:value-type="float" office:value="1">
            <text:p>1</text:p>
          </table:table-cell>
          <table:table-cell office:value-type="float" office:value="2">
            <text:p>2</text:p>
          </table:table-cell>
          <table:table-cell office:value-type="string">
            <text:p>4 hex</text:p>
          </table:table-cell>
          <table:table-cell/>
          <table:table-cell office:value-type="string">
            <text:p>16 bits hex</text:p>
          </table:table-cell>
          <table:table-cell office:value-type="float" office:value="8">
            <text:p>8</text:p>
          </table:table-cell>
          <table:table-cell table:style-name="ce24"/>
          <table:table-cell table:style-name="ce10" office:value-type="string">
            <text:p>16 bits hex</text:p>
          </table:table-cell>
          <table:table-cell table:style-name="ce24"/>
          <table:table-cell office:value-type="string">
            <text:p>17 bits hex</text:p>
          </table:table-cell>
          <table:table-cell office:value-type="string">
            <text:p>8 hex</text:p>
          </table:table-cell>
          <table:table-cell/>
          <table:table-cell table:style-name="ce10" office:value-type="string">
            <text:p>16 bits hex</text:p>
          </table:table-cell>
          <table:table-cell table:style-name="ce10" office:value-type="string">
            <text:p>17 bits hex</text:p>
          </table:table-cell>
          <table:table-cell table:style-name="ce10" office:value-type="string">
            <text:p>8 hex</text:p>
          </table:table-cell>
          <table:table-cell table:number-columns-repeated="1000"/>
        </table:table-row>
        <table:table-row table:style-name="ro4">
          <table:table-cell table:style-name="ce1"/>
          <table:table-cell table:number-columns-repeated="12"/>
          <table:table-cell table:style-name="ce24"/>
          <table:table-cell table:style-name="ce10"/>
          <table:table-cell table:style-name="ce24"/>
          <table:table-cell/>
          <table:table-cell table:style-name="ce34"/>
          <table:table-cell/>
          <table:table-cell table:style-name="ce10" table:number-columns-repeated="2"/>
          <table:table-cell table:style-name="ce34"/>
          <table:table-cell table:number-columns-repeated="1000"/>
        </table:table-row>
        <table:table-row table:style-name="ro4">
          <table:table-cell table:style-name="ce1" office:value-type="string">
            <text:p>Base Messages</text:p>
          </table:table-cell>
          <table:table-cell table:style-name="ce2" table:number-columns-repeated="12"/>
          <table:table-cell table:style-name="ce23"/>
          <table:table-cell table:style-name="ce2"/>
          <table:table-cell table:style-name="ce23"/>
          <table:table-cell table:style-name="ce2"/>
          <table:table-cell table:style-name="ce12"/>
          <table:table-cell table:style-name="ce1"/>
          <table:table-cell table:style-name="ce2" table:number-columns-repeated="2"/>
          <table:table-cell table:style-name="ce12"/>
          <table:table-cell table:style-name="ce1" table:number-columns-repeated="999"/>
          <table:table-cell/>
        </table:table-row>
        <table:table-row table:style-name="ro4">
          <table:table-cell office:value-type="string">
            <office:annotation draw:style-name="gr1" draw:text-style-name="P1" svg:width="3.372cm" svg:height="0.596cm" svg:x="6.4cm" svg:y="5.917cm" draw:caption-point-x="-0.61cm" draw:caption-point-y="1.522cm">
              <dc:creator>P</dc:creator>
              <dc:date>2011-08-10T00:00:00</dc:date>
              <text:p text:style-name="P1"><text:span text:style-name="T1">Unofficial addition</text:span></text:p>
            </office:annotation>
            <text:p>Node number Allocate</text:p>
          </table:table-cell>
          <table:table-cell table:number-columns-repeated="2" table:style-name="ce11"/>
          <table:table-cell/>
          <table:table-cell table:number-columns-repeated="2" office:value-type="float" office:value="0">
            <text:p>0</text:p>
          </table:table-cell>
          <table:table-cell table:formula="of:=IF([.E7]=&quot;&quot;;&quot;&quot;;DEC2HEX([.E7]*32+[.F7]+IF([.D7]=&quot;Y&quot;;128;0);2))" office:value-type="string" office:string-value="00">
            <text:p>00</text:p>
          </table:table-cell>
          <table:table-cell table:number-columns-repeated="2" table:style-name="ce11"/>
          <table:table-cell table:style-name="ce11" table:formula="of:=IF(OR([.E7]=&quot;&quot;;[.B7]=&quot;Y&quot;);&quot;&quot;;(DEC2HEX(IF([.C7]=&quot;Y&quot;;8;0)+IF([.H7]=&quot;Y&quot;;[.I7];7);1)))" office:value-type="string" office:string-value="7">
            <text:p>7</text:p>
          </table:table-cell>
          <table:table-cell/>
          <table:table-cell table:formula="of:=IF([.E7]=&quot;&quot;;&quot;&quot;;DEC2HEX(1*(16*256)+HEX2DEC([.G7])*16+IF([.B7]=&quot;Y&quot;;4;0)+IF([.C7]=&quot;Y&quot;;2;0)+IF([.H7]=&quot;Y&quot;;1;0);4))" office:value-type="string" office:string-value="1000">
            <text:p>1000</text:p>
          </table:table-cell>
          <table:table-cell table:formula="of:=IF([.H7]=&quot;Y&quot;;[.I7];&quot;&quot;)">
            <text:p/>
          </table:table-cell>
          <table:table-cell table:style-name="ce24"/>
          <table:table-cell table:style-name="ce10" office:value-type="string">
            <text:p>F000</text:p>
          </table:table-cell>
          <table:table-cell table:style-name="ce24"/>
          <table:table-cell table:style-name="ce31"/>
          <table:table-cell table:style-name="ce12"/>
          <table:table-cell office:value-type="string">
            <text:p>Not available on CAN</text:p>
          </table:table-cell>
          <table:table-cell table:style-name="ce10" office:value-type="string">
            <text:p>3000</text:p>
          </table:table-cell>
          <table:table-cell table:style-name="ce31"/>
          <table:table-cell table:style-name="ce12"/>
          <table:table-cell table:style-name="ce1" table:number-columns-repeated="999"/>
          <table:table-cell/>
        </table:table-row>
        <table:table-row table:style-name="ro4">
          <table:table-cell office:value-type="string">
            <office:annotation draw:style-name="gr2" draw:text-style-name="P1" svg:width="6.829cm" svg:height="0.991cm" svg:x="6.4cm" svg:y="6.368cm" draw:caption-point-x="-0.61cm" draw:caption-point-y="1.522cm">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2" table:style-name="ce11"/>
          <table:table-cell/>
          <table:table-cell office:value-type="float" office:value="0">
            <text:p>0</text:p>
          </table:table-cell>
          <table:table-cell office:value-type="float" office:value="1">
            <text:p>1</text:p>
          </table:table-cell>
          <table:table-cell table:formula="of:=IF([.E8]=&quot;&quot;;&quot;&quot;;DEC2HEX([.E8]*32+[.F8]+IF([.D8]=&quot;Y&quot;;128;0);2))" office:value-type="string" office:string-value="01">
            <text:p>01</text:p>
          </table:table-cell>
          <table:table-cell table:number-columns-repeated="2" table:style-name="ce11"/>
          <table:table-cell table:style-name="ce11" table:formula="of:=IF(OR([.E8]=&quot;&quot;;[.B8]=&quot;Y&quot;);&quot;&quot;;(DEC2HEX(IF([.C8]=&quot;Y&quot;;8;0)+IF([.H8]=&quot;Y&quot;;[.I8];7);1)))" office:value-type="string" office:string-value="7">
            <text:p>7</text:p>
          </table:table-cell>
          <table:table-cell/>
          <table:table-cell table:formula="of:=IF([.E8]=&quot;&quot;;&quot;&quot;;DEC2HEX(1*(16*256)+HEX2DEC([.G8])*16+IF([.B8]=&quot;Y&quot;;4;0)+IF([.C8]=&quot;Y&quot;;2;0)+IF([.H8]=&quot;Y&quot;;1;0);4))" office:value-type="string" office:string-value="1010">
            <text:p>1010</text:p>
          </table:table-cell>
          <table:table-cell table:formula="of:=IF([.H8]=&quot;Y&quot;;[.I8];&quot;&quot;)">
            <text:p/>
          </table:table-cell>
          <table:table-cell table:style-name="ce24"/>
          <table:table-cell table:style-name="ce10" table:formula="of:=IF([.E8]=&quot;&quot;;&quot;&quot;;CONCATENATE(IF([.B8]=&quot;Y&quot;;&quot;1&quot;;&quot;0&quot;);[.G8];IF([.J8]=&quot;&quot;;&quot;0&quot;;[.J8])))" office:value-type="string" office:string-value="0017">
            <text:p>0017</text:p>
          </table:table-cell>
          <table:table-cell table:style-name="ce24"/>
          <table:table-cell table:style-name="ce31" table:formula="of:=IF([.E8]=&quot;&quot;;&quot;&quot;;IF([.B8]=&quot;Y&quot;;&quot;1Eddd&quot;;CONCATENATE(&quot;18&quot;;[.G8];[.J8])))" office:value-type="string" office:string-value="18017">
            <text:p>18017</text:p>
          </table:table-cell>
          <table:table-cell table:style-name="ce12"/>
          <table:table-cell office:value-type="string">
            <text:p>(Still under discussion)</text:p>
          </table:table-cell>
          <table:table-cell table:style-name="ce10" office:value-type="string">
            <text:p>3010</text:p>
          </table:table-cell>
          <table:table-cell table:style-name="ce31" office:value-type="string">
            <text:p>19017</text:p>
          </table:table-cell>
          <table:table-cell table:style-name="ce12"/>
          <table:table-cell table:style-name="ce1" table:number-columns-repeated="999"/>
          <table:table-cell/>
        </table:table-row>
        <table:table-row table:style-name="ro4">
          <table:table-cell table:style-name="ce4" office:value-type="string">
            <office:annotation draw:style-name="gr3" draw:text-style-name="P1" svg:width="8.07cm" svg:height="2.176cm" svg:x="6.4cm" svg:y="6.82cm" draw:caption-point-x="-0.61cm" draw:caption-point-y="1.522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2" table:style-name="ce11"/>
          <table:table-cell/>
          <table:table-cell office:value-type="float" office:value="0">
            <text:p>0</text:p>
          </table:table-cell>
          <table:table-cell office:value-type="float" office:value="8">
            <text:p>8</text:p>
          </table:table-cell>
          <table:table-cell table:formula="of:=IF([.E9]=&quot;&quot;;&quot;&quot;;DEC2HEX([.E9]*32+[.F9]+IF([.D9]=&quot;Y&quot;;128;0);2))" office:value-type="string" office:string-value="08">
            <text:p>08</text:p>
          </table:table-cell>
          <table:table-cell table:number-columns-repeated="2" table:style-name="ce11"/>
          <table:table-cell table:style-name="ce11" table:formula="of:=IF(OR([.E9]=&quot;&quot;;[.B9]=&quot;Y&quot;);&quot;&quot;;(DEC2HEX(IF([.C9]=&quot;Y&quot;;8;0)+IF([.H9]=&quot;Y&quot;;[.I9];7);1)))" office:value-type="string" office:string-value="7">
            <text:p>7</text:p>
          </table:table-cell>
          <table:table-cell/>
          <table:table-cell table:formula="of:=IF([.E9]=&quot;&quot;;&quot;&quot;;DEC2HEX(1*(16*256)+HEX2DEC([.G9])*16+IF([.B9]=&quot;Y&quot;;4;0)+IF([.C9]=&quot;Y&quot;;2;0)+IF([.H9]=&quot;Y&quot;;1;0);4))" office:value-type="string" office:string-value="1080">
            <text:p>1080</text:p>
          </table:table-cell>
          <table:table-cell table:formula="of:=IF([.H9]=&quot;Y&quot;;[.I9];&quot;&quot;)">
            <text:p/>
          </table:table-cell>
          <table:table-cell table:style-name="ce24"/>
          <table:table-cell table:style-name="ce10" table:formula="of:=IF([.E9]=&quot;&quot;;&quot;&quot;;CONCATENATE(IF([.B9]=&quot;Y&quot;;&quot;1&quot;;&quot;0&quot;);[.G9];IF([.J9]=&quot;&quot;;&quot;0&quot;;[.J9])))" office:value-type="string" office:string-value="0087">
            <text:p>0087</text:p>
          </table:table-cell>
          <table:table-cell table:style-name="ce24"/>
          <table:table-cell table:style-name="ce31" table:formula="of:=IF([.E9]=&quot;&quot;;&quot;&quot;;IF([.B9]=&quot;Y&quot;;&quot;1Eddd&quot;;CONCATENATE(&quot;18&quot;;[.G9];[.J9])))" office:value-type="string" office:string-value="18087">
            <text:p>18087</text:p>
          </table:table-cell>
          <table:table-cell table:style-name="ce12" table:formula="of:=IF([.E9]=&quot;&quot;;&quot;&quot;;IF([.B9]=&quot;Y&quot;;[.G9];&quot;&quot;))">
            <text:p/>
          </table:table-cell>
          <table:table-cell office:value-type="string">
            <text:p>Full Source Node ID</text:p>
          </table:table-cell>
          <table:table-cell table:style-name="ce10" office:value-type="string">
            <text:p>3080</text:p>
          </table:table-cell>
          <table:table-cell table:style-name="ce31" office:value-type="string">
            <text:p>19087</text:p>
          </table:table-cell>
          <table:table-cell table:style-name="ce12"/>
          <table:table-cell table:number-columns-repeated="1000"/>
        </table:table-row>
        <table:table-row table:style-name="ro4">
          <table:table-cell table:style-name="ce4" office:value-type="string">
            <office:annotation draw:style-name="gr4" draw:text-style-name="P1" svg:width="7.294cm" svg:height="1.386cm" svg:x="6.4cm" svg:y="7.271cm" draw:caption-point-x="-0.61cm" draw:caption-point-y="1.522cm">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style-name="ce11"/>
          <table:table-cell/>
          <table:table-cell office:value-type="float" office:value="0">
            <text:p>0</text:p>
          </table:table-cell>
          <table:table-cell office:value-type="float" office:value="10">
            <text:p>10</text:p>
          </table:table-cell>
          <table:table-cell table:formula="of:=IF([.E10]=&quot;&quot;;&quot;&quot;;DEC2HEX([.E10]*32+[.F10]+IF([.D10]=&quot;Y&quot;;128;0);2))" office:value-type="string" office:string-value="0A">
            <text:p>0A</text:p>
          </table:table-cell>
          <table:table-cell table:number-columns-repeated="2" table:style-name="ce11"/>
          <table:table-cell table:style-name="ce11" table:formula="of:=IF(OR([.E10]=&quot;&quot;;[.B10]=&quot;Y&quot;);&quot;&quot;;(DEC2HEX(IF([.C10]=&quot;Y&quot;;8;0)+IF([.H10]=&quot;Y&quot;;[.I10];7);1)))">
            <text:p/>
          </table:table-cell>
          <table:table-cell/>
          <table:table-cell table:formula="of:=IF([.E10]=&quot;&quot;;&quot;&quot;;DEC2HEX(1*(16*256)+HEX2DEC([.G10])*16+IF([.B10]=&quot;Y&quot;;4;0)+IF([.C10]=&quot;Y&quot;;2;0)+IF([.H10]=&quot;Y&quot;;1;0);4))" office:value-type="string" office:string-value="10A4">
            <text:p>10A4</text:p>
          </table:table-cell>
          <table:table-cell table:formula="of:=IF([.H10]=&quot;Y&quot;;[.I10];&quot;&quot;)">
            <text:p/>
          </table:table-cell>
          <table:table-cell table:style-name="ce24"/>
          <table:table-cell table:style-name="ce10" table:formula="of:=IF([.E10]=&quot;&quot;;&quot;&quot;;CONCATENATE(IF([.B10]=&quot;Y&quot;;&quot;1&quot;;&quot;0&quot;);[.G10];IF([.J10]=&quot;&quot;;&quot;0&quot;;[.J10])))" office:value-type="string" office:string-value="10A0">
            <text:p>10A0</text:p>
          </table:table-cell>
          <table:table-cell table:style-name="ce24"/>
          <table:table-cell table:style-name="ce31" table:formula="of:=IF([.E10]=&quot;&quot;;&quot;&quot;;IF([.B10]=&quot;Y&quot;;&quot;1Eddd&quot;;CONCATENATE(&quot;18&quot;;[.G10];[.J10])))" office:value-type="string" office:string-value="1Eddd">
            <text:p>1Eddd</text:p>
          </table:table-cell>
          <table:table-cell table:style-name="ce12" table:formula="of:=IF([.E10]=&quot;&quot;;&quot;&quot;;IF([.B10]=&quot;Y&quot;;[.G10];&quot;&quot;))" office:value-type="string" office:string-value="0A">
            <text:p>0A</text:p>
          </table:table-cell>
          <table:table-cell/>
          <table:table-cell table:style-name="ce10" office:value-type="string">
            <text:p>10A4</text:p>
          </table:table-cell>
          <table:table-cell table:style-name="ce31" office:value-type="string">
            <text:p>1Eddd</text:p>
          </table:table-cell>
          <table:table-cell table:style-name="ce12" office:value-type="string">
            <text:p>0A</text:p>
          </table:table-cell>
          <table:table-cell table:number-columns-repeated="1000"/>
        </table:table-row>
        <table:table-row table:style-name="ro4">
          <table:table-cell table:style-name="ce4" office:value-type="string">
            <office:annotation draw:style-name="gr4" draw:text-style-name="P1" svg:width="6.23cm" svg:height="1.386cm" svg:x="6.4cm" svg:y="7.723cm" draw:caption-point-x="-0.61cm" draw:caption-point-y="1.522cm">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2" table:style-name="ce11"/>
          <table:table-cell office:value-type="string">
            <text:p>Y</text:p>
          </table:table-cell>
          <table:table-cell office:value-type="float" office:value="0">
            <text:p>0</text:p>
          </table:table-cell>
          <table:table-cell office:value-type="float" office:value="10">
            <text:p>10</text:p>
          </table:table-cell>
          <table:table-cell table:formula="of:=IF([.E11]=&quot;&quot;;&quot;&quot;;DEC2HEX([.E11]*32+[.F11]+IF([.D11]=&quot;Y&quot;;128;0);2))" office:value-type="string" office:string-value="8A">
            <text:p>8A</text:p>
          </table:table-cell>
          <table:table-cell table:number-columns-repeated="2" table:style-name="ce11"/>
          <table:table-cell table:style-name="ce11" table:formula="of:=IF(OR([.E11]=&quot;&quot;;[.B11]=&quot;Y&quot;);&quot;&quot;;(DEC2HEX(IF([.C11]=&quot;Y&quot;;8;0)+IF([.H11]=&quot;Y&quot;;[.I11];7);1)))" office:value-type="string" office:string-value="7">
            <text:p>7</text:p>
          </table:table-cell>
          <table:table-cell/>
          <table:table-cell table:formula="of:=IF([.E11]=&quot;&quot;;&quot;&quot;;DEC2HEX(1*(16*256)+HEX2DEC([.G11])*16+IF([.B11]=&quot;Y&quot;;4;0)+IF([.C11]=&quot;Y&quot;;2;0)+IF([.H11]=&quot;Y&quot;;1;0);4))" office:value-type="string" office:string-value="18A0">
            <text:p>18A0</text:p>
          </table:table-cell>
          <table:table-cell table:formula="of:=IF([.H11]=&quot;Y&quot;;[.I11];&quot;&quot;)">
            <text:p/>
          </table:table-cell>
          <table:table-cell table:style-name="ce24"/>
          <table:table-cell table:style-name="ce10" table:formula="of:=IF([.E11]=&quot;&quot;;&quot;&quot;;CONCATENATE(IF([.B11]=&quot;Y&quot;;&quot;1&quot;;&quot;0&quot;);[.G11];IF([.J11]=&quot;&quot;;&quot;0&quot;;[.J11])))" office:value-type="string" office:string-value="08A7">
            <text:p>08A7</text:p>
          </table:table-cell>
          <table:table-cell table:style-name="ce24"/>
          <table:table-cell table:style-name="ce31" table:formula="of:=IF([.E11]=&quot;&quot;;&quot;&quot;;IF([.B11]=&quot;Y&quot;;&quot;1Eddd&quot;;CONCATENATE(&quot;18&quot;;[.G11];[.J11])))" office:value-type="string" office:string-value="188A7">
            <text:p>188A7</text:p>
          </table:table-cell>
          <table:table-cell table:style-name="ce12" table:formula="of:=IF([.E11]=&quot;&quot;;&quot;&quot;;IF([.B11]=&quot;Y&quot;;[.G11];&quot;&quot;))">
            <text:p/>
          </table:table-cell>
          <table:table-cell/>
          <table:table-cell table:style-name="ce10" office:value-type="string">
            <text:p>10A0</text:p>
          </table:table-cell>
          <table:table-cell table:style-name="ce31" office:value-type="string">
            <text:p>180A7</text:p>
          </table:table-cell>
          <table:table-cell table:style-name="ce12"/>
          <table:table-cell table:number-columns-repeated="1000"/>
        </table:table-row>
        <table:table-row table:style-name="ro4">
          <table:table-cell table:style-name="ce4" office:value-type="string">
            <office:annotation draw:style-name="gr4" draw:text-style-name="P1" svg:width="8.557cm" svg:height="1.386cm" svg:x="6.4cm" svg:y="8.175cm" draw:caption-point-x="-0.61cm" draw:caption-point-y="1.522cm">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2" table:style-name="ce11"/>
          <table:table-cell office:value-type="string">
            <text:p>Y</text:p>
          </table:table-cell>
          <table:table-cell office:value-type="float" office:value="0">
            <text:p>0</text:p>
          </table:table-cell>
          <table:table-cell office:value-type="float" office:value="11">
            <text:p>11</text:p>
          </table:table-cell>
          <table:table-cell table:formula="of:=IF([.E12]=&quot;&quot;;&quot;&quot;;DEC2HEX([.E12]*32+[.F12]+IF([.D12]=&quot;Y&quot;;128;0);2))" office:value-type="string" office:string-value="8B">
            <text:p>8B</text:p>
          </table:table-cell>
          <table:table-cell table:number-columns-repeated="2" table:style-name="ce11"/>
          <table:table-cell table:style-name="ce11" table:formula="of:=IF(OR([.E12]=&quot;&quot;;[.B12]=&quot;Y&quot;);&quot;&quot;;(DEC2HEX(IF([.C12]=&quot;Y&quot;;8;0)+IF([.H12]=&quot;Y&quot;;[.I12];7);1)))" office:value-type="string" office:string-value="7">
            <text:p>7</text:p>
          </table:table-cell>
          <table:table-cell/>
          <table:table-cell table:formula="of:=IF([.E12]=&quot;&quot;;&quot;&quot;;DEC2HEX(1*(16*256)+HEX2DEC([.G12])*16+IF([.B12]=&quot;Y&quot;;4;0)+IF([.C12]=&quot;Y&quot;;2;0)+IF([.H12]=&quot;Y&quot;;1;0);4))" office:value-type="string" office:string-value="18B0">
            <text:p>18B0</text:p>
          </table:table-cell>
          <table:table-cell table:formula="of:=IF([.H12]=&quot;Y&quot;;[.I12];&quot;&quot;)">
            <text:p/>
          </table:table-cell>
          <table:table-cell table:style-name="ce24"/>
          <table:table-cell table:style-name="ce10" table:formula="of:=IF([.E12]=&quot;&quot;;&quot;&quot;;CONCATENATE(IF([.B12]=&quot;Y&quot;;&quot;1&quot;;&quot;0&quot;);[.G12];IF([.J12]=&quot;&quot;;&quot;0&quot;;[.J12])))" office:value-type="string" office:string-value="08B7">
            <text:p>08B7</text:p>
          </table:table-cell>
          <table:table-cell table:style-name="ce24"/>
          <table:table-cell table:style-name="ce31" table:formula="of:=IF([.E12]=&quot;&quot;;&quot;&quot;;IF([.B12]=&quot;Y&quot;;&quot;1Eddd&quot;;CONCATENATE(&quot;18&quot;;[.G12];[.J12])))" office:value-type="string" office:string-value="188B7">
            <text:p>188B7</text:p>
          </table:table-cell>
          <table:table-cell table:style-name="ce12" table:formula="of:=IF([.E12]=&quot;&quot;;&quot;&quot;;IF([.B12]=&quot;Y&quot;;[.G12];&quot;&quot;))">
            <text:p/>
          </table:table-cell>
          <table:table-cell office:value-type="string">
            <text:p>Full Source Node ID</text:p>
          </table:table-cell>
          <table:table-cell table:style-name="ce10" office:value-type="string">
            <text:p>10B0</text:p>
          </table:table-cell>
          <table:table-cell table:style-name="ce31" office:value-type="string">
            <text:p>180B7</text:p>
          </table:table-cell>
          <table:table-cell table:style-name="ce12"/>
          <table:table-cell table:number-columns-repeated="1000"/>
        </table:table-row>
        <table:table-row table:style-name="ro4">
          <table:table-cell table:style-name="ce4" office:value-type="string">
            <text:p>Optional Interaction Rejected</text:p>
          </table:table-cell>
          <table:table-cell table:style-name="ce11" office:value-type="string">
            <text:p>Y</text:p>
          </table:table-cell>
          <table:table-cell table:style-name="ce11"/>
          <table:table-cell/>
          <table:table-cell office:value-type="float" office:value="0">
            <text:p>0</text:p>
          </table:table-cell>
          <table:table-cell office:value-type="float" office:value="12">
            <text:p>12</text:p>
          </table:table-cell>
          <table:table-cell table:formula="of:=IF([.E13]=&quot;&quot;;&quot;&quot;;DEC2HEX([.E13]*32+[.F13]+IF([.D13]=&quot;Y&quot;;128;0);2))" office:value-type="string" office:string-value="0C">
            <text:p>0C</text:p>
          </table:table-cell>
          <table:table-cell table:number-columns-repeated="2" table:style-name="ce11"/>
          <table:table-cell table:style-name="ce11" table:formula="of:=IF(OR([.E13]=&quot;&quot;;[.B13]=&quot;Y&quot;);&quot;&quot;;(DEC2HEX(IF([.C13]=&quot;Y&quot;;8;0)+IF([.H13]=&quot;Y&quot;;[.I13];7);1)))">
            <text:p/>
          </table:table-cell>
          <table:table-cell/>
          <table:table-cell table:formula="of:=IF([.E13]=&quot;&quot;;&quot;&quot;;DEC2HEX(1*(16*256)+HEX2DEC([.G13])*16+IF([.B13]=&quot;Y&quot;;4;0)+IF([.C13]=&quot;Y&quot;;2;0)+IF([.H13]=&quot;Y&quot;;1;0);4))" office:value-type="string" office:string-value="10C4">
            <text:p>10C4</text:p>
          </table:table-cell>
          <table:table-cell table:formula="of:=IF([.H13]=&quot;Y&quot;;[.I13];&quot;&quot;)">
            <text:p/>
          </table:table-cell>
          <table:table-cell table:style-name="ce24"/>
          <table:table-cell table:style-name="ce10" table:formula="of:=IF([.E13]=&quot;&quot;;&quot;&quot;;CONCATENATE(IF([.B13]=&quot;Y&quot;;&quot;1&quot;;&quot;0&quot;);[.G13];IF([.J13]=&quot;&quot;;&quot;0&quot;;[.J13])))" office:value-type="string" office:string-value="10C0">
            <text:p>10C0</text:p>
          </table:table-cell>
          <table:table-cell table:style-name="ce24"/>
          <table:table-cell table:style-name="ce31" table:formula="of:=IF([.E13]=&quot;&quot;;&quot;&quot;;IF([.B13]=&quot;Y&quot;;&quot;1Eddd&quot;;CONCATENATE(&quot;18&quot;;[.G13];[.J13])))" office:value-type="string" office:string-value="1Eddd">
            <text:p>1Eddd</text:p>
          </table:table-cell>
          <table:table-cell table:style-name="ce12" table:formula="of:=IF([.E13]=&quot;&quot;;&quot;&quot;;IF([.B13]=&quot;Y&quot;;[.G13];&quot;&quot;))" office:value-type="string" office:string-value="0C">
            <text:p>0C</text:p>
          </table:table-cell>
          <table:table-cell office:value-type="string">
            <text:p>MTI, error, optional information</text:p>
          </table:table-cell>
          <table:table-cell table:style-name="ce10" office:value-type="string">
            <text:p>10C4</text:p>
          </table:table-cell>
          <table:table-cell table:style-name="ce31" office:value-type="string">
            <text:p>1Eddd</text:p>
          </table:table-cell>
          <table:table-cell table:style-name="ce12" office:value-type="string">
            <text:p>0C</text:p>
          </table:table-cell>
          <table:table-cell table:number-columns-repeated="1000"/>
        </table:table-row>
        <table:table-row table:style-name="ro4">
          <table:table-cell table:style-name="ce4" office:value-type="string">
            <text:p>Terminate Due to Error</text:p>
          </table:table-cell>
          <table:table-cell table:style-name="ce11" office:value-type="string">
            <text:p>Y</text:p>
          </table:table-cell>
          <table:table-cell table:style-name="ce11"/>
          <table:table-cell/>
          <table:table-cell office:value-type="float" office:value="0">
            <text:p>0</text:p>
          </table:table-cell>
          <table:table-cell office:value-type="float" office:value="13">
            <text:p>13</text:p>
          </table:table-cell>
          <table:table-cell table:formula="of:=IF([.E14]=&quot;&quot;;&quot;&quot;;DEC2HEX([.E14]*32+[.F14]+IF([.D14]=&quot;Y&quot;;128;0);2))" office:value-type="string" office:string-value="0D">
            <text:p>0D</text:p>
          </table:table-cell>
          <table:table-cell table:number-columns-repeated="2" table:style-name="ce11"/>
          <table:table-cell table:style-name="ce11" table:formula="of:=IF(OR([.E14]=&quot;&quot;;[.B14]=&quot;Y&quot;);&quot;&quot;;(DEC2HEX(IF([.C14]=&quot;Y&quot;;8;0)+IF([.H14]=&quot;Y&quot;;[.I14];7);1)))">
            <text:p/>
          </table:table-cell>
          <table:table-cell/>
          <table:table-cell table:formula="of:=IF([.E14]=&quot;&quot;;&quot;&quot;;DEC2HEX(1*(16*256)+HEX2DEC([.G14])*16+IF([.B14]=&quot;Y&quot;;4;0)+IF([.C14]=&quot;Y&quot;;2;0)+IF([.H14]=&quot;Y&quot;;1;0);4))" office:value-type="string" office:string-value="10D4">
            <text:p>10D4</text:p>
          </table:table-cell>
          <table:table-cell table:formula="of:=IF([.H14]=&quot;Y&quot;;[.I14];&quot;&quot;)">
            <text:p/>
          </table:table-cell>
          <table:table-cell table:style-name="ce24"/>
          <table:table-cell table:style-name="ce10" table:formula="of:=IF([.E14]=&quot;&quot;;&quot;&quot;;CONCATENATE(IF([.B14]=&quot;Y&quot;;&quot;1&quot;;&quot;0&quot;);[.G14];IF([.J14]=&quot;&quot;;&quot;0&quot;;[.J14])))" office:value-type="string" office:string-value="10D0">
            <text:p>10D0</text:p>
          </table:table-cell>
          <table:table-cell table:style-name="ce24"/>
          <table:table-cell table:style-name="ce31" table:formula="of:=IF([.E14]=&quot;&quot;;&quot;&quot;;IF([.B14]=&quot;Y&quot;;&quot;1Eddd&quot;;CONCATENATE(&quot;18&quot;;[.G14];[.J14])))" office:value-type="string" office:string-value="1Eddd">
            <text:p>1Eddd</text:p>
          </table:table-cell>
          <table:table-cell table:style-name="ce12" table:formula="of:=IF([.E14]=&quot;&quot;;&quot;&quot;;IF([.B14]=&quot;Y&quot;;[.G14];&quot;&quot;))" office:value-type="string" office:string-value="0D">
            <text:p>0D</text:p>
          </table:table-cell>
          <table:table-cell office:value-type="string">
            <text:p>MTI, error, optional information</text:p>
          </table:table-cell>
          <table:table-cell table:style-name="ce10" office:value-type="string">
            <text:p>10D4</text:p>
          </table:table-cell>
          <table:table-cell table:style-name="ce31" office:value-type="string">
            <text:p>1Eddd</text:p>
          </table:table-cell>
          <table:table-cell table:style-name="ce12" office:value-type="string">
            <text:p>0D</text:p>
          </table:table-cell>
          <table:table-cell table:number-columns-repeated="1000"/>
        </table:table-row>
        <table:table-row table:style-name="ro4">
          <table:table-cell table:style-name="Default"/>
          <table:table-cell table:number-columns-repeated="5" table:style-name="ce12"/>
          <table:table-cell table:formula="of:=IF([.E15]=&quot;&quot;;&quot;&quot;;DEC2HEX([.E15]*32+[.F15]+IF([.D15]=&quot;Y&quot;;128;0);2))">
            <text:p/>
          </table:table-cell>
          <table:table-cell table:number-columns-repeated="2" table:style-name="ce12"/>
          <table:table-cell table:style-name="ce11" table:formula="of:=IF(OR([.E15]=&quot;&quot;;[.B15]=&quot;Y&quot;);&quot;&quot;;(DEC2HEX(IF([.C15]=&quot;Y&quot;;8;0)+IF([.H15]=&quot;Y&quot;;[.I15];7);1)))">
            <text:p/>
          </table:table-cell>
          <table:table-cell table:style-name="ce12"/>
          <table:table-cell table:formula="of:=IF([.E15]=&quot;&quot;;&quot;&quot;;DEC2HEX(1*(16*256)+HEX2DEC([.G15])*16+IF([.B15]=&quot;Y&quot;;4;0)+IF([.C15]=&quot;Y&quot;;2;0)+IF([.H15]=&quot;Y&quot;;1;0);4))">
            <text:p/>
          </table:table-cell>
          <table:table-cell table:formula="of:=IF([.H15]=&quot;Y&quot;;[.I15];&quot;&quot;)">
            <text:p/>
          </table:table-cell>
          <table:table-cell table:style-name="ce25"/>
          <table:table-cell table:style-name="ce10" table:formula="of:=IF([.E15]=&quot;&quot;;&quot;&quot;;CONCATENATE(IF([.B15]=&quot;Y&quot;;&quot;1&quot;;&quot;0&quot;);[.G15];IF([.J15]=&quot;&quot;;&quot;0&quot;;[.J15])))">
            <text:p/>
          </table:table-cell>
          <table:table-cell table:style-name="ce25"/>
          <table:table-cell table:style-name="ce31" table:formula="of:=IF([.E15]=&quot;&quot;;&quot;&quot;;IF([.B15]=&quot;Y&quot;;&quot;1Eddd&quot;;CONCATENATE(&quot;18&quot;;[.G15];[.J15])))">
            <text:p/>
          </table:table-cell>
          <table:table-cell table:style-name="ce12" table:formula="of:=IF([.E15]=&quot;&quot;;&quot;&quot;;IF([.B15]=&quot;Y&quot;;[.G15];&quot;&quot;))">
            <text:p/>
          </table:table-cell>
          <table:table-cell table:style-name="Default"/>
          <table:table-cell table:style-name="ce10"/>
          <table:table-cell table:style-name="ce31"/>
          <table:table-cell table:style-name="ce12"/>
          <table:table-cell table:style-name="Default" table:number-columns-repeated="999"/>
          <table:table-cell/>
        </table:table-row>
        <table:table-row table:style-name="ro4">
          <table:table-cell table:style-name="ce5" office:value-type="string">
            <text:p>Protocol Support Messages</text:p>
          </table:table-cell>
          <table:table-cell table:number-columns-repeated="5" table:style-name="ce12"/>
          <table:table-cell table:formula="of:=IF([.E16]=&quot;&quot;;&quot;&quot;;DEC2HEX([.E16]*32+[.F16]+IF([.D16]=&quot;Y&quot;;128;0);2))">
            <text:p/>
          </table:table-cell>
          <table:table-cell table:number-columns-repeated="2" table:style-name="ce12"/>
          <table:table-cell table:style-name="ce11" table:formula="of:=IF(OR([.E16]=&quot;&quot;;[.B16]=&quot;Y&quot;);&quot;&quot;;(DEC2HEX(IF([.C16]=&quot;Y&quot;;8;0)+IF([.H16]=&quot;Y&quot;;[.I16];7);1)))">
            <text:p/>
          </table:table-cell>
          <table:table-cell table:style-name="ce12"/>
          <table:table-cell table:formula="of:=IF([.E16]=&quot;&quot;;&quot;&quot;;DEC2HEX(1*(16*256)+HEX2DEC([.G16])*16+IF([.B16]=&quot;Y&quot;;4;0)+IF([.C16]=&quot;Y&quot;;2;0)+IF([.H16]=&quot;Y&quot;;1;0);4))">
            <text:p/>
          </table:table-cell>
          <table:table-cell table:formula="of:=IF([.H16]=&quot;Y&quot;;[.I16];&quot;&quot;)">
            <text:p/>
          </table:table-cell>
          <table:table-cell table:style-name="ce25"/>
          <table:table-cell table:style-name="ce10" table:formula="of:=IF([.E16]=&quot;&quot;;&quot;&quot;;CONCATENATE(IF([.B16]=&quot;Y&quot;;&quot;1&quot;;&quot;0&quot;);[.G16];IF([.J16]=&quot;&quot;;&quot;0&quot;;[.J16])))">
            <text:p/>
          </table:table-cell>
          <table:table-cell table:style-name="ce25"/>
          <table:table-cell table:style-name="ce31" table:formula="of:=IF([.E16]=&quot;&quot;;&quot;&quot;;IF([.B16]=&quot;Y&quot;;&quot;1Eddd&quot;;CONCATENATE(&quot;18&quot;;[.G16];[.J16])))">
            <text:p/>
          </table:table-cell>
          <table:table-cell table:style-name="ce12" table:formula="of:=IF([.E16]=&quot;&quot;;&quot;&quot;;IF([.B16]=&quot;Y&quot;;[.G16];&quot;&quot;))">
            <text:p/>
          </table:table-cell>
          <table:table-cell table:style-name="Default"/>
          <table:table-cell table:style-name="ce10"/>
          <table:table-cell table:style-name="ce31"/>
          <table:table-cell table:style-name="ce12"/>
          <table:table-cell table:style-name="Default" table:number-columns-repeated="999"/>
          <table:table-cell/>
        </table:table-row>
        <table:table-row table:style-name="ro4">
          <table:table-cell table:style-name="ce4" office:value-type="string">
            <text:p>Protocol Support Inquiry</text:p>
          </table:table-cell>
          <table:table-cell table:style-name="ce11" office:value-type="string">
            <text:p>Y</text:p>
          </table:table-cell>
          <table:table-cell table:style-name="ce11"/>
          <table:table-cell/>
          <table:table-cell office:value-type="float" office:value="1">
            <text:p>1</text:p>
          </table:table-cell>
          <table:table-cell office:value-type="float" office:value="14">
            <text:p>14</text:p>
          </table:table-cell>
          <table:table-cell table:formula="of:=IF([.E17]=&quot;&quot;;&quot;&quot;;DEC2HEX([.E17]*32+[.F17]+IF([.D17]=&quot;Y&quot;;128;0);2))" office:value-type="string" office:string-value="2E">
            <text:p>2E</text:p>
          </table:table-cell>
          <table:table-cell table:number-columns-repeated="2" table:style-name="ce11"/>
          <table:table-cell table:style-name="ce11" table:formula="of:=IF(OR([.E17]=&quot;&quot;;[.B17]=&quot;Y&quot;);&quot;&quot;;(DEC2HEX(IF([.C17]=&quot;Y&quot;;8;0)+IF([.H17]=&quot;Y&quot;;[.I17];7);1)))">
            <text:p/>
          </table:table-cell>
          <table:table-cell/>
          <table:table-cell table:formula="of:=IF([.E17]=&quot;&quot;;&quot;&quot;;DEC2HEX(1*(16*256)+HEX2DEC([.G17])*16+IF([.B17]=&quot;Y&quot;;4;0)+IF([.C17]=&quot;Y&quot;;2;0)+IF([.H17]=&quot;Y&quot;;1;0);4))" office:value-type="string" office:string-value="12E4">
            <text:p>12E4</text:p>
          </table:table-cell>
          <table:table-cell table:formula="of:=IF([.H17]=&quot;Y&quot;;[.I17];&quot;&quot;)">
            <text:p/>
          </table:table-cell>
          <table:table-cell table:style-name="ce26"/>
          <table:table-cell table:style-name="ce10" table:formula="of:=IF([.E17]=&quot;&quot;;&quot;&quot;;CONCATENATE(IF([.B17]=&quot;Y&quot;;&quot;1&quot;;&quot;0&quot;);[.G17];IF([.J17]=&quot;&quot;;&quot;0&quot;;[.J17])))" office:value-type="string" office:string-value="12E0">
            <text:p>12E0</text:p>
          </table:table-cell>
          <table:table-cell table:style-name="ce26"/>
          <table:table-cell table:style-name="ce31" table:formula="of:=IF([.E17]=&quot;&quot;;&quot;&quot;;IF([.B17]=&quot;Y&quot;;&quot;1Eddd&quot;;CONCATENATE(&quot;18&quot;;[.G17];[.J17])))" office:value-type="string" office:string-value="1Eddd">
            <text:p>1Eddd</text:p>
          </table:table-cell>
          <table:table-cell table:style-name="ce12" table:formula="of:=IF([.E17]=&quot;&quot;;&quot;&quot;;IF([.B17]=&quot;Y&quot;;[.G17];&quot;&quot;))" office:value-type="string" office:string-value="2E">
            <text:p>2E</text:p>
          </table:table-cell>
          <table:table-cell/>
          <table:table-cell table:style-name="ce10" office:value-type="string">
            <text:p>12E4</text:p>
          </table:table-cell>
          <table:table-cell table:style-name="ce31" office:value-type="string">
            <text:p>1Eddd</text:p>
          </table:table-cell>
          <table:table-cell table:style-name="ce12" office:value-type="string">
            <text:p>2E</text:p>
          </table:table-cell>
          <table:table-cell table:number-columns-repeated="1000"/>
        </table:table-row>
        <table:table-row table:style-name="ro4">
          <table:table-cell table:style-name="ce4" office:value-type="string">
            <text:p>Protocol Support Reply</text:p>
          </table:table-cell>
          <table:table-cell table:style-name="ce11" office:value-type="string">
            <text:p>Y</text:p>
          </table:table-cell>
          <table:table-cell table:style-name="ce11"/>
          <table:table-cell/>
          <table:table-cell office:value-type="float" office:value="1">
            <text:p>1</text:p>
          </table:table-cell>
          <table:table-cell office:value-type="float" office:value="15">
            <text:p>15</text:p>
          </table:table-cell>
          <table:table-cell table:formula="of:=IF([.E18]=&quot;&quot;;&quot;&quot;;DEC2HEX([.E18]*32+[.F18]+IF([.D18]=&quot;Y&quot;;128;0);2))" office:value-type="string" office:string-value="2F">
            <text:p>2F</text:p>
          </table:table-cell>
          <table:table-cell table:number-columns-repeated="2" table:style-name="ce11"/>
          <table:table-cell table:style-name="ce11" table:formula="of:=IF(OR([.E18]=&quot;&quot;;[.B18]=&quot;Y&quot;);&quot;&quot;;(DEC2HEX(IF([.C18]=&quot;Y&quot;;8;0)+IF([.H18]=&quot;Y&quot;;[.I18];7);1)))">
            <text:p/>
          </table:table-cell>
          <table:table-cell/>
          <table:table-cell table:formula="of:=IF([.E18]=&quot;&quot;;&quot;&quot;;DEC2HEX(1*(16*256)+HEX2DEC([.G18])*16+IF([.B18]=&quot;Y&quot;;4;0)+IF([.C18]=&quot;Y&quot;;2;0)+IF([.H18]=&quot;Y&quot;;1;0);4))" office:value-type="string" office:string-value="12F4">
            <text:p>12F4</text:p>
          </table:table-cell>
          <table:table-cell table:formula="of:=IF([.H18]=&quot;Y&quot;;[.I18];&quot;&quot;)">
            <text:p/>
          </table:table-cell>
          <table:table-cell table:style-name="ce26"/>
          <table:table-cell table:style-name="ce10" table:formula="of:=IF([.E18]=&quot;&quot;;&quot;&quot;;CONCATENATE(IF([.B18]=&quot;Y&quot;;&quot;1&quot;;&quot;0&quot;);[.G18];IF([.J18]=&quot;&quot;;&quot;0&quot;;[.J18])))" office:value-type="string" office:string-value="12F0">
            <text:p>12F0</text:p>
          </table:table-cell>
          <table:table-cell table:style-name="ce26"/>
          <table:table-cell table:style-name="ce31" table:formula="of:=IF([.E18]=&quot;&quot;;&quot;&quot;;IF([.B18]=&quot;Y&quot;;&quot;1Eddd&quot;;CONCATENATE(&quot;18&quot;;[.G18];[.J18])))" office:value-type="string" office:string-value="1Eddd">
            <text:p>1Eddd</text:p>
          </table:table-cell>
          <table:table-cell table:style-name="ce12" table:formula="of:=IF([.E18]=&quot;&quot;;&quot;&quot;;IF([.B18]=&quot;Y&quot;;[.G18];&quot;&quot;))" office:value-type="string" office:string-value="2F">
            <text:p>2F</text:p>
          </table:table-cell>
          <table:table-cell office:value-type="string">
            <text:p>Protocol flags</text:p>
          </table:table-cell>
          <table:table-cell table:style-name="ce10" office:value-type="string">
            <text:p>12F4</text:p>
          </table:table-cell>
          <table:table-cell table:style-name="ce31" office:value-type="string">
            <text:p>1Eddd</text:p>
          </table:table-cell>
          <table:table-cell table:style-name="ce12" office:value-type="string">
            <text:p>2F</text:p>
          </table:table-cell>
          <table:table-cell table:number-columns-repeated="1000"/>
        </table:table-row>
        <table:table-row table:style-name="ro4">
          <table:table-cell table:style-name="ce4"/>
          <table:table-cell table:number-columns-repeated="2" table:style-name="ce11"/>
          <table:table-cell table:number-columns-repeated="3"/>
          <table:table-cell table:formula="of:=IF([.E19]=&quot;&quot;;&quot;&quot;;DEC2HEX([.E19]*32+[.F19]+IF([.D19]=&quot;Y&quot;;128;0);2))">
            <text:p/>
          </table:table-cell>
          <table:table-cell table:number-columns-repeated="2" table:style-name="ce11"/>
          <table:table-cell table:style-name="ce11" table:formula="of:=IF(OR([.E19]=&quot;&quot;;[.B19]=&quot;Y&quot;);&quot;&quot;;(DEC2HEX(IF([.C19]=&quot;Y&quot;;8;0)+IF([.H19]=&quot;Y&quot;;[.I19];7);1)))">
            <text:p/>
          </table:table-cell>
          <table:table-cell/>
          <table:table-cell table:formula="of:=IF([.E19]=&quot;&quot;;&quot;&quot;;DEC2HEX(1*(16*256)+HEX2DEC([.G19])*16+IF([.B19]=&quot;Y&quot;;4;0)+IF([.C19]=&quot;Y&quot;;2;0)+IF([.H19]=&quot;Y&quot;;1;0);4))">
            <text:p/>
          </table:table-cell>
          <table:table-cell table:formula="of:=IF([.H19]=&quot;Y&quot;;[.I19];&quot;&quot;)">
            <text:p/>
          </table:table-cell>
          <table:table-cell table:style-name="ce24"/>
          <table:table-cell table:style-name="ce10" table:formula="of:=IF([.E19]=&quot;&quot;;&quot;&quot;;CONCATENATE(IF([.B19]=&quot;Y&quot;;&quot;1&quot;;&quot;0&quot;);[.G19];IF([.J19]=&quot;&quot;;&quot;0&quot;;[.J19])))">
            <text:p/>
          </table:table-cell>
          <table:table-cell table:style-name="ce24"/>
          <table:table-cell table:style-name="ce31" table:formula="of:=IF([.E19]=&quot;&quot;;&quot;&quot;;IF([.B19]=&quot;Y&quot;;&quot;1Eddd&quot;;CONCATENATE(&quot;18&quot;;[.G19];[.J19])))">
            <text:p/>
          </table:table-cell>
          <table:table-cell table:style-name="ce12" table:formula="of:=IF([.E19]=&quot;&quot;;&quot;&quot;;IF([.B19]=&quot;Y&quot;;[.G19];&quot;&quot;))">
            <text:p/>
          </table:table-cell>
          <table:table-cell/>
          <table:table-cell table:style-name="ce10"/>
          <table:table-cell table:style-name="ce31"/>
          <table:table-cell table:style-name="ce12"/>
          <table:table-cell table:number-columns-repeated="1000"/>
        </table:table-row>
        <table:table-row table:style-name="ro4">
          <table:table-cell table:style-name="ce6" office:value-type="string">
            <text:p>Event Exchange Messages</text:p>
          </table:table-cell>
          <table:table-cell table:number-columns-repeated="2" table:style-name="ce11"/>
          <table:table-cell table:number-columns-repeated="3"/>
          <table:table-cell table:formula="of:=IF([.E20]=&quot;&quot;;&quot;&quot;;DEC2HEX([.E20]*32+[.F20]+IF([.D20]=&quot;Y&quot;;128;0);2))">
            <text:p/>
          </table:table-cell>
          <table:table-cell table:number-columns-repeated="2" table:style-name="ce11"/>
          <table:table-cell table:style-name="ce11" table:formula="of:=IF(OR([.E20]=&quot;&quot;;[.B20]=&quot;Y&quot;);&quot;&quot;;(DEC2HEX(IF([.C20]=&quot;Y&quot;;8;0)+IF([.H20]=&quot;Y&quot;;[.I20];7);1)))">
            <text:p/>
          </table:table-cell>
          <table:table-cell/>
          <table:table-cell table:formula="of:=IF([.E20]=&quot;&quot;;&quot;&quot;;DEC2HEX(1*(16*256)+HEX2DEC([.G20])*16+IF([.B20]=&quot;Y&quot;;4;0)+IF([.C20]=&quot;Y&quot;;2;0)+IF([.H20]=&quot;Y&quot;;1;0);4))">
            <text:p/>
          </table:table-cell>
          <table:table-cell table:formula="of:=IF([.H20]=&quot;Y&quot;;[.I20];&quot;&quot;)">
            <text:p/>
          </table:table-cell>
          <table:table-cell table:style-name="ce24"/>
          <table:table-cell table:style-name="ce10" table:formula="of:=IF([.E20]=&quot;&quot;;&quot;&quot;;CONCATENATE(IF([.B20]=&quot;Y&quot;;&quot;1&quot;;&quot;0&quot;);[.G20];IF([.J20]=&quot;&quot;;&quot;0&quot;;[.J20])))">
            <text:p/>
          </table:table-cell>
          <table:table-cell table:style-name="ce24"/>
          <table:table-cell table:style-name="ce31" table:formula="of:=IF([.E20]=&quot;&quot;;&quot;&quot;;IF([.B20]=&quot;Y&quot;;&quot;1Eddd&quot;;CONCATENATE(&quot;18&quot;;[.G20];[.J20])))">
            <text:p/>
          </table:table-cell>
          <table:table-cell table:style-name="ce12" table:formula="of:=IF([.E20]=&quot;&quot;;&quot;&quot;;IF([.B20]=&quot;Y&quot;;[.G20];&quot;&quot;))">
            <text:p/>
          </table:table-cell>
          <table:table-cell/>
          <table:table-cell table:style-name="ce10"/>
          <table:table-cell table:style-name="ce31"/>
          <table:table-cell table:style-name="ce12"/>
          <table:table-cell table:number-columns-repeated="1000"/>
        </table:table-row>
        <table:table-row table:style-name="ro4">
          <table:table-cell table:style-name="ce4" office:value-type="string">
            <office:annotation draw:style-name="gr2" draw:text-style-name="P1" svg:width="6.651cm" svg:height="0.991cm" svg:x="6.4cm" svg:y="12.239cm" draw:caption-point-x="-0.61cm" draw:caption-point-y="1.522cm">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office:value-type="string">
            <text:p>Y</text:p>
          </table:table-cell>
          <table:table-cell office:value-type="float" office:value="1">
            <text:p>1</text:p>
          </table:table-cell>
          <table:table-cell office:value-type="float" office:value="4">
            <text:p>4</text:p>
          </table:table-cell>
          <table:table-cell table:formula="of:=IF([.E21]=&quot;&quot;;&quot;&quot;;DEC2HEX([.E21]*32+[.F21]+IF([.D21]=&quot;Y&quot;;128;0);2))" office:value-type="string" office:string-value="A4">
            <text:p>A4</text:p>
          </table:table-cell>
          <table:table-cell table:number-columns-repeated="2" table:style-name="ce11"/>
          <table:table-cell table:style-name="ce11" table:formula="of:=IF(OR([.E21]=&quot;&quot;;[.B21]=&quot;Y&quot;);&quot;&quot;;(DEC2HEX(IF([.C21]=&quot;Y&quot;;8;0)+IF([.H21]=&quot;Y&quot;;[.I21];7);1)))" office:value-type="string" office:string-value="F">
            <text:p>F</text:p>
          </table:table-cell>
          <table:table-cell/>
          <table:table-cell table:formula="of:=IF([.E21]=&quot;&quot;;&quot;&quot;;DEC2HEX(1*(16*256)+HEX2DEC([.G21])*16+IF([.B21]=&quot;Y&quot;;4;0)+IF([.C21]=&quot;Y&quot;;2;0)+IF([.H21]=&quot;Y&quot;;1;0);4))" office:value-type="string" office:string-value="1A42">
            <text:p>1A42</text:p>
          </table:table-cell>
          <table:table-cell table:formula="of:=IF([.H21]=&quot;Y&quot;;[.I21];&quot;&quot;)">
            <text:p/>
          </table:table-cell>
          <table:table-cell table:style-name="ce24"/>
          <table:table-cell table:style-name="ce10" table:formula="of:=IF([.E21]=&quot;&quot;;&quot;&quot;;CONCATENATE(IF([.B21]=&quot;Y&quot;;&quot;1&quot;;&quot;0&quot;);[.G21];IF([.J21]=&quot;&quot;;&quot;0&quot;;[.J21])))" office:value-type="string" office:string-value="0A4F">
            <text:p>0A4F</text:p>
          </table:table-cell>
          <table:table-cell table:style-name="ce24"/>
          <table:table-cell table:style-name="ce31" table:formula="of:=IF([.E21]=&quot;&quot;;&quot;&quot;;IF([.B21]=&quot;Y&quot;;&quot;1Eddd&quot;;CONCATENATE(&quot;18&quot;;[.G21];[.J21])))" office:value-type="string" office:string-value="18A4F">
            <text:p>18A4F</text:p>
          </table:table-cell>
          <table:table-cell table:style-name="ce12" table:formula="of:=IF([.E21]=&quot;&quot;;&quot;&quot;;IF([.B21]=&quot;Y&quot;;[.G21];&quot;&quot;))">
            <text:p/>
          </table:table-cell>
          <table:table-cell office:value-type="string">
            <text:p>EventID (no room for DestID!)</text:p>
          </table:table-cell>
          <table:table-cell table:style-name="ce10" office:value-type="string">
            <text:p>1242</text:p>
          </table:table-cell>
          <table:table-cell table:style-name="ce31" office:value-type="string">
            <text:p>1824F</text:p>
          </table:table-cell>
          <table:table-cell table:style-name="ce12"/>
          <table:table-cell table:number-columns-repeated="1000"/>
        </table:table-row>
        <table:table-row table:style-name="ro4">
          <table:table-cell office:value-type="string">
            <office:annotation draw:style-name="gr5" draw:text-style-name="P1" svg:width="10.352cm" svg:height="2.966cm" svg:x="6.4cm" svg:y="12.691cm" draw:caption-point-x="-0.61cm" draw:caption-point-y="1.522cm">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table-cell office:value-type="float" office:value="1">
            <text:p>1</text:p>
          </table:table-cell>
          <table:table-cell office:value-type="float" office:value="5">
            <text:p>5</text:p>
          </table:table-cell>
          <table:table-cell table:formula="of:=IF([.E22]=&quot;&quot;;&quot;&quot;;DEC2HEX([.E22]*32+[.F22]+IF([.D22]=&quot;Y&quot;;128;0);2))" office:value-type="string" office:string-value="25">
            <text:p>25</text:p>
          </table:table-cell>
          <table:table-cell table:number-columns-repeated="2"/>
          <table:table-cell table:style-name="ce11" table:formula="of:=IF(OR([.E22]=&quot;&quot;;[.B22]=&quot;Y&quot;);&quot;&quot;;(DEC2HEX(IF([.C22]=&quot;Y&quot;;8;0)+IF([.H22]=&quot;Y&quot;;[.I22];7);1)))" office:value-type="string" office:string-value="F">
            <text:p>F</text:p>
          </table:table-cell>
          <table:table-cell/>
          <table:table-cell table:formula="of:=IF([.E22]=&quot;&quot;;&quot;&quot;;DEC2HEX(1*(16*256)+HEX2DEC([.G22])*16+IF([.B22]=&quot;Y&quot;;4;0)+IF([.C22]=&quot;Y&quot;;2;0)+IF([.H22]=&quot;Y&quot;;1;0);4))" office:value-type="string" office:string-value="1252">
            <text:p>1252</text:p>
          </table:table-cell>
          <table:table-cell table:formula="of:=IF([.H22]=&quot;Y&quot;;[.I22];&quot;&quot;)">
            <text:p/>
          </table:table-cell>
          <table:table-cell table:style-name="ce24"/>
          <table:table-cell table:style-name="ce10" table:formula="of:=IF([.E22]=&quot;&quot;;&quot;&quot;;CONCATENATE(IF([.B22]=&quot;Y&quot;;&quot;1&quot;;&quot;0&quot;);[.G22];IF([.J22]=&quot;&quot;;&quot;0&quot;;[.J22])))" office:value-type="string" office:string-value="025F">
            <text:p>025F</text:p>
          </table:table-cell>
          <table:table-cell table:style-name="ce24"/>
          <table:table-cell table:style-name="ce31" table:formula="of:=IF([.E22]=&quot;&quot;;&quot;&quot;;IF([.B22]=&quot;Y&quot;;&quot;1Eddd&quot;;CONCATENATE(&quot;18&quot;;[.G22];[.J22])))" office:value-type="string" office:string-value="1825F">
            <text:p>1825F</text:p>
          </table:table-cell>
          <table:table-cell table:style-name="ce12" table:formula="of:=IF([.E22]=&quot;&quot;;&quot;&quot;;IF([.B22]=&quot;Y&quot;;[.G22];&quot;&quot;))">
            <text:p/>
          </table:table-cell>
          <table:table-cell office:value-type="string">
            <text:p>EventID w mask (no room for DestID!)</text:p>
          </table:table-cell>
          <table:table-cell table:style-name="ce10" office:value-type="string">
            <text:p>3252</text:p>
          </table:table-cell>
          <table:table-cell table:style-name="ce31" office:value-type="string">
            <text:p>1925F</text:p>
          </table:table-cell>
          <table:table-cell table:style-name="ce12"/>
          <table:table-cell table:number-columns-repeated="1000"/>
        </table:table-row>
        <table:table-row table:style-name="ro4">
          <table:table-cell table:style-name="ce4" office:value-type="string">
            <office:annotation draw:style-name="gr4" draw:text-style-name="P1" svg:width="9.754cm" svg:height="1.386cm" svg:x="6.4cm" svg:y="13.143cm" draw:caption-point-x="-0.61cm" draw:caption-point-y="1.522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style-name="ce11" office:value-type="string">
            <text:p>Y</text:p>
          </table:table-cell>
          <table:table-cell/>
          <table:table-cell office:value-type="float" office:value="1">
            <text:p>1</text:p>
          </table:table-cell>
          <table:table-cell office:value-type="float" office:value="6">
            <text:p>6</text:p>
          </table:table-cell>
          <table:table-cell table:formula="of:=IF([.E23]=&quot;&quot;;&quot;&quot;;DEC2HEX([.E23]*32+[.F23]+IF([.D23]=&quot;Y&quot;;128;0);2))" office:value-type="string" office:string-value="26">
            <text:p>26</text:p>
          </table:table-cell>
          <table:table-cell table:style-name="ce11" office:value-type="string">
            <text:p>Y</text:p>
          </table:table-cell>
          <table:table-cell table:style-name="ce11" office:value-type="float" office:value="3">
            <text:p>3</text:p>
          </table:table-cell>
          <table:table-cell table:style-name="ce11" table:formula="of:=IF(OR([.E23]=&quot;&quot;;[.B23]=&quot;Y&quot;);&quot;&quot;;(DEC2HEX(IF([.C23]=&quot;Y&quot;;8;0)+IF([.H23]=&quot;Y&quot;;[.I23];7);1)))" office:value-type="string" office:string-value="B">
            <text:p>B</text:p>
          </table:table-cell>
          <table:table-cell/>
          <table:table-cell table:formula="of:=IF([.E23]=&quot;&quot;;&quot;&quot;;DEC2HEX(1*(16*256)+HEX2DEC([.G23])*16+IF([.B23]=&quot;Y&quot;;4;0)+IF([.C23]=&quot;Y&quot;;2;0)+IF([.H23]=&quot;Y&quot;;1;0);4))" office:value-type="string" office:string-value="1263">
            <text:p>1263</text:p>
          </table:table-cell>
          <table:table-cell table:formula="of:=IF([.H23]=&quot;Y&quot;;[.I23];&quot;&quot;)" office:value-type="float" office:value="3">
            <text:p>3</text:p>
          </table:table-cell>
          <table:table-cell table:style-name="ce24"/>
          <table:table-cell table:style-name="ce10" table:formula="of:=IF([.E23]=&quot;&quot;;&quot;&quot;;CONCATENATE(IF([.B23]=&quot;Y&quot;;&quot;1&quot;;&quot;0&quot;);[.G23];IF([.J23]=&quot;&quot;;&quot;0&quot;;[.J23])))" office:value-type="string" office:string-value="026B">
            <text:p>026B</text:p>
          </table:table-cell>
          <table:table-cell table:style-name="ce24"/>
          <table:table-cell table:style-name="ce31" table:formula="of:=IF([.E23]=&quot;&quot;;&quot;&quot;;IF([.B23]=&quot;Y&quot;;&quot;1Eddd&quot;;CONCATENATE(&quot;18&quot;;[.G23];[.J23])))" office:value-type="string" office:string-value="1826B">
            <text:p>1826B</text:p>
          </table:table-cell>
          <table:table-cell table:style-name="ce12" table:formula="of:=IF([.E23]=&quot;&quot;;&quot;&quot;;IF([.B23]=&quot;Y&quot;;[.G23];&quot;&quot;))">
            <text:p/>
          </table:table-cell>
          <table:table-cell office:value-type="string">
            <text:p>EventID (no room for DestID!)</text:p>
          </table:table-cell>
          <table:table-cell table:style-name="ce10" office:value-type="string">
            <text:p>3263</text:p>
          </table:table-cell>
          <table:table-cell table:style-name="ce31" office:value-type="string">
            <text:p>1926B</text:p>
          </table:table-cell>
          <table:table-cell table:style-name="ce12"/>
          <table:table-cell table:number-columns-repeated="1000"/>
        </table:table-row>
        <table:table-row table:style-name="ro4">
          <table:table-cell table:style-name="ce4" office:value-type="string">
            <office:annotation draw:style-name="gr2" draw:text-style-name="P1" svg:width="6.607cm" svg:height="0.991cm" svg:x="6.4cm" svg:y="13.594cm" draw:caption-point-x="-0.61cm" draw:caption-point-y="1.522cm">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office:value-type="string">
            <text:p>Y</text:p>
          </table:table-cell>
          <table:table-cell office:value-type="float" office:value="1">
            <text:p>1</text:p>
          </table:table-cell>
          <table:table-cell office:value-type="float" office:value="8">
            <text:p>8</text:p>
          </table:table-cell>
          <table:table-cell table:formula="of:=IF([.E24]=&quot;&quot;;&quot;&quot;;DEC2HEX([.E24]*32+[.F24]+IF([.D24]=&quot;Y&quot;;128;0);2))" office:value-type="string" office:string-value="A8">
            <text:p>A8</text:p>
          </table:table-cell>
          <table:table-cell table:number-columns-repeated="2" table:style-name="ce11"/>
          <table:table-cell table:style-name="ce11" table:formula="of:=IF(OR([.E24]=&quot;&quot;;[.B24]=&quot;Y&quot;);&quot;&quot;;(DEC2HEX(IF([.C24]=&quot;Y&quot;;8;0)+IF([.H24]=&quot;Y&quot;;[.I24];7);1)))" office:value-type="string" office:string-value="F">
            <text:p>F</text:p>
          </table:table-cell>
          <table:table-cell/>
          <table:table-cell table:formula="of:=IF([.E24]=&quot;&quot;;&quot;&quot;;DEC2HEX(1*(16*256)+HEX2DEC([.G24])*16+IF([.B24]=&quot;Y&quot;;4;0)+IF([.C24]=&quot;Y&quot;;2;0)+IF([.H24]=&quot;Y&quot;;1;0);4))" office:value-type="string" office:string-value="1A82">
            <text:p>1A82</text:p>
          </table:table-cell>
          <table:table-cell table:formula="of:=IF([.H24]=&quot;Y&quot;;[.I24];&quot;&quot;)">
            <text:p/>
          </table:table-cell>
          <table:table-cell table:style-name="ce24"/>
          <table:table-cell table:style-name="ce10" table:formula="of:=IF([.E24]=&quot;&quot;;&quot;&quot;;CONCATENATE(IF([.B24]=&quot;Y&quot;;&quot;1&quot;;&quot;0&quot;);[.G24];IF([.J24]=&quot;&quot;;&quot;0&quot;;[.J24])))" office:value-type="string" office:string-value="0A8F">
            <text:p>0A8F</text:p>
          </table:table-cell>
          <table:table-cell table:style-name="ce24"/>
          <table:table-cell table:style-name="ce31" table:formula="of:=IF([.E24]=&quot;&quot;;&quot;&quot;;IF([.B24]=&quot;Y&quot;;&quot;1Eddd&quot;;CONCATENATE(&quot;18&quot;;[.G24];[.J24])))" office:value-type="string" office:string-value="18A8F">
            <text:p>18A8F</text:p>
          </table:table-cell>
          <table:table-cell table:style-name="ce12" table:formula="of:=IF([.E24]=&quot;&quot;;&quot;&quot;;IF([.B24]=&quot;Y&quot;;[.G24];&quot;&quot;))">
            <text:p/>
          </table:table-cell>
          <table:table-cell office:value-type="string">
            <text:p>EventID (no room for DestID!)</text:p>
          </table:table-cell>
          <table:table-cell table:style-name="ce10" office:value-type="string">
            <text:p>1282</text:p>
          </table:table-cell>
          <table:table-cell table:style-name="ce31" office:value-type="string">
            <text:p>1828F</text:p>
          </table:table-cell>
          <table:table-cell table:style-name="ce12"/>
          <table:table-cell table:number-columns-repeated="1000"/>
        </table:table-row>
        <table:table-row table:style-name="ro4">
          <table:table-cell table:style-name="ce7" office:value-type="string">
            <office:annotation draw:style-name="gr5" draw:text-style-name="P1" svg:width="10.175cm" svg:height="2.966cm" svg:x="6.4cm" svg:y="14.046cm" draw:caption-point-x="-0.61cm" draw:caption-point-y="1.522cm">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table-cell office:value-type="float" office:value="1">
            <text:p>1</text:p>
          </table:table-cell>
          <table:table-cell office:value-type="float" office:value="9">
            <text:p>9</text:p>
          </table:table-cell>
          <table:table-cell table:formula="of:=IF([.E25]=&quot;&quot;;&quot;&quot;;DEC2HEX([.E25]*32+[.F25]+IF([.D25]=&quot;Y&quot;;128;0);2))" office:value-type="string" office:string-value="29">
            <text:p>29</text:p>
          </table:table-cell>
          <table:table-cell table:number-columns-repeated="2" table:style-name="ce13"/>
          <table:table-cell table:style-name="ce11" table:formula="of:=IF(OR([.E25]=&quot;&quot;;[.B25]=&quot;Y&quot;);&quot;&quot;;(DEC2HEX(IF([.C25]=&quot;Y&quot;;8;0)+IF([.H25]=&quot;Y&quot;;[.I25];7);1)))" office:value-type="string" office:string-value="F">
            <text:p>F</text:p>
          </table:table-cell>
          <table:table-cell/>
          <table:table-cell table:formula="of:=IF([.E25]=&quot;&quot;;&quot;&quot;;DEC2HEX(1*(16*256)+HEX2DEC([.G25])*16+IF([.B25]=&quot;Y&quot;;4;0)+IF([.C25]=&quot;Y&quot;;2;0)+IF([.H25]=&quot;Y&quot;;1;0);4))" office:value-type="string" office:string-value="1292">
            <text:p>1292</text:p>
          </table:table-cell>
          <table:table-cell table:formula="of:=IF([.H25]=&quot;Y&quot;;[.I25];&quot;&quot;)">
            <text:p/>
          </table:table-cell>
          <table:table-cell table:style-name="ce24"/>
          <table:table-cell table:style-name="ce10" table:formula="of:=IF([.E25]=&quot;&quot;;&quot;&quot;;CONCATENATE(IF([.B25]=&quot;Y&quot;;&quot;1&quot;;&quot;0&quot;);[.G25];IF([.J25]=&quot;&quot;;&quot;0&quot;;[.J25])))" office:value-type="string" office:string-value="029F">
            <text:p>029F</text:p>
          </table:table-cell>
          <table:table-cell table:style-name="ce24"/>
          <table:table-cell table:style-name="ce31" table:formula="of:=IF([.E25]=&quot;&quot;;&quot;&quot;;IF([.B25]=&quot;Y&quot;;&quot;1Eddd&quot;;CONCATENATE(&quot;18&quot;;[.G25];[.J25])))" office:value-type="string" office:string-value="1829F">
            <text:p>1829F</text:p>
          </table:table-cell>
          <table:table-cell table:style-name="ce12" table:formula="of:=IF([.E25]=&quot;&quot;;&quot;&quot;;IF([.B25]=&quot;Y&quot;;[.G25];&quot;&quot;))">
            <text:p/>
          </table:table-cell>
          <table:table-cell office:value-type="string">
            <text:p>EventID w mask (no room for DestID!)</text:p>
          </table:table-cell>
          <table:table-cell table:style-name="ce10" office:value-type="string">
            <text:p>3292</text:p>
          </table:table-cell>
          <table:table-cell table:style-name="ce31" office:value-type="string">
            <text:p>1929F</text:p>
          </table:table-cell>
          <table:table-cell table:style-name="ce12"/>
          <table:table-cell table:number-columns-repeated="1000"/>
        </table:table-row>
        <table:table-row table:style-name="ro4">
          <table:table-cell table:style-name="ce4" office:value-type="string">
            <office:annotation draw:style-name="gr4" draw:text-style-name="P1" svg:width="9.687cm" svg:height="1.386cm" svg:x="6.4cm" svg:y="14.497cm" draw:caption-point-x="-0.61cm" draw:caption-point-y="1.522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style-name="ce11" office:value-type="string">
            <text:p>Y</text:p>
          </table:table-cell>
          <table:table-cell/>
          <table:table-cell office:value-type="float" office:value="1">
            <text:p>1</text:p>
          </table:table-cell>
          <table:table-cell office:value-type="float" office:value="10">
            <text:p>10</text:p>
          </table:table-cell>
          <table:table-cell table:formula="of:=IF([.E26]=&quot;&quot;;&quot;&quot;;DEC2HEX([.E26]*32+[.F26]+IF([.D26]=&quot;Y&quot;;128;0);2))" office:value-type="string" office:string-value="2A">
            <text:p>2A</text:p>
          </table:table-cell>
          <table:table-cell table:style-name="ce11" office:value-type="string">
            <text:p>Y</text:p>
          </table:table-cell>
          <table:table-cell table:style-name="ce11" office:value-type="float" office:value="3">
            <text:p>3</text:p>
          </table:table-cell>
          <table:table-cell table:style-name="ce11" table:formula="of:=IF(OR([.E26]=&quot;&quot;;[.B26]=&quot;Y&quot;);&quot;&quot;;(DEC2HEX(IF([.C26]=&quot;Y&quot;;8;0)+IF([.H26]=&quot;Y&quot;;[.I26];7);1)))" office:value-type="string" office:string-value="B">
            <text:p>B</text:p>
          </table:table-cell>
          <table:table-cell/>
          <table:table-cell table:formula="of:=IF([.E26]=&quot;&quot;;&quot;&quot;;DEC2HEX(1*(16*256)+HEX2DEC([.G26])*16+IF([.B26]=&quot;Y&quot;;4;0)+IF([.C26]=&quot;Y&quot;;2;0)+IF([.H26]=&quot;Y&quot;;1;0);4))" office:value-type="string" office:string-value="12A3">
            <text:p>12A3</text:p>
          </table:table-cell>
          <table:table-cell table:formula="of:=IF([.H26]=&quot;Y&quot;;[.I26];&quot;&quot;)" office:value-type="float" office:value="3">
            <text:p>3</text:p>
          </table:table-cell>
          <table:table-cell table:style-name="ce24"/>
          <table:table-cell table:style-name="ce10" table:formula="of:=IF([.E26]=&quot;&quot;;&quot;&quot;;CONCATENATE(IF([.B26]=&quot;Y&quot;;&quot;1&quot;;&quot;0&quot;);[.G26];IF([.J26]=&quot;&quot;;&quot;0&quot;;[.J26])))" office:value-type="string" office:string-value="02AB">
            <text:p>02AB</text:p>
          </table:table-cell>
          <table:table-cell table:style-name="ce24"/>
          <table:table-cell table:style-name="ce31" table:formula="of:=IF([.E26]=&quot;&quot;;&quot;&quot;;IF([.B26]=&quot;Y&quot;;&quot;1Eddd&quot;;CONCATENATE(&quot;18&quot;;[.G26];[.J26])))" office:value-type="string" office:string-value="182AB">
            <text:p>182AB</text:p>
          </table:table-cell>
          <table:table-cell table:style-name="ce12" table:formula="of:=IF([.E26]=&quot;&quot;;&quot;&quot;;IF([.B26]=&quot;Y&quot;;[.G26];&quot;&quot;))">
            <text:p/>
          </table:table-cell>
          <table:table-cell office:value-type="string">
            <text:p>EventID (no room for DestID!)</text:p>
          </table:table-cell>
          <table:table-cell table:style-name="ce10" office:value-type="string">
            <text:p>32A3</text:p>
          </table:table-cell>
          <table:table-cell table:style-name="ce31" office:value-type="string">
            <text:p>192AB</text:p>
          </table:table-cell>
          <table:table-cell table:style-name="ce12"/>
          <table:table-cell table:number-columns-repeated="1000"/>
        </table:table-row>
        <table:table-row table:style-name="ro4">
          <table:table-cell table:style-name="ce4" office:value-type="string">
            <office:annotation draw:style-name="gr2" draw:text-style-name="P1" svg:width="6.23cm" svg:height="0.991cm" svg:x="6.4cm" svg:y="14.949cm" draw:caption-point-x="-0.61cm" draw:caption-point-y="1.522cm">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style-name="ce11"/>
          <table:table-cell/>
          <table:table-cell office:value-type="float" office:value="1">
            <text:p>1</text:p>
          </table:table-cell>
          <table:table-cell office:value-type="float" office:value="11">
            <text:p>11</text:p>
          </table:table-cell>
          <table:table-cell table:formula="of:=IF([.E27]=&quot;&quot;;&quot;&quot;;DEC2HEX([.E27]*32+[.F27]+IF([.D27]=&quot;Y&quot;;128;0);2))" office:value-type="string" office:string-value="2B">
            <text:p>2B</text:p>
          </table:table-cell>
          <table:table-cell table:number-columns-repeated="2" table:style-name="ce11"/>
          <table:table-cell table:style-name="ce11" table:formula="of:=IF(OR([.E27]=&quot;&quot;;[.B27]=&quot;Y&quot;);&quot;&quot;;(DEC2HEX(IF([.C27]=&quot;Y&quot;;8;0)+IF([.H27]=&quot;Y&quot;;[.I27];7);1)))">
            <text:p/>
          </table:table-cell>
          <table:table-cell/>
          <table:table-cell table:formula="of:=IF([.E27]=&quot;&quot;;&quot;&quot;;DEC2HEX(1*(16*256)+HEX2DEC([.G27])*16+IF([.B27]=&quot;Y&quot;;4;0)+IF([.C27]=&quot;Y&quot;;2;0)+IF([.H27]=&quot;Y&quot;;1;0);4))" office:value-type="string" office:string-value="12B4">
            <text:p>12B4</text:p>
          </table:table-cell>
          <table:table-cell table:formula="of:=IF([.H27]=&quot;Y&quot;;[.I27];&quot;&quot;)">
            <text:p/>
          </table:table-cell>
          <table:table-cell table:style-name="ce24"/>
          <table:table-cell table:style-name="ce10" table:formula="of:=IF([.E27]=&quot;&quot;;&quot;&quot;;CONCATENATE(IF([.B27]=&quot;Y&quot;;&quot;1&quot;;&quot;0&quot;);[.G27];IF([.J27]=&quot;&quot;;&quot;0&quot;;[.J27])))" office:value-type="string" office:string-value="12B0">
            <text:p>12B0</text:p>
          </table:table-cell>
          <table:table-cell table:style-name="ce24"/>
          <table:table-cell table:style-name="ce31" table:formula="of:=IF([.E27]=&quot;&quot;;&quot;&quot;;IF([.B27]=&quot;Y&quot;;&quot;1Eddd&quot;;CONCATENATE(&quot;18&quot;;[.G27];[.J27])))" office:value-type="string" office:string-value="1Eddd">
            <text:p>1Eddd</text:p>
          </table:table-cell>
          <table:table-cell table:style-name="ce12" table:formula="of:=IF([.E27]=&quot;&quot;;&quot;&quot;;IF([.B27]=&quot;Y&quot;;[.G27];&quot;&quot;))" office:value-type="string" office:string-value="2B">
            <text:p>2B</text:p>
          </table:table-cell>
          <table:table-cell/>
          <table:table-cell table:style-name="ce10" office:value-type="string">
            <text:p>12B4</text:p>
          </table:table-cell>
          <table:table-cell table:style-name="ce31" office:value-type="string">
            <text:p>1Eddd</text:p>
          </table:table-cell>
          <table:table-cell table:style-name="ce12" office:value-type="string">
            <text:p>2B</text:p>
          </table:table-cell>
          <table:table-cell table:number-columns-repeated="1000"/>
        </table:table-row>
        <table:table-row table:style-name="ro4">
          <table:table-cell table:style-name="ce4" office:value-type="string">
            <office:annotation draw:style-name="gr2" draw:text-style-name="P1" svg:width="6.408cm" svg:height="0.991cm" svg:x="6.4cm" svg:y="15.401cm" draw:caption-point-x="-0.61cm" draw:caption-point-y="1.522cm">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2" table:style-name="ce11"/>
          <table:table-cell office:value-type="string">
            <text:p>Y</text:p>
          </table:table-cell>
          <table:table-cell office:value-type="float" office:value="1">
            <text:p>1</text:p>
          </table:table-cell>
          <table:table-cell office:value-type="float" office:value="11">
            <text:p>11</text:p>
          </table:table-cell>
          <table:table-cell table:formula="of:=IF([.E28]=&quot;&quot;;&quot;&quot;;DEC2HEX([.E28]*32+[.F28]+IF([.D28]=&quot;Y&quot;;128;0);2))" office:value-type="string" office:string-value="AB">
            <text:p>AB</text:p>
          </table:table-cell>
          <table:table-cell table:number-columns-repeated="2" table:style-name="ce11"/>
          <table:table-cell table:style-name="ce11" table:formula="of:=IF(OR([.E28]=&quot;&quot;;[.B28]=&quot;Y&quot;);&quot;&quot;;(DEC2HEX(IF([.C28]=&quot;Y&quot;;8;0)+IF([.H28]=&quot;Y&quot;;[.I28];7);1)))" office:value-type="string" office:string-value="7">
            <text:p>7</text:p>
          </table:table-cell>
          <table:table-cell/>
          <table:table-cell table:formula="of:=IF([.E28]=&quot;&quot;;&quot;&quot;;DEC2HEX(1*(16*256)+HEX2DEC([.G28])*16+IF([.B28]=&quot;Y&quot;;4;0)+IF([.C28]=&quot;Y&quot;;2;0)+IF([.H28]=&quot;Y&quot;;1;0);4))" office:value-type="string" office:string-value="1AB0">
            <text:p>1AB0</text:p>
          </table:table-cell>
          <table:table-cell table:formula="of:=IF([.H28]=&quot;Y&quot;;[.I28];&quot;&quot;)">
            <text:p/>
          </table:table-cell>
          <table:table-cell table:style-name="ce24"/>
          <table:table-cell table:style-name="ce10" table:formula="of:=IF([.E28]=&quot;&quot;;&quot;&quot;;CONCATENATE(IF([.B28]=&quot;Y&quot;;&quot;1&quot;;&quot;0&quot;);[.G28];IF([.J28]=&quot;&quot;;&quot;0&quot;;[.J28])))" office:value-type="string" office:string-value="0AB7">
            <text:p>0AB7</text:p>
          </table:table-cell>
          <table:table-cell table:style-name="ce24"/>
          <table:table-cell table:style-name="ce31" table:formula="of:=IF([.E28]=&quot;&quot;;&quot;&quot;;IF([.B28]=&quot;Y&quot;;&quot;1Eddd&quot;;CONCATENATE(&quot;18&quot;;[.G28];[.J28])))" office:value-type="string" office:string-value="18AB7">
            <text:p>18AB7</text:p>
          </table:table-cell>
          <table:table-cell table:style-name="ce12" table:formula="of:=IF([.E28]=&quot;&quot;;&quot;&quot;;IF([.B28]=&quot;Y&quot;;[.G28];&quot;&quot;))">
            <text:p/>
          </table:table-cell>
          <table:table-cell/>
          <table:table-cell table:style-name="ce10" office:value-type="string">
            <text:p>12B0</text:p>
          </table:table-cell>
          <table:table-cell table:style-name="ce31" office:value-type="string">
            <text:p>182B7</text:p>
          </table:table-cell>
          <table:table-cell table:style-name="ce12"/>
          <table:table-cell table:number-columns-repeated="1000"/>
        </table:table-row>
        <table:table-row table:style-name="ro4">
          <table:table-cell office:value-type="string">
            <office:annotation draw:style-name="gr4" draw:text-style-name="P1" svg:width="5.699cm" svg:height="1.386cm" svg:x="6.4cm" svg:y="15.852cm" draw:caption-point-x="-0.61cm" draw:caption-point-y="1.522cm">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table:number-columns-repeated="2" office:value-type="string">
            <text:p>Y</text:p>
          </table:table-cell>
          <table:table-cell office:value-type="float" office:value="1">
            <text:p>1</text:p>
          </table:table-cell>
          <table:table-cell office:value-type="float" office:value="12">
            <text:p>12</text:p>
          </table:table-cell>
          <table:table-cell table:formula="of:=IF([.E29]=&quot;&quot;;&quot;&quot;;DEC2HEX([.E29]*32+[.F29]+IF([.D29]=&quot;Y&quot;;128;0);2))" office:value-type="string" office:string-value="AC">
            <text:p>AC</text:p>
          </table:table-cell>
          <table:table-cell table:number-columns-repeated="2"/>
          <table:table-cell table:style-name="ce11" table:formula="of:=IF(OR([.E29]=&quot;&quot;;[.B29]=&quot;Y&quot;);&quot;&quot;;(DEC2HEX(IF([.C29]=&quot;Y&quot;;8;0)+IF([.H29]=&quot;Y&quot;;[.I29];7);1)))" office:value-type="string" office:string-value="F">
            <text:p>F</text:p>
          </table:table-cell>
          <table:table-cell/>
          <table:table-cell table:formula="of:=IF([.E29]=&quot;&quot;;&quot;&quot;;DEC2HEX(1*(16*256)+HEX2DEC([.G29])*16+IF([.B29]=&quot;Y&quot;;4;0)+IF([.C29]=&quot;Y&quot;;2;0)+IF([.H29]=&quot;Y&quot;;1;0);4))" office:value-type="string" office:string-value="1AC2">
            <text:p>1AC2</text:p>
          </table:table-cell>
          <table:table-cell table:formula="of:=IF([.H29]=&quot;Y&quot;;[.I29];&quot;&quot;)">
            <text:p/>
          </table:table-cell>
          <table:table-cell table:style-name="ce24"/>
          <table:table-cell table:style-name="ce10" table:formula="of:=IF([.E29]=&quot;&quot;;&quot;&quot;;CONCATENATE(IF([.B29]=&quot;Y&quot;;&quot;1&quot;;&quot;0&quot;);[.G29];IF([.J29]=&quot;&quot;;&quot;0&quot;;[.J29])))" office:value-type="string" office:string-value="0ACF">
            <text:p>0ACF</text:p>
          </table:table-cell>
          <table:table-cell table:style-name="ce24"/>
          <table:table-cell table:style-name="ce31" table:formula="of:=IF([.E29]=&quot;&quot;;&quot;&quot;;IF([.B29]=&quot;Y&quot;;&quot;1Eddd&quot;;CONCATENATE(&quot;18&quot;;[.G29];[.J29])))" office:value-type="string" office:string-value="18ACF">
            <text:p>18ACF</text:p>
          </table:table-cell>
          <table:table-cell table:style-name="ce12" table:formula="of:=IF([.E29]=&quot;&quot;;&quot;&quot;;IF([.B29]=&quot;Y&quot;;[.G29];&quot;&quot;))">
            <text:p/>
          </table:table-cell>
          <table:table-cell office:value-type="string">
            <text:p>EventID</text:p>
          </table:table-cell>
          <table:table-cell table:style-name="ce10" office:value-type="string">
            <text:p>12C2</text:p>
          </table:table-cell>
          <table:table-cell table:style-name="ce31" office:value-type="string">
            <text:p>182CF</text:p>
          </table:table-cell>
          <table:table-cell table:style-name="ce12"/>
          <table:table-cell table:number-columns-repeated="1000"/>
        </table:table-row>
        <table:table-row table:style-name="ro4">
          <table:table-cell table:style-name="ce4" office:value-type="string">
            <office:annotation draw:style-name="gr2" draw:text-style-name="P1" svg:width="4.347cm" svg:height="0.991cm" svg:x="6.4cm" svg:y="16.304cm" draw:caption-point-x="-0.61cm" draw:caption-point-y="1.522cm">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office:value-type="string">
            <text:p>Y</text:p>
          </table:table-cell>
          <table:table-cell office:value-type="float" office:value="1">
            <text:p>1</text:p>
          </table:table-cell>
          <table:table-cell office:value-type="float" office:value="13">
            <text:p>13</text:p>
          </table:table-cell>
          <table:table-cell table:formula="of:=IF([.E30]=&quot;&quot;;&quot;&quot;;DEC2HEX([.E30]*32+[.F30]+IF([.D30]=&quot;Y&quot;;128;0);2))" office:value-type="string" office:string-value="AD">
            <text:p>AD</text:p>
          </table:table-cell>
          <table:table-cell table:number-columns-repeated="2" table:style-name="ce11"/>
          <table:table-cell table:style-name="ce11" table:formula="of:=IF(OR([.E30]=&quot;&quot;;[.B30]=&quot;Y&quot;);&quot;&quot;;(DEC2HEX(IF([.C30]=&quot;Y&quot;;8;0)+IF([.H30]=&quot;Y&quot;;[.I30];7);1)))" office:value-type="string" office:string-value="F">
            <text:p>F</text:p>
          </table:table-cell>
          <table:table-cell/>
          <table:table-cell table:formula="of:=IF([.E30]=&quot;&quot;;&quot;&quot;;DEC2HEX(1*(16*256)+HEX2DEC([.G30])*16+IF([.B30]=&quot;Y&quot;;4;0)+IF([.C30]=&quot;Y&quot;;2;0)+IF([.H30]=&quot;Y&quot;;1;0);4))" office:value-type="string" office:string-value="1AD2">
            <text:p>1AD2</text:p>
          </table:table-cell>
          <table:table-cell table:formula="of:=IF([.H30]=&quot;Y&quot;;[.I30];&quot;&quot;)">
            <text:p/>
          </table:table-cell>
          <table:table-cell table:style-name="ce24"/>
          <table:table-cell table:style-name="ce10" table:formula="of:=IF([.E30]=&quot;&quot;;&quot;&quot;;CONCATENATE(IF([.B30]=&quot;Y&quot;;&quot;1&quot;;&quot;0&quot;);[.G30];IF([.J30]=&quot;&quot;;&quot;0&quot;;[.J30])))" office:value-type="string" office:string-value="0ADF">
            <text:p>0ADF</text:p>
          </table:table-cell>
          <table:table-cell table:style-name="ce24"/>
          <table:table-cell table:style-name="ce31" table:formula="of:=IF([.E30]=&quot;&quot;;&quot;&quot;;IF([.B30]=&quot;Y&quot;;&quot;1Eddd&quot;;CONCATENATE(&quot;18&quot;;[.G30];[.J30])))" office:value-type="string" office:string-value="18ADF">
            <text:p>18ADF</text:p>
          </table:table-cell>
          <table:table-cell table:style-name="ce12" table:formula="of:=IF([.E30]=&quot;&quot;;&quot;&quot;;IF([.B30]=&quot;Y&quot;;[.G30];&quot;&quot;))">
            <text:p/>
          </table:table-cell>
          <table:table-cell office:value-type="string">
            <text:p>EventID</text:p>
          </table:table-cell>
          <table:table-cell table:style-name="ce10" office:value-type="string">
            <text:p>12D2</text:p>
          </table:table-cell>
          <table:table-cell table:style-name="ce31" office:value-type="string">
            <text:p>182DF</text:p>
          </table:table-cell>
          <table:table-cell table:style-name="ce12"/>
          <table:table-cell table:number-columns-repeated="1000"/>
        </table:table-row>
        <table:table-row table:style-name="ro4">
          <table:table-cell table:style-name="ce4"/>
          <table:table-cell table:number-columns-repeated="2" table:style-name="ce11"/>
          <table:table-cell table:number-columns-repeated="3"/>
          <table:table-cell table:formula="of:=IF([.E31]=&quot;&quot;;&quot;&quot;;DEC2HEX([.E31]*32+[.F31]+IF([.D31]=&quot;Y&quot;;128;0);2))">
            <text:p/>
          </table:table-cell>
          <table:table-cell table:number-columns-repeated="2" table:style-name="ce11"/>
          <table:table-cell table:style-name="ce11" table:formula="of:=IF(OR([.E31]=&quot;&quot;;[.B31]=&quot;Y&quot;);&quot;&quot;;(DEC2HEX(IF([.C31]=&quot;Y&quot;;8;0)+IF([.H31]=&quot;Y&quot;;[.I31];7);1)))">
            <text:p/>
          </table:table-cell>
          <table:table-cell/>
          <table:table-cell table:formula="of:=IF([.E31]=&quot;&quot;;&quot;&quot;;DEC2HEX(1*(16*256)+HEX2DEC([.G31])*16+IF([.B31]=&quot;Y&quot;;4;0)+IF([.C31]=&quot;Y&quot;;2;0)+IF([.H31]=&quot;Y&quot;;1;0);4))">
            <text:p/>
          </table:table-cell>
          <table:table-cell table:formula="of:=IF([.H31]=&quot;Y&quot;;[.I31];&quot;&quot;)">
            <text:p/>
          </table:table-cell>
          <table:table-cell table:style-name="ce24"/>
          <table:table-cell table:style-name="ce10" table:formula="of:=IF([.E31]=&quot;&quot;;&quot;&quot;;CONCATENATE(IF([.B31]=&quot;Y&quot;;&quot;1&quot;;&quot;0&quot;);[.G31];IF([.J31]=&quot;&quot;;&quot;0&quot;;[.J31])))">
            <text:p/>
          </table:table-cell>
          <table:table-cell table:style-name="ce24"/>
          <table:table-cell table:style-name="ce31" table:formula="of:=IF([.E31]=&quot;&quot;;&quot;&quot;;IF([.B31]=&quot;Y&quot;;&quot;1Eddd&quot;;CONCATENATE(&quot;18&quot;;[.G31];[.J31])))">
            <text:p/>
          </table:table-cell>
          <table:table-cell table:style-name="ce12" table:formula="of:=IF([.E31]=&quot;&quot;;&quot;&quot;;IF([.B31]=&quot;Y&quot;;[.G31];&quot;&quot;))">
            <text:p/>
          </table:table-cell>
          <table:table-cell/>
          <table:table-cell table:style-name="ce10"/>
          <table:table-cell table:style-name="ce31"/>
          <table:table-cell table:style-name="ce12"/>
          <table:table-cell table:number-columns-repeated="1000"/>
        </table:table-row>
        <table:table-row table:style-name="ro4">
          <table:table-cell table:style-name="ce6" office:value-type="string">
            <text:p>Other Messages</text:p>
          </table:table-cell>
          <table:table-cell table:number-columns-repeated="2" table:style-name="ce11"/>
          <table:table-cell table:number-columns-repeated="3"/>
          <table:table-cell table:formula="of:=IF([.E32]=&quot;&quot;;&quot;&quot;;DEC2HEX([.E32]*32+[.F32]+IF([.D32]=&quot;Y&quot;;128;0);2))">
            <text:p/>
          </table:table-cell>
          <table:table-cell table:number-columns-repeated="2" table:style-name="ce11"/>
          <table:table-cell table:style-name="ce11" table:formula="of:=IF(OR([.E32]=&quot;&quot;;[.B32]=&quot;Y&quot;);&quot;&quot;;(DEC2HEX(IF([.C32]=&quot;Y&quot;;8;0)+IF([.H32]=&quot;Y&quot;;[.I32];7);1)))">
            <text:p/>
          </table:table-cell>
          <table:table-cell/>
          <table:table-cell table:formula="of:=IF([.E32]=&quot;&quot;;&quot;&quot;;DEC2HEX(1*(16*256)+HEX2DEC([.G32])*16+IF([.B32]=&quot;Y&quot;;4;0)+IF([.C32]=&quot;Y&quot;;2;0)+IF([.H32]=&quot;Y&quot;;1;0);4))">
            <text:p/>
          </table:table-cell>
          <table:table-cell table:formula="of:=IF([.H32]=&quot;Y&quot;;[.I32];&quot;&quot;)">
            <text:p/>
          </table:table-cell>
          <table:table-cell table:style-name="ce24"/>
          <table:table-cell table:style-name="ce10" table:formula="of:=IF([.E32]=&quot;&quot;;&quot;&quot;;CONCATENATE(IF([.B32]=&quot;Y&quot;;&quot;1&quot;;&quot;0&quot;);[.G32];IF([.J32]=&quot;&quot;;&quot;0&quot;;[.J32])))">
            <text:p/>
          </table:table-cell>
          <table:table-cell table:style-name="ce24"/>
          <table:table-cell table:style-name="ce31" table:formula="of:=IF([.E32]=&quot;&quot;;&quot;&quot;;IF([.B32]=&quot;Y&quot;;&quot;1Eddd&quot;;CONCATENATE(&quot;18&quot;;[.G32];[.J32])))">
            <text:p/>
          </table:table-cell>
          <table:table-cell table:style-name="ce12" table:formula="of:=IF([.E32]=&quot;&quot;;&quot;&quot;;IF([.B32]=&quot;Y&quot;;[.G32];&quot;&quot;))">
            <text:p/>
          </table:table-cell>
          <table:table-cell/>
          <table:table-cell table:style-name="ce10"/>
          <table:table-cell table:style-name="ce31"/>
          <table:table-cell table:style-name="ce12"/>
          <table:table-cell table:number-columns-repeated="1000"/>
        </table:table-row>
        <table:table-row table:style-name="ro4">
          <table:table-cell table:style-name="ce4" office:value-type="string">
            <office:annotation draw:style-name="gr6" draw:text-style-name="P1" svg:width="2.899cm" svg:height="0.596cm" svg:x="6.4cm" svg:y="17.659cm" draw:caption-point-x="-0.61cm" draw:caption-point-y="1.522cm">
              <dc:creator>P</dc:creator>
              <dc:date>2011-08-10T00:00:00</dc:date>
              <text:p text:style-name="P1"><text:span text:style-name="T1">Unofficial MTI</text:span></text:p>
            </office:annotation>
            <text:p>Xpressnet</text:p>
          </table:table-cell>
          <table:table-cell table:number-columns-repeated="2" table:style-name="ce11"/>
          <table:table-cell/>
          <table:table-cell office:value-type="float" office:value="2">
            <text:p>2</text:p>
          </table:table-cell>
          <table:table-cell office:value-type="float" office:value="17">
            <text:p>17</text:p>
          </table:table-cell>
          <table:table-cell table:formula="of:=IF([.E33]=&quot;&quot;;&quot;&quot;;DEC2HEX([.E33]*32+[.F33]+IF([.D33]=&quot;Y&quot;;128;0);2))" office:value-type="string" office:string-value="51">
            <text:p>51</text:p>
          </table:table-cell>
          <table:table-cell table:number-columns-repeated="2" table:style-name="ce11"/>
          <table:table-cell table:style-name="ce11" table:formula="of:=IF(OR([.E33]=&quot;&quot;;[.B33]=&quot;Y&quot;);&quot;&quot;;(DEC2HEX(IF([.C33]=&quot;Y&quot;;8;0)+IF([.H33]=&quot;Y&quot;;[.I33];7);1)))" office:value-type="string" office:string-value="7">
            <text:p>7</text:p>
          </table:table-cell>
          <table:table-cell/>
          <table:table-cell table:formula="of:=IF([.E33]=&quot;&quot;;&quot;&quot;;DEC2HEX(1*(16*256)+HEX2DEC([.G33])*16+IF([.B33]=&quot;Y&quot;;4;0)+IF([.C33]=&quot;Y&quot;;2;0)+IF([.H33]=&quot;Y&quot;;1;0);4))" office:value-type="string" office:string-value="1510">
            <text:p>1510</text:p>
          </table:table-cell>
          <table:table-cell table:formula="of:=IF([.H33]=&quot;Y&quot;;[.I33];&quot;&quot;)">
            <text:p/>
          </table:table-cell>
          <table:table-cell table:style-name="ce24"/>
          <table:table-cell table:style-name="ce10" table:formula="of:=IF([.E33]=&quot;&quot;;&quot;&quot;;CONCATENATE(IF([.B33]=&quot;Y&quot;;&quot;1&quot;;&quot;0&quot;);[.G33];IF([.J33]=&quot;&quot;;&quot;0&quot;;[.J33])))" office:value-type="string" office:string-value="0517">
            <text:p>0517</text:p>
          </table:table-cell>
          <table:table-cell table:style-name="ce24"/>
          <table:table-cell table:style-name="ce31" table:formula="of:=IF([.E33]=&quot;&quot;;&quot;&quot;;IF([.B33]=&quot;Y&quot;;&quot;1Eddd&quot;;CONCATENATE(&quot;18&quot;;[.G33];[.J33])))" office:value-type="string" office:string-value="18517">
            <text:p>18517</text:p>
          </table:table-cell>
          <table:table-cell table:style-name="ce12" table:formula="of:=IF([.E33]=&quot;&quot;;&quot;&quot;;IF([.B33]=&quot;Y&quot;;[.G33];&quot;&quot;))">
            <text:p/>
          </table:table-cell>
          <table:table-cell office:value-type="string">
            <text:p>Xpressnet packet</text:p>
          </table:table-cell>
          <table:table-cell table:style-name="ce10" office:value-type="string">
            <text:p>3510</text:p>
          </table:table-cell>
          <table:table-cell table:style-name="ce31" office:value-type="string">
            <text:p>19517</text:p>
          </table:table-cell>
          <table:table-cell table:style-name="ce12"/>
          <table:table-cell table:number-columns-repeated="1000"/>
        </table:table-row>
        <table:table-row table:style-name="ro4">
          <table:table-cell table:style-name="ce4"/>
          <table:table-cell table:number-columns-repeated="2" table:style-name="ce11"/>
          <table:table-cell table:number-columns-repeated="3"/>
          <table:table-cell table:formula="of:=IF([.E34]=&quot;&quot;;&quot;&quot;;DEC2HEX([.E34]*32+[.F34]+IF([.D34]=&quot;Y&quot;;128;0);2))">
            <text:p/>
          </table:table-cell>
          <table:table-cell table:number-columns-repeated="2" table:style-name="ce11"/>
          <table:table-cell table:style-name="ce11" table:formula="of:=IF(OR([.E34]=&quot;&quot;;[.B34]=&quot;Y&quot;);&quot;&quot;;(DEC2HEX(IF([.C34]=&quot;Y&quot;;8;0)+IF([.H34]=&quot;Y&quot;;[.I34];7);1)))">
            <text:p/>
          </table:table-cell>
          <table:table-cell/>
          <table:table-cell table:formula="of:=IF([.E34]=&quot;&quot;;&quot;&quot;;DEC2HEX(1*(16*256)+HEX2DEC([.G34])*16+IF([.B34]=&quot;Y&quot;;4;0)+IF([.C34]=&quot;Y&quot;;2;0)+IF([.H34]=&quot;Y&quot;;1;0);4))">
            <text:p/>
          </table:table-cell>
          <table:table-cell table:formula="of:=IF([.H34]=&quot;Y&quot;;[.I34];&quot;&quot;)">
            <text:p/>
          </table:table-cell>
          <table:table-cell table:style-name="ce24"/>
          <table:table-cell table:style-name="ce10" table:formula="of:=IF([.E34]=&quot;&quot;;&quot;&quot;;CONCATENATE(IF([.B34]=&quot;Y&quot;;&quot;1&quot;;&quot;0&quot;);[.G34];IF([.J34]=&quot;&quot;;&quot;0&quot;;[.J34])))">
            <text:p/>
          </table:table-cell>
          <table:table-cell table:style-name="ce24"/>
          <table:table-cell table:style-name="ce31" table:formula="of:=IF([.E34]=&quot;&quot;;&quot;&quot;;IF([.B34]=&quot;Y&quot;;&quot;1Eddd&quot;;CONCATENATE(&quot;18&quot;;[.G34];[.J34])))">
            <text:p/>
          </table:table-cell>
          <table:table-cell table:style-name="ce12"/>
          <table:table-cell/>
          <table:table-cell table:style-name="ce10"/>
          <table:table-cell table:style-name="ce31"/>
          <table:table-cell table:style-name="ce12"/>
          <table:table-cell table:number-columns-repeated="1000"/>
        </table:table-row>
        <table:table-row table:style-name="ro4">
          <table:table-cell table:style-name="ce4" office:value-type="string">
            <text:p>Simple Node Ident Info Request</text:p>
          </table:table-cell>
          <table:table-cell table:style-name="ce11" office:value-type="string">
            <text:p>Y</text:p>
          </table:table-cell>
          <table:table-cell table:style-name="ce11"/>
          <table:table-cell/>
          <table:table-cell office:value-type="float" office:value="2">
            <text:p>2</text:p>
          </table:table-cell>
          <table:table-cell office:value-type="float" office:value="18">
            <text:p>18</text:p>
          </table:table-cell>
          <table:table-cell table:formula="of:=IF([.E35]=&quot;&quot;;&quot;&quot;;DEC2HEX([.E35]*32+[.F35]+IF([.D35]=&quot;Y&quot;;128;0);2))" office:value-type="string" office:string-value="52">
            <text:p>52</text:p>
          </table:table-cell>
          <table:table-cell table:number-columns-repeated="2" table:style-name="ce11"/>
          <table:table-cell table:style-name="ce11" table:formula="of:=IF(OR([.E35]=&quot;&quot;;[.B35]=&quot;Y&quot;);&quot;&quot;;(DEC2HEX(IF([.C35]=&quot;Y&quot;;8;0)+IF([.H35]=&quot;Y&quot;;[.I35];7);1)))">
            <text:p/>
          </table:table-cell>
          <table:table-cell/>
          <table:table-cell table:formula="of:=IF([.E35]=&quot;&quot;;&quot;&quot;;DEC2HEX(1*(16*256)+HEX2DEC([.G35])*16+IF([.B35]=&quot;Y&quot;;4;0)+IF([.C35]=&quot;Y&quot;;2;0)+IF([.H35]=&quot;Y&quot;;1;0);4))" office:value-type="string" office:string-value="1524">
            <text:p>1524</text:p>
          </table:table-cell>
          <table:table-cell table:formula="of:=IF([.H35]=&quot;Y&quot;;[.I35];&quot;&quot;)">
            <text:p/>
          </table:table-cell>
          <table:table-cell table:style-name="ce24"/>
          <table:table-cell table:style-name="ce10" table:formula="of:=IF([.E35]=&quot;&quot;;&quot;&quot;;CONCATENATE(IF([.B35]=&quot;Y&quot;;&quot;1&quot;;&quot;0&quot;);[.G35];IF([.J35]=&quot;&quot;;&quot;0&quot;;[.J35])))" office:value-type="string" office:string-value="1520">
            <text:p>1520</text:p>
          </table:table-cell>
          <table:table-cell table:style-name="ce24"/>
          <table:table-cell table:style-name="ce31" table:formula="of:=IF([.E35]=&quot;&quot;;&quot;&quot;;IF([.B35]=&quot;Y&quot;;&quot;1Eddd&quot;;CONCATENATE(&quot;18&quot;;[.G35];[.J35])))" office:value-type="string" office:string-value="1Eddd">
            <text:p>1Eddd</text:p>
          </table:table-cell>
          <table:table-cell table:style-name="ce12" office:value-type="float" office:value="52">
            <text:p>52</text:p>
          </table:table-cell>
          <table:table-cell/>
          <table:table-cell table:style-name="ce10" office:value-type="string">
            <text:p>1524</text:p>
          </table:table-cell>
          <table:table-cell table:style-name="ce31" office:value-type="string">
            <text:p>1Eddd</text:p>
          </table:table-cell>
          <table:table-cell table:style-name="ce12"/>
          <table:table-cell table:number-columns-repeated="1000"/>
        </table:table-row>
        <table:table-row table:style-name="ro5">
          <table:table-cell table:style-name="ce4" office:value-type="string">
            <text:p><text:span text:style-name="T3">Simple Node Ident Info</text:span><text:span text:style-name="T4"> Reply</text:span></text:p>
          </table:table-cell>
          <table:table-cell table:style-name="ce11" office:value-type="string">
            <text:p>Y</text:p>
          </table:table-cell>
          <table:table-cell table:style-name="ce11"/>
          <table:table-cell/>
          <table:table-cell office:value-type="float" office:value="2">
            <text:p>2</text:p>
          </table:table-cell>
          <table:table-cell office:value-type="float" office:value="19">
            <text:p>19</text:p>
          </table:table-cell>
          <table:table-cell table:formula="of:=IF([.E36]=&quot;&quot;;&quot;&quot;;DEC2HEX([.E36]*32+[.F36]+IF([.D36]=&quot;Y&quot;;128;0);2))" office:value-type="string" office:string-value="53">
            <text:p>53</text:p>
          </table:table-cell>
          <table:table-cell table:number-columns-repeated="2" table:style-name="ce11"/>
          <table:table-cell table:style-name="ce11" table:formula="of:=IF(OR([.E36]=&quot;&quot;;[.B36]=&quot;Y&quot;);&quot;&quot;;(DEC2HEX(IF([.C36]=&quot;Y&quot;;8;0)+IF([.H36]=&quot;Y&quot;;[.I36];7);1)))">
            <text:p/>
          </table:table-cell>
          <table:table-cell/>
          <table:table-cell table:formula="of:=IF([.E36]=&quot;&quot;;&quot;&quot;;DEC2HEX(1*(16*256)+HEX2DEC([.G36])*16+IF([.B36]=&quot;Y&quot;;4;0)+IF([.C36]=&quot;Y&quot;;2;0)+IF([.H36]=&quot;Y&quot;;1;0);4))" office:value-type="string" office:string-value="1534">
            <text:p>1534</text:p>
          </table:table-cell>
          <table:table-cell table:formula="of:=IF([.H36]=&quot;Y&quot;;[.I36];&quot;&quot;)">
            <text:p/>
          </table:table-cell>
          <table:table-cell table:style-name="ce24"/>
          <table:table-cell table:style-name="ce10" table:formula="of:=IF([.E36]=&quot;&quot;;&quot;&quot;;CONCATENATE(IF([.B36]=&quot;Y&quot;;&quot;1&quot;;&quot;0&quot;);[.G36];IF([.J36]=&quot;&quot;;&quot;0&quot;;[.J36])))" office:value-type="string" office:string-value="1530">
            <text:p>1530</text:p>
          </table:table-cell>
          <table:table-cell table:style-name="ce24"/>
          <table:table-cell table:style-name="ce31" table:formula="of:=IF([.E36]=&quot;&quot;;&quot;&quot;;IF([.B36]=&quot;Y&quot;;&quot;1Eddd&quot;;CONCATENATE(&quot;18&quot;;[.G36];[.J36])))" office:value-type="string" office:string-value="1Eddd">
            <text:p>1Eddd</text:p>
          </table:table-cell>
          <table:table-cell table:style-name="ce12" office:value-type="float" office:value="53">
            <text:p>53</text:p>
          </table:table-cell>
          <table:table-cell/>
          <table:table-cell table:style-name="ce10" office:value-type="string">
            <text:p>1534</text:p>
          </table:table-cell>
          <table:table-cell table:style-name="ce31" office:value-type="string">
            <text:p>1Eddd</text:p>
          </table:table-cell>
          <table:table-cell table:style-name="ce12"/>
          <table:table-cell table:number-columns-repeated="1000"/>
        </table:table-row>
        <table:table-row table:style-name="ro4">
          <table:table-cell/>
          <table:table-cell table:style-name="ce10"/>
          <table:table-cell table:number-columns-repeated="4"/>
          <table:table-cell table:formula="of:=IF([.E37]=&quot;&quot;;&quot;&quot;;DEC2HEX([.E37]*32+[.F37]+IF([.D37]=&quot;Y&quot;;128;0);2))">
            <text:p/>
          </table:table-cell>
          <table:table-cell table:number-columns-repeated="2"/>
          <table:table-cell table:style-name="ce11" table:formula="of:=IF(OR([.E37]=&quot;&quot;;[.B37]=&quot;Y&quot;);&quot;&quot;;(DEC2HEX(IF([.C37]=&quot;Y&quot;;8;0)+IF([.H37]=&quot;Y&quot;;[.I37];7);1)))">
            <text:p/>
          </table:table-cell>
          <table:table-cell/>
          <table:table-cell table:formula="of:=IF([.E37]=&quot;&quot;;&quot;&quot;;DEC2HEX(1*(16*256)+HEX2DEC([.G37])*16+IF([.B37]=&quot;Y&quot;;4;0)+IF([.C37]=&quot;Y&quot;;2;0)+IF([.H37]=&quot;Y&quot;;1;0);4))">
            <text:p/>
          </table:table-cell>
          <table:table-cell table:formula="of:=IF([.H37]=&quot;Y&quot;;[.I37];&quot;&quot;)">
            <text:p/>
          </table:table-cell>
          <table:table-cell table:style-name="ce24"/>
          <table:table-cell table:style-name="ce10" table:formula="of:=IF([.E37]=&quot;&quot;;&quot;&quot;;CONCATENATE(IF([.B37]=&quot;Y&quot;;&quot;1&quot;;&quot;0&quot;);[.G37];IF([.J37]=&quot;&quot;;&quot;0&quot;;[.J37])))">
            <text:p/>
          </table:table-cell>
          <table:table-cell table:style-name="ce24"/>
          <table:table-cell table:style-name="ce31" table:formula="of:=IF([.E37]=&quot;&quot;;&quot;&quot;;IF([.B37]=&quot;Y&quot;;&quot;1Eddd&quot;;CONCATENATE(&quot;18&quot;;[.G37];[.J37])))">
            <text:p/>
          </table:table-cell>
          <table:table-cell table:style-name="ce12" table:formula="of:=IF([.E37]=&quot;&quot;;&quot;&quot;;IF([.B37]=&quot;Y&quot;;[.G37];&quot;&quot;))">
            <text:p/>
          </table:table-cell>
          <table:table-cell/>
          <table:table-cell table:style-name="ce10"/>
          <table:table-cell table:style-name="ce31"/>
          <table:table-cell table:style-name="ce12"/>
          <table:table-cell table:number-columns-repeated="1000"/>
        </table:table-row>
        <table:table-row table:style-name="ro4">
          <table:table-cell table:style-name="ce1" office:value-type="string">
            <text:p>Datagram Messages</text:p>
          </table:table-cell>
          <table:table-cell table:style-name="ce10"/>
          <table:table-cell table:number-columns-repeated="4"/>
          <table:table-cell table:formula="of:=IF([.E38]=&quot;&quot;;&quot;&quot;;DEC2HEX([.E38]*32+[.F38]+IF([.D38]=&quot;Y&quot;;128;0);2))">
            <text:p/>
          </table:table-cell>
          <table:table-cell table:number-columns-repeated="2"/>
          <table:table-cell table:style-name="ce11" table:formula="of:=IF(OR([.E38]=&quot;&quot;;[.B38]=&quot;Y&quot;);&quot;&quot;;(DEC2HEX(IF([.C38]=&quot;Y&quot;;8;0)+IF([.H38]=&quot;Y&quot;;[.I38];7);1)))">
            <text:p/>
          </table:table-cell>
          <table:table-cell/>
          <table:table-cell table:formula="of:=IF([.E38]=&quot;&quot;;&quot;&quot;;DEC2HEX(1*(16*256)+HEX2DEC([.G38])*16+IF([.B38]=&quot;Y&quot;;4;0)+IF([.C38]=&quot;Y&quot;;2;0)+IF([.H38]=&quot;Y&quot;;1;0);4))">
            <text:p/>
          </table:table-cell>
          <table:table-cell table:formula="of:=IF([.H38]=&quot;Y&quot;;[.I38];&quot;&quot;)">
            <text:p/>
          </table:table-cell>
          <table:table-cell table:style-name="ce24"/>
          <table:table-cell table:style-name="ce10" table:formula="of:=IF([.E38]=&quot;&quot;;&quot;&quot;;CONCATENATE(IF([.B38]=&quot;Y&quot;;&quot;1&quot;;&quot;0&quot;);[.G38];IF([.J38]=&quot;&quot;;&quot;0&quot;;[.J38])))">
            <text:p/>
          </table:table-cell>
          <table:table-cell table:style-name="ce24"/>
          <table:table-cell table:style-name="ce31" table:formula="of:=IF([.E38]=&quot;&quot;;&quot;&quot;;IF([.B38]=&quot;Y&quot;;&quot;1Eddd&quot;;CONCATENATE(&quot;18&quot;;[.G38];[.J38])))">
            <text:p/>
          </table:table-cell>
          <table:table-cell table:style-name="ce12" table:formula="of:=IF([.E38]=&quot;&quot;;&quot;&quot;;IF([.B38]=&quot;Y&quot;;[.G38];&quot;&quot;))">
            <text:p/>
          </table:table-cell>
          <table:table-cell/>
          <table:table-cell table:style-name="ce10"/>
          <table:table-cell table:style-name="ce31"/>
          <table:table-cell table:style-name="ce12"/>
          <table:table-cell table:number-columns-repeated="1000"/>
        </table:table-row>
        <table:table-row table:style-name="ro4">
          <table:table-cell office:value-type="string">
            <text:p>Short Datagram</text:p>
          </table:table-cell>
          <table:table-cell table:style-name="ce10" office:value-type="string">
            <text:p>Y</text:p>
          </table:table-cell>
          <table:table-cell table:number-columns-repeated="2"/>
          <table:table-cell office:value-type="float" office:value="2">
            <text:p>2</text:p>
          </table:table-cell>
          <table:table-cell office:value-type="float" office:value="0">
            <text:p>0</text:p>
          </table:table-cell>
          <table:table-cell table:formula="of:=IF([.E39]=&quot;&quot;;&quot;&quot;;DEC2HEX([.E39]*32+[.F39]+IF([.D39]=&quot;Y&quot;;128;0);2))" office:value-type="string" office:string-value="40">
            <text:p>40</text:p>
          </table:table-cell>
          <table:table-cell table:number-columns-repeated="2"/>
          <table:table-cell table:style-name="ce11" table:formula="of:=IF(OR([.E39]=&quot;&quot;;[.B39]=&quot;Y&quot;);&quot;&quot;;(DEC2HEX(IF([.C39]=&quot;Y&quot;;8;0)+IF([.H39]=&quot;Y&quot;;[.I39];7);1)))">
            <text:p/>
          </table:table-cell>
          <table:table-cell/>
          <table:table-cell table:formula="of:=IF([.E39]=&quot;&quot;;&quot;&quot;;DEC2HEX(1*(16*256)+HEX2DEC([.G39])*16+IF([.B39]=&quot;Y&quot;;4;0)+IF([.C39]=&quot;Y&quot;;2;0)+IF([.H39]=&quot;Y&quot;;1;0);4))" office:value-type="string" office:string-value="1404">
            <text:p>1404</text:p>
          </table:table-cell>
          <table:table-cell table:formula="of:=IF([.H39]=&quot;Y&quot;;[.I39];&quot;&quot;)">
            <text:p/>
          </table:table-cell>
          <table:table-cell table:style-name="ce24"/>
          <table:table-cell table:style-name="ce10" table:formula="of:=IF([.E39]=&quot;&quot;;&quot;&quot;;CONCATENATE(IF([.B39]=&quot;Y&quot;;&quot;1&quot;;&quot;0&quot;);[.G39];IF([.J39]=&quot;&quot;;&quot;0&quot;;[.J39])))" office:value-type="string" office:string-value="1400">
            <text:p>1400</text:p>
          </table:table-cell>
          <table:table-cell table:style-name="ce24"/>
          <table:table-cell table:style-name="ce31" office:value-type="string">
            <text:p>1Addd</text:p>
          </table:table-cell>
          <table:table-cell table:style-name="ce12"/>
          <table:table-cell office:value-type="string">
            <text:p>Datagram protocol id, data</text:p>
          </table:table-cell>
          <table:table-cell table:style-name="ce10"/>
          <table:table-cell table:style-name="ce31"/>
          <table:table-cell table:style-name="ce12"/>
          <table:table-cell table:number-columns-repeated="1000"/>
        </table:table-row>
        <table:table-row table:style-name="ro4">
          <table:table-cell office:value-type="string">
            <text:p>Start of long Datagram</text:p>
          </table:table-cell>
          <table:table-cell table:style-name="ce10" office:value-type="string">
            <text:p>Y</text:p>
          </table:table-cell>
          <table:table-cell table:number-columns-repeated="2"/>
          <table:table-cell office:value-type="float" office:value="2">
            <text:p>2</text:p>
          </table:table-cell>
          <table:table-cell office:value-type="float" office:value="0">
            <text:p>0</text:p>
          </table:table-cell>
          <table:table-cell table:formula="of:=IF([.E40]=&quot;&quot;;&quot;&quot;;DEC2HEX([.E40]*32+[.F40]+IF([.D40]=&quot;Y&quot;;128;0);2))" office:value-type="string" office:string-value="40">
            <text:p>40</text:p>
          </table:table-cell>
          <table:table-cell table:number-columns-repeated="2"/>
          <table:table-cell table:style-name="ce11" table:formula="of:=IF(OR([.E40]=&quot;&quot;;[.B40]=&quot;Y&quot;);&quot;&quot;;(DEC2HEX(IF([.C40]=&quot;Y&quot;;8;0)+IF([.H40]=&quot;Y&quot;;[.I40];7);1)))">
            <text:p/>
          </table:table-cell>
          <table:table-cell/>
          <table:table-cell table:formula="of:=IF([.E40]=&quot;&quot;;&quot;&quot;;DEC2HEX(1*(16*256)+HEX2DEC([.G40])*16+IF([.B40]=&quot;Y&quot;;4;0)+IF([.C40]=&quot;Y&quot;;2;0)+IF([.H40]=&quot;Y&quot;;1;0);4))" office:value-type="string" office:string-value="1404">
            <text:p>1404</text:p>
          </table:table-cell>
          <table:table-cell table:formula="of:=IF([.H40]=&quot;Y&quot;;[.I40];&quot;&quot;)">
            <text:p/>
          </table:table-cell>
          <table:table-cell table:style-name="ce24"/>
          <table:table-cell table:style-name="ce10" table:formula="of:=IF([.E40]=&quot;&quot;;&quot;&quot;;CONCATENATE(IF([.B40]=&quot;Y&quot;;&quot;1&quot;;&quot;0&quot;);[.G40];IF([.J40]=&quot;&quot;;&quot;0&quot;;[.J40])))" office:value-type="string" office:string-value="1400">
            <text:p>1400</text:p>
          </table:table-cell>
          <table:table-cell table:style-name="ce24"/>
          <table:table-cell table:style-name="ce31" office:value-type="string">
            <text:p>1Bddd</text:p>
          </table:table-cell>
          <table:table-cell table:style-name="ce12"/>
          <table:table-cell office:value-type="string">
            <text:p>Datagram protocol id, data</text:p>
          </table:table-cell>
          <table:table-cell table:style-name="ce10"/>
          <table:table-cell table:style-name="ce31"/>
          <table:table-cell table:style-name="ce12"/>
          <table:table-cell table:number-columns-repeated="1000"/>
        </table:table-row>
        <table:table-row table:style-name="ro4">
          <table:table-cell office:value-type="string">
            <text:p>Middle of long Datagram</text:p>
          </table:table-cell>
          <table:table-cell table:style-name="ce10" office:value-type="string">
            <text:p>Y</text:p>
          </table:table-cell>
          <table:table-cell table:number-columns-repeated="2"/>
          <table:table-cell office:value-type="float" office:value="2">
            <text:p>2</text:p>
          </table:table-cell>
          <table:table-cell office:value-type="float" office:value="0">
            <text:p>0</text:p>
          </table:table-cell>
          <table:table-cell table:formula="of:=IF([.E41]=&quot;&quot;;&quot;&quot;;DEC2HEX([.E41]*32+[.F41]+IF([.D41]=&quot;Y&quot;;128;0);2))" office:value-type="string" office:string-value="40">
            <text:p>40</text:p>
          </table:table-cell>
          <table:table-cell table:number-columns-repeated="2"/>
          <table:table-cell table:style-name="ce11" table:formula="of:=IF(OR([.E41]=&quot;&quot;;[.B41]=&quot;Y&quot;);&quot;&quot;;(DEC2HEX(IF([.C41]=&quot;Y&quot;;8;0)+IF([.H41]=&quot;Y&quot;;[.I41];7);1)))">
            <text:p/>
          </table:table-cell>
          <table:table-cell table:number-columns-repeated="3"/>
          <table:table-cell table:style-name="ce24"/>
          <table:table-cell table:style-name="ce10"/>
          <table:table-cell table:style-name="ce24"/>
          <table:table-cell table:style-name="ce31" office:value-type="string">
            <text:p>1Cddd</text:p>
          </table:table-cell>
          <table:table-cell table:style-name="ce12"/>
          <table:table-cell office:value-type="string">
            <text:p>Data (0-8 bytes) </text:p>
          </table:table-cell>
          <table:table-cell table:style-name="ce10"/>
          <table:table-cell table:style-name="ce31"/>
          <table:table-cell table:style-name="ce12"/>
          <table:table-cell table:number-columns-repeated="1000"/>
        </table:table-row>
        <table:table-row table:style-name="ro4">
          <table:table-cell office:value-type="string">
            <text:p>End of long Datagram</text:p>
          </table:table-cell>
          <table:table-cell table:style-name="ce10" office:value-type="string">
            <text:p>Y</text:p>
          </table:table-cell>
          <table:table-cell table:number-columns-repeated="2"/>
          <table:table-cell office:value-type="float" office:value="2">
            <text:p>2</text:p>
          </table:table-cell>
          <table:table-cell office:value-type="float" office:value="0">
            <text:p>0</text:p>
          </table:table-cell>
          <table:table-cell table:formula="of:=IF([.E42]=&quot;&quot;;&quot;&quot;;DEC2HEX([.E42]*32+[.F42]+IF([.D42]=&quot;Y&quot;;128;0);2))" office:value-type="string" office:string-value="40">
            <text:p>40</text:p>
          </table:table-cell>
          <table:table-cell table:number-columns-repeated="2"/>
          <table:table-cell table:style-name="ce11" table:formula="of:=IF(OR([.E42]=&quot;&quot;;[.B42]=&quot;Y&quot;);&quot;&quot;;(DEC2HEX(IF([.C42]=&quot;Y&quot;;8;0)+IF([.H42]=&quot;Y&quot;;[.I42];7);1)))">
            <text:p/>
          </table:table-cell>
          <table:table-cell table:number-columns-repeated="3"/>
          <table:table-cell table:style-name="ce24"/>
          <table:table-cell table:style-name="ce10"/>
          <table:table-cell table:style-name="ce24"/>
          <table:table-cell table:style-name="ce31" office:value-type="string">
            <text:p>1Dddd</text:p>
          </table:table-cell>
          <table:table-cell table:style-name="ce12"/>
          <table:table-cell office:value-type="string">
            <text:p>Data (0-8 bytes) </text:p>
          </table:table-cell>
          <table:table-cell table:style-name="ce10" office:value-type="string">
            <text:p>1404</text:p>
          </table:table-cell>
          <table:table-cell table:style-name="ce31" office:value-type="string">
            <text:p>1 C/D ddd</text:p>
          </table:table-cell>
          <table:table-cell table:style-name="ce12"/>
          <table:table-cell table:number-columns-repeated="1000"/>
        </table:table-row>
        <table:table-row table:style-name="ro4">
          <table:table-cell office:value-type="string">
            <text:p>Datagram Received OK</text:p>
          </table:table-cell>
          <table:table-cell table:style-name="ce10" office:value-type="string">
            <text:p>Y</text:p>
          </table:table-cell>
          <table:table-cell table:number-columns-repeated="2"/>
          <table:table-cell office:value-type="float" office:value="2">
            <text:p>2</text:p>
          </table:table-cell>
          <table:table-cell office:value-type="float" office:value="12">
            <text:p>12</text:p>
          </table:table-cell>
          <table:table-cell table:formula="of:=IF([.E43]=&quot;&quot;;&quot;&quot;;DEC2HEX([.E43]*32+[.F43]+IF([.D43]=&quot;Y&quot;;128;0);2))" office:value-type="string" office:string-value="4C">
            <text:p>4C</text:p>
          </table:table-cell>
          <table:table-cell table:number-columns-repeated="2"/>
          <table:table-cell table:style-name="ce11" table:formula="of:=IF(OR([.E43]=&quot;&quot;;[.B43]=&quot;Y&quot;);&quot;&quot;;(DEC2HEX(IF([.C43]=&quot;Y&quot;;8;0)+IF([.H43]=&quot;Y&quot;;[.I43];7);1)))">
            <text:p/>
          </table:table-cell>
          <table:table-cell/>
          <table:table-cell table:formula="of:=IF([.E43]=&quot;&quot;;&quot;&quot;;DEC2HEX(1*(16*256)+HEX2DEC([.G43])*16+IF([.B43]=&quot;Y&quot;;4;0)+IF([.C43]=&quot;Y&quot;;2;0)+IF([.H43]=&quot;Y&quot;;1;0);4))" office:value-type="string" office:string-value="14C4">
            <text:p>14C4</text:p>
          </table:table-cell>
          <table:table-cell table:formula="of:=IF([.H43]=&quot;Y&quot;;[.I43];&quot;&quot;)">
            <text:p/>
          </table:table-cell>
          <table:table-cell table:style-name="ce24"/>
          <table:table-cell table:style-name="ce10" table:formula="of:=IF([.E43]=&quot;&quot;;&quot;&quot;;CONCATENATE(IF([.B43]=&quot;Y&quot;;&quot;1&quot;;&quot;0&quot;);[.G43];IF([.J43]=&quot;&quot;;&quot;0&quot;;[.J43])))" office:value-type="string" office:string-value="14C0">
            <text:p>14C0</text:p>
          </table:table-cell>
          <table:table-cell table:style-name="ce24"/>
          <table:table-cell table:style-name="ce31" table:formula="of:=IF([.E43]=&quot;&quot;;&quot;&quot;;IF([.B43]=&quot;Y&quot;;&quot;1Eddd&quot;;CONCATENATE(&quot;18&quot;;[.G43];[.J43])))" office:value-type="string" office:string-value="1Eddd">
            <text:p>1Eddd</text:p>
          </table:table-cell>
          <table:table-cell table:style-name="ce12" table:formula="of:=IF([.E43]=&quot;&quot;;&quot;&quot;;IF([.B43]=&quot;Y&quot;;[.G43];&quot;&quot;))" office:value-type="string" office:string-value="4C">
            <text:p>4C</text:p>
          </table:table-cell>
          <table:table-cell office:value-type="string">
            <text:p>MTI byte</text:p>
          </table:table-cell>
          <table:table-cell table:style-name="ce10" office:value-type="string">
            <text:p>14C4</text:p>
          </table:table-cell>
          <table:table-cell table:style-name="ce31" office:value-type="string">
            <text:p>1Eddd</text:p>
          </table:table-cell>
          <table:table-cell table:style-name="ce12" office:value-type="string">
            <text:p>4C</text:p>
          </table:table-cell>
          <table:table-cell table:number-columns-repeated="1000"/>
        </table:table-row>
        <table:table-row table:style-name="ro4">
          <table:table-cell office:value-type="string">
            <text:p>Datagram Rejected</text:p>
          </table:table-cell>
          <table:table-cell table:style-name="ce10" office:value-type="string">
            <text:p>Y</text:p>
          </table:table-cell>
          <table:table-cell table:number-columns-repeated="2"/>
          <table:table-cell office:value-type="float" office:value="2">
            <text:p>2</text:p>
          </table:table-cell>
          <table:table-cell office:value-type="float" office:value="13">
            <text:p>13</text:p>
          </table:table-cell>
          <table:table-cell table:formula="of:=IF([.E44]=&quot;&quot;;&quot;&quot;;DEC2HEX([.E44]*32+[.F44]+IF([.D44]=&quot;Y&quot;;128;0);2))" office:value-type="string" office:string-value="4D">
            <text:p>4D</text:p>
          </table:table-cell>
          <table:table-cell table:number-columns-repeated="2"/>
          <table:table-cell table:style-name="ce11" table:formula="of:=IF(OR([.E44]=&quot;&quot;;[.B44]=&quot;Y&quot;);&quot;&quot;;(DEC2HEX(IF([.C44]=&quot;Y&quot;;8;0)+IF([.H44]=&quot;Y&quot;;[.I44];7);1)))">
            <text:p/>
          </table:table-cell>
          <table:table-cell/>
          <table:table-cell table:formula="of:=IF([.E44]=&quot;&quot;;&quot;&quot;;DEC2HEX(1*(16*256)+HEX2DEC([.G44])*16+IF([.B44]=&quot;Y&quot;;4;0)+IF([.C44]=&quot;Y&quot;;2;0)+IF([.H44]=&quot;Y&quot;;1;0);4))" office:value-type="string" office:string-value="14D4">
            <text:p>14D4</text:p>
          </table:table-cell>
          <table:table-cell table:formula="of:=IF([.H44]=&quot;Y&quot;;[.I44];&quot;&quot;)">
            <text:p/>
          </table:table-cell>
          <table:table-cell table:style-name="ce24"/>
          <table:table-cell table:style-name="ce10" table:formula="of:=IF([.E44]=&quot;&quot;;&quot;&quot;;CONCATENATE(IF([.B44]=&quot;Y&quot;;&quot;1&quot;;&quot;0&quot;);[.G44];IF([.J44]=&quot;&quot;;&quot;0&quot;;[.J44])))" office:value-type="string" office:string-value="14D0">
            <text:p>14D0</text:p>
          </table:table-cell>
          <table:table-cell table:style-name="ce24"/>
          <table:table-cell table:style-name="ce31" table:formula="of:=IF([.E44]=&quot;&quot;;&quot;&quot;;IF([.B44]=&quot;Y&quot;;&quot;1Eddd&quot;;CONCATENATE(&quot;18&quot;;[.G44];[.J44])))" office:value-type="string" office:string-value="1Eddd">
            <text:p>1Eddd</text:p>
          </table:table-cell>
          <table:table-cell table:style-name="ce12" table:formula="of:=IF([.E44]=&quot;&quot;;&quot;&quot;;IF([.B44]=&quot;Y&quot;;[.G44];&quot;&quot;))" office:value-type="string" office:string-value="4D">
            <text:p>4D</text:p>
          </table:table-cell>
          <table:table-cell office:value-type="string">
            <text:p>MTI byte, error code</text:p>
          </table:table-cell>
          <table:table-cell table:style-name="ce10" office:value-type="string">
            <text:p>14D4</text:p>
          </table:table-cell>
          <table:table-cell table:style-name="ce31" office:value-type="string">
            <text:p>1Eddd</text:p>
          </table:table-cell>
          <table:table-cell table:style-name="ce12" office:value-type="string">
            <text:p>4D</text:p>
          </table:table-cell>
          <table:table-cell table:number-columns-repeated="1000"/>
        </table:table-row>
        <table:table-row table:style-name="ro4">
          <table:table-cell/>
          <table:table-cell table:style-name="ce10"/>
          <table:table-cell table:number-columns-repeated="4"/>
          <table:table-cell table:formula="of:=IF([.E45]=&quot;&quot;;&quot;&quot;;DEC2HEX([.E45]*32+[.F45]+IF([.D45]=&quot;Y&quot;;128;0);2))">
            <text:p/>
          </table:table-cell>
          <table:table-cell table:number-columns-repeated="2"/>
          <table:table-cell table:style-name="ce11" table:formula="of:=IF(OR([.E45]=&quot;&quot;;[.B45]=&quot;Y&quot;);&quot;&quot;;(DEC2HEX(IF([.C45]=&quot;Y&quot;;8;0)+IF([.H45]=&quot;Y&quot;;[.I45];7);1)))">
            <text:p/>
          </table:table-cell>
          <table:table-cell/>
          <table:table-cell table:formula="of:=IF([.E45]=&quot;&quot;;&quot;&quot;;DEC2HEX(1*(16*256)+HEX2DEC([.G45])*16+IF([.B45]=&quot;Y&quot;;4;0)+IF([.C45]=&quot;Y&quot;;2;0)+IF([.H45]=&quot;Y&quot;;1;0);4))">
            <text:p/>
          </table:table-cell>
          <table:table-cell table:formula="of:=IF([.H45]=&quot;Y&quot;;[.I45];&quot;&quot;)">
            <text:p/>
          </table:table-cell>
          <table:table-cell table:style-name="ce24"/>
          <table:table-cell table:style-name="ce10" table:formula="of:=IF([.E45]=&quot;&quot;;&quot;&quot;;CONCATENATE(IF([.B45]=&quot;Y&quot;;&quot;1&quot;;&quot;0&quot;);[.G45];IF([.J45]=&quot;&quot;;&quot;0&quot;;[.J45])))">
            <text:p/>
          </table:table-cell>
          <table:table-cell table:style-name="ce24"/>
          <table:table-cell table:style-name="ce31" table:formula="of:=IF([.E45]=&quot;&quot;;&quot;&quot;;IF([.B45]=&quot;Y&quot;;&quot;1Eddd&quot;;CONCATENATE(&quot;18&quot;;[.G45];[.J45])))">
            <text:p/>
          </table:table-cell>
          <table:table-cell table:style-name="ce12" table:formula="of:=IF([.E45]=&quot;&quot;;&quot;&quot;;IF([.B45]=&quot;Y&quot;;[.G45];&quot;&quot;))">
            <text:p/>
          </table:table-cell>
          <table:table-cell/>
          <table:table-cell table:style-name="ce10"/>
          <table:table-cell table:style-name="ce31"/>
          <table:table-cell table:style-name="ce12"/>
          <table:table-cell table:number-columns-repeated="1000"/>
        </table:table-row>
        <table:table-row table:style-name="ro4">
          <table:table-cell/>
          <table:table-cell table:style-name="ce10"/>
          <table:table-cell table:number-columns-repeated="4"/>
          <table:table-cell table:formula="of:=IF([.E46]=&quot;&quot;;&quot;&quot;;DEC2HEX([.E46]*32+[.F46]+IF([.D46]=&quot;Y&quot;;128;0);2))">
            <text:p/>
          </table:table-cell>
          <table:table-cell table:number-columns-repeated="2"/>
          <table:table-cell table:style-name="ce11" table:formula="of:=IF(OR([.E46]=&quot;&quot;;[.B46]=&quot;Y&quot;);&quot;&quot;;(DEC2HEX(IF([.C46]=&quot;Y&quot;;8;0)+IF([.H46]=&quot;Y&quot;;[.I46];7);1)))">
            <text:p/>
          </table:table-cell>
          <table:table-cell/>
          <table:table-cell table:formula="of:=IF([.E46]=&quot;&quot;;&quot;&quot;;DEC2HEX(1*(16*256)+HEX2DEC([.G46])*16+IF([.B46]=&quot;Y&quot;;4;0)+IF([.C46]=&quot;Y&quot;;2;0)+IF([.H46]=&quot;Y&quot;;1;0);4))">
            <text:p/>
          </table:table-cell>
          <table:table-cell table:formula="of:=IF([.H46]=&quot;Y&quot;;[.I46];&quot;&quot;)">
            <text:p/>
          </table:table-cell>
          <table:table-cell table:style-name="ce24"/>
          <table:table-cell table:style-name="ce10" table:formula="of:=IF([.E46]=&quot;&quot;;&quot;&quot;;CONCATENATE(IF([.B46]=&quot;Y&quot;;&quot;1&quot;;&quot;0&quot;);[.G46];IF([.J46]=&quot;&quot;;&quot;0&quot;;[.J46])))">
            <text:p/>
          </table:table-cell>
          <table:table-cell table:style-name="ce24"/>
          <table:table-cell table:style-name="ce31" table:formula="of:=IF([.E46]=&quot;&quot;;&quot;&quot;;IF([.B46]=&quot;Y&quot;;&quot;1Eddd&quot;;CONCATENATE(&quot;18&quot;;[.G46];[.J46])))">
            <text:p/>
          </table:table-cell>
          <table:table-cell table:style-name="ce12" table:formula="of:=IF([.E46]=&quot;&quot;;&quot;&quot;;IF([.B46]=&quot;Y&quot;;[.G46];&quot;&quot;))">
            <text:p/>
          </table:table-cell>
          <table:table-cell/>
          <table:table-cell table:style-name="ce10"/>
          <table:table-cell table:style-name="ce31"/>
          <table:table-cell table:style-name="ce12"/>
          <table:table-cell table:number-columns-repeated="1000"/>
        </table:table-row>
        <table:table-row table:style-name="ro4">
          <table:table-cell table:style-name="ce1" office:value-type="string">
            <text:p>Stream Messages</text:p>
          </table:table-cell>
          <table:table-cell table:style-name="ce10"/>
          <table:table-cell table:number-columns-repeated="4"/>
          <table:table-cell table:formula="of:=IF([.E47]=&quot;&quot;;&quot;&quot;;DEC2HEX([.E47]*32+[.F47]+IF([.D47]=&quot;Y&quot;;128;0);2))">
            <text:p/>
          </table:table-cell>
          <table:table-cell table:number-columns-repeated="2"/>
          <table:table-cell table:style-name="ce11" table:formula="of:=IF(OR([.E47]=&quot;&quot;;[.B47]=&quot;Y&quot;);&quot;&quot;;(DEC2HEX(IF([.C47]=&quot;Y&quot;;8;0)+IF([.H47]=&quot;Y&quot;;[.I47];7);1)))">
            <text:p/>
          </table:table-cell>
          <table:table-cell/>
          <table:table-cell table:formula="of:=IF([.E47]=&quot;&quot;;&quot;&quot;;DEC2HEX(1*(16*256)+HEX2DEC([.G47])*16+IF([.B47]=&quot;Y&quot;;4;0)+IF([.C47]=&quot;Y&quot;;2;0)+IF([.H47]=&quot;Y&quot;;1;0);4))">
            <text:p/>
          </table:table-cell>
          <table:table-cell table:formula="of:=IF([.H47]=&quot;Y&quot;;[.I47];&quot;&quot;)">
            <text:p/>
          </table:table-cell>
          <table:table-cell table:style-name="ce24"/>
          <table:table-cell table:style-name="ce10" table:formula="of:=IF([.E47]=&quot;&quot;;&quot;&quot;;CONCATENATE(IF([.B47]=&quot;Y&quot;;&quot;1&quot;;&quot;0&quot;);[.G47];IF([.J47]=&quot;&quot;;&quot;0&quot;;[.J47])))">
            <text:p/>
          </table:table-cell>
          <table:table-cell table:style-name="ce24"/>
          <table:table-cell table:style-name="ce31" table:formula="of:=IF([.E47]=&quot;&quot;;&quot;&quot;;IF([.B47]=&quot;Y&quot;;&quot;1Eddd&quot;;CONCATENATE(&quot;18&quot;;[.G47];[.J47])))">
            <text:p/>
          </table:table-cell>
          <table:table-cell table:style-name="ce12" table:formula="of:=IF([.E47]=&quot;&quot;;&quot;&quot;;IF([.B47]=&quot;Y&quot;;[.G47];&quot;&quot;))">
            <text:p/>
          </table:table-cell>
          <table:table-cell/>
          <table:table-cell table:style-name="ce10"/>
          <table:table-cell table:style-name="ce31"/>
          <table:table-cell table:style-name="ce12"/>
          <table:table-cell table:number-columns-repeated="1000"/>
        </table:table-row>
        <table:table-row table:style-name="ro4">
          <table:table-cell office:value-type="string">
            <office:annotation draw:style-name="gr7" draw:text-style-name="P1" svg:width="5.965cm" svg:height="1.022cm" svg:x="6.4cm" svg:y="24.453cm" draw:caption-point-x="-0.61cm" draw:caption-point-y="1.522cm">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2"/>
          <table:table-cell office:value-type="float" office:value="2">
            <text:p>2</text:p>
          </table:table-cell>
          <table:table-cell office:value-type="float" office:value="14">
            <text:p>14</text:p>
          </table:table-cell>
          <table:table-cell table:formula="of:=IF([.E48]=&quot;&quot;;&quot;&quot;;DEC2HEX([.E48]*32+[.F48]+IF([.D48]=&quot;Y&quot;;128;0);2))" office:value-type="string" office:string-value="4E">
            <text:p>4E</text:p>
          </table:table-cell>
          <table:table-cell table:number-columns-repeated="2"/>
          <table:table-cell table:style-name="ce11" table:formula="of:=IF(OR([.E48]=&quot;&quot;;[.B48]=&quot;Y&quot;);&quot;&quot;;(DEC2HEX(IF([.C48]=&quot;Y&quot;;8;0)+IF([.H48]=&quot;Y&quot;;[.I48];7);1)))">
            <text:p/>
          </table:table-cell>
          <table:table-cell/>
          <table:table-cell table:formula="of:=IF([.E48]=&quot;&quot;;&quot;&quot;;DEC2HEX(1*(16*256)+HEX2DEC([.G48])*16+IF([.B48]=&quot;Y&quot;;4;0)+IF([.C48]=&quot;Y&quot;;2;0)+IF([.H48]=&quot;Y&quot;;1;0);4))" office:value-type="string" office:string-value="14E4">
            <text:p>14E4</text:p>
          </table:table-cell>
          <table:table-cell table:formula="of:=IF([.H48]=&quot;Y&quot;;[.I48];&quot;&quot;)">
            <text:p/>
          </table:table-cell>
          <table:table-cell table:style-name="ce24"/>
          <table:table-cell table:style-name="ce10" table:formula="of:=IF([.E48]=&quot;&quot;;&quot;&quot;;CONCATENATE(IF([.B48]=&quot;Y&quot;;&quot;1&quot;;&quot;0&quot;);[.G48];IF([.J48]=&quot;&quot;;&quot;0&quot;;[.J48])))" office:value-type="string" office:string-value="14E0">
            <text:p>14E0</text:p>
          </table:table-cell>
          <table:table-cell table:style-name="ce24"/>
          <table:table-cell table:style-name="ce31" table:formula="of:=IF([.E48]=&quot;&quot;;&quot;&quot;;IF([.B48]=&quot;Y&quot;;&quot;1Eddd&quot;;CONCATENATE(&quot;18&quot;;[.G48];[.J48])))" office:value-type="string" office:string-value="1Eddd">
            <text:p>1Eddd</text:p>
          </table:table-cell>
          <table:table-cell table:style-name="ce12" table:formula="of:=IF([.E48]=&quot;&quot;;&quot;&quot;;IF([.B48]=&quot;Y&quot;;[.G48];&quot;&quot;))" office:value-type="string" office:string-value="4E">
            <text:p>4E</text:p>
          </table:table-cell>
          <table:table-cell office:value-type="string">
            <text:p>MTI byte, buffer size (2 bytes), Source Stream ID (1 byte),</text:p>
          </table:table-cell>
          <table:table-cell table:style-name="ce10" office:value-type="string">
            <text:p>14E4</text:p>
          </table:table-cell>
          <table:table-cell table:style-name="ce31" office:value-type="string">
            <text:p>1Eddd</text:p>
          </table:table-cell>
          <table:table-cell table:style-name="ce12" office:value-type="string">
            <text:p>4E</text:p>
          </table:table-cell>
          <table:table-cell table:number-columns-repeated="1000"/>
        </table:table-row>
        <table:table-row table:style-name="ro4">
          <table:table-cell/>
          <table:table-cell table:style-name="ce10"/>
          <table:table-cell table:number-columns-repeated="4"/>
          <table:table-cell table:formula="of:=IF([.E49]=&quot;&quot;;&quot;&quot;;DEC2HEX([.E49]*32+[.F49]+IF([.D49]=&quot;Y&quot;;128;0);2))">
            <text:p/>
          </table:table-cell>
          <table:table-cell table:number-columns-repeated="2"/>
          <table:table-cell table:style-name="ce11" table:formula="of:=IF(OR([.E49]=&quot;&quot;;[.B49]=&quot;Y&quot;);&quot;&quot;;(DEC2HEX(IF([.C49]=&quot;Y&quot;;8;0)+IF([.H49]=&quot;Y&quot;;[.I49];7);1)))">
            <text:p/>
          </table:table-cell>
          <table:table-cell/>
          <table:table-cell table:formula="of:=IF([.E49]=&quot;&quot;;&quot;&quot;;DEC2HEX(1*(16*256)+HEX2DEC([.G49])*16+IF([.B49]=&quot;Y&quot;;4;0)+IF([.C49]=&quot;Y&quot;;2;0)+IF([.H49]=&quot;Y&quot;;1;0);4))">
            <text:p/>
          </table:table-cell>
          <table:table-cell table:formula="of:=IF([.H49]=&quot;Y&quot;;[.I49];&quot;&quot;)">
            <text:p/>
          </table:table-cell>
          <table:table-cell table:style-name="ce24"/>
          <table:table-cell table:style-name="ce10" table:formula="of:=IF([.E49]=&quot;&quot;;&quot;&quot;;CONCATENATE(IF([.B49]=&quot;Y&quot;;&quot;1&quot;;&quot;0&quot;);[.G49];IF([.J49]=&quot;&quot;;&quot;0&quot;;[.J49])))">
            <text:p/>
          </table:table-cell>
          <table:table-cell table:style-name="ce24"/>
          <table:table-cell table:style-name="ce31" table:formula="of:=IF([.E49]=&quot;&quot;;&quot;&quot;;IF([.B49]=&quot;Y&quot;;&quot;1Eddd&quot;;CONCATENATE(&quot;18&quot;;[.G49];[.J49])))">
            <text:p/>
          </table:table-cell>
          <table:table-cell table:style-name="ce12" table:formula="of:=IF([.E49]=&quot;&quot;;&quot;&quot;;IF([.B49]=&quot;Y&quot;;[.G49];&quot;&quot;))">
            <text:p/>
          </table:table-cell>
          <table:table-cell office:value-type="string">
            <text:p><text:s text:c="13"/>reserved byte, flags (tagged=0x80)</text:p>
          </table:table-cell>
          <table:table-cell table:style-name="ce10"/>
          <table:table-cell table:style-name="ce31"/>
          <table:table-cell table:style-name="ce12"/>
          <table:table-cell table:number-columns-repeated="1000"/>
        </table:table-row>
        <table:table-row table:style-name="ro4">
          <table:table-cell office:value-type="string">
            <office:annotation draw:style-name="gr2" draw:text-style-name="P1" svg:width="5.544cm" svg:height="0.991cm" svg:x="6.4cm" svg:y="25.356cm" draw:caption-point-x="-0.61cm" draw:caption-point-y="1.522cm">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2"/>
          <table:table-cell office:value-type="float" office:value="2">
            <text:p>2</text:p>
          </table:table-cell>
          <table:table-cell office:value-type="float" office:value="15">
            <text:p>15</text:p>
          </table:table-cell>
          <table:table-cell table:formula="of:=IF([.E50]=&quot;&quot;;&quot;&quot;;DEC2HEX([.E50]*32+[.F50]+IF([.D50]=&quot;Y&quot;;128;0);2))" office:value-type="string" office:string-value="4F">
            <text:p>4F</text:p>
          </table:table-cell>
          <table:table-cell table:number-columns-repeated="2"/>
          <table:table-cell table:style-name="ce11" table:formula="of:=IF(OR([.E50]=&quot;&quot;;[.B50]=&quot;Y&quot;);&quot;&quot;;(DEC2HEX(IF([.C50]=&quot;Y&quot;;8;0)+IF([.H50]=&quot;Y&quot;;[.I50];7);1)))">
            <text:p/>
          </table:table-cell>
          <table:table-cell/>
          <table:table-cell table:formula="of:=IF([.E50]=&quot;&quot;;&quot;&quot;;DEC2HEX(1*(16*256)+HEX2DEC([.G50])*16+IF([.B50]=&quot;Y&quot;;4;0)+IF([.C50]=&quot;Y&quot;;2;0)+IF([.H50]=&quot;Y&quot;;1;0);4))" office:value-type="string" office:string-value="14F4">
            <text:p>14F4</text:p>
          </table:table-cell>
          <table:table-cell table:formula="of:=IF([.H50]=&quot;Y&quot;;[.I50];&quot;&quot;)">
            <text:p/>
          </table:table-cell>
          <table:table-cell table:style-name="ce24"/>
          <table:table-cell table:style-name="ce10" table:formula="of:=IF([.E50]=&quot;&quot;;&quot;&quot;;CONCATENATE(IF([.B50]=&quot;Y&quot;;&quot;1&quot;;&quot;0&quot;);[.G50];IF([.J50]=&quot;&quot;;&quot;0&quot;;[.J50])))" office:value-type="string" office:string-value="14F0">
            <text:p>14F0</text:p>
          </table:table-cell>
          <table:table-cell table:style-name="ce24"/>
          <table:table-cell table:style-name="ce31" table:formula="of:=IF([.E50]=&quot;&quot;;&quot;&quot;;IF([.B50]=&quot;Y&quot;;&quot;1Eddd&quot;;CONCATENATE(&quot;18&quot;;[.G50];[.J50])))" office:value-type="string" office:string-value="1Eddd">
            <text:p>1Eddd</text:p>
          </table:table-cell>
          <table:table-cell table:style-name="ce12" table:formula="of:=IF([.E50]=&quot;&quot;;&quot;&quot;;IF([.B50]=&quot;Y&quot;;[.G50];&quot;&quot;))" office:value-type="string" office:string-value="4F">
            <text:p>4F</text:p>
          </table:table-cell>
          <table:table-cell office:value-type="string">
            <text:p>MTI byte 0x4B,buffer size (2 bytes), Source Stream ID (1 byte),</text:p>
          </table:table-cell>
          <table:table-cell table:style-name="ce10" office:value-type="string">
            <text:p>14F4</text:p>
          </table:table-cell>
          <table:table-cell table:style-name="ce31" office:value-type="string">
            <text:p>1Eddd</text:p>
          </table:table-cell>
          <table:table-cell table:style-name="ce12" office:value-type="string">
            <text:p>4F</text:p>
          </table:table-cell>
          <table:table-cell table:number-columns-repeated="1000"/>
        </table:table-row>
        <table:table-row table:style-name="ro4">
          <table:table-cell/>
          <table:table-cell table:style-name="ce10"/>
          <table:table-cell table:number-columns-repeated="4"/>
          <table:table-cell table:formula="of:=IF([.E51]=&quot;&quot;;&quot;&quot;;DEC2HEX([.E51]*32+[.F51]+IF([.D51]=&quot;Y&quot;;128;0);2))">
            <text:p/>
          </table:table-cell>
          <table:table-cell table:number-columns-repeated="2"/>
          <table:table-cell table:style-name="ce11" table:formula="of:=IF(OR([.E51]=&quot;&quot;;[.B51]=&quot;Y&quot;);&quot;&quot;;(DEC2HEX(IF([.C51]=&quot;Y&quot;;8;0)+IF([.H51]=&quot;Y&quot;;[.I51];7);1)))">
            <text:p/>
          </table:table-cell>
          <table:table-cell/>
          <table:table-cell table:formula="of:=IF([.E51]=&quot;&quot;;&quot;&quot;;DEC2HEX(1*(16*256)+HEX2DEC([.G51])*16+IF([.B51]=&quot;Y&quot;;4;0)+IF([.C51]=&quot;Y&quot;;2;0)+IF([.H51]=&quot;Y&quot;;1;0);4))">
            <text:p/>
          </table:table-cell>
          <table:table-cell table:formula="of:=IF([.H51]=&quot;Y&quot;;[.I51];&quot;&quot;)">
            <text:p/>
          </table:table-cell>
          <table:table-cell table:style-name="ce24"/>
          <table:table-cell table:style-name="ce10" table:formula="of:=IF([.E51]=&quot;&quot;;&quot;&quot;;CONCATENATE(IF([.B51]=&quot;Y&quot;;&quot;1&quot;;&quot;0&quot;);[.G51];IF([.J51]=&quot;&quot;;&quot;0&quot;;[.J51])))">
            <text:p/>
          </table:table-cell>
          <table:table-cell table:style-name="ce24"/>
          <table:table-cell table:style-name="ce31" table:formula="of:=IF([.E51]=&quot;&quot;;&quot;&quot;;IF([.B51]=&quot;Y&quot;;&quot;1Eddd&quot;;CONCATENATE(&quot;18&quot;;[.G51];[.J51])))">
            <text:p/>
          </table:table-cell>
          <table:table-cell table:style-name="ce12" table:formula="of:=IF([.E51]=&quot;&quot;;&quot;&quot;;IF([.B51]=&quot;Y&quot;;[.G51];&quot;&quot;))">
            <text:p/>
          </table:table-cell>
          <table:table-cell office:value-type="string">
            <text:p><text:s text:c="12"/>Dest Stream ID, flags (tagged=0x80; error info)</text:p>
          </table:table-cell>
          <table:table-cell table:style-name="ce10"/>
          <table:table-cell table:style-name="ce31"/>
          <table:table-cell table:style-name="ce12"/>
          <table:table-cell table:number-columns-repeated="1000"/>
        </table:table-row>
        <table:table-row table:style-name="ro4">
          <table:table-cell/>
          <table:table-cell table:style-name="ce10"/>
          <table:table-cell table:number-columns-repeated="4"/>
          <table:table-cell table:formula="of:=IF([.E52]=&quot;&quot;;&quot;&quot;;DEC2HEX([.E52]*32+[.F52]+IF([.D52]=&quot;Y&quot;;128;0);2))">
            <text:p/>
          </table:table-cell>
          <table:table-cell table:number-columns-repeated="2"/>
          <table:table-cell table:style-name="ce11" table:formula="of:=IF(OR([.E52]=&quot;&quot;;[.B52]=&quot;Y&quot;);&quot;&quot;;(DEC2HEX(IF([.C52]=&quot;Y&quot;;8;0)+IF([.H52]=&quot;Y&quot;;[.I52];7);1)))">
            <text:p/>
          </table:table-cell>
          <table:table-cell/>
          <table:table-cell table:formula="of:=IF([.E52]=&quot;&quot;;&quot;&quot;;DEC2HEX(1*(16*256)+HEX2DEC([.G52])*16+IF([.B52]=&quot;Y&quot;;4;0)+IF([.C52]=&quot;Y&quot;;2;0)+IF([.H52]=&quot;Y&quot;;1;0);4))">
            <text:p/>
          </table:table-cell>
          <table:table-cell table:formula="of:=IF([.H52]=&quot;Y&quot;;[.I52];&quot;&quot;)">
            <text:p/>
          </table:table-cell>
          <table:table-cell table:style-name="ce24"/>
          <table:table-cell table:style-name="ce10" table:formula="of:=IF([.E52]=&quot;&quot;;&quot;&quot;;CONCATENATE(IF([.B52]=&quot;Y&quot;;&quot;1&quot;;&quot;0&quot;);[.G52];IF([.J52]=&quot;&quot;;&quot;0&quot;;[.J52])))">
            <text:p/>
          </table:table-cell>
          <table:table-cell table:style-name="ce24"/>
          <table:table-cell table:style-name="ce31" table:formula="of:=IF([.E52]=&quot;&quot;;&quot;&quot;;IF([.B52]=&quot;Y&quot;;&quot;1Eddd&quot;;CONCATENATE(&quot;18&quot;;[.G52];[.J52])))">
            <text:p/>
          </table:table-cell>
          <table:table-cell table:style-name="ce12" table:formula="of:=IF([.E52]=&quot;&quot;;&quot;&quot;;IF([.B52]=&quot;Y&quot;;[.G52];&quot;&quot;))">
            <text:p/>
          </table:table-cell>
          <table:table-cell/>
          <table:table-cell table:style-name="ce10"/>
          <table:table-cell table:style-name="ce31"/>
          <table:table-cell table:style-name="ce12"/>
          <table:table-cell table:number-columns-repeated="1000"/>
        </table:table-row>
        <table:table-row table:style-name="ro4">
          <table:table-cell office:value-type="string">
            <office:annotation draw:style-name="gr1" draw:text-style-name="P1" svg:width="5.942cm" svg:height="0.596cm" svg:x="6.4cm" svg:y="26.711cm" draw:caption-point-x="-0.61cm" draw:caption-point-y="1.522cm">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2"/>
          <table:table-cell office:value-type="float" office:value="3">
            <text:p>3</text:p>
          </table:table-cell>
          <table:table-cell office:value-type="float" office:value="9">
            <text:p>9</text:p>
          </table:table-cell>
          <table:table-cell table:formula="of:=IF([.E53]=&quot;&quot;;&quot;&quot;;DEC2HEX([.E53]*32+[.F53]+IF([.D53]=&quot;Y&quot;;128;0);2))" office:value-type="string" office:string-value="69">
            <text:p>69</text:p>
          </table:table-cell>
          <table:table-cell table:number-columns-repeated="2"/>
          <table:table-cell table:style-name="ce11" table:formula="of:=IF(OR([.E53]=&quot;&quot;;[.B53]=&quot;Y&quot;);&quot;&quot;;(DEC2HEX(IF([.C53]=&quot;Y&quot;;8;0)+IF([.H53]=&quot;Y&quot;;[.I53];7);1)))">
            <text:p/>
          </table:table-cell>
          <table:table-cell/>
          <table:table-cell table:formula="of:=IF([.E53]=&quot;&quot;;&quot;&quot;;DEC2HEX(1*(16*256)+HEX2DEC([.G53])*16+IF([.B53]=&quot;Y&quot;;4;0)+IF([.C53]=&quot;Y&quot;;2;0)+IF([.H53]=&quot;Y&quot;;1;0);4))" office:value-type="string" office:string-value="1694">
            <text:p>1694</text:p>
          </table:table-cell>
          <table:table-cell table:formula="of:=IF([.H53]=&quot;Y&quot;;[.I53];&quot;&quot;)">
            <text:p/>
          </table:table-cell>
          <table:table-cell table:style-name="ce24"/>
          <table:table-cell table:style-name="ce10" table:formula="of:=IF([.E53]=&quot;&quot;;&quot;&quot;;CONCATENATE(IF([.B53]=&quot;Y&quot;;&quot;1&quot;;&quot;0&quot;);[.G53];IF([.J53]=&quot;&quot;;&quot;0&quot;;[.J53])))" office:value-type="string" office:string-value="1690">
            <text:p>1690</text:p>
          </table:table-cell>
          <table:table-cell table:style-name="ce24"/>
          <table:table-cell table:style-name="ce31" office:value-type="string">
            <text:p>1Fddd</text:p>
          </table:table-cell>
          <table:table-cell table:style-name="ce12"/>
          <table:table-cell office:value-type="string">
            <text:p>(stream IDs inferred on CAN); 8 bytes data</text:p>
          </table:table-cell>
          <table:table-cell table:style-name="ce10" office:value-type="string">
            <text:p>1694</text:p>
          </table:table-cell>
          <table:table-cell table:style-name="ce31" office:value-type="string">
            <text:p>1Fddd</text:p>
          </table:table-cell>
          <table:table-cell table:style-name="ce12"/>
          <table:table-cell table:number-columns-repeated="1000"/>
        </table:table-row>
        <table:table-row table:style-name="ro4">
          <table:table-cell office:value-type="string">
            <office:annotation draw:style-name="gr2" draw:text-style-name="P1" svg:width="4.901cm" svg:height="0.991cm" svg:x="6.4cm" svg:y="27.162cm" draw:caption-point-x="-0.61cm" draw:caption-point-y="1.522cm">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2"/>
          <table:table-cell office:value-type="float" office:value="3">
            <text:p>3</text:p>
          </table:table-cell>
          <table:table-cell office:value-type="float" office:value="10">
            <text:p>10</text:p>
          </table:table-cell>
          <table:table-cell table:formula="of:=IF([.E54]=&quot;&quot;;&quot;&quot;;DEC2HEX([.E54]*32+[.F54]+IF([.D54]=&quot;Y&quot;;128;0);2))" office:value-type="string" office:string-value="6A">
            <text:p>6A</text:p>
          </table:table-cell>
          <table:table-cell table:number-columns-repeated="2"/>
          <table:table-cell table:style-name="ce11" table:formula="of:=IF(OR([.E54]=&quot;&quot;;[.B54]=&quot;Y&quot;);&quot;&quot;;(DEC2HEX(IF([.C54]=&quot;Y&quot;;8;0)+IF([.H54]=&quot;Y&quot;;[.I54];7);1)))">
            <text:p/>
          </table:table-cell>
          <table:table-cell/>
          <table:table-cell table:formula="of:=IF([.E54]=&quot;&quot;;&quot;&quot;;DEC2HEX(1*(16*256)+HEX2DEC([.G54])*16+IF([.B54]=&quot;Y&quot;;4;0)+IF([.C54]=&quot;Y&quot;;2;0)+IF([.H54]=&quot;Y&quot;;1;0);4))" office:value-type="string" office:string-value="16A4">
            <text:p>16A4</text:p>
          </table:table-cell>
          <table:table-cell table:formula="of:=IF([.H54]=&quot;Y&quot;;[.I54];&quot;&quot;)">
            <text:p/>
          </table:table-cell>
          <table:table-cell table:style-name="ce24"/>
          <table:table-cell table:style-name="ce10" table:formula="of:=IF([.E54]=&quot;&quot;;&quot;&quot;;CONCATENATE(IF([.B54]=&quot;Y&quot;;&quot;1&quot;;&quot;0&quot;);[.G54];IF([.J54]=&quot;&quot;;&quot;0&quot;;[.J54])))" office:value-type="string" office:string-value="16A0">
            <text:p>16A0</text:p>
          </table:table-cell>
          <table:table-cell table:style-name="ce24"/>
          <table:table-cell table:style-name="ce31" table:formula="of:=IF([.E54]=&quot;&quot;;&quot;&quot;;IF([.B54]=&quot;Y&quot;;&quot;1Eddd&quot;;CONCATENATE(&quot;18&quot;;[.G54];[.J54])))" office:value-type="string" office:string-value="1Eddd">
            <text:p>1Eddd</text:p>
          </table:table-cell>
          <table:table-cell table:style-name="ce12" table:formula="of:=IF([.E54]=&quot;&quot;;&quot;&quot;;IF([.B54]=&quot;Y&quot;;[.G54];&quot;&quot;))" office:value-type="string" office:string-value="6A">
            <text:p>6A</text:p>
          </table:table-cell>
          <table:table-cell office:value-type="string">
            <text:p>MTI byte, Stream IDs (2 bytes)</text:p>
          </table:table-cell>
          <table:table-cell table:style-name="ce10" office:value-type="string">
            <text:p>16A4</text:p>
          </table:table-cell>
          <table:table-cell table:style-name="ce31" office:value-type="string">
            <text:p>1Eddd</text:p>
          </table:table-cell>
          <table:table-cell table:style-name="ce12" office:value-type="string">
            <text:p>6A</text:p>
          </table:table-cell>
          <table:table-cell table:number-columns-repeated="1000"/>
        </table:table-row>
        <table:table-row table:style-name="ro4">
          <table:table-cell office:value-type="string">
            <office:annotation draw:style-name="gr1" draw:text-style-name="P1" svg:width="3.882cm" svg:height="0.596cm" svg:x="6.4cm" svg:y="27.614cm" draw:caption-point-x="-0.61cm" draw:caption-point-y="1.522cm">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2"/>
          <table:table-cell office:value-type="float" office:value="3">
            <text:p>3</text:p>
          </table:table-cell>
          <table:table-cell office:value-type="float" office:value="11">
            <text:p>11</text:p>
          </table:table-cell>
          <table:table-cell table:formula="of:=IF([.E55]=&quot;&quot;;&quot;&quot;;DEC2HEX([.E55]*32+[.F55]+IF([.D55]=&quot;Y&quot;;128;0);2))" office:value-type="string" office:string-value="6B">
            <text:p>6B</text:p>
          </table:table-cell>
          <table:table-cell table:number-columns-repeated="2"/>
          <table:table-cell table:style-name="ce11" table:formula="of:=IF(OR([.E55]=&quot;&quot;;[.B55]=&quot;Y&quot;);&quot;&quot;;(DEC2HEX(IF([.C55]=&quot;Y&quot;;8;0)+IF([.H55]=&quot;Y&quot;;[.I55];7);1)))">
            <text:p/>
          </table:table-cell>
          <table:table-cell/>
          <table:table-cell table:formula="of:=IF([.E55]=&quot;&quot;;&quot;&quot;;DEC2HEX(1*(16*256)+HEX2DEC([.G55])*16+IF([.B55]=&quot;Y&quot;;4;0)+IF([.C55]=&quot;Y&quot;;2;0)+IF([.H55]=&quot;Y&quot;;1;0);4))" office:value-type="string" office:string-value="16B4">
            <text:p>16B4</text:p>
          </table:table-cell>
          <table:table-cell table:formula="of:=IF([.H55]=&quot;Y&quot;;[.I55];&quot;&quot;)">
            <text:p/>
          </table:table-cell>
          <table:table-cell table:style-name="ce24"/>
          <table:table-cell table:style-name="ce10" table:formula="of:=IF([.E55]=&quot;&quot;;&quot;&quot;;CONCATENATE(IF([.B55]=&quot;Y&quot;;&quot;1&quot;;&quot;0&quot;);[.G55];IF([.J55]=&quot;&quot;;&quot;0&quot;;[.J55])))" office:value-type="string" office:string-value="16B0">
            <text:p>16B0</text:p>
          </table:table-cell>
          <table:table-cell table:style-name="ce24"/>
          <table:table-cell table:style-name="ce31" table:formula="of:=IF([.E55]=&quot;&quot;;&quot;&quot;;IF([.B55]=&quot;Y&quot;;&quot;1Eddd&quot;;CONCATENATE(&quot;18&quot;;[.G55];[.J55])))" office:value-type="string" office:string-value="1Eddd">
            <text:p>1Eddd</text:p>
          </table:table-cell>
          <table:table-cell table:style-name="ce12" table:formula="of:=IF([.E55]=&quot;&quot;;&quot;&quot;;IF([.B55]=&quot;Y&quot;;[.G55];&quot;&quot;))" office:value-type="string" office:string-value="6B">
            <text:p>6B</text:p>
          </table:table-cell>
          <table:table-cell office:value-type="string">
            <text:p>MTI byte, Stream IDs (2 bytes); optional length (4 bytes)</text:p>
          </table:table-cell>
          <table:table-cell table:style-name="ce10" office:value-type="string">
            <text:p>16B4</text:p>
          </table:table-cell>
          <table:table-cell table:style-name="ce31" office:value-type="string">
            <text:p>1Eddd</text:p>
          </table:table-cell>
          <table:table-cell table:style-name="ce12" office:value-type="string">
            <text:p>6B</text:p>
          </table:table-cell>
          <table:table-cell table:number-columns-repeated="1000"/>
        </table:table-row>
        <table:table-row table:style-name="ro4">
          <table:table-cell table:number-columns-repeated="13"/>
          <table:table-cell table:style-name="ce24" table:number-columns-repeated="3"/>
          <table:table-cell table:number-columns-repeated="3"/>
          <table:table-cell table:style-name="ce10"/>
          <table:table-cell table:number-columns-repeated="1002"/>
        </table:table-row>
        <table:table-row table:style-name="ro4">
          <table:table-cell table:number-columns-repeated="4"/>
          <table:table-cell table:style-name="Default"/>
          <table:table-cell table:number-columns-repeated="1017"/>
        </table:table-row>
        <table:table-row table:style-name="ro4">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13"/>
          <table:table-cell table:style-name="Default"/>
          <table:table-cell table:number-columns-repeated="1005"/>
        </table:table-row>
        <table:table-row table:style-name="ro4">
          <table:table-cell/>
          <table:table-cell table:style-name="ce14" office:value-type="string">
            <text:p>prototypes/C/libraries/OlcbCommonCAN/OpenLcbCan.h</text:p>
          </table:table-cell>
          <table:table-cell table:style-name="Default"/>
          <table:table-cell table:number-columns-repeated="13"/>
          <table:table-cell table:style-name="Default"/>
          <table:table-cell table:number-columns-repeated="1005"/>
        </table:table-row>
        <table:table-row table:style-name="ro4">
          <table:table-cell/>
          <table:table-cell table:style-name="ce14" office:value-type="string">
            <text:p>prototypes/C/libraries/OpenLCB/OLCB_CAN_Buffer.cpp</text:p>
          </table:table-cell>
          <table:table-cell table:style-name="Default"/>
          <table:table-cell table:number-columns-repeated="1019"/>
        </table:table-row>
        <table:table-row table:style-name="ro4">
          <table:table-cell/>
          <table:table-cell table:style-name="ce14" office:value-type="string">
            <text:p>prototypes/Arduino/libraries/OpenLCB/OpenLcbCan.h</text:p>
          </table:table-cell>
          <table:table-cell table:style-name="Default"/>
          <table:table-cell table:number-columns-repeated="1019"/>
        </table:table-row>
        <table:table-row table:style-name="ro4">
          <table:table-cell/>
          <table:table-cell table:style-name="ce14" office:value-type="string">
            <text:p>prototypes/CBUS-PIC/canlib/frametypes.c</text:p>
          </table:table-cell>
          <table:table-cell table:style-name="Default"/>
          <table:table-cell table:number-columns-repeated="1019"/>
        </table:table-row>
        <table:table-row table:style-name="ro4">
          <table:table-cell/>
          <table:table-cell table:style-name="ce14" office:value-type="string">
            <text:p>prototypes/ObjectiveC/OpenLcbLib/OlcbMtiDefinitions.h</text:p>
          </table:table-cell>
          <table:table-cell table:style-name="Default"/>
          <table:table-cell table:number-columns-repeated="1019"/>
        </table:table-row>
        <table:table-row table:style-name="ro4">
          <table:table-cell/>
          <table:table-cell table:style-name="ce14" office:value-type="string">
            <text:p>prototypes/ObjectiveC/OpenLcbLib/OlcbTestDefinitions.h</text:p>
          </table:table-cell>
          <table:table-cell table:style-name="Default"/>
          <table:table-cell table:number-columns-repeated="1019"/>
        </table:table-row>
        <table:table-row table:style-name="ro4">
          <table:table-cell/>
          <table:table-cell table:style-name="ce14" office:value-type="string">
            <text:p>prototypes/ObjectiveC/OpenLcbLib/MtiReformat.c</text:p>
          </table:table-cell>
          <table:table-cell table:style-name="Default"/>
          <table:table-cell table:number-columns-repeated="1019"/>
        </table:table-row>
        <table:table-row table:style-name="ro4">
          <table:table-cell/>
          <table:table-cell table:style-name="ce14" office:value-type="string">
            <text:p>prototypes/java/src/org/openlcb/can/MessageBuilder.java</text:p>
          </table:table-cell>
          <table:table-cell table:style-name="Default"/>
          <table:table-cell table:number-columns-repeated="1019"/>
        </table:table-row>
        <table:table-row table:style-name="ro4" table:number-rows-repeated="65461">
          <table:table-cell table:number-columns-repeated="1022"/>
        </table:table-row>
        <table:table-row table:style-name="ro4" table:number-rows-repeated="7">
          <table:table-cell table:style-name="Default" table:number-columns-repeated="11"/>
          <table:table-cell table:style-name="ce12" table:number-columns-repeated="2"/>
          <table:table-cell table:style-name="Default" table:number-columns-repeated="4"/>
          <table:table-cell table:style-name="ce12"/>
          <table:table-cell table:style-name="Default" table:number-columns-repeated="1003"/>
          <table:table-cell/>
        </table:table-row>
        <table:table-row table:style-name="ro4">
          <table:table-cell table:style-name="Default" table:number-columns-repeated="11"/>
          <table:table-cell table:style-name="ce12" table:number-columns-repeated="2"/>
          <table:table-cell table:style-name="Default" table:number-columns-repeated="4"/>
          <table:table-cell table:style-name="ce12"/>
          <table:table-cell table:style-name="Default" table:number-columns-repeated="1003"/>
          <table:table-cell/>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5-21">21/05/2012</text:date> <text:time>09:46:02</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21/05/2012</text:date>, <text:time>09:4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5-21T09:31:59.94</dc:date>
    <dc:creator>Mike </dc:creator>
    <meta:editing-duration>P1DT16H43M15S</meta:editing-duration>
    <meta:editing-cycles>122</meta:editing-cycles>
    <meta:generator>OpenOffice.org/3.3$Win32 OpenOffice.org_project/330m20$Build-9567</meta:generator>
    <meta:printed-by>Mike </meta:printed-by>
    <meta:print-date>2011-08-04T14:03:17.66</meta:print-date>
    <dc:title>OpenLCB MTI Allocations</dc:title>
    <meta:document-statistic meta:table-count="3" meta:cell-count="863" meta:object-count="0"/>
  </office:meta>
</office:document-meta>
</file>